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" svg:stroke-width="0.018cm" svg:stroke-color="#ff3333" draw:marker-start-width="0.175cm" draw:marker-end-width="0.175cm" draw:stroke-linejoin="miter" svg:stroke-linecap="butt" draw:textarea-horizontal-align="center" draw:textarea-vertical-align="middle" fo:padding-top="0.009cm" fo:padding-bottom="0.009cm" fo:padding-left="0.009cm" fo:padding-right="0.009cm"/>
    </style:style>
    <style:style style:name="gr2" style:family="graphic" style:parent-style-name="standard">
      <style:graphic-properties draw:stroke="solid" draw:stroke-dash="Dashed_20__28_var_29__20_4" svg:stroke-width="0.018cm" svg:stroke-color="#ff3333" draw:marker-start-width="0.175cm" draw:marker-end-width="0.175cm" draw:stroke-linejoin="miter" svg:stroke-linecap="butt" draw:fill="none" draw:textarea-horizontal-align="center" draw:textarea-vertical-align="middle" fo:padding-top="0.009cm" fo:padding-bottom="0.009cm" fo:padding-left="0.009cm" fo:padding-right="0.009cm"/>
    </style:style>
    <style:style style:name="gr3" style:family="graphic" style:parent-style-name="standard">
      <style:graphic-properties draw:stroke="solid" draw:stroke-dash="Dashed_20__28_var_29__20_4" svg:stroke-width="0.018cm" svg:stroke-color="#6666ff" draw:marker-start-width="0.175cm" draw:marker-end-width="0.175cm" draw:stroke-linejoin="miter" svg:stroke-linecap="butt" draw:textarea-horizontal-align="center" draw:textarea-vertical-align="middle" fo:padding-top="0.009cm" fo:padding-bottom="0.009cm" fo:padding-left="0.009cm" fo:padding-right="0.009cm"/>
    </style:style>
    <style:style style:name="gr4" style:family="graphic" style:parent-style-name="standard">
      <style:graphic-properties draw:stroke="solid" draw:stroke-dash="Dashed_20__28_var_29__20_4" svg:stroke-width="0.018cm" svg:stroke-color="#6666ff" draw:marker-start-width="0.175cm" draw:marker-end-width="0.175cm" draw:stroke-linejoin="miter" svg:stroke-linecap="butt" draw:fill="none" draw:textarea-horizontal-align="center" draw:textarea-vertical-align="middle" fo:padding-top="0.009cm" fo:padding-bottom="0.009cm" fo:padding-left="0.009cm" fo:padding-right="0.009cm"/>
    </style:style>
    <style:style style:name="gr5" style:family="graphic" style:parent-style-name="standard">
      <style:graphic-properties draw:stroke="solid" draw:stroke-dash="Dashed_20__28_var_29__20_4" svg:stroke-width="0.018cm" svg:stroke-color="#996600" draw:marker-start-width="0.175cm" draw:marker-end-width="0.175cm" draw:stroke-linejoin="miter" svg:stroke-linecap="butt" draw:fill="none" draw:textarea-horizontal-align="center" draw:textarea-vertical-align="middle" fo:padding-top="0.009cm" fo:padding-bottom="0.009cm" fo:padding-left="0.009cm" fo:padding-right="0.009cm"/>
    </style:style>
    <style:style style:name="gr6" style:family="graphic" style:parent-style-name="standard">
      <style:graphic-properties svg:stroke-width="0.018cm" svg:stroke-color="#996600" draw:marker-start-width="0.227cm" draw:marker-end-width="0.227cm" draw:fill="none" draw:textarea-horizontal-align="justify" draw:textarea-vertical-align="middle" draw:auto-grow-height="false" fo:min-height="24.132cm" fo:min-width="23.882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TiM_F" svg:x1="35.986cm" svg:y1="14.231cm" svg:x2="36.061cm" svg:y2="14.306cm">
            <text:p/>
          </draw:line>
          <draw:line draw:style-name="gr1" draw:text-style-name="P1" draw:layer="TiM_F" svg:x1="35.986cm" svg:y1="14.231cm" svg:x2="35.566cm" svg:y2="14.231cm">
            <text:p/>
          </draw:line>
          <draw:line draw:style-name="gr1" draw:text-style-name="P1" draw:layer="TiM_F" svg:x1="35.566cm" svg:y1="14.231cm" svg:x2="35.566cm" svg:y2="14.726cm">
            <text:p/>
          </draw:line>
          <draw:line draw:style-name="gr1" draw:text-style-name="P1" draw:layer="TiM_F" svg:x1="35.566cm" svg:y1="14.726cm" svg:x2="36.061cm" svg:y2="14.726cm">
            <text:p/>
          </draw:line>
          <draw:line draw:style-name="gr1" draw:text-style-name="P1" draw:layer="TiM_F" svg:x1="36.061cm" svg:y1="14.726cm" svg:x2="36.061cm" svg:y2="14.306cm">
            <text:p/>
          </draw:line>
          <draw:path draw:style-name="gr2" draw:text-style-name="P2" draw:layer="TiM_F" svg:width="0.354cm" svg:height="0.354cm" svg:x="35.636cm" svg:y="14.301cm" svg:viewBox="0 0 355 355" svg:d="M355 178c0-33-8-60-24-89-17-29-37-48-65-65-29-17-57-24-89-24-33 0-61 7-89 24-29 16-49 36-65 65-17 28-23 56-23 89 0 32 6 59 23 88 16 28 36 49 65 66 29 16 57 23 89 23 33 0 60-7 89-23 28-17 48-38 65-66 16-29 24-56 24-88z">
            <text:p/>
          </draw:path>
          <draw:line draw:style-name="gr1" draw:text-style-name="P1" draw:layer="TiM_F" svg:x1="36.061cm" svg:y1="14.231cm" svg:x2="35.986cm" svg:y2="14.231cm">
            <text:p/>
          </draw:line>
          <draw:line draw:style-name="gr1" draw:text-style-name="P1" draw:layer="TiM_F" svg:x1="35.608cm" svg:y1="14.231cm" svg:x2="35.566cm" svg:y2="14.231cm">
            <text:p/>
          </draw:line>
          <draw:line draw:style-name="gr1" draw:text-style-name="P1" draw:layer="TiM_F" svg:x1="35.566cm" svg:y1="14.231cm" svg:x2="35.566cm" svg:y2="14.726cm">
            <text:p/>
          </draw:line>
          <draw:line draw:style-name="gr1" draw:text-style-name="P1" draw:layer="TiM_F" svg:x1="36.061cm" svg:y1="14.306cm" svg:x2="36.061cm" svg:y2="14.231cm">
            <text:p/>
          </draw:line>
          <draw:line draw:style-name="gr1" draw:text-style-name="P1" draw:layer="TiM_F" svg:x1="36.061cm" svg:y1="14.306cm" svg:x2="36.061cm" svg:y2="14.231cm">
            <text:p/>
          </draw:line>
          <draw:path draw:style-name="gr2" draw:text-style-name="P2" draw:layer="TiM_F" svg:width="0.281cm" svg:height="0.282cm" svg:x="35.672cm" svg:y="14.337cm" svg:viewBox="0 0 282 283" svg:d="M282 142c0-26-5-49-18-71-13-23-30-39-52-52-23-13-45-19-71-19s-48 6-70 19c-23 13-39 29-52 52-13 22-19 45-19 71s6 47 19 70c13 22 29 39 52 52 22 13 44 19 70 19s48-6 71-19c22-13 39-30 52-52 13-23 18-44 18-70z">
            <text:p/>
          </draw:path>
          <draw:polyline draw:style-name="gr1" draw:text-style-name="P1" draw:layer="TiM_F" svg:width="0cm" svg:height="0.019cm" svg:x="36.018cm" svg:y="14.211cm" svg:viewBox="0 0 0 20" draw:points="0,0 0,0 0,1 0,1 0,2 0,3 0,4 0,6 0,8 0,9 0,11 0,13 0,16 0,18 0,20">
            <text:p/>
          </draw:polyline>
          <draw:polyline draw:style-name="gr1" draw:text-style-name="P1" draw:layer="TiM_F" svg:width="0cm" svg:height="0.019cm" svg:x="35.928cm" svg:y="14.211cm" svg:viewBox="0 0 0 20" draw:points="0,20 0,18 0,16 0,13 0,11 0,9 0,8 0,6 0,4 0,3 0,2 0,1 0,1 0,0 0,0">
            <text:p/>
          </draw:polyline>
          <draw:line draw:style-name="gr1" draw:text-style-name="P1" draw:layer="TiM_F" svg:x1="35.928cm" svg:y1="14.211cm" svg:x2="36.018cm" svg:y2="14.211cm">
            <text:p/>
          </draw:line>
          <draw:line draw:style-name="gr1" draw:text-style-name="P1" draw:layer="TiM_F" svg:x1="18.289cm" svg:y1="7.621cm" svg:x2="18.289cm" svg:y2="9.145cm">
            <text:p/>
          </draw:line>
          <draw:line draw:style-name="gr1" draw:text-style-name="P1" draw:layer="TiM_F" svg:x1="18.289cm" svg:y1="6.097cm" svg:x2="18.289cm" svg:y2="7.621cm">
            <text:p/>
          </draw:line>
          <draw:line draw:style-name="gr1" draw:text-style-name="P1" draw:layer="TiM_F" svg:x1="18.289cm" svg:y1="9.145cm" svg:x2="18.289cm" svg:y2="10.669cm">
            <text:p/>
          </draw:line>
          <draw:line draw:style-name="gr1" draw:text-style-name="P1" draw:layer="TiM_F" svg:x1="18.289cm" svg:y1="4.573cm" svg:x2="18.289cm" svg:y2="6.097cm">
            <text:p/>
          </draw:line>
          <draw:line draw:style-name="gr1" draw:text-style-name="P1" draw:layer="TiM_F" svg:x1="18.289cm" svg:y1="10.669cm" svg:x2="18.289cm" svg:y2="12.193cm">
            <text:p/>
          </draw:line>
          <draw:line draw:style-name="gr1" draw:text-style-name="P1" draw:layer="TiM_F" svg:x1="18.289cm" svg:y1="3.049cm" svg:x2="18.289cm" svg:y2="4.573cm">
            <text:p/>
          </draw:line>
          <draw:line draw:style-name="gr1" draw:text-style-name="P1" draw:layer="TiM_F" svg:x1="18.289cm" svg:y1="12.193cm" svg:x2="18.289cm" svg:y2="13.717cm">
            <text:p/>
          </draw:line>
          <draw:line draw:style-name="gr1" draw:text-style-name="P1" draw:layer="TiM_F" svg:x1="42.671cm" svg:y1="3.049cm" svg:x2="18.289cm" svg:y2="3.049cm">
            <text:p/>
          </draw:line>
          <draw:line draw:style-name="gr1" draw:text-style-name="P1" draw:layer="TiM_F" svg:x1="18.289cm" svg:y1="13.717cm" svg:x2="18.289cm" svg:y2="15.241cm">
            <text:p/>
          </draw:line>
          <draw:line draw:style-name="gr1" draw:text-style-name="P1" draw:layer="TiM_F" svg:x1="42.671cm" svg:y1="4.573cm" svg:x2="42.671cm" svg:y2="3.049cm">
            <text:p/>
          </draw:line>
          <draw:line draw:style-name="gr1" draw:text-style-name="P1" draw:layer="TiM_F" svg:x1="42.671cm" svg:y1="15.241cm" svg:x2="18.289cm" svg:y2="15.241cm">
            <text:p/>
          </draw:line>
          <draw:line draw:style-name="gr1" draw:text-style-name="P1" draw:layer="TiM_F" svg:x1="42.671cm" svg:y1="6.097cm" svg:x2="42.671cm" svg:y2="4.573cm">
            <text:p/>
          </draw:line>
          <draw:line draw:style-name="gr1" draw:text-style-name="P1" draw:layer="TiM_F" svg:x1="42.671cm" svg:y1="15.241cm" svg:x2="42.671cm" svg:y2="13.717cm">
            <text:p/>
          </draw:line>
          <draw:line draw:style-name="gr1" draw:text-style-name="P1" draw:layer="TiM_F" svg:x1="42.671cm" svg:y1="7.621cm" svg:x2="42.671cm" svg:y2="6.097cm">
            <text:p/>
          </draw:line>
          <draw:line draw:style-name="gr1" draw:text-style-name="P1" draw:layer="TiM_F" svg:x1="42.671cm" svg:y1="13.717cm" svg:x2="42.671cm" svg:y2="12.193cm">
            <text:p/>
          </draw:line>
          <draw:line draw:style-name="gr1" draw:text-style-name="P1" draw:layer="TiM_F" svg:x1="42.671cm" svg:y1="9.145cm" svg:x2="42.671cm" svg:y2="7.621cm">
            <text:p/>
          </draw:line>
          <draw:line draw:style-name="gr1" draw:text-style-name="P1" draw:layer="TiM_F" svg:x1="42.671cm" svg:y1="12.193cm" svg:x2="42.671cm" svg:y2="10.669cm">
            <text:p/>
          </draw:line>
          <draw:line draw:style-name="gr1" draw:text-style-name="P1" draw:layer="TiM_F" svg:x1="42.671cm" svg:y1="10.669cm" svg:x2="42.671cm" svg:y2="9.145cm">
            <text:p/>
          </draw:line>
          <draw:line draw:style-name="gr1" draw:text-style-name="P1" draw:layer="TiM_F" svg:x1="28.145cm" svg:y1="4.078cm" svg:x2="28.245cm" svg:y2="4.078cm">
            <text:p/>
          </draw:line>
          <draw:line draw:style-name="gr1" draw:text-style-name="P1" draw:layer="TiM_F" svg:x1="28.4cm" svg:y1="4.078cm" svg:x2="28.31cm" svg:y2="4.078cm">
            <text:p/>
          </draw:line>
          <draw:line draw:style-name="gr1" draw:text-style-name="P1" draw:layer="TiM_F" svg:x1="27.99cm" svg:y1="4.078cm" svg:x2="28.08cm" svg:y2="4.078cm">
            <text:p/>
          </draw:line>
          <draw:line draw:style-name="gr1" draw:text-style-name="P1" draw:layer="TiM_F" svg:x1="27.947cm" svg:y1="3.563cm" svg:x2="27.947cm" svg:y2="4.058cm">
            <text:p/>
          </draw:line>
          <draw:path draw:style-name="gr2" draw:text-style-name="P2" draw:layer="TiM_F" svg:width="0.304cm" svg:height="0.303cm" svg:x="27.28cm" svg:y="3.659cm" svg:viewBox="0 0 305 304" svg:d="M305 152c0-28-6-52-20-76-14-25-32-42-56-56s-48-20-76-20-53 6-77 20c-25 14-41 31-55 56-14 24-21 48-21 76s7 52 21 76 30 42 55 56c24 14 49 20 77 20s52-6 76-20 42-32 56-56 20-48 20-76z">
            <text:p/>
          </draw:path>
          <draw:line draw:style-name="gr1" draw:text-style-name="P1" draw:layer="TiM_F" svg:x1="26.621cm" svg:y1="4.078cm" svg:x2="26.721cm" svg:y2="4.078cm">
            <text:p/>
          </draw:line>
          <draw:line draw:style-name="gr1" draw:text-style-name="P1" draw:layer="TiM_F" svg:x1="26.876cm" svg:y1="4.078cm" svg:x2="26.786cm" svg:y2="4.078cm">
            <text:p/>
          </draw:line>
          <draw:line draw:style-name="gr1" draw:text-style-name="P1" draw:layer="TiM_F" svg:x1="26.466cm" svg:y1="4.078cm" svg:x2="26.556cm" svg:y2="4.078cm">
            <text:p/>
          </draw:line>
          <draw:line draw:style-name="gr1" draw:text-style-name="P1" draw:layer="TiM_F" svg:x1="26.423cm" svg:y1="3.563cm" svg:x2="26.423cm" svg:y2="4.058cm">
            <text:p/>
          </draw:line>
          <draw:line draw:style-name="gr1" draw:text-style-name="P1" draw:layer="TiM_F" svg:x1="26.466cm" svg:y1="10.174cm" svg:x2="26.556cm" svg:y2="10.174cm">
            <text:p/>
          </draw:line>
          <draw:line draw:style-name="gr1" draw:text-style-name="P1" draw:layer="TiM_F" svg:x1="26.918cm" svg:y1="9.734cm" svg:x2="26.918cm" svg:y2="9.659cm">
            <text:p/>
          </draw:line>
          <draw:line draw:style-name="gr1" draw:text-style-name="P1" draw:layer="TiM_F" svg:x1="26.423cm" svg:y1="9.659cm" svg:x2="26.423cm" svg:y2="10.154cm">
            <text:p/>
          </draw:line>
          <draw:line draw:style-name="gr1" draw:text-style-name="P1" draw:layer="TiM_F" svg:x1="26.876cm" svg:y1="9.639cm" svg:x2="26.786cm" svg:y2="9.639cm">
            <text:p/>
          </draw:line>
          <draw:line draw:style-name="gr1" draw:text-style-name="P1" draw:layer="TiM_F" svg:x1="26.466cm" svg:y1="9.659cm" svg:x2="26.423cm" svg:y2="9.659cm">
            <text:p/>
          </draw:line>
          <draw:line draw:style-name="gr1" draw:text-style-name="P1" draw:layer="TiM_F" svg:x1="26.466cm" svg:y1="9.639cm" svg:x2="26.556cm" svg:y2="9.639cm">
            <text:p/>
          </draw:line>
          <draw:line draw:style-name="gr1" draw:text-style-name="P1" draw:layer="TiM_F" svg:x1="26.621cm" svg:y1="9.639cm" svg:x2="26.721cm" svg:y2="9.639cm">
            <text:p/>
          </draw:line>
          <draw:path draw:style-name="gr2" draw:text-style-name="P2" draw:layer="TiM_F" svg:width="0.304cm" svg:height="0.304cm" svg:x="27.28cm" svg:y="9.754cm" svg:viewBox="0 0 305 305" svg:d="M305 153c0-28-6-52-20-76-14-25-32-42-56-56s-48-21-76-21-53 7-77 21c-25 14-41 31-55 56-14 24-21 48-21 76s7 52 21 76 30 42 55 56c24 14 49 20 77 20s52-6 76-20 42-32 56-56 20-48 20-76z">
            <text:p/>
          </draw:path>
          <draw:path draw:style-name="gr2" draw:text-style-name="P2" draw:layer="TiM_F" svg:width="0.304cm" svg:height="0.304cm" svg:x="27.28cm" svg:y="8.23cm" svg:viewBox="0 0 305 305" svg:d="M305 153c0-28-6-52-20-76-14-25-32-42-56-56s-48-21-76-21-53 7-77 21c-25 14-41 31-55 56-14 24-21 48-21 76s7 52 21 76 30 42 55 56c24 14 49 20 77 20s52-6 76-20 42-32 56-56 20-48 20-76z">
            <text:p/>
          </draw:path>
          <draw:line draw:style-name="gr1" draw:text-style-name="P1" draw:layer="TiM_F" svg:x1="26.721cm" svg:y1="8.63cm" svg:x2="26.786cm" svg:y2="8.63cm">
            <text:p/>
          </draw:line>
          <draw:line draw:style-name="gr1" draw:text-style-name="P1" draw:layer="TiM_F" svg:x1="26.621cm" svg:y1="8.65cm" svg:x2="26.721cm" svg:y2="8.65cm">
            <text:p/>
          </draw:line>
          <draw:line draw:style-name="gr1" draw:text-style-name="P1" draw:layer="TiM_F" svg:x1="26.876cm" svg:y1="8.65cm" svg:x2="26.786cm" svg:y2="8.65cm">
            <text:p/>
          </draw:line>
          <draw:line draw:style-name="gr1" draw:text-style-name="P1" draw:layer="TiM_F" svg:x1="26.556cm" svg:y1="8.63cm" svg:x2="26.621cm" svg:y2="8.63cm">
            <text:p/>
          </draw:line>
          <draw:line draw:style-name="gr1" draw:text-style-name="P1" draw:layer="TiM_F" svg:x1="26.876cm" svg:y1="8.63cm" svg:x2="26.918cm" svg:y2="8.63cm">
            <text:p/>
          </draw:line>
          <draw:line draw:style-name="gr1" draw:text-style-name="P1" draw:layer="TiM_F" svg:x1="26.466cm" svg:y1="8.65cm" svg:x2="26.556cm" svg:y2="8.65cm">
            <text:p/>
          </draw:line>
          <draw:line draw:style-name="gr1" draw:text-style-name="P1" draw:layer="TiM_F" svg:x1="26.918cm" svg:y1="8.21cm" svg:x2="26.918cm" svg:y2="8.135cm">
            <text:p/>
          </draw:line>
          <draw:line draw:style-name="gr1" draw:text-style-name="P1" draw:layer="TiM_F" svg:x1="26.423cm" svg:y1="8.63cm" svg:x2="26.466cm" svg:y2="8.63cm">
            <text:p/>
          </draw:line>
          <draw:line draw:style-name="gr1" draw:text-style-name="P1" draw:layer="TiM_F" svg:x1="26.423cm" svg:y1="8.135cm" svg:x2="26.423cm" svg:y2="8.63cm">
            <text:p/>
          </draw:line>
          <draw:line draw:style-name="gr1" draw:text-style-name="P1" draw:layer="TiM_F" svg:x1="26.876cm" svg:y1="8.115cm" svg:x2="26.786cm" svg:y2="8.115cm">
            <text:p/>
          </draw:line>
          <draw:line draw:style-name="gr1" draw:text-style-name="P1" draw:layer="TiM_F" svg:x1="26.466cm" svg:y1="8.115cm" svg:x2="26.556cm" svg:y2="8.115cm">
            <text:p/>
          </draw:line>
          <draw:line draw:style-name="gr1" draw:text-style-name="P1" draw:layer="TiM_F" svg:x1="27.99cm" svg:y1="10.174cm" svg:x2="28.08cm" svg:y2="10.174cm">
            <text:p/>
          </draw:line>
          <draw:line draw:style-name="gr1" draw:text-style-name="P1" draw:layer="TiM_F" svg:x1="27.947cm" svg:y1="9.659cm" svg:x2="27.947cm" svg:y2="10.154cm">
            <text:p/>
          </draw:line>
          <draw:line draw:style-name="gr1" draw:text-style-name="P1" draw:layer="TiM_F" svg:x1="28.4cm" svg:y1="9.639cm" svg:x2="28.31cm" svg:y2="9.639cm">
            <text:p/>
          </draw:line>
          <draw:line draw:style-name="gr1" draw:text-style-name="P1" draw:layer="TiM_F" svg:x1="27.99cm" svg:y1="9.659cm" svg:x2="27.947cm" svg:y2="9.659cm">
            <text:p/>
          </draw:line>
          <draw:line draw:style-name="gr1" draw:text-style-name="P1" draw:layer="TiM_F" svg:x1="27.99cm" svg:y1="9.639cm" svg:x2="28.08cm" svg:y2="9.639cm">
            <text:p/>
          </draw:line>
          <draw:line draw:style-name="gr1" draw:text-style-name="P1" draw:layer="TiM_F" svg:x1="28.145cm" svg:y1="9.639cm" svg:x2="28.245cm" svg:y2="9.639cm">
            <text:p/>
          </draw:line>
          <draw:line draw:style-name="gr1" draw:text-style-name="P1" draw:layer="TiM_F" svg:x1="28.245cm" svg:y1="8.63cm" svg:x2="28.31cm" svg:y2="8.63cm">
            <text:p/>
          </draw:line>
          <draw:line draw:style-name="gr1" draw:text-style-name="P1" draw:layer="TiM_F" svg:x1="28.145cm" svg:y1="8.65cm" svg:x2="28.245cm" svg:y2="8.65cm">
            <text:p/>
          </draw:line>
          <draw:line draw:style-name="gr1" draw:text-style-name="P1" draw:layer="TiM_F" svg:x1="28.4cm" svg:y1="8.65cm" svg:x2="28.31cm" svg:y2="8.65cm">
            <text:p/>
          </draw:line>
          <draw:line draw:style-name="gr1" draw:text-style-name="P1" draw:layer="TiM_F" svg:x1="28.08cm" svg:y1="8.63cm" svg:x2="28.145cm" svg:y2="8.63cm">
            <text:p/>
          </draw:line>
          <draw:line draw:style-name="gr1" draw:text-style-name="P1" draw:layer="TiM_F" svg:x1="27.99cm" svg:y1="8.65cm" svg:x2="28.08cm" svg:y2="8.65cm">
            <text:p/>
          </draw:line>
          <draw:line draw:style-name="gr1" draw:text-style-name="P1" draw:layer="TiM_F" svg:x1="27.947cm" svg:y1="8.63cm" svg:x2="27.99cm" svg:y2="8.63cm">
            <text:p/>
          </draw:line>
          <draw:line draw:style-name="gr1" draw:text-style-name="P1" draw:layer="TiM_F" svg:x1="27.947cm" svg:y1="8.135cm" svg:x2="27.947cm" svg:y2="8.63cm">
            <text:p/>
          </draw:line>
          <draw:line draw:style-name="gr1" draw:text-style-name="P1" draw:layer="TiM_F" svg:x1="28.4cm" svg:y1="8.115cm" svg:x2="28.31cm" svg:y2="8.115cm">
            <text:p/>
          </draw:line>
          <draw:line draw:style-name="gr1" draw:text-style-name="P1" draw:layer="TiM_F" svg:x1="27.99cm" svg:y1="8.115cm" svg:x2="28.08cm" svg:y2="8.115cm">
            <text:p/>
          </draw:line>
          <draw:line draw:style-name="gr1" draw:text-style-name="P1" draw:layer="TiM_F" svg:x1="28.145cm" svg:y1="8.115cm" svg:x2="28.245cm" svg:y2="8.115cm">
            <text:p/>
          </draw:line>
          <draw:path draw:style-name="gr2" draw:text-style-name="P2" draw:layer="TiM_F" svg:width="0.08cm" svg:height="0.081cm" svg:x="30.566cm" svg:y="4.024cm" svg:viewBox="0 0 81 82" svg:d="M81 41c0-8-2-13-5-20-4-7-9-11-15-15-7-4-14-6-21-6-8 0-13 2-20 6s-11 8-15 15-5 12-5 20c0 7 1 13 5 20 4 6 8 11 15 15s13 6 20 6c8 0 14-2 21-6s11-9 15-15c3-7 5-13 5-20z">
            <text:p/>
          </draw:path>
          <draw:path draw:style-name="gr2" draw:text-style-name="P2" draw:layer="TiM_F" svg:width="0.08cm" svg:height="0.081cm" svg:x="30.313cm" svg:y="4.024cm" svg:viewBox="0 0 81 82" svg:d="M81 41c0-8-2-13-5-20-4-7-9-11-15-15-7-4-13-6-20-6-8 0-14 2-21 6s-11 8-15 15-5 12-5 20c0 7 1 13 5 20 4 6 8 11 15 15s13 6 21 6c7 0 13-2 20-6s11-9 15-15c3-7 5-13 5-20z">
            <text:p/>
          </draw:path>
          <draw:line draw:style-name="gr1" draw:text-style-name="P1" draw:layer="TiM_F" svg:x1="29.669cm" svg:y1="4.078cm" svg:x2="29.769cm" svg:y2="4.078cm">
            <text:p/>
          </draw:line>
          <draw:line draw:style-name="gr1" draw:text-style-name="P1" draw:layer="TiM_F" svg:x1="29.924cm" svg:y1="4.078cm" svg:x2="29.834cm" svg:y2="4.078cm">
            <text:p/>
          </draw:line>
          <draw:line draw:style-name="gr1" draw:text-style-name="P1" draw:layer="TiM_F" svg:x1="29.514cm" svg:y1="4.078cm" svg:x2="29.604cm" svg:y2="4.078cm">
            <text:p/>
          </draw:line>
          <draw:line draw:style-name="gr1" draw:text-style-name="P1" draw:layer="TiM_F" svg:x1="29.471cm" svg:y1="3.563cm" svg:x2="29.471cm" svg:y2="4.058cm">
            <text:p/>
          </draw:line>
          <draw:path draw:style-name="gr2" draw:text-style-name="P2" draw:layer="TiM_F" svg:width="0.1cm" svg:height="0.101cm" svg:x="28.525cm" svg:y="4.014cm" svg:viewBox="0 0 101 102" svg:d="M101 51c0-9-2-16-6-25-5-9-11-14-19-19s-16-7-25-7c-10 0-18 2-26 7s-13 10-18 19-7 16-7 25 2 17 7 25 10 14 18 19 16 7 26 7c9 0 17-2 25-7s14-11 19-19 6-16 6-25z">
            <text:p/>
          </draw:path>
          <draw:path draw:style-name="gr2" draw:text-style-name="P2" draw:layer="TiM_F" svg:width="0.1cm" svg:height="0.101cm" svg:x="28.779cm" svg:y="4.014cm" svg:viewBox="0 0 101 102" svg:d="M101 51c0-9-2-16-6-25-5-9-11-14-19-19s-16-7-25-7c-10 0-18 2-26 7s-13 10-18 19-7 16-7 25 2 17 7 25 10 14 18 19 16 7 26 7c9 0 17-2 25-7s14-11 19-19 6-16 6-25z">
            <text:p/>
          </draw:path>
          <draw:path draw:style-name="gr2" draw:text-style-name="P2" draw:layer="TiM_F" svg:width="0.1cm" svg:height="0.101cm" svg:x="29.033cm" svg:y="4.014cm" svg:viewBox="0 0 101 102" svg:d="M101 51c0-9-2-16-6-25-5-9-11-14-19-19s-16-7-25-7c-10 0-18 2-26 7s-13 10-18 19-7 16-7 25 2 17 7 25 10 14 18 19 16 7 26 7c9 0 17-2 25-7s14-11 19-19 6-16 6-25z">
            <text:p/>
          </draw:path>
          <draw:path draw:style-name="gr2" draw:text-style-name="P2" draw:layer="TiM_F" svg:width="0.1cm" svg:height="0.101cm" svg:x="29.287cm" svg:y="4.014cm" svg:viewBox="0 0 101 102" svg:d="M101 51c0-9-2-16-6-25-5-9-11-14-19-19s-16-7-25-7c-10 0-18 2-26 7s-13 10-18 19-7 16-7 25 2 17 7 25 10 14 18 19 16 7 26 7c9 0 17-2 25-7s14-11 19-19 6-16 6-25z">
            <text:p/>
          </draw:path>
          <draw:line draw:style-name="gr1" draw:text-style-name="P1" draw:layer="TiM_F" svg:x1="32.715cm" svg:y1="4.078cm" svg:x2="32.815cm" svg:y2="4.078cm">
            <text:p/>
          </draw:line>
          <draw:line draw:style-name="gr1" draw:text-style-name="P1" draw:layer="TiM_F" svg:x1="32.97cm" svg:y1="4.078cm" svg:x2="32.88cm" svg:y2="4.078cm">
            <text:p/>
          </draw:line>
          <draw:line draw:style-name="gr1" draw:text-style-name="P1" draw:layer="TiM_F" svg:x1="32.56cm" svg:y1="4.078cm" svg:x2="32.65cm" svg:y2="4.078cm">
            <text:p/>
          </draw:line>
          <draw:line draw:style-name="gr1" draw:text-style-name="P1" draw:layer="TiM_F" svg:x1="32.518cm" svg:y1="3.563cm" svg:x2="32.518cm" svg:y2="4.058cm">
            <text:p/>
          </draw:line>
          <draw:line draw:style-name="gr1" draw:text-style-name="P1" draw:layer="TiM_F" svg:x1="32.56cm" svg:y1="10.174cm" svg:x2="32.65cm" svg:y2="10.174cm">
            <text:p/>
          </draw:line>
          <draw:line draw:style-name="gr1" draw:text-style-name="P1" draw:layer="TiM_F" svg:x1="32.518cm" svg:y1="9.659cm" svg:x2="32.518cm" svg:y2="10.154cm">
            <text:p/>
          </draw:line>
          <draw:line draw:style-name="gr1" draw:text-style-name="P1" draw:layer="TiM_F" svg:x1="32.97cm" svg:y1="9.639cm" svg:x2="32.88cm" svg:y2="9.639cm">
            <text:p/>
          </draw:line>
          <draw:line draw:style-name="gr1" draw:text-style-name="P1" draw:layer="TiM_F" svg:x1="32.56cm" svg:y1="9.639cm" svg:x2="32.65cm" svg:y2="9.639cm">
            <text:p/>
          </draw:line>
          <draw:line draw:style-name="gr1" draw:text-style-name="P1" draw:layer="TiM_F" svg:x1="32.715cm" svg:y1="9.639cm" svg:x2="32.815cm" svg:y2="9.639cm">
            <text:p/>
          </draw:line>
          <draw:line draw:style-name="gr1" draw:text-style-name="P1" draw:layer="TiM_F" svg:x1="31.191cm" svg:y1="4.078cm" svg:x2="31.291cm" svg:y2="4.078cm">
            <text:p/>
          </draw:line>
          <draw:line draw:style-name="gr1" draw:text-style-name="P1" draw:layer="TiM_F" svg:x1="31.446cm" svg:y1="4.078cm" svg:x2="31.356cm" svg:y2="4.078cm">
            <text:p/>
          </draw:line>
          <draw:line draw:style-name="gr1" draw:text-style-name="P1" draw:layer="TiM_F" svg:x1="31.036cm" svg:y1="4.078cm" svg:x2="31.126cm" svg:y2="4.078cm">
            <text:p/>
          </draw:line>
          <draw:line draw:style-name="gr1" draw:text-style-name="P1" draw:layer="TiM_F" svg:x1="30.994cm" svg:y1="3.563cm" svg:x2="30.994cm" svg:y2="4.058cm">
            <text:p/>
          </draw:line>
          <draw:line draw:style-name="gr1" draw:text-style-name="P1" draw:layer="TiM_F" svg:x1="32.715cm" svg:y1="14.746cm" svg:x2="32.815cm" svg:y2="14.746cm">
            <text:p/>
          </draw:line>
          <draw:line draw:style-name="gr1" draw:text-style-name="P1" draw:layer="TiM_F" svg:x1="32.97cm" svg:y1="14.746cm" svg:x2="32.88cm" svg:y2="14.746cm">
            <text:p/>
          </draw:line>
          <draw:line draw:style-name="gr1" draw:text-style-name="P1" draw:layer="TiM_F" svg:x1="32.56cm" svg:y1="14.746cm" svg:x2="32.65cm" svg:y2="14.746cm">
            <text:p/>
          </draw:line>
          <draw:line draw:style-name="gr1" draw:text-style-name="P1" draw:layer="TiM_F" svg:x1="32.518cm" svg:y1="14.231cm" svg:x2="32.518cm" svg:y2="14.726cm">
            <text:p/>
          </draw:line>
          <draw:line draw:style-name="gr1" draw:text-style-name="P1" draw:layer="TiM_F" svg:x1="32.97cm" svg:y1="14.211cm" svg:x2="32.88cm" svg:y2="14.211cm">
            <text:p/>
          </draw:line>
          <draw:line draw:style-name="gr1" draw:text-style-name="P1" draw:layer="TiM_F" svg:x1="32.56cm" svg:y1="14.211cm" svg:x2="32.65cm" svg:y2="14.211cm">
            <text:p/>
          </draw:line>
          <draw:line draw:style-name="gr1" draw:text-style-name="P1" draw:layer="TiM_F" svg:x1="32.715cm" svg:y1="14.211cm" svg:x2="32.815cm" svg:y2="14.211cm">
            <text:p/>
          </draw:line>
          <draw:path draw:style-name="gr2" draw:text-style-name="P2" draw:layer="TiM_F" svg:width="0.08cm" svg:height="0.08cm" svg:x="30.313cm" svg:y="14.184cm" svg:viewBox="0 0 81 81" svg:d="M81 41c0-8-1-14-5-21s-8-11-15-15-13-5-20-5c-8 0-14 1-21 5s-11 8-15 15-5 13-5 21c0 7 1 13 5 20s8 11 15 15 13 5 21 5c7 0 13-1 20-5s11-8 15-15 5-13 5-20z">
            <text:p/>
          </draw:path>
          <draw:path draw:style-name="gr2" draw:text-style-name="P2" draw:layer="TiM_F" svg:width="0.08cm" svg:height="0.08cm" svg:x="30.566cm" svg:y="14.184cm" svg:viewBox="0 0 81 81" svg:d="M81 41c0-8-1-14-5-21s-8-11-15-15-14-5-21-5c-8 0-13 1-20 5s-11 8-15 15-5 13-5 21c0 7 1 13 5 20s8 11 15 15 13 5 20 5c8 0 14-1 21-5s11-8 15-15 5-13 5-20z">
            <text:p/>
          </draw:path>
          <draw:line draw:style-name="gr1" draw:text-style-name="P1" draw:layer="TiM_F" svg:x1="31.191cm" svg:y1="14.746cm" svg:x2="31.291cm" svg:y2="14.746cm">
            <text:p/>
          </draw:line>
          <draw:line draw:style-name="gr1" draw:text-style-name="P1" draw:layer="TiM_F" svg:x1="31.446cm" svg:y1="14.746cm" svg:x2="31.356cm" svg:y2="14.746cm">
            <text:p/>
          </draw:line>
          <draw:line draw:style-name="gr1" draw:text-style-name="P1" draw:layer="TiM_F" svg:x1="31.036cm" svg:y1="14.746cm" svg:x2="31.126cm" svg:y2="14.746cm">
            <text:p/>
          </draw:line>
          <draw:line draw:style-name="gr1" draw:text-style-name="P1" draw:layer="TiM_F" svg:x1="31.446cm" svg:y1="14.211cm" svg:x2="31.356cm" svg:y2="14.211cm">
            <text:p/>
          </draw:line>
          <draw:line draw:style-name="gr1" draw:text-style-name="P1" draw:layer="TiM_F" svg:x1="31.036cm" svg:y1="14.231cm" svg:x2="30.994cm" svg:y2="14.231cm">
            <text:p/>
          </draw:line>
          <draw:line draw:style-name="gr1" draw:text-style-name="P1" draw:layer="TiM_F" svg:x1="31.036cm" svg:y1="14.211cm" svg:x2="31.126cm" svg:y2="14.211cm">
            <text:p/>
          </draw:line>
          <draw:line draw:style-name="gr1" draw:text-style-name="P1" draw:layer="TiM_F" svg:x1="31.191cm" svg:y1="14.211cm" svg:x2="31.291cm" svg:y2="14.211cm">
            <text:p/>
          </draw:line>
          <draw:path draw:style-name="gr2" draw:text-style-name="P2" draw:layer="TiM_F" svg:width="0.304cm" svg:height="0.304cm" svg:x="27.28cm" svg:y="14.326cm" svg:viewBox="0 0 305 305" svg:d="M305 153c0-28-6-53-20-77-14-25-32-41-56-55s-48-21-76-21-53 7-77 21c-25 14-41 30-55 55-14 24-21 49-21 77s7 51 21 76c14 24 30 42 55 56 24 14 49 20 77 20s52-6 76-20 42-32 56-56c14-25 20-48 20-76z">
            <text:p/>
          </draw:path>
          <draw:line draw:style-name="gr1" draw:text-style-name="P1" draw:layer="TiM_F" svg:x1="28.145cm" svg:y1="14.746cm" svg:x2="28.245cm" svg:y2="14.746cm">
            <text:p/>
          </draw:line>
          <draw:line draw:style-name="gr1" draw:text-style-name="P1" draw:layer="TiM_F" svg:x1="28.4cm" svg:y1="14.746cm" svg:x2="28.31cm" svg:y2="14.746cm">
            <text:p/>
          </draw:line>
          <draw:line draw:style-name="gr1" draw:text-style-name="P1" draw:layer="TiM_F" svg:x1="27.99cm" svg:y1="14.746cm" svg:x2="28.08cm" svg:y2="14.746cm">
            <text:p/>
          </draw:line>
          <draw:line draw:style-name="gr1" draw:text-style-name="P1" draw:layer="TiM_F" svg:x1="27.947cm" svg:y1="14.231cm" svg:x2="27.947cm" svg:y2="14.726cm">
            <text:p/>
          </draw:line>
          <draw:line draw:style-name="gr1" draw:text-style-name="P1" draw:layer="TiM_F" svg:x1="28.4cm" svg:y1="14.211cm" svg:x2="28.31cm" svg:y2="14.211cm">
            <text:p/>
          </draw:line>
          <draw:line draw:style-name="gr1" draw:text-style-name="P1" draw:layer="TiM_F" svg:x1="27.99cm" svg:y1="14.231cm" svg:x2="27.947cm" svg:y2="14.231cm">
            <text:p/>
          </draw:line>
          <draw:line draw:style-name="gr1" draw:text-style-name="P1" draw:layer="TiM_F" svg:x1="27.99cm" svg:y1="14.211cm" svg:x2="28.08cm" svg:y2="14.211cm">
            <text:p/>
          </draw:line>
          <draw:line draw:style-name="gr1" draw:text-style-name="P1" draw:layer="TiM_F" svg:x1="28.145cm" svg:y1="14.211cm" svg:x2="28.245cm" svg:y2="14.211cm">
            <text:p/>
          </draw:line>
          <draw:line draw:style-name="gr1" draw:text-style-name="P1" draw:layer="TiM_F" svg:x1="29.669cm" svg:y1="14.746cm" svg:x2="29.769cm" svg:y2="14.746cm">
            <text:p/>
          </draw:line>
          <draw:line draw:style-name="gr1" draw:text-style-name="P1" draw:layer="TiM_F" svg:x1="29.924cm" svg:y1="14.746cm" svg:x2="29.834cm" svg:y2="14.746cm">
            <text:p/>
          </draw:line>
          <draw:line draw:style-name="gr1" draw:text-style-name="P1" draw:layer="TiM_F" svg:x1="29.514cm" svg:y1="14.746cm" svg:x2="29.604cm" svg:y2="14.746cm">
            <text:p/>
          </draw:line>
          <draw:line draw:style-name="gr1" draw:text-style-name="P1" draw:layer="TiM_F" svg:x1="29.966cm" svg:y1="14.726cm" svg:x2="29.966cm" svg:y2="14.306cm">
            <text:p/>
          </draw:line>
          <draw:line draw:style-name="gr1" draw:text-style-name="P1" draw:layer="TiM_F" svg:x1="29.924cm" svg:y1="14.211cm" svg:x2="29.834cm" svg:y2="14.211cm">
            <text:p/>
          </draw:line>
          <draw:line draw:style-name="gr1" draw:text-style-name="P1" draw:layer="TiM_F" svg:x1="29.514cm" svg:y1="14.231cm" svg:x2="29.471cm" svg:y2="14.231cm">
            <text:p/>
          </draw:line>
          <draw:line draw:style-name="gr1" draw:text-style-name="P1" draw:layer="TiM_F" svg:x1="29.514cm" svg:y1="14.211cm" svg:x2="29.604cm" svg:y2="14.211cm">
            <text:p/>
          </draw:line>
          <draw:line draw:style-name="gr1" draw:text-style-name="P1" draw:layer="TiM_F" svg:x1="29.669cm" svg:y1="14.211cm" svg:x2="29.769cm" svg:y2="14.211cm">
            <text:p/>
          </draw:line>
          <draw:line draw:style-name="gr1" draw:text-style-name="P1" draw:layer="TiM_F" svg:x1="26.621cm" svg:y1="14.746cm" svg:x2="26.721cm" svg:y2="14.746cm">
            <text:p/>
          </draw:line>
          <draw:line draw:style-name="gr1" draw:text-style-name="P1" draw:layer="TiM_F" svg:x1="26.876cm" svg:y1="14.746cm" svg:x2="26.786cm" svg:y2="14.746cm">
            <text:p/>
          </draw:line>
          <draw:line draw:style-name="gr1" draw:text-style-name="P1" draw:layer="TiM_F" svg:x1="26.466cm" svg:y1="14.746cm" svg:x2="26.556cm" svg:y2="14.746cm">
            <text:p/>
          </draw:line>
          <draw:line draw:style-name="gr1" draw:text-style-name="P1" draw:layer="TiM_F" svg:x1="26.918cm" svg:y1="14.306cm" svg:x2="26.918cm" svg:y2="14.231cm">
            <text:p/>
          </draw:line>
          <draw:line draw:style-name="gr1" draw:text-style-name="P1" draw:layer="TiM_F" svg:x1="26.423cm" svg:y1="14.231cm" svg:x2="26.423cm" svg:y2="14.726cm">
            <text:p/>
          </draw:line>
          <draw:line draw:style-name="gr1" draw:text-style-name="P1" draw:layer="TiM_F" svg:x1="26.876cm" svg:y1="14.211cm" svg:x2="26.786cm" svg:y2="14.211cm">
            <text:p/>
          </draw:line>
          <draw:line draw:style-name="gr1" draw:text-style-name="P1" draw:layer="TiM_F" svg:x1="26.466cm" svg:y1="14.231cm" svg:x2="26.423cm" svg:y2="14.231cm">
            <text:p/>
          </draw:line>
          <draw:line draw:style-name="gr1" draw:text-style-name="P1" draw:layer="TiM_F" svg:x1="26.466cm" svg:y1="14.211cm" svg:x2="26.556cm" svg:y2="14.211cm">
            <text:p/>
          </draw:line>
          <draw:line draw:style-name="gr1" draw:text-style-name="P1" draw:layer="TiM_F" svg:x1="26.621cm" svg:y1="14.211cm" svg:x2="26.721cm" svg:y2="14.211cm">
            <text:p/>
          </draw:line>
          <draw:path draw:style-name="gr2" draw:text-style-name="P2" draw:layer="TiM_F" svg:width="0.08cm" svg:height="0.08cm" svg:x="30.566cm" svg:y="3.364cm" svg:viewBox="0 0 81 81" svg:d="M81 41c0-8-1-14-5-21s-8-11-15-15-14-5-21-5c-8 0-13 1-20 5s-11 8-15 15-5 13-5 21c0 7 1 13 5 20s8 11 15 15 13 5 20 5c8 0 14-1 21-5s11-8 15-15 5-13 5-20z">
            <text:p/>
          </draw:path>
          <draw:path draw:style-name="gr2" draw:text-style-name="P2" draw:layer="TiM_F" svg:width="0.08cm" svg:height="0.08cm" svg:x="30.313cm" svg:y="3.364cm" svg:viewBox="0 0 81 81" svg:d="M81 41c0-8-1-14-5-21s-8-11-15-15-13-5-20-5c-8 0-14 1-21 5s-11 8-15 15-5 13-5 21c0 7 1 13 5 20s8 11 15 15 13 5 21 5c7 0 13-1 20-5s11-8 15-15 5-13 5-20z">
            <text:p/>
          </draw:path>
          <draw:path draw:style-name="gr2" draw:text-style-name="P2" draw:layer="TiM_F" svg:width="0.08cm" svg:height="0.08cm" svg:x="37.932cm" svg:y="3.364cm" svg:viewBox="0 0 81 81" svg:d="M81 41c0-8-3-14-6-21-4-7-7-11-14-15s-14-5-21-5c-8 0-13 1-20 5s-11 8-15 15-5 13-5 21c0 7 1 13 5 20s8 11 15 15c7 3 13 5 20 5 8 0 14-1 21-5s10-9 14-15c3-7 6-13 6-20z">
            <text:p/>
          </draw:path>
          <draw:path draw:style-name="gr2" draw:text-style-name="P2" draw:layer="TiM_F" svg:width="0.08cm" svg:height="0.081cm" svg:x="37.932cm" svg:y="4.024cm" svg:viewBox="0 0 81 82" svg:d="M81 41c0-8-2-13-6-20s-8-11-14-15c-7-4-14-6-21-6-8 0-13 2-20 6s-11 8-15 15-5 12-5 20c0 7 1 13 5 20s8 11 15 15 13 6 20 6c8 0 14-2 21-6s10-8 14-15 6-13 6-20z">
            <text:p/>
          </draw:path>
          <draw:line draw:style-name="gr1" draw:text-style-name="P1" draw:layer="TiM_F" svg:x1="37.287cm" svg:y1="4.078cm" svg:x2="37.387cm" svg:y2="4.078cm">
            <text:p/>
          </draw:line>
          <draw:line draw:style-name="gr1" draw:text-style-name="P1" draw:layer="TiM_F" svg:x1="37.542cm" svg:y1="4.078cm" svg:x2="37.452cm" svg:y2="4.078cm">
            <text:p/>
          </draw:line>
          <draw:line draw:style-name="gr1" draw:text-style-name="P1" draw:layer="TiM_F" svg:x1="37.132cm" svg:y1="4.078cm" svg:x2="37.222cm" svg:y2="4.078cm">
            <text:p/>
          </draw:line>
          <draw:line draw:style-name="gr1" draw:text-style-name="P1" draw:layer="TiM_F" svg:x1="37.542cm" svg:y1="3.543cm" svg:x2="37.452cm" svg:y2="3.543cm">
            <text:p/>
          </draw:line>
          <draw:line draw:style-name="gr1" draw:text-style-name="P1" draw:layer="TiM_F" svg:x1="37.287cm" svg:y1="3.543cm" svg:x2="37.387cm" svg:y2="3.543cm">
            <text:p/>
          </draw:line>
          <draw:path draw:style-name="gr2" draw:text-style-name="P2" draw:layer="TiM_F" svg:width="0.1cm" svg:height="0.1cm" svg:x="35.128cm" svg:y="3.354cm" svg:viewBox="0 0 101 101" svg:d="M101 51c0-10-2-18-7-26s-10-13-18-18-17-7-26-7c-10 0-17 2-25 7s-14 10-19 18-6 16-6 26c0 9 1 17 6 25s11 14 19 19 16 6 25 6c10 0 18-1 26-6s13-11 18-19 7-16 7-25z">
            <text:p/>
          </draw:path>
          <draw:path draw:style-name="gr2" draw:text-style-name="P2" draw:layer="TiM_F" svg:width="0.1cm" svg:height="0.1cm" svg:x="35.382cm" svg:y="3.354cm" svg:viewBox="0 0 101 101" svg:d="M101 51c0-10-2-18-7-26s-10-13-18-18-17-7-26-7c-10 0-17 2-25 7s-14 10-19 18-6 16-6 26c0 9 1 17 6 25s11 14 19 19 16 6 25 6c10 0 18-1 26-6s13-11 18-19 7-16 7-25z">
            <text:p/>
          </draw:path>
          <draw:line draw:style-name="gr1" draw:text-style-name="P1" draw:layer="TiM_F" svg:x1="35.763cm" svg:y1="4.078cm" svg:x2="35.863cm" svg:y2="4.078cm">
            <text:p/>
          </draw:line>
          <draw:line draw:style-name="gr1" draw:text-style-name="P1" draw:layer="TiM_F" svg:x1="36.018cm" svg:y1="4.078cm" svg:x2="35.928cm" svg:y2="4.078cm">
            <text:p/>
          </draw:line>
          <draw:line draw:style-name="gr1" draw:text-style-name="P1" draw:layer="TiM_F" svg:x1="35.608cm" svg:y1="4.078cm" svg:x2="35.698cm" svg:y2="4.078cm">
            <text:p/>
          </draw:line>
          <draw:line draw:style-name="gr1" draw:text-style-name="P1" draw:layer="TiM_F" svg:x1="35.566cm" svg:y1="3.563cm" svg:x2="35.566cm" svg:y2="4.058cm">
            <text:p/>
          </draw:line>
          <draw:line draw:style-name="gr1" draw:text-style-name="P1" draw:layer="TiM_F" svg:x1="36.018cm" svg:y1="3.543cm" svg:x2="35.928cm" svg:y2="3.543cm">
            <text:p/>
          </draw:line>
          <draw:line draw:style-name="gr1" draw:text-style-name="P1" draw:layer="TiM_F" svg:x1="35.763cm" svg:y1="3.543cm" svg:x2="35.863cm" svg:y2="3.543cm">
            <text:p/>
          </draw:line>
          <draw:path draw:style-name="gr2" draw:text-style-name="P2" draw:layer="TiM_F" svg:width="0.1cm" svg:height="0.1cm" svg:x="34.62cm" svg:y="3.354cm" svg:viewBox="0 0 101 101" svg:d="M101 51c0-10-2-18-7-26s-10-13-18-18-17-7-26-7c-10 0-17 2-25 7s-14 10-19 18-6 16-6 26c0 9 1 17 6 25s11 14 19 19 16 6 25 6c10 0 18-1 26-6s13-11 18-19 7-16 7-25z">
            <text:p/>
          </draw:path>
          <draw:path draw:style-name="gr2" draw:text-style-name="P2" draw:layer="TiM_F" svg:width="0.1cm" svg:height="0.1cm" svg:x="34.874cm" svg:y="3.354cm" svg:viewBox="0 0 101 101" svg:d="M101 51c0-10-2-18-7-26s-10-13-18-18-17-7-26-7c-10 0-17 2-25 7s-14 10-19 18-6 16-6 26c0 9 1 17 6 25s11 14 19 19 16 6 25 6c10 0 18-1 26-6s13-11 18-19 7-16 7-25z">
            <text:p/>
          </draw:path>
          <draw:path draw:style-name="gr2" draw:text-style-name="P2" draw:layer="TiM_F" svg:width="0.1cm" svg:height="0.1cm" svg:x="35.382cm" svg:y="14.174cm" svg:viewBox="0 0 101 101" svg:d="M101 51c0-10-2-18-7-26s-10-13-18-18-17-7-26-7c-10 0-17 2-25 7s-14 10-19 18-6 16-6 26c0 9 1 17 6 25s11 14 19 19 16 6 25 6c10 0 18-1 26-6s13-11 18-19 7-16 7-25z">
            <text:p/>
          </draw:path>
          <draw:line draw:style-name="gr1" draw:text-style-name="P1" draw:layer="TiM_F" svg:x1="35.763cm" svg:y1="14.746cm" svg:x2="35.863cm" svg:y2="14.746cm">
            <text:p/>
          </draw:line>
          <draw:line draw:style-name="gr1" draw:text-style-name="P1" draw:layer="TiM_F" svg:x1="36.018cm" svg:y1="14.746cm" svg:x2="35.928cm" svg:y2="14.746cm">
            <text:p/>
          </draw:line>
          <draw:line draw:style-name="gr1" draw:text-style-name="P1" draw:layer="TiM_F" svg:x1="35.608cm" svg:y1="14.746cm" svg:x2="35.698cm" svg:y2="14.746cm">
            <text:p/>
          </draw:line>
          <draw:line draw:style-name="gr1" draw:text-style-name="P1" draw:layer="TiM_F" svg:x1="36.018cm" svg:y1="14.211cm" svg:x2="35.928cm" svg:y2="14.211cm">
            <text:p/>
          </draw:line>
          <draw:line draw:style-name="gr1" draw:text-style-name="P1" draw:layer="TiM_F" svg:x1="35.608cm" svg:y1="14.211cm" svg:x2="35.698cm" svg:y2="14.211cm">
            <text:p/>
          </draw:line>
          <draw:path draw:style-name="gr2" draw:text-style-name="P2" draw:layer="TiM_F" svg:width="0.08cm" svg:height="0.08cm" svg:x="37.932cm" svg:y="14.184cm" svg:viewBox="0 0 81 81" svg:d="M81 41c0-8-3-14-6-21-4-7-7-11-14-15s-14-5-21-5c-8 0-13 1-20 5s-11 8-15 15-5 13-5 21c0 7 1 13 5 20s8 11 15 15 13 5 20 5c8 0 14-1 21-5s10-9 14-15c3-7 6-13 6-20z">
            <text:p/>
          </draw:path>
          <draw:line draw:style-name="gr1" draw:text-style-name="P1" draw:layer="TiM_F" svg:x1="37.287cm" svg:y1="14.746cm" svg:x2="37.387cm" svg:y2="14.746cm">
            <text:p/>
          </draw:line>
          <draw:line draw:style-name="gr1" draw:text-style-name="P1" draw:layer="TiM_F" svg:x1="37.542cm" svg:y1="14.746cm" svg:x2="37.452cm" svg:y2="14.746cm">
            <text:p/>
          </draw:line>
          <draw:line draw:style-name="gr1" draw:text-style-name="P1" draw:layer="TiM_F" svg:x1="37.132cm" svg:y1="14.746cm" svg:x2="37.222cm" svg:y2="14.746cm">
            <text:p/>
          </draw:line>
          <draw:line draw:style-name="gr1" draw:text-style-name="P1" draw:layer="TiM_F" svg:x1="37.132cm" svg:y1="14.231cm" svg:x2="37.09cm" svg:y2="14.231cm">
            <text:p/>
          </draw:line>
          <draw:line draw:style-name="gr1" draw:text-style-name="P1" draw:layer="TiM_F" svg:x1="37.132cm" svg:y1="14.211cm" svg:x2="37.222cm" svg:y2="14.211cm">
            <text:p/>
          </draw:line>
          <draw:line draw:style-name="gr1" draw:text-style-name="P1" draw:layer="TiM_F" svg:x1="37.287cm" svg:y1="14.211cm" svg:x2="37.387cm" svg:y2="14.211cm">
            <text:p/>
          </draw:line>
          <draw:path draw:style-name="gr2" draw:text-style-name="P2" draw:layer="TiM_F" svg:width="0.1cm" svg:height="0.1cm" svg:x="34.874cm" svg:y="14.174cm" svg:viewBox="0 0 101 101" svg:d="M101 51c0-10-2-18-7-26s-10-13-18-18-17-7-26-7c-10 0-17 2-25 7s-14 10-19 18-6 16-6 26c0 9 1 17 6 25s11 14 19 19 16 6 25 6c10 0 18-1 26-6s13-11 18-19 7-16 7-25z">
            <text:p/>
          </draw:path>
          <draw:path draw:style-name="gr2" draw:text-style-name="P2" draw:layer="TiM_F" svg:width="0.1cm" svg:height="0.1cm" svg:x="35.128cm" svg:y="14.174cm" svg:viewBox="0 0 101 101" svg:d="M101 51c0-10-2-18-7-26s-10-13-18-18-17-7-26-7c-10 0-17 2-25 7s-14 10-19 18-6 16-6 26c0 9 1 17 6 25s11 14 19 19 16 6 25 6c10 0 18-1 26-6s13-11 18-19 7-16 7-25z">
            <text:p/>
          </draw:path>
          <draw:path draw:style-name="gr2" draw:text-style-name="P2" draw:layer="TiM_F" svg:width="0.1cm" svg:height="0.1cm" svg:x="34.62cm" svg:y="14.174cm" svg:viewBox="0 0 101 101" svg:d="M101 51c0-10-2-18-7-26s-10-13-18-18-17-7-26-7c-10 0-17 2-25 7s-14 10-19 18-6 16-6 26c0 9 1 17 6 25s11 14 19 19 16 6 25 6c10 0 18-1 26-6s13-11 18-19 7-16 7-25z">
            <text:p/>
          </draw:path>
          <draw:line draw:style-name="gr1" draw:text-style-name="P1" draw:layer="TiM_F" svg:x1="34.239cm" svg:y1="4.078cm" svg:x2="34.339cm" svg:y2="4.078cm">
            <text:p/>
          </draw:line>
          <draw:line draw:style-name="gr1" draw:text-style-name="P1" draw:layer="TiM_F" svg:x1="34.494cm" svg:y1="4.078cm" svg:x2="34.404cm" svg:y2="4.078cm">
            <text:p/>
          </draw:line>
          <draw:line draw:style-name="gr1" draw:text-style-name="P1" draw:layer="TiM_F" svg:x1="34.084cm" svg:y1="4.078cm" svg:x2="34.174cm" svg:y2="4.078cm">
            <text:p/>
          </draw:line>
          <draw:line draw:style-name="gr1" draw:text-style-name="P1" draw:layer="TiM_F" svg:x1="34.042cm" svg:y1="3.563cm" svg:x2="34.042cm" svg:y2="4.058cm">
            <text:p/>
          </draw:line>
          <draw:line draw:style-name="gr1" draw:text-style-name="P1" draw:layer="TiM_F" svg:x1="34.239cm" svg:y1="3.543cm" svg:x2="34.339cm" svg:y2="3.543cm">
            <text:p/>
          </draw:line>
          <draw:line draw:style-name="gr1" draw:text-style-name="P1" draw:layer="TiM_F" svg:x1="34.239cm" svg:y1="8.65cm" svg:x2="34.339cm" svg:y2="8.65cm">
            <text:p/>
          </draw:line>
          <draw:line draw:style-name="gr1" draw:text-style-name="P1" draw:layer="TiM_F" svg:x1="34.494cm" svg:y1="8.65cm" svg:x2="34.404cm" svg:y2="8.65cm">
            <text:p/>
          </draw:line>
          <draw:line draw:style-name="gr1" draw:text-style-name="P1" draw:layer="TiM_F" svg:x1="34.084cm" svg:y1="8.65cm" svg:x2="34.174cm" svg:y2="8.65cm">
            <text:p/>
          </draw:line>
          <draw:line draw:style-name="gr1" draw:text-style-name="P1" draw:layer="TiM_F" svg:x1="34.537cm" svg:y1="8.21cm" svg:x2="34.537cm" svg:y2="8.135cm">
            <text:p/>
          </draw:line>
          <draw:line draw:style-name="gr1" draw:text-style-name="P1" draw:layer="TiM_F" svg:x1="34.042cm" svg:y1="8.135cm" svg:x2="34.042cm" svg:y2="8.63cm">
            <text:p/>
          </draw:line>
          <draw:line draw:style-name="gr1" draw:text-style-name="P1" draw:layer="TiM_F" svg:x1="34.494cm" svg:y1="8.115cm" svg:x2="34.404cm" svg:y2="8.115cm">
            <text:p/>
          </draw:line>
          <draw:line draw:style-name="gr1" draw:text-style-name="P1" draw:layer="TiM_F" svg:x1="34.084cm" svg:y1="8.115cm" svg:x2="34.174cm" svg:y2="8.115cm">
            <text:p/>
          </draw:line>
          <draw:line draw:style-name="gr1" draw:text-style-name="P1" draw:layer="TiM_F" svg:x1="34.239cm" svg:y1="14.746cm" svg:x2="34.339cm" svg:y2="14.746cm">
            <text:p/>
          </draw:line>
          <draw:line draw:style-name="gr1" draw:text-style-name="P1" draw:layer="TiM_F" svg:x1="34.494cm" svg:y1="14.746cm" svg:x2="34.404cm" svg:y2="14.746cm">
            <text:p/>
          </draw:line>
          <draw:line draw:style-name="gr1" draw:text-style-name="P1" draw:layer="TiM_F" svg:x1="34.084cm" svg:y1="14.746cm" svg:x2="34.174cm" svg:y2="14.746cm">
            <text:p/>
          </draw:line>
          <draw:line draw:style-name="gr1" draw:text-style-name="P1" draw:layer="TiM_F" svg:x1="34.537cm" svg:y1="14.306cm" svg:x2="34.537cm" svg:y2="14.231cm">
            <text:p/>
          </draw:line>
          <draw:line draw:style-name="gr1" draw:text-style-name="P1" draw:layer="TiM_F" svg:x1="34.042cm" svg:y1="14.231cm" svg:x2="34.042cm" svg:y2="14.726cm">
            <text:p/>
          </draw:line>
          <draw:line draw:style-name="gr1" draw:text-style-name="P1" draw:layer="TiM_F" svg:x1="34.494cm" svg:y1="14.211cm" svg:x2="34.404cm" svg:y2="14.211cm">
            <text:p/>
          </draw:line>
          <draw:line draw:style-name="gr1" draw:text-style-name="P1" draw:layer="TiM_F" svg:x1="34.084cm" svg:y1="14.231cm" svg:x2="34.042cm" svg:y2="14.231cm">
            <text:p/>
          </draw:line>
          <draw:line draw:style-name="gr1" draw:text-style-name="P1" draw:layer="TiM_F" svg:x1="34.084cm" svg:y1="14.211cm" svg:x2="34.174cm" svg:y2="14.211cm">
            <text:p/>
          </draw:line>
          <draw:line draw:style-name="gr1" draw:text-style-name="P1" draw:layer="TiM_F" svg:x1="34.239cm" svg:y1="14.211cm" svg:x2="34.339cm" svg:y2="14.211cm">
            <text:p/>
          </draw:line>
          <draw:line draw:style-name="gr1" draw:text-style-name="P1" draw:layer="TiM_F" svg:x1="34.084cm" svg:y1="10.174cm" svg:x2="34.174cm" svg:y2="10.174cm">
            <text:p/>
          </draw:line>
          <draw:line draw:style-name="gr1" draw:text-style-name="P1" draw:layer="TiM_F" svg:x1="34.537cm" svg:y1="9.734cm" svg:x2="34.537cm" svg:y2="9.659cm">
            <text:p/>
          </draw:line>
          <draw:line draw:style-name="gr1" draw:text-style-name="P1" draw:layer="TiM_F" svg:x1="34.042cm" svg:y1="9.659cm" svg:x2="34.042cm" svg:y2="10.154cm">
            <text:p/>
          </draw:line>
          <draw:line draw:style-name="gr1" draw:text-style-name="P1" draw:layer="TiM_F" svg:x1="34.494cm" svg:y1="9.639cm" svg:x2="34.404cm" svg:y2="9.639cm">
            <text:p/>
          </draw:line>
          <draw:line draw:style-name="gr1" draw:text-style-name="P1" draw:layer="TiM_F" svg:x1="34.084cm" svg:y1="9.659cm" svg:x2="34.042cm" svg:y2="9.659cm">
            <text:p/>
          </draw:line>
          <draw:line draw:style-name="gr1" draw:text-style-name="P1" draw:layer="TiM_F" svg:x1="34.084cm" svg:y1="9.639cm" svg:x2="34.174cm" svg:y2="9.639cm">
            <text:p/>
          </draw:line>
          <draw:line draw:style-name="gr1" draw:text-style-name="P1" draw:layer="TiM_F" svg:x1="34.239cm" svg:y1="9.639cm" svg:x2="34.339cm" svg:y2="9.639cm">
            <text:p/>
          </draw:line>
          <draw:path draw:style-name="gr2" draw:text-style-name="P2" draw:layer="TiM_F" svg:width="0.1cm" svg:height="0.1cm" svg:x="31.826cm" svg:y="3.354cm" svg:viewBox="0 0 101 101" svg:d="M101 51c0-10-2-18-7-26s-10-13-18-18-17-7-26-7c-10 0-17 2-25 7s-14 10-19 18-6 16-6 26c0 9 1 17 6 25s11 14 19 19 16 6 25 6c10 0 18-1 26-6s13-11 18-19 7-16 7-25z">
            <text:p/>
          </draw:path>
          <draw:path draw:style-name="gr2" draw:text-style-name="P2" draw:layer="TiM_F" svg:width="0.1cm" svg:height="0.1cm" svg:x="31.826cm" svg:y="14.174cm" svg:viewBox="0 0 101 101" svg:d="M101 51c0-10-2-18-7-26s-10-13-18-18-17-7-26-7c-10 0-17 2-25 7s-14 10-19 18-6 16-6 26c0 9 1 17 6 25s11 14 19 19 16 6 25 6c10 0 18-1 26-6s13-11 18-19 7-16 7-25z">
            <text:p/>
          </draw:path>
          <draw:path draw:style-name="gr2" draw:text-style-name="P2" draw:layer="TiM_F" svg:width="0.1cm" svg:height="0.1cm" svg:x="32.334cm" svg:y="14.174cm" svg:viewBox="0 0 101 101" svg:d="M101 51c0-10-2-18-7-26s-10-13-18-18-17-7-26-7c-10 0-17 2-25 7s-14 10-19 18-6 16-6 26c0 9 1 17 6 25s11 14 19 19 16 6 25 6c10 0 18-1 26-6s13-11 18-19 7-16 7-25z">
            <text:p/>
          </draw:path>
          <draw:path draw:style-name="gr2" draw:text-style-name="P2" draw:layer="TiM_F" svg:width="0.1cm" svg:height="0.1cm" svg:x="32.08cm" svg:y="14.174cm" svg:viewBox="0 0 101 101" svg:d="M101 51c0-10-2-18-7-26s-10-13-18-18-17-7-26-7c-10 0-17 2-25 7s-14 10-19 18-6 16-6 26c0 9 1 17 6 25s11 14 19 19 16 6 25 6c10 0 18-1 26-6s13-11 18-19 7-16 7-25z">
            <text:p/>
          </draw:path>
          <draw:path draw:style-name="gr2" draw:text-style-name="P2" draw:layer="TiM_F" svg:width="0.304cm" svg:height="0.304cm" svg:x="33.375cm" svg:y="9.754cm" svg:viewBox="0 0 305 305" svg:d="M305 153c0-28-7-52-21-76-14-25-31-42-55-56-25-14-49-21-77-21s-52 7-76 21-42 31-56 56c-14 24-20 48-20 76s6 52 20 76 32 42 56 56 48 20 76 20 52-6 77-20c24-14 41-32 55-56s21-48 21-76z">
            <text:p/>
          </draw:path>
          <draw:path draw:style-name="gr2" draw:text-style-name="P2" draw:layer="TiM_F" svg:width="0.304cm" svg:height="0.304cm" svg:x="33.375cm" svg:y="8.23cm" svg:viewBox="0 0 305 305" svg:d="M305 153c0-28-7-52-21-76-14-25-31-42-55-56-25-14-49-21-77-21s-52 7-76 21-42 31-56 56c-14 24-20 48-20 76s6 52 20 76 32 42 56 56 48 20 76 20 52-6 77-20c24-14 41-32 55-56s21-48 21-76z">
            <text:p/>
          </draw:path>
          <draw:path draw:style-name="gr2" draw:text-style-name="P2" draw:layer="TiM_F" svg:width="0.304cm" svg:height="0.303cm" svg:x="33.375cm" svg:y="3.659cm" svg:viewBox="0 0 305 304" svg:d="M305 152c0-28-7-52-21-76-14-25-31-42-55-56-25-14-49-20-77-20s-52 6-76 20-42 31-56 56c-14 24-20 48-20 76s6 52 20 76 32 42 56 56 48 20 76 20 52-6 77-20c24-14 41-32 55-56s21-48 21-76z">
            <text:p/>
          </draw:path>
          <draw:path draw:style-name="gr2" draw:text-style-name="P2" draw:layer="TiM_F" svg:width="0.1cm" svg:height="0.1cm" svg:x="32.08cm" svg:y="3.354cm" svg:viewBox="0 0 101 101" svg:d="M101 51c0-10-2-18-7-26s-10-13-18-18-17-7-26-7c-10 0-17 2-25 7s-14 10-19 18-6 16-6 26c0 9 1 17 6 25s11 14 19 19 16 6 25 6c10 0 18-1 26-6s13-11 18-19 7-16 7-25z">
            <text:p/>
          </draw:path>
          <draw:path draw:style-name="gr2" draw:text-style-name="P2" draw:layer="TiM_F" svg:width="0.1cm" svg:height="0.1cm" svg:x="32.334cm" svg:y="3.354cm" svg:viewBox="0 0 101 101" svg:d="M101 51c0-10-2-18-7-26s-10-13-18-18-17-7-26-7c-10 0-17 2-25 7s-14 10-19 18-6 16-6 26c0 9 1 17 6 25s11 14 19 19 16 6 25 6c10 0 18-1 26-6s13-11 18-19 7-16 7-25z">
            <text:p/>
          </draw:path>
          <draw:line draw:style-name="gr1" draw:text-style-name="P1" draw:layer="TiM_F" svg:x1="32.715cm" svg:y1="8.65cm" svg:x2="32.815cm" svg:y2="8.65cm">
            <text:p/>
          </draw:line>
          <draw:line draw:style-name="gr1" draw:text-style-name="P1" draw:layer="TiM_F" svg:x1="32.97cm" svg:y1="8.65cm" svg:x2="32.88cm" svg:y2="8.65cm">
            <text:p/>
          </draw:line>
          <draw:line draw:style-name="gr1" draw:text-style-name="P1" draw:layer="TiM_F" svg:x1="32.56cm" svg:y1="8.65cm" svg:x2="32.65cm" svg:y2="8.65cm">
            <text:p/>
          </draw:line>
          <draw:line draw:style-name="gr1" draw:text-style-name="P1" draw:layer="TiM_F" svg:x1="32.518cm" svg:y1="8.135cm" svg:x2="32.518cm" svg:y2="8.63cm">
            <text:p/>
          </draw:line>
          <draw:line draw:style-name="gr1" draw:text-style-name="P1" draw:layer="TiM_F" svg:x1="32.97cm" svg:y1="8.115cm" svg:x2="32.88cm" svg:y2="8.115cm">
            <text:p/>
          </draw:line>
          <draw:line draw:style-name="gr1" draw:text-style-name="P1" draw:layer="TiM_F" svg:x1="32.56cm" svg:y1="8.115cm" svg:x2="32.65cm" svg:y2="8.115cm">
            <text:p/>
          </draw:line>
          <draw:line draw:style-name="gr1" draw:text-style-name="P1" draw:layer="TiM_F" svg:x1="32.715cm" svg:y1="8.115cm" svg:x2="32.815cm" svg:y2="8.115cm">
            <text:p/>
          </draw:line>
          <draw:path draw:style-name="gr2" draw:text-style-name="P2" draw:layer="TiM_F" svg:width="0.304cm" svg:height="0.304cm" svg:x="33.375cm" svg:y="14.326cm" svg:viewBox="0 0 305 305" svg:d="M305 153c0-28-7-53-21-77-14-25-31-41-55-55-25-14-49-21-77-21s-52 7-76 21-42 30-56 55c-14 24-20 49-20 77s6 51 20 76c14 24 32 42 56 56s48 20 76 20 52-6 77-20c24-14 41-32 55-56 14-25 21-48 21-76z">
            <text:p/>
          </draw:path>
          <draw:path draw:style-name="gr2" draw:text-style-name="P2" draw:layer="TiM_F" svg:width="0.1cm" svg:height="0.1cm" svg:x="31.572cm" svg:y="3.354cm" svg:viewBox="0 0 101 101" svg:d="M101 51c0-10-2-18-7-26s-10-13-18-18-17-7-26-7c-10 0-17 2-25 7s-14 10-19 18-6 16-6 26c0 9 1 17 6 25s11 14 19 19 16 6 25 6c10 0 18-1 26-6s13-11 18-19 7-16 7-25z">
            <text:p/>
          </draw:path>
          <draw:path draw:style-name="gr2" draw:text-style-name="P2" draw:layer="TiM_F" svg:width="0.1cm" svg:height="0.1cm" svg:x="31.572cm" svg:y="14.174cm" svg:viewBox="0 0 101 101" svg:d="M101 51c0-10-2-18-7-26s-10-13-18-18-17-7-26-7c-10 0-17 2-25 7s-14 10-19 18-6 16-6 26c0 9 1 17 6 25s11 14 19 19 16 6 25 6c10 0 18-1 26-6s13-11 18-19 7-16 7-25z">
            <text:p/>
          </draw:path>
          <draw:path draw:style-name="gr2" draw:text-style-name="P2" draw:layer="TiM_F" svg:width="0.1cm" svg:height="0.101cm" svg:x="25.731cm" svg:y="4.014cm" svg:viewBox="0 0 101 102" svg:d="M101 51c0-9-2-16-6-25-5-9-11-14-19-19s-16-7-25-7c-10 0-18 2-26 7s-13 10-18 19-7 16-7 25 2 17 7 25 10 14 18 19 16 7 26 7c9 0 17-2 25-7s14-11 19-19 6-16 6-25z">
            <text:p/>
          </draw:path>
          <draw:path draw:style-name="gr2" draw:text-style-name="P2" draw:layer="TiM_F" svg:width="0.1cm" svg:height="0.101cm" svg:x="25.985cm" svg:y="4.014cm" svg:viewBox="0 0 101 102" svg:d="M101 51c0-9-2-16-6-25-5-9-11-14-19-19s-16-7-25-7c-10 0-18 2-26 7s-13 10-18 19-7 16-7 25 2 17 7 25 10 14 18 19 16 7 26 7c9 0 17-2 25-7s14-11 19-19 6-16 6-25z">
            <text:p/>
          </draw:path>
          <draw:path draw:style-name="gr2" draw:text-style-name="P2" draw:layer="TiM_F" svg:width="0.1cm" svg:height="0.101cm" svg:x="26.239cm" svg:y="4.014cm" svg:viewBox="0 0 101 102" svg:d="M101 51c0-9-2-16-6-25-5-9-11-14-19-19s-16-7-25-7c-10 0-18 2-26 7s-13 10-18 19-7 16-7 25 2 17 7 25 10 14 18 19 16 7 26 7c9 0 17-2 25-7s14-11 19-19 6-16 6-25z">
            <text:p/>
          </draw:path>
          <draw:line draw:style-name="gr1" draw:text-style-name="P1" draw:layer="TiM_F" svg:x1="41.859cm" svg:y1="14.746cm" svg:x2="41.959cm" svg:y2="14.746cm">
            <text:p/>
          </draw:line>
          <draw:line draw:style-name="gr1" draw:text-style-name="P1" draw:layer="TiM_F" svg:x1="42.114cm" svg:y1="14.746cm" svg:x2="42.024cm" svg:y2="14.746cm">
            <text:p/>
          </draw:line>
          <draw:line draw:style-name="gr1" draw:text-style-name="P1" draw:layer="TiM_F" svg:x1="42.114cm" svg:y1="14.211cm" svg:x2="42.024cm" svg:y2="14.211cm">
            <text:p/>
          </draw:line>
          <draw:line draw:style-name="gr1" draw:text-style-name="P1" draw:layer="TiM_F" svg:x1="41.704cm" svg:y1="14.231cm" svg:x2="41.662cm" svg:y2="14.231cm">
            <text:p/>
          </draw:line>
          <draw:line draw:style-name="gr1" draw:text-style-name="P1" draw:layer="TiM_F" svg:x1="41.704cm" svg:y1="14.211cm" svg:x2="41.794cm" svg:y2="14.211cm">
            <text:p/>
          </draw:line>
          <draw:line draw:style-name="gr1" draw:text-style-name="P1" draw:layer="TiM_F" svg:x1="41.859cm" svg:y1="13.222cm" svg:x2="41.959cm" svg:y2="13.222cm">
            <text:p/>
          </draw:line>
          <draw:line draw:style-name="gr1" draw:text-style-name="P1" draw:layer="TiM_F" svg:x1="42.114cm" svg:y1="13.222cm" svg:x2="42.024cm" svg:y2="13.222cm">
            <text:p/>
          </draw:line>
          <draw:line draw:style-name="gr1" draw:text-style-name="P1" draw:layer="TiM_F" svg:x1="41.704cm" svg:y1="13.222cm" svg:x2="41.794cm" svg:y2="13.222cm">
            <text:p/>
          </draw:line>
          <draw:line draw:style-name="gr1" draw:text-style-name="P1" draw:layer="TiM_F" svg:x1="42.114cm" svg:y1="12.687cm" svg:x2="42.024cm" svg:y2="12.687cm">
            <text:p/>
          </draw:line>
          <draw:line draw:style-name="gr1" draw:text-style-name="P1" draw:layer="TiM_F" svg:x1="41.704cm" svg:y1="12.687cm" svg:x2="41.794cm" svg:y2="12.687cm">
            <text:p/>
          </draw:line>
          <draw:line draw:style-name="gr1" draw:text-style-name="P1" draw:layer="TiM_F" svg:x1="41.859cm" svg:y1="12.687cm" svg:x2="41.959cm" svg:y2="12.687cm">
            <text:p/>
          </draw:line>
          <draw:path draw:style-name="gr2" draw:text-style-name="P2" draw:layer="TiM_F" svg:width="0.081cm" svg:height="0.08cm" svg:x="41.614cm" svg:y="12.025cm" svg:viewBox="0 0 82 81" svg:d="M82 41c0-8-3-14-6-21-4-7-9-11-15-15-7-4-13-5-20-5-8 0-13 1-20 5s-11 8-15 15-6 13-6 21c0 7 2 14 6 20s8 11 15 15 13 5 20 5c8 0 13-1 20-5s11-9 15-15 6-13 6-20z">
            <text:p/>
          </draw:path>
          <draw:path draw:style-name="gr2" draw:text-style-name="P2" draw:layer="TiM_F" svg:width="0.081cm" svg:height="0.08cm" svg:x="41.614cm" svg:y="12.279cm" svg:viewBox="0 0 82 81" svg:d="M82 41c0-8-3-14-6-21-4-7-9-11-15-15-7-4-13-5-20-5-8 0-13 1-20 5s-11 8-15 15-6 13-6 21c0 7 2 13 6 20s8 11 15 15 13 5 20 5c8 0 13-1 20-5s11-9 15-15c3-7 6-13 6-20z">
            <text:p/>
          </draw:path>
          <draw:path draw:style-name="gr2" draw:text-style-name="P2" draw:layer="TiM_F" svg:width="0.304cm" svg:height="0.304cm" svg:x="39.471cm" svg:y="14.326cm" svg:viewBox="0 0 305 305" svg:d="M305 153c0-28-7-53-21-77-14-25-32-41-56-55-25-14-48-21-76-21s-52 7-76 21-42 30-56 55c-14 24-20 49-20 77s6 51 20 76c14 24 32 42 56 56s48 20 76 20 51-6 76-20c24-14 42-32 56-56 14-25 21-48 21-76z">
            <text:p/>
          </draw:path>
          <draw:line draw:style-name="gr1" draw:text-style-name="P1" draw:layer="TiM_F" svg:x1="40.335cm" svg:y1="14.746cm" svg:x2="40.435cm" svg:y2="14.746cm">
            <text:p/>
          </draw:line>
          <draw:line draw:style-name="gr1" draw:text-style-name="P1" draw:layer="TiM_F" svg:x1="40.59cm" svg:y1="14.746cm" svg:x2="40.5cm" svg:y2="14.746cm">
            <text:p/>
          </draw:line>
          <draw:line draw:style-name="gr1" draw:text-style-name="P1" draw:layer="TiM_F" svg:x1="40.18cm" svg:y1="14.746cm" svg:x2="40.27cm" svg:y2="14.746cm">
            <text:p/>
          </draw:line>
          <draw:line draw:style-name="gr1" draw:text-style-name="P1" draw:layer="TiM_F" svg:x1="40.18cm" svg:y1="14.231cm" svg:x2="40.138cm" svg:y2="14.231cm">
            <text:p/>
          </draw:line>
          <draw:line draw:style-name="gr1" draw:text-style-name="P1" draw:layer="TiM_F" svg:x1="40.18cm" svg:y1="14.211cm" svg:x2="40.27cm" svg:y2="14.211cm">
            <text:p/>
          </draw:line>
          <draw:path draw:style-name="gr2" draw:text-style-name="P2" draw:layer="TiM_F" svg:width="0.304cm" svg:height="0.304cm" svg:x="39.471cm" svg:y="9.754cm" svg:viewBox="0 0 305 305" svg:d="M305 153c0-28-7-52-21-76-14-25-32-42-56-56-25-14-48-21-76-21s-52 7-76 21-42 31-56 56c-14 24-20 48-20 76s6 52 20 76 32 42 56 56 48 20 76 20 51-6 76-20c24-14 42-32 56-56s21-48 21-76z">
            <text:p/>
          </draw:path>
          <draw:line draw:style-name="gr1" draw:text-style-name="P1" draw:layer="TiM_F" svg:x1="40.335cm" svg:y1="10.174cm" svg:x2="40.435cm" svg:y2="10.174cm">
            <text:p/>
          </draw:line>
          <draw:line draw:style-name="gr1" draw:text-style-name="P1" draw:layer="TiM_F" svg:x1="40.59cm" svg:y1="10.174cm" svg:x2="40.5cm" svg:y2="10.174cm">
            <text:p/>
          </draw:line>
          <draw:line draw:style-name="gr1" draw:text-style-name="P1" draw:layer="TiM_F" svg:x1="40.18cm" svg:y1="9.659cm" svg:x2="40.138cm" svg:y2="9.659cm">
            <text:p/>
          </draw:line>
          <draw:line draw:style-name="gr1" draw:text-style-name="P1" draw:layer="TiM_F" svg:x1="40.18cm" svg:y1="9.639cm" svg:x2="40.27cm" svg:y2="9.639cm">
            <text:p/>
          </draw:line>
          <draw:path draw:style-name="gr2" draw:text-style-name="P2" draw:layer="TiM_F" svg:width="0.101cm" svg:height="0.101cm" svg:x="41.477cm" svg:y="9.983cm" svg:viewBox="0 0 102 102" svg:d="M102 51c0-10-2-18-7-26s-10-13-19-18-16-7-25-7-17 2-25 7-14 10-19 18-7 16-7 26c0 9 2 17 7 25s11 14 19 19 16 7 25 7 16-3 25-7c8-5 14-11 19-19s7-16 7-25z">
            <text:p/>
          </draw:path>
          <draw:path draw:style-name="gr2" draw:text-style-name="P2" draw:layer="TiM_F" svg:width="0.101cm" svg:height="0.101cm" svg:x="41.477cm" svg:y="9.729cm" svg:viewBox="0 0 102 102" svg:d="M102 51c0-10-2-18-7-26s-10-13-19-18-16-7-25-7-17 2-25 7-14 10-19 18-7 16-7 26c0 9 2 17 7 25s11 14 19 19 16 7 25 7 16-3 25-7c8-5 14-11 19-19s7-16 7-25z">
            <text:p/>
          </draw:path>
          <draw:line draw:style-name="gr1" draw:text-style-name="P1" draw:layer="TiM_F" svg:x1="41.859cm" svg:y1="10.174cm" svg:x2="41.959cm" svg:y2="10.174cm">
            <text:p/>
          </draw:line>
          <draw:line draw:style-name="gr1" draw:text-style-name="P1" draw:layer="TiM_F" svg:x1="42.114cm" svg:y1="10.174cm" svg:x2="42.024cm" svg:y2="10.174cm">
            <text:p/>
          </draw:line>
          <draw:line draw:style-name="gr1" draw:text-style-name="P1" draw:layer="TiM_F" svg:x1="41.704cm" svg:y1="10.174cm" svg:x2="41.794cm" svg:y2="10.174cm">
            <text:p/>
          </draw:line>
          <draw:line draw:style-name="gr1" draw:text-style-name="P1" draw:layer="TiM_F" svg:x1="42.114cm" svg:y1="9.639cm" svg:x2="42.024cm" svg:y2="9.639cm">
            <text:p/>
          </draw:line>
          <draw:line draw:style-name="gr1" draw:text-style-name="P1" draw:layer="TiM_F" svg:x1="41.704cm" svg:y1="9.659cm" svg:x2="41.662cm" svg:y2="9.659cm">
            <text:p/>
          </draw:line>
          <draw:line draw:style-name="gr1" draw:text-style-name="P1" draw:layer="TiM_F" svg:x1="41.704cm" svg:y1="9.639cm" svg:x2="41.794cm" svg:y2="9.639cm">
            <text:p/>
          </draw:line>
          <draw:line draw:style-name="gr1" draw:text-style-name="P1" draw:layer="TiM_F" svg:x1="41.859cm" svg:y1="11.698cm" svg:x2="41.959cm" svg:y2="11.698cm">
            <text:p/>
          </draw:line>
          <draw:line draw:style-name="gr1" draw:text-style-name="P1" draw:layer="TiM_F" svg:x1="42.114cm" svg:y1="11.698cm" svg:x2="42.024cm" svg:y2="11.698cm">
            <text:p/>
          </draw:line>
          <draw:line draw:style-name="gr1" draw:text-style-name="P1" draw:layer="TiM_F" svg:x1="41.704cm" svg:y1="11.698cm" svg:x2="41.794cm" svg:y2="11.698cm">
            <text:p/>
          </draw:line>
          <draw:line draw:style-name="gr1" draw:text-style-name="P1" draw:layer="TiM_F" svg:x1="42.114cm" svg:y1="11.163cm" svg:x2="42.024cm" svg:y2="11.163cm">
            <text:p/>
          </draw:line>
          <draw:line draw:style-name="gr1" draw:text-style-name="P1" draw:layer="TiM_F" svg:x1="41.704cm" svg:y1="11.163cm" svg:x2="41.794cm" svg:y2="11.163cm">
            <text:p/>
          </draw:line>
          <draw:line draw:style-name="gr1" draw:text-style-name="P1" draw:layer="TiM_F" svg:x1="41.859cm" svg:y1="11.163cm" svg:x2="41.959cm" svg:y2="11.163cm">
            <text:p/>
          </draw:line>
          <draw:path draw:style-name="gr2" draw:text-style-name="P2" draw:layer="TiM_F" svg:width="0.101cm" svg:height="0.101cm" svg:x="41.477cm" svg:y="8.713cm" svg:viewBox="0 0 102 102" svg:d="M102 51c0-10-2-18-7-26s-10-13-19-18-16-7-25-7-17 2-25 7-14 10-19 18-7 16-7 26c0 9 2 17 7 25s11 14 19 19 16 7 25 7 16-3 25-7c8-5 14-11 19-19s7-16 7-25z">
            <text:p/>
          </draw:path>
          <draw:path draw:style-name="gr2" draw:text-style-name="P2" draw:layer="TiM_F" svg:width="0.101cm" svg:height="0.101cm" svg:x="41.477cm" svg:y="8.967cm" svg:viewBox="0 0 102 102" svg:d="M102 51c0-10-2-18-7-26s-10-13-19-18-16-7-25-7-17 2-25 7-14 10-19 18-7 16-7 26c0 9 2 17 7 25s11 14 19 19 16 7 25 7 16-3 25-7c8-5 14-11 19-19s7-16 7-25z">
            <text:p/>
          </draw:path>
          <draw:path draw:style-name="gr2" draw:text-style-name="P2" draw:layer="TiM_F" svg:width="0.101cm" svg:height="0.101cm" svg:x="41.477cm" svg:y="9.475cm" svg:viewBox="0 0 102 102" svg:d="M102 51c0-10-2-18-7-26s-10-13-19-18-16-7-25-7-17 2-25 7-14 10-19 18-7 16-7 26c0 9 2 17 7 25s11 14 19 19 16 7 25 7 16-3 25-7c8-5 14-11 19-19s7-16 7-25z">
            <text:p/>
          </draw:path>
          <draw:path draw:style-name="gr2" draw:text-style-name="P2" draw:layer="TiM_F" svg:width="0.101cm" svg:height="0.101cm" svg:x="41.477cm" svg:y="9.221cm" svg:viewBox="0 0 102 102" svg:d="M102 51c0-10-2-18-7-26s-10-13-19-18-16-7-25-7-17 2-25 7-14 10-19 18-7 16-7 26c0 9 2 17 7 25s11 14 19 19 16 7 25 7 16-3 25-7c8-5 14-11 19-19s7-16 7-25z">
            <text:p/>
          </draw:path>
          <draw:path draw:style-name="gr2" draw:text-style-name="P2" draw:layer="TiM_F" svg:width="0.304cm" svg:height="0.304cm" svg:x="39.471cm" svg:y="8.23cm" svg:viewBox="0 0 305 305" svg:d="M305 153c0-28-7-52-21-76-14-25-32-42-56-56-25-14-48-21-76-21s-52 7-76 21-42 31-56 56c-14 24-20 48-20 76s6 52 20 76 32 42 56 56 48 20 76 20 51-6 76-20c24-14 42-32 56-56s21-48 21-76z">
            <text:p/>
          </draw:path>
          <draw:line draw:style-name="gr1" draw:text-style-name="P1" draw:layer="TiM_F" svg:x1="40.335cm" svg:y1="8.65cm" svg:x2="40.435cm" svg:y2="8.65cm">
            <text:p/>
          </draw:line>
          <draw:line draw:style-name="gr1" draw:text-style-name="P1" draw:layer="TiM_F" svg:x1="40.59cm" svg:y1="8.65cm" svg:x2="40.5cm" svg:y2="8.65cm">
            <text:p/>
          </draw:line>
          <draw:line draw:style-name="gr1" draw:text-style-name="P1" draw:layer="TiM_F" svg:x1="40.18cm" svg:y1="8.65cm" svg:x2="40.27cm" svg:y2="8.65cm">
            <text:p/>
          </draw:line>
          <draw:line draw:style-name="gr1" draw:text-style-name="P1" draw:layer="TiM_F" svg:x1="40.18cm" svg:y1="8.115cm" svg:x2="40.27cm" svg:y2="8.115cm">
            <text:p/>
          </draw:line>
          <draw:line draw:style-name="gr1" draw:text-style-name="P1" draw:layer="TiM_F" svg:x1="40.335cm" svg:y1="8.115cm" svg:x2="40.435cm" svg:y2="8.115cm">
            <text:p/>
          </draw:line>
          <draw:path draw:style-name="gr2" draw:text-style-name="P2" draw:layer="TiM_F" svg:width="0.101cm" svg:height="0.101cm" svg:x="41.477cm" svg:y="8.459cm" svg:viewBox="0 0 102 102" svg:d="M102 51c0-10-2-18-7-26s-10-13-19-18-16-7-25-7-17 2-25 7-14 10-19 18-7 16-7 26c0 9 2 17 7 25s11 14 19 19 16 7 25 7 16-3 25-7c8-5 14-11 19-19s7-16 7-25z">
            <text:p/>
          </draw:path>
          <draw:path draw:style-name="gr2" draw:text-style-name="P2" draw:layer="TiM_F" svg:width="0.101cm" svg:height="0.101cm" svg:x="41.477cm" svg:y="8.205cm" svg:viewBox="0 0 102 102" svg:d="M102 51c0-10-2-18-7-26s-10-13-19-18-16-7-25-7-17 2-25 7-14 10-19 18-7 16-7 26c0 9 2 17 7 25s11 14 19 19 16 7 25 7 16-3 25-7c8-5 14-11 19-19s7-16 7-25z">
            <text:p/>
          </draw:path>
          <draw:line draw:style-name="gr1" draw:text-style-name="P1" draw:layer="TiM_F" svg:x1="41.859cm" svg:y1="8.65cm" svg:x2="41.959cm" svg:y2="8.65cm">
            <text:p/>
          </draw:line>
          <draw:line draw:style-name="gr1" draw:text-style-name="P1" draw:layer="TiM_F" svg:x1="42.114cm" svg:y1="8.65cm" svg:x2="42.024cm" svg:y2="8.65cm">
            <text:p/>
          </draw:line>
          <draw:line draw:style-name="gr1" draw:text-style-name="P1" draw:layer="TiM_F" svg:x1="41.704cm" svg:y1="8.65cm" svg:x2="41.794cm" svg:y2="8.65cm">
            <text:p/>
          </draw:line>
          <draw:line draw:style-name="gr1" draw:text-style-name="P1" draw:layer="TiM_F" svg:x1="41.859cm" svg:y1="8.115cm" svg:x2="41.959cm" svg:y2="8.115cm">
            <text:p/>
          </draw:line>
          <draw:line draw:style-name="gr1" draw:text-style-name="P1" draw:layer="TiM_F" svg:x1="38.811cm" svg:y1="8.65cm" svg:x2="38.911cm" svg:y2="8.65cm">
            <text:p/>
          </draw:line>
          <draw:line draw:style-name="gr1" draw:text-style-name="P1" draw:layer="TiM_F" svg:x1="39.066cm" svg:y1="8.65cm" svg:x2="38.976cm" svg:y2="8.65cm">
            <text:p/>
          </draw:line>
          <draw:line draw:style-name="gr1" draw:text-style-name="P1" draw:layer="TiM_F" svg:x1="38.656cm" svg:y1="8.65cm" svg:x2="38.746cm" svg:y2="8.65cm">
            <text:p/>
          </draw:line>
          <draw:line draw:style-name="gr1" draw:text-style-name="P1" draw:layer="TiM_F" svg:x1="38.656cm" svg:y1="8.115cm" svg:x2="38.746cm" svg:y2="8.115cm">
            <text:p/>
          </draw:line>
          <draw:line draw:style-name="gr1" draw:text-style-name="P1" draw:layer="TiM_F" svg:x1="38.811cm" svg:y1="8.115cm" svg:x2="38.911cm" svg:y2="8.115cm">
            <text:p/>
          </draw:line>
          <draw:line draw:style-name="gr1" draw:text-style-name="P1" draw:layer="TiM_F" svg:x1="38.811cm" svg:y1="10.174cm" svg:x2="38.911cm" svg:y2="10.174cm">
            <text:p/>
          </draw:line>
          <draw:line draw:style-name="gr1" draw:text-style-name="P1" draw:layer="TiM_F" svg:x1="39.066cm" svg:y1="10.174cm" svg:x2="38.976cm" svg:y2="10.174cm">
            <text:p/>
          </draw:line>
          <draw:line draw:style-name="gr1" draw:text-style-name="P1" draw:layer="TiM_F" svg:x1="38.656cm" svg:y1="9.659cm" svg:x2="38.614cm" svg:y2="9.659cm">
            <text:p/>
          </draw:line>
          <draw:line draw:style-name="gr1" draw:text-style-name="P1" draw:layer="TiM_F" svg:x1="38.656cm" svg:y1="9.639cm" svg:x2="38.746cm" svg:y2="9.639cm">
            <text:p/>
          </draw:line>
          <draw:line draw:style-name="gr1" draw:text-style-name="P1" draw:layer="TiM_F" svg:x1="38.811cm" svg:y1="9.639cm" svg:x2="38.911cm" svg:y2="9.639cm">
            <text:p/>
          </draw:line>
          <draw:line draw:style-name="gr1" draw:text-style-name="P1" draw:layer="TiM_F" svg:x1="38.811cm" svg:y1="14.746cm" svg:x2="38.911cm" svg:y2="14.746cm">
            <text:p/>
          </draw:line>
          <draw:line draw:style-name="gr1" draw:text-style-name="P1" draw:layer="TiM_F" svg:x1="39.066cm" svg:y1="14.746cm" svg:x2="38.976cm" svg:y2="14.746cm">
            <text:p/>
          </draw:line>
          <draw:line draw:style-name="gr1" draw:text-style-name="P1" draw:layer="TiM_F" svg:x1="38.656cm" svg:y1="14.746cm" svg:x2="38.746cm" svg:y2="14.746cm">
            <text:p/>
          </draw:line>
          <draw:line draw:style-name="gr1" draw:text-style-name="P1" draw:layer="TiM_F" svg:x1="38.656cm" svg:y1="14.231cm" svg:x2="38.614cm" svg:y2="14.231cm">
            <text:p/>
          </draw:line>
          <draw:line draw:style-name="gr1" draw:text-style-name="P1" draw:layer="TiM_F" svg:x1="38.656cm" svg:y1="14.211cm" svg:x2="38.746cm" svg:y2="14.211cm">
            <text:p/>
          </draw:line>
          <draw:line draw:style-name="gr1" draw:text-style-name="P1" draw:layer="TiM_F" svg:x1="38.811cm" svg:y1="14.211cm" svg:x2="38.911cm" svg:y2="14.211cm">
            <text:p/>
          </draw:line>
          <draw:line draw:style-name="gr1" draw:text-style-name="P1" draw:layer="TiM_F" svg:x1="42.114cm" svg:y1="5.067cm" svg:x2="42.024cm" svg:y2="5.067cm">
            <text:p/>
          </draw:line>
          <draw:line draw:style-name="gr1" draw:text-style-name="P1" draw:layer="TiM_F" svg:x1="41.859cm" svg:y1="6.591cm" svg:x2="41.959cm" svg:y2="6.591cm">
            <text:p/>
          </draw:line>
          <draw:path draw:style-name="gr2" draw:text-style-name="P2" draw:layer="TiM_F" svg:width="0.08cm" svg:height="0.08cm" svg:x="38.186cm" svg:y="14.184cm" svg:viewBox="0 0 81 81" svg:d="M81 41c0-8-3-14-6-21-4-7-7-11-14-15s-14-5-21-5c-8 0-13 1-20 5s-11 8-15 15-5 13-5 21c0 7 1 13 5 20s8 11 15 15 13 5 20 5c8 0 14-1 21-5s10-9 14-15c3-7 6-13 6-20z">
            <text:p/>
          </draw:path>
          <draw:path draw:style-name="gr2" draw:text-style-name="P2" draw:layer="TiM_F" svg:width="0.304cm" svg:height="0.303cm" svg:x="39.471cm" svg:y="3.659cm" svg:viewBox="0 0 305 304" svg:d="M305 152c0-28-7-52-21-76-14-25-32-42-56-56-25-14-48-20-76-20s-52 6-76 20-42 31-56 56c-14 24-20 48-20 76s6 52 20 76 32 42 56 56 48 20 76 20 51-6 76-20c24-14 42-32 56-56s21-48 21-76z">
            <text:p/>
          </draw:path>
          <draw:line draw:style-name="gr1" draw:text-style-name="P1" draw:layer="TiM_F" svg:x1="40.335cm" svg:y1="4.078cm" svg:x2="40.435cm" svg:y2="4.078cm">
            <text:p/>
          </draw:line>
          <draw:line draw:style-name="gr1" draw:text-style-name="P1" draw:layer="TiM_F" svg:x1="40.59cm" svg:y1="4.078cm" svg:x2="40.5cm" svg:y2="4.078cm">
            <text:p/>
          </draw:line>
          <draw:line draw:style-name="gr1" draw:text-style-name="P1" draw:layer="TiM_F" svg:x1="40.18cm" svg:y1="4.078cm" svg:x2="40.27cm" svg:y2="4.078cm">
            <text:p/>
          </draw:line>
          <draw:line draw:style-name="gr1" draw:text-style-name="P1" draw:layer="TiM_F" svg:x1="40.59cm" svg:y1="3.543cm" svg:x2="40.5cm" svg:y2="3.543cm">
            <text:p/>
          </draw:line>
          <draw:line draw:style-name="gr1" draw:text-style-name="P1" draw:layer="TiM_F" svg:x1="41.859cm" svg:y1="4.078cm" svg:x2="41.959cm" svg:y2="4.078cm">
            <text:p/>
          </draw:line>
          <draw:line draw:style-name="gr1" draw:text-style-name="P1" draw:layer="TiM_F" svg:x1="41.704cm" svg:y1="4.078cm" svg:x2="41.794cm" svg:y2="4.078cm">
            <text:p/>
          </draw:line>
          <draw:line draw:style-name="gr1" draw:text-style-name="P1" draw:layer="TiM_F" svg:x1="42.114cm" svg:y1="3.543cm" svg:x2="42.024cm" svg:y2="3.543cm">
            <text:p/>
          </draw:line>
          <draw:path draw:style-name="gr2" draw:text-style-name="P2" draw:layer="TiM_F" svg:width="0.081cm" svg:height="0.081cm" svg:x="41.614cm" svg:y="4.405cm" svg:viewBox="0 0 82 82" svg:d="M82 41c0-8-2-13-6-20s-8-11-15-15-13-6-20-6c-8 0-13 2-20 6s-11 8-15 15-6 12-6 20c0 7 2 13 6 20s8 11 15 15 13 6 20 6c8 0 13-2 20-6s11-8 15-15 6-13 6-20z">
            <text:p/>
          </draw:path>
          <draw:path draw:style-name="gr2" draw:text-style-name="P2" draw:layer="TiM_F" svg:width="0.081cm" svg:height="0.081cm" svg:x="41.614cm" svg:y="4.659cm" svg:viewBox="0 0 82 82" svg:d="M82 41c0-8-2-13-6-20s-8-11-15-15-13-6-20-6c-8 0-13 2-20 6s-11 8-15 15-6 12-6 20c0 7 2 13 6 20s8 11 15 15 13 6 20 6c8 0 13-2 20-6s11-8 15-15 6-13 6-20z">
            <text:p/>
          </draw:path>
          <draw:line draw:style-name="gr1" draw:text-style-name="P1" draw:layer="TiM_F" svg:x1="38.811cm" svg:y1="4.078cm" svg:x2="38.911cm" svg:y2="4.078cm">
            <text:p/>
          </draw:line>
          <draw:line draw:style-name="gr1" draw:text-style-name="P1" draw:layer="TiM_F" svg:x1="39.066cm" svg:y1="4.078cm" svg:x2="38.976cm" svg:y2="4.078cm">
            <text:p/>
          </draw:line>
          <draw:line draw:style-name="gr1" draw:text-style-name="P1" draw:layer="TiM_F" svg:x1="38.656cm" svg:y1="4.078cm" svg:x2="38.746cm" svg:y2="4.078cm">
            <text:p/>
          </draw:line>
          <draw:line draw:style-name="gr1" draw:text-style-name="P1" draw:layer="TiM_F" svg:x1="39.066cm" svg:y1="3.543cm" svg:x2="38.976cm" svg:y2="3.543cm">
            <text:p/>
          </draw:line>
          <draw:path draw:style-name="gr2" draw:text-style-name="P2" draw:layer="TiM_F" svg:width="0.08cm" svg:height="0.081cm" svg:x="38.186cm" svg:y="4.024cm" svg:viewBox="0 0 81 82" svg:d="M81 41c0-8-2-13-6-20s-8-11-14-15c-7-4-14-6-21-6-8 0-13 2-20 6s-11 8-15 15-5 12-5 20c0 7 1 13 5 20s8 11 15 15 13 6 20 6c8 0 14-2 21-6s10-8 14-15 6-13 6-20z">
            <text:p/>
          </draw:path>
          <draw:path draw:style-name="gr2" draw:text-style-name="P2" draw:layer="TiM_F" svg:width="0.08cm" svg:height="0.08cm" svg:x="38.186cm" svg:y="3.364cm" svg:viewBox="0 0 81 81" svg:d="M81 41c0-8-3-14-6-21-4-7-7-11-14-15s-14-5-21-5c-8 0-13 1-20 5s-11 8-15 15-5 13-5 21c0 7 1 13 5 20s8 11 15 15c7 3 13 5 20 5 8 0 14-1 21-5s10-9 14-15c3-7 6-13 6-20z">
            <text:p/>
          </draw:path>
          <draw:line draw:style-name="gr1" draw:text-style-name="P1" draw:layer="TiM_F" svg:x1="23.573cm" svg:y1="4.078cm" svg:x2="23.673cm" svg:y2="4.078cm">
            <text:p/>
          </draw:line>
          <draw:line draw:style-name="gr1" draw:text-style-name="P1" draw:layer="TiM_F" svg:x1="23.828cm" svg:y1="4.078cm" svg:x2="23.738cm" svg:y2="4.078cm">
            <text:p/>
          </draw:line>
          <draw:path draw:style-name="gr2" draw:text-style-name="P2" draw:layer="TiM_F" svg:width="0.08cm" svg:height="0.08cm" svg:x="24.471cm" svg:y="3.364cm" svg:viewBox="0 0 81 81" svg:d="M81 41c0-8-1-14-5-21s-9-11-15-15c-7-4-13-5-20-5-8 0-14 1-21 5s-10 8-14 15-6 13-6 21c0 7 2 13 6 20 4 6 7 11 14 15s13 5 21 5c7 0 13-2 20-5 6-4 11-8 15-15s5-13 5-20z">
            <text:p/>
          </draw:path>
          <draw:path draw:style-name="gr2" draw:text-style-name="P2" draw:layer="TiM_F" svg:width="0.08cm" svg:height="0.08cm" svg:x="24.217cm" svg:y="3.364cm" svg:viewBox="0 0 81 81" svg:d="M81 41c0-8-1-14-5-21s-9-11-15-15c-7-4-13-5-20-5-8 0-14 1-21 5s-10 8-14 15-6 13-6 21c0 7 2 13 6 20 4 6 7 11 14 15s13 5 21 5c7 0 13-2 20-5 6-4 11-8 15-15s5-13 5-20z">
            <text:p/>
          </draw:path>
          <draw:path draw:style-name="gr2" draw:text-style-name="P2" draw:layer="TiM_F" svg:width="0.08cm" svg:height="0.081cm" svg:x="24.217cm" svg:y="4.024cm" svg:viewBox="0 0 81 82" svg:d="M81 41c0-8-1-13-5-20s-8-11-15-15-13-6-20-6c-8 0-14 2-21 6s-10 8-14 15-6 12-6 20c0 7 2 13 6 20s7 11 14 15 13 6 21 6c7 0 13-2 20-6s11-8 15-15 5-13 5-20z">
            <text:p/>
          </draw:path>
          <draw:path draw:style-name="gr2" draw:text-style-name="P2" draw:layer="TiM_F" svg:width="0.08cm" svg:height="0.081cm" svg:x="24.471cm" svg:y="4.024cm" svg:viewBox="0 0 81 82" svg:d="M81 41c0-8-1-13-5-20s-8-11-15-15-13-6-20-6c-8 0-14 2-21 6s-10 8-14 15-6 12-6 20c0 7 2 13 6 20s7 11 14 15 13 6 21 6c7 0 13-2 20-6s11-8 15-15 5-13 5-20z">
            <text:p/>
          </draw:path>
          <draw:path draw:style-name="gr2" draw:text-style-name="P2" draw:layer="TiM_F" svg:width="0.08cm" svg:height="0.08cm" svg:x="24.217cm" svg:y="14.184cm" svg:viewBox="0 0 81 81" svg:d="M81 41c0-8-1-14-5-21s-9-11-15-15c-7-4-13-5-20-5-8 0-14 1-21 5s-10 8-14 15-6 13-6 21c0 7 2 13 6 20 4 6 7 11 14 15s13 5 21 5c7 0 13-1 20-5s11-8 15-15 5-13 5-20z">
            <text:p/>
          </draw:path>
          <draw:line draw:style-name="gr1" draw:text-style-name="P1" draw:layer="TiM_F" svg:x1="23.573cm" svg:y1="14.746cm" svg:x2="23.673cm" svg:y2="14.746cm">
            <text:p/>
          </draw:line>
          <draw:line draw:style-name="gr1" draw:text-style-name="P1" draw:layer="TiM_F" svg:x1="23.828cm" svg:y1="14.746cm" svg:x2="23.738cm" svg:y2="14.746cm">
            <text:p/>
          </draw:line>
          <draw:line draw:style-name="gr1" draw:text-style-name="P1" draw:layer="TiM_F" svg:x1="23.418cm" svg:y1="14.746cm" svg:x2="23.508cm" svg:y2="14.746cm">
            <text:p/>
          </draw:line>
          <draw:line draw:style-name="gr1" draw:text-style-name="P1" draw:layer="TiM_F" svg:x1="23.828cm" svg:y1="14.211cm" svg:x2="23.738cm" svg:y2="14.211cm">
            <text:p/>
          </draw:line>
          <draw:line draw:style-name="gr1" draw:text-style-name="P1" draw:layer="TiM_F" svg:x1="23.418cm" svg:y1="14.231cm" svg:x2="23.375cm" svg:y2="14.231cm">
            <text:p/>
          </draw:line>
          <draw:line draw:style-name="gr1" draw:text-style-name="P1" draw:layer="TiM_F" svg:x1="23.418cm" svg:y1="14.211cm" svg:x2="23.508cm" svg:y2="14.211cm">
            <text:p/>
          </draw:line>
          <draw:line draw:style-name="gr1" draw:text-style-name="P1" draw:layer="TiM_F" svg:x1="23.573cm" svg:y1="14.211cm" svg:x2="23.673cm" svg:y2="14.211cm">
            <text:p/>
          </draw:line>
          <draw:path draw:style-name="gr2" draw:text-style-name="P2" draw:layer="TiM_F" svg:width="0.08cm" svg:height="0.08cm" svg:x="24.471cm" svg:y="14.184cm" svg:viewBox="0 0 81 81" svg:d="M81 41c0-8-1-14-5-21s-9-11-15-15c-7-4-13-5-20-5-8 0-14 1-21 5s-10 8-14 15-6 13-6 21c0 7 2 13 6 20 4 6 7 11 14 15s13 5 21 5c7 0 13-1 20-5s11-8 15-15 5-13 5-20z">
            <text:p/>
          </draw:path>
          <draw:line draw:style-name="gr1" draw:text-style-name="P1" draw:layer="TiM_F" svg:x1="25.097cm" svg:y1="4.078cm" svg:x2="25.197cm" svg:y2="4.078cm">
            <text:p/>
          </draw:line>
          <draw:line draw:style-name="gr1" draw:text-style-name="P1" draw:layer="TiM_F" svg:x1="25.352cm" svg:y1="4.078cm" svg:x2="25.262cm" svg:y2="4.078cm">
            <text:p/>
          </draw:line>
          <draw:line draw:style-name="gr1" draw:text-style-name="P1" draw:layer="TiM_F" svg:x1="24.899cm" svg:y1="3.563cm" svg:x2="24.899cm" svg:y2="4.058cm">
            <text:p/>
          </draw:line>
          <draw:line draw:style-name="gr1" draw:text-style-name="P1" draw:layer="TiM_F" svg:x1="25.097cm" svg:y1="14.746cm" svg:x2="25.197cm" svg:y2="14.746cm">
            <text:p/>
          </draw:line>
          <draw:line draw:style-name="gr1" draw:text-style-name="P1" draw:layer="TiM_F" svg:x1="25.352cm" svg:y1="14.746cm" svg:x2="25.262cm" svg:y2="14.746cm">
            <text:p/>
          </draw:line>
          <draw:line draw:style-name="gr1" draw:text-style-name="P1" draw:layer="TiM_F" svg:x1="24.942cm" svg:y1="14.746cm" svg:x2="25.032cm" svg:y2="14.746cm">
            <text:p/>
          </draw:line>
          <draw:line draw:style-name="gr1" draw:text-style-name="P1" draw:layer="TiM_F" svg:x1="25.394cm" svg:y1="14.306cm" svg:x2="25.394cm" svg:y2="14.231cm">
            <text:p/>
          </draw:line>
          <draw:line draw:style-name="gr1" draw:text-style-name="P1" draw:layer="TiM_F" svg:x1="24.899cm" svg:y1="14.231cm" svg:x2="24.899cm" svg:y2="14.726cm">
            <text:p/>
          </draw:line>
          <draw:line draw:style-name="gr1" draw:text-style-name="P1" draw:layer="TiM_F" svg:x1="25.352cm" svg:y1="14.211cm" svg:x2="25.262cm" svg:y2="14.211cm">
            <text:p/>
          </draw:line>
          <draw:line draw:style-name="gr1" draw:text-style-name="P1" draw:layer="TiM_F" svg:x1="24.942cm" svg:y1="14.231cm" svg:x2="24.899cm" svg:y2="14.231cm">
            <text:p/>
          </draw:line>
          <draw:line draw:style-name="gr1" draw:text-style-name="P1" draw:layer="TiM_F" svg:x1="24.942cm" svg:y1="14.211cm" svg:x2="25.032cm" svg:y2="14.211cm">
            <text:p/>
          </draw:line>
          <draw:line draw:style-name="gr1" draw:text-style-name="P1" draw:layer="TiM_F" svg:x1="25.097cm" svg:y1="14.211cm" svg:x2="25.197cm" svg:y2="14.211cm">
            <text:p/>
          </draw:line>
          <draw:path draw:style-name="gr2" draw:text-style-name="P2" draw:layer="TiM_F" svg:width="0.1cm" svg:height="0.101cm" svg:x="25.477cm" svg:y="4.014cm" svg:viewBox="0 0 101 102" svg:d="M101 51c0-9-2-16-6-25-5-9-11-14-19-19s-16-7-25-7c-10 0-18 2-26 7s-13 10-18 19-7 16-7 25 2 17 7 25 10 14 18 19 16 7 26 7c9 0 17-2 25-7s14-11 19-19 6-16 6-25z">
            <text:p/>
          </draw:path>
          <draw:path draw:style-name="gr2" draw:text-style-name="P2" draw:layer="TiM_F" svg:width="0.08cm" svg:height="0.081cm" svg:x="22.693cm" svg:y="4.024cm" svg:viewBox="0 0 81 82" svg:d="M81 41c0-8-1-13-5-20s-8-11-15-15-13-6-20-6c-8 0-14 2-21 6s-10 8-14 15-6 12-6 20c0 7 2 13 6 20s7 11 14 15 13 6 21 6c7 0 13-2 20-6s11-8 15-15 5-13 5-20z">
            <text:p/>
          </draw:path>
          <draw:path draw:style-name="gr2" draw:text-style-name="P2" draw:layer="TiM_F" svg:width="0.08cm" svg:height="0.081cm" svg:x="22.947cm" svg:y="4.024cm" svg:viewBox="0 0 81 82" svg:d="M81 41c0-8-1-13-5-20s-8-11-15-15-13-6-20-6c-8 0-14 2-21 6s-10 8-14 15-6 12-6 20c0 7 2 13 6 20s7 11 14 15 13 6 21 6c7 0 13-2 20-6s11-8 15-15 5-13 5-20z">
            <text:p/>
          </draw:path>
          <draw:path draw:style-name="gr2" draw:text-style-name="P2" draw:layer="TiM_F" svg:width="0.08cm" svg:height="0.08cm" svg:x="22.693cm" svg:y="3.364cm" svg:viewBox="0 0 81 81" svg:d="M81 41c0-8-1-14-5-21s-9-11-15-15c-7-4-13-5-20-5-8 0-14 1-21 5s-10 8-14 15-6 13-6 21c0 7 2 13 6 20 4 6 7 11 14 15s13 5 21 5c7 0 13-2 20-5 6-4 11-8 15-15s5-13 5-20z">
            <text:p/>
          </draw:path>
          <draw:path draw:style-name="gr2" draw:text-style-name="P2" draw:layer="TiM_F" svg:width="0.08cm" svg:height="0.08cm" svg:x="22.947cm" svg:y="3.364cm" svg:viewBox="0 0 81 81" svg:d="M81 41c0-8-1-14-5-21s-9-11-15-15c-7-4-13-5-20-5-8 0-14 1-21 5s-10 8-14 15-6 13-6 21c0 7 2 13 6 20 4 6 7 11 14 15s13 5 21 5c7 0 13-2 20-5 6-4 11-8 15-15s5-13 5-20z">
            <text:p/>
          </draw:path>
          <draw:path draw:style-name="gr2" draw:text-style-name="P2" draw:layer="TiM_F" svg:width="0.08cm" svg:height="0.08cm" svg:x="22.947cm" svg:y="14.184cm" svg:viewBox="0 0 81 81" svg:d="M81 41c0-8-1-14-5-21s-9-11-15-15c-7-4-13-5-20-5-8 0-14 1-21 5s-10 8-14 15-6 13-6 21c0 7 2 13 6 20 4 6 7 11 14 15s13 5 21 5c7 0 13-1 20-5s11-8 15-15 5-13 5-20z">
            <text:p/>
          </draw:path>
          <draw:path draw:style-name="gr2" draw:text-style-name="P2" draw:layer="TiM_F" svg:width="0.08cm" svg:height="0.08cm" svg:x="22.693cm" svg:y="14.184cm" svg:viewBox="0 0 81 81" svg:d="M81 41c0-8-1-14-5-21s-9-11-15-15c-7-4-13-5-20-5-8 0-14 1-21 5s-10 8-14 15-6 13-6 21c0 7 2 13 6 20 4 6 7 11 14 15s13 5 21 5c7 0 13-1 20-5s11-8 15-15 5-13 5-20z">
            <text:p/>
          </draw:path>
          <draw:path draw:style-name="gr2" draw:text-style-name="P2" draw:layer="TiM_F" svg:width="0.081cm" svg:height="0.08cm" svg:x="19.137cm" svg:y="12.279cm" svg:viewBox="0 0 82 81" svg:d="M82 41c0-8-2-14-6-21s-9-11-15-15c-7-4-13-5-20-5-8 0-13 1-20 5s-11 8-15 15-6 13-6 21c0 7 2 13 6 20 4 6 8 11 15 15s12 5 20 5c7 0 13-1 20-5s11-8 15-15 6-13 6-20z">
            <text:p/>
          </draw:path>
          <draw:path draw:style-name="gr2" draw:text-style-name="P2" draw:layer="TiM_F" svg:width="0.081cm" svg:height="0.08cm" svg:x="19.137cm" svg:y="12.025cm" svg:viewBox="0 0 82 81" svg:d="M82 41c0-8-2-14-6-21s-9-11-15-15c-7-4-13-5-20-5-8 0-13 1-20 5s-11 8-15 15-6 13-6 21c0 7 2 14 6 20s8 11 15 15 12 5 20 5c7 0 13-1 20-5s11-9 15-15 6-13 6-20z">
            <text:p/>
          </draw:path>
          <draw:line draw:style-name="gr1" draw:text-style-name="P1" draw:layer="TiM_F" svg:x1="19.001cm" svg:y1="11.698cm" svg:x2="19.101cm" svg:y2="11.698cm">
            <text:p/>
          </draw:line>
          <draw:line draw:style-name="gr1" draw:text-style-name="P1" draw:layer="TiM_F" svg:x1="19.256cm" svg:y1="11.698cm" svg:x2="19.166cm" svg:y2="11.698cm">
            <text:p/>
          </draw:line>
          <draw:line draw:style-name="gr1" draw:text-style-name="P1" draw:layer="TiM_F" svg:x1="19.256cm" svg:y1="11.163cm" svg:x2="19.166cm" svg:y2="11.163cm">
            <text:p/>
          </draw:line>
          <draw:line draw:style-name="gr1" draw:text-style-name="P1" draw:layer="TiM_F" svg:x1="18.846cm" svg:y1="11.163cm" svg:x2="18.936cm" svg:y2="11.163cm">
            <text:p/>
          </draw:line>
          <draw:line draw:style-name="gr1" draw:text-style-name="P1" draw:layer="TiM_F" svg:x1="19.001cm" svg:y1="11.163cm" svg:x2="19.101cm" svg:y2="11.163cm">
            <text:p/>
          </draw:line>
          <draw:line draw:style-name="gr1" draw:text-style-name="P1" draw:layer="TiM_F" svg:x1="19.001cm" svg:y1="10.174cm" svg:x2="19.101cm" svg:y2="10.174cm">
            <text:p/>
          </draw:line>
          <draw:line draw:style-name="gr1" draw:text-style-name="P1" draw:layer="TiM_F" svg:x1="19.256cm" svg:y1="10.174cm" svg:x2="19.166cm" svg:y2="10.174cm">
            <text:p/>
          </draw:line>
          <draw:line draw:style-name="gr1" draw:text-style-name="P1" draw:layer="TiM_F" svg:x1="18.846cm" svg:y1="10.174cm" svg:x2="18.936cm" svg:y2="10.174cm">
            <text:p/>
          </draw:line>
          <draw:line draw:style-name="gr1" draw:text-style-name="P1" draw:layer="TiM_F" svg:x1="19.256cm" svg:y1="9.639cm" svg:x2="19.166cm" svg:y2="9.639cm">
            <text:p/>
          </draw:line>
          <draw:line draw:style-name="gr1" draw:text-style-name="P1" draw:layer="TiM_F" svg:x1="18.846cm" svg:y1="9.659cm" svg:x2="18.803cm" svg:y2="9.659cm">
            <text:p/>
          </draw:line>
          <draw:line draw:style-name="gr1" draw:text-style-name="P1" draw:layer="TiM_F" svg:x1="18.846cm" svg:y1="9.639cm" svg:x2="18.936cm" svg:y2="9.639cm">
            <text:p/>
          </draw:line>
          <draw:line draw:style-name="gr1" draw:text-style-name="P1" draw:layer="TiM_F" svg:x1="18.846cm" svg:y1="5.067cm" svg:x2="18.936cm" svg:y2="5.067cm">
            <text:p/>
          </draw:line>
          <draw:line draw:style-name="gr1" draw:text-style-name="P1" draw:layer="TiM_F" svg:x1="19.001cm" svg:y1="5.067cm" svg:x2="19.101cm" svg:y2="5.067cm">
            <text:p/>
          </draw:line>
          <draw:line draw:style-name="gr1" draw:text-style-name="P1" draw:layer="TiM_F" svg:x1="19.001cm" svg:y1="6.591cm" svg:x2="19.101cm" svg:y2="6.591cm">
            <text:p/>
          </draw:line>
          <draw:line draw:style-name="gr1" draw:text-style-name="P1" draw:layer="TiM_F" svg:x1="20.525cm" svg:y1="10.174cm" svg:x2="20.625cm" svg:y2="10.174cm">
            <text:p/>
          </draw:line>
          <draw:line draw:style-name="gr1" draw:text-style-name="P1" draw:layer="TiM_F" svg:x1="20.78cm" svg:y1="10.174cm" svg:x2="20.69cm" svg:y2="10.174cm">
            <text:p/>
          </draw:line>
          <draw:line draw:style-name="gr1" draw:text-style-name="P1" draw:layer="TiM_F" svg:x1="20.37cm" svg:y1="10.174cm" svg:x2="20.46cm" svg:y2="10.174cm">
            <text:p/>
          </draw:line>
          <draw:line draw:style-name="gr1" draw:text-style-name="P1" draw:layer="TiM_F" svg:x1="20.78cm" svg:y1="9.639cm" svg:x2="20.69cm" svg:y2="9.639cm">
            <text:p/>
          </draw:line>
          <draw:line draw:style-name="gr1" draw:text-style-name="P1" draw:layer="TiM_F" svg:x1="20.37cm" svg:y1="9.659cm" svg:x2="20.327cm" svg:y2="9.659cm">
            <text:p/>
          </draw:line>
          <draw:line draw:style-name="gr1" draw:text-style-name="P1" draw:layer="TiM_F" svg:x1="20.37cm" svg:y1="9.639cm" svg:x2="20.46cm" svg:y2="9.639cm">
            <text:p/>
          </draw:line>
          <draw:line draw:style-name="gr1" draw:text-style-name="P1" draw:layer="TiM_F" svg:x1="19.001cm" svg:y1="13.222cm" svg:x2="19.101cm" svg:y2="13.222cm">
            <text:p/>
          </draw:line>
          <draw:line draw:style-name="gr1" draw:text-style-name="P1" draw:layer="TiM_F" svg:x1="19.256cm" svg:y1="13.222cm" svg:x2="19.166cm" svg:y2="13.222cm">
            <text:p/>
          </draw:line>
          <draw:line draw:style-name="gr1" draw:text-style-name="P1" draw:layer="TiM_F" svg:x1="18.846cm" svg:y1="13.222cm" svg:x2="18.936cm" svg:y2="13.222cm">
            <text:p/>
          </draw:line>
          <draw:line draw:style-name="gr1" draw:text-style-name="P1" draw:layer="TiM_F" svg:x1="19.256cm" svg:y1="12.687cm" svg:x2="19.166cm" svg:y2="12.687cm">
            <text:p/>
          </draw:line>
          <draw:line draw:style-name="gr1" draw:text-style-name="P1" draw:layer="TiM_F" svg:x1="18.846cm" svg:y1="12.687cm" svg:x2="18.936cm" svg:y2="12.687cm">
            <text:p/>
          </draw:line>
          <draw:line draw:style-name="gr1" draw:text-style-name="P1" draw:layer="TiM_F" svg:x1="19.001cm" svg:y1="12.687cm" svg:x2="19.101cm" svg:y2="12.687cm">
            <text:p/>
          </draw:line>
          <draw:path draw:style-name="gr2" draw:text-style-name="P2" draw:layer="TiM_F" svg:width="0.081cm" svg:height="0.081cm" svg:x="19.137cm" svg:y="4.659cm" svg:viewBox="0 0 82 82" svg:d="M82 41c0-8-2-13-6-20s-8-11-15-15-13-6-20-6c-8 0-13 2-20 6s-11 8-15 15-6 12-6 20c0 7 2 13 6 20s8 11 15 15 12 6 20 6c7 0 13-2 20-6s11-8 15-15 6-13 6-20z">
            <text:p/>
          </draw:path>
          <draw:line draw:style-name="gr1" draw:text-style-name="P1" draw:layer="TiM_F" svg:x1="22.049cm" svg:y1="14.746cm" svg:x2="22.149cm" svg:y2="14.746cm">
            <text:p/>
          </draw:line>
          <draw:line draw:style-name="gr1" draw:text-style-name="P1" draw:layer="TiM_F" svg:x1="22.304cm" svg:y1="14.746cm" svg:x2="22.214cm" svg:y2="14.746cm">
            <text:p/>
          </draw:line>
          <draw:line draw:style-name="gr1" draw:text-style-name="P1" draw:layer="TiM_F" svg:x1="21.894cm" svg:y1="14.746cm" svg:x2="21.984cm" svg:y2="14.746cm">
            <text:p/>
          </draw:line>
          <draw:line draw:style-name="gr1" draw:text-style-name="P1" draw:layer="TiM_F" svg:x1="22.304cm" svg:y1="14.211cm" svg:x2="22.214cm" svg:y2="14.211cm">
            <text:p/>
          </draw:line>
          <draw:line draw:style-name="gr1" draw:text-style-name="P1" draw:layer="TiM_F" svg:x1="21.894cm" svg:y1="14.231cm" svg:x2="21.851cm" svg:y2="14.231cm">
            <text:p/>
          </draw:line>
          <draw:line draw:style-name="gr1" draw:text-style-name="P1" draw:layer="TiM_F" svg:x1="21.894cm" svg:y1="14.211cm" svg:x2="21.984cm" svg:y2="14.211cm">
            <text:p/>
          </draw:line>
          <draw:line draw:style-name="gr1" draw:text-style-name="P1" draw:layer="TiM_F" svg:x1="22.049cm" svg:y1="14.211cm" svg:x2="22.149cm" svg:y2="14.211cm">
            <text:p/>
          </draw:line>
          <draw:path draw:style-name="gr2" draw:text-style-name="P2" draw:layer="TiM_F" svg:width="0.304cm" svg:height="0.304cm" svg:x="21.184cm" svg:y="14.326cm" svg:viewBox="0 0 305 305" svg:d="M305 153c0-28-6-53-20-77-14-25-32-41-56-55s-48-21-76-21-52 7-76 21c-25 14-42 30-56 55-14 24-21 49-21 77s7 51 21 76c14 24 31 42 56 56 24 14 48 20 76 20s52-6 76-20 42-32 56-56c14-25 20-48 20-76z">
            <text:p/>
          </draw:path>
          <draw:path draw:style-name="gr2" draw:text-style-name="P2" draw:layer="TiM_F" svg:width="0.304cm" svg:height="0.304cm" svg:x="21.184cm" svg:y="8.23cm" svg:viewBox="0 0 305 305" svg:d="M305 153c0-28-6-52-20-76-14-25-32-42-56-56s-48-21-76-21-52 7-76 21c-25 14-42 31-56 56-14 24-21 48-21 76s7 52 21 76 31 42 56 56c24 14 48 20 76 20s52-6 76-20 42-32 56-56 20-48 20-76z">
            <text:p/>
          </draw:path>
          <draw:path draw:style-name="gr2" draw:text-style-name="P2" draw:layer="TiM_F" svg:width="0.304cm" svg:height="0.304cm" svg:x="21.184cm" svg:y="9.754cm" svg:viewBox="0 0 305 305" svg:d="M305 153c0-28-6-52-20-76-14-25-32-42-56-56s-48-21-76-21-52 7-76 21c-25 14-42 31-56 56-14 24-21 48-21 76s7 52 21 76 31 42 56 56c24 14 48 20 76 20s52-6 76-20 42-32 56-56 20-48 20-76z">
            <text:p/>
          </draw:path>
          <draw:line draw:style-name="gr1" draw:text-style-name="P1" draw:layer="TiM_F" svg:x1="22.049cm" svg:y1="8.65cm" svg:x2="22.149cm" svg:y2="8.65cm">
            <text:p/>
          </draw:line>
          <draw:line draw:style-name="gr1" draw:text-style-name="P1" draw:layer="TiM_F" svg:x1="22.304cm" svg:y1="8.65cm" svg:x2="22.214cm" svg:y2="8.65cm">
            <text:p/>
          </draw:line>
          <draw:line draw:style-name="gr1" draw:text-style-name="P1" draw:layer="TiM_F" svg:x1="21.894cm" svg:y1="8.65cm" svg:x2="21.984cm" svg:y2="8.65cm">
            <text:p/>
          </draw:line>
          <draw:line draw:style-name="gr1" draw:text-style-name="P1" draw:layer="TiM_F" svg:x1="21.894cm" svg:y1="8.115cm" svg:x2="21.984cm" svg:y2="8.115cm">
            <text:p/>
          </draw:line>
          <draw:line draw:style-name="gr1" draw:text-style-name="P1" draw:layer="TiM_F" svg:x1="22.049cm" svg:y1="8.115cm" svg:x2="22.149cm" svg:y2="8.115cm">
            <text:p/>
          </draw:line>
          <draw:line draw:style-name="gr1" draw:text-style-name="P1" draw:layer="TiM_F" svg:x1="22.049cm" svg:y1="10.174cm" svg:x2="22.149cm" svg:y2="10.174cm">
            <text:p/>
          </draw:line>
          <draw:line draw:style-name="gr1" draw:text-style-name="P1" draw:layer="TiM_F" svg:x1="22.304cm" svg:y1="10.174cm" svg:x2="22.214cm" svg:y2="10.174cm">
            <text:p/>
          </draw:line>
          <draw:line draw:style-name="gr1" draw:text-style-name="P1" draw:layer="TiM_F" svg:x1="21.894cm" svg:y1="10.174cm" svg:x2="21.984cm" svg:y2="10.174cm">
            <text:p/>
          </draw:line>
          <draw:line draw:style-name="gr1" draw:text-style-name="P1" draw:layer="TiM_F" svg:x1="22.304cm" svg:y1="9.639cm" svg:x2="22.214cm" svg:y2="9.639cm">
            <text:p/>
          </draw:line>
          <draw:line draw:style-name="gr1" draw:text-style-name="P1" draw:layer="TiM_F" svg:x1="21.894cm" svg:y1="9.659cm" svg:x2="21.851cm" svg:y2="9.659cm">
            <text:p/>
          </draw:line>
          <draw:line draw:style-name="gr1" draw:text-style-name="P1" draw:layer="TiM_F" svg:x1="21.894cm" svg:y1="9.639cm" svg:x2="21.984cm" svg:y2="9.639cm">
            <text:p/>
          </draw:line>
          <draw:line draw:style-name="gr1" draw:text-style-name="P1" draw:layer="TiM_F" svg:x1="22.049cm" svg:y1="9.639cm" svg:x2="22.149cm" svg:y2="9.639cm">
            <text:p/>
          </draw:line>
          <draw:line draw:style-name="gr1" draw:text-style-name="P1" draw:layer="TiM_F" svg:x1="20.525cm" svg:y1="14.746cm" svg:x2="20.625cm" svg:y2="14.746cm">
            <text:p/>
          </draw:line>
          <draw:line draw:style-name="gr1" draw:text-style-name="P1" draw:layer="TiM_F" svg:x1="20.78cm" svg:y1="14.746cm" svg:x2="20.69cm" svg:y2="14.746cm">
            <text:p/>
          </draw:line>
          <draw:line draw:style-name="gr1" draw:text-style-name="P1" draw:layer="TiM_F" svg:x1="20.37cm" svg:y1="14.746cm" svg:x2="20.46cm" svg:y2="14.746cm">
            <text:p/>
          </draw:line>
          <draw:line draw:style-name="gr1" draw:text-style-name="P1" draw:layer="TiM_F" svg:x1="20.78cm" svg:y1="14.211cm" svg:x2="20.69cm" svg:y2="14.211cm">
            <text:p/>
          </draw:line>
          <draw:line draw:style-name="gr1" draw:text-style-name="P1" draw:layer="TiM_F" svg:x1="20.37cm" svg:y1="14.231cm" svg:x2="20.327cm" svg:y2="14.231cm">
            <text:p/>
          </draw:line>
          <draw:line draw:style-name="gr1" draw:text-style-name="P1" draw:layer="TiM_F" svg:x1="20.37cm" svg:y1="14.211cm" svg:x2="20.46cm" svg:y2="14.211cm">
            <text:p/>
          </draw:line>
          <draw:line draw:style-name="gr1" draw:text-style-name="P1" draw:layer="TiM_F" svg:x1="20.525cm" svg:y1="14.211cm" svg:x2="20.625cm" svg:y2="14.211cm">
            <text:p/>
          </draw:line>
          <draw:line draw:style-name="gr1" draw:text-style-name="P1" draw:layer="TiM_F" svg:x1="20.525cm" svg:y1="8.65cm" svg:x2="20.625cm" svg:y2="8.65cm">
            <text:p/>
          </draw:line>
          <draw:line draw:style-name="gr1" draw:text-style-name="P1" draw:layer="TiM_F" svg:x1="20.78cm" svg:y1="8.65cm" svg:x2="20.69cm" svg:y2="8.65cm">
            <text:p/>
          </draw:line>
          <draw:line draw:style-name="gr1" draw:text-style-name="P1" draw:layer="TiM_F" svg:x1="20.37cm" svg:y1="8.65cm" svg:x2="20.46cm" svg:y2="8.65cm">
            <text:p/>
          </draw:line>
          <draw:line draw:style-name="gr1" draw:text-style-name="P1" draw:layer="TiM_F" svg:x1="20.37cm" svg:y1="8.115cm" svg:x2="20.46cm" svg:y2="8.115cm">
            <text:p/>
          </draw:line>
          <draw:line draw:style-name="gr1" draw:text-style-name="P1" draw:layer="TiM_F" svg:x1="20.525cm" svg:y1="8.115cm" svg:x2="20.625cm" svg:y2="8.115cm">
            <text:p/>
          </draw:line>
          <draw:line draw:style-name="gr1" draw:text-style-name="P1" draw:layer="TiM_F" svg:x1="19.001cm" svg:y1="14.746cm" svg:x2="19.101cm" svg:y2="14.746cm">
            <text:p/>
          </draw:line>
          <draw:line draw:style-name="gr1" draw:text-style-name="P1" draw:layer="TiM_F" svg:x1="19.256cm" svg:y1="14.746cm" svg:x2="19.166cm" svg:y2="14.746cm">
            <text:p/>
          </draw:line>
          <draw:line draw:style-name="gr1" draw:text-style-name="P1" draw:layer="TiM_F" svg:x1="18.846cm" svg:y1="14.746cm" svg:x2="18.936cm" svg:y2="14.746cm">
            <text:p/>
          </draw:line>
          <draw:line draw:style-name="gr1" draw:text-style-name="P1" draw:layer="TiM_F" svg:x1="19.256cm" svg:y1="14.211cm" svg:x2="19.166cm" svg:y2="14.211cm">
            <text:p/>
          </draw:line>
          <draw:line draw:style-name="gr1" draw:text-style-name="P1" draw:layer="TiM_F" svg:x1="18.846cm" svg:y1="14.231cm" svg:x2="18.803cm" svg:y2="14.231cm">
            <text:p/>
          </draw:line>
          <draw:line draw:style-name="gr1" draw:text-style-name="P1" draw:layer="TiM_F" svg:x1="18.846cm" svg:y1="14.211cm" svg:x2="18.936cm" svg:y2="14.211cm">
            <text:p/>
          </draw:line>
          <draw:line draw:style-name="gr1" draw:text-style-name="P1" draw:layer="TiM_F" svg:x1="19.001cm" svg:y1="14.211cm" svg:x2="19.101cm" svg:y2="14.211cm">
            <text:p/>
          </draw:line>
          <draw:line draw:style-name="gr1" draw:text-style-name="P1" draw:layer="TiM_F" svg:x1="19.101cm" svg:y1="8.63cm" svg:x2="19.166cm" svg:y2="8.63cm">
            <text:p/>
          </draw:line>
          <draw:line draw:style-name="gr1" draw:text-style-name="P1" draw:layer="TiM_F" svg:x1="19.001cm" svg:y1="8.65cm" svg:x2="19.101cm" svg:y2="8.65cm">
            <text:p/>
          </draw:line>
          <draw:line draw:style-name="gr1" draw:text-style-name="P1" draw:layer="TiM_F" svg:x1="19.256cm" svg:y1="8.65cm" svg:x2="19.166cm" svg:y2="8.65cm">
            <text:p/>
          </draw:line>
          <draw:line draw:style-name="gr1" draw:text-style-name="P1" draw:layer="TiM_F" svg:x1="18.936cm" svg:y1="8.63cm" svg:x2="19.001cm" svg:y2="8.63cm">
            <text:p/>
          </draw:line>
          <draw:line draw:style-name="gr1" draw:text-style-name="P1" draw:layer="TiM_F" svg:x1="19.256cm" svg:y1="8.63cm" svg:x2="19.298cm" svg:y2="8.63cm">
            <text:p/>
          </draw:line>
          <draw:line draw:style-name="gr1" draw:text-style-name="P1" draw:layer="TiM_F" svg:x1="18.846cm" svg:y1="8.65cm" svg:x2="18.936cm" svg:y2="8.65cm">
            <text:p/>
          </draw:line>
          <draw:line draw:style-name="gr1" draw:text-style-name="P1" draw:layer="TiM_F" svg:x1="18.803cm" svg:y1="8.63cm" svg:x2="18.846cm" svg:y2="8.63cm">
            <text:p/>
          </draw:line>
          <draw:line draw:style-name="gr1" draw:text-style-name="P1" draw:layer="TiM_F" svg:x1="19.001cm" svg:y1="8.115cm" svg:x2="19.101cm" svg:y2="8.115cm">
            <text:p/>
          </draw:line>
          <draw:line draw:style-name="gr1" draw:text-style-name="P1" draw:layer="TiM_F" svg:x1="20.525cm" svg:y1="4.078cm" svg:x2="20.625cm" svg:y2="4.078cm">
            <text:p/>
          </draw:line>
          <draw:line draw:style-name="gr1" draw:text-style-name="P1" draw:layer="TiM_F" svg:x1="20.78cm" svg:y1="4.078cm" svg:x2="20.69cm" svg:y2="4.078cm">
            <text:p/>
          </draw:line>
          <draw:line draw:style-name="gr1" draw:text-style-name="P1" draw:layer="TiM_F" svg:x1="20.525cm" svg:y1="3.543cm" svg:x2="20.625cm" svg:y2="3.543cm">
            <text:p/>
          </draw:line>
          <draw:path draw:style-name="gr2" draw:text-style-name="P2" draw:layer="TiM_F" svg:width="0.081cm" svg:height="0.081cm" svg:x="19.137cm" svg:y="4.405cm" svg:viewBox="0 0 82 82" svg:d="M82 41c0-8-2-13-6-20s-8-11-15-15-13-6-20-6c-8 0-13 2-20 6s-11 8-15 15-6 12-6 20c0 7 2 13 6 20s8 11 15 15 12 6 20 6c7 0 13-2 20-6s11-8 15-15 6-13 6-20z">
            <text:p/>
          </draw:path>
          <draw:line draw:style-name="gr1" draw:text-style-name="P1" draw:layer="TiM_F" svg:x1="19.256cm" svg:y1="4.078cm" svg:x2="19.166cm" svg:y2="4.078cm">
            <text:p/>
          </draw:line>
          <draw:line draw:style-name="gr1" draw:text-style-name="P1" draw:layer="TiM_F" svg:x1="18.846cm" svg:y1="3.543cm" svg:x2="18.936cm" svg:y2="3.543cm">
            <text:p/>
          </draw:line>
          <draw:line draw:style-name="gr1" draw:text-style-name="P1" draw:layer="TiM_F" svg:x1="19.001cm" svg:y1="3.543cm" svg:x2="19.101cm" svg:y2="3.543cm">
            <text:p/>
          </draw:line>
          <draw:path draw:style-name="gr2" draw:text-style-name="P2" draw:layer="TiM_F" svg:width="0.304cm" svg:height="0.303cm" svg:x="21.184cm" svg:y="3.659cm" svg:viewBox="0 0 305 304" svg:d="M305 152c0-28-6-52-20-76-14-25-32-42-56-56s-48-20-76-20-52 6-76 20c-25 14-42 31-56 56-14 24-21 48-21 76s7 52 21 76 31 42 56 56c24 14 48 20 76 20s52-6 76-20 42-32 56-56 20-48 20-76z">
            <text:p/>
          </draw:path>
          <draw:line draw:style-name="gr1" draw:text-style-name="P1" draw:layer="TiM_F" svg:x1="22.049cm" svg:y1="4.078cm" svg:x2="22.149cm" svg:y2="4.078cm">
            <text:p/>
          </draw:line>
          <draw:line draw:style-name="gr1" draw:text-style-name="P1" draw:layer="TiM_F" svg:x1="22.304cm" svg:y1="4.078cm" svg:x2="22.214cm" svg:y2="4.078cm">
            <text:p/>
          </draw:line>
          <draw:line draw:style-name="gr1" draw:text-style-name="P1" draw:layer="TiM_F" svg:x1="22.049cm" svg:y1="3.543cm" svg:x2="22.149cm" svg:y2="3.543cm">
            <text:p/>
          </draw:line>
          <draw:path draw:style-name="gr2" draw:text-style-name="P2" draw:layer="TiM_F" svg:width="0.1cm" svg:height="0.101cm" svg:x="18.467cm" svg:y="8.713cm" svg:viewBox="0 0 101 102" svg:d="M101 51c0-10-1-18-6-26s-11-13-19-18-16-7-25-7c-10 0-18 2-26 7s-13 10-18 18-7 16-7 26c0 9 2 17 7 25s10 14 18 19 16 7 26 7c9 0 17-2 25-7s14-11 19-19 6-16 6-25z">
            <text:p/>
          </draw:path>
          <draw:path draw:style-name="gr2" draw:text-style-name="P2" draw:layer="TiM_F" svg:width="0.1cm" svg:height="0.101cm" svg:x="18.467cm" svg:y="9.221cm" svg:viewBox="0 0 101 102" svg:d="M101 51c0-10-1-18-6-26s-11-13-19-18-16-7-25-7c-10 0-18 2-26 7s-13 10-18 18-7 16-7 26c0 9 2 17 7 25s10 14 18 19 16 7 26 7c9 0 17-2 25-7s14-11 19-19 6-16 6-25z">
            <text:p/>
          </draw:path>
          <draw:path draw:style-name="gr2" draw:text-style-name="P2" draw:layer="TiM_F" svg:width="0.1cm" svg:height="0.101cm" svg:x="18.467cm" svg:y="8.967cm" svg:viewBox="0 0 101 102" svg:d="M101 51c0-10-1-18-6-26s-11-13-19-18-16-7-25-7c-10 0-18 2-26 7s-13 10-18 18-7 16-7 26c0 9 2 17 7 25s10 14 18 19 16 7 26 7c9 0 17-2 25-7s14-11 19-19 6-16 6-25z">
            <text:p/>
          </draw:path>
          <draw:path draw:style-name="gr2" draw:text-style-name="P2" draw:layer="TiM_F" svg:width="0.1cm" svg:height="0.101cm" svg:x="18.467cm" svg:y="9.983cm" svg:viewBox="0 0 101 102" svg:d="M101 51c0-10-1-18-6-26s-11-13-19-18-16-7-25-7c-10 0-18 2-26 7s-13 10-18 18-7 16-7 26c0 9 2 17 7 25s10 14 18 19 16 7 26 7c9 0 17-2 25-7s14-11 19-19 6-16 6-25z">
            <text:p/>
          </draw:path>
          <draw:path draw:style-name="gr2" draw:text-style-name="P2" draw:layer="TiM_F" svg:width="0.1cm" svg:height="0.101cm" svg:x="18.467cm" svg:y="9.729cm" svg:viewBox="0 0 101 102" svg:d="M101 51c0-10-1-18-6-26s-11-13-19-18-16-7-25-7c-10 0-18 2-26 7s-13 10-18 18-7 16-7 26c0 9 2 17 7 25s10 14 18 19 16 7 26 7c9 0 17-2 25-7s14-11 19-19 6-16 6-25z">
            <text:p/>
          </draw:path>
          <draw:path draw:style-name="gr2" draw:text-style-name="P2" draw:layer="TiM_F" svg:width="0.1cm" svg:height="0.101cm" svg:x="18.467cm" svg:y="9.475cm" svg:viewBox="0 0 101 102" svg:d="M101 51c0-10-1-18-6-26s-11-13-19-18-16-7-25-7c-10 0-18 2-26 7s-13 10-18 18-7 16-7 26c0 9 2 17 7 25s10 14 18 19 16 7 26 7c9 0 17-2 25-7s14-11 19-19 6-16 6-25z">
            <text:p/>
          </draw:path>
          <draw:path draw:style-name="gr2" draw:text-style-name="P2" draw:layer="TiM_F" svg:width="0.1cm" svg:height="0.101cm" svg:x="18.467cm" svg:y="8.459cm" svg:viewBox="0 0 101 102" svg:d="M101 51c0-10-1-18-6-26s-11-13-19-18-16-7-25-7c-10 0-18 2-26 7s-13 10-18 18-7 16-7 26c0 9 2 17 7 25s10 14 18 19 16 7 26 7c9 0 17-2 25-7s14-11 19-19 6-16 6-25z">
            <text:p/>
          </draw:path>
          <draw:path draw:style-name="gr2" draw:text-style-name="P2" draw:layer="TiM_F" svg:width="0.1cm" svg:height="0.101cm" svg:x="18.467cm" svg:y="8.205cm" svg:viewBox="0 0 101 102" svg:d="M101 51c0-10-1-18-6-26s-11-13-19-18-16-7-25-7c-10 0-18 2-26 7s-13 10-18 18-7 16-7 26c0 9 2 17 7 25s10 14 18 19 16 7 26 7c9 0 17-2 25-7s14-11 19-19 6-16 6-25z">
            <text:p/>
          </draw:path>
          <draw:path draw:style-name="gr2" draw:text-style-name="P2" draw:layer="TiM_F" svg:width="0.08cm" svg:height="0.081cm" svg:x="18.477cm" svg:y="4.405cm" svg:viewBox="0 0 81 82" svg:d="M81 41c0-8-2-13-5-20-4-7-9-11-15-15-7-4-13-6-20-6-8 0-14 2-21 6s-11 8-15 15-5 12-5 20c0 7 1 13 5 20 4 6 8 11 15 15s13 6 21 6c7 0 13-2 20-6s11-9 15-15c3-7 5-13 5-20z">
            <text:p/>
          </draw:path>
          <draw:path draw:style-name="gr2" draw:text-style-name="P2" draw:layer="TiM_F" svg:width="0.08cm" svg:height="0.081cm" svg:x="18.477cm" svg:y="4.659cm" svg:viewBox="0 0 81 82" svg:d="M81 41c0-8-2-13-5-20-4-7-9-11-15-15-7-4-13-6-20-6-8 0-14 2-21 6s-11 8-15 15-5 12-5 20c0 7 1 13 5 20 4 6 8 11 15 15s13 6 21 6c7 0 13-2 20-6s11-9 15-15c3-7 5-13 5-20z">
            <text:p/>
          </draw:path>
          <draw:path draw:style-name="gr2" draw:text-style-name="P2" draw:layer="TiM_F" svg:width="0.08cm" svg:height="0.08cm" svg:x="18.477cm" svg:y="12.025cm" svg:viewBox="0 0 81 81" svg:d="M81 41c0-8-1-14-5-21s-8-11-15-15-13-5-20-5c-8 0-14 1-21 5s-11 8-15 15-5 13-5 21c0 7 1 14 5 20s8 11 15 15 13 5 21 5c7 0 13-1 20-5s11-9 15-15 5-13 5-20z">
            <text:p/>
          </draw:path>
          <draw:path draw:style-name="gr2" draw:text-style-name="P2" draw:layer="TiM_F" svg:width="0.08cm" svg:height="0.08cm" svg:x="18.477cm" svg:y="12.279cm" svg:viewBox="0 0 81 81" svg:d="M81 41c0-8-1-14-5-21s-8-11-15-15-13-5-20-5c-8 0-14 1-21 5s-11 8-15 15-5 13-5 21c0 7 1 13 5 20s8 11 15 15 13 5 21 5c7 0 13-1 20-5s11-8 15-15 5-13 5-20z">
            <text:p/>
          </draw:path>
          <draw:path draw:style-name="gr2" draw:text-style-name="P2" draw:layer="TiM_F" svg:width="0.1cm" svg:height="0.101cm" svg:x="29.033cm" svg:y="14.834cm" svg:viewBox="0 0 101 102" svg:d="M101 51c0-9-2-16-6-25-5-9-11-14-19-19s-16-7-25-7c-10 0-18 2-26 7s-13 10-18 19-7 16-7 25 2 17 7 25 10 14 18 19 16 7 26 7c9 0 17-2 25-7s14-11 19-19 6-16 6-25z">
            <text:p/>
          </draw:path>
          <draw:path draw:style-name="gr2" draw:text-style-name="P2" draw:layer="TiM_F" svg:width="0.1cm" svg:height="0.101cm" svg:x="29.287cm" svg:y="14.834cm" svg:viewBox="0 0 101 102" svg:d="M101 51c0-9-2-16-6-25-5-9-11-14-19-19s-16-7-25-7c-10 0-18 2-26 7s-13 10-18 19-7 16-7 25 2 17 7 25 10 14 18 19 16 7 26 7c9 0 17-2 25-7s14-11 19-19 6-16 6-25z">
            <text:p/>
          </draw:path>
          <draw:path draw:style-name="gr2" draw:text-style-name="P2" draw:layer="TiM_F" svg:width="0.08cm" svg:height="0.081cm" svg:x="30.313cm" svg:y="14.844cm" svg:viewBox="0 0 81 82" svg:d="M81 41c0-8-2-13-5-20-4-7-8-11-15-15s-13-6-20-6c-8 0-14 2-21 6s-11 8-15 15-5 12-5 20c0 7 1 13 5 20 4 6 8 11 15 15s13 6 21 6c7 0 13-2 20-6s11-9 15-15c3-7 5-13 5-20z">
            <text:p/>
          </draw:path>
          <draw:path draw:style-name="gr2" draw:text-style-name="P2" draw:layer="TiM_F" svg:width="0.1cm" svg:height="0.101cm" svg:x="28.525cm" svg:y="14.834cm" svg:viewBox="0 0 101 102" svg:d="M101 51c0-9-2-16-6-25-5-9-11-14-19-19s-16-7-25-7c-10 0-18 2-26 7s-13 10-18 19-7 16-7 25 2 17 7 25 10 14 18 19 16 7 26 7c9 0 17-2 25-7s14-11 19-19 6-16 6-25z">
            <text:p/>
          </draw:path>
          <draw:path draw:style-name="gr2" draw:text-style-name="P2" draw:layer="TiM_F" svg:width="0.1cm" svg:height="0.101cm" svg:x="28.779cm" svg:y="14.834cm" svg:viewBox="0 0 101 102" svg:d="M101 51c0-9-2-16-6-25-5-9-11-14-19-19s-16-7-25-7c-10 0-18 2-26 7s-13 10-18 19-7 16-7 25 2 17 7 25 10 14 18 19 16 7 26 7c9 0 17-2 25-7s14-11 19-19 6-16 6-25z">
            <text:p/>
          </draw:path>
          <draw:path draw:style-name="gr1" draw:text-style-name="P1" draw:layer="TiM_F" svg:width="0.007cm" svg:height="0.024cm" svg:x="24.544cm" svg:y="14.885cm" svg:viewBox="0 0 8 25" svg:d="M0 25c1-2 2-3 3-5 4-6 5-13 5-20">
            <text:p/>
          </draw:path>
          <draw:line draw:style-name="gr1" draw:text-style-name="P1" draw:layer="TiM_F" svg:x1="24.544cm" svg:y1="14.91cm" svg:x2="24.544cm" svg:y2="14.915cm">
            <text:p/>
          </draw:line>
          <draw:path draw:style-name="gr1" draw:text-style-name="P1" draw:layer="TiM_F" svg:width="0.007cm" svg:height="0.024cm" svg:x="24.544cm" svg:y="14.86cm" svg:viewBox="0 0 8 25" svg:d="M8 25c0-8-1-14-5-20-1-2-2-4-3-5">
            <text:p/>
          </draw:path>
          <draw:line draw:style-name="gr1" draw:text-style-name="P1" draw:layer="TiM_F" svg:x1="24.544cm" svg:y1="14.851cm" svg:x2="24.544cm" svg:y2="14.86cm">
            <text:p/>
          </draw:line>
          <draw:path draw:style-name="gr1" draw:text-style-name="P1" draw:layer="TiM_F" svg:width="0.053cm" svg:height="0.01cm" svg:x="24.485cm" svg:y="14.915cm" svg:viewBox="0 0 54 11" svg:d="M0 0c2 2 4 4 6 5 7 4 13 6 21 6 7 0 14-2 20-6 2-1 4-3 7-5">
            <text:p/>
          </draw:path>
          <draw:line draw:style-name="gr1" draw:text-style-name="P1" draw:layer="TiM_F" svg:x1="24.535cm" svg:y1="14.851cm" svg:x2="24.544cm" svg:y2="14.851cm">
            <text:p/>
          </draw:line>
          <draw:path draw:style-name="gr1" draw:text-style-name="P1" draw:layer="TiM_F" svg:width="0.045cm" svg:height="0.006cm" svg:x="24.489cm" svg:y="14.844cm" svg:viewBox="0 0 46 7" svg:d="M46 7c-1 0-2-1-3-1-6-4-13-6-20-6-8 0-14 2-21 6-1 0-1 1-2 1">
            <text:p/>
          </draw:path>
          <draw:line draw:style-name="gr1" draw:text-style-name="P1" draw:layer="TiM_F" svg:x1="24.48cm" svg:y1="14.851cm" svg:x2="24.489cm" svg:y2="14.851cm">
            <text:p/>
          </draw:line>
          <draw:path draw:style-name="gr1" draw:text-style-name="P1" draw:layer="TiM_F" svg:width="0.008cm" svg:height="0.049cm" svg:x="24.471cm" svg:y="14.86cm" svg:viewBox="0 0 9 50" svg:d="M9 0c-2 1-2 3-3 5-4 6-6 12-6 20 0 7 2 14 6 20 1 2 1 3 3 5">
            <text:p/>
          </draw:path>
          <draw:path draw:style-name="gr2" draw:text-style-name="P2" draw:layer="TiM_F" svg:width="0.1cm" svg:height="0.101cm" svg:x="25.477cm" svg:y="14.834cm" svg:viewBox="0 0 101 102" svg:d="M101 51c0-9-2-16-6-25-5-9-11-14-19-19s-16-7-25-7c-10 0-18 2-26 7s-13 10-18 19-7 16-7 25 2 17 7 25 10 14 18 19 16 7 26 7c9 0 17-2 25-7s14-11 19-19 6-16 6-25z">
            <text:p/>
          </draw:path>
          <draw:path draw:style-name="gr2" draw:text-style-name="P2" draw:layer="TiM_F" svg:width="0.1cm" svg:height="0.101cm" svg:x="26.239cm" svg:y="14.834cm" svg:viewBox="0 0 101 102" svg:d="M101 51c0-9-2-16-6-25-5-9-11-14-19-19s-16-7-25-7c-10 0-18 2-26 7s-13 10-18 19-7 16-7 25 2 17 7 25 10 14 18 19 16 7 26 7c9 0 17-2 25-7s14-11 19-19 6-16 6-25z">
            <text:p/>
          </draw:path>
          <draw:path draw:style-name="gr2" draw:text-style-name="P2" draw:layer="TiM_F" svg:width="0.1cm" svg:height="0.101cm" svg:x="25.985cm" svg:y="14.834cm" svg:viewBox="0 0 101 102" svg:d="M101 51c0-9-2-16-6-25-5-9-11-14-19-19s-16-7-25-7c-10 0-18 2-26 7s-13 10-18 19-7 16-7 25 2 17 7 25 10 14 18 19 16 7 26 7c9 0 17-2 25-7s14-11 19-19 6-16 6-25z">
            <text:p/>
          </draw:path>
          <draw:path draw:style-name="gr2" draw:text-style-name="P2" draw:layer="TiM_F" svg:width="0.1cm" svg:height="0.101cm" svg:x="25.731cm" svg:y="14.834cm" svg:viewBox="0 0 101 102" svg:d="M101 51c0-9-2-16-6-25-5-9-11-14-19-19s-16-7-25-7c-10 0-18 2-26 7s-13 10-18 19-7 16-7 25 2 17 7 25 10 14 18 19 16 7 26 7c9 0 17-2 25-7s14-11 19-19 6-16 6-25z">
            <text:p/>
          </draw:path>
          <draw:path draw:style-name="gr1" draw:text-style-name="P1" draw:layer="TiM_F" svg:width="0.007cm" svg:height="0.024cm" svg:x="23.02cm" svg:y="14.885cm" svg:viewBox="0 0 8 25" svg:d="M0 25c1-2 2-3 3-5 4-6 5-13 5-20">
            <text:p/>
          </draw:path>
          <draw:line draw:style-name="gr1" draw:text-style-name="P1" draw:layer="TiM_F" svg:x1="23.02cm" svg:y1="14.91cm" svg:x2="23.02cm" svg:y2="14.915cm">
            <text:p/>
          </draw:line>
          <draw:path draw:style-name="gr1" draw:text-style-name="P1" draw:layer="TiM_F" svg:width="0.007cm" svg:height="0.024cm" svg:x="23.02cm" svg:y="14.86cm" svg:viewBox="0 0 8 25" svg:d="M8 25c0-8-1-14-5-20-1-2-2-4-3-5">
            <text:p/>
          </draw:path>
          <draw:line draw:style-name="gr1" draw:text-style-name="P1" draw:layer="TiM_F" svg:x1="23.02cm" svg:y1="14.851cm" svg:x2="23.02cm" svg:y2="14.86cm">
            <text:p/>
          </draw:line>
          <draw:path draw:style-name="gr1" draw:text-style-name="P1" draw:layer="TiM_F" svg:width="0.053cm" svg:height="0.01cm" svg:x="22.961cm" svg:y="14.915cm" svg:viewBox="0 0 54 11" svg:d="M0 0c2 2 4 4 6 5 7 4 13 6 21 6 7 0 14-2 20-6 3-2 5-3 7-5">
            <text:p/>
          </draw:path>
          <draw:line draw:style-name="gr1" draw:text-style-name="P1" draw:layer="TiM_F" svg:x1="23.011cm" svg:y1="14.851cm" svg:x2="23.02cm" svg:y2="14.851cm">
            <text:p/>
          </draw:line>
          <draw:path draw:style-name="gr1" draw:text-style-name="P1" draw:layer="TiM_F" svg:width="0.045cm" svg:height="0.006cm" svg:x="22.965cm" svg:y="14.844cm" svg:viewBox="0 0 46 7" svg:d="M46 7c-1 0-2-1-3-1-6-4-13-6-20-6-8 0-14 2-21 6-1 0-1 1-2 1">
            <text:p/>
          </draw:path>
          <draw:line draw:style-name="gr1" draw:text-style-name="P1" draw:layer="TiM_F" svg:x1="22.956cm" svg:y1="14.915cm" svg:x2="22.956cm" svg:y2="14.91cm">
            <text:p/>
          </draw:line>
          <draw:line draw:style-name="gr1" draw:text-style-name="P1" draw:layer="TiM_F" svg:x1="22.956cm" svg:y1="14.851cm" svg:x2="22.965cm" svg:y2="14.851cm">
            <text:p/>
          </draw:line>
          <draw:path draw:style-name="gr1" draw:text-style-name="P1" draw:layer="TiM_F" svg:width="0.008cm" svg:height="0.049cm" svg:x="22.947cm" svg:y="14.86cm" svg:viewBox="0 0 9 50" svg:d="M9 0c-1 1-2 3-3 5-4 6-6 12-6 20 0 7 2 14 6 20 1 2 2 3 3 5">
            <text:p/>
          </draw:path>
          <draw:line draw:style-name="gr1" draw:text-style-name="P1" draw:layer="TiM_F" svg:x1="22.956cm" svg:y1="14.86cm" svg:x2="22.956cm" svg:y2="14.851cm">
            <text:p/>
          </draw:line>
          <draw:path draw:style-name="gr1" draw:text-style-name="P1" draw:layer="TiM_F" svg:width="0.007cm" svg:height="0.024cm" svg:x="24.29cm" svg:y="14.885cm" svg:viewBox="0 0 8 25" svg:d="M0 25c1-2 2-3 3-5 4-6 5-13 5-20">
            <text:p/>
          </draw:path>
          <draw:line draw:style-name="gr1" draw:text-style-name="P1" draw:layer="TiM_F" svg:x1="24.29cm" svg:y1="14.91cm" svg:x2="24.29cm" svg:y2="14.915cm">
            <text:p/>
          </draw:line>
          <draw:path draw:style-name="gr1" draw:text-style-name="P1" draw:layer="TiM_F" svg:width="0.007cm" svg:height="0.024cm" svg:x="24.29cm" svg:y="14.86cm" svg:viewBox="0 0 8 25" svg:d="M8 25c0-8-1-14-5-20-1-2-2-4-3-5">
            <text:p/>
          </draw:path>
          <draw:line draw:style-name="gr1" draw:text-style-name="P1" draw:layer="TiM_F" svg:x1="24.29cm" svg:y1="14.851cm" svg:x2="24.29cm" svg:y2="14.86cm">
            <text:p/>
          </draw:line>
          <draw:path draw:style-name="gr1" draw:text-style-name="P1" draw:layer="TiM_F" svg:width="0.053cm" svg:height="0.01cm" svg:x="24.231cm" svg:y="14.915cm" svg:viewBox="0 0 54 11" svg:d="M0 0c2 2 4 4 6 5 7 4 13 6 21 6 7 0 14-2 20-6 3-2 4-3 7-5">
            <text:p/>
          </draw:path>
          <draw:line draw:style-name="gr1" draw:text-style-name="P1" draw:layer="TiM_F" svg:x1="24.281cm" svg:y1="14.851cm" svg:x2="24.29cm" svg:y2="14.851cm">
            <text:p/>
          </draw:line>
          <draw:path draw:style-name="gr1" draw:text-style-name="P1" draw:layer="TiM_F" svg:width="0.045cm" svg:height="0.006cm" svg:x="24.235cm" svg:y="14.844cm" svg:viewBox="0 0 46 7" svg:d="M46 7c-1 0-2-1-3-1-6-4-13-6-20-6-8 0-14 2-21 6-1 0-1 1-2 1">
            <text:p/>
          </draw:path>
          <draw:line draw:style-name="gr1" draw:text-style-name="P1" draw:layer="TiM_F" svg:x1="24.226cm" svg:y1="14.851cm" svg:x2="24.235cm" svg:y2="14.851cm">
            <text:p/>
          </draw:line>
          <draw:path draw:style-name="gr1" draw:text-style-name="P1" draw:layer="TiM_F" svg:width="0.008cm" svg:height="0.049cm" svg:x="24.217cm" svg:y="14.86cm" svg:viewBox="0 0 9 50" svg:d="M9 0c-2 1-2 3-3 5-4 6-6 12-6 20 0 7 2 14 6 20 1 2 1 3 3 5">
            <text:p/>
          </draw:path>
          <draw:path draw:style-name="gr1" draw:text-style-name="P1" draw:layer="TiM_F" svg:width="0.008cm" svg:height="0.024cm" svg:x="38.004cm" svg:y="14.885cm" svg:viewBox="0 0 9 25" svg:d="M0 25c1-2 2-3 3-5 4-6 6-13 6-20">
            <text:p/>
          </draw:path>
          <draw:line draw:style-name="gr1" draw:text-style-name="P1" draw:layer="TiM_F" svg:x1="38.004cm" svg:y1="14.91cm" svg:x2="38.004cm" svg:y2="14.915cm">
            <text:p/>
          </draw:line>
          <draw:path draw:style-name="gr1" draw:text-style-name="P1" draw:layer="TiM_F" svg:width="0.008cm" svg:height="0.024cm" svg:x="38.004cm" svg:y="14.86cm" svg:viewBox="0 0 9 25" svg:d="M9 25c0-8-2-14-6-20-1-2-2-4-3-5">
            <text:p/>
          </draw:path>
          <draw:line draw:style-name="gr1" draw:text-style-name="P1" draw:layer="TiM_F" svg:x1="38.004cm" svg:y1="14.851cm" svg:x2="38.004cm" svg:y2="14.86cm">
            <text:p/>
          </draw:line>
          <draw:path draw:style-name="gr1" draw:text-style-name="P1" draw:layer="TiM_F" svg:width="0.053cm" svg:height="0.01cm" svg:x="37.945cm" svg:y="14.915cm" svg:viewBox="0 0 54 11" svg:d="M0 0c2 2 4 3 7 5 6 4 12 6 20 6 7 0 14-2 21-6 2-1 4-3 6-5">
            <text:p/>
          </draw:path>
          <draw:line draw:style-name="gr1" draw:text-style-name="P1" draw:layer="TiM_F" svg:x1="37.995cm" svg:y1="14.851cm" svg:x2="38.004cm" svg:y2="14.851cm">
            <text:p/>
          </draw:line>
          <draw:path draw:style-name="gr1" draw:text-style-name="P1" draw:layer="TiM_F" svg:width="0.045cm" svg:height="0.006cm" svg:x="37.949cm" svg:y="14.844cm" svg:viewBox="0 0 46 7" svg:d="M46 7c-1 0-1-1-2-1-7-4-14-6-21-6-8 0-14 2-20 6-1 0-2 1-3 1">
            <text:p/>
          </draw:path>
          <draw:line draw:style-name="gr1" draw:text-style-name="P1" draw:layer="TiM_F" svg:x1="37.94cm" svg:y1="14.915cm" svg:x2="37.94cm" svg:y2="14.91cm">
            <text:p/>
          </draw:line>
          <draw:line draw:style-name="gr1" draw:text-style-name="P1" draw:layer="TiM_F" svg:x1="37.94cm" svg:y1="14.851cm" svg:x2="37.949cm" svg:y2="14.851cm">
            <text:p/>
          </draw:line>
          <draw:path draw:style-name="gr1" draw:text-style-name="P1" draw:layer="TiM_F" svg:width="0.007cm" svg:height="0.049cm" svg:x="37.932cm" svg:y="14.86cm" svg:viewBox="0 0 8 50" svg:d="M8 0c-1 1-2 3-3 5-4 6-5 12-5 20 0 7 1 14 5 20 1 2 2 3 3 5">
            <text:p/>
          </draw:path>
          <draw:line draw:style-name="gr1" draw:text-style-name="P1" draw:layer="TiM_F" svg:x1="37.94cm" svg:y1="14.86cm" svg:x2="37.94cm" svg:y2="14.851cm">
            <text:p/>
          </draw:line>
          <draw:path draw:style-name="gr2" draw:text-style-name="P2" draw:layer="TiM_F" svg:width="0.08cm" svg:height="0.081cm" svg:x="30.566cm" svg:y="14.844cm" svg:viewBox="0 0 81 82" svg:d="M81 41c0-8-2-13-5-20-4-7-8-11-15-15s-14-6-21-6c-8 0-13 2-20 6s-11 8-15 15-5 12-5 20c0 7 1 13 5 20 4 6 8 11 15 15s13 6 20 6c8 0 14-2 21-6s11-9 15-15c3-7 5-13 5-20z">
            <text:p/>
          </draw:path>
          <draw:path draw:style-name="gr1" draw:text-style-name="P1" draw:layer="TiM_F" svg:width="0.007cm" svg:height="0.024cm" svg:x="22.766cm" svg:y="14.885cm" svg:viewBox="0 0 8 25" svg:d="M0 25c1-2 2-3 3-5 4-6 5-13 5-20">
            <text:p/>
          </draw:path>
          <draw:line draw:style-name="gr1" draw:text-style-name="P1" draw:layer="TiM_F" svg:x1="22.766cm" svg:y1="14.91cm" svg:x2="22.766cm" svg:y2="14.915cm">
            <text:p/>
          </draw:line>
          <draw:path draw:style-name="gr1" draw:text-style-name="P1" draw:layer="TiM_F" svg:width="0.007cm" svg:height="0.024cm" svg:x="22.766cm" svg:y="14.86cm" svg:viewBox="0 0 8 25" svg:d="M8 25c0-8-1-14-5-20-1-2-2-4-3-5">
            <text:p/>
          </draw:path>
          <draw:line draw:style-name="gr1" draw:text-style-name="P1" draw:layer="TiM_F" svg:x1="22.766cm" svg:y1="14.851cm" svg:x2="22.766cm" svg:y2="14.86cm">
            <text:p/>
          </draw:line>
          <draw:path draw:style-name="gr1" draw:text-style-name="P1" draw:layer="TiM_F" svg:width="0.053cm" svg:height="0.01cm" svg:x="22.707cm" svg:y="14.915cm" svg:viewBox="0 0 54 11" svg:d="M0 0c2 2 4 4 6 5 7 4 13 6 21 6 7 0 14-2 20-6 3-2 5-3 7-5">
            <text:p/>
          </draw:path>
          <draw:line draw:style-name="gr1" draw:text-style-name="P1" draw:layer="TiM_F" svg:x1="22.757cm" svg:y1="14.851cm" svg:x2="22.766cm" svg:y2="14.851cm">
            <text:p/>
          </draw:line>
          <draw:path draw:style-name="gr1" draw:text-style-name="P1" draw:layer="TiM_F" svg:width="0.045cm" svg:height="0.006cm" svg:x="22.711cm" svg:y="14.844cm" svg:viewBox="0 0 46 7" svg:d="M46 7c-1 0-2-1-3-1-6-4-13-6-20-6-8 0-14 2-21 6-1 0-1 1-2 1">
            <text:p/>
          </draw:path>
          <draw:line draw:style-name="gr1" draw:text-style-name="P1" draw:layer="TiM_F" svg:x1="22.702cm" svg:y1="14.915cm" svg:x2="22.702cm" svg:y2="14.91cm">
            <text:p/>
          </draw:line>
          <draw:line draw:style-name="gr1" draw:text-style-name="P1" draw:layer="TiM_F" svg:x1="22.702cm" svg:y1="14.851cm" svg:x2="22.711cm" svg:y2="14.851cm">
            <text:p/>
          </draw:line>
          <draw:path draw:style-name="gr1" draw:text-style-name="P1" draw:layer="TiM_F" svg:width="0.008cm" svg:height="0.049cm" svg:x="22.693cm" svg:y="14.86cm" svg:viewBox="0 0 9 50" svg:d="M9 0c-1 1-2 3-3 5-4 6-6 12-6 20 0 7 2 14 6 20 1 2 2 3 3 5">
            <text:p/>
          </draw:path>
          <draw:line draw:style-name="gr1" draw:text-style-name="P1" draw:layer="TiM_F" svg:x1="22.702cm" svg:y1="14.86cm" svg:x2="22.702cm" svg:y2="14.851cm">
            <text:p/>
          </draw:line>
          <draw:path draw:style-name="gr1" draw:text-style-name="P1" draw:layer="TiM_F" svg:width="0.008cm" svg:height="0.024cm" svg:x="38.258cm" svg:y="14.885cm" svg:viewBox="0 0 9 25" svg:d="M0 25c1-2 2-3 3-5 4-6 6-13 6-20">
            <text:p/>
          </draw:path>
          <draw:line draw:style-name="gr1" draw:text-style-name="P1" draw:layer="TiM_F" svg:x1="38.258cm" svg:y1="14.91cm" svg:x2="38.258cm" svg:y2="14.915cm">
            <text:p/>
          </draw:line>
          <draw:path draw:style-name="gr1" draw:text-style-name="P1" draw:layer="TiM_F" svg:width="0.008cm" svg:height="0.024cm" svg:x="38.258cm" svg:y="14.86cm" svg:viewBox="0 0 9 25" svg:d="M9 25c0-8-2-14-6-20-1-2-2-4-3-5">
            <text:p/>
          </draw:path>
          <draw:line draw:style-name="gr1" draw:text-style-name="P1" draw:layer="TiM_F" svg:x1="38.258cm" svg:y1="14.851cm" svg:x2="38.258cm" svg:y2="14.86cm">
            <text:p/>
          </draw:line>
          <draw:path draw:style-name="gr1" draw:text-style-name="P1" draw:layer="TiM_F" svg:width="0.053cm" svg:height="0.01cm" svg:x="38.199cm" svg:y="14.915cm" svg:viewBox="0 0 54 11" svg:d="M0 0c2 2 4 3 7 5 6 4 12 6 20 6 7 0 14-2 21-6 2-1 4-3 6-5">
            <text:p/>
          </draw:path>
          <draw:line draw:style-name="gr1" draw:text-style-name="P1" draw:layer="TiM_F" svg:x1="38.249cm" svg:y1="14.851cm" svg:x2="38.258cm" svg:y2="14.851cm">
            <text:p/>
          </draw:line>
          <draw:path draw:style-name="gr1" draw:text-style-name="P1" draw:layer="TiM_F" svg:width="0.045cm" svg:height="0.006cm" svg:x="38.203cm" svg:y="14.844cm" svg:viewBox="0 0 46 7" svg:d="M46 7c-1 0-1-1-2-1-7-4-14-6-21-6-8 0-14 2-20 6-1 0-2 1-3 1">
            <text:p/>
          </draw:path>
          <draw:line draw:style-name="gr1" draw:text-style-name="P1" draw:layer="TiM_F" svg:x1="38.194cm" svg:y1="14.851cm" svg:x2="38.203cm" svg:y2="14.851cm">
            <text:p/>
          </draw:line>
          <draw:path draw:style-name="gr1" draw:text-style-name="P1" draw:layer="TiM_F" svg:width="0.007cm" svg:height="0.049cm" svg:x="38.186cm" svg:y="14.86cm" svg:viewBox="0 0 8 50" svg:d="M8 0c-1 1-2 3-3 5-4 6-5 12-5 20 0 7 1 14 5 20 1 2 2 3 3 5">
            <text:p/>
          </draw:path>
          <draw:path draw:style-name="gr2" draw:text-style-name="P2" draw:layer="TiM_F" svg:width="0.08cm" svg:height="0.08cm" svg:x="42.275cm" svg:y="12.279cm" svg:viewBox="0 0 81 81" svg:d="M81 41c0-8-1-14-5-21s-8-11-15-15-14-5-21-5c-8 0-13 1-20 5s-11 8-15 15-5 13-5 21c0 7 1 13 5 20s8 11 15 15 13 5 20 5c8 0 14-1 21-5s11-8 15-15 5-13 5-20z">
            <text:p/>
          </draw:path>
          <draw:path draw:style-name="gr2" draw:text-style-name="P2" draw:layer="TiM_F" svg:width="0.08cm" svg:height="0.08cm" svg:x="42.275cm" svg:y="12.025cm" svg:viewBox="0 0 81 81" svg:d="M81 41c0-8-1-14-5-21s-8-11-15-15-14-5-21-5c-8 0-13 1-20 5s-11 8-15 15-5 13-5 21c0 7 1 14 5 20s8 11 15 15 13 5 20 5c8 0 14-1 21-5s11-9 15-15 5-13 5-20z">
            <text:p/>
          </draw:path>
          <draw:path draw:style-name="gr2" draw:text-style-name="P2" draw:layer="TiM_F" svg:width="0.08cm" svg:height="0.081cm" svg:x="42.275cm" svg:y="4.405cm" svg:viewBox="0 0 81 82" svg:d="M81 41c0-8-2-13-5-20-4-7-9-11-15-15-7-4-14-6-21-6-8 0-13 2-20 6s-11 8-15 15-5 12-5 20c0 7 1 13 5 20 4 6 8 11 15 15s13 6 20 6c8 0 14-2 21-6s11-9 15-15c3-7 5-13 5-20z">
            <text:p/>
          </draw:path>
          <draw:path draw:style-name="gr2" draw:text-style-name="P2" draw:layer="TiM_F" svg:width="0.08cm" svg:height="0.081cm" svg:x="42.275cm" svg:y="4.659cm" svg:viewBox="0 0 81 82" svg:d="M81 41c0-8-2-13-5-20-4-7-9-11-15-15-7-4-14-6-21-6-8 0-13 2-20 6s-11 8-15 15-5 12-5 20c0 7 1 13 5 20 4 6 8 11 15 15s13 6 20 6c8 0 14-2 21-6s11-9 15-15c3-7 5-13 5-20z">
            <text:p/>
          </draw:path>
          <draw:polyline draw:style-name="gr1" draw:text-style-name="P1" draw:layer="TiM_F" svg:width="0cm" svg:height="0.019cm" svg:x="35.863cm" svg:y="14.211cm" svg:viewBox="0 0 0 20" draw:points="0,20 0,18 0,16 0,13 0,11 0,9 0,8 0,6 0,4 0,3 0,2 0,1 0,1 0,0 0,0">
            <text:p/>
          </draw:polyline>
          <draw:line draw:style-name="gr1" draw:text-style-name="P1" draw:layer="TiM_F" svg:x1="35.763cm" svg:y1="14.211cm" svg:x2="35.863cm" svg:y2="14.211cm">
            <text:p/>
          </draw:line>
          <draw:polyline draw:style-name="gr1" draw:text-style-name="P1" draw:layer="TiM_F" svg:width="0cm" svg:height="0.019cm" svg:x="35.763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5.698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5.608cm" svg:y="14.211cm" svg:viewBox="0 0 0 20" draw:points="0,0 0,0 0,1 0,1 0,2 0,3 0,4 0,6 0,8 0,9 0,11 0,13 0,16 0,18 0,20">
            <text:p/>
          </draw:polyline>
          <draw:line draw:style-name="gr1" draw:text-style-name="P1" draw:layer="TiM_F" svg:x1="35.698cm" svg:y1="14.211cm" svg:x2="35.608cm" svg:y2="14.211cm">
            <text:p/>
          </draw:line>
          <draw:polyline draw:style-name="gr1" draw:text-style-name="P1" draw:layer="TiM_F" svg:width="0cm" svg:height="0.019cm" svg:x="35.608cm" svg:y="14.726cm" svg:viewBox="0 0 0 20" draw:points="0,20 0,20 0,20 0,19 0,18 0,17 0,16 0,14 0,13 0,11 0,9 0,7 0,5 0,2 0,0">
            <text:p/>
          </draw:polyline>
          <draw:polyline draw:style-name="gr1" draw:text-style-name="P1" draw:layer="TiM_F" svg:width="0cm" svg:height="0.019cm" svg:x="35.698cm" svg:y="14.726cm" svg:viewBox="0 0 0 20" draw:points="0,0 0,2 0,5 0,7 0,9 0,11 0,13 0,14 0,16 0,17 0,18 0,19 0,20 0,20 0,20">
            <text:p/>
          </draw:polyline>
          <draw:line draw:style-name="gr1" draw:text-style-name="P1" draw:layer="TiM_F" svg:x1="35.698cm" svg:y1="14.746cm" svg:x2="35.608cm" svg:y2="14.746cm">
            <text:p/>
          </draw:line>
          <draw:polyline draw:style-name="gr1" draw:text-style-name="P1" draw:layer="TiM_F" svg:width="0cm" svg:height="0.019cm" svg:x="36.018cm" svg:y="14.726cm" svg:viewBox="0 0 0 20" draw:points="0,20 0,20 0,20 0,19 0,18 0,17 0,16 0,14 0,13 0,11 0,9 0,7 0,5 0,2 0,0">
            <text:p/>
          </draw:polyline>
          <draw:polyline draw:style-name="gr1" draw:text-style-name="P1" draw:layer="TiM_F" svg:width="0cm" svg:height="0.019cm" svg:x="35.928cm" svg:y="14.726cm" svg:viewBox="0 0 0 20" draw:points="0,0 0,2 0,5 0,7 0,9 0,11 0,13 0,14 0,16 0,17 0,18 0,19 0,20 0,20 0,20">
            <text:p/>
          </draw:polyline>
          <draw:line draw:style-name="gr1" draw:text-style-name="P1" draw:layer="TiM_F" svg:x1="35.928cm" svg:y1="14.746cm" svg:x2="36.018cm" svg:y2="14.746cm">
            <text:p/>
          </draw:line>
          <draw:polyline draw:style-name="gr1" draw:text-style-name="P1" draw:layer="TiM_F" svg:width="0cm" svg:height="0.019cm" svg:x="35.763cm" svg:y="14.726cm" svg:viewBox="0 0 0 20" draw:points="0,0 0,2 0,5 0,7 0,9 0,11 0,13 0,14 0,16 0,17 0,18 0,19 0,20 0,20 0,20">
            <text:p/>
          </draw:polyline>
          <draw:polyline draw:style-name="gr1" draw:text-style-name="P1" draw:layer="TiM_F" svg:width="0cm" svg:height="0.019cm" svg:x="35.863cm" svg:y="14.726cm" svg:viewBox="0 0 0 20" draw:points="0,0 0,2 0,5 0,7 0,9 0,11 0,13 0,14 0,16 0,17 0,18 0,19 0,20 0,20 0,20">
            <text:p/>
          </draw:polyline>
          <draw:line draw:style-name="gr1" draw:text-style-name="P1" draw:layer="TiM_F" svg:x1="35.763cm" svg:y1="14.746cm" svg:x2="35.863cm" svg:y2="14.746cm">
            <text:p/>
          </draw:line>
          <draw:line draw:style-name="gr1" draw:text-style-name="P1" draw:layer="TiM_F" svg:x1="18.289cm" svg:y1="19.811cm" svg:x2="18.289cm" svg:y2="21.335cm">
            <text:p/>
          </draw:line>
          <draw:line draw:style-name="gr1" draw:text-style-name="P1" draw:layer="TiM_F" svg:x1="18.289cm" svg:y1="18.287cm" svg:x2="18.289cm" svg:y2="19.811cm">
            <text:p/>
          </draw:line>
          <draw:line draw:style-name="gr1" draw:text-style-name="P1" draw:layer="TiM_F" svg:x1="18.289cm" svg:y1="21.335cm" svg:x2="18.289cm" svg:y2="22.859cm">
            <text:p/>
          </draw:line>
          <draw:line draw:style-name="gr1" draw:text-style-name="P1" draw:layer="TiM_F" svg:x1="18.289cm" svg:y1="16.764cm" svg:x2="18.289cm" svg:y2="18.287cm">
            <text:p/>
          </draw:line>
          <draw:line draw:style-name="gr1" draw:text-style-name="P1" draw:layer="TiM_F" svg:x1="18.289cm" svg:y1="22.859cm" svg:x2="18.289cm" svg:y2="24.383cm">
            <text:p/>
          </draw:line>
          <draw:line draw:style-name="gr1" draw:text-style-name="P1" draw:layer="TiM_F" svg:x1="18.289cm" svg:y1="15.241cm" svg:x2="18.289cm" svg:y2="16.765cm">
            <text:p/>
          </draw:line>
          <draw:line draw:style-name="gr1" draw:text-style-name="P1" draw:layer="TiM_F" svg:x1="18.289cm" svg:y1="24.383cm" svg:x2="18.289cm" svg:y2="25.907cm">
            <text:p/>
          </draw:line>
          <draw:line draw:style-name="gr1" draw:text-style-name="P1" draw:layer="TiM_F" svg:x1="18.289cm" svg:y1="25.907cm" svg:x2="18.289cm" svg:y2="27.431cm">
            <text:p/>
          </draw:line>
          <draw:line draw:style-name="gr1" draw:text-style-name="P1" draw:layer="TiM_F" svg:x1="42.671cm" svg:y1="16.765cm" svg:x2="42.671cm" svg:y2="15.241cm">
            <text:p/>
          </draw:line>
          <draw:line draw:style-name="gr1" draw:text-style-name="P1" draw:layer="TiM_F" svg:x1="18.289cm" svg:y1="27.431cm" svg:x2="42.671cm" svg:y2="27.431cm">
            <text:p/>
          </draw:line>
          <draw:line draw:style-name="gr1" draw:text-style-name="P1" draw:layer="TiM_F" svg:x1="42.671cm" svg:y1="18.287cm" svg:x2="42.671cm" svg:y2="16.764cm">
            <text:p/>
          </draw:line>
          <draw:line draw:style-name="gr1" draw:text-style-name="P1" draw:layer="TiM_F" svg:x1="42.671cm" svg:y1="27.431cm" svg:x2="42.671cm" svg:y2="25.907cm">
            <text:p/>
          </draw:line>
          <draw:line draw:style-name="gr1" draw:text-style-name="P1" draw:layer="TiM_F" svg:x1="42.671cm" svg:y1="19.811cm" svg:x2="42.671cm" svg:y2="18.287cm">
            <text:p/>
          </draw:line>
          <draw:line draw:style-name="gr1" draw:text-style-name="P1" draw:layer="TiM_F" svg:x1="42.671cm" svg:y1="25.907cm" svg:x2="42.671cm" svg:y2="24.383cm">
            <text:p/>
          </draw:line>
          <draw:line draw:style-name="gr1" draw:text-style-name="P1" draw:layer="TiM_F" svg:x1="42.671cm" svg:y1="21.335cm" svg:x2="42.671cm" svg:y2="19.811cm">
            <text:p/>
          </draw:line>
          <draw:line draw:style-name="gr1" draw:text-style-name="P1" draw:layer="TiM_F" svg:x1="42.671cm" svg:y1="24.383cm" svg:x2="42.671cm" svg:y2="22.859cm">
            <text:p/>
          </draw:line>
          <draw:line draw:style-name="gr1" draw:text-style-name="P1" draw:layer="TiM_F" svg:x1="42.671cm" svg:y1="22.859cm" svg:x2="42.671cm" svg:y2="21.335cm">
            <text:p/>
          </draw:line>
          <draw:line draw:style-name="gr1" draw:text-style-name="P1" draw:layer="TiM_F" svg:x1="28.245cm" svg:y1="16.249cm" svg:x2="28.31cm" svg:y2="16.249cm">
            <text:p/>
          </draw:line>
          <draw:line draw:style-name="gr1" draw:text-style-name="P1" draw:layer="TiM_F" svg:x1="28.145cm" svg:y1="16.269cm" svg:x2="28.245cm" svg:y2="16.269cm">
            <text:p/>
          </draw:line>
          <draw:line draw:style-name="gr1" draw:text-style-name="P1" draw:layer="TiM_F" svg:x1="28.4cm" svg:y1="16.269cm" svg:x2="28.31cm" svg:y2="16.269cm">
            <text:p/>
          </draw:line>
          <draw:line draw:style-name="gr1" draw:text-style-name="P1" draw:layer="TiM_F" svg:x1="28.08cm" svg:y1="16.249cm" svg:x2="28.145cm" svg:y2="16.249cm">
            <text:p/>
          </draw:line>
          <draw:line draw:style-name="gr1" draw:text-style-name="P1" draw:layer="TiM_F" svg:x1="28.4cm" svg:y1="16.249cm" svg:x2="28.442cm" svg:y2="16.249cm">
            <text:p/>
          </draw:line>
          <draw:line draw:style-name="gr1" draw:text-style-name="P1" draw:layer="TiM_F" svg:x1="27.99cm" svg:y1="16.269cm" svg:x2="28.08cm" svg:y2="16.269cm">
            <text:p/>
          </draw:line>
          <draw:line draw:style-name="gr1" draw:text-style-name="P1" draw:layer="TiM_F" svg:x1="27.947cm" svg:y1="16.249cm" svg:x2="27.99cm" svg:y2="16.249cm">
            <text:p/>
          </draw:line>
          <draw:line draw:style-name="gr1" draw:text-style-name="P1" draw:layer="TiM_F" svg:x1="27.947cm" svg:y1="15.754cm" svg:x2="27.947cm" svg:y2="16.249cm">
            <text:p/>
          </draw:line>
          <draw:line draw:style-name="gr1" draw:text-style-name="P1" draw:layer="TiM_F" svg:x1="27.99cm" svg:y1="15.734cm" svg:x2="28.08cm" svg:y2="15.734cm">
            <text:p/>
          </draw:line>
          <draw:line draw:style-name="gr1" draw:text-style-name="P1" draw:layer="TiM_F" svg:x1="28.145cm" svg:y1="15.734cm" svg:x2="28.245cm" svg:y2="15.734cm">
            <text:p/>
          </draw:line>
          <draw:path draw:style-name="gr2" draw:text-style-name="P2" draw:layer="TiM_F" svg:width="0.304cm" svg:height="0.304cm" svg:x="27.28cm" svg:y="15.849cm" svg:viewBox="0 0 305 305" svg:d="M305 153c0-29-6-53-20-77-14-25-32-41-56-55s-48-21-76-21-53 7-77 21c-25 14-41 30-55 55-14 24-21 48-21 77 0 28 7 51 21 76 14 24 30 41 55 56 25 14 49 20 77 20s52-6 76-20c24-15 42-32 56-56 14-25 20-48 20-76z">
            <text:p/>
          </draw:path>
          <draw:line draw:style-name="gr1" draw:text-style-name="P1" draw:layer="TiM_F" svg:x1="26.721cm" svg:y1="16.249cm" svg:x2="26.786cm" svg:y2="16.249cm">
            <text:p/>
          </draw:line>
          <draw:line draw:style-name="gr1" draw:text-style-name="P1" draw:layer="TiM_F" svg:x1="26.621cm" svg:y1="16.269cm" svg:x2="26.721cm" svg:y2="16.269cm">
            <text:p/>
          </draw:line>
          <draw:line draw:style-name="gr1" draw:text-style-name="P1" draw:layer="TiM_F" svg:x1="26.556cm" svg:y1="16.249cm" svg:x2="26.621cm" svg:y2="16.249cm">
            <text:p/>
          </draw:line>
          <draw:line draw:style-name="gr1" draw:text-style-name="P1" draw:layer="TiM_F" svg:x1="26.876cm" svg:y1="16.249cm" svg:x2="26.918cm" svg:y2="16.249cm">
            <text:p/>
          </draw:line>
          <draw:line draw:style-name="gr1" draw:text-style-name="P1" draw:layer="TiM_F" svg:x1="26.466cm" svg:y1="16.269cm" svg:x2="26.556cm" svg:y2="16.269cm">
            <text:p/>
          </draw:line>
          <draw:line draw:style-name="gr1" draw:text-style-name="P1" draw:layer="TiM_F" svg:x1="26.918cm" svg:y1="15.829cm" svg:x2="26.918cm" svg:y2="15.754cm">
            <text:p/>
          </draw:line>
          <draw:line draw:style-name="gr1" draw:text-style-name="P1" draw:layer="TiM_F" svg:x1="26.423cm" svg:y1="16.249cm" svg:x2="26.466cm" svg:y2="16.249cm">
            <text:p/>
          </draw:line>
          <draw:line draw:style-name="gr1" draw:text-style-name="P1" draw:layer="TiM_F" svg:x1="26.423cm" svg:y1="15.754cm" svg:x2="26.423cm" svg:y2="16.249cm">
            <text:p/>
          </draw:line>
          <draw:line draw:style-name="gr1" draw:text-style-name="P1" draw:layer="TiM_F" svg:x1="26.876cm" svg:y1="15.734cm" svg:x2="26.786cm" svg:y2="15.734cm">
            <text:p/>
          </draw:line>
          <draw:line draw:style-name="gr1" draw:text-style-name="P1" draw:layer="TiM_F" svg:x1="26.466cm" svg:y1="15.734cm" svg:x2="26.556cm" svg:y2="15.734cm">
            <text:p/>
          </draw:line>
          <draw:line draw:style-name="gr1" draw:text-style-name="P1" draw:layer="TiM_F" svg:x1="26.621cm" svg:y1="15.734cm" svg:x2="26.721cm" svg:y2="15.734cm">
            <text:p/>
          </draw:line>
          <draw:line draw:style-name="gr1" draw:text-style-name="P1" draw:layer="TiM_F" svg:x1="26.721cm" svg:y1="22.345cm" svg:x2="26.786cm" svg:y2="22.345cm">
            <text:p/>
          </draw:line>
          <draw:line draw:style-name="gr1" draw:text-style-name="P1" draw:layer="TiM_F" svg:x1="26.621cm" svg:y1="22.365cm" svg:x2="26.721cm" svg:y2="22.365cm">
            <text:p/>
          </draw:line>
          <draw:line draw:style-name="gr1" draw:text-style-name="P1" draw:layer="TiM_F" svg:x1="26.876cm" svg:y1="22.365cm" svg:x2="26.786cm" svg:y2="22.365cm">
            <text:p/>
          </draw:line>
          <draw:line draw:style-name="gr1" draw:text-style-name="P1" draw:layer="TiM_F" svg:x1="26.556cm" svg:y1="22.345cm" svg:x2="26.621cm" svg:y2="22.345cm">
            <text:p/>
          </draw:line>
          <draw:line draw:style-name="gr1" draw:text-style-name="P1" draw:layer="TiM_F" svg:x1="26.876cm" svg:y1="22.345cm" svg:x2="26.918cm" svg:y2="22.345cm">
            <text:p/>
          </draw:line>
          <draw:line draw:style-name="gr1" draw:text-style-name="P1" draw:layer="TiM_F" svg:x1="26.466cm" svg:y1="22.365cm" svg:x2="26.556cm" svg:y2="22.365cm">
            <text:p/>
          </draw:line>
          <draw:line draw:style-name="gr1" draw:text-style-name="P1" draw:layer="TiM_F" svg:x1="26.918cm" svg:y1="21.925cm" svg:x2="26.918cm" svg:y2="21.85cm">
            <text:p/>
          </draw:line>
          <draw:line draw:style-name="gr1" draw:text-style-name="P1" draw:layer="TiM_F" svg:x1="26.423cm" svg:y1="21.85cm" svg:x2="26.423cm" svg:y2="22.345cm">
            <text:p/>
          </draw:line>
          <draw:line draw:style-name="gr1" draw:text-style-name="P1" draw:layer="TiM_F" svg:x1="26.876cm" svg:y1="21.83cm" svg:x2="26.786cm" svg:y2="21.83cm">
            <text:p/>
          </draw:line>
          <draw:line draw:style-name="gr1" draw:text-style-name="P1" draw:layer="TiM_F" svg:x1="26.786cm" svg:y1="21.85cm" svg:x2="26.721cm" svg:y2="21.85cm">
            <text:p/>
          </draw:line>
          <draw:line draw:style-name="gr1" draw:text-style-name="P1" draw:layer="TiM_F" svg:x1="26.621cm" svg:y1="21.83cm" svg:x2="26.721cm" svg:y2="21.83cm">
            <text:p/>
          </draw:line>
          <draw:path draw:style-name="gr2" draw:text-style-name="P2" draw:layer="TiM_F" svg:width="0.304cm" svg:height="0.304cm" svg:x="27.28cm" svg:y="21.945cm" svg:viewBox="0 0 305 305" svg:d="M305 152c0-28-6-52-20-76s-32-42-56-56-48-20-76-20-53 6-77 20c-25 14-41 32-55 56s-21 48-21 76 7 52 21 77c14 24 30 41 55 55 24 14 49 21 77 21s52-7 76-21 42-31 56-55c14-25 20-49 20-77z">
            <text:p/>
          </draw:path>
          <draw:path draw:style-name="gr2" draw:text-style-name="P2" draw:layer="TiM_F" svg:width="0.304cm" svg:height="0.304cm" svg:x="27.28cm" svg:y="20.421cm" svg:viewBox="0 0 305 305" svg:d="M305 152c0-28-6-52-20-76s-32-42-56-56-48-20-76-20-53 6-77 20c-25 14-41 32-55 56s-21 48-21 76 7 52 21 77c14 24 30 41 55 55 24 14 49 21 77 21s52-7 76-21 42-31 56-55c14-25 20-49 20-77z">
            <text:p/>
          </draw:path>
          <draw:line draw:style-name="gr1" draw:text-style-name="P1" draw:layer="TiM_F" svg:x1="26.721cm" svg:y1="20.821cm" svg:x2="26.786cm" svg:y2="20.821cm">
            <text:p/>
          </draw:line>
          <draw:line draw:style-name="gr1" draw:text-style-name="P1" draw:layer="TiM_F" svg:x1="26.621cm" svg:y1="20.841cm" svg:x2="26.721cm" svg:y2="20.841cm">
            <text:p/>
          </draw:line>
          <draw:line draw:style-name="gr1" draw:text-style-name="P1" draw:layer="TiM_F" svg:x1="26.876cm" svg:y1="20.841cm" svg:x2="26.786cm" svg:y2="20.841cm">
            <text:p/>
          </draw:line>
          <draw:line draw:style-name="gr1" draw:text-style-name="P1" draw:layer="TiM_F" svg:x1="26.556cm" svg:y1="20.821cm" svg:x2="26.621cm" svg:y2="20.821cm">
            <text:p/>
          </draw:line>
          <draw:line draw:style-name="gr1" draw:text-style-name="P1" draw:layer="TiM_F" svg:x1="26.876cm" svg:y1="20.821cm" svg:x2="26.918cm" svg:y2="20.821cm">
            <text:p/>
          </draw:line>
          <draw:line draw:style-name="gr1" draw:text-style-name="P1" draw:layer="TiM_F" svg:x1="26.466cm" svg:y1="20.841cm" svg:x2="26.556cm" svg:y2="20.841cm">
            <text:p/>
          </draw:line>
          <draw:line draw:style-name="gr1" draw:text-style-name="P1" draw:layer="TiM_F" svg:x1="26.918cm" svg:y1="20.401cm" svg:x2="26.918cm" svg:y2="20.326cm">
            <text:p/>
          </draw:line>
          <draw:line draw:style-name="gr1" draw:text-style-name="P1" draw:layer="TiM_F" svg:x1="26.423cm" svg:y1="20.821cm" svg:x2="26.466cm" svg:y2="20.821cm">
            <text:p/>
          </draw:line>
          <draw:line draw:style-name="gr1" draw:text-style-name="P1" draw:layer="TiM_F" svg:x1="26.423cm" svg:y1="20.326cm" svg:x2="26.423cm" svg:y2="20.821cm">
            <text:p/>
          </draw:line>
          <draw:line draw:style-name="gr1" draw:text-style-name="P1" draw:layer="TiM_F" svg:x1="26.466cm" svg:y1="20.326cm" svg:x2="26.423cm" svg:y2="20.326cm">
            <text:p/>
          </draw:line>
          <draw:line draw:style-name="gr1" draw:text-style-name="P1" draw:layer="TiM_F" svg:x1="26.786cm" svg:y1="20.326cm" svg:x2="26.721cm" svg:y2="20.326cm">
            <text:p/>
          </draw:line>
          <draw:line draw:style-name="gr1" draw:text-style-name="P1" draw:layer="TiM_F" svg:x1="26.466cm" svg:y1="20.306cm" svg:x2="26.556cm" svg:y2="20.306cm">
            <text:p/>
          </draw:line>
          <draw:line draw:style-name="gr1" draw:text-style-name="P1" draw:layer="TiM_F" svg:x1="26.621cm" svg:y1="20.306cm" svg:x2="26.721cm" svg:y2="20.306cm">
            <text:p/>
          </draw:line>
          <draw:line draw:style-name="gr1" draw:text-style-name="P1" draw:layer="TiM_F" svg:x1="28.245cm" svg:y1="22.345cm" svg:x2="28.31cm" svg:y2="22.345cm">
            <text:p/>
          </draw:line>
          <draw:line draw:style-name="gr1" draw:text-style-name="P1" draw:layer="TiM_F" svg:x1="28.4cm" svg:y1="22.365cm" svg:x2="28.31cm" svg:y2="22.365cm">
            <text:p/>
          </draw:line>
          <draw:line draw:style-name="gr1" draw:text-style-name="P1" draw:layer="TiM_F" svg:x1="28.08cm" svg:y1="22.345cm" svg:x2="28.145cm" svg:y2="22.345cm">
            <text:p/>
          </draw:line>
          <draw:line draw:style-name="gr1" draw:text-style-name="P1" draw:layer="TiM_F" svg:x1="28.4cm" svg:y1="22.345cm" svg:x2="28.442cm" svg:y2="22.345cm">
            <text:p/>
          </draw:line>
          <draw:line draw:style-name="gr1" draw:text-style-name="P1" draw:layer="TiM_F" svg:x1="27.99cm" svg:y1="22.365cm" svg:x2="28.08cm" svg:y2="22.365cm">
            <text:p/>
          </draw:line>
          <draw:line draw:style-name="gr1" draw:text-style-name="P1" draw:layer="TiM_F" svg:x1="27.947cm" svg:y1="21.85cm" svg:x2="27.947cm" svg:y2="22.345cm">
            <text:p/>
          </draw:line>
          <draw:line draw:style-name="gr1" draw:text-style-name="P1" draw:layer="TiM_F" svg:x1="28.145cm" svg:y1="21.83cm" svg:x2="28.245cm" svg:y2="21.83cm">
            <text:p/>
          </draw:line>
          <draw:line draw:style-name="gr1" draw:text-style-name="P1" draw:layer="TiM_F" svg:x1="28.245cm" svg:y1="20.821cm" svg:x2="28.31cm" svg:y2="20.821cm">
            <text:p/>
          </draw:line>
          <draw:line draw:style-name="gr1" draw:text-style-name="P1" draw:layer="TiM_F" svg:x1="28.08cm" svg:y1="20.821cm" svg:x2="28.145cm" svg:y2="20.821cm">
            <text:p/>
          </draw:line>
          <draw:line draw:style-name="gr1" draw:text-style-name="P1" draw:layer="TiM_F" svg:x1="28.4cm" svg:y1="20.821cm" svg:x2="28.442cm" svg:y2="20.821cm">
            <text:p/>
          </draw:line>
          <draw:line draw:style-name="gr1" draw:text-style-name="P1" draw:layer="TiM_F" svg:x1="27.99cm" svg:y1="20.841cm" svg:x2="28.08cm" svg:y2="20.841cm">
            <text:p/>
          </draw:line>
          <draw:line draw:style-name="gr1" draw:text-style-name="P1" draw:layer="TiM_F" svg:x1="27.947cm" svg:y1="20.821cm" svg:x2="27.99cm" svg:y2="20.821cm">
            <text:p/>
          </draw:line>
          <draw:line draw:style-name="gr1" draw:text-style-name="P1" draw:layer="TiM_F" svg:x1="27.947cm" svg:y1="20.326cm" svg:x2="27.947cm" svg:y2="20.821cm">
            <text:p/>
          </draw:line>
          <draw:line draw:style-name="gr1" draw:text-style-name="P1" draw:layer="TiM_F" svg:x1="27.99cm" svg:y1="20.326cm" svg:x2="27.947cm" svg:y2="20.326cm">
            <text:p/>
          </draw:line>
          <draw:line draw:style-name="gr1" draw:text-style-name="P1" draw:layer="TiM_F" svg:x1="28.31cm" svg:y1="20.326cm" svg:x2="28.245cm" svg:y2="20.326cm">
            <text:p/>
          </draw:line>
          <draw:line draw:style-name="gr1" draw:text-style-name="P1" draw:layer="TiM_F" svg:x1="28.145cm" svg:y1="20.306cm" svg:x2="28.245cm" svg:y2="20.306cm">
            <text:p/>
          </draw:line>
          <draw:path draw:style-name="gr2" draw:text-style-name="P2" draw:layer="TiM_F" svg:width="0.08cm" svg:height="0.08cm" svg:x="30.566cm" svg:y="16.215cm" svg:viewBox="0 0 81 81" svg:d="M81 41c0-8-1-14-5-21s-8-11-15-15-14-5-21-5c-8 0-13 1-20 5s-11 8-15 15-5 13-5 21c0 7 1 13 5 20s8 11 15 15 13 5 20 5c8 0 14-1 21-5s11-8 15-15 5-13 5-20z">
            <text:p/>
          </draw:path>
          <draw:path draw:style-name="gr2" draw:text-style-name="P2" draw:layer="TiM_F" svg:width="0.08cm" svg:height="0.08cm" svg:x="30.313cm" svg:y="16.215cm" svg:viewBox="0 0 81 81" svg:d="M81 41c0-8-1-14-5-21s-8-11-15-15-13-5-20-5c-8 0-14 1-21 5s-11 8-15 15-5 13-5 21c0 7 1 13 5 20s8 11 15 15 13 5 21 5c7 0 13-1 20-5s11-8 15-15 5-13 5-20z">
            <text:p/>
          </draw:path>
          <draw:line draw:style-name="gr1" draw:text-style-name="P1" draw:layer="TiM_F" svg:x1="29.769cm" svg:y1="16.249cm" svg:x2="29.834cm" svg:y2="16.249cm">
            <text:p/>
          </draw:line>
          <draw:line draw:style-name="gr1" draw:text-style-name="P1" draw:layer="TiM_F" svg:x1="29.669cm" svg:y1="16.269cm" svg:x2="29.769cm" svg:y2="16.269cm">
            <text:p/>
          </draw:line>
          <draw:line draw:style-name="gr1" draw:text-style-name="P1" draw:layer="TiM_F" svg:x1="29.924cm" svg:y1="16.269cm" svg:x2="29.834cm" svg:y2="16.269cm">
            <text:p/>
          </draw:line>
          <draw:line draw:style-name="gr1" draw:text-style-name="P1" draw:layer="TiM_F" svg:x1="29.604cm" svg:y1="16.249cm" svg:x2="29.669cm" svg:y2="16.249cm">
            <text:p/>
          </draw:line>
          <draw:line draw:style-name="gr1" draw:text-style-name="P1" draw:layer="TiM_F" svg:x1="29.924cm" svg:y1="16.249cm" svg:x2="29.966cm" svg:y2="16.249cm">
            <text:p/>
          </draw:line>
          <draw:line draw:style-name="gr1" draw:text-style-name="P1" draw:layer="TiM_F" svg:x1="29.514cm" svg:y1="16.269cm" svg:x2="29.604cm" svg:y2="16.269cm">
            <text:p/>
          </draw:line>
          <draw:line draw:style-name="gr1" draw:text-style-name="P1" draw:layer="TiM_F" svg:x1="29.471cm" svg:y1="16.249cm" svg:x2="29.514cm" svg:y2="16.249cm">
            <text:p/>
          </draw:line>
          <draw:line draw:style-name="gr1" draw:text-style-name="P1" draw:layer="TiM_F" svg:x1="29.924cm" svg:y1="15.734cm" svg:x2="29.834cm" svg:y2="15.734cm">
            <text:p/>
          </draw:line>
          <draw:line draw:style-name="gr1" draw:text-style-name="P1" draw:layer="TiM_F" svg:x1="29.514cm" svg:y1="15.734cm" svg:x2="29.604cm" svg:y2="15.734cm">
            <text:p/>
          </draw:line>
          <draw:path draw:style-name="gr2" draw:text-style-name="P2" draw:layer="TiM_F" svg:width="0.1cm" svg:height="0.1cm" svg:x="28.525cm" svg:y="16.205cm" svg:viewBox="0 0 101 101" svg:d="M101 51c0-10-1-18-6-26s-11-13-19-18-16-7-25-7c-10 0-18 2-26 7s-13 10-18 18-7 16-7 26c0 9 2 17 7 25s10 14 18 19 16 6 26 6c9 0 17-1 25-6s14-11 19-19 6-16 6-25z">
            <text:p/>
          </draw:path>
          <draw:path draw:style-name="gr2" draw:text-style-name="P2" draw:layer="TiM_F" svg:width="0.1cm" svg:height="0.1cm" svg:x="28.779cm" svg:y="16.205cm" svg:viewBox="0 0 101 101" svg:d="M101 51c0-10-1-18-6-26s-11-13-19-18-16-7-25-7c-10 0-18 2-26 7s-13 10-18 18-7 16-7 26c0 9 2 17 7 25s10 14 18 19 16 6 26 6c9 0 17-1 25-6s14-11 19-19 6-16 6-25z">
            <text:p/>
          </draw:path>
          <draw:path draw:style-name="gr2" draw:text-style-name="P2" draw:layer="TiM_F" svg:width="0.1cm" svg:height="0.1cm" svg:x="29.033cm" svg:y="16.205cm" svg:viewBox="0 0 101 101" svg:d="M101 51c0-10-1-18-6-26s-11-13-19-18-16-7-25-7c-10 0-18 2-26 7s-13 10-18 18-7 16-7 26c0 9 2 17 7 25s10 14 18 19 16 6 26 6c9 0 17-1 25-6s14-11 19-19 6-16 6-25z">
            <text:p/>
          </draw:path>
          <draw:path draw:style-name="gr2" draw:text-style-name="P2" draw:layer="TiM_F" svg:width="0.1cm" svg:height="0.1cm" svg:x="29.287cm" svg:y="16.205cm" svg:viewBox="0 0 101 101" svg:d="M101 51c0-10-1-18-6-26s-11-13-19-18-16-7-25-7c-10 0-18 2-26 7s-13 10-18 18-7 16-7 26c0 9 2 17 7 25s10 14 18 19 16 6 26 6c9 0 17-1 25-6s14-11 19-19 6-16 6-25z">
            <text:p/>
          </draw:path>
          <draw:line draw:style-name="gr1" draw:text-style-name="P1" draw:layer="TiM_F" svg:x1="32.815cm" svg:y1="16.249cm" svg:x2="32.88cm" svg:y2="16.249cm">
            <text:p/>
          </draw:line>
          <draw:line draw:style-name="gr1" draw:text-style-name="P1" draw:layer="TiM_F" svg:x1="32.715cm" svg:y1="16.269cm" svg:x2="32.815cm" svg:y2="16.269cm">
            <text:p/>
          </draw:line>
          <draw:line draw:style-name="gr1" draw:text-style-name="P1" draw:layer="TiM_F" svg:x1="32.97cm" svg:y1="16.269cm" svg:x2="32.88cm" svg:y2="16.269cm">
            <text:p/>
          </draw:line>
          <draw:line draw:style-name="gr1" draw:text-style-name="P1" draw:layer="TiM_F" svg:x1="32.65cm" svg:y1="16.249cm" svg:x2="32.715cm" svg:y2="16.249cm">
            <text:p/>
          </draw:line>
          <draw:line draw:style-name="gr1" draw:text-style-name="P1" draw:layer="TiM_F" svg:x1="32.97cm" svg:y1="16.249cm" svg:x2="33.013cm" svg:y2="16.249cm">
            <text:p/>
          </draw:line>
          <draw:line draw:style-name="gr1" draw:text-style-name="P1" draw:layer="TiM_F" svg:x1="32.518cm" svg:y1="16.249cm" svg:x2="32.56cm" svg:y2="16.249cm">
            <text:p/>
          </draw:line>
          <draw:line draw:style-name="gr1" draw:text-style-name="P1" draw:layer="TiM_F" svg:x1="32.518cm" svg:y1="15.754cm" svg:x2="32.518cm" svg:y2="16.249cm">
            <text:p/>
          </draw:line>
          <draw:line draw:style-name="gr1" draw:text-style-name="P1" draw:layer="TiM_F" svg:x1="32.97cm" svg:y1="15.734cm" svg:x2="32.88cm" svg:y2="15.734cm">
            <text:p/>
          </draw:line>
          <draw:line draw:style-name="gr1" draw:text-style-name="P1" draw:layer="TiM_F" svg:x1="32.56cm" svg:y1="15.734cm" svg:x2="32.65cm" svg:y2="15.734cm">
            <text:p/>
          </draw:line>
          <draw:line draw:style-name="gr1" draw:text-style-name="P1" draw:layer="TiM_F" svg:x1="32.715cm" svg:y1="15.734cm" svg:x2="32.815cm" svg:y2="15.734cm">
            <text:p/>
          </draw:line>
          <draw:line draw:style-name="gr1" draw:text-style-name="P1" draw:layer="TiM_F" svg:x1="32.815cm" svg:y1="22.345cm" svg:x2="32.88cm" svg:y2="22.345cm">
            <text:p/>
          </draw:line>
          <draw:line draw:style-name="gr1" draw:text-style-name="P1" draw:layer="TiM_F" svg:x1="32.715cm" svg:y1="22.365cm" svg:x2="32.815cm" svg:y2="22.365cm">
            <text:p/>
          </draw:line>
          <draw:line draw:style-name="gr1" draw:text-style-name="P1" draw:layer="TiM_F" svg:x1="32.65cm" svg:y1="22.345cm" svg:x2="32.715cm" svg:y2="22.345cm">
            <text:p/>
          </draw:line>
          <draw:line draw:style-name="gr1" draw:text-style-name="P1" draw:layer="TiM_F" svg:x1="32.97cm" svg:y1="22.345cm" svg:x2="33.013cm" svg:y2="22.345cm">
            <text:p/>
          </draw:line>
          <draw:line draw:style-name="gr1" draw:text-style-name="P1" draw:layer="TiM_F" svg:x1="32.518cm" svg:y1="21.85cm" svg:x2="32.518cm" svg:y2="22.345cm">
            <text:p/>
          </draw:line>
          <draw:line draw:style-name="gr1" draw:text-style-name="P1" draw:layer="TiM_F" svg:x1="32.97cm" svg:y1="21.83cm" svg:x2="32.88cm" svg:y2="21.83cm">
            <text:p/>
          </draw:line>
          <draw:line draw:style-name="gr1" draw:text-style-name="P1" draw:layer="TiM_F" svg:x1="32.715cm" svg:y1="21.83cm" svg:x2="32.815cm" svg:y2="21.83cm">
            <text:p/>
          </draw:line>
          <draw:line draw:style-name="gr1" draw:text-style-name="P1" draw:layer="TiM_F" svg:x1="31.291cm" svg:y1="16.249cm" svg:x2="31.356cm" svg:y2="16.249cm">
            <text:p/>
          </draw:line>
          <draw:line draw:style-name="gr1" draw:text-style-name="P1" draw:layer="TiM_F" svg:x1="31.191cm" svg:y1="16.269cm" svg:x2="31.291cm" svg:y2="16.269cm">
            <text:p/>
          </draw:line>
          <draw:line draw:style-name="gr1" draw:text-style-name="P1" draw:layer="TiM_F" svg:x1="31.446cm" svg:y1="16.269cm" svg:x2="31.356cm" svg:y2="16.269cm">
            <text:p/>
          </draw:line>
          <draw:line draw:style-name="gr1" draw:text-style-name="P1" draw:layer="TiM_F" svg:x1="31.126cm" svg:y1="16.249cm" svg:x2="31.191cm" svg:y2="16.249cm">
            <text:p/>
          </draw:line>
          <draw:line draw:style-name="gr1" draw:text-style-name="P1" draw:layer="TiM_F" svg:x1="31.446cm" svg:y1="16.249cm" svg:x2="31.489cm" svg:y2="16.249cm">
            <text:p/>
          </draw:line>
          <draw:line draw:style-name="gr1" draw:text-style-name="P1" draw:layer="TiM_F" svg:x1="31.036cm" svg:y1="16.269cm" svg:x2="31.126cm" svg:y2="16.269cm">
            <text:p/>
          </draw:line>
          <draw:line draw:style-name="gr1" draw:text-style-name="P1" draw:layer="TiM_F" svg:x1="30.994cm" svg:y1="16.249cm" svg:x2="31.036cm" svg:y2="16.249cm">
            <text:p/>
          </draw:line>
          <draw:line draw:style-name="gr1" draw:text-style-name="P1" draw:layer="TiM_F" svg:x1="31.446cm" svg:y1="15.734cm" svg:x2="31.356cm" svg:y2="15.734cm">
            <text:p/>
          </draw:line>
          <draw:line draw:style-name="gr1" draw:text-style-name="P1" draw:layer="TiM_F" svg:x1="31.036cm" svg:y1="15.734cm" svg:x2="31.126cm" svg:y2="15.734cm">
            <text:p/>
          </draw:line>
          <draw:line draw:style-name="gr1" draw:text-style-name="P1" draw:layer="TiM_F" svg:x1="31.191cm" svg:y1="15.734cm" svg:x2="31.291cm" svg:y2="15.734cm">
            <text:p/>
          </draw:line>
          <draw:line draw:style-name="gr1" draw:text-style-name="P1" draw:layer="TiM_F" svg:x1="32.815cm" svg:y1="26.917cm" svg:x2="32.88cm" svg:y2="26.917cm">
            <text:p/>
          </draw:line>
          <draw:line draw:style-name="gr1" draw:text-style-name="P1" draw:layer="TiM_F" svg:x1="32.715cm" svg:y1="26.937cm" svg:x2="32.815cm" svg:y2="26.937cm">
            <text:p/>
          </draw:line>
          <draw:line draw:style-name="gr1" draw:text-style-name="P1" draw:layer="TiM_F" svg:x1="32.97cm" svg:y1="26.937cm" svg:x2="32.88cm" svg:y2="26.937cm">
            <text:p/>
          </draw:line>
          <draw:line draw:style-name="gr1" draw:text-style-name="P1" draw:layer="TiM_F" svg:x1="32.65cm" svg:y1="26.917cm" svg:x2="32.715cm" svg:y2="26.917cm">
            <text:p/>
          </draw:line>
          <draw:line draw:style-name="gr1" draw:text-style-name="P1" draw:layer="TiM_F" svg:x1="32.97cm" svg:y1="26.917cm" svg:x2="33.013cm" svg:y2="26.917cm">
            <text:p/>
          </draw:line>
          <draw:line draw:style-name="gr1" draw:text-style-name="P1" draw:layer="TiM_F" svg:x1="32.518cm" svg:y1="26.917cm" svg:x2="32.56cm" svg:y2="26.917cm">
            <text:p/>
          </draw:line>
          <draw:line draw:style-name="gr1" draw:text-style-name="P1" draw:layer="TiM_F" svg:x1="32.518cm" svg:y1="26.422cm" svg:x2="32.518cm" svg:y2="26.917cm">
            <text:p/>
          </draw:line>
          <draw:line draw:style-name="gr1" draw:text-style-name="P1" draw:layer="TiM_F" svg:x1="32.97cm" svg:y1="26.402cm" svg:x2="32.88cm" svg:y2="26.402cm">
            <text:p/>
          </draw:line>
          <draw:line draw:style-name="gr1" draw:text-style-name="P1" draw:layer="TiM_F" svg:x1="32.56cm" svg:y1="26.402cm" svg:x2="32.65cm" svg:y2="26.402cm">
            <text:p/>
          </draw:line>
          <draw:line draw:style-name="gr1" draw:text-style-name="P1" draw:layer="TiM_F" svg:x1="32.715cm" svg:y1="26.402cm" svg:x2="32.815cm" svg:y2="26.402cm">
            <text:p/>
          </draw:line>
          <draw:path draw:style-name="gr2" draw:text-style-name="P2" draw:layer="TiM_F" svg:width="0.08cm" svg:height="0.08cm" svg:x="30.313cm" svg:y="26.375cm" svg:viewBox="0 0 81 81" svg:d="M81 40c0-7-2-13-5-20-4-7-8-11-15-15s-13-5-20-5c-8 0-14 1-21 5s-11 8-15 15-5 12-5 20c0 7 1 14 5 21s8 10 15 14c7 3 13 6 21 6 7 0 13-3 20-6 6-4 11-7 15-14s5-13 5-21z">
            <text:p/>
          </draw:path>
          <draw:path draw:style-name="gr2" draw:text-style-name="P2" draw:layer="TiM_F" svg:width="0.08cm" svg:height="0.08cm" svg:x="30.566cm" svg:y="26.375cm" svg:viewBox="0 0 81 81" svg:d="M81 40c0-7-2-13-5-20-4-7-8-11-15-15s-14-5-21-5c-8 0-13 1-20 5s-11 8-15 15-5 12-5 20c0 7 1 14 5 21s8 10 15 14c7 3 13 6 20 6 8 0 14-3 21-6 6-4 11-7 15-14s5-13 5-21z">
            <text:p/>
          </draw:path>
          <draw:line draw:style-name="gr1" draw:text-style-name="P1" draw:layer="TiM_F" svg:x1="31.291cm" svg:y1="26.917cm" svg:x2="31.356cm" svg:y2="26.917cm">
            <text:p/>
          </draw:line>
          <draw:line draw:style-name="gr1" draw:text-style-name="P1" draw:layer="TiM_F" svg:x1="31.191cm" svg:y1="26.937cm" svg:x2="31.291cm" svg:y2="26.937cm">
            <text:p/>
          </draw:line>
          <draw:line draw:style-name="gr1" draw:text-style-name="P1" draw:layer="TiM_F" svg:x1="31.446cm" svg:y1="26.937cm" svg:x2="31.356cm" svg:y2="26.937cm">
            <text:p/>
          </draw:line>
          <draw:line draw:style-name="gr1" draw:text-style-name="P1" draw:layer="TiM_F" svg:x1="31.126cm" svg:y1="26.917cm" svg:x2="31.191cm" svg:y2="26.917cm">
            <text:p/>
          </draw:line>
          <draw:line draw:style-name="gr1" draw:text-style-name="P1" draw:layer="TiM_F" svg:x1="31.446cm" svg:y1="26.917cm" svg:x2="31.489cm" svg:y2="26.917cm">
            <text:p/>
          </draw:line>
          <draw:line draw:style-name="gr1" draw:text-style-name="P1" draw:layer="TiM_F" svg:x1="31.036cm" svg:y1="26.937cm" svg:x2="31.126cm" svg:y2="26.937cm">
            <text:p/>
          </draw:line>
          <draw:line draw:style-name="gr1" draw:text-style-name="P1" draw:layer="TiM_F" svg:x1="30.994cm" svg:y1="26.917cm" svg:x2="31.036cm" svg:y2="26.917cm">
            <text:p/>
          </draw:line>
          <draw:line draw:style-name="gr1" draw:text-style-name="P1" draw:layer="TiM_F" svg:x1="30.994cm" svg:y1="26.422cm" svg:x2="30.994cm" svg:y2="26.917cm">
            <text:p/>
          </draw:line>
          <draw:line draw:style-name="gr1" draw:text-style-name="P1" draw:layer="TiM_F" svg:x1="31.446cm" svg:y1="26.402cm" svg:x2="31.356cm" svg:y2="26.402cm">
            <text:p/>
          </draw:line>
          <draw:line draw:style-name="gr1" draw:text-style-name="P1" draw:layer="TiM_F" svg:x1="31.036cm" svg:y1="26.402cm" svg:x2="31.126cm" svg:y2="26.402cm">
            <text:p/>
          </draw:line>
          <draw:line draw:style-name="gr1" draw:text-style-name="P1" draw:layer="TiM_F" svg:x1="31.191cm" svg:y1="26.402cm" svg:x2="31.291cm" svg:y2="26.402cm">
            <text:p/>
          </draw:line>
          <draw:path draw:style-name="gr2" draw:text-style-name="P2" draw:layer="TiM_F" svg:width="0.304cm" svg:height="0.304cm" svg:x="27.28cm" svg:y="26.517cm" svg:viewBox="0 0 305 305" svg:d="M305 152c0-28-6-52-20-76s-32-42-56-56-48-20-76-20-53 6-77 20c-25 14-41 32-55 56s-21 48-21 76 7 51 21 76c14 24 30 42 55 56 24 14 49 21 77 21s52-7 76-21 42-32 56-56c14-25 20-48 20-76z">
            <text:p/>
          </draw:path>
          <draw:line draw:style-name="gr1" draw:text-style-name="P1" draw:layer="TiM_F" svg:x1="28.245cm" svg:y1="26.917cm" svg:x2="28.31cm" svg:y2="26.917cm">
            <text:p/>
          </draw:line>
          <draw:line draw:style-name="gr1" draw:text-style-name="P1" draw:layer="TiM_F" svg:x1="28.145cm" svg:y1="26.937cm" svg:x2="28.245cm" svg:y2="26.937cm">
            <text:p/>
          </draw:line>
          <draw:line draw:style-name="gr1" draw:text-style-name="P1" draw:layer="TiM_F" svg:x1="28.4cm" svg:y1="26.937cm" svg:x2="28.31cm" svg:y2="26.937cm">
            <text:p/>
          </draw:line>
          <draw:line draw:style-name="gr1" draw:text-style-name="P1" draw:layer="TiM_F" svg:x1="28.08cm" svg:y1="26.917cm" svg:x2="28.145cm" svg:y2="26.917cm">
            <text:p/>
          </draw:line>
          <draw:line draw:style-name="gr1" draw:text-style-name="P1" draw:layer="TiM_F" svg:x1="28.4cm" svg:y1="26.917cm" svg:x2="28.442cm" svg:y2="26.917cm">
            <text:p/>
          </draw:line>
          <draw:line draw:style-name="gr1" draw:text-style-name="P1" draw:layer="TiM_F" svg:x1="27.99cm" svg:y1="26.937cm" svg:x2="28.08cm" svg:y2="26.937cm">
            <text:p/>
          </draw:line>
          <draw:line draw:style-name="gr1" draw:text-style-name="P1" draw:layer="TiM_F" svg:x1="27.947cm" svg:y1="26.917cm" svg:x2="27.99cm" svg:y2="26.917cm">
            <text:p/>
          </draw:line>
          <draw:line draw:style-name="gr1" draw:text-style-name="P1" draw:layer="TiM_F" svg:x1="27.947cm" svg:y1="26.422cm" svg:x2="27.947cm" svg:y2="26.917cm">
            <text:p/>
          </draw:line>
          <draw:line draw:style-name="gr1" draw:text-style-name="P1" draw:layer="TiM_F" svg:x1="27.99cm" svg:y1="26.402cm" svg:x2="28.08cm" svg:y2="26.402cm">
            <text:p/>
          </draw:line>
          <draw:line draw:style-name="gr1" draw:text-style-name="P1" draw:layer="TiM_F" svg:x1="28.145cm" svg:y1="26.402cm" svg:x2="28.245cm" svg:y2="26.402cm">
            <text:p/>
          </draw:line>
          <draw:line draw:style-name="gr1" draw:text-style-name="P1" draw:layer="TiM_F" svg:x1="29.769cm" svg:y1="26.917cm" svg:x2="29.834cm" svg:y2="26.917cm">
            <text:p/>
          </draw:line>
          <draw:line draw:style-name="gr1" draw:text-style-name="P1" draw:layer="TiM_F" svg:x1="29.669cm" svg:y1="26.937cm" svg:x2="29.769cm" svg:y2="26.937cm">
            <text:p/>
          </draw:line>
          <draw:line draw:style-name="gr1" draw:text-style-name="P1" draw:layer="TiM_F" svg:x1="29.924cm" svg:y1="26.937cm" svg:x2="29.834cm" svg:y2="26.937cm">
            <text:p/>
          </draw:line>
          <draw:line draw:style-name="gr1" draw:text-style-name="P1" draw:layer="TiM_F" svg:x1="29.604cm" svg:y1="26.917cm" svg:x2="29.669cm" svg:y2="26.917cm">
            <text:p/>
          </draw:line>
          <draw:line draw:style-name="gr1" draw:text-style-name="P1" draw:layer="TiM_F" svg:x1="29.924cm" svg:y1="26.917cm" svg:x2="29.966cm" svg:y2="26.917cm">
            <text:p/>
          </draw:line>
          <draw:line draw:style-name="gr1" draw:text-style-name="P1" draw:layer="TiM_F" svg:x1="29.514cm" svg:y1="26.937cm" svg:x2="29.604cm" svg:y2="26.937cm">
            <text:p/>
          </draw:line>
          <draw:line draw:style-name="gr1" draw:text-style-name="P1" draw:layer="TiM_F" svg:x1="29.471cm" svg:y1="26.917cm" svg:x2="29.514cm" svg:y2="26.917cm">
            <text:p/>
          </draw:line>
          <draw:line draw:style-name="gr1" draw:text-style-name="P1" draw:layer="TiM_F" svg:x1="29.471cm" svg:y1="26.422cm" svg:x2="29.471cm" svg:y2="26.917cm">
            <text:p/>
          </draw:line>
          <draw:line draw:style-name="gr1" draw:text-style-name="P1" draw:layer="TiM_F" svg:x1="29.924cm" svg:y1="26.402cm" svg:x2="29.834cm" svg:y2="26.402cm">
            <text:p/>
          </draw:line>
          <draw:line draw:style-name="gr1" draw:text-style-name="P1" draw:layer="TiM_F" svg:x1="29.514cm" svg:y1="26.402cm" svg:x2="29.604cm" svg:y2="26.402cm">
            <text:p/>
          </draw:line>
          <draw:line draw:style-name="gr1" draw:text-style-name="P1" draw:layer="TiM_F" svg:x1="26.721cm" svg:y1="26.917cm" svg:x2="26.786cm" svg:y2="26.917cm">
            <text:p/>
          </draw:line>
          <draw:line draw:style-name="gr1" draw:text-style-name="P1" draw:layer="TiM_F" svg:x1="26.621cm" svg:y1="26.937cm" svg:x2="26.721cm" svg:y2="26.937cm">
            <text:p/>
          </draw:line>
          <draw:line draw:style-name="gr1" draw:text-style-name="P1" draw:layer="TiM_F" svg:x1="26.556cm" svg:y1="26.917cm" svg:x2="26.621cm" svg:y2="26.917cm">
            <text:p/>
          </draw:line>
          <draw:line draw:style-name="gr1" draw:text-style-name="P1" draw:layer="TiM_F" svg:x1="26.876cm" svg:y1="26.917cm" svg:x2="26.918cm" svg:y2="26.917cm">
            <text:p/>
          </draw:line>
          <draw:line draw:style-name="gr1" draw:text-style-name="P1" draw:layer="TiM_F" svg:x1="26.466cm" svg:y1="26.937cm" svg:x2="26.556cm" svg:y2="26.937cm">
            <text:p/>
          </draw:line>
          <draw:line draw:style-name="gr1" draw:text-style-name="P1" draw:layer="TiM_F" svg:x1="26.423cm" svg:y1="26.917cm" svg:x2="26.466cm" svg:y2="26.917cm">
            <text:p/>
          </draw:line>
          <draw:line draw:style-name="gr1" draw:text-style-name="P1" draw:layer="TiM_F" svg:x1="26.423cm" svg:y1="26.422cm" svg:x2="26.423cm" svg:y2="26.917cm">
            <text:p/>
          </draw:line>
          <draw:line draw:style-name="gr1" draw:text-style-name="P1" draw:layer="TiM_F" svg:x1="26.876cm" svg:y1="26.402cm" svg:x2="26.786cm" svg:y2="26.402cm">
            <text:p/>
          </draw:line>
          <draw:line draw:style-name="gr1" draw:text-style-name="P1" draw:layer="TiM_F" svg:x1="26.466cm" svg:y1="26.402cm" svg:x2="26.556cm" svg:y2="26.402cm">
            <text:p/>
          </draw:line>
          <draw:line draw:style-name="gr1" draw:text-style-name="P1" draw:layer="TiM_F" svg:x1="26.621cm" svg:y1="26.402cm" svg:x2="26.721cm" svg:y2="26.402cm">
            <text:p/>
          </draw:line>
          <draw:path draw:style-name="gr2" draw:text-style-name="P2" draw:layer="TiM_F" svg:width="0.08cm" svg:height="0.081cm" svg:x="30.566cm" svg:y="15.554cm" svg:viewBox="0 0 81 82" svg:d="M81 41c0-7-2-13-5-20-4-7-8-11-15-15s-14-6-21-6c-8 0-13 2-20 6s-11 8-15 15-5 12-5 20c0 7 1 13 5 20 4 6 8 11 15 15 7 3 13 6 20 6 8 0 14-3 21-6 6-4 11-9 15-15 3-7 5-12 5-20z">
            <text:p/>
          </draw:path>
          <draw:path draw:style-name="gr2" draw:text-style-name="P2" draw:layer="TiM_F" svg:width="0.08cm" svg:height="0.081cm" svg:x="30.313cm" svg:y="15.554cm" svg:viewBox="0 0 81 82" svg:d="M81 41c0-7-2-13-5-20-4-7-8-11-15-15s-13-6-20-6c-8 0-14 2-21 6s-11 8-15 15-5 12-5 20c0 7 1 13 5 20 4 6 8 11 15 15 7 3 13 6 21 6 7 0 13-3 20-6 6-4 11-9 15-15 3-7 5-12 5-20z">
            <text:p/>
          </draw:path>
          <draw:path draw:style-name="gr2" draw:text-style-name="P2" draw:layer="TiM_F" svg:width="0.08cm" svg:height="0.081cm" svg:x="37.932cm" svg:y="15.554cm" svg:viewBox="0 0 81 82" svg:d="M81 41c0-7-2-13-6-20s-7-11-14-15-14-6-21-6c-8 0-13 2-20 6s-11 8-15 15-5 12-5 20c0 7 1 13 5 20s8 11 15 15 13 6 20 6c8 0 14-3 21-6 6-4 10-8 14-15s6-12 6-20z">
            <text:p/>
          </draw:path>
          <draw:path draw:style-name="gr2" draw:text-style-name="P2" draw:layer="TiM_F" svg:width="0.08cm" svg:height="0.08cm" svg:x="37.932cm" svg:y="16.215cm" svg:viewBox="0 0 81 81" svg:d="M81 41c0-8-3-14-6-21-4-7-7-11-14-15s-14-5-21-5c-8 0-13 1-20 5s-11 8-15 15-5 13-5 21c0 7 1 13 5 20s8 11 15 15c7 3 13 5 20 5 8 0 14-1 21-5s10-9 14-15c3-7 6-13 6-20z">
            <text:p/>
          </draw:path>
          <draw:line draw:style-name="gr1" draw:text-style-name="P1" draw:layer="TiM_F" svg:x1="37.387cm" svg:y1="16.249cm" svg:x2="37.452cm" svg:y2="16.249cm">
            <text:p/>
          </draw:line>
          <draw:line draw:style-name="gr1" draw:text-style-name="P1" draw:layer="TiM_F" svg:x1="37.542cm" svg:y1="16.269cm" svg:x2="37.452cm" svg:y2="16.269cm">
            <text:p/>
          </draw:line>
          <draw:line draw:style-name="gr1" draw:text-style-name="P1" draw:layer="TiM_F" svg:x1="37.222cm" svg:y1="16.249cm" svg:x2="37.287cm" svg:y2="16.249cm">
            <text:p/>
          </draw:line>
          <draw:line draw:style-name="gr1" draw:text-style-name="P1" draw:layer="TiM_F" svg:x1="37.542cm" svg:y1="16.249cm" svg:x2="37.585cm" svg:y2="16.249cm">
            <text:p/>
          </draw:line>
          <draw:line draw:style-name="gr1" draw:text-style-name="P1" draw:layer="TiM_F" svg:x1="37.132cm" svg:y1="16.269cm" svg:x2="37.222cm" svg:y2="16.269cm">
            <text:p/>
          </draw:line>
          <draw:line draw:style-name="gr1" draw:text-style-name="P1" draw:layer="TiM_F" svg:x1="37.09cm" svg:y1="16.249cm" svg:x2="37.132cm" svg:y2="16.249cm">
            <text:p/>
          </draw:line>
          <draw:line draw:style-name="gr1" draw:text-style-name="P1" draw:layer="TiM_F" svg:x1="37.542cm" svg:y1="15.734cm" svg:x2="37.452cm" svg:y2="15.734cm">
            <text:p/>
          </draw:line>
          <draw:line draw:style-name="gr1" draw:text-style-name="P1" draw:layer="TiM_F" svg:x1="37.287cm" svg:y1="15.734cm" svg:x2="37.387cm" svg:y2="15.734cm">
            <text:p/>
          </draw:line>
          <draw:path draw:style-name="gr2" draw:text-style-name="P2" draw:layer="TiM_F" svg:width="0.1cm" svg:height="0.101cm" svg:x="35.128cm" svg:y="15.545cm" svg:viewBox="0 0 101 102" svg:d="M101 51c0-9-2-17-7-25s-10-14-18-19-17-7-26-7c-10 0-17 2-25 7s-14 11-19 19-6 15-6 25c0 9 1 17 6 26s11 13 19 18 16 7 25 7c10 0 18-2 26-7s13-10 18-18c4-9 7-16 7-26z">
            <text:p/>
          </draw:path>
          <draw:path draw:style-name="gr2" draw:text-style-name="P2" draw:layer="TiM_F" svg:width="0.1cm" svg:height="0.101cm" svg:x="35.382cm" svg:y="15.545cm" svg:viewBox="0 0 101 102" svg:d="M101 51c0-9-2-17-7-25s-10-14-18-19-17-7-26-7c-10 0-17 2-25 7s-14 11-19 19-6 15-6 25c0 9 1 17 6 26s11 13 19 18 16 7 25 7c10 0 18-2 26-7s13-10 18-18c4-9 7-16 7-26z">
            <text:p/>
          </draw:path>
          <draw:line draw:style-name="gr1" draw:text-style-name="P1" draw:layer="TiM_F" svg:x1="35.863cm" svg:y1="16.249cm" svg:x2="35.928cm" svg:y2="16.249cm">
            <text:p/>
          </draw:line>
          <draw:line draw:style-name="gr1" draw:text-style-name="P1" draw:layer="TiM_F" svg:x1="36.018cm" svg:y1="16.269cm" svg:x2="35.928cm" svg:y2="16.269cm">
            <text:p/>
          </draw:line>
          <draw:line draw:style-name="gr1" draw:text-style-name="P1" draw:layer="TiM_F" svg:x1="35.698cm" svg:y1="16.249cm" svg:x2="35.763cm" svg:y2="16.249cm">
            <text:p/>
          </draw:line>
          <draw:line draw:style-name="gr1" draw:text-style-name="P1" draw:layer="TiM_F" svg:x1="36.018cm" svg:y1="16.249cm" svg:x2="36.061cm" svg:y2="16.249cm">
            <text:p/>
          </draw:line>
          <draw:line draw:style-name="gr1" draw:text-style-name="P1" draw:layer="TiM_F" svg:x1="35.608cm" svg:y1="16.269cm" svg:x2="35.698cm" svg:y2="16.269cm">
            <text:p/>
          </draw:line>
          <draw:line draw:style-name="gr1" draw:text-style-name="P1" draw:layer="TiM_F" svg:x1="36.061cm" svg:y1="15.829cm" svg:x2="36.061cm" svg:y2="15.754cm">
            <text:p/>
          </draw:line>
          <draw:line draw:style-name="gr1" draw:text-style-name="P1" draw:layer="TiM_F" svg:x1="35.566cm" svg:y1="16.249cm" svg:x2="35.608cm" svg:y2="16.249cm">
            <text:p/>
          </draw:line>
          <draw:line draw:style-name="gr1" draw:text-style-name="P1" draw:layer="TiM_F" svg:x1="35.566cm" svg:y1="15.754cm" svg:x2="35.566cm" svg:y2="16.249cm">
            <text:p/>
          </draw:line>
          <draw:line draw:style-name="gr1" draw:text-style-name="P1" draw:layer="TiM_F" svg:x1="36.018cm" svg:y1="15.734cm" svg:x2="35.928cm" svg:y2="15.734cm">
            <text:p/>
          </draw:line>
          <draw:line draw:style-name="gr1" draw:text-style-name="P1" draw:layer="TiM_F" svg:x1="35.763cm" svg:y1="15.734cm" svg:x2="35.863cm" svg:y2="15.734cm">
            <text:p/>
          </draw:line>
          <draw:path draw:style-name="gr2" draw:text-style-name="P2" draw:layer="TiM_F" svg:width="0.1cm" svg:height="0.101cm" svg:x="34.62cm" svg:y="15.545cm" svg:viewBox="0 0 101 102" svg:d="M101 51c0-9-2-17-7-25s-10-14-18-19-17-7-26-7c-10 0-17 2-25 7s-14 11-19 19-6 15-6 25c0 9 1 17 6 26s11 13 19 18 16 7 25 7c10 0 18-2 26-7s13-10 18-18c4-9 7-16 7-26z">
            <text:p/>
          </draw:path>
          <draw:path draw:style-name="gr2" draw:text-style-name="P2" draw:layer="TiM_F" svg:width="0.1cm" svg:height="0.101cm" svg:x="34.874cm" svg:y="15.545cm" svg:viewBox="0 0 101 102" svg:d="M101 51c0-9-2-17-7-25s-10-14-18-19-17-7-26-7c-10 0-17 2-25 7s-14 11-19 19-6 15-6 25c0 9 1 17 6 26s11 13 19 18 16 7 25 7c10 0 18-2 26-7s13-10 18-18c4-9 7-16 7-26z">
            <text:p/>
          </draw:path>
          <draw:path draw:style-name="gr2" draw:text-style-name="P2" draw:layer="TiM_F" svg:width="0.1cm" svg:height="0.101cm" svg:x="35.382cm" svg:y="26.364cm" svg:viewBox="0 0 101 102" svg:d="M101 51c0-9-2-17-7-25s-10-14-18-19-17-7-26-7c-10 0-17 2-25 7s-14 11-19 19-6 15-6 25c0 9 1 18 6 26s11 13 19 18 16 7 25 7c10 0 18-2 26-7s13-10 18-18 7-16 7-26z">
            <text:p/>
          </draw:path>
          <draw:line draw:style-name="gr1" draw:text-style-name="P1" draw:layer="TiM_F" svg:x1="35.863cm" svg:y1="26.917cm" svg:x2="35.928cm" svg:y2="26.917cm">
            <text:p/>
          </draw:line>
          <draw:line draw:style-name="gr1" draw:text-style-name="P1" draw:layer="TiM_F" svg:x1="36.018cm" svg:y1="26.937cm" svg:x2="35.928cm" svg:y2="26.937cm">
            <text:p/>
          </draw:line>
          <draw:line draw:style-name="gr1" draw:text-style-name="P1" draw:layer="TiM_F" svg:x1="35.698cm" svg:y1="26.917cm" svg:x2="35.763cm" svg:y2="26.917cm">
            <text:p/>
          </draw:line>
          <draw:line draw:style-name="gr1" draw:text-style-name="P1" draw:layer="TiM_F" svg:x1="36.018cm" svg:y1="26.917cm" svg:x2="36.061cm" svg:y2="26.917cm">
            <text:p/>
          </draw:line>
          <draw:line draw:style-name="gr1" draw:text-style-name="P1" draw:layer="TiM_F" svg:x1="35.608cm" svg:y1="26.937cm" svg:x2="35.698cm" svg:y2="26.937cm">
            <text:p/>
          </draw:line>
          <draw:line draw:style-name="gr1" draw:text-style-name="P1" draw:layer="TiM_F" svg:x1="35.566cm" svg:y1="26.917cm" svg:x2="35.608cm" svg:y2="26.917cm">
            <text:p/>
          </draw:line>
          <draw:line draw:style-name="gr1" draw:text-style-name="P1" draw:layer="TiM_F" svg:x1="35.566cm" svg:y1="26.422cm" svg:x2="35.566cm" svg:y2="26.917cm">
            <text:p/>
          </draw:line>
          <draw:line draw:style-name="gr1" draw:text-style-name="P1" draw:layer="TiM_F" svg:x1="36.018cm" svg:y1="26.402cm" svg:x2="35.928cm" svg:y2="26.402cm">
            <text:p/>
          </draw:line>
          <draw:path draw:style-name="gr2" draw:text-style-name="P2" draw:layer="TiM_F" svg:width="0.08cm" svg:height="0.08cm" svg:x="37.932cm" svg:y="26.375cm" svg:viewBox="0 0 81 81" svg:d="M81 40c0-7-2-13-6-20s-7-11-14-15-14-5-21-5c-8 0-13 1-20 5s-11 8-15 15-5 12-5 20c0 7 1 14 5 21s8 10 15 14 13 6 20 6c8 0 14-3 21-6 6-4 10-8 14-14 3-7 6-13 6-21z">
            <text:p/>
          </draw:path>
          <draw:line draw:style-name="gr1" draw:text-style-name="P1" draw:layer="TiM_F" svg:x1="37.387cm" svg:y1="26.917cm" svg:x2="37.452cm" svg:y2="26.917cm">
            <text:p/>
          </draw:line>
          <draw:line draw:style-name="gr1" draw:text-style-name="P1" draw:layer="TiM_F" svg:x1="37.542cm" svg:y1="26.937cm" svg:x2="37.452cm" svg:y2="26.937cm">
            <text:p/>
          </draw:line>
          <draw:line draw:style-name="gr1" draw:text-style-name="P1" draw:layer="TiM_F" svg:x1="37.222cm" svg:y1="26.917cm" svg:x2="37.287cm" svg:y2="26.917cm">
            <text:p/>
          </draw:line>
          <draw:line draw:style-name="gr1" draw:text-style-name="P1" draw:layer="TiM_F" svg:x1="37.542cm" svg:y1="26.917cm" svg:x2="37.585cm" svg:y2="26.917cm">
            <text:p/>
          </draw:line>
          <draw:line draw:style-name="gr1" draw:text-style-name="P1" draw:layer="TiM_F" svg:x1="37.132cm" svg:y1="26.937cm" svg:x2="37.222cm" svg:y2="26.937cm">
            <text:p/>
          </draw:line>
          <draw:line draw:style-name="gr1" draw:text-style-name="P1" draw:layer="TiM_F" svg:x1="37.09cm" svg:y1="26.917cm" svg:x2="37.132cm" svg:y2="26.917cm">
            <text:p/>
          </draw:line>
          <draw:line draw:style-name="gr1" draw:text-style-name="P1" draw:layer="TiM_F" svg:x1="37.542cm" svg:y1="26.402cm" svg:x2="37.452cm" svg:y2="26.402cm">
            <text:p/>
          </draw:line>
          <draw:line draw:style-name="gr1" draw:text-style-name="P1" draw:layer="TiM_F" svg:x1="37.287cm" svg:y1="26.402cm" svg:x2="37.387cm" svg:y2="26.402cm">
            <text:p/>
          </draw:line>
          <draw:path draw:style-name="gr2" draw:text-style-name="P2" draw:layer="TiM_F" svg:width="0.1cm" svg:height="0.101cm" svg:x="34.874cm" svg:y="26.364cm" svg:viewBox="0 0 101 102" svg:d="M101 51c0-9-2-17-7-25s-10-14-18-19-17-7-26-7c-10 0-17 2-25 7s-14 11-19 19-6 15-6 25c0 9 1 18 6 26s11 13 19 18 16 7 25 7c10 0 18-2 26-7s13-10 18-18 7-16 7-26z">
            <text:p/>
          </draw:path>
          <draw:path draw:style-name="gr2" draw:text-style-name="P2" draw:layer="TiM_F" svg:width="0.1cm" svg:height="0.101cm" svg:x="35.128cm" svg:y="26.364cm" svg:viewBox="0 0 101 102" svg:d="M101 51c0-9-2-17-7-25s-10-14-18-19-17-7-26-7c-10 0-17 2-25 7s-14 11-19 19-6 15-6 25c0 9 1 18 6 26s11 13 19 18 16 7 25 7c10 0 18-2 26-7s13-10 18-18 7-16 7-26z">
            <text:p/>
          </draw:path>
          <draw:path draw:style-name="gr2" draw:text-style-name="P2" draw:layer="TiM_F" svg:width="0.1cm" svg:height="0.101cm" svg:x="34.62cm" svg:y="26.364cm" svg:viewBox="0 0 101 102" svg:d="M101 51c0-9-2-17-7-25s-10-14-18-19-17-7-26-7c-10 0-17 2-25 7s-14 11-19 19-6 15-6 25c0 9 1 18 6 26s11 13 19 18 16 7 25 7c10 0 18-2 26-7s13-10 18-18 7-16 7-26z">
            <text:p/>
          </draw:path>
          <draw:line draw:style-name="gr1" draw:text-style-name="P1" draw:layer="TiM_F" svg:x1="34.339cm" svg:y1="16.249cm" svg:x2="34.404cm" svg:y2="16.249cm">
            <text:p/>
          </draw:line>
          <draw:line draw:style-name="gr1" draw:text-style-name="P1" draw:layer="TiM_F" svg:x1="34.494cm" svg:y1="16.269cm" svg:x2="34.404cm" svg:y2="16.269cm">
            <text:p/>
          </draw:line>
          <draw:line draw:style-name="gr1" draw:text-style-name="P1" draw:layer="TiM_F" svg:x1="34.174cm" svg:y1="16.249cm" svg:x2="34.239cm" svg:y2="16.249cm">
            <text:p/>
          </draw:line>
          <draw:line draw:style-name="gr1" draw:text-style-name="P1" draw:layer="TiM_F" svg:x1="34.494cm" svg:y1="16.249cm" svg:x2="34.537cm" svg:y2="16.249cm">
            <text:p/>
          </draw:line>
          <draw:line draw:style-name="gr1" draw:text-style-name="P1" draw:layer="TiM_F" svg:x1="34.084cm" svg:y1="16.269cm" svg:x2="34.174cm" svg:y2="16.269cm">
            <text:p/>
          </draw:line>
          <draw:line draw:style-name="gr1" draw:text-style-name="P1" draw:layer="TiM_F" svg:x1="34.537cm" svg:y1="15.829cm" svg:x2="34.537cm" svg:y2="15.754cm">
            <text:p/>
          </draw:line>
          <draw:line draw:style-name="gr1" draw:text-style-name="P1" draw:layer="TiM_F" svg:x1="34.042cm" svg:y1="16.249cm" svg:x2="34.084cm" svg:y2="16.249cm">
            <text:p/>
          </draw:line>
          <draw:line draw:style-name="gr1" draw:text-style-name="P1" draw:layer="TiM_F" svg:x1="34.042cm" svg:y1="15.754cm" svg:x2="34.042cm" svg:y2="16.249cm">
            <text:p/>
          </draw:line>
          <draw:line draw:style-name="gr1" draw:text-style-name="P1" draw:layer="TiM_F" svg:x1="34.494cm" svg:y1="15.734cm" svg:x2="34.404cm" svg:y2="15.734cm">
            <text:p/>
          </draw:line>
          <draw:line draw:style-name="gr1" draw:text-style-name="P1" draw:layer="TiM_F" svg:x1="34.239cm" svg:y1="15.734cm" svg:x2="34.339cm" svg:y2="15.734cm">
            <text:p/>
          </draw:line>
          <draw:line draw:style-name="gr1" draw:text-style-name="P1" draw:layer="TiM_F" svg:x1="34.339cm" svg:y1="20.821cm" svg:x2="34.404cm" svg:y2="20.821cm">
            <text:p/>
          </draw:line>
          <draw:line draw:style-name="gr1" draw:text-style-name="P1" draw:layer="TiM_F" svg:x1="34.239cm" svg:y1="20.841cm" svg:x2="34.339cm" svg:y2="20.841cm">
            <text:p/>
          </draw:line>
          <draw:line draw:style-name="gr1" draw:text-style-name="P1" draw:layer="TiM_F" svg:x1="34.174cm" svg:y1="20.821cm" svg:x2="34.239cm" svg:y2="20.821cm">
            <text:p/>
          </draw:line>
          <draw:line draw:style-name="gr1" draw:text-style-name="P1" draw:layer="TiM_F" svg:x1="34.494cm" svg:y1="20.821cm" svg:x2="34.537cm" svg:y2="20.821cm">
            <text:p/>
          </draw:line>
          <draw:line draw:style-name="gr1" draw:text-style-name="P1" draw:layer="TiM_F" svg:x1="34.084cm" svg:y1="20.841cm" svg:x2="34.174cm" svg:y2="20.841cm">
            <text:p/>
          </draw:line>
          <draw:line draw:style-name="gr1" draw:text-style-name="P1" draw:layer="TiM_F" svg:x1="34.537cm" svg:y1="20.401cm" svg:x2="34.537cm" svg:y2="20.326cm">
            <text:p/>
          </draw:line>
          <draw:line draw:style-name="gr1" draw:text-style-name="P1" draw:layer="TiM_F" svg:x1="34.042cm" svg:y1="20.821cm" svg:x2="34.084cm" svg:y2="20.821cm">
            <text:p/>
          </draw:line>
          <draw:line draw:style-name="gr1" draw:text-style-name="P1" draw:layer="TiM_F" svg:x1="34.042cm" svg:y1="20.326cm" svg:x2="34.042cm" svg:y2="20.821cm">
            <text:p/>
          </draw:line>
          <draw:line draw:style-name="gr1" draw:text-style-name="P1" draw:layer="TiM_F" svg:x1="34.494cm" svg:y1="20.306cm" svg:x2="34.404cm" svg:y2="20.306cm">
            <text:p/>
          </draw:line>
          <draw:line draw:style-name="gr1" draw:text-style-name="P1" draw:layer="TiM_F" svg:x1="34.084cm" svg:y1="20.326cm" svg:x2="34.042cm" svg:y2="20.326cm">
            <text:p/>
          </draw:line>
          <draw:line draw:style-name="gr1" draw:text-style-name="P1" draw:layer="TiM_F" svg:x1="34.404cm" svg:y1="20.326cm" svg:x2="34.339cm" svg:y2="20.326cm">
            <text:p/>
          </draw:line>
          <draw:line draw:style-name="gr1" draw:text-style-name="P1" draw:layer="TiM_F" svg:x1="34.084cm" svg:y1="20.306cm" svg:x2="34.174cm" svg:y2="20.306cm">
            <text:p/>
          </draw:line>
          <draw:line draw:style-name="gr1" draw:text-style-name="P1" draw:layer="TiM_F" svg:x1="34.239cm" svg:y1="20.306cm" svg:x2="34.339cm" svg:y2="20.306cm">
            <text:p/>
          </draw:line>
          <draw:line draw:style-name="gr1" draw:text-style-name="P1" draw:layer="TiM_F" svg:x1="34.339cm" svg:y1="26.917cm" svg:x2="34.404cm" svg:y2="26.917cm">
            <text:p/>
          </draw:line>
          <draw:line draw:style-name="gr1" draw:text-style-name="P1" draw:layer="TiM_F" svg:x1="34.494cm" svg:y1="26.937cm" svg:x2="34.404cm" svg:y2="26.937cm">
            <text:p/>
          </draw:line>
          <draw:line draw:style-name="gr1" draw:text-style-name="P1" draw:layer="TiM_F" svg:x1="34.174cm" svg:y1="26.917cm" svg:x2="34.239cm" svg:y2="26.917cm">
            <text:p/>
          </draw:line>
          <draw:line draw:style-name="gr1" draw:text-style-name="P1" draw:layer="TiM_F" svg:x1="34.494cm" svg:y1="26.917cm" svg:x2="34.537cm" svg:y2="26.917cm">
            <text:p/>
          </draw:line>
          <draw:line draw:style-name="gr1" draw:text-style-name="P1" draw:layer="TiM_F" svg:x1="34.084cm" svg:y1="26.937cm" svg:x2="34.174cm" svg:y2="26.937cm">
            <text:p/>
          </draw:line>
          <draw:line draw:style-name="gr1" draw:text-style-name="P1" draw:layer="TiM_F" svg:x1="34.042cm" svg:y1="26.917cm" svg:x2="34.084cm" svg:y2="26.917cm">
            <text:p/>
          </draw:line>
          <draw:line draw:style-name="gr1" draw:text-style-name="P1" draw:layer="TiM_F" svg:x1="34.042cm" svg:y1="26.422cm" svg:x2="34.042cm" svg:y2="26.917cm">
            <text:p/>
          </draw:line>
          <draw:line draw:style-name="gr1" draw:text-style-name="P1" draw:layer="TiM_F" svg:x1="34.494cm" svg:y1="26.402cm" svg:x2="34.404cm" svg:y2="26.402cm">
            <text:p/>
          </draw:line>
          <draw:line draw:style-name="gr1" draw:text-style-name="P1" draw:layer="TiM_F" svg:x1="34.239cm" svg:y1="26.402cm" svg:x2="34.339cm" svg:y2="26.402cm">
            <text:p/>
          </draw:line>
          <draw:line draw:style-name="gr1" draw:text-style-name="P1" draw:layer="TiM_F" svg:x1="34.339cm" svg:y1="22.345cm" svg:x2="34.404cm" svg:y2="22.345cm">
            <text:p/>
          </draw:line>
          <draw:line draw:style-name="gr1" draw:text-style-name="P1" draw:layer="TiM_F" svg:x1="34.239cm" svg:y1="22.365cm" svg:x2="34.339cm" svg:y2="22.365cm">
            <text:p/>
          </draw:line>
          <draw:line draw:style-name="gr1" draw:text-style-name="P1" draw:layer="TiM_F" svg:x1="34.494cm" svg:y1="22.365cm" svg:x2="34.404cm" svg:y2="22.365cm">
            <text:p/>
          </draw:line>
          <draw:line draw:style-name="gr1" draw:text-style-name="P1" draw:layer="TiM_F" svg:x1="34.174cm" svg:y1="22.345cm" svg:x2="34.239cm" svg:y2="22.345cm">
            <text:p/>
          </draw:line>
          <draw:line draw:style-name="gr1" draw:text-style-name="P1" draw:layer="TiM_F" svg:x1="34.494cm" svg:y1="22.345cm" svg:x2="34.537cm" svg:y2="22.345cm">
            <text:p/>
          </draw:line>
          <draw:line draw:style-name="gr1" draw:text-style-name="P1" draw:layer="TiM_F" svg:x1="34.537cm" svg:y1="21.925cm" svg:x2="34.537cm" svg:y2="21.85cm">
            <text:p/>
          </draw:line>
          <draw:line draw:style-name="gr1" draw:text-style-name="P1" draw:layer="TiM_F" svg:x1="34.042cm" svg:y1="21.85cm" svg:x2="34.042cm" svg:y2="22.345cm">
            <text:p/>
          </draw:line>
          <draw:line draw:style-name="gr1" draw:text-style-name="P1" draw:layer="TiM_F" svg:x1="34.494cm" svg:y1="21.83cm" svg:x2="34.404cm" svg:y2="21.83cm">
            <text:p/>
          </draw:line>
          <draw:line draw:style-name="gr1" draw:text-style-name="P1" draw:layer="TiM_F" svg:x1="34.084cm" svg:y1="21.83cm" svg:x2="34.174cm" svg:y2="21.83cm">
            <text:p/>
          </draw:line>
          <draw:line draw:style-name="gr1" draw:text-style-name="P1" draw:layer="TiM_F" svg:x1="34.239cm" svg:y1="21.83cm" svg:x2="34.339cm" svg:y2="21.83cm">
            <text:p/>
          </draw:line>
          <draw:path draw:style-name="gr2" draw:text-style-name="P2" draw:layer="TiM_F" svg:width="0.1cm" svg:height="0.101cm" svg:x="31.826cm" svg:y="15.545cm" svg:viewBox="0 0 101 102" svg:d="M101 51c0-9-2-17-7-25s-10-14-18-19-17-7-26-7c-10 0-17 2-25 7s-14 11-19 19-6 15-6 25c0 9 1 17 6 26s11 13 19 18 16 7 25 7c10 0 18-2 26-7s13-10 18-18c4-9 7-16 7-26z">
            <text:p/>
          </draw:path>
          <draw:path draw:style-name="gr2" draw:text-style-name="P2" draw:layer="TiM_F" svg:width="0.1cm" svg:height="0.101cm" svg:x="31.826cm" svg:y="26.364cm" svg:viewBox="0 0 101 102" svg:d="M101 51c0-9-2-17-7-25s-10-14-18-19-17-7-26-7c-10 0-17 2-25 7s-14 11-19 19-6 15-6 25c0 9 1 18 6 26s11 13 19 18 16 7 25 7c10 0 18-2 26-7s13-10 18-18 7-16 7-26z">
            <text:p/>
          </draw:path>
          <draw:path draw:style-name="gr2" draw:text-style-name="P2" draw:layer="TiM_F" svg:width="0.1cm" svg:height="0.101cm" svg:x="32.334cm" svg:y="26.364cm" svg:viewBox="0 0 101 102" svg:d="M101 51c0-9-2-17-7-25s-10-14-18-19-17-7-26-7c-10 0-17 2-25 7s-14 11-19 19-6 15-6 25c0 9 1 18 6 26s11 13 19 18 16 7 25 7c10 0 18-2 26-7s13-10 18-18 7-16 7-26z">
            <text:p/>
          </draw:path>
          <draw:path draw:style-name="gr2" draw:text-style-name="P2" draw:layer="TiM_F" svg:width="0.1cm" svg:height="0.101cm" svg:x="32.08cm" svg:y="26.364cm" svg:viewBox="0 0 101 102" svg:d="M101 51c0-9-2-17-7-25s-10-14-18-19-17-7-26-7c-10 0-17 2-25 7s-14 11-19 19-6 15-6 25c0 9 1 18 6 26s11 13 19 18 16 7 25 7c10 0 18-2 26-7s13-10 18-18 7-16 7-26z">
            <text:p/>
          </draw:path>
          <draw:path draw:style-name="gr2" draw:text-style-name="P2" draw:layer="TiM_F" svg:width="0.304cm" svg:height="0.304cm" svg:x="33.375cm" svg:y="21.945cm" svg:viewBox="0 0 305 305" svg:d="M305 152c0-28-7-52-21-76s-31-42-55-56c-25-14-49-20-77-20s-52 6-76 20-42 32-56 56-20 48-20 76 6 52 20 77c14 24 32 41 56 55s48 21 76 21 52-7 77-21c24-14 41-31 55-55 14-25 21-49 21-77z">
            <text:p/>
          </draw:path>
          <draw:path draw:style-name="gr2" draw:text-style-name="P2" draw:layer="TiM_F" svg:width="0.304cm" svg:height="0.304cm" svg:x="33.375cm" svg:y="20.421cm" svg:viewBox="0 0 305 305" svg:d="M305 152c0-28-7-52-21-76s-31-42-55-56c-25-14-49-20-77-20s-52 6-76 20-42 32-56 56-20 48-20 76 6 52 20 77c14 24 32 41 56 55s48 21 76 21 52-7 77-21c24-14 41-31 55-55 14-25 21-49 21-77z">
            <text:p/>
          </draw:path>
          <draw:path draw:style-name="gr2" draw:text-style-name="P2" draw:layer="TiM_F" svg:width="0.304cm" svg:height="0.304cm" svg:x="33.375cm" svg:y="15.849cm" svg:viewBox="0 0 305 305" svg:d="M305 153c0-29-7-53-21-77-14-25-31-41-55-55-25-14-49-21-77-21s-52 7-76 21-42 30-56 55c-14 24-20 48-20 77 0 28 6 51 20 76 14 24 32 41 56 56 24 14 48 20 76 20s52-6 77-20c24-15 41-32 55-56 14-25 21-48 21-76z">
            <text:p/>
          </draw:path>
          <draw:path draw:style-name="gr2" draw:text-style-name="P2" draw:layer="TiM_F" svg:width="0.1cm" svg:height="0.101cm" svg:x="32.08cm" svg:y="15.545cm" svg:viewBox="0 0 101 102" svg:d="M101 51c0-9-2-17-7-25s-10-14-18-19-17-7-26-7c-10 0-17 2-25 7s-14 11-19 19-6 15-6 25c0 9 1 17 6 26s11 13 19 18 16 7 25 7c10 0 18-2 26-7s13-10 18-18c4-9 7-16 7-26z">
            <text:p/>
          </draw:path>
          <draw:path draw:style-name="gr2" draw:text-style-name="P2" draw:layer="TiM_F" svg:width="0.1cm" svg:height="0.101cm" svg:x="32.334cm" svg:y="15.545cm" svg:viewBox="0 0 101 102" svg:d="M101 51c0-9-2-17-7-25s-10-14-18-19-17-7-26-7c-10 0-17 2-25 7s-14 11-19 19-6 15-6 25c0 9 1 17 6 26s11 13 19 18 16 7 25 7c10 0 18-2 26-7s13-10 18-18c4-9 7-16 7-26z">
            <text:p/>
          </draw:path>
          <draw:line draw:style-name="gr1" draw:text-style-name="P1" draw:layer="TiM_F" svg:x1="32.815cm" svg:y1="20.821cm" svg:x2="32.88cm" svg:y2="20.821cm">
            <text:p/>
          </draw:line>
          <draw:line draw:style-name="gr1" draw:text-style-name="P1" draw:layer="TiM_F" svg:x1="32.715cm" svg:y1="20.841cm" svg:x2="32.815cm" svg:y2="20.841cm">
            <text:p/>
          </draw:line>
          <draw:line draw:style-name="gr1" draw:text-style-name="P1" draw:layer="TiM_F" svg:x1="32.65cm" svg:y1="20.821cm" svg:x2="32.715cm" svg:y2="20.821cm">
            <text:p/>
          </draw:line>
          <draw:line draw:style-name="gr1" draw:text-style-name="P1" draw:layer="TiM_F" svg:x1="32.97cm" svg:y1="20.821cm" svg:x2="33.013cm" svg:y2="20.821cm">
            <text:p/>
          </draw:line>
          <draw:line draw:style-name="gr1" draw:text-style-name="P1" draw:layer="TiM_F" svg:x1="32.518cm" svg:y1="20.821cm" svg:x2="32.56cm" svg:y2="20.821cm">
            <text:p/>
          </draw:line>
          <draw:line draw:style-name="gr1" draw:text-style-name="P1" draw:layer="TiM_F" svg:x1="32.518cm" svg:y1="20.326cm" svg:x2="32.518cm" svg:y2="20.821cm">
            <text:p/>
          </draw:line>
          <draw:line draw:style-name="gr1" draw:text-style-name="P1" draw:layer="TiM_F" svg:x1="32.97cm" svg:y1="20.306cm" svg:x2="32.88cm" svg:y2="20.306cm">
            <text:p/>
          </draw:line>
          <draw:line draw:style-name="gr1" draw:text-style-name="P1" draw:layer="TiM_F" svg:x1="32.56cm" svg:y1="20.326cm" svg:x2="32.518cm" svg:y2="20.326cm">
            <text:p/>
          </draw:line>
          <draw:line draw:style-name="gr1" draw:text-style-name="P1" draw:layer="TiM_F" svg:x1="32.88cm" svg:y1="20.326cm" svg:x2="32.815cm" svg:y2="20.326cm">
            <text:p/>
          </draw:line>
          <draw:line draw:style-name="gr1" draw:text-style-name="P1" draw:layer="TiM_F" svg:x1="32.56cm" svg:y1="20.306cm" svg:x2="32.65cm" svg:y2="20.306cm">
            <text:p/>
          </draw:line>
          <draw:line draw:style-name="gr1" draw:text-style-name="P1" draw:layer="TiM_F" svg:x1="32.715cm" svg:y1="20.306cm" svg:x2="32.815cm" svg:y2="20.306cm">
            <text:p/>
          </draw:line>
          <draw:path draw:style-name="gr2" draw:text-style-name="P2" draw:layer="TiM_F" svg:width="0.304cm" svg:height="0.304cm" svg:x="33.375cm" svg:y="26.517cm" svg:viewBox="0 0 305 305" svg:d="M305 152c0-28-7-52-21-76s-31-42-55-56c-25-14-49-20-77-20s-52 6-76 20-42 32-56 56-20 48-20 76 6 51 20 76c14 24 32 42 56 56s48 21 76 21 52-7 77-21c24-14 41-32 55-56 14-25 21-48 21-76z">
            <text:p/>
          </draw:path>
          <draw:path draw:style-name="gr2" draw:text-style-name="P2" draw:layer="TiM_F" svg:width="0.1cm" svg:height="0.101cm" svg:x="31.572cm" svg:y="15.545cm" svg:viewBox="0 0 101 102" svg:d="M101 51c0-9-2-17-7-25s-10-14-18-19-17-7-26-7c-10 0-17 2-25 7s-14 11-19 19-6 15-6 25c0 9 1 17 6 26s11 13 19 18 16 7 25 7c10 0 18-2 26-7s13-10 18-18c4-9 7-16 7-26z">
            <text:p/>
          </draw:path>
          <draw:path draw:style-name="gr2" draw:text-style-name="P2" draw:layer="TiM_F" svg:width="0.1cm" svg:height="0.101cm" svg:x="31.572cm" svg:y="26.364cm" svg:viewBox="0 0 101 102" svg:d="M101 51c0-9-2-17-7-25s-10-14-18-19-17-7-26-7c-10 0-17 2-25 7s-14 11-19 19-6 15-6 25c0 9 1 18 6 26s11 13 19 18 16 7 25 7c10 0 18-2 26-7s13-10 18-18 7-16 7-26z">
            <text:p/>
          </draw:path>
          <draw:path draw:style-name="gr2" draw:text-style-name="P2" draw:layer="TiM_F" svg:width="0.1cm" svg:height="0.1cm" svg:x="25.731cm" svg:y="16.205cm" svg:viewBox="0 0 101 101" svg:d="M101 51c0-10-1-18-6-26s-11-13-19-18-16-7-25-7c-10 0-18 2-26 7s-13 10-18 18-7 16-7 26c0 9 2 17 7 25s10 14 18 19 16 6 26 6c9 0 17-1 25-6s14-11 19-19 6-16 6-25z">
            <text:p/>
          </draw:path>
          <draw:path draw:style-name="gr2" draw:text-style-name="P2" draw:layer="TiM_F" svg:width="0.1cm" svg:height="0.1cm" svg:x="25.985cm" svg:y="16.205cm" svg:viewBox="0 0 101 101" svg:d="M101 51c0-10-1-18-6-26s-11-13-19-18-16-7-25-7c-10 0-18 2-26 7s-13 10-18 18-7 16-7 26c0 9 2 17 7 25s10 14 18 19 16 6 26 6c9 0 17-1 25-6s14-11 19-19 6-16 6-25z">
            <text:p/>
          </draw:path>
          <draw:path draw:style-name="gr2" draw:text-style-name="P2" draw:layer="TiM_F" svg:width="0.1cm" svg:height="0.1cm" svg:x="26.239cm" svg:y="16.205cm" svg:viewBox="0 0 101 101" svg:d="M101 51c0-10-1-18-6-26s-11-13-19-18-16-7-25-7c-10 0-18 2-26 7s-13 10-18 18-7 16-7 26c0 9 2 17 7 25s10 14 18 19 16 6 26 6c9 0 17-1 25-6s14-11 19-19 6-16 6-25z">
            <text:p/>
          </draw:path>
          <draw:line draw:style-name="gr1" draw:text-style-name="P1" draw:layer="TiM_F" svg:x1="41.959cm" svg:y1="26.917cm" svg:x2="42.024cm" svg:y2="26.917cm">
            <text:p/>
          </draw:line>
          <draw:line draw:style-name="gr1" draw:text-style-name="P1" draw:layer="TiM_F" svg:x1="41.859cm" svg:y1="26.937cm" svg:x2="41.959cm" svg:y2="26.937cm">
            <text:p/>
          </draw:line>
          <draw:line draw:style-name="gr1" draw:text-style-name="P1" draw:layer="TiM_F" svg:x1="42.114cm" svg:y1="26.937cm" svg:x2="42.024cm" svg:y2="26.937cm">
            <text:p/>
          </draw:line>
          <draw:line draw:style-name="gr1" draw:text-style-name="P1" draw:layer="TiM_F" svg:x1="41.794cm" svg:y1="26.917cm" svg:x2="41.859cm" svg:y2="26.917cm">
            <text:p/>
          </draw:line>
          <draw:line draw:style-name="gr1" draw:text-style-name="P1" draw:layer="TiM_F" svg:x1="42.114cm" svg:y1="26.917cm" svg:x2="42.157cm" svg:y2="26.917cm">
            <text:p/>
          </draw:line>
          <draw:line draw:style-name="gr1" draw:text-style-name="P1" draw:layer="TiM_F" svg:x1="41.704cm" svg:y1="26.937cm" svg:x2="41.794cm" svg:y2="26.937cm">
            <text:p/>
          </draw:line>
          <draw:line draw:style-name="gr1" draw:text-style-name="P1" draw:layer="TiM_F" svg:x1="41.662cm" svg:y1="26.917cm" svg:x2="41.704cm" svg:y2="26.917cm">
            <text:p/>
          </draw:line>
          <draw:line draw:style-name="gr1" draw:text-style-name="P1" draw:layer="TiM_F" svg:x1="42.114cm" svg:y1="26.402cm" svg:x2="42.024cm" svg:y2="26.402cm">
            <text:p/>
          </draw:line>
          <draw:line draw:style-name="gr1" draw:text-style-name="P1" draw:layer="TiM_F" svg:x1="41.704cm" svg:y1="26.402cm" svg:x2="41.794cm" svg:y2="26.402cm">
            <text:p/>
          </draw:line>
          <draw:line draw:style-name="gr1" draw:text-style-name="P1" draw:layer="TiM_F" svg:x1="41.859cm" svg:y1="26.402cm" svg:x2="41.959cm" svg:y2="26.402cm">
            <text:p/>
          </draw:line>
          <draw:line draw:style-name="gr1" draw:text-style-name="P1" draw:layer="TiM_F" svg:x1="41.959cm" svg:y1="25.393cm" svg:x2="42.024cm" svg:y2="25.393cm">
            <text:p/>
          </draw:line>
          <draw:line draw:style-name="gr1" draw:text-style-name="P1" draw:layer="TiM_F" svg:x1="41.859cm" svg:y1="25.413cm" svg:x2="41.959cm" svg:y2="25.413cm">
            <text:p/>
          </draw:line>
          <draw:line draw:style-name="gr1" draw:text-style-name="P1" draw:layer="TiM_F" svg:x1="41.794cm" svg:y1="25.393cm" svg:x2="41.859cm" svg:y2="25.393cm">
            <text:p/>
          </draw:line>
          <draw:line draw:style-name="gr1" draw:text-style-name="P1" draw:layer="TiM_F" svg:x1="42.114cm" svg:y1="25.393cm" svg:x2="42.157cm" svg:y2="25.393cm">
            <text:p/>
          </draw:line>
          <draw:line draw:style-name="gr1" draw:text-style-name="P1" draw:layer="TiM_F" svg:x1="41.704cm" svg:y1="25.413cm" svg:x2="41.794cm" svg:y2="25.413cm">
            <text:p/>
          </draw:line>
          <draw:line draw:style-name="gr1" draw:text-style-name="P1" draw:layer="TiM_F" svg:x1="41.662cm" svg:y1="25.393cm" svg:x2="41.704cm" svg:y2="25.393cm">
            <text:p/>
          </draw:line>
          <draw:line draw:style-name="gr1" draw:text-style-name="P1" draw:layer="TiM_F" svg:x1="42.114cm" svg:y1="24.878cm" svg:x2="42.024cm" svg:y2="24.878cm">
            <text:p/>
          </draw:line>
          <draw:path draw:style-name="gr2" draw:text-style-name="P2" draw:layer="TiM_F" svg:width="0.081cm" svg:height="0.08cm" svg:x="41.614cm" svg:y="24.216cm" svg:viewBox="0 0 82 81" svg:d="M82 40c0-7-2-13-6-20s-8-11-15-15-13-5-20-5c-8 0-13 1-20 5s-11 8-15 15-6 12-6 20c0 7 2 14 6 21s8 10 15 14 13 6 20 6c8 0 13-2 20-6s11-8 15-14c3-7 6-13 6-21z">
            <text:p/>
          </draw:path>
          <draw:path draw:style-name="gr2" draw:text-style-name="P2" draw:layer="TiM_F" svg:width="0.081cm" svg:height="0.08cm" svg:x="41.614cm" svg:y="24.47cm" svg:viewBox="0 0 82 81" svg:d="M82 40c0-7-2-13-6-20s-8-11-15-15-13-5-20-5c-8 0-13 1-20 5s-11 8-15 15-6 12-6 20c0 7 2 14 6 21s8 10 15 14 13 6 20 6c8 0 13-2 20-6s11-8 15-14c3-7 6-13 6-21z">
            <text:p/>
          </draw:path>
          <draw:path draw:style-name="gr2" draw:text-style-name="P2" draw:layer="TiM_F" svg:width="0.304cm" svg:height="0.304cm" svg:x="39.471cm" svg:y="26.517cm" svg:viewBox="0 0 305 305" svg:d="M305 152c0-28-7-52-21-76s-32-42-56-56c-25-14-48-20-76-20s-52 6-76 20-42 32-56 56-20 48-20 76 6 51 20 76c14 24 32 42 56 56s48 21 76 21 51-7 76-21c24-14 42-32 56-56 14-25 21-48 21-76z">
            <text:p/>
          </draw:path>
          <draw:line draw:style-name="gr1" draw:text-style-name="P1" draw:layer="TiM_F" svg:x1="40.435cm" svg:y1="26.917cm" svg:x2="40.5cm" svg:y2="26.917cm">
            <text:p/>
          </draw:line>
          <draw:line draw:style-name="gr1" draw:text-style-name="P1" draw:layer="TiM_F" svg:x1="40.335cm" svg:y1="26.937cm" svg:x2="40.435cm" svg:y2="26.937cm">
            <text:p/>
          </draw:line>
          <draw:line draw:style-name="gr1" draw:text-style-name="P1" draw:layer="TiM_F" svg:x1="40.59cm" svg:y1="26.937cm" svg:x2="40.5cm" svg:y2="26.937cm">
            <text:p/>
          </draw:line>
          <draw:line draw:style-name="gr1" draw:text-style-name="P1" draw:layer="TiM_F" svg:x1="40.27cm" svg:y1="26.917cm" svg:x2="40.335cm" svg:y2="26.917cm">
            <text:p/>
          </draw:line>
          <draw:line draw:style-name="gr1" draw:text-style-name="P1" draw:layer="TiM_F" svg:x1="40.59cm" svg:y1="26.917cm" svg:x2="40.633cm" svg:y2="26.917cm">
            <text:p/>
          </draw:line>
          <draw:line draw:style-name="gr1" draw:text-style-name="P1" draw:layer="TiM_F" svg:x1="40.18cm" svg:y1="26.937cm" svg:x2="40.27cm" svg:y2="26.937cm">
            <text:p/>
          </draw:line>
          <draw:line draw:style-name="gr1" draw:text-style-name="P1" draw:layer="TiM_F" svg:x1="40.138cm" svg:y1="26.917cm" svg:x2="40.18cm" svg:y2="26.917cm">
            <text:p/>
          </draw:line>
          <draw:line draw:style-name="gr1" draw:text-style-name="P1" draw:layer="TiM_F" svg:x1="40.59cm" svg:y1="26.402cm" svg:x2="40.5cm" svg:y2="26.402cm">
            <text:p/>
          </draw:line>
          <draw:line draw:style-name="gr1" draw:text-style-name="P1" draw:layer="TiM_F" svg:x1="40.18cm" svg:y1="26.402cm" svg:x2="40.27cm" svg:y2="26.402cm">
            <text:p/>
          </draw:line>
          <draw:line draw:style-name="gr1" draw:text-style-name="P1" draw:layer="TiM_F" svg:x1="40.335cm" svg:y1="26.402cm" svg:x2="40.435cm" svg:y2="26.402cm">
            <text:p/>
          </draw:line>
          <draw:path draw:style-name="gr2" draw:text-style-name="P2" draw:layer="TiM_F" svg:width="0.304cm" svg:height="0.304cm" svg:x="39.471cm" svg:y="21.945cm" svg:viewBox="0 0 305 305" svg:d="M305 152c0-28-7-52-21-76s-32-42-56-56c-25-14-48-20-76-20s-52 6-76 20-42 32-56 56-20 48-20 76 6 52 20 77c14 24 32 41 56 55s48 21 76 21 51-7 76-21c24-14 42-31 56-55 14-25 21-49 21-77z">
            <text:p/>
          </draw:path>
          <draw:line draw:style-name="gr1" draw:text-style-name="P1" draw:layer="TiM_F" svg:x1="40.435cm" svg:y1="22.345cm" svg:x2="40.5cm" svg:y2="22.345cm">
            <text:p/>
          </draw:line>
          <draw:line draw:style-name="gr1" draw:text-style-name="P1" draw:layer="TiM_F" svg:x1="40.335cm" svg:y1="22.365cm" svg:x2="40.435cm" svg:y2="22.365cm">
            <text:p/>
          </draw:line>
          <draw:line draw:style-name="gr1" draw:text-style-name="P1" draw:layer="TiM_F" svg:x1="40.27cm" svg:y1="22.345cm" svg:x2="40.335cm" svg:y2="22.345cm">
            <text:p/>
          </draw:line>
          <draw:line draw:style-name="gr1" draw:text-style-name="P1" draw:layer="TiM_F" svg:x1="40.59cm" svg:y1="21.83cm" svg:x2="40.5cm" svg:y2="21.83cm">
            <text:p/>
          </draw:line>
          <draw:line draw:style-name="gr1" draw:text-style-name="P1" draw:layer="TiM_F" svg:x1="40.18cm" svg:y1="21.85cm" svg:x2="40.138cm" svg:y2="21.85cm">
            <text:p/>
          </draw:line>
          <draw:line draw:style-name="gr1" draw:text-style-name="P1" draw:layer="TiM_F" svg:x1="40.5cm" svg:y1="21.85cm" svg:x2="40.435cm" svg:y2="21.85cm">
            <text:p/>
          </draw:line>
          <draw:line draw:style-name="gr1" draw:text-style-name="P1" draw:layer="TiM_F" svg:x1="40.18cm" svg:y1="21.83cm" svg:x2="40.27cm" svg:y2="21.83cm">
            <text:p/>
          </draw:line>
          <draw:line draw:style-name="gr1" draw:text-style-name="P1" draw:layer="TiM_F" svg:x1="40.335cm" svg:y1="21.83cm" svg:x2="40.435cm" svg:y2="21.83cm">
            <text:p/>
          </draw:line>
          <draw:path draw:style-name="gr2" draw:text-style-name="P2" draw:layer="TiM_F" svg:width="0.101cm" svg:height="0.1cm" svg:x="41.477cm" svg:y="22.174cm" svg:viewBox="0 0 102 101" svg:d="M102 50c0-9-2-17-7-25s-11-14-19-19c-9-5-16-6-25-6s-17 1-25 6-14 11-19 19-7 15-7 25c0 9 2 18 7 26s11 13 19 18 16 7 25 7 16-2 25-7 14-10 19-18 7-16 7-26z">
            <text:p/>
          </draw:path>
          <draw:path draw:style-name="gr2" draw:text-style-name="P2" draw:layer="TiM_F" svg:width="0.101cm" svg:height="0.1cm" svg:x="41.477cm" svg:y="21.92cm" svg:viewBox="0 0 102 101" svg:d="M102 50c0-9-2-17-7-25s-11-14-19-19c-9-5-16-6-25-6s-17 1-25 6-14 11-19 19-7 15-7 25c0 9 2 18 7 26s11 13 19 18 16 7 25 7 16-2 25-7 14-10 19-18 7-16 7-26z">
            <text:p/>
          </draw:path>
          <draw:line draw:style-name="gr1" draw:text-style-name="P1" draw:layer="TiM_F" svg:x1="41.959cm" svg:y1="22.345cm" svg:x2="42.024cm" svg:y2="22.345cm">
            <text:p/>
          </draw:line>
          <draw:line draw:style-name="gr1" draw:text-style-name="P1" draw:layer="TiM_F" svg:x1="41.859cm" svg:y1="22.365cm" svg:x2="41.959cm" svg:y2="22.365cm">
            <text:p/>
          </draw:line>
          <draw:line draw:style-name="gr1" draw:text-style-name="P1" draw:layer="TiM_F" svg:x1="41.794cm" svg:y1="22.345cm" svg:x2="41.859cm" svg:y2="22.345cm">
            <text:p/>
          </draw:line>
          <draw:line draw:style-name="gr1" draw:text-style-name="P1" draw:layer="TiM_F" svg:x1="42.114cm" svg:y1="21.83cm" svg:x2="42.024cm" svg:y2="21.83cm">
            <text:p/>
          </draw:line>
          <draw:line draw:style-name="gr1" draw:text-style-name="P1" draw:layer="TiM_F" svg:x1="42.024cm" svg:y1="21.85cm" svg:x2="41.959cm" svg:y2="21.85cm">
            <text:p/>
          </draw:line>
          <draw:line draw:style-name="gr1" draw:text-style-name="P1" draw:layer="TiM_F" svg:x1="41.704cm" svg:y1="21.83cm" svg:x2="41.794cm" svg:y2="21.83cm">
            <text:p/>
          </draw:line>
          <draw:line draw:style-name="gr1" draw:text-style-name="P1" draw:layer="TiM_F" svg:x1="41.859cm" svg:y1="21.83cm" svg:x2="41.959cm" svg:y2="21.83cm">
            <text:p/>
          </draw:line>
          <draw:line draw:style-name="gr1" draw:text-style-name="P1" draw:layer="TiM_F" svg:x1="41.959cm" svg:y1="23.869cm" svg:x2="42.024cm" svg:y2="23.869cm">
            <text:p/>
          </draw:line>
          <draw:line draw:style-name="gr1" draw:text-style-name="P1" draw:layer="TiM_F" svg:x1="41.859cm" svg:y1="23.889cm" svg:x2="41.959cm" svg:y2="23.889cm">
            <text:p/>
          </draw:line>
          <draw:line draw:style-name="gr1" draw:text-style-name="P1" draw:layer="TiM_F" svg:x1="41.794cm" svg:y1="23.869cm" svg:x2="41.859cm" svg:y2="23.869cm">
            <text:p/>
          </draw:line>
          <draw:line draw:style-name="gr1" draw:text-style-name="P1" draw:layer="TiM_F" svg:x1="42.114cm" svg:y1="23.869cm" svg:x2="42.157cm" svg:y2="23.869cm">
            <text:p/>
          </draw:line>
          <draw:line draw:style-name="gr1" draw:text-style-name="P1" draw:layer="TiM_F" svg:x1="41.662cm" svg:y1="23.869cm" svg:x2="41.704cm" svg:y2="23.869cm">
            <text:p/>
          </draw:line>
          <draw:line draw:style-name="gr1" draw:text-style-name="P1" draw:layer="TiM_F" svg:x1="42.114cm" svg:y1="23.354cm" svg:x2="42.024cm" svg:y2="23.354cm">
            <text:p/>
          </draw:line>
          <draw:path draw:style-name="gr2" draw:text-style-name="P2" draw:layer="TiM_F" svg:width="0.101cm" svg:height="0.1cm" svg:x="41.477cm" svg:y="20.904cm" svg:viewBox="0 0 102 101" svg:d="M102 50c0-9-2-17-7-25s-11-14-19-19c-9-5-16-6-25-6s-17 1-25 6-14 11-19 19-7 15-7 25c0 9 2 18 7 26s11 13 19 18 16 7 25 7 16-2 25-7 14-10 19-18 7-16 7-26z">
            <text:p/>
          </draw:path>
          <draw:path draw:style-name="gr2" draw:text-style-name="P2" draw:layer="TiM_F" svg:width="0.101cm" svg:height="0.1cm" svg:x="41.477cm" svg:y="21.158cm" svg:viewBox="0 0 102 101" svg:d="M102 50c0-9-2-17-7-25s-11-14-19-19c-9-5-16-6-25-6s-17 1-25 6-14 11-19 19-7 15-7 25c0 9 2 18 7 26s11 13 19 18 16 7 25 7 16-2 25-7 14-10 19-18 7-16 7-26z">
            <text:p/>
          </draw:path>
          <draw:path draw:style-name="gr2" draw:text-style-name="P2" draw:layer="TiM_F" svg:width="0.101cm" svg:height="0.1cm" svg:x="41.477cm" svg:y="21.666cm" svg:viewBox="0 0 102 101" svg:d="M102 50c0-9-2-17-7-25s-11-14-19-19c-9-5-16-6-25-6s-17 1-25 6-14 11-19 19-7 15-7 25c0 9 2 18 7 26s11 13 19 18 16 7 25 7 16-2 25-7 14-10 19-18 7-16 7-26z">
            <text:p/>
          </draw:path>
          <draw:path draw:style-name="gr2" draw:text-style-name="P2" draw:layer="TiM_F" svg:width="0.101cm" svg:height="0.1cm" svg:x="41.477cm" svg:y="21.412cm" svg:viewBox="0 0 102 101" svg:d="M102 50c0-9-2-17-7-25s-11-14-19-19c-9-5-16-6-25-6s-17 1-25 6-14 11-19 19-7 15-7 25c0 9 2 18 7 26s11 13 19 18 16 7 25 7 16-2 25-7 14-10 19-18 7-16 7-26z">
            <text:p/>
          </draw:path>
          <draw:path draw:style-name="gr2" draw:text-style-name="P2" draw:layer="TiM_F" svg:width="0.304cm" svg:height="0.304cm" svg:x="39.471cm" svg:y="20.421cm" svg:viewBox="0 0 305 305" svg:d="M305 152c0-28-7-52-21-76s-32-42-56-56c-25-14-48-20-76-20s-52 6-76 20-42 32-56 56-20 48-20 76 6 52 20 77c14 24 32 41 56 55s48 21 76 21 51-7 76-21c24-14 42-31 56-55 14-25 21-49 21-77z">
            <text:p/>
          </draw:path>
          <draw:line draw:style-name="gr1" draw:text-style-name="P1" draw:layer="TiM_F" svg:x1="40.435cm" svg:y1="20.821cm" svg:x2="40.5cm" svg:y2="20.821cm">
            <text:p/>
          </draw:line>
          <draw:line draw:style-name="gr1" draw:text-style-name="P1" draw:layer="TiM_F" svg:x1="40.59cm" svg:y1="20.841cm" svg:x2="40.5cm" svg:y2="20.841cm">
            <text:p/>
          </draw:line>
          <draw:line draw:style-name="gr1" draw:text-style-name="P1" draw:layer="TiM_F" svg:x1="40.27cm" svg:y1="20.821cm" svg:x2="40.335cm" svg:y2="20.821cm">
            <text:p/>
          </draw:line>
          <draw:line draw:style-name="gr1" draw:text-style-name="P1" draw:layer="TiM_F" svg:x1="40.59cm" svg:y1="20.821cm" svg:x2="40.633cm" svg:y2="20.821cm">
            <text:p/>
          </draw:line>
          <draw:line draw:style-name="gr1" draw:text-style-name="P1" draw:layer="TiM_F" svg:x1="40.59cm" svg:y1="20.306cm" svg:x2="40.5cm" svg:y2="20.306cm">
            <text:p/>
          </draw:line>
          <draw:line draw:style-name="gr1" draw:text-style-name="P1" draw:layer="TiM_F" svg:x1="40.18cm" svg:y1="20.326cm" svg:x2="40.138cm" svg:y2="20.326cm">
            <text:p/>
          </draw:line>
          <draw:line draw:style-name="gr1" draw:text-style-name="P1" draw:layer="TiM_F" svg:x1="40.18cm" svg:y1="20.306cm" svg:x2="40.27cm" svg:y2="20.306cm">
            <text:p/>
          </draw:line>
          <draw:line draw:style-name="gr1" draw:text-style-name="P1" draw:layer="TiM_F" svg:x1="40.335cm" svg:y1="20.306cm" svg:x2="40.435cm" svg:y2="20.306cm">
            <text:p/>
          </draw:line>
          <draw:path draw:style-name="gr2" draw:text-style-name="P2" draw:layer="TiM_F" svg:width="0.101cm" svg:height="0.1cm" svg:x="41.477cm" svg:y="20.65cm" svg:viewBox="0 0 102 101" svg:d="M102 50c0-9-2-17-7-25s-11-14-19-19c-9-5-16-6-25-6s-17 1-25 6-14 11-19 19-7 15-7 25c0 9 2 18 7 26s11 13 19 18 16 7 25 7 16-2 25-7 14-10 19-18 7-16 7-26z">
            <text:p/>
          </draw:path>
          <draw:path draw:style-name="gr2" draw:text-style-name="P2" draw:layer="TiM_F" svg:width="0.101cm" svg:height="0.1cm" svg:x="41.477cm" svg:y="20.396cm" svg:viewBox="0 0 102 101" svg:d="M102 50c0-9-2-17-7-25s-11-14-19-19c-9-5-16-6-25-6s-17 1-25 6-14 11-19 19-7 15-7 25c0 9 2 18 7 26s11 13 19 18 16 7 25 7 16-2 25-7 14-10 19-18 7-16 7-26z">
            <text:p/>
          </draw:path>
          <draw:line draw:style-name="gr1" draw:text-style-name="P1" draw:layer="TiM_F" svg:x1="41.959cm" svg:y1="20.821cm" svg:x2="42.024cm" svg:y2="20.821cm">
            <text:p/>
          </draw:line>
          <draw:line draw:style-name="gr1" draw:text-style-name="P1" draw:layer="TiM_F" svg:x1="42.114cm" svg:y1="20.841cm" svg:x2="42.024cm" svg:y2="20.841cm">
            <text:p/>
          </draw:line>
          <draw:line draw:style-name="gr1" draw:text-style-name="P1" draw:layer="TiM_F" svg:x1="41.794cm" svg:y1="20.821cm" svg:x2="41.859cm" svg:y2="20.821cm">
            <text:p/>
          </draw:line>
          <draw:line draw:style-name="gr1" draw:text-style-name="P1" draw:layer="TiM_F" svg:x1="42.114cm" svg:y1="20.821cm" svg:x2="42.157cm" svg:y2="20.821cm">
            <text:p/>
          </draw:line>
          <draw:line draw:style-name="gr1" draw:text-style-name="P1" draw:layer="TiM_F" svg:x1="41.662cm" svg:y1="20.821cm" svg:x2="41.704cm" svg:y2="20.821cm">
            <text:p/>
          </draw:line>
          <draw:line draw:style-name="gr1" draw:text-style-name="P1" draw:layer="TiM_F" svg:x1="42.114cm" svg:y1="20.306cm" svg:x2="42.024cm" svg:y2="20.306cm">
            <text:p/>
          </draw:line>
          <draw:line draw:style-name="gr1" draw:text-style-name="P1" draw:layer="TiM_F" svg:x1="41.704cm" svg:y1="20.326cm" svg:x2="41.662cm" svg:y2="20.326cm">
            <text:p/>
          </draw:line>
          <draw:line draw:style-name="gr1" draw:text-style-name="P1" draw:layer="TiM_F" svg:x1="41.704cm" svg:y1="20.306cm" svg:x2="41.794cm" svg:y2="20.306cm">
            <text:p/>
          </draw:line>
          <draw:line draw:style-name="gr1" draw:text-style-name="P1" draw:layer="TiM_F" svg:x1="41.859cm" svg:y1="20.306cm" svg:x2="41.959cm" svg:y2="20.306cm">
            <text:p/>
          </draw:line>
          <draw:line draw:style-name="gr1" draw:text-style-name="P1" draw:layer="TiM_F" svg:x1="38.911cm" svg:y1="20.821cm" svg:x2="38.976cm" svg:y2="20.821cm">
            <text:p/>
          </draw:line>
          <draw:line draw:style-name="gr1" draw:text-style-name="P1" draw:layer="TiM_F" svg:x1="39.066cm" svg:y1="20.841cm" svg:x2="38.976cm" svg:y2="20.841cm">
            <text:p/>
          </draw:line>
          <draw:line draw:style-name="gr1" draw:text-style-name="P1" draw:layer="TiM_F" svg:x1="38.746cm" svg:y1="20.821cm" svg:x2="38.811cm" svg:y2="20.821cm">
            <text:p/>
          </draw:line>
          <draw:line draw:style-name="gr1" draw:text-style-name="P1" draw:layer="TiM_F" svg:x1="39.066cm" svg:y1="20.821cm" svg:x2="39.109cm" svg:y2="20.821cm">
            <text:p/>
          </draw:line>
          <draw:line draw:style-name="gr1" draw:text-style-name="P1" draw:layer="TiM_F" svg:x1="38.656cm" svg:y1="20.841cm" svg:x2="38.746cm" svg:y2="20.841cm">
            <text:p/>
          </draw:line>
          <draw:line draw:style-name="gr1" draw:text-style-name="P1" draw:layer="TiM_F" svg:x1="38.614cm" svg:y1="20.821cm" svg:x2="38.656cm" svg:y2="20.821cm">
            <text:p/>
          </draw:line>
          <draw:line draw:style-name="gr1" draw:text-style-name="P1" draw:layer="TiM_F" svg:x1="38.656cm" svg:y1="20.326cm" svg:x2="38.614cm" svg:y2="20.326cm">
            <text:p/>
          </draw:line>
          <draw:line draw:style-name="gr1" draw:text-style-name="P1" draw:layer="TiM_F" svg:x1="38.656cm" svg:y1="20.306cm" svg:x2="38.746cm" svg:y2="20.306cm">
            <text:p/>
          </draw:line>
          <draw:line draw:style-name="gr1" draw:text-style-name="P1" draw:layer="TiM_F" svg:x1="38.811cm" svg:y1="20.306cm" svg:x2="38.911cm" svg:y2="20.306cm">
            <text:p/>
          </draw:line>
          <draw:line draw:style-name="gr1" draw:text-style-name="P1" draw:layer="TiM_F" svg:x1="38.911cm" svg:y1="22.345cm" svg:x2="38.976cm" svg:y2="22.345cm">
            <text:p/>
          </draw:line>
          <draw:line draw:style-name="gr1" draw:text-style-name="P1" draw:layer="TiM_F" svg:x1="38.811cm" svg:y1="22.365cm" svg:x2="38.911cm" svg:y2="22.365cm">
            <text:p/>
          </draw:line>
          <draw:line draw:style-name="gr1" draw:text-style-name="P1" draw:layer="TiM_F" svg:x1="39.066cm" svg:y1="22.365cm" svg:x2="38.976cm" svg:y2="22.365cm">
            <text:p/>
          </draw:line>
          <draw:line draw:style-name="gr1" draw:text-style-name="P1" draw:layer="TiM_F" svg:x1="38.746cm" svg:y1="22.345cm" svg:x2="38.811cm" svg:y2="22.345cm">
            <text:p/>
          </draw:line>
          <draw:line draw:style-name="gr1" draw:text-style-name="P1" draw:layer="TiM_F" svg:x1="39.066cm" svg:y1="22.345cm" svg:x2="39.109cm" svg:y2="22.345cm">
            <text:p/>
          </draw:line>
          <draw:line draw:style-name="gr1" draw:text-style-name="P1" draw:layer="TiM_F" svg:x1="38.656cm" svg:y1="22.365cm" svg:x2="38.746cm" svg:y2="22.365cm">
            <text:p/>
          </draw:line>
          <draw:line draw:style-name="gr1" draw:text-style-name="P1" draw:layer="TiM_F" svg:x1="39.066cm" svg:y1="21.83cm" svg:x2="38.976cm" svg:y2="21.83cm">
            <text:p/>
          </draw:line>
          <draw:line draw:style-name="gr1" draw:text-style-name="P1" draw:layer="TiM_F" svg:x1="38.656cm" svg:y1="21.83cm" svg:x2="38.746cm" svg:y2="21.83cm">
            <text:p/>
          </draw:line>
          <draw:line draw:style-name="gr1" draw:text-style-name="P1" draw:layer="TiM_F" svg:x1="38.811cm" svg:y1="21.83cm" svg:x2="38.911cm" svg:y2="21.83cm">
            <text:p/>
          </draw:line>
          <draw:line draw:style-name="gr1" draw:text-style-name="P1" draw:layer="TiM_F" svg:x1="38.911cm" svg:y1="26.917cm" svg:x2="38.976cm" svg:y2="26.917cm">
            <text:p/>
          </draw:line>
          <draw:line draw:style-name="gr1" draw:text-style-name="P1" draw:layer="TiM_F" svg:x1="38.811cm" svg:y1="26.937cm" svg:x2="38.911cm" svg:y2="26.937cm">
            <text:p/>
          </draw:line>
          <draw:line draw:style-name="gr1" draw:text-style-name="P1" draw:layer="TiM_F" svg:x1="39.066cm" svg:y1="26.937cm" svg:x2="38.976cm" svg:y2="26.937cm">
            <text:p/>
          </draw:line>
          <draw:line draw:style-name="gr1" draw:text-style-name="P1" draw:layer="TiM_F" svg:x1="38.746cm" svg:y1="26.917cm" svg:x2="38.811cm" svg:y2="26.917cm">
            <text:p/>
          </draw:line>
          <draw:line draw:style-name="gr1" draw:text-style-name="P1" draw:layer="TiM_F" svg:x1="39.066cm" svg:y1="26.917cm" svg:x2="39.109cm" svg:y2="26.917cm">
            <text:p/>
          </draw:line>
          <draw:line draw:style-name="gr1" draw:text-style-name="P1" draw:layer="TiM_F" svg:x1="38.656cm" svg:y1="26.937cm" svg:x2="38.746cm" svg:y2="26.937cm">
            <text:p/>
          </draw:line>
          <draw:line draw:style-name="gr1" draw:text-style-name="P1" draw:layer="TiM_F" svg:x1="38.614cm" svg:y1="26.917cm" svg:x2="38.656cm" svg:y2="26.917cm">
            <text:p/>
          </draw:line>
          <draw:line draw:style-name="gr1" draw:text-style-name="P1" draw:layer="TiM_F" svg:x1="38.656cm" svg:y1="26.402cm" svg:x2="38.746cm" svg:y2="26.402cm">
            <text:p/>
          </draw:line>
          <draw:line draw:style-name="gr1" draw:text-style-name="P1" draw:layer="TiM_F" svg:x1="38.811cm" svg:y1="26.402cm" svg:x2="38.911cm" svg:y2="26.402cm">
            <text:p/>
          </draw:line>
          <draw:line draw:style-name="gr1" draw:text-style-name="P1" draw:layer="TiM_F" svg:x1="41.959cm" svg:y1="17.773cm" svg:x2="42.024cm" svg:y2="17.773cm">
            <text:p/>
          </draw:line>
          <draw:line draw:style-name="gr1" draw:text-style-name="P1" draw:layer="TiM_F" svg:x1="42.114cm" svg:y1="17.793cm" svg:x2="42.024cm" svg:y2="17.793cm">
            <text:p/>
          </draw:line>
          <draw:line draw:style-name="gr1" draw:text-style-name="P1" draw:layer="TiM_F" svg:x1="41.794cm" svg:y1="17.773cm" svg:x2="41.859cm" svg:y2="17.773cm">
            <text:p/>
          </draw:line>
          <draw:line draw:style-name="gr1" draw:text-style-name="P1" draw:layer="TiM_F" svg:x1="42.114cm" svg:y1="17.773cm" svg:x2="42.157cm" svg:y2="17.773cm">
            <text:p/>
          </draw:line>
          <draw:line draw:style-name="gr1" draw:text-style-name="P1" draw:layer="TiM_F" svg:x1="41.662cm" svg:y1="17.773cm" svg:x2="41.704cm" svg:y2="17.773cm">
            <text:p/>
          </draw:line>
          <draw:line draw:style-name="gr1" draw:text-style-name="P1" draw:layer="TiM_F" svg:x1="41.704cm" svg:y1="17.258cm" svg:x2="41.794cm" svg:y2="17.258cm">
            <text:p/>
          </draw:line>
          <draw:line draw:style-name="gr1" draw:text-style-name="P1" draw:layer="TiM_F" svg:x1="41.859cm" svg:y1="17.258cm" svg:x2="41.959cm" svg:y2="17.258cm">
            <text:p/>
          </draw:line>
          <draw:line draw:style-name="gr1" draw:text-style-name="P1" draw:layer="TiM_F" svg:x1="41.959cm" svg:y1="19.297cm" svg:x2="42.024cm" svg:y2="19.297cm">
            <text:p/>
          </draw:line>
          <draw:line draw:style-name="gr1" draw:text-style-name="P1" draw:layer="TiM_F" svg:x1="41.794cm" svg:y1="19.297cm" svg:x2="41.859cm" svg:y2="19.297cm">
            <text:p/>
          </draw:line>
          <draw:line draw:style-name="gr1" draw:text-style-name="P1" draw:layer="TiM_F" svg:x1="42.114cm" svg:y1="19.297cm" svg:x2="42.157cm" svg:y2="19.297cm">
            <text:p/>
          </draw:line>
          <draw:line draw:style-name="gr1" draw:text-style-name="P1" draw:layer="TiM_F" svg:x1="41.704cm" svg:y1="19.317cm" svg:x2="41.794cm" svg:y2="19.317cm">
            <text:p/>
          </draw:line>
          <draw:line draw:style-name="gr1" draw:text-style-name="P1" draw:layer="TiM_F" svg:x1="41.662cm" svg:y1="19.297cm" svg:x2="41.704cm" svg:y2="19.297cm">
            <text:p/>
          </draw:line>
          <draw:line draw:style-name="gr1" draw:text-style-name="P1" draw:layer="TiM_F" svg:x1="42.114cm" svg:y1="18.782cm" svg:x2="42.024cm" svg:y2="18.782cm">
            <text:p/>
          </draw:line>
          <draw:line draw:style-name="gr1" draw:text-style-name="P1" draw:layer="TiM_F" svg:x1="41.704cm" svg:y1="18.782cm" svg:x2="41.794cm" svg:y2="18.782cm">
            <text:p/>
          </draw:line>
          <draw:line draw:style-name="gr1" draw:text-style-name="P1" draw:layer="TiM_F" svg:x1="41.859cm" svg:y1="18.782cm" svg:x2="41.959cm" svg:y2="18.782cm">
            <text:p/>
          </draw:line>
          <draw:path draw:style-name="gr2" draw:text-style-name="P2" draw:layer="TiM_F" svg:width="0.08cm" svg:height="0.08cm" svg:x="38.186cm" svg:y="26.375cm" svg:viewBox="0 0 81 81" svg:d="M81 40c0-7-2-13-6-20s-7-11-14-15-14-5-21-5c-8 0-13 1-20 5s-11 8-15 15-5 12-5 20c0 7 1 14 5 21s8 10 15 14 13 6 20 6c8 0 14-3 21-6 6-4 10-8 14-14 3-7 6-13 6-21z">
            <text:p/>
          </draw:path>
          <draw:path draw:style-name="gr2" draw:text-style-name="P2" draw:layer="TiM_F" svg:width="0.304cm" svg:height="0.304cm" svg:x="39.471cm" svg:y="15.849cm" svg:viewBox="0 0 305 305" svg:d="M305 153c0-29-7-53-21-77-14-25-32-41-56-55-25-14-48-21-76-21s-52 7-76 21-42 30-56 55c-14 24-20 48-20 77 0 28 6 51 20 76 14 24 32 41 56 56 24 14 48 20 76 20s51-6 76-20c24-15 42-32 56-56 14-25 21-48 21-76z">
            <text:p/>
          </draw:path>
          <draw:line draw:style-name="gr1" draw:text-style-name="P1" draw:layer="TiM_F" svg:x1="40.435cm" svg:y1="16.249cm" svg:x2="40.5cm" svg:y2="16.249cm">
            <text:p/>
          </draw:line>
          <draw:line draw:style-name="gr1" draw:text-style-name="P1" draw:layer="TiM_F" svg:x1="40.335cm" svg:y1="16.269cm" svg:x2="40.435cm" svg:y2="16.269cm">
            <text:p/>
          </draw:line>
          <draw:line draw:style-name="gr1" draw:text-style-name="P1" draw:layer="TiM_F" svg:x1="40.59cm" svg:y1="16.269cm" svg:x2="40.5cm" svg:y2="16.269cm">
            <text:p/>
          </draw:line>
          <draw:line draw:style-name="gr1" draw:text-style-name="P1" draw:layer="TiM_F" svg:x1="40.27cm" svg:y1="16.249cm" svg:x2="40.335cm" svg:y2="16.249cm">
            <text:p/>
          </draw:line>
          <draw:line draw:style-name="gr1" draw:text-style-name="P1" draw:layer="TiM_F" svg:x1="40.59cm" svg:y1="16.249cm" svg:x2="40.633cm" svg:y2="16.249cm">
            <text:p/>
          </draw:line>
          <draw:line draw:style-name="gr1" draw:text-style-name="P1" draw:layer="TiM_F" svg:x1="40.18cm" svg:y1="16.269cm" svg:x2="40.27cm" svg:y2="16.269cm">
            <text:p/>
          </draw:line>
          <draw:line draw:style-name="gr1" draw:text-style-name="P1" draw:layer="TiM_F" svg:x1="40.138cm" svg:y1="16.249cm" svg:x2="40.18cm" svg:y2="16.249cm">
            <text:p/>
          </draw:line>
          <draw:line draw:style-name="gr1" draw:text-style-name="P1" draw:layer="TiM_F" svg:x1="40.59cm" svg:y1="15.734cm" svg:x2="40.5cm" svg:y2="15.734cm">
            <text:p/>
          </draw:line>
          <draw:line draw:style-name="gr1" draw:text-style-name="P1" draw:layer="TiM_F" svg:x1="40.18cm" svg:y1="15.734cm" svg:x2="40.27cm" svg:y2="15.734cm">
            <text:p/>
          </draw:line>
          <draw:line draw:style-name="gr1" draw:text-style-name="P1" draw:layer="TiM_F" svg:x1="40.335cm" svg:y1="15.734cm" svg:x2="40.435cm" svg:y2="15.734cm">
            <text:p/>
          </draw:line>
          <draw:line draw:style-name="gr1" draw:text-style-name="P1" draw:layer="TiM_F" svg:x1="41.959cm" svg:y1="16.249cm" svg:x2="42.024cm" svg:y2="16.249cm">
            <text:p/>
          </draw:line>
          <draw:line draw:style-name="gr1" draw:text-style-name="P1" draw:layer="TiM_F" svg:x1="41.859cm" svg:y1="16.269cm" svg:x2="41.959cm" svg:y2="16.269cm">
            <text:p/>
          </draw:line>
          <draw:line draw:style-name="gr1" draw:text-style-name="P1" draw:layer="TiM_F" svg:x1="42.114cm" svg:y1="16.269cm" svg:x2="42.024cm" svg:y2="16.269cm">
            <text:p/>
          </draw:line>
          <draw:line draw:style-name="gr1" draw:text-style-name="P1" draw:layer="TiM_F" svg:x1="41.794cm" svg:y1="16.249cm" svg:x2="41.859cm" svg:y2="16.249cm">
            <text:p/>
          </draw:line>
          <draw:line draw:style-name="gr1" draw:text-style-name="P1" draw:layer="TiM_F" svg:x1="42.114cm" svg:y1="16.249cm" svg:x2="42.157cm" svg:y2="16.249cm">
            <text:p/>
          </draw:line>
          <draw:line draw:style-name="gr1" draw:text-style-name="P1" draw:layer="TiM_F" svg:x1="41.662cm" svg:y1="16.249cm" svg:x2="41.704cm" svg:y2="16.249cm">
            <text:p/>
          </draw:line>
          <draw:line draw:style-name="gr1" draw:text-style-name="P1" draw:layer="TiM_F" svg:x1="41.704cm" svg:y1="15.734cm" svg:x2="41.794cm" svg:y2="15.734cm">
            <text:p/>
          </draw:line>
          <draw:line draw:style-name="gr1" draw:text-style-name="P1" draw:layer="TiM_F" svg:x1="41.859cm" svg:y1="15.734cm" svg:x2="41.959cm" svg:y2="15.734cm">
            <text:p/>
          </draw:line>
          <draw:path draw:style-name="gr2" draw:text-style-name="P2" draw:layer="TiM_F" svg:width="0.081cm" svg:height="0.08cm" svg:x="41.614cm" svg:y="16.596cm" svg:viewBox="0 0 82 81" svg:d="M82 41c0-8-3-14-6-21-4-7-9-11-15-15-7-4-13-5-20-5-8 0-13 1-20 5s-11 8-15 15-6 13-6 21c0 7 2 13 6 20s8 11 15 15c7 3 13 5 20 5 8 0 13-2 20-5 6-4 11-9 15-15 3-7 6-13 6-20z">
            <text:p/>
          </draw:path>
          <draw:path draw:style-name="gr2" draw:text-style-name="P2" draw:layer="TiM_F" svg:width="0.081cm" svg:height="0.08cm" svg:x="41.614cm" svg:y="16.85cm" svg:viewBox="0 0 82 81" svg:d="M82 41c0-8-3-14-6-21-4-7-9-11-15-15-7-4-13-5-20-5-8 0-13 1-20 5s-11 8-15 15-6 13-6 21c0 7 2 13 6 20s8 11 15 15c7 3 13 5 20 5 8 0 13-2 20-5 6-4 11-9 15-15 3-7 6-13 6-20z">
            <text:p/>
          </draw:path>
          <draw:line draw:style-name="gr1" draw:text-style-name="P1" draw:layer="TiM_F" svg:x1="38.911cm" svg:y1="16.249cm" svg:x2="38.976cm" svg:y2="16.249cm">
            <text:p/>
          </draw:line>
          <draw:line draw:style-name="gr1" draw:text-style-name="P1" draw:layer="TiM_F" svg:x1="38.811cm" svg:y1="16.269cm" svg:x2="38.911cm" svg:y2="16.269cm">
            <text:p/>
          </draw:line>
          <draw:line draw:style-name="gr1" draw:text-style-name="P1" draw:layer="TiM_F" svg:x1="39.066cm" svg:y1="16.269cm" svg:x2="38.976cm" svg:y2="16.269cm">
            <text:p/>
          </draw:line>
          <draw:line draw:style-name="gr1" draw:text-style-name="P1" draw:layer="TiM_F" svg:x1="38.746cm" svg:y1="16.249cm" svg:x2="38.811cm" svg:y2="16.249cm">
            <text:p/>
          </draw:line>
          <draw:line draw:style-name="gr1" draw:text-style-name="P1" draw:layer="TiM_F" svg:x1="39.066cm" svg:y1="16.249cm" svg:x2="39.109cm" svg:y2="16.249cm">
            <text:p/>
          </draw:line>
          <draw:line draw:style-name="gr1" draw:text-style-name="P1" draw:layer="TiM_F" svg:x1="38.656cm" svg:y1="16.269cm" svg:x2="38.746cm" svg:y2="16.269cm">
            <text:p/>
          </draw:line>
          <draw:line draw:style-name="gr1" draw:text-style-name="P1" draw:layer="TiM_F" svg:x1="38.614cm" svg:y1="16.249cm" svg:x2="38.656cm" svg:y2="16.249cm">
            <text:p/>
          </draw:line>
          <draw:line draw:style-name="gr1" draw:text-style-name="P1" draw:layer="TiM_F" svg:x1="39.066cm" svg:y1="15.734cm" svg:x2="38.976cm" svg:y2="15.734cm">
            <text:p/>
          </draw:line>
          <draw:line draw:style-name="gr1" draw:text-style-name="P1" draw:layer="TiM_F" svg:x1="38.656cm" svg:y1="15.734cm" svg:x2="38.746cm" svg:y2="15.734cm">
            <text:p/>
          </draw:line>
          <draw:path draw:style-name="gr2" draw:text-style-name="P2" draw:layer="TiM_F" svg:width="0.08cm" svg:height="0.08cm" svg:x="38.186cm" svg:y="16.215cm" svg:viewBox="0 0 81 81" svg:d="M81 41c0-8-3-14-6-21-4-7-7-11-14-15s-14-5-21-5c-8 0-13 1-20 5s-11 8-15 15-5 13-5 21c0 7 1 13 5 20s8 11 15 15c7 3 13 5 20 5 8 0 14-1 21-5s10-9 14-15c3-7 6-13 6-20z">
            <text:p/>
          </draw:path>
          <draw:path draw:style-name="gr2" draw:text-style-name="P2" draw:layer="TiM_F" svg:width="0.08cm" svg:height="0.081cm" svg:x="38.186cm" svg:y="15.554cm" svg:viewBox="0 0 81 82" svg:d="M81 41c0-7-2-13-6-20s-7-11-14-15-14-6-21-6c-8 0-13 2-20 6s-11 8-15 15-5 12-5 20c0 7 1 13 5 20s8 11 15 15 13 6 20 6c8 0 14-3 21-6 6-4 10-8 14-15s6-12 6-20z">
            <text:p/>
          </draw:path>
          <draw:line draw:style-name="gr1" draw:text-style-name="P1" draw:layer="TiM_F" svg:x1="23.673cm" svg:y1="16.249cm" svg:x2="23.738cm" svg:y2="16.249cm">
            <text:p/>
          </draw:line>
          <draw:line draw:style-name="gr1" draw:text-style-name="P1" draw:layer="TiM_F" svg:x1="23.573cm" svg:y1="16.269cm" svg:x2="23.673cm" svg:y2="16.269cm">
            <text:p/>
          </draw:line>
          <draw:line draw:style-name="gr1" draw:text-style-name="P1" draw:layer="TiM_F" svg:x1="23.508cm" svg:y1="16.249cm" svg:x2="23.573cm" svg:y2="16.249cm">
            <text:p/>
          </draw:line>
          <draw:line draw:style-name="gr1" draw:text-style-name="P1" draw:layer="TiM_F" svg:x1="23.828cm" svg:y1="16.249cm" svg:x2="23.87cm" svg:y2="16.249cm">
            <text:p/>
          </draw:line>
          <draw:line draw:style-name="gr1" draw:text-style-name="P1" draw:layer="TiM_F" svg:x1="23.418cm" svg:y1="16.269cm" svg:x2="23.508cm" svg:y2="16.269cm">
            <text:p/>
          </draw:line>
          <draw:line draw:style-name="gr1" draw:text-style-name="P1" draw:layer="TiM_F" svg:x1="23.375cm" svg:y1="16.249cm" svg:x2="23.418cm" svg:y2="16.249cm">
            <text:p/>
          </draw:line>
          <draw:line draw:style-name="gr1" draw:text-style-name="P1" draw:layer="TiM_F" svg:x1="23.828cm" svg:y1="15.734cm" svg:x2="23.738cm" svg:y2="15.734cm">
            <text:p/>
          </draw:line>
          <draw:line draw:style-name="gr1" draw:text-style-name="P1" draw:layer="TiM_F" svg:x1="23.418cm" svg:y1="15.734cm" svg:x2="23.508cm" svg:y2="15.734cm">
            <text:p/>
          </draw:line>
          <draw:line draw:style-name="gr1" draw:text-style-name="P1" draw:layer="TiM_F" svg:x1="23.573cm" svg:y1="15.734cm" svg:x2="23.673cm" svg:y2="15.734cm">
            <text:p/>
          </draw:line>
          <draw:path draw:style-name="gr2" draw:text-style-name="P2" draw:layer="TiM_F" svg:width="0.08cm" svg:height="0.081cm" svg:x="24.471cm" svg:y="15.554cm" svg:viewBox="0 0 81 82" svg:d="M81 41c0-7-1-13-5-20s-8-11-15-15-13-6-20-6c-8 0-14 2-21 6s-10 8-14 15-6 12-6 20c0 7 2 13 6 20s7 11 14 15c7 3 13 6 21 6 7 0 13-2 20-6s11-8 15-15 5-12 5-20z">
            <text:p/>
          </draw:path>
          <draw:path draw:style-name="gr2" draw:text-style-name="P2" draw:layer="TiM_F" svg:width="0.08cm" svg:height="0.081cm" svg:x="24.217cm" svg:y="15.554cm" svg:viewBox="0 0 81 82" svg:d="M81 41c0-7-1-13-5-20s-8-11-15-15-13-6-20-6c-8 0-14 2-21 6s-10 8-14 15-6 12-6 20c0 7 2 13 6 20s7 11 14 15c7 3 13 6 21 6 7 0 13-2 20-6s11-8 15-15 5-12 5-20z">
            <text:p/>
          </draw:path>
          <draw:path draw:style-name="gr2" draw:text-style-name="P2" draw:layer="TiM_F" svg:width="0.08cm" svg:height="0.08cm" svg:x="24.217cm" svg:y="16.215cm" svg:viewBox="0 0 81 81" svg:d="M81 41c0-8-1-14-5-21s-9-11-15-15c-7-4-13-5-20-5-8 0-14 1-21 5s-10 8-14 15-6 13-6 21c0 7 2 13 6 20 4 6 7 11 14 15s13 5 21 5c7 0 13-2 20-5 6-4 11-8 15-15s5-13 5-20z">
            <text:p/>
          </draw:path>
          <draw:path draw:style-name="gr2" draw:text-style-name="P2" draw:layer="TiM_F" svg:width="0.08cm" svg:height="0.08cm" svg:x="24.471cm" svg:y="16.215cm" svg:viewBox="0 0 81 81" svg:d="M81 41c0-8-1-14-5-21s-9-11-15-15c-7-4-13-5-20-5-8 0-14 1-21 5s-10 8-14 15-6 13-6 21c0 7 2 13 6 20 4 6 7 11 14 15s13 5 21 5c7 0 13-2 20-5 6-4 11-8 15-15s5-13 5-20z">
            <text:p/>
          </draw:path>
          <draw:path draw:style-name="gr2" draw:text-style-name="P2" draw:layer="TiM_F" svg:width="0.08cm" svg:height="0.08cm" svg:x="24.217cm" svg:y="26.375cm" svg:viewBox="0 0 81 81" svg:d="M81 40c0-7-1-13-5-20s-8-11-15-15-13-5-20-5c-8 0-14 1-21 5s-10 8-14 15-6 12-6 20c0 7 2 14 6 21 4 6 7 10 14 14 7 3 13 6 21 6 7 0 13-2 20-6s11-7 15-14 5-13 5-21z">
            <text:p/>
          </draw:path>
          <draw:line draw:style-name="gr1" draw:text-style-name="P1" draw:layer="TiM_F" svg:x1="23.673cm" svg:y1="26.917cm" svg:x2="23.738cm" svg:y2="26.917cm">
            <text:p/>
          </draw:line>
          <draw:line draw:style-name="gr1" draw:text-style-name="P1" draw:layer="TiM_F" svg:x1="23.573cm" svg:y1="26.937cm" svg:x2="23.673cm" svg:y2="26.937cm">
            <text:p/>
          </draw:line>
          <draw:line draw:style-name="gr1" draw:text-style-name="P1" draw:layer="TiM_F" svg:x1="23.508cm" svg:y1="26.917cm" svg:x2="23.573cm" svg:y2="26.917cm">
            <text:p/>
          </draw:line>
          <draw:line draw:style-name="gr1" draw:text-style-name="P1" draw:layer="TiM_F" svg:x1="23.828cm" svg:y1="26.917cm" svg:x2="23.87cm" svg:y2="26.917cm">
            <text:p/>
          </draw:line>
          <draw:line draw:style-name="gr1" draw:text-style-name="P1" draw:layer="TiM_F" svg:x1="23.418cm" svg:y1="26.937cm" svg:x2="23.508cm" svg:y2="26.937cm">
            <text:p/>
          </draw:line>
          <draw:line draw:style-name="gr1" draw:text-style-name="P1" draw:layer="TiM_F" svg:x1="23.375cm" svg:y1="26.917cm" svg:x2="23.418cm" svg:y2="26.917cm">
            <text:p/>
          </draw:line>
          <draw:line draw:style-name="gr1" draw:text-style-name="P1" draw:layer="TiM_F" svg:x1="23.828cm" svg:y1="26.402cm" svg:x2="23.738cm" svg:y2="26.402cm">
            <text:p/>
          </draw:line>
          <draw:line draw:style-name="gr1" draw:text-style-name="P1" draw:layer="TiM_F" svg:x1="23.418cm" svg:y1="26.402cm" svg:x2="23.508cm" svg:y2="26.402cm">
            <text:p/>
          </draw:line>
          <draw:line draw:style-name="gr1" draw:text-style-name="P1" draw:layer="TiM_F" svg:x1="23.573cm" svg:y1="26.402cm" svg:x2="23.673cm" svg:y2="26.402cm">
            <text:p/>
          </draw:line>
          <draw:path draw:style-name="gr2" draw:text-style-name="P2" draw:layer="TiM_F" svg:width="0.08cm" svg:height="0.08cm" svg:x="24.471cm" svg:y="26.375cm" svg:viewBox="0 0 81 81" svg:d="M81 40c0-7-1-13-5-20s-8-11-15-15-13-5-20-5c-8 0-14 1-21 5s-10 8-14 15-6 12-6 20c0 7 2 14 6 21 4 6 7 10 14 14 7 3 13 6 21 6 7 0 13-2 20-6s11-7 15-14 5-13 5-21z">
            <text:p/>
          </draw:path>
          <draw:line draw:style-name="gr1" draw:text-style-name="P1" draw:layer="TiM_F" svg:x1="25.197cm" svg:y1="16.249cm" svg:x2="25.262cm" svg:y2="16.249cm">
            <text:p/>
          </draw:line>
          <draw:line draw:style-name="gr1" draw:text-style-name="P1" draw:layer="TiM_F" svg:x1="25.097cm" svg:y1="16.269cm" svg:x2="25.197cm" svg:y2="16.269cm">
            <text:p/>
          </draw:line>
          <draw:line draw:style-name="gr1" draw:text-style-name="P1" draw:layer="TiM_F" svg:x1="25.032cm" svg:y1="16.249cm" svg:x2="25.097cm" svg:y2="16.249cm">
            <text:p/>
          </draw:line>
          <draw:line draw:style-name="gr1" draw:text-style-name="P1" draw:layer="TiM_F" svg:x1="24.942cm" svg:y1="16.269cm" svg:x2="25.032cm" svg:y2="16.269cm">
            <text:p/>
          </draw:line>
          <draw:line draw:style-name="gr1" draw:text-style-name="P1" draw:layer="TiM_F" svg:x1="25.394cm" svg:y1="15.829cm" svg:x2="25.394cm" svg:y2="15.754cm">
            <text:p/>
          </draw:line>
          <draw:line draw:style-name="gr1" draw:text-style-name="P1" draw:layer="TiM_F" svg:x1="25.394cm" svg:y1="15.754cm" svg:x2="25.352cm" svg:y2="15.754cm">
            <text:p/>
          </draw:line>
          <draw:line draw:style-name="gr1" draw:text-style-name="P1" draw:layer="TiM_F" svg:x1="24.899cm" svg:y1="16.249cm" svg:x2="24.942cm" svg:y2="16.249cm">
            <text:p/>
          </draw:line>
          <draw:line draw:style-name="gr1" draw:text-style-name="P1" draw:layer="TiM_F" svg:x1="24.899cm" svg:y1="15.754cm" svg:x2="24.899cm" svg:y2="16.249cm">
            <text:p/>
          </draw:line>
          <draw:line draw:style-name="gr1" draw:text-style-name="P1" draw:layer="TiM_F" svg:x1="25.352cm" svg:y1="15.734cm" svg:x2="25.262cm" svg:y2="15.734cm">
            <text:p/>
          </draw:line>
          <draw:line draw:style-name="gr1" draw:text-style-name="P1" draw:layer="TiM_F" svg:x1="24.942cm" svg:y1="15.734cm" svg:x2="25.032cm" svg:y2="15.734cm">
            <text:p/>
          </draw:line>
          <draw:line draw:style-name="gr1" draw:text-style-name="P1" draw:layer="TiM_F" svg:x1="25.097cm" svg:y1="15.734cm" svg:x2="25.197cm" svg:y2="15.734cm">
            <text:p/>
          </draw:line>
          <draw:line draw:style-name="gr1" draw:text-style-name="P1" draw:layer="TiM_F" svg:x1="25.197cm" svg:y1="26.917cm" svg:x2="25.262cm" svg:y2="26.917cm">
            <text:p/>
          </draw:line>
          <draw:line draw:style-name="gr1" draw:text-style-name="P1" draw:layer="TiM_F" svg:x1="25.097cm" svg:y1="26.937cm" svg:x2="25.197cm" svg:y2="26.937cm">
            <text:p/>
          </draw:line>
          <draw:line draw:style-name="gr1" draw:text-style-name="P1" draw:layer="TiM_F" svg:x1="25.032cm" svg:y1="26.917cm" svg:x2="25.097cm" svg:y2="26.917cm">
            <text:p/>
          </draw:line>
          <draw:line draw:style-name="gr1" draw:text-style-name="P1" draw:layer="TiM_F" svg:x1="24.942cm" svg:y1="26.937cm" svg:x2="25.032cm" svg:y2="26.937cm">
            <text:p/>
          </draw:line>
          <draw:line draw:style-name="gr1" draw:text-style-name="P1" draw:layer="TiM_F" svg:x1="25.394cm" svg:y1="26.422cm" svg:x2="25.352cm" svg:y2="26.422cm">
            <text:p/>
          </draw:line>
          <draw:line draw:style-name="gr1" draw:text-style-name="P1" draw:layer="TiM_F" svg:x1="24.899cm" svg:y1="26.917cm" svg:x2="24.942cm" svg:y2="26.917cm">
            <text:p/>
          </draw:line>
          <draw:line draw:style-name="gr1" draw:text-style-name="P1" draw:layer="TiM_F" svg:x1="24.899cm" svg:y1="26.422cm" svg:x2="24.899cm" svg:y2="26.917cm">
            <text:p/>
          </draw:line>
          <draw:line draw:style-name="gr1" draw:text-style-name="P1" draw:layer="TiM_F" svg:x1="25.352cm" svg:y1="26.402cm" svg:x2="25.262cm" svg:y2="26.402cm">
            <text:p/>
          </draw:line>
          <draw:line draw:style-name="gr1" draw:text-style-name="P1" draw:layer="TiM_F" svg:x1="24.942cm" svg:y1="26.402cm" svg:x2="25.032cm" svg:y2="26.402cm">
            <text:p/>
          </draw:line>
          <draw:line draw:style-name="gr1" draw:text-style-name="P1" draw:layer="TiM_F" svg:x1="25.097cm" svg:y1="26.402cm" svg:x2="25.197cm" svg:y2="26.402cm">
            <text:p/>
          </draw:line>
          <draw:path draw:style-name="gr2" draw:text-style-name="P2" draw:layer="TiM_F" svg:width="0.1cm" svg:height="0.1cm" svg:x="25.477cm" svg:y="16.205cm" svg:viewBox="0 0 101 101" svg:d="M101 51c0-10-1-18-6-26s-11-13-19-18-16-7-25-7c-10 0-18 2-26 7s-13 10-18 18-7 16-7 26c0 9 2 17 7 25s10 14 18 19 16 6 26 6c9 0 17-1 25-6s14-11 19-19 6-16 6-25z">
            <text:p/>
          </draw:path>
          <draw:path draw:style-name="gr2" draw:text-style-name="P2" draw:layer="TiM_F" svg:width="0.08cm" svg:height="0.08cm" svg:x="22.693cm" svg:y="16.215cm" svg:viewBox="0 0 81 81" svg:d="M81 41c0-8-1-14-5-21s-9-11-15-15c-7-4-13-5-20-5-8 0-14 1-21 5s-10 8-14 15-6 13-6 21c0 7 2 13 6 20 4 6 7 11 14 15s13 5 21 5c7 0 13-2 20-5 6-4 11-8 15-15s5-13 5-20z">
            <text:p/>
          </draw:path>
          <draw:path draw:style-name="gr2" draw:text-style-name="P2" draw:layer="TiM_F" svg:width="0.08cm" svg:height="0.08cm" svg:x="22.947cm" svg:y="16.215cm" svg:viewBox="0 0 81 81" svg:d="M81 41c0-8-1-14-5-21s-9-11-15-15c-7-4-13-5-20-5-8 0-14 1-21 5s-10 8-14 15-6 13-6 21c0 7 2 13 6 20 4 6 7 11 14 15s13 5 21 5c7 0 13-2 20-5 6-4 11-8 15-15s5-13 5-20z">
            <text:p/>
          </draw:path>
          <draw:path draw:style-name="gr2" draw:text-style-name="P2" draw:layer="TiM_F" svg:width="0.08cm" svg:height="0.081cm" svg:x="22.693cm" svg:y="15.554cm" svg:viewBox="0 0 81 82" svg:d="M81 41c0-7-1-13-5-20s-8-11-15-15-13-6-20-6c-8 0-14 2-21 6s-10 8-14 15-6 12-6 20c0 7 2 13 6 20s7 11 14 15c7 3 13 6 21 6 7 0 13-2 20-6s11-8 15-15 5-12 5-20z">
            <text:p/>
          </draw:path>
          <draw:path draw:style-name="gr2" draw:text-style-name="P2" draw:layer="TiM_F" svg:width="0.08cm" svg:height="0.081cm" svg:x="22.947cm" svg:y="15.554cm" svg:viewBox="0 0 81 82" svg:d="M81 41c0-7-1-13-5-20s-8-11-15-15-13-6-20-6c-8 0-14 2-21 6s-10 8-14 15-6 12-6 20c0 7 2 13 6 20s7 11 14 15c7 3 13 6 21 6 7 0 13-2 20-6s11-8 15-15 5-12 5-20z">
            <text:p/>
          </draw:path>
          <draw:path draw:style-name="gr2" draw:text-style-name="P2" draw:layer="TiM_F" svg:width="0.08cm" svg:height="0.08cm" svg:x="22.947cm" svg:y="26.375cm" svg:viewBox="0 0 81 81" svg:d="M81 40c0-7-1-13-5-20s-8-11-15-15-13-5-20-5c-8 0-14 1-21 5s-10 8-14 15-6 12-6 20c0 7 2 14 6 21 4 6 7 10 14 14 7 3 13 6 21 6 7 0 13-2 20-6s11-7 15-14 5-13 5-21z">
            <text:p/>
          </draw:path>
          <draw:path draw:style-name="gr2" draw:text-style-name="P2" draw:layer="TiM_F" svg:width="0.08cm" svg:height="0.08cm" svg:x="22.693cm" svg:y="26.375cm" svg:viewBox="0 0 81 81" svg:d="M81 40c0-7-1-13-5-20s-8-11-15-15-13-5-20-5c-8 0-14 1-21 5s-10 8-14 15-6 12-6 20c0 7 2 14 6 21 4 6 7 10 14 14 7 3 13 6 21 6 7 0 13-2 20-6s11-7 15-14 5-13 5-21z">
            <text:p/>
          </draw:path>
          <draw:path draw:style-name="gr2" draw:text-style-name="P2" draw:layer="TiM_F" svg:width="0.081cm" svg:height="0.08cm" svg:x="19.137cm" svg:y="24.47cm" svg:viewBox="0 0 82 81" svg:d="M82 40c0-7-2-13-6-20s-8-11-15-15-13-5-20-5c-8 0-13 1-20 5s-11 8-15 15-6 12-6 20c0 7 2 14 6 21 4 6 8 10 15 14s12 6 20 6c7 0 13-2 20-6s11-7 15-14 6-13 6-21z">
            <text:p/>
          </draw:path>
          <draw:path draw:style-name="gr2" draw:text-style-name="P2" draw:layer="TiM_F" svg:width="0.081cm" svg:height="0.08cm" svg:x="19.137cm" svg:y="24.216cm" svg:viewBox="0 0 82 81" svg:d="M82 40c0-7-2-13-6-20s-8-11-15-15-13-5-20-5c-8 0-13 1-20 5s-11 8-15 15-6 12-6 20c0 7 2 14 6 21 4 6 8 10 15 14s12 6 20 6c7 0 13-2 20-6s11-7 15-14 6-13 6-21z">
            <text:p/>
          </draw:path>
          <draw:line draw:style-name="gr1" draw:text-style-name="P1" draw:layer="TiM_F" svg:x1="19.101cm" svg:y1="23.869cm" svg:x2="19.166cm" svg:y2="23.869cm">
            <text:p/>
          </draw:line>
          <draw:line draw:style-name="gr1" draw:text-style-name="P1" draw:layer="TiM_F" svg:x1="19.256cm" svg:y1="23.889cm" svg:x2="19.166cm" svg:y2="23.889cm">
            <text:p/>
          </draw:line>
          <draw:line draw:style-name="gr1" draw:text-style-name="P1" draw:layer="TiM_F" svg:x1="18.936cm" svg:y1="23.869cm" svg:x2="19.001cm" svg:y2="23.869cm">
            <text:p/>
          </draw:line>
          <draw:line draw:style-name="gr1" draw:text-style-name="P1" draw:layer="TiM_F" svg:x1="19.256cm" svg:y1="23.869cm" svg:x2="19.298cm" svg:y2="23.869cm">
            <text:p/>
          </draw:line>
          <draw:line draw:style-name="gr1" draw:text-style-name="P1" draw:layer="TiM_F" svg:x1="18.846cm" svg:y1="23.889cm" svg:x2="18.936cm" svg:y2="23.889cm">
            <text:p/>
          </draw:line>
          <draw:line draw:style-name="gr1" draw:text-style-name="P1" draw:layer="TiM_F" svg:x1="18.803cm" svg:y1="23.869cm" svg:x2="18.846cm" svg:y2="23.869cm">
            <text:p/>
          </draw:line>
          <draw:line draw:style-name="gr1" draw:text-style-name="P1" draw:layer="TiM_F" svg:x1="19.256cm" svg:y1="23.354cm" svg:x2="19.166cm" svg:y2="23.354cm">
            <text:p/>
          </draw:line>
          <draw:line draw:style-name="gr1" draw:text-style-name="P1" draw:layer="TiM_F" svg:x1="19.001cm" svg:y1="23.354cm" svg:x2="19.101cm" svg:y2="23.354cm">
            <text:p/>
          </draw:line>
          <draw:line draw:style-name="gr1" draw:text-style-name="P1" draw:layer="TiM_F" svg:x1="19.101cm" svg:y1="22.345cm" svg:x2="19.166cm" svg:y2="22.345cm">
            <text:p/>
          </draw:line>
          <draw:line draw:style-name="gr1" draw:text-style-name="P1" draw:layer="TiM_F" svg:x1="19.001cm" svg:y1="22.365cm" svg:x2="19.101cm" svg:y2="22.365cm">
            <text:p/>
          </draw:line>
          <draw:line draw:style-name="gr1" draw:text-style-name="P1" draw:layer="TiM_F" svg:x1="19.256cm" svg:y1="22.365cm" svg:x2="19.166cm" svg:y2="22.365cm">
            <text:p/>
          </draw:line>
          <draw:line draw:style-name="gr1" draw:text-style-name="P1" draw:layer="TiM_F" svg:x1="18.936cm" svg:y1="22.345cm" svg:x2="19.001cm" svg:y2="22.345cm">
            <text:p/>
          </draw:line>
          <draw:line draw:style-name="gr1" draw:text-style-name="P1" draw:layer="TiM_F" svg:x1="19.256cm" svg:y1="22.345cm" svg:x2="19.298cm" svg:y2="22.345cm">
            <text:p/>
          </draw:line>
          <draw:line draw:style-name="gr1" draw:text-style-name="P1" draw:layer="TiM_F" svg:x1="18.846cm" svg:y1="22.365cm" svg:x2="18.936cm" svg:y2="22.365cm">
            <text:p/>
          </draw:line>
          <draw:line draw:style-name="gr1" draw:text-style-name="P1" draw:layer="TiM_F" svg:x1="18.803cm" svg:y1="22.345cm" svg:x2="18.846cm" svg:y2="22.345cm">
            <text:p/>
          </draw:line>
          <draw:line draw:style-name="gr1" draw:text-style-name="P1" draw:layer="TiM_F" svg:x1="18.846cm" svg:y1="21.83cm" svg:x2="18.936cm" svg:y2="21.83cm">
            <text:p/>
          </draw:line>
          <draw:line draw:style-name="gr1" draw:text-style-name="P1" draw:layer="TiM_F" svg:x1="19.001cm" svg:y1="17.793cm" svg:x2="19.101cm" svg:y2="17.793cm">
            <text:p/>
          </draw:line>
          <draw:line draw:style-name="gr1" draw:text-style-name="P1" draw:layer="TiM_F" svg:x1="18.936cm" svg:y1="17.773cm" svg:x2="19.001cm" svg:y2="17.773cm">
            <text:p/>
          </draw:line>
          <draw:line draw:style-name="gr1" draw:text-style-name="P1" draw:layer="TiM_F" svg:x1="18.846cm" svg:y1="17.793cm" svg:x2="18.936cm" svg:y2="17.793cm">
            <text:p/>
          </draw:line>
          <draw:line draw:style-name="gr1" draw:text-style-name="P1" draw:layer="TiM_F" svg:x1="19.298cm" svg:y1="17.278cm" svg:x2="19.256cm" svg:y2="17.278cm">
            <text:p/>
          </draw:line>
          <draw:line draw:style-name="gr1" draw:text-style-name="P1" draw:layer="TiM_F" svg:x1="18.803cm" svg:y1="17.773cm" svg:x2="18.846cm" svg:y2="17.773cm">
            <text:p/>
          </draw:line>
          <draw:line draw:style-name="gr1" draw:text-style-name="P1" draw:layer="TiM_F" svg:x1="19.256cm" svg:y1="17.258cm" svg:x2="19.166cm" svg:y2="17.258cm">
            <text:p/>
          </draw:line>
          <draw:line draw:style-name="gr1" draw:text-style-name="P1" draw:layer="TiM_F" svg:x1="19.101cm" svg:y1="19.297cm" svg:x2="19.166cm" svg:y2="19.297cm">
            <text:p/>
          </draw:line>
          <draw:line draw:style-name="gr1" draw:text-style-name="P1" draw:layer="TiM_F" svg:x1="18.936cm" svg:y1="19.297cm" svg:x2="19.001cm" svg:y2="19.297cm">
            <text:p/>
          </draw:line>
          <draw:line draw:style-name="gr1" draw:text-style-name="P1" draw:layer="TiM_F" svg:x1="19.256cm" svg:y1="19.297cm" svg:x2="19.298cm" svg:y2="19.297cm">
            <text:p/>
          </draw:line>
          <draw:line draw:style-name="gr1" draw:text-style-name="P1" draw:layer="TiM_F" svg:x1="18.846cm" svg:y1="19.317cm" svg:x2="18.936cm" svg:y2="19.317cm">
            <text:p/>
          </draw:line>
          <draw:line draw:style-name="gr1" draw:text-style-name="P1" draw:layer="TiM_F" svg:x1="18.803cm" svg:y1="19.297cm" svg:x2="18.846cm" svg:y2="19.297cm">
            <text:p/>
          </draw:line>
          <draw:line draw:style-name="gr1" draw:text-style-name="P1" draw:layer="TiM_F" svg:x1="19.001cm" svg:y1="18.782cm" svg:x2="19.101cm" svg:y2="18.782cm">
            <text:p/>
          </draw:line>
          <draw:line draw:style-name="gr1" draw:text-style-name="P1" draw:layer="TiM_F" svg:x1="20.625cm" svg:y1="22.345cm" svg:x2="20.69cm" svg:y2="22.345cm">
            <text:p/>
          </draw:line>
          <draw:line draw:style-name="gr1" draw:text-style-name="P1" draw:layer="TiM_F" svg:x1="20.525cm" svg:y1="22.365cm" svg:x2="20.625cm" svg:y2="22.365cm">
            <text:p/>
          </draw:line>
          <draw:line draw:style-name="gr1" draw:text-style-name="P1" draw:layer="TiM_F" svg:x1="20.78cm" svg:y1="22.365cm" svg:x2="20.69cm" svg:y2="22.365cm">
            <text:p/>
          </draw:line>
          <draw:line draw:style-name="gr1" draw:text-style-name="P1" draw:layer="TiM_F" svg:x1="20.46cm" svg:y1="22.345cm" svg:x2="20.525cm" svg:y2="22.345cm">
            <text:p/>
          </draw:line>
          <draw:line draw:style-name="gr1" draw:text-style-name="P1" draw:layer="TiM_F" svg:x1="20.78cm" svg:y1="22.345cm" svg:x2="20.822cm" svg:y2="22.345cm">
            <text:p/>
          </draw:line>
          <draw:line draw:style-name="gr1" draw:text-style-name="P1" draw:layer="TiM_F" svg:x1="20.37cm" svg:y1="22.365cm" svg:x2="20.46cm" svg:y2="22.365cm">
            <text:p/>
          </draw:line>
          <draw:line draw:style-name="gr1" draw:text-style-name="P1" draw:layer="TiM_F" svg:x1="20.327cm" svg:y1="22.345cm" svg:x2="20.37cm" svg:y2="22.345cm">
            <text:p/>
          </draw:line>
          <draw:line draw:style-name="gr1" draw:text-style-name="P1" draw:layer="TiM_F" svg:x1="20.37cm" svg:y1="21.83cm" svg:x2="20.46cm" svg:y2="21.83cm">
            <text:p/>
          </draw:line>
          <draw:line draw:style-name="gr1" draw:text-style-name="P1" draw:layer="TiM_F" svg:x1="20.525cm" svg:y1="21.83cm" svg:x2="20.625cm" svg:y2="21.83cm">
            <text:p/>
          </draw:line>
          <draw:line draw:style-name="gr1" draw:text-style-name="P1" draw:layer="TiM_F" svg:x1="19.256cm" svg:y1="25.413cm" svg:x2="19.166cm" svg:y2="25.413cm">
            <text:p/>
          </draw:line>
          <draw:line draw:style-name="gr1" draw:text-style-name="P1" draw:layer="TiM_F" svg:x1="18.936cm" svg:y1="25.393cm" svg:x2="19.001cm" svg:y2="25.393cm">
            <text:p/>
          </draw:line>
          <draw:line draw:style-name="gr1" draw:text-style-name="P1" draw:layer="TiM_F" svg:x1="19.298cm" svg:y1="24.898cm" svg:x2="19.256cm" svg:y2="24.898cm">
            <text:p/>
          </draw:line>
          <draw:line draw:style-name="gr1" draw:text-style-name="P1" draw:layer="TiM_F" svg:x1="18.803cm" svg:y1="25.393cm" svg:x2="18.846cm" svg:y2="25.393cm">
            <text:p/>
          </draw:line>
          <draw:line draw:style-name="gr1" draw:text-style-name="P1" draw:layer="TiM_F" svg:x1="18.846cm" svg:y1="24.878cm" svg:x2="18.936cm" svg:y2="24.878cm">
            <text:p/>
          </draw:line>
          <draw:path draw:style-name="gr2" draw:text-style-name="P2" draw:layer="TiM_F" svg:width="0.081cm" svg:height="0.08cm" svg:x="19.137cm" svg:y="16.85cm" svg:viewBox="0 0 82 81" svg:d="M82 41c0-8-2-14-6-21s-9-11-15-15c-7-4-13-5-20-5-8 0-13 1-20 5s-11 8-15 15-6 13-6 21c0 7 2 13 6 20 4 6 8 11 15 15 7 3 12 5 20 5 7 0 13-2 20-5 6-4 11-8 15-15s6-13 6-20z">
            <text:p/>
          </draw:path>
          <draw:line draw:style-name="gr1" draw:text-style-name="P1" draw:layer="TiM_F" svg:x1="22.149cm" svg:y1="26.917cm" svg:x2="22.214cm" svg:y2="26.917cm">
            <text:p/>
          </draw:line>
          <draw:line draw:style-name="gr1" draw:text-style-name="P1" draw:layer="TiM_F" svg:x1="22.049cm" svg:y1="26.937cm" svg:x2="22.149cm" svg:y2="26.937cm">
            <text:p/>
          </draw:line>
          <draw:line draw:style-name="gr1" draw:text-style-name="P1" draw:layer="TiM_F" svg:x1="22.304cm" svg:y1="26.937cm" svg:x2="22.214cm" svg:y2="26.937cm">
            <text:p/>
          </draw:line>
          <draw:line draw:style-name="gr1" draw:text-style-name="P1" draw:layer="TiM_F" svg:x1="21.984cm" svg:y1="26.917cm" svg:x2="22.049cm" svg:y2="26.917cm">
            <text:p/>
          </draw:line>
          <draw:line draw:style-name="gr1" draw:text-style-name="P1" draw:layer="TiM_F" svg:x1="22.304cm" svg:y1="26.917cm" svg:x2="22.346cm" svg:y2="26.917cm">
            <text:p/>
          </draw:line>
          <draw:line draw:style-name="gr1" draw:text-style-name="P1" draw:layer="TiM_F" svg:x1="21.894cm" svg:y1="26.937cm" svg:x2="21.984cm" svg:y2="26.937cm">
            <text:p/>
          </draw:line>
          <draw:line draw:style-name="gr1" draw:text-style-name="P1" draw:layer="TiM_F" svg:x1="21.851cm" svg:y1="26.917cm" svg:x2="21.894cm" svg:y2="26.917cm">
            <text:p/>
          </draw:line>
          <draw:line draw:style-name="gr1" draw:text-style-name="P1" draw:layer="TiM_F" svg:x1="22.304cm" svg:y1="26.402cm" svg:x2="22.214cm" svg:y2="26.402cm">
            <text:p/>
          </draw:line>
          <draw:line draw:style-name="gr1" draw:text-style-name="P1" draw:layer="TiM_F" svg:x1="21.894cm" svg:y1="26.402cm" svg:x2="21.984cm" svg:y2="26.402cm">
            <text:p/>
          </draw:line>
          <draw:line draw:style-name="gr1" draw:text-style-name="P1" draw:layer="TiM_F" svg:x1="22.049cm" svg:y1="26.402cm" svg:x2="22.149cm" svg:y2="26.402cm">
            <text:p/>
          </draw:line>
          <draw:path draw:style-name="gr2" draw:text-style-name="P2" draw:layer="TiM_F" svg:width="0.304cm" svg:height="0.304cm" svg:x="21.184cm" svg:y="26.517cm" svg:viewBox="0 0 305 305" svg:d="M305 152c0-28-6-52-20-76s-32-42-56-56-48-20-76-20-52 6-76 20c-25 14-42 32-56 56s-21 48-21 76 7 51 21 76c14 24 31 42 56 56 24 14 48 21 76 21s52-7 76-21 42-32 56-56c14-25 20-48 20-76z">
            <text:p/>
          </draw:path>
          <draw:path draw:style-name="gr2" draw:text-style-name="P2" draw:layer="TiM_F" svg:width="0.304cm" svg:height="0.304cm" svg:x="21.184cm" svg:y="20.421cm" svg:viewBox="0 0 305 305" svg:d="M305 152c0-28-6-52-20-76s-32-42-56-56-48-20-76-20-52 6-76 20c-25 14-42 32-56 56s-21 48-21 76 7 52 21 77c14 24 31 41 56 55 24 14 48 21 76 21s52-7 76-21 42-31 56-55c14-25 20-49 20-77z">
            <text:p/>
          </draw:path>
          <draw:path draw:style-name="gr2" draw:text-style-name="P2" draw:layer="TiM_F" svg:width="0.304cm" svg:height="0.304cm" svg:x="21.184cm" svg:y="21.945cm" svg:viewBox="0 0 305 305" svg:d="M305 152c0-28-6-52-20-76s-32-42-56-56-48-20-76-20-52 6-76 20c-25 14-42 32-56 56s-21 48-21 76 7 52 21 77c14 24 31 41 56 55 24 14 48 21 76 21s52-7 76-21 42-31 56-55c14-25 20-49 20-77z">
            <text:p/>
          </draw:path>
          <draw:line draw:style-name="gr1" draw:text-style-name="P1" draw:layer="TiM_F" svg:x1="22.149cm" svg:y1="20.821cm" svg:x2="22.214cm" svg:y2="20.821cm">
            <text:p/>
          </draw:line>
          <draw:line draw:style-name="gr1" draw:text-style-name="P1" draw:layer="TiM_F" svg:x1="22.049cm" svg:y1="20.841cm" svg:x2="22.149cm" svg:y2="20.841cm">
            <text:p/>
          </draw:line>
          <draw:line draw:style-name="gr1" draw:text-style-name="P1" draw:layer="TiM_F" svg:x1="22.304cm" svg:y1="20.841cm" svg:x2="22.214cm" svg:y2="20.841cm">
            <text:p/>
          </draw:line>
          <draw:line draw:style-name="gr1" draw:text-style-name="P1" draw:layer="TiM_F" svg:x1="21.984cm" svg:y1="20.821cm" svg:x2="22.049cm" svg:y2="20.821cm">
            <text:p/>
          </draw:line>
          <draw:line draw:style-name="gr1" draw:text-style-name="P1" draw:layer="TiM_F" svg:x1="22.304cm" svg:y1="20.821cm" svg:x2="22.346cm" svg:y2="20.821cm">
            <text:p/>
          </draw:line>
          <draw:line draw:style-name="gr1" draw:text-style-name="P1" draw:layer="TiM_F" svg:x1="21.894cm" svg:y1="20.841cm" svg:x2="21.984cm" svg:y2="20.841cm">
            <text:p/>
          </draw:line>
          <draw:line draw:style-name="gr1" draw:text-style-name="P1" draw:layer="TiM_F" svg:x1="22.304cm" svg:y1="20.306cm" svg:x2="22.214cm" svg:y2="20.306cm">
            <text:p/>
          </draw:line>
          <draw:line draw:style-name="gr1" draw:text-style-name="P1" draw:layer="TiM_F" svg:x1="21.894cm" svg:y1="20.326cm" svg:x2="21.851cm" svg:y2="20.326cm">
            <text:p/>
          </draw:line>
          <draw:line draw:style-name="gr1" draw:text-style-name="P1" draw:layer="TiM_F" svg:x1="22.214cm" svg:y1="20.326cm" svg:x2="22.149cm" svg:y2="20.326cm">
            <text:p/>
          </draw:line>
          <draw:line draw:style-name="gr1" draw:text-style-name="P1" draw:layer="TiM_F" svg:x1="21.894cm" svg:y1="20.306cm" svg:x2="21.984cm" svg:y2="20.306cm">
            <text:p/>
          </draw:line>
          <draw:line draw:style-name="gr1" draw:text-style-name="P1" draw:layer="TiM_F" svg:x1="22.049cm" svg:y1="20.326cm" svg:x2="21.984cm" svg:y2="20.326cm">
            <text:p/>
          </draw:line>
          <draw:line draw:style-name="gr1" draw:text-style-name="P1" draw:layer="TiM_F" svg:x1="22.149cm" svg:y1="22.345cm" svg:x2="22.214cm" svg:y2="22.345cm">
            <text:p/>
          </draw:line>
          <draw:line draw:style-name="gr1" draw:text-style-name="P1" draw:layer="TiM_F" svg:x1="22.049cm" svg:y1="22.365cm" svg:x2="22.149cm" svg:y2="22.365cm">
            <text:p/>
          </draw:line>
          <draw:line draw:style-name="gr1" draw:text-style-name="P1" draw:layer="TiM_F" svg:x1="22.304cm" svg:y1="22.365cm" svg:x2="22.214cm" svg:y2="22.365cm">
            <text:p/>
          </draw:line>
          <draw:line draw:style-name="gr1" draw:text-style-name="P1" draw:layer="TiM_F" svg:x1="22.304cm" svg:y1="22.345cm" svg:x2="22.346cm" svg:y2="22.345cm">
            <text:p/>
          </draw:line>
          <draw:line draw:style-name="gr1" draw:text-style-name="P1" draw:layer="TiM_F" svg:x1="22.304cm" svg:y1="21.83cm" svg:x2="22.214cm" svg:y2="21.83cm">
            <text:p/>
          </draw:line>
          <draw:line draw:style-name="gr1" draw:text-style-name="P1" draw:layer="TiM_F" svg:x1="21.894cm" svg:y1="21.85cm" svg:x2="21.851cm" svg:y2="21.85cm">
            <text:p/>
          </draw:line>
          <draw:line draw:style-name="gr1" draw:text-style-name="P1" draw:layer="TiM_F" svg:x1="22.214cm" svg:y1="21.85cm" svg:x2="22.149cm" svg:y2="21.85cm">
            <text:p/>
          </draw:line>
          <draw:line draw:style-name="gr1" draw:text-style-name="P1" draw:layer="TiM_F" svg:x1="21.894cm" svg:y1="21.83cm" svg:x2="21.984cm" svg:y2="21.83cm">
            <text:p/>
          </draw:line>
          <draw:line draw:style-name="gr1" draw:text-style-name="P1" draw:layer="TiM_F" svg:x1="20.625cm" svg:y1="26.917cm" svg:x2="20.69cm" svg:y2="26.917cm">
            <text:p/>
          </draw:line>
          <draw:line draw:style-name="gr1" draw:text-style-name="P1" draw:layer="TiM_F" svg:x1="20.525cm" svg:y1="26.937cm" svg:x2="20.625cm" svg:y2="26.937cm">
            <text:p/>
          </draw:line>
          <draw:line draw:style-name="gr1" draw:text-style-name="P1" draw:layer="TiM_F" svg:x1="20.78cm" svg:y1="26.937cm" svg:x2="20.69cm" svg:y2="26.937cm">
            <text:p/>
          </draw:line>
          <draw:line draw:style-name="gr1" draw:text-style-name="P1" draw:layer="TiM_F" svg:x1="20.46cm" svg:y1="26.917cm" svg:x2="20.525cm" svg:y2="26.917cm">
            <text:p/>
          </draw:line>
          <draw:line draw:style-name="gr1" draw:text-style-name="P1" draw:layer="TiM_F" svg:x1="20.78cm" svg:y1="26.917cm" svg:x2="20.822cm" svg:y2="26.917cm">
            <text:p/>
          </draw:line>
          <draw:line draw:style-name="gr1" draw:text-style-name="P1" draw:layer="TiM_F" svg:x1="20.37cm" svg:y1="26.937cm" svg:x2="20.46cm" svg:y2="26.937cm">
            <text:p/>
          </draw:line>
          <draw:line draw:style-name="gr1" draw:text-style-name="P1" draw:layer="TiM_F" svg:x1="20.327cm" svg:y1="26.917cm" svg:x2="20.37cm" svg:y2="26.917cm">
            <text:p/>
          </draw:line>
          <draw:line draw:style-name="gr1" draw:text-style-name="P1" draw:layer="TiM_F" svg:x1="20.78cm" svg:y1="26.402cm" svg:x2="20.69cm" svg:y2="26.402cm">
            <text:p/>
          </draw:line>
          <draw:line draw:style-name="gr1" draw:text-style-name="P1" draw:layer="TiM_F" svg:x1="20.37cm" svg:y1="26.402cm" svg:x2="20.46cm" svg:y2="26.402cm">
            <text:p/>
          </draw:line>
          <draw:line draw:style-name="gr1" draw:text-style-name="P1" draw:layer="TiM_F" svg:x1="20.525cm" svg:y1="26.402cm" svg:x2="20.625cm" svg:y2="26.402cm">
            <text:p/>
          </draw:line>
          <draw:line draw:style-name="gr1" draw:text-style-name="P1" draw:layer="TiM_F" svg:x1="20.625cm" svg:y1="20.821cm" svg:x2="20.69cm" svg:y2="20.821cm">
            <text:p/>
          </draw:line>
          <draw:line draw:style-name="gr1" draw:text-style-name="P1" draw:layer="TiM_F" svg:x1="20.525cm" svg:y1="20.841cm" svg:x2="20.625cm" svg:y2="20.841cm">
            <text:p/>
          </draw:line>
          <draw:line draw:style-name="gr1" draw:text-style-name="P1" draw:layer="TiM_F" svg:x1="20.78cm" svg:y1="20.841cm" svg:x2="20.69cm" svg:y2="20.841cm">
            <text:p/>
          </draw:line>
          <draw:line draw:style-name="gr1" draw:text-style-name="P1" draw:layer="TiM_F" svg:x1="20.46cm" svg:y1="20.821cm" svg:x2="20.525cm" svg:y2="20.821cm">
            <text:p/>
          </draw:line>
          <draw:line draw:style-name="gr1" draw:text-style-name="P1" draw:layer="TiM_F" svg:x1="20.78cm" svg:y1="20.821cm" svg:x2="20.822cm" svg:y2="20.821cm">
            <text:p/>
          </draw:line>
          <draw:line draw:style-name="gr1" draw:text-style-name="P1" draw:layer="TiM_F" svg:x1="20.37cm" svg:y1="20.841cm" svg:x2="20.46cm" svg:y2="20.841cm">
            <text:p/>
          </draw:line>
          <draw:line draw:style-name="gr1" draw:text-style-name="P1" draw:layer="TiM_F" svg:x1="20.327cm" svg:y1="20.821cm" svg:x2="20.37cm" svg:y2="20.821cm">
            <text:p/>
          </draw:line>
          <draw:line draw:style-name="gr1" draw:text-style-name="P1" draw:layer="TiM_F" svg:x1="20.525cm" svg:y1="20.306cm" svg:x2="20.625cm" svg:y2="20.306cm">
            <text:p/>
          </draw:line>
          <draw:line draw:style-name="gr1" draw:text-style-name="P1" draw:layer="TiM_F" svg:x1="19.001cm" svg:y1="26.937cm" svg:x2="19.101cm" svg:y2="26.937cm">
            <text:p/>
          </draw:line>
          <draw:line draw:style-name="gr1" draw:text-style-name="P1" draw:layer="TiM_F" svg:x1="19.256cm" svg:y1="26.937cm" svg:x2="19.166cm" svg:y2="26.937cm">
            <text:p/>
          </draw:line>
          <draw:line draw:style-name="gr1" draw:text-style-name="P1" draw:layer="TiM_F" svg:x1="18.936cm" svg:y1="26.917cm" svg:x2="19.001cm" svg:y2="26.917cm">
            <text:p/>
          </draw:line>
          <draw:line draw:style-name="gr1" draw:text-style-name="P1" draw:layer="TiM_F" svg:x1="19.298cm" svg:y1="26.422cm" svg:x2="19.256cm" svg:y2="26.422cm">
            <text:p/>
          </draw:line>
          <draw:line draw:style-name="gr1" draw:text-style-name="P1" draw:layer="TiM_F" svg:x1="18.803cm" svg:y1="26.917cm" svg:x2="18.846cm" svg:y2="26.917cm">
            <text:p/>
          </draw:line>
          <draw:line draw:style-name="gr1" draw:text-style-name="P1" draw:layer="TiM_F" svg:x1="18.846cm" svg:y1="26.402cm" svg:x2="18.936cm" svg:y2="26.402cm">
            <text:p/>
          </draw:line>
          <draw:line draw:style-name="gr1" draw:text-style-name="P1" draw:layer="TiM_F" svg:x1="19.001cm" svg:y1="26.402cm" svg:x2="19.101cm" svg:y2="26.402cm">
            <text:p/>
          </draw:line>
          <draw:line draw:style-name="gr1" draw:text-style-name="P1" draw:layer="TiM_F" svg:x1="19.101cm" svg:y1="20.821cm" svg:x2="19.166cm" svg:y2="20.821cm">
            <text:p/>
          </draw:line>
          <draw:line draw:style-name="gr1" draw:text-style-name="P1" draw:layer="TiM_F" svg:x1="19.001cm" svg:y1="20.841cm" svg:x2="19.101cm" svg:y2="20.841cm">
            <text:p/>
          </draw:line>
          <draw:line draw:style-name="gr1" draw:text-style-name="P1" draw:layer="TiM_F" svg:x1="19.256cm" svg:y1="20.841cm" svg:x2="19.166cm" svg:y2="20.841cm">
            <text:p/>
          </draw:line>
          <draw:line draw:style-name="gr1" draw:text-style-name="P1" draw:layer="TiM_F" svg:x1="18.936cm" svg:y1="20.821cm" svg:x2="19.001cm" svg:y2="20.821cm">
            <text:p/>
          </draw:line>
          <draw:line draw:style-name="gr1" draw:text-style-name="P1" draw:layer="TiM_F" svg:x1="19.256cm" svg:y1="20.821cm" svg:x2="19.298cm" svg:y2="20.821cm">
            <text:p/>
          </draw:line>
          <draw:line draw:style-name="gr1" draw:text-style-name="P1" draw:layer="TiM_F" svg:x1="18.846cm" svg:y1="20.841cm" svg:x2="18.936cm" svg:y2="20.841cm">
            <text:p/>
          </draw:line>
          <draw:line draw:style-name="gr1" draw:text-style-name="P1" draw:layer="TiM_F" svg:x1="18.803cm" svg:y1="20.821cm" svg:x2="18.846cm" svg:y2="20.821cm">
            <text:p/>
          </draw:line>
          <draw:line draw:style-name="gr1" draw:text-style-name="P1" draw:layer="TiM_F" svg:x1="20.625cm" svg:y1="16.249cm" svg:x2="20.69cm" svg:y2="16.249cm">
            <text:p/>
          </draw:line>
          <draw:line draw:style-name="gr1" draw:text-style-name="P1" draw:layer="TiM_F" svg:x1="20.525cm" svg:y1="16.269cm" svg:x2="20.625cm" svg:y2="16.269cm">
            <text:p/>
          </draw:line>
          <draw:line draw:style-name="gr1" draw:text-style-name="P1" draw:layer="TiM_F" svg:x1="20.78cm" svg:y1="16.269cm" svg:x2="20.69cm" svg:y2="16.269cm">
            <text:p/>
          </draw:line>
          <draw:line draw:style-name="gr1" draw:text-style-name="P1" draw:layer="TiM_F" svg:x1="20.46cm" svg:y1="16.249cm" svg:x2="20.525cm" svg:y2="16.249cm">
            <text:p/>
          </draw:line>
          <draw:line draw:style-name="gr1" draw:text-style-name="P1" draw:layer="TiM_F" svg:x1="20.78cm" svg:y1="16.249cm" svg:x2="20.822cm" svg:y2="16.249cm">
            <text:p/>
          </draw:line>
          <draw:line draw:style-name="gr1" draw:text-style-name="P1" draw:layer="TiM_F" svg:x1="20.37cm" svg:y1="16.269cm" svg:x2="20.46cm" svg:y2="16.269cm">
            <text:p/>
          </draw:line>
          <draw:line draw:style-name="gr1" draw:text-style-name="P1" draw:layer="TiM_F" svg:x1="20.327cm" svg:y1="16.249cm" svg:x2="20.37cm" svg:y2="16.249cm">
            <text:p/>
          </draw:line>
          <draw:line draw:style-name="gr1" draw:text-style-name="P1" draw:layer="TiM_F" svg:x1="20.78cm" svg:y1="15.734cm" svg:x2="20.69cm" svg:y2="15.734cm">
            <text:p/>
          </draw:line>
          <draw:line draw:style-name="gr1" draw:text-style-name="P1" draw:layer="TiM_F" svg:x1="20.37cm" svg:y1="15.734cm" svg:x2="20.46cm" svg:y2="15.734cm">
            <text:p/>
          </draw:line>
          <draw:line draw:style-name="gr1" draw:text-style-name="P1" draw:layer="TiM_F" svg:x1="20.525cm" svg:y1="15.734cm" svg:x2="20.625cm" svg:y2="15.734cm">
            <text:p/>
          </draw:line>
          <draw:path draw:style-name="gr2" draw:text-style-name="P2" draw:layer="TiM_F" svg:width="0.081cm" svg:height="0.08cm" svg:x="19.137cm" svg:y="16.596cm" svg:viewBox="0 0 82 81" svg:d="M82 41c0-8-2-14-6-21s-9-11-15-15c-7-4-13-5-20-5-8 0-13 1-20 5s-11 8-15 15-6 13-6 21c0 7 2 13 6 20 4 6 8 11 15 15 7 3 12 5 20 5 7 0 13-2 20-5 6-4 11-8 15-15s6-13 6-20z">
            <text:p/>
          </draw:path>
          <draw:line draw:style-name="gr1" draw:text-style-name="P1" draw:layer="TiM_F" svg:x1="19.001cm" svg:y1="16.269cm" svg:x2="19.101cm" svg:y2="16.269cm">
            <text:p/>
          </draw:line>
          <draw:line draw:style-name="gr1" draw:text-style-name="P1" draw:layer="TiM_F" svg:x1="19.256cm" svg:y1="16.269cm" svg:x2="19.166cm" svg:y2="16.269cm">
            <text:p/>
          </draw:line>
          <draw:line draw:style-name="gr1" draw:text-style-name="P1" draw:layer="TiM_F" svg:x1="18.936cm" svg:y1="16.249cm" svg:x2="19.001cm" svg:y2="16.249cm">
            <text:p/>
          </draw:line>
          <draw:line draw:style-name="gr1" draw:text-style-name="P1" draw:layer="TiM_F" svg:x1="18.846cm" svg:y1="16.269cm" svg:x2="18.936cm" svg:y2="16.269cm">
            <text:p/>
          </draw:line>
          <draw:line draw:style-name="gr1" draw:text-style-name="P1" draw:layer="TiM_F" svg:x1="19.298cm" svg:y1="15.754cm" svg:x2="19.256cm" svg:y2="15.754cm">
            <text:p/>
          </draw:line>
          <draw:line draw:style-name="gr1" draw:text-style-name="P1" draw:layer="TiM_F" svg:x1="18.803cm" svg:y1="16.249cm" svg:x2="18.846cm" svg:y2="16.249cm">
            <text:p/>
          </draw:line>
          <draw:line draw:style-name="gr1" draw:text-style-name="P1" draw:layer="TiM_F" svg:x1="19.256cm" svg:y1="15.734cm" svg:x2="19.166cm" svg:y2="15.734cm">
            <text:p/>
          </draw:line>
          <draw:line draw:style-name="gr1" draw:text-style-name="P1" draw:layer="TiM_F" svg:x1="18.846cm" svg:y1="15.734cm" svg:x2="18.936cm" svg:y2="15.734cm">
            <text:p/>
          </draw:line>
          <draw:line draw:style-name="gr1" draw:text-style-name="P1" draw:layer="TiM_F" svg:x1="19.001cm" svg:y1="15.734cm" svg:x2="19.101cm" svg:y2="15.734cm">
            <text:p/>
          </draw:line>
          <draw:path draw:style-name="gr2" draw:text-style-name="P2" draw:layer="TiM_F" svg:width="0.304cm" svg:height="0.304cm" svg:x="21.184cm" svg:y="15.849cm" svg:viewBox="0 0 305 305" svg:d="M305 153c0-29-6-53-20-77-14-25-32-41-56-55s-48-21-76-21-52 7-76 21c-25 14-42 30-56 55-14 24-21 48-21 77 0 28 7 51 21 76 14 24 31 41 56 56 24 14 48 20 76 20s52-6 76-20c24-15 42-32 56-56 14-25 20-48 20-76z">
            <text:p/>
          </draw:path>
          <draw:line draw:style-name="gr1" draw:text-style-name="P1" draw:layer="TiM_F" svg:x1="22.149cm" svg:y1="16.249cm" svg:x2="22.214cm" svg:y2="16.249cm">
            <text:p/>
          </draw:line>
          <draw:line draw:style-name="gr1" draw:text-style-name="P1" draw:layer="TiM_F" svg:x1="22.049cm" svg:y1="16.269cm" svg:x2="22.149cm" svg:y2="16.269cm">
            <text:p/>
          </draw:line>
          <draw:line draw:style-name="gr1" draw:text-style-name="P1" draw:layer="TiM_F" svg:x1="22.304cm" svg:y1="16.269cm" svg:x2="22.214cm" svg:y2="16.269cm">
            <text:p/>
          </draw:line>
          <draw:line draw:style-name="gr1" draw:text-style-name="P1" draw:layer="TiM_F" svg:x1="21.984cm" svg:y1="16.249cm" svg:x2="22.049cm" svg:y2="16.249cm">
            <text:p/>
          </draw:line>
          <draw:line draw:style-name="gr1" draw:text-style-name="P1" draw:layer="TiM_F" svg:x1="22.304cm" svg:y1="16.249cm" svg:x2="22.346cm" svg:y2="16.249cm">
            <text:p/>
          </draw:line>
          <draw:line draw:style-name="gr1" draw:text-style-name="P1" draw:layer="TiM_F" svg:x1="21.851cm" svg:y1="16.249cm" svg:x2="21.894cm" svg:y2="16.249cm">
            <text:p/>
          </draw:line>
          <draw:line draw:style-name="gr1" draw:text-style-name="P1" draw:layer="TiM_F" svg:x1="22.304cm" svg:y1="15.734cm" svg:x2="22.214cm" svg:y2="15.734cm">
            <text:p/>
          </draw:line>
          <draw:line draw:style-name="gr1" draw:text-style-name="P1" draw:layer="TiM_F" svg:x1="21.894cm" svg:y1="15.734cm" svg:x2="21.984cm" svg:y2="15.734cm">
            <text:p/>
          </draw:line>
          <draw:line draw:style-name="gr1" draw:text-style-name="P1" draw:layer="TiM_F" svg:x1="22.049cm" svg:y1="15.734cm" svg:x2="22.149cm" svg:y2="15.734cm">
            <text:p/>
          </draw:line>
          <draw:path draw:style-name="gr2" draw:text-style-name="P2" draw:layer="TiM_F" svg:width="0.1cm" svg:height="0.1cm" svg:x="18.467cm" svg:y="20.904cm" svg:viewBox="0 0 101 101" svg:d="M101 50c0-9-1-17-6-25s-11-14-19-19-16-6-25-6c-10 0-18 1-26 6s-13 11-18 19-7 15-7 25c0 9 2 18 7 26s10 13 18 18 16 7 26 7c9 0 17-2 25-7s14-10 19-18 6-16 6-26z">
            <text:p/>
          </draw:path>
          <draw:path draw:style-name="gr2" draw:text-style-name="P2" draw:layer="TiM_F" svg:width="0.1cm" svg:height="0.1cm" svg:x="18.467cm" svg:y="21.412cm" svg:viewBox="0 0 101 101" svg:d="M101 50c0-9-1-17-6-25s-11-14-19-19-16-6-25-6c-10 0-18 1-26 6s-13 11-18 19-7 15-7 25c0 9 2 18 7 26s10 13 18 18 16 7 26 7c9 0 17-2 25-7s14-10 19-18 6-16 6-26z">
            <text:p/>
          </draw:path>
          <draw:path draw:style-name="gr2" draw:text-style-name="P2" draw:layer="TiM_F" svg:width="0.1cm" svg:height="0.1cm" svg:x="18.467cm" svg:y="21.158cm" svg:viewBox="0 0 101 101" svg:d="M101 50c0-9-1-17-6-25s-11-14-19-19-16-6-25-6c-10 0-18 1-26 6s-13 11-18 19-7 15-7 25c0 9 2 18 7 26s10 13 18 18 16 7 26 7c9 0 17-2 25-7s14-10 19-18 6-16 6-26z">
            <text:p/>
          </draw:path>
          <draw:path draw:style-name="gr2" draw:text-style-name="P2" draw:layer="TiM_F" svg:width="0.1cm" svg:height="0.1cm" svg:x="18.467cm" svg:y="22.174cm" svg:viewBox="0 0 101 101" svg:d="M101 50c0-9-1-17-6-25s-11-14-19-19-16-6-25-6c-10 0-18 1-26 6s-13 11-18 19-7 15-7 25c0 9 2 18 7 26s10 13 18 18 16 7 26 7c9 0 17-2 25-7s14-10 19-18 6-16 6-26z">
            <text:p/>
          </draw:path>
          <draw:path draw:style-name="gr2" draw:text-style-name="P2" draw:layer="TiM_F" svg:width="0.1cm" svg:height="0.1cm" svg:x="18.467cm" svg:y="21.92cm" svg:viewBox="0 0 101 101" svg:d="M101 50c0-9-1-17-6-25s-11-14-19-19-16-6-25-6c-10 0-18 1-26 6s-13 11-18 19-7 15-7 25c0 9 2 18 7 26s10 13 18 18 16 7 26 7c9 0 17-2 25-7s14-10 19-18 6-16 6-26z">
            <text:p/>
          </draw:path>
          <draw:path draw:style-name="gr2" draw:text-style-name="P2" draw:layer="TiM_F" svg:width="0.1cm" svg:height="0.1cm" svg:x="18.467cm" svg:y="21.666cm" svg:viewBox="0 0 101 101" svg:d="M101 50c0-9-1-17-6-25s-11-14-19-19-16-6-25-6c-10 0-18 1-26 6s-13 11-18 19-7 15-7 25c0 9 2 18 7 26s10 13 18 18 16 7 26 7c9 0 17-2 25-7s14-10 19-18 6-16 6-26z">
            <text:p/>
          </draw:path>
          <draw:path draw:style-name="gr2" draw:text-style-name="P2" draw:layer="TiM_F" svg:width="0.1cm" svg:height="0.1cm" svg:x="18.467cm" svg:y="20.65cm" svg:viewBox="0 0 101 101" svg:d="M101 50c0-9-1-17-6-25s-11-14-19-19-16-6-25-6c-10 0-18 1-26 6s-13 11-18 19-7 15-7 25c0 9 2 18 7 26s10 13 18 18 16 7 26 7c9 0 17-2 25-7s14-10 19-18 6-16 6-26z">
            <text:p/>
          </draw:path>
          <draw:path draw:style-name="gr2" draw:text-style-name="P2" draw:layer="TiM_F" svg:width="0.1cm" svg:height="0.1cm" svg:x="18.467cm" svg:y="20.396cm" svg:viewBox="0 0 101 101" svg:d="M101 50c0-9-1-17-6-25s-11-14-19-19-16-6-25-6c-10 0-18 1-26 6s-13 11-18 19-7 15-7 25c0 9 2 18 7 26s10 13 18 18 16 7 26 7c9 0 17-2 25-7s14-10 19-18 6-16 6-26z">
            <text:p/>
          </draw:path>
          <draw:path draw:style-name="gr2" draw:text-style-name="P2" draw:layer="TiM_F" svg:width="0.08cm" svg:height="0.08cm" svg:x="18.477cm" svg:y="16.596cm" svg:viewBox="0 0 81 81" svg:d="M81 41c0-8-1-14-5-21s-8-11-15-15-13-5-20-5c-8 0-14 1-21 5s-11 8-15 15-5 13-5 21c0 7 1 13 5 20s8 11 15 15 13 5 21 5c7 0 13-1 20-5s11-8 15-15 5-13 5-20z">
            <text:p/>
          </draw:path>
          <draw:path draw:style-name="gr2" draw:text-style-name="P2" draw:layer="TiM_F" svg:width="0.08cm" svg:height="0.08cm" svg:x="18.477cm" svg:y="16.85cm" svg:viewBox="0 0 81 81" svg:d="M81 41c0-8-1-14-5-21s-8-11-15-15-13-5-20-5c-8 0-14 1-21 5s-11 8-15 15-5 13-5 21c0 7 1 13 5 20s8 11 15 15 13 5 21 5c7 0 13-1 20-5s11-8 15-15 5-13 5-20z">
            <text:p/>
          </draw:path>
          <draw:path draw:style-name="gr2" draw:text-style-name="P2" draw:layer="TiM_F" svg:width="0.08cm" svg:height="0.08cm" svg:x="18.477cm" svg:y="24.216cm" svg:viewBox="0 0 81 81" svg:d="M81 40c0-7-2-13-5-20-4-7-8-11-15-15s-13-5-20-5c-8 0-14 1-21 5s-11 8-15 15-5 12-5 20c0 7 1 14 5 21s8 10 15 14c7 3 13 6 21 6 7 0 13-3 20-6 6-4 11-7 15-14s5-13 5-21z">
            <text:p/>
          </draw:path>
          <draw:path draw:style-name="gr2" draw:text-style-name="P2" draw:layer="TiM_F" svg:width="0.08cm" svg:height="0.08cm" svg:x="18.477cm" svg:y="24.47cm" svg:viewBox="0 0 81 81" svg:d="M81 40c0-7-2-13-5-20-4-7-8-11-15-15s-13-5-20-5c-8 0-14 1-21 5s-11 8-15 15-5 12-5 20c0 7 1 14 5 21s8 10 15 14c7 3 13 6 21 6 7 0 13-3 20-6 6-4 11-7 15-14s5-13 5-21z">
            <text:p/>
          </draw:path>
          <draw:path draw:style-name="gr2" draw:text-style-name="P2" draw:layer="TiM_F" svg:width="0.1cm" svg:height="0.1cm" svg:x="29.033cm" svg:y="27.025cm" svg:viewBox="0 0 101 101" svg:d="M101 51c0-10-1-18-6-26s-11-13-19-18-16-7-25-7c-10 0-18 2-26 7s-13 10-18 18-7 16-7 26c0 9 2 17 7 25s10 14 18 19 16 6 26 6c9 0 17-1 25-6s14-11 19-19 6-16 6-25z">
            <text:p/>
          </draw:path>
          <draw:path draw:style-name="gr2" draw:text-style-name="P2" draw:layer="TiM_F" svg:width="0.1cm" svg:height="0.1cm" svg:x="29.287cm" svg:y="27.025cm" svg:viewBox="0 0 101 101" svg:d="M101 51c0-10-1-18-6-26s-11-13-19-18-16-7-25-7c-10 0-18 2-26 7s-13 10-18 18-7 16-7 26c0 9 2 17 7 25s10 14 18 19 16 6 26 6c9 0 17-1 25-6s14-11 19-19 6-16 6-25z">
            <text:p/>
          </draw:path>
          <draw:path draw:style-name="gr2" draw:text-style-name="P2" draw:layer="TiM_F" svg:width="0.08cm" svg:height="0.08cm" svg:x="30.313cm" svg:y="27.035cm" svg:viewBox="0 0 81 81" svg:d="M81 41c0-8-1-14-5-21s-8-11-15-15-13-5-20-5c-8 0-14 1-21 5s-11 8-15 15-5 13-5 21c0 7 1 13 5 20s8 11 15 15 13 5 21 5c7 0 13-1 20-5s11-8 15-15 5-13 5-20z">
            <text:p/>
          </draw:path>
          <draw:path draw:style-name="gr2" draw:text-style-name="P2" draw:layer="TiM_F" svg:width="0.1cm" svg:height="0.1cm" svg:x="28.525cm" svg:y="27.025cm" svg:viewBox="0 0 101 101" svg:d="M101 51c0-10-1-18-6-26s-11-13-19-18-16-7-25-7c-10 0-18 2-26 7s-13 10-18 18-7 16-7 26c0 9 2 17 7 25s10 14 18 19 16 6 26 6c9 0 17-1 25-6s14-11 19-19 6-16 6-25z">
            <text:p/>
          </draw:path>
          <draw:path draw:style-name="gr2" draw:text-style-name="P2" draw:layer="TiM_F" svg:width="0.1cm" svg:height="0.1cm" svg:x="28.779cm" svg:y="27.025cm" svg:viewBox="0 0 101 101" svg:d="M101 51c0-10-1-18-6-26s-11-13-19-18-16-7-25-7c-10 0-18 2-26 7s-13 10-18 18-7 16-7 26c0 9 2 17 7 25s10 14 18 19 16 6 26 6c9 0 17-1 25-6s14-11 19-19 6-16 6-25z">
            <text:p/>
          </draw:path>
          <draw:path draw:style-name="gr1" draw:text-style-name="P1" draw:layer="TiM_F" svg:width="0.007cm" svg:height="0.024cm" svg:x="24.544cm" svg:y="27.076cm" svg:viewBox="0 0 8 25" svg:d="M0 25c1-2 2-3 3-5 4-7 5-13 5-20">
            <text:p/>
          </draw:path>
          <draw:line draw:style-name="gr1" draw:text-style-name="P1" draw:layer="TiM_F" svg:x1="24.544cm" svg:y1="27.101cm" svg:x2="24.544cm" svg:y2="27.106cm">
            <text:p/>
          </draw:line>
          <draw:path draw:style-name="gr1" draw:text-style-name="P1" draw:layer="TiM_F" svg:width="0.007cm" svg:height="0.024cm" svg:x="24.544cm" svg:y="27.051cm" svg:viewBox="0 0 8 25" svg:d="M8 25c0-8-1-14-5-21-1-1-2-3-3-4">
            <text:p/>
          </draw:path>
          <draw:line draw:style-name="gr1" draw:text-style-name="P1" draw:layer="TiM_F" svg:x1="24.544cm" svg:y1="27.042cm" svg:x2="24.544cm" svg:y2="27.051cm">
            <text:p/>
          </draw:line>
          <draw:path draw:style-name="gr1" draw:text-style-name="P1" draw:layer="TiM_F" svg:width="0.053cm" svg:height="0.009cm" svg:x="24.485cm" svg:y="27.106cm" svg:viewBox="0 0 54 10" svg:d="M0 0c2 2 4 3 6 5 7 4 13 5 21 5 7 0 14-1 20-5 2-2 4-3 7-5">
            <text:p/>
          </draw:path>
          <draw:line draw:style-name="gr1" draw:text-style-name="P1" draw:layer="TiM_F" svg:x1="24.535cm" svg:y1="27.042cm" svg:x2="24.544cm" svg:y2="27.042cm">
            <text:p/>
          </draw:line>
          <draw:path draw:style-name="gr1" draw:text-style-name="P1" draw:layer="TiM_F" svg:width="0.045cm" svg:height="0.006cm" svg:x="24.489cm" svg:y="27.035cm" svg:viewBox="0 0 46 7" svg:d="M46 7c-1-1-2-1-3-2-6-3-13-5-20-5-8 0-14 2-21 5-1 1-1 1-2 2">
            <text:p/>
          </draw:path>
          <draw:line draw:style-name="gr1" draw:text-style-name="P1" draw:layer="TiM_F" svg:x1="24.48cm" svg:y1="27.042cm" svg:x2="24.489cm" svg:y2="27.042cm">
            <text:p/>
          </draw:line>
          <draw:path draw:style-name="gr1" draw:text-style-name="P1" draw:layer="TiM_F" svg:width="0.008cm" svg:height="0.049cm" svg:x="24.471cm" svg:y="27.051cm" svg:viewBox="0 0 9 50" svg:d="M9 0c-2 1-2 3-3 4-4 7-6 13-6 21 0 7 2 13 6 20 1 2 1 3 3 5">
            <text:p/>
          </draw:path>
          <draw:path draw:style-name="gr2" draw:text-style-name="P2" draw:layer="TiM_F" svg:width="0.1cm" svg:height="0.1cm" svg:x="25.477cm" svg:y="27.025cm" svg:viewBox="0 0 101 101" svg:d="M101 51c0-10-1-18-6-26s-11-13-19-18-16-7-25-7c-10 0-18 2-26 7s-13 10-18 18-7 16-7 26c0 9 2 17 7 25s10 14 18 19 16 6 26 6c9 0 17-1 25-6s14-11 19-19 6-16 6-25z">
            <text:p/>
          </draw:path>
          <draw:path draw:style-name="gr2" draw:text-style-name="P2" draw:layer="TiM_F" svg:width="0.1cm" svg:height="0.1cm" svg:x="26.239cm" svg:y="27.025cm" svg:viewBox="0 0 101 101" svg:d="M101 51c0-10-1-18-6-26s-11-13-19-18-16-7-25-7c-10 0-18 2-26 7s-13 10-18 18-7 16-7 26c0 9 2 17 7 25s10 14 18 19 16 6 26 6c9 0 17-1 25-6s14-11 19-19 6-16 6-25z">
            <text:p/>
          </draw:path>
          <draw:path draw:style-name="gr2" draw:text-style-name="P2" draw:layer="TiM_F" svg:width="0.1cm" svg:height="0.1cm" svg:x="25.985cm" svg:y="27.025cm" svg:viewBox="0 0 101 101" svg:d="M101 51c0-10-1-18-6-26s-11-13-19-18-16-7-25-7c-10 0-18 2-26 7s-13 10-18 18-7 16-7 26c0 9 2 17 7 25s10 14 18 19 16 6 26 6c9 0 17-1 25-6s14-11 19-19 6-16 6-25z">
            <text:p/>
          </draw:path>
          <draw:path draw:style-name="gr2" draw:text-style-name="P2" draw:layer="TiM_F" svg:width="0.1cm" svg:height="0.1cm" svg:x="25.731cm" svg:y="27.025cm" svg:viewBox="0 0 101 101" svg:d="M101 51c0-10-1-18-6-26s-11-13-19-18-16-7-25-7c-10 0-18 2-26 7s-13 10-18 18-7 16-7 26c0 9 2 17 7 25s10 14 18 19 16 6 26 6c9 0 17-1 25-6s14-11 19-19 6-16 6-25z">
            <text:p/>
          </draw:path>
          <draw:path draw:style-name="gr1" draw:text-style-name="P1" draw:layer="TiM_F" svg:width="0.007cm" svg:height="0.024cm" svg:x="23.02cm" svg:y="27.076cm" svg:viewBox="0 0 8 25" svg:d="M0 25c1-2 2-3 3-5 4-7 5-13 5-20">
            <text:p/>
          </draw:path>
          <draw:line draw:style-name="gr1" draw:text-style-name="P1" draw:layer="TiM_F" svg:x1="23.02cm" svg:y1="27.101cm" svg:x2="23.02cm" svg:y2="27.106cm">
            <text:p/>
          </draw:line>
          <draw:path draw:style-name="gr1" draw:text-style-name="P1" draw:layer="TiM_F" svg:width="0.007cm" svg:height="0.024cm" svg:x="23.02cm" svg:y="27.051cm" svg:viewBox="0 0 8 25" svg:d="M8 25c0-8-1-14-5-21-1-1-2-3-3-4">
            <text:p/>
          </draw:path>
          <draw:line draw:style-name="gr1" draw:text-style-name="P1" draw:layer="TiM_F" svg:x1="23.02cm" svg:y1="27.042cm" svg:x2="23.02cm" svg:y2="27.051cm">
            <text:p/>
          </draw:line>
          <draw:path draw:style-name="gr1" draw:text-style-name="P1" draw:layer="TiM_F" svg:width="0.053cm" svg:height="0.009cm" svg:x="22.961cm" svg:y="27.106cm" svg:viewBox="0 0 54 10" svg:d="M0 0c2 2 4 3 6 5 7 4 13 5 21 5 7 0 14-1 20-5 3-2 5-3 7-5">
            <text:p/>
          </draw:path>
          <draw:line draw:style-name="gr1" draw:text-style-name="P1" draw:layer="TiM_F" svg:x1="23.011cm" svg:y1="27.042cm" svg:x2="23.02cm" svg:y2="27.042cm">
            <text:p/>
          </draw:line>
          <draw:path draw:style-name="gr1" draw:text-style-name="P1" draw:layer="TiM_F" svg:width="0.045cm" svg:height="0.006cm" svg:x="22.965cm" svg:y="27.035cm" svg:viewBox="0 0 46 7" svg:d="M46 7c-1-1-2-1-3-2-6-3-13-5-20-5-8 0-14 2-21 5-1 1-1 1-2 2">
            <text:p/>
          </draw:path>
          <draw:line draw:style-name="gr1" draw:text-style-name="P1" draw:layer="TiM_F" svg:x1="22.956cm" svg:y1="27.106cm" svg:x2="22.956cm" svg:y2="27.101cm">
            <text:p/>
          </draw:line>
          <draw:line draw:style-name="gr1" draw:text-style-name="P1" draw:layer="TiM_F" svg:x1="22.956cm" svg:y1="27.042cm" svg:x2="22.965cm" svg:y2="27.042cm">
            <text:p/>
          </draw:line>
          <draw:path draw:style-name="gr1" draw:text-style-name="P1" draw:layer="TiM_F" svg:width="0.008cm" svg:height="0.049cm" svg:x="22.947cm" svg:y="27.051cm" svg:viewBox="0 0 9 50" svg:d="M9 0c-1 1-2 3-3 4-4 7-6 13-6 21 0 7 2 13 6 20 1 2 2 3 3 5">
            <text:p/>
          </draw:path>
          <draw:line draw:style-name="gr1" draw:text-style-name="P1" draw:layer="TiM_F" svg:x1="22.956cm" svg:y1="27.051cm" svg:x2="22.956cm" svg:y2="27.042cm">
            <text:p/>
          </draw:line>
          <draw:path draw:style-name="gr1" draw:text-style-name="P1" draw:layer="TiM_F" svg:width="0.007cm" svg:height="0.024cm" svg:x="24.29cm" svg:y="27.076cm" svg:viewBox="0 0 8 25" svg:d="M0 25c1-2 2-3 3-5 4-7 5-13 5-20">
            <text:p/>
          </draw:path>
          <draw:line draw:style-name="gr1" draw:text-style-name="P1" draw:layer="TiM_F" svg:x1="24.29cm" svg:y1="27.101cm" svg:x2="24.29cm" svg:y2="27.106cm">
            <text:p/>
          </draw:line>
          <draw:path draw:style-name="gr1" draw:text-style-name="P1" draw:layer="TiM_F" svg:width="0.007cm" svg:height="0.024cm" svg:x="24.29cm" svg:y="27.051cm" svg:viewBox="0 0 8 25" svg:d="M8 25c0-8-1-14-5-21-1-1-2-3-3-4">
            <text:p/>
          </draw:path>
          <draw:line draw:style-name="gr1" draw:text-style-name="P1" draw:layer="TiM_F" svg:x1="24.29cm" svg:y1="27.042cm" svg:x2="24.29cm" svg:y2="27.051cm">
            <text:p/>
          </draw:line>
          <draw:path draw:style-name="gr1" draw:text-style-name="P1" draw:layer="TiM_F" svg:width="0.053cm" svg:height="0.009cm" svg:x="24.231cm" svg:y="27.106cm" svg:viewBox="0 0 54 10" svg:d="M0 0c2 2 4 3 6 5 7 4 13 5 21 5 7 0 14-1 20-5 3-2 4-3 7-5">
            <text:p/>
          </draw:path>
          <draw:line draw:style-name="gr1" draw:text-style-name="P1" draw:layer="TiM_F" svg:x1="24.281cm" svg:y1="27.042cm" svg:x2="24.29cm" svg:y2="27.042cm">
            <text:p/>
          </draw:line>
          <draw:path draw:style-name="gr1" draw:text-style-name="P1" draw:layer="TiM_F" svg:width="0.045cm" svg:height="0.006cm" svg:x="24.235cm" svg:y="27.035cm" svg:viewBox="0 0 46 7" svg:d="M46 7c-1-1-2-1-3-2-6-3-13-5-20-5-8 0-14 2-21 5-1 1-1 1-2 2">
            <text:p/>
          </draw:path>
          <draw:line draw:style-name="gr1" draw:text-style-name="P1" draw:layer="TiM_F" svg:x1="24.226cm" svg:y1="27.042cm" svg:x2="24.235cm" svg:y2="27.042cm">
            <text:p/>
          </draw:line>
          <draw:path draw:style-name="gr1" draw:text-style-name="P1" draw:layer="TiM_F" svg:width="0.008cm" svg:height="0.049cm" svg:x="24.217cm" svg:y="27.051cm" svg:viewBox="0 0 9 50" svg:d="M9 0c-2 1-2 3-3 4-4 7-6 13-6 21 0 7 2 13 6 20 1 2 1 3 3 5">
            <text:p/>
          </draw:path>
          <draw:path draw:style-name="gr1" draw:text-style-name="P1" draw:layer="TiM_F" svg:width="0.008cm" svg:height="0.024cm" svg:x="38.004cm" svg:y="27.076cm" svg:viewBox="0 0 9 25" svg:d="M0 25c1-2 2-3 3-5 4-7 6-13 6-20">
            <text:p/>
          </draw:path>
          <draw:line draw:style-name="gr1" draw:text-style-name="P1" draw:layer="TiM_F" svg:x1="38.004cm" svg:y1="27.101cm" svg:x2="38.004cm" svg:y2="27.106cm">
            <text:p/>
          </draw:line>
          <draw:path draw:style-name="gr1" draw:text-style-name="P1" draw:layer="TiM_F" svg:width="0.008cm" svg:height="0.024cm" svg:x="38.004cm" svg:y="27.051cm" svg:viewBox="0 0 9 25" svg:d="M9 25c0-8-2-14-6-21-1-1-2-3-3-4">
            <text:p/>
          </draw:path>
          <draw:line draw:style-name="gr1" draw:text-style-name="P1" draw:layer="TiM_F" svg:x1="38.004cm" svg:y1="27.042cm" svg:x2="38.004cm" svg:y2="27.051cm">
            <text:p/>
          </draw:line>
          <draw:path draw:style-name="gr1" draw:text-style-name="P1" draw:layer="TiM_F" svg:width="0.053cm" svg:height="0.009cm" svg:x="37.945cm" svg:y="27.106cm" svg:viewBox="0 0 54 10" svg:d="M0 0c2 2 4 3 7 5 6 4 12 5 20 5 7 0 14-1 21-5 2-2 4-3 6-5">
            <text:p/>
          </draw:path>
          <draw:line draw:style-name="gr1" draw:text-style-name="P1" draw:layer="TiM_F" svg:x1="37.995cm" svg:y1="27.042cm" svg:x2="38.004cm" svg:y2="27.042cm">
            <text:p/>
          </draw:line>
          <draw:path draw:style-name="gr1" draw:text-style-name="P1" draw:layer="TiM_F" svg:width="0.045cm" svg:height="0.006cm" svg:x="37.949cm" svg:y="27.035cm" svg:viewBox="0 0 46 7" svg:d="M46 7c-1-1-1-1-2-2-7-3-14-5-21-5-8 0-14 2-20 5-1 1-2 1-3 2">
            <text:p/>
          </draw:path>
          <draw:line draw:style-name="gr1" draw:text-style-name="P1" draw:layer="TiM_F" svg:x1="37.94cm" svg:y1="27.106cm" svg:x2="37.94cm" svg:y2="27.101cm">
            <text:p/>
          </draw:line>
          <draw:line draw:style-name="gr1" draw:text-style-name="P1" draw:layer="TiM_F" svg:x1="37.94cm" svg:y1="27.042cm" svg:x2="37.949cm" svg:y2="27.042cm">
            <text:p/>
          </draw:line>
          <draw:path draw:style-name="gr1" draw:text-style-name="P1" draw:layer="TiM_F" svg:width="0.007cm" svg:height="0.049cm" svg:x="37.932cm" svg:y="27.051cm" svg:viewBox="0 0 8 50" svg:d="M8 0c-1 1-2 3-3 4-4 7-5 13-5 21 0 7 1 13 5 20 1 2 2 3 3 5">
            <text:p/>
          </draw:path>
          <draw:line draw:style-name="gr1" draw:text-style-name="P1" draw:layer="TiM_F" svg:x1="37.94cm" svg:y1="27.051cm" svg:x2="37.94cm" svg:y2="27.042cm">
            <text:p/>
          </draw:line>
          <draw:path draw:style-name="gr2" draw:text-style-name="P2" draw:layer="TiM_F" svg:width="0.08cm" svg:height="0.08cm" svg:x="30.566cm" svg:y="27.035cm" svg:viewBox="0 0 81 81" svg:d="M81 41c0-8-1-14-5-21s-8-11-15-15-14-5-21-5c-8 0-13 1-20 5s-11 8-15 15-5 13-5 21c0 7 1 13 5 20s8 11 15 15 13 5 20 5c8 0 14-1 21-5s11-8 15-15 5-13 5-20z">
            <text:p/>
          </draw:path>
          <draw:path draw:style-name="gr1" draw:text-style-name="P1" draw:layer="TiM_F" svg:width="0.007cm" svg:height="0.024cm" svg:x="22.766cm" svg:y="27.076cm" svg:viewBox="0 0 8 25" svg:d="M0 25c1-2 2-3 3-5 4-7 5-13 5-20">
            <text:p/>
          </draw:path>
          <draw:line draw:style-name="gr1" draw:text-style-name="P1" draw:layer="TiM_F" svg:x1="22.766cm" svg:y1="27.101cm" svg:x2="22.766cm" svg:y2="27.106cm">
            <text:p/>
          </draw:line>
          <draw:path draw:style-name="gr1" draw:text-style-name="P1" draw:layer="TiM_F" svg:width="0.007cm" svg:height="0.024cm" svg:x="22.766cm" svg:y="27.051cm" svg:viewBox="0 0 8 25" svg:d="M8 25c0-8-1-14-5-21-1-1-2-3-3-4">
            <text:p/>
          </draw:path>
          <draw:line draw:style-name="gr1" draw:text-style-name="P1" draw:layer="TiM_F" svg:x1="22.766cm" svg:y1="27.042cm" svg:x2="22.766cm" svg:y2="27.051cm">
            <text:p/>
          </draw:line>
          <draw:path draw:style-name="gr1" draw:text-style-name="P1" draw:layer="TiM_F" svg:width="0.053cm" svg:height="0.009cm" svg:x="22.707cm" svg:y="27.106cm" svg:viewBox="0 0 54 10" svg:d="M0 0c2 2 4 3 6 5 7 4 13 5 21 5 7 0 14-1 20-5 3-2 5-3 7-5">
            <text:p/>
          </draw:path>
          <draw:line draw:style-name="gr1" draw:text-style-name="P1" draw:layer="TiM_F" svg:x1="22.757cm" svg:y1="27.042cm" svg:x2="22.766cm" svg:y2="27.042cm">
            <text:p/>
          </draw:line>
          <draw:path draw:style-name="gr1" draw:text-style-name="P1" draw:layer="TiM_F" svg:width="0.045cm" svg:height="0.006cm" svg:x="22.711cm" svg:y="27.035cm" svg:viewBox="0 0 46 7" svg:d="M46 7c-1-1-2-1-3-2-6-3-13-5-20-5-8 0-14 2-21 5-1 1-1 1-2 2">
            <text:p/>
          </draw:path>
          <draw:line draw:style-name="gr1" draw:text-style-name="P1" draw:layer="TiM_F" svg:x1="22.702cm" svg:y1="27.106cm" svg:x2="22.702cm" svg:y2="27.101cm">
            <text:p/>
          </draw:line>
          <draw:line draw:style-name="gr1" draw:text-style-name="P1" draw:layer="TiM_F" svg:x1="22.702cm" svg:y1="27.042cm" svg:x2="22.711cm" svg:y2="27.042cm">
            <text:p/>
          </draw:line>
          <draw:path draw:style-name="gr1" draw:text-style-name="P1" draw:layer="TiM_F" svg:width="0.008cm" svg:height="0.049cm" svg:x="22.693cm" svg:y="27.051cm" svg:viewBox="0 0 9 50" svg:d="M9 0c-1 1-2 3-3 4-4 7-6 13-6 21 0 7 2 13 6 20 1 2 2 3 3 5">
            <text:p/>
          </draw:path>
          <draw:line draw:style-name="gr1" draw:text-style-name="P1" draw:layer="TiM_F" svg:x1="22.702cm" svg:y1="27.051cm" svg:x2="22.702cm" svg:y2="27.042cm">
            <text:p/>
          </draw:line>
          <draw:path draw:style-name="gr1" draw:text-style-name="P1" draw:layer="TiM_F" svg:width="0.008cm" svg:height="0.024cm" svg:x="38.258cm" svg:y="27.076cm" svg:viewBox="0 0 9 25" svg:d="M0 25c1-2 2-3 3-5 4-7 6-13 6-20">
            <text:p/>
          </draw:path>
          <draw:line draw:style-name="gr1" draw:text-style-name="P1" draw:layer="TiM_F" svg:x1="38.258cm" svg:y1="27.101cm" svg:x2="38.258cm" svg:y2="27.106cm">
            <text:p/>
          </draw:line>
          <draw:path draw:style-name="gr1" draw:text-style-name="P1" draw:layer="TiM_F" svg:width="0.008cm" svg:height="0.024cm" svg:x="38.258cm" svg:y="27.051cm" svg:viewBox="0 0 9 25" svg:d="M9 25c0-8-2-14-6-21-1-1-2-3-3-4">
            <text:p/>
          </draw:path>
          <draw:line draw:style-name="gr1" draw:text-style-name="P1" draw:layer="TiM_F" svg:x1="38.258cm" svg:y1="27.042cm" svg:x2="38.258cm" svg:y2="27.051cm">
            <text:p/>
          </draw:line>
          <draw:path draw:style-name="gr1" draw:text-style-name="P1" draw:layer="TiM_F" svg:width="0.053cm" svg:height="0.009cm" svg:x="38.199cm" svg:y="27.106cm" svg:viewBox="0 0 54 10" svg:d="M0 0c2 2 4 3 7 5 6 4 12 5 20 5 7 0 14-1 21-5 2-2 4-3 6-5">
            <text:p/>
          </draw:path>
          <draw:line draw:style-name="gr1" draw:text-style-name="P1" draw:layer="TiM_F" svg:x1="38.249cm" svg:y1="27.042cm" svg:x2="38.258cm" svg:y2="27.042cm">
            <text:p/>
          </draw:line>
          <draw:path draw:style-name="gr1" draw:text-style-name="P1" draw:layer="TiM_F" svg:width="0.045cm" svg:height="0.006cm" svg:x="38.203cm" svg:y="27.035cm" svg:viewBox="0 0 46 7" svg:d="M46 7c-1-1-1-1-2-2-7-3-14-5-21-5-8 0-14 2-20 5-1 1-2 1-3 2">
            <text:p/>
          </draw:path>
          <draw:line draw:style-name="gr1" draw:text-style-name="P1" draw:layer="TiM_F" svg:x1="38.194cm" svg:y1="27.042cm" svg:x2="38.203cm" svg:y2="27.042cm">
            <text:p/>
          </draw:line>
          <draw:path draw:style-name="gr1" draw:text-style-name="P1" draw:layer="TiM_F" svg:width="0.007cm" svg:height="0.049cm" svg:x="38.186cm" svg:y="27.051cm" svg:viewBox="0 0 8 50" svg:d="M8 0c-1 1-2 3-3 4-4 7-5 13-5 21 0 7 1 13 5 20 1 2 2 3 3 5">
            <text:p/>
          </draw:path>
          <draw:path draw:style-name="gr2" draw:text-style-name="P2" draw:layer="TiM_F" svg:width="0.08cm" svg:height="0.08cm" svg:x="42.275cm" svg:y="24.47cm" svg:viewBox="0 0 81 81" svg:d="M81 40c0-7-2-13-5-20-4-7-8-11-15-15s-14-5-21-5c-8 0-13 1-20 5s-11 8-15 15-5 12-5 20c0 7 1 14 5 21s8 10 15 14c7 3 13 6 20 6 8 0 14-3 21-6 6-4 11-7 15-14s5-13 5-21z">
            <text:p/>
          </draw:path>
          <draw:path draw:style-name="gr2" draw:text-style-name="P2" draw:layer="TiM_F" svg:width="0.08cm" svg:height="0.08cm" svg:x="42.275cm" svg:y="24.216cm" svg:viewBox="0 0 81 81" svg:d="M81 40c0-7-2-13-5-20-4-7-8-11-15-15s-14-5-21-5c-8 0-13 1-20 5s-11 8-15 15-5 12-5 20c0 7 1 14 5 21s8 10 15 14c7 3 13 6 20 6 8 0 14-3 21-6 6-4 11-7 15-14s5-13 5-21z">
            <text:p/>
          </draw:path>
          <draw:path draw:style-name="gr2" draw:text-style-name="P2" draw:layer="TiM_F" svg:width="0.08cm" svg:height="0.08cm" svg:x="42.275cm" svg:y="16.596cm" svg:viewBox="0 0 81 81" svg:d="M81 41c0-8-1-14-5-21s-8-11-15-15-14-5-21-5c-8 0-13 1-20 5s-11 8-15 15-5 13-5 21c0 7 1 13 5 20s8 11 15 15 13 5 20 5c8 0 14-1 21-5s11-8 15-15 5-13 5-20z">
            <text:p/>
          </draw:path>
          <draw:path draw:style-name="gr2" draw:text-style-name="P2" draw:layer="TiM_F" svg:width="0.08cm" svg:height="0.08cm" svg:x="42.275cm" svg:y="16.85cm" svg:viewBox="0 0 81 81" svg:d="M81 41c0-8-1-14-5-21s-8-11-15-15-14-5-21-5c-8 0-13 1-20 5s-11 8-15 15-5 13-5 21c0 7 1 13 5 20s8 11 15 15 13 5 20 5c8 0 14-1 21-5s11-8 15-15 5-13 5-20z">
            <text:p/>
          </draw:path>
          <draw:polyline draw:style-name="gr1" draw:text-style-name="P1" draw:layer="TiM_F" svg:width="0cm" svg:height="0.019cm" svg:x="28.245cm" svg:y="4.058cm" svg:viewBox="0 0 0 20" draw:points="0,0 0,3 0,5 0,7 0,9 0,11 0,13 0,15 0,16 0,17 0,18 0,19 0,20 0,20 0,20">
            <text:p/>
          </draw:polyline>
          <draw:line draw:style-name="gr1" draw:text-style-name="P1" draw:layer="TiM_F" svg:x1="27.947cm" svg:y1="4.058cm" svg:x2="28.442cm" svg:y2="4.058cm">
            <text:p/>
          </draw:line>
          <draw:line draw:style-name="gr1" draw:text-style-name="P1" draw:layer="TiM_F" svg:x1="28.145cm" svg:y1="4.078cm" svg:x2="28.245cm" svg:y2="4.078cm">
            <text:p/>
          </draw:line>
          <draw:polyline draw:style-name="gr1" draw:text-style-name="P1" draw:layer="TiM_F" svg:width="0cm" svg:height="0.019cm" svg:x="28.31cm" svg:y="4.058cm" svg:viewBox="0 0 0 20" draw:points="0,0 0,3 0,5 0,7 0,9 0,11 0,13 0,15 0,16 0,17 0,18 0,19 0,20 0,20 0,20">
            <text:p/>
          </draw:polyline>
          <draw:polyline draw:style-name="gr1" draw:text-style-name="P1" draw:layer="TiM_F" svg:width="0cm" svg:height="0.019cm" svg:x="28.145cm" svg:y="4.058cm" svg:viewBox="0 0 0 20" draw:points="0,0 0,3 0,5 0,7 0,9 0,11 0,13 0,15 0,16 0,17 0,18 0,19 0,20 0,20 0,20">
            <text:p/>
          </draw:polyline>
          <draw:line draw:style-name="gr1" draw:text-style-name="P1" draw:layer="TiM_F" svg:x1="28.31cm" svg:y1="4.078cm" svg:x2="28.4cm" svg:y2="4.078cm">
            <text:p/>
          </draw:line>
          <draw:polyline draw:style-name="gr1" draw:text-style-name="P1" draw:layer="TiM_F" svg:width="0cm" svg:height="0.019cm" svg:x="28.4cm" svg:y="4.058cm" svg:viewBox="0 0 0 20" draw:points="0,20 0,20 0,20 0,19 0,18 0,17 0,16 0,15 0,13 0,11 0,9 0,7 0,5 0,3 0,0">
            <text:p/>
          </draw:polyline>
          <draw:polyline draw:style-name="gr1" draw:text-style-name="P1" draw:layer="TiM_F" svg:width="0cm" svg:height="0.019cm" svg:x="28.08cm" svg:y="4.058cm" svg:viewBox="0 0 0 20" draw:points="0,0 0,3 0,5 0,7 0,9 0,11 0,13 0,15 0,16 0,17 0,18 0,19 0,20 0,20 0,20">
            <text:p/>
          </draw:polyline>
          <draw:line draw:style-name="gr1" draw:text-style-name="P1" draw:layer="TiM_F" svg:x1="28.08cm" svg:y1="4.078cm" svg:x2="27.99cm" svg:y2="4.078cm">
            <text:p/>
          </draw:line>
          <draw:line draw:style-name="gr1" draw:text-style-name="P1" draw:layer="TiM_F" svg:x1="28.442cm" svg:y1="3.638cm" svg:x2="28.442cm" svg:y2="3.563cm">
            <text:p/>
          </draw:line>
          <draw:line draw:style-name="gr1" draw:text-style-name="P1" draw:layer="TiM_F" svg:x1="28.442cm" svg:y1="4.058cm" svg:x2="28.442cm" svg:y2="3.638cm">
            <text:p/>
          </draw:line>
          <draw:polyline draw:style-name="gr1" draw:text-style-name="P1" draw:layer="TiM_F" svg:width="0cm" svg:height="0.019cm" svg:x="27.99cm" svg:y="4.058cm" svg:viewBox="0 0 0 20" draw:points="0,20 0,20 0,20 0,19 0,18 0,17 0,16 0,15 0,13 0,11 0,9 0,7 0,5 0,3 0,0">
            <text:p/>
          </draw:polyline>
          <draw:line draw:style-name="gr1" draw:text-style-name="P1" draw:layer="TiM_F" svg:x1="28.442cm" svg:y1="3.563cm" svg:x2="28.367cm" svg:y2="3.563cm">
            <text:p/>
          </draw:line>
          <draw:line draw:style-name="gr1" draw:text-style-name="P1" draw:layer="TiM_F" svg:x1="28.367cm" svg:y1="3.563cm" svg:x2="27.947cm" svg:y2="3.563cm">
            <text:p/>
          </draw:line>
          <draw:polyline draw:style-name="gr1" draw:text-style-name="P1" draw:layer="TiM_F" svg:width="0cm" svg:height="0.019cm" svg:x="28.4cm" svg:y="3.543cm" svg:viewBox="0 0 0 20" draw:points="0,0 0,1 0,1 0,2 0,2 0,3 0,5 0,6 0,8 0,10 0,12 0,14 0,16 0,18 0,20">
            <text:p/>
          </draw:polyline>
          <draw:line draw:style-name="gr1" draw:text-style-name="P1" draw:layer="TiM_F" svg:x1="27.947cm" svg:y1="3.563cm" svg:x2="27.947cm" svg:y2="4.058cm">
            <text:p/>
          </draw:line>
          <draw:line draw:style-name="gr1" draw:text-style-name="P1" draw:layer="TiM_F" svg:x1="28.31cm" svg:y1="3.543cm" svg:x2="28.4cm" svg:y2="3.543cm">
            <text:p/>
          </draw:line>
          <draw:polyline draw:style-name="gr1" draw:text-style-name="P1" draw:layer="TiM_F" svg:width="0cm" svg:height="0.019cm" svg:x="28.31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27.99cm" svg:y="3.543cm" svg:viewBox="0 0 0 20" draw:points="0,0 0,1 0,1 0,2 0,2 0,3 0,5 0,6 0,8 0,10 0,12 0,14 0,16 0,18 0,20">
            <text:p/>
          </draw:polyline>
          <draw:line draw:style-name="gr1" draw:text-style-name="P1" draw:layer="TiM_F" svg:x1="28.08cm" svg:y1="3.543cm" svg:x2="27.99cm" svg:y2="3.543cm">
            <text:p/>
          </draw:line>
          <draw:polyline draw:style-name="gr1" draw:text-style-name="P1" draw:layer="TiM_F" svg:width="0cm" svg:height="0.019cm" svg:x="28.245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28.08cm" svg:y="3.543cm" svg:viewBox="0 0 0 20" draw:points="0,20 0,18 0,16 0,14 0,12 0,10 0,8 0,6 0,5 0,3 0,2 0,2 0,1 0,1 0,0">
            <text:p/>
          </draw:polyline>
          <draw:line draw:style-name="gr1" draw:text-style-name="P1" draw:layer="TiM_F" svg:x1="28.145cm" svg:y1="3.543cm" svg:x2="28.245cm" svg:y2="3.543cm">
            <text:p/>
          </draw:line>
          <draw:polyline draw:style-name="gr1" draw:text-style-name="P1" draw:layer="TiM_F" svg:width="0cm" svg:height="0.019cm" svg:x="28.145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26.721cm" svg:y="4.058cm" svg:viewBox="0 0 0 20" draw:points="0,0 0,3 0,5 0,7 0,9 0,11 0,13 0,15 0,16 0,17 0,18 0,19 0,20 0,20 0,20">
            <text:p/>
          </draw:polyline>
          <draw:line draw:style-name="gr1" draw:text-style-name="P1" draw:layer="TiM_F" svg:x1="26.423cm" svg:y1="4.058cm" svg:x2="26.918cm" svg:y2="4.058cm">
            <text:p/>
          </draw:line>
          <draw:line draw:style-name="gr1" draw:text-style-name="P1" draw:layer="TiM_F" svg:x1="26.621cm" svg:y1="4.078cm" svg:x2="26.721cm" svg:y2="4.078cm">
            <text:p/>
          </draw:line>
          <draw:polyline draw:style-name="gr1" draw:text-style-name="P1" draw:layer="TiM_F" svg:width="0cm" svg:height="0.019cm" svg:x="26.786cm" svg:y="4.058cm" svg:viewBox="0 0 0 20" draw:points="0,0 0,3 0,5 0,7 0,9 0,11 0,13 0,15 0,16 0,17 0,18 0,19 0,20 0,20 0,20">
            <text:p/>
          </draw:polyline>
          <draw:polyline draw:style-name="gr1" draw:text-style-name="P1" draw:layer="TiM_F" svg:width="0cm" svg:height="0.019cm" svg:x="26.621cm" svg:y="4.058cm" svg:viewBox="0 0 0 20" draw:points="0,0 0,3 0,5 0,7 0,9 0,11 0,13 0,15 0,16 0,17 0,18 0,19 0,20 0,20 0,20">
            <text:p/>
          </draw:polyline>
          <draw:line draw:style-name="gr1" draw:text-style-name="P1" draw:layer="TiM_F" svg:x1="26.786cm" svg:y1="4.078cm" svg:x2="26.876cm" svg:y2="4.078cm">
            <text:p/>
          </draw:line>
          <draw:polyline draw:style-name="gr1" draw:text-style-name="P1" draw:layer="TiM_F" svg:width="0cm" svg:height="0.019cm" svg:x="26.876cm" svg:y="4.058cm" svg:viewBox="0 0 0 20" draw:points="0,20 0,20 0,20 0,19 0,18 0,17 0,16 0,15 0,13 0,11 0,9 0,7 0,5 0,3 0,0">
            <text:p/>
          </draw:polyline>
          <draw:polyline draw:style-name="gr1" draw:text-style-name="P1" draw:layer="TiM_F" svg:width="0cm" svg:height="0.019cm" svg:x="26.556cm" svg:y="4.058cm" svg:viewBox="0 0 0 20" draw:points="0,0 0,3 0,5 0,7 0,9 0,11 0,13 0,15 0,16 0,17 0,18 0,19 0,20 0,20 0,20">
            <text:p/>
          </draw:polyline>
          <draw:line draw:style-name="gr1" draw:text-style-name="P1" draw:layer="TiM_F" svg:x1="26.556cm" svg:y1="4.078cm" svg:x2="26.466cm" svg:y2="4.078cm">
            <text:p/>
          </draw:line>
          <draw:line draw:style-name="gr1" draw:text-style-name="P1" draw:layer="TiM_F" svg:x1="26.918cm" svg:y1="3.638cm" svg:x2="26.918cm" svg:y2="3.563cm">
            <text:p/>
          </draw:line>
          <draw:line draw:style-name="gr1" draw:text-style-name="P1" draw:layer="TiM_F" svg:x1="26.918cm" svg:y1="4.058cm" svg:x2="26.918cm" svg:y2="3.638cm">
            <text:p/>
          </draw:line>
          <draw:polyline draw:style-name="gr1" draw:text-style-name="P1" draw:layer="TiM_F" svg:width="0cm" svg:height="0.019cm" svg:x="26.466cm" svg:y="4.058cm" svg:viewBox="0 0 0 20" draw:points="0,20 0,20 0,20 0,19 0,18 0,17 0,16 0,15 0,13 0,11 0,9 0,7 0,5 0,3 0,0">
            <text:p/>
          </draw:polyline>
          <draw:line draw:style-name="gr1" draw:text-style-name="P1" draw:layer="TiM_F" svg:x1="26.918cm" svg:y1="3.563cm" svg:x2="26.843cm" svg:y2="3.563cm">
            <text:p/>
          </draw:line>
          <draw:line draw:style-name="gr1" draw:text-style-name="P1" draw:layer="TiM_F" svg:x1="26.843cm" svg:y1="3.563cm" svg:x2="26.423cm" svg:y2="3.563cm">
            <text:p/>
          </draw:line>
          <draw:polyline draw:style-name="gr1" draw:text-style-name="P1" draw:layer="TiM_F" svg:width="0cm" svg:height="0.019cm" svg:x="26.876cm" svg:y="3.543cm" svg:viewBox="0 0 0 20" draw:points="0,0 0,1 0,1 0,2 0,2 0,3 0,5 0,6 0,8 0,10 0,12 0,14 0,16 0,18 0,20">
            <text:p/>
          </draw:polyline>
          <draw:line draw:style-name="gr1" draw:text-style-name="P1" draw:layer="TiM_F" svg:x1="26.423cm" svg:y1="3.563cm" svg:x2="26.423cm" svg:y2="4.058cm">
            <text:p/>
          </draw:line>
          <draw:line draw:style-name="gr1" draw:text-style-name="P1" draw:layer="TiM_F" svg:x1="26.786cm" svg:y1="3.543cm" svg:x2="26.876cm" svg:y2="3.543cm">
            <text:p/>
          </draw:line>
          <draw:polyline draw:style-name="gr1" draw:text-style-name="P1" draw:layer="TiM_F" svg:width="0cm" svg:height="0.019cm" svg:x="26.786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26.466cm" svg:y="3.543cm" svg:viewBox="0 0 0 20" draw:points="0,0 0,1 0,1 0,2 0,2 0,3 0,5 0,6 0,8 0,10 0,12 0,14 0,16 0,18 0,20">
            <text:p/>
          </draw:polyline>
          <draw:line draw:style-name="gr1" draw:text-style-name="P1" draw:layer="TiM_F" svg:x1="26.556cm" svg:y1="3.543cm" svg:x2="26.466cm" svg:y2="3.543cm">
            <text:p/>
          </draw:line>
          <draw:polyline draw:style-name="gr1" draw:text-style-name="P1" draw:layer="TiM_F" svg:width="0cm" svg:height="0.019cm" svg:x="26.721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26.556cm" svg:y="3.543cm" svg:viewBox="0 0 0 20" draw:points="0,20 0,18 0,16 0,14 0,12 0,10 0,8 0,6 0,5 0,3 0,2 0,2 0,1 0,1 0,0">
            <text:p/>
          </draw:polyline>
          <draw:line draw:style-name="gr1" draw:text-style-name="P1" draw:layer="TiM_F" svg:x1="26.621cm" svg:y1="3.543cm" svg:x2="26.721cm" svg:y2="3.543cm">
            <text:p/>
          </draw:line>
          <draw:polyline draw:style-name="gr1" draw:text-style-name="P1" draw:layer="TiM_F" svg:width="0cm" svg:height="0.019cm" svg:x="26.621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26.721cm" svg:y="10.154cm" svg:viewBox="0 0 0 20" draw:points="0,0 0,2 0,5 0,7 0,9 0,11 0,13 0,14 0,16 0,17 0,18 0,19 0,20 0,20 0,20">
            <text:p/>
          </draw:polyline>
          <draw:line draw:style-name="gr1" draw:text-style-name="P1" draw:layer="TiM_F" svg:x1="26.423cm" svg:y1="10.154cm" svg:x2="26.918cm" svg:y2="10.154cm">
            <text:p/>
          </draw:line>
          <draw:line draw:style-name="gr1" draw:text-style-name="P1" draw:layer="TiM_F" svg:x1="26.621cm" svg:y1="10.174cm" svg:x2="26.721cm" svg:y2="10.174cm">
            <text:p/>
          </draw:line>
          <draw:polyline draw:style-name="gr1" draw:text-style-name="P1" draw:layer="TiM_F" svg:width="0cm" svg:height="0.019cm" svg:x="26.786cm" svg:y="10.154cm" svg:viewBox="0 0 0 20" draw:points="0,0 0,2 0,5 0,7 0,9 0,11 0,13 0,14 0,16 0,17 0,18 0,19 0,20 0,20 0,20">
            <text:p/>
          </draw:polyline>
          <draw:polyline draw:style-name="gr1" draw:text-style-name="P1" draw:layer="TiM_F" svg:width="0cm" svg:height="0.019cm" svg:x="26.621cm" svg:y="10.154cm" svg:viewBox="0 0 0 20" draw:points="0,0 0,2 0,5 0,7 0,9 0,11 0,13 0,14 0,16 0,17 0,18 0,19 0,20 0,20 0,20">
            <text:p/>
          </draw:polyline>
          <draw:line draw:style-name="gr1" draw:text-style-name="P1" draw:layer="TiM_F" svg:x1="26.786cm" svg:y1="10.174cm" svg:x2="26.876cm" svg:y2="10.174cm">
            <text:p/>
          </draw:line>
          <draw:polyline draw:style-name="gr1" draw:text-style-name="P1" draw:layer="TiM_F" svg:width="0cm" svg:height="0.019cm" svg:x="26.876cm" svg:y="10.154cm" svg:viewBox="0 0 0 20" draw:points="0,20 0,20 0,20 0,19 0,18 0,17 0,16 0,14 0,13 0,11 0,9 0,7 0,5 0,2 0,0">
            <text:p/>
          </draw:polyline>
          <draw:polyline draw:style-name="gr1" draw:text-style-name="P1" draw:layer="TiM_F" svg:width="0cm" svg:height="0.019cm" svg:x="26.556cm" svg:y="10.154cm" svg:viewBox="0 0 0 20" draw:points="0,0 0,2 0,5 0,7 0,9 0,11 0,13 0,14 0,16 0,17 0,18 0,19 0,20 0,20 0,20">
            <text:p/>
          </draw:polyline>
          <draw:line draw:style-name="gr1" draw:text-style-name="P1" draw:layer="TiM_F" svg:x1="26.556cm" svg:y1="10.174cm" svg:x2="26.466cm" svg:y2="10.174cm">
            <text:p/>
          </draw:line>
          <draw:line draw:style-name="gr1" draw:text-style-name="P1" draw:layer="TiM_F" svg:x1="26.918cm" svg:y1="9.734cm" svg:x2="26.918cm" svg:y2="9.659cm">
            <text:p/>
          </draw:line>
          <draw:line draw:style-name="gr1" draw:text-style-name="P1" draw:layer="TiM_F" svg:x1="26.918cm" svg:y1="10.154cm" svg:x2="26.918cm" svg:y2="9.734cm">
            <text:p/>
          </draw:line>
          <draw:polyline draw:style-name="gr1" draw:text-style-name="P1" draw:layer="TiM_F" svg:width="0cm" svg:height="0.019cm" svg:x="26.466cm" svg:y="10.154cm" svg:viewBox="0 0 0 20" draw:points="0,20 0,20 0,20 0,19 0,18 0,17 0,16 0,14 0,13 0,11 0,9 0,7 0,5 0,2 0,0">
            <text:p/>
          </draw:polyline>
          <draw:line draw:style-name="gr1" draw:text-style-name="P1" draw:layer="TiM_F" svg:x1="26.918cm" svg:y1="9.659cm" svg:x2="26.843cm" svg:y2="9.659cm">
            <text:p/>
          </draw:line>
          <draw:line draw:style-name="gr1" draw:text-style-name="P1" draw:layer="TiM_F" svg:x1="26.843cm" svg:y1="9.659cm" svg:x2="26.423cm" svg:y2="9.659cm">
            <text:p/>
          </draw:line>
          <draw:polyline draw:style-name="gr1" draw:text-style-name="P1" draw:layer="TiM_F" svg:width="0cm" svg:height="0.019cm" svg:x="26.876cm" svg:y="9.639cm" svg:viewBox="0 0 0 20" draw:points="0,0 0,0 0,1 0,1 0,2 0,3 0,5 0,6 0,8 0,10 0,12 0,14 0,16 0,18 0,20">
            <text:p/>
          </draw:polyline>
          <draw:line draw:style-name="gr1" draw:text-style-name="P1" draw:layer="TiM_F" svg:x1="26.423cm" svg:y1="9.659cm" svg:x2="26.423cm" svg:y2="10.154cm">
            <text:p/>
          </draw:line>
          <draw:line draw:style-name="gr1" draw:text-style-name="P1" draw:layer="TiM_F" svg:x1="26.786cm" svg:y1="9.639cm" svg:x2="26.876cm" svg:y2="9.639cm">
            <text:p/>
          </draw:line>
          <draw:polyline draw:style-name="gr1" draw:text-style-name="P1" draw:layer="TiM_F" svg:width="0cm" svg:height="0.019cm" svg:x="26.786cm" svg:y="9.639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26.466cm" svg:y="9.639cm" svg:viewBox="0 0 0 20" draw:points="0,0 0,0 0,1 0,1 0,2 0,3 0,5 0,6 0,8 0,10 0,12 0,14 0,16 0,18 0,20">
            <text:p/>
          </draw:polyline>
          <draw:line draw:style-name="gr1" draw:text-style-name="P1" draw:layer="TiM_F" svg:x1="26.556cm" svg:y1="9.639cm" svg:x2="26.466cm" svg:y2="9.639cm">
            <text:p/>
          </draw:line>
          <draw:polyline draw:style-name="gr1" draw:text-style-name="P1" draw:layer="TiM_F" svg:width="0cm" svg:height="0.019cm" svg:x="26.721cm" svg:y="9.639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26.556cm" svg:y="9.639cm" svg:viewBox="0 0 0 20" draw:points="0,20 0,18 0,16 0,14 0,12 0,10 0,8 0,6 0,5 0,3 0,2 0,1 0,1 0,0 0,0">
            <text:p/>
          </draw:polyline>
          <draw:line draw:style-name="gr1" draw:text-style-name="P1" draw:layer="TiM_F" svg:x1="26.621cm" svg:y1="9.639cm" svg:x2="26.721cm" svg:y2="9.639cm">
            <text:p/>
          </draw:line>
          <draw:polyline draw:style-name="gr1" draw:text-style-name="P1" draw:layer="TiM_F" svg:width="0cm" svg:height="0.019cm" svg:x="26.621cm" svg:y="9.639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26.721cm" svg:y="8.63cm" svg:viewBox="0 0 0 20" draw:points="0,0 0,3 0,5 0,7 0,9 0,11 0,13 0,14 0,16 0,17 0,18 0,19 0,20 0,20 0,20">
            <text:p/>
          </draw:polyline>
          <draw:line draw:style-name="gr1" draw:text-style-name="P1" draw:layer="TiM_F" svg:x1="26.423cm" svg:y1="8.63cm" svg:x2="26.918cm" svg:y2="8.63cm">
            <text:p/>
          </draw:line>
          <draw:line draw:style-name="gr1" draw:text-style-name="P1" draw:layer="TiM_F" svg:x1="26.556cm" svg:y1="8.63cm" svg:x2="26.466cm" svg:y2="8.63cm">
            <text:p/>
          </draw:line>
          <draw:line draw:style-name="gr1" draw:text-style-name="P1" draw:layer="TiM_F" svg:x1="26.786cm" svg:y1="8.63cm" svg:x2="26.876cm" svg:y2="8.63cm">
            <text:p/>
          </draw:line>
          <draw:line draw:style-name="gr1" draw:text-style-name="P1" draw:layer="TiM_F" svg:x1="26.621cm" svg:y1="8.63cm" svg:x2="26.721cm" svg:y2="8.63cm">
            <text:p/>
          </draw:line>
          <draw:line draw:style-name="gr1" draw:text-style-name="P1" draw:layer="TiM_F" svg:x1="26.621cm" svg:y1="8.65cm" svg:x2="26.721cm" svg:y2="8.65cm">
            <text:p/>
          </draw:line>
          <draw:polyline draw:style-name="gr1" draw:text-style-name="P1" draw:layer="TiM_F" svg:width="0cm" svg:height="0.019cm" svg:x="26.786cm" svg:y="8.63cm" svg:viewBox="0 0 0 20" draw:points="0,0 0,3 0,5 0,7 0,9 0,11 0,13 0,14 0,16 0,17 0,18 0,19 0,20 0,20 0,20">
            <text:p/>
          </draw:polyline>
          <draw:polyline draw:style-name="gr1" draw:text-style-name="P1" draw:layer="TiM_F" svg:width="0cm" svg:height="0.019cm" svg:x="26.621cm" svg:y="8.63cm" svg:viewBox="0 0 0 20" draw:points="0,0 0,3 0,5 0,7 0,9 0,11 0,13 0,14 0,16 0,17 0,18 0,19 0,20 0,20 0,20">
            <text:p/>
          </draw:polyline>
          <draw:line draw:style-name="gr1" draw:text-style-name="P1" draw:layer="TiM_F" svg:x1="26.786cm" svg:y1="8.65cm" svg:x2="26.876cm" svg:y2="8.65cm">
            <text:p/>
          </draw:line>
          <draw:polyline draw:style-name="gr1" draw:text-style-name="P1" draw:layer="TiM_F" svg:width="0cm" svg:height="0.019cm" svg:x="26.876cm" svg:y="8.63cm" svg:viewBox="0 0 0 20" draw:points="0,20 0,20 0,20 0,19 0,18 0,17 0,16 0,14 0,13 0,11 0,9 0,7 0,5 0,3 0,0">
            <text:p/>
          </draw:polyline>
          <draw:polyline draw:style-name="gr1" draw:text-style-name="P1" draw:layer="TiM_F" svg:width="0cm" svg:height="0.019cm" svg:x="26.556cm" svg:y="8.63cm" svg:viewBox="0 0 0 20" draw:points="0,0 0,3 0,5 0,7 0,9 0,11 0,13 0,14 0,16 0,17 0,18 0,19 0,20 0,20 0,20">
            <text:p/>
          </draw:polyline>
          <draw:line draw:style-name="gr1" draw:text-style-name="P1" draw:layer="TiM_F" svg:x1="26.556cm" svg:y1="8.65cm" svg:x2="26.466cm" svg:y2="8.65cm">
            <text:p/>
          </draw:line>
          <draw:line draw:style-name="gr1" draw:text-style-name="P1" draw:layer="TiM_F" svg:x1="26.918cm" svg:y1="8.21cm" svg:x2="26.918cm" svg:y2="8.135cm">
            <text:p/>
          </draw:line>
          <draw:line draw:style-name="gr1" draw:text-style-name="P1" draw:layer="TiM_F" svg:x1="26.918cm" svg:y1="8.63cm" svg:x2="26.918cm" svg:y2="8.21cm">
            <text:p/>
          </draw:line>
          <draw:polyline draw:style-name="gr1" draw:text-style-name="P1" draw:layer="TiM_F" svg:width="0cm" svg:height="0.019cm" svg:x="26.466cm" svg:y="8.63cm" svg:viewBox="0 0 0 20" draw:points="0,20 0,20 0,20 0,19 0,18 0,17 0,16 0,14 0,13 0,11 0,9 0,7 0,5 0,3 0,0">
            <text:p/>
          </draw:polyline>
          <draw:line draw:style-name="gr1" draw:text-style-name="P1" draw:layer="TiM_F" svg:x1="26.918cm" svg:y1="8.135cm" svg:x2="26.843cm" svg:y2="8.135cm">
            <text:p/>
          </draw:line>
          <draw:line draw:style-name="gr1" draw:text-style-name="P1" draw:layer="TiM_F" svg:x1="26.843cm" svg:y1="8.135cm" svg:x2="26.423cm" svg:y2="8.135cm">
            <text:p/>
          </draw:line>
          <draw:polyline draw:style-name="gr1" draw:text-style-name="P1" draw:layer="TiM_F" svg:width="0cm" svg:height="0.019cm" svg:x="26.876cm" svg:y="8.115cm" svg:viewBox="0 0 0 20" draw:points="0,0 0,0 0,1 0,1 0,2 0,3 0,5 0,6 0,8 0,10 0,12 0,14 0,16 0,18 0,20">
            <text:p/>
          </draw:polyline>
          <draw:line draw:style-name="gr1" draw:text-style-name="P1" draw:layer="TiM_F" svg:x1="26.423cm" svg:y1="8.135cm" svg:x2="26.423cm" svg:y2="8.63cm">
            <text:p/>
          </draw:line>
          <draw:line draw:style-name="gr1" draw:text-style-name="P1" draw:layer="TiM_F" svg:x1="26.786cm" svg:y1="8.115cm" svg:x2="26.876cm" svg:y2="8.115cm">
            <text:p/>
          </draw:line>
          <draw:polyline draw:style-name="gr1" draw:text-style-name="P1" draw:layer="TiM_F" svg:width="0cm" svg:height="0.019cm" svg:x="26.786cm" svg:y="8.115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26.466cm" svg:y="8.115cm" svg:viewBox="0 0 0 20" draw:points="0,0 0,0 0,1 0,1 0,2 0,3 0,5 0,6 0,8 0,10 0,12 0,14 0,16 0,18 0,20">
            <text:p/>
          </draw:polyline>
          <draw:line draw:style-name="gr1" draw:text-style-name="P1" draw:layer="TiM_F" svg:x1="26.556cm" svg:y1="8.115cm" svg:x2="26.466cm" svg:y2="8.115cm">
            <text:p/>
          </draw:line>
          <draw:polyline draw:style-name="gr1" draw:text-style-name="P1" draw:layer="TiM_F" svg:width="0cm" svg:height="0.019cm" svg:x="26.721cm" svg:y="8.115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26.556cm" svg:y="8.115cm" svg:viewBox="0 0 0 20" draw:points="0,20 0,18 0,16 0,14 0,12 0,10 0,8 0,6 0,5 0,3 0,2 0,1 0,1 0,0 0,0">
            <text:p/>
          </draw:polyline>
          <draw:line draw:style-name="gr1" draw:text-style-name="P1" draw:layer="TiM_F" svg:x1="26.621cm" svg:y1="8.115cm" svg:x2="26.721cm" svg:y2="8.115cm">
            <text:p/>
          </draw:line>
          <draw:polyline draw:style-name="gr1" draw:text-style-name="P1" draw:layer="TiM_F" svg:width="0cm" svg:height="0.019cm" svg:x="26.621cm" svg:y="8.115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28.245cm" svg:y="10.154cm" svg:viewBox="0 0 0 20" draw:points="0,0 0,2 0,5 0,7 0,9 0,11 0,13 0,14 0,16 0,17 0,18 0,19 0,20 0,20 0,20">
            <text:p/>
          </draw:polyline>
          <draw:line draw:style-name="gr1" draw:text-style-name="P1" draw:layer="TiM_F" svg:x1="27.947cm" svg:y1="10.154cm" svg:x2="28.442cm" svg:y2="10.154cm">
            <text:p/>
          </draw:line>
          <draw:line draw:style-name="gr1" draw:text-style-name="P1" draw:layer="TiM_F" svg:x1="28.145cm" svg:y1="10.174cm" svg:x2="28.245cm" svg:y2="10.174cm">
            <text:p/>
          </draw:line>
          <draw:polyline draw:style-name="gr1" draw:text-style-name="P1" draw:layer="TiM_F" svg:width="0cm" svg:height="0.019cm" svg:x="28.31cm" svg:y="10.154cm" svg:viewBox="0 0 0 20" draw:points="0,0 0,2 0,5 0,7 0,9 0,11 0,13 0,14 0,16 0,17 0,18 0,19 0,20 0,20 0,20">
            <text:p/>
          </draw:polyline>
          <draw:polyline draw:style-name="gr1" draw:text-style-name="P1" draw:layer="TiM_F" svg:width="0cm" svg:height="0.019cm" svg:x="28.145cm" svg:y="10.154cm" svg:viewBox="0 0 0 20" draw:points="0,0 0,2 0,5 0,7 0,9 0,11 0,13 0,14 0,16 0,17 0,18 0,19 0,20 0,20 0,20">
            <text:p/>
          </draw:polyline>
          <draw:line draw:style-name="gr1" draw:text-style-name="P1" draw:layer="TiM_F" svg:x1="28.31cm" svg:y1="10.174cm" svg:x2="28.4cm" svg:y2="10.174cm">
            <text:p/>
          </draw:line>
          <draw:polyline draw:style-name="gr1" draw:text-style-name="P1" draw:layer="TiM_F" svg:width="0cm" svg:height="0.019cm" svg:x="28.4cm" svg:y="10.154cm" svg:viewBox="0 0 0 20" draw:points="0,20 0,20 0,20 0,19 0,18 0,17 0,16 0,14 0,13 0,11 0,9 0,7 0,5 0,2 0,0">
            <text:p/>
          </draw:polyline>
          <draw:polyline draw:style-name="gr1" draw:text-style-name="P1" draw:layer="TiM_F" svg:width="0cm" svg:height="0.019cm" svg:x="28.08cm" svg:y="10.154cm" svg:viewBox="0 0 0 20" draw:points="0,0 0,2 0,5 0,7 0,9 0,11 0,13 0,14 0,16 0,17 0,18 0,19 0,20 0,20 0,20">
            <text:p/>
          </draw:polyline>
          <draw:line draw:style-name="gr1" draw:text-style-name="P1" draw:layer="TiM_F" svg:x1="28.08cm" svg:y1="10.174cm" svg:x2="27.99cm" svg:y2="10.174cm">
            <text:p/>
          </draw:line>
          <draw:line draw:style-name="gr1" draw:text-style-name="P1" draw:layer="TiM_F" svg:x1="28.442cm" svg:y1="9.734cm" svg:x2="28.442cm" svg:y2="9.659cm">
            <text:p/>
          </draw:line>
          <draw:line draw:style-name="gr1" draw:text-style-name="P1" draw:layer="TiM_F" svg:x1="28.442cm" svg:y1="10.154cm" svg:x2="28.442cm" svg:y2="9.734cm">
            <text:p/>
          </draw:line>
          <draw:polyline draw:style-name="gr1" draw:text-style-name="P1" draw:layer="TiM_F" svg:width="0cm" svg:height="0.019cm" svg:x="27.99cm" svg:y="10.154cm" svg:viewBox="0 0 0 20" draw:points="0,20 0,20 0,20 0,19 0,18 0,17 0,16 0,14 0,13 0,11 0,9 0,7 0,5 0,2 0,0">
            <text:p/>
          </draw:polyline>
          <draw:line draw:style-name="gr1" draw:text-style-name="P1" draw:layer="TiM_F" svg:x1="28.442cm" svg:y1="9.659cm" svg:x2="28.367cm" svg:y2="9.659cm">
            <text:p/>
          </draw:line>
          <draw:line draw:style-name="gr1" draw:text-style-name="P1" draw:layer="TiM_F" svg:x1="28.367cm" svg:y1="9.659cm" svg:x2="27.947cm" svg:y2="9.659cm">
            <text:p/>
          </draw:line>
          <draw:polyline draw:style-name="gr1" draw:text-style-name="P1" draw:layer="TiM_F" svg:width="0cm" svg:height="0.019cm" svg:x="28.4cm" svg:y="9.639cm" svg:viewBox="0 0 0 20" draw:points="0,0 0,0 0,1 0,1 0,2 0,3 0,5 0,6 0,8 0,10 0,12 0,14 0,16 0,18 0,20">
            <text:p/>
          </draw:polyline>
          <draw:line draw:style-name="gr1" draw:text-style-name="P1" draw:layer="TiM_F" svg:x1="27.947cm" svg:y1="9.659cm" svg:x2="27.947cm" svg:y2="10.154cm">
            <text:p/>
          </draw:line>
          <draw:line draw:style-name="gr1" draw:text-style-name="P1" draw:layer="TiM_F" svg:x1="28.31cm" svg:y1="9.639cm" svg:x2="28.4cm" svg:y2="9.639cm">
            <text:p/>
          </draw:line>
          <draw:polyline draw:style-name="gr1" draw:text-style-name="P1" draw:layer="TiM_F" svg:width="0cm" svg:height="0.019cm" svg:x="28.31cm" svg:y="9.639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27.99cm" svg:y="9.639cm" svg:viewBox="0 0 0 20" draw:points="0,0 0,0 0,1 0,1 0,2 0,3 0,5 0,6 0,8 0,10 0,12 0,14 0,16 0,18 0,20">
            <text:p/>
          </draw:polyline>
          <draw:line draw:style-name="gr1" draw:text-style-name="P1" draw:layer="TiM_F" svg:x1="28.08cm" svg:y1="9.639cm" svg:x2="27.99cm" svg:y2="9.639cm">
            <text:p/>
          </draw:line>
          <draw:polyline draw:style-name="gr1" draw:text-style-name="P1" draw:layer="TiM_F" svg:width="0cm" svg:height="0.019cm" svg:x="28.245cm" svg:y="9.639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28.08cm" svg:y="9.639cm" svg:viewBox="0 0 0 20" draw:points="0,20 0,18 0,16 0,14 0,12 0,10 0,8 0,6 0,5 0,3 0,2 0,1 0,1 0,0 0,0">
            <text:p/>
          </draw:polyline>
          <draw:line draw:style-name="gr1" draw:text-style-name="P1" draw:layer="TiM_F" svg:x1="28.145cm" svg:y1="9.639cm" svg:x2="28.245cm" svg:y2="9.639cm">
            <text:p/>
          </draw:line>
          <draw:polyline draw:style-name="gr1" draw:text-style-name="P1" draw:layer="TiM_F" svg:width="0cm" svg:height="0.019cm" svg:x="28.145cm" svg:y="9.639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28.245cm" svg:y="8.63cm" svg:viewBox="0 0 0 20" draw:points="0,0 0,3 0,5 0,7 0,9 0,11 0,13 0,14 0,16 0,17 0,18 0,19 0,20 0,20 0,20">
            <text:p/>
          </draw:polyline>
          <draw:line draw:style-name="gr1" draw:text-style-name="P1" draw:layer="TiM_F" svg:x1="27.947cm" svg:y1="8.63cm" svg:x2="28.442cm" svg:y2="8.63cm">
            <text:p/>
          </draw:line>
          <draw:line draw:style-name="gr1" draw:text-style-name="P1" draw:layer="TiM_F" svg:x1="28.08cm" svg:y1="8.63cm" svg:x2="27.99cm" svg:y2="8.63cm">
            <text:p/>
          </draw:line>
          <draw:line draw:style-name="gr1" draw:text-style-name="P1" draw:layer="TiM_F" svg:x1="28.31cm" svg:y1="8.63cm" svg:x2="28.4cm" svg:y2="8.63cm">
            <text:p/>
          </draw:line>
          <draw:line draw:style-name="gr1" draw:text-style-name="P1" draw:layer="TiM_F" svg:x1="28.145cm" svg:y1="8.63cm" svg:x2="28.245cm" svg:y2="8.63cm">
            <text:p/>
          </draw:line>
          <draw:line draw:style-name="gr1" draw:text-style-name="P1" draw:layer="TiM_F" svg:x1="28.145cm" svg:y1="8.65cm" svg:x2="28.245cm" svg:y2="8.65cm">
            <text:p/>
          </draw:line>
          <draw:polyline draw:style-name="gr1" draw:text-style-name="P1" draw:layer="TiM_F" svg:width="0cm" svg:height="0.019cm" svg:x="28.31cm" svg:y="8.63cm" svg:viewBox="0 0 0 20" draw:points="0,0 0,3 0,5 0,7 0,9 0,11 0,13 0,14 0,16 0,17 0,18 0,19 0,20 0,20 0,20">
            <text:p/>
          </draw:polyline>
          <draw:polyline draw:style-name="gr1" draw:text-style-name="P1" draw:layer="TiM_F" svg:width="0cm" svg:height="0.019cm" svg:x="28.145cm" svg:y="8.63cm" svg:viewBox="0 0 0 20" draw:points="0,0 0,3 0,5 0,7 0,9 0,11 0,13 0,14 0,16 0,17 0,18 0,19 0,20 0,20 0,20">
            <text:p/>
          </draw:polyline>
          <draw:line draw:style-name="gr1" draw:text-style-name="P1" draw:layer="TiM_F" svg:x1="28.31cm" svg:y1="8.65cm" svg:x2="28.4cm" svg:y2="8.65cm">
            <text:p/>
          </draw:line>
          <draw:polyline draw:style-name="gr1" draw:text-style-name="P1" draw:layer="TiM_F" svg:width="0cm" svg:height="0.019cm" svg:x="28.4cm" svg:y="8.63cm" svg:viewBox="0 0 0 20" draw:points="0,20 0,20 0,20 0,19 0,18 0,17 0,16 0,14 0,13 0,11 0,9 0,7 0,5 0,3 0,0">
            <text:p/>
          </draw:polyline>
          <draw:polyline draw:style-name="gr1" draw:text-style-name="P1" draw:layer="TiM_F" svg:width="0cm" svg:height="0.019cm" svg:x="28.08cm" svg:y="8.63cm" svg:viewBox="0 0 0 20" draw:points="0,0 0,3 0,5 0,7 0,9 0,11 0,13 0,14 0,16 0,17 0,18 0,19 0,20 0,20 0,20">
            <text:p/>
          </draw:polyline>
          <draw:line draw:style-name="gr1" draw:text-style-name="P1" draw:layer="TiM_F" svg:x1="28.08cm" svg:y1="8.65cm" svg:x2="27.99cm" svg:y2="8.65cm">
            <text:p/>
          </draw:line>
          <draw:line draw:style-name="gr1" draw:text-style-name="P1" draw:layer="TiM_F" svg:x1="28.442cm" svg:y1="8.21cm" svg:x2="28.442cm" svg:y2="8.135cm">
            <text:p/>
          </draw:line>
          <draw:line draw:style-name="gr1" draw:text-style-name="P1" draw:layer="TiM_F" svg:x1="28.442cm" svg:y1="8.63cm" svg:x2="28.442cm" svg:y2="8.21cm">
            <text:p/>
          </draw:line>
          <draw:polyline draw:style-name="gr1" draw:text-style-name="P1" draw:layer="TiM_F" svg:width="0cm" svg:height="0.019cm" svg:x="27.99cm" svg:y="8.63cm" svg:viewBox="0 0 0 20" draw:points="0,20 0,20 0,20 0,19 0,18 0,17 0,16 0,14 0,13 0,11 0,9 0,7 0,5 0,3 0,0">
            <text:p/>
          </draw:polyline>
          <draw:line draw:style-name="gr1" draw:text-style-name="P1" draw:layer="TiM_F" svg:x1="28.442cm" svg:y1="8.135cm" svg:x2="28.367cm" svg:y2="8.135cm">
            <text:p/>
          </draw:line>
          <draw:line draw:style-name="gr1" draw:text-style-name="P1" draw:layer="TiM_F" svg:x1="28.367cm" svg:y1="8.135cm" svg:x2="27.947cm" svg:y2="8.135cm">
            <text:p/>
          </draw:line>
          <draw:polyline draw:style-name="gr1" draw:text-style-name="P1" draw:layer="TiM_F" svg:width="0cm" svg:height="0.019cm" svg:x="28.4cm" svg:y="8.115cm" svg:viewBox="0 0 0 20" draw:points="0,0 0,0 0,1 0,1 0,2 0,3 0,5 0,6 0,8 0,10 0,12 0,14 0,16 0,18 0,20">
            <text:p/>
          </draw:polyline>
          <draw:line draw:style-name="gr1" draw:text-style-name="P1" draw:layer="TiM_F" svg:x1="27.947cm" svg:y1="8.135cm" svg:x2="27.947cm" svg:y2="8.63cm">
            <text:p/>
          </draw:line>
          <draw:line draw:style-name="gr1" draw:text-style-name="P1" draw:layer="TiM_F" svg:x1="28.31cm" svg:y1="8.115cm" svg:x2="28.4cm" svg:y2="8.115cm">
            <text:p/>
          </draw:line>
          <draw:polyline draw:style-name="gr1" draw:text-style-name="P1" draw:layer="TiM_F" svg:width="0cm" svg:height="0.019cm" svg:x="28.31cm" svg:y="8.115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27.99cm" svg:y="8.115cm" svg:viewBox="0 0 0 20" draw:points="0,0 0,0 0,1 0,1 0,2 0,3 0,5 0,6 0,8 0,10 0,12 0,14 0,16 0,18 0,20">
            <text:p/>
          </draw:polyline>
          <draw:line draw:style-name="gr1" draw:text-style-name="P1" draw:layer="TiM_F" svg:x1="28.08cm" svg:y1="8.115cm" svg:x2="27.99cm" svg:y2="8.115cm">
            <text:p/>
          </draw:line>
          <draw:polyline draw:style-name="gr1" draw:text-style-name="P1" draw:layer="TiM_F" svg:width="0cm" svg:height="0.019cm" svg:x="28.245cm" svg:y="8.115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28.08cm" svg:y="8.115cm" svg:viewBox="0 0 0 20" draw:points="0,20 0,18 0,16 0,14 0,12 0,10 0,8 0,6 0,5 0,3 0,2 0,1 0,1 0,0 0,0">
            <text:p/>
          </draw:polyline>
          <draw:line draw:style-name="gr1" draw:text-style-name="P1" draw:layer="TiM_F" svg:x1="28.145cm" svg:y1="8.115cm" svg:x2="28.245cm" svg:y2="8.115cm">
            <text:p/>
          </draw:line>
          <draw:polyline draw:style-name="gr1" draw:text-style-name="P1" draw:layer="TiM_F" svg:width="0cm" svg:height="0.019cm" svg:x="28.145cm" svg:y="8.115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29.769cm" svg:y="4.058cm" svg:viewBox="0 0 0 20" draw:points="0,0 0,3 0,5 0,7 0,9 0,11 0,13 0,15 0,16 0,17 0,18 0,19 0,20 0,20 0,20">
            <text:p/>
          </draw:polyline>
          <draw:line draw:style-name="gr1" draw:text-style-name="P1" draw:layer="TiM_F" svg:x1="29.471cm" svg:y1="4.058cm" svg:x2="29.966cm" svg:y2="4.058cm">
            <text:p/>
          </draw:line>
          <draw:line draw:style-name="gr1" draw:text-style-name="P1" draw:layer="TiM_F" svg:x1="29.669cm" svg:y1="4.078cm" svg:x2="29.769cm" svg:y2="4.078cm">
            <text:p/>
          </draw:line>
          <draw:polyline draw:style-name="gr1" draw:text-style-name="P1" draw:layer="TiM_F" svg:width="0cm" svg:height="0.019cm" svg:x="29.834cm" svg:y="4.058cm" svg:viewBox="0 0 0 20" draw:points="0,0 0,3 0,5 0,7 0,9 0,11 0,13 0,15 0,16 0,17 0,18 0,19 0,20 0,20 0,20">
            <text:p/>
          </draw:polyline>
          <draw:polyline draw:style-name="gr1" draw:text-style-name="P1" draw:layer="TiM_F" svg:width="0cm" svg:height="0.019cm" svg:x="29.669cm" svg:y="4.058cm" svg:viewBox="0 0 0 20" draw:points="0,0 0,3 0,5 0,7 0,9 0,11 0,13 0,15 0,16 0,17 0,18 0,19 0,20 0,20 0,20">
            <text:p/>
          </draw:polyline>
          <draw:line draw:style-name="gr1" draw:text-style-name="P1" draw:layer="TiM_F" svg:x1="29.834cm" svg:y1="4.078cm" svg:x2="29.924cm" svg:y2="4.078cm">
            <text:p/>
          </draw:line>
          <draw:polyline draw:style-name="gr1" draw:text-style-name="P1" draw:layer="TiM_F" svg:width="0cm" svg:height="0.019cm" svg:x="29.924cm" svg:y="4.058cm" svg:viewBox="0 0 0 20" draw:points="0,20 0,20 0,20 0,19 0,18 0,17 0,16 0,15 0,13 0,11 0,9 0,7 0,5 0,3 0,0">
            <text:p/>
          </draw:polyline>
          <draw:polyline draw:style-name="gr1" draw:text-style-name="P1" draw:layer="TiM_F" svg:width="0cm" svg:height="0.019cm" svg:x="29.604cm" svg:y="4.058cm" svg:viewBox="0 0 0 20" draw:points="0,0 0,3 0,5 0,7 0,9 0,11 0,13 0,15 0,16 0,17 0,18 0,19 0,20 0,20 0,20">
            <text:p/>
          </draw:polyline>
          <draw:line draw:style-name="gr1" draw:text-style-name="P1" draw:layer="TiM_F" svg:x1="29.604cm" svg:y1="4.078cm" svg:x2="29.514cm" svg:y2="4.078cm">
            <text:p/>
          </draw:line>
          <draw:line draw:style-name="gr1" draw:text-style-name="P1" draw:layer="TiM_F" svg:x1="29.966cm" svg:y1="3.638cm" svg:x2="29.966cm" svg:y2="3.563cm">
            <text:p/>
          </draw:line>
          <draw:line draw:style-name="gr1" draw:text-style-name="P1" draw:layer="TiM_F" svg:x1="29.966cm" svg:y1="4.058cm" svg:x2="29.966cm" svg:y2="3.638cm">
            <text:p/>
          </draw:line>
          <draw:polyline draw:style-name="gr1" draw:text-style-name="P1" draw:layer="TiM_F" svg:width="0cm" svg:height="0.019cm" svg:x="29.514cm" svg:y="4.058cm" svg:viewBox="0 0 0 20" draw:points="0,20 0,20 0,20 0,19 0,18 0,17 0,16 0,15 0,13 0,11 0,9 0,7 0,5 0,3 0,0">
            <text:p/>
          </draw:polyline>
          <draw:line draw:style-name="gr1" draw:text-style-name="P1" draw:layer="TiM_F" svg:x1="29.966cm" svg:y1="3.563cm" svg:x2="29.891cm" svg:y2="3.563cm">
            <text:p/>
          </draw:line>
          <draw:line draw:style-name="gr1" draw:text-style-name="P1" draw:layer="TiM_F" svg:x1="29.891cm" svg:y1="3.563cm" svg:x2="29.471cm" svg:y2="3.563cm">
            <text:p/>
          </draw:line>
          <draw:polyline draw:style-name="gr1" draw:text-style-name="P1" draw:layer="TiM_F" svg:width="0cm" svg:height="0.019cm" svg:x="29.924cm" svg:y="3.543cm" svg:viewBox="0 0 0 20" draw:points="0,0 0,1 0,1 0,2 0,2 0,3 0,5 0,6 0,8 0,10 0,12 0,14 0,16 0,18 0,20">
            <text:p/>
          </draw:polyline>
          <draw:line draw:style-name="gr1" draw:text-style-name="P1" draw:layer="TiM_F" svg:x1="29.471cm" svg:y1="3.563cm" svg:x2="29.471cm" svg:y2="4.058cm">
            <text:p/>
          </draw:line>
          <draw:line draw:style-name="gr1" draw:text-style-name="P1" draw:layer="TiM_F" svg:x1="29.834cm" svg:y1="3.543cm" svg:x2="29.924cm" svg:y2="3.543cm">
            <text:p/>
          </draw:line>
          <draw:polyline draw:style-name="gr1" draw:text-style-name="P1" draw:layer="TiM_F" svg:width="0cm" svg:height="0.019cm" svg:x="29.834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29.514cm" svg:y="3.543cm" svg:viewBox="0 0 0 20" draw:points="0,0 0,1 0,1 0,2 0,2 0,3 0,5 0,6 0,8 0,10 0,12 0,14 0,16 0,18 0,20">
            <text:p/>
          </draw:polyline>
          <draw:line draw:style-name="gr1" draw:text-style-name="P1" draw:layer="TiM_F" svg:x1="29.604cm" svg:y1="3.543cm" svg:x2="29.514cm" svg:y2="3.543cm">
            <text:p/>
          </draw:line>
          <draw:polyline draw:style-name="gr1" draw:text-style-name="P1" draw:layer="TiM_F" svg:width="0cm" svg:height="0.019cm" svg:x="29.769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29.604cm" svg:y="3.543cm" svg:viewBox="0 0 0 20" draw:points="0,20 0,18 0,16 0,14 0,12 0,10 0,8 0,6 0,5 0,3 0,2 0,2 0,1 0,1 0,0">
            <text:p/>
          </draw:polyline>
          <draw:line draw:style-name="gr1" draw:text-style-name="P1" draw:layer="TiM_F" svg:x1="29.669cm" svg:y1="3.543cm" svg:x2="29.769cm" svg:y2="3.543cm">
            <text:p/>
          </draw:line>
          <draw:polyline draw:style-name="gr1" draw:text-style-name="P1" draw:layer="TiM_F" svg:width="0cm" svg:height="0.019cm" svg:x="29.669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32.815cm" svg:y="4.058cm" svg:viewBox="0 0 0 20" draw:points="0,0 0,3 0,5 0,7 0,9 0,11 0,13 0,15 0,16 0,17 0,18 0,19 0,20 0,20 0,20">
            <text:p/>
          </draw:polyline>
          <draw:line draw:style-name="gr1" draw:text-style-name="P1" draw:layer="TiM_F" svg:x1="32.518cm" svg:y1="4.058cm" svg:x2="33.013cm" svg:y2="4.058cm">
            <text:p/>
          </draw:line>
          <draw:line draw:style-name="gr1" draw:text-style-name="P1" draw:layer="TiM_F" svg:x1="32.715cm" svg:y1="4.078cm" svg:x2="32.815cm" svg:y2="4.078cm">
            <text:p/>
          </draw:line>
          <draw:polyline draw:style-name="gr1" draw:text-style-name="P1" draw:layer="TiM_F" svg:width="0cm" svg:height="0.019cm" svg:x="32.88cm" svg:y="4.058cm" svg:viewBox="0 0 0 20" draw:points="0,0 0,3 0,5 0,7 0,9 0,11 0,13 0,15 0,16 0,17 0,18 0,19 0,20 0,20 0,20">
            <text:p/>
          </draw:polyline>
          <draw:polyline draw:style-name="gr1" draw:text-style-name="P1" draw:layer="TiM_F" svg:width="0cm" svg:height="0.019cm" svg:x="32.715cm" svg:y="4.058cm" svg:viewBox="0 0 0 20" draw:points="0,0 0,3 0,5 0,7 0,9 0,11 0,13 0,15 0,16 0,17 0,18 0,19 0,20 0,20 0,20">
            <text:p/>
          </draw:polyline>
          <draw:line draw:style-name="gr1" draw:text-style-name="P1" draw:layer="TiM_F" svg:x1="32.88cm" svg:y1="4.078cm" svg:x2="32.97cm" svg:y2="4.078cm">
            <text:p/>
          </draw:line>
          <draw:polyline draw:style-name="gr1" draw:text-style-name="P1" draw:layer="TiM_F" svg:width="0cm" svg:height="0.019cm" svg:x="32.97cm" svg:y="4.058cm" svg:viewBox="0 0 0 20" draw:points="0,20 0,20 0,20 0,19 0,18 0,17 0,16 0,15 0,13 0,11 0,9 0,7 0,5 0,3 0,0">
            <text:p/>
          </draw:polyline>
          <draw:polyline draw:style-name="gr1" draw:text-style-name="P1" draw:layer="TiM_F" svg:width="0cm" svg:height="0.019cm" svg:x="32.65cm" svg:y="4.058cm" svg:viewBox="0 0 0 20" draw:points="0,0 0,3 0,5 0,7 0,9 0,11 0,13 0,15 0,16 0,17 0,18 0,19 0,20 0,20 0,20">
            <text:p/>
          </draw:polyline>
          <draw:line draw:style-name="gr1" draw:text-style-name="P1" draw:layer="TiM_F" svg:x1="32.65cm" svg:y1="4.078cm" svg:x2="32.56cm" svg:y2="4.078cm">
            <text:p/>
          </draw:line>
          <draw:line draw:style-name="gr1" draw:text-style-name="P1" draw:layer="TiM_F" svg:x1="33.013cm" svg:y1="3.638cm" svg:x2="33.013cm" svg:y2="3.563cm">
            <text:p/>
          </draw:line>
          <draw:line draw:style-name="gr1" draw:text-style-name="P1" draw:layer="TiM_F" svg:x1="33.013cm" svg:y1="4.058cm" svg:x2="33.013cm" svg:y2="3.638cm">
            <text:p/>
          </draw:line>
          <draw:polyline draw:style-name="gr1" draw:text-style-name="P1" draw:layer="TiM_F" svg:width="0cm" svg:height="0.019cm" svg:x="32.56cm" svg:y="4.058cm" svg:viewBox="0 0 0 20" draw:points="0,20 0,20 0,20 0,19 0,18 0,17 0,16 0,15 0,13 0,11 0,9 0,7 0,5 0,3 0,0">
            <text:p/>
          </draw:polyline>
          <draw:line draw:style-name="gr1" draw:text-style-name="P1" draw:layer="TiM_F" svg:x1="33.013cm" svg:y1="3.563cm" svg:x2="32.938cm" svg:y2="3.563cm">
            <text:p/>
          </draw:line>
          <draw:line draw:style-name="gr1" draw:text-style-name="P1" draw:layer="TiM_F" svg:x1="32.938cm" svg:y1="3.563cm" svg:x2="32.518cm" svg:y2="3.563cm">
            <text:p/>
          </draw:line>
          <draw:polyline draw:style-name="gr1" draw:text-style-name="P1" draw:layer="TiM_F" svg:width="0cm" svg:height="0.019cm" svg:x="32.97cm" svg:y="3.543cm" svg:viewBox="0 0 0 20" draw:points="0,0 0,1 0,1 0,2 0,2 0,3 0,5 0,6 0,8 0,10 0,12 0,14 0,16 0,18 0,20">
            <text:p/>
          </draw:polyline>
          <draw:line draw:style-name="gr1" draw:text-style-name="P1" draw:layer="TiM_F" svg:x1="32.518cm" svg:y1="3.563cm" svg:x2="32.518cm" svg:y2="4.058cm">
            <text:p/>
          </draw:line>
          <draw:line draw:style-name="gr1" draw:text-style-name="P1" draw:layer="TiM_F" svg:x1="32.88cm" svg:y1="3.543cm" svg:x2="32.97cm" svg:y2="3.543cm">
            <text:p/>
          </draw:line>
          <draw:polyline draw:style-name="gr1" draw:text-style-name="P1" draw:layer="TiM_F" svg:width="0cm" svg:height="0.019cm" svg:x="32.88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32.56cm" svg:y="3.543cm" svg:viewBox="0 0 0 20" draw:points="0,0 0,1 0,1 0,2 0,2 0,3 0,5 0,6 0,8 0,10 0,12 0,14 0,16 0,18 0,20">
            <text:p/>
          </draw:polyline>
          <draw:line draw:style-name="gr1" draw:text-style-name="P1" draw:layer="TiM_F" svg:x1="32.65cm" svg:y1="3.543cm" svg:x2="32.56cm" svg:y2="3.543cm">
            <text:p/>
          </draw:line>
          <draw:polyline draw:style-name="gr1" draw:text-style-name="P1" draw:layer="TiM_F" svg:width="0cm" svg:height="0.019cm" svg:x="32.815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32.65cm" svg:y="3.543cm" svg:viewBox="0 0 0 20" draw:points="0,20 0,18 0,16 0,14 0,12 0,10 0,8 0,6 0,5 0,3 0,2 0,2 0,1 0,1 0,0">
            <text:p/>
          </draw:polyline>
          <draw:line draw:style-name="gr1" draw:text-style-name="P1" draw:layer="TiM_F" svg:x1="32.715cm" svg:y1="3.543cm" svg:x2="32.815cm" svg:y2="3.543cm">
            <text:p/>
          </draw:line>
          <draw:polyline draw:style-name="gr1" draw:text-style-name="P1" draw:layer="TiM_F" svg:width="0cm" svg:height="0.019cm" svg:x="32.715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32.815cm" svg:y="10.154cm" svg:viewBox="0 0 0 20" draw:points="0,0 0,2 0,5 0,7 0,9 0,11 0,13 0,14 0,16 0,17 0,18 0,19 0,20 0,20 0,20">
            <text:p/>
          </draw:polyline>
          <draw:line draw:style-name="gr1" draw:text-style-name="P1" draw:layer="TiM_F" svg:x1="32.518cm" svg:y1="10.154cm" svg:x2="33.013cm" svg:y2="10.154cm">
            <text:p/>
          </draw:line>
          <draw:line draw:style-name="gr1" draw:text-style-name="P1" draw:layer="TiM_F" svg:x1="32.715cm" svg:y1="10.174cm" svg:x2="32.815cm" svg:y2="10.174cm">
            <text:p/>
          </draw:line>
          <draw:polyline draw:style-name="gr1" draw:text-style-name="P1" draw:layer="TiM_F" svg:width="0cm" svg:height="0.019cm" svg:x="32.88cm" svg:y="10.154cm" svg:viewBox="0 0 0 20" draw:points="0,0 0,2 0,5 0,7 0,9 0,11 0,13 0,14 0,16 0,17 0,18 0,19 0,20 0,20 0,20">
            <text:p/>
          </draw:polyline>
          <draw:polyline draw:style-name="gr1" draw:text-style-name="P1" draw:layer="TiM_F" svg:width="0cm" svg:height="0.019cm" svg:x="32.715cm" svg:y="10.154cm" svg:viewBox="0 0 0 20" draw:points="0,0 0,2 0,5 0,7 0,9 0,11 0,13 0,14 0,16 0,17 0,18 0,19 0,20 0,20 0,20">
            <text:p/>
          </draw:polyline>
          <draw:line draw:style-name="gr1" draw:text-style-name="P1" draw:layer="TiM_F" svg:x1="32.88cm" svg:y1="10.174cm" svg:x2="32.97cm" svg:y2="10.174cm">
            <text:p/>
          </draw:line>
          <draw:polyline draw:style-name="gr1" draw:text-style-name="P1" draw:layer="TiM_F" svg:width="0cm" svg:height="0.019cm" svg:x="32.97cm" svg:y="10.154cm" svg:viewBox="0 0 0 20" draw:points="0,20 0,20 0,20 0,19 0,18 0,17 0,16 0,14 0,13 0,11 0,9 0,7 0,5 0,2 0,0">
            <text:p/>
          </draw:polyline>
          <draw:polyline draw:style-name="gr1" draw:text-style-name="P1" draw:layer="TiM_F" svg:width="0cm" svg:height="0.019cm" svg:x="32.65cm" svg:y="10.154cm" svg:viewBox="0 0 0 20" draw:points="0,0 0,2 0,5 0,7 0,9 0,11 0,13 0,14 0,16 0,17 0,18 0,19 0,20 0,20 0,20">
            <text:p/>
          </draw:polyline>
          <draw:line draw:style-name="gr1" draw:text-style-name="P1" draw:layer="TiM_F" svg:x1="32.65cm" svg:y1="10.174cm" svg:x2="32.56cm" svg:y2="10.174cm">
            <text:p/>
          </draw:line>
          <draw:line draw:style-name="gr1" draw:text-style-name="P1" draw:layer="TiM_F" svg:x1="33.013cm" svg:y1="9.734cm" svg:x2="33.013cm" svg:y2="9.659cm">
            <text:p/>
          </draw:line>
          <draw:line draw:style-name="gr1" draw:text-style-name="P1" draw:layer="TiM_F" svg:x1="33.013cm" svg:y1="10.154cm" svg:x2="33.013cm" svg:y2="9.734cm">
            <text:p/>
          </draw:line>
          <draw:polyline draw:style-name="gr1" draw:text-style-name="P1" draw:layer="TiM_F" svg:width="0cm" svg:height="0.019cm" svg:x="32.56cm" svg:y="10.154cm" svg:viewBox="0 0 0 20" draw:points="0,20 0,20 0,20 0,19 0,18 0,17 0,16 0,14 0,13 0,11 0,9 0,7 0,5 0,2 0,0">
            <text:p/>
          </draw:polyline>
          <draw:line draw:style-name="gr1" draw:text-style-name="P1" draw:layer="TiM_F" svg:x1="33.013cm" svg:y1="9.659cm" svg:x2="32.938cm" svg:y2="9.659cm">
            <text:p/>
          </draw:line>
          <draw:line draw:style-name="gr1" draw:text-style-name="P1" draw:layer="TiM_F" svg:x1="32.938cm" svg:y1="9.659cm" svg:x2="32.518cm" svg:y2="9.659cm">
            <text:p/>
          </draw:line>
          <draw:polyline draw:style-name="gr1" draw:text-style-name="P1" draw:layer="TiM_F" svg:width="0cm" svg:height="0.019cm" svg:x="32.97cm" svg:y="9.639cm" svg:viewBox="0 0 0 20" draw:points="0,0 0,0 0,1 0,1 0,2 0,3 0,5 0,6 0,8 0,10 0,12 0,14 0,16 0,18 0,20">
            <text:p/>
          </draw:polyline>
          <draw:line draw:style-name="gr1" draw:text-style-name="P1" draw:layer="TiM_F" svg:x1="32.518cm" svg:y1="9.659cm" svg:x2="32.518cm" svg:y2="10.154cm">
            <text:p/>
          </draw:line>
          <draw:line draw:style-name="gr1" draw:text-style-name="P1" draw:layer="TiM_F" svg:x1="32.88cm" svg:y1="9.639cm" svg:x2="32.97cm" svg:y2="9.639cm">
            <text:p/>
          </draw:line>
          <draw:polyline draw:style-name="gr1" draw:text-style-name="P1" draw:layer="TiM_F" svg:width="0cm" svg:height="0.019cm" svg:x="32.88cm" svg:y="9.639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32.56cm" svg:y="9.639cm" svg:viewBox="0 0 0 20" draw:points="0,0 0,0 0,1 0,1 0,2 0,3 0,5 0,6 0,8 0,10 0,12 0,14 0,16 0,18 0,20">
            <text:p/>
          </draw:polyline>
          <draw:line draw:style-name="gr1" draw:text-style-name="P1" draw:layer="TiM_F" svg:x1="32.65cm" svg:y1="9.639cm" svg:x2="32.56cm" svg:y2="9.639cm">
            <text:p/>
          </draw:line>
          <draw:polyline draw:style-name="gr1" draw:text-style-name="P1" draw:layer="TiM_F" svg:width="0cm" svg:height="0.019cm" svg:x="32.815cm" svg:y="9.639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32.65cm" svg:y="9.639cm" svg:viewBox="0 0 0 20" draw:points="0,20 0,18 0,16 0,14 0,12 0,10 0,8 0,6 0,5 0,3 0,2 0,1 0,1 0,0 0,0">
            <text:p/>
          </draw:polyline>
          <draw:line draw:style-name="gr1" draw:text-style-name="P1" draw:layer="TiM_F" svg:x1="32.715cm" svg:y1="9.639cm" svg:x2="32.815cm" svg:y2="9.639cm">
            <text:p/>
          </draw:line>
          <draw:polyline draw:style-name="gr1" draw:text-style-name="P1" draw:layer="TiM_F" svg:width="0cm" svg:height="0.019cm" svg:x="32.715cm" svg:y="9.639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31.291cm" svg:y="4.058cm" svg:viewBox="0 0 0 20" draw:points="0,0 0,3 0,5 0,7 0,9 0,11 0,13 0,15 0,16 0,17 0,18 0,19 0,20 0,20 0,20">
            <text:p/>
          </draw:polyline>
          <draw:line draw:style-name="gr1" draw:text-style-name="P1" draw:layer="TiM_F" svg:x1="30.994cm" svg:y1="4.058cm" svg:x2="31.489cm" svg:y2="4.058cm">
            <text:p/>
          </draw:line>
          <draw:line draw:style-name="gr1" draw:text-style-name="P1" draw:layer="TiM_F" svg:x1="31.191cm" svg:y1="4.078cm" svg:x2="31.291cm" svg:y2="4.078cm">
            <text:p/>
          </draw:line>
          <draw:polyline draw:style-name="gr1" draw:text-style-name="P1" draw:layer="TiM_F" svg:width="0cm" svg:height="0.019cm" svg:x="31.356cm" svg:y="4.058cm" svg:viewBox="0 0 0 20" draw:points="0,0 0,3 0,5 0,7 0,9 0,11 0,13 0,15 0,16 0,17 0,18 0,19 0,20 0,20 0,20">
            <text:p/>
          </draw:polyline>
          <draw:polyline draw:style-name="gr1" draw:text-style-name="P1" draw:layer="TiM_F" svg:width="0cm" svg:height="0.019cm" svg:x="31.191cm" svg:y="4.058cm" svg:viewBox="0 0 0 20" draw:points="0,0 0,3 0,5 0,7 0,9 0,11 0,13 0,15 0,16 0,17 0,18 0,19 0,20 0,20 0,20">
            <text:p/>
          </draw:polyline>
          <draw:line draw:style-name="gr1" draw:text-style-name="P1" draw:layer="TiM_F" svg:x1="31.356cm" svg:y1="4.078cm" svg:x2="31.446cm" svg:y2="4.078cm">
            <text:p/>
          </draw:line>
          <draw:polyline draw:style-name="gr1" draw:text-style-name="P1" draw:layer="TiM_F" svg:width="0cm" svg:height="0.019cm" svg:x="31.446cm" svg:y="4.058cm" svg:viewBox="0 0 0 20" draw:points="0,20 0,20 0,20 0,19 0,18 0,17 0,16 0,15 0,13 0,11 0,9 0,7 0,5 0,3 0,0">
            <text:p/>
          </draw:polyline>
          <draw:polyline draw:style-name="gr1" draw:text-style-name="P1" draw:layer="TiM_F" svg:width="0cm" svg:height="0.019cm" svg:x="31.126cm" svg:y="4.058cm" svg:viewBox="0 0 0 20" draw:points="0,0 0,3 0,5 0,7 0,9 0,11 0,13 0,15 0,16 0,17 0,18 0,19 0,20 0,20 0,20">
            <text:p/>
          </draw:polyline>
          <draw:line draw:style-name="gr1" draw:text-style-name="P1" draw:layer="TiM_F" svg:x1="31.126cm" svg:y1="4.078cm" svg:x2="31.036cm" svg:y2="4.078cm">
            <text:p/>
          </draw:line>
          <draw:line draw:style-name="gr1" draw:text-style-name="P1" draw:layer="TiM_F" svg:x1="31.489cm" svg:y1="3.638cm" svg:x2="31.489cm" svg:y2="3.563cm">
            <text:p/>
          </draw:line>
          <draw:line draw:style-name="gr1" draw:text-style-name="P1" draw:layer="TiM_F" svg:x1="31.489cm" svg:y1="4.058cm" svg:x2="31.489cm" svg:y2="3.638cm">
            <text:p/>
          </draw:line>
          <draw:polyline draw:style-name="gr1" draw:text-style-name="P1" draw:layer="TiM_F" svg:width="0cm" svg:height="0.019cm" svg:x="31.036cm" svg:y="4.058cm" svg:viewBox="0 0 0 20" draw:points="0,20 0,20 0,20 0,19 0,18 0,17 0,16 0,15 0,13 0,11 0,9 0,7 0,5 0,3 0,0">
            <text:p/>
          </draw:polyline>
          <draw:line draw:style-name="gr1" draw:text-style-name="P1" draw:layer="TiM_F" svg:x1="31.489cm" svg:y1="3.563cm" svg:x2="31.414cm" svg:y2="3.563cm">
            <text:p/>
          </draw:line>
          <draw:line draw:style-name="gr1" draw:text-style-name="P1" draw:layer="TiM_F" svg:x1="31.414cm" svg:y1="3.563cm" svg:x2="30.994cm" svg:y2="3.563cm">
            <text:p/>
          </draw:line>
          <draw:polyline draw:style-name="gr1" draw:text-style-name="P1" draw:layer="TiM_F" svg:width="0cm" svg:height="0.019cm" svg:x="31.446cm" svg:y="3.543cm" svg:viewBox="0 0 0 20" draw:points="0,0 0,1 0,1 0,2 0,2 0,3 0,5 0,6 0,8 0,10 0,12 0,14 0,16 0,18 0,20">
            <text:p/>
          </draw:polyline>
          <draw:line draw:style-name="gr1" draw:text-style-name="P1" draw:layer="TiM_F" svg:x1="30.994cm" svg:y1="3.563cm" svg:x2="30.994cm" svg:y2="4.058cm">
            <text:p/>
          </draw:line>
          <draw:line draw:style-name="gr1" draw:text-style-name="P1" draw:layer="TiM_F" svg:x1="31.356cm" svg:y1="3.543cm" svg:x2="31.446cm" svg:y2="3.543cm">
            <text:p/>
          </draw:line>
          <draw:polyline draw:style-name="gr1" draw:text-style-name="P1" draw:layer="TiM_F" svg:width="0cm" svg:height="0.019cm" svg:x="31.356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31.036cm" svg:y="3.543cm" svg:viewBox="0 0 0 20" draw:points="0,0 0,1 0,1 0,2 0,2 0,3 0,5 0,6 0,8 0,10 0,12 0,14 0,16 0,18 0,20">
            <text:p/>
          </draw:polyline>
          <draw:line draw:style-name="gr1" draw:text-style-name="P1" draw:layer="TiM_F" svg:x1="31.126cm" svg:y1="3.543cm" svg:x2="31.036cm" svg:y2="3.543cm">
            <text:p/>
          </draw:line>
          <draw:polyline draw:style-name="gr1" draw:text-style-name="P1" draw:layer="TiM_F" svg:width="0cm" svg:height="0.019cm" svg:x="31.291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31.126cm" svg:y="3.543cm" svg:viewBox="0 0 0 20" draw:points="0,20 0,18 0,16 0,14 0,12 0,10 0,8 0,6 0,5 0,3 0,2 0,2 0,1 0,1 0,0">
            <text:p/>
          </draw:polyline>
          <draw:line draw:style-name="gr1" draw:text-style-name="P1" draw:layer="TiM_F" svg:x1="31.191cm" svg:y1="3.543cm" svg:x2="31.291cm" svg:y2="3.543cm">
            <text:p/>
          </draw:line>
          <draw:polyline draw:style-name="gr1" draw:text-style-name="P1" draw:layer="TiM_F" svg:width="0cm" svg:height="0.019cm" svg:x="31.191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32.815cm" svg:y="14.726cm" svg:viewBox="0 0 0 20" draw:points="0,0 0,2 0,5 0,7 0,9 0,11 0,13 0,14 0,16 0,17 0,18 0,19 0,20 0,20 0,20">
            <text:p/>
          </draw:polyline>
          <draw:line draw:style-name="gr1" draw:text-style-name="P1" draw:layer="TiM_F" svg:x1="32.518cm" svg:y1="14.726cm" svg:x2="33.013cm" svg:y2="14.726cm">
            <text:p/>
          </draw:line>
          <draw:line draw:style-name="gr1" draw:text-style-name="P1" draw:layer="TiM_F" svg:x1="32.715cm" svg:y1="14.746cm" svg:x2="32.815cm" svg:y2="14.746cm">
            <text:p/>
          </draw:line>
          <draw:polyline draw:style-name="gr1" draw:text-style-name="P1" draw:layer="TiM_F" svg:width="0cm" svg:height="0.019cm" svg:x="32.88cm" svg:y="14.726cm" svg:viewBox="0 0 0 20" draw:points="0,0 0,2 0,5 0,7 0,9 0,11 0,13 0,14 0,16 0,17 0,18 0,19 0,20 0,20 0,20">
            <text:p/>
          </draw:polyline>
          <draw:polyline draw:style-name="gr1" draw:text-style-name="P1" draw:layer="TiM_F" svg:width="0cm" svg:height="0.019cm" svg:x="32.715cm" svg:y="14.726cm" svg:viewBox="0 0 0 20" draw:points="0,0 0,2 0,5 0,7 0,9 0,11 0,13 0,14 0,16 0,17 0,18 0,19 0,20 0,20 0,20">
            <text:p/>
          </draw:polyline>
          <draw:line draw:style-name="gr1" draw:text-style-name="P1" draw:layer="TiM_F" svg:x1="32.88cm" svg:y1="14.746cm" svg:x2="32.97cm" svg:y2="14.746cm">
            <text:p/>
          </draw:line>
          <draw:polyline draw:style-name="gr1" draw:text-style-name="P1" draw:layer="TiM_F" svg:width="0cm" svg:height="0.019cm" svg:x="32.97cm" svg:y="14.726cm" svg:viewBox="0 0 0 20" draw:points="0,20 0,20 0,20 0,19 0,18 0,17 0,16 0,14 0,13 0,11 0,9 0,7 0,5 0,2 0,0">
            <text:p/>
          </draw:polyline>
          <draw:polyline draw:style-name="gr1" draw:text-style-name="P1" draw:layer="TiM_F" svg:width="0cm" svg:height="0.019cm" svg:x="32.65cm" svg:y="14.726cm" svg:viewBox="0 0 0 20" draw:points="0,0 0,2 0,5 0,7 0,9 0,11 0,13 0,14 0,16 0,17 0,18 0,19 0,20 0,20 0,20">
            <text:p/>
          </draw:polyline>
          <draw:line draw:style-name="gr1" draw:text-style-name="P1" draw:layer="TiM_F" svg:x1="32.65cm" svg:y1="14.746cm" svg:x2="32.56cm" svg:y2="14.746cm">
            <text:p/>
          </draw:line>
          <draw:line draw:style-name="gr1" draw:text-style-name="P1" draw:layer="TiM_F" svg:x1="33.013cm" svg:y1="14.306cm" svg:x2="33.013cm" svg:y2="14.231cm">
            <text:p/>
          </draw:line>
          <draw:line draw:style-name="gr1" draw:text-style-name="P1" draw:layer="TiM_F" svg:x1="33.013cm" svg:y1="14.726cm" svg:x2="33.013cm" svg:y2="14.306cm">
            <text:p/>
          </draw:line>
          <draw:polyline draw:style-name="gr1" draw:text-style-name="P1" draw:layer="TiM_F" svg:width="0cm" svg:height="0.019cm" svg:x="32.56cm" svg:y="14.726cm" svg:viewBox="0 0 0 20" draw:points="0,20 0,20 0,20 0,19 0,18 0,17 0,16 0,14 0,13 0,11 0,9 0,7 0,5 0,2 0,0">
            <text:p/>
          </draw:polyline>
          <draw:line draw:style-name="gr1" draw:text-style-name="P1" draw:layer="TiM_F" svg:x1="33.013cm" svg:y1="14.231cm" svg:x2="32.938cm" svg:y2="14.231cm">
            <text:p/>
          </draw:line>
          <draw:line draw:style-name="gr1" draw:text-style-name="P1" draw:layer="TiM_F" svg:x1="32.938cm" svg:y1="14.231cm" svg:x2="32.518cm" svg:y2="14.231cm">
            <text:p/>
          </draw:line>
          <draw:polyline draw:style-name="gr1" draw:text-style-name="P1" draw:layer="TiM_F" svg:width="0cm" svg:height="0.019cm" svg:x="32.97cm" svg:y="14.211cm" svg:viewBox="0 0 0 20" draw:points="0,0 0,0 0,1 0,1 0,2 0,3 0,4 0,6 0,8 0,9 0,11 0,13 0,16 0,18 0,20">
            <text:p/>
          </draw:polyline>
          <draw:line draw:style-name="gr1" draw:text-style-name="P1" draw:layer="TiM_F" svg:x1="32.518cm" svg:y1="14.231cm" svg:x2="32.518cm" svg:y2="14.726cm">
            <text:p/>
          </draw:line>
          <draw:line draw:style-name="gr1" draw:text-style-name="P1" draw:layer="TiM_F" svg:x1="32.88cm" svg:y1="14.211cm" svg:x2="32.97cm" svg:y2="14.211cm">
            <text:p/>
          </draw:line>
          <draw:polyline draw:style-name="gr1" draw:text-style-name="P1" draw:layer="TiM_F" svg:width="0cm" svg:height="0.019cm" svg:x="32.88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2.56cm" svg:y="14.211cm" svg:viewBox="0 0 0 20" draw:points="0,0 0,0 0,1 0,1 0,2 0,3 0,4 0,6 0,8 0,9 0,11 0,13 0,16 0,18 0,20">
            <text:p/>
          </draw:polyline>
          <draw:line draw:style-name="gr1" draw:text-style-name="P1" draw:layer="TiM_F" svg:x1="32.65cm" svg:y1="14.211cm" svg:x2="32.56cm" svg:y2="14.211cm">
            <text:p/>
          </draw:line>
          <draw:polyline draw:style-name="gr1" draw:text-style-name="P1" draw:layer="TiM_F" svg:width="0cm" svg:height="0.019cm" svg:x="32.815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2.65cm" svg:y="14.211cm" svg:viewBox="0 0 0 20" draw:points="0,20 0,18 0,16 0,13 0,11 0,9 0,8 0,6 0,4 0,3 0,2 0,1 0,1 0,0 0,0">
            <text:p/>
          </draw:polyline>
          <draw:line draw:style-name="gr1" draw:text-style-name="P1" draw:layer="TiM_F" svg:x1="32.715cm" svg:y1="14.211cm" svg:x2="32.815cm" svg:y2="14.211cm">
            <text:p/>
          </draw:line>
          <draw:polyline draw:style-name="gr1" draw:text-style-name="P1" draw:layer="TiM_F" svg:width="0cm" svg:height="0.019cm" svg:x="32.715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1.291cm" svg:y="14.726cm" svg:viewBox="0 0 0 20" draw:points="0,0 0,2 0,5 0,7 0,9 0,11 0,13 0,14 0,16 0,17 0,18 0,19 0,20 0,20 0,20">
            <text:p/>
          </draw:polyline>
          <draw:line draw:style-name="gr1" draw:text-style-name="P1" draw:layer="TiM_F" svg:x1="30.994cm" svg:y1="14.726cm" svg:x2="31.489cm" svg:y2="14.726cm">
            <text:p/>
          </draw:line>
          <draw:line draw:style-name="gr1" draw:text-style-name="P1" draw:layer="TiM_F" svg:x1="31.191cm" svg:y1="14.746cm" svg:x2="31.291cm" svg:y2="14.746cm">
            <text:p/>
          </draw:line>
          <draw:polyline draw:style-name="gr1" draw:text-style-name="P1" draw:layer="TiM_F" svg:width="0cm" svg:height="0.019cm" svg:x="31.356cm" svg:y="14.726cm" svg:viewBox="0 0 0 20" draw:points="0,0 0,2 0,5 0,7 0,9 0,11 0,13 0,14 0,16 0,17 0,18 0,19 0,20 0,20 0,20">
            <text:p/>
          </draw:polyline>
          <draw:polyline draw:style-name="gr1" draw:text-style-name="P1" draw:layer="TiM_F" svg:width="0cm" svg:height="0.019cm" svg:x="31.191cm" svg:y="14.726cm" svg:viewBox="0 0 0 20" draw:points="0,0 0,2 0,5 0,7 0,9 0,11 0,13 0,14 0,16 0,17 0,18 0,19 0,20 0,20 0,20">
            <text:p/>
          </draw:polyline>
          <draw:line draw:style-name="gr1" draw:text-style-name="P1" draw:layer="TiM_F" svg:x1="31.356cm" svg:y1="14.746cm" svg:x2="31.446cm" svg:y2="14.746cm">
            <text:p/>
          </draw:line>
          <draw:polyline draw:style-name="gr1" draw:text-style-name="P1" draw:layer="TiM_F" svg:width="0cm" svg:height="0.019cm" svg:x="31.446cm" svg:y="14.726cm" svg:viewBox="0 0 0 20" draw:points="0,20 0,20 0,20 0,19 0,18 0,17 0,16 0,14 0,13 0,11 0,9 0,7 0,5 0,2 0,0">
            <text:p/>
          </draw:polyline>
          <draw:polyline draw:style-name="gr1" draw:text-style-name="P1" draw:layer="TiM_F" svg:width="0cm" svg:height="0.019cm" svg:x="31.126cm" svg:y="14.726cm" svg:viewBox="0 0 0 20" draw:points="0,0 0,2 0,5 0,7 0,9 0,11 0,13 0,14 0,16 0,17 0,18 0,19 0,20 0,20 0,20">
            <text:p/>
          </draw:polyline>
          <draw:line draw:style-name="gr1" draw:text-style-name="P1" draw:layer="TiM_F" svg:x1="31.126cm" svg:y1="14.746cm" svg:x2="31.036cm" svg:y2="14.746cm">
            <text:p/>
          </draw:line>
          <draw:line draw:style-name="gr1" draw:text-style-name="P1" draw:layer="TiM_F" svg:x1="31.489cm" svg:y1="14.306cm" svg:x2="31.489cm" svg:y2="14.231cm">
            <text:p/>
          </draw:line>
          <draw:line draw:style-name="gr1" draw:text-style-name="P1" draw:layer="TiM_F" svg:x1="31.489cm" svg:y1="14.726cm" svg:x2="31.489cm" svg:y2="14.306cm">
            <text:p/>
          </draw:line>
          <draw:polyline draw:style-name="gr1" draw:text-style-name="P1" draw:layer="TiM_F" svg:width="0cm" svg:height="0.019cm" svg:x="31.036cm" svg:y="14.726cm" svg:viewBox="0 0 0 20" draw:points="0,20 0,20 0,20 0,19 0,18 0,17 0,16 0,14 0,13 0,11 0,9 0,7 0,5 0,2 0,0">
            <text:p/>
          </draw:polyline>
          <draw:line draw:style-name="gr1" draw:text-style-name="P1" draw:layer="TiM_F" svg:x1="31.489cm" svg:y1="14.231cm" svg:x2="31.414cm" svg:y2="14.231cm">
            <text:p/>
          </draw:line>
          <draw:line draw:style-name="gr1" draw:text-style-name="P1" draw:layer="TiM_F" svg:x1="31.414cm" svg:y1="14.231cm" svg:x2="30.994cm" svg:y2="14.231cm">
            <text:p/>
          </draw:line>
          <draw:polyline draw:style-name="gr1" draw:text-style-name="P1" draw:layer="TiM_F" svg:width="0cm" svg:height="0.019cm" svg:x="31.446cm" svg:y="14.211cm" svg:viewBox="0 0 0 20" draw:points="0,0 0,0 0,1 0,1 0,2 0,3 0,4 0,6 0,8 0,9 0,11 0,13 0,16 0,18 0,20">
            <text:p/>
          </draw:polyline>
          <draw:line draw:style-name="gr1" draw:text-style-name="P1" draw:layer="TiM_F" svg:x1="30.994cm" svg:y1="14.231cm" svg:x2="30.994cm" svg:y2="14.726cm">
            <text:p/>
          </draw:line>
          <draw:line draw:style-name="gr1" draw:text-style-name="P1" draw:layer="TiM_F" svg:x1="31.356cm" svg:y1="14.211cm" svg:x2="31.446cm" svg:y2="14.211cm">
            <text:p/>
          </draw:line>
          <draw:polyline draw:style-name="gr1" draw:text-style-name="P1" draw:layer="TiM_F" svg:width="0cm" svg:height="0.019cm" svg:x="31.356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1.036cm" svg:y="14.211cm" svg:viewBox="0 0 0 20" draw:points="0,0 0,0 0,1 0,1 0,2 0,3 0,4 0,6 0,8 0,9 0,11 0,13 0,16 0,18 0,20">
            <text:p/>
          </draw:polyline>
          <draw:line draw:style-name="gr1" draw:text-style-name="P1" draw:layer="TiM_F" svg:x1="31.126cm" svg:y1="14.211cm" svg:x2="31.036cm" svg:y2="14.211cm">
            <text:p/>
          </draw:line>
          <draw:polyline draw:style-name="gr1" draw:text-style-name="P1" draw:layer="TiM_F" svg:width="0cm" svg:height="0.019cm" svg:x="31.291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1.126cm" svg:y="14.211cm" svg:viewBox="0 0 0 20" draw:points="0,20 0,18 0,16 0,13 0,11 0,9 0,8 0,6 0,4 0,3 0,2 0,1 0,1 0,0 0,0">
            <text:p/>
          </draw:polyline>
          <draw:line draw:style-name="gr1" draw:text-style-name="P1" draw:layer="TiM_F" svg:x1="31.191cm" svg:y1="14.211cm" svg:x2="31.291cm" svg:y2="14.211cm">
            <text:p/>
          </draw:line>
          <draw:polyline draw:style-name="gr1" draw:text-style-name="P1" draw:layer="TiM_F" svg:width="0cm" svg:height="0.019cm" svg:x="31.191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8.245cm" svg:y="14.726cm" svg:viewBox="0 0 0 20" draw:points="0,0 0,2 0,5 0,7 0,9 0,11 0,13 0,14 0,16 0,17 0,18 0,19 0,20 0,20 0,20">
            <text:p/>
          </draw:polyline>
          <draw:line draw:style-name="gr1" draw:text-style-name="P1" draw:layer="TiM_F" svg:x1="27.947cm" svg:y1="14.726cm" svg:x2="28.442cm" svg:y2="14.726cm">
            <text:p/>
          </draw:line>
          <draw:line draw:style-name="gr1" draw:text-style-name="P1" draw:layer="TiM_F" svg:x1="28.145cm" svg:y1="14.746cm" svg:x2="28.245cm" svg:y2="14.746cm">
            <text:p/>
          </draw:line>
          <draw:polyline draw:style-name="gr1" draw:text-style-name="P1" draw:layer="TiM_F" svg:width="0cm" svg:height="0.019cm" svg:x="28.31cm" svg:y="14.726cm" svg:viewBox="0 0 0 20" draw:points="0,0 0,2 0,5 0,7 0,9 0,11 0,13 0,14 0,16 0,17 0,18 0,19 0,20 0,20 0,20">
            <text:p/>
          </draw:polyline>
          <draw:polyline draw:style-name="gr1" draw:text-style-name="P1" draw:layer="TiM_F" svg:width="0cm" svg:height="0.019cm" svg:x="28.145cm" svg:y="14.726cm" svg:viewBox="0 0 0 20" draw:points="0,0 0,2 0,5 0,7 0,9 0,11 0,13 0,14 0,16 0,17 0,18 0,19 0,20 0,20 0,20">
            <text:p/>
          </draw:polyline>
          <draw:line draw:style-name="gr1" draw:text-style-name="P1" draw:layer="TiM_F" svg:x1="28.31cm" svg:y1="14.746cm" svg:x2="28.4cm" svg:y2="14.746cm">
            <text:p/>
          </draw:line>
          <draw:polyline draw:style-name="gr1" draw:text-style-name="P1" draw:layer="TiM_F" svg:width="0cm" svg:height="0.019cm" svg:x="28.4cm" svg:y="14.726cm" svg:viewBox="0 0 0 20" draw:points="0,20 0,20 0,20 0,19 0,18 0,17 0,16 0,14 0,13 0,11 0,9 0,7 0,5 0,2 0,0">
            <text:p/>
          </draw:polyline>
          <draw:polyline draw:style-name="gr1" draw:text-style-name="P1" draw:layer="TiM_F" svg:width="0cm" svg:height="0.019cm" svg:x="28.08cm" svg:y="14.726cm" svg:viewBox="0 0 0 20" draw:points="0,0 0,2 0,5 0,7 0,9 0,11 0,13 0,14 0,16 0,17 0,18 0,19 0,20 0,20 0,20">
            <text:p/>
          </draw:polyline>
          <draw:line draw:style-name="gr1" draw:text-style-name="P1" draw:layer="TiM_F" svg:x1="28.08cm" svg:y1="14.746cm" svg:x2="27.99cm" svg:y2="14.746cm">
            <text:p/>
          </draw:line>
          <draw:line draw:style-name="gr1" draw:text-style-name="P1" draw:layer="TiM_F" svg:x1="28.442cm" svg:y1="14.306cm" svg:x2="28.442cm" svg:y2="14.231cm">
            <text:p/>
          </draw:line>
          <draw:line draw:style-name="gr1" draw:text-style-name="P1" draw:layer="TiM_F" svg:x1="28.442cm" svg:y1="14.726cm" svg:x2="28.442cm" svg:y2="14.306cm">
            <text:p/>
          </draw:line>
          <draw:polyline draw:style-name="gr1" draw:text-style-name="P1" draw:layer="TiM_F" svg:width="0cm" svg:height="0.019cm" svg:x="27.99cm" svg:y="14.726cm" svg:viewBox="0 0 0 20" draw:points="0,20 0,20 0,20 0,19 0,18 0,17 0,16 0,14 0,13 0,11 0,9 0,7 0,5 0,2 0,0">
            <text:p/>
          </draw:polyline>
          <draw:line draw:style-name="gr1" draw:text-style-name="P1" draw:layer="TiM_F" svg:x1="28.442cm" svg:y1="14.231cm" svg:x2="28.367cm" svg:y2="14.231cm">
            <text:p/>
          </draw:line>
          <draw:line draw:style-name="gr1" draw:text-style-name="P1" draw:layer="TiM_F" svg:x1="28.367cm" svg:y1="14.231cm" svg:x2="27.947cm" svg:y2="14.231cm">
            <text:p/>
          </draw:line>
          <draw:polyline draw:style-name="gr1" draw:text-style-name="P1" draw:layer="TiM_F" svg:width="0cm" svg:height="0.019cm" svg:x="28.4cm" svg:y="14.211cm" svg:viewBox="0 0 0 20" draw:points="0,0 0,0 0,1 0,1 0,2 0,3 0,4 0,6 0,8 0,9 0,11 0,13 0,16 0,18 0,20">
            <text:p/>
          </draw:polyline>
          <draw:line draw:style-name="gr1" draw:text-style-name="P1" draw:layer="TiM_F" svg:x1="27.947cm" svg:y1="14.231cm" svg:x2="27.947cm" svg:y2="14.726cm">
            <text:p/>
          </draw:line>
          <draw:line draw:style-name="gr1" draw:text-style-name="P1" draw:layer="TiM_F" svg:x1="28.31cm" svg:y1="14.211cm" svg:x2="28.4cm" svg:y2="14.211cm">
            <text:p/>
          </draw:line>
          <draw:polyline draw:style-name="gr1" draw:text-style-name="P1" draw:layer="TiM_F" svg:width="0cm" svg:height="0.019cm" svg:x="28.31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7.99cm" svg:y="14.211cm" svg:viewBox="0 0 0 20" draw:points="0,0 0,0 0,1 0,1 0,2 0,3 0,4 0,6 0,8 0,9 0,11 0,13 0,16 0,18 0,20">
            <text:p/>
          </draw:polyline>
          <draw:line draw:style-name="gr1" draw:text-style-name="P1" draw:layer="TiM_F" svg:x1="28.08cm" svg:y1="14.211cm" svg:x2="27.99cm" svg:y2="14.211cm">
            <text:p/>
          </draw:line>
          <draw:polyline draw:style-name="gr1" draw:text-style-name="P1" draw:layer="TiM_F" svg:width="0cm" svg:height="0.019cm" svg:x="28.245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8.08cm" svg:y="14.211cm" svg:viewBox="0 0 0 20" draw:points="0,20 0,18 0,16 0,13 0,11 0,9 0,8 0,6 0,4 0,3 0,2 0,1 0,1 0,0 0,0">
            <text:p/>
          </draw:polyline>
          <draw:line draw:style-name="gr1" draw:text-style-name="P1" draw:layer="TiM_F" svg:x1="28.145cm" svg:y1="14.211cm" svg:x2="28.245cm" svg:y2="14.211cm">
            <text:p/>
          </draw:line>
          <draw:polyline draw:style-name="gr1" draw:text-style-name="P1" draw:layer="TiM_F" svg:width="0cm" svg:height="0.019cm" svg:x="28.145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9.769cm" svg:y="14.726cm" svg:viewBox="0 0 0 20" draw:points="0,0 0,2 0,5 0,7 0,9 0,11 0,13 0,14 0,16 0,17 0,18 0,19 0,20 0,20 0,20">
            <text:p/>
          </draw:polyline>
          <draw:line draw:style-name="gr1" draw:text-style-name="P1" draw:layer="TiM_F" svg:x1="29.471cm" svg:y1="14.726cm" svg:x2="29.966cm" svg:y2="14.726cm">
            <text:p/>
          </draw:line>
          <draw:line draw:style-name="gr1" draw:text-style-name="P1" draw:layer="TiM_F" svg:x1="29.669cm" svg:y1="14.746cm" svg:x2="29.769cm" svg:y2="14.746cm">
            <text:p/>
          </draw:line>
          <draw:polyline draw:style-name="gr1" draw:text-style-name="P1" draw:layer="TiM_F" svg:width="0cm" svg:height="0.019cm" svg:x="29.834cm" svg:y="14.726cm" svg:viewBox="0 0 0 20" draw:points="0,0 0,2 0,5 0,7 0,9 0,11 0,13 0,14 0,16 0,17 0,18 0,19 0,20 0,20 0,20">
            <text:p/>
          </draw:polyline>
          <draw:polyline draw:style-name="gr1" draw:text-style-name="P1" draw:layer="TiM_F" svg:width="0cm" svg:height="0.019cm" svg:x="29.669cm" svg:y="14.726cm" svg:viewBox="0 0 0 20" draw:points="0,0 0,2 0,5 0,7 0,9 0,11 0,13 0,14 0,16 0,17 0,18 0,19 0,20 0,20 0,20">
            <text:p/>
          </draw:polyline>
          <draw:line draw:style-name="gr1" draw:text-style-name="P1" draw:layer="TiM_F" svg:x1="29.834cm" svg:y1="14.746cm" svg:x2="29.924cm" svg:y2="14.746cm">
            <text:p/>
          </draw:line>
          <draw:polyline draw:style-name="gr1" draw:text-style-name="P1" draw:layer="TiM_F" svg:width="0cm" svg:height="0.019cm" svg:x="29.924cm" svg:y="14.726cm" svg:viewBox="0 0 0 20" draw:points="0,20 0,20 0,20 0,19 0,18 0,17 0,16 0,14 0,13 0,11 0,9 0,7 0,5 0,2 0,0">
            <text:p/>
          </draw:polyline>
          <draw:polyline draw:style-name="gr1" draw:text-style-name="P1" draw:layer="TiM_F" svg:width="0cm" svg:height="0.019cm" svg:x="29.604cm" svg:y="14.726cm" svg:viewBox="0 0 0 20" draw:points="0,0 0,2 0,5 0,7 0,9 0,11 0,13 0,14 0,16 0,17 0,18 0,19 0,20 0,20 0,20">
            <text:p/>
          </draw:polyline>
          <draw:line draw:style-name="gr1" draw:text-style-name="P1" draw:layer="TiM_F" svg:x1="29.604cm" svg:y1="14.746cm" svg:x2="29.514cm" svg:y2="14.746cm">
            <text:p/>
          </draw:line>
          <draw:line draw:style-name="gr1" draw:text-style-name="P1" draw:layer="TiM_F" svg:x1="29.966cm" svg:y1="14.306cm" svg:x2="29.966cm" svg:y2="14.231cm">
            <text:p/>
          </draw:line>
          <draw:line draw:style-name="gr1" draw:text-style-name="P1" draw:layer="TiM_F" svg:x1="29.966cm" svg:y1="14.726cm" svg:x2="29.966cm" svg:y2="14.306cm">
            <text:p/>
          </draw:line>
          <draw:polyline draw:style-name="gr1" draw:text-style-name="P1" draw:layer="TiM_F" svg:width="0cm" svg:height="0.019cm" svg:x="29.514cm" svg:y="14.726cm" svg:viewBox="0 0 0 20" draw:points="0,20 0,20 0,20 0,19 0,18 0,17 0,16 0,14 0,13 0,11 0,9 0,7 0,5 0,2 0,0">
            <text:p/>
          </draw:polyline>
          <draw:line draw:style-name="gr1" draw:text-style-name="P1" draw:layer="TiM_F" svg:x1="29.966cm" svg:y1="14.231cm" svg:x2="29.891cm" svg:y2="14.231cm">
            <text:p/>
          </draw:line>
          <draw:line draw:style-name="gr1" draw:text-style-name="P1" draw:layer="TiM_F" svg:x1="29.891cm" svg:y1="14.231cm" svg:x2="29.471cm" svg:y2="14.231cm">
            <text:p/>
          </draw:line>
          <draw:polyline draw:style-name="gr1" draw:text-style-name="P1" draw:layer="TiM_F" svg:width="0cm" svg:height="0.019cm" svg:x="29.924cm" svg:y="14.211cm" svg:viewBox="0 0 0 20" draw:points="0,0 0,0 0,1 0,1 0,2 0,3 0,4 0,6 0,8 0,9 0,11 0,13 0,16 0,18 0,20">
            <text:p/>
          </draw:polyline>
          <draw:line draw:style-name="gr1" draw:text-style-name="P1" draw:layer="TiM_F" svg:x1="29.471cm" svg:y1="14.231cm" svg:x2="29.471cm" svg:y2="14.726cm">
            <text:p/>
          </draw:line>
          <draw:line draw:style-name="gr1" draw:text-style-name="P1" draw:layer="TiM_F" svg:x1="29.834cm" svg:y1="14.211cm" svg:x2="29.924cm" svg:y2="14.211cm">
            <text:p/>
          </draw:line>
          <draw:polyline draw:style-name="gr1" draw:text-style-name="P1" draw:layer="TiM_F" svg:width="0cm" svg:height="0.019cm" svg:x="29.834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9.514cm" svg:y="14.211cm" svg:viewBox="0 0 0 20" draw:points="0,0 0,0 0,1 0,1 0,2 0,3 0,4 0,6 0,8 0,9 0,11 0,13 0,16 0,18 0,20">
            <text:p/>
          </draw:polyline>
          <draw:line draw:style-name="gr1" draw:text-style-name="P1" draw:layer="TiM_F" svg:x1="29.604cm" svg:y1="14.211cm" svg:x2="29.514cm" svg:y2="14.211cm">
            <text:p/>
          </draw:line>
          <draw:polyline draw:style-name="gr1" draw:text-style-name="P1" draw:layer="TiM_F" svg:width="0cm" svg:height="0.019cm" svg:x="29.769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9.604cm" svg:y="14.211cm" svg:viewBox="0 0 0 20" draw:points="0,20 0,18 0,16 0,13 0,11 0,9 0,8 0,6 0,4 0,3 0,2 0,1 0,1 0,0 0,0">
            <text:p/>
          </draw:polyline>
          <draw:line draw:style-name="gr1" draw:text-style-name="P1" draw:layer="TiM_F" svg:x1="29.669cm" svg:y1="14.211cm" svg:x2="29.769cm" svg:y2="14.211cm">
            <text:p/>
          </draw:line>
          <draw:polyline draw:style-name="gr1" draw:text-style-name="P1" draw:layer="TiM_F" svg:width="0cm" svg:height="0.019cm" svg:x="29.669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6.721cm" svg:y="14.726cm" svg:viewBox="0 0 0 20" draw:points="0,0 0,2 0,5 0,7 0,9 0,11 0,13 0,14 0,16 0,17 0,18 0,19 0,20 0,20 0,20">
            <text:p/>
          </draw:polyline>
          <draw:line draw:style-name="gr1" draw:text-style-name="P1" draw:layer="TiM_F" svg:x1="26.423cm" svg:y1="14.726cm" svg:x2="26.918cm" svg:y2="14.726cm">
            <text:p/>
          </draw:line>
          <draw:line draw:style-name="gr1" draw:text-style-name="P1" draw:layer="TiM_F" svg:x1="26.621cm" svg:y1="14.746cm" svg:x2="26.721cm" svg:y2="14.746cm">
            <text:p/>
          </draw:line>
          <draw:polyline draw:style-name="gr1" draw:text-style-name="P1" draw:layer="TiM_F" svg:width="0cm" svg:height="0.019cm" svg:x="26.786cm" svg:y="14.726cm" svg:viewBox="0 0 0 20" draw:points="0,0 0,2 0,5 0,7 0,9 0,11 0,13 0,14 0,16 0,17 0,18 0,19 0,20 0,20 0,20">
            <text:p/>
          </draw:polyline>
          <draw:polyline draw:style-name="gr1" draw:text-style-name="P1" draw:layer="TiM_F" svg:width="0cm" svg:height="0.019cm" svg:x="26.621cm" svg:y="14.726cm" svg:viewBox="0 0 0 20" draw:points="0,0 0,2 0,5 0,7 0,9 0,11 0,13 0,14 0,16 0,17 0,18 0,19 0,20 0,20 0,20">
            <text:p/>
          </draw:polyline>
          <draw:line draw:style-name="gr1" draw:text-style-name="P1" draw:layer="TiM_F" svg:x1="26.786cm" svg:y1="14.746cm" svg:x2="26.876cm" svg:y2="14.746cm">
            <text:p/>
          </draw:line>
          <draw:polyline draw:style-name="gr1" draw:text-style-name="P1" draw:layer="TiM_F" svg:width="0cm" svg:height="0.019cm" svg:x="26.876cm" svg:y="14.726cm" svg:viewBox="0 0 0 20" draw:points="0,20 0,20 0,20 0,19 0,18 0,17 0,16 0,14 0,13 0,11 0,9 0,7 0,5 0,2 0,0">
            <text:p/>
          </draw:polyline>
          <draw:polyline draw:style-name="gr1" draw:text-style-name="P1" draw:layer="TiM_F" svg:width="0cm" svg:height="0.019cm" svg:x="26.556cm" svg:y="14.726cm" svg:viewBox="0 0 0 20" draw:points="0,0 0,2 0,5 0,7 0,9 0,11 0,13 0,14 0,16 0,17 0,18 0,19 0,20 0,20 0,20">
            <text:p/>
          </draw:polyline>
          <draw:line draw:style-name="gr1" draw:text-style-name="P1" draw:layer="TiM_F" svg:x1="26.556cm" svg:y1="14.746cm" svg:x2="26.466cm" svg:y2="14.746cm">
            <text:p/>
          </draw:line>
          <draw:line draw:style-name="gr1" draw:text-style-name="P1" draw:layer="TiM_F" svg:x1="26.918cm" svg:y1="14.306cm" svg:x2="26.918cm" svg:y2="14.231cm">
            <text:p/>
          </draw:line>
          <draw:line draw:style-name="gr1" draw:text-style-name="P1" draw:layer="TiM_F" svg:x1="26.918cm" svg:y1="14.726cm" svg:x2="26.918cm" svg:y2="14.306cm">
            <text:p/>
          </draw:line>
          <draw:polyline draw:style-name="gr1" draw:text-style-name="P1" draw:layer="TiM_F" svg:width="0cm" svg:height="0.019cm" svg:x="26.466cm" svg:y="14.726cm" svg:viewBox="0 0 0 20" draw:points="0,20 0,20 0,20 0,19 0,18 0,17 0,16 0,14 0,13 0,11 0,9 0,7 0,5 0,2 0,0">
            <text:p/>
          </draw:polyline>
          <draw:line draw:style-name="gr1" draw:text-style-name="P1" draw:layer="TiM_F" svg:x1="26.918cm" svg:y1="14.231cm" svg:x2="26.843cm" svg:y2="14.231cm">
            <text:p/>
          </draw:line>
          <draw:line draw:style-name="gr1" draw:text-style-name="P1" draw:layer="TiM_F" svg:x1="26.843cm" svg:y1="14.231cm" svg:x2="26.423cm" svg:y2="14.231cm">
            <text:p/>
          </draw:line>
          <draw:polyline draw:style-name="gr1" draw:text-style-name="P1" draw:layer="TiM_F" svg:width="0cm" svg:height="0.019cm" svg:x="26.876cm" svg:y="14.211cm" svg:viewBox="0 0 0 20" draw:points="0,0 0,0 0,1 0,1 0,2 0,3 0,4 0,6 0,8 0,9 0,11 0,13 0,16 0,18 0,20">
            <text:p/>
          </draw:polyline>
          <draw:line draw:style-name="gr1" draw:text-style-name="P1" draw:layer="TiM_F" svg:x1="26.423cm" svg:y1="14.231cm" svg:x2="26.423cm" svg:y2="14.726cm">
            <text:p/>
          </draw:line>
          <draw:line draw:style-name="gr1" draw:text-style-name="P1" draw:layer="TiM_F" svg:x1="26.786cm" svg:y1="14.211cm" svg:x2="26.876cm" svg:y2="14.211cm">
            <text:p/>
          </draw:line>
          <draw:polyline draw:style-name="gr1" draw:text-style-name="P1" draw:layer="TiM_F" svg:width="0cm" svg:height="0.019cm" svg:x="26.786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6.466cm" svg:y="14.211cm" svg:viewBox="0 0 0 20" draw:points="0,0 0,0 0,1 0,1 0,2 0,3 0,4 0,6 0,8 0,9 0,11 0,13 0,16 0,18 0,20">
            <text:p/>
          </draw:polyline>
          <draw:line draw:style-name="gr1" draw:text-style-name="P1" draw:layer="TiM_F" svg:x1="26.556cm" svg:y1="14.211cm" svg:x2="26.466cm" svg:y2="14.211cm">
            <text:p/>
          </draw:line>
          <draw:polyline draw:style-name="gr1" draw:text-style-name="P1" draw:layer="TiM_F" svg:width="0cm" svg:height="0.019cm" svg:x="26.721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6.556cm" svg:y="14.211cm" svg:viewBox="0 0 0 20" draw:points="0,20 0,18 0,16 0,13 0,11 0,9 0,8 0,6 0,4 0,3 0,2 0,1 0,1 0,0 0,0">
            <text:p/>
          </draw:polyline>
          <draw:line draw:style-name="gr1" draw:text-style-name="P1" draw:layer="TiM_F" svg:x1="26.621cm" svg:y1="14.211cm" svg:x2="26.721cm" svg:y2="14.211cm">
            <text:p/>
          </draw:line>
          <draw:polyline draw:style-name="gr1" draw:text-style-name="P1" draw:layer="TiM_F" svg:width="0cm" svg:height="0.019cm" svg:x="26.621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7.387cm" svg:y="4.058cm" svg:viewBox="0 0 0 20" draw:points="0,0 0,3 0,5 0,7 0,9 0,11 0,13 0,15 0,16 0,17 0,18 0,19 0,20 0,20 0,20">
            <text:p/>
          </draw:polyline>
          <draw:line draw:style-name="gr1" draw:text-style-name="P1" draw:layer="TiM_F" svg:x1="37.09cm" svg:y1="4.058cm" svg:x2="37.585cm" svg:y2="4.058cm">
            <text:p/>
          </draw:line>
          <draw:line draw:style-name="gr1" draw:text-style-name="P1" draw:layer="TiM_F" svg:x1="37.287cm" svg:y1="4.078cm" svg:x2="37.387cm" svg:y2="4.078cm">
            <text:p/>
          </draw:line>
          <draw:polyline draw:style-name="gr1" draw:text-style-name="P1" draw:layer="TiM_F" svg:width="0cm" svg:height="0.019cm" svg:x="37.452cm" svg:y="4.058cm" svg:viewBox="0 0 0 20" draw:points="0,0 0,3 0,5 0,7 0,9 0,11 0,13 0,15 0,16 0,17 0,18 0,19 0,20 0,20 0,20">
            <text:p/>
          </draw:polyline>
          <draw:polyline draw:style-name="gr1" draw:text-style-name="P1" draw:layer="TiM_F" svg:width="0cm" svg:height="0.019cm" svg:x="37.287cm" svg:y="4.058cm" svg:viewBox="0 0 0 20" draw:points="0,0 0,3 0,5 0,7 0,9 0,11 0,13 0,15 0,16 0,17 0,18 0,19 0,20 0,20 0,20">
            <text:p/>
          </draw:polyline>
          <draw:line draw:style-name="gr1" draw:text-style-name="P1" draw:layer="TiM_F" svg:x1="37.452cm" svg:y1="4.078cm" svg:x2="37.542cm" svg:y2="4.078cm">
            <text:p/>
          </draw:line>
          <draw:polyline draw:style-name="gr1" draw:text-style-name="P1" draw:layer="TiM_F" svg:width="0cm" svg:height="0.019cm" svg:x="37.542cm" svg:y="4.058cm" svg:viewBox="0 0 0 20" draw:points="0,20 0,20 0,20 0,19 0,18 0,17 0,16 0,15 0,13 0,11 0,9 0,7 0,5 0,3 0,0">
            <text:p/>
          </draw:polyline>
          <draw:polyline draw:style-name="gr1" draw:text-style-name="P1" draw:layer="TiM_F" svg:width="0cm" svg:height="0.019cm" svg:x="37.222cm" svg:y="4.058cm" svg:viewBox="0 0 0 20" draw:points="0,0 0,3 0,5 0,7 0,9 0,11 0,13 0,15 0,16 0,17 0,18 0,19 0,20 0,20 0,20">
            <text:p/>
          </draw:polyline>
          <draw:line draw:style-name="gr1" draw:text-style-name="P1" draw:layer="TiM_F" svg:x1="37.222cm" svg:y1="4.078cm" svg:x2="37.132cm" svg:y2="4.078cm">
            <text:p/>
          </draw:line>
          <draw:line draw:style-name="gr1" draw:text-style-name="P1" draw:layer="TiM_F" svg:x1="37.585cm" svg:y1="3.638cm" svg:x2="37.585cm" svg:y2="3.563cm">
            <text:p/>
          </draw:line>
          <draw:line draw:style-name="gr1" draw:text-style-name="P1" draw:layer="TiM_F" svg:x1="37.585cm" svg:y1="4.058cm" svg:x2="37.585cm" svg:y2="3.638cm">
            <text:p/>
          </draw:line>
          <draw:polyline draw:style-name="gr1" draw:text-style-name="P1" draw:layer="TiM_F" svg:width="0cm" svg:height="0.019cm" svg:x="37.132cm" svg:y="4.058cm" svg:viewBox="0 0 0 20" draw:points="0,20 0,20 0,20 0,19 0,18 0,17 0,16 0,15 0,13 0,11 0,9 0,7 0,5 0,3 0,0">
            <text:p/>
          </draw:polyline>
          <draw:line draw:style-name="gr1" draw:text-style-name="P1" draw:layer="TiM_F" svg:x1="37.585cm" svg:y1="3.563cm" svg:x2="37.51cm" svg:y2="3.563cm">
            <text:p/>
          </draw:line>
          <draw:line draw:style-name="gr1" draw:text-style-name="P1" draw:layer="TiM_F" svg:x1="37.51cm" svg:y1="3.563cm" svg:x2="37.09cm" svg:y2="3.563cm">
            <text:p/>
          </draw:line>
          <draw:polyline draw:style-name="gr1" draw:text-style-name="P1" draw:layer="TiM_F" svg:width="0cm" svg:height="0.019cm" svg:x="37.542cm" svg:y="3.543cm" svg:viewBox="0 0 0 20" draw:points="0,0 0,1 0,1 0,2 0,2 0,3 0,5 0,6 0,8 0,10 0,12 0,14 0,16 0,18 0,20">
            <text:p/>
          </draw:polyline>
          <draw:line draw:style-name="gr1" draw:text-style-name="P1" draw:layer="TiM_F" svg:x1="37.09cm" svg:y1="3.563cm" svg:x2="37.09cm" svg:y2="4.058cm">
            <text:p/>
          </draw:line>
          <draw:line draw:style-name="gr1" draw:text-style-name="P1" draw:layer="TiM_F" svg:x1="37.452cm" svg:y1="3.543cm" svg:x2="37.542cm" svg:y2="3.543cm">
            <text:p/>
          </draw:line>
          <draw:polyline draw:style-name="gr1" draw:text-style-name="P1" draw:layer="TiM_F" svg:width="0cm" svg:height="0.019cm" svg:x="37.452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37.132cm" svg:y="3.543cm" svg:viewBox="0 0 0 20" draw:points="0,0 0,1 0,1 0,2 0,2 0,3 0,5 0,6 0,8 0,10 0,12 0,14 0,16 0,18 0,20">
            <text:p/>
          </draw:polyline>
          <draw:line draw:style-name="gr1" draw:text-style-name="P1" draw:layer="TiM_F" svg:x1="37.222cm" svg:y1="3.543cm" svg:x2="37.132cm" svg:y2="3.543cm">
            <text:p/>
          </draw:line>
          <draw:polyline draw:style-name="gr1" draw:text-style-name="P1" draw:layer="TiM_F" svg:width="0cm" svg:height="0.019cm" svg:x="37.387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37.222cm" svg:y="3.543cm" svg:viewBox="0 0 0 20" draw:points="0,20 0,18 0,16 0,14 0,12 0,10 0,8 0,6 0,5 0,3 0,2 0,2 0,1 0,1 0,0">
            <text:p/>
          </draw:polyline>
          <draw:line draw:style-name="gr1" draw:text-style-name="P1" draw:layer="TiM_F" svg:x1="37.287cm" svg:y1="3.543cm" svg:x2="37.387cm" svg:y2="3.543cm">
            <text:p/>
          </draw:line>
          <draw:polyline draw:style-name="gr1" draw:text-style-name="P1" draw:layer="TiM_F" svg:width="0cm" svg:height="0.019cm" svg:x="37.287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35.863cm" svg:y="4.058cm" svg:viewBox="0 0 0 20" draw:points="0,0 0,3 0,5 0,7 0,9 0,11 0,13 0,15 0,16 0,17 0,18 0,19 0,20 0,20 0,20">
            <text:p/>
          </draw:polyline>
          <draw:line draw:style-name="gr1" draw:text-style-name="P1" draw:layer="TiM_F" svg:x1="35.566cm" svg:y1="4.058cm" svg:x2="36.061cm" svg:y2="4.058cm">
            <text:p/>
          </draw:line>
          <draw:line draw:style-name="gr1" draw:text-style-name="P1" draw:layer="TiM_F" svg:x1="35.763cm" svg:y1="4.078cm" svg:x2="35.863cm" svg:y2="4.078cm">
            <text:p/>
          </draw:line>
          <draw:polyline draw:style-name="gr1" draw:text-style-name="P1" draw:layer="TiM_F" svg:width="0cm" svg:height="0.019cm" svg:x="35.928cm" svg:y="4.058cm" svg:viewBox="0 0 0 20" draw:points="0,0 0,3 0,5 0,7 0,9 0,11 0,13 0,15 0,16 0,17 0,18 0,19 0,20 0,20 0,20">
            <text:p/>
          </draw:polyline>
          <draw:polyline draw:style-name="gr1" draw:text-style-name="P1" draw:layer="TiM_F" svg:width="0cm" svg:height="0.019cm" svg:x="35.763cm" svg:y="4.058cm" svg:viewBox="0 0 0 20" draw:points="0,0 0,3 0,5 0,7 0,9 0,11 0,13 0,15 0,16 0,17 0,18 0,19 0,20 0,20 0,20">
            <text:p/>
          </draw:polyline>
          <draw:line draw:style-name="gr1" draw:text-style-name="P1" draw:layer="TiM_F" svg:x1="35.928cm" svg:y1="4.078cm" svg:x2="36.018cm" svg:y2="4.078cm">
            <text:p/>
          </draw:line>
          <draw:polyline draw:style-name="gr1" draw:text-style-name="P1" draw:layer="TiM_F" svg:width="0cm" svg:height="0.019cm" svg:x="36.018cm" svg:y="4.058cm" svg:viewBox="0 0 0 20" draw:points="0,20 0,20 0,20 0,19 0,18 0,17 0,16 0,15 0,13 0,11 0,9 0,7 0,5 0,3 0,0">
            <text:p/>
          </draw:polyline>
          <draw:polyline draw:style-name="gr1" draw:text-style-name="P1" draw:layer="TiM_F" svg:width="0cm" svg:height="0.019cm" svg:x="35.698cm" svg:y="4.058cm" svg:viewBox="0 0 0 20" draw:points="0,0 0,3 0,5 0,7 0,9 0,11 0,13 0,15 0,16 0,17 0,18 0,19 0,20 0,20 0,20">
            <text:p/>
          </draw:polyline>
          <draw:line draw:style-name="gr1" draw:text-style-name="P1" draw:layer="TiM_F" svg:x1="35.698cm" svg:y1="4.078cm" svg:x2="35.608cm" svg:y2="4.078cm">
            <text:p/>
          </draw:line>
          <draw:line draw:style-name="gr1" draw:text-style-name="P1" draw:layer="TiM_F" svg:x1="36.061cm" svg:y1="3.638cm" svg:x2="36.061cm" svg:y2="3.563cm">
            <text:p/>
          </draw:line>
          <draw:line draw:style-name="gr1" draw:text-style-name="P1" draw:layer="TiM_F" svg:x1="36.061cm" svg:y1="4.058cm" svg:x2="36.061cm" svg:y2="3.638cm">
            <text:p/>
          </draw:line>
          <draw:polyline draw:style-name="gr1" draw:text-style-name="P1" draw:layer="TiM_F" svg:width="0cm" svg:height="0.019cm" svg:x="35.608cm" svg:y="4.058cm" svg:viewBox="0 0 0 20" draw:points="0,20 0,20 0,20 0,19 0,18 0,17 0,16 0,15 0,13 0,11 0,9 0,7 0,5 0,3 0,0">
            <text:p/>
          </draw:polyline>
          <draw:line draw:style-name="gr1" draw:text-style-name="P1" draw:layer="TiM_F" svg:x1="36.061cm" svg:y1="3.563cm" svg:x2="35.986cm" svg:y2="3.563cm">
            <text:p/>
          </draw:line>
          <draw:line draw:style-name="gr1" draw:text-style-name="P1" draw:layer="TiM_F" svg:x1="35.986cm" svg:y1="3.563cm" svg:x2="35.566cm" svg:y2="3.563cm">
            <text:p/>
          </draw:line>
          <draw:polyline draw:style-name="gr1" draw:text-style-name="P1" draw:layer="TiM_F" svg:width="0cm" svg:height="0.019cm" svg:x="36.018cm" svg:y="3.543cm" svg:viewBox="0 0 0 20" draw:points="0,0 0,1 0,1 0,2 0,2 0,3 0,5 0,6 0,8 0,10 0,12 0,14 0,16 0,18 0,20">
            <text:p/>
          </draw:polyline>
          <draw:line draw:style-name="gr1" draw:text-style-name="P1" draw:layer="TiM_F" svg:x1="35.566cm" svg:y1="3.563cm" svg:x2="35.566cm" svg:y2="4.058cm">
            <text:p/>
          </draw:line>
          <draw:line draw:style-name="gr1" draw:text-style-name="P1" draw:layer="TiM_F" svg:x1="35.928cm" svg:y1="3.543cm" svg:x2="36.018cm" svg:y2="3.543cm">
            <text:p/>
          </draw:line>
          <draw:polyline draw:style-name="gr1" draw:text-style-name="P1" draw:layer="TiM_F" svg:width="0cm" svg:height="0.019cm" svg:x="35.928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35.608cm" svg:y="3.543cm" svg:viewBox="0 0 0 20" draw:points="0,0 0,1 0,1 0,2 0,2 0,3 0,5 0,6 0,8 0,10 0,12 0,14 0,16 0,18 0,20">
            <text:p/>
          </draw:polyline>
          <draw:line draw:style-name="gr1" draw:text-style-name="P1" draw:layer="TiM_F" svg:x1="35.698cm" svg:y1="3.543cm" svg:x2="35.608cm" svg:y2="3.543cm">
            <text:p/>
          </draw:line>
          <draw:polyline draw:style-name="gr1" draw:text-style-name="P1" draw:layer="TiM_F" svg:width="0cm" svg:height="0.019cm" svg:x="35.863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35.698cm" svg:y="3.543cm" svg:viewBox="0 0 0 20" draw:points="0,20 0,18 0,16 0,14 0,12 0,10 0,8 0,6 0,5 0,3 0,2 0,2 0,1 0,1 0,0">
            <text:p/>
          </draw:polyline>
          <draw:line draw:style-name="gr1" draw:text-style-name="P1" draw:layer="TiM_F" svg:x1="35.763cm" svg:y1="3.543cm" svg:x2="35.863cm" svg:y2="3.543cm">
            <text:p/>
          </draw:line>
          <draw:polyline draw:style-name="gr1" draw:text-style-name="P1" draw:layer="TiM_F" svg:width="0cm" svg:height="0.019cm" svg:x="35.763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37.387cm" svg:y="14.726cm" svg:viewBox="0 0 0 20" draw:points="0,0 0,2 0,5 0,7 0,9 0,11 0,13 0,14 0,16 0,17 0,18 0,19 0,20 0,20 0,20">
            <text:p/>
          </draw:polyline>
          <draw:line draw:style-name="gr1" draw:text-style-name="P1" draw:layer="TiM_F" svg:x1="37.09cm" svg:y1="14.726cm" svg:x2="37.585cm" svg:y2="14.726cm">
            <text:p/>
          </draw:line>
          <draw:line draw:style-name="gr1" draw:text-style-name="P1" draw:layer="TiM_F" svg:x1="37.287cm" svg:y1="14.746cm" svg:x2="37.387cm" svg:y2="14.746cm">
            <text:p/>
          </draw:line>
          <draw:polyline draw:style-name="gr1" draw:text-style-name="P1" draw:layer="TiM_F" svg:width="0cm" svg:height="0.019cm" svg:x="37.452cm" svg:y="14.726cm" svg:viewBox="0 0 0 20" draw:points="0,0 0,2 0,5 0,7 0,9 0,11 0,13 0,14 0,16 0,17 0,18 0,19 0,20 0,20 0,20">
            <text:p/>
          </draw:polyline>
          <draw:polyline draw:style-name="gr1" draw:text-style-name="P1" draw:layer="TiM_F" svg:width="0cm" svg:height="0.019cm" svg:x="37.287cm" svg:y="14.726cm" svg:viewBox="0 0 0 20" draw:points="0,0 0,2 0,5 0,7 0,9 0,11 0,13 0,14 0,16 0,17 0,18 0,19 0,20 0,20 0,20">
            <text:p/>
          </draw:polyline>
          <draw:line draw:style-name="gr1" draw:text-style-name="P1" draw:layer="TiM_F" svg:x1="37.452cm" svg:y1="14.746cm" svg:x2="37.542cm" svg:y2="14.746cm">
            <text:p/>
          </draw:line>
          <draw:polyline draw:style-name="gr1" draw:text-style-name="P1" draw:layer="TiM_F" svg:width="0cm" svg:height="0.019cm" svg:x="37.542cm" svg:y="14.726cm" svg:viewBox="0 0 0 20" draw:points="0,20 0,20 0,20 0,19 0,18 0,17 0,16 0,14 0,13 0,11 0,9 0,7 0,5 0,2 0,0">
            <text:p/>
          </draw:polyline>
          <draw:polyline draw:style-name="gr1" draw:text-style-name="P1" draw:layer="TiM_F" svg:width="0cm" svg:height="0.019cm" svg:x="37.222cm" svg:y="14.726cm" svg:viewBox="0 0 0 20" draw:points="0,0 0,2 0,5 0,7 0,9 0,11 0,13 0,14 0,16 0,17 0,18 0,19 0,20 0,20 0,20">
            <text:p/>
          </draw:polyline>
          <draw:line draw:style-name="gr1" draw:text-style-name="P1" draw:layer="TiM_F" svg:x1="37.222cm" svg:y1="14.746cm" svg:x2="37.132cm" svg:y2="14.746cm">
            <text:p/>
          </draw:line>
          <draw:line draw:style-name="gr1" draw:text-style-name="P1" draw:layer="TiM_F" svg:x1="37.585cm" svg:y1="14.306cm" svg:x2="37.585cm" svg:y2="14.231cm">
            <text:p/>
          </draw:line>
          <draw:line draw:style-name="gr1" draw:text-style-name="P1" draw:layer="TiM_F" svg:x1="37.585cm" svg:y1="14.726cm" svg:x2="37.585cm" svg:y2="14.306cm">
            <text:p/>
          </draw:line>
          <draw:polyline draw:style-name="gr1" draw:text-style-name="P1" draw:layer="TiM_F" svg:width="0cm" svg:height="0.019cm" svg:x="37.132cm" svg:y="14.726cm" svg:viewBox="0 0 0 20" draw:points="0,20 0,20 0,20 0,19 0,18 0,17 0,16 0,14 0,13 0,11 0,9 0,7 0,5 0,2 0,0">
            <text:p/>
          </draw:polyline>
          <draw:line draw:style-name="gr1" draw:text-style-name="P1" draw:layer="TiM_F" svg:x1="37.585cm" svg:y1="14.231cm" svg:x2="37.51cm" svg:y2="14.231cm">
            <text:p/>
          </draw:line>
          <draw:line draw:style-name="gr1" draw:text-style-name="P1" draw:layer="TiM_F" svg:x1="37.51cm" svg:y1="14.231cm" svg:x2="37.09cm" svg:y2="14.231cm">
            <text:p/>
          </draw:line>
          <draw:polyline draw:style-name="gr1" draw:text-style-name="P1" draw:layer="TiM_F" svg:width="0cm" svg:height="0.019cm" svg:x="37.542cm" svg:y="14.211cm" svg:viewBox="0 0 0 20" draw:points="0,0 0,0 0,1 0,1 0,2 0,3 0,4 0,6 0,8 0,9 0,11 0,13 0,16 0,18 0,20">
            <text:p/>
          </draw:polyline>
          <draw:line draw:style-name="gr1" draw:text-style-name="P1" draw:layer="TiM_F" svg:x1="37.09cm" svg:y1="14.231cm" svg:x2="37.09cm" svg:y2="14.726cm">
            <text:p/>
          </draw:line>
          <draw:line draw:style-name="gr1" draw:text-style-name="P1" draw:layer="TiM_F" svg:x1="37.452cm" svg:y1="14.211cm" svg:x2="37.542cm" svg:y2="14.211cm">
            <text:p/>
          </draw:line>
          <draw:polyline draw:style-name="gr1" draw:text-style-name="P1" draw:layer="TiM_F" svg:width="0cm" svg:height="0.019cm" svg:x="37.452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7.132cm" svg:y="14.211cm" svg:viewBox="0 0 0 20" draw:points="0,0 0,0 0,1 0,1 0,2 0,3 0,4 0,6 0,8 0,9 0,11 0,13 0,16 0,18 0,20">
            <text:p/>
          </draw:polyline>
          <draw:line draw:style-name="gr1" draw:text-style-name="P1" draw:layer="TiM_F" svg:x1="37.222cm" svg:y1="14.211cm" svg:x2="37.132cm" svg:y2="14.211cm">
            <text:p/>
          </draw:line>
          <draw:polyline draw:style-name="gr1" draw:text-style-name="P1" draw:layer="TiM_F" svg:width="0cm" svg:height="0.019cm" svg:x="37.387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7.222cm" svg:y="14.211cm" svg:viewBox="0 0 0 20" draw:points="0,20 0,18 0,16 0,13 0,11 0,9 0,8 0,6 0,4 0,3 0,2 0,1 0,1 0,0 0,0">
            <text:p/>
          </draw:polyline>
          <draw:line draw:style-name="gr1" draw:text-style-name="P1" draw:layer="TiM_F" svg:x1="37.287cm" svg:y1="14.211cm" svg:x2="37.387cm" svg:y2="14.211cm">
            <text:p/>
          </draw:line>
          <draw:polyline draw:style-name="gr1" draw:text-style-name="P1" draw:layer="TiM_F" svg:width="0cm" svg:height="0.019cm" svg:x="37.287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4.339cm" svg:y="4.058cm" svg:viewBox="0 0 0 20" draw:points="0,0 0,3 0,5 0,7 0,9 0,11 0,13 0,15 0,16 0,17 0,18 0,19 0,20 0,20 0,20">
            <text:p/>
          </draw:polyline>
          <draw:line draw:style-name="gr1" draw:text-style-name="P1" draw:layer="TiM_F" svg:x1="34.042cm" svg:y1="4.058cm" svg:x2="34.537cm" svg:y2="4.058cm">
            <text:p/>
          </draw:line>
          <draw:line draw:style-name="gr1" draw:text-style-name="P1" draw:layer="TiM_F" svg:x1="34.239cm" svg:y1="4.078cm" svg:x2="34.339cm" svg:y2="4.078cm">
            <text:p/>
          </draw:line>
          <draw:polyline draw:style-name="gr1" draw:text-style-name="P1" draw:layer="TiM_F" svg:width="0cm" svg:height="0.019cm" svg:x="34.404cm" svg:y="4.058cm" svg:viewBox="0 0 0 20" draw:points="0,0 0,3 0,5 0,7 0,9 0,11 0,13 0,15 0,16 0,17 0,18 0,19 0,20 0,20 0,20">
            <text:p/>
          </draw:polyline>
          <draw:polyline draw:style-name="gr1" draw:text-style-name="P1" draw:layer="TiM_F" svg:width="0cm" svg:height="0.019cm" svg:x="34.239cm" svg:y="4.058cm" svg:viewBox="0 0 0 20" draw:points="0,0 0,3 0,5 0,7 0,9 0,11 0,13 0,15 0,16 0,17 0,18 0,19 0,20 0,20 0,20">
            <text:p/>
          </draw:polyline>
          <draw:line draw:style-name="gr1" draw:text-style-name="P1" draw:layer="TiM_F" svg:x1="34.404cm" svg:y1="4.078cm" svg:x2="34.494cm" svg:y2="4.078cm">
            <text:p/>
          </draw:line>
          <draw:polyline draw:style-name="gr1" draw:text-style-name="P1" draw:layer="TiM_F" svg:width="0cm" svg:height="0.019cm" svg:x="34.494cm" svg:y="4.058cm" svg:viewBox="0 0 0 20" draw:points="0,20 0,20 0,20 0,19 0,18 0,17 0,16 0,15 0,13 0,11 0,9 0,7 0,5 0,3 0,0">
            <text:p/>
          </draw:polyline>
          <draw:polyline draw:style-name="gr1" draw:text-style-name="P1" draw:layer="TiM_F" svg:width="0cm" svg:height="0.019cm" svg:x="34.174cm" svg:y="4.058cm" svg:viewBox="0 0 0 20" draw:points="0,0 0,3 0,5 0,7 0,9 0,11 0,13 0,15 0,16 0,17 0,18 0,19 0,20 0,20 0,20">
            <text:p/>
          </draw:polyline>
          <draw:line draw:style-name="gr1" draw:text-style-name="P1" draw:layer="TiM_F" svg:x1="34.174cm" svg:y1="4.078cm" svg:x2="34.084cm" svg:y2="4.078cm">
            <text:p/>
          </draw:line>
          <draw:line draw:style-name="gr1" draw:text-style-name="P1" draw:layer="TiM_F" svg:x1="34.537cm" svg:y1="3.638cm" svg:x2="34.537cm" svg:y2="3.563cm">
            <text:p/>
          </draw:line>
          <draw:line draw:style-name="gr1" draw:text-style-name="P1" draw:layer="TiM_F" svg:x1="34.537cm" svg:y1="4.058cm" svg:x2="34.537cm" svg:y2="3.638cm">
            <text:p/>
          </draw:line>
          <draw:polyline draw:style-name="gr1" draw:text-style-name="P1" draw:layer="TiM_F" svg:width="0cm" svg:height="0.019cm" svg:x="34.084cm" svg:y="4.058cm" svg:viewBox="0 0 0 20" draw:points="0,20 0,20 0,20 0,19 0,18 0,17 0,16 0,15 0,13 0,11 0,9 0,7 0,5 0,3 0,0">
            <text:p/>
          </draw:polyline>
          <draw:line draw:style-name="gr1" draw:text-style-name="P1" draw:layer="TiM_F" svg:x1="34.537cm" svg:y1="3.563cm" svg:x2="34.462cm" svg:y2="3.563cm">
            <text:p/>
          </draw:line>
          <draw:line draw:style-name="gr1" draw:text-style-name="P1" draw:layer="TiM_F" svg:x1="34.462cm" svg:y1="3.563cm" svg:x2="34.042cm" svg:y2="3.563cm">
            <text:p/>
          </draw:line>
          <draw:polyline draw:style-name="gr1" draw:text-style-name="P1" draw:layer="TiM_F" svg:width="0cm" svg:height="0.019cm" svg:x="34.494cm" svg:y="3.543cm" svg:viewBox="0 0 0 20" draw:points="0,0 0,1 0,1 0,2 0,2 0,3 0,5 0,6 0,8 0,10 0,12 0,14 0,16 0,18 0,20">
            <text:p/>
          </draw:polyline>
          <draw:line draw:style-name="gr1" draw:text-style-name="P1" draw:layer="TiM_F" svg:x1="34.042cm" svg:y1="3.563cm" svg:x2="34.042cm" svg:y2="4.058cm">
            <text:p/>
          </draw:line>
          <draw:line draw:style-name="gr1" draw:text-style-name="P1" draw:layer="TiM_F" svg:x1="34.404cm" svg:y1="3.543cm" svg:x2="34.494cm" svg:y2="3.543cm">
            <text:p/>
          </draw:line>
          <draw:polyline draw:style-name="gr1" draw:text-style-name="P1" draw:layer="TiM_F" svg:width="0cm" svg:height="0.019cm" svg:x="34.404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34.084cm" svg:y="3.543cm" svg:viewBox="0 0 0 20" draw:points="0,0 0,1 0,1 0,2 0,2 0,3 0,5 0,6 0,8 0,10 0,12 0,14 0,16 0,18 0,20">
            <text:p/>
          </draw:polyline>
          <draw:line draw:style-name="gr1" draw:text-style-name="P1" draw:layer="TiM_F" svg:x1="34.174cm" svg:y1="3.543cm" svg:x2="34.084cm" svg:y2="3.543cm">
            <text:p/>
          </draw:line>
          <draw:polyline draw:style-name="gr1" draw:text-style-name="P1" draw:layer="TiM_F" svg:width="0cm" svg:height="0.019cm" svg:x="34.339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34.174cm" svg:y="3.543cm" svg:viewBox="0 0 0 20" draw:points="0,20 0,18 0,16 0,14 0,12 0,10 0,8 0,6 0,5 0,3 0,2 0,2 0,1 0,1 0,0">
            <text:p/>
          </draw:polyline>
          <draw:line draw:style-name="gr1" draw:text-style-name="P1" draw:layer="TiM_F" svg:x1="34.239cm" svg:y1="3.543cm" svg:x2="34.339cm" svg:y2="3.543cm">
            <text:p/>
          </draw:line>
          <draw:polyline draw:style-name="gr1" draw:text-style-name="P1" draw:layer="TiM_F" svg:width="0cm" svg:height="0.019cm" svg:x="34.239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34.339cm" svg:y="8.63cm" svg:viewBox="0 0 0 20" draw:points="0,0 0,3 0,5 0,7 0,9 0,11 0,13 0,14 0,16 0,17 0,18 0,19 0,20 0,20 0,20">
            <text:p/>
          </draw:polyline>
          <draw:line draw:style-name="gr1" draw:text-style-name="P1" draw:layer="TiM_F" svg:x1="34.042cm" svg:y1="8.63cm" svg:x2="34.537cm" svg:y2="8.63cm">
            <text:p/>
          </draw:line>
          <draw:line draw:style-name="gr1" draw:text-style-name="P1" draw:layer="TiM_F" svg:x1="34.239cm" svg:y1="8.65cm" svg:x2="34.339cm" svg:y2="8.65cm">
            <text:p/>
          </draw:line>
          <draw:polyline draw:style-name="gr1" draw:text-style-name="P1" draw:layer="TiM_F" svg:width="0cm" svg:height="0.019cm" svg:x="34.404cm" svg:y="8.63cm" svg:viewBox="0 0 0 20" draw:points="0,0 0,3 0,5 0,7 0,9 0,11 0,13 0,14 0,16 0,17 0,18 0,19 0,20 0,20 0,20">
            <text:p/>
          </draw:polyline>
          <draw:polyline draw:style-name="gr1" draw:text-style-name="P1" draw:layer="TiM_F" svg:width="0cm" svg:height="0.019cm" svg:x="34.239cm" svg:y="8.63cm" svg:viewBox="0 0 0 20" draw:points="0,0 0,3 0,5 0,7 0,9 0,11 0,13 0,14 0,16 0,17 0,18 0,19 0,20 0,20 0,20">
            <text:p/>
          </draw:polyline>
          <draw:line draw:style-name="gr1" draw:text-style-name="P1" draw:layer="TiM_F" svg:x1="34.404cm" svg:y1="8.65cm" svg:x2="34.494cm" svg:y2="8.65cm">
            <text:p/>
          </draw:line>
          <draw:polyline draw:style-name="gr1" draw:text-style-name="P1" draw:layer="TiM_F" svg:width="0cm" svg:height="0.019cm" svg:x="34.494cm" svg:y="8.63cm" svg:viewBox="0 0 0 20" draw:points="0,20 0,20 0,20 0,19 0,18 0,17 0,16 0,14 0,13 0,11 0,9 0,7 0,5 0,3 0,0">
            <text:p/>
          </draw:polyline>
          <draw:polyline draw:style-name="gr1" draw:text-style-name="P1" draw:layer="TiM_F" svg:width="0cm" svg:height="0.019cm" svg:x="34.174cm" svg:y="8.63cm" svg:viewBox="0 0 0 20" draw:points="0,0 0,3 0,5 0,7 0,9 0,11 0,13 0,14 0,16 0,17 0,18 0,19 0,20 0,20 0,20">
            <text:p/>
          </draw:polyline>
          <draw:line draw:style-name="gr1" draw:text-style-name="P1" draw:layer="TiM_F" svg:x1="34.174cm" svg:y1="8.65cm" svg:x2="34.084cm" svg:y2="8.65cm">
            <text:p/>
          </draw:line>
          <draw:line draw:style-name="gr1" draw:text-style-name="P1" draw:layer="TiM_F" svg:x1="34.537cm" svg:y1="8.21cm" svg:x2="34.537cm" svg:y2="8.135cm">
            <text:p/>
          </draw:line>
          <draw:line draw:style-name="gr1" draw:text-style-name="P1" draw:layer="TiM_F" svg:x1="34.537cm" svg:y1="8.63cm" svg:x2="34.537cm" svg:y2="8.21cm">
            <text:p/>
          </draw:line>
          <draw:polyline draw:style-name="gr1" draw:text-style-name="P1" draw:layer="TiM_F" svg:width="0cm" svg:height="0.019cm" svg:x="34.084cm" svg:y="8.63cm" svg:viewBox="0 0 0 20" draw:points="0,20 0,20 0,20 0,19 0,18 0,17 0,16 0,14 0,13 0,11 0,9 0,7 0,5 0,3 0,0">
            <text:p/>
          </draw:polyline>
          <draw:line draw:style-name="gr1" draw:text-style-name="P1" draw:layer="TiM_F" svg:x1="34.537cm" svg:y1="8.135cm" svg:x2="34.462cm" svg:y2="8.135cm">
            <text:p/>
          </draw:line>
          <draw:line draw:style-name="gr1" draw:text-style-name="P1" draw:layer="TiM_F" svg:x1="34.462cm" svg:y1="8.135cm" svg:x2="34.042cm" svg:y2="8.135cm">
            <text:p/>
          </draw:line>
          <draw:polyline draw:style-name="gr1" draw:text-style-name="P1" draw:layer="TiM_F" svg:width="0cm" svg:height="0.019cm" svg:x="34.494cm" svg:y="8.115cm" svg:viewBox="0 0 0 20" draw:points="0,0 0,0 0,1 0,1 0,2 0,3 0,5 0,6 0,8 0,10 0,12 0,14 0,16 0,18 0,20">
            <text:p/>
          </draw:polyline>
          <draw:line draw:style-name="gr1" draw:text-style-name="P1" draw:layer="TiM_F" svg:x1="34.042cm" svg:y1="8.135cm" svg:x2="34.042cm" svg:y2="8.63cm">
            <text:p/>
          </draw:line>
          <draw:line draw:style-name="gr1" draw:text-style-name="P1" draw:layer="TiM_F" svg:x1="34.404cm" svg:y1="8.115cm" svg:x2="34.494cm" svg:y2="8.115cm">
            <text:p/>
          </draw:line>
          <draw:polyline draw:style-name="gr1" draw:text-style-name="P1" draw:layer="TiM_F" svg:width="0cm" svg:height="0.019cm" svg:x="34.404cm" svg:y="8.115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34.084cm" svg:y="8.115cm" svg:viewBox="0 0 0 20" draw:points="0,0 0,0 0,1 0,1 0,2 0,3 0,5 0,6 0,8 0,10 0,12 0,14 0,16 0,18 0,20">
            <text:p/>
          </draw:polyline>
          <draw:line draw:style-name="gr1" draw:text-style-name="P1" draw:layer="TiM_F" svg:x1="34.174cm" svg:y1="8.115cm" svg:x2="34.084cm" svg:y2="8.115cm">
            <text:p/>
          </draw:line>
          <draw:polyline draw:style-name="gr1" draw:text-style-name="P1" draw:layer="TiM_F" svg:width="0cm" svg:height="0.019cm" svg:x="34.339cm" svg:y="8.115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34.174cm" svg:y="8.115cm" svg:viewBox="0 0 0 20" draw:points="0,20 0,18 0,16 0,14 0,12 0,10 0,8 0,6 0,5 0,3 0,2 0,1 0,1 0,0 0,0">
            <text:p/>
          </draw:polyline>
          <draw:line draw:style-name="gr1" draw:text-style-name="P1" draw:layer="TiM_F" svg:x1="34.239cm" svg:y1="8.115cm" svg:x2="34.339cm" svg:y2="8.115cm">
            <text:p/>
          </draw:line>
          <draw:polyline draw:style-name="gr1" draw:text-style-name="P1" draw:layer="TiM_F" svg:width="0cm" svg:height="0.019cm" svg:x="34.239cm" svg:y="8.115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34.339cm" svg:y="14.726cm" svg:viewBox="0 0 0 20" draw:points="0,0 0,2 0,5 0,7 0,9 0,11 0,13 0,14 0,16 0,17 0,18 0,19 0,20 0,20 0,20">
            <text:p/>
          </draw:polyline>
          <draw:line draw:style-name="gr1" draw:text-style-name="P1" draw:layer="TiM_F" svg:x1="34.042cm" svg:y1="14.726cm" svg:x2="34.537cm" svg:y2="14.726cm">
            <text:p/>
          </draw:line>
          <draw:line draw:style-name="gr1" draw:text-style-name="P1" draw:layer="TiM_F" svg:x1="34.239cm" svg:y1="14.746cm" svg:x2="34.339cm" svg:y2="14.746cm">
            <text:p/>
          </draw:line>
          <draw:polyline draw:style-name="gr1" draw:text-style-name="P1" draw:layer="TiM_F" svg:width="0cm" svg:height="0.019cm" svg:x="34.404cm" svg:y="14.726cm" svg:viewBox="0 0 0 20" draw:points="0,0 0,2 0,5 0,7 0,9 0,11 0,13 0,14 0,16 0,17 0,18 0,19 0,20 0,20 0,20">
            <text:p/>
          </draw:polyline>
          <draw:polyline draw:style-name="gr1" draw:text-style-name="P1" draw:layer="TiM_F" svg:width="0cm" svg:height="0.019cm" svg:x="34.239cm" svg:y="14.726cm" svg:viewBox="0 0 0 20" draw:points="0,0 0,2 0,5 0,7 0,9 0,11 0,13 0,14 0,16 0,17 0,18 0,19 0,20 0,20 0,20">
            <text:p/>
          </draw:polyline>
          <draw:line draw:style-name="gr1" draw:text-style-name="P1" draw:layer="TiM_F" svg:x1="34.404cm" svg:y1="14.746cm" svg:x2="34.494cm" svg:y2="14.746cm">
            <text:p/>
          </draw:line>
          <draw:polyline draw:style-name="gr1" draw:text-style-name="P1" draw:layer="TiM_F" svg:width="0cm" svg:height="0.019cm" svg:x="34.494cm" svg:y="14.726cm" svg:viewBox="0 0 0 20" draw:points="0,20 0,20 0,20 0,19 0,18 0,17 0,16 0,14 0,13 0,11 0,9 0,7 0,5 0,2 0,0">
            <text:p/>
          </draw:polyline>
          <draw:polyline draw:style-name="gr1" draw:text-style-name="P1" draw:layer="TiM_F" svg:width="0cm" svg:height="0.019cm" svg:x="34.174cm" svg:y="14.726cm" svg:viewBox="0 0 0 20" draw:points="0,0 0,2 0,5 0,7 0,9 0,11 0,13 0,14 0,16 0,17 0,18 0,19 0,20 0,20 0,20">
            <text:p/>
          </draw:polyline>
          <draw:line draw:style-name="gr1" draw:text-style-name="P1" draw:layer="TiM_F" svg:x1="34.174cm" svg:y1="14.746cm" svg:x2="34.084cm" svg:y2="14.746cm">
            <text:p/>
          </draw:line>
          <draw:line draw:style-name="gr1" draw:text-style-name="P1" draw:layer="TiM_F" svg:x1="34.537cm" svg:y1="14.306cm" svg:x2="34.537cm" svg:y2="14.231cm">
            <text:p/>
          </draw:line>
          <draw:line draw:style-name="gr1" draw:text-style-name="P1" draw:layer="TiM_F" svg:x1="34.537cm" svg:y1="14.726cm" svg:x2="34.537cm" svg:y2="14.306cm">
            <text:p/>
          </draw:line>
          <draw:polyline draw:style-name="gr1" draw:text-style-name="P1" draw:layer="TiM_F" svg:width="0cm" svg:height="0.019cm" svg:x="34.084cm" svg:y="14.726cm" svg:viewBox="0 0 0 20" draw:points="0,20 0,20 0,20 0,19 0,18 0,17 0,16 0,14 0,13 0,11 0,9 0,7 0,5 0,2 0,0">
            <text:p/>
          </draw:polyline>
          <draw:line draw:style-name="gr1" draw:text-style-name="P1" draw:layer="TiM_F" svg:x1="34.537cm" svg:y1="14.231cm" svg:x2="34.462cm" svg:y2="14.231cm">
            <text:p/>
          </draw:line>
          <draw:line draw:style-name="gr1" draw:text-style-name="P1" draw:layer="TiM_F" svg:x1="34.462cm" svg:y1="14.231cm" svg:x2="34.042cm" svg:y2="14.231cm">
            <text:p/>
          </draw:line>
          <draw:polyline draw:style-name="gr1" draw:text-style-name="P1" draw:layer="TiM_F" svg:width="0cm" svg:height="0.019cm" svg:x="34.494cm" svg:y="14.211cm" svg:viewBox="0 0 0 20" draw:points="0,0 0,0 0,1 0,1 0,2 0,3 0,4 0,6 0,8 0,9 0,11 0,13 0,16 0,18 0,20">
            <text:p/>
          </draw:polyline>
          <draw:line draw:style-name="gr1" draw:text-style-name="P1" draw:layer="TiM_F" svg:x1="34.042cm" svg:y1="14.231cm" svg:x2="34.042cm" svg:y2="14.726cm">
            <text:p/>
          </draw:line>
          <draw:line draw:style-name="gr1" draw:text-style-name="P1" draw:layer="TiM_F" svg:x1="34.404cm" svg:y1="14.211cm" svg:x2="34.494cm" svg:y2="14.211cm">
            <text:p/>
          </draw:line>
          <draw:polyline draw:style-name="gr1" draw:text-style-name="P1" draw:layer="TiM_F" svg:width="0cm" svg:height="0.019cm" svg:x="34.404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4.084cm" svg:y="14.211cm" svg:viewBox="0 0 0 20" draw:points="0,0 0,0 0,1 0,1 0,2 0,3 0,4 0,6 0,8 0,9 0,11 0,13 0,16 0,18 0,20">
            <text:p/>
          </draw:polyline>
          <draw:line draw:style-name="gr1" draw:text-style-name="P1" draw:layer="TiM_F" svg:x1="34.174cm" svg:y1="14.211cm" svg:x2="34.084cm" svg:y2="14.211cm">
            <text:p/>
          </draw:line>
          <draw:polyline draw:style-name="gr1" draw:text-style-name="P1" draw:layer="TiM_F" svg:width="0cm" svg:height="0.019cm" svg:x="34.339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4.174cm" svg:y="14.211cm" svg:viewBox="0 0 0 20" draw:points="0,20 0,18 0,16 0,13 0,11 0,9 0,8 0,6 0,4 0,3 0,2 0,1 0,1 0,0 0,0">
            <text:p/>
          </draw:polyline>
          <draw:line draw:style-name="gr1" draw:text-style-name="P1" draw:layer="TiM_F" svg:x1="34.239cm" svg:y1="14.211cm" svg:x2="34.339cm" svg:y2="14.211cm">
            <text:p/>
          </draw:line>
          <draw:polyline draw:style-name="gr1" draw:text-style-name="P1" draw:layer="TiM_F" svg:width="0cm" svg:height="0.019cm" svg:x="34.239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4.339cm" svg:y="10.154cm" svg:viewBox="0 0 0 20" draw:points="0,0 0,2 0,5 0,7 0,9 0,11 0,13 0,14 0,16 0,17 0,18 0,19 0,20 0,20 0,20">
            <text:p/>
          </draw:polyline>
          <draw:line draw:style-name="gr1" draw:text-style-name="P1" draw:layer="TiM_F" svg:x1="34.042cm" svg:y1="10.154cm" svg:x2="34.537cm" svg:y2="10.154cm">
            <text:p/>
          </draw:line>
          <draw:line draw:style-name="gr1" draw:text-style-name="P1" draw:layer="TiM_F" svg:x1="34.239cm" svg:y1="10.174cm" svg:x2="34.339cm" svg:y2="10.174cm">
            <text:p/>
          </draw:line>
          <draw:polyline draw:style-name="gr1" draw:text-style-name="P1" draw:layer="TiM_F" svg:width="0cm" svg:height="0.019cm" svg:x="34.404cm" svg:y="10.154cm" svg:viewBox="0 0 0 20" draw:points="0,0 0,2 0,5 0,7 0,9 0,11 0,13 0,14 0,16 0,17 0,18 0,19 0,20 0,20 0,20">
            <text:p/>
          </draw:polyline>
          <draw:polyline draw:style-name="gr1" draw:text-style-name="P1" draw:layer="TiM_F" svg:width="0cm" svg:height="0.019cm" svg:x="34.239cm" svg:y="10.154cm" svg:viewBox="0 0 0 20" draw:points="0,0 0,2 0,5 0,7 0,9 0,11 0,13 0,14 0,16 0,17 0,18 0,19 0,20 0,20 0,20">
            <text:p/>
          </draw:polyline>
          <draw:line draw:style-name="gr1" draw:text-style-name="P1" draw:layer="TiM_F" svg:x1="34.404cm" svg:y1="10.174cm" svg:x2="34.494cm" svg:y2="10.174cm">
            <text:p/>
          </draw:line>
          <draw:polyline draw:style-name="gr1" draw:text-style-name="P1" draw:layer="TiM_F" svg:width="0cm" svg:height="0.019cm" svg:x="34.494cm" svg:y="10.154cm" svg:viewBox="0 0 0 20" draw:points="0,20 0,20 0,20 0,19 0,18 0,17 0,16 0,14 0,13 0,11 0,9 0,7 0,5 0,2 0,0">
            <text:p/>
          </draw:polyline>
          <draw:polyline draw:style-name="gr1" draw:text-style-name="P1" draw:layer="TiM_F" svg:width="0cm" svg:height="0.019cm" svg:x="34.174cm" svg:y="10.154cm" svg:viewBox="0 0 0 20" draw:points="0,0 0,2 0,5 0,7 0,9 0,11 0,13 0,14 0,16 0,17 0,18 0,19 0,20 0,20 0,20">
            <text:p/>
          </draw:polyline>
          <draw:line draw:style-name="gr1" draw:text-style-name="P1" draw:layer="TiM_F" svg:x1="34.174cm" svg:y1="10.174cm" svg:x2="34.084cm" svg:y2="10.174cm">
            <text:p/>
          </draw:line>
          <draw:line draw:style-name="gr1" draw:text-style-name="P1" draw:layer="TiM_F" svg:x1="34.537cm" svg:y1="9.734cm" svg:x2="34.537cm" svg:y2="9.659cm">
            <text:p/>
          </draw:line>
          <draw:line draw:style-name="gr1" draw:text-style-name="P1" draw:layer="TiM_F" svg:x1="34.537cm" svg:y1="10.154cm" svg:x2="34.537cm" svg:y2="9.734cm">
            <text:p/>
          </draw:line>
          <draw:polyline draw:style-name="gr1" draw:text-style-name="P1" draw:layer="TiM_F" svg:width="0cm" svg:height="0.019cm" svg:x="34.084cm" svg:y="10.154cm" svg:viewBox="0 0 0 20" draw:points="0,20 0,20 0,20 0,19 0,18 0,17 0,16 0,14 0,13 0,11 0,9 0,7 0,5 0,2 0,0">
            <text:p/>
          </draw:polyline>
          <draw:line draw:style-name="gr1" draw:text-style-name="P1" draw:layer="TiM_F" svg:x1="34.537cm" svg:y1="9.659cm" svg:x2="34.462cm" svg:y2="9.659cm">
            <text:p/>
          </draw:line>
          <draw:line draw:style-name="gr1" draw:text-style-name="P1" draw:layer="TiM_F" svg:x1="34.462cm" svg:y1="9.659cm" svg:x2="34.042cm" svg:y2="9.659cm">
            <text:p/>
          </draw:line>
          <draw:polyline draw:style-name="gr1" draw:text-style-name="P1" draw:layer="TiM_F" svg:width="0cm" svg:height="0.019cm" svg:x="34.494cm" svg:y="9.639cm" svg:viewBox="0 0 0 20" draw:points="0,0 0,0 0,1 0,1 0,2 0,3 0,5 0,6 0,8 0,10 0,12 0,14 0,16 0,18 0,20">
            <text:p/>
          </draw:polyline>
          <draw:line draw:style-name="gr1" draw:text-style-name="P1" draw:layer="TiM_F" svg:x1="34.042cm" svg:y1="9.659cm" svg:x2="34.042cm" svg:y2="10.154cm">
            <text:p/>
          </draw:line>
          <draw:line draw:style-name="gr1" draw:text-style-name="P1" draw:layer="TiM_F" svg:x1="34.404cm" svg:y1="9.639cm" svg:x2="34.494cm" svg:y2="9.639cm">
            <text:p/>
          </draw:line>
          <draw:polyline draw:style-name="gr1" draw:text-style-name="P1" draw:layer="TiM_F" svg:width="0cm" svg:height="0.019cm" svg:x="34.404cm" svg:y="9.639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34.084cm" svg:y="9.639cm" svg:viewBox="0 0 0 20" draw:points="0,0 0,0 0,1 0,1 0,2 0,3 0,5 0,6 0,8 0,10 0,12 0,14 0,16 0,18 0,20">
            <text:p/>
          </draw:polyline>
          <draw:line draw:style-name="gr1" draw:text-style-name="P1" draw:layer="TiM_F" svg:x1="34.174cm" svg:y1="9.639cm" svg:x2="34.084cm" svg:y2="9.639cm">
            <text:p/>
          </draw:line>
          <draw:polyline draw:style-name="gr1" draw:text-style-name="P1" draw:layer="TiM_F" svg:width="0cm" svg:height="0.019cm" svg:x="34.339cm" svg:y="9.639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34.174cm" svg:y="9.639cm" svg:viewBox="0 0 0 20" draw:points="0,20 0,18 0,16 0,14 0,12 0,10 0,8 0,6 0,5 0,3 0,2 0,1 0,1 0,0 0,0">
            <text:p/>
          </draw:polyline>
          <draw:line draw:style-name="gr1" draw:text-style-name="P1" draw:layer="TiM_F" svg:x1="34.239cm" svg:y1="9.639cm" svg:x2="34.339cm" svg:y2="9.639cm">
            <text:p/>
          </draw:line>
          <draw:polyline draw:style-name="gr1" draw:text-style-name="P1" draw:layer="TiM_F" svg:width="0cm" svg:height="0.019cm" svg:x="34.239cm" svg:y="9.639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32.815cm" svg:y="8.63cm" svg:viewBox="0 0 0 20" draw:points="0,0 0,3 0,5 0,7 0,9 0,11 0,13 0,14 0,16 0,17 0,18 0,19 0,20 0,20 0,20">
            <text:p/>
          </draw:polyline>
          <draw:line draw:style-name="gr1" draw:text-style-name="P1" draw:layer="TiM_F" svg:x1="32.518cm" svg:y1="8.63cm" svg:x2="33.013cm" svg:y2="8.63cm">
            <text:p/>
          </draw:line>
          <draw:line draw:style-name="gr1" draw:text-style-name="P1" draw:layer="TiM_F" svg:x1="32.715cm" svg:y1="8.65cm" svg:x2="32.815cm" svg:y2="8.65cm">
            <text:p/>
          </draw:line>
          <draw:polyline draw:style-name="gr1" draw:text-style-name="P1" draw:layer="TiM_F" svg:width="0cm" svg:height="0.019cm" svg:x="32.88cm" svg:y="8.63cm" svg:viewBox="0 0 0 20" draw:points="0,0 0,3 0,5 0,7 0,9 0,11 0,13 0,14 0,16 0,17 0,18 0,19 0,20 0,20 0,20">
            <text:p/>
          </draw:polyline>
          <draw:polyline draw:style-name="gr1" draw:text-style-name="P1" draw:layer="TiM_F" svg:width="0cm" svg:height="0.019cm" svg:x="32.715cm" svg:y="8.63cm" svg:viewBox="0 0 0 20" draw:points="0,0 0,3 0,5 0,7 0,9 0,11 0,13 0,14 0,16 0,17 0,18 0,19 0,20 0,20 0,20">
            <text:p/>
          </draw:polyline>
          <draw:line draw:style-name="gr1" draw:text-style-name="P1" draw:layer="TiM_F" svg:x1="32.88cm" svg:y1="8.65cm" svg:x2="32.97cm" svg:y2="8.65cm">
            <text:p/>
          </draw:line>
          <draw:polyline draw:style-name="gr1" draw:text-style-name="P1" draw:layer="TiM_F" svg:width="0cm" svg:height="0.019cm" svg:x="32.97cm" svg:y="8.63cm" svg:viewBox="0 0 0 20" draw:points="0,20 0,20 0,20 0,19 0,18 0,17 0,16 0,14 0,13 0,11 0,9 0,7 0,5 0,3 0,0">
            <text:p/>
          </draw:polyline>
          <draw:polyline draw:style-name="gr1" draw:text-style-name="P1" draw:layer="TiM_F" svg:width="0cm" svg:height="0.019cm" svg:x="32.65cm" svg:y="8.63cm" svg:viewBox="0 0 0 20" draw:points="0,0 0,3 0,5 0,7 0,9 0,11 0,13 0,14 0,16 0,17 0,18 0,19 0,20 0,20 0,20">
            <text:p/>
          </draw:polyline>
          <draw:line draw:style-name="gr1" draw:text-style-name="P1" draw:layer="TiM_F" svg:x1="32.65cm" svg:y1="8.65cm" svg:x2="32.56cm" svg:y2="8.65cm">
            <text:p/>
          </draw:line>
          <draw:line draw:style-name="gr1" draw:text-style-name="P1" draw:layer="TiM_F" svg:x1="33.013cm" svg:y1="8.21cm" svg:x2="33.013cm" svg:y2="8.135cm">
            <text:p/>
          </draw:line>
          <draw:line draw:style-name="gr1" draw:text-style-name="P1" draw:layer="TiM_F" svg:x1="33.013cm" svg:y1="8.63cm" svg:x2="33.013cm" svg:y2="8.21cm">
            <text:p/>
          </draw:line>
          <draw:polyline draw:style-name="gr1" draw:text-style-name="P1" draw:layer="TiM_F" svg:width="0cm" svg:height="0.019cm" svg:x="32.56cm" svg:y="8.63cm" svg:viewBox="0 0 0 20" draw:points="0,20 0,20 0,20 0,19 0,18 0,17 0,16 0,14 0,13 0,11 0,9 0,7 0,5 0,3 0,0">
            <text:p/>
          </draw:polyline>
          <draw:line draw:style-name="gr1" draw:text-style-name="P1" draw:layer="TiM_F" svg:x1="33.013cm" svg:y1="8.135cm" svg:x2="32.938cm" svg:y2="8.135cm">
            <text:p/>
          </draw:line>
          <draw:line draw:style-name="gr1" draw:text-style-name="P1" draw:layer="TiM_F" svg:x1="32.938cm" svg:y1="8.135cm" svg:x2="32.518cm" svg:y2="8.135cm">
            <text:p/>
          </draw:line>
          <draw:polyline draw:style-name="gr1" draw:text-style-name="P1" draw:layer="TiM_F" svg:width="0cm" svg:height="0.019cm" svg:x="32.97cm" svg:y="8.115cm" svg:viewBox="0 0 0 20" draw:points="0,0 0,0 0,1 0,1 0,2 0,3 0,5 0,6 0,8 0,10 0,12 0,14 0,16 0,18 0,20">
            <text:p/>
          </draw:polyline>
          <draw:line draw:style-name="gr1" draw:text-style-name="P1" draw:layer="TiM_F" svg:x1="32.518cm" svg:y1="8.135cm" svg:x2="32.518cm" svg:y2="8.63cm">
            <text:p/>
          </draw:line>
          <draw:line draw:style-name="gr1" draw:text-style-name="P1" draw:layer="TiM_F" svg:x1="32.88cm" svg:y1="8.115cm" svg:x2="32.97cm" svg:y2="8.115cm">
            <text:p/>
          </draw:line>
          <draw:polyline draw:style-name="gr1" draw:text-style-name="P1" draw:layer="TiM_F" svg:width="0cm" svg:height="0.019cm" svg:x="32.88cm" svg:y="8.115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32.56cm" svg:y="8.115cm" svg:viewBox="0 0 0 20" draw:points="0,0 0,0 0,1 0,1 0,2 0,3 0,5 0,6 0,8 0,10 0,12 0,14 0,16 0,18 0,20">
            <text:p/>
          </draw:polyline>
          <draw:line draw:style-name="gr1" draw:text-style-name="P1" draw:layer="TiM_F" svg:x1="32.65cm" svg:y1="8.115cm" svg:x2="32.56cm" svg:y2="8.115cm">
            <text:p/>
          </draw:line>
          <draw:polyline draw:style-name="gr1" draw:text-style-name="P1" draw:layer="TiM_F" svg:width="0cm" svg:height="0.019cm" svg:x="32.815cm" svg:y="8.115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32.65cm" svg:y="8.115cm" svg:viewBox="0 0 0 20" draw:points="0,20 0,18 0,16 0,14 0,12 0,10 0,8 0,6 0,5 0,3 0,2 0,1 0,1 0,0 0,0">
            <text:p/>
          </draw:polyline>
          <draw:line draw:style-name="gr1" draw:text-style-name="P1" draw:layer="TiM_F" svg:x1="32.715cm" svg:y1="8.115cm" svg:x2="32.815cm" svg:y2="8.115cm">
            <text:p/>
          </draw:line>
          <draw:polyline draw:style-name="gr1" draw:text-style-name="P1" draw:layer="TiM_F" svg:width="0cm" svg:height="0.019cm" svg:x="32.715cm" svg:y="8.115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41.959cm" svg:y="14.726cm" svg:viewBox="0 0 0 20" draw:points="0,0 0,2 0,5 0,7 0,9 0,11 0,13 0,14 0,16 0,17 0,18 0,19 0,20 0,20 0,20">
            <text:p/>
          </draw:polyline>
          <draw:line draw:style-name="gr1" draw:text-style-name="P1" draw:layer="TiM_F" svg:x1="41.662cm" svg:y1="14.726cm" svg:x2="42.157cm" svg:y2="14.726cm">
            <text:p/>
          </draw:line>
          <draw:line draw:style-name="gr1" draw:text-style-name="P1" draw:layer="TiM_F" svg:x1="41.859cm" svg:y1="14.746cm" svg:x2="41.959cm" svg:y2="14.746cm">
            <text:p/>
          </draw:line>
          <draw:polyline draw:style-name="gr1" draw:text-style-name="P1" draw:layer="TiM_F" svg:width="0cm" svg:height="0.019cm" svg:x="42.024cm" svg:y="14.726cm" svg:viewBox="0 0 0 20" draw:points="0,0 0,2 0,5 0,7 0,9 0,11 0,13 0,14 0,16 0,17 0,18 0,19 0,20 0,20 0,20">
            <text:p/>
          </draw:polyline>
          <draw:polyline draw:style-name="gr1" draw:text-style-name="P1" draw:layer="TiM_F" svg:width="0cm" svg:height="0.019cm" svg:x="41.859cm" svg:y="14.726cm" svg:viewBox="0 0 0 20" draw:points="0,0 0,2 0,5 0,7 0,9 0,11 0,13 0,14 0,16 0,17 0,18 0,19 0,20 0,20 0,20">
            <text:p/>
          </draw:polyline>
          <draw:line draw:style-name="gr1" draw:text-style-name="P1" draw:layer="TiM_F" svg:x1="42.024cm" svg:y1="14.746cm" svg:x2="42.114cm" svg:y2="14.746cm">
            <text:p/>
          </draw:line>
          <draw:polyline draw:style-name="gr1" draw:text-style-name="P1" draw:layer="TiM_F" svg:width="0cm" svg:height="0.019cm" svg:x="42.114cm" svg:y="14.726cm" svg:viewBox="0 0 0 20" draw:points="0,20 0,20 0,20 0,19 0,18 0,17 0,16 0,14 0,13 0,11 0,9 0,7 0,5 0,2 0,0">
            <text:p/>
          </draw:polyline>
          <draw:polyline draw:style-name="gr1" draw:text-style-name="P1" draw:layer="TiM_F" svg:width="0cm" svg:height="0.019cm" svg:x="41.794cm" svg:y="14.726cm" svg:viewBox="0 0 0 20" draw:points="0,0 0,2 0,5 0,7 0,9 0,11 0,13 0,14 0,16 0,17 0,18 0,19 0,20 0,20 0,20">
            <text:p/>
          </draw:polyline>
          <draw:line draw:style-name="gr1" draw:text-style-name="P1" draw:layer="TiM_F" svg:x1="41.794cm" svg:y1="14.746cm" svg:x2="41.704cm" svg:y2="14.746cm">
            <text:p/>
          </draw:line>
          <draw:line draw:style-name="gr1" draw:text-style-name="P1" draw:layer="TiM_F" svg:x1="42.157cm" svg:y1="14.306cm" svg:x2="42.157cm" svg:y2="14.231cm">
            <text:p/>
          </draw:line>
          <draw:line draw:style-name="gr1" draw:text-style-name="P1" draw:layer="TiM_F" svg:x1="42.157cm" svg:y1="14.726cm" svg:x2="42.157cm" svg:y2="14.306cm">
            <text:p/>
          </draw:line>
          <draw:polyline draw:style-name="gr1" draw:text-style-name="P1" draw:layer="TiM_F" svg:width="0cm" svg:height="0.019cm" svg:x="41.704cm" svg:y="14.726cm" svg:viewBox="0 0 0 20" draw:points="0,20 0,20 0,20 0,19 0,18 0,17 0,16 0,14 0,13 0,11 0,9 0,7 0,5 0,2 0,0">
            <text:p/>
          </draw:polyline>
          <draw:line draw:style-name="gr1" draw:text-style-name="P1" draw:layer="TiM_F" svg:x1="42.157cm" svg:y1="14.231cm" svg:x2="42.082cm" svg:y2="14.231cm">
            <text:p/>
          </draw:line>
          <draw:line draw:style-name="gr1" draw:text-style-name="P1" draw:layer="TiM_F" svg:x1="42.082cm" svg:y1="14.231cm" svg:x2="41.662cm" svg:y2="14.231cm">
            <text:p/>
          </draw:line>
          <draw:polyline draw:style-name="gr1" draw:text-style-name="P1" draw:layer="TiM_F" svg:width="0cm" svg:height="0.019cm" svg:x="42.114cm" svg:y="14.211cm" svg:viewBox="0 0 0 20" draw:points="0,0 0,0 0,1 0,1 0,2 0,3 0,4 0,6 0,8 0,9 0,11 0,13 0,16 0,18 0,20">
            <text:p/>
          </draw:polyline>
          <draw:line draw:style-name="gr1" draw:text-style-name="P1" draw:layer="TiM_F" svg:x1="41.662cm" svg:y1="14.231cm" svg:x2="41.662cm" svg:y2="14.726cm">
            <text:p/>
          </draw:line>
          <draw:line draw:style-name="gr1" draw:text-style-name="P1" draw:layer="TiM_F" svg:x1="42.024cm" svg:y1="14.211cm" svg:x2="42.114cm" svg:y2="14.211cm">
            <text:p/>
          </draw:line>
          <draw:polyline draw:style-name="gr1" draw:text-style-name="P1" draw:layer="TiM_F" svg:width="0cm" svg:height="0.019cm" svg:x="42.024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41.704cm" svg:y="14.211cm" svg:viewBox="0 0 0 20" draw:points="0,0 0,0 0,1 0,1 0,2 0,3 0,4 0,6 0,8 0,9 0,11 0,13 0,16 0,18 0,20">
            <text:p/>
          </draw:polyline>
          <draw:line draw:style-name="gr1" draw:text-style-name="P1" draw:layer="TiM_F" svg:x1="41.794cm" svg:y1="14.211cm" svg:x2="41.704cm" svg:y2="14.211cm">
            <text:p/>
          </draw:line>
          <draw:polyline draw:style-name="gr1" draw:text-style-name="P1" draw:layer="TiM_F" svg:width="0cm" svg:height="0.019cm" svg:x="41.959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41.794cm" svg:y="14.211cm" svg:viewBox="0 0 0 20" draw:points="0,20 0,18 0,16 0,13 0,11 0,9 0,8 0,6 0,4 0,3 0,2 0,1 0,1 0,0 0,0">
            <text:p/>
          </draw:polyline>
          <draw:line draw:style-name="gr1" draw:text-style-name="P1" draw:layer="TiM_F" svg:x1="41.859cm" svg:y1="14.211cm" svg:x2="41.959cm" svg:y2="14.211cm">
            <text:p/>
          </draw:line>
          <draw:polyline draw:style-name="gr1" draw:text-style-name="P1" draw:layer="TiM_F" svg:width="0cm" svg:height="0.019cm" svg:x="41.859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41.959cm" svg:y="13.202cm" svg:viewBox="0 0 0 20" draw:points="0,0 0,2 0,5 0,7 0,9 0,11 0,13 0,14 0,16 0,17 0,18 0,19 0,20 0,20 0,20">
            <text:p/>
          </draw:polyline>
          <draw:line draw:style-name="gr1" draw:text-style-name="P1" draw:layer="TiM_F" svg:x1="41.662cm" svg:y1="13.202cm" svg:x2="42.157cm" svg:y2="13.202cm">
            <text:p/>
          </draw:line>
          <draw:line draw:style-name="gr1" draw:text-style-name="P1" draw:layer="TiM_F" svg:x1="41.859cm" svg:y1="13.222cm" svg:x2="41.959cm" svg:y2="13.222cm">
            <text:p/>
          </draw:line>
          <draw:polyline draw:style-name="gr1" draw:text-style-name="P1" draw:layer="TiM_F" svg:width="0cm" svg:height="0.019cm" svg:x="42.024cm" svg:y="13.202cm" svg:viewBox="0 0 0 20" draw:points="0,0 0,2 0,5 0,7 0,9 0,11 0,13 0,14 0,16 0,17 0,18 0,19 0,20 0,20 0,20">
            <text:p/>
          </draw:polyline>
          <draw:polyline draw:style-name="gr1" draw:text-style-name="P1" draw:layer="TiM_F" svg:width="0cm" svg:height="0.019cm" svg:x="41.859cm" svg:y="13.202cm" svg:viewBox="0 0 0 20" draw:points="0,0 0,2 0,5 0,7 0,9 0,11 0,13 0,14 0,16 0,17 0,18 0,19 0,20 0,20 0,20">
            <text:p/>
          </draw:polyline>
          <draw:line draw:style-name="gr1" draw:text-style-name="P1" draw:layer="TiM_F" svg:x1="42.024cm" svg:y1="13.222cm" svg:x2="42.114cm" svg:y2="13.222cm">
            <text:p/>
          </draw:line>
          <draw:polyline draw:style-name="gr1" draw:text-style-name="P1" draw:layer="TiM_F" svg:width="0cm" svg:height="0.019cm" svg:x="42.114cm" svg:y="13.202cm" svg:viewBox="0 0 0 20" draw:points="0,20 0,20 0,20 0,19 0,18 0,17 0,16 0,14 0,13 0,11 0,9 0,7 0,5 0,2 0,0">
            <text:p/>
          </draw:polyline>
          <draw:polyline draw:style-name="gr1" draw:text-style-name="P1" draw:layer="TiM_F" svg:width="0cm" svg:height="0.019cm" svg:x="41.794cm" svg:y="13.202cm" svg:viewBox="0 0 0 20" draw:points="0,0 0,2 0,5 0,7 0,9 0,11 0,13 0,14 0,16 0,17 0,18 0,19 0,20 0,20 0,20">
            <text:p/>
          </draw:polyline>
          <draw:line draw:style-name="gr1" draw:text-style-name="P1" draw:layer="TiM_F" svg:x1="41.794cm" svg:y1="13.222cm" svg:x2="41.704cm" svg:y2="13.222cm">
            <text:p/>
          </draw:line>
          <draw:line draw:style-name="gr1" draw:text-style-name="P1" draw:layer="TiM_F" svg:x1="42.157cm" svg:y1="12.782cm" svg:x2="42.157cm" svg:y2="12.707cm">
            <text:p/>
          </draw:line>
          <draw:line draw:style-name="gr1" draw:text-style-name="P1" draw:layer="TiM_F" svg:x1="42.157cm" svg:y1="13.202cm" svg:x2="42.157cm" svg:y2="12.782cm">
            <text:p/>
          </draw:line>
          <draw:polyline draw:style-name="gr1" draw:text-style-name="P1" draw:layer="TiM_F" svg:width="0cm" svg:height="0.019cm" svg:x="41.704cm" svg:y="13.202cm" svg:viewBox="0 0 0 20" draw:points="0,20 0,20 0,20 0,19 0,18 0,17 0,16 0,14 0,13 0,11 0,9 0,7 0,5 0,2 0,0">
            <text:p/>
          </draw:polyline>
          <draw:line draw:style-name="gr1" draw:text-style-name="P1" draw:layer="TiM_F" svg:x1="42.157cm" svg:y1="12.707cm" svg:x2="42.082cm" svg:y2="12.707cm">
            <text:p/>
          </draw:line>
          <draw:line draw:style-name="gr1" draw:text-style-name="P1" draw:layer="TiM_F" svg:x1="42.082cm" svg:y1="12.707cm" svg:x2="41.662cm" svg:y2="12.707cm">
            <text:p/>
          </draw:line>
          <draw:polyline draw:style-name="gr1" draw:text-style-name="P1" draw:layer="TiM_F" svg:width="0cm" svg:height="0.019cm" svg:x="42.114cm" svg:y="12.687cm" svg:viewBox="0 0 0 20" draw:points="0,0 0,0 0,1 0,1 0,2 0,3 0,5 0,6 0,8 0,9 0,11 0,14 0,16 0,18 0,20">
            <text:p/>
          </draw:polyline>
          <draw:line draw:style-name="gr1" draw:text-style-name="P1" draw:layer="TiM_F" svg:x1="41.662cm" svg:y1="12.707cm" svg:x2="41.662cm" svg:y2="13.202cm">
            <text:p/>
          </draw:line>
          <draw:line draw:style-name="gr1" draw:text-style-name="P1" draw:layer="TiM_F" svg:x1="42.024cm" svg:y1="12.687cm" svg:x2="42.114cm" svg:y2="12.687cm">
            <text:p/>
          </draw:line>
          <draw:polyline draw:style-name="gr1" draw:text-style-name="P1" draw:layer="TiM_F" svg:width="0cm" svg:height="0.019cm" svg:x="42.024cm" svg:y="12.687cm" svg:viewBox="0 0 0 20" draw:points="0,20 0,18 0,16 0,14 0,11 0,9 0,8 0,6 0,5 0,3 0,2 0,1 0,1 0,0 0,0">
            <text:p/>
          </draw:polyline>
          <draw:polyline draw:style-name="gr1" draw:text-style-name="P1" draw:layer="TiM_F" svg:width="0cm" svg:height="0.019cm" svg:x="41.704cm" svg:y="12.687cm" svg:viewBox="0 0 0 20" draw:points="0,0 0,0 0,1 0,1 0,2 0,3 0,5 0,6 0,8 0,9 0,11 0,14 0,16 0,18 0,20">
            <text:p/>
          </draw:polyline>
          <draw:line draw:style-name="gr1" draw:text-style-name="P1" draw:layer="TiM_F" svg:x1="41.794cm" svg:y1="12.687cm" svg:x2="41.704cm" svg:y2="12.687cm">
            <text:p/>
          </draw:line>
          <draw:polyline draw:style-name="gr1" draw:text-style-name="P1" draw:layer="TiM_F" svg:width="0cm" svg:height="0.019cm" svg:x="41.959cm" svg:y="12.687cm" svg:viewBox="0 0 0 20" draw:points="0,20 0,18 0,16 0,14 0,11 0,9 0,8 0,6 0,5 0,3 0,2 0,1 0,1 0,0 0,0">
            <text:p/>
          </draw:polyline>
          <draw:polyline draw:style-name="gr1" draw:text-style-name="P1" draw:layer="TiM_F" svg:width="0cm" svg:height="0.019cm" svg:x="41.794cm" svg:y="12.687cm" svg:viewBox="0 0 0 20" draw:points="0,20 0,18 0,16 0,14 0,11 0,9 0,8 0,6 0,5 0,3 0,2 0,1 0,1 0,0 0,0">
            <text:p/>
          </draw:polyline>
          <draw:line draw:style-name="gr1" draw:text-style-name="P1" draw:layer="TiM_F" svg:x1="41.859cm" svg:y1="12.687cm" svg:x2="41.959cm" svg:y2="12.687cm">
            <text:p/>
          </draw:line>
          <draw:polyline draw:style-name="gr1" draw:text-style-name="P1" draw:layer="TiM_F" svg:width="0cm" svg:height="0.019cm" svg:x="41.859cm" svg:y="12.687cm" svg:viewBox="0 0 0 20" draw:points="0,20 0,18 0,16 0,14 0,11 0,9 0,8 0,6 0,5 0,3 0,2 0,1 0,1 0,0 0,0">
            <text:p/>
          </draw:polyline>
          <draw:polyline draw:style-name="gr1" draw:text-style-name="P1" draw:layer="TiM_F" svg:width="0cm" svg:height="0.019cm" svg:x="40.435cm" svg:y="14.726cm" svg:viewBox="0 0 0 20" draw:points="0,0 0,2 0,5 0,7 0,9 0,11 0,13 0,14 0,16 0,17 0,18 0,19 0,20 0,20 0,20">
            <text:p/>
          </draw:polyline>
          <draw:line draw:style-name="gr1" draw:text-style-name="P1" draw:layer="TiM_F" svg:x1="40.138cm" svg:y1="14.726cm" svg:x2="40.633cm" svg:y2="14.726cm">
            <text:p/>
          </draw:line>
          <draw:line draw:style-name="gr1" draw:text-style-name="P1" draw:layer="TiM_F" svg:x1="40.335cm" svg:y1="14.746cm" svg:x2="40.435cm" svg:y2="14.746cm">
            <text:p/>
          </draw:line>
          <draw:polyline draw:style-name="gr1" draw:text-style-name="P1" draw:layer="TiM_F" svg:width="0cm" svg:height="0.019cm" svg:x="40.5cm" svg:y="14.726cm" svg:viewBox="0 0 0 20" draw:points="0,0 0,2 0,5 0,7 0,9 0,11 0,13 0,14 0,16 0,17 0,18 0,19 0,20 0,20 0,20">
            <text:p/>
          </draw:polyline>
          <draw:polyline draw:style-name="gr1" draw:text-style-name="P1" draw:layer="TiM_F" svg:width="0cm" svg:height="0.019cm" svg:x="40.335cm" svg:y="14.726cm" svg:viewBox="0 0 0 20" draw:points="0,0 0,2 0,5 0,7 0,9 0,11 0,13 0,14 0,16 0,17 0,18 0,19 0,20 0,20 0,20">
            <text:p/>
          </draw:polyline>
          <draw:line draw:style-name="gr1" draw:text-style-name="P1" draw:layer="TiM_F" svg:x1="40.5cm" svg:y1="14.746cm" svg:x2="40.59cm" svg:y2="14.746cm">
            <text:p/>
          </draw:line>
          <draw:polyline draw:style-name="gr1" draw:text-style-name="P1" draw:layer="TiM_F" svg:width="0cm" svg:height="0.019cm" svg:x="40.59cm" svg:y="14.726cm" svg:viewBox="0 0 0 20" draw:points="0,20 0,20 0,20 0,19 0,18 0,17 0,16 0,14 0,13 0,11 0,9 0,7 0,5 0,2 0,0">
            <text:p/>
          </draw:polyline>
          <draw:polyline draw:style-name="gr1" draw:text-style-name="P1" draw:layer="TiM_F" svg:width="0cm" svg:height="0.019cm" svg:x="40.27cm" svg:y="14.726cm" svg:viewBox="0 0 0 20" draw:points="0,0 0,2 0,5 0,7 0,9 0,11 0,13 0,14 0,16 0,17 0,18 0,19 0,20 0,20 0,20">
            <text:p/>
          </draw:polyline>
          <draw:line draw:style-name="gr1" draw:text-style-name="P1" draw:layer="TiM_F" svg:x1="40.27cm" svg:y1="14.746cm" svg:x2="40.18cm" svg:y2="14.746cm">
            <text:p/>
          </draw:line>
          <draw:line draw:style-name="gr1" draw:text-style-name="P1" draw:layer="TiM_F" svg:x1="40.633cm" svg:y1="14.306cm" svg:x2="40.633cm" svg:y2="14.231cm">
            <text:p/>
          </draw:line>
          <draw:line draw:style-name="gr1" draw:text-style-name="P1" draw:layer="TiM_F" svg:x1="40.633cm" svg:y1="14.726cm" svg:x2="40.633cm" svg:y2="14.306cm">
            <text:p/>
          </draw:line>
          <draw:polyline draw:style-name="gr1" draw:text-style-name="P1" draw:layer="TiM_F" svg:width="0cm" svg:height="0.019cm" svg:x="40.18cm" svg:y="14.726cm" svg:viewBox="0 0 0 20" draw:points="0,20 0,20 0,20 0,19 0,18 0,17 0,16 0,14 0,13 0,11 0,9 0,7 0,5 0,2 0,0">
            <text:p/>
          </draw:polyline>
          <draw:line draw:style-name="gr1" draw:text-style-name="P1" draw:layer="TiM_F" svg:x1="40.633cm" svg:y1="14.231cm" svg:x2="40.558cm" svg:y2="14.231cm">
            <text:p/>
          </draw:line>
          <draw:line draw:style-name="gr1" draw:text-style-name="P1" draw:layer="TiM_F" svg:x1="40.558cm" svg:y1="14.231cm" svg:x2="40.138cm" svg:y2="14.231cm">
            <text:p/>
          </draw:line>
          <draw:polyline draw:style-name="gr1" draw:text-style-name="P1" draw:layer="TiM_F" svg:width="0cm" svg:height="0.019cm" svg:x="40.59cm" svg:y="14.211cm" svg:viewBox="0 0 0 20" draw:points="0,0 0,0 0,1 0,1 0,2 0,3 0,4 0,6 0,8 0,9 0,11 0,13 0,16 0,18 0,20">
            <text:p/>
          </draw:polyline>
          <draw:line draw:style-name="gr1" draw:text-style-name="P1" draw:layer="TiM_F" svg:x1="40.138cm" svg:y1="14.231cm" svg:x2="40.138cm" svg:y2="14.726cm">
            <text:p/>
          </draw:line>
          <draw:line draw:style-name="gr1" draw:text-style-name="P1" draw:layer="TiM_F" svg:x1="40.5cm" svg:y1="14.211cm" svg:x2="40.59cm" svg:y2="14.211cm">
            <text:p/>
          </draw:line>
          <draw:polyline draw:style-name="gr1" draw:text-style-name="P1" draw:layer="TiM_F" svg:width="0cm" svg:height="0.019cm" svg:x="40.5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40.18cm" svg:y="14.211cm" svg:viewBox="0 0 0 20" draw:points="0,0 0,0 0,1 0,1 0,2 0,3 0,4 0,6 0,8 0,9 0,11 0,13 0,16 0,18 0,20">
            <text:p/>
          </draw:polyline>
          <draw:line draw:style-name="gr1" draw:text-style-name="P1" draw:layer="TiM_F" svg:x1="40.27cm" svg:y1="14.211cm" svg:x2="40.18cm" svg:y2="14.211cm">
            <text:p/>
          </draw:line>
          <draw:polyline draw:style-name="gr1" draw:text-style-name="P1" draw:layer="TiM_F" svg:width="0cm" svg:height="0.019cm" svg:x="40.435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40.27cm" svg:y="14.211cm" svg:viewBox="0 0 0 20" draw:points="0,20 0,18 0,16 0,13 0,11 0,9 0,8 0,6 0,4 0,3 0,2 0,1 0,1 0,0 0,0">
            <text:p/>
          </draw:polyline>
          <draw:line draw:style-name="gr1" draw:text-style-name="P1" draw:layer="TiM_F" svg:x1="40.335cm" svg:y1="14.211cm" svg:x2="40.435cm" svg:y2="14.211cm">
            <text:p/>
          </draw:line>
          <draw:polyline draw:style-name="gr1" draw:text-style-name="P1" draw:layer="TiM_F" svg:width="0cm" svg:height="0.019cm" svg:x="40.335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40.435cm" svg:y="10.154cm" svg:viewBox="0 0 0 20" draw:points="0,0 0,2 0,5 0,7 0,9 0,11 0,13 0,14 0,16 0,17 0,18 0,19 0,20 0,20 0,20">
            <text:p/>
          </draw:polyline>
          <draw:line draw:style-name="gr1" draw:text-style-name="P1" draw:layer="TiM_F" svg:x1="40.138cm" svg:y1="10.154cm" svg:x2="40.633cm" svg:y2="10.154cm">
            <text:p/>
          </draw:line>
          <draw:line draw:style-name="gr1" draw:text-style-name="P1" draw:layer="TiM_F" svg:x1="40.335cm" svg:y1="10.174cm" svg:x2="40.435cm" svg:y2="10.174cm">
            <text:p/>
          </draw:line>
          <draw:polyline draw:style-name="gr1" draw:text-style-name="P1" draw:layer="TiM_F" svg:width="0cm" svg:height="0.019cm" svg:x="40.5cm" svg:y="10.154cm" svg:viewBox="0 0 0 20" draw:points="0,0 0,2 0,5 0,7 0,9 0,11 0,13 0,14 0,16 0,17 0,18 0,19 0,20 0,20 0,20">
            <text:p/>
          </draw:polyline>
          <draw:polyline draw:style-name="gr1" draw:text-style-name="P1" draw:layer="TiM_F" svg:width="0cm" svg:height="0.019cm" svg:x="40.335cm" svg:y="10.154cm" svg:viewBox="0 0 0 20" draw:points="0,0 0,2 0,5 0,7 0,9 0,11 0,13 0,14 0,16 0,17 0,18 0,19 0,20 0,20 0,20">
            <text:p/>
          </draw:polyline>
          <draw:line draw:style-name="gr1" draw:text-style-name="P1" draw:layer="TiM_F" svg:x1="40.5cm" svg:y1="10.174cm" svg:x2="40.59cm" svg:y2="10.174cm">
            <text:p/>
          </draw:line>
          <draw:polyline draw:style-name="gr1" draw:text-style-name="P1" draw:layer="TiM_F" svg:width="0cm" svg:height="0.019cm" svg:x="40.59cm" svg:y="10.154cm" svg:viewBox="0 0 0 20" draw:points="0,20 0,20 0,20 0,19 0,18 0,17 0,16 0,14 0,13 0,11 0,9 0,7 0,5 0,2 0,0">
            <text:p/>
          </draw:polyline>
          <draw:polyline draw:style-name="gr1" draw:text-style-name="P1" draw:layer="TiM_F" svg:width="0cm" svg:height="0.019cm" svg:x="40.27cm" svg:y="10.154cm" svg:viewBox="0 0 0 20" draw:points="0,0 0,2 0,5 0,7 0,9 0,11 0,13 0,14 0,16 0,17 0,18 0,19 0,20 0,20 0,20">
            <text:p/>
          </draw:polyline>
          <draw:line draw:style-name="gr1" draw:text-style-name="P1" draw:layer="TiM_F" svg:x1="40.27cm" svg:y1="10.174cm" svg:x2="40.18cm" svg:y2="10.174cm">
            <text:p/>
          </draw:line>
          <draw:line draw:style-name="gr1" draw:text-style-name="P1" draw:layer="TiM_F" svg:x1="40.633cm" svg:y1="9.734cm" svg:x2="40.633cm" svg:y2="9.659cm">
            <text:p/>
          </draw:line>
          <draw:line draw:style-name="gr1" draw:text-style-name="P1" draw:layer="TiM_F" svg:x1="40.633cm" svg:y1="10.154cm" svg:x2="40.633cm" svg:y2="9.734cm">
            <text:p/>
          </draw:line>
          <draw:polyline draw:style-name="gr1" draw:text-style-name="P1" draw:layer="TiM_F" svg:width="0cm" svg:height="0.019cm" svg:x="40.18cm" svg:y="10.154cm" svg:viewBox="0 0 0 20" draw:points="0,20 0,20 0,20 0,19 0,18 0,17 0,16 0,14 0,13 0,11 0,9 0,7 0,5 0,2 0,0">
            <text:p/>
          </draw:polyline>
          <draw:line draw:style-name="gr1" draw:text-style-name="P1" draw:layer="TiM_F" svg:x1="40.633cm" svg:y1="9.659cm" svg:x2="40.558cm" svg:y2="9.659cm">
            <text:p/>
          </draw:line>
          <draw:line draw:style-name="gr1" draw:text-style-name="P1" draw:layer="TiM_F" svg:x1="40.558cm" svg:y1="9.659cm" svg:x2="40.138cm" svg:y2="9.659cm">
            <text:p/>
          </draw:line>
          <draw:polyline draw:style-name="gr1" draw:text-style-name="P1" draw:layer="TiM_F" svg:width="0cm" svg:height="0.019cm" svg:x="40.59cm" svg:y="9.639cm" svg:viewBox="0 0 0 20" draw:points="0,0 0,0 0,1 0,1 0,2 0,3 0,5 0,6 0,8 0,10 0,12 0,14 0,16 0,18 0,20">
            <text:p/>
          </draw:polyline>
          <draw:line draw:style-name="gr1" draw:text-style-name="P1" draw:layer="TiM_F" svg:x1="40.138cm" svg:y1="9.659cm" svg:x2="40.138cm" svg:y2="10.154cm">
            <text:p/>
          </draw:line>
          <draw:line draw:style-name="gr1" draw:text-style-name="P1" draw:layer="TiM_F" svg:x1="40.5cm" svg:y1="9.639cm" svg:x2="40.59cm" svg:y2="9.639cm">
            <text:p/>
          </draw:line>
          <draw:polyline draw:style-name="gr1" draw:text-style-name="P1" draw:layer="TiM_F" svg:width="0cm" svg:height="0.019cm" svg:x="40.5cm" svg:y="9.639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40.18cm" svg:y="9.639cm" svg:viewBox="0 0 0 20" draw:points="0,0 0,0 0,1 0,1 0,2 0,3 0,5 0,6 0,8 0,10 0,12 0,14 0,16 0,18 0,20">
            <text:p/>
          </draw:polyline>
          <draw:line draw:style-name="gr1" draw:text-style-name="P1" draw:layer="TiM_F" svg:x1="40.27cm" svg:y1="9.639cm" svg:x2="40.18cm" svg:y2="9.639cm">
            <text:p/>
          </draw:line>
          <draw:polyline draw:style-name="gr1" draw:text-style-name="P1" draw:layer="TiM_F" svg:width="0cm" svg:height="0.019cm" svg:x="40.435cm" svg:y="9.639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40.27cm" svg:y="9.639cm" svg:viewBox="0 0 0 20" draw:points="0,20 0,18 0,16 0,14 0,12 0,10 0,8 0,6 0,5 0,3 0,2 0,1 0,1 0,0 0,0">
            <text:p/>
          </draw:polyline>
          <draw:line draw:style-name="gr1" draw:text-style-name="P1" draw:layer="TiM_F" svg:x1="40.335cm" svg:y1="9.639cm" svg:x2="40.435cm" svg:y2="9.639cm">
            <text:p/>
          </draw:line>
          <draw:polyline draw:style-name="gr1" draw:text-style-name="P1" draw:layer="TiM_F" svg:width="0cm" svg:height="0.019cm" svg:x="40.335cm" svg:y="9.639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41.959cm" svg:y="10.154cm" svg:viewBox="0 0 0 20" draw:points="0,0 0,2 0,5 0,7 0,9 0,11 0,13 0,14 0,16 0,17 0,18 0,19 0,20 0,20 0,20">
            <text:p/>
          </draw:polyline>
          <draw:line draw:style-name="gr1" draw:text-style-name="P1" draw:layer="TiM_F" svg:x1="41.662cm" svg:y1="10.154cm" svg:x2="42.157cm" svg:y2="10.154cm">
            <text:p/>
          </draw:line>
          <draw:line draw:style-name="gr1" draw:text-style-name="P1" draw:layer="TiM_F" svg:x1="41.859cm" svg:y1="10.174cm" svg:x2="41.959cm" svg:y2="10.174cm">
            <text:p/>
          </draw:line>
          <draw:polyline draw:style-name="gr1" draw:text-style-name="P1" draw:layer="TiM_F" svg:width="0cm" svg:height="0.019cm" svg:x="42.024cm" svg:y="10.154cm" svg:viewBox="0 0 0 20" draw:points="0,0 0,2 0,5 0,7 0,9 0,11 0,13 0,14 0,16 0,17 0,18 0,19 0,20 0,20 0,20">
            <text:p/>
          </draw:polyline>
          <draw:polyline draw:style-name="gr1" draw:text-style-name="P1" draw:layer="TiM_F" svg:width="0cm" svg:height="0.019cm" svg:x="41.859cm" svg:y="10.154cm" svg:viewBox="0 0 0 20" draw:points="0,0 0,2 0,5 0,7 0,9 0,11 0,13 0,14 0,16 0,17 0,18 0,19 0,20 0,20 0,20">
            <text:p/>
          </draw:polyline>
          <draw:line draw:style-name="gr1" draw:text-style-name="P1" draw:layer="TiM_F" svg:x1="42.024cm" svg:y1="10.174cm" svg:x2="42.114cm" svg:y2="10.174cm">
            <text:p/>
          </draw:line>
          <draw:polyline draw:style-name="gr1" draw:text-style-name="P1" draw:layer="TiM_F" svg:width="0cm" svg:height="0.019cm" svg:x="42.114cm" svg:y="10.154cm" svg:viewBox="0 0 0 20" draw:points="0,20 0,20 0,20 0,19 0,18 0,17 0,16 0,14 0,13 0,11 0,9 0,7 0,5 0,2 0,0">
            <text:p/>
          </draw:polyline>
          <draw:polyline draw:style-name="gr1" draw:text-style-name="P1" draw:layer="TiM_F" svg:width="0cm" svg:height="0.019cm" svg:x="41.794cm" svg:y="10.154cm" svg:viewBox="0 0 0 20" draw:points="0,0 0,2 0,5 0,7 0,9 0,11 0,13 0,14 0,16 0,17 0,18 0,19 0,20 0,20 0,20">
            <text:p/>
          </draw:polyline>
          <draw:line draw:style-name="gr1" draw:text-style-name="P1" draw:layer="TiM_F" svg:x1="41.794cm" svg:y1="10.174cm" svg:x2="41.704cm" svg:y2="10.174cm">
            <text:p/>
          </draw:line>
          <draw:line draw:style-name="gr1" draw:text-style-name="P1" draw:layer="TiM_F" svg:x1="42.157cm" svg:y1="9.734cm" svg:x2="42.157cm" svg:y2="9.659cm">
            <text:p/>
          </draw:line>
          <draw:line draw:style-name="gr1" draw:text-style-name="P1" draw:layer="TiM_F" svg:x1="42.157cm" svg:y1="10.154cm" svg:x2="42.157cm" svg:y2="9.734cm">
            <text:p/>
          </draw:line>
          <draw:polyline draw:style-name="gr1" draw:text-style-name="P1" draw:layer="TiM_F" svg:width="0cm" svg:height="0.019cm" svg:x="41.704cm" svg:y="10.154cm" svg:viewBox="0 0 0 20" draw:points="0,20 0,20 0,20 0,19 0,18 0,17 0,16 0,14 0,13 0,11 0,9 0,7 0,5 0,2 0,0">
            <text:p/>
          </draw:polyline>
          <draw:line draw:style-name="gr1" draw:text-style-name="P1" draw:layer="TiM_F" svg:x1="42.157cm" svg:y1="9.659cm" svg:x2="42.082cm" svg:y2="9.659cm">
            <text:p/>
          </draw:line>
          <draw:line draw:style-name="gr1" draw:text-style-name="P1" draw:layer="TiM_F" svg:x1="42.082cm" svg:y1="9.659cm" svg:x2="41.662cm" svg:y2="9.659cm">
            <text:p/>
          </draw:line>
          <draw:polyline draw:style-name="gr1" draw:text-style-name="P1" draw:layer="TiM_F" svg:width="0cm" svg:height="0.019cm" svg:x="42.114cm" svg:y="9.639cm" svg:viewBox="0 0 0 20" draw:points="0,0 0,0 0,1 0,1 0,2 0,3 0,5 0,6 0,8 0,10 0,12 0,14 0,16 0,18 0,20">
            <text:p/>
          </draw:polyline>
          <draw:line draw:style-name="gr1" draw:text-style-name="P1" draw:layer="TiM_F" svg:x1="41.662cm" svg:y1="9.659cm" svg:x2="41.662cm" svg:y2="10.154cm">
            <text:p/>
          </draw:line>
          <draw:line draw:style-name="gr1" draw:text-style-name="P1" draw:layer="TiM_F" svg:x1="42.024cm" svg:y1="9.639cm" svg:x2="42.114cm" svg:y2="9.639cm">
            <text:p/>
          </draw:line>
          <draw:polyline draw:style-name="gr1" draw:text-style-name="P1" draw:layer="TiM_F" svg:width="0cm" svg:height="0.019cm" svg:x="42.024cm" svg:y="9.639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41.704cm" svg:y="9.639cm" svg:viewBox="0 0 0 20" draw:points="0,0 0,0 0,1 0,1 0,2 0,3 0,5 0,6 0,8 0,10 0,12 0,14 0,16 0,18 0,20">
            <text:p/>
          </draw:polyline>
          <draw:line draw:style-name="gr1" draw:text-style-name="P1" draw:layer="TiM_F" svg:x1="41.794cm" svg:y1="9.639cm" svg:x2="41.704cm" svg:y2="9.639cm">
            <text:p/>
          </draw:line>
          <draw:polyline draw:style-name="gr1" draw:text-style-name="P1" draw:layer="TiM_F" svg:width="0cm" svg:height="0.019cm" svg:x="41.959cm" svg:y="9.639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41.794cm" svg:y="9.639cm" svg:viewBox="0 0 0 20" draw:points="0,20 0,18 0,16 0,14 0,12 0,10 0,8 0,6 0,5 0,3 0,2 0,1 0,1 0,0 0,0">
            <text:p/>
          </draw:polyline>
          <draw:line draw:style-name="gr1" draw:text-style-name="P1" draw:layer="TiM_F" svg:x1="41.859cm" svg:y1="9.639cm" svg:x2="41.959cm" svg:y2="9.639cm">
            <text:p/>
          </draw:line>
          <draw:polyline draw:style-name="gr1" draw:text-style-name="P1" draw:layer="TiM_F" svg:width="0cm" svg:height="0.019cm" svg:x="41.859cm" svg:y="9.639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41.959cm" svg:y="11.678cm" svg:viewBox="0 0 0 20" draw:points="0,0 0,2 0,5 0,7 0,9 0,11 0,13 0,14 0,16 0,17 0,18 0,19 0,20 0,20 0,20">
            <text:p/>
          </draw:polyline>
          <draw:line draw:style-name="gr1" draw:text-style-name="P1" draw:layer="TiM_F" svg:x1="41.662cm" svg:y1="11.678cm" svg:x2="42.157cm" svg:y2="11.678cm">
            <text:p/>
          </draw:line>
          <draw:line draw:style-name="gr1" draw:text-style-name="P1" draw:layer="TiM_F" svg:x1="41.859cm" svg:y1="11.698cm" svg:x2="41.959cm" svg:y2="11.698cm">
            <text:p/>
          </draw:line>
          <draw:polyline draw:style-name="gr1" draw:text-style-name="P1" draw:layer="TiM_F" svg:width="0cm" svg:height="0.019cm" svg:x="42.024cm" svg:y="11.678cm" svg:viewBox="0 0 0 20" draw:points="0,0 0,2 0,5 0,7 0,9 0,11 0,13 0,14 0,16 0,17 0,18 0,19 0,20 0,20 0,20">
            <text:p/>
          </draw:polyline>
          <draw:polyline draw:style-name="gr1" draw:text-style-name="P1" draw:layer="TiM_F" svg:width="0cm" svg:height="0.019cm" svg:x="41.859cm" svg:y="11.678cm" svg:viewBox="0 0 0 20" draw:points="0,0 0,2 0,5 0,7 0,9 0,11 0,13 0,14 0,16 0,17 0,18 0,19 0,20 0,20 0,20">
            <text:p/>
          </draw:polyline>
          <draw:line draw:style-name="gr1" draw:text-style-name="P1" draw:layer="TiM_F" svg:x1="42.024cm" svg:y1="11.698cm" svg:x2="42.114cm" svg:y2="11.698cm">
            <text:p/>
          </draw:line>
          <draw:polyline draw:style-name="gr1" draw:text-style-name="P1" draw:layer="TiM_F" svg:width="0cm" svg:height="0.019cm" svg:x="42.114cm" svg:y="11.678cm" svg:viewBox="0 0 0 20" draw:points="0,20 0,20 0,20 0,19 0,18 0,17 0,16 0,14 0,13 0,11 0,9 0,7 0,5 0,2 0,0">
            <text:p/>
          </draw:polyline>
          <draw:polyline draw:style-name="gr1" draw:text-style-name="P1" draw:layer="TiM_F" svg:width="0cm" svg:height="0.019cm" svg:x="41.794cm" svg:y="11.678cm" svg:viewBox="0 0 0 20" draw:points="0,0 0,2 0,5 0,7 0,9 0,11 0,13 0,14 0,16 0,17 0,18 0,19 0,20 0,20 0,20">
            <text:p/>
          </draw:polyline>
          <draw:line draw:style-name="gr1" draw:text-style-name="P1" draw:layer="TiM_F" svg:x1="41.794cm" svg:y1="11.698cm" svg:x2="41.704cm" svg:y2="11.698cm">
            <text:p/>
          </draw:line>
          <draw:line draw:style-name="gr1" draw:text-style-name="P1" draw:layer="TiM_F" svg:x1="42.157cm" svg:y1="11.258cm" svg:x2="42.157cm" svg:y2="11.183cm">
            <text:p/>
          </draw:line>
          <draw:line draw:style-name="gr1" draw:text-style-name="P1" draw:layer="TiM_F" svg:x1="42.157cm" svg:y1="11.678cm" svg:x2="42.157cm" svg:y2="11.258cm">
            <text:p/>
          </draw:line>
          <draw:polyline draw:style-name="gr1" draw:text-style-name="P1" draw:layer="TiM_F" svg:width="0cm" svg:height="0.019cm" svg:x="41.704cm" svg:y="11.678cm" svg:viewBox="0 0 0 20" draw:points="0,20 0,20 0,20 0,19 0,18 0,17 0,16 0,14 0,13 0,11 0,9 0,7 0,5 0,2 0,0">
            <text:p/>
          </draw:polyline>
          <draw:line draw:style-name="gr1" draw:text-style-name="P1" draw:layer="TiM_F" svg:x1="42.157cm" svg:y1="11.183cm" svg:x2="42.082cm" svg:y2="11.183cm">
            <text:p/>
          </draw:line>
          <draw:line draw:style-name="gr1" draw:text-style-name="P1" draw:layer="TiM_F" svg:x1="42.082cm" svg:y1="11.183cm" svg:x2="41.662cm" svg:y2="11.183cm">
            <text:p/>
          </draw:line>
          <draw:polyline draw:style-name="gr1" draw:text-style-name="P1" draw:layer="TiM_F" svg:width="0cm" svg:height="0.019cm" svg:x="42.114cm" svg:y="11.163cm" svg:viewBox="0 0 0 20" draw:points="0,0 0,0 0,1 0,1 0,2 0,3 0,5 0,6 0,8 0,10 0,12 0,14 0,16 0,18 0,20">
            <text:p/>
          </draw:polyline>
          <draw:line draw:style-name="gr1" draw:text-style-name="P1" draw:layer="TiM_F" svg:x1="41.662cm" svg:y1="11.183cm" svg:x2="41.662cm" svg:y2="11.678cm">
            <text:p/>
          </draw:line>
          <draw:line draw:style-name="gr1" draw:text-style-name="P1" draw:layer="TiM_F" svg:x1="42.024cm" svg:y1="11.163cm" svg:x2="42.114cm" svg:y2="11.163cm">
            <text:p/>
          </draw:line>
          <draw:polyline draw:style-name="gr1" draw:text-style-name="P1" draw:layer="TiM_F" svg:width="0cm" svg:height="0.019cm" svg:x="42.024cm" svg:y="11.163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41.704cm" svg:y="11.163cm" svg:viewBox="0 0 0 20" draw:points="0,0 0,0 0,1 0,1 0,2 0,3 0,5 0,6 0,8 0,10 0,12 0,14 0,16 0,18 0,20">
            <text:p/>
          </draw:polyline>
          <draw:line draw:style-name="gr1" draw:text-style-name="P1" draw:layer="TiM_F" svg:x1="41.794cm" svg:y1="11.163cm" svg:x2="41.704cm" svg:y2="11.163cm">
            <text:p/>
          </draw:line>
          <draw:polyline draw:style-name="gr1" draw:text-style-name="P1" draw:layer="TiM_F" svg:width="0cm" svg:height="0.019cm" svg:x="41.959cm" svg:y="11.163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41.794cm" svg:y="11.163cm" svg:viewBox="0 0 0 20" draw:points="0,20 0,18 0,16 0,14 0,12 0,10 0,8 0,6 0,5 0,3 0,2 0,1 0,1 0,0 0,0">
            <text:p/>
          </draw:polyline>
          <draw:line draw:style-name="gr1" draw:text-style-name="P1" draw:layer="TiM_F" svg:x1="41.859cm" svg:y1="11.163cm" svg:x2="41.959cm" svg:y2="11.163cm">
            <text:p/>
          </draw:line>
          <draw:polyline draw:style-name="gr1" draw:text-style-name="P1" draw:layer="TiM_F" svg:width="0cm" svg:height="0.019cm" svg:x="41.859cm" svg:y="11.163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40.435cm" svg:y="8.63cm" svg:viewBox="0 0 0 20" draw:points="0,0 0,3 0,5 0,7 0,9 0,11 0,13 0,14 0,16 0,17 0,18 0,19 0,20 0,20 0,20">
            <text:p/>
          </draw:polyline>
          <draw:line draw:style-name="gr1" draw:text-style-name="P1" draw:layer="TiM_F" svg:x1="40.138cm" svg:y1="8.63cm" svg:x2="40.633cm" svg:y2="8.63cm">
            <text:p/>
          </draw:line>
          <draw:line draw:style-name="gr1" draw:text-style-name="P1" draw:layer="TiM_F" svg:x1="40.335cm" svg:y1="8.65cm" svg:x2="40.435cm" svg:y2="8.65cm">
            <text:p/>
          </draw:line>
          <draw:polyline draw:style-name="gr1" draw:text-style-name="P1" draw:layer="TiM_F" svg:width="0cm" svg:height="0.019cm" svg:x="40.5cm" svg:y="8.63cm" svg:viewBox="0 0 0 20" draw:points="0,0 0,3 0,5 0,7 0,9 0,11 0,13 0,14 0,16 0,17 0,18 0,19 0,20 0,20 0,20">
            <text:p/>
          </draw:polyline>
          <draw:polyline draw:style-name="gr1" draw:text-style-name="P1" draw:layer="TiM_F" svg:width="0cm" svg:height="0.019cm" svg:x="40.335cm" svg:y="8.63cm" svg:viewBox="0 0 0 20" draw:points="0,0 0,3 0,5 0,7 0,9 0,11 0,13 0,14 0,16 0,17 0,18 0,19 0,20 0,20 0,20">
            <text:p/>
          </draw:polyline>
          <draw:line draw:style-name="gr1" draw:text-style-name="P1" draw:layer="TiM_F" svg:x1="40.5cm" svg:y1="8.65cm" svg:x2="40.59cm" svg:y2="8.65cm">
            <text:p/>
          </draw:line>
          <draw:polyline draw:style-name="gr1" draw:text-style-name="P1" draw:layer="TiM_F" svg:width="0cm" svg:height="0.019cm" svg:x="40.59cm" svg:y="8.63cm" svg:viewBox="0 0 0 20" draw:points="0,20 0,20 0,20 0,19 0,18 0,17 0,16 0,14 0,13 0,11 0,9 0,7 0,5 0,3 0,0">
            <text:p/>
          </draw:polyline>
          <draw:polyline draw:style-name="gr1" draw:text-style-name="P1" draw:layer="TiM_F" svg:width="0cm" svg:height="0.019cm" svg:x="40.27cm" svg:y="8.63cm" svg:viewBox="0 0 0 20" draw:points="0,0 0,3 0,5 0,7 0,9 0,11 0,13 0,14 0,16 0,17 0,18 0,19 0,20 0,20 0,20">
            <text:p/>
          </draw:polyline>
          <draw:line draw:style-name="gr1" draw:text-style-name="P1" draw:layer="TiM_F" svg:x1="40.27cm" svg:y1="8.65cm" svg:x2="40.18cm" svg:y2="8.65cm">
            <text:p/>
          </draw:line>
          <draw:line draw:style-name="gr1" draw:text-style-name="P1" draw:layer="TiM_F" svg:x1="40.633cm" svg:y1="8.21cm" svg:x2="40.633cm" svg:y2="8.135cm">
            <text:p/>
          </draw:line>
          <draw:line draw:style-name="gr1" draw:text-style-name="P1" draw:layer="TiM_F" svg:x1="40.633cm" svg:y1="8.63cm" svg:x2="40.633cm" svg:y2="8.21cm">
            <text:p/>
          </draw:line>
          <draw:polyline draw:style-name="gr1" draw:text-style-name="P1" draw:layer="TiM_F" svg:width="0cm" svg:height="0.019cm" svg:x="40.18cm" svg:y="8.63cm" svg:viewBox="0 0 0 20" draw:points="0,20 0,20 0,20 0,19 0,18 0,17 0,16 0,14 0,13 0,11 0,9 0,7 0,5 0,3 0,0">
            <text:p/>
          </draw:polyline>
          <draw:line draw:style-name="gr1" draw:text-style-name="P1" draw:layer="TiM_F" svg:x1="40.633cm" svg:y1="8.135cm" svg:x2="40.558cm" svg:y2="8.135cm">
            <text:p/>
          </draw:line>
          <draw:line draw:style-name="gr1" draw:text-style-name="P1" draw:layer="TiM_F" svg:x1="40.558cm" svg:y1="8.135cm" svg:x2="40.138cm" svg:y2="8.135cm">
            <text:p/>
          </draw:line>
          <draw:polyline draw:style-name="gr1" draw:text-style-name="P1" draw:layer="TiM_F" svg:width="0cm" svg:height="0.019cm" svg:x="40.59cm" svg:y="8.115cm" svg:viewBox="0 0 0 20" draw:points="0,0 0,0 0,1 0,1 0,2 0,3 0,5 0,6 0,8 0,10 0,12 0,14 0,16 0,18 0,20">
            <text:p/>
          </draw:polyline>
          <draw:line draw:style-name="gr1" draw:text-style-name="P1" draw:layer="TiM_F" svg:x1="40.138cm" svg:y1="8.135cm" svg:x2="40.138cm" svg:y2="8.63cm">
            <text:p/>
          </draw:line>
          <draw:line draw:style-name="gr1" draw:text-style-name="P1" draw:layer="TiM_F" svg:x1="40.5cm" svg:y1="8.115cm" svg:x2="40.59cm" svg:y2="8.115cm">
            <text:p/>
          </draw:line>
          <draw:polyline draw:style-name="gr1" draw:text-style-name="P1" draw:layer="TiM_F" svg:width="0cm" svg:height="0.019cm" svg:x="40.5cm" svg:y="8.115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40.18cm" svg:y="8.115cm" svg:viewBox="0 0 0 20" draw:points="0,0 0,0 0,1 0,1 0,2 0,3 0,5 0,6 0,8 0,10 0,12 0,14 0,16 0,18 0,20">
            <text:p/>
          </draw:polyline>
          <draw:line draw:style-name="gr1" draw:text-style-name="P1" draw:layer="TiM_F" svg:x1="40.27cm" svg:y1="8.115cm" svg:x2="40.18cm" svg:y2="8.115cm">
            <text:p/>
          </draw:line>
          <draw:polyline draw:style-name="gr1" draw:text-style-name="P1" draw:layer="TiM_F" svg:width="0cm" svg:height="0.019cm" svg:x="40.435cm" svg:y="8.115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40.27cm" svg:y="8.115cm" svg:viewBox="0 0 0 20" draw:points="0,20 0,18 0,16 0,14 0,12 0,10 0,8 0,6 0,5 0,3 0,2 0,1 0,1 0,0 0,0">
            <text:p/>
          </draw:polyline>
          <draw:line draw:style-name="gr1" draw:text-style-name="P1" draw:layer="TiM_F" svg:x1="40.335cm" svg:y1="8.115cm" svg:x2="40.435cm" svg:y2="8.115cm">
            <text:p/>
          </draw:line>
          <draw:polyline draw:style-name="gr1" draw:text-style-name="P1" draw:layer="TiM_F" svg:width="0cm" svg:height="0.019cm" svg:x="40.335cm" svg:y="8.115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41.959cm" svg:y="8.63cm" svg:viewBox="0 0 0 20" draw:points="0,0 0,3 0,5 0,7 0,9 0,11 0,13 0,14 0,16 0,17 0,18 0,19 0,20 0,20 0,20">
            <text:p/>
          </draw:polyline>
          <draw:line draw:style-name="gr1" draw:text-style-name="P1" draw:layer="TiM_F" svg:x1="41.662cm" svg:y1="8.63cm" svg:x2="42.157cm" svg:y2="8.63cm">
            <text:p/>
          </draw:line>
          <draw:line draw:style-name="gr1" draw:text-style-name="P1" draw:layer="TiM_F" svg:x1="41.859cm" svg:y1="8.65cm" svg:x2="41.959cm" svg:y2="8.65cm">
            <text:p/>
          </draw:line>
          <draw:polyline draw:style-name="gr1" draw:text-style-name="P1" draw:layer="TiM_F" svg:width="0cm" svg:height="0.019cm" svg:x="42.024cm" svg:y="8.63cm" svg:viewBox="0 0 0 20" draw:points="0,0 0,3 0,5 0,7 0,9 0,11 0,13 0,14 0,16 0,17 0,18 0,19 0,20 0,20 0,20">
            <text:p/>
          </draw:polyline>
          <draw:polyline draw:style-name="gr1" draw:text-style-name="P1" draw:layer="TiM_F" svg:width="0cm" svg:height="0.019cm" svg:x="41.859cm" svg:y="8.63cm" svg:viewBox="0 0 0 20" draw:points="0,0 0,3 0,5 0,7 0,9 0,11 0,13 0,14 0,16 0,17 0,18 0,19 0,20 0,20 0,20">
            <text:p/>
          </draw:polyline>
          <draw:line draw:style-name="gr1" draw:text-style-name="P1" draw:layer="TiM_F" svg:x1="42.024cm" svg:y1="8.65cm" svg:x2="42.114cm" svg:y2="8.65cm">
            <text:p/>
          </draw:line>
          <draw:polyline draw:style-name="gr1" draw:text-style-name="P1" draw:layer="TiM_F" svg:width="0cm" svg:height="0.019cm" svg:x="42.114cm" svg:y="8.63cm" svg:viewBox="0 0 0 20" draw:points="0,20 0,20 0,20 0,19 0,18 0,17 0,16 0,14 0,13 0,11 0,9 0,7 0,5 0,3 0,0">
            <text:p/>
          </draw:polyline>
          <draw:polyline draw:style-name="gr1" draw:text-style-name="P1" draw:layer="TiM_F" svg:width="0cm" svg:height="0.019cm" svg:x="41.794cm" svg:y="8.63cm" svg:viewBox="0 0 0 20" draw:points="0,0 0,3 0,5 0,7 0,9 0,11 0,13 0,14 0,16 0,17 0,18 0,19 0,20 0,20 0,20">
            <text:p/>
          </draw:polyline>
          <draw:line draw:style-name="gr1" draw:text-style-name="P1" draw:layer="TiM_F" svg:x1="41.794cm" svg:y1="8.65cm" svg:x2="41.704cm" svg:y2="8.65cm">
            <text:p/>
          </draw:line>
          <draw:line draw:style-name="gr1" draw:text-style-name="P1" draw:layer="TiM_F" svg:x1="42.157cm" svg:y1="8.21cm" svg:x2="42.157cm" svg:y2="8.135cm">
            <text:p/>
          </draw:line>
          <draw:line draw:style-name="gr1" draw:text-style-name="P1" draw:layer="TiM_F" svg:x1="42.157cm" svg:y1="8.63cm" svg:x2="42.157cm" svg:y2="8.21cm">
            <text:p/>
          </draw:line>
          <draw:polyline draw:style-name="gr1" draw:text-style-name="P1" draw:layer="TiM_F" svg:width="0cm" svg:height="0.019cm" svg:x="41.704cm" svg:y="8.63cm" svg:viewBox="0 0 0 20" draw:points="0,20 0,20 0,20 0,19 0,18 0,17 0,16 0,14 0,13 0,11 0,9 0,7 0,5 0,3 0,0">
            <text:p/>
          </draw:polyline>
          <draw:line draw:style-name="gr1" draw:text-style-name="P1" draw:layer="TiM_F" svg:x1="42.157cm" svg:y1="8.135cm" svg:x2="42.082cm" svg:y2="8.135cm">
            <text:p/>
          </draw:line>
          <draw:line draw:style-name="gr1" draw:text-style-name="P1" draw:layer="TiM_F" svg:x1="42.082cm" svg:y1="8.135cm" svg:x2="41.662cm" svg:y2="8.135cm">
            <text:p/>
          </draw:line>
          <draw:polyline draw:style-name="gr1" draw:text-style-name="P1" draw:layer="TiM_F" svg:width="0cm" svg:height="0.019cm" svg:x="42.114cm" svg:y="8.115cm" svg:viewBox="0 0 0 20" draw:points="0,0 0,0 0,1 0,1 0,2 0,3 0,5 0,6 0,8 0,10 0,12 0,14 0,16 0,18 0,20">
            <text:p/>
          </draw:polyline>
          <draw:line draw:style-name="gr1" draw:text-style-name="P1" draw:layer="TiM_F" svg:x1="41.662cm" svg:y1="8.135cm" svg:x2="41.662cm" svg:y2="8.63cm">
            <text:p/>
          </draw:line>
          <draw:line draw:style-name="gr1" draw:text-style-name="P1" draw:layer="TiM_F" svg:x1="42.024cm" svg:y1="8.115cm" svg:x2="42.114cm" svg:y2="8.115cm">
            <text:p/>
          </draw:line>
          <draw:polyline draw:style-name="gr1" draw:text-style-name="P1" draw:layer="TiM_F" svg:width="0cm" svg:height="0.019cm" svg:x="42.024cm" svg:y="8.115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41.704cm" svg:y="8.115cm" svg:viewBox="0 0 0 20" draw:points="0,0 0,0 0,1 0,1 0,2 0,3 0,5 0,6 0,8 0,10 0,12 0,14 0,16 0,18 0,20">
            <text:p/>
          </draw:polyline>
          <draw:line draw:style-name="gr1" draw:text-style-name="P1" draw:layer="TiM_F" svg:x1="41.794cm" svg:y1="8.115cm" svg:x2="41.704cm" svg:y2="8.115cm">
            <text:p/>
          </draw:line>
          <draw:polyline draw:style-name="gr1" draw:text-style-name="P1" draw:layer="TiM_F" svg:width="0cm" svg:height="0.019cm" svg:x="41.959cm" svg:y="8.115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41.794cm" svg:y="8.115cm" svg:viewBox="0 0 0 20" draw:points="0,20 0,18 0,16 0,14 0,12 0,10 0,8 0,6 0,5 0,3 0,2 0,1 0,1 0,0 0,0">
            <text:p/>
          </draw:polyline>
          <draw:line draw:style-name="gr1" draw:text-style-name="P1" draw:layer="TiM_F" svg:x1="41.859cm" svg:y1="8.115cm" svg:x2="41.959cm" svg:y2="8.115cm">
            <text:p/>
          </draw:line>
          <draw:polyline draw:style-name="gr1" draw:text-style-name="P1" draw:layer="TiM_F" svg:width="0cm" svg:height="0.019cm" svg:x="41.859cm" svg:y="8.115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38.911cm" svg:y="8.63cm" svg:viewBox="0 0 0 20" draw:points="0,0 0,3 0,5 0,7 0,9 0,11 0,13 0,14 0,16 0,17 0,18 0,19 0,20 0,20 0,20">
            <text:p/>
          </draw:polyline>
          <draw:line draw:style-name="gr1" draw:text-style-name="P1" draw:layer="TiM_F" svg:x1="38.614cm" svg:y1="8.63cm" svg:x2="39.109cm" svg:y2="8.63cm">
            <text:p/>
          </draw:line>
          <draw:line draw:style-name="gr1" draw:text-style-name="P1" draw:layer="TiM_F" svg:x1="38.811cm" svg:y1="8.65cm" svg:x2="38.911cm" svg:y2="8.65cm">
            <text:p/>
          </draw:line>
          <draw:polyline draw:style-name="gr1" draw:text-style-name="P1" draw:layer="TiM_F" svg:width="0cm" svg:height="0.019cm" svg:x="38.976cm" svg:y="8.63cm" svg:viewBox="0 0 0 20" draw:points="0,0 0,3 0,5 0,7 0,9 0,11 0,13 0,14 0,16 0,17 0,18 0,19 0,20 0,20 0,20">
            <text:p/>
          </draw:polyline>
          <draw:polyline draw:style-name="gr1" draw:text-style-name="P1" draw:layer="TiM_F" svg:width="0cm" svg:height="0.019cm" svg:x="38.811cm" svg:y="8.63cm" svg:viewBox="0 0 0 20" draw:points="0,0 0,3 0,5 0,7 0,9 0,11 0,13 0,14 0,16 0,17 0,18 0,19 0,20 0,20 0,20">
            <text:p/>
          </draw:polyline>
          <draw:line draw:style-name="gr1" draw:text-style-name="P1" draw:layer="TiM_F" svg:x1="38.976cm" svg:y1="8.65cm" svg:x2="39.066cm" svg:y2="8.65cm">
            <text:p/>
          </draw:line>
          <draw:polyline draw:style-name="gr1" draw:text-style-name="P1" draw:layer="TiM_F" svg:width="0cm" svg:height="0.019cm" svg:x="39.066cm" svg:y="8.63cm" svg:viewBox="0 0 0 20" draw:points="0,20 0,20 0,20 0,19 0,18 0,17 0,16 0,14 0,13 0,11 0,9 0,7 0,5 0,3 0,0">
            <text:p/>
          </draw:polyline>
          <draw:polyline draw:style-name="gr1" draw:text-style-name="P1" draw:layer="TiM_F" svg:width="0cm" svg:height="0.019cm" svg:x="38.746cm" svg:y="8.63cm" svg:viewBox="0 0 0 20" draw:points="0,0 0,3 0,5 0,7 0,9 0,11 0,13 0,14 0,16 0,17 0,18 0,19 0,20 0,20 0,20">
            <text:p/>
          </draw:polyline>
          <draw:line draw:style-name="gr1" draw:text-style-name="P1" draw:layer="TiM_F" svg:x1="38.746cm" svg:y1="8.65cm" svg:x2="38.656cm" svg:y2="8.65cm">
            <text:p/>
          </draw:line>
          <draw:line draw:style-name="gr1" draw:text-style-name="P1" draw:layer="TiM_F" svg:x1="39.109cm" svg:y1="8.21cm" svg:x2="39.109cm" svg:y2="8.135cm">
            <text:p/>
          </draw:line>
          <draw:line draw:style-name="gr1" draw:text-style-name="P1" draw:layer="TiM_F" svg:x1="39.109cm" svg:y1="8.63cm" svg:x2="39.109cm" svg:y2="8.21cm">
            <text:p/>
          </draw:line>
          <draw:polyline draw:style-name="gr1" draw:text-style-name="P1" draw:layer="TiM_F" svg:width="0cm" svg:height="0.019cm" svg:x="38.656cm" svg:y="8.63cm" svg:viewBox="0 0 0 20" draw:points="0,20 0,20 0,20 0,19 0,18 0,17 0,16 0,14 0,13 0,11 0,9 0,7 0,5 0,3 0,0">
            <text:p/>
          </draw:polyline>
          <draw:line draw:style-name="gr1" draw:text-style-name="P1" draw:layer="TiM_F" svg:x1="39.109cm" svg:y1="8.135cm" svg:x2="39.034cm" svg:y2="8.135cm">
            <text:p/>
          </draw:line>
          <draw:line draw:style-name="gr1" draw:text-style-name="P1" draw:layer="TiM_F" svg:x1="39.034cm" svg:y1="8.135cm" svg:x2="38.614cm" svg:y2="8.135cm">
            <text:p/>
          </draw:line>
          <draw:polyline draw:style-name="gr1" draw:text-style-name="P1" draw:layer="TiM_F" svg:width="0cm" svg:height="0.019cm" svg:x="39.066cm" svg:y="8.115cm" svg:viewBox="0 0 0 20" draw:points="0,0 0,0 0,1 0,1 0,2 0,3 0,5 0,6 0,8 0,10 0,12 0,14 0,16 0,18 0,20">
            <text:p/>
          </draw:polyline>
          <draw:line draw:style-name="gr1" draw:text-style-name="P1" draw:layer="TiM_F" svg:x1="38.614cm" svg:y1="8.135cm" svg:x2="38.614cm" svg:y2="8.63cm">
            <text:p/>
          </draw:line>
          <draw:line draw:style-name="gr1" draw:text-style-name="P1" draw:layer="TiM_F" svg:x1="38.976cm" svg:y1="8.115cm" svg:x2="39.066cm" svg:y2="8.115cm">
            <text:p/>
          </draw:line>
          <draw:polyline draw:style-name="gr1" draw:text-style-name="P1" draw:layer="TiM_F" svg:width="0cm" svg:height="0.019cm" svg:x="38.976cm" svg:y="8.115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38.656cm" svg:y="8.115cm" svg:viewBox="0 0 0 20" draw:points="0,0 0,0 0,1 0,1 0,2 0,3 0,5 0,6 0,8 0,10 0,12 0,14 0,16 0,18 0,20">
            <text:p/>
          </draw:polyline>
          <draw:line draw:style-name="gr1" draw:text-style-name="P1" draw:layer="TiM_F" svg:x1="38.746cm" svg:y1="8.115cm" svg:x2="38.656cm" svg:y2="8.115cm">
            <text:p/>
          </draw:line>
          <draw:polyline draw:style-name="gr1" draw:text-style-name="P1" draw:layer="TiM_F" svg:width="0cm" svg:height="0.019cm" svg:x="38.911cm" svg:y="8.115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38.746cm" svg:y="8.115cm" svg:viewBox="0 0 0 20" draw:points="0,20 0,18 0,16 0,14 0,12 0,10 0,8 0,6 0,5 0,3 0,2 0,1 0,1 0,0 0,0">
            <text:p/>
          </draw:polyline>
          <draw:line draw:style-name="gr1" draw:text-style-name="P1" draw:layer="TiM_F" svg:x1="38.811cm" svg:y1="8.115cm" svg:x2="38.911cm" svg:y2="8.115cm">
            <text:p/>
          </draw:line>
          <draw:polyline draw:style-name="gr1" draw:text-style-name="P1" draw:layer="TiM_F" svg:width="0cm" svg:height="0.019cm" svg:x="38.811cm" svg:y="8.115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38.911cm" svg:y="10.154cm" svg:viewBox="0 0 0 20" draw:points="0,0 0,2 0,5 0,7 0,9 0,11 0,13 0,14 0,16 0,17 0,18 0,19 0,20 0,20 0,20">
            <text:p/>
          </draw:polyline>
          <draw:line draw:style-name="gr1" draw:text-style-name="P1" draw:layer="TiM_F" svg:x1="38.614cm" svg:y1="10.154cm" svg:x2="39.109cm" svg:y2="10.154cm">
            <text:p/>
          </draw:line>
          <draw:line draw:style-name="gr1" draw:text-style-name="P1" draw:layer="TiM_F" svg:x1="38.811cm" svg:y1="10.174cm" svg:x2="38.911cm" svg:y2="10.174cm">
            <text:p/>
          </draw:line>
          <draw:polyline draw:style-name="gr1" draw:text-style-name="P1" draw:layer="TiM_F" svg:width="0cm" svg:height="0.019cm" svg:x="38.976cm" svg:y="10.154cm" svg:viewBox="0 0 0 20" draw:points="0,0 0,2 0,5 0,7 0,9 0,11 0,13 0,14 0,16 0,17 0,18 0,19 0,20 0,20 0,20">
            <text:p/>
          </draw:polyline>
          <draw:polyline draw:style-name="gr1" draw:text-style-name="P1" draw:layer="TiM_F" svg:width="0cm" svg:height="0.019cm" svg:x="38.811cm" svg:y="10.154cm" svg:viewBox="0 0 0 20" draw:points="0,0 0,2 0,5 0,7 0,9 0,11 0,13 0,14 0,16 0,17 0,18 0,19 0,20 0,20 0,20">
            <text:p/>
          </draw:polyline>
          <draw:line draw:style-name="gr1" draw:text-style-name="P1" draw:layer="TiM_F" svg:x1="38.976cm" svg:y1="10.174cm" svg:x2="39.066cm" svg:y2="10.174cm">
            <text:p/>
          </draw:line>
          <draw:polyline draw:style-name="gr1" draw:text-style-name="P1" draw:layer="TiM_F" svg:width="0cm" svg:height="0.019cm" svg:x="39.066cm" svg:y="10.154cm" svg:viewBox="0 0 0 20" draw:points="0,20 0,20 0,20 0,19 0,18 0,17 0,16 0,14 0,13 0,11 0,9 0,7 0,5 0,2 0,0">
            <text:p/>
          </draw:polyline>
          <draw:polyline draw:style-name="gr1" draw:text-style-name="P1" draw:layer="TiM_F" svg:width="0cm" svg:height="0.019cm" svg:x="38.746cm" svg:y="10.154cm" svg:viewBox="0 0 0 20" draw:points="0,0 0,2 0,5 0,7 0,9 0,11 0,13 0,14 0,16 0,17 0,18 0,19 0,20 0,20 0,20">
            <text:p/>
          </draw:polyline>
          <draw:line draw:style-name="gr1" draw:text-style-name="P1" draw:layer="TiM_F" svg:x1="38.746cm" svg:y1="10.174cm" svg:x2="38.656cm" svg:y2="10.174cm">
            <text:p/>
          </draw:line>
          <draw:line draw:style-name="gr1" draw:text-style-name="P1" draw:layer="TiM_F" svg:x1="39.109cm" svg:y1="9.734cm" svg:x2="39.109cm" svg:y2="9.659cm">
            <text:p/>
          </draw:line>
          <draw:line draw:style-name="gr1" draw:text-style-name="P1" draw:layer="TiM_F" svg:x1="39.109cm" svg:y1="10.154cm" svg:x2="39.109cm" svg:y2="9.734cm">
            <text:p/>
          </draw:line>
          <draw:polyline draw:style-name="gr1" draw:text-style-name="P1" draw:layer="TiM_F" svg:width="0cm" svg:height="0.019cm" svg:x="38.656cm" svg:y="10.154cm" svg:viewBox="0 0 0 20" draw:points="0,20 0,20 0,20 0,19 0,18 0,17 0,16 0,14 0,13 0,11 0,9 0,7 0,5 0,2 0,0">
            <text:p/>
          </draw:polyline>
          <draw:line draw:style-name="gr1" draw:text-style-name="P1" draw:layer="TiM_F" svg:x1="39.109cm" svg:y1="9.659cm" svg:x2="39.034cm" svg:y2="9.659cm">
            <text:p/>
          </draw:line>
          <draw:line draw:style-name="gr1" draw:text-style-name="P1" draw:layer="TiM_F" svg:x1="39.034cm" svg:y1="9.659cm" svg:x2="38.614cm" svg:y2="9.659cm">
            <text:p/>
          </draw:line>
          <draw:polyline draw:style-name="gr1" draw:text-style-name="P1" draw:layer="TiM_F" svg:width="0cm" svg:height="0.019cm" svg:x="39.066cm" svg:y="9.639cm" svg:viewBox="0 0 0 20" draw:points="0,0 0,0 0,1 0,1 0,2 0,3 0,5 0,6 0,8 0,10 0,12 0,14 0,16 0,18 0,20">
            <text:p/>
          </draw:polyline>
          <draw:line draw:style-name="gr1" draw:text-style-name="P1" draw:layer="TiM_F" svg:x1="38.614cm" svg:y1="9.659cm" svg:x2="38.614cm" svg:y2="10.154cm">
            <text:p/>
          </draw:line>
          <draw:line draw:style-name="gr1" draw:text-style-name="P1" draw:layer="TiM_F" svg:x1="38.976cm" svg:y1="9.639cm" svg:x2="39.066cm" svg:y2="9.639cm">
            <text:p/>
          </draw:line>
          <draw:polyline draw:style-name="gr1" draw:text-style-name="P1" draw:layer="TiM_F" svg:width="0cm" svg:height="0.019cm" svg:x="38.976cm" svg:y="9.639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38.656cm" svg:y="9.639cm" svg:viewBox="0 0 0 20" draw:points="0,0 0,0 0,1 0,1 0,2 0,3 0,5 0,6 0,8 0,10 0,12 0,14 0,16 0,18 0,20">
            <text:p/>
          </draw:polyline>
          <draw:line draw:style-name="gr1" draw:text-style-name="P1" draw:layer="TiM_F" svg:x1="38.746cm" svg:y1="9.639cm" svg:x2="38.656cm" svg:y2="9.639cm">
            <text:p/>
          </draw:line>
          <draw:polyline draw:style-name="gr1" draw:text-style-name="P1" draw:layer="TiM_F" svg:width="0cm" svg:height="0.019cm" svg:x="38.911cm" svg:y="9.639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38.746cm" svg:y="9.639cm" svg:viewBox="0 0 0 20" draw:points="0,20 0,18 0,16 0,14 0,12 0,10 0,8 0,6 0,5 0,3 0,2 0,1 0,1 0,0 0,0">
            <text:p/>
          </draw:polyline>
          <draw:line draw:style-name="gr1" draw:text-style-name="P1" draw:layer="TiM_F" svg:x1="38.811cm" svg:y1="9.639cm" svg:x2="38.911cm" svg:y2="9.639cm">
            <text:p/>
          </draw:line>
          <draw:polyline draw:style-name="gr1" draw:text-style-name="P1" draw:layer="TiM_F" svg:width="0cm" svg:height="0.019cm" svg:x="38.811cm" svg:y="9.639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38.911cm" svg:y="14.726cm" svg:viewBox="0 0 0 20" draw:points="0,0 0,2 0,5 0,7 0,9 0,11 0,13 0,14 0,16 0,17 0,18 0,19 0,20 0,20 0,20">
            <text:p/>
          </draw:polyline>
          <draw:line draw:style-name="gr1" draw:text-style-name="P1" draw:layer="TiM_F" svg:x1="38.614cm" svg:y1="14.726cm" svg:x2="39.109cm" svg:y2="14.726cm">
            <text:p/>
          </draw:line>
          <draw:line draw:style-name="gr1" draw:text-style-name="P1" draw:layer="TiM_F" svg:x1="38.811cm" svg:y1="14.746cm" svg:x2="38.911cm" svg:y2="14.746cm">
            <text:p/>
          </draw:line>
          <draw:polyline draw:style-name="gr1" draw:text-style-name="P1" draw:layer="TiM_F" svg:width="0cm" svg:height="0.019cm" svg:x="38.976cm" svg:y="14.726cm" svg:viewBox="0 0 0 20" draw:points="0,0 0,2 0,5 0,7 0,9 0,11 0,13 0,14 0,16 0,17 0,18 0,19 0,20 0,20 0,20">
            <text:p/>
          </draw:polyline>
          <draw:polyline draw:style-name="gr1" draw:text-style-name="P1" draw:layer="TiM_F" svg:width="0cm" svg:height="0.019cm" svg:x="38.811cm" svg:y="14.726cm" svg:viewBox="0 0 0 20" draw:points="0,0 0,2 0,5 0,7 0,9 0,11 0,13 0,14 0,16 0,17 0,18 0,19 0,20 0,20 0,20">
            <text:p/>
          </draw:polyline>
          <draw:line draw:style-name="gr1" draw:text-style-name="P1" draw:layer="TiM_F" svg:x1="38.976cm" svg:y1="14.746cm" svg:x2="39.066cm" svg:y2="14.746cm">
            <text:p/>
          </draw:line>
          <draw:polyline draw:style-name="gr1" draw:text-style-name="P1" draw:layer="TiM_F" svg:width="0cm" svg:height="0.019cm" svg:x="39.066cm" svg:y="14.726cm" svg:viewBox="0 0 0 20" draw:points="0,20 0,20 0,20 0,19 0,18 0,17 0,16 0,14 0,13 0,11 0,9 0,7 0,5 0,2 0,0">
            <text:p/>
          </draw:polyline>
          <draw:polyline draw:style-name="gr1" draw:text-style-name="P1" draw:layer="TiM_F" svg:width="0cm" svg:height="0.019cm" svg:x="38.746cm" svg:y="14.726cm" svg:viewBox="0 0 0 20" draw:points="0,0 0,2 0,5 0,7 0,9 0,11 0,13 0,14 0,16 0,17 0,18 0,19 0,20 0,20 0,20">
            <text:p/>
          </draw:polyline>
          <draw:line draw:style-name="gr1" draw:text-style-name="P1" draw:layer="TiM_F" svg:x1="38.746cm" svg:y1="14.746cm" svg:x2="38.656cm" svg:y2="14.746cm">
            <text:p/>
          </draw:line>
          <draw:line draw:style-name="gr1" draw:text-style-name="P1" draw:layer="TiM_F" svg:x1="39.109cm" svg:y1="14.306cm" svg:x2="39.109cm" svg:y2="14.231cm">
            <text:p/>
          </draw:line>
          <draw:line draw:style-name="gr1" draw:text-style-name="P1" draw:layer="TiM_F" svg:x1="39.109cm" svg:y1="14.726cm" svg:x2="39.109cm" svg:y2="14.306cm">
            <text:p/>
          </draw:line>
          <draw:polyline draw:style-name="gr1" draw:text-style-name="P1" draw:layer="TiM_F" svg:width="0cm" svg:height="0.019cm" svg:x="38.656cm" svg:y="14.726cm" svg:viewBox="0 0 0 20" draw:points="0,20 0,20 0,20 0,19 0,18 0,17 0,16 0,14 0,13 0,11 0,9 0,7 0,5 0,2 0,0">
            <text:p/>
          </draw:polyline>
          <draw:line draw:style-name="gr1" draw:text-style-name="P1" draw:layer="TiM_F" svg:x1="39.109cm" svg:y1="14.231cm" svg:x2="39.034cm" svg:y2="14.231cm">
            <text:p/>
          </draw:line>
          <draw:line draw:style-name="gr1" draw:text-style-name="P1" draw:layer="TiM_F" svg:x1="39.034cm" svg:y1="14.231cm" svg:x2="38.614cm" svg:y2="14.231cm">
            <text:p/>
          </draw:line>
          <draw:polyline draw:style-name="gr1" draw:text-style-name="P1" draw:layer="TiM_F" svg:width="0cm" svg:height="0.019cm" svg:x="39.066cm" svg:y="14.211cm" svg:viewBox="0 0 0 20" draw:points="0,0 0,0 0,1 0,1 0,2 0,3 0,4 0,6 0,8 0,9 0,11 0,13 0,16 0,18 0,20">
            <text:p/>
          </draw:polyline>
          <draw:line draw:style-name="gr1" draw:text-style-name="P1" draw:layer="TiM_F" svg:x1="38.614cm" svg:y1="14.231cm" svg:x2="38.614cm" svg:y2="14.726cm">
            <text:p/>
          </draw:line>
          <draw:line draw:style-name="gr1" draw:text-style-name="P1" draw:layer="TiM_F" svg:x1="38.976cm" svg:y1="14.211cm" svg:x2="39.066cm" svg:y2="14.211cm">
            <text:p/>
          </draw:line>
          <draw:polyline draw:style-name="gr1" draw:text-style-name="P1" draw:layer="TiM_F" svg:width="0cm" svg:height="0.019cm" svg:x="38.976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8.656cm" svg:y="14.211cm" svg:viewBox="0 0 0 20" draw:points="0,0 0,0 0,1 0,1 0,2 0,3 0,4 0,6 0,8 0,9 0,11 0,13 0,16 0,18 0,20">
            <text:p/>
          </draw:polyline>
          <draw:line draw:style-name="gr1" draw:text-style-name="P1" draw:layer="TiM_F" svg:x1="38.746cm" svg:y1="14.211cm" svg:x2="38.656cm" svg:y2="14.211cm">
            <text:p/>
          </draw:line>
          <draw:polyline draw:style-name="gr1" draw:text-style-name="P1" draw:layer="TiM_F" svg:width="0cm" svg:height="0.019cm" svg:x="38.911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8.746cm" svg:y="14.211cm" svg:viewBox="0 0 0 20" draw:points="0,20 0,18 0,16 0,13 0,11 0,9 0,8 0,6 0,4 0,3 0,2 0,1 0,1 0,0 0,0">
            <text:p/>
          </draw:polyline>
          <draw:line draw:style-name="gr1" draw:text-style-name="P1" draw:layer="TiM_F" svg:x1="38.811cm" svg:y1="14.211cm" svg:x2="38.911cm" svg:y2="14.211cm">
            <text:p/>
          </draw:line>
          <draw:polyline draw:style-name="gr1" draw:text-style-name="P1" draw:layer="TiM_F" svg:width="0cm" svg:height="0.019cm" svg:x="38.811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41.959cm" svg:y="5.582cm" svg:viewBox="0 0 0 20" draw:points="0,0 0,3 0,5 0,7 0,9 0,11 0,13 0,15 0,16 0,17 0,18 0,19 0,20 0,20 0,20">
            <text:p/>
          </draw:polyline>
          <draw:line draw:style-name="gr1" draw:text-style-name="P1" draw:layer="TiM_F" svg:x1="41.662cm" svg:y1="5.582cm" svg:x2="42.157cm" svg:y2="5.582cm">
            <text:p/>
          </draw:line>
          <draw:line draw:style-name="gr1" draw:text-style-name="P1" draw:layer="TiM_F" svg:x1="41.859cm" svg:y1="5.602cm" svg:x2="41.959cm" svg:y2="5.602cm">
            <text:p/>
          </draw:line>
          <draw:polyline draw:style-name="gr1" draw:text-style-name="P1" draw:layer="TiM_F" svg:width="0cm" svg:height="0.019cm" svg:x="42.024cm" svg:y="5.582cm" svg:viewBox="0 0 0 20" draw:points="0,0 0,3 0,5 0,7 0,9 0,11 0,13 0,15 0,16 0,17 0,18 0,19 0,20 0,20 0,20">
            <text:p/>
          </draw:polyline>
          <draw:polyline draw:style-name="gr1" draw:text-style-name="P1" draw:layer="TiM_F" svg:width="0cm" svg:height="0.019cm" svg:x="41.859cm" svg:y="5.582cm" svg:viewBox="0 0 0 20" draw:points="0,0 0,3 0,5 0,7 0,9 0,11 0,13 0,15 0,16 0,17 0,18 0,19 0,20 0,20 0,20">
            <text:p/>
          </draw:polyline>
          <draw:line draw:style-name="gr1" draw:text-style-name="P1" draw:layer="TiM_F" svg:x1="42.024cm" svg:y1="5.602cm" svg:x2="42.114cm" svg:y2="5.602cm">
            <text:p/>
          </draw:line>
          <draw:polyline draw:style-name="gr1" draw:text-style-name="P1" draw:layer="TiM_F" svg:width="0cm" svg:height="0.019cm" svg:x="42.114cm" svg:y="5.582cm" svg:viewBox="0 0 0 20" draw:points="0,20 0,20 0,20 0,19 0,18 0,17 0,16 0,15 0,13 0,11 0,9 0,7 0,5 0,3 0,0">
            <text:p/>
          </draw:polyline>
          <draw:polyline draw:style-name="gr1" draw:text-style-name="P1" draw:layer="TiM_F" svg:width="0cm" svg:height="0.019cm" svg:x="41.794cm" svg:y="5.582cm" svg:viewBox="0 0 0 20" draw:points="0,0 0,3 0,5 0,7 0,9 0,11 0,13 0,15 0,16 0,17 0,18 0,19 0,20 0,20 0,20">
            <text:p/>
          </draw:polyline>
          <draw:line draw:style-name="gr1" draw:text-style-name="P1" draw:layer="TiM_F" svg:x1="41.794cm" svg:y1="5.602cm" svg:x2="41.704cm" svg:y2="5.602cm">
            <text:p/>
          </draw:line>
          <draw:line draw:style-name="gr1" draw:text-style-name="P1" draw:layer="TiM_F" svg:x1="42.157cm" svg:y1="5.162cm" svg:x2="42.157cm" svg:y2="5.087cm">
            <text:p/>
          </draw:line>
          <draw:line draw:style-name="gr1" draw:text-style-name="P1" draw:layer="TiM_F" svg:x1="42.157cm" svg:y1="5.582cm" svg:x2="42.157cm" svg:y2="5.162cm">
            <text:p/>
          </draw:line>
          <draw:polyline draw:style-name="gr1" draw:text-style-name="P1" draw:layer="TiM_F" svg:width="0cm" svg:height="0.019cm" svg:x="41.704cm" svg:y="5.582cm" svg:viewBox="0 0 0 20" draw:points="0,20 0,20 0,20 0,19 0,18 0,17 0,16 0,15 0,13 0,11 0,9 0,7 0,5 0,3 0,0">
            <text:p/>
          </draw:polyline>
          <draw:line draw:style-name="gr1" draw:text-style-name="P1" draw:layer="TiM_F" svg:x1="42.157cm" svg:y1="5.087cm" svg:x2="42.082cm" svg:y2="5.087cm">
            <text:p/>
          </draw:line>
          <draw:line draw:style-name="gr1" draw:text-style-name="P1" draw:layer="TiM_F" svg:x1="42.082cm" svg:y1="5.087cm" svg:x2="41.662cm" svg:y2="5.087cm">
            <text:p/>
          </draw:line>
          <draw:polyline draw:style-name="gr1" draw:text-style-name="P1" draw:layer="TiM_F" svg:width="0cm" svg:height="0.019cm" svg:x="42.114cm" svg:y="5.067cm" svg:viewBox="0 0 0 20" draw:points="0,0 0,1 0,1 0,2 0,2 0,3 0,5 0,6 0,8 0,10 0,12 0,14 0,16 0,18 0,20">
            <text:p/>
          </draw:polyline>
          <draw:line draw:style-name="gr1" draw:text-style-name="P1" draw:layer="TiM_F" svg:x1="41.662cm" svg:y1="5.087cm" svg:x2="41.662cm" svg:y2="5.582cm">
            <text:p/>
          </draw:line>
          <draw:line draw:style-name="gr1" draw:text-style-name="P1" draw:layer="TiM_F" svg:x1="42.024cm" svg:y1="5.067cm" svg:x2="42.114cm" svg:y2="5.067cm">
            <text:p/>
          </draw:line>
          <draw:polyline draw:style-name="gr1" draw:text-style-name="P1" draw:layer="TiM_F" svg:width="0cm" svg:height="0.019cm" svg:x="42.024cm" svg:y="5.067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41.704cm" svg:y="5.067cm" svg:viewBox="0 0 0 20" draw:points="0,0 0,1 0,1 0,2 0,2 0,3 0,5 0,6 0,8 0,10 0,12 0,14 0,16 0,18 0,20">
            <text:p/>
          </draw:polyline>
          <draw:line draw:style-name="gr1" draw:text-style-name="P1" draw:layer="TiM_F" svg:x1="41.794cm" svg:y1="5.067cm" svg:x2="41.704cm" svg:y2="5.067cm">
            <text:p/>
          </draw:line>
          <draw:polyline draw:style-name="gr1" draw:text-style-name="P1" draw:layer="TiM_F" svg:width="0cm" svg:height="0.019cm" svg:x="41.959cm" svg:y="5.067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41.794cm" svg:y="5.067cm" svg:viewBox="0 0 0 20" draw:points="0,20 0,18 0,16 0,14 0,12 0,10 0,8 0,6 0,5 0,3 0,2 0,2 0,1 0,1 0,0">
            <text:p/>
          </draw:polyline>
          <draw:line draw:style-name="gr1" draw:text-style-name="P1" draw:layer="TiM_F" svg:x1="41.859cm" svg:y1="5.067cm" svg:x2="41.959cm" svg:y2="5.067cm">
            <text:p/>
          </draw:line>
          <draw:polyline draw:style-name="gr1" draw:text-style-name="P1" draw:layer="TiM_F" svg:width="0cm" svg:height="0.019cm" svg:x="41.859cm" svg:y="5.067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41.959cm" svg:y="7.106cm" svg:viewBox="0 0 0 20" draw:points="0,0 0,3 0,5 0,7 0,9 0,11 0,13 0,14 0,16 0,17 0,18 0,19 0,20 0,20 0,20">
            <text:p/>
          </draw:polyline>
          <draw:line draw:style-name="gr1" draw:text-style-name="P1" draw:layer="TiM_F" svg:x1="41.662cm" svg:y1="7.106cm" svg:x2="42.157cm" svg:y2="7.106cm">
            <text:p/>
          </draw:line>
          <draw:line draw:style-name="gr1" draw:text-style-name="P1" draw:layer="TiM_F" svg:x1="41.859cm" svg:y1="7.126cm" svg:x2="41.959cm" svg:y2="7.126cm">
            <text:p/>
          </draw:line>
          <draw:polyline draw:style-name="gr1" draw:text-style-name="P1" draw:layer="TiM_F" svg:width="0cm" svg:height="0.019cm" svg:x="42.024cm" svg:y="7.106cm" svg:viewBox="0 0 0 20" draw:points="0,0 0,3 0,5 0,7 0,9 0,11 0,13 0,14 0,16 0,17 0,18 0,19 0,20 0,20 0,20">
            <text:p/>
          </draw:polyline>
          <draw:polyline draw:style-name="gr1" draw:text-style-name="P1" draw:layer="TiM_F" svg:width="0cm" svg:height="0.019cm" svg:x="41.859cm" svg:y="7.106cm" svg:viewBox="0 0 0 20" draw:points="0,0 0,3 0,5 0,7 0,9 0,11 0,13 0,14 0,16 0,17 0,18 0,19 0,20 0,20 0,20">
            <text:p/>
          </draw:polyline>
          <draw:line draw:style-name="gr1" draw:text-style-name="P1" draw:layer="TiM_F" svg:x1="42.024cm" svg:y1="7.126cm" svg:x2="42.114cm" svg:y2="7.126cm">
            <text:p/>
          </draw:line>
          <draw:polyline draw:style-name="gr1" draw:text-style-name="P1" draw:layer="TiM_F" svg:width="0cm" svg:height="0.019cm" svg:x="42.114cm" svg:y="7.106cm" svg:viewBox="0 0 0 20" draw:points="0,20 0,20 0,20 0,19 0,18 0,17 0,16 0,14 0,13 0,11 0,9 0,7 0,5 0,3 0,0">
            <text:p/>
          </draw:polyline>
          <draw:polyline draw:style-name="gr1" draw:text-style-name="P1" draw:layer="TiM_F" svg:width="0cm" svg:height="0.019cm" svg:x="41.794cm" svg:y="7.106cm" svg:viewBox="0 0 0 20" draw:points="0,0 0,3 0,5 0,7 0,9 0,11 0,13 0,14 0,16 0,17 0,18 0,19 0,20 0,20 0,20">
            <text:p/>
          </draw:polyline>
          <draw:line draw:style-name="gr1" draw:text-style-name="P1" draw:layer="TiM_F" svg:x1="41.794cm" svg:y1="7.126cm" svg:x2="41.704cm" svg:y2="7.126cm">
            <text:p/>
          </draw:line>
          <draw:line draw:style-name="gr1" draw:text-style-name="P1" draw:layer="TiM_F" svg:x1="42.157cm" svg:y1="6.686cm" svg:x2="42.157cm" svg:y2="6.611cm">
            <text:p/>
          </draw:line>
          <draw:line draw:style-name="gr1" draw:text-style-name="P1" draw:layer="TiM_F" svg:x1="42.157cm" svg:y1="7.106cm" svg:x2="42.157cm" svg:y2="6.686cm">
            <text:p/>
          </draw:line>
          <draw:polyline draw:style-name="gr1" draw:text-style-name="P1" draw:layer="TiM_F" svg:width="0cm" svg:height="0.019cm" svg:x="41.704cm" svg:y="7.106cm" svg:viewBox="0 0 0 20" draw:points="0,20 0,20 0,20 0,19 0,18 0,17 0,16 0,14 0,13 0,11 0,9 0,7 0,5 0,3 0,0">
            <text:p/>
          </draw:polyline>
          <draw:line draw:style-name="gr1" draw:text-style-name="P1" draw:layer="TiM_F" svg:x1="42.157cm" svg:y1="6.611cm" svg:x2="42.082cm" svg:y2="6.611cm">
            <text:p/>
          </draw:line>
          <draw:line draw:style-name="gr1" draw:text-style-name="P1" draw:layer="TiM_F" svg:x1="42.082cm" svg:y1="6.611cm" svg:x2="41.662cm" svg:y2="6.611cm">
            <text:p/>
          </draw:line>
          <draw:polyline draw:style-name="gr1" draw:text-style-name="P1" draw:layer="TiM_F" svg:width="0cm" svg:height="0.019cm" svg:x="42.114cm" svg:y="6.591cm" svg:viewBox="0 0 0 20" draw:points="0,0 0,0 0,1 0,1 0,2 0,3 0,5 0,6 0,8 0,10 0,12 0,14 0,16 0,18 0,20">
            <text:p/>
          </draw:polyline>
          <draw:line draw:style-name="gr1" draw:text-style-name="P1" draw:layer="TiM_F" svg:x1="41.662cm" svg:y1="6.611cm" svg:x2="41.662cm" svg:y2="7.106cm">
            <text:p/>
          </draw:line>
          <draw:line draw:style-name="gr1" draw:text-style-name="P1" draw:layer="TiM_F" svg:x1="42.024cm" svg:y1="6.591cm" svg:x2="42.114cm" svg:y2="6.591cm">
            <text:p/>
          </draw:line>
          <draw:polyline draw:style-name="gr1" draw:text-style-name="P1" draw:layer="TiM_F" svg:width="0cm" svg:height="0.019cm" svg:x="42.024cm" svg:y="6.591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41.704cm" svg:y="6.591cm" svg:viewBox="0 0 0 20" draw:points="0,0 0,0 0,1 0,1 0,2 0,3 0,5 0,6 0,8 0,10 0,12 0,14 0,16 0,18 0,20">
            <text:p/>
          </draw:polyline>
          <draw:line draw:style-name="gr1" draw:text-style-name="P1" draw:layer="TiM_F" svg:x1="41.794cm" svg:y1="6.591cm" svg:x2="41.704cm" svg:y2="6.591cm">
            <text:p/>
          </draw:line>
          <draw:polyline draw:style-name="gr1" draw:text-style-name="P1" draw:layer="TiM_F" svg:width="0cm" svg:height="0.019cm" svg:x="41.959cm" svg:y="6.591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41.794cm" svg:y="6.591cm" svg:viewBox="0 0 0 20" draw:points="0,20 0,18 0,16 0,14 0,12 0,10 0,8 0,6 0,5 0,3 0,2 0,1 0,1 0,0 0,0">
            <text:p/>
          </draw:polyline>
          <draw:line draw:style-name="gr1" draw:text-style-name="P1" draw:layer="TiM_F" svg:x1="41.859cm" svg:y1="6.591cm" svg:x2="41.959cm" svg:y2="6.591cm">
            <text:p/>
          </draw:line>
          <draw:polyline draw:style-name="gr1" draw:text-style-name="P1" draw:layer="TiM_F" svg:width="0cm" svg:height="0.019cm" svg:x="41.859cm" svg:y="6.591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40.435cm" svg:y="4.058cm" svg:viewBox="0 0 0 20" draw:points="0,0 0,3 0,5 0,7 0,9 0,11 0,13 0,15 0,16 0,17 0,18 0,19 0,20 0,20 0,20">
            <text:p/>
          </draw:polyline>
          <draw:line draw:style-name="gr1" draw:text-style-name="P1" draw:layer="TiM_F" svg:x1="40.138cm" svg:y1="4.058cm" svg:x2="40.633cm" svg:y2="4.058cm">
            <text:p/>
          </draw:line>
          <draw:line draw:style-name="gr1" draw:text-style-name="P1" draw:layer="TiM_F" svg:x1="40.335cm" svg:y1="4.078cm" svg:x2="40.435cm" svg:y2="4.078cm">
            <text:p/>
          </draw:line>
          <draw:polyline draw:style-name="gr1" draw:text-style-name="P1" draw:layer="TiM_F" svg:width="0cm" svg:height="0.019cm" svg:x="40.5cm" svg:y="4.058cm" svg:viewBox="0 0 0 20" draw:points="0,0 0,3 0,5 0,7 0,9 0,11 0,13 0,15 0,16 0,17 0,18 0,19 0,20 0,20 0,20">
            <text:p/>
          </draw:polyline>
          <draw:polyline draw:style-name="gr1" draw:text-style-name="P1" draw:layer="TiM_F" svg:width="0cm" svg:height="0.019cm" svg:x="40.335cm" svg:y="4.058cm" svg:viewBox="0 0 0 20" draw:points="0,0 0,3 0,5 0,7 0,9 0,11 0,13 0,15 0,16 0,17 0,18 0,19 0,20 0,20 0,20">
            <text:p/>
          </draw:polyline>
          <draw:line draw:style-name="gr1" draw:text-style-name="P1" draw:layer="TiM_F" svg:x1="40.5cm" svg:y1="4.078cm" svg:x2="40.59cm" svg:y2="4.078cm">
            <text:p/>
          </draw:line>
          <draw:polyline draw:style-name="gr1" draw:text-style-name="P1" draw:layer="TiM_F" svg:width="0cm" svg:height="0.019cm" svg:x="40.59cm" svg:y="4.058cm" svg:viewBox="0 0 0 20" draw:points="0,20 0,20 0,20 0,19 0,18 0,17 0,16 0,15 0,13 0,11 0,9 0,7 0,5 0,3 0,0">
            <text:p/>
          </draw:polyline>
          <draw:polyline draw:style-name="gr1" draw:text-style-name="P1" draw:layer="TiM_F" svg:width="0cm" svg:height="0.019cm" svg:x="40.27cm" svg:y="4.058cm" svg:viewBox="0 0 0 20" draw:points="0,0 0,3 0,5 0,7 0,9 0,11 0,13 0,15 0,16 0,17 0,18 0,19 0,20 0,20 0,20">
            <text:p/>
          </draw:polyline>
          <draw:line draw:style-name="gr1" draw:text-style-name="P1" draw:layer="TiM_F" svg:x1="40.27cm" svg:y1="4.078cm" svg:x2="40.18cm" svg:y2="4.078cm">
            <text:p/>
          </draw:line>
          <draw:line draw:style-name="gr1" draw:text-style-name="P1" draw:layer="TiM_F" svg:x1="40.633cm" svg:y1="3.638cm" svg:x2="40.633cm" svg:y2="3.563cm">
            <text:p/>
          </draw:line>
          <draw:line draw:style-name="gr1" draw:text-style-name="P1" draw:layer="TiM_F" svg:x1="40.633cm" svg:y1="4.058cm" svg:x2="40.633cm" svg:y2="3.638cm">
            <text:p/>
          </draw:line>
          <draw:polyline draw:style-name="gr1" draw:text-style-name="P1" draw:layer="TiM_F" svg:width="0cm" svg:height="0.019cm" svg:x="40.18cm" svg:y="4.058cm" svg:viewBox="0 0 0 20" draw:points="0,20 0,20 0,20 0,19 0,18 0,17 0,16 0,15 0,13 0,11 0,9 0,7 0,5 0,3 0,0">
            <text:p/>
          </draw:polyline>
          <draw:line draw:style-name="gr1" draw:text-style-name="P1" draw:layer="TiM_F" svg:x1="40.633cm" svg:y1="3.563cm" svg:x2="40.558cm" svg:y2="3.563cm">
            <text:p/>
          </draw:line>
          <draw:line draw:style-name="gr1" draw:text-style-name="P1" draw:layer="TiM_F" svg:x1="40.558cm" svg:y1="3.563cm" svg:x2="40.138cm" svg:y2="3.563cm">
            <text:p/>
          </draw:line>
          <draw:polyline draw:style-name="gr1" draw:text-style-name="P1" draw:layer="TiM_F" svg:width="0cm" svg:height="0.019cm" svg:x="40.59cm" svg:y="3.543cm" svg:viewBox="0 0 0 20" draw:points="0,0 0,1 0,1 0,2 0,2 0,3 0,5 0,6 0,8 0,10 0,12 0,14 0,16 0,18 0,20">
            <text:p/>
          </draw:polyline>
          <draw:line draw:style-name="gr1" draw:text-style-name="P1" draw:layer="TiM_F" svg:x1="40.138cm" svg:y1="3.563cm" svg:x2="40.138cm" svg:y2="4.058cm">
            <text:p/>
          </draw:line>
          <draw:line draw:style-name="gr1" draw:text-style-name="P1" draw:layer="TiM_F" svg:x1="40.5cm" svg:y1="3.543cm" svg:x2="40.59cm" svg:y2="3.543cm">
            <text:p/>
          </draw:line>
          <draw:polyline draw:style-name="gr1" draw:text-style-name="P1" draw:layer="TiM_F" svg:width="0cm" svg:height="0.019cm" svg:x="40.5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40.18cm" svg:y="3.543cm" svg:viewBox="0 0 0 20" draw:points="0,0 0,1 0,1 0,2 0,2 0,3 0,5 0,6 0,8 0,10 0,12 0,14 0,16 0,18 0,20">
            <text:p/>
          </draw:polyline>
          <draw:line draw:style-name="gr1" draw:text-style-name="P1" draw:layer="TiM_F" svg:x1="40.27cm" svg:y1="3.543cm" svg:x2="40.18cm" svg:y2="3.543cm">
            <text:p/>
          </draw:line>
          <draw:polyline draw:style-name="gr1" draw:text-style-name="P1" draw:layer="TiM_F" svg:width="0cm" svg:height="0.019cm" svg:x="40.435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40.27cm" svg:y="3.543cm" svg:viewBox="0 0 0 20" draw:points="0,20 0,18 0,16 0,14 0,12 0,10 0,8 0,6 0,5 0,3 0,2 0,2 0,1 0,1 0,0">
            <text:p/>
          </draw:polyline>
          <draw:line draw:style-name="gr1" draw:text-style-name="P1" draw:layer="TiM_F" svg:x1="40.335cm" svg:y1="3.543cm" svg:x2="40.435cm" svg:y2="3.543cm">
            <text:p/>
          </draw:line>
          <draw:polyline draw:style-name="gr1" draw:text-style-name="P1" draw:layer="TiM_F" svg:width="0cm" svg:height="0.019cm" svg:x="40.335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41.959cm" svg:y="4.058cm" svg:viewBox="0 0 0 20" draw:points="0,0 0,3 0,5 0,7 0,9 0,11 0,13 0,15 0,16 0,17 0,18 0,19 0,20 0,20 0,20">
            <text:p/>
          </draw:polyline>
          <draw:line draw:style-name="gr1" draw:text-style-name="P1" draw:layer="TiM_F" svg:x1="41.662cm" svg:y1="4.058cm" svg:x2="42.157cm" svg:y2="4.058cm">
            <text:p/>
          </draw:line>
          <draw:line draw:style-name="gr1" draw:text-style-name="P1" draw:layer="TiM_F" svg:x1="41.859cm" svg:y1="4.078cm" svg:x2="41.959cm" svg:y2="4.078cm">
            <text:p/>
          </draw:line>
          <draw:polyline draw:style-name="gr1" draw:text-style-name="P1" draw:layer="TiM_F" svg:width="0cm" svg:height="0.019cm" svg:x="42.024cm" svg:y="4.058cm" svg:viewBox="0 0 0 20" draw:points="0,0 0,3 0,5 0,7 0,9 0,11 0,13 0,15 0,16 0,17 0,18 0,19 0,20 0,20 0,20">
            <text:p/>
          </draw:polyline>
          <draw:polyline draw:style-name="gr1" draw:text-style-name="P1" draw:layer="TiM_F" svg:width="0cm" svg:height="0.019cm" svg:x="41.859cm" svg:y="4.058cm" svg:viewBox="0 0 0 20" draw:points="0,0 0,3 0,5 0,7 0,9 0,11 0,13 0,15 0,16 0,17 0,18 0,19 0,20 0,20 0,20">
            <text:p/>
          </draw:polyline>
          <draw:line draw:style-name="gr1" draw:text-style-name="P1" draw:layer="TiM_F" svg:x1="42.024cm" svg:y1="4.078cm" svg:x2="42.114cm" svg:y2="4.078cm">
            <text:p/>
          </draw:line>
          <draw:polyline draw:style-name="gr1" draw:text-style-name="P1" draw:layer="TiM_F" svg:width="0cm" svg:height="0.019cm" svg:x="42.114cm" svg:y="4.058cm" svg:viewBox="0 0 0 20" draw:points="0,20 0,20 0,20 0,19 0,18 0,17 0,16 0,15 0,13 0,11 0,9 0,7 0,5 0,3 0,0">
            <text:p/>
          </draw:polyline>
          <draw:polyline draw:style-name="gr1" draw:text-style-name="P1" draw:layer="TiM_F" svg:width="0cm" svg:height="0.019cm" svg:x="41.794cm" svg:y="4.058cm" svg:viewBox="0 0 0 20" draw:points="0,0 0,3 0,5 0,7 0,9 0,11 0,13 0,15 0,16 0,17 0,18 0,19 0,20 0,20 0,20">
            <text:p/>
          </draw:polyline>
          <draw:line draw:style-name="gr1" draw:text-style-name="P1" draw:layer="TiM_F" svg:x1="41.794cm" svg:y1="4.078cm" svg:x2="41.704cm" svg:y2="4.078cm">
            <text:p/>
          </draw:line>
          <draw:line draw:style-name="gr1" draw:text-style-name="P1" draw:layer="TiM_F" svg:x1="42.157cm" svg:y1="3.638cm" svg:x2="42.157cm" svg:y2="3.563cm">
            <text:p/>
          </draw:line>
          <draw:line draw:style-name="gr1" draw:text-style-name="P1" draw:layer="TiM_F" svg:x1="42.157cm" svg:y1="4.058cm" svg:x2="42.157cm" svg:y2="3.638cm">
            <text:p/>
          </draw:line>
          <draw:polyline draw:style-name="gr1" draw:text-style-name="P1" draw:layer="TiM_F" svg:width="0cm" svg:height="0.019cm" svg:x="41.704cm" svg:y="4.058cm" svg:viewBox="0 0 0 20" draw:points="0,20 0,20 0,20 0,19 0,18 0,17 0,16 0,15 0,13 0,11 0,9 0,7 0,5 0,3 0,0">
            <text:p/>
          </draw:polyline>
          <draw:line draw:style-name="gr1" draw:text-style-name="P1" draw:layer="TiM_F" svg:x1="42.157cm" svg:y1="3.563cm" svg:x2="42.082cm" svg:y2="3.563cm">
            <text:p/>
          </draw:line>
          <draw:line draw:style-name="gr1" draw:text-style-name="P1" draw:layer="TiM_F" svg:x1="42.082cm" svg:y1="3.563cm" svg:x2="41.662cm" svg:y2="3.563cm">
            <text:p/>
          </draw:line>
          <draw:polyline draw:style-name="gr1" draw:text-style-name="P1" draw:layer="TiM_F" svg:width="0cm" svg:height="0.019cm" svg:x="42.114cm" svg:y="3.543cm" svg:viewBox="0 0 0 20" draw:points="0,0 0,1 0,1 0,2 0,2 0,3 0,5 0,6 0,8 0,10 0,12 0,14 0,16 0,18 0,20">
            <text:p/>
          </draw:polyline>
          <draw:line draw:style-name="gr1" draw:text-style-name="P1" draw:layer="TiM_F" svg:x1="41.662cm" svg:y1="3.563cm" svg:x2="41.662cm" svg:y2="4.058cm">
            <text:p/>
          </draw:line>
          <draw:line draw:style-name="gr1" draw:text-style-name="P1" draw:layer="TiM_F" svg:x1="42.024cm" svg:y1="3.543cm" svg:x2="42.114cm" svg:y2="3.543cm">
            <text:p/>
          </draw:line>
          <draw:polyline draw:style-name="gr1" draw:text-style-name="P1" draw:layer="TiM_F" svg:width="0cm" svg:height="0.019cm" svg:x="42.024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41.704cm" svg:y="3.543cm" svg:viewBox="0 0 0 20" draw:points="0,0 0,1 0,1 0,2 0,2 0,3 0,5 0,6 0,8 0,10 0,12 0,14 0,16 0,18 0,20">
            <text:p/>
          </draw:polyline>
          <draw:line draw:style-name="gr1" draw:text-style-name="P1" draw:layer="TiM_F" svg:x1="41.794cm" svg:y1="3.543cm" svg:x2="41.704cm" svg:y2="3.543cm">
            <text:p/>
          </draw:line>
          <draw:polyline draw:style-name="gr1" draw:text-style-name="P1" draw:layer="TiM_F" svg:width="0cm" svg:height="0.019cm" svg:x="41.959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41.794cm" svg:y="3.543cm" svg:viewBox="0 0 0 20" draw:points="0,20 0,18 0,16 0,14 0,12 0,10 0,8 0,6 0,5 0,3 0,2 0,2 0,1 0,1 0,0">
            <text:p/>
          </draw:polyline>
          <draw:line draw:style-name="gr1" draw:text-style-name="P1" draw:layer="TiM_F" svg:x1="41.859cm" svg:y1="3.543cm" svg:x2="41.959cm" svg:y2="3.543cm">
            <text:p/>
          </draw:line>
          <draw:polyline draw:style-name="gr1" draw:text-style-name="P1" draw:layer="TiM_F" svg:width="0cm" svg:height="0.019cm" svg:x="41.859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38.911cm" svg:y="4.058cm" svg:viewBox="0 0 0 20" draw:points="0,0 0,3 0,5 0,7 0,9 0,11 0,13 0,15 0,16 0,17 0,18 0,19 0,20 0,20 0,20">
            <text:p/>
          </draw:polyline>
          <draw:line draw:style-name="gr1" draw:text-style-name="P1" draw:layer="TiM_F" svg:x1="38.614cm" svg:y1="4.058cm" svg:x2="39.109cm" svg:y2="4.058cm">
            <text:p/>
          </draw:line>
          <draw:line draw:style-name="gr1" draw:text-style-name="P1" draw:layer="TiM_F" svg:x1="38.811cm" svg:y1="4.078cm" svg:x2="38.911cm" svg:y2="4.078cm">
            <text:p/>
          </draw:line>
          <draw:polyline draw:style-name="gr1" draw:text-style-name="P1" draw:layer="TiM_F" svg:width="0cm" svg:height="0.019cm" svg:x="38.976cm" svg:y="4.058cm" svg:viewBox="0 0 0 20" draw:points="0,0 0,3 0,5 0,7 0,9 0,11 0,13 0,15 0,16 0,17 0,18 0,19 0,20 0,20 0,20">
            <text:p/>
          </draw:polyline>
          <draw:polyline draw:style-name="gr1" draw:text-style-name="P1" draw:layer="TiM_F" svg:width="0cm" svg:height="0.019cm" svg:x="38.811cm" svg:y="4.058cm" svg:viewBox="0 0 0 20" draw:points="0,0 0,3 0,5 0,7 0,9 0,11 0,13 0,15 0,16 0,17 0,18 0,19 0,20 0,20 0,20">
            <text:p/>
          </draw:polyline>
          <draw:line draw:style-name="gr1" draw:text-style-name="P1" draw:layer="TiM_F" svg:x1="38.976cm" svg:y1="4.078cm" svg:x2="39.066cm" svg:y2="4.078cm">
            <text:p/>
          </draw:line>
          <draw:polyline draw:style-name="gr1" draw:text-style-name="P1" draw:layer="TiM_F" svg:width="0cm" svg:height="0.019cm" svg:x="39.066cm" svg:y="4.058cm" svg:viewBox="0 0 0 20" draw:points="0,20 0,20 0,20 0,19 0,18 0,17 0,16 0,15 0,13 0,11 0,9 0,7 0,5 0,3 0,0">
            <text:p/>
          </draw:polyline>
          <draw:polyline draw:style-name="gr1" draw:text-style-name="P1" draw:layer="TiM_F" svg:width="0cm" svg:height="0.019cm" svg:x="38.746cm" svg:y="4.058cm" svg:viewBox="0 0 0 20" draw:points="0,0 0,3 0,5 0,7 0,9 0,11 0,13 0,15 0,16 0,17 0,18 0,19 0,20 0,20 0,20">
            <text:p/>
          </draw:polyline>
          <draw:line draw:style-name="gr1" draw:text-style-name="P1" draw:layer="TiM_F" svg:x1="38.746cm" svg:y1="4.078cm" svg:x2="38.656cm" svg:y2="4.078cm">
            <text:p/>
          </draw:line>
          <draw:line draw:style-name="gr1" draw:text-style-name="P1" draw:layer="TiM_F" svg:x1="39.109cm" svg:y1="3.638cm" svg:x2="39.109cm" svg:y2="3.563cm">
            <text:p/>
          </draw:line>
          <draw:line draw:style-name="gr1" draw:text-style-name="P1" draw:layer="TiM_F" svg:x1="39.109cm" svg:y1="4.058cm" svg:x2="39.109cm" svg:y2="3.638cm">
            <text:p/>
          </draw:line>
          <draw:polyline draw:style-name="gr1" draw:text-style-name="P1" draw:layer="TiM_F" svg:width="0cm" svg:height="0.019cm" svg:x="38.656cm" svg:y="4.058cm" svg:viewBox="0 0 0 20" draw:points="0,20 0,20 0,20 0,19 0,18 0,17 0,16 0,15 0,13 0,11 0,9 0,7 0,5 0,3 0,0">
            <text:p/>
          </draw:polyline>
          <draw:line draw:style-name="gr1" draw:text-style-name="P1" draw:layer="TiM_F" svg:x1="39.109cm" svg:y1="3.563cm" svg:x2="39.034cm" svg:y2="3.563cm">
            <text:p/>
          </draw:line>
          <draw:line draw:style-name="gr1" draw:text-style-name="P1" draw:layer="TiM_F" svg:x1="39.034cm" svg:y1="3.563cm" svg:x2="38.614cm" svg:y2="3.563cm">
            <text:p/>
          </draw:line>
          <draw:polyline draw:style-name="gr1" draw:text-style-name="P1" draw:layer="TiM_F" svg:width="0cm" svg:height="0.019cm" svg:x="39.066cm" svg:y="3.543cm" svg:viewBox="0 0 0 20" draw:points="0,0 0,1 0,1 0,2 0,2 0,3 0,5 0,6 0,8 0,10 0,12 0,14 0,16 0,18 0,20">
            <text:p/>
          </draw:polyline>
          <draw:line draw:style-name="gr1" draw:text-style-name="P1" draw:layer="TiM_F" svg:x1="38.614cm" svg:y1="3.563cm" svg:x2="38.614cm" svg:y2="4.058cm">
            <text:p/>
          </draw:line>
          <draw:line draw:style-name="gr1" draw:text-style-name="P1" draw:layer="TiM_F" svg:x1="38.976cm" svg:y1="3.543cm" svg:x2="39.066cm" svg:y2="3.543cm">
            <text:p/>
          </draw:line>
          <draw:polyline draw:style-name="gr1" draw:text-style-name="P1" draw:layer="TiM_F" svg:width="0cm" svg:height="0.019cm" svg:x="38.976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38.656cm" svg:y="3.543cm" svg:viewBox="0 0 0 20" draw:points="0,0 0,1 0,1 0,2 0,2 0,3 0,5 0,6 0,8 0,10 0,12 0,14 0,16 0,18 0,20">
            <text:p/>
          </draw:polyline>
          <draw:line draw:style-name="gr1" draw:text-style-name="P1" draw:layer="TiM_F" svg:x1="38.746cm" svg:y1="3.543cm" svg:x2="38.656cm" svg:y2="3.543cm">
            <text:p/>
          </draw:line>
          <draw:polyline draw:style-name="gr1" draw:text-style-name="P1" draw:layer="TiM_F" svg:width="0cm" svg:height="0.019cm" svg:x="38.911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38.746cm" svg:y="3.543cm" svg:viewBox="0 0 0 20" draw:points="0,20 0,18 0,16 0,14 0,12 0,10 0,8 0,6 0,5 0,3 0,2 0,2 0,1 0,1 0,0">
            <text:p/>
          </draw:polyline>
          <draw:line draw:style-name="gr1" draw:text-style-name="P1" draw:layer="TiM_F" svg:x1="38.811cm" svg:y1="3.543cm" svg:x2="38.911cm" svg:y2="3.543cm">
            <text:p/>
          </draw:line>
          <draw:polyline draw:style-name="gr1" draw:text-style-name="P1" draw:layer="TiM_F" svg:width="0cm" svg:height="0.019cm" svg:x="38.811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23.673cm" svg:y="4.058cm" svg:viewBox="0 0 0 20" draw:points="0,0 0,3 0,5 0,7 0,9 0,11 0,13 0,15 0,16 0,17 0,18 0,19 0,20 0,20 0,20">
            <text:p/>
          </draw:polyline>
          <draw:line draw:style-name="gr1" draw:text-style-name="P1" draw:layer="TiM_F" svg:x1="23.375cm" svg:y1="4.058cm" svg:x2="23.87cm" svg:y2="4.058cm">
            <text:p/>
          </draw:line>
          <draw:line draw:style-name="gr1" draw:text-style-name="P1" draw:layer="TiM_F" svg:x1="23.573cm" svg:y1="4.078cm" svg:x2="23.673cm" svg:y2="4.078cm">
            <text:p/>
          </draw:line>
          <draw:polyline draw:style-name="gr1" draw:text-style-name="P1" draw:layer="TiM_F" svg:width="0cm" svg:height="0.019cm" svg:x="23.738cm" svg:y="4.058cm" svg:viewBox="0 0 0 20" draw:points="0,0 0,3 0,5 0,7 0,9 0,11 0,13 0,15 0,16 0,17 0,18 0,19 0,20 0,20 0,20">
            <text:p/>
          </draw:polyline>
          <draw:polyline draw:style-name="gr1" draw:text-style-name="P1" draw:layer="TiM_F" svg:width="0cm" svg:height="0.019cm" svg:x="23.573cm" svg:y="4.058cm" svg:viewBox="0 0 0 20" draw:points="0,0 0,3 0,5 0,7 0,9 0,11 0,13 0,15 0,16 0,17 0,18 0,19 0,20 0,20 0,20">
            <text:p/>
          </draw:polyline>
          <draw:line draw:style-name="gr1" draw:text-style-name="P1" draw:layer="TiM_F" svg:x1="23.738cm" svg:y1="4.078cm" svg:x2="23.828cm" svg:y2="4.078cm">
            <text:p/>
          </draw:line>
          <draw:polyline draw:style-name="gr1" draw:text-style-name="P1" draw:layer="TiM_F" svg:width="0cm" svg:height="0.019cm" svg:x="23.828cm" svg:y="4.058cm" svg:viewBox="0 0 0 20" draw:points="0,20 0,20 0,20 0,19 0,18 0,17 0,16 0,15 0,13 0,11 0,9 0,7 0,5 0,3 0,0">
            <text:p/>
          </draw:polyline>
          <draw:polyline draw:style-name="gr1" draw:text-style-name="P1" draw:layer="TiM_F" svg:width="0cm" svg:height="0.019cm" svg:x="23.508cm" svg:y="4.058cm" svg:viewBox="0 0 0 20" draw:points="0,0 0,3 0,5 0,7 0,9 0,11 0,13 0,15 0,16 0,17 0,18 0,19 0,20 0,20 0,20">
            <text:p/>
          </draw:polyline>
          <draw:line draw:style-name="gr1" draw:text-style-name="P1" draw:layer="TiM_F" svg:x1="23.508cm" svg:y1="4.078cm" svg:x2="23.418cm" svg:y2="4.078cm">
            <text:p/>
          </draw:line>
          <draw:line draw:style-name="gr1" draw:text-style-name="P1" draw:layer="TiM_F" svg:x1="23.87cm" svg:y1="3.638cm" svg:x2="23.87cm" svg:y2="3.563cm">
            <text:p/>
          </draw:line>
          <draw:line draw:style-name="gr1" draw:text-style-name="P1" draw:layer="TiM_F" svg:x1="23.87cm" svg:y1="4.058cm" svg:x2="23.87cm" svg:y2="3.638cm">
            <text:p/>
          </draw:line>
          <draw:polyline draw:style-name="gr1" draw:text-style-name="P1" draw:layer="TiM_F" svg:width="0cm" svg:height="0.019cm" svg:x="23.418cm" svg:y="4.058cm" svg:viewBox="0 0 0 20" draw:points="0,20 0,20 0,20 0,19 0,18 0,17 0,16 0,15 0,13 0,11 0,9 0,7 0,5 0,3 0,0">
            <text:p/>
          </draw:polyline>
          <draw:line draw:style-name="gr1" draw:text-style-name="P1" draw:layer="TiM_F" svg:x1="23.87cm" svg:y1="3.563cm" svg:x2="23.795cm" svg:y2="3.563cm">
            <text:p/>
          </draw:line>
          <draw:line draw:style-name="gr1" draw:text-style-name="P1" draw:layer="TiM_F" svg:x1="23.795cm" svg:y1="3.563cm" svg:x2="23.375cm" svg:y2="3.563cm">
            <text:p/>
          </draw:line>
          <draw:polyline draw:style-name="gr1" draw:text-style-name="P1" draw:layer="TiM_F" svg:width="0cm" svg:height="0.019cm" svg:x="23.828cm" svg:y="3.543cm" svg:viewBox="0 0 0 20" draw:points="0,0 0,1 0,1 0,2 0,2 0,3 0,5 0,6 0,8 0,10 0,12 0,14 0,16 0,18 0,20">
            <text:p/>
          </draw:polyline>
          <draw:line draw:style-name="gr1" draw:text-style-name="P1" draw:layer="TiM_F" svg:x1="23.375cm" svg:y1="3.563cm" svg:x2="23.375cm" svg:y2="4.058cm">
            <text:p/>
          </draw:line>
          <draw:line draw:style-name="gr1" draw:text-style-name="P1" draw:layer="TiM_F" svg:x1="23.738cm" svg:y1="3.543cm" svg:x2="23.828cm" svg:y2="3.543cm">
            <text:p/>
          </draw:line>
          <draw:polyline draw:style-name="gr1" draw:text-style-name="P1" draw:layer="TiM_F" svg:width="0cm" svg:height="0.019cm" svg:x="23.738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23.418cm" svg:y="3.543cm" svg:viewBox="0 0 0 20" draw:points="0,0 0,1 0,1 0,2 0,2 0,3 0,5 0,6 0,8 0,10 0,12 0,14 0,16 0,18 0,20">
            <text:p/>
          </draw:polyline>
          <draw:line draw:style-name="gr1" draw:text-style-name="P1" draw:layer="TiM_F" svg:x1="23.508cm" svg:y1="3.543cm" svg:x2="23.418cm" svg:y2="3.543cm">
            <text:p/>
          </draw:line>
          <draw:polyline draw:style-name="gr1" draw:text-style-name="P1" draw:layer="TiM_F" svg:width="0cm" svg:height="0.019cm" svg:x="23.673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23.508cm" svg:y="3.543cm" svg:viewBox="0 0 0 20" draw:points="0,20 0,18 0,16 0,14 0,12 0,10 0,8 0,6 0,5 0,3 0,2 0,2 0,1 0,1 0,0">
            <text:p/>
          </draw:polyline>
          <draw:line draw:style-name="gr1" draw:text-style-name="P1" draw:layer="TiM_F" svg:x1="23.573cm" svg:y1="3.543cm" svg:x2="23.673cm" svg:y2="3.543cm">
            <text:p/>
          </draw:line>
          <draw:polyline draw:style-name="gr1" draw:text-style-name="P1" draw:layer="TiM_F" svg:width="0cm" svg:height="0.019cm" svg:x="23.573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23.673cm" svg:y="14.726cm" svg:viewBox="0 0 0 20" draw:points="0,0 0,2 0,5 0,7 0,9 0,11 0,13 0,14 0,16 0,17 0,18 0,19 0,20 0,20 0,20">
            <text:p/>
          </draw:polyline>
          <draw:line draw:style-name="gr1" draw:text-style-name="P1" draw:layer="TiM_F" svg:x1="23.375cm" svg:y1="14.726cm" svg:x2="23.87cm" svg:y2="14.726cm">
            <text:p/>
          </draw:line>
          <draw:line draw:style-name="gr1" draw:text-style-name="P1" draw:layer="TiM_F" svg:x1="23.573cm" svg:y1="14.746cm" svg:x2="23.673cm" svg:y2="14.746cm">
            <text:p/>
          </draw:line>
          <draw:polyline draw:style-name="gr1" draw:text-style-name="P1" draw:layer="TiM_F" svg:width="0cm" svg:height="0.019cm" svg:x="23.738cm" svg:y="14.726cm" svg:viewBox="0 0 0 20" draw:points="0,0 0,2 0,5 0,7 0,9 0,11 0,13 0,14 0,16 0,17 0,18 0,19 0,20 0,20 0,20">
            <text:p/>
          </draw:polyline>
          <draw:polyline draw:style-name="gr1" draw:text-style-name="P1" draw:layer="TiM_F" svg:width="0cm" svg:height="0.019cm" svg:x="23.573cm" svg:y="14.726cm" svg:viewBox="0 0 0 20" draw:points="0,0 0,2 0,5 0,7 0,9 0,11 0,13 0,14 0,16 0,17 0,18 0,19 0,20 0,20 0,20">
            <text:p/>
          </draw:polyline>
          <draw:line draw:style-name="gr1" draw:text-style-name="P1" draw:layer="TiM_F" svg:x1="23.738cm" svg:y1="14.746cm" svg:x2="23.828cm" svg:y2="14.746cm">
            <text:p/>
          </draw:line>
          <draw:polyline draw:style-name="gr1" draw:text-style-name="P1" draw:layer="TiM_F" svg:width="0cm" svg:height="0.019cm" svg:x="23.828cm" svg:y="14.726cm" svg:viewBox="0 0 0 20" draw:points="0,20 0,20 0,20 0,19 0,18 0,17 0,16 0,14 0,13 0,11 0,9 0,7 0,5 0,2 0,0">
            <text:p/>
          </draw:polyline>
          <draw:polyline draw:style-name="gr1" draw:text-style-name="P1" draw:layer="TiM_F" svg:width="0cm" svg:height="0.019cm" svg:x="23.508cm" svg:y="14.726cm" svg:viewBox="0 0 0 20" draw:points="0,0 0,2 0,5 0,7 0,9 0,11 0,13 0,14 0,16 0,17 0,18 0,19 0,20 0,20 0,20">
            <text:p/>
          </draw:polyline>
          <draw:line draw:style-name="gr1" draw:text-style-name="P1" draw:layer="TiM_F" svg:x1="23.508cm" svg:y1="14.746cm" svg:x2="23.418cm" svg:y2="14.746cm">
            <text:p/>
          </draw:line>
          <draw:line draw:style-name="gr1" draw:text-style-name="P1" draw:layer="TiM_F" svg:x1="23.87cm" svg:y1="14.306cm" svg:x2="23.87cm" svg:y2="14.231cm">
            <text:p/>
          </draw:line>
          <draw:line draw:style-name="gr1" draw:text-style-name="P1" draw:layer="TiM_F" svg:x1="23.87cm" svg:y1="14.726cm" svg:x2="23.87cm" svg:y2="14.306cm">
            <text:p/>
          </draw:line>
          <draw:polyline draw:style-name="gr1" draw:text-style-name="P1" draw:layer="TiM_F" svg:width="0cm" svg:height="0.019cm" svg:x="23.418cm" svg:y="14.726cm" svg:viewBox="0 0 0 20" draw:points="0,20 0,20 0,20 0,19 0,18 0,17 0,16 0,14 0,13 0,11 0,9 0,7 0,5 0,2 0,0">
            <text:p/>
          </draw:polyline>
          <draw:line draw:style-name="gr1" draw:text-style-name="P1" draw:layer="TiM_F" svg:x1="23.87cm" svg:y1="14.231cm" svg:x2="23.795cm" svg:y2="14.231cm">
            <text:p/>
          </draw:line>
          <draw:line draw:style-name="gr1" draw:text-style-name="P1" draw:layer="TiM_F" svg:x1="23.795cm" svg:y1="14.231cm" svg:x2="23.375cm" svg:y2="14.231cm">
            <text:p/>
          </draw:line>
          <draw:polyline draw:style-name="gr1" draw:text-style-name="P1" draw:layer="TiM_F" svg:width="0cm" svg:height="0.019cm" svg:x="23.828cm" svg:y="14.211cm" svg:viewBox="0 0 0 20" draw:points="0,0 0,0 0,1 0,1 0,2 0,3 0,4 0,6 0,8 0,9 0,11 0,13 0,16 0,18 0,20">
            <text:p/>
          </draw:polyline>
          <draw:line draw:style-name="gr1" draw:text-style-name="P1" draw:layer="TiM_F" svg:x1="23.375cm" svg:y1="14.231cm" svg:x2="23.375cm" svg:y2="14.726cm">
            <text:p/>
          </draw:line>
          <draw:line draw:style-name="gr1" draw:text-style-name="P1" draw:layer="TiM_F" svg:x1="23.738cm" svg:y1="14.211cm" svg:x2="23.828cm" svg:y2="14.211cm">
            <text:p/>
          </draw:line>
          <draw:polyline draw:style-name="gr1" draw:text-style-name="P1" draw:layer="TiM_F" svg:width="0cm" svg:height="0.019cm" svg:x="23.738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3.418cm" svg:y="14.211cm" svg:viewBox="0 0 0 20" draw:points="0,0 0,0 0,1 0,1 0,2 0,3 0,4 0,6 0,8 0,9 0,11 0,13 0,16 0,18 0,20">
            <text:p/>
          </draw:polyline>
          <draw:line draw:style-name="gr1" draw:text-style-name="P1" draw:layer="TiM_F" svg:x1="23.508cm" svg:y1="14.211cm" svg:x2="23.418cm" svg:y2="14.211cm">
            <text:p/>
          </draw:line>
          <draw:polyline draw:style-name="gr1" draw:text-style-name="P1" draw:layer="TiM_F" svg:width="0cm" svg:height="0.019cm" svg:x="23.673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3.508cm" svg:y="14.211cm" svg:viewBox="0 0 0 20" draw:points="0,20 0,18 0,16 0,13 0,11 0,9 0,8 0,6 0,4 0,3 0,2 0,1 0,1 0,0 0,0">
            <text:p/>
          </draw:polyline>
          <draw:line draw:style-name="gr1" draw:text-style-name="P1" draw:layer="TiM_F" svg:x1="23.573cm" svg:y1="14.211cm" svg:x2="23.673cm" svg:y2="14.211cm">
            <text:p/>
          </draw:line>
          <draw:polyline draw:style-name="gr1" draw:text-style-name="P1" draw:layer="TiM_F" svg:width="0cm" svg:height="0.019cm" svg:x="23.573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5.197cm" svg:y="4.058cm" svg:viewBox="0 0 0 20" draw:points="0,0 0,3 0,5 0,7 0,9 0,11 0,13 0,15 0,16 0,17 0,18 0,19 0,20 0,20 0,20">
            <text:p/>
          </draw:polyline>
          <draw:line draw:style-name="gr1" draw:text-style-name="P1" draw:layer="TiM_F" svg:x1="24.899cm" svg:y1="4.058cm" svg:x2="25.394cm" svg:y2="4.058cm">
            <text:p/>
          </draw:line>
          <draw:line draw:style-name="gr1" draw:text-style-name="P1" draw:layer="TiM_F" svg:x1="25.097cm" svg:y1="4.078cm" svg:x2="25.197cm" svg:y2="4.078cm">
            <text:p/>
          </draw:line>
          <draw:polyline draw:style-name="gr1" draw:text-style-name="P1" draw:layer="TiM_F" svg:width="0cm" svg:height="0.019cm" svg:x="25.262cm" svg:y="4.058cm" svg:viewBox="0 0 0 20" draw:points="0,0 0,3 0,5 0,7 0,9 0,11 0,13 0,15 0,16 0,17 0,18 0,19 0,20 0,20 0,20">
            <text:p/>
          </draw:polyline>
          <draw:polyline draw:style-name="gr1" draw:text-style-name="P1" draw:layer="TiM_F" svg:width="0cm" svg:height="0.019cm" svg:x="25.097cm" svg:y="4.058cm" svg:viewBox="0 0 0 20" draw:points="0,0 0,3 0,5 0,7 0,9 0,11 0,13 0,15 0,16 0,17 0,18 0,19 0,20 0,20 0,20">
            <text:p/>
          </draw:polyline>
          <draw:line draw:style-name="gr1" draw:text-style-name="P1" draw:layer="TiM_F" svg:x1="25.262cm" svg:y1="4.078cm" svg:x2="25.352cm" svg:y2="4.078cm">
            <text:p/>
          </draw:line>
          <draw:polyline draw:style-name="gr1" draw:text-style-name="P1" draw:layer="TiM_F" svg:width="0cm" svg:height="0.019cm" svg:x="25.352cm" svg:y="4.058cm" svg:viewBox="0 0 0 20" draw:points="0,20 0,20 0,20 0,19 0,18 0,17 0,16 0,15 0,13 0,11 0,9 0,7 0,5 0,3 0,0">
            <text:p/>
          </draw:polyline>
          <draw:polyline draw:style-name="gr1" draw:text-style-name="P1" draw:layer="TiM_F" svg:width="0cm" svg:height="0.019cm" svg:x="25.032cm" svg:y="4.058cm" svg:viewBox="0 0 0 20" draw:points="0,0 0,3 0,5 0,7 0,9 0,11 0,13 0,15 0,16 0,17 0,18 0,19 0,20 0,20 0,20">
            <text:p/>
          </draw:polyline>
          <draw:line draw:style-name="gr1" draw:text-style-name="P1" draw:layer="TiM_F" svg:x1="25.032cm" svg:y1="4.078cm" svg:x2="24.942cm" svg:y2="4.078cm">
            <text:p/>
          </draw:line>
          <draw:line draw:style-name="gr1" draw:text-style-name="P1" draw:layer="TiM_F" svg:x1="25.394cm" svg:y1="3.638cm" svg:x2="25.394cm" svg:y2="3.563cm">
            <text:p/>
          </draw:line>
          <draw:line draw:style-name="gr1" draw:text-style-name="P1" draw:layer="TiM_F" svg:x1="25.394cm" svg:y1="4.058cm" svg:x2="25.394cm" svg:y2="3.638cm">
            <text:p/>
          </draw:line>
          <draw:polyline draw:style-name="gr1" draw:text-style-name="P1" draw:layer="TiM_F" svg:width="0cm" svg:height="0.019cm" svg:x="24.942cm" svg:y="4.058cm" svg:viewBox="0 0 0 20" draw:points="0,20 0,20 0,20 0,19 0,18 0,17 0,16 0,15 0,13 0,11 0,9 0,7 0,5 0,3 0,0">
            <text:p/>
          </draw:polyline>
          <draw:line draw:style-name="gr1" draw:text-style-name="P1" draw:layer="TiM_F" svg:x1="25.394cm" svg:y1="3.563cm" svg:x2="25.319cm" svg:y2="3.563cm">
            <text:p/>
          </draw:line>
          <draw:line draw:style-name="gr1" draw:text-style-name="P1" draw:layer="TiM_F" svg:x1="25.319cm" svg:y1="3.563cm" svg:x2="24.899cm" svg:y2="3.563cm">
            <text:p/>
          </draw:line>
          <draw:polyline draw:style-name="gr1" draw:text-style-name="P1" draw:layer="TiM_F" svg:width="0cm" svg:height="0.019cm" svg:x="25.352cm" svg:y="3.543cm" svg:viewBox="0 0 0 20" draw:points="0,0 0,1 0,1 0,2 0,2 0,3 0,5 0,6 0,8 0,10 0,12 0,14 0,16 0,18 0,20">
            <text:p/>
          </draw:polyline>
          <draw:line draw:style-name="gr1" draw:text-style-name="P1" draw:layer="TiM_F" svg:x1="24.899cm" svg:y1="3.563cm" svg:x2="24.899cm" svg:y2="4.058cm">
            <text:p/>
          </draw:line>
          <draw:line draw:style-name="gr1" draw:text-style-name="P1" draw:layer="TiM_F" svg:x1="25.262cm" svg:y1="3.543cm" svg:x2="25.352cm" svg:y2="3.543cm">
            <text:p/>
          </draw:line>
          <draw:polyline draw:style-name="gr1" draw:text-style-name="P1" draw:layer="TiM_F" svg:width="0cm" svg:height="0.019cm" svg:x="25.262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24.942cm" svg:y="3.543cm" svg:viewBox="0 0 0 20" draw:points="0,0 0,1 0,1 0,2 0,2 0,3 0,5 0,6 0,8 0,10 0,12 0,14 0,16 0,18 0,20">
            <text:p/>
          </draw:polyline>
          <draw:line draw:style-name="gr1" draw:text-style-name="P1" draw:layer="TiM_F" svg:x1="25.032cm" svg:y1="3.543cm" svg:x2="24.942cm" svg:y2="3.543cm">
            <text:p/>
          </draw:line>
          <draw:polyline draw:style-name="gr1" draw:text-style-name="P1" draw:layer="TiM_F" svg:width="0cm" svg:height="0.019cm" svg:x="25.197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25.032cm" svg:y="3.543cm" svg:viewBox="0 0 0 20" draw:points="0,20 0,18 0,16 0,14 0,12 0,10 0,8 0,6 0,5 0,3 0,2 0,2 0,1 0,1 0,0">
            <text:p/>
          </draw:polyline>
          <draw:line draw:style-name="gr1" draw:text-style-name="P1" draw:layer="TiM_F" svg:x1="25.097cm" svg:y1="3.543cm" svg:x2="25.197cm" svg:y2="3.543cm">
            <text:p/>
          </draw:line>
          <draw:polyline draw:style-name="gr1" draw:text-style-name="P1" draw:layer="TiM_F" svg:width="0cm" svg:height="0.019cm" svg:x="25.097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25.197cm" svg:y="14.726cm" svg:viewBox="0 0 0 20" draw:points="0,0 0,2 0,5 0,7 0,9 0,11 0,13 0,14 0,16 0,17 0,18 0,19 0,20 0,20 0,20">
            <text:p/>
          </draw:polyline>
          <draw:line draw:style-name="gr1" draw:text-style-name="P1" draw:layer="TiM_F" svg:x1="24.899cm" svg:y1="14.726cm" svg:x2="25.394cm" svg:y2="14.726cm">
            <text:p/>
          </draw:line>
          <draw:line draw:style-name="gr1" draw:text-style-name="P1" draw:layer="TiM_F" svg:x1="25.097cm" svg:y1="14.746cm" svg:x2="25.197cm" svg:y2="14.746cm">
            <text:p/>
          </draw:line>
          <draw:polyline draw:style-name="gr1" draw:text-style-name="P1" draw:layer="TiM_F" svg:width="0cm" svg:height="0.019cm" svg:x="25.262cm" svg:y="14.726cm" svg:viewBox="0 0 0 20" draw:points="0,0 0,2 0,5 0,7 0,9 0,11 0,13 0,14 0,16 0,17 0,18 0,19 0,20 0,20 0,20">
            <text:p/>
          </draw:polyline>
          <draw:polyline draw:style-name="gr1" draw:text-style-name="P1" draw:layer="TiM_F" svg:width="0cm" svg:height="0.019cm" svg:x="25.097cm" svg:y="14.726cm" svg:viewBox="0 0 0 20" draw:points="0,0 0,2 0,5 0,7 0,9 0,11 0,13 0,14 0,16 0,17 0,18 0,19 0,20 0,20 0,20">
            <text:p/>
          </draw:polyline>
          <draw:line draw:style-name="gr1" draw:text-style-name="P1" draw:layer="TiM_F" svg:x1="25.262cm" svg:y1="14.746cm" svg:x2="25.352cm" svg:y2="14.746cm">
            <text:p/>
          </draw:line>
          <draw:polyline draw:style-name="gr1" draw:text-style-name="P1" draw:layer="TiM_F" svg:width="0cm" svg:height="0.019cm" svg:x="25.352cm" svg:y="14.726cm" svg:viewBox="0 0 0 20" draw:points="0,20 0,20 0,20 0,19 0,18 0,17 0,16 0,14 0,13 0,11 0,9 0,7 0,5 0,2 0,0">
            <text:p/>
          </draw:polyline>
          <draw:polyline draw:style-name="gr1" draw:text-style-name="P1" draw:layer="TiM_F" svg:width="0cm" svg:height="0.019cm" svg:x="25.032cm" svg:y="14.726cm" svg:viewBox="0 0 0 20" draw:points="0,0 0,2 0,5 0,7 0,9 0,11 0,13 0,14 0,16 0,17 0,18 0,19 0,20 0,20 0,20">
            <text:p/>
          </draw:polyline>
          <draw:line draw:style-name="gr1" draw:text-style-name="P1" draw:layer="TiM_F" svg:x1="25.032cm" svg:y1="14.746cm" svg:x2="24.942cm" svg:y2="14.746cm">
            <text:p/>
          </draw:line>
          <draw:line draw:style-name="gr1" draw:text-style-name="P1" draw:layer="TiM_F" svg:x1="25.394cm" svg:y1="14.306cm" svg:x2="25.394cm" svg:y2="14.231cm">
            <text:p/>
          </draw:line>
          <draw:line draw:style-name="gr1" draw:text-style-name="P1" draw:layer="TiM_F" svg:x1="25.394cm" svg:y1="14.726cm" svg:x2="25.394cm" svg:y2="14.306cm">
            <text:p/>
          </draw:line>
          <draw:polyline draw:style-name="gr1" draw:text-style-name="P1" draw:layer="TiM_F" svg:width="0cm" svg:height="0.019cm" svg:x="24.942cm" svg:y="14.726cm" svg:viewBox="0 0 0 20" draw:points="0,20 0,20 0,20 0,19 0,18 0,17 0,16 0,14 0,13 0,11 0,9 0,7 0,5 0,2 0,0">
            <text:p/>
          </draw:polyline>
          <draw:line draw:style-name="gr1" draw:text-style-name="P1" draw:layer="TiM_F" svg:x1="25.394cm" svg:y1="14.231cm" svg:x2="25.319cm" svg:y2="14.231cm">
            <text:p/>
          </draw:line>
          <draw:line draw:style-name="gr1" draw:text-style-name="P1" draw:layer="TiM_F" svg:x1="25.319cm" svg:y1="14.231cm" svg:x2="24.899cm" svg:y2="14.231cm">
            <text:p/>
          </draw:line>
          <draw:polyline draw:style-name="gr1" draw:text-style-name="P1" draw:layer="TiM_F" svg:width="0cm" svg:height="0.019cm" svg:x="25.352cm" svg:y="14.211cm" svg:viewBox="0 0 0 20" draw:points="0,0 0,0 0,1 0,1 0,2 0,3 0,4 0,6 0,8 0,9 0,11 0,13 0,16 0,18 0,20">
            <text:p/>
          </draw:polyline>
          <draw:line draw:style-name="gr1" draw:text-style-name="P1" draw:layer="TiM_F" svg:x1="24.899cm" svg:y1="14.231cm" svg:x2="24.899cm" svg:y2="14.726cm">
            <text:p/>
          </draw:line>
          <draw:line draw:style-name="gr1" draw:text-style-name="P1" draw:layer="TiM_F" svg:x1="25.262cm" svg:y1="14.211cm" svg:x2="25.352cm" svg:y2="14.211cm">
            <text:p/>
          </draw:line>
          <draw:polyline draw:style-name="gr1" draw:text-style-name="P1" draw:layer="TiM_F" svg:width="0cm" svg:height="0.019cm" svg:x="25.262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4.942cm" svg:y="14.211cm" svg:viewBox="0 0 0 20" draw:points="0,0 0,0 0,1 0,1 0,2 0,3 0,4 0,6 0,8 0,9 0,11 0,13 0,16 0,18 0,20">
            <text:p/>
          </draw:polyline>
          <draw:line draw:style-name="gr1" draw:text-style-name="P1" draw:layer="TiM_F" svg:x1="25.032cm" svg:y1="14.211cm" svg:x2="24.942cm" svg:y2="14.211cm">
            <text:p/>
          </draw:line>
          <draw:polyline draw:style-name="gr1" draw:text-style-name="P1" draw:layer="TiM_F" svg:width="0cm" svg:height="0.019cm" svg:x="25.197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5.032cm" svg:y="14.211cm" svg:viewBox="0 0 0 20" draw:points="0,20 0,18 0,16 0,13 0,11 0,9 0,8 0,6 0,4 0,3 0,2 0,1 0,1 0,0 0,0">
            <text:p/>
          </draw:polyline>
          <draw:line draw:style-name="gr1" draw:text-style-name="P1" draw:layer="TiM_F" svg:x1="25.097cm" svg:y1="14.211cm" svg:x2="25.197cm" svg:y2="14.211cm">
            <text:p/>
          </draw:line>
          <draw:polyline draw:style-name="gr1" draw:text-style-name="P1" draw:layer="TiM_F" svg:width="0cm" svg:height="0.019cm" svg:x="25.097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19.101cm" svg:y="11.678cm" svg:viewBox="0 0 0 20" draw:points="0,0 0,2 0,5 0,7 0,9 0,11 0,13 0,14 0,16 0,17 0,18 0,19 0,20 0,20 0,20">
            <text:p/>
          </draw:polyline>
          <draw:line draw:style-name="gr1" draw:text-style-name="P1" draw:layer="TiM_F" svg:x1="18.803cm" svg:y1="11.678cm" svg:x2="19.298cm" svg:y2="11.678cm">
            <text:p/>
          </draw:line>
          <draw:line draw:style-name="gr1" draw:text-style-name="P1" draw:layer="TiM_F" svg:x1="19.001cm" svg:y1="11.698cm" svg:x2="19.101cm" svg:y2="11.698cm">
            <text:p/>
          </draw:line>
          <draw:polyline draw:style-name="gr1" draw:text-style-name="P1" draw:layer="TiM_F" svg:width="0cm" svg:height="0.019cm" svg:x="19.166cm" svg:y="11.678cm" svg:viewBox="0 0 0 20" draw:points="0,0 0,2 0,5 0,7 0,9 0,11 0,13 0,14 0,16 0,17 0,18 0,19 0,20 0,20 0,20">
            <text:p/>
          </draw:polyline>
          <draw:polyline draw:style-name="gr1" draw:text-style-name="P1" draw:layer="TiM_F" svg:width="0cm" svg:height="0.019cm" svg:x="19.001cm" svg:y="11.678cm" svg:viewBox="0 0 0 20" draw:points="0,0 0,2 0,5 0,7 0,9 0,11 0,13 0,14 0,16 0,17 0,18 0,19 0,20 0,20 0,20">
            <text:p/>
          </draw:polyline>
          <draw:line draw:style-name="gr1" draw:text-style-name="P1" draw:layer="TiM_F" svg:x1="19.166cm" svg:y1="11.698cm" svg:x2="19.256cm" svg:y2="11.698cm">
            <text:p/>
          </draw:line>
          <draw:polyline draw:style-name="gr1" draw:text-style-name="P1" draw:layer="TiM_F" svg:width="0cm" svg:height="0.019cm" svg:x="19.256cm" svg:y="11.678cm" svg:viewBox="0 0 0 20" draw:points="0,20 0,20 0,20 0,19 0,18 0,17 0,16 0,14 0,13 0,11 0,9 0,7 0,5 0,2 0,0">
            <text:p/>
          </draw:polyline>
          <draw:polyline draw:style-name="gr1" draw:text-style-name="P1" draw:layer="TiM_F" svg:width="0cm" svg:height="0.019cm" svg:x="18.936cm" svg:y="11.678cm" svg:viewBox="0 0 0 20" draw:points="0,0 0,2 0,5 0,7 0,9 0,11 0,13 0,14 0,16 0,17 0,18 0,19 0,20 0,20 0,20">
            <text:p/>
          </draw:polyline>
          <draw:line draw:style-name="gr1" draw:text-style-name="P1" draw:layer="TiM_F" svg:x1="18.936cm" svg:y1="11.698cm" svg:x2="18.846cm" svg:y2="11.698cm">
            <text:p/>
          </draw:line>
          <draw:line draw:style-name="gr1" draw:text-style-name="P1" draw:layer="TiM_F" svg:x1="19.298cm" svg:y1="11.258cm" svg:x2="19.298cm" svg:y2="11.183cm">
            <text:p/>
          </draw:line>
          <draw:line draw:style-name="gr1" draw:text-style-name="P1" draw:layer="TiM_F" svg:x1="19.298cm" svg:y1="11.678cm" svg:x2="19.298cm" svg:y2="11.258cm">
            <text:p/>
          </draw:line>
          <draw:polyline draw:style-name="gr1" draw:text-style-name="P1" draw:layer="TiM_F" svg:width="0cm" svg:height="0.019cm" svg:x="18.846cm" svg:y="11.678cm" svg:viewBox="0 0 0 20" draw:points="0,20 0,20 0,20 0,19 0,18 0,17 0,16 0,14 0,13 0,11 0,9 0,7 0,5 0,2 0,0">
            <text:p/>
          </draw:polyline>
          <draw:line draw:style-name="gr1" draw:text-style-name="P1" draw:layer="TiM_F" svg:x1="19.298cm" svg:y1="11.183cm" svg:x2="19.223cm" svg:y2="11.183cm">
            <text:p/>
          </draw:line>
          <draw:line draw:style-name="gr1" draw:text-style-name="P1" draw:layer="TiM_F" svg:x1="19.223cm" svg:y1="11.183cm" svg:x2="18.803cm" svg:y2="11.183cm">
            <text:p/>
          </draw:line>
          <draw:polyline draw:style-name="gr1" draw:text-style-name="P1" draw:layer="TiM_F" svg:width="0cm" svg:height="0.019cm" svg:x="19.256cm" svg:y="11.163cm" svg:viewBox="0 0 0 20" draw:points="0,0 0,0 0,1 0,1 0,2 0,3 0,5 0,6 0,8 0,10 0,12 0,14 0,16 0,18 0,20">
            <text:p/>
          </draw:polyline>
          <draw:line draw:style-name="gr1" draw:text-style-name="P1" draw:layer="TiM_F" svg:x1="18.803cm" svg:y1="11.183cm" svg:x2="18.803cm" svg:y2="11.678cm">
            <text:p/>
          </draw:line>
          <draw:line draw:style-name="gr1" draw:text-style-name="P1" draw:layer="TiM_F" svg:x1="19.166cm" svg:y1="11.163cm" svg:x2="19.256cm" svg:y2="11.163cm">
            <text:p/>
          </draw:line>
          <draw:polyline draw:style-name="gr1" draw:text-style-name="P1" draw:layer="TiM_F" svg:width="0cm" svg:height="0.019cm" svg:x="19.166cm" svg:y="11.163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18.846cm" svg:y="11.163cm" svg:viewBox="0 0 0 20" draw:points="0,0 0,0 0,1 0,1 0,2 0,3 0,5 0,6 0,8 0,10 0,12 0,14 0,16 0,18 0,20">
            <text:p/>
          </draw:polyline>
          <draw:line draw:style-name="gr1" draw:text-style-name="P1" draw:layer="TiM_F" svg:x1="18.936cm" svg:y1="11.163cm" svg:x2="18.846cm" svg:y2="11.163cm">
            <text:p/>
          </draw:line>
          <draw:polyline draw:style-name="gr1" draw:text-style-name="P1" draw:layer="TiM_F" svg:width="0cm" svg:height="0.019cm" svg:x="19.101cm" svg:y="11.163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18.936cm" svg:y="11.163cm" svg:viewBox="0 0 0 20" draw:points="0,20 0,18 0,16 0,14 0,12 0,10 0,8 0,6 0,5 0,3 0,2 0,1 0,1 0,0 0,0">
            <text:p/>
          </draw:polyline>
          <draw:line draw:style-name="gr1" draw:text-style-name="P1" draw:layer="TiM_F" svg:x1="19.001cm" svg:y1="11.163cm" svg:x2="19.101cm" svg:y2="11.163cm">
            <text:p/>
          </draw:line>
          <draw:polyline draw:style-name="gr1" draw:text-style-name="P1" draw:layer="TiM_F" svg:width="0cm" svg:height="0.019cm" svg:x="19.001cm" svg:y="11.163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19.101cm" svg:y="10.154cm" svg:viewBox="0 0 0 20" draw:points="0,0 0,2 0,5 0,7 0,9 0,11 0,13 0,14 0,16 0,17 0,18 0,19 0,20 0,20 0,20">
            <text:p/>
          </draw:polyline>
          <draw:line draw:style-name="gr1" draw:text-style-name="P1" draw:layer="TiM_F" svg:x1="18.803cm" svg:y1="10.154cm" svg:x2="19.298cm" svg:y2="10.154cm">
            <text:p/>
          </draw:line>
          <draw:line draw:style-name="gr1" draw:text-style-name="P1" draw:layer="TiM_F" svg:x1="19.001cm" svg:y1="10.174cm" svg:x2="19.101cm" svg:y2="10.174cm">
            <text:p/>
          </draw:line>
          <draw:polyline draw:style-name="gr1" draw:text-style-name="P1" draw:layer="TiM_F" svg:width="0cm" svg:height="0.019cm" svg:x="19.166cm" svg:y="10.154cm" svg:viewBox="0 0 0 20" draw:points="0,0 0,2 0,5 0,7 0,9 0,11 0,13 0,14 0,16 0,17 0,18 0,19 0,20 0,20 0,20">
            <text:p/>
          </draw:polyline>
          <draw:polyline draw:style-name="gr1" draw:text-style-name="P1" draw:layer="TiM_F" svg:width="0cm" svg:height="0.019cm" svg:x="19.001cm" svg:y="10.154cm" svg:viewBox="0 0 0 20" draw:points="0,0 0,2 0,5 0,7 0,9 0,11 0,13 0,14 0,16 0,17 0,18 0,19 0,20 0,20 0,20">
            <text:p/>
          </draw:polyline>
          <draw:line draw:style-name="gr1" draw:text-style-name="P1" draw:layer="TiM_F" svg:x1="19.166cm" svg:y1="10.174cm" svg:x2="19.256cm" svg:y2="10.174cm">
            <text:p/>
          </draw:line>
          <draw:polyline draw:style-name="gr1" draw:text-style-name="P1" draw:layer="TiM_F" svg:width="0cm" svg:height="0.019cm" svg:x="19.256cm" svg:y="10.154cm" svg:viewBox="0 0 0 20" draw:points="0,20 0,20 0,20 0,19 0,18 0,17 0,16 0,14 0,13 0,11 0,9 0,7 0,5 0,2 0,0">
            <text:p/>
          </draw:polyline>
          <draw:polyline draw:style-name="gr1" draw:text-style-name="P1" draw:layer="TiM_F" svg:width="0cm" svg:height="0.019cm" svg:x="18.936cm" svg:y="10.154cm" svg:viewBox="0 0 0 20" draw:points="0,0 0,2 0,5 0,7 0,9 0,11 0,13 0,14 0,16 0,17 0,18 0,19 0,20 0,20 0,20">
            <text:p/>
          </draw:polyline>
          <draw:line draw:style-name="gr1" draw:text-style-name="P1" draw:layer="TiM_F" svg:x1="18.936cm" svg:y1="10.174cm" svg:x2="18.846cm" svg:y2="10.174cm">
            <text:p/>
          </draw:line>
          <draw:line draw:style-name="gr1" draw:text-style-name="P1" draw:layer="TiM_F" svg:x1="19.298cm" svg:y1="9.734cm" svg:x2="19.298cm" svg:y2="9.659cm">
            <text:p/>
          </draw:line>
          <draw:line draw:style-name="gr1" draw:text-style-name="P1" draw:layer="TiM_F" svg:x1="19.298cm" svg:y1="10.154cm" svg:x2="19.298cm" svg:y2="9.734cm">
            <text:p/>
          </draw:line>
          <draw:polyline draw:style-name="gr1" draw:text-style-name="P1" draw:layer="TiM_F" svg:width="0cm" svg:height="0.019cm" svg:x="18.846cm" svg:y="10.154cm" svg:viewBox="0 0 0 20" draw:points="0,20 0,20 0,20 0,19 0,18 0,17 0,16 0,14 0,13 0,11 0,9 0,7 0,5 0,2 0,0">
            <text:p/>
          </draw:polyline>
          <draw:line draw:style-name="gr1" draw:text-style-name="P1" draw:layer="TiM_F" svg:x1="19.298cm" svg:y1="9.659cm" svg:x2="19.223cm" svg:y2="9.659cm">
            <text:p/>
          </draw:line>
          <draw:line draw:style-name="gr1" draw:text-style-name="P1" draw:layer="TiM_F" svg:x1="19.223cm" svg:y1="9.659cm" svg:x2="18.803cm" svg:y2="9.659cm">
            <text:p/>
          </draw:line>
          <draw:polyline draw:style-name="gr1" draw:text-style-name="P1" draw:layer="TiM_F" svg:width="0cm" svg:height="0.019cm" svg:x="19.256cm" svg:y="9.639cm" svg:viewBox="0 0 0 20" draw:points="0,0 0,0 0,1 0,1 0,2 0,3 0,5 0,6 0,8 0,10 0,12 0,14 0,16 0,18 0,20">
            <text:p/>
          </draw:polyline>
          <draw:line draw:style-name="gr1" draw:text-style-name="P1" draw:layer="TiM_F" svg:x1="18.803cm" svg:y1="9.659cm" svg:x2="18.803cm" svg:y2="10.154cm">
            <text:p/>
          </draw:line>
          <draw:line draw:style-name="gr1" draw:text-style-name="P1" draw:layer="TiM_F" svg:x1="19.166cm" svg:y1="9.639cm" svg:x2="19.256cm" svg:y2="9.639cm">
            <text:p/>
          </draw:line>
          <draw:polyline draw:style-name="gr1" draw:text-style-name="P1" draw:layer="TiM_F" svg:width="0cm" svg:height="0.019cm" svg:x="19.166cm" svg:y="9.639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18.846cm" svg:y="9.639cm" svg:viewBox="0 0 0 20" draw:points="0,0 0,0 0,1 0,1 0,2 0,3 0,5 0,6 0,8 0,10 0,12 0,14 0,16 0,18 0,20">
            <text:p/>
          </draw:polyline>
          <draw:line draw:style-name="gr1" draw:text-style-name="P1" draw:layer="TiM_F" svg:x1="18.936cm" svg:y1="9.639cm" svg:x2="18.846cm" svg:y2="9.639cm">
            <text:p/>
          </draw:line>
          <draw:polyline draw:style-name="gr1" draw:text-style-name="P1" draw:layer="TiM_F" svg:width="0cm" svg:height="0.019cm" svg:x="19.101cm" svg:y="9.639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18.936cm" svg:y="9.639cm" svg:viewBox="0 0 0 20" draw:points="0,20 0,18 0,16 0,14 0,12 0,10 0,8 0,6 0,5 0,3 0,2 0,1 0,1 0,0 0,0">
            <text:p/>
          </draw:polyline>
          <draw:line draw:style-name="gr1" draw:text-style-name="P1" draw:layer="TiM_F" svg:x1="19.001cm" svg:y1="9.639cm" svg:x2="19.101cm" svg:y2="9.639cm">
            <text:p/>
          </draw:line>
          <draw:polyline draw:style-name="gr1" draw:text-style-name="P1" draw:layer="TiM_F" svg:width="0cm" svg:height="0.019cm" svg:x="19.001cm" svg:y="9.639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19.101cm" svg:y="5.582cm" svg:viewBox="0 0 0 20" draw:points="0,0 0,3 0,5 0,7 0,9 0,11 0,13 0,15 0,16 0,17 0,18 0,19 0,20 0,20 0,20">
            <text:p/>
          </draw:polyline>
          <draw:line draw:style-name="gr1" draw:text-style-name="P1" draw:layer="TiM_F" svg:x1="18.803cm" svg:y1="5.582cm" svg:x2="19.298cm" svg:y2="5.582cm">
            <text:p/>
          </draw:line>
          <draw:line draw:style-name="gr1" draw:text-style-name="P1" draw:layer="TiM_F" svg:x1="19.001cm" svg:y1="5.602cm" svg:x2="19.101cm" svg:y2="5.602cm">
            <text:p/>
          </draw:line>
          <draw:polyline draw:style-name="gr1" draw:text-style-name="P1" draw:layer="TiM_F" svg:width="0cm" svg:height="0.019cm" svg:x="19.166cm" svg:y="5.582cm" svg:viewBox="0 0 0 20" draw:points="0,0 0,3 0,5 0,7 0,9 0,11 0,13 0,15 0,16 0,17 0,18 0,19 0,20 0,20 0,20">
            <text:p/>
          </draw:polyline>
          <draw:polyline draw:style-name="gr1" draw:text-style-name="P1" draw:layer="TiM_F" svg:width="0cm" svg:height="0.019cm" svg:x="19.001cm" svg:y="5.582cm" svg:viewBox="0 0 0 20" draw:points="0,0 0,3 0,5 0,7 0,9 0,11 0,13 0,15 0,16 0,17 0,18 0,19 0,20 0,20 0,20">
            <text:p/>
          </draw:polyline>
          <draw:line draw:style-name="gr1" draw:text-style-name="P1" draw:layer="TiM_F" svg:x1="19.166cm" svg:y1="5.602cm" svg:x2="19.256cm" svg:y2="5.602cm">
            <text:p/>
          </draw:line>
          <draw:polyline draw:style-name="gr1" draw:text-style-name="P1" draw:layer="TiM_F" svg:width="0cm" svg:height="0.019cm" svg:x="19.256cm" svg:y="5.582cm" svg:viewBox="0 0 0 20" draw:points="0,20 0,20 0,20 0,19 0,18 0,17 0,16 0,15 0,13 0,11 0,9 0,7 0,5 0,3 0,0">
            <text:p/>
          </draw:polyline>
          <draw:polyline draw:style-name="gr1" draw:text-style-name="P1" draw:layer="TiM_F" svg:width="0cm" svg:height="0.019cm" svg:x="18.936cm" svg:y="5.582cm" svg:viewBox="0 0 0 20" draw:points="0,0 0,3 0,5 0,7 0,9 0,11 0,13 0,15 0,16 0,17 0,18 0,19 0,20 0,20 0,20">
            <text:p/>
          </draw:polyline>
          <draw:line draw:style-name="gr1" draw:text-style-name="P1" draw:layer="TiM_F" svg:x1="18.936cm" svg:y1="5.602cm" svg:x2="18.846cm" svg:y2="5.602cm">
            <text:p/>
          </draw:line>
          <draw:line draw:style-name="gr1" draw:text-style-name="P1" draw:layer="TiM_F" svg:x1="19.298cm" svg:y1="5.162cm" svg:x2="19.298cm" svg:y2="5.087cm">
            <text:p/>
          </draw:line>
          <draw:line draw:style-name="gr1" draw:text-style-name="P1" draw:layer="TiM_F" svg:x1="19.298cm" svg:y1="5.582cm" svg:x2="19.298cm" svg:y2="5.162cm">
            <text:p/>
          </draw:line>
          <draw:polyline draw:style-name="gr1" draw:text-style-name="P1" draw:layer="TiM_F" svg:width="0cm" svg:height="0.019cm" svg:x="18.846cm" svg:y="5.582cm" svg:viewBox="0 0 0 20" draw:points="0,20 0,20 0,20 0,19 0,18 0,17 0,16 0,15 0,13 0,11 0,9 0,7 0,5 0,3 0,0">
            <text:p/>
          </draw:polyline>
          <draw:line draw:style-name="gr1" draw:text-style-name="P1" draw:layer="TiM_F" svg:x1="19.298cm" svg:y1="5.087cm" svg:x2="19.223cm" svg:y2="5.087cm">
            <text:p/>
          </draw:line>
          <draw:line draw:style-name="gr1" draw:text-style-name="P1" draw:layer="TiM_F" svg:x1="19.223cm" svg:y1="5.087cm" svg:x2="18.803cm" svg:y2="5.087cm">
            <text:p/>
          </draw:line>
          <draw:polyline draw:style-name="gr1" draw:text-style-name="P1" draw:layer="TiM_F" svg:width="0cm" svg:height="0.019cm" svg:x="19.256cm" svg:y="5.067cm" svg:viewBox="0 0 0 20" draw:points="0,0 0,1 0,1 0,2 0,2 0,3 0,5 0,6 0,8 0,10 0,12 0,14 0,16 0,18 0,20">
            <text:p/>
          </draw:polyline>
          <draw:line draw:style-name="gr1" draw:text-style-name="P1" draw:layer="TiM_F" svg:x1="18.803cm" svg:y1="5.087cm" svg:x2="18.803cm" svg:y2="5.582cm">
            <text:p/>
          </draw:line>
          <draw:line draw:style-name="gr1" draw:text-style-name="P1" draw:layer="TiM_F" svg:x1="19.166cm" svg:y1="5.067cm" svg:x2="19.256cm" svg:y2="5.067cm">
            <text:p/>
          </draw:line>
          <draw:polyline draw:style-name="gr1" draw:text-style-name="P1" draw:layer="TiM_F" svg:width="0cm" svg:height="0.019cm" svg:x="19.166cm" svg:y="5.067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18.846cm" svg:y="5.067cm" svg:viewBox="0 0 0 20" draw:points="0,0 0,1 0,1 0,2 0,2 0,3 0,5 0,6 0,8 0,10 0,12 0,14 0,16 0,18 0,20">
            <text:p/>
          </draw:polyline>
          <draw:line draw:style-name="gr1" draw:text-style-name="P1" draw:layer="TiM_F" svg:x1="18.936cm" svg:y1="5.067cm" svg:x2="18.846cm" svg:y2="5.067cm">
            <text:p/>
          </draw:line>
          <draw:polyline draw:style-name="gr1" draw:text-style-name="P1" draw:layer="TiM_F" svg:width="0cm" svg:height="0.019cm" svg:x="19.101cm" svg:y="5.067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18.936cm" svg:y="5.067cm" svg:viewBox="0 0 0 20" draw:points="0,20 0,18 0,16 0,14 0,12 0,10 0,8 0,6 0,5 0,3 0,2 0,2 0,1 0,1 0,0">
            <text:p/>
          </draw:polyline>
          <draw:line draw:style-name="gr1" draw:text-style-name="P1" draw:layer="TiM_F" svg:x1="19.001cm" svg:y1="5.067cm" svg:x2="19.101cm" svg:y2="5.067cm">
            <text:p/>
          </draw:line>
          <draw:polyline draw:style-name="gr1" draw:text-style-name="P1" draw:layer="TiM_F" svg:width="0cm" svg:height="0.019cm" svg:x="19.001cm" svg:y="5.067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19.101cm" svg:y="7.106cm" svg:viewBox="0 0 0 20" draw:points="0,0 0,3 0,5 0,7 0,9 0,11 0,13 0,14 0,16 0,17 0,18 0,19 0,20 0,20 0,20">
            <text:p/>
          </draw:polyline>
          <draw:line draw:style-name="gr1" draw:text-style-name="P1" draw:layer="TiM_F" svg:x1="18.803cm" svg:y1="7.106cm" svg:x2="19.298cm" svg:y2="7.106cm">
            <text:p/>
          </draw:line>
          <draw:line draw:style-name="gr1" draw:text-style-name="P1" draw:layer="TiM_F" svg:x1="19.001cm" svg:y1="7.126cm" svg:x2="19.101cm" svg:y2="7.126cm">
            <text:p/>
          </draw:line>
          <draw:polyline draw:style-name="gr1" draw:text-style-name="P1" draw:layer="TiM_F" svg:width="0cm" svg:height="0.019cm" svg:x="19.166cm" svg:y="7.106cm" svg:viewBox="0 0 0 20" draw:points="0,0 0,3 0,5 0,7 0,9 0,11 0,13 0,14 0,16 0,17 0,18 0,19 0,20 0,20 0,20">
            <text:p/>
          </draw:polyline>
          <draw:polyline draw:style-name="gr1" draw:text-style-name="P1" draw:layer="TiM_F" svg:width="0cm" svg:height="0.019cm" svg:x="19.001cm" svg:y="7.106cm" svg:viewBox="0 0 0 20" draw:points="0,0 0,3 0,5 0,7 0,9 0,11 0,13 0,14 0,16 0,17 0,18 0,19 0,20 0,20 0,20">
            <text:p/>
          </draw:polyline>
          <draw:line draw:style-name="gr1" draw:text-style-name="P1" draw:layer="TiM_F" svg:x1="19.166cm" svg:y1="7.126cm" svg:x2="19.256cm" svg:y2="7.126cm">
            <text:p/>
          </draw:line>
          <draw:polyline draw:style-name="gr1" draw:text-style-name="P1" draw:layer="TiM_F" svg:width="0cm" svg:height="0.019cm" svg:x="19.256cm" svg:y="7.106cm" svg:viewBox="0 0 0 20" draw:points="0,20 0,20 0,20 0,19 0,18 0,17 0,16 0,14 0,13 0,11 0,9 0,7 0,5 0,3 0,0">
            <text:p/>
          </draw:polyline>
          <draw:polyline draw:style-name="gr1" draw:text-style-name="P1" draw:layer="TiM_F" svg:width="0cm" svg:height="0.019cm" svg:x="18.936cm" svg:y="7.106cm" svg:viewBox="0 0 0 20" draw:points="0,0 0,3 0,5 0,7 0,9 0,11 0,13 0,14 0,16 0,17 0,18 0,19 0,20 0,20 0,20">
            <text:p/>
          </draw:polyline>
          <draw:line draw:style-name="gr1" draw:text-style-name="P1" draw:layer="TiM_F" svg:x1="18.936cm" svg:y1="7.126cm" svg:x2="18.846cm" svg:y2="7.126cm">
            <text:p/>
          </draw:line>
          <draw:line draw:style-name="gr1" draw:text-style-name="P1" draw:layer="TiM_F" svg:x1="19.298cm" svg:y1="6.686cm" svg:x2="19.298cm" svg:y2="6.611cm">
            <text:p/>
          </draw:line>
          <draw:line draw:style-name="gr1" draw:text-style-name="P1" draw:layer="TiM_F" svg:x1="19.298cm" svg:y1="7.106cm" svg:x2="19.298cm" svg:y2="6.686cm">
            <text:p/>
          </draw:line>
          <draw:polyline draw:style-name="gr1" draw:text-style-name="P1" draw:layer="TiM_F" svg:width="0cm" svg:height="0.019cm" svg:x="18.846cm" svg:y="7.106cm" svg:viewBox="0 0 0 20" draw:points="0,20 0,20 0,20 0,19 0,18 0,17 0,16 0,14 0,13 0,11 0,9 0,7 0,5 0,3 0,0">
            <text:p/>
          </draw:polyline>
          <draw:line draw:style-name="gr1" draw:text-style-name="P1" draw:layer="TiM_F" svg:x1="19.298cm" svg:y1="6.611cm" svg:x2="19.223cm" svg:y2="6.611cm">
            <text:p/>
          </draw:line>
          <draw:line draw:style-name="gr1" draw:text-style-name="P1" draw:layer="TiM_F" svg:x1="19.223cm" svg:y1="6.611cm" svg:x2="18.803cm" svg:y2="6.611cm">
            <text:p/>
          </draw:line>
          <draw:polyline draw:style-name="gr1" draw:text-style-name="P1" draw:layer="TiM_F" svg:width="0cm" svg:height="0.019cm" svg:x="19.256cm" svg:y="6.591cm" svg:viewBox="0 0 0 20" draw:points="0,0 0,0 0,1 0,1 0,2 0,3 0,5 0,6 0,8 0,10 0,12 0,14 0,16 0,18 0,20">
            <text:p/>
          </draw:polyline>
          <draw:line draw:style-name="gr1" draw:text-style-name="P1" draw:layer="TiM_F" svg:x1="18.803cm" svg:y1="6.611cm" svg:x2="18.803cm" svg:y2="7.106cm">
            <text:p/>
          </draw:line>
          <draw:line draw:style-name="gr1" draw:text-style-name="P1" draw:layer="TiM_F" svg:x1="19.166cm" svg:y1="6.591cm" svg:x2="19.256cm" svg:y2="6.591cm">
            <text:p/>
          </draw:line>
          <draw:polyline draw:style-name="gr1" draw:text-style-name="P1" draw:layer="TiM_F" svg:width="0cm" svg:height="0.019cm" svg:x="19.166cm" svg:y="6.591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18.846cm" svg:y="6.591cm" svg:viewBox="0 0 0 20" draw:points="0,0 0,0 0,1 0,1 0,2 0,3 0,5 0,6 0,8 0,10 0,12 0,14 0,16 0,18 0,20">
            <text:p/>
          </draw:polyline>
          <draw:line draw:style-name="gr1" draw:text-style-name="P1" draw:layer="TiM_F" svg:x1="18.936cm" svg:y1="6.591cm" svg:x2="18.846cm" svg:y2="6.591cm">
            <text:p/>
          </draw:line>
          <draw:polyline draw:style-name="gr1" draw:text-style-name="P1" draw:layer="TiM_F" svg:width="0cm" svg:height="0.019cm" svg:x="19.101cm" svg:y="6.591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18.936cm" svg:y="6.591cm" svg:viewBox="0 0 0 20" draw:points="0,20 0,18 0,16 0,14 0,12 0,10 0,8 0,6 0,5 0,3 0,2 0,1 0,1 0,0 0,0">
            <text:p/>
          </draw:polyline>
          <draw:line draw:style-name="gr1" draw:text-style-name="P1" draw:layer="TiM_F" svg:x1="19.001cm" svg:y1="6.591cm" svg:x2="19.101cm" svg:y2="6.591cm">
            <text:p/>
          </draw:line>
          <draw:polyline draw:style-name="gr1" draw:text-style-name="P1" draw:layer="TiM_F" svg:width="0cm" svg:height="0.019cm" svg:x="19.001cm" svg:y="6.591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20.625cm" svg:y="10.154cm" svg:viewBox="0 0 0 20" draw:points="0,0 0,2 0,5 0,7 0,9 0,11 0,13 0,14 0,16 0,17 0,18 0,19 0,20 0,20 0,20">
            <text:p/>
          </draw:polyline>
          <draw:line draw:style-name="gr1" draw:text-style-name="P1" draw:layer="TiM_F" svg:x1="20.327cm" svg:y1="10.154cm" svg:x2="20.822cm" svg:y2="10.154cm">
            <text:p/>
          </draw:line>
          <draw:line draw:style-name="gr1" draw:text-style-name="P1" draw:layer="TiM_F" svg:x1="20.525cm" svg:y1="10.174cm" svg:x2="20.625cm" svg:y2="10.174cm">
            <text:p/>
          </draw:line>
          <draw:polyline draw:style-name="gr1" draw:text-style-name="P1" draw:layer="TiM_F" svg:width="0cm" svg:height="0.019cm" svg:x="20.69cm" svg:y="10.154cm" svg:viewBox="0 0 0 20" draw:points="0,0 0,2 0,5 0,7 0,9 0,11 0,13 0,14 0,16 0,17 0,18 0,19 0,20 0,20 0,20">
            <text:p/>
          </draw:polyline>
          <draw:polyline draw:style-name="gr1" draw:text-style-name="P1" draw:layer="TiM_F" svg:width="0cm" svg:height="0.019cm" svg:x="20.525cm" svg:y="10.154cm" svg:viewBox="0 0 0 20" draw:points="0,0 0,2 0,5 0,7 0,9 0,11 0,13 0,14 0,16 0,17 0,18 0,19 0,20 0,20 0,20">
            <text:p/>
          </draw:polyline>
          <draw:line draw:style-name="gr1" draw:text-style-name="P1" draw:layer="TiM_F" svg:x1="20.69cm" svg:y1="10.174cm" svg:x2="20.78cm" svg:y2="10.174cm">
            <text:p/>
          </draw:line>
          <draw:polyline draw:style-name="gr1" draw:text-style-name="P1" draw:layer="TiM_F" svg:width="0cm" svg:height="0.019cm" svg:x="20.78cm" svg:y="10.154cm" svg:viewBox="0 0 0 20" draw:points="0,20 0,20 0,20 0,19 0,18 0,17 0,16 0,14 0,13 0,11 0,9 0,7 0,5 0,2 0,0">
            <text:p/>
          </draw:polyline>
          <draw:polyline draw:style-name="gr1" draw:text-style-name="P1" draw:layer="TiM_F" svg:width="0cm" svg:height="0.019cm" svg:x="20.46cm" svg:y="10.154cm" svg:viewBox="0 0 0 20" draw:points="0,0 0,2 0,5 0,7 0,9 0,11 0,13 0,14 0,16 0,17 0,18 0,19 0,20 0,20 0,20">
            <text:p/>
          </draw:polyline>
          <draw:line draw:style-name="gr1" draw:text-style-name="P1" draw:layer="TiM_F" svg:x1="20.46cm" svg:y1="10.174cm" svg:x2="20.37cm" svg:y2="10.174cm">
            <text:p/>
          </draw:line>
          <draw:line draw:style-name="gr1" draw:text-style-name="P1" draw:layer="TiM_F" svg:x1="20.822cm" svg:y1="9.734cm" svg:x2="20.822cm" svg:y2="9.659cm">
            <text:p/>
          </draw:line>
          <draw:line draw:style-name="gr1" draw:text-style-name="P1" draw:layer="TiM_F" svg:x1="20.822cm" svg:y1="10.154cm" svg:x2="20.822cm" svg:y2="9.734cm">
            <text:p/>
          </draw:line>
          <draw:polyline draw:style-name="gr1" draw:text-style-name="P1" draw:layer="TiM_F" svg:width="0cm" svg:height="0.019cm" svg:x="20.37cm" svg:y="10.154cm" svg:viewBox="0 0 0 20" draw:points="0,20 0,20 0,20 0,19 0,18 0,17 0,16 0,14 0,13 0,11 0,9 0,7 0,5 0,2 0,0">
            <text:p/>
          </draw:polyline>
          <draw:line draw:style-name="gr1" draw:text-style-name="P1" draw:layer="TiM_F" svg:x1="20.822cm" svg:y1="9.659cm" svg:x2="20.747cm" svg:y2="9.659cm">
            <text:p/>
          </draw:line>
          <draw:line draw:style-name="gr1" draw:text-style-name="P1" draw:layer="TiM_F" svg:x1="20.747cm" svg:y1="9.659cm" svg:x2="20.327cm" svg:y2="9.659cm">
            <text:p/>
          </draw:line>
          <draw:polyline draw:style-name="gr1" draw:text-style-name="P1" draw:layer="TiM_F" svg:width="0cm" svg:height="0.019cm" svg:x="20.78cm" svg:y="9.639cm" svg:viewBox="0 0 0 20" draw:points="0,0 0,0 0,1 0,1 0,2 0,3 0,5 0,6 0,8 0,10 0,12 0,14 0,16 0,18 0,20">
            <text:p/>
          </draw:polyline>
          <draw:line draw:style-name="gr1" draw:text-style-name="P1" draw:layer="TiM_F" svg:x1="20.327cm" svg:y1="9.659cm" svg:x2="20.327cm" svg:y2="10.154cm">
            <text:p/>
          </draw:line>
          <draw:line draw:style-name="gr1" draw:text-style-name="P1" draw:layer="TiM_F" svg:x1="20.69cm" svg:y1="9.639cm" svg:x2="20.78cm" svg:y2="9.639cm">
            <text:p/>
          </draw:line>
          <draw:polyline draw:style-name="gr1" draw:text-style-name="P1" draw:layer="TiM_F" svg:width="0cm" svg:height="0.019cm" svg:x="20.69cm" svg:y="9.639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20.37cm" svg:y="9.639cm" svg:viewBox="0 0 0 20" draw:points="0,0 0,0 0,1 0,1 0,2 0,3 0,5 0,6 0,8 0,10 0,12 0,14 0,16 0,18 0,20">
            <text:p/>
          </draw:polyline>
          <draw:line draw:style-name="gr1" draw:text-style-name="P1" draw:layer="TiM_F" svg:x1="20.46cm" svg:y1="9.639cm" svg:x2="20.37cm" svg:y2="9.639cm">
            <text:p/>
          </draw:line>
          <draw:polyline draw:style-name="gr1" draw:text-style-name="P1" draw:layer="TiM_F" svg:width="0cm" svg:height="0.019cm" svg:x="20.625cm" svg:y="9.639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20.46cm" svg:y="9.639cm" svg:viewBox="0 0 0 20" draw:points="0,20 0,18 0,16 0,14 0,12 0,10 0,8 0,6 0,5 0,3 0,2 0,1 0,1 0,0 0,0">
            <text:p/>
          </draw:polyline>
          <draw:line draw:style-name="gr1" draw:text-style-name="P1" draw:layer="TiM_F" svg:x1="20.525cm" svg:y1="9.639cm" svg:x2="20.625cm" svg:y2="9.639cm">
            <text:p/>
          </draw:line>
          <draw:polyline draw:style-name="gr1" draw:text-style-name="P1" draw:layer="TiM_F" svg:width="0cm" svg:height="0.019cm" svg:x="20.525cm" svg:y="9.639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19.101cm" svg:y="13.202cm" svg:viewBox="0 0 0 20" draw:points="0,0 0,2 0,5 0,7 0,9 0,11 0,13 0,14 0,16 0,17 0,18 0,19 0,20 0,20 0,20">
            <text:p/>
          </draw:polyline>
          <draw:line draw:style-name="gr1" draw:text-style-name="P1" draw:layer="TiM_F" svg:x1="18.803cm" svg:y1="13.202cm" svg:x2="19.298cm" svg:y2="13.202cm">
            <text:p/>
          </draw:line>
          <draw:line draw:style-name="gr1" draw:text-style-name="P1" draw:layer="TiM_F" svg:x1="19.001cm" svg:y1="13.222cm" svg:x2="19.101cm" svg:y2="13.222cm">
            <text:p/>
          </draw:line>
          <draw:polyline draw:style-name="gr1" draw:text-style-name="P1" draw:layer="TiM_F" svg:width="0cm" svg:height="0.019cm" svg:x="19.166cm" svg:y="13.202cm" svg:viewBox="0 0 0 20" draw:points="0,0 0,2 0,5 0,7 0,9 0,11 0,13 0,14 0,16 0,17 0,18 0,19 0,20 0,20 0,20">
            <text:p/>
          </draw:polyline>
          <draw:polyline draw:style-name="gr1" draw:text-style-name="P1" draw:layer="TiM_F" svg:width="0cm" svg:height="0.019cm" svg:x="19.001cm" svg:y="13.202cm" svg:viewBox="0 0 0 20" draw:points="0,0 0,2 0,5 0,7 0,9 0,11 0,13 0,14 0,16 0,17 0,18 0,19 0,20 0,20 0,20">
            <text:p/>
          </draw:polyline>
          <draw:line draw:style-name="gr1" draw:text-style-name="P1" draw:layer="TiM_F" svg:x1="19.166cm" svg:y1="13.222cm" svg:x2="19.256cm" svg:y2="13.222cm">
            <text:p/>
          </draw:line>
          <draw:polyline draw:style-name="gr1" draw:text-style-name="P1" draw:layer="TiM_F" svg:width="0cm" svg:height="0.019cm" svg:x="19.256cm" svg:y="13.202cm" svg:viewBox="0 0 0 20" draw:points="0,20 0,20 0,20 0,19 0,18 0,17 0,16 0,14 0,13 0,11 0,9 0,7 0,5 0,2 0,0">
            <text:p/>
          </draw:polyline>
          <draw:polyline draw:style-name="gr1" draw:text-style-name="P1" draw:layer="TiM_F" svg:width="0cm" svg:height="0.019cm" svg:x="18.936cm" svg:y="13.202cm" svg:viewBox="0 0 0 20" draw:points="0,0 0,2 0,5 0,7 0,9 0,11 0,13 0,14 0,16 0,17 0,18 0,19 0,20 0,20 0,20">
            <text:p/>
          </draw:polyline>
          <draw:line draw:style-name="gr1" draw:text-style-name="P1" draw:layer="TiM_F" svg:x1="18.936cm" svg:y1="13.222cm" svg:x2="18.846cm" svg:y2="13.222cm">
            <text:p/>
          </draw:line>
          <draw:line draw:style-name="gr1" draw:text-style-name="P1" draw:layer="TiM_F" svg:x1="19.298cm" svg:y1="12.782cm" svg:x2="19.298cm" svg:y2="12.707cm">
            <text:p/>
          </draw:line>
          <draw:line draw:style-name="gr1" draw:text-style-name="P1" draw:layer="TiM_F" svg:x1="19.298cm" svg:y1="13.202cm" svg:x2="19.298cm" svg:y2="12.782cm">
            <text:p/>
          </draw:line>
          <draw:polyline draw:style-name="gr1" draw:text-style-name="P1" draw:layer="TiM_F" svg:width="0cm" svg:height="0.019cm" svg:x="18.846cm" svg:y="13.202cm" svg:viewBox="0 0 0 20" draw:points="0,20 0,20 0,20 0,19 0,18 0,17 0,16 0,14 0,13 0,11 0,9 0,7 0,5 0,2 0,0">
            <text:p/>
          </draw:polyline>
          <draw:line draw:style-name="gr1" draw:text-style-name="P1" draw:layer="TiM_F" svg:x1="19.298cm" svg:y1="12.707cm" svg:x2="19.223cm" svg:y2="12.707cm">
            <text:p/>
          </draw:line>
          <draw:line draw:style-name="gr1" draw:text-style-name="P1" draw:layer="TiM_F" svg:x1="19.223cm" svg:y1="12.707cm" svg:x2="18.803cm" svg:y2="12.707cm">
            <text:p/>
          </draw:line>
          <draw:polyline draw:style-name="gr1" draw:text-style-name="P1" draw:layer="TiM_F" svg:width="0cm" svg:height="0.019cm" svg:x="19.256cm" svg:y="12.687cm" svg:viewBox="0 0 0 20" draw:points="0,0 0,0 0,1 0,1 0,2 0,3 0,5 0,6 0,8 0,9 0,11 0,14 0,16 0,18 0,20">
            <text:p/>
          </draw:polyline>
          <draw:line draw:style-name="gr1" draw:text-style-name="P1" draw:layer="TiM_F" svg:x1="18.803cm" svg:y1="12.707cm" svg:x2="18.803cm" svg:y2="13.202cm">
            <text:p/>
          </draw:line>
          <draw:line draw:style-name="gr1" draw:text-style-name="P1" draw:layer="TiM_F" svg:x1="19.166cm" svg:y1="12.687cm" svg:x2="19.256cm" svg:y2="12.687cm">
            <text:p/>
          </draw:line>
          <draw:polyline draw:style-name="gr1" draw:text-style-name="P1" draw:layer="TiM_F" svg:width="0cm" svg:height="0.019cm" svg:x="19.166cm" svg:y="12.687cm" svg:viewBox="0 0 0 20" draw:points="0,20 0,18 0,16 0,14 0,11 0,9 0,8 0,6 0,5 0,3 0,2 0,1 0,1 0,0 0,0">
            <text:p/>
          </draw:polyline>
          <draw:polyline draw:style-name="gr1" draw:text-style-name="P1" draw:layer="TiM_F" svg:width="0cm" svg:height="0.019cm" svg:x="18.846cm" svg:y="12.687cm" svg:viewBox="0 0 0 20" draw:points="0,0 0,0 0,1 0,1 0,2 0,3 0,5 0,6 0,8 0,9 0,11 0,14 0,16 0,18 0,20">
            <text:p/>
          </draw:polyline>
          <draw:line draw:style-name="gr1" draw:text-style-name="P1" draw:layer="TiM_F" svg:x1="18.936cm" svg:y1="12.687cm" svg:x2="18.846cm" svg:y2="12.687cm">
            <text:p/>
          </draw:line>
          <draw:polyline draw:style-name="gr1" draw:text-style-name="P1" draw:layer="TiM_F" svg:width="0cm" svg:height="0.019cm" svg:x="19.101cm" svg:y="12.687cm" svg:viewBox="0 0 0 20" draw:points="0,20 0,18 0,16 0,14 0,11 0,9 0,8 0,6 0,5 0,3 0,2 0,1 0,1 0,0 0,0">
            <text:p/>
          </draw:polyline>
          <draw:polyline draw:style-name="gr1" draw:text-style-name="P1" draw:layer="TiM_F" svg:width="0cm" svg:height="0.019cm" svg:x="18.936cm" svg:y="12.687cm" svg:viewBox="0 0 0 20" draw:points="0,20 0,18 0,16 0,14 0,11 0,9 0,8 0,6 0,5 0,3 0,2 0,1 0,1 0,0 0,0">
            <text:p/>
          </draw:polyline>
          <draw:line draw:style-name="gr1" draw:text-style-name="P1" draw:layer="TiM_F" svg:x1="19.001cm" svg:y1="12.687cm" svg:x2="19.101cm" svg:y2="12.687cm">
            <text:p/>
          </draw:line>
          <draw:polyline draw:style-name="gr1" draw:text-style-name="P1" draw:layer="TiM_F" svg:width="0cm" svg:height="0.019cm" svg:x="19.001cm" svg:y="12.687cm" svg:viewBox="0 0 0 20" draw:points="0,20 0,18 0,16 0,14 0,11 0,9 0,8 0,6 0,5 0,3 0,2 0,1 0,1 0,0 0,0">
            <text:p/>
          </draw:polyline>
          <draw:polyline draw:style-name="gr1" draw:text-style-name="P1" draw:layer="TiM_F" svg:width="0cm" svg:height="0.019cm" svg:x="22.149cm" svg:y="14.726cm" svg:viewBox="0 0 0 20" draw:points="0,0 0,2 0,5 0,7 0,9 0,11 0,13 0,14 0,16 0,17 0,18 0,19 0,20 0,20 0,20">
            <text:p/>
          </draw:polyline>
          <draw:line draw:style-name="gr1" draw:text-style-name="P1" draw:layer="TiM_F" svg:x1="21.851cm" svg:y1="14.726cm" svg:x2="22.346cm" svg:y2="14.726cm">
            <text:p/>
          </draw:line>
          <draw:line draw:style-name="gr1" draw:text-style-name="P1" draw:layer="TiM_F" svg:x1="22.049cm" svg:y1="14.746cm" svg:x2="22.149cm" svg:y2="14.746cm">
            <text:p/>
          </draw:line>
          <draw:polyline draw:style-name="gr1" draw:text-style-name="P1" draw:layer="TiM_F" svg:width="0cm" svg:height="0.019cm" svg:x="22.214cm" svg:y="14.726cm" svg:viewBox="0 0 0 20" draw:points="0,0 0,2 0,5 0,7 0,9 0,11 0,13 0,14 0,16 0,17 0,18 0,19 0,20 0,20 0,20">
            <text:p/>
          </draw:polyline>
          <draw:polyline draw:style-name="gr1" draw:text-style-name="P1" draw:layer="TiM_F" svg:width="0cm" svg:height="0.019cm" svg:x="22.049cm" svg:y="14.726cm" svg:viewBox="0 0 0 20" draw:points="0,0 0,2 0,5 0,7 0,9 0,11 0,13 0,14 0,16 0,17 0,18 0,19 0,20 0,20 0,20">
            <text:p/>
          </draw:polyline>
          <draw:line draw:style-name="gr1" draw:text-style-name="P1" draw:layer="TiM_F" svg:x1="22.214cm" svg:y1="14.746cm" svg:x2="22.304cm" svg:y2="14.746cm">
            <text:p/>
          </draw:line>
          <draw:polyline draw:style-name="gr1" draw:text-style-name="P1" draw:layer="TiM_F" svg:width="0cm" svg:height="0.019cm" svg:x="22.304cm" svg:y="14.726cm" svg:viewBox="0 0 0 20" draw:points="0,20 0,20 0,20 0,19 0,18 0,17 0,16 0,14 0,13 0,11 0,9 0,7 0,5 0,2 0,0">
            <text:p/>
          </draw:polyline>
          <draw:polyline draw:style-name="gr1" draw:text-style-name="P1" draw:layer="TiM_F" svg:width="0cm" svg:height="0.019cm" svg:x="21.984cm" svg:y="14.726cm" svg:viewBox="0 0 0 20" draw:points="0,0 0,2 0,5 0,7 0,9 0,11 0,13 0,14 0,16 0,17 0,18 0,19 0,20 0,20 0,20">
            <text:p/>
          </draw:polyline>
          <draw:line draw:style-name="gr1" draw:text-style-name="P1" draw:layer="TiM_F" svg:x1="21.984cm" svg:y1="14.746cm" svg:x2="21.894cm" svg:y2="14.746cm">
            <text:p/>
          </draw:line>
          <draw:line draw:style-name="gr1" draw:text-style-name="P1" draw:layer="TiM_F" svg:x1="22.346cm" svg:y1="14.306cm" svg:x2="22.346cm" svg:y2="14.231cm">
            <text:p/>
          </draw:line>
          <draw:line draw:style-name="gr1" draw:text-style-name="P1" draw:layer="TiM_F" svg:x1="22.346cm" svg:y1="14.726cm" svg:x2="22.346cm" svg:y2="14.306cm">
            <text:p/>
          </draw:line>
          <draw:polyline draw:style-name="gr1" draw:text-style-name="P1" draw:layer="TiM_F" svg:width="0cm" svg:height="0.019cm" svg:x="21.894cm" svg:y="14.726cm" svg:viewBox="0 0 0 20" draw:points="0,20 0,20 0,20 0,19 0,18 0,17 0,16 0,14 0,13 0,11 0,9 0,7 0,5 0,2 0,0">
            <text:p/>
          </draw:polyline>
          <draw:line draw:style-name="gr1" draw:text-style-name="P1" draw:layer="TiM_F" svg:x1="22.346cm" svg:y1="14.231cm" svg:x2="22.271cm" svg:y2="14.231cm">
            <text:p/>
          </draw:line>
          <draw:line draw:style-name="gr1" draw:text-style-name="P1" draw:layer="TiM_F" svg:x1="22.271cm" svg:y1="14.231cm" svg:x2="21.851cm" svg:y2="14.231cm">
            <text:p/>
          </draw:line>
          <draw:polyline draw:style-name="gr1" draw:text-style-name="P1" draw:layer="TiM_F" svg:width="0cm" svg:height="0.019cm" svg:x="22.304cm" svg:y="14.211cm" svg:viewBox="0 0 0 20" draw:points="0,0 0,0 0,1 0,1 0,2 0,3 0,4 0,6 0,8 0,9 0,11 0,13 0,16 0,18 0,20">
            <text:p/>
          </draw:polyline>
          <draw:line draw:style-name="gr1" draw:text-style-name="P1" draw:layer="TiM_F" svg:x1="21.851cm" svg:y1="14.231cm" svg:x2="21.851cm" svg:y2="14.726cm">
            <text:p/>
          </draw:line>
          <draw:line draw:style-name="gr1" draw:text-style-name="P1" draw:layer="TiM_F" svg:x1="22.214cm" svg:y1="14.211cm" svg:x2="22.304cm" svg:y2="14.211cm">
            <text:p/>
          </draw:line>
          <draw:polyline draw:style-name="gr1" draw:text-style-name="P1" draw:layer="TiM_F" svg:width="0cm" svg:height="0.019cm" svg:x="22.214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1.894cm" svg:y="14.211cm" svg:viewBox="0 0 0 20" draw:points="0,0 0,0 0,1 0,1 0,2 0,3 0,4 0,6 0,8 0,9 0,11 0,13 0,16 0,18 0,20">
            <text:p/>
          </draw:polyline>
          <draw:line draw:style-name="gr1" draw:text-style-name="P1" draw:layer="TiM_F" svg:x1="21.984cm" svg:y1="14.211cm" svg:x2="21.894cm" svg:y2="14.211cm">
            <text:p/>
          </draw:line>
          <draw:polyline draw:style-name="gr1" draw:text-style-name="P1" draw:layer="TiM_F" svg:width="0cm" svg:height="0.019cm" svg:x="22.149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1.984cm" svg:y="14.211cm" svg:viewBox="0 0 0 20" draw:points="0,20 0,18 0,16 0,13 0,11 0,9 0,8 0,6 0,4 0,3 0,2 0,1 0,1 0,0 0,0">
            <text:p/>
          </draw:polyline>
          <draw:line draw:style-name="gr1" draw:text-style-name="P1" draw:layer="TiM_F" svg:x1="22.049cm" svg:y1="14.211cm" svg:x2="22.149cm" svg:y2="14.211cm">
            <text:p/>
          </draw:line>
          <draw:polyline draw:style-name="gr1" draw:text-style-name="P1" draw:layer="TiM_F" svg:width="0cm" svg:height="0.019cm" svg:x="22.049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2.149cm" svg:y="8.63cm" svg:viewBox="0 0 0 20" draw:points="0,0 0,3 0,5 0,7 0,9 0,11 0,13 0,14 0,16 0,17 0,18 0,19 0,20 0,20 0,20">
            <text:p/>
          </draw:polyline>
          <draw:line draw:style-name="gr1" draw:text-style-name="P1" draw:layer="TiM_F" svg:x1="21.851cm" svg:y1="8.63cm" svg:x2="22.346cm" svg:y2="8.63cm">
            <text:p/>
          </draw:line>
          <draw:line draw:style-name="gr1" draw:text-style-name="P1" draw:layer="TiM_F" svg:x1="22.049cm" svg:y1="8.65cm" svg:x2="22.149cm" svg:y2="8.65cm">
            <text:p/>
          </draw:line>
          <draw:polyline draw:style-name="gr1" draw:text-style-name="P1" draw:layer="TiM_F" svg:width="0cm" svg:height="0.019cm" svg:x="22.214cm" svg:y="8.63cm" svg:viewBox="0 0 0 20" draw:points="0,0 0,3 0,5 0,7 0,9 0,11 0,13 0,14 0,16 0,17 0,18 0,19 0,20 0,20 0,20">
            <text:p/>
          </draw:polyline>
          <draw:polyline draw:style-name="gr1" draw:text-style-name="P1" draw:layer="TiM_F" svg:width="0cm" svg:height="0.019cm" svg:x="22.049cm" svg:y="8.63cm" svg:viewBox="0 0 0 20" draw:points="0,0 0,3 0,5 0,7 0,9 0,11 0,13 0,14 0,16 0,17 0,18 0,19 0,20 0,20 0,20">
            <text:p/>
          </draw:polyline>
          <draw:line draw:style-name="gr1" draw:text-style-name="P1" draw:layer="TiM_F" svg:x1="22.214cm" svg:y1="8.65cm" svg:x2="22.304cm" svg:y2="8.65cm">
            <text:p/>
          </draw:line>
          <draw:polyline draw:style-name="gr1" draw:text-style-name="P1" draw:layer="TiM_F" svg:width="0cm" svg:height="0.019cm" svg:x="22.304cm" svg:y="8.63cm" svg:viewBox="0 0 0 20" draw:points="0,20 0,20 0,20 0,19 0,18 0,17 0,16 0,14 0,13 0,11 0,9 0,7 0,5 0,3 0,0">
            <text:p/>
          </draw:polyline>
          <draw:polyline draw:style-name="gr1" draw:text-style-name="P1" draw:layer="TiM_F" svg:width="0cm" svg:height="0.019cm" svg:x="21.984cm" svg:y="8.63cm" svg:viewBox="0 0 0 20" draw:points="0,0 0,3 0,5 0,7 0,9 0,11 0,13 0,14 0,16 0,17 0,18 0,19 0,20 0,20 0,20">
            <text:p/>
          </draw:polyline>
          <draw:line draw:style-name="gr1" draw:text-style-name="P1" draw:layer="TiM_F" svg:x1="21.984cm" svg:y1="8.65cm" svg:x2="21.894cm" svg:y2="8.65cm">
            <text:p/>
          </draw:line>
          <draw:line draw:style-name="gr1" draw:text-style-name="P1" draw:layer="TiM_F" svg:x1="22.346cm" svg:y1="8.21cm" svg:x2="22.346cm" svg:y2="8.135cm">
            <text:p/>
          </draw:line>
          <draw:line draw:style-name="gr1" draw:text-style-name="P1" draw:layer="TiM_F" svg:x1="22.346cm" svg:y1="8.63cm" svg:x2="22.346cm" svg:y2="8.21cm">
            <text:p/>
          </draw:line>
          <draw:polyline draw:style-name="gr1" draw:text-style-name="P1" draw:layer="TiM_F" svg:width="0cm" svg:height="0.019cm" svg:x="21.894cm" svg:y="8.63cm" svg:viewBox="0 0 0 20" draw:points="0,20 0,20 0,20 0,19 0,18 0,17 0,16 0,14 0,13 0,11 0,9 0,7 0,5 0,3 0,0">
            <text:p/>
          </draw:polyline>
          <draw:line draw:style-name="gr1" draw:text-style-name="P1" draw:layer="TiM_F" svg:x1="22.346cm" svg:y1="8.135cm" svg:x2="22.271cm" svg:y2="8.135cm">
            <text:p/>
          </draw:line>
          <draw:line draw:style-name="gr1" draw:text-style-name="P1" draw:layer="TiM_F" svg:x1="22.271cm" svg:y1="8.135cm" svg:x2="21.851cm" svg:y2="8.135cm">
            <text:p/>
          </draw:line>
          <draw:polyline draw:style-name="gr1" draw:text-style-name="P1" draw:layer="TiM_F" svg:width="0cm" svg:height="0.019cm" svg:x="22.304cm" svg:y="8.115cm" svg:viewBox="0 0 0 20" draw:points="0,0 0,0 0,1 0,1 0,2 0,3 0,5 0,6 0,8 0,10 0,12 0,14 0,16 0,18 0,20">
            <text:p/>
          </draw:polyline>
          <draw:line draw:style-name="gr1" draw:text-style-name="P1" draw:layer="TiM_F" svg:x1="21.851cm" svg:y1="8.135cm" svg:x2="21.851cm" svg:y2="8.63cm">
            <text:p/>
          </draw:line>
          <draw:line draw:style-name="gr1" draw:text-style-name="P1" draw:layer="TiM_F" svg:x1="22.214cm" svg:y1="8.115cm" svg:x2="22.304cm" svg:y2="8.115cm">
            <text:p/>
          </draw:line>
          <draw:polyline draw:style-name="gr1" draw:text-style-name="P1" draw:layer="TiM_F" svg:width="0cm" svg:height="0.019cm" svg:x="22.214cm" svg:y="8.115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21.894cm" svg:y="8.115cm" svg:viewBox="0 0 0 20" draw:points="0,0 0,0 0,1 0,1 0,2 0,3 0,5 0,6 0,8 0,10 0,12 0,14 0,16 0,18 0,20">
            <text:p/>
          </draw:polyline>
          <draw:line draw:style-name="gr1" draw:text-style-name="P1" draw:layer="TiM_F" svg:x1="21.984cm" svg:y1="8.115cm" svg:x2="21.894cm" svg:y2="8.115cm">
            <text:p/>
          </draw:line>
          <draw:polyline draw:style-name="gr1" draw:text-style-name="P1" draw:layer="TiM_F" svg:width="0cm" svg:height="0.019cm" svg:x="22.149cm" svg:y="8.115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21.984cm" svg:y="8.115cm" svg:viewBox="0 0 0 20" draw:points="0,20 0,18 0,16 0,14 0,12 0,10 0,8 0,6 0,5 0,3 0,2 0,1 0,1 0,0 0,0">
            <text:p/>
          </draw:polyline>
          <draw:line draw:style-name="gr1" draw:text-style-name="P1" draw:layer="TiM_F" svg:x1="22.049cm" svg:y1="8.115cm" svg:x2="22.149cm" svg:y2="8.115cm">
            <text:p/>
          </draw:line>
          <draw:polyline draw:style-name="gr1" draw:text-style-name="P1" draw:layer="TiM_F" svg:width="0cm" svg:height="0.019cm" svg:x="22.049cm" svg:y="8.115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22.149cm" svg:y="10.154cm" svg:viewBox="0 0 0 20" draw:points="0,0 0,2 0,5 0,7 0,9 0,11 0,13 0,14 0,16 0,17 0,18 0,19 0,20 0,20 0,20">
            <text:p/>
          </draw:polyline>
          <draw:line draw:style-name="gr1" draw:text-style-name="P1" draw:layer="TiM_F" svg:x1="21.851cm" svg:y1="10.154cm" svg:x2="22.346cm" svg:y2="10.154cm">
            <text:p/>
          </draw:line>
          <draw:line draw:style-name="gr1" draw:text-style-name="P1" draw:layer="TiM_F" svg:x1="22.049cm" svg:y1="10.174cm" svg:x2="22.149cm" svg:y2="10.174cm">
            <text:p/>
          </draw:line>
          <draw:polyline draw:style-name="gr1" draw:text-style-name="P1" draw:layer="TiM_F" svg:width="0cm" svg:height="0.019cm" svg:x="22.214cm" svg:y="10.154cm" svg:viewBox="0 0 0 20" draw:points="0,0 0,2 0,5 0,7 0,9 0,11 0,13 0,14 0,16 0,17 0,18 0,19 0,20 0,20 0,20">
            <text:p/>
          </draw:polyline>
          <draw:polyline draw:style-name="gr1" draw:text-style-name="P1" draw:layer="TiM_F" svg:width="0cm" svg:height="0.019cm" svg:x="22.049cm" svg:y="10.154cm" svg:viewBox="0 0 0 20" draw:points="0,0 0,2 0,5 0,7 0,9 0,11 0,13 0,14 0,16 0,17 0,18 0,19 0,20 0,20 0,20">
            <text:p/>
          </draw:polyline>
          <draw:line draw:style-name="gr1" draw:text-style-name="P1" draw:layer="TiM_F" svg:x1="22.214cm" svg:y1="10.174cm" svg:x2="22.304cm" svg:y2="10.174cm">
            <text:p/>
          </draw:line>
          <draw:polyline draw:style-name="gr1" draw:text-style-name="P1" draw:layer="TiM_F" svg:width="0cm" svg:height="0.019cm" svg:x="22.304cm" svg:y="10.154cm" svg:viewBox="0 0 0 20" draw:points="0,20 0,20 0,20 0,19 0,18 0,17 0,16 0,14 0,13 0,11 0,9 0,7 0,5 0,2 0,0">
            <text:p/>
          </draw:polyline>
          <draw:polyline draw:style-name="gr1" draw:text-style-name="P1" draw:layer="TiM_F" svg:width="0cm" svg:height="0.019cm" svg:x="21.984cm" svg:y="10.154cm" svg:viewBox="0 0 0 20" draw:points="0,0 0,2 0,5 0,7 0,9 0,11 0,13 0,14 0,16 0,17 0,18 0,19 0,20 0,20 0,20">
            <text:p/>
          </draw:polyline>
          <draw:line draw:style-name="gr1" draw:text-style-name="P1" draw:layer="TiM_F" svg:x1="21.984cm" svg:y1="10.174cm" svg:x2="21.894cm" svg:y2="10.174cm">
            <text:p/>
          </draw:line>
          <draw:line draw:style-name="gr1" draw:text-style-name="P1" draw:layer="TiM_F" svg:x1="22.346cm" svg:y1="9.734cm" svg:x2="22.346cm" svg:y2="9.659cm">
            <text:p/>
          </draw:line>
          <draw:line draw:style-name="gr1" draw:text-style-name="P1" draw:layer="TiM_F" svg:x1="22.346cm" svg:y1="10.154cm" svg:x2="22.346cm" svg:y2="9.734cm">
            <text:p/>
          </draw:line>
          <draw:polyline draw:style-name="gr1" draw:text-style-name="P1" draw:layer="TiM_F" svg:width="0cm" svg:height="0.019cm" svg:x="21.894cm" svg:y="10.154cm" svg:viewBox="0 0 0 20" draw:points="0,20 0,20 0,20 0,19 0,18 0,17 0,16 0,14 0,13 0,11 0,9 0,7 0,5 0,2 0,0">
            <text:p/>
          </draw:polyline>
          <draw:line draw:style-name="gr1" draw:text-style-name="P1" draw:layer="TiM_F" svg:x1="22.346cm" svg:y1="9.659cm" svg:x2="22.271cm" svg:y2="9.659cm">
            <text:p/>
          </draw:line>
          <draw:line draw:style-name="gr1" draw:text-style-name="P1" draw:layer="TiM_F" svg:x1="22.271cm" svg:y1="9.659cm" svg:x2="21.851cm" svg:y2="9.659cm">
            <text:p/>
          </draw:line>
          <draw:polyline draw:style-name="gr1" draw:text-style-name="P1" draw:layer="TiM_F" svg:width="0cm" svg:height="0.019cm" svg:x="22.304cm" svg:y="9.639cm" svg:viewBox="0 0 0 20" draw:points="0,0 0,0 0,1 0,1 0,2 0,3 0,5 0,6 0,8 0,10 0,12 0,14 0,16 0,18 0,20">
            <text:p/>
          </draw:polyline>
          <draw:line draw:style-name="gr1" draw:text-style-name="P1" draw:layer="TiM_F" svg:x1="21.851cm" svg:y1="9.659cm" svg:x2="21.851cm" svg:y2="10.154cm">
            <text:p/>
          </draw:line>
          <draw:line draw:style-name="gr1" draw:text-style-name="P1" draw:layer="TiM_F" svg:x1="22.214cm" svg:y1="9.639cm" svg:x2="22.304cm" svg:y2="9.639cm">
            <text:p/>
          </draw:line>
          <draw:polyline draw:style-name="gr1" draw:text-style-name="P1" draw:layer="TiM_F" svg:width="0cm" svg:height="0.019cm" svg:x="22.214cm" svg:y="9.639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21.894cm" svg:y="9.639cm" svg:viewBox="0 0 0 20" draw:points="0,0 0,0 0,1 0,1 0,2 0,3 0,5 0,6 0,8 0,10 0,12 0,14 0,16 0,18 0,20">
            <text:p/>
          </draw:polyline>
          <draw:line draw:style-name="gr1" draw:text-style-name="P1" draw:layer="TiM_F" svg:x1="21.984cm" svg:y1="9.639cm" svg:x2="21.894cm" svg:y2="9.639cm">
            <text:p/>
          </draw:line>
          <draw:polyline draw:style-name="gr1" draw:text-style-name="P1" draw:layer="TiM_F" svg:width="0cm" svg:height="0.019cm" svg:x="22.149cm" svg:y="9.639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21.984cm" svg:y="9.639cm" svg:viewBox="0 0 0 20" draw:points="0,20 0,18 0,16 0,14 0,12 0,10 0,8 0,6 0,5 0,3 0,2 0,1 0,1 0,0 0,0">
            <text:p/>
          </draw:polyline>
          <draw:line draw:style-name="gr1" draw:text-style-name="P1" draw:layer="TiM_F" svg:x1="22.049cm" svg:y1="9.639cm" svg:x2="22.149cm" svg:y2="9.639cm">
            <text:p/>
          </draw:line>
          <draw:polyline draw:style-name="gr1" draw:text-style-name="P1" draw:layer="TiM_F" svg:width="0cm" svg:height="0.019cm" svg:x="22.049cm" svg:y="9.639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20.625cm" svg:y="14.726cm" svg:viewBox="0 0 0 20" draw:points="0,0 0,2 0,5 0,7 0,9 0,11 0,13 0,14 0,16 0,17 0,18 0,19 0,20 0,20 0,20">
            <text:p/>
          </draw:polyline>
          <draw:line draw:style-name="gr1" draw:text-style-name="P1" draw:layer="TiM_F" svg:x1="20.327cm" svg:y1="14.726cm" svg:x2="20.822cm" svg:y2="14.726cm">
            <text:p/>
          </draw:line>
          <draw:line draw:style-name="gr1" draw:text-style-name="P1" draw:layer="TiM_F" svg:x1="20.525cm" svg:y1="14.746cm" svg:x2="20.625cm" svg:y2="14.746cm">
            <text:p/>
          </draw:line>
          <draw:polyline draw:style-name="gr1" draw:text-style-name="P1" draw:layer="TiM_F" svg:width="0cm" svg:height="0.019cm" svg:x="20.69cm" svg:y="14.726cm" svg:viewBox="0 0 0 20" draw:points="0,0 0,2 0,5 0,7 0,9 0,11 0,13 0,14 0,16 0,17 0,18 0,19 0,20 0,20 0,20">
            <text:p/>
          </draw:polyline>
          <draw:polyline draw:style-name="gr1" draw:text-style-name="P1" draw:layer="TiM_F" svg:width="0cm" svg:height="0.019cm" svg:x="20.525cm" svg:y="14.726cm" svg:viewBox="0 0 0 20" draw:points="0,0 0,2 0,5 0,7 0,9 0,11 0,13 0,14 0,16 0,17 0,18 0,19 0,20 0,20 0,20">
            <text:p/>
          </draw:polyline>
          <draw:line draw:style-name="gr1" draw:text-style-name="P1" draw:layer="TiM_F" svg:x1="20.69cm" svg:y1="14.746cm" svg:x2="20.78cm" svg:y2="14.746cm">
            <text:p/>
          </draw:line>
          <draw:polyline draw:style-name="gr1" draw:text-style-name="P1" draw:layer="TiM_F" svg:width="0cm" svg:height="0.019cm" svg:x="20.78cm" svg:y="14.726cm" svg:viewBox="0 0 0 20" draw:points="0,20 0,20 0,20 0,19 0,18 0,17 0,16 0,14 0,13 0,11 0,9 0,7 0,5 0,2 0,0">
            <text:p/>
          </draw:polyline>
          <draw:polyline draw:style-name="gr1" draw:text-style-name="P1" draw:layer="TiM_F" svg:width="0cm" svg:height="0.019cm" svg:x="20.46cm" svg:y="14.726cm" svg:viewBox="0 0 0 20" draw:points="0,0 0,2 0,5 0,7 0,9 0,11 0,13 0,14 0,16 0,17 0,18 0,19 0,20 0,20 0,20">
            <text:p/>
          </draw:polyline>
          <draw:line draw:style-name="gr1" draw:text-style-name="P1" draw:layer="TiM_F" svg:x1="20.46cm" svg:y1="14.746cm" svg:x2="20.37cm" svg:y2="14.746cm">
            <text:p/>
          </draw:line>
          <draw:line draw:style-name="gr1" draw:text-style-name="P1" draw:layer="TiM_F" svg:x1="20.822cm" svg:y1="14.306cm" svg:x2="20.822cm" svg:y2="14.231cm">
            <text:p/>
          </draw:line>
          <draw:line draw:style-name="gr1" draw:text-style-name="P1" draw:layer="TiM_F" svg:x1="20.822cm" svg:y1="14.726cm" svg:x2="20.822cm" svg:y2="14.306cm">
            <text:p/>
          </draw:line>
          <draw:polyline draw:style-name="gr1" draw:text-style-name="P1" draw:layer="TiM_F" svg:width="0cm" svg:height="0.019cm" svg:x="20.37cm" svg:y="14.726cm" svg:viewBox="0 0 0 20" draw:points="0,20 0,20 0,20 0,19 0,18 0,17 0,16 0,14 0,13 0,11 0,9 0,7 0,5 0,2 0,0">
            <text:p/>
          </draw:polyline>
          <draw:line draw:style-name="gr1" draw:text-style-name="P1" draw:layer="TiM_F" svg:x1="20.822cm" svg:y1="14.231cm" svg:x2="20.747cm" svg:y2="14.231cm">
            <text:p/>
          </draw:line>
          <draw:line draw:style-name="gr1" draw:text-style-name="P1" draw:layer="TiM_F" svg:x1="20.747cm" svg:y1="14.231cm" svg:x2="20.327cm" svg:y2="14.231cm">
            <text:p/>
          </draw:line>
          <draw:polyline draw:style-name="gr1" draw:text-style-name="P1" draw:layer="TiM_F" svg:width="0cm" svg:height="0.019cm" svg:x="20.78cm" svg:y="14.211cm" svg:viewBox="0 0 0 20" draw:points="0,0 0,0 0,1 0,1 0,2 0,3 0,4 0,6 0,8 0,9 0,11 0,13 0,16 0,18 0,20">
            <text:p/>
          </draw:polyline>
          <draw:line draw:style-name="gr1" draw:text-style-name="P1" draw:layer="TiM_F" svg:x1="20.327cm" svg:y1="14.231cm" svg:x2="20.327cm" svg:y2="14.726cm">
            <text:p/>
          </draw:line>
          <draw:line draw:style-name="gr1" draw:text-style-name="P1" draw:layer="TiM_F" svg:x1="20.69cm" svg:y1="14.211cm" svg:x2="20.78cm" svg:y2="14.211cm">
            <text:p/>
          </draw:line>
          <draw:polyline draw:style-name="gr1" draw:text-style-name="P1" draw:layer="TiM_F" svg:width="0cm" svg:height="0.019cm" svg:x="20.69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0.37cm" svg:y="14.211cm" svg:viewBox="0 0 0 20" draw:points="0,0 0,0 0,1 0,1 0,2 0,3 0,4 0,6 0,8 0,9 0,11 0,13 0,16 0,18 0,20">
            <text:p/>
          </draw:polyline>
          <draw:line draw:style-name="gr1" draw:text-style-name="P1" draw:layer="TiM_F" svg:x1="20.46cm" svg:y1="14.211cm" svg:x2="20.37cm" svg:y2="14.211cm">
            <text:p/>
          </draw:line>
          <draw:polyline draw:style-name="gr1" draw:text-style-name="P1" draw:layer="TiM_F" svg:width="0cm" svg:height="0.019cm" svg:x="20.625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0.46cm" svg:y="14.211cm" svg:viewBox="0 0 0 20" draw:points="0,20 0,18 0,16 0,13 0,11 0,9 0,8 0,6 0,4 0,3 0,2 0,1 0,1 0,0 0,0">
            <text:p/>
          </draw:polyline>
          <draw:line draw:style-name="gr1" draw:text-style-name="P1" draw:layer="TiM_F" svg:x1="20.525cm" svg:y1="14.211cm" svg:x2="20.625cm" svg:y2="14.211cm">
            <text:p/>
          </draw:line>
          <draw:polyline draw:style-name="gr1" draw:text-style-name="P1" draw:layer="TiM_F" svg:width="0cm" svg:height="0.019cm" svg:x="20.525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0.625cm" svg:y="8.63cm" svg:viewBox="0 0 0 20" draw:points="0,0 0,3 0,5 0,7 0,9 0,11 0,13 0,14 0,16 0,17 0,18 0,19 0,20 0,20 0,20">
            <text:p/>
          </draw:polyline>
          <draw:line draw:style-name="gr1" draw:text-style-name="P1" draw:layer="TiM_F" svg:x1="20.327cm" svg:y1="8.63cm" svg:x2="20.822cm" svg:y2="8.63cm">
            <text:p/>
          </draw:line>
          <draw:line draw:style-name="gr1" draw:text-style-name="P1" draw:layer="TiM_F" svg:x1="20.525cm" svg:y1="8.65cm" svg:x2="20.625cm" svg:y2="8.65cm">
            <text:p/>
          </draw:line>
          <draw:polyline draw:style-name="gr1" draw:text-style-name="P1" draw:layer="TiM_F" svg:width="0cm" svg:height="0.019cm" svg:x="20.69cm" svg:y="8.63cm" svg:viewBox="0 0 0 20" draw:points="0,0 0,3 0,5 0,7 0,9 0,11 0,13 0,14 0,16 0,17 0,18 0,19 0,20 0,20 0,20">
            <text:p/>
          </draw:polyline>
          <draw:polyline draw:style-name="gr1" draw:text-style-name="P1" draw:layer="TiM_F" svg:width="0cm" svg:height="0.019cm" svg:x="20.525cm" svg:y="8.63cm" svg:viewBox="0 0 0 20" draw:points="0,0 0,3 0,5 0,7 0,9 0,11 0,13 0,14 0,16 0,17 0,18 0,19 0,20 0,20 0,20">
            <text:p/>
          </draw:polyline>
          <draw:line draw:style-name="gr1" draw:text-style-name="P1" draw:layer="TiM_F" svg:x1="20.69cm" svg:y1="8.65cm" svg:x2="20.78cm" svg:y2="8.65cm">
            <text:p/>
          </draw:line>
          <draw:polyline draw:style-name="gr1" draw:text-style-name="P1" draw:layer="TiM_F" svg:width="0cm" svg:height="0.019cm" svg:x="20.78cm" svg:y="8.63cm" svg:viewBox="0 0 0 20" draw:points="0,20 0,20 0,20 0,19 0,18 0,17 0,16 0,14 0,13 0,11 0,9 0,7 0,5 0,3 0,0">
            <text:p/>
          </draw:polyline>
          <draw:polyline draw:style-name="gr1" draw:text-style-name="P1" draw:layer="TiM_F" svg:width="0cm" svg:height="0.019cm" svg:x="20.46cm" svg:y="8.63cm" svg:viewBox="0 0 0 20" draw:points="0,0 0,3 0,5 0,7 0,9 0,11 0,13 0,14 0,16 0,17 0,18 0,19 0,20 0,20 0,20">
            <text:p/>
          </draw:polyline>
          <draw:line draw:style-name="gr1" draw:text-style-name="P1" draw:layer="TiM_F" svg:x1="20.46cm" svg:y1="8.65cm" svg:x2="20.37cm" svg:y2="8.65cm">
            <text:p/>
          </draw:line>
          <draw:line draw:style-name="gr1" draw:text-style-name="P1" draw:layer="TiM_F" svg:x1="20.822cm" svg:y1="8.21cm" svg:x2="20.822cm" svg:y2="8.135cm">
            <text:p/>
          </draw:line>
          <draw:line draw:style-name="gr1" draw:text-style-name="P1" draw:layer="TiM_F" svg:x1="20.822cm" svg:y1="8.63cm" svg:x2="20.822cm" svg:y2="8.21cm">
            <text:p/>
          </draw:line>
          <draw:polyline draw:style-name="gr1" draw:text-style-name="P1" draw:layer="TiM_F" svg:width="0cm" svg:height="0.019cm" svg:x="20.37cm" svg:y="8.63cm" svg:viewBox="0 0 0 20" draw:points="0,20 0,20 0,20 0,19 0,18 0,17 0,16 0,14 0,13 0,11 0,9 0,7 0,5 0,3 0,0">
            <text:p/>
          </draw:polyline>
          <draw:line draw:style-name="gr1" draw:text-style-name="P1" draw:layer="TiM_F" svg:x1="20.822cm" svg:y1="8.135cm" svg:x2="20.747cm" svg:y2="8.135cm">
            <text:p/>
          </draw:line>
          <draw:line draw:style-name="gr1" draw:text-style-name="P1" draw:layer="TiM_F" svg:x1="20.747cm" svg:y1="8.135cm" svg:x2="20.327cm" svg:y2="8.135cm">
            <text:p/>
          </draw:line>
          <draw:polyline draw:style-name="gr1" draw:text-style-name="P1" draw:layer="TiM_F" svg:width="0cm" svg:height="0.019cm" svg:x="20.78cm" svg:y="8.115cm" svg:viewBox="0 0 0 20" draw:points="0,0 0,0 0,1 0,1 0,2 0,3 0,5 0,6 0,8 0,10 0,12 0,14 0,16 0,18 0,20">
            <text:p/>
          </draw:polyline>
          <draw:line draw:style-name="gr1" draw:text-style-name="P1" draw:layer="TiM_F" svg:x1="20.327cm" svg:y1="8.135cm" svg:x2="20.327cm" svg:y2="8.63cm">
            <text:p/>
          </draw:line>
          <draw:line draw:style-name="gr1" draw:text-style-name="P1" draw:layer="TiM_F" svg:x1="20.69cm" svg:y1="8.115cm" svg:x2="20.78cm" svg:y2="8.115cm">
            <text:p/>
          </draw:line>
          <draw:polyline draw:style-name="gr1" draw:text-style-name="P1" draw:layer="TiM_F" svg:width="0cm" svg:height="0.019cm" svg:x="20.69cm" svg:y="8.115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20.37cm" svg:y="8.115cm" svg:viewBox="0 0 0 20" draw:points="0,0 0,0 0,1 0,1 0,2 0,3 0,5 0,6 0,8 0,10 0,12 0,14 0,16 0,18 0,20">
            <text:p/>
          </draw:polyline>
          <draw:line draw:style-name="gr1" draw:text-style-name="P1" draw:layer="TiM_F" svg:x1="20.46cm" svg:y1="8.115cm" svg:x2="20.37cm" svg:y2="8.115cm">
            <text:p/>
          </draw:line>
          <draw:polyline draw:style-name="gr1" draw:text-style-name="P1" draw:layer="TiM_F" svg:width="0cm" svg:height="0.019cm" svg:x="20.625cm" svg:y="8.115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20.46cm" svg:y="8.115cm" svg:viewBox="0 0 0 20" draw:points="0,20 0,18 0,16 0,14 0,12 0,10 0,8 0,6 0,5 0,3 0,2 0,1 0,1 0,0 0,0">
            <text:p/>
          </draw:polyline>
          <draw:line draw:style-name="gr1" draw:text-style-name="P1" draw:layer="TiM_F" svg:x1="20.525cm" svg:y1="8.115cm" svg:x2="20.625cm" svg:y2="8.115cm">
            <text:p/>
          </draw:line>
          <draw:polyline draw:style-name="gr1" draw:text-style-name="P1" draw:layer="TiM_F" svg:width="0cm" svg:height="0.019cm" svg:x="20.525cm" svg:y="8.115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19.101cm" svg:y="14.726cm" svg:viewBox="0 0 0 20" draw:points="0,0 0,2 0,5 0,7 0,9 0,11 0,13 0,14 0,16 0,17 0,18 0,19 0,20 0,20 0,20">
            <text:p/>
          </draw:polyline>
          <draw:line draw:style-name="gr1" draw:text-style-name="P1" draw:layer="TiM_F" svg:x1="18.803cm" svg:y1="14.726cm" svg:x2="19.298cm" svg:y2="14.726cm">
            <text:p/>
          </draw:line>
          <draw:line draw:style-name="gr1" draw:text-style-name="P1" draw:layer="TiM_F" svg:x1="19.001cm" svg:y1="14.746cm" svg:x2="19.101cm" svg:y2="14.746cm">
            <text:p/>
          </draw:line>
          <draw:polyline draw:style-name="gr1" draw:text-style-name="P1" draw:layer="TiM_F" svg:width="0cm" svg:height="0.019cm" svg:x="19.166cm" svg:y="14.726cm" svg:viewBox="0 0 0 20" draw:points="0,0 0,2 0,5 0,7 0,9 0,11 0,13 0,14 0,16 0,17 0,18 0,19 0,20 0,20 0,20">
            <text:p/>
          </draw:polyline>
          <draw:polyline draw:style-name="gr1" draw:text-style-name="P1" draw:layer="TiM_F" svg:width="0cm" svg:height="0.019cm" svg:x="19.001cm" svg:y="14.726cm" svg:viewBox="0 0 0 20" draw:points="0,0 0,2 0,5 0,7 0,9 0,11 0,13 0,14 0,16 0,17 0,18 0,19 0,20 0,20 0,20">
            <text:p/>
          </draw:polyline>
          <draw:line draw:style-name="gr1" draw:text-style-name="P1" draw:layer="TiM_F" svg:x1="19.166cm" svg:y1="14.746cm" svg:x2="19.256cm" svg:y2="14.746cm">
            <text:p/>
          </draw:line>
          <draw:polyline draw:style-name="gr1" draw:text-style-name="P1" draw:layer="TiM_F" svg:width="0cm" svg:height="0.019cm" svg:x="19.256cm" svg:y="14.726cm" svg:viewBox="0 0 0 20" draw:points="0,20 0,20 0,20 0,19 0,18 0,17 0,16 0,14 0,13 0,11 0,9 0,7 0,5 0,2 0,0">
            <text:p/>
          </draw:polyline>
          <draw:polyline draw:style-name="gr1" draw:text-style-name="P1" draw:layer="TiM_F" svg:width="0cm" svg:height="0.019cm" svg:x="18.936cm" svg:y="14.726cm" svg:viewBox="0 0 0 20" draw:points="0,0 0,2 0,5 0,7 0,9 0,11 0,13 0,14 0,16 0,17 0,18 0,19 0,20 0,20 0,20">
            <text:p/>
          </draw:polyline>
          <draw:line draw:style-name="gr1" draw:text-style-name="P1" draw:layer="TiM_F" svg:x1="18.936cm" svg:y1="14.746cm" svg:x2="18.846cm" svg:y2="14.746cm">
            <text:p/>
          </draw:line>
          <draw:line draw:style-name="gr1" draw:text-style-name="P1" draw:layer="TiM_F" svg:x1="19.298cm" svg:y1="14.306cm" svg:x2="19.298cm" svg:y2="14.231cm">
            <text:p/>
          </draw:line>
          <draw:line draw:style-name="gr1" draw:text-style-name="P1" draw:layer="TiM_F" svg:x1="19.298cm" svg:y1="14.726cm" svg:x2="19.298cm" svg:y2="14.306cm">
            <text:p/>
          </draw:line>
          <draw:polyline draw:style-name="gr1" draw:text-style-name="P1" draw:layer="TiM_F" svg:width="0cm" svg:height="0.019cm" svg:x="18.846cm" svg:y="14.726cm" svg:viewBox="0 0 0 20" draw:points="0,20 0,20 0,20 0,19 0,18 0,17 0,16 0,14 0,13 0,11 0,9 0,7 0,5 0,2 0,0">
            <text:p/>
          </draw:polyline>
          <draw:line draw:style-name="gr1" draw:text-style-name="P1" draw:layer="TiM_F" svg:x1="19.298cm" svg:y1="14.231cm" svg:x2="19.223cm" svg:y2="14.231cm">
            <text:p/>
          </draw:line>
          <draw:line draw:style-name="gr1" draw:text-style-name="P1" draw:layer="TiM_F" svg:x1="19.223cm" svg:y1="14.231cm" svg:x2="18.803cm" svg:y2="14.231cm">
            <text:p/>
          </draw:line>
          <draw:polyline draw:style-name="gr1" draw:text-style-name="P1" draw:layer="TiM_F" svg:width="0cm" svg:height="0.019cm" svg:x="19.256cm" svg:y="14.211cm" svg:viewBox="0 0 0 20" draw:points="0,0 0,0 0,1 0,1 0,2 0,3 0,4 0,6 0,8 0,9 0,11 0,13 0,16 0,18 0,20">
            <text:p/>
          </draw:polyline>
          <draw:line draw:style-name="gr1" draw:text-style-name="P1" draw:layer="TiM_F" svg:x1="18.803cm" svg:y1="14.231cm" svg:x2="18.803cm" svg:y2="14.726cm">
            <text:p/>
          </draw:line>
          <draw:line draw:style-name="gr1" draw:text-style-name="P1" draw:layer="TiM_F" svg:x1="19.166cm" svg:y1="14.211cm" svg:x2="19.256cm" svg:y2="14.211cm">
            <text:p/>
          </draw:line>
          <draw:polyline draw:style-name="gr1" draw:text-style-name="P1" draw:layer="TiM_F" svg:width="0cm" svg:height="0.019cm" svg:x="19.166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18.846cm" svg:y="14.211cm" svg:viewBox="0 0 0 20" draw:points="0,0 0,0 0,1 0,1 0,2 0,3 0,4 0,6 0,8 0,9 0,11 0,13 0,16 0,18 0,20">
            <text:p/>
          </draw:polyline>
          <draw:line draw:style-name="gr1" draw:text-style-name="P1" draw:layer="TiM_F" svg:x1="18.936cm" svg:y1="14.211cm" svg:x2="18.846cm" svg:y2="14.211cm">
            <text:p/>
          </draw:line>
          <draw:polyline draw:style-name="gr1" draw:text-style-name="P1" draw:layer="TiM_F" svg:width="0cm" svg:height="0.019cm" svg:x="19.101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18.936cm" svg:y="14.211cm" svg:viewBox="0 0 0 20" draw:points="0,20 0,18 0,16 0,13 0,11 0,9 0,8 0,6 0,4 0,3 0,2 0,1 0,1 0,0 0,0">
            <text:p/>
          </draw:polyline>
          <draw:line draw:style-name="gr1" draw:text-style-name="P1" draw:layer="TiM_F" svg:x1="19.001cm" svg:y1="14.211cm" svg:x2="19.101cm" svg:y2="14.211cm">
            <text:p/>
          </draw:line>
          <draw:polyline draw:style-name="gr1" draw:text-style-name="P1" draw:layer="TiM_F" svg:width="0cm" svg:height="0.019cm" svg:x="19.001cm" svg:y="14.211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19.101cm" svg:y="8.63cm" svg:viewBox="0 0 0 20" draw:points="0,0 0,3 0,5 0,7 0,9 0,11 0,13 0,14 0,16 0,17 0,18 0,19 0,20 0,20 0,20">
            <text:p/>
          </draw:polyline>
          <draw:line draw:style-name="gr1" draw:text-style-name="P1" draw:layer="TiM_F" svg:x1="18.803cm" svg:y1="8.63cm" svg:x2="19.298cm" svg:y2="8.63cm">
            <text:p/>
          </draw:line>
          <draw:line draw:style-name="gr1" draw:text-style-name="P1" draw:layer="TiM_F" svg:x1="18.936cm" svg:y1="8.63cm" svg:x2="18.846cm" svg:y2="8.63cm">
            <text:p/>
          </draw:line>
          <draw:line draw:style-name="gr1" draw:text-style-name="P1" draw:layer="TiM_F" svg:x1="19.166cm" svg:y1="8.63cm" svg:x2="19.256cm" svg:y2="8.63cm">
            <text:p/>
          </draw:line>
          <draw:line draw:style-name="gr1" draw:text-style-name="P1" draw:layer="TiM_F" svg:x1="19.001cm" svg:y1="8.63cm" svg:x2="19.101cm" svg:y2="8.63cm">
            <text:p/>
          </draw:line>
          <draw:line draw:style-name="gr1" draw:text-style-name="P1" draw:layer="TiM_F" svg:x1="19.001cm" svg:y1="8.65cm" svg:x2="19.101cm" svg:y2="8.65cm">
            <text:p/>
          </draw:line>
          <draw:polyline draw:style-name="gr1" draw:text-style-name="P1" draw:layer="TiM_F" svg:width="0cm" svg:height="0.019cm" svg:x="19.166cm" svg:y="8.63cm" svg:viewBox="0 0 0 20" draw:points="0,0 0,3 0,5 0,7 0,9 0,11 0,13 0,14 0,16 0,17 0,18 0,19 0,20 0,20 0,20">
            <text:p/>
          </draw:polyline>
          <draw:polyline draw:style-name="gr1" draw:text-style-name="P1" draw:layer="TiM_F" svg:width="0cm" svg:height="0.019cm" svg:x="19.001cm" svg:y="8.63cm" svg:viewBox="0 0 0 20" draw:points="0,0 0,3 0,5 0,7 0,9 0,11 0,13 0,14 0,16 0,17 0,18 0,19 0,20 0,20 0,20">
            <text:p/>
          </draw:polyline>
          <draw:line draw:style-name="gr1" draw:text-style-name="P1" draw:layer="TiM_F" svg:x1="19.166cm" svg:y1="8.65cm" svg:x2="19.256cm" svg:y2="8.65cm">
            <text:p/>
          </draw:line>
          <draw:polyline draw:style-name="gr1" draw:text-style-name="P1" draw:layer="TiM_F" svg:width="0cm" svg:height="0.019cm" svg:x="19.256cm" svg:y="8.63cm" svg:viewBox="0 0 0 20" draw:points="0,20 0,20 0,20 0,19 0,18 0,17 0,16 0,14 0,13 0,11 0,9 0,7 0,5 0,3 0,0">
            <text:p/>
          </draw:polyline>
          <draw:polyline draw:style-name="gr1" draw:text-style-name="P1" draw:layer="TiM_F" svg:width="0cm" svg:height="0.019cm" svg:x="18.936cm" svg:y="8.63cm" svg:viewBox="0 0 0 20" draw:points="0,0 0,3 0,5 0,7 0,9 0,11 0,13 0,14 0,16 0,17 0,18 0,19 0,20 0,20 0,20">
            <text:p/>
          </draw:polyline>
          <draw:line draw:style-name="gr1" draw:text-style-name="P1" draw:layer="TiM_F" svg:x1="18.936cm" svg:y1="8.65cm" svg:x2="18.846cm" svg:y2="8.65cm">
            <text:p/>
          </draw:line>
          <draw:line draw:style-name="gr1" draw:text-style-name="P1" draw:layer="TiM_F" svg:x1="19.298cm" svg:y1="8.21cm" svg:x2="19.298cm" svg:y2="8.135cm">
            <text:p/>
          </draw:line>
          <draw:line draw:style-name="gr1" draw:text-style-name="P1" draw:layer="TiM_F" svg:x1="19.298cm" svg:y1="8.63cm" svg:x2="19.298cm" svg:y2="8.21cm">
            <text:p/>
          </draw:line>
          <draw:polyline draw:style-name="gr1" draw:text-style-name="P1" draw:layer="TiM_F" svg:width="0cm" svg:height="0.019cm" svg:x="18.846cm" svg:y="8.63cm" svg:viewBox="0 0 0 20" draw:points="0,20 0,20 0,20 0,19 0,18 0,17 0,16 0,14 0,13 0,11 0,9 0,7 0,5 0,3 0,0">
            <text:p/>
          </draw:polyline>
          <draw:line draw:style-name="gr1" draw:text-style-name="P1" draw:layer="TiM_F" svg:x1="19.298cm" svg:y1="8.135cm" svg:x2="19.223cm" svg:y2="8.135cm">
            <text:p/>
          </draw:line>
          <draw:line draw:style-name="gr1" draw:text-style-name="P1" draw:layer="TiM_F" svg:x1="19.223cm" svg:y1="8.135cm" svg:x2="18.803cm" svg:y2="8.135cm">
            <text:p/>
          </draw:line>
          <draw:polyline draw:style-name="gr1" draw:text-style-name="P1" draw:layer="TiM_F" svg:width="0cm" svg:height="0.019cm" svg:x="19.256cm" svg:y="8.115cm" svg:viewBox="0 0 0 20" draw:points="0,0 0,0 0,1 0,1 0,2 0,3 0,5 0,6 0,8 0,10 0,12 0,14 0,16 0,18 0,20">
            <text:p/>
          </draw:polyline>
          <draw:line draw:style-name="gr1" draw:text-style-name="P1" draw:layer="TiM_F" svg:x1="18.803cm" svg:y1="8.135cm" svg:x2="18.803cm" svg:y2="8.63cm">
            <text:p/>
          </draw:line>
          <draw:line draw:style-name="gr1" draw:text-style-name="P1" draw:layer="TiM_F" svg:x1="19.166cm" svg:y1="8.115cm" svg:x2="19.256cm" svg:y2="8.115cm">
            <text:p/>
          </draw:line>
          <draw:polyline draw:style-name="gr1" draw:text-style-name="P1" draw:layer="TiM_F" svg:width="0cm" svg:height="0.019cm" svg:x="19.166cm" svg:y="8.115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18.846cm" svg:y="8.115cm" svg:viewBox="0 0 0 20" draw:points="0,0 0,0 0,1 0,1 0,2 0,3 0,5 0,6 0,8 0,10 0,12 0,14 0,16 0,18 0,20">
            <text:p/>
          </draw:polyline>
          <draw:line draw:style-name="gr1" draw:text-style-name="P1" draw:layer="TiM_F" svg:x1="18.936cm" svg:y1="8.115cm" svg:x2="18.846cm" svg:y2="8.115cm">
            <text:p/>
          </draw:line>
          <draw:polyline draw:style-name="gr1" draw:text-style-name="P1" draw:layer="TiM_F" svg:width="0cm" svg:height="0.019cm" svg:x="19.101cm" svg:y="8.115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18.936cm" svg:y="8.115cm" svg:viewBox="0 0 0 20" draw:points="0,20 0,18 0,16 0,14 0,12 0,10 0,8 0,6 0,5 0,3 0,2 0,1 0,1 0,0 0,0">
            <text:p/>
          </draw:polyline>
          <draw:line draw:style-name="gr1" draw:text-style-name="P1" draw:layer="TiM_F" svg:x1="19.001cm" svg:y1="8.115cm" svg:x2="19.101cm" svg:y2="8.115cm">
            <text:p/>
          </draw:line>
          <draw:polyline draw:style-name="gr1" draw:text-style-name="P1" draw:layer="TiM_F" svg:width="0cm" svg:height="0.019cm" svg:x="19.001cm" svg:y="8.115cm" svg:viewBox="0 0 0 20" draw:points="0,20 0,18 0,16 0,14 0,12 0,10 0,8 0,6 0,5 0,3 0,2 0,1 0,1 0,0 0,0">
            <text:p/>
          </draw:polyline>
          <draw:polyline draw:style-name="gr1" draw:text-style-name="P1" draw:layer="TiM_F" svg:width="0cm" svg:height="0.019cm" svg:x="20.625cm" svg:y="4.058cm" svg:viewBox="0 0 0 20" draw:points="0,0 0,3 0,5 0,7 0,9 0,11 0,13 0,15 0,16 0,17 0,18 0,19 0,20 0,20 0,20">
            <text:p/>
          </draw:polyline>
          <draw:line draw:style-name="gr1" draw:text-style-name="P1" draw:layer="TiM_F" svg:x1="20.327cm" svg:y1="4.058cm" svg:x2="20.822cm" svg:y2="4.058cm">
            <text:p/>
          </draw:line>
          <draw:line draw:style-name="gr1" draw:text-style-name="P1" draw:layer="TiM_F" svg:x1="20.525cm" svg:y1="4.078cm" svg:x2="20.625cm" svg:y2="4.078cm">
            <text:p/>
          </draw:line>
          <draw:polyline draw:style-name="gr1" draw:text-style-name="P1" draw:layer="TiM_F" svg:width="0cm" svg:height="0.019cm" svg:x="20.69cm" svg:y="4.058cm" svg:viewBox="0 0 0 20" draw:points="0,0 0,3 0,5 0,7 0,9 0,11 0,13 0,15 0,16 0,17 0,18 0,19 0,20 0,20 0,20">
            <text:p/>
          </draw:polyline>
          <draw:polyline draw:style-name="gr1" draw:text-style-name="P1" draw:layer="TiM_F" svg:width="0cm" svg:height="0.019cm" svg:x="20.525cm" svg:y="4.058cm" svg:viewBox="0 0 0 20" draw:points="0,0 0,3 0,5 0,7 0,9 0,11 0,13 0,15 0,16 0,17 0,18 0,19 0,20 0,20 0,20">
            <text:p/>
          </draw:polyline>
          <draw:line draw:style-name="gr1" draw:text-style-name="P1" draw:layer="TiM_F" svg:x1="20.69cm" svg:y1="4.078cm" svg:x2="20.78cm" svg:y2="4.078cm">
            <text:p/>
          </draw:line>
          <draw:polyline draw:style-name="gr1" draw:text-style-name="P1" draw:layer="TiM_F" svg:width="0cm" svg:height="0.019cm" svg:x="20.78cm" svg:y="4.058cm" svg:viewBox="0 0 0 20" draw:points="0,20 0,20 0,20 0,19 0,18 0,17 0,16 0,15 0,13 0,11 0,9 0,7 0,5 0,3 0,0">
            <text:p/>
          </draw:polyline>
          <draw:polyline draw:style-name="gr1" draw:text-style-name="P1" draw:layer="TiM_F" svg:width="0cm" svg:height="0.019cm" svg:x="20.46cm" svg:y="4.058cm" svg:viewBox="0 0 0 20" draw:points="0,0 0,3 0,5 0,7 0,9 0,11 0,13 0,15 0,16 0,17 0,18 0,19 0,20 0,20 0,20">
            <text:p/>
          </draw:polyline>
          <draw:line draw:style-name="gr1" draw:text-style-name="P1" draw:layer="TiM_F" svg:x1="20.46cm" svg:y1="4.078cm" svg:x2="20.37cm" svg:y2="4.078cm">
            <text:p/>
          </draw:line>
          <draw:line draw:style-name="gr1" draw:text-style-name="P1" draw:layer="TiM_F" svg:x1="20.822cm" svg:y1="3.638cm" svg:x2="20.822cm" svg:y2="3.563cm">
            <text:p/>
          </draw:line>
          <draw:line draw:style-name="gr1" draw:text-style-name="P1" draw:layer="TiM_F" svg:x1="20.822cm" svg:y1="4.058cm" svg:x2="20.822cm" svg:y2="3.638cm">
            <text:p/>
          </draw:line>
          <draw:polyline draw:style-name="gr1" draw:text-style-name="P1" draw:layer="TiM_F" svg:width="0cm" svg:height="0.019cm" svg:x="20.37cm" svg:y="4.058cm" svg:viewBox="0 0 0 20" draw:points="0,20 0,20 0,20 0,19 0,18 0,17 0,16 0,15 0,13 0,11 0,9 0,7 0,5 0,3 0,0">
            <text:p/>
          </draw:polyline>
          <draw:line draw:style-name="gr1" draw:text-style-name="P1" draw:layer="TiM_F" svg:x1="20.822cm" svg:y1="3.563cm" svg:x2="20.747cm" svg:y2="3.563cm">
            <text:p/>
          </draw:line>
          <draw:line draw:style-name="gr1" draw:text-style-name="P1" draw:layer="TiM_F" svg:x1="20.747cm" svg:y1="3.563cm" svg:x2="20.327cm" svg:y2="3.563cm">
            <text:p/>
          </draw:line>
          <draw:polyline draw:style-name="gr1" draw:text-style-name="P1" draw:layer="TiM_F" svg:width="0cm" svg:height="0.019cm" svg:x="20.78cm" svg:y="3.543cm" svg:viewBox="0 0 0 20" draw:points="0,0 0,1 0,1 0,2 0,2 0,3 0,5 0,6 0,8 0,10 0,12 0,14 0,16 0,18 0,20">
            <text:p/>
          </draw:polyline>
          <draw:line draw:style-name="gr1" draw:text-style-name="P1" draw:layer="TiM_F" svg:x1="20.327cm" svg:y1="3.563cm" svg:x2="20.327cm" svg:y2="4.058cm">
            <text:p/>
          </draw:line>
          <draw:line draw:style-name="gr1" draw:text-style-name="P1" draw:layer="TiM_F" svg:x1="20.69cm" svg:y1="3.543cm" svg:x2="20.78cm" svg:y2="3.543cm">
            <text:p/>
          </draw:line>
          <draw:polyline draw:style-name="gr1" draw:text-style-name="P1" draw:layer="TiM_F" svg:width="0cm" svg:height="0.019cm" svg:x="20.69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20.37cm" svg:y="3.543cm" svg:viewBox="0 0 0 20" draw:points="0,0 0,1 0,1 0,2 0,2 0,3 0,5 0,6 0,8 0,10 0,12 0,14 0,16 0,18 0,20">
            <text:p/>
          </draw:polyline>
          <draw:line draw:style-name="gr1" draw:text-style-name="P1" draw:layer="TiM_F" svg:x1="20.46cm" svg:y1="3.543cm" svg:x2="20.37cm" svg:y2="3.543cm">
            <text:p/>
          </draw:line>
          <draw:polyline draw:style-name="gr1" draw:text-style-name="P1" draw:layer="TiM_F" svg:width="0cm" svg:height="0.019cm" svg:x="20.625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20.46cm" svg:y="3.543cm" svg:viewBox="0 0 0 20" draw:points="0,20 0,18 0,16 0,14 0,12 0,10 0,8 0,6 0,5 0,3 0,2 0,2 0,1 0,1 0,0">
            <text:p/>
          </draw:polyline>
          <draw:line draw:style-name="gr1" draw:text-style-name="P1" draw:layer="TiM_F" svg:x1="20.525cm" svg:y1="3.543cm" svg:x2="20.625cm" svg:y2="3.543cm">
            <text:p/>
          </draw:line>
          <draw:polyline draw:style-name="gr1" draw:text-style-name="P1" draw:layer="TiM_F" svg:width="0cm" svg:height="0.019cm" svg:x="20.525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19.101cm" svg:y="4.058cm" svg:viewBox="0 0 0 20" draw:points="0,0 0,3 0,5 0,7 0,9 0,11 0,13 0,15 0,16 0,17 0,18 0,19 0,20 0,20 0,20">
            <text:p/>
          </draw:polyline>
          <draw:line draw:style-name="gr1" draw:text-style-name="P1" draw:layer="TiM_F" svg:x1="18.803cm" svg:y1="4.058cm" svg:x2="19.298cm" svg:y2="4.058cm">
            <text:p/>
          </draw:line>
          <draw:line draw:style-name="gr1" draw:text-style-name="P1" draw:layer="TiM_F" svg:x1="19.001cm" svg:y1="4.078cm" svg:x2="19.101cm" svg:y2="4.078cm">
            <text:p/>
          </draw:line>
          <draw:polyline draw:style-name="gr1" draw:text-style-name="P1" draw:layer="TiM_F" svg:width="0cm" svg:height="0.019cm" svg:x="19.166cm" svg:y="4.058cm" svg:viewBox="0 0 0 20" draw:points="0,0 0,3 0,5 0,7 0,9 0,11 0,13 0,15 0,16 0,17 0,18 0,19 0,20 0,20 0,20">
            <text:p/>
          </draw:polyline>
          <draw:polyline draw:style-name="gr1" draw:text-style-name="P1" draw:layer="TiM_F" svg:width="0cm" svg:height="0.019cm" svg:x="19.001cm" svg:y="4.058cm" svg:viewBox="0 0 0 20" draw:points="0,0 0,3 0,5 0,7 0,9 0,11 0,13 0,15 0,16 0,17 0,18 0,19 0,20 0,20 0,20">
            <text:p/>
          </draw:polyline>
          <draw:line draw:style-name="gr1" draw:text-style-name="P1" draw:layer="TiM_F" svg:x1="19.166cm" svg:y1="4.078cm" svg:x2="19.256cm" svg:y2="4.078cm">
            <text:p/>
          </draw:line>
          <draw:polyline draw:style-name="gr1" draw:text-style-name="P1" draw:layer="TiM_F" svg:width="0cm" svg:height="0.019cm" svg:x="19.256cm" svg:y="4.058cm" svg:viewBox="0 0 0 20" draw:points="0,20 0,20 0,20 0,19 0,18 0,17 0,16 0,15 0,13 0,11 0,9 0,7 0,5 0,3 0,0">
            <text:p/>
          </draw:polyline>
          <draw:polyline draw:style-name="gr1" draw:text-style-name="P1" draw:layer="TiM_F" svg:width="0cm" svg:height="0.019cm" svg:x="18.936cm" svg:y="4.058cm" svg:viewBox="0 0 0 20" draw:points="0,0 0,3 0,5 0,7 0,9 0,11 0,13 0,15 0,16 0,17 0,18 0,19 0,20 0,20 0,20">
            <text:p/>
          </draw:polyline>
          <draw:line draw:style-name="gr1" draw:text-style-name="P1" draw:layer="TiM_F" svg:x1="18.936cm" svg:y1="4.078cm" svg:x2="18.846cm" svg:y2="4.078cm">
            <text:p/>
          </draw:line>
          <draw:line draw:style-name="gr1" draw:text-style-name="P1" draw:layer="TiM_F" svg:x1="19.298cm" svg:y1="3.638cm" svg:x2="19.298cm" svg:y2="3.563cm">
            <text:p/>
          </draw:line>
          <draw:line draw:style-name="gr1" draw:text-style-name="P1" draw:layer="TiM_F" svg:x1="19.298cm" svg:y1="4.058cm" svg:x2="19.298cm" svg:y2="3.638cm">
            <text:p/>
          </draw:line>
          <draw:polyline draw:style-name="gr1" draw:text-style-name="P1" draw:layer="TiM_F" svg:width="0cm" svg:height="0.019cm" svg:x="18.846cm" svg:y="4.058cm" svg:viewBox="0 0 0 20" draw:points="0,20 0,20 0,20 0,19 0,18 0,17 0,16 0,15 0,13 0,11 0,9 0,7 0,5 0,3 0,0">
            <text:p/>
          </draw:polyline>
          <draw:line draw:style-name="gr1" draw:text-style-name="P1" draw:layer="TiM_F" svg:x1="19.298cm" svg:y1="3.563cm" svg:x2="19.223cm" svg:y2="3.563cm">
            <text:p/>
          </draw:line>
          <draw:line draw:style-name="gr1" draw:text-style-name="P1" draw:layer="TiM_F" svg:x1="19.223cm" svg:y1="3.563cm" svg:x2="18.803cm" svg:y2="3.563cm">
            <text:p/>
          </draw:line>
          <draw:polyline draw:style-name="gr1" draw:text-style-name="P1" draw:layer="TiM_F" svg:width="0cm" svg:height="0.019cm" svg:x="19.256cm" svg:y="3.543cm" svg:viewBox="0 0 0 20" draw:points="0,0 0,1 0,1 0,2 0,2 0,3 0,5 0,6 0,8 0,10 0,12 0,14 0,16 0,18 0,20">
            <text:p/>
          </draw:polyline>
          <draw:line draw:style-name="gr1" draw:text-style-name="P1" draw:layer="TiM_F" svg:x1="18.803cm" svg:y1="3.563cm" svg:x2="18.803cm" svg:y2="4.058cm">
            <text:p/>
          </draw:line>
          <draw:line draw:style-name="gr1" draw:text-style-name="P1" draw:layer="TiM_F" svg:x1="19.166cm" svg:y1="3.543cm" svg:x2="19.256cm" svg:y2="3.543cm">
            <text:p/>
          </draw:line>
          <draw:polyline draw:style-name="gr1" draw:text-style-name="P1" draw:layer="TiM_F" svg:width="0cm" svg:height="0.019cm" svg:x="19.166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18.846cm" svg:y="3.543cm" svg:viewBox="0 0 0 20" draw:points="0,0 0,1 0,1 0,2 0,2 0,3 0,5 0,6 0,8 0,10 0,12 0,14 0,16 0,18 0,20">
            <text:p/>
          </draw:polyline>
          <draw:line draw:style-name="gr1" draw:text-style-name="P1" draw:layer="TiM_F" svg:x1="18.936cm" svg:y1="3.543cm" svg:x2="18.846cm" svg:y2="3.543cm">
            <text:p/>
          </draw:line>
          <draw:polyline draw:style-name="gr1" draw:text-style-name="P1" draw:layer="TiM_F" svg:width="0cm" svg:height="0.019cm" svg:x="19.101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18.936cm" svg:y="3.543cm" svg:viewBox="0 0 0 20" draw:points="0,20 0,18 0,16 0,14 0,12 0,10 0,8 0,6 0,5 0,3 0,2 0,2 0,1 0,1 0,0">
            <text:p/>
          </draw:polyline>
          <draw:line draw:style-name="gr1" draw:text-style-name="P1" draw:layer="TiM_F" svg:x1="19.001cm" svg:y1="3.543cm" svg:x2="19.101cm" svg:y2="3.543cm">
            <text:p/>
          </draw:line>
          <draw:polyline draw:style-name="gr1" draw:text-style-name="P1" draw:layer="TiM_F" svg:width="0cm" svg:height="0.019cm" svg:x="19.001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22.149cm" svg:y="4.058cm" svg:viewBox="0 0 0 20" draw:points="0,0 0,3 0,5 0,7 0,9 0,11 0,13 0,15 0,16 0,17 0,18 0,19 0,20 0,20 0,20">
            <text:p/>
          </draw:polyline>
          <draw:line draw:style-name="gr1" draw:text-style-name="P1" draw:layer="TiM_F" svg:x1="21.851cm" svg:y1="4.058cm" svg:x2="22.346cm" svg:y2="4.058cm">
            <text:p/>
          </draw:line>
          <draw:line draw:style-name="gr1" draw:text-style-name="P1" draw:layer="TiM_F" svg:x1="22.049cm" svg:y1="4.078cm" svg:x2="22.149cm" svg:y2="4.078cm">
            <text:p/>
          </draw:line>
          <draw:polyline draw:style-name="gr1" draw:text-style-name="P1" draw:layer="TiM_F" svg:width="0cm" svg:height="0.019cm" svg:x="22.214cm" svg:y="4.058cm" svg:viewBox="0 0 0 20" draw:points="0,0 0,3 0,5 0,7 0,9 0,11 0,13 0,15 0,16 0,17 0,18 0,19 0,20 0,20 0,20">
            <text:p/>
          </draw:polyline>
          <draw:polyline draw:style-name="gr1" draw:text-style-name="P1" draw:layer="TiM_F" svg:width="0cm" svg:height="0.019cm" svg:x="22.049cm" svg:y="4.058cm" svg:viewBox="0 0 0 20" draw:points="0,0 0,3 0,5 0,7 0,9 0,11 0,13 0,15 0,16 0,17 0,18 0,19 0,20 0,20 0,20">
            <text:p/>
          </draw:polyline>
          <draw:line draw:style-name="gr1" draw:text-style-name="P1" draw:layer="TiM_F" svg:x1="22.214cm" svg:y1="4.078cm" svg:x2="22.304cm" svg:y2="4.078cm">
            <text:p/>
          </draw:line>
          <draw:polyline draw:style-name="gr1" draw:text-style-name="P1" draw:layer="TiM_F" svg:width="0cm" svg:height="0.019cm" svg:x="22.304cm" svg:y="4.058cm" svg:viewBox="0 0 0 20" draw:points="0,20 0,20 0,20 0,19 0,18 0,17 0,16 0,15 0,13 0,11 0,9 0,7 0,5 0,3 0,0">
            <text:p/>
          </draw:polyline>
          <draw:polyline draw:style-name="gr1" draw:text-style-name="P1" draw:layer="TiM_F" svg:width="0cm" svg:height="0.019cm" svg:x="21.984cm" svg:y="4.058cm" svg:viewBox="0 0 0 20" draw:points="0,0 0,3 0,5 0,7 0,9 0,11 0,13 0,15 0,16 0,17 0,18 0,19 0,20 0,20 0,20">
            <text:p/>
          </draw:polyline>
          <draw:line draw:style-name="gr1" draw:text-style-name="P1" draw:layer="TiM_F" svg:x1="21.984cm" svg:y1="4.078cm" svg:x2="21.894cm" svg:y2="4.078cm">
            <text:p/>
          </draw:line>
          <draw:line draw:style-name="gr1" draw:text-style-name="P1" draw:layer="TiM_F" svg:x1="22.346cm" svg:y1="3.638cm" svg:x2="22.346cm" svg:y2="3.563cm">
            <text:p/>
          </draw:line>
          <draw:line draw:style-name="gr1" draw:text-style-name="P1" draw:layer="TiM_F" svg:x1="22.346cm" svg:y1="4.058cm" svg:x2="22.346cm" svg:y2="3.638cm">
            <text:p/>
          </draw:line>
          <draw:polyline draw:style-name="gr1" draw:text-style-name="P1" draw:layer="TiM_F" svg:width="0cm" svg:height="0.019cm" svg:x="21.894cm" svg:y="4.058cm" svg:viewBox="0 0 0 20" draw:points="0,20 0,20 0,20 0,19 0,18 0,17 0,16 0,15 0,13 0,11 0,9 0,7 0,5 0,3 0,0">
            <text:p/>
          </draw:polyline>
          <draw:line draw:style-name="gr1" draw:text-style-name="P1" draw:layer="TiM_F" svg:x1="22.346cm" svg:y1="3.563cm" svg:x2="22.271cm" svg:y2="3.563cm">
            <text:p/>
          </draw:line>
          <draw:line draw:style-name="gr1" draw:text-style-name="P1" draw:layer="TiM_F" svg:x1="22.271cm" svg:y1="3.563cm" svg:x2="21.851cm" svg:y2="3.563cm">
            <text:p/>
          </draw:line>
          <draw:polyline draw:style-name="gr1" draw:text-style-name="P1" draw:layer="TiM_F" svg:width="0cm" svg:height="0.019cm" svg:x="22.304cm" svg:y="3.543cm" svg:viewBox="0 0 0 20" draw:points="0,0 0,1 0,1 0,2 0,2 0,3 0,5 0,6 0,8 0,10 0,12 0,14 0,16 0,18 0,20">
            <text:p/>
          </draw:polyline>
          <draw:line draw:style-name="gr1" draw:text-style-name="P1" draw:layer="TiM_F" svg:x1="21.851cm" svg:y1="3.563cm" svg:x2="21.851cm" svg:y2="4.058cm">
            <text:p/>
          </draw:line>
          <draw:line draw:style-name="gr1" draw:text-style-name="P1" draw:layer="TiM_F" svg:x1="22.214cm" svg:y1="3.543cm" svg:x2="22.304cm" svg:y2="3.543cm">
            <text:p/>
          </draw:line>
          <draw:polyline draw:style-name="gr1" draw:text-style-name="P1" draw:layer="TiM_F" svg:width="0cm" svg:height="0.019cm" svg:x="22.214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21.894cm" svg:y="3.543cm" svg:viewBox="0 0 0 20" draw:points="0,0 0,1 0,1 0,2 0,2 0,3 0,5 0,6 0,8 0,10 0,12 0,14 0,16 0,18 0,20">
            <text:p/>
          </draw:polyline>
          <draw:line draw:style-name="gr1" draw:text-style-name="P1" draw:layer="TiM_F" svg:x1="21.984cm" svg:y1="3.543cm" svg:x2="21.894cm" svg:y2="3.543cm">
            <text:p/>
          </draw:line>
          <draw:polyline draw:style-name="gr1" draw:text-style-name="P1" draw:layer="TiM_F" svg:width="0cm" svg:height="0.019cm" svg:x="22.149cm" svg:y="3.543cm" svg:viewBox="0 0 0 20" draw:points="0,20 0,18 0,16 0,14 0,12 0,10 0,8 0,6 0,5 0,3 0,2 0,2 0,1 0,1 0,0">
            <text:p/>
          </draw:polyline>
          <draw:polyline draw:style-name="gr1" draw:text-style-name="P1" draw:layer="TiM_F" svg:width="0cm" svg:height="0.019cm" svg:x="21.984cm" svg:y="3.543cm" svg:viewBox="0 0 0 20" draw:points="0,20 0,18 0,16 0,14 0,12 0,10 0,8 0,6 0,5 0,3 0,2 0,2 0,1 0,1 0,0">
            <text:p/>
          </draw:polyline>
          <draw:line draw:style-name="gr1" draw:text-style-name="P1" draw:layer="TiM_F" svg:x1="22.049cm" svg:y1="3.543cm" svg:x2="22.149cm" svg:y2="3.543cm">
            <text:p/>
          </draw:line>
          <draw:polyline draw:style-name="gr1" draw:text-style-name="P1" draw:layer="TiM_F" svg:width="0cm" svg:height="0.019cm" svg:x="22.049cm" svg:y="3.543cm" svg:viewBox="0 0 0 20" draw:points="0,20 0,18 0,16 0,14 0,12 0,10 0,8 0,6 0,5 0,3 0,2 0,2 0,1 0,1 0,0">
            <text:p/>
          </draw:polyline>
          <draw:line draw:style-name="gr1" draw:text-style-name="P1" draw:layer="TiM_F" svg:x1="24.544cm" svg:y1="14.915cm" svg:x2="24.544cm" svg:y2="14.851cm">
            <text:p/>
          </draw:line>
          <draw:polyline draw:style-name="gr1" draw:text-style-name="P1" draw:layer="TiM_F" svg:width="0cm" svg:height="0.054cm" svg:x="24.544cm" svg:y="14.86cm" svg:viewBox="0 0 0 55" draw:points="0,0 0,2 0,5 0,8 0,11 0,14 0,18 0,22 0,26 0,30 0,35 0,40 0,45 0,50 0,55">
            <text:p/>
          </draw:polyline>
          <draw:line draw:style-name="gr1" draw:text-style-name="P1" draw:layer="TiM_F" svg:x1="24.48cm" svg:y1="14.915cm" svg:x2="24.544cm" svg:y2="14.915cm">
            <text:p/>
          </draw:line>
          <draw:line draw:style-name="gr1" draw:text-style-name="P1" draw:layer="TiM_F" svg:x1="24.485cm" svg:y1="14.915cm" svg:x2="24.539cm" svg:y2="14.915cm">
            <text:p/>
          </draw:line>
          <draw:line draw:style-name="gr1" draw:text-style-name="P1" draw:layer="TiM_F" svg:x1="24.544cm" svg:y1="14.851cm" svg:x2="24.48cm" svg:y2="14.851cm">
            <text:p/>
          </draw:line>
          <draw:line draw:style-name="gr1" draw:text-style-name="P1" draw:layer="TiM_F" svg:x1="24.489cm" svg:y1="14.851cm" svg:x2="24.535cm" svg:y2="14.851cm">
            <text:p/>
          </draw:line>
          <draw:line draw:style-name="gr1" draw:text-style-name="P1" draw:layer="TiM_F" svg:x1="24.48cm" svg:y1="14.851cm" svg:x2="24.48cm" svg:y2="14.915cm">
            <text:p/>
          </draw:line>
          <draw:line draw:style-name="gr1" draw:text-style-name="P1" draw:layer="TiM_F" svg:x1="23.02cm" svg:y1="14.915cm" svg:x2="23.02cm" svg:y2="14.851cm">
            <text:p/>
          </draw:line>
          <draw:polyline draw:style-name="gr1" draw:text-style-name="P1" draw:layer="TiM_F" svg:width="0cm" svg:height="0.054cm" svg:x="23.02cm" svg:y="14.86cm" svg:viewBox="0 0 0 55" draw:points="0,0 0,2 0,5 0,8 0,11 0,14 0,18 0,22 0,26 0,30 0,35 0,40 0,45 0,50 0,55">
            <text:p/>
          </draw:polyline>
          <draw:line draw:style-name="gr1" draw:text-style-name="P1" draw:layer="TiM_F" svg:x1="22.956cm" svg:y1="14.915cm" svg:x2="23.02cm" svg:y2="14.915cm">
            <text:p/>
          </draw:line>
          <draw:line draw:style-name="gr1" draw:text-style-name="P1" draw:layer="TiM_F" svg:x1="22.961cm" svg:y1="14.915cm" svg:x2="23.015cm" svg:y2="14.915cm">
            <text:p/>
          </draw:line>
          <draw:line draw:style-name="gr1" draw:text-style-name="P1" draw:layer="TiM_F" svg:x1="23.02cm" svg:y1="14.851cm" svg:x2="22.956cm" svg:y2="14.851cm">
            <text:p/>
          </draw:line>
          <draw:line draw:style-name="gr1" draw:text-style-name="P1" draw:layer="TiM_F" svg:x1="22.965cm" svg:y1="14.851cm" svg:x2="23.011cm" svg:y2="14.851cm">
            <text:p/>
          </draw:line>
          <draw:line draw:style-name="gr1" draw:text-style-name="P1" draw:layer="TiM_F" svg:x1="22.956cm" svg:y1="14.851cm" svg:x2="22.956cm" svg:y2="14.915cm">
            <text:p/>
          </draw:line>
          <draw:polyline draw:style-name="gr1" draw:text-style-name="P1" draw:layer="TiM_F" svg:width="0cm" svg:height="0.058cm" svg:x="22.956cm" svg:y="14.851cm" svg:viewBox="0 0 0 59" draw:points="0,59 0,51 0,44 0,38 0,31 0,26 0,20 0,16 0,12 0,8 0,6 0,3 0,2 0,1 0,0">
            <text:p/>
          </draw:polyline>
          <draw:line draw:style-name="gr1" draw:text-style-name="P1" draw:layer="TiM_F" svg:x1="24.29cm" svg:y1="14.915cm" svg:x2="24.29cm" svg:y2="14.851cm">
            <text:p/>
          </draw:line>
          <draw:polyline draw:style-name="gr1" draw:text-style-name="P1" draw:layer="TiM_F" svg:width="0cm" svg:height="0.054cm" svg:x="24.29cm" svg:y="14.86cm" svg:viewBox="0 0 0 55" draw:points="0,0 0,2 0,5 0,8 0,11 0,14 0,18 0,22 0,26 0,30 0,35 0,40 0,45 0,50 0,55">
            <text:p/>
          </draw:polyline>
          <draw:line draw:style-name="gr1" draw:text-style-name="P1" draw:layer="TiM_F" svg:x1="24.226cm" svg:y1="14.915cm" svg:x2="24.29cm" svg:y2="14.915cm">
            <text:p/>
          </draw:line>
          <draw:line draw:style-name="gr1" draw:text-style-name="P1" draw:layer="TiM_F" svg:x1="24.231cm" svg:y1="14.915cm" svg:x2="24.285cm" svg:y2="14.915cm">
            <text:p/>
          </draw:line>
          <draw:line draw:style-name="gr1" draw:text-style-name="P1" draw:layer="TiM_F" svg:x1="24.29cm" svg:y1="14.851cm" svg:x2="24.226cm" svg:y2="14.851cm">
            <text:p/>
          </draw:line>
          <draw:line draw:style-name="gr1" draw:text-style-name="P1" draw:layer="TiM_F" svg:x1="24.235cm" svg:y1="14.851cm" svg:x2="24.281cm" svg:y2="14.851cm">
            <text:p/>
          </draw:line>
          <draw:line draw:style-name="gr1" draw:text-style-name="P1" draw:layer="TiM_F" svg:x1="24.226cm" svg:y1="14.851cm" svg:x2="24.226cm" svg:y2="14.915cm">
            <text:p/>
          </draw:line>
          <draw:line draw:style-name="gr1" draw:text-style-name="P1" draw:layer="TiM_F" svg:x1="38.004cm" svg:y1="14.915cm" svg:x2="38.004cm" svg:y2="14.851cm">
            <text:p/>
          </draw:line>
          <draw:polyline draw:style-name="gr1" draw:text-style-name="P1" draw:layer="TiM_F" svg:width="0cm" svg:height="0.054cm" svg:x="38.004cm" svg:y="14.86cm" svg:viewBox="0 0 0 55" draw:points="0,0 0,2 0,5 0,8 0,11 0,14 0,18 0,22 0,26 0,30 0,35 0,40 0,45 0,50 0,55">
            <text:p/>
          </draw:polyline>
          <draw:line draw:style-name="gr1" draw:text-style-name="P1" draw:layer="TiM_F" svg:x1="37.94cm" svg:y1="14.915cm" svg:x2="38.004cm" svg:y2="14.915cm">
            <text:p/>
          </draw:line>
          <draw:line draw:style-name="gr1" draw:text-style-name="P1" draw:layer="TiM_F" svg:x1="37.945cm" svg:y1="14.915cm" svg:x2="37.999cm" svg:y2="14.915cm">
            <text:p/>
          </draw:line>
          <draw:line draw:style-name="gr1" draw:text-style-name="P1" draw:layer="TiM_F" svg:x1="38.004cm" svg:y1="14.851cm" svg:x2="37.94cm" svg:y2="14.851cm">
            <text:p/>
          </draw:line>
          <draw:line draw:style-name="gr1" draw:text-style-name="P1" draw:layer="TiM_F" svg:x1="37.949cm" svg:y1="14.851cm" svg:x2="37.995cm" svg:y2="14.851cm">
            <text:p/>
          </draw:line>
          <draw:line draw:style-name="gr1" draw:text-style-name="P1" draw:layer="TiM_F" svg:x1="37.94cm" svg:y1="14.851cm" svg:x2="37.94cm" svg:y2="14.915cm">
            <text:p/>
          </draw:line>
          <draw:polyline draw:style-name="gr1" draw:text-style-name="P1" draw:layer="TiM_F" svg:width="0cm" svg:height="0.058cm" svg:x="37.94cm" svg:y="14.851cm" svg:viewBox="0 0 0 59" draw:points="0,59 0,51 0,44 0,38 0,31 0,26 0,20 0,16 0,12 0,8 0,6 0,3 0,2 0,1 0,0">
            <text:p/>
          </draw:polyline>
          <draw:line draw:style-name="gr1" draw:text-style-name="P1" draw:layer="TiM_F" svg:x1="22.766cm" svg:y1="14.915cm" svg:x2="22.766cm" svg:y2="14.851cm">
            <text:p/>
          </draw:line>
          <draw:polyline draw:style-name="gr1" draw:text-style-name="P1" draw:layer="TiM_F" svg:width="0cm" svg:height="0.054cm" svg:x="22.766cm" svg:y="14.86cm" svg:viewBox="0 0 0 55" draw:points="0,0 0,2 0,5 0,8 0,11 0,14 0,18 0,22 0,26 0,30 0,35 0,40 0,45 0,50 0,55">
            <text:p/>
          </draw:polyline>
          <draw:line draw:style-name="gr1" draw:text-style-name="P1" draw:layer="TiM_F" svg:x1="22.702cm" svg:y1="14.915cm" svg:x2="22.766cm" svg:y2="14.915cm">
            <text:p/>
          </draw:line>
          <draw:line draw:style-name="gr1" draw:text-style-name="P1" draw:layer="TiM_F" svg:x1="22.707cm" svg:y1="14.915cm" svg:x2="22.761cm" svg:y2="14.915cm">
            <text:p/>
          </draw:line>
          <draw:line draw:style-name="gr1" draw:text-style-name="P1" draw:layer="TiM_F" svg:x1="22.766cm" svg:y1="14.851cm" svg:x2="22.702cm" svg:y2="14.851cm">
            <text:p/>
          </draw:line>
          <draw:line draw:style-name="gr1" draw:text-style-name="P1" draw:layer="TiM_F" svg:x1="22.711cm" svg:y1="14.851cm" svg:x2="22.757cm" svg:y2="14.851cm">
            <text:p/>
          </draw:line>
          <draw:line draw:style-name="gr1" draw:text-style-name="P1" draw:layer="TiM_F" svg:x1="22.702cm" svg:y1="14.851cm" svg:x2="22.702cm" svg:y2="14.915cm">
            <text:p/>
          </draw:line>
          <draw:polyline draw:style-name="gr1" draw:text-style-name="P1" draw:layer="TiM_F" svg:width="0cm" svg:height="0.058cm" svg:x="22.702cm" svg:y="14.851cm" svg:viewBox="0 0 0 59" draw:points="0,59 0,51 0,44 0,38 0,31 0,26 0,20 0,16 0,12 0,8 0,6 0,3 0,2 0,1 0,0">
            <text:p/>
          </draw:polyline>
          <draw:line draw:style-name="gr1" draw:text-style-name="P1" draw:layer="TiM_F" svg:x1="38.258cm" svg:y1="14.915cm" svg:x2="38.258cm" svg:y2="14.851cm">
            <text:p/>
          </draw:line>
          <draw:polyline draw:style-name="gr1" draw:text-style-name="P1" draw:layer="TiM_F" svg:width="0cm" svg:height="0.054cm" svg:x="38.258cm" svg:y="14.86cm" svg:viewBox="0 0 0 55" draw:points="0,0 0,2 0,5 0,8 0,11 0,14 0,18 0,22 0,26 0,30 0,35 0,40 0,45 0,50 0,55">
            <text:p/>
          </draw:polyline>
          <draw:line draw:style-name="gr1" draw:text-style-name="P1" draw:layer="TiM_F" svg:x1="38.194cm" svg:y1="14.915cm" svg:x2="38.258cm" svg:y2="14.915cm">
            <text:p/>
          </draw:line>
          <draw:line draw:style-name="gr1" draw:text-style-name="P1" draw:layer="TiM_F" svg:x1="38.199cm" svg:y1="14.915cm" svg:x2="38.253cm" svg:y2="14.915cm">
            <text:p/>
          </draw:line>
          <draw:line draw:style-name="gr1" draw:text-style-name="P1" draw:layer="TiM_F" svg:x1="38.258cm" svg:y1="14.851cm" svg:x2="38.194cm" svg:y2="14.851cm">
            <text:p/>
          </draw:line>
          <draw:line draw:style-name="gr1" draw:text-style-name="P1" draw:layer="TiM_F" svg:x1="38.203cm" svg:y1="14.851cm" svg:x2="38.249cm" svg:y2="14.851cm">
            <text:p/>
          </draw:line>
          <draw:line draw:style-name="gr1" draw:text-style-name="P1" draw:layer="TiM_F" svg:x1="38.194cm" svg:y1="14.851cm" svg:x2="38.194cm" svg:y2="14.915cm">
            <text:p/>
          </draw:line>
          <draw:polyline draw:style-name="gr1" draw:text-style-name="P1" draw:layer="TiM_F" svg:width="0cm" svg:height="0.058cm" svg:x="38.194cm" svg:y="14.851cm" svg:viewBox="0 0 0 59" draw:points="0,59 0,51 0,44 0,38 0,31 0,26 0,20 0,16 0,12 0,8 0,6 0,3 0,2 0,1 0,0">
            <text:p/>
          </draw:polyline>
          <draw:line draw:style-name="gr1" draw:text-style-name="P1" draw:layer="TiM_F" svg:x1="23.011cm" svg:y1="14.851cm" svg:x2="23.02cm" svg:y2="14.851cm">
            <text:p/>
          </draw:line>
          <draw:line draw:style-name="gr1" draw:text-style-name="P1" draw:layer="TiM_F" svg:x1="22.956cm" svg:y1="14.851cm" svg:x2="22.965cm" svg:y2="14.851cm">
            <text:p/>
          </draw:line>
          <draw:line draw:style-name="gr1" draw:text-style-name="P1" draw:layer="TiM_F" svg:x1="23.015cm" svg:y1="14.915cm" svg:x2="23.02cm" svg:y2="14.915cm">
            <text:p/>
          </draw:line>
          <draw:line draw:style-name="gr1" draw:text-style-name="P1" draw:layer="TiM_F" svg:x1="22.956cm" svg:y1="14.915cm" svg:x2="22.961cm" svg:y2="14.915cm">
            <text:p/>
          </draw:line>
          <draw:line draw:style-name="gr1" draw:text-style-name="P1" draw:layer="TiM_F" svg:x1="24.281cm" svg:y1="14.851cm" svg:x2="24.29cm" svg:y2="14.851cm">
            <text:p/>
          </draw:line>
          <draw:line draw:style-name="gr1" draw:text-style-name="P1" draw:layer="TiM_F" svg:x1="24.226cm" svg:y1="14.851cm" svg:x2="24.235cm" svg:y2="14.851cm">
            <text:p/>
          </draw:line>
          <draw:line draw:style-name="gr1" draw:text-style-name="P1" draw:layer="TiM_F" svg:x1="24.285cm" svg:y1="14.915cm" svg:x2="24.29cm" svg:y2="14.915cm">
            <text:p/>
          </draw:line>
          <draw:line draw:style-name="gr1" draw:text-style-name="P1" draw:layer="TiM_F" svg:x1="24.226cm" svg:y1="14.915cm" svg:x2="24.231cm" svg:y2="14.915cm">
            <text:p/>
          </draw:line>
          <draw:line draw:style-name="gr1" draw:text-style-name="P1" draw:layer="TiM_F" svg:x1="24.535cm" svg:y1="14.851cm" svg:x2="24.544cm" svg:y2="14.851cm">
            <text:p/>
          </draw:line>
          <draw:line draw:style-name="gr1" draw:text-style-name="P1" draw:layer="TiM_F" svg:x1="24.48cm" svg:y1="14.851cm" svg:x2="24.489cm" svg:y2="14.851cm">
            <text:p/>
          </draw:line>
          <draw:line draw:style-name="gr1" draw:text-style-name="P1" draw:layer="TiM_F" svg:x1="24.539cm" svg:y1="14.915cm" svg:x2="24.544cm" svg:y2="14.915cm">
            <text:p/>
          </draw:line>
          <draw:line draw:style-name="gr1" draw:text-style-name="P1" draw:layer="TiM_F" svg:x1="24.48cm" svg:y1="14.915cm" svg:x2="24.485cm" svg:y2="14.915cm">
            <text:p/>
          </draw:line>
          <draw:line draw:style-name="gr1" draw:text-style-name="P1" draw:layer="TiM_F" svg:x1="22.757cm" svg:y1="14.851cm" svg:x2="22.766cm" svg:y2="14.851cm">
            <text:p/>
          </draw:line>
          <draw:line draw:style-name="gr1" draw:text-style-name="P1" draw:layer="TiM_F" svg:x1="22.702cm" svg:y1="14.851cm" svg:x2="22.711cm" svg:y2="14.851cm">
            <text:p/>
          </draw:line>
          <draw:line draw:style-name="gr1" draw:text-style-name="P1" draw:layer="TiM_F" svg:x1="22.761cm" svg:y1="14.915cm" svg:x2="22.766cm" svg:y2="14.915cm">
            <text:p/>
          </draw:line>
          <draw:line draw:style-name="gr1" draw:text-style-name="P1" draw:layer="TiM_F" svg:x1="22.702cm" svg:y1="14.915cm" svg:x2="22.707cm" svg:y2="14.915cm">
            <text:p/>
          </draw:line>
          <draw:line draw:style-name="gr1" draw:text-style-name="P1" draw:layer="TiM_F" svg:x1="37.995cm" svg:y1="14.851cm" svg:x2="38.004cm" svg:y2="14.851cm">
            <text:p/>
          </draw:line>
          <draw:line draw:style-name="gr1" draw:text-style-name="P1" draw:layer="TiM_F" svg:x1="37.94cm" svg:y1="14.851cm" svg:x2="37.949cm" svg:y2="14.851cm">
            <text:p/>
          </draw:line>
          <draw:line draw:style-name="gr1" draw:text-style-name="P1" draw:layer="TiM_F" svg:x1="37.999cm" svg:y1="14.915cm" svg:x2="38.004cm" svg:y2="14.915cm">
            <text:p/>
          </draw:line>
          <draw:line draw:style-name="gr1" draw:text-style-name="P1" draw:layer="TiM_F" svg:x1="37.94cm" svg:y1="14.915cm" svg:x2="37.945cm" svg:y2="14.915cm">
            <text:p/>
          </draw:line>
          <draw:line draw:style-name="gr1" draw:text-style-name="P1" draw:layer="TiM_F" svg:x1="38.249cm" svg:y1="14.851cm" svg:x2="38.258cm" svg:y2="14.851cm">
            <text:p/>
          </draw:line>
          <draw:line draw:style-name="gr1" draw:text-style-name="P1" draw:layer="TiM_F" svg:x1="38.194cm" svg:y1="14.851cm" svg:x2="38.203cm" svg:y2="14.851cm">
            <text:p/>
          </draw:line>
          <draw:line draw:style-name="gr1" draw:text-style-name="P1" draw:layer="TiM_F" svg:x1="38.253cm" svg:y1="14.915cm" svg:x2="38.258cm" svg:y2="14.915cm">
            <text:p/>
          </draw:line>
          <draw:line draw:style-name="gr1" draw:text-style-name="P1" draw:layer="TiM_F" svg:x1="38.194cm" svg:y1="14.915cm" svg:x2="38.199cm" svg:y2="14.915cm">
            <text:p/>
          </draw:line>
          <draw:polyline draw:style-name="gr1" draw:text-style-name="P1" draw:layer="TiM_F" svg:width="0cm" svg:height="0.019cm" svg:x="28.245cm" svg:y="16.249cm" svg:viewBox="0 0 0 20" draw:points="0,0 0,2 0,4 0,7 0,9 0,11 0,12 0,14 0,16 0,17 0,18 0,19 0,20 0,20 0,20">
            <text:p/>
          </draw:polyline>
          <draw:line draw:style-name="gr1" draw:text-style-name="P1" draw:layer="TiM_F" svg:x1="27.947cm" svg:y1="16.249cm" svg:x2="28.442cm" svg:y2="16.249cm">
            <text:p/>
          </draw:line>
          <draw:line draw:style-name="gr1" draw:text-style-name="P1" draw:layer="TiM_F" svg:x1="28.08cm" svg:y1="16.249cm" svg:x2="27.99cm" svg:y2="16.249cm">
            <text:p/>
          </draw:line>
          <draw:line draw:style-name="gr1" draw:text-style-name="P1" draw:layer="TiM_F" svg:x1="28.31cm" svg:y1="16.249cm" svg:x2="28.4cm" svg:y2="16.249cm">
            <text:p/>
          </draw:line>
          <draw:line draw:style-name="gr1" draw:text-style-name="P1" draw:layer="TiM_F" svg:x1="28.145cm" svg:y1="16.249cm" svg:x2="28.245cm" svg:y2="16.249cm">
            <text:p/>
          </draw:line>
          <draw:line draw:style-name="gr1" draw:text-style-name="P1" draw:layer="TiM_F" svg:x1="28.145cm" svg:y1="16.269cm" svg:x2="28.245cm" svg:y2="16.269cm">
            <text:p/>
          </draw:line>
          <draw:polyline draw:style-name="gr1" draw:text-style-name="P1" draw:layer="TiM_F" svg:width="0cm" svg:height="0.019cm" svg:x="28.31cm" svg:y="16.249cm" svg:viewBox="0 0 0 20" draw:points="0,0 0,2 0,4 0,7 0,9 0,11 0,12 0,14 0,16 0,17 0,18 0,19 0,20 0,20 0,20">
            <text:p/>
          </draw:polyline>
          <draw:polyline draw:style-name="gr1" draw:text-style-name="P1" draw:layer="TiM_F" svg:width="0cm" svg:height="0.019cm" svg:x="28.145cm" svg:y="16.249cm" svg:viewBox="0 0 0 20" draw:points="0,0 0,2 0,4 0,7 0,9 0,11 0,12 0,14 0,16 0,17 0,18 0,19 0,20 0,20 0,20">
            <text:p/>
          </draw:polyline>
          <draw:line draw:style-name="gr1" draw:text-style-name="P1" draw:layer="TiM_F" svg:x1="28.31cm" svg:y1="16.269cm" svg:x2="28.4cm" svg:y2="16.269cm">
            <text:p/>
          </draw:line>
          <draw:polyline draw:style-name="gr1" draw:text-style-name="P1" draw:layer="TiM_F" svg:width="0cm" svg:height="0.019cm" svg:x="28.4cm" svg:y="16.249cm" svg:viewBox="0 0 0 20" draw:points="0,20 0,20 0,20 0,19 0,18 0,17 0,16 0,14 0,12 0,11 0,9 0,7 0,4 0,2 0,0">
            <text:p/>
          </draw:polyline>
          <draw:polyline draw:style-name="gr1" draw:text-style-name="P1" draw:layer="TiM_F" svg:width="0cm" svg:height="0.019cm" svg:x="28.08cm" svg:y="16.249cm" svg:viewBox="0 0 0 20" draw:points="0,0 0,2 0,4 0,7 0,9 0,11 0,12 0,14 0,16 0,17 0,18 0,19 0,20 0,20 0,20">
            <text:p/>
          </draw:polyline>
          <draw:line draw:style-name="gr1" draw:text-style-name="P1" draw:layer="TiM_F" svg:x1="28.08cm" svg:y1="16.269cm" svg:x2="27.99cm" svg:y2="16.269cm">
            <text:p/>
          </draw:line>
          <draw:line draw:style-name="gr1" draw:text-style-name="P1" draw:layer="TiM_F" svg:x1="28.442cm" svg:y1="15.829cm" svg:x2="28.442cm" svg:y2="15.754cm">
            <text:p/>
          </draw:line>
          <draw:line draw:style-name="gr1" draw:text-style-name="P1" draw:layer="TiM_F" svg:x1="28.442cm" svg:y1="16.249cm" svg:x2="28.442cm" svg:y2="15.829cm">
            <text:p/>
          </draw:line>
          <draw:polyline draw:style-name="gr1" draw:text-style-name="P1" draw:layer="TiM_F" svg:width="0cm" svg:height="0.019cm" svg:x="27.99cm" svg:y="16.249cm" svg:viewBox="0 0 0 20" draw:points="0,20 0,20 0,20 0,19 0,18 0,17 0,16 0,14 0,12 0,11 0,9 0,7 0,4 0,2 0,0">
            <text:p/>
          </draw:polyline>
          <draw:line draw:style-name="gr1" draw:text-style-name="P1" draw:layer="TiM_F" svg:x1="28.442cm" svg:y1="15.754cm" svg:x2="28.367cm" svg:y2="15.754cm">
            <text:p/>
          </draw:line>
          <draw:line draw:style-name="gr1" draw:text-style-name="P1" draw:layer="TiM_F" svg:x1="28.367cm" svg:y1="15.754cm" svg:x2="27.947cm" svg:y2="15.754cm">
            <text:p/>
          </draw:line>
          <draw:polyline draw:style-name="gr1" draw:text-style-name="P1" draw:layer="TiM_F" svg:width="0cm" svg:height="0.019cm" svg:x="28.4cm" svg:y="15.734cm" svg:viewBox="0 0 0 20" draw:points="0,0 0,0 0,1 0,1 0,2 0,3 0,4 0,6 0,8 0,9 0,11 0,13 0,16 0,18 0,20">
            <text:p/>
          </draw:polyline>
          <draw:line draw:style-name="gr1" draw:text-style-name="P1" draw:layer="TiM_F" svg:x1="27.947cm" svg:y1="15.754cm" svg:x2="27.947cm" svg:y2="16.249cm">
            <text:p/>
          </draw:line>
          <draw:line draw:style-name="gr1" draw:text-style-name="P1" draw:layer="TiM_F" svg:x1="28.31cm" svg:y1="15.734cm" svg:x2="28.4cm" svg:y2="15.734cm">
            <text:p/>
          </draw:line>
          <draw:polyline draw:style-name="gr1" draw:text-style-name="P1" draw:layer="TiM_F" svg:width="0cm" svg:height="0.019cm" svg:x="28.31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7.99cm" svg:y="15.734cm" svg:viewBox="0 0 0 20" draw:points="0,0 0,0 0,1 0,1 0,2 0,3 0,4 0,6 0,8 0,9 0,11 0,13 0,16 0,18 0,20">
            <text:p/>
          </draw:polyline>
          <draw:line draw:style-name="gr1" draw:text-style-name="P1" draw:layer="TiM_F" svg:x1="28.08cm" svg:y1="15.734cm" svg:x2="27.99cm" svg:y2="15.734cm">
            <text:p/>
          </draw:line>
          <draw:polyline draw:style-name="gr1" draw:text-style-name="P1" draw:layer="TiM_F" svg:width="0cm" svg:height="0.019cm" svg:x="28.245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8.08cm" svg:y="15.734cm" svg:viewBox="0 0 0 20" draw:points="0,20 0,18 0,16 0,13 0,11 0,9 0,8 0,6 0,4 0,3 0,2 0,1 0,1 0,0 0,0">
            <text:p/>
          </draw:polyline>
          <draw:line draw:style-name="gr1" draw:text-style-name="P1" draw:layer="TiM_F" svg:x1="28.145cm" svg:y1="15.734cm" svg:x2="28.245cm" svg:y2="15.734cm">
            <text:p/>
          </draw:line>
          <draw:polyline draw:style-name="gr1" draw:text-style-name="P1" draw:layer="TiM_F" svg:width="0cm" svg:height="0.019cm" svg:x="28.145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6.721cm" svg:y="16.249cm" svg:viewBox="0 0 0 20" draw:points="0,0 0,2 0,4 0,7 0,9 0,11 0,12 0,14 0,16 0,17 0,18 0,19 0,20 0,20 0,20">
            <text:p/>
          </draw:polyline>
          <draw:line draw:style-name="gr1" draw:text-style-name="P1" draw:layer="TiM_F" svg:x1="26.423cm" svg:y1="16.249cm" svg:x2="26.918cm" svg:y2="16.249cm">
            <text:p/>
          </draw:line>
          <draw:line draw:style-name="gr1" draw:text-style-name="P1" draw:layer="TiM_F" svg:x1="26.556cm" svg:y1="16.249cm" svg:x2="26.466cm" svg:y2="16.249cm">
            <text:p/>
          </draw:line>
          <draw:line draw:style-name="gr1" draw:text-style-name="P1" draw:layer="TiM_F" svg:x1="26.786cm" svg:y1="16.249cm" svg:x2="26.876cm" svg:y2="16.249cm">
            <text:p/>
          </draw:line>
          <draw:line draw:style-name="gr1" draw:text-style-name="P1" draw:layer="TiM_F" svg:x1="26.621cm" svg:y1="16.249cm" svg:x2="26.721cm" svg:y2="16.249cm">
            <text:p/>
          </draw:line>
          <draw:line draw:style-name="gr1" draw:text-style-name="P1" draw:layer="TiM_F" svg:x1="26.621cm" svg:y1="16.269cm" svg:x2="26.721cm" svg:y2="16.269cm">
            <text:p/>
          </draw:line>
          <draw:polyline draw:style-name="gr1" draw:text-style-name="P1" draw:layer="TiM_F" svg:width="0cm" svg:height="0.019cm" svg:x="26.786cm" svg:y="16.249cm" svg:viewBox="0 0 0 20" draw:points="0,0 0,2 0,4 0,7 0,9 0,11 0,12 0,14 0,16 0,17 0,18 0,19 0,20 0,20 0,20">
            <text:p/>
          </draw:polyline>
          <draw:polyline draw:style-name="gr1" draw:text-style-name="P1" draw:layer="TiM_F" svg:width="0cm" svg:height="0.019cm" svg:x="26.621cm" svg:y="16.249cm" svg:viewBox="0 0 0 20" draw:points="0,0 0,2 0,4 0,7 0,9 0,11 0,12 0,14 0,16 0,17 0,18 0,19 0,20 0,20 0,20">
            <text:p/>
          </draw:polyline>
          <draw:line draw:style-name="gr1" draw:text-style-name="P1" draw:layer="TiM_F" svg:x1="26.786cm" svg:y1="16.269cm" svg:x2="26.876cm" svg:y2="16.269cm">
            <text:p/>
          </draw:line>
          <draw:polyline draw:style-name="gr1" draw:text-style-name="P1" draw:layer="TiM_F" svg:width="0cm" svg:height="0.019cm" svg:x="26.876cm" svg:y="16.249cm" svg:viewBox="0 0 0 20" draw:points="0,20 0,20 0,20 0,19 0,18 0,17 0,16 0,14 0,12 0,11 0,9 0,7 0,4 0,2 0,0">
            <text:p/>
          </draw:polyline>
          <draw:polyline draw:style-name="gr1" draw:text-style-name="P1" draw:layer="TiM_F" svg:width="0cm" svg:height="0.019cm" svg:x="26.556cm" svg:y="16.249cm" svg:viewBox="0 0 0 20" draw:points="0,0 0,2 0,4 0,7 0,9 0,11 0,12 0,14 0,16 0,17 0,18 0,19 0,20 0,20 0,20">
            <text:p/>
          </draw:polyline>
          <draw:line draw:style-name="gr1" draw:text-style-name="P1" draw:layer="TiM_F" svg:x1="26.556cm" svg:y1="16.269cm" svg:x2="26.466cm" svg:y2="16.269cm">
            <text:p/>
          </draw:line>
          <draw:line draw:style-name="gr1" draw:text-style-name="P1" draw:layer="TiM_F" svg:x1="26.918cm" svg:y1="15.829cm" svg:x2="26.918cm" svg:y2="15.754cm">
            <text:p/>
          </draw:line>
          <draw:line draw:style-name="gr1" draw:text-style-name="P1" draw:layer="TiM_F" svg:x1="26.918cm" svg:y1="16.249cm" svg:x2="26.918cm" svg:y2="15.829cm">
            <text:p/>
          </draw:line>
          <draw:polyline draw:style-name="gr1" draw:text-style-name="P1" draw:layer="TiM_F" svg:width="0cm" svg:height="0.019cm" svg:x="26.466cm" svg:y="16.249cm" svg:viewBox="0 0 0 20" draw:points="0,20 0,20 0,20 0,19 0,18 0,17 0,16 0,14 0,12 0,11 0,9 0,7 0,4 0,2 0,0">
            <text:p/>
          </draw:polyline>
          <draw:line draw:style-name="gr1" draw:text-style-name="P1" draw:layer="TiM_F" svg:x1="26.918cm" svg:y1="15.754cm" svg:x2="26.843cm" svg:y2="15.754cm">
            <text:p/>
          </draw:line>
          <draw:line draw:style-name="gr1" draw:text-style-name="P1" draw:layer="TiM_F" svg:x1="26.843cm" svg:y1="15.754cm" svg:x2="26.423cm" svg:y2="15.754cm">
            <text:p/>
          </draw:line>
          <draw:polyline draw:style-name="gr1" draw:text-style-name="P1" draw:layer="TiM_F" svg:width="0cm" svg:height="0.019cm" svg:x="26.876cm" svg:y="15.734cm" svg:viewBox="0 0 0 20" draw:points="0,0 0,0 0,1 0,1 0,2 0,3 0,4 0,6 0,8 0,9 0,11 0,13 0,16 0,18 0,20">
            <text:p/>
          </draw:polyline>
          <draw:line draw:style-name="gr1" draw:text-style-name="P1" draw:layer="TiM_F" svg:x1="26.423cm" svg:y1="15.754cm" svg:x2="26.423cm" svg:y2="16.249cm">
            <text:p/>
          </draw:line>
          <draw:line draw:style-name="gr1" draw:text-style-name="P1" draw:layer="TiM_F" svg:x1="26.786cm" svg:y1="15.734cm" svg:x2="26.876cm" svg:y2="15.734cm">
            <text:p/>
          </draw:line>
          <draw:polyline draw:style-name="gr1" draw:text-style-name="P1" draw:layer="TiM_F" svg:width="0cm" svg:height="0.019cm" svg:x="26.786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6.466cm" svg:y="15.734cm" svg:viewBox="0 0 0 20" draw:points="0,0 0,0 0,1 0,1 0,2 0,3 0,4 0,6 0,8 0,9 0,11 0,13 0,16 0,18 0,20">
            <text:p/>
          </draw:polyline>
          <draw:line draw:style-name="gr1" draw:text-style-name="P1" draw:layer="TiM_F" svg:x1="26.556cm" svg:y1="15.734cm" svg:x2="26.466cm" svg:y2="15.734cm">
            <text:p/>
          </draw:line>
          <draw:polyline draw:style-name="gr1" draw:text-style-name="P1" draw:layer="TiM_F" svg:width="0cm" svg:height="0.019cm" svg:x="26.721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6.556cm" svg:y="15.734cm" svg:viewBox="0 0 0 20" draw:points="0,20 0,18 0,16 0,13 0,11 0,9 0,8 0,6 0,4 0,3 0,2 0,1 0,1 0,0 0,0">
            <text:p/>
          </draw:polyline>
          <draw:line draw:style-name="gr1" draw:text-style-name="P1" draw:layer="TiM_F" svg:x1="26.621cm" svg:y1="15.734cm" svg:x2="26.721cm" svg:y2="15.734cm">
            <text:p/>
          </draw:line>
          <draw:polyline draw:style-name="gr1" draw:text-style-name="P1" draw:layer="TiM_F" svg:width="0cm" svg:height="0.019cm" svg:x="26.621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6.721cm" svg:y="22.345cm" svg:viewBox="0 0 0 20" draw:points="0,0 0,2 0,4 0,6 0,9 0,10 0,12 0,14 0,15 0,17 0,18 0,19 0,19 0,20 0,20">
            <text:p/>
          </draw:polyline>
          <draw:line draw:style-name="gr1" draw:text-style-name="P1" draw:layer="TiM_F" svg:x1="26.423cm" svg:y1="22.345cm" svg:x2="26.918cm" svg:y2="22.345cm">
            <text:p/>
          </draw:line>
          <draw:line draw:style-name="gr1" draw:text-style-name="P1" draw:layer="TiM_F" svg:x1="26.556cm" svg:y1="22.345cm" svg:x2="26.466cm" svg:y2="22.345cm">
            <text:p/>
          </draw:line>
          <draw:line draw:style-name="gr1" draw:text-style-name="P1" draw:layer="TiM_F" svg:x1="26.786cm" svg:y1="22.345cm" svg:x2="26.876cm" svg:y2="22.345cm">
            <text:p/>
          </draw:line>
          <draw:line draw:style-name="gr1" draw:text-style-name="P1" draw:layer="TiM_F" svg:x1="26.621cm" svg:y1="22.365cm" svg:x2="26.721cm" svg:y2="22.365cm">
            <text:p/>
          </draw:line>
          <draw:polyline draw:style-name="gr1" draw:text-style-name="P1" draw:layer="TiM_F" svg:width="0cm" svg:height="0.019cm" svg:x="26.786cm" svg:y="22.345cm" svg:viewBox="0 0 0 20" draw:points="0,0 0,2 0,4 0,6 0,9 0,10 0,12 0,14 0,15 0,17 0,18 0,19 0,19 0,20 0,20">
            <text:p/>
          </draw:polyline>
          <draw:polyline draw:style-name="gr1" draw:text-style-name="P1" draw:layer="TiM_F" svg:width="0cm" svg:height="0.019cm" svg:x="26.621cm" svg:y="22.345cm" svg:viewBox="0 0 0 20" draw:points="0,0 0,2 0,4 0,6 0,9 0,10 0,12 0,14 0,15 0,17 0,18 0,19 0,19 0,20 0,20">
            <text:p/>
          </draw:polyline>
          <draw:line draw:style-name="gr1" draw:text-style-name="P1" draw:layer="TiM_F" svg:x1="26.786cm" svg:y1="22.365cm" svg:x2="26.876cm" svg:y2="22.365cm">
            <text:p/>
          </draw:line>
          <draw:polyline draw:style-name="gr1" draw:text-style-name="P1" draw:layer="TiM_F" svg:width="0cm" svg:height="0.019cm" svg:x="26.876cm" svg:y="22.345cm" svg:viewBox="0 0 0 20" draw:points="0,20 0,20 0,19 0,19 0,18 0,17 0,15 0,14 0,12 0,10 0,9 0,6 0,4 0,2 0,0">
            <text:p/>
          </draw:polyline>
          <draw:polyline draw:style-name="gr1" draw:text-style-name="P1" draw:layer="TiM_F" svg:width="0cm" svg:height="0.019cm" svg:x="26.556cm" svg:y="22.345cm" svg:viewBox="0 0 0 20" draw:points="0,0 0,2 0,4 0,6 0,9 0,10 0,12 0,14 0,15 0,17 0,18 0,19 0,19 0,20 0,20">
            <text:p/>
          </draw:polyline>
          <draw:line draw:style-name="gr1" draw:text-style-name="P1" draw:layer="TiM_F" svg:x1="26.556cm" svg:y1="22.365cm" svg:x2="26.466cm" svg:y2="22.365cm">
            <text:p/>
          </draw:line>
          <draw:line draw:style-name="gr1" draw:text-style-name="P1" draw:layer="TiM_F" svg:x1="26.918cm" svg:y1="21.925cm" svg:x2="26.918cm" svg:y2="21.85cm">
            <text:p/>
          </draw:line>
          <draw:line draw:style-name="gr1" draw:text-style-name="P1" draw:layer="TiM_F" svg:x1="26.918cm" svg:y1="22.345cm" svg:x2="26.918cm" svg:y2="21.925cm">
            <text:p/>
          </draw:line>
          <draw:polyline draw:style-name="gr1" draw:text-style-name="P1" draw:layer="TiM_F" svg:width="0cm" svg:height="0.019cm" svg:x="26.466cm" svg:y="22.345cm" svg:viewBox="0 0 0 20" draw:points="0,20 0,20 0,19 0,19 0,18 0,17 0,15 0,14 0,12 0,10 0,9 0,6 0,4 0,2 0,0">
            <text:p/>
          </draw:polyline>
          <draw:line draw:style-name="gr1" draw:text-style-name="P1" draw:layer="TiM_F" svg:x1="26.786cm" svg:y1="21.85cm" svg:x2="26.843cm" svg:y2="21.85cm">
            <text:p/>
          </draw:line>
          <draw:line draw:style-name="gr1" draw:text-style-name="P1" draw:layer="TiM_F" svg:x1="26.918cm" svg:y1="21.85cm" svg:x2="26.843cm" svg:y2="21.85cm">
            <text:p/>
          </draw:line>
          <draw:line draw:style-name="gr1" draw:text-style-name="P1" draw:layer="TiM_F" svg:x1="26.843cm" svg:y1="21.85cm" svg:x2="26.423cm" svg:y2="21.85cm">
            <text:p/>
          </draw:line>
          <draw:polyline draw:style-name="gr1" draw:text-style-name="P1" draw:layer="TiM_F" svg:width="0cm" svg:height="0.019cm" svg:x="26.876cm" svg:y="21.83cm" svg:viewBox="0 0 0 20" draw:points="0,0 0,0 0,0 0,1 0,2 0,3 0,4 0,6 0,7 0,9 0,11 0,13 0,15 0,18 0,20">
            <text:p/>
          </draw:polyline>
          <draw:line draw:style-name="gr1" draw:text-style-name="P1" draw:layer="TiM_F" svg:x1="26.423cm" svg:y1="21.85cm" svg:x2="26.423cm" svg:y2="22.345cm">
            <text:p/>
          </draw:line>
          <draw:line draw:style-name="gr1" draw:text-style-name="P1" draw:layer="TiM_F" svg:x1="26.786cm" svg:y1="21.83cm" svg:x2="26.876cm" svg:y2="21.83cm">
            <text:p/>
          </draw:line>
          <draw:polyline draw:style-name="gr1" draw:text-style-name="P1" draw:layer="TiM_F" svg:width="0cm" svg:height="0.019cm" svg:x="26.786cm" svg:y="21.83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26.466cm" svg:y="21.83cm" svg:viewBox="0 0 0 20" draw:points="0,0 0,0 0,0 0,1 0,2 0,3 0,4 0,6 0,7 0,9 0,11 0,13 0,15 0,18 0,20">
            <text:p/>
          </draw:polyline>
          <draw:line draw:style-name="gr1" draw:text-style-name="P1" draw:layer="TiM_F" svg:x1="26.556cm" svg:y1="21.83cm" svg:x2="26.466cm" svg:y2="21.83cm">
            <text:p/>
          </draw:line>
          <draw:polyline draw:style-name="gr1" draw:text-style-name="P1" draw:layer="TiM_F" svg:width="0cm" svg:height="0.019cm" svg:x="26.721cm" svg:y="21.83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26.556cm" svg:y="21.83cm" svg:viewBox="0 0 0 20" draw:points="0,20 0,18 0,15 0,13 0,11 0,9 0,7 0,6 0,4 0,3 0,2 0,1 0,0 0,0 0,0">
            <text:p/>
          </draw:polyline>
          <draw:line draw:style-name="gr1" draw:text-style-name="P1" draw:layer="TiM_F" svg:x1="26.621cm" svg:y1="21.83cm" svg:x2="26.721cm" svg:y2="21.83cm">
            <text:p/>
          </draw:line>
          <draw:polyline draw:style-name="gr1" draw:text-style-name="P1" draw:layer="TiM_F" svg:width="0cm" svg:height="0.019cm" svg:x="26.621cm" svg:y="21.83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26.721cm" svg:y="20.821cm" svg:viewBox="0 0 0 20" draw:points="0,0 0,2 0,4 0,6 0,9 0,11 0,12 0,14 0,16 0,17 0,18 0,19 0,19 0,20 0,20">
            <text:p/>
          </draw:polyline>
          <draw:line draw:style-name="gr1" draw:text-style-name="P1" draw:layer="TiM_F" svg:x1="26.423cm" svg:y1="20.821cm" svg:x2="26.918cm" svg:y2="20.821cm">
            <text:p/>
          </draw:line>
          <draw:line draw:style-name="gr1" draw:text-style-name="P1" draw:layer="TiM_F" svg:x1="26.556cm" svg:y1="20.821cm" svg:x2="26.466cm" svg:y2="20.821cm">
            <text:p/>
          </draw:line>
          <draw:line draw:style-name="gr1" draw:text-style-name="P1" draw:layer="TiM_F" svg:x1="26.786cm" svg:y1="20.821cm" svg:x2="26.876cm" svg:y2="20.821cm">
            <text:p/>
          </draw:line>
          <draw:line draw:style-name="gr1" draw:text-style-name="P1" draw:layer="TiM_F" svg:x1="26.621cm" svg:y1="20.821cm" svg:x2="26.721cm" svg:y2="20.821cm">
            <text:p/>
          </draw:line>
          <draw:line draw:style-name="gr1" draw:text-style-name="P1" draw:layer="TiM_F" svg:x1="26.621cm" svg:y1="20.841cm" svg:x2="26.721cm" svg:y2="20.841cm">
            <text:p/>
          </draw:line>
          <draw:polyline draw:style-name="gr1" draw:text-style-name="P1" draw:layer="TiM_F" svg:width="0cm" svg:height="0.019cm" svg:x="26.786cm" svg:y="20.821cm" svg:viewBox="0 0 0 20" draw:points="0,0 0,2 0,4 0,6 0,9 0,11 0,12 0,14 0,16 0,17 0,18 0,19 0,19 0,20 0,20">
            <text:p/>
          </draw:polyline>
          <draw:polyline draw:style-name="gr1" draw:text-style-name="P1" draw:layer="TiM_F" svg:width="0cm" svg:height="0.019cm" svg:x="26.621cm" svg:y="20.821cm" svg:viewBox="0 0 0 20" draw:points="0,0 0,2 0,4 0,6 0,9 0,11 0,12 0,14 0,16 0,17 0,18 0,19 0,19 0,20 0,20">
            <text:p/>
          </draw:polyline>
          <draw:line draw:style-name="gr1" draw:text-style-name="P1" draw:layer="TiM_F" svg:x1="26.786cm" svg:y1="20.841cm" svg:x2="26.876cm" svg:y2="20.841cm">
            <text:p/>
          </draw:line>
          <draw:polyline draw:style-name="gr1" draw:text-style-name="P1" draw:layer="TiM_F" svg:width="0cm" svg:height="0.019cm" svg:x="26.876cm" svg:y="20.821cm" svg:viewBox="0 0 0 20" draw:points="0,20 0,20 0,19 0,19 0,18 0,17 0,16 0,14 0,12 0,11 0,9 0,6 0,4 0,2 0,0">
            <text:p/>
          </draw:polyline>
          <draw:polyline draw:style-name="gr1" draw:text-style-name="P1" draw:layer="TiM_F" svg:width="0cm" svg:height="0.019cm" svg:x="26.556cm" svg:y="20.821cm" svg:viewBox="0 0 0 20" draw:points="0,0 0,2 0,4 0,6 0,9 0,11 0,12 0,14 0,16 0,17 0,18 0,19 0,19 0,20 0,20">
            <text:p/>
          </draw:polyline>
          <draw:line draw:style-name="gr1" draw:text-style-name="P1" draw:layer="TiM_F" svg:x1="26.556cm" svg:y1="20.841cm" svg:x2="26.466cm" svg:y2="20.841cm">
            <text:p/>
          </draw:line>
          <draw:line draw:style-name="gr1" draw:text-style-name="P1" draw:layer="TiM_F" svg:x1="26.918cm" svg:y1="20.401cm" svg:x2="26.918cm" svg:y2="20.326cm">
            <text:p/>
          </draw:line>
          <draw:line draw:style-name="gr1" draw:text-style-name="P1" draw:layer="TiM_F" svg:x1="26.918cm" svg:y1="20.821cm" svg:x2="26.918cm" svg:y2="20.401cm">
            <text:p/>
          </draw:line>
          <draw:polyline draw:style-name="gr1" draw:text-style-name="P1" draw:layer="TiM_F" svg:width="0cm" svg:height="0.019cm" svg:x="26.466cm" svg:y="20.821cm" svg:viewBox="0 0 0 20" draw:points="0,20 0,20 0,19 0,19 0,18 0,17 0,16 0,14 0,12 0,11 0,9 0,6 0,4 0,2 0,0">
            <text:p/>
          </draw:polyline>
          <draw:line draw:style-name="gr1" draw:text-style-name="P1" draw:layer="TiM_F" svg:x1="26.786cm" svg:y1="20.326cm" svg:x2="26.843cm" svg:y2="20.326cm">
            <text:p/>
          </draw:line>
          <draw:line draw:style-name="gr1" draw:text-style-name="P1" draw:layer="TiM_F" svg:x1="26.918cm" svg:y1="20.326cm" svg:x2="26.843cm" svg:y2="20.326cm">
            <text:p/>
          </draw:line>
          <draw:line draw:style-name="gr1" draw:text-style-name="P1" draw:layer="TiM_F" svg:x1="26.843cm" svg:y1="20.326cm" svg:x2="26.423cm" svg:y2="20.326cm">
            <text:p/>
          </draw:line>
          <draw:polyline draw:style-name="gr1" draw:text-style-name="P1" draw:layer="TiM_F" svg:width="0cm" svg:height="0.019cm" svg:x="26.876cm" svg:y="20.306cm" svg:viewBox="0 0 0 20" draw:points="0,0 0,0 0,0 0,1 0,2 0,3 0,4 0,6 0,7 0,9 0,11 0,13 0,15 0,18 0,20">
            <text:p/>
          </draw:polyline>
          <draw:line draw:style-name="gr1" draw:text-style-name="P1" draw:layer="TiM_F" svg:x1="26.423cm" svg:y1="20.326cm" svg:x2="26.423cm" svg:y2="20.821cm">
            <text:p/>
          </draw:line>
          <draw:line draw:style-name="gr1" draw:text-style-name="P1" draw:layer="TiM_F" svg:x1="26.786cm" svg:y1="20.306cm" svg:x2="26.876cm" svg:y2="20.306cm">
            <text:p/>
          </draw:line>
          <draw:polyline draw:style-name="gr1" draw:text-style-name="P1" draw:layer="TiM_F" svg:width="0cm" svg:height="0.019cm" svg:x="26.786cm" svg:y="20.306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26.466cm" svg:y="20.306cm" svg:viewBox="0 0 0 20" draw:points="0,0 0,0 0,0 0,1 0,2 0,3 0,4 0,6 0,7 0,9 0,11 0,13 0,15 0,18 0,20">
            <text:p/>
          </draw:polyline>
          <draw:line draw:style-name="gr1" draw:text-style-name="P1" draw:layer="TiM_F" svg:x1="26.556cm" svg:y1="20.306cm" svg:x2="26.466cm" svg:y2="20.306cm">
            <text:p/>
          </draw:line>
          <draw:polyline draw:style-name="gr1" draw:text-style-name="P1" draw:layer="TiM_F" svg:width="0cm" svg:height="0.019cm" svg:x="26.721cm" svg:y="20.306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26.556cm" svg:y="20.306cm" svg:viewBox="0 0 0 20" draw:points="0,20 0,18 0,15 0,13 0,11 0,9 0,7 0,6 0,4 0,3 0,2 0,1 0,0 0,0 0,0">
            <text:p/>
          </draw:polyline>
          <draw:line draw:style-name="gr1" draw:text-style-name="P1" draw:layer="TiM_F" svg:x1="26.621cm" svg:y1="20.306cm" svg:x2="26.721cm" svg:y2="20.306cm">
            <text:p/>
          </draw:line>
          <draw:polyline draw:style-name="gr1" draw:text-style-name="P1" draw:layer="TiM_F" svg:width="0cm" svg:height="0.019cm" svg:x="26.621cm" svg:y="20.306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28.245cm" svg:y="22.345cm" svg:viewBox="0 0 0 20" draw:points="0,0 0,2 0,4 0,6 0,9 0,10 0,12 0,14 0,15 0,17 0,18 0,19 0,19 0,20 0,20">
            <text:p/>
          </draw:polyline>
          <draw:line draw:style-name="gr1" draw:text-style-name="P1" draw:layer="TiM_F" svg:x1="27.947cm" svg:y1="22.345cm" svg:x2="28.442cm" svg:y2="22.345cm">
            <text:p/>
          </draw:line>
          <draw:line draw:style-name="gr1" draw:text-style-name="P1" draw:layer="TiM_F" svg:x1="28.08cm" svg:y1="22.345cm" svg:x2="27.99cm" svg:y2="22.345cm">
            <text:p/>
          </draw:line>
          <draw:line draw:style-name="gr1" draw:text-style-name="P1" draw:layer="TiM_F" svg:x1="28.31cm" svg:y1="22.345cm" svg:x2="28.4cm" svg:y2="22.345cm">
            <text:p/>
          </draw:line>
          <draw:line draw:style-name="gr1" draw:text-style-name="P1" draw:layer="TiM_F" svg:x1="28.145cm" svg:y1="22.365cm" svg:x2="28.245cm" svg:y2="22.365cm">
            <text:p/>
          </draw:line>
          <draw:polyline draw:style-name="gr1" draw:text-style-name="P1" draw:layer="TiM_F" svg:width="0cm" svg:height="0.019cm" svg:x="28.31cm" svg:y="22.345cm" svg:viewBox="0 0 0 20" draw:points="0,0 0,2 0,4 0,6 0,9 0,10 0,12 0,14 0,15 0,17 0,18 0,19 0,19 0,20 0,20">
            <text:p/>
          </draw:polyline>
          <draw:polyline draw:style-name="gr1" draw:text-style-name="P1" draw:layer="TiM_F" svg:width="0cm" svg:height="0.019cm" svg:x="28.145cm" svg:y="22.345cm" svg:viewBox="0 0 0 20" draw:points="0,0 0,2 0,4 0,6 0,9 0,10 0,12 0,14 0,15 0,17 0,18 0,19 0,19 0,20 0,20">
            <text:p/>
          </draw:polyline>
          <draw:line draw:style-name="gr1" draw:text-style-name="P1" draw:layer="TiM_F" svg:x1="28.31cm" svg:y1="22.365cm" svg:x2="28.4cm" svg:y2="22.365cm">
            <text:p/>
          </draw:line>
          <draw:polyline draw:style-name="gr1" draw:text-style-name="P1" draw:layer="TiM_F" svg:width="0cm" svg:height="0.019cm" svg:x="28.4cm" svg:y="22.345cm" svg:viewBox="0 0 0 20" draw:points="0,20 0,20 0,19 0,19 0,18 0,17 0,15 0,14 0,12 0,10 0,9 0,6 0,4 0,2 0,0">
            <text:p/>
          </draw:polyline>
          <draw:polyline draw:style-name="gr1" draw:text-style-name="P1" draw:layer="TiM_F" svg:width="0cm" svg:height="0.019cm" svg:x="28.08cm" svg:y="22.345cm" svg:viewBox="0 0 0 20" draw:points="0,0 0,2 0,4 0,6 0,9 0,10 0,12 0,14 0,15 0,17 0,18 0,19 0,19 0,20 0,20">
            <text:p/>
          </draw:polyline>
          <draw:line draw:style-name="gr1" draw:text-style-name="P1" draw:layer="TiM_F" svg:x1="28.08cm" svg:y1="22.365cm" svg:x2="27.99cm" svg:y2="22.365cm">
            <text:p/>
          </draw:line>
          <draw:line draw:style-name="gr1" draw:text-style-name="P1" draw:layer="TiM_F" svg:x1="28.442cm" svg:y1="21.925cm" svg:x2="28.442cm" svg:y2="21.85cm">
            <text:p/>
          </draw:line>
          <draw:line draw:style-name="gr1" draw:text-style-name="P1" draw:layer="TiM_F" svg:x1="28.442cm" svg:y1="22.345cm" svg:x2="28.442cm" svg:y2="21.925cm">
            <text:p/>
          </draw:line>
          <draw:polyline draw:style-name="gr1" draw:text-style-name="P1" draw:layer="TiM_F" svg:width="0cm" svg:height="0.019cm" svg:x="27.99cm" svg:y="22.345cm" svg:viewBox="0 0 0 20" draw:points="0,20 0,20 0,19 0,19 0,18 0,17 0,15 0,14 0,12 0,10 0,9 0,6 0,4 0,2 0,0">
            <text:p/>
          </draw:polyline>
          <draw:line draw:style-name="gr1" draw:text-style-name="P1" draw:layer="TiM_F" svg:x1="28.31cm" svg:y1="21.85cm" svg:x2="28.367cm" svg:y2="21.85cm">
            <text:p/>
          </draw:line>
          <draw:line draw:style-name="gr1" draw:text-style-name="P1" draw:layer="TiM_F" svg:x1="28.442cm" svg:y1="21.85cm" svg:x2="28.367cm" svg:y2="21.85cm">
            <text:p/>
          </draw:line>
          <draw:line draw:style-name="gr1" draw:text-style-name="P1" draw:layer="TiM_F" svg:x1="28.367cm" svg:y1="21.85cm" svg:x2="27.947cm" svg:y2="21.85cm">
            <text:p/>
          </draw:line>
          <draw:polyline draw:style-name="gr1" draw:text-style-name="P1" draw:layer="TiM_F" svg:width="0cm" svg:height="0.019cm" svg:x="28.4cm" svg:y="21.83cm" svg:viewBox="0 0 0 20" draw:points="0,0 0,0 0,0 0,1 0,2 0,3 0,4 0,6 0,7 0,9 0,11 0,13 0,15 0,18 0,20">
            <text:p/>
          </draw:polyline>
          <draw:line draw:style-name="gr1" draw:text-style-name="P1" draw:layer="TiM_F" svg:x1="27.947cm" svg:y1="21.85cm" svg:x2="27.947cm" svg:y2="22.345cm">
            <text:p/>
          </draw:line>
          <draw:line draw:style-name="gr1" draw:text-style-name="P1" draw:layer="TiM_F" svg:x1="28.31cm" svg:y1="21.83cm" svg:x2="28.4cm" svg:y2="21.83cm">
            <text:p/>
          </draw:line>
          <draw:polyline draw:style-name="gr1" draw:text-style-name="P1" draw:layer="TiM_F" svg:width="0cm" svg:height="0.019cm" svg:x="28.31cm" svg:y="21.83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27.99cm" svg:y="21.83cm" svg:viewBox="0 0 0 20" draw:points="0,0 0,0 0,0 0,1 0,2 0,3 0,4 0,6 0,7 0,9 0,11 0,13 0,15 0,18 0,20">
            <text:p/>
          </draw:polyline>
          <draw:line draw:style-name="gr1" draw:text-style-name="P1" draw:layer="TiM_F" svg:x1="28.08cm" svg:y1="21.83cm" svg:x2="27.99cm" svg:y2="21.83cm">
            <text:p/>
          </draw:line>
          <draw:polyline draw:style-name="gr1" draw:text-style-name="P1" draw:layer="TiM_F" svg:width="0cm" svg:height="0.019cm" svg:x="28.245cm" svg:y="21.83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28.08cm" svg:y="21.83cm" svg:viewBox="0 0 0 20" draw:points="0,20 0,18 0,15 0,13 0,11 0,9 0,7 0,6 0,4 0,3 0,2 0,1 0,0 0,0 0,0">
            <text:p/>
          </draw:polyline>
          <draw:line draw:style-name="gr1" draw:text-style-name="P1" draw:layer="TiM_F" svg:x1="28.145cm" svg:y1="21.83cm" svg:x2="28.245cm" svg:y2="21.83cm">
            <text:p/>
          </draw:line>
          <draw:polyline draw:style-name="gr1" draw:text-style-name="P1" draw:layer="TiM_F" svg:width="0cm" svg:height="0.019cm" svg:x="28.145cm" svg:y="21.83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28.245cm" svg:y="20.821cm" svg:viewBox="0 0 0 20" draw:points="0,0 0,2 0,4 0,6 0,9 0,11 0,12 0,14 0,16 0,17 0,18 0,19 0,19 0,20 0,20">
            <text:p/>
          </draw:polyline>
          <draw:line draw:style-name="gr1" draw:text-style-name="P1" draw:layer="TiM_F" svg:x1="27.947cm" svg:y1="20.821cm" svg:x2="28.442cm" svg:y2="20.821cm">
            <text:p/>
          </draw:line>
          <draw:line draw:style-name="gr1" draw:text-style-name="P1" draw:layer="TiM_F" svg:x1="28.08cm" svg:y1="20.821cm" svg:x2="27.99cm" svg:y2="20.821cm">
            <text:p/>
          </draw:line>
          <draw:line draw:style-name="gr1" draw:text-style-name="P1" draw:layer="TiM_F" svg:x1="28.31cm" svg:y1="20.821cm" svg:x2="28.4cm" svg:y2="20.821cm">
            <text:p/>
          </draw:line>
          <draw:line draw:style-name="gr1" draw:text-style-name="P1" draw:layer="TiM_F" svg:x1="28.145cm" svg:y1="20.821cm" svg:x2="28.245cm" svg:y2="20.821cm">
            <text:p/>
          </draw:line>
          <draw:line draw:style-name="gr1" draw:text-style-name="P1" draw:layer="TiM_F" svg:x1="28.145cm" svg:y1="20.841cm" svg:x2="28.245cm" svg:y2="20.841cm">
            <text:p/>
          </draw:line>
          <draw:polyline draw:style-name="gr1" draw:text-style-name="P1" draw:layer="TiM_F" svg:width="0cm" svg:height="0.019cm" svg:x="28.31cm" svg:y="20.821cm" svg:viewBox="0 0 0 20" draw:points="0,0 0,2 0,4 0,6 0,9 0,11 0,12 0,14 0,16 0,17 0,18 0,19 0,19 0,20 0,20">
            <text:p/>
          </draw:polyline>
          <draw:polyline draw:style-name="gr1" draw:text-style-name="P1" draw:layer="TiM_F" svg:width="0cm" svg:height="0.019cm" svg:x="28.145cm" svg:y="20.821cm" svg:viewBox="0 0 0 20" draw:points="0,0 0,2 0,4 0,6 0,9 0,11 0,12 0,14 0,16 0,17 0,18 0,19 0,19 0,20 0,20">
            <text:p/>
          </draw:polyline>
          <draw:line draw:style-name="gr1" draw:text-style-name="P1" draw:layer="TiM_F" svg:x1="28.31cm" svg:y1="20.841cm" svg:x2="28.4cm" svg:y2="20.841cm">
            <text:p/>
          </draw:line>
          <draw:polyline draw:style-name="gr1" draw:text-style-name="P1" draw:layer="TiM_F" svg:width="0cm" svg:height="0.019cm" svg:x="28.4cm" svg:y="20.821cm" svg:viewBox="0 0 0 20" draw:points="0,20 0,20 0,19 0,19 0,18 0,17 0,16 0,14 0,12 0,11 0,9 0,6 0,4 0,2 0,0">
            <text:p/>
          </draw:polyline>
          <draw:polyline draw:style-name="gr1" draw:text-style-name="P1" draw:layer="TiM_F" svg:width="0cm" svg:height="0.019cm" svg:x="28.08cm" svg:y="20.821cm" svg:viewBox="0 0 0 20" draw:points="0,0 0,2 0,4 0,6 0,9 0,11 0,12 0,14 0,16 0,17 0,18 0,19 0,19 0,20 0,20">
            <text:p/>
          </draw:polyline>
          <draw:line draw:style-name="gr1" draw:text-style-name="P1" draw:layer="TiM_F" svg:x1="28.08cm" svg:y1="20.841cm" svg:x2="27.99cm" svg:y2="20.841cm">
            <text:p/>
          </draw:line>
          <draw:line draw:style-name="gr1" draw:text-style-name="P1" draw:layer="TiM_F" svg:x1="28.442cm" svg:y1="20.401cm" svg:x2="28.442cm" svg:y2="20.326cm">
            <text:p/>
          </draw:line>
          <draw:line draw:style-name="gr1" draw:text-style-name="P1" draw:layer="TiM_F" svg:x1="28.442cm" svg:y1="20.821cm" svg:x2="28.442cm" svg:y2="20.401cm">
            <text:p/>
          </draw:line>
          <draw:polyline draw:style-name="gr1" draw:text-style-name="P1" draw:layer="TiM_F" svg:width="0cm" svg:height="0.019cm" svg:x="27.99cm" svg:y="20.821cm" svg:viewBox="0 0 0 20" draw:points="0,20 0,20 0,19 0,19 0,18 0,17 0,16 0,14 0,12 0,11 0,9 0,6 0,4 0,2 0,0">
            <text:p/>
          </draw:polyline>
          <draw:line draw:style-name="gr1" draw:text-style-name="P1" draw:layer="TiM_F" svg:x1="28.31cm" svg:y1="20.326cm" svg:x2="28.367cm" svg:y2="20.326cm">
            <text:p/>
          </draw:line>
          <draw:line draw:style-name="gr1" draw:text-style-name="P1" draw:layer="TiM_F" svg:x1="28.442cm" svg:y1="20.326cm" svg:x2="28.367cm" svg:y2="20.326cm">
            <text:p/>
          </draw:line>
          <draw:line draw:style-name="gr1" draw:text-style-name="P1" draw:layer="TiM_F" svg:x1="28.367cm" svg:y1="20.326cm" svg:x2="27.947cm" svg:y2="20.326cm">
            <text:p/>
          </draw:line>
          <draw:polyline draw:style-name="gr1" draw:text-style-name="P1" draw:layer="TiM_F" svg:width="0cm" svg:height="0.019cm" svg:x="28.4cm" svg:y="20.306cm" svg:viewBox="0 0 0 20" draw:points="0,0 0,0 0,0 0,1 0,2 0,3 0,4 0,6 0,7 0,9 0,11 0,13 0,15 0,18 0,20">
            <text:p/>
          </draw:polyline>
          <draw:line draw:style-name="gr1" draw:text-style-name="P1" draw:layer="TiM_F" svg:x1="27.947cm" svg:y1="20.326cm" svg:x2="27.947cm" svg:y2="20.821cm">
            <text:p/>
          </draw:line>
          <draw:line draw:style-name="gr1" draw:text-style-name="P1" draw:layer="TiM_F" svg:x1="28.31cm" svg:y1="20.306cm" svg:x2="28.4cm" svg:y2="20.306cm">
            <text:p/>
          </draw:line>
          <draw:polyline draw:style-name="gr1" draw:text-style-name="P1" draw:layer="TiM_F" svg:width="0cm" svg:height="0.019cm" svg:x="28.31cm" svg:y="20.306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27.99cm" svg:y="20.306cm" svg:viewBox="0 0 0 20" draw:points="0,0 0,0 0,0 0,1 0,2 0,3 0,4 0,6 0,7 0,9 0,11 0,13 0,15 0,18 0,20">
            <text:p/>
          </draw:polyline>
          <draw:line draw:style-name="gr1" draw:text-style-name="P1" draw:layer="TiM_F" svg:x1="28.08cm" svg:y1="20.306cm" svg:x2="27.99cm" svg:y2="20.306cm">
            <text:p/>
          </draw:line>
          <draw:polyline draw:style-name="gr1" draw:text-style-name="P1" draw:layer="TiM_F" svg:width="0cm" svg:height="0.019cm" svg:x="28.245cm" svg:y="20.306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28.08cm" svg:y="20.306cm" svg:viewBox="0 0 0 20" draw:points="0,20 0,18 0,15 0,13 0,11 0,9 0,7 0,6 0,4 0,3 0,2 0,1 0,0 0,0 0,0">
            <text:p/>
          </draw:polyline>
          <draw:line draw:style-name="gr1" draw:text-style-name="P1" draw:layer="TiM_F" svg:x1="28.145cm" svg:y1="20.306cm" svg:x2="28.245cm" svg:y2="20.306cm">
            <text:p/>
          </draw:line>
          <draw:polyline draw:style-name="gr1" draw:text-style-name="P1" draw:layer="TiM_F" svg:width="0cm" svg:height="0.019cm" svg:x="28.145cm" svg:y="20.306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29.769cm" svg:y="16.249cm" svg:viewBox="0 0 0 20" draw:points="0,0 0,2 0,4 0,7 0,9 0,11 0,12 0,14 0,16 0,17 0,18 0,19 0,20 0,20 0,20">
            <text:p/>
          </draw:polyline>
          <draw:line draw:style-name="gr1" draw:text-style-name="P1" draw:layer="TiM_F" svg:x1="29.471cm" svg:y1="16.249cm" svg:x2="29.966cm" svg:y2="16.249cm">
            <text:p/>
          </draw:line>
          <draw:line draw:style-name="gr1" draw:text-style-name="P1" draw:layer="TiM_F" svg:x1="29.604cm" svg:y1="16.249cm" svg:x2="29.514cm" svg:y2="16.249cm">
            <text:p/>
          </draw:line>
          <draw:line draw:style-name="gr1" draw:text-style-name="P1" draw:layer="TiM_F" svg:x1="29.834cm" svg:y1="16.249cm" svg:x2="29.924cm" svg:y2="16.249cm">
            <text:p/>
          </draw:line>
          <draw:line draw:style-name="gr1" draw:text-style-name="P1" draw:layer="TiM_F" svg:x1="29.669cm" svg:y1="16.249cm" svg:x2="29.769cm" svg:y2="16.249cm">
            <text:p/>
          </draw:line>
          <draw:line draw:style-name="gr1" draw:text-style-name="P1" draw:layer="TiM_F" svg:x1="29.669cm" svg:y1="16.269cm" svg:x2="29.769cm" svg:y2="16.269cm">
            <text:p/>
          </draw:line>
          <draw:polyline draw:style-name="gr1" draw:text-style-name="P1" draw:layer="TiM_F" svg:width="0cm" svg:height="0.019cm" svg:x="29.834cm" svg:y="16.249cm" svg:viewBox="0 0 0 20" draw:points="0,0 0,2 0,4 0,7 0,9 0,11 0,12 0,14 0,16 0,17 0,18 0,19 0,20 0,20 0,20">
            <text:p/>
          </draw:polyline>
          <draw:polyline draw:style-name="gr1" draw:text-style-name="P1" draw:layer="TiM_F" svg:width="0cm" svg:height="0.019cm" svg:x="29.669cm" svg:y="16.249cm" svg:viewBox="0 0 0 20" draw:points="0,0 0,2 0,4 0,7 0,9 0,11 0,12 0,14 0,16 0,17 0,18 0,19 0,20 0,20 0,20">
            <text:p/>
          </draw:polyline>
          <draw:line draw:style-name="gr1" draw:text-style-name="P1" draw:layer="TiM_F" svg:x1="29.834cm" svg:y1="16.269cm" svg:x2="29.924cm" svg:y2="16.269cm">
            <text:p/>
          </draw:line>
          <draw:polyline draw:style-name="gr1" draw:text-style-name="P1" draw:layer="TiM_F" svg:width="0cm" svg:height="0.019cm" svg:x="29.924cm" svg:y="16.249cm" svg:viewBox="0 0 0 20" draw:points="0,20 0,20 0,20 0,19 0,18 0,17 0,16 0,14 0,12 0,11 0,9 0,7 0,4 0,2 0,0">
            <text:p/>
          </draw:polyline>
          <draw:polyline draw:style-name="gr1" draw:text-style-name="P1" draw:layer="TiM_F" svg:width="0cm" svg:height="0.019cm" svg:x="29.604cm" svg:y="16.249cm" svg:viewBox="0 0 0 20" draw:points="0,0 0,2 0,4 0,7 0,9 0,11 0,12 0,14 0,16 0,17 0,18 0,19 0,20 0,20 0,20">
            <text:p/>
          </draw:polyline>
          <draw:line draw:style-name="gr1" draw:text-style-name="P1" draw:layer="TiM_F" svg:x1="29.604cm" svg:y1="16.269cm" svg:x2="29.514cm" svg:y2="16.269cm">
            <text:p/>
          </draw:line>
          <draw:line draw:style-name="gr1" draw:text-style-name="P1" draw:layer="TiM_F" svg:x1="29.966cm" svg:y1="15.829cm" svg:x2="29.966cm" svg:y2="15.754cm">
            <text:p/>
          </draw:line>
          <draw:line draw:style-name="gr1" draw:text-style-name="P1" draw:layer="TiM_F" svg:x1="29.966cm" svg:y1="16.249cm" svg:x2="29.966cm" svg:y2="15.829cm">
            <text:p/>
          </draw:line>
          <draw:polyline draw:style-name="gr1" draw:text-style-name="P1" draw:layer="TiM_F" svg:width="0cm" svg:height="0.019cm" svg:x="29.514cm" svg:y="16.249cm" svg:viewBox="0 0 0 20" draw:points="0,20 0,20 0,20 0,19 0,18 0,17 0,16 0,14 0,12 0,11 0,9 0,7 0,4 0,2 0,0">
            <text:p/>
          </draw:polyline>
          <draw:line draw:style-name="gr1" draw:text-style-name="P1" draw:layer="TiM_F" svg:x1="29.966cm" svg:y1="15.754cm" svg:x2="29.891cm" svg:y2="15.754cm">
            <text:p/>
          </draw:line>
          <draw:line draw:style-name="gr1" draw:text-style-name="P1" draw:layer="TiM_F" svg:x1="29.891cm" svg:y1="15.754cm" svg:x2="29.471cm" svg:y2="15.754cm">
            <text:p/>
          </draw:line>
          <draw:polyline draw:style-name="gr1" draw:text-style-name="P1" draw:layer="TiM_F" svg:width="0cm" svg:height="0.019cm" svg:x="29.924cm" svg:y="15.734cm" svg:viewBox="0 0 0 20" draw:points="0,0 0,0 0,1 0,1 0,2 0,3 0,4 0,6 0,8 0,9 0,11 0,13 0,16 0,18 0,20">
            <text:p/>
          </draw:polyline>
          <draw:line draw:style-name="gr1" draw:text-style-name="P1" draw:layer="TiM_F" svg:x1="29.471cm" svg:y1="15.754cm" svg:x2="29.471cm" svg:y2="16.249cm">
            <text:p/>
          </draw:line>
          <draw:line draw:style-name="gr1" draw:text-style-name="P1" draw:layer="TiM_F" svg:x1="29.834cm" svg:y1="15.734cm" svg:x2="29.924cm" svg:y2="15.734cm">
            <text:p/>
          </draw:line>
          <draw:polyline draw:style-name="gr1" draw:text-style-name="P1" draw:layer="TiM_F" svg:width="0cm" svg:height="0.019cm" svg:x="29.834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9.514cm" svg:y="15.734cm" svg:viewBox="0 0 0 20" draw:points="0,0 0,0 0,1 0,1 0,2 0,3 0,4 0,6 0,8 0,9 0,11 0,13 0,16 0,18 0,20">
            <text:p/>
          </draw:polyline>
          <draw:line draw:style-name="gr1" draw:text-style-name="P1" draw:layer="TiM_F" svg:x1="29.604cm" svg:y1="15.734cm" svg:x2="29.514cm" svg:y2="15.734cm">
            <text:p/>
          </draw:line>
          <draw:polyline draw:style-name="gr1" draw:text-style-name="P1" draw:layer="TiM_F" svg:width="0cm" svg:height="0.019cm" svg:x="29.769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9.604cm" svg:y="15.734cm" svg:viewBox="0 0 0 20" draw:points="0,20 0,18 0,16 0,13 0,11 0,9 0,8 0,6 0,4 0,3 0,2 0,1 0,1 0,0 0,0">
            <text:p/>
          </draw:polyline>
          <draw:line draw:style-name="gr1" draw:text-style-name="P1" draw:layer="TiM_F" svg:x1="29.669cm" svg:y1="15.734cm" svg:x2="29.769cm" svg:y2="15.734cm">
            <text:p/>
          </draw:line>
          <draw:polyline draw:style-name="gr1" draw:text-style-name="P1" draw:layer="TiM_F" svg:width="0cm" svg:height="0.019cm" svg:x="29.669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2.815cm" svg:y="16.249cm" svg:viewBox="0 0 0 20" draw:points="0,0 0,2 0,4 0,7 0,9 0,11 0,12 0,14 0,16 0,17 0,18 0,19 0,20 0,20 0,20">
            <text:p/>
          </draw:polyline>
          <draw:line draw:style-name="gr1" draw:text-style-name="P1" draw:layer="TiM_F" svg:x1="32.518cm" svg:y1="16.249cm" svg:x2="33.013cm" svg:y2="16.249cm">
            <text:p/>
          </draw:line>
          <draw:line draw:style-name="gr1" draw:text-style-name="P1" draw:layer="TiM_F" svg:x1="32.65cm" svg:y1="16.249cm" svg:x2="32.56cm" svg:y2="16.249cm">
            <text:p/>
          </draw:line>
          <draw:line draw:style-name="gr1" draw:text-style-name="P1" draw:layer="TiM_F" svg:x1="32.88cm" svg:y1="16.249cm" svg:x2="32.97cm" svg:y2="16.249cm">
            <text:p/>
          </draw:line>
          <draw:line draw:style-name="gr1" draw:text-style-name="P1" draw:layer="TiM_F" svg:x1="32.715cm" svg:y1="16.249cm" svg:x2="32.815cm" svg:y2="16.249cm">
            <text:p/>
          </draw:line>
          <draw:line draw:style-name="gr1" draw:text-style-name="P1" draw:layer="TiM_F" svg:x1="32.715cm" svg:y1="16.269cm" svg:x2="32.815cm" svg:y2="16.269cm">
            <text:p/>
          </draw:line>
          <draw:polyline draw:style-name="gr1" draw:text-style-name="P1" draw:layer="TiM_F" svg:width="0cm" svg:height="0.019cm" svg:x="32.88cm" svg:y="16.249cm" svg:viewBox="0 0 0 20" draw:points="0,0 0,2 0,4 0,7 0,9 0,11 0,12 0,14 0,16 0,17 0,18 0,19 0,20 0,20 0,20">
            <text:p/>
          </draw:polyline>
          <draw:polyline draw:style-name="gr1" draw:text-style-name="P1" draw:layer="TiM_F" svg:width="0cm" svg:height="0.019cm" svg:x="32.715cm" svg:y="16.249cm" svg:viewBox="0 0 0 20" draw:points="0,0 0,2 0,4 0,7 0,9 0,11 0,12 0,14 0,16 0,17 0,18 0,19 0,20 0,20 0,20">
            <text:p/>
          </draw:polyline>
          <draw:line draw:style-name="gr1" draw:text-style-name="P1" draw:layer="TiM_F" svg:x1="32.88cm" svg:y1="16.269cm" svg:x2="32.97cm" svg:y2="16.269cm">
            <text:p/>
          </draw:line>
          <draw:polyline draw:style-name="gr1" draw:text-style-name="P1" draw:layer="TiM_F" svg:width="0cm" svg:height="0.019cm" svg:x="32.97cm" svg:y="16.249cm" svg:viewBox="0 0 0 20" draw:points="0,20 0,20 0,20 0,19 0,18 0,17 0,16 0,14 0,12 0,11 0,9 0,7 0,4 0,2 0,0">
            <text:p/>
          </draw:polyline>
          <draw:polyline draw:style-name="gr1" draw:text-style-name="P1" draw:layer="TiM_F" svg:width="0cm" svg:height="0.019cm" svg:x="32.65cm" svg:y="16.249cm" svg:viewBox="0 0 0 20" draw:points="0,0 0,2 0,4 0,7 0,9 0,11 0,12 0,14 0,16 0,17 0,18 0,19 0,20 0,20 0,20">
            <text:p/>
          </draw:polyline>
          <draw:line draw:style-name="gr1" draw:text-style-name="P1" draw:layer="TiM_F" svg:x1="32.65cm" svg:y1="16.269cm" svg:x2="32.56cm" svg:y2="16.269cm">
            <text:p/>
          </draw:line>
          <draw:line draw:style-name="gr1" draw:text-style-name="P1" draw:layer="TiM_F" svg:x1="33.013cm" svg:y1="15.829cm" svg:x2="33.013cm" svg:y2="15.754cm">
            <text:p/>
          </draw:line>
          <draw:line draw:style-name="gr1" draw:text-style-name="P1" draw:layer="TiM_F" svg:x1="33.013cm" svg:y1="16.249cm" svg:x2="33.013cm" svg:y2="15.829cm">
            <text:p/>
          </draw:line>
          <draw:polyline draw:style-name="gr1" draw:text-style-name="P1" draw:layer="TiM_F" svg:width="0cm" svg:height="0.019cm" svg:x="32.56cm" svg:y="16.249cm" svg:viewBox="0 0 0 20" draw:points="0,20 0,20 0,20 0,19 0,18 0,17 0,16 0,14 0,12 0,11 0,9 0,7 0,4 0,2 0,0">
            <text:p/>
          </draw:polyline>
          <draw:line draw:style-name="gr1" draw:text-style-name="P1" draw:layer="TiM_F" svg:x1="33.013cm" svg:y1="15.754cm" svg:x2="32.938cm" svg:y2="15.754cm">
            <text:p/>
          </draw:line>
          <draw:line draw:style-name="gr1" draw:text-style-name="P1" draw:layer="TiM_F" svg:x1="32.938cm" svg:y1="15.754cm" svg:x2="32.518cm" svg:y2="15.754cm">
            <text:p/>
          </draw:line>
          <draw:polyline draw:style-name="gr1" draw:text-style-name="P1" draw:layer="TiM_F" svg:width="0cm" svg:height="0.019cm" svg:x="32.97cm" svg:y="15.734cm" svg:viewBox="0 0 0 20" draw:points="0,0 0,0 0,1 0,1 0,2 0,3 0,4 0,6 0,8 0,9 0,11 0,13 0,16 0,18 0,20">
            <text:p/>
          </draw:polyline>
          <draw:line draw:style-name="gr1" draw:text-style-name="P1" draw:layer="TiM_F" svg:x1="32.518cm" svg:y1="15.754cm" svg:x2="32.518cm" svg:y2="16.249cm">
            <text:p/>
          </draw:line>
          <draw:line draw:style-name="gr1" draw:text-style-name="P1" draw:layer="TiM_F" svg:x1="32.88cm" svg:y1="15.734cm" svg:x2="32.97cm" svg:y2="15.734cm">
            <text:p/>
          </draw:line>
          <draw:polyline draw:style-name="gr1" draw:text-style-name="P1" draw:layer="TiM_F" svg:width="0cm" svg:height="0.019cm" svg:x="32.88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2.56cm" svg:y="15.734cm" svg:viewBox="0 0 0 20" draw:points="0,0 0,0 0,1 0,1 0,2 0,3 0,4 0,6 0,8 0,9 0,11 0,13 0,16 0,18 0,20">
            <text:p/>
          </draw:polyline>
          <draw:line draw:style-name="gr1" draw:text-style-name="P1" draw:layer="TiM_F" svg:x1="32.65cm" svg:y1="15.734cm" svg:x2="32.56cm" svg:y2="15.734cm">
            <text:p/>
          </draw:line>
          <draw:polyline draw:style-name="gr1" draw:text-style-name="P1" draw:layer="TiM_F" svg:width="0cm" svg:height="0.019cm" svg:x="32.815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2.65cm" svg:y="15.734cm" svg:viewBox="0 0 0 20" draw:points="0,20 0,18 0,16 0,13 0,11 0,9 0,8 0,6 0,4 0,3 0,2 0,1 0,1 0,0 0,0">
            <text:p/>
          </draw:polyline>
          <draw:line draw:style-name="gr1" draw:text-style-name="P1" draw:layer="TiM_F" svg:x1="32.715cm" svg:y1="15.734cm" svg:x2="32.815cm" svg:y2="15.734cm">
            <text:p/>
          </draw:line>
          <draw:polyline draw:style-name="gr1" draw:text-style-name="P1" draw:layer="TiM_F" svg:width="0cm" svg:height="0.019cm" svg:x="32.715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2.815cm" svg:y="22.345cm" svg:viewBox="0 0 0 20" draw:points="0,0 0,2 0,4 0,6 0,9 0,10 0,12 0,14 0,15 0,17 0,18 0,19 0,19 0,20 0,20">
            <text:p/>
          </draw:polyline>
          <draw:line draw:style-name="gr1" draw:text-style-name="P1" draw:layer="TiM_F" svg:x1="32.518cm" svg:y1="22.345cm" svg:x2="33.013cm" svg:y2="22.345cm">
            <text:p/>
          </draw:line>
          <draw:line draw:style-name="gr1" draw:text-style-name="P1" draw:layer="TiM_F" svg:x1="32.65cm" svg:y1="22.345cm" svg:x2="32.56cm" svg:y2="22.345cm">
            <text:p/>
          </draw:line>
          <draw:line draw:style-name="gr1" draw:text-style-name="P1" draw:layer="TiM_F" svg:x1="32.88cm" svg:y1="22.345cm" svg:x2="32.97cm" svg:y2="22.345cm">
            <text:p/>
          </draw:line>
          <draw:line draw:style-name="gr1" draw:text-style-name="P1" draw:layer="TiM_F" svg:x1="32.715cm" svg:y1="22.345cm" svg:x2="32.815cm" svg:y2="22.345cm">
            <text:p/>
          </draw:line>
          <draw:line draw:style-name="gr1" draw:text-style-name="P1" draw:layer="TiM_F" svg:x1="32.715cm" svg:y1="22.365cm" svg:x2="32.815cm" svg:y2="22.365cm">
            <text:p/>
          </draw:line>
          <draw:polyline draw:style-name="gr1" draw:text-style-name="P1" draw:layer="TiM_F" svg:width="0cm" svg:height="0.019cm" svg:x="32.88cm" svg:y="22.345cm" svg:viewBox="0 0 0 20" draw:points="0,0 0,2 0,4 0,6 0,9 0,10 0,12 0,14 0,15 0,17 0,18 0,19 0,19 0,20 0,20">
            <text:p/>
          </draw:polyline>
          <draw:polyline draw:style-name="gr1" draw:text-style-name="P1" draw:layer="TiM_F" svg:width="0cm" svg:height="0.019cm" svg:x="32.715cm" svg:y="22.345cm" svg:viewBox="0 0 0 20" draw:points="0,0 0,2 0,4 0,6 0,9 0,10 0,12 0,14 0,15 0,17 0,18 0,19 0,19 0,20 0,20">
            <text:p/>
          </draw:polyline>
          <draw:line draw:style-name="gr1" draw:text-style-name="P1" draw:layer="TiM_F" svg:x1="32.88cm" svg:y1="22.365cm" svg:x2="32.97cm" svg:y2="22.365cm">
            <text:p/>
          </draw:line>
          <draw:polyline draw:style-name="gr1" draw:text-style-name="P1" draw:layer="TiM_F" svg:width="0cm" svg:height="0.019cm" svg:x="32.97cm" svg:y="22.345cm" svg:viewBox="0 0 0 20" draw:points="0,20 0,20 0,19 0,19 0,18 0,17 0,15 0,14 0,12 0,10 0,9 0,6 0,4 0,2 0,0">
            <text:p/>
          </draw:polyline>
          <draw:polyline draw:style-name="gr1" draw:text-style-name="P1" draw:layer="TiM_F" svg:width="0cm" svg:height="0.019cm" svg:x="32.65cm" svg:y="22.345cm" svg:viewBox="0 0 0 20" draw:points="0,0 0,2 0,4 0,6 0,9 0,10 0,12 0,14 0,15 0,17 0,18 0,19 0,19 0,20 0,20">
            <text:p/>
          </draw:polyline>
          <draw:line draw:style-name="gr1" draw:text-style-name="P1" draw:layer="TiM_F" svg:x1="32.65cm" svg:y1="22.365cm" svg:x2="32.56cm" svg:y2="22.365cm">
            <text:p/>
          </draw:line>
          <draw:line draw:style-name="gr1" draw:text-style-name="P1" draw:layer="TiM_F" svg:x1="33.013cm" svg:y1="21.925cm" svg:x2="33.013cm" svg:y2="21.85cm">
            <text:p/>
          </draw:line>
          <draw:line draw:style-name="gr1" draw:text-style-name="P1" draw:layer="TiM_F" svg:x1="33.013cm" svg:y1="22.345cm" svg:x2="33.013cm" svg:y2="21.925cm">
            <text:p/>
          </draw:line>
          <draw:polyline draw:style-name="gr1" draw:text-style-name="P1" draw:layer="TiM_F" svg:width="0cm" svg:height="0.019cm" svg:x="32.56cm" svg:y="22.345cm" svg:viewBox="0 0 0 20" draw:points="0,20 0,20 0,19 0,19 0,18 0,17 0,15 0,14 0,12 0,10 0,9 0,6 0,4 0,2 0,0">
            <text:p/>
          </draw:polyline>
          <draw:line draw:style-name="gr1" draw:text-style-name="P1" draw:layer="TiM_F" svg:x1="33.013cm" svg:y1="21.85cm" svg:x2="32.938cm" svg:y2="21.85cm">
            <text:p/>
          </draw:line>
          <draw:line draw:style-name="gr1" draw:text-style-name="P1" draw:layer="TiM_F" svg:x1="32.938cm" svg:y1="21.85cm" svg:x2="32.518cm" svg:y2="21.85cm">
            <text:p/>
          </draw:line>
          <draw:polyline draw:style-name="gr1" draw:text-style-name="P1" draw:layer="TiM_F" svg:width="0cm" svg:height="0.019cm" svg:x="32.97cm" svg:y="21.83cm" svg:viewBox="0 0 0 20" draw:points="0,0 0,0 0,0 0,1 0,2 0,3 0,4 0,6 0,7 0,9 0,11 0,13 0,15 0,18 0,20">
            <text:p/>
          </draw:polyline>
          <draw:line draw:style-name="gr1" draw:text-style-name="P1" draw:layer="TiM_F" svg:x1="32.518cm" svg:y1="21.85cm" svg:x2="32.518cm" svg:y2="22.345cm">
            <text:p/>
          </draw:line>
          <draw:line draw:style-name="gr1" draw:text-style-name="P1" draw:layer="TiM_F" svg:x1="32.88cm" svg:y1="21.83cm" svg:x2="32.97cm" svg:y2="21.83cm">
            <text:p/>
          </draw:line>
          <draw:polyline draw:style-name="gr1" draw:text-style-name="P1" draw:layer="TiM_F" svg:width="0cm" svg:height="0.019cm" svg:x="32.88cm" svg:y="21.83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32.56cm" svg:y="21.83cm" svg:viewBox="0 0 0 20" draw:points="0,0 0,0 0,0 0,1 0,2 0,3 0,4 0,6 0,7 0,9 0,11 0,13 0,15 0,18 0,20">
            <text:p/>
          </draw:polyline>
          <draw:line draw:style-name="gr1" draw:text-style-name="P1" draw:layer="TiM_F" svg:x1="32.65cm" svg:y1="21.83cm" svg:x2="32.56cm" svg:y2="21.83cm">
            <text:p/>
          </draw:line>
          <draw:polyline draw:style-name="gr1" draw:text-style-name="P1" draw:layer="TiM_F" svg:width="0cm" svg:height="0.019cm" svg:x="32.815cm" svg:y="21.83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32.65cm" svg:y="21.83cm" svg:viewBox="0 0 0 20" draw:points="0,20 0,18 0,15 0,13 0,11 0,9 0,7 0,6 0,4 0,3 0,2 0,1 0,0 0,0 0,0">
            <text:p/>
          </draw:polyline>
          <draw:line draw:style-name="gr1" draw:text-style-name="P1" draw:layer="TiM_F" svg:x1="32.715cm" svg:y1="21.83cm" svg:x2="32.815cm" svg:y2="21.83cm">
            <text:p/>
          </draw:line>
          <draw:polyline draw:style-name="gr1" draw:text-style-name="P1" draw:layer="TiM_F" svg:width="0cm" svg:height="0.019cm" svg:x="32.715cm" svg:y="21.83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31.291cm" svg:y="16.249cm" svg:viewBox="0 0 0 20" draw:points="0,0 0,2 0,4 0,7 0,9 0,11 0,12 0,14 0,16 0,17 0,18 0,19 0,20 0,20 0,20">
            <text:p/>
          </draw:polyline>
          <draw:line draw:style-name="gr1" draw:text-style-name="P1" draw:layer="TiM_F" svg:x1="30.994cm" svg:y1="16.249cm" svg:x2="31.489cm" svg:y2="16.249cm">
            <text:p/>
          </draw:line>
          <draw:line draw:style-name="gr1" draw:text-style-name="P1" draw:layer="TiM_F" svg:x1="31.126cm" svg:y1="16.249cm" svg:x2="31.036cm" svg:y2="16.249cm">
            <text:p/>
          </draw:line>
          <draw:line draw:style-name="gr1" draw:text-style-name="P1" draw:layer="TiM_F" svg:x1="31.356cm" svg:y1="16.249cm" svg:x2="31.446cm" svg:y2="16.249cm">
            <text:p/>
          </draw:line>
          <draw:line draw:style-name="gr1" draw:text-style-name="P1" draw:layer="TiM_F" svg:x1="31.191cm" svg:y1="16.249cm" svg:x2="31.291cm" svg:y2="16.249cm">
            <text:p/>
          </draw:line>
          <draw:line draw:style-name="gr1" draw:text-style-name="P1" draw:layer="TiM_F" svg:x1="31.191cm" svg:y1="16.269cm" svg:x2="31.291cm" svg:y2="16.269cm">
            <text:p/>
          </draw:line>
          <draw:polyline draw:style-name="gr1" draw:text-style-name="P1" draw:layer="TiM_F" svg:width="0cm" svg:height="0.019cm" svg:x="31.356cm" svg:y="16.249cm" svg:viewBox="0 0 0 20" draw:points="0,0 0,2 0,4 0,7 0,9 0,11 0,12 0,14 0,16 0,17 0,18 0,19 0,20 0,20 0,20">
            <text:p/>
          </draw:polyline>
          <draw:polyline draw:style-name="gr1" draw:text-style-name="P1" draw:layer="TiM_F" svg:width="0cm" svg:height="0.019cm" svg:x="31.191cm" svg:y="16.249cm" svg:viewBox="0 0 0 20" draw:points="0,0 0,2 0,4 0,7 0,9 0,11 0,12 0,14 0,16 0,17 0,18 0,19 0,20 0,20 0,20">
            <text:p/>
          </draw:polyline>
          <draw:line draw:style-name="gr1" draw:text-style-name="P1" draw:layer="TiM_F" svg:x1="31.356cm" svg:y1="16.269cm" svg:x2="31.446cm" svg:y2="16.269cm">
            <text:p/>
          </draw:line>
          <draw:polyline draw:style-name="gr1" draw:text-style-name="P1" draw:layer="TiM_F" svg:width="0cm" svg:height="0.019cm" svg:x="31.446cm" svg:y="16.249cm" svg:viewBox="0 0 0 20" draw:points="0,20 0,20 0,20 0,19 0,18 0,17 0,16 0,14 0,12 0,11 0,9 0,7 0,4 0,2 0,0">
            <text:p/>
          </draw:polyline>
          <draw:polyline draw:style-name="gr1" draw:text-style-name="P1" draw:layer="TiM_F" svg:width="0cm" svg:height="0.019cm" svg:x="31.126cm" svg:y="16.249cm" svg:viewBox="0 0 0 20" draw:points="0,0 0,2 0,4 0,7 0,9 0,11 0,12 0,14 0,16 0,17 0,18 0,19 0,20 0,20 0,20">
            <text:p/>
          </draw:polyline>
          <draw:line draw:style-name="gr1" draw:text-style-name="P1" draw:layer="TiM_F" svg:x1="31.126cm" svg:y1="16.269cm" svg:x2="31.036cm" svg:y2="16.269cm">
            <text:p/>
          </draw:line>
          <draw:line draw:style-name="gr1" draw:text-style-name="P1" draw:layer="TiM_F" svg:x1="31.489cm" svg:y1="15.829cm" svg:x2="31.489cm" svg:y2="15.754cm">
            <text:p/>
          </draw:line>
          <draw:line draw:style-name="gr1" draw:text-style-name="P1" draw:layer="TiM_F" svg:x1="31.489cm" svg:y1="16.249cm" svg:x2="31.489cm" svg:y2="15.829cm">
            <text:p/>
          </draw:line>
          <draw:polyline draw:style-name="gr1" draw:text-style-name="P1" draw:layer="TiM_F" svg:width="0cm" svg:height="0.019cm" svg:x="31.036cm" svg:y="16.249cm" svg:viewBox="0 0 0 20" draw:points="0,20 0,20 0,20 0,19 0,18 0,17 0,16 0,14 0,12 0,11 0,9 0,7 0,4 0,2 0,0">
            <text:p/>
          </draw:polyline>
          <draw:line draw:style-name="gr1" draw:text-style-name="P1" draw:layer="TiM_F" svg:x1="31.489cm" svg:y1="15.754cm" svg:x2="31.414cm" svg:y2="15.754cm">
            <text:p/>
          </draw:line>
          <draw:line draw:style-name="gr1" draw:text-style-name="P1" draw:layer="TiM_F" svg:x1="31.414cm" svg:y1="15.754cm" svg:x2="30.994cm" svg:y2="15.754cm">
            <text:p/>
          </draw:line>
          <draw:polyline draw:style-name="gr1" draw:text-style-name="P1" draw:layer="TiM_F" svg:width="0cm" svg:height="0.019cm" svg:x="31.446cm" svg:y="15.734cm" svg:viewBox="0 0 0 20" draw:points="0,0 0,0 0,1 0,1 0,2 0,3 0,4 0,6 0,8 0,9 0,11 0,13 0,16 0,18 0,20">
            <text:p/>
          </draw:polyline>
          <draw:line draw:style-name="gr1" draw:text-style-name="P1" draw:layer="TiM_F" svg:x1="30.994cm" svg:y1="15.754cm" svg:x2="30.994cm" svg:y2="16.249cm">
            <text:p/>
          </draw:line>
          <draw:line draw:style-name="gr1" draw:text-style-name="P1" draw:layer="TiM_F" svg:x1="31.356cm" svg:y1="15.734cm" svg:x2="31.446cm" svg:y2="15.734cm">
            <text:p/>
          </draw:line>
          <draw:polyline draw:style-name="gr1" draw:text-style-name="P1" draw:layer="TiM_F" svg:width="0cm" svg:height="0.019cm" svg:x="31.356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1.036cm" svg:y="15.734cm" svg:viewBox="0 0 0 20" draw:points="0,0 0,0 0,1 0,1 0,2 0,3 0,4 0,6 0,8 0,9 0,11 0,13 0,16 0,18 0,20">
            <text:p/>
          </draw:polyline>
          <draw:line draw:style-name="gr1" draw:text-style-name="P1" draw:layer="TiM_F" svg:x1="31.126cm" svg:y1="15.734cm" svg:x2="31.036cm" svg:y2="15.734cm">
            <text:p/>
          </draw:line>
          <draw:polyline draw:style-name="gr1" draw:text-style-name="P1" draw:layer="TiM_F" svg:width="0cm" svg:height="0.019cm" svg:x="31.291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1.126cm" svg:y="15.734cm" svg:viewBox="0 0 0 20" draw:points="0,20 0,18 0,16 0,13 0,11 0,9 0,8 0,6 0,4 0,3 0,2 0,1 0,1 0,0 0,0">
            <text:p/>
          </draw:polyline>
          <draw:line draw:style-name="gr1" draw:text-style-name="P1" draw:layer="TiM_F" svg:x1="31.191cm" svg:y1="15.734cm" svg:x2="31.291cm" svg:y2="15.734cm">
            <text:p/>
          </draw:line>
          <draw:polyline draw:style-name="gr1" draw:text-style-name="P1" draw:layer="TiM_F" svg:width="0cm" svg:height="0.019cm" svg:x="31.191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2.815cm" svg:y="26.917cm" svg:viewBox="0 0 0 20" draw:points="0,0 0,2 0,4 0,6 0,8 0,10 0,12 0,14 0,15 0,17 0,18 0,19 0,19 0,20 0,20">
            <text:p/>
          </draw:polyline>
          <draw:line draw:style-name="gr1" draw:text-style-name="P1" draw:layer="TiM_F" svg:x1="32.518cm" svg:y1="26.917cm" svg:x2="33.013cm" svg:y2="26.917cm">
            <text:p/>
          </draw:line>
          <draw:line draw:style-name="gr1" draw:text-style-name="P1" draw:layer="TiM_F" svg:x1="32.65cm" svg:y1="26.917cm" svg:x2="32.56cm" svg:y2="26.917cm">
            <text:p/>
          </draw:line>
          <draw:line draw:style-name="gr1" draw:text-style-name="P1" draw:layer="TiM_F" svg:x1="32.88cm" svg:y1="26.917cm" svg:x2="32.97cm" svg:y2="26.917cm">
            <text:p/>
          </draw:line>
          <draw:line draw:style-name="gr1" draw:text-style-name="P1" draw:layer="TiM_F" svg:x1="32.715cm" svg:y1="26.917cm" svg:x2="32.815cm" svg:y2="26.917cm">
            <text:p/>
          </draw:line>
          <draw:line draw:style-name="gr1" draw:text-style-name="P1" draw:layer="TiM_F" svg:x1="32.715cm" svg:y1="26.937cm" svg:x2="32.815cm" svg:y2="26.937cm">
            <text:p/>
          </draw:line>
          <draw:polyline draw:style-name="gr1" draw:text-style-name="P1" draw:layer="TiM_F" svg:width="0cm" svg:height="0.019cm" svg:x="32.88cm" svg:y="26.917cm" svg:viewBox="0 0 0 20" draw:points="0,0 0,2 0,4 0,6 0,8 0,10 0,12 0,14 0,15 0,17 0,18 0,19 0,19 0,20 0,20">
            <text:p/>
          </draw:polyline>
          <draw:polyline draw:style-name="gr1" draw:text-style-name="P1" draw:layer="TiM_F" svg:width="0cm" svg:height="0.019cm" svg:x="32.715cm" svg:y="26.917cm" svg:viewBox="0 0 0 20" draw:points="0,0 0,2 0,4 0,6 0,8 0,10 0,12 0,14 0,15 0,17 0,18 0,19 0,19 0,20 0,20">
            <text:p/>
          </draw:polyline>
          <draw:line draw:style-name="gr1" draw:text-style-name="P1" draw:layer="TiM_F" svg:x1="32.88cm" svg:y1="26.937cm" svg:x2="32.97cm" svg:y2="26.937cm">
            <text:p/>
          </draw:line>
          <draw:polyline draw:style-name="gr1" draw:text-style-name="P1" draw:layer="TiM_F" svg:width="0cm" svg:height="0.019cm" svg:x="32.97cm" svg:y="26.917cm" svg:viewBox="0 0 0 20" draw:points="0,20 0,20 0,19 0,19 0,18 0,17 0,15 0,14 0,12 0,10 0,8 0,6 0,4 0,2 0,0">
            <text:p/>
          </draw:polyline>
          <draw:polyline draw:style-name="gr1" draw:text-style-name="P1" draw:layer="TiM_F" svg:width="0cm" svg:height="0.019cm" svg:x="32.65cm" svg:y="26.917cm" svg:viewBox="0 0 0 20" draw:points="0,0 0,2 0,4 0,6 0,8 0,10 0,12 0,14 0,15 0,17 0,18 0,19 0,19 0,20 0,20">
            <text:p/>
          </draw:polyline>
          <draw:line draw:style-name="gr1" draw:text-style-name="P1" draw:layer="TiM_F" svg:x1="32.65cm" svg:y1="26.937cm" svg:x2="32.56cm" svg:y2="26.937cm">
            <text:p/>
          </draw:line>
          <draw:line draw:style-name="gr1" draw:text-style-name="P1" draw:layer="TiM_F" svg:x1="33.013cm" svg:y1="26.497cm" svg:x2="33.013cm" svg:y2="26.422cm">
            <text:p/>
          </draw:line>
          <draw:line draw:style-name="gr1" draw:text-style-name="P1" draw:layer="TiM_F" svg:x1="33.013cm" svg:y1="26.917cm" svg:x2="33.013cm" svg:y2="26.497cm">
            <text:p/>
          </draw:line>
          <draw:polyline draw:style-name="gr1" draw:text-style-name="P1" draw:layer="TiM_F" svg:width="0cm" svg:height="0.019cm" svg:x="32.56cm" svg:y="26.917cm" svg:viewBox="0 0 0 20" draw:points="0,20 0,20 0,19 0,19 0,18 0,17 0,15 0,14 0,12 0,10 0,8 0,6 0,4 0,2 0,0">
            <text:p/>
          </draw:polyline>
          <draw:line draw:style-name="gr1" draw:text-style-name="P1" draw:layer="TiM_F" svg:x1="33.013cm" svg:y1="26.422cm" svg:x2="32.938cm" svg:y2="26.422cm">
            <text:p/>
          </draw:line>
          <draw:line draw:style-name="gr1" draw:text-style-name="P1" draw:layer="TiM_F" svg:x1="32.938cm" svg:y1="26.422cm" svg:x2="32.518cm" svg:y2="26.422cm">
            <text:p/>
          </draw:line>
          <draw:polyline draw:style-name="gr1" draw:text-style-name="P1" draw:layer="TiM_F" svg:width="0cm" svg:height="0.019cm" svg:x="32.97cm" svg:y="26.402cm" svg:viewBox="0 0 0 20" draw:points="0,0 0,0 0,0 0,1 0,2 0,3 0,4 0,6 0,7 0,9 0,11 0,13 0,15 0,17 0,20">
            <text:p/>
          </draw:polyline>
          <draw:line draw:style-name="gr1" draw:text-style-name="P1" draw:layer="TiM_F" svg:x1="32.518cm" svg:y1="26.422cm" svg:x2="32.518cm" svg:y2="26.917cm">
            <text:p/>
          </draw:line>
          <draw:line draw:style-name="gr1" draw:text-style-name="P1" draw:layer="TiM_F" svg:x1="32.88cm" svg:y1="26.402cm" svg:x2="32.97cm" svg:y2="26.402cm">
            <text:p/>
          </draw:line>
          <draw:polyline draw:style-name="gr1" draw:text-style-name="P1" draw:layer="TiM_F" svg:width="0cm" svg:height="0.019cm" svg:x="32.88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32.56cm" svg:y="26.402cm" svg:viewBox="0 0 0 20" draw:points="0,0 0,0 0,0 0,1 0,2 0,3 0,4 0,6 0,7 0,9 0,11 0,13 0,15 0,17 0,20">
            <text:p/>
          </draw:polyline>
          <draw:line draw:style-name="gr1" draw:text-style-name="P1" draw:layer="TiM_F" svg:x1="32.65cm" svg:y1="26.402cm" svg:x2="32.56cm" svg:y2="26.402cm">
            <text:p/>
          </draw:line>
          <draw:polyline draw:style-name="gr1" draw:text-style-name="P1" draw:layer="TiM_F" svg:width="0cm" svg:height="0.019cm" svg:x="32.815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32.65cm" svg:y="26.402cm" svg:viewBox="0 0 0 20" draw:points="0,20 0,17 0,15 0,13 0,11 0,9 0,7 0,6 0,4 0,3 0,2 0,1 0,0 0,0 0,0">
            <text:p/>
          </draw:polyline>
          <draw:line draw:style-name="gr1" draw:text-style-name="P1" draw:layer="TiM_F" svg:x1="32.715cm" svg:y1="26.402cm" svg:x2="32.815cm" svg:y2="26.402cm">
            <text:p/>
          </draw:line>
          <draw:polyline draw:style-name="gr1" draw:text-style-name="P1" draw:layer="TiM_F" svg:width="0cm" svg:height="0.019cm" svg:x="32.715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31.291cm" svg:y="26.917cm" svg:viewBox="0 0 0 20" draw:points="0,0 0,2 0,4 0,6 0,8 0,10 0,12 0,14 0,15 0,17 0,18 0,19 0,19 0,20 0,20">
            <text:p/>
          </draw:polyline>
          <draw:line draw:style-name="gr1" draw:text-style-name="P1" draw:layer="TiM_F" svg:x1="30.994cm" svg:y1="26.917cm" svg:x2="31.489cm" svg:y2="26.917cm">
            <text:p/>
          </draw:line>
          <draw:line draw:style-name="gr1" draw:text-style-name="P1" draw:layer="TiM_F" svg:x1="31.126cm" svg:y1="26.917cm" svg:x2="31.036cm" svg:y2="26.917cm">
            <text:p/>
          </draw:line>
          <draw:line draw:style-name="gr1" draw:text-style-name="P1" draw:layer="TiM_F" svg:x1="31.356cm" svg:y1="26.917cm" svg:x2="31.446cm" svg:y2="26.917cm">
            <text:p/>
          </draw:line>
          <draw:line draw:style-name="gr1" draw:text-style-name="P1" draw:layer="TiM_F" svg:x1="31.191cm" svg:y1="26.917cm" svg:x2="31.291cm" svg:y2="26.917cm">
            <text:p/>
          </draw:line>
          <draw:line draw:style-name="gr1" draw:text-style-name="P1" draw:layer="TiM_F" svg:x1="31.191cm" svg:y1="26.937cm" svg:x2="31.291cm" svg:y2="26.937cm">
            <text:p/>
          </draw:line>
          <draw:polyline draw:style-name="gr1" draw:text-style-name="P1" draw:layer="TiM_F" svg:width="0cm" svg:height="0.019cm" svg:x="31.356cm" svg:y="26.917cm" svg:viewBox="0 0 0 20" draw:points="0,0 0,2 0,4 0,6 0,8 0,10 0,12 0,14 0,15 0,17 0,18 0,19 0,19 0,20 0,20">
            <text:p/>
          </draw:polyline>
          <draw:polyline draw:style-name="gr1" draw:text-style-name="P1" draw:layer="TiM_F" svg:width="0cm" svg:height="0.019cm" svg:x="31.191cm" svg:y="26.917cm" svg:viewBox="0 0 0 20" draw:points="0,0 0,2 0,4 0,6 0,8 0,10 0,12 0,14 0,15 0,17 0,18 0,19 0,19 0,20 0,20">
            <text:p/>
          </draw:polyline>
          <draw:line draw:style-name="gr1" draw:text-style-name="P1" draw:layer="TiM_F" svg:x1="31.356cm" svg:y1="26.937cm" svg:x2="31.446cm" svg:y2="26.937cm">
            <text:p/>
          </draw:line>
          <draw:polyline draw:style-name="gr1" draw:text-style-name="P1" draw:layer="TiM_F" svg:width="0cm" svg:height="0.019cm" svg:x="31.446cm" svg:y="26.917cm" svg:viewBox="0 0 0 20" draw:points="0,20 0,20 0,19 0,19 0,18 0,17 0,15 0,14 0,12 0,10 0,8 0,6 0,4 0,2 0,0">
            <text:p/>
          </draw:polyline>
          <draw:polyline draw:style-name="gr1" draw:text-style-name="P1" draw:layer="TiM_F" svg:width="0cm" svg:height="0.019cm" svg:x="31.126cm" svg:y="26.917cm" svg:viewBox="0 0 0 20" draw:points="0,0 0,2 0,4 0,6 0,8 0,10 0,12 0,14 0,15 0,17 0,18 0,19 0,19 0,20 0,20">
            <text:p/>
          </draw:polyline>
          <draw:line draw:style-name="gr1" draw:text-style-name="P1" draw:layer="TiM_F" svg:x1="31.126cm" svg:y1="26.937cm" svg:x2="31.036cm" svg:y2="26.937cm">
            <text:p/>
          </draw:line>
          <draw:line draw:style-name="gr1" draw:text-style-name="P1" draw:layer="TiM_F" svg:x1="31.489cm" svg:y1="26.497cm" svg:x2="31.489cm" svg:y2="26.422cm">
            <text:p/>
          </draw:line>
          <draw:line draw:style-name="gr1" draw:text-style-name="P1" draw:layer="TiM_F" svg:x1="31.489cm" svg:y1="26.917cm" svg:x2="31.489cm" svg:y2="26.497cm">
            <text:p/>
          </draw:line>
          <draw:polyline draw:style-name="gr1" draw:text-style-name="P1" draw:layer="TiM_F" svg:width="0cm" svg:height="0.019cm" svg:x="31.036cm" svg:y="26.917cm" svg:viewBox="0 0 0 20" draw:points="0,20 0,20 0,19 0,19 0,18 0,17 0,15 0,14 0,12 0,10 0,8 0,6 0,4 0,2 0,0">
            <text:p/>
          </draw:polyline>
          <draw:line draw:style-name="gr1" draw:text-style-name="P1" draw:layer="TiM_F" svg:x1="31.489cm" svg:y1="26.422cm" svg:x2="31.414cm" svg:y2="26.422cm">
            <text:p/>
          </draw:line>
          <draw:line draw:style-name="gr1" draw:text-style-name="P1" draw:layer="TiM_F" svg:x1="31.414cm" svg:y1="26.422cm" svg:x2="30.994cm" svg:y2="26.422cm">
            <text:p/>
          </draw:line>
          <draw:polyline draw:style-name="gr1" draw:text-style-name="P1" draw:layer="TiM_F" svg:width="0cm" svg:height="0.019cm" svg:x="31.446cm" svg:y="26.402cm" svg:viewBox="0 0 0 20" draw:points="0,0 0,0 0,0 0,1 0,2 0,3 0,4 0,6 0,7 0,9 0,11 0,13 0,15 0,17 0,20">
            <text:p/>
          </draw:polyline>
          <draw:line draw:style-name="gr1" draw:text-style-name="P1" draw:layer="TiM_F" svg:x1="30.994cm" svg:y1="26.422cm" svg:x2="30.994cm" svg:y2="26.917cm">
            <text:p/>
          </draw:line>
          <draw:line draw:style-name="gr1" draw:text-style-name="P1" draw:layer="TiM_F" svg:x1="31.356cm" svg:y1="26.402cm" svg:x2="31.446cm" svg:y2="26.402cm">
            <text:p/>
          </draw:line>
          <draw:polyline draw:style-name="gr1" draw:text-style-name="P1" draw:layer="TiM_F" svg:width="0cm" svg:height="0.019cm" svg:x="31.356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31.036cm" svg:y="26.402cm" svg:viewBox="0 0 0 20" draw:points="0,0 0,0 0,0 0,1 0,2 0,3 0,4 0,6 0,7 0,9 0,11 0,13 0,15 0,17 0,20">
            <text:p/>
          </draw:polyline>
          <draw:line draw:style-name="gr1" draw:text-style-name="P1" draw:layer="TiM_F" svg:x1="31.126cm" svg:y1="26.402cm" svg:x2="31.036cm" svg:y2="26.402cm">
            <text:p/>
          </draw:line>
          <draw:polyline draw:style-name="gr1" draw:text-style-name="P1" draw:layer="TiM_F" svg:width="0cm" svg:height="0.019cm" svg:x="31.291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31.126cm" svg:y="26.402cm" svg:viewBox="0 0 0 20" draw:points="0,20 0,17 0,15 0,13 0,11 0,9 0,7 0,6 0,4 0,3 0,2 0,1 0,0 0,0 0,0">
            <text:p/>
          </draw:polyline>
          <draw:line draw:style-name="gr1" draw:text-style-name="P1" draw:layer="TiM_F" svg:x1="31.191cm" svg:y1="26.402cm" svg:x2="31.291cm" svg:y2="26.402cm">
            <text:p/>
          </draw:line>
          <draw:polyline draw:style-name="gr1" draw:text-style-name="P1" draw:layer="TiM_F" svg:width="0cm" svg:height="0.019cm" svg:x="31.191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28.245cm" svg:y="26.917cm" svg:viewBox="0 0 0 20" draw:points="0,0 0,2 0,4 0,6 0,8 0,10 0,12 0,14 0,15 0,17 0,18 0,19 0,19 0,20 0,20">
            <text:p/>
          </draw:polyline>
          <draw:line draw:style-name="gr1" draw:text-style-name="P1" draw:layer="TiM_F" svg:x1="27.947cm" svg:y1="26.917cm" svg:x2="28.442cm" svg:y2="26.917cm">
            <text:p/>
          </draw:line>
          <draw:line draw:style-name="gr1" draw:text-style-name="P1" draw:layer="TiM_F" svg:x1="28.08cm" svg:y1="26.917cm" svg:x2="27.99cm" svg:y2="26.917cm">
            <text:p/>
          </draw:line>
          <draw:line draw:style-name="gr1" draw:text-style-name="P1" draw:layer="TiM_F" svg:x1="28.31cm" svg:y1="26.917cm" svg:x2="28.4cm" svg:y2="26.917cm">
            <text:p/>
          </draw:line>
          <draw:line draw:style-name="gr1" draw:text-style-name="P1" draw:layer="TiM_F" svg:x1="28.145cm" svg:y1="26.917cm" svg:x2="28.245cm" svg:y2="26.917cm">
            <text:p/>
          </draw:line>
          <draw:line draw:style-name="gr1" draw:text-style-name="P1" draw:layer="TiM_F" svg:x1="28.145cm" svg:y1="26.937cm" svg:x2="28.245cm" svg:y2="26.937cm">
            <text:p/>
          </draw:line>
          <draw:polyline draw:style-name="gr1" draw:text-style-name="P1" draw:layer="TiM_F" svg:width="0cm" svg:height="0.019cm" svg:x="28.31cm" svg:y="26.917cm" svg:viewBox="0 0 0 20" draw:points="0,0 0,2 0,4 0,6 0,8 0,10 0,12 0,14 0,15 0,17 0,18 0,19 0,19 0,20 0,20">
            <text:p/>
          </draw:polyline>
          <draw:polyline draw:style-name="gr1" draw:text-style-name="P1" draw:layer="TiM_F" svg:width="0cm" svg:height="0.019cm" svg:x="28.145cm" svg:y="26.917cm" svg:viewBox="0 0 0 20" draw:points="0,0 0,2 0,4 0,6 0,8 0,10 0,12 0,14 0,15 0,17 0,18 0,19 0,19 0,20 0,20">
            <text:p/>
          </draw:polyline>
          <draw:line draw:style-name="gr1" draw:text-style-name="P1" draw:layer="TiM_F" svg:x1="28.31cm" svg:y1="26.937cm" svg:x2="28.4cm" svg:y2="26.937cm">
            <text:p/>
          </draw:line>
          <draw:polyline draw:style-name="gr1" draw:text-style-name="P1" draw:layer="TiM_F" svg:width="0cm" svg:height="0.019cm" svg:x="28.4cm" svg:y="26.917cm" svg:viewBox="0 0 0 20" draw:points="0,20 0,20 0,19 0,19 0,18 0,17 0,15 0,14 0,12 0,10 0,8 0,6 0,4 0,2 0,0">
            <text:p/>
          </draw:polyline>
          <draw:polyline draw:style-name="gr1" draw:text-style-name="P1" draw:layer="TiM_F" svg:width="0cm" svg:height="0.019cm" svg:x="28.08cm" svg:y="26.917cm" svg:viewBox="0 0 0 20" draw:points="0,0 0,2 0,4 0,6 0,8 0,10 0,12 0,14 0,15 0,17 0,18 0,19 0,19 0,20 0,20">
            <text:p/>
          </draw:polyline>
          <draw:line draw:style-name="gr1" draw:text-style-name="P1" draw:layer="TiM_F" svg:x1="28.08cm" svg:y1="26.937cm" svg:x2="27.99cm" svg:y2="26.937cm">
            <text:p/>
          </draw:line>
          <draw:line draw:style-name="gr1" draw:text-style-name="P1" draw:layer="TiM_F" svg:x1="28.442cm" svg:y1="26.497cm" svg:x2="28.442cm" svg:y2="26.422cm">
            <text:p/>
          </draw:line>
          <draw:line draw:style-name="gr1" draw:text-style-name="P1" draw:layer="TiM_F" svg:x1="28.442cm" svg:y1="26.917cm" svg:x2="28.442cm" svg:y2="26.497cm">
            <text:p/>
          </draw:line>
          <draw:polyline draw:style-name="gr1" draw:text-style-name="P1" draw:layer="TiM_F" svg:width="0cm" svg:height="0.019cm" svg:x="27.99cm" svg:y="26.917cm" svg:viewBox="0 0 0 20" draw:points="0,20 0,20 0,19 0,19 0,18 0,17 0,15 0,14 0,12 0,10 0,8 0,6 0,4 0,2 0,0">
            <text:p/>
          </draw:polyline>
          <draw:line draw:style-name="gr1" draw:text-style-name="P1" draw:layer="TiM_F" svg:x1="28.442cm" svg:y1="26.422cm" svg:x2="28.367cm" svg:y2="26.422cm">
            <text:p/>
          </draw:line>
          <draw:line draw:style-name="gr1" draw:text-style-name="P1" draw:layer="TiM_F" svg:x1="28.367cm" svg:y1="26.422cm" svg:x2="27.947cm" svg:y2="26.422cm">
            <text:p/>
          </draw:line>
          <draw:polyline draw:style-name="gr1" draw:text-style-name="P1" draw:layer="TiM_F" svg:width="0cm" svg:height="0.019cm" svg:x="28.4cm" svg:y="26.402cm" svg:viewBox="0 0 0 20" draw:points="0,0 0,0 0,0 0,1 0,2 0,3 0,4 0,6 0,7 0,9 0,11 0,13 0,15 0,17 0,20">
            <text:p/>
          </draw:polyline>
          <draw:line draw:style-name="gr1" draw:text-style-name="P1" draw:layer="TiM_F" svg:x1="27.947cm" svg:y1="26.422cm" svg:x2="27.947cm" svg:y2="26.917cm">
            <text:p/>
          </draw:line>
          <draw:line draw:style-name="gr1" draw:text-style-name="P1" draw:layer="TiM_F" svg:x1="28.31cm" svg:y1="26.402cm" svg:x2="28.4cm" svg:y2="26.402cm">
            <text:p/>
          </draw:line>
          <draw:polyline draw:style-name="gr1" draw:text-style-name="P1" draw:layer="TiM_F" svg:width="0cm" svg:height="0.019cm" svg:x="28.31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27.99cm" svg:y="26.402cm" svg:viewBox="0 0 0 20" draw:points="0,0 0,0 0,0 0,1 0,2 0,3 0,4 0,6 0,7 0,9 0,11 0,13 0,15 0,17 0,20">
            <text:p/>
          </draw:polyline>
          <draw:line draw:style-name="gr1" draw:text-style-name="P1" draw:layer="TiM_F" svg:x1="28.08cm" svg:y1="26.402cm" svg:x2="27.99cm" svg:y2="26.402cm">
            <text:p/>
          </draw:line>
          <draw:polyline draw:style-name="gr1" draw:text-style-name="P1" draw:layer="TiM_F" svg:width="0cm" svg:height="0.019cm" svg:x="28.245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28.08cm" svg:y="26.402cm" svg:viewBox="0 0 0 20" draw:points="0,20 0,17 0,15 0,13 0,11 0,9 0,7 0,6 0,4 0,3 0,2 0,1 0,0 0,0 0,0">
            <text:p/>
          </draw:polyline>
          <draw:line draw:style-name="gr1" draw:text-style-name="P1" draw:layer="TiM_F" svg:x1="28.145cm" svg:y1="26.402cm" svg:x2="28.245cm" svg:y2="26.402cm">
            <text:p/>
          </draw:line>
          <draw:polyline draw:style-name="gr1" draw:text-style-name="P1" draw:layer="TiM_F" svg:width="0cm" svg:height="0.019cm" svg:x="28.145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29.769cm" svg:y="26.917cm" svg:viewBox="0 0 0 20" draw:points="0,0 0,2 0,4 0,6 0,8 0,10 0,12 0,14 0,15 0,17 0,18 0,19 0,19 0,20 0,20">
            <text:p/>
          </draw:polyline>
          <draw:line draw:style-name="gr1" draw:text-style-name="P1" draw:layer="TiM_F" svg:x1="29.471cm" svg:y1="26.917cm" svg:x2="29.966cm" svg:y2="26.917cm">
            <text:p/>
          </draw:line>
          <draw:line draw:style-name="gr1" draw:text-style-name="P1" draw:layer="TiM_F" svg:x1="29.604cm" svg:y1="26.917cm" svg:x2="29.514cm" svg:y2="26.917cm">
            <text:p/>
          </draw:line>
          <draw:line draw:style-name="gr1" draw:text-style-name="P1" draw:layer="TiM_F" svg:x1="29.834cm" svg:y1="26.917cm" svg:x2="29.924cm" svg:y2="26.917cm">
            <text:p/>
          </draw:line>
          <draw:line draw:style-name="gr1" draw:text-style-name="P1" draw:layer="TiM_F" svg:x1="29.669cm" svg:y1="26.917cm" svg:x2="29.769cm" svg:y2="26.917cm">
            <text:p/>
          </draw:line>
          <draw:line draw:style-name="gr1" draw:text-style-name="P1" draw:layer="TiM_F" svg:x1="29.669cm" svg:y1="26.937cm" svg:x2="29.769cm" svg:y2="26.937cm">
            <text:p/>
          </draw:line>
          <draw:polyline draw:style-name="gr1" draw:text-style-name="P1" draw:layer="TiM_F" svg:width="0cm" svg:height="0.019cm" svg:x="29.834cm" svg:y="26.917cm" svg:viewBox="0 0 0 20" draw:points="0,0 0,2 0,4 0,6 0,8 0,10 0,12 0,14 0,15 0,17 0,18 0,19 0,19 0,20 0,20">
            <text:p/>
          </draw:polyline>
          <draw:polyline draw:style-name="gr1" draw:text-style-name="P1" draw:layer="TiM_F" svg:width="0cm" svg:height="0.019cm" svg:x="29.669cm" svg:y="26.917cm" svg:viewBox="0 0 0 20" draw:points="0,0 0,2 0,4 0,6 0,8 0,10 0,12 0,14 0,15 0,17 0,18 0,19 0,19 0,20 0,20">
            <text:p/>
          </draw:polyline>
          <draw:line draw:style-name="gr1" draw:text-style-name="P1" draw:layer="TiM_F" svg:x1="29.834cm" svg:y1="26.937cm" svg:x2="29.924cm" svg:y2="26.937cm">
            <text:p/>
          </draw:line>
          <draw:polyline draw:style-name="gr1" draw:text-style-name="P1" draw:layer="TiM_F" svg:width="0cm" svg:height="0.019cm" svg:x="29.924cm" svg:y="26.917cm" svg:viewBox="0 0 0 20" draw:points="0,20 0,20 0,19 0,19 0,18 0,17 0,15 0,14 0,12 0,10 0,8 0,6 0,4 0,2 0,0">
            <text:p/>
          </draw:polyline>
          <draw:polyline draw:style-name="gr1" draw:text-style-name="P1" draw:layer="TiM_F" svg:width="0cm" svg:height="0.019cm" svg:x="29.604cm" svg:y="26.917cm" svg:viewBox="0 0 0 20" draw:points="0,0 0,2 0,4 0,6 0,8 0,10 0,12 0,14 0,15 0,17 0,18 0,19 0,19 0,20 0,20">
            <text:p/>
          </draw:polyline>
          <draw:line draw:style-name="gr1" draw:text-style-name="P1" draw:layer="TiM_F" svg:x1="29.604cm" svg:y1="26.937cm" svg:x2="29.514cm" svg:y2="26.937cm">
            <text:p/>
          </draw:line>
          <draw:line draw:style-name="gr1" draw:text-style-name="P1" draw:layer="TiM_F" svg:x1="29.966cm" svg:y1="26.497cm" svg:x2="29.966cm" svg:y2="26.422cm">
            <text:p/>
          </draw:line>
          <draw:line draw:style-name="gr1" draw:text-style-name="P1" draw:layer="TiM_F" svg:x1="29.966cm" svg:y1="26.917cm" svg:x2="29.966cm" svg:y2="26.497cm">
            <text:p/>
          </draw:line>
          <draw:polyline draw:style-name="gr1" draw:text-style-name="P1" draw:layer="TiM_F" svg:width="0cm" svg:height="0.019cm" svg:x="29.514cm" svg:y="26.917cm" svg:viewBox="0 0 0 20" draw:points="0,20 0,20 0,19 0,19 0,18 0,17 0,15 0,14 0,12 0,10 0,8 0,6 0,4 0,2 0,0">
            <text:p/>
          </draw:polyline>
          <draw:line draw:style-name="gr1" draw:text-style-name="P1" draw:layer="TiM_F" svg:x1="29.966cm" svg:y1="26.422cm" svg:x2="29.891cm" svg:y2="26.422cm">
            <text:p/>
          </draw:line>
          <draw:line draw:style-name="gr1" draw:text-style-name="P1" draw:layer="TiM_F" svg:x1="29.891cm" svg:y1="26.422cm" svg:x2="29.471cm" svg:y2="26.422cm">
            <text:p/>
          </draw:line>
          <draw:polyline draw:style-name="gr1" draw:text-style-name="P1" draw:layer="TiM_F" svg:width="0cm" svg:height="0.019cm" svg:x="29.924cm" svg:y="26.402cm" svg:viewBox="0 0 0 20" draw:points="0,0 0,0 0,0 0,1 0,2 0,3 0,4 0,6 0,7 0,9 0,11 0,13 0,15 0,17 0,20">
            <text:p/>
          </draw:polyline>
          <draw:line draw:style-name="gr1" draw:text-style-name="P1" draw:layer="TiM_F" svg:x1="29.471cm" svg:y1="26.422cm" svg:x2="29.471cm" svg:y2="26.917cm">
            <text:p/>
          </draw:line>
          <draw:line draw:style-name="gr1" draw:text-style-name="P1" draw:layer="TiM_F" svg:x1="29.834cm" svg:y1="26.402cm" svg:x2="29.924cm" svg:y2="26.402cm">
            <text:p/>
          </draw:line>
          <draw:polyline draw:style-name="gr1" draw:text-style-name="P1" draw:layer="TiM_F" svg:width="0cm" svg:height="0.019cm" svg:x="29.834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29.514cm" svg:y="26.402cm" svg:viewBox="0 0 0 20" draw:points="0,0 0,0 0,0 0,1 0,2 0,3 0,4 0,6 0,7 0,9 0,11 0,13 0,15 0,17 0,20">
            <text:p/>
          </draw:polyline>
          <draw:line draw:style-name="gr1" draw:text-style-name="P1" draw:layer="TiM_F" svg:x1="29.604cm" svg:y1="26.402cm" svg:x2="29.514cm" svg:y2="26.402cm">
            <text:p/>
          </draw:line>
          <draw:polyline draw:style-name="gr1" draw:text-style-name="P1" draw:layer="TiM_F" svg:width="0cm" svg:height="0.019cm" svg:x="29.769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29.604cm" svg:y="26.402cm" svg:viewBox="0 0 0 20" draw:points="0,20 0,17 0,15 0,13 0,11 0,9 0,7 0,6 0,4 0,3 0,2 0,1 0,0 0,0 0,0">
            <text:p/>
          </draw:polyline>
          <draw:line draw:style-name="gr1" draw:text-style-name="P1" draw:layer="TiM_F" svg:x1="29.669cm" svg:y1="26.402cm" svg:x2="29.769cm" svg:y2="26.402cm">
            <text:p/>
          </draw:line>
          <draw:polyline draw:style-name="gr1" draw:text-style-name="P1" draw:layer="TiM_F" svg:width="0cm" svg:height="0.019cm" svg:x="29.669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26.721cm" svg:y="26.917cm" svg:viewBox="0 0 0 20" draw:points="0,0 0,2 0,4 0,6 0,8 0,10 0,12 0,14 0,15 0,17 0,18 0,19 0,19 0,20 0,20">
            <text:p/>
          </draw:polyline>
          <draw:line draw:style-name="gr1" draw:text-style-name="P1" draw:layer="TiM_F" svg:x1="26.423cm" svg:y1="26.917cm" svg:x2="26.918cm" svg:y2="26.917cm">
            <text:p/>
          </draw:line>
          <draw:line draw:style-name="gr1" draw:text-style-name="P1" draw:layer="TiM_F" svg:x1="26.556cm" svg:y1="26.917cm" svg:x2="26.466cm" svg:y2="26.917cm">
            <text:p/>
          </draw:line>
          <draw:line draw:style-name="gr1" draw:text-style-name="P1" draw:layer="TiM_F" svg:x1="26.786cm" svg:y1="26.917cm" svg:x2="26.876cm" svg:y2="26.917cm">
            <text:p/>
          </draw:line>
          <draw:line draw:style-name="gr1" draw:text-style-name="P1" draw:layer="TiM_F" svg:x1="26.621cm" svg:y1="26.917cm" svg:x2="26.721cm" svg:y2="26.917cm">
            <text:p/>
          </draw:line>
          <draw:line draw:style-name="gr1" draw:text-style-name="P1" draw:layer="TiM_F" svg:x1="26.621cm" svg:y1="26.937cm" svg:x2="26.721cm" svg:y2="26.937cm">
            <text:p/>
          </draw:line>
          <draw:polyline draw:style-name="gr1" draw:text-style-name="P1" draw:layer="TiM_F" svg:width="0cm" svg:height="0.019cm" svg:x="26.786cm" svg:y="26.917cm" svg:viewBox="0 0 0 20" draw:points="0,0 0,2 0,4 0,6 0,8 0,10 0,12 0,14 0,15 0,17 0,18 0,19 0,19 0,20 0,20">
            <text:p/>
          </draw:polyline>
          <draw:polyline draw:style-name="gr1" draw:text-style-name="P1" draw:layer="TiM_F" svg:width="0cm" svg:height="0.019cm" svg:x="26.621cm" svg:y="26.917cm" svg:viewBox="0 0 0 20" draw:points="0,0 0,2 0,4 0,6 0,8 0,10 0,12 0,14 0,15 0,17 0,18 0,19 0,19 0,20 0,20">
            <text:p/>
          </draw:polyline>
          <draw:line draw:style-name="gr1" draw:text-style-name="P1" draw:layer="TiM_F" svg:x1="26.786cm" svg:y1="26.937cm" svg:x2="26.876cm" svg:y2="26.937cm">
            <text:p/>
          </draw:line>
          <draw:polyline draw:style-name="gr1" draw:text-style-name="P1" draw:layer="TiM_F" svg:width="0cm" svg:height="0.019cm" svg:x="26.876cm" svg:y="26.917cm" svg:viewBox="0 0 0 20" draw:points="0,20 0,20 0,19 0,19 0,18 0,17 0,15 0,14 0,12 0,10 0,8 0,6 0,4 0,2 0,0">
            <text:p/>
          </draw:polyline>
          <draw:polyline draw:style-name="gr1" draw:text-style-name="P1" draw:layer="TiM_F" svg:width="0cm" svg:height="0.019cm" svg:x="26.556cm" svg:y="26.917cm" svg:viewBox="0 0 0 20" draw:points="0,0 0,2 0,4 0,6 0,8 0,10 0,12 0,14 0,15 0,17 0,18 0,19 0,19 0,20 0,20">
            <text:p/>
          </draw:polyline>
          <draw:line draw:style-name="gr1" draw:text-style-name="P1" draw:layer="TiM_F" svg:x1="26.556cm" svg:y1="26.937cm" svg:x2="26.466cm" svg:y2="26.937cm">
            <text:p/>
          </draw:line>
          <draw:line draw:style-name="gr1" draw:text-style-name="P1" draw:layer="TiM_F" svg:x1="26.918cm" svg:y1="26.497cm" svg:x2="26.918cm" svg:y2="26.422cm">
            <text:p/>
          </draw:line>
          <draw:line draw:style-name="gr1" draw:text-style-name="P1" draw:layer="TiM_F" svg:x1="26.918cm" svg:y1="26.917cm" svg:x2="26.918cm" svg:y2="26.497cm">
            <text:p/>
          </draw:line>
          <draw:polyline draw:style-name="gr1" draw:text-style-name="P1" draw:layer="TiM_F" svg:width="0cm" svg:height="0.019cm" svg:x="26.466cm" svg:y="26.917cm" svg:viewBox="0 0 0 20" draw:points="0,20 0,20 0,19 0,19 0,18 0,17 0,15 0,14 0,12 0,10 0,8 0,6 0,4 0,2 0,0">
            <text:p/>
          </draw:polyline>
          <draw:line draw:style-name="gr1" draw:text-style-name="P1" draw:layer="TiM_F" svg:x1="26.918cm" svg:y1="26.422cm" svg:x2="26.843cm" svg:y2="26.422cm">
            <text:p/>
          </draw:line>
          <draw:line draw:style-name="gr1" draw:text-style-name="P1" draw:layer="TiM_F" svg:x1="26.843cm" svg:y1="26.422cm" svg:x2="26.423cm" svg:y2="26.422cm">
            <text:p/>
          </draw:line>
          <draw:polyline draw:style-name="gr1" draw:text-style-name="P1" draw:layer="TiM_F" svg:width="0cm" svg:height="0.019cm" svg:x="26.876cm" svg:y="26.402cm" svg:viewBox="0 0 0 20" draw:points="0,0 0,0 0,0 0,1 0,2 0,3 0,4 0,6 0,7 0,9 0,11 0,13 0,15 0,17 0,20">
            <text:p/>
          </draw:polyline>
          <draw:line draw:style-name="gr1" draw:text-style-name="P1" draw:layer="TiM_F" svg:x1="26.423cm" svg:y1="26.422cm" svg:x2="26.423cm" svg:y2="26.917cm">
            <text:p/>
          </draw:line>
          <draw:line draw:style-name="gr1" draw:text-style-name="P1" draw:layer="TiM_F" svg:x1="26.786cm" svg:y1="26.402cm" svg:x2="26.876cm" svg:y2="26.402cm">
            <text:p/>
          </draw:line>
          <draw:polyline draw:style-name="gr1" draw:text-style-name="P1" draw:layer="TiM_F" svg:width="0cm" svg:height="0.019cm" svg:x="26.786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26.466cm" svg:y="26.402cm" svg:viewBox="0 0 0 20" draw:points="0,0 0,0 0,0 0,1 0,2 0,3 0,4 0,6 0,7 0,9 0,11 0,13 0,15 0,17 0,20">
            <text:p/>
          </draw:polyline>
          <draw:line draw:style-name="gr1" draw:text-style-name="P1" draw:layer="TiM_F" svg:x1="26.556cm" svg:y1="26.402cm" svg:x2="26.466cm" svg:y2="26.402cm">
            <text:p/>
          </draw:line>
          <draw:polyline draw:style-name="gr1" draw:text-style-name="P1" draw:layer="TiM_F" svg:width="0cm" svg:height="0.019cm" svg:x="26.721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26.556cm" svg:y="26.402cm" svg:viewBox="0 0 0 20" draw:points="0,20 0,17 0,15 0,13 0,11 0,9 0,7 0,6 0,4 0,3 0,2 0,1 0,0 0,0 0,0">
            <text:p/>
          </draw:polyline>
          <draw:line draw:style-name="gr1" draw:text-style-name="P1" draw:layer="TiM_F" svg:x1="26.621cm" svg:y1="26.402cm" svg:x2="26.721cm" svg:y2="26.402cm">
            <text:p/>
          </draw:line>
          <draw:polyline draw:style-name="gr1" draw:text-style-name="P1" draw:layer="TiM_F" svg:width="0cm" svg:height="0.019cm" svg:x="26.621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37.387cm" svg:y="16.249cm" svg:viewBox="0 0 0 20" draw:points="0,0 0,2 0,4 0,7 0,9 0,11 0,12 0,14 0,16 0,17 0,18 0,19 0,20 0,20 0,20">
            <text:p/>
          </draw:polyline>
          <draw:line draw:style-name="gr1" draw:text-style-name="P1" draw:layer="TiM_F" svg:x1="37.09cm" svg:y1="16.249cm" svg:x2="37.585cm" svg:y2="16.249cm">
            <text:p/>
          </draw:line>
          <draw:line draw:style-name="gr1" draw:text-style-name="P1" draw:layer="TiM_F" svg:x1="37.222cm" svg:y1="16.249cm" svg:x2="37.132cm" svg:y2="16.249cm">
            <text:p/>
          </draw:line>
          <draw:line draw:style-name="gr1" draw:text-style-name="P1" draw:layer="TiM_F" svg:x1="37.452cm" svg:y1="16.249cm" svg:x2="37.542cm" svg:y2="16.249cm">
            <text:p/>
          </draw:line>
          <draw:line draw:style-name="gr1" draw:text-style-name="P1" draw:layer="TiM_F" svg:x1="37.287cm" svg:y1="16.249cm" svg:x2="37.387cm" svg:y2="16.249cm">
            <text:p/>
          </draw:line>
          <draw:line draw:style-name="gr1" draw:text-style-name="P1" draw:layer="TiM_F" svg:x1="37.287cm" svg:y1="16.269cm" svg:x2="37.387cm" svg:y2="16.269cm">
            <text:p/>
          </draw:line>
          <draw:polyline draw:style-name="gr1" draw:text-style-name="P1" draw:layer="TiM_F" svg:width="0cm" svg:height="0.019cm" svg:x="37.452cm" svg:y="16.249cm" svg:viewBox="0 0 0 20" draw:points="0,0 0,2 0,4 0,7 0,9 0,11 0,12 0,14 0,16 0,17 0,18 0,19 0,20 0,20 0,20">
            <text:p/>
          </draw:polyline>
          <draw:polyline draw:style-name="gr1" draw:text-style-name="P1" draw:layer="TiM_F" svg:width="0cm" svg:height="0.019cm" svg:x="37.287cm" svg:y="16.249cm" svg:viewBox="0 0 0 20" draw:points="0,0 0,2 0,4 0,7 0,9 0,11 0,12 0,14 0,16 0,17 0,18 0,19 0,20 0,20 0,20">
            <text:p/>
          </draw:polyline>
          <draw:line draw:style-name="gr1" draw:text-style-name="P1" draw:layer="TiM_F" svg:x1="37.452cm" svg:y1="16.269cm" svg:x2="37.542cm" svg:y2="16.269cm">
            <text:p/>
          </draw:line>
          <draw:polyline draw:style-name="gr1" draw:text-style-name="P1" draw:layer="TiM_F" svg:width="0cm" svg:height="0.019cm" svg:x="37.542cm" svg:y="16.249cm" svg:viewBox="0 0 0 20" draw:points="0,20 0,20 0,20 0,19 0,18 0,17 0,16 0,14 0,12 0,11 0,9 0,7 0,4 0,2 0,0">
            <text:p/>
          </draw:polyline>
          <draw:polyline draw:style-name="gr1" draw:text-style-name="P1" draw:layer="TiM_F" svg:width="0cm" svg:height="0.019cm" svg:x="37.222cm" svg:y="16.249cm" svg:viewBox="0 0 0 20" draw:points="0,0 0,2 0,4 0,7 0,9 0,11 0,12 0,14 0,16 0,17 0,18 0,19 0,20 0,20 0,20">
            <text:p/>
          </draw:polyline>
          <draw:line draw:style-name="gr1" draw:text-style-name="P1" draw:layer="TiM_F" svg:x1="37.222cm" svg:y1="16.269cm" svg:x2="37.132cm" svg:y2="16.269cm">
            <text:p/>
          </draw:line>
          <draw:line draw:style-name="gr1" draw:text-style-name="P1" draw:layer="TiM_F" svg:x1="37.585cm" svg:y1="15.829cm" svg:x2="37.585cm" svg:y2="15.754cm">
            <text:p/>
          </draw:line>
          <draw:line draw:style-name="gr1" draw:text-style-name="P1" draw:layer="TiM_F" svg:x1="37.585cm" svg:y1="16.249cm" svg:x2="37.585cm" svg:y2="15.829cm">
            <text:p/>
          </draw:line>
          <draw:polyline draw:style-name="gr1" draw:text-style-name="P1" draw:layer="TiM_F" svg:width="0cm" svg:height="0.019cm" svg:x="37.132cm" svg:y="16.249cm" svg:viewBox="0 0 0 20" draw:points="0,20 0,20 0,20 0,19 0,18 0,17 0,16 0,14 0,12 0,11 0,9 0,7 0,4 0,2 0,0">
            <text:p/>
          </draw:polyline>
          <draw:line draw:style-name="gr1" draw:text-style-name="P1" draw:layer="TiM_F" svg:x1="37.585cm" svg:y1="15.754cm" svg:x2="37.51cm" svg:y2="15.754cm">
            <text:p/>
          </draw:line>
          <draw:line draw:style-name="gr1" draw:text-style-name="P1" draw:layer="TiM_F" svg:x1="37.51cm" svg:y1="15.754cm" svg:x2="37.09cm" svg:y2="15.754cm">
            <text:p/>
          </draw:line>
          <draw:polyline draw:style-name="gr1" draw:text-style-name="P1" draw:layer="TiM_F" svg:width="0cm" svg:height="0.019cm" svg:x="37.542cm" svg:y="15.734cm" svg:viewBox="0 0 0 20" draw:points="0,0 0,0 0,1 0,1 0,2 0,3 0,4 0,6 0,8 0,9 0,11 0,13 0,16 0,18 0,20">
            <text:p/>
          </draw:polyline>
          <draw:line draw:style-name="gr1" draw:text-style-name="P1" draw:layer="TiM_F" svg:x1="37.09cm" svg:y1="15.754cm" svg:x2="37.09cm" svg:y2="16.249cm">
            <text:p/>
          </draw:line>
          <draw:line draw:style-name="gr1" draw:text-style-name="P1" draw:layer="TiM_F" svg:x1="37.452cm" svg:y1="15.734cm" svg:x2="37.542cm" svg:y2="15.734cm">
            <text:p/>
          </draw:line>
          <draw:polyline draw:style-name="gr1" draw:text-style-name="P1" draw:layer="TiM_F" svg:width="0cm" svg:height="0.019cm" svg:x="37.452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7.132cm" svg:y="15.734cm" svg:viewBox="0 0 0 20" draw:points="0,0 0,0 0,1 0,1 0,2 0,3 0,4 0,6 0,8 0,9 0,11 0,13 0,16 0,18 0,20">
            <text:p/>
          </draw:polyline>
          <draw:line draw:style-name="gr1" draw:text-style-name="P1" draw:layer="TiM_F" svg:x1="37.222cm" svg:y1="15.734cm" svg:x2="37.132cm" svg:y2="15.734cm">
            <text:p/>
          </draw:line>
          <draw:polyline draw:style-name="gr1" draw:text-style-name="P1" draw:layer="TiM_F" svg:width="0cm" svg:height="0.019cm" svg:x="37.387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7.222cm" svg:y="15.734cm" svg:viewBox="0 0 0 20" draw:points="0,20 0,18 0,16 0,13 0,11 0,9 0,8 0,6 0,4 0,3 0,2 0,1 0,1 0,0 0,0">
            <text:p/>
          </draw:polyline>
          <draw:line draw:style-name="gr1" draw:text-style-name="P1" draw:layer="TiM_F" svg:x1="37.287cm" svg:y1="15.734cm" svg:x2="37.387cm" svg:y2="15.734cm">
            <text:p/>
          </draw:line>
          <draw:polyline draw:style-name="gr1" draw:text-style-name="P1" draw:layer="TiM_F" svg:width="0cm" svg:height="0.019cm" svg:x="37.287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5.863cm" svg:y="16.249cm" svg:viewBox="0 0 0 20" draw:points="0,0 0,2 0,4 0,7 0,9 0,11 0,12 0,14 0,16 0,17 0,18 0,19 0,20 0,20 0,20">
            <text:p/>
          </draw:polyline>
          <draw:line draw:style-name="gr1" draw:text-style-name="P1" draw:layer="TiM_F" svg:x1="35.566cm" svg:y1="16.249cm" svg:x2="36.061cm" svg:y2="16.249cm">
            <text:p/>
          </draw:line>
          <draw:line draw:style-name="gr1" draw:text-style-name="P1" draw:layer="TiM_F" svg:x1="35.698cm" svg:y1="16.249cm" svg:x2="35.608cm" svg:y2="16.249cm">
            <text:p/>
          </draw:line>
          <draw:line draw:style-name="gr1" draw:text-style-name="P1" draw:layer="TiM_F" svg:x1="35.928cm" svg:y1="16.249cm" svg:x2="36.018cm" svg:y2="16.249cm">
            <text:p/>
          </draw:line>
          <draw:line draw:style-name="gr1" draw:text-style-name="P1" draw:layer="TiM_F" svg:x1="35.763cm" svg:y1="16.249cm" svg:x2="35.863cm" svg:y2="16.249cm">
            <text:p/>
          </draw:line>
          <draw:line draw:style-name="gr1" draw:text-style-name="P1" draw:layer="TiM_F" svg:x1="35.763cm" svg:y1="16.269cm" svg:x2="35.863cm" svg:y2="16.269cm">
            <text:p/>
          </draw:line>
          <draw:polyline draw:style-name="gr1" draw:text-style-name="P1" draw:layer="TiM_F" svg:width="0cm" svg:height="0.019cm" svg:x="35.928cm" svg:y="16.249cm" svg:viewBox="0 0 0 20" draw:points="0,0 0,2 0,4 0,7 0,9 0,11 0,12 0,14 0,16 0,17 0,18 0,19 0,20 0,20 0,20">
            <text:p/>
          </draw:polyline>
          <draw:polyline draw:style-name="gr1" draw:text-style-name="P1" draw:layer="TiM_F" svg:width="0cm" svg:height="0.019cm" svg:x="35.763cm" svg:y="16.249cm" svg:viewBox="0 0 0 20" draw:points="0,0 0,2 0,4 0,7 0,9 0,11 0,12 0,14 0,16 0,17 0,18 0,19 0,20 0,20 0,20">
            <text:p/>
          </draw:polyline>
          <draw:line draw:style-name="gr1" draw:text-style-name="P1" draw:layer="TiM_F" svg:x1="35.928cm" svg:y1="16.269cm" svg:x2="36.018cm" svg:y2="16.269cm">
            <text:p/>
          </draw:line>
          <draw:polyline draw:style-name="gr1" draw:text-style-name="P1" draw:layer="TiM_F" svg:width="0cm" svg:height="0.019cm" svg:x="36.018cm" svg:y="16.249cm" svg:viewBox="0 0 0 20" draw:points="0,20 0,20 0,20 0,19 0,18 0,17 0,16 0,14 0,12 0,11 0,9 0,7 0,4 0,2 0,0">
            <text:p/>
          </draw:polyline>
          <draw:polyline draw:style-name="gr1" draw:text-style-name="P1" draw:layer="TiM_F" svg:width="0cm" svg:height="0.019cm" svg:x="35.698cm" svg:y="16.249cm" svg:viewBox="0 0 0 20" draw:points="0,0 0,2 0,4 0,7 0,9 0,11 0,12 0,14 0,16 0,17 0,18 0,19 0,20 0,20 0,20">
            <text:p/>
          </draw:polyline>
          <draw:line draw:style-name="gr1" draw:text-style-name="P1" draw:layer="TiM_F" svg:x1="35.698cm" svg:y1="16.269cm" svg:x2="35.608cm" svg:y2="16.269cm">
            <text:p/>
          </draw:line>
          <draw:line draw:style-name="gr1" draw:text-style-name="P1" draw:layer="TiM_F" svg:x1="36.061cm" svg:y1="15.829cm" svg:x2="36.061cm" svg:y2="15.754cm">
            <text:p/>
          </draw:line>
          <draw:line draw:style-name="gr1" draw:text-style-name="P1" draw:layer="TiM_F" svg:x1="36.061cm" svg:y1="16.249cm" svg:x2="36.061cm" svg:y2="15.829cm">
            <text:p/>
          </draw:line>
          <draw:polyline draw:style-name="gr1" draw:text-style-name="P1" draw:layer="TiM_F" svg:width="0cm" svg:height="0.019cm" svg:x="35.608cm" svg:y="16.249cm" svg:viewBox="0 0 0 20" draw:points="0,20 0,20 0,20 0,19 0,18 0,17 0,16 0,14 0,12 0,11 0,9 0,7 0,4 0,2 0,0">
            <text:p/>
          </draw:polyline>
          <draw:line draw:style-name="gr1" draw:text-style-name="P1" draw:layer="TiM_F" svg:x1="36.061cm" svg:y1="15.754cm" svg:x2="35.986cm" svg:y2="15.754cm">
            <text:p/>
          </draw:line>
          <draw:line draw:style-name="gr1" draw:text-style-name="P1" draw:layer="TiM_F" svg:x1="35.986cm" svg:y1="15.754cm" svg:x2="35.566cm" svg:y2="15.754cm">
            <text:p/>
          </draw:line>
          <draw:polyline draw:style-name="gr1" draw:text-style-name="P1" draw:layer="TiM_F" svg:width="0cm" svg:height="0.019cm" svg:x="36.018cm" svg:y="15.734cm" svg:viewBox="0 0 0 20" draw:points="0,0 0,0 0,1 0,1 0,2 0,3 0,4 0,6 0,8 0,9 0,11 0,13 0,16 0,18 0,20">
            <text:p/>
          </draw:polyline>
          <draw:line draw:style-name="gr1" draw:text-style-name="P1" draw:layer="TiM_F" svg:x1="35.566cm" svg:y1="15.754cm" svg:x2="35.566cm" svg:y2="16.249cm">
            <text:p/>
          </draw:line>
          <draw:line draw:style-name="gr1" draw:text-style-name="P1" draw:layer="TiM_F" svg:x1="35.928cm" svg:y1="15.734cm" svg:x2="36.018cm" svg:y2="15.734cm">
            <text:p/>
          </draw:line>
          <draw:polyline draw:style-name="gr1" draw:text-style-name="P1" draw:layer="TiM_F" svg:width="0cm" svg:height="0.019cm" svg:x="35.928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5.608cm" svg:y="15.734cm" svg:viewBox="0 0 0 20" draw:points="0,0 0,0 0,1 0,1 0,2 0,3 0,4 0,6 0,8 0,9 0,11 0,13 0,16 0,18 0,20">
            <text:p/>
          </draw:polyline>
          <draw:line draw:style-name="gr1" draw:text-style-name="P1" draw:layer="TiM_F" svg:x1="35.698cm" svg:y1="15.734cm" svg:x2="35.608cm" svg:y2="15.734cm">
            <text:p/>
          </draw:line>
          <draw:polyline draw:style-name="gr1" draw:text-style-name="P1" draw:layer="TiM_F" svg:width="0cm" svg:height="0.019cm" svg:x="35.863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5.698cm" svg:y="15.734cm" svg:viewBox="0 0 0 20" draw:points="0,20 0,18 0,16 0,13 0,11 0,9 0,8 0,6 0,4 0,3 0,2 0,1 0,1 0,0 0,0">
            <text:p/>
          </draw:polyline>
          <draw:line draw:style-name="gr1" draw:text-style-name="P1" draw:layer="TiM_F" svg:x1="35.763cm" svg:y1="15.734cm" svg:x2="35.863cm" svg:y2="15.734cm">
            <text:p/>
          </draw:line>
          <draw:polyline draw:style-name="gr1" draw:text-style-name="P1" draw:layer="TiM_F" svg:width="0cm" svg:height="0.019cm" svg:x="35.763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5.863cm" svg:y="26.917cm" svg:viewBox="0 0 0 20" draw:points="0,0 0,2 0,4 0,6 0,8 0,10 0,12 0,14 0,15 0,17 0,18 0,19 0,19 0,20 0,20">
            <text:p/>
          </draw:polyline>
          <draw:line draw:style-name="gr1" draw:text-style-name="P1" draw:layer="TiM_F" svg:x1="35.566cm" svg:y1="26.917cm" svg:x2="36.061cm" svg:y2="26.917cm">
            <text:p/>
          </draw:line>
          <draw:line draw:style-name="gr1" draw:text-style-name="P1" draw:layer="TiM_F" svg:x1="35.698cm" svg:y1="26.917cm" svg:x2="35.608cm" svg:y2="26.917cm">
            <text:p/>
          </draw:line>
          <draw:line draw:style-name="gr1" draw:text-style-name="P1" draw:layer="TiM_F" svg:x1="35.928cm" svg:y1="26.917cm" svg:x2="36.018cm" svg:y2="26.917cm">
            <text:p/>
          </draw:line>
          <draw:line draw:style-name="gr1" draw:text-style-name="P1" draw:layer="TiM_F" svg:x1="35.763cm" svg:y1="26.917cm" svg:x2="35.863cm" svg:y2="26.917cm">
            <text:p/>
          </draw:line>
          <draw:line draw:style-name="gr1" draw:text-style-name="P1" draw:layer="TiM_F" svg:x1="35.763cm" svg:y1="26.937cm" svg:x2="35.863cm" svg:y2="26.937cm">
            <text:p/>
          </draw:line>
          <draw:polyline draw:style-name="gr1" draw:text-style-name="P1" draw:layer="TiM_F" svg:width="0cm" svg:height="0.019cm" svg:x="35.928cm" svg:y="26.917cm" svg:viewBox="0 0 0 20" draw:points="0,0 0,2 0,4 0,6 0,8 0,10 0,12 0,14 0,15 0,17 0,18 0,19 0,19 0,20 0,20">
            <text:p/>
          </draw:polyline>
          <draw:polyline draw:style-name="gr1" draw:text-style-name="P1" draw:layer="TiM_F" svg:width="0cm" svg:height="0.019cm" svg:x="35.763cm" svg:y="26.917cm" svg:viewBox="0 0 0 20" draw:points="0,0 0,2 0,4 0,6 0,8 0,10 0,12 0,14 0,15 0,17 0,18 0,19 0,19 0,20 0,20">
            <text:p/>
          </draw:polyline>
          <draw:line draw:style-name="gr1" draw:text-style-name="P1" draw:layer="TiM_F" svg:x1="35.928cm" svg:y1="26.937cm" svg:x2="36.018cm" svg:y2="26.937cm">
            <text:p/>
          </draw:line>
          <draw:polyline draw:style-name="gr1" draw:text-style-name="P1" draw:layer="TiM_F" svg:width="0cm" svg:height="0.019cm" svg:x="36.018cm" svg:y="26.917cm" svg:viewBox="0 0 0 20" draw:points="0,20 0,20 0,19 0,19 0,18 0,17 0,15 0,14 0,12 0,10 0,8 0,6 0,4 0,2 0,0">
            <text:p/>
          </draw:polyline>
          <draw:polyline draw:style-name="gr1" draw:text-style-name="P1" draw:layer="TiM_F" svg:width="0cm" svg:height="0.019cm" svg:x="35.698cm" svg:y="26.917cm" svg:viewBox="0 0 0 20" draw:points="0,0 0,2 0,4 0,6 0,8 0,10 0,12 0,14 0,15 0,17 0,18 0,19 0,19 0,20 0,20">
            <text:p/>
          </draw:polyline>
          <draw:line draw:style-name="gr1" draw:text-style-name="P1" draw:layer="TiM_F" svg:x1="35.698cm" svg:y1="26.937cm" svg:x2="35.608cm" svg:y2="26.937cm">
            <text:p/>
          </draw:line>
          <draw:line draw:style-name="gr1" draw:text-style-name="P1" draw:layer="TiM_F" svg:x1="36.061cm" svg:y1="26.497cm" svg:x2="36.061cm" svg:y2="26.422cm">
            <text:p/>
          </draw:line>
          <draw:line draw:style-name="gr1" draw:text-style-name="P1" draw:layer="TiM_F" svg:x1="36.061cm" svg:y1="26.917cm" svg:x2="36.061cm" svg:y2="26.497cm">
            <text:p/>
          </draw:line>
          <draw:polyline draw:style-name="gr1" draw:text-style-name="P1" draw:layer="TiM_F" svg:width="0cm" svg:height="0.019cm" svg:x="35.608cm" svg:y="26.917cm" svg:viewBox="0 0 0 20" draw:points="0,20 0,20 0,19 0,19 0,18 0,17 0,15 0,14 0,12 0,10 0,8 0,6 0,4 0,2 0,0">
            <text:p/>
          </draw:polyline>
          <draw:line draw:style-name="gr1" draw:text-style-name="P1" draw:layer="TiM_F" svg:x1="36.061cm" svg:y1="26.422cm" svg:x2="35.986cm" svg:y2="26.422cm">
            <text:p/>
          </draw:line>
          <draw:line draw:style-name="gr1" draw:text-style-name="P1" draw:layer="TiM_F" svg:x1="35.986cm" svg:y1="26.422cm" svg:x2="35.566cm" svg:y2="26.422cm">
            <text:p/>
          </draw:line>
          <draw:polyline draw:style-name="gr1" draw:text-style-name="P1" draw:layer="TiM_F" svg:width="0cm" svg:height="0.019cm" svg:x="36.018cm" svg:y="26.402cm" svg:viewBox="0 0 0 20" draw:points="0,0 0,0 0,0 0,1 0,2 0,3 0,4 0,6 0,7 0,9 0,11 0,13 0,15 0,17 0,20">
            <text:p/>
          </draw:polyline>
          <draw:line draw:style-name="gr1" draw:text-style-name="P1" draw:layer="TiM_F" svg:x1="35.566cm" svg:y1="26.422cm" svg:x2="35.566cm" svg:y2="26.917cm">
            <text:p/>
          </draw:line>
          <draw:line draw:style-name="gr1" draw:text-style-name="P1" draw:layer="TiM_F" svg:x1="35.928cm" svg:y1="26.402cm" svg:x2="36.018cm" svg:y2="26.402cm">
            <text:p/>
          </draw:line>
          <draw:polyline draw:style-name="gr1" draw:text-style-name="P1" draw:layer="TiM_F" svg:width="0cm" svg:height="0.019cm" svg:x="35.928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35.608cm" svg:y="26.402cm" svg:viewBox="0 0 0 20" draw:points="0,0 0,0 0,0 0,1 0,2 0,3 0,4 0,6 0,7 0,9 0,11 0,13 0,15 0,17 0,20">
            <text:p/>
          </draw:polyline>
          <draw:line draw:style-name="gr1" draw:text-style-name="P1" draw:layer="TiM_F" svg:x1="35.698cm" svg:y1="26.402cm" svg:x2="35.608cm" svg:y2="26.402cm">
            <text:p/>
          </draw:line>
          <draw:polyline draw:style-name="gr1" draw:text-style-name="P1" draw:layer="TiM_F" svg:width="0cm" svg:height="0.019cm" svg:x="35.863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35.698cm" svg:y="26.402cm" svg:viewBox="0 0 0 20" draw:points="0,20 0,17 0,15 0,13 0,11 0,9 0,7 0,6 0,4 0,3 0,2 0,1 0,0 0,0 0,0">
            <text:p/>
          </draw:polyline>
          <draw:line draw:style-name="gr1" draw:text-style-name="P1" draw:layer="TiM_F" svg:x1="35.763cm" svg:y1="26.402cm" svg:x2="35.863cm" svg:y2="26.402cm">
            <text:p/>
          </draw:line>
          <draw:polyline draw:style-name="gr1" draw:text-style-name="P1" draw:layer="TiM_F" svg:width="0cm" svg:height="0.019cm" svg:x="35.763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37.387cm" svg:y="26.917cm" svg:viewBox="0 0 0 20" draw:points="0,0 0,2 0,4 0,6 0,8 0,10 0,12 0,14 0,15 0,17 0,18 0,19 0,19 0,20 0,20">
            <text:p/>
          </draw:polyline>
          <draw:line draw:style-name="gr1" draw:text-style-name="P1" draw:layer="TiM_F" svg:x1="37.09cm" svg:y1="26.917cm" svg:x2="37.585cm" svg:y2="26.917cm">
            <text:p/>
          </draw:line>
          <draw:line draw:style-name="gr1" draw:text-style-name="P1" draw:layer="TiM_F" svg:x1="37.222cm" svg:y1="26.917cm" svg:x2="37.132cm" svg:y2="26.917cm">
            <text:p/>
          </draw:line>
          <draw:line draw:style-name="gr1" draw:text-style-name="P1" draw:layer="TiM_F" svg:x1="37.452cm" svg:y1="26.917cm" svg:x2="37.542cm" svg:y2="26.917cm">
            <text:p/>
          </draw:line>
          <draw:line draw:style-name="gr1" draw:text-style-name="P1" draw:layer="TiM_F" svg:x1="37.287cm" svg:y1="26.917cm" svg:x2="37.387cm" svg:y2="26.917cm">
            <text:p/>
          </draw:line>
          <draw:line draw:style-name="gr1" draw:text-style-name="P1" draw:layer="TiM_F" svg:x1="37.287cm" svg:y1="26.937cm" svg:x2="37.387cm" svg:y2="26.937cm">
            <text:p/>
          </draw:line>
          <draw:polyline draw:style-name="gr1" draw:text-style-name="P1" draw:layer="TiM_F" svg:width="0cm" svg:height="0.019cm" svg:x="37.452cm" svg:y="26.917cm" svg:viewBox="0 0 0 20" draw:points="0,0 0,2 0,4 0,6 0,8 0,10 0,12 0,14 0,15 0,17 0,18 0,19 0,19 0,20 0,20">
            <text:p/>
          </draw:polyline>
          <draw:polyline draw:style-name="gr1" draw:text-style-name="P1" draw:layer="TiM_F" svg:width="0cm" svg:height="0.019cm" svg:x="37.287cm" svg:y="26.917cm" svg:viewBox="0 0 0 20" draw:points="0,0 0,2 0,4 0,6 0,8 0,10 0,12 0,14 0,15 0,17 0,18 0,19 0,19 0,20 0,20">
            <text:p/>
          </draw:polyline>
          <draw:line draw:style-name="gr1" draw:text-style-name="P1" draw:layer="TiM_F" svg:x1="37.452cm" svg:y1="26.937cm" svg:x2="37.542cm" svg:y2="26.937cm">
            <text:p/>
          </draw:line>
          <draw:polyline draw:style-name="gr1" draw:text-style-name="P1" draw:layer="TiM_F" svg:width="0cm" svg:height="0.019cm" svg:x="37.542cm" svg:y="26.917cm" svg:viewBox="0 0 0 20" draw:points="0,20 0,20 0,19 0,19 0,18 0,17 0,15 0,14 0,12 0,10 0,8 0,6 0,4 0,2 0,0">
            <text:p/>
          </draw:polyline>
          <draw:polyline draw:style-name="gr1" draw:text-style-name="P1" draw:layer="TiM_F" svg:width="0cm" svg:height="0.019cm" svg:x="37.222cm" svg:y="26.917cm" svg:viewBox="0 0 0 20" draw:points="0,0 0,2 0,4 0,6 0,8 0,10 0,12 0,14 0,15 0,17 0,18 0,19 0,19 0,20 0,20">
            <text:p/>
          </draw:polyline>
          <draw:line draw:style-name="gr1" draw:text-style-name="P1" draw:layer="TiM_F" svg:x1="37.222cm" svg:y1="26.937cm" svg:x2="37.132cm" svg:y2="26.937cm">
            <text:p/>
          </draw:line>
          <draw:line draw:style-name="gr1" draw:text-style-name="P1" draw:layer="TiM_F" svg:x1="37.585cm" svg:y1="26.497cm" svg:x2="37.585cm" svg:y2="26.422cm">
            <text:p/>
          </draw:line>
          <draw:line draw:style-name="gr1" draw:text-style-name="P1" draw:layer="TiM_F" svg:x1="37.585cm" svg:y1="26.917cm" svg:x2="37.585cm" svg:y2="26.497cm">
            <text:p/>
          </draw:line>
          <draw:polyline draw:style-name="gr1" draw:text-style-name="P1" draw:layer="TiM_F" svg:width="0cm" svg:height="0.019cm" svg:x="37.132cm" svg:y="26.917cm" svg:viewBox="0 0 0 20" draw:points="0,20 0,20 0,19 0,19 0,18 0,17 0,15 0,14 0,12 0,10 0,8 0,6 0,4 0,2 0,0">
            <text:p/>
          </draw:polyline>
          <draw:line draw:style-name="gr1" draw:text-style-name="P1" draw:layer="TiM_F" svg:x1="37.585cm" svg:y1="26.422cm" svg:x2="37.51cm" svg:y2="26.422cm">
            <text:p/>
          </draw:line>
          <draw:line draw:style-name="gr1" draw:text-style-name="P1" draw:layer="TiM_F" svg:x1="37.51cm" svg:y1="26.422cm" svg:x2="37.09cm" svg:y2="26.422cm">
            <text:p/>
          </draw:line>
          <draw:polyline draw:style-name="gr1" draw:text-style-name="P1" draw:layer="TiM_F" svg:width="0cm" svg:height="0.019cm" svg:x="37.542cm" svg:y="26.402cm" svg:viewBox="0 0 0 20" draw:points="0,0 0,0 0,0 0,1 0,2 0,3 0,4 0,6 0,7 0,9 0,11 0,13 0,15 0,17 0,20">
            <text:p/>
          </draw:polyline>
          <draw:line draw:style-name="gr1" draw:text-style-name="P1" draw:layer="TiM_F" svg:x1="37.09cm" svg:y1="26.422cm" svg:x2="37.09cm" svg:y2="26.917cm">
            <text:p/>
          </draw:line>
          <draw:line draw:style-name="gr1" draw:text-style-name="P1" draw:layer="TiM_F" svg:x1="37.452cm" svg:y1="26.402cm" svg:x2="37.542cm" svg:y2="26.402cm">
            <text:p/>
          </draw:line>
          <draw:polyline draw:style-name="gr1" draw:text-style-name="P1" draw:layer="TiM_F" svg:width="0cm" svg:height="0.019cm" svg:x="37.452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37.132cm" svg:y="26.402cm" svg:viewBox="0 0 0 20" draw:points="0,0 0,0 0,0 0,1 0,2 0,3 0,4 0,6 0,7 0,9 0,11 0,13 0,15 0,17 0,20">
            <text:p/>
          </draw:polyline>
          <draw:line draw:style-name="gr1" draw:text-style-name="P1" draw:layer="TiM_F" svg:x1="37.222cm" svg:y1="26.402cm" svg:x2="37.132cm" svg:y2="26.402cm">
            <text:p/>
          </draw:line>
          <draw:polyline draw:style-name="gr1" draw:text-style-name="P1" draw:layer="TiM_F" svg:width="0cm" svg:height="0.019cm" svg:x="37.387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37.222cm" svg:y="26.402cm" svg:viewBox="0 0 0 20" draw:points="0,20 0,17 0,15 0,13 0,11 0,9 0,7 0,6 0,4 0,3 0,2 0,1 0,0 0,0 0,0">
            <text:p/>
          </draw:polyline>
          <draw:line draw:style-name="gr1" draw:text-style-name="P1" draw:layer="TiM_F" svg:x1="37.287cm" svg:y1="26.402cm" svg:x2="37.387cm" svg:y2="26.402cm">
            <text:p/>
          </draw:line>
          <draw:polyline draw:style-name="gr1" draw:text-style-name="P1" draw:layer="TiM_F" svg:width="0cm" svg:height="0.019cm" svg:x="37.287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34.339cm" svg:y="16.249cm" svg:viewBox="0 0 0 20" draw:points="0,0 0,2 0,4 0,7 0,9 0,11 0,12 0,14 0,16 0,17 0,18 0,19 0,20 0,20 0,20">
            <text:p/>
          </draw:polyline>
          <draw:line draw:style-name="gr1" draw:text-style-name="P1" draw:layer="TiM_F" svg:x1="34.042cm" svg:y1="16.249cm" svg:x2="34.537cm" svg:y2="16.249cm">
            <text:p/>
          </draw:line>
          <draw:line draw:style-name="gr1" draw:text-style-name="P1" draw:layer="TiM_F" svg:x1="34.174cm" svg:y1="16.249cm" svg:x2="34.084cm" svg:y2="16.249cm">
            <text:p/>
          </draw:line>
          <draw:line draw:style-name="gr1" draw:text-style-name="P1" draw:layer="TiM_F" svg:x1="34.404cm" svg:y1="16.249cm" svg:x2="34.494cm" svg:y2="16.249cm">
            <text:p/>
          </draw:line>
          <draw:line draw:style-name="gr1" draw:text-style-name="P1" draw:layer="TiM_F" svg:x1="34.239cm" svg:y1="16.249cm" svg:x2="34.339cm" svg:y2="16.249cm">
            <text:p/>
          </draw:line>
          <draw:line draw:style-name="gr1" draw:text-style-name="P1" draw:layer="TiM_F" svg:x1="34.239cm" svg:y1="16.269cm" svg:x2="34.339cm" svg:y2="16.269cm">
            <text:p/>
          </draw:line>
          <draw:polyline draw:style-name="gr1" draw:text-style-name="P1" draw:layer="TiM_F" svg:width="0cm" svg:height="0.019cm" svg:x="34.404cm" svg:y="16.249cm" svg:viewBox="0 0 0 20" draw:points="0,0 0,2 0,4 0,7 0,9 0,11 0,12 0,14 0,16 0,17 0,18 0,19 0,20 0,20 0,20">
            <text:p/>
          </draw:polyline>
          <draw:polyline draw:style-name="gr1" draw:text-style-name="P1" draw:layer="TiM_F" svg:width="0cm" svg:height="0.019cm" svg:x="34.239cm" svg:y="16.249cm" svg:viewBox="0 0 0 20" draw:points="0,0 0,2 0,4 0,7 0,9 0,11 0,12 0,14 0,16 0,17 0,18 0,19 0,20 0,20 0,20">
            <text:p/>
          </draw:polyline>
          <draw:line draw:style-name="gr1" draw:text-style-name="P1" draw:layer="TiM_F" svg:x1="34.404cm" svg:y1="16.269cm" svg:x2="34.494cm" svg:y2="16.269cm">
            <text:p/>
          </draw:line>
          <draw:polyline draw:style-name="gr1" draw:text-style-name="P1" draw:layer="TiM_F" svg:width="0cm" svg:height="0.019cm" svg:x="34.494cm" svg:y="16.249cm" svg:viewBox="0 0 0 20" draw:points="0,20 0,20 0,20 0,19 0,18 0,17 0,16 0,14 0,12 0,11 0,9 0,7 0,4 0,2 0,0">
            <text:p/>
          </draw:polyline>
          <draw:polyline draw:style-name="gr1" draw:text-style-name="P1" draw:layer="TiM_F" svg:width="0cm" svg:height="0.019cm" svg:x="34.174cm" svg:y="16.249cm" svg:viewBox="0 0 0 20" draw:points="0,0 0,2 0,4 0,7 0,9 0,11 0,12 0,14 0,16 0,17 0,18 0,19 0,20 0,20 0,20">
            <text:p/>
          </draw:polyline>
          <draw:line draw:style-name="gr1" draw:text-style-name="P1" draw:layer="TiM_F" svg:x1="34.174cm" svg:y1="16.269cm" svg:x2="34.084cm" svg:y2="16.269cm">
            <text:p/>
          </draw:line>
          <draw:line draw:style-name="gr1" draw:text-style-name="P1" draw:layer="TiM_F" svg:x1="34.537cm" svg:y1="15.829cm" svg:x2="34.537cm" svg:y2="15.754cm">
            <text:p/>
          </draw:line>
          <draw:line draw:style-name="gr1" draw:text-style-name="P1" draw:layer="TiM_F" svg:x1="34.537cm" svg:y1="16.249cm" svg:x2="34.537cm" svg:y2="15.829cm">
            <text:p/>
          </draw:line>
          <draw:polyline draw:style-name="gr1" draw:text-style-name="P1" draw:layer="TiM_F" svg:width="0cm" svg:height="0.019cm" svg:x="34.084cm" svg:y="16.249cm" svg:viewBox="0 0 0 20" draw:points="0,20 0,20 0,20 0,19 0,18 0,17 0,16 0,14 0,12 0,11 0,9 0,7 0,4 0,2 0,0">
            <text:p/>
          </draw:polyline>
          <draw:line draw:style-name="gr1" draw:text-style-name="P1" draw:layer="TiM_F" svg:x1="34.537cm" svg:y1="15.754cm" svg:x2="34.462cm" svg:y2="15.754cm">
            <text:p/>
          </draw:line>
          <draw:line draw:style-name="gr1" draw:text-style-name="P1" draw:layer="TiM_F" svg:x1="34.462cm" svg:y1="15.754cm" svg:x2="34.042cm" svg:y2="15.754cm">
            <text:p/>
          </draw:line>
          <draw:polyline draw:style-name="gr1" draw:text-style-name="P1" draw:layer="TiM_F" svg:width="0cm" svg:height="0.019cm" svg:x="34.494cm" svg:y="15.734cm" svg:viewBox="0 0 0 20" draw:points="0,0 0,0 0,1 0,1 0,2 0,3 0,4 0,6 0,8 0,9 0,11 0,13 0,16 0,18 0,20">
            <text:p/>
          </draw:polyline>
          <draw:line draw:style-name="gr1" draw:text-style-name="P1" draw:layer="TiM_F" svg:x1="34.042cm" svg:y1="15.754cm" svg:x2="34.042cm" svg:y2="16.249cm">
            <text:p/>
          </draw:line>
          <draw:line draw:style-name="gr1" draw:text-style-name="P1" draw:layer="TiM_F" svg:x1="34.404cm" svg:y1="15.734cm" svg:x2="34.494cm" svg:y2="15.734cm">
            <text:p/>
          </draw:line>
          <draw:polyline draw:style-name="gr1" draw:text-style-name="P1" draw:layer="TiM_F" svg:width="0cm" svg:height="0.019cm" svg:x="34.404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4.084cm" svg:y="15.734cm" svg:viewBox="0 0 0 20" draw:points="0,0 0,0 0,1 0,1 0,2 0,3 0,4 0,6 0,8 0,9 0,11 0,13 0,16 0,18 0,20">
            <text:p/>
          </draw:polyline>
          <draw:line draw:style-name="gr1" draw:text-style-name="P1" draw:layer="TiM_F" svg:x1="34.174cm" svg:y1="15.734cm" svg:x2="34.084cm" svg:y2="15.734cm">
            <text:p/>
          </draw:line>
          <draw:polyline draw:style-name="gr1" draw:text-style-name="P1" draw:layer="TiM_F" svg:width="0cm" svg:height="0.019cm" svg:x="34.339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4.174cm" svg:y="15.734cm" svg:viewBox="0 0 0 20" draw:points="0,20 0,18 0,16 0,13 0,11 0,9 0,8 0,6 0,4 0,3 0,2 0,1 0,1 0,0 0,0">
            <text:p/>
          </draw:polyline>
          <draw:line draw:style-name="gr1" draw:text-style-name="P1" draw:layer="TiM_F" svg:x1="34.239cm" svg:y1="15.734cm" svg:x2="34.339cm" svg:y2="15.734cm">
            <text:p/>
          </draw:line>
          <draw:polyline draw:style-name="gr1" draw:text-style-name="P1" draw:layer="TiM_F" svg:width="0cm" svg:height="0.019cm" svg:x="34.239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4.339cm" svg:y="20.821cm" svg:viewBox="0 0 0 20" draw:points="0,0 0,2 0,4 0,6 0,9 0,11 0,12 0,14 0,16 0,17 0,18 0,19 0,19 0,20 0,20">
            <text:p/>
          </draw:polyline>
          <draw:line draw:style-name="gr1" draw:text-style-name="P1" draw:layer="TiM_F" svg:x1="34.042cm" svg:y1="20.821cm" svg:x2="34.537cm" svg:y2="20.821cm">
            <text:p/>
          </draw:line>
          <draw:line draw:style-name="gr1" draw:text-style-name="P1" draw:layer="TiM_F" svg:x1="34.174cm" svg:y1="20.821cm" svg:x2="34.084cm" svg:y2="20.821cm">
            <text:p/>
          </draw:line>
          <draw:line draw:style-name="gr1" draw:text-style-name="P1" draw:layer="TiM_F" svg:x1="34.404cm" svg:y1="20.821cm" svg:x2="34.494cm" svg:y2="20.821cm">
            <text:p/>
          </draw:line>
          <draw:line draw:style-name="gr1" draw:text-style-name="P1" draw:layer="TiM_F" svg:x1="34.239cm" svg:y1="20.821cm" svg:x2="34.339cm" svg:y2="20.821cm">
            <text:p/>
          </draw:line>
          <draw:line draw:style-name="gr1" draw:text-style-name="P1" draw:layer="TiM_F" svg:x1="34.239cm" svg:y1="20.841cm" svg:x2="34.339cm" svg:y2="20.841cm">
            <text:p/>
          </draw:line>
          <draw:polyline draw:style-name="gr1" draw:text-style-name="P1" draw:layer="TiM_F" svg:width="0cm" svg:height="0.019cm" svg:x="34.404cm" svg:y="20.821cm" svg:viewBox="0 0 0 20" draw:points="0,0 0,2 0,4 0,6 0,9 0,11 0,12 0,14 0,16 0,17 0,18 0,19 0,19 0,20 0,20">
            <text:p/>
          </draw:polyline>
          <draw:polyline draw:style-name="gr1" draw:text-style-name="P1" draw:layer="TiM_F" svg:width="0cm" svg:height="0.019cm" svg:x="34.239cm" svg:y="20.821cm" svg:viewBox="0 0 0 20" draw:points="0,0 0,2 0,4 0,6 0,9 0,11 0,12 0,14 0,16 0,17 0,18 0,19 0,19 0,20 0,20">
            <text:p/>
          </draw:polyline>
          <draw:line draw:style-name="gr1" draw:text-style-name="P1" draw:layer="TiM_F" svg:x1="34.404cm" svg:y1="20.841cm" svg:x2="34.494cm" svg:y2="20.841cm">
            <text:p/>
          </draw:line>
          <draw:polyline draw:style-name="gr1" draw:text-style-name="P1" draw:layer="TiM_F" svg:width="0cm" svg:height="0.019cm" svg:x="34.494cm" svg:y="20.821cm" svg:viewBox="0 0 0 20" draw:points="0,20 0,20 0,19 0,19 0,18 0,17 0,16 0,14 0,12 0,11 0,9 0,6 0,4 0,2 0,0">
            <text:p/>
          </draw:polyline>
          <draw:polyline draw:style-name="gr1" draw:text-style-name="P1" draw:layer="TiM_F" svg:width="0cm" svg:height="0.019cm" svg:x="34.174cm" svg:y="20.821cm" svg:viewBox="0 0 0 20" draw:points="0,0 0,2 0,4 0,6 0,9 0,11 0,12 0,14 0,16 0,17 0,18 0,19 0,19 0,20 0,20">
            <text:p/>
          </draw:polyline>
          <draw:line draw:style-name="gr1" draw:text-style-name="P1" draw:layer="TiM_F" svg:x1="34.174cm" svg:y1="20.841cm" svg:x2="34.084cm" svg:y2="20.841cm">
            <text:p/>
          </draw:line>
          <draw:line draw:style-name="gr1" draw:text-style-name="P1" draw:layer="TiM_F" svg:x1="34.537cm" svg:y1="20.401cm" svg:x2="34.537cm" svg:y2="20.326cm">
            <text:p/>
          </draw:line>
          <draw:line draw:style-name="gr1" draw:text-style-name="P1" draw:layer="TiM_F" svg:x1="34.537cm" svg:y1="20.821cm" svg:x2="34.537cm" svg:y2="20.401cm">
            <text:p/>
          </draw:line>
          <draw:polyline draw:style-name="gr1" draw:text-style-name="P1" draw:layer="TiM_F" svg:width="0cm" svg:height="0.019cm" svg:x="34.084cm" svg:y="20.821cm" svg:viewBox="0 0 0 20" draw:points="0,20 0,20 0,19 0,19 0,18 0,17 0,16 0,14 0,12 0,11 0,9 0,6 0,4 0,2 0,0">
            <text:p/>
          </draw:polyline>
          <draw:line draw:style-name="gr1" draw:text-style-name="P1" draw:layer="TiM_F" svg:x1="34.404cm" svg:y1="20.326cm" svg:x2="34.462cm" svg:y2="20.326cm">
            <text:p/>
          </draw:line>
          <draw:line draw:style-name="gr1" draw:text-style-name="P1" draw:layer="TiM_F" svg:x1="34.537cm" svg:y1="20.326cm" svg:x2="34.462cm" svg:y2="20.326cm">
            <text:p/>
          </draw:line>
          <draw:line draw:style-name="gr1" draw:text-style-name="P1" draw:layer="TiM_F" svg:x1="34.462cm" svg:y1="20.326cm" svg:x2="34.042cm" svg:y2="20.326cm">
            <text:p/>
          </draw:line>
          <draw:polyline draw:style-name="gr1" draw:text-style-name="P1" draw:layer="TiM_F" svg:width="0cm" svg:height="0.019cm" svg:x="34.494cm" svg:y="20.306cm" svg:viewBox="0 0 0 20" draw:points="0,0 0,0 0,0 0,1 0,2 0,3 0,4 0,6 0,7 0,9 0,11 0,13 0,15 0,18 0,20">
            <text:p/>
          </draw:polyline>
          <draw:line draw:style-name="gr1" draw:text-style-name="P1" draw:layer="TiM_F" svg:x1="34.042cm" svg:y1="20.326cm" svg:x2="34.042cm" svg:y2="20.821cm">
            <text:p/>
          </draw:line>
          <draw:line draw:style-name="gr1" draw:text-style-name="P1" draw:layer="TiM_F" svg:x1="34.404cm" svg:y1="20.306cm" svg:x2="34.494cm" svg:y2="20.306cm">
            <text:p/>
          </draw:line>
          <draw:polyline draw:style-name="gr1" draw:text-style-name="P1" draw:layer="TiM_F" svg:width="0cm" svg:height="0.019cm" svg:x="34.404cm" svg:y="20.306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34.084cm" svg:y="20.306cm" svg:viewBox="0 0 0 20" draw:points="0,0 0,0 0,0 0,1 0,2 0,3 0,4 0,6 0,7 0,9 0,11 0,13 0,15 0,18 0,20">
            <text:p/>
          </draw:polyline>
          <draw:line draw:style-name="gr1" draw:text-style-name="P1" draw:layer="TiM_F" svg:x1="34.174cm" svg:y1="20.306cm" svg:x2="34.084cm" svg:y2="20.306cm">
            <text:p/>
          </draw:line>
          <draw:polyline draw:style-name="gr1" draw:text-style-name="P1" draw:layer="TiM_F" svg:width="0cm" svg:height="0.019cm" svg:x="34.339cm" svg:y="20.306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34.174cm" svg:y="20.306cm" svg:viewBox="0 0 0 20" draw:points="0,20 0,18 0,15 0,13 0,11 0,9 0,7 0,6 0,4 0,3 0,2 0,1 0,0 0,0 0,0">
            <text:p/>
          </draw:polyline>
          <draw:line draw:style-name="gr1" draw:text-style-name="P1" draw:layer="TiM_F" svg:x1="34.239cm" svg:y1="20.306cm" svg:x2="34.339cm" svg:y2="20.306cm">
            <text:p/>
          </draw:line>
          <draw:polyline draw:style-name="gr1" draw:text-style-name="P1" draw:layer="TiM_F" svg:width="0cm" svg:height="0.019cm" svg:x="34.239cm" svg:y="20.306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34.339cm" svg:y="26.917cm" svg:viewBox="0 0 0 20" draw:points="0,0 0,2 0,4 0,6 0,8 0,10 0,12 0,14 0,15 0,17 0,18 0,19 0,19 0,20 0,20">
            <text:p/>
          </draw:polyline>
          <draw:line draw:style-name="gr1" draw:text-style-name="P1" draw:layer="TiM_F" svg:x1="34.042cm" svg:y1="26.917cm" svg:x2="34.537cm" svg:y2="26.917cm">
            <text:p/>
          </draw:line>
          <draw:line draw:style-name="gr1" draw:text-style-name="P1" draw:layer="TiM_F" svg:x1="34.174cm" svg:y1="26.917cm" svg:x2="34.084cm" svg:y2="26.917cm">
            <text:p/>
          </draw:line>
          <draw:line draw:style-name="gr1" draw:text-style-name="P1" draw:layer="TiM_F" svg:x1="34.404cm" svg:y1="26.917cm" svg:x2="34.494cm" svg:y2="26.917cm">
            <text:p/>
          </draw:line>
          <draw:line draw:style-name="gr1" draw:text-style-name="P1" draw:layer="TiM_F" svg:x1="34.239cm" svg:y1="26.917cm" svg:x2="34.339cm" svg:y2="26.917cm">
            <text:p/>
          </draw:line>
          <draw:line draw:style-name="gr1" draw:text-style-name="P1" draw:layer="TiM_F" svg:x1="34.239cm" svg:y1="26.937cm" svg:x2="34.339cm" svg:y2="26.937cm">
            <text:p/>
          </draw:line>
          <draw:polyline draw:style-name="gr1" draw:text-style-name="P1" draw:layer="TiM_F" svg:width="0cm" svg:height="0.019cm" svg:x="34.404cm" svg:y="26.917cm" svg:viewBox="0 0 0 20" draw:points="0,0 0,2 0,4 0,6 0,8 0,10 0,12 0,14 0,15 0,17 0,18 0,19 0,19 0,20 0,20">
            <text:p/>
          </draw:polyline>
          <draw:polyline draw:style-name="gr1" draw:text-style-name="P1" draw:layer="TiM_F" svg:width="0cm" svg:height="0.019cm" svg:x="34.239cm" svg:y="26.917cm" svg:viewBox="0 0 0 20" draw:points="0,0 0,2 0,4 0,6 0,8 0,10 0,12 0,14 0,15 0,17 0,18 0,19 0,19 0,20 0,20">
            <text:p/>
          </draw:polyline>
          <draw:line draw:style-name="gr1" draw:text-style-name="P1" draw:layer="TiM_F" svg:x1="34.404cm" svg:y1="26.937cm" svg:x2="34.494cm" svg:y2="26.937cm">
            <text:p/>
          </draw:line>
          <draw:polyline draw:style-name="gr1" draw:text-style-name="P1" draw:layer="TiM_F" svg:width="0cm" svg:height="0.019cm" svg:x="34.494cm" svg:y="26.917cm" svg:viewBox="0 0 0 20" draw:points="0,20 0,20 0,19 0,19 0,18 0,17 0,15 0,14 0,12 0,10 0,8 0,6 0,4 0,2 0,0">
            <text:p/>
          </draw:polyline>
          <draw:polyline draw:style-name="gr1" draw:text-style-name="P1" draw:layer="TiM_F" svg:width="0cm" svg:height="0.019cm" svg:x="34.174cm" svg:y="26.917cm" svg:viewBox="0 0 0 20" draw:points="0,0 0,2 0,4 0,6 0,8 0,10 0,12 0,14 0,15 0,17 0,18 0,19 0,19 0,20 0,20">
            <text:p/>
          </draw:polyline>
          <draw:line draw:style-name="gr1" draw:text-style-name="P1" draw:layer="TiM_F" svg:x1="34.174cm" svg:y1="26.937cm" svg:x2="34.084cm" svg:y2="26.937cm">
            <text:p/>
          </draw:line>
          <draw:line draw:style-name="gr1" draw:text-style-name="P1" draw:layer="TiM_F" svg:x1="34.537cm" svg:y1="26.497cm" svg:x2="34.537cm" svg:y2="26.422cm">
            <text:p/>
          </draw:line>
          <draw:line draw:style-name="gr1" draw:text-style-name="P1" draw:layer="TiM_F" svg:x1="34.537cm" svg:y1="26.917cm" svg:x2="34.537cm" svg:y2="26.497cm">
            <text:p/>
          </draw:line>
          <draw:polyline draw:style-name="gr1" draw:text-style-name="P1" draw:layer="TiM_F" svg:width="0cm" svg:height="0.019cm" svg:x="34.084cm" svg:y="26.917cm" svg:viewBox="0 0 0 20" draw:points="0,20 0,20 0,19 0,19 0,18 0,17 0,15 0,14 0,12 0,10 0,8 0,6 0,4 0,2 0,0">
            <text:p/>
          </draw:polyline>
          <draw:line draw:style-name="gr1" draw:text-style-name="P1" draw:layer="TiM_F" svg:x1="34.537cm" svg:y1="26.422cm" svg:x2="34.462cm" svg:y2="26.422cm">
            <text:p/>
          </draw:line>
          <draw:line draw:style-name="gr1" draw:text-style-name="P1" draw:layer="TiM_F" svg:x1="34.462cm" svg:y1="26.422cm" svg:x2="34.042cm" svg:y2="26.422cm">
            <text:p/>
          </draw:line>
          <draw:polyline draw:style-name="gr1" draw:text-style-name="P1" draw:layer="TiM_F" svg:width="0cm" svg:height="0.019cm" svg:x="34.494cm" svg:y="26.402cm" svg:viewBox="0 0 0 20" draw:points="0,0 0,0 0,0 0,1 0,2 0,3 0,4 0,6 0,7 0,9 0,11 0,13 0,15 0,17 0,20">
            <text:p/>
          </draw:polyline>
          <draw:line draw:style-name="gr1" draw:text-style-name="P1" draw:layer="TiM_F" svg:x1="34.042cm" svg:y1="26.422cm" svg:x2="34.042cm" svg:y2="26.917cm">
            <text:p/>
          </draw:line>
          <draw:line draw:style-name="gr1" draw:text-style-name="P1" draw:layer="TiM_F" svg:x1="34.404cm" svg:y1="26.402cm" svg:x2="34.494cm" svg:y2="26.402cm">
            <text:p/>
          </draw:line>
          <draw:polyline draw:style-name="gr1" draw:text-style-name="P1" draw:layer="TiM_F" svg:width="0cm" svg:height="0.019cm" svg:x="34.404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34.084cm" svg:y="26.402cm" svg:viewBox="0 0 0 20" draw:points="0,0 0,0 0,0 0,1 0,2 0,3 0,4 0,6 0,7 0,9 0,11 0,13 0,15 0,17 0,20">
            <text:p/>
          </draw:polyline>
          <draw:line draw:style-name="gr1" draw:text-style-name="P1" draw:layer="TiM_F" svg:x1="34.174cm" svg:y1="26.402cm" svg:x2="34.084cm" svg:y2="26.402cm">
            <text:p/>
          </draw:line>
          <draw:polyline draw:style-name="gr1" draw:text-style-name="P1" draw:layer="TiM_F" svg:width="0cm" svg:height="0.019cm" svg:x="34.339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34.174cm" svg:y="26.402cm" svg:viewBox="0 0 0 20" draw:points="0,20 0,17 0,15 0,13 0,11 0,9 0,7 0,6 0,4 0,3 0,2 0,1 0,0 0,0 0,0">
            <text:p/>
          </draw:polyline>
          <draw:line draw:style-name="gr1" draw:text-style-name="P1" draw:layer="TiM_F" svg:x1="34.239cm" svg:y1="26.402cm" svg:x2="34.339cm" svg:y2="26.402cm">
            <text:p/>
          </draw:line>
          <draw:polyline draw:style-name="gr1" draw:text-style-name="P1" draw:layer="TiM_F" svg:width="0cm" svg:height="0.019cm" svg:x="34.239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34.339cm" svg:y="22.345cm" svg:viewBox="0 0 0 20" draw:points="0,0 0,2 0,4 0,6 0,9 0,10 0,12 0,14 0,15 0,17 0,18 0,19 0,19 0,20 0,20">
            <text:p/>
          </draw:polyline>
          <draw:line draw:style-name="gr1" draw:text-style-name="P1" draw:layer="TiM_F" svg:x1="34.042cm" svg:y1="22.345cm" svg:x2="34.537cm" svg:y2="22.345cm">
            <text:p/>
          </draw:line>
          <draw:line draw:style-name="gr1" draw:text-style-name="P1" draw:layer="TiM_F" svg:x1="34.174cm" svg:y1="22.345cm" svg:x2="34.084cm" svg:y2="22.345cm">
            <text:p/>
          </draw:line>
          <draw:line draw:style-name="gr1" draw:text-style-name="P1" draw:layer="TiM_F" svg:x1="34.404cm" svg:y1="22.345cm" svg:x2="34.494cm" svg:y2="22.345cm">
            <text:p/>
          </draw:line>
          <draw:line draw:style-name="gr1" draw:text-style-name="P1" draw:layer="TiM_F" svg:x1="34.239cm" svg:y1="22.345cm" svg:x2="34.339cm" svg:y2="22.345cm">
            <text:p/>
          </draw:line>
          <draw:line draw:style-name="gr1" draw:text-style-name="P1" draw:layer="TiM_F" svg:x1="34.239cm" svg:y1="22.365cm" svg:x2="34.339cm" svg:y2="22.365cm">
            <text:p/>
          </draw:line>
          <draw:polyline draw:style-name="gr1" draw:text-style-name="P1" draw:layer="TiM_F" svg:width="0cm" svg:height="0.019cm" svg:x="34.404cm" svg:y="22.345cm" svg:viewBox="0 0 0 20" draw:points="0,0 0,2 0,4 0,6 0,9 0,10 0,12 0,14 0,15 0,17 0,18 0,19 0,19 0,20 0,20">
            <text:p/>
          </draw:polyline>
          <draw:polyline draw:style-name="gr1" draw:text-style-name="P1" draw:layer="TiM_F" svg:width="0cm" svg:height="0.019cm" svg:x="34.239cm" svg:y="22.345cm" svg:viewBox="0 0 0 20" draw:points="0,0 0,2 0,4 0,6 0,9 0,10 0,12 0,14 0,15 0,17 0,18 0,19 0,19 0,20 0,20">
            <text:p/>
          </draw:polyline>
          <draw:line draw:style-name="gr1" draw:text-style-name="P1" draw:layer="TiM_F" svg:x1="34.404cm" svg:y1="22.365cm" svg:x2="34.494cm" svg:y2="22.365cm">
            <text:p/>
          </draw:line>
          <draw:polyline draw:style-name="gr1" draw:text-style-name="P1" draw:layer="TiM_F" svg:width="0cm" svg:height="0.019cm" svg:x="34.494cm" svg:y="22.345cm" svg:viewBox="0 0 0 20" draw:points="0,20 0,20 0,19 0,19 0,18 0,17 0,15 0,14 0,12 0,10 0,9 0,6 0,4 0,2 0,0">
            <text:p/>
          </draw:polyline>
          <draw:polyline draw:style-name="gr1" draw:text-style-name="P1" draw:layer="TiM_F" svg:width="0cm" svg:height="0.019cm" svg:x="34.174cm" svg:y="22.345cm" svg:viewBox="0 0 0 20" draw:points="0,0 0,2 0,4 0,6 0,9 0,10 0,12 0,14 0,15 0,17 0,18 0,19 0,19 0,20 0,20">
            <text:p/>
          </draw:polyline>
          <draw:line draw:style-name="gr1" draw:text-style-name="P1" draw:layer="TiM_F" svg:x1="34.174cm" svg:y1="22.365cm" svg:x2="34.084cm" svg:y2="22.365cm">
            <text:p/>
          </draw:line>
          <draw:line draw:style-name="gr1" draw:text-style-name="P1" draw:layer="TiM_F" svg:x1="34.537cm" svg:y1="21.925cm" svg:x2="34.537cm" svg:y2="21.85cm">
            <text:p/>
          </draw:line>
          <draw:line draw:style-name="gr1" draw:text-style-name="P1" draw:layer="TiM_F" svg:x1="34.537cm" svg:y1="22.345cm" svg:x2="34.537cm" svg:y2="21.925cm">
            <text:p/>
          </draw:line>
          <draw:polyline draw:style-name="gr1" draw:text-style-name="P1" draw:layer="TiM_F" svg:width="0cm" svg:height="0.019cm" svg:x="34.084cm" svg:y="22.345cm" svg:viewBox="0 0 0 20" draw:points="0,20 0,20 0,19 0,19 0,18 0,17 0,15 0,14 0,12 0,10 0,9 0,6 0,4 0,2 0,0">
            <text:p/>
          </draw:polyline>
          <draw:line draw:style-name="gr1" draw:text-style-name="P1" draw:layer="TiM_F" svg:x1="34.537cm" svg:y1="21.85cm" svg:x2="34.462cm" svg:y2="21.85cm">
            <text:p/>
          </draw:line>
          <draw:line draw:style-name="gr1" draw:text-style-name="P1" draw:layer="TiM_F" svg:x1="34.462cm" svg:y1="21.85cm" svg:x2="34.042cm" svg:y2="21.85cm">
            <text:p/>
          </draw:line>
          <draw:polyline draw:style-name="gr1" draw:text-style-name="P1" draw:layer="TiM_F" svg:width="0cm" svg:height="0.019cm" svg:x="34.494cm" svg:y="21.83cm" svg:viewBox="0 0 0 20" draw:points="0,0 0,0 0,0 0,1 0,2 0,3 0,4 0,6 0,7 0,9 0,11 0,13 0,15 0,18 0,20">
            <text:p/>
          </draw:polyline>
          <draw:line draw:style-name="gr1" draw:text-style-name="P1" draw:layer="TiM_F" svg:x1="34.042cm" svg:y1="21.85cm" svg:x2="34.042cm" svg:y2="22.345cm">
            <text:p/>
          </draw:line>
          <draw:line draw:style-name="gr1" draw:text-style-name="P1" draw:layer="TiM_F" svg:x1="34.404cm" svg:y1="21.83cm" svg:x2="34.494cm" svg:y2="21.83cm">
            <text:p/>
          </draw:line>
          <draw:polyline draw:style-name="gr1" draw:text-style-name="P1" draw:layer="TiM_F" svg:width="0cm" svg:height="0.019cm" svg:x="34.404cm" svg:y="21.83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34.084cm" svg:y="21.83cm" svg:viewBox="0 0 0 20" draw:points="0,0 0,0 0,0 0,1 0,2 0,3 0,4 0,6 0,7 0,9 0,11 0,13 0,15 0,18 0,20">
            <text:p/>
          </draw:polyline>
          <draw:line draw:style-name="gr1" draw:text-style-name="P1" draw:layer="TiM_F" svg:x1="34.174cm" svg:y1="21.83cm" svg:x2="34.084cm" svg:y2="21.83cm">
            <text:p/>
          </draw:line>
          <draw:polyline draw:style-name="gr1" draw:text-style-name="P1" draw:layer="TiM_F" svg:width="0cm" svg:height="0.019cm" svg:x="34.339cm" svg:y="21.83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34.174cm" svg:y="21.83cm" svg:viewBox="0 0 0 20" draw:points="0,20 0,18 0,15 0,13 0,11 0,9 0,7 0,6 0,4 0,3 0,2 0,1 0,0 0,0 0,0">
            <text:p/>
          </draw:polyline>
          <draw:line draw:style-name="gr1" draw:text-style-name="P1" draw:layer="TiM_F" svg:x1="34.239cm" svg:y1="21.83cm" svg:x2="34.339cm" svg:y2="21.83cm">
            <text:p/>
          </draw:line>
          <draw:polyline draw:style-name="gr1" draw:text-style-name="P1" draw:layer="TiM_F" svg:width="0cm" svg:height="0.019cm" svg:x="34.239cm" svg:y="21.83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32.815cm" svg:y="20.821cm" svg:viewBox="0 0 0 20" draw:points="0,0 0,2 0,4 0,6 0,9 0,11 0,12 0,14 0,16 0,17 0,18 0,19 0,19 0,20 0,20">
            <text:p/>
          </draw:polyline>
          <draw:line draw:style-name="gr1" draw:text-style-name="P1" draw:layer="TiM_F" svg:x1="32.518cm" svg:y1="20.821cm" svg:x2="33.013cm" svg:y2="20.821cm">
            <text:p/>
          </draw:line>
          <draw:line draw:style-name="gr1" draw:text-style-name="P1" draw:layer="TiM_F" svg:x1="32.65cm" svg:y1="20.821cm" svg:x2="32.56cm" svg:y2="20.821cm">
            <text:p/>
          </draw:line>
          <draw:line draw:style-name="gr1" draw:text-style-name="P1" draw:layer="TiM_F" svg:x1="32.88cm" svg:y1="20.821cm" svg:x2="32.97cm" svg:y2="20.821cm">
            <text:p/>
          </draw:line>
          <draw:line draw:style-name="gr1" draw:text-style-name="P1" draw:layer="TiM_F" svg:x1="32.715cm" svg:y1="20.821cm" svg:x2="32.815cm" svg:y2="20.821cm">
            <text:p/>
          </draw:line>
          <draw:line draw:style-name="gr1" draw:text-style-name="P1" draw:layer="TiM_F" svg:x1="32.715cm" svg:y1="20.841cm" svg:x2="32.815cm" svg:y2="20.841cm">
            <text:p/>
          </draw:line>
          <draw:polyline draw:style-name="gr1" draw:text-style-name="P1" draw:layer="TiM_F" svg:width="0cm" svg:height="0.019cm" svg:x="32.88cm" svg:y="20.821cm" svg:viewBox="0 0 0 20" draw:points="0,0 0,2 0,4 0,6 0,9 0,11 0,12 0,14 0,16 0,17 0,18 0,19 0,19 0,20 0,20">
            <text:p/>
          </draw:polyline>
          <draw:polyline draw:style-name="gr1" draw:text-style-name="P1" draw:layer="TiM_F" svg:width="0cm" svg:height="0.019cm" svg:x="32.715cm" svg:y="20.821cm" svg:viewBox="0 0 0 20" draw:points="0,0 0,2 0,4 0,6 0,9 0,11 0,12 0,14 0,16 0,17 0,18 0,19 0,19 0,20 0,20">
            <text:p/>
          </draw:polyline>
          <draw:line draw:style-name="gr1" draw:text-style-name="P1" draw:layer="TiM_F" svg:x1="32.88cm" svg:y1="20.841cm" svg:x2="32.97cm" svg:y2="20.841cm">
            <text:p/>
          </draw:line>
          <draw:polyline draw:style-name="gr1" draw:text-style-name="P1" draw:layer="TiM_F" svg:width="0cm" svg:height="0.019cm" svg:x="32.97cm" svg:y="20.821cm" svg:viewBox="0 0 0 20" draw:points="0,20 0,20 0,19 0,19 0,18 0,17 0,16 0,14 0,12 0,11 0,9 0,6 0,4 0,2 0,0">
            <text:p/>
          </draw:polyline>
          <draw:polyline draw:style-name="gr1" draw:text-style-name="P1" draw:layer="TiM_F" svg:width="0cm" svg:height="0.019cm" svg:x="32.65cm" svg:y="20.821cm" svg:viewBox="0 0 0 20" draw:points="0,0 0,2 0,4 0,6 0,9 0,11 0,12 0,14 0,16 0,17 0,18 0,19 0,19 0,20 0,20">
            <text:p/>
          </draw:polyline>
          <draw:line draw:style-name="gr1" draw:text-style-name="P1" draw:layer="TiM_F" svg:x1="32.65cm" svg:y1="20.841cm" svg:x2="32.56cm" svg:y2="20.841cm">
            <text:p/>
          </draw:line>
          <draw:line draw:style-name="gr1" draw:text-style-name="P1" draw:layer="TiM_F" svg:x1="33.013cm" svg:y1="20.401cm" svg:x2="33.013cm" svg:y2="20.326cm">
            <text:p/>
          </draw:line>
          <draw:line draw:style-name="gr1" draw:text-style-name="P1" draw:layer="TiM_F" svg:x1="33.013cm" svg:y1="20.821cm" svg:x2="33.013cm" svg:y2="20.401cm">
            <text:p/>
          </draw:line>
          <draw:polyline draw:style-name="gr1" draw:text-style-name="P1" draw:layer="TiM_F" svg:width="0cm" svg:height="0.019cm" svg:x="32.56cm" svg:y="20.821cm" svg:viewBox="0 0 0 20" draw:points="0,20 0,20 0,19 0,19 0,18 0,17 0,16 0,14 0,12 0,11 0,9 0,6 0,4 0,2 0,0">
            <text:p/>
          </draw:polyline>
          <draw:line draw:style-name="gr1" draw:text-style-name="P1" draw:layer="TiM_F" svg:x1="32.88cm" svg:y1="20.326cm" svg:x2="32.938cm" svg:y2="20.326cm">
            <text:p/>
          </draw:line>
          <draw:line draw:style-name="gr1" draw:text-style-name="P1" draw:layer="TiM_F" svg:x1="33.013cm" svg:y1="20.326cm" svg:x2="32.938cm" svg:y2="20.326cm">
            <text:p/>
          </draw:line>
          <draw:line draw:style-name="gr1" draw:text-style-name="P1" draw:layer="TiM_F" svg:x1="32.938cm" svg:y1="20.326cm" svg:x2="32.518cm" svg:y2="20.326cm">
            <text:p/>
          </draw:line>
          <draw:polyline draw:style-name="gr1" draw:text-style-name="P1" draw:layer="TiM_F" svg:width="0cm" svg:height="0.019cm" svg:x="32.97cm" svg:y="20.306cm" svg:viewBox="0 0 0 20" draw:points="0,0 0,0 0,0 0,1 0,2 0,3 0,4 0,6 0,7 0,9 0,11 0,13 0,15 0,18 0,20">
            <text:p/>
          </draw:polyline>
          <draw:line draw:style-name="gr1" draw:text-style-name="P1" draw:layer="TiM_F" svg:x1="32.518cm" svg:y1="20.326cm" svg:x2="32.518cm" svg:y2="20.821cm">
            <text:p/>
          </draw:line>
          <draw:line draw:style-name="gr1" draw:text-style-name="P1" draw:layer="TiM_F" svg:x1="32.88cm" svg:y1="20.306cm" svg:x2="32.97cm" svg:y2="20.306cm">
            <text:p/>
          </draw:line>
          <draw:polyline draw:style-name="gr1" draw:text-style-name="P1" draw:layer="TiM_F" svg:width="0cm" svg:height="0.019cm" svg:x="32.88cm" svg:y="20.306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32.56cm" svg:y="20.306cm" svg:viewBox="0 0 0 20" draw:points="0,0 0,0 0,0 0,1 0,2 0,3 0,4 0,6 0,7 0,9 0,11 0,13 0,15 0,18 0,20">
            <text:p/>
          </draw:polyline>
          <draw:line draw:style-name="gr1" draw:text-style-name="P1" draw:layer="TiM_F" svg:x1="32.65cm" svg:y1="20.306cm" svg:x2="32.56cm" svg:y2="20.306cm">
            <text:p/>
          </draw:line>
          <draw:polyline draw:style-name="gr1" draw:text-style-name="P1" draw:layer="TiM_F" svg:width="0cm" svg:height="0.019cm" svg:x="32.815cm" svg:y="20.306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32.65cm" svg:y="20.306cm" svg:viewBox="0 0 0 20" draw:points="0,20 0,18 0,15 0,13 0,11 0,9 0,7 0,6 0,4 0,3 0,2 0,1 0,0 0,0 0,0">
            <text:p/>
          </draw:polyline>
          <draw:line draw:style-name="gr1" draw:text-style-name="P1" draw:layer="TiM_F" svg:x1="32.715cm" svg:y1="20.306cm" svg:x2="32.815cm" svg:y2="20.306cm">
            <text:p/>
          </draw:line>
          <draw:polyline draw:style-name="gr1" draw:text-style-name="P1" draw:layer="TiM_F" svg:width="0cm" svg:height="0.019cm" svg:x="32.715cm" svg:y="20.306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41.959cm" svg:y="26.917cm" svg:viewBox="0 0 0 20" draw:points="0,0 0,2 0,4 0,6 0,8 0,10 0,12 0,14 0,15 0,17 0,18 0,19 0,19 0,20 0,20">
            <text:p/>
          </draw:polyline>
          <draw:line draw:style-name="gr1" draw:text-style-name="P1" draw:layer="TiM_F" svg:x1="41.662cm" svg:y1="26.917cm" svg:x2="42.157cm" svg:y2="26.917cm">
            <text:p/>
          </draw:line>
          <draw:line draw:style-name="gr1" draw:text-style-name="P1" draw:layer="TiM_F" svg:x1="41.794cm" svg:y1="26.917cm" svg:x2="41.704cm" svg:y2="26.917cm">
            <text:p/>
          </draw:line>
          <draw:line draw:style-name="gr1" draw:text-style-name="P1" draw:layer="TiM_F" svg:x1="42.024cm" svg:y1="26.917cm" svg:x2="42.114cm" svg:y2="26.917cm">
            <text:p/>
          </draw:line>
          <draw:line draw:style-name="gr1" draw:text-style-name="P1" draw:layer="TiM_F" svg:x1="41.859cm" svg:y1="26.917cm" svg:x2="41.959cm" svg:y2="26.917cm">
            <text:p/>
          </draw:line>
          <draw:line draw:style-name="gr1" draw:text-style-name="P1" draw:layer="TiM_F" svg:x1="41.859cm" svg:y1="26.937cm" svg:x2="41.959cm" svg:y2="26.937cm">
            <text:p/>
          </draw:line>
          <draw:polyline draw:style-name="gr1" draw:text-style-name="P1" draw:layer="TiM_F" svg:width="0cm" svg:height="0.019cm" svg:x="42.024cm" svg:y="26.917cm" svg:viewBox="0 0 0 20" draw:points="0,0 0,2 0,4 0,6 0,8 0,10 0,12 0,14 0,15 0,17 0,18 0,19 0,19 0,20 0,20">
            <text:p/>
          </draw:polyline>
          <draw:polyline draw:style-name="gr1" draw:text-style-name="P1" draw:layer="TiM_F" svg:width="0cm" svg:height="0.019cm" svg:x="41.859cm" svg:y="26.917cm" svg:viewBox="0 0 0 20" draw:points="0,0 0,2 0,4 0,6 0,8 0,10 0,12 0,14 0,15 0,17 0,18 0,19 0,19 0,20 0,20">
            <text:p/>
          </draw:polyline>
          <draw:line draw:style-name="gr1" draw:text-style-name="P1" draw:layer="TiM_F" svg:x1="42.024cm" svg:y1="26.937cm" svg:x2="42.114cm" svg:y2="26.937cm">
            <text:p/>
          </draw:line>
          <draw:polyline draw:style-name="gr1" draw:text-style-name="P1" draw:layer="TiM_F" svg:width="0cm" svg:height="0.019cm" svg:x="42.114cm" svg:y="26.917cm" svg:viewBox="0 0 0 20" draw:points="0,20 0,20 0,19 0,19 0,18 0,17 0,15 0,14 0,12 0,10 0,8 0,6 0,4 0,2 0,0">
            <text:p/>
          </draw:polyline>
          <draw:polyline draw:style-name="gr1" draw:text-style-name="P1" draw:layer="TiM_F" svg:width="0cm" svg:height="0.019cm" svg:x="41.794cm" svg:y="26.917cm" svg:viewBox="0 0 0 20" draw:points="0,0 0,2 0,4 0,6 0,8 0,10 0,12 0,14 0,15 0,17 0,18 0,19 0,19 0,20 0,20">
            <text:p/>
          </draw:polyline>
          <draw:line draw:style-name="gr1" draw:text-style-name="P1" draw:layer="TiM_F" svg:x1="41.794cm" svg:y1="26.937cm" svg:x2="41.704cm" svg:y2="26.937cm">
            <text:p/>
          </draw:line>
          <draw:line draw:style-name="gr1" draw:text-style-name="P1" draw:layer="TiM_F" svg:x1="42.157cm" svg:y1="26.497cm" svg:x2="42.157cm" svg:y2="26.422cm">
            <text:p/>
          </draw:line>
          <draw:line draw:style-name="gr1" draw:text-style-name="P1" draw:layer="TiM_F" svg:x1="42.157cm" svg:y1="26.917cm" svg:x2="42.157cm" svg:y2="26.497cm">
            <text:p/>
          </draw:line>
          <draw:polyline draw:style-name="gr1" draw:text-style-name="P1" draw:layer="TiM_F" svg:width="0cm" svg:height="0.019cm" svg:x="41.704cm" svg:y="26.917cm" svg:viewBox="0 0 0 20" draw:points="0,20 0,20 0,19 0,19 0,18 0,17 0,15 0,14 0,12 0,10 0,8 0,6 0,4 0,2 0,0">
            <text:p/>
          </draw:polyline>
          <draw:line draw:style-name="gr1" draw:text-style-name="P1" draw:layer="TiM_F" svg:x1="42.157cm" svg:y1="26.422cm" svg:x2="42.082cm" svg:y2="26.422cm">
            <text:p/>
          </draw:line>
          <draw:line draw:style-name="gr1" draw:text-style-name="P1" draw:layer="TiM_F" svg:x1="42.082cm" svg:y1="26.422cm" svg:x2="41.662cm" svg:y2="26.422cm">
            <text:p/>
          </draw:line>
          <draw:polyline draw:style-name="gr1" draw:text-style-name="P1" draw:layer="TiM_F" svg:width="0cm" svg:height="0.019cm" svg:x="42.114cm" svg:y="26.402cm" svg:viewBox="0 0 0 20" draw:points="0,0 0,0 0,0 0,1 0,2 0,3 0,4 0,6 0,7 0,9 0,11 0,13 0,15 0,17 0,20">
            <text:p/>
          </draw:polyline>
          <draw:line draw:style-name="gr1" draw:text-style-name="P1" draw:layer="TiM_F" svg:x1="41.662cm" svg:y1="26.422cm" svg:x2="41.662cm" svg:y2="26.917cm">
            <text:p/>
          </draw:line>
          <draw:line draw:style-name="gr1" draw:text-style-name="P1" draw:layer="TiM_F" svg:x1="42.024cm" svg:y1="26.402cm" svg:x2="42.114cm" svg:y2="26.402cm">
            <text:p/>
          </draw:line>
          <draw:polyline draw:style-name="gr1" draw:text-style-name="P1" draw:layer="TiM_F" svg:width="0cm" svg:height="0.019cm" svg:x="42.024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41.704cm" svg:y="26.402cm" svg:viewBox="0 0 0 20" draw:points="0,0 0,0 0,0 0,1 0,2 0,3 0,4 0,6 0,7 0,9 0,11 0,13 0,15 0,17 0,20">
            <text:p/>
          </draw:polyline>
          <draw:line draw:style-name="gr1" draw:text-style-name="P1" draw:layer="TiM_F" svg:x1="41.794cm" svg:y1="26.402cm" svg:x2="41.704cm" svg:y2="26.402cm">
            <text:p/>
          </draw:line>
          <draw:polyline draw:style-name="gr1" draw:text-style-name="P1" draw:layer="TiM_F" svg:width="0cm" svg:height="0.019cm" svg:x="41.959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41.794cm" svg:y="26.402cm" svg:viewBox="0 0 0 20" draw:points="0,20 0,17 0,15 0,13 0,11 0,9 0,7 0,6 0,4 0,3 0,2 0,1 0,0 0,0 0,0">
            <text:p/>
          </draw:polyline>
          <draw:line draw:style-name="gr1" draw:text-style-name="P1" draw:layer="TiM_F" svg:x1="41.859cm" svg:y1="26.402cm" svg:x2="41.959cm" svg:y2="26.402cm">
            <text:p/>
          </draw:line>
          <draw:polyline draw:style-name="gr1" draw:text-style-name="P1" draw:layer="TiM_F" svg:width="0cm" svg:height="0.019cm" svg:x="41.859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41.959cm" svg:y="25.393cm" svg:viewBox="0 0 0 20" draw:points="0,0 0,2 0,4 0,6 0,8 0,10 0,12 0,14 0,15 0,17 0,18 0,19 0,19 0,20 0,20">
            <text:p/>
          </draw:polyline>
          <draw:line draw:style-name="gr1" draw:text-style-name="P1" draw:layer="TiM_F" svg:x1="41.662cm" svg:y1="25.393cm" svg:x2="42.157cm" svg:y2="25.393cm">
            <text:p/>
          </draw:line>
          <draw:line draw:style-name="gr1" draw:text-style-name="P1" draw:layer="TiM_F" svg:x1="41.794cm" svg:y1="25.393cm" svg:x2="41.704cm" svg:y2="25.393cm">
            <text:p/>
          </draw:line>
          <draw:line draw:style-name="gr1" draw:text-style-name="P1" draw:layer="TiM_F" svg:x1="42.024cm" svg:y1="25.393cm" svg:x2="42.114cm" svg:y2="25.393cm">
            <text:p/>
          </draw:line>
          <draw:line draw:style-name="gr1" draw:text-style-name="P1" draw:layer="TiM_F" svg:x1="41.859cm" svg:y1="25.393cm" svg:x2="41.959cm" svg:y2="25.393cm">
            <text:p/>
          </draw:line>
          <draw:line draw:style-name="gr1" draw:text-style-name="P1" draw:layer="TiM_F" svg:x1="41.859cm" svg:y1="25.413cm" svg:x2="41.959cm" svg:y2="25.413cm">
            <text:p/>
          </draw:line>
          <draw:polyline draw:style-name="gr1" draw:text-style-name="P1" draw:layer="TiM_F" svg:width="0cm" svg:height="0.019cm" svg:x="42.024cm" svg:y="25.393cm" svg:viewBox="0 0 0 20" draw:points="0,0 0,2 0,4 0,6 0,8 0,10 0,12 0,14 0,15 0,17 0,18 0,19 0,19 0,20 0,20">
            <text:p/>
          </draw:polyline>
          <draw:polyline draw:style-name="gr1" draw:text-style-name="P1" draw:layer="TiM_F" svg:width="0cm" svg:height="0.019cm" svg:x="41.859cm" svg:y="25.393cm" svg:viewBox="0 0 0 20" draw:points="0,0 0,2 0,4 0,6 0,8 0,10 0,12 0,14 0,15 0,17 0,18 0,19 0,19 0,20 0,20">
            <text:p/>
          </draw:polyline>
          <draw:line draw:style-name="gr1" draw:text-style-name="P1" draw:layer="TiM_F" svg:x1="42.024cm" svg:y1="25.413cm" svg:x2="42.114cm" svg:y2="25.413cm">
            <text:p/>
          </draw:line>
          <draw:polyline draw:style-name="gr1" draw:text-style-name="P1" draw:layer="TiM_F" svg:width="0cm" svg:height="0.019cm" svg:x="42.114cm" svg:y="25.393cm" svg:viewBox="0 0 0 20" draw:points="0,20 0,20 0,19 0,19 0,18 0,17 0,15 0,14 0,12 0,10 0,8 0,6 0,4 0,2 0,0">
            <text:p/>
          </draw:polyline>
          <draw:polyline draw:style-name="gr1" draw:text-style-name="P1" draw:layer="TiM_F" svg:width="0cm" svg:height="0.019cm" svg:x="41.794cm" svg:y="25.393cm" svg:viewBox="0 0 0 20" draw:points="0,0 0,2 0,4 0,6 0,8 0,10 0,12 0,14 0,15 0,17 0,18 0,19 0,19 0,20 0,20">
            <text:p/>
          </draw:polyline>
          <draw:line draw:style-name="gr1" draw:text-style-name="P1" draw:layer="TiM_F" svg:x1="41.794cm" svg:y1="25.413cm" svg:x2="41.704cm" svg:y2="25.413cm">
            <text:p/>
          </draw:line>
          <draw:line draw:style-name="gr1" draw:text-style-name="P1" draw:layer="TiM_F" svg:x1="42.157cm" svg:y1="24.973cm" svg:x2="42.157cm" svg:y2="24.898cm">
            <text:p/>
          </draw:line>
          <draw:line draw:style-name="gr1" draw:text-style-name="P1" draw:layer="TiM_F" svg:x1="42.157cm" svg:y1="25.393cm" svg:x2="42.157cm" svg:y2="24.973cm">
            <text:p/>
          </draw:line>
          <draw:polyline draw:style-name="gr1" draw:text-style-name="P1" draw:layer="TiM_F" svg:width="0cm" svg:height="0.019cm" svg:x="41.704cm" svg:y="25.393cm" svg:viewBox="0 0 0 20" draw:points="0,20 0,20 0,19 0,19 0,18 0,17 0,15 0,14 0,12 0,10 0,8 0,6 0,4 0,2 0,0">
            <text:p/>
          </draw:polyline>
          <draw:line draw:style-name="gr1" draw:text-style-name="P1" draw:layer="TiM_F" svg:x1="42.157cm" svg:y1="24.898cm" svg:x2="42.082cm" svg:y2="24.898cm">
            <text:p/>
          </draw:line>
          <draw:line draw:style-name="gr1" draw:text-style-name="P1" draw:layer="TiM_F" svg:x1="42.082cm" svg:y1="24.898cm" svg:x2="41.662cm" svg:y2="24.898cm">
            <text:p/>
          </draw:line>
          <draw:polyline draw:style-name="gr1" draw:text-style-name="P1" draw:layer="TiM_F" svg:width="0cm" svg:height="0.019cm" svg:x="42.114cm" svg:y="24.878cm" svg:viewBox="0 0 0 20" draw:points="0,0 0,0 0,0 0,1 0,2 0,3 0,4 0,6 0,7 0,9 0,11 0,13 0,15 0,18 0,20">
            <text:p/>
          </draw:polyline>
          <draw:line draw:style-name="gr1" draw:text-style-name="P1" draw:layer="TiM_F" svg:x1="41.662cm" svg:y1="24.898cm" svg:x2="41.662cm" svg:y2="25.393cm">
            <text:p/>
          </draw:line>
          <draw:line draw:style-name="gr1" draw:text-style-name="P1" draw:layer="TiM_F" svg:x1="42.024cm" svg:y1="24.878cm" svg:x2="42.114cm" svg:y2="24.878cm">
            <text:p/>
          </draw:line>
          <draw:polyline draw:style-name="gr1" draw:text-style-name="P1" draw:layer="TiM_F" svg:width="0cm" svg:height="0.019cm" svg:x="42.024cm" svg:y="24.878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41.704cm" svg:y="24.878cm" svg:viewBox="0 0 0 20" draw:points="0,0 0,0 0,0 0,1 0,2 0,3 0,4 0,6 0,7 0,9 0,11 0,13 0,15 0,18 0,20">
            <text:p/>
          </draw:polyline>
          <draw:line draw:style-name="gr1" draw:text-style-name="P1" draw:layer="TiM_F" svg:x1="41.794cm" svg:y1="24.878cm" svg:x2="41.704cm" svg:y2="24.878cm">
            <text:p/>
          </draw:line>
          <draw:polyline draw:style-name="gr1" draw:text-style-name="P1" draw:layer="TiM_F" svg:width="0cm" svg:height="0.019cm" svg:x="41.959cm" svg:y="24.878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41.794cm" svg:y="24.878cm" svg:viewBox="0 0 0 20" draw:points="0,20 0,18 0,15 0,13 0,11 0,9 0,7 0,6 0,4 0,3 0,2 0,1 0,0 0,0 0,0">
            <text:p/>
          </draw:polyline>
          <draw:line draw:style-name="gr1" draw:text-style-name="P1" draw:layer="TiM_F" svg:x1="41.859cm" svg:y1="24.878cm" svg:x2="41.959cm" svg:y2="24.878cm">
            <text:p/>
          </draw:line>
          <draw:polyline draw:style-name="gr1" draw:text-style-name="P1" draw:layer="TiM_F" svg:width="0cm" svg:height="0.019cm" svg:x="41.859cm" svg:y="24.878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40.435cm" svg:y="26.917cm" svg:viewBox="0 0 0 20" draw:points="0,0 0,2 0,4 0,6 0,8 0,10 0,12 0,14 0,15 0,17 0,18 0,19 0,19 0,20 0,20">
            <text:p/>
          </draw:polyline>
          <draw:line draw:style-name="gr1" draw:text-style-name="P1" draw:layer="TiM_F" svg:x1="40.138cm" svg:y1="26.917cm" svg:x2="40.633cm" svg:y2="26.917cm">
            <text:p/>
          </draw:line>
          <draw:line draw:style-name="gr1" draw:text-style-name="P1" draw:layer="TiM_F" svg:x1="40.27cm" svg:y1="26.917cm" svg:x2="40.18cm" svg:y2="26.917cm">
            <text:p/>
          </draw:line>
          <draw:line draw:style-name="gr1" draw:text-style-name="P1" draw:layer="TiM_F" svg:x1="40.5cm" svg:y1="26.917cm" svg:x2="40.59cm" svg:y2="26.917cm">
            <text:p/>
          </draw:line>
          <draw:line draw:style-name="gr1" draw:text-style-name="P1" draw:layer="TiM_F" svg:x1="40.335cm" svg:y1="26.917cm" svg:x2="40.435cm" svg:y2="26.917cm">
            <text:p/>
          </draw:line>
          <draw:line draw:style-name="gr1" draw:text-style-name="P1" draw:layer="TiM_F" svg:x1="40.335cm" svg:y1="26.937cm" svg:x2="40.435cm" svg:y2="26.937cm">
            <text:p/>
          </draw:line>
          <draw:polyline draw:style-name="gr1" draw:text-style-name="P1" draw:layer="TiM_F" svg:width="0cm" svg:height="0.019cm" svg:x="40.5cm" svg:y="26.917cm" svg:viewBox="0 0 0 20" draw:points="0,0 0,2 0,4 0,6 0,8 0,10 0,12 0,14 0,15 0,17 0,18 0,19 0,19 0,20 0,20">
            <text:p/>
          </draw:polyline>
          <draw:polyline draw:style-name="gr1" draw:text-style-name="P1" draw:layer="TiM_F" svg:width="0cm" svg:height="0.019cm" svg:x="40.335cm" svg:y="26.917cm" svg:viewBox="0 0 0 20" draw:points="0,0 0,2 0,4 0,6 0,8 0,10 0,12 0,14 0,15 0,17 0,18 0,19 0,19 0,20 0,20">
            <text:p/>
          </draw:polyline>
          <draw:line draw:style-name="gr1" draw:text-style-name="P1" draw:layer="TiM_F" svg:x1="40.5cm" svg:y1="26.937cm" svg:x2="40.59cm" svg:y2="26.937cm">
            <text:p/>
          </draw:line>
          <draw:polyline draw:style-name="gr1" draw:text-style-name="P1" draw:layer="TiM_F" svg:width="0cm" svg:height="0.019cm" svg:x="40.59cm" svg:y="26.917cm" svg:viewBox="0 0 0 20" draw:points="0,20 0,20 0,19 0,19 0,18 0,17 0,15 0,14 0,12 0,10 0,8 0,6 0,4 0,2 0,0">
            <text:p/>
          </draw:polyline>
          <draw:polyline draw:style-name="gr1" draw:text-style-name="P1" draw:layer="TiM_F" svg:width="0cm" svg:height="0.019cm" svg:x="40.27cm" svg:y="26.917cm" svg:viewBox="0 0 0 20" draw:points="0,0 0,2 0,4 0,6 0,8 0,10 0,12 0,14 0,15 0,17 0,18 0,19 0,19 0,20 0,20">
            <text:p/>
          </draw:polyline>
          <draw:line draw:style-name="gr1" draw:text-style-name="P1" draw:layer="TiM_F" svg:x1="40.27cm" svg:y1="26.937cm" svg:x2="40.18cm" svg:y2="26.937cm">
            <text:p/>
          </draw:line>
          <draw:line draw:style-name="gr1" draw:text-style-name="P1" draw:layer="TiM_F" svg:x1="40.633cm" svg:y1="26.497cm" svg:x2="40.633cm" svg:y2="26.422cm">
            <text:p/>
          </draw:line>
          <draw:line draw:style-name="gr1" draw:text-style-name="P1" draw:layer="TiM_F" svg:x1="40.633cm" svg:y1="26.917cm" svg:x2="40.633cm" svg:y2="26.497cm">
            <text:p/>
          </draw:line>
          <draw:polyline draw:style-name="gr1" draw:text-style-name="P1" draw:layer="TiM_F" svg:width="0cm" svg:height="0.019cm" svg:x="40.18cm" svg:y="26.917cm" svg:viewBox="0 0 0 20" draw:points="0,20 0,20 0,19 0,19 0,18 0,17 0,15 0,14 0,12 0,10 0,8 0,6 0,4 0,2 0,0">
            <text:p/>
          </draw:polyline>
          <draw:line draw:style-name="gr1" draw:text-style-name="P1" draw:layer="TiM_F" svg:x1="40.633cm" svg:y1="26.422cm" svg:x2="40.558cm" svg:y2="26.422cm">
            <text:p/>
          </draw:line>
          <draw:line draw:style-name="gr1" draw:text-style-name="P1" draw:layer="TiM_F" svg:x1="40.558cm" svg:y1="26.422cm" svg:x2="40.138cm" svg:y2="26.422cm">
            <text:p/>
          </draw:line>
          <draw:polyline draw:style-name="gr1" draw:text-style-name="P1" draw:layer="TiM_F" svg:width="0cm" svg:height="0.019cm" svg:x="40.59cm" svg:y="26.402cm" svg:viewBox="0 0 0 20" draw:points="0,0 0,0 0,0 0,1 0,2 0,3 0,4 0,6 0,7 0,9 0,11 0,13 0,15 0,17 0,20">
            <text:p/>
          </draw:polyline>
          <draw:line draw:style-name="gr1" draw:text-style-name="P1" draw:layer="TiM_F" svg:x1="40.138cm" svg:y1="26.422cm" svg:x2="40.138cm" svg:y2="26.917cm">
            <text:p/>
          </draw:line>
          <draw:line draw:style-name="gr1" draw:text-style-name="P1" draw:layer="TiM_F" svg:x1="40.5cm" svg:y1="26.402cm" svg:x2="40.59cm" svg:y2="26.402cm">
            <text:p/>
          </draw:line>
          <draw:polyline draw:style-name="gr1" draw:text-style-name="P1" draw:layer="TiM_F" svg:width="0cm" svg:height="0.019cm" svg:x="40.5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40.18cm" svg:y="26.402cm" svg:viewBox="0 0 0 20" draw:points="0,0 0,0 0,0 0,1 0,2 0,3 0,4 0,6 0,7 0,9 0,11 0,13 0,15 0,17 0,20">
            <text:p/>
          </draw:polyline>
          <draw:line draw:style-name="gr1" draw:text-style-name="P1" draw:layer="TiM_F" svg:x1="40.27cm" svg:y1="26.402cm" svg:x2="40.18cm" svg:y2="26.402cm">
            <text:p/>
          </draw:line>
          <draw:polyline draw:style-name="gr1" draw:text-style-name="P1" draw:layer="TiM_F" svg:width="0cm" svg:height="0.019cm" svg:x="40.435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40.27cm" svg:y="26.402cm" svg:viewBox="0 0 0 20" draw:points="0,20 0,17 0,15 0,13 0,11 0,9 0,7 0,6 0,4 0,3 0,2 0,1 0,0 0,0 0,0">
            <text:p/>
          </draw:polyline>
          <draw:line draw:style-name="gr1" draw:text-style-name="P1" draw:layer="TiM_F" svg:x1="40.335cm" svg:y1="26.402cm" svg:x2="40.435cm" svg:y2="26.402cm">
            <text:p/>
          </draw:line>
          <draw:polyline draw:style-name="gr1" draw:text-style-name="P1" draw:layer="TiM_F" svg:width="0cm" svg:height="0.019cm" svg:x="40.335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40.435cm" svg:y="22.345cm" svg:viewBox="0 0 0 20" draw:points="0,0 0,2 0,4 0,6 0,9 0,10 0,12 0,14 0,15 0,17 0,18 0,19 0,19 0,20 0,20">
            <text:p/>
          </draw:polyline>
          <draw:line draw:style-name="gr1" draw:text-style-name="P1" draw:layer="TiM_F" svg:x1="40.138cm" svg:y1="22.345cm" svg:x2="40.633cm" svg:y2="22.345cm">
            <text:p/>
          </draw:line>
          <draw:line draw:style-name="gr1" draw:text-style-name="P1" draw:layer="TiM_F" svg:x1="40.27cm" svg:y1="22.345cm" svg:x2="40.18cm" svg:y2="22.345cm">
            <text:p/>
          </draw:line>
          <draw:line draw:style-name="gr1" draw:text-style-name="P1" draw:layer="TiM_F" svg:x1="40.335cm" svg:y1="22.345cm" svg:x2="40.435cm" svg:y2="22.345cm">
            <text:p/>
          </draw:line>
          <draw:line draw:style-name="gr1" draw:text-style-name="P1" draw:layer="TiM_F" svg:x1="40.335cm" svg:y1="22.365cm" svg:x2="40.435cm" svg:y2="22.365cm">
            <text:p/>
          </draw:line>
          <draw:polyline draw:style-name="gr1" draw:text-style-name="P1" draw:layer="TiM_F" svg:width="0cm" svg:height="0.019cm" svg:x="40.5cm" svg:y="22.345cm" svg:viewBox="0 0 0 20" draw:points="0,0 0,2 0,4 0,6 0,9 0,10 0,12 0,14 0,15 0,17 0,18 0,19 0,19 0,20 0,20">
            <text:p/>
          </draw:polyline>
          <draw:polyline draw:style-name="gr1" draw:text-style-name="P1" draw:layer="TiM_F" svg:width="0cm" svg:height="0.019cm" svg:x="40.335cm" svg:y="22.345cm" svg:viewBox="0 0 0 20" draw:points="0,0 0,2 0,4 0,6 0,9 0,10 0,12 0,14 0,15 0,17 0,18 0,19 0,19 0,20 0,20">
            <text:p/>
          </draw:polyline>
          <draw:line draw:style-name="gr1" draw:text-style-name="P1" draw:layer="TiM_F" svg:x1="40.5cm" svg:y1="22.365cm" svg:x2="40.59cm" svg:y2="22.365cm">
            <text:p/>
          </draw:line>
          <draw:polyline draw:style-name="gr1" draw:text-style-name="P1" draw:layer="TiM_F" svg:width="0cm" svg:height="0.019cm" svg:x="40.59cm" svg:y="22.345cm" svg:viewBox="0 0 0 20" draw:points="0,20 0,20 0,19 0,19 0,18 0,17 0,15 0,14 0,12 0,10 0,9 0,6 0,4 0,2 0,0">
            <text:p/>
          </draw:polyline>
          <draw:polyline draw:style-name="gr1" draw:text-style-name="P1" draw:layer="TiM_F" svg:width="0cm" svg:height="0.019cm" svg:x="40.27cm" svg:y="22.345cm" svg:viewBox="0 0 0 20" draw:points="0,0 0,2 0,4 0,6 0,9 0,10 0,12 0,14 0,15 0,17 0,18 0,19 0,19 0,20 0,20">
            <text:p/>
          </draw:polyline>
          <draw:line draw:style-name="gr1" draw:text-style-name="P1" draw:layer="TiM_F" svg:x1="40.27cm" svg:y1="22.365cm" svg:x2="40.18cm" svg:y2="22.365cm">
            <text:p/>
          </draw:line>
          <draw:line draw:style-name="gr1" draw:text-style-name="P1" draw:layer="TiM_F" svg:x1="40.633cm" svg:y1="21.925cm" svg:x2="40.633cm" svg:y2="21.85cm">
            <text:p/>
          </draw:line>
          <draw:line draw:style-name="gr1" draw:text-style-name="P1" draw:layer="TiM_F" svg:x1="40.633cm" svg:y1="22.345cm" svg:x2="40.633cm" svg:y2="21.925cm">
            <text:p/>
          </draw:line>
          <draw:polyline draw:style-name="gr1" draw:text-style-name="P1" draw:layer="TiM_F" svg:width="0cm" svg:height="0.019cm" svg:x="40.18cm" svg:y="22.345cm" svg:viewBox="0 0 0 20" draw:points="0,20 0,20 0,19 0,19 0,18 0,17 0,15 0,14 0,12 0,10 0,9 0,6 0,4 0,2 0,0">
            <text:p/>
          </draw:polyline>
          <draw:line draw:style-name="gr1" draw:text-style-name="P1" draw:layer="TiM_F" svg:x1="40.5cm" svg:y1="21.85cm" svg:x2="40.558cm" svg:y2="21.85cm">
            <text:p/>
          </draw:line>
          <draw:line draw:style-name="gr1" draw:text-style-name="P1" draw:layer="TiM_F" svg:x1="40.633cm" svg:y1="21.85cm" svg:x2="40.558cm" svg:y2="21.85cm">
            <text:p/>
          </draw:line>
          <draw:line draw:style-name="gr1" draw:text-style-name="P1" draw:layer="TiM_F" svg:x1="40.558cm" svg:y1="21.85cm" svg:x2="40.138cm" svg:y2="21.85cm">
            <text:p/>
          </draw:line>
          <draw:polyline draw:style-name="gr1" draw:text-style-name="P1" draw:layer="TiM_F" svg:width="0cm" svg:height="0.019cm" svg:x="40.59cm" svg:y="21.83cm" svg:viewBox="0 0 0 20" draw:points="0,0 0,0 0,0 0,1 0,2 0,3 0,4 0,6 0,7 0,9 0,11 0,13 0,15 0,18 0,20">
            <text:p/>
          </draw:polyline>
          <draw:line draw:style-name="gr1" draw:text-style-name="P1" draw:layer="TiM_F" svg:x1="40.138cm" svg:y1="21.85cm" svg:x2="40.138cm" svg:y2="22.345cm">
            <text:p/>
          </draw:line>
          <draw:line draw:style-name="gr1" draw:text-style-name="P1" draw:layer="TiM_F" svg:x1="40.5cm" svg:y1="21.83cm" svg:x2="40.59cm" svg:y2="21.83cm">
            <text:p/>
          </draw:line>
          <draw:polyline draw:style-name="gr1" draw:text-style-name="P1" draw:layer="TiM_F" svg:width="0cm" svg:height="0.019cm" svg:x="40.5cm" svg:y="21.83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40.18cm" svg:y="21.83cm" svg:viewBox="0 0 0 20" draw:points="0,0 0,0 0,0 0,1 0,2 0,3 0,4 0,6 0,7 0,9 0,11 0,13 0,15 0,18 0,20">
            <text:p/>
          </draw:polyline>
          <draw:line draw:style-name="gr1" draw:text-style-name="P1" draw:layer="TiM_F" svg:x1="40.27cm" svg:y1="21.83cm" svg:x2="40.18cm" svg:y2="21.83cm">
            <text:p/>
          </draw:line>
          <draw:polyline draw:style-name="gr1" draw:text-style-name="P1" draw:layer="TiM_F" svg:width="0cm" svg:height="0.019cm" svg:x="40.435cm" svg:y="21.83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40.27cm" svg:y="21.83cm" svg:viewBox="0 0 0 20" draw:points="0,20 0,18 0,15 0,13 0,11 0,9 0,7 0,6 0,4 0,3 0,2 0,1 0,0 0,0 0,0">
            <text:p/>
          </draw:polyline>
          <draw:line draw:style-name="gr1" draw:text-style-name="P1" draw:layer="TiM_F" svg:x1="40.335cm" svg:y1="21.83cm" svg:x2="40.435cm" svg:y2="21.83cm">
            <text:p/>
          </draw:line>
          <draw:polyline draw:style-name="gr1" draw:text-style-name="P1" draw:layer="TiM_F" svg:width="0cm" svg:height="0.019cm" svg:x="40.335cm" svg:y="21.83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41.959cm" svg:y="22.345cm" svg:viewBox="0 0 0 20" draw:points="0,0 0,2 0,4 0,6 0,9 0,10 0,12 0,14 0,15 0,17 0,18 0,19 0,19 0,20 0,20">
            <text:p/>
          </draw:polyline>
          <draw:line draw:style-name="gr1" draw:text-style-name="P1" draw:layer="TiM_F" svg:x1="41.662cm" svg:y1="22.345cm" svg:x2="42.157cm" svg:y2="22.345cm">
            <text:p/>
          </draw:line>
          <draw:line draw:style-name="gr1" draw:text-style-name="P1" draw:layer="TiM_F" svg:x1="41.794cm" svg:y1="22.345cm" svg:x2="41.704cm" svg:y2="22.345cm">
            <text:p/>
          </draw:line>
          <draw:line draw:style-name="gr1" draw:text-style-name="P1" draw:layer="TiM_F" svg:x1="42.024cm" svg:y1="22.345cm" svg:x2="42.114cm" svg:y2="22.345cm">
            <text:p/>
          </draw:line>
          <draw:line draw:style-name="gr1" draw:text-style-name="P1" draw:layer="TiM_F" svg:x1="41.859cm" svg:y1="22.345cm" svg:x2="41.959cm" svg:y2="22.345cm">
            <text:p/>
          </draw:line>
          <draw:line draw:style-name="gr1" draw:text-style-name="P1" draw:layer="TiM_F" svg:x1="41.859cm" svg:y1="22.365cm" svg:x2="41.959cm" svg:y2="22.365cm">
            <text:p/>
          </draw:line>
          <draw:polyline draw:style-name="gr1" draw:text-style-name="P1" draw:layer="TiM_F" svg:width="0cm" svg:height="0.019cm" svg:x="42.024cm" svg:y="22.345cm" svg:viewBox="0 0 0 20" draw:points="0,0 0,2 0,4 0,6 0,9 0,10 0,12 0,14 0,15 0,17 0,18 0,19 0,19 0,20 0,20">
            <text:p/>
          </draw:polyline>
          <draw:polyline draw:style-name="gr1" draw:text-style-name="P1" draw:layer="TiM_F" svg:width="0cm" svg:height="0.019cm" svg:x="41.859cm" svg:y="22.345cm" svg:viewBox="0 0 0 20" draw:points="0,0 0,2 0,4 0,6 0,9 0,10 0,12 0,14 0,15 0,17 0,18 0,19 0,19 0,20 0,20">
            <text:p/>
          </draw:polyline>
          <draw:line draw:style-name="gr1" draw:text-style-name="P1" draw:layer="TiM_F" svg:x1="42.024cm" svg:y1="22.365cm" svg:x2="42.114cm" svg:y2="22.365cm">
            <text:p/>
          </draw:line>
          <draw:polyline draw:style-name="gr1" draw:text-style-name="P1" draw:layer="TiM_F" svg:width="0cm" svg:height="0.019cm" svg:x="42.114cm" svg:y="22.345cm" svg:viewBox="0 0 0 20" draw:points="0,20 0,20 0,19 0,19 0,18 0,17 0,15 0,14 0,12 0,10 0,9 0,6 0,4 0,2 0,0">
            <text:p/>
          </draw:polyline>
          <draw:polyline draw:style-name="gr1" draw:text-style-name="P1" draw:layer="TiM_F" svg:width="0cm" svg:height="0.019cm" svg:x="41.794cm" svg:y="22.345cm" svg:viewBox="0 0 0 20" draw:points="0,0 0,2 0,4 0,6 0,9 0,10 0,12 0,14 0,15 0,17 0,18 0,19 0,19 0,20 0,20">
            <text:p/>
          </draw:polyline>
          <draw:line draw:style-name="gr1" draw:text-style-name="P1" draw:layer="TiM_F" svg:x1="41.794cm" svg:y1="22.365cm" svg:x2="41.704cm" svg:y2="22.365cm">
            <text:p/>
          </draw:line>
          <draw:line draw:style-name="gr1" draw:text-style-name="P1" draw:layer="TiM_F" svg:x1="42.157cm" svg:y1="21.925cm" svg:x2="42.157cm" svg:y2="21.85cm">
            <text:p/>
          </draw:line>
          <draw:line draw:style-name="gr1" draw:text-style-name="P1" draw:layer="TiM_F" svg:x1="42.157cm" svg:y1="22.345cm" svg:x2="42.157cm" svg:y2="21.925cm">
            <text:p/>
          </draw:line>
          <draw:polyline draw:style-name="gr1" draw:text-style-name="P1" draw:layer="TiM_F" svg:width="0cm" svg:height="0.019cm" svg:x="41.704cm" svg:y="22.345cm" svg:viewBox="0 0 0 20" draw:points="0,20 0,20 0,19 0,19 0,18 0,17 0,15 0,14 0,12 0,10 0,9 0,6 0,4 0,2 0,0">
            <text:p/>
          </draw:polyline>
          <draw:line draw:style-name="gr1" draw:text-style-name="P1" draw:layer="TiM_F" svg:x1="42.024cm" svg:y1="21.85cm" svg:x2="42.082cm" svg:y2="21.85cm">
            <text:p/>
          </draw:line>
          <draw:line draw:style-name="gr1" draw:text-style-name="P1" draw:layer="TiM_F" svg:x1="42.157cm" svg:y1="21.85cm" svg:x2="42.082cm" svg:y2="21.85cm">
            <text:p/>
          </draw:line>
          <draw:line draw:style-name="gr1" draw:text-style-name="P1" draw:layer="TiM_F" svg:x1="42.082cm" svg:y1="21.85cm" svg:x2="41.662cm" svg:y2="21.85cm">
            <text:p/>
          </draw:line>
          <draw:polyline draw:style-name="gr1" draw:text-style-name="P1" draw:layer="TiM_F" svg:width="0cm" svg:height="0.019cm" svg:x="42.114cm" svg:y="21.83cm" svg:viewBox="0 0 0 20" draw:points="0,0 0,0 0,0 0,1 0,2 0,3 0,4 0,6 0,7 0,9 0,11 0,13 0,15 0,18 0,20">
            <text:p/>
          </draw:polyline>
          <draw:line draw:style-name="gr1" draw:text-style-name="P1" draw:layer="TiM_F" svg:x1="41.662cm" svg:y1="21.85cm" svg:x2="41.662cm" svg:y2="22.345cm">
            <text:p/>
          </draw:line>
          <draw:line draw:style-name="gr1" draw:text-style-name="P1" draw:layer="TiM_F" svg:x1="42.024cm" svg:y1="21.83cm" svg:x2="42.114cm" svg:y2="21.83cm">
            <text:p/>
          </draw:line>
          <draw:polyline draw:style-name="gr1" draw:text-style-name="P1" draw:layer="TiM_F" svg:width="0cm" svg:height="0.019cm" svg:x="42.024cm" svg:y="21.83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41.704cm" svg:y="21.83cm" svg:viewBox="0 0 0 20" draw:points="0,0 0,0 0,0 0,1 0,2 0,3 0,4 0,6 0,7 0,9 0,11 0,13 0,15 0,18 0,20">
            <text:p/>
          </draw:polyline>
          <draw:line draw:style-name="gr1" draw:text-style-name="P1" draw:layer="TiM_F" svg:x1="41.794cm" svg:y1="21.83cm" svg:x2="41.704cm" svg:y2="21.83cm">
            <text:p/>
          </draw:line>
          <draw:polyline draw:style-name="gr1" draw:text-style-name="P1" draw:layer="TiM_F" svg:width="0cm" svg:height="0.019cm" svg:x="41.959cm" svg:y="21.83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41.794cm" svg:y="21.83cm" svg:viewBox="0 0 0 20" draw:points="0,20 0,18 0,15 0,13 0,11 0,9 0,7 0,6 0,4 0,3 0,2 0,1 0,0 0,0 0,0">
            <text:p/>
          </draw:polyline>
          <draw:line draw:style-name="gr1" draw:text-style-name="P1" draw:layer="TiM_F" svg:x1="41.859cm" svg:y1="21.83cm" svg:x2="41.959cm" svg:y2="21.83cm">
            <text:p/>
          </draw:line>
          <draw:polyline draw:style-name="gr1" draw:text-style-name="P1" draw:layer="TiM_F" svg:width="0cm" svg:height="0.019cm" svg:x="41.859cm" svg:y="21.83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41.959cm" svg:y="23.869cm" svg:viewBox="0 0 0 20" draw:points="0,0 0,2 0,4 0,6 0,8 0,10 0,12 0,14 0,15 0,17 0,18 0,19 0,19 0,20 0,20">
            <text:p/>
          </draw:polyline>
          <draw:line draw:style-name="gr1" draw:text-style-name="P1" draw:layer="TiM_F" svg:x1="41.662cm" svg:y1="23.869cm" svg:x2="42.157cm" svg:y2="23.869cm">
            <text:p/>
          </draw:line>
          <draw:line draw:style-name="gr1" draw:text-style-name="P1" draw:layer="TiM_F" svg:x1="41.794cm" svg:y1="23.869cm" svg:x2="41.704cm" svg:y2="23.869cm">
            <text:p/>
          </draw:line>
          <draw:line draw:style-name="gr1" draw:text-style-name="P1" draw:layer="TiM_F" svg:x1="42.024cm" svg:y1="23.869cm" svg:x2="42.114cm" svg:y2="23.869cm">
            <text:p/>
          </draw:line>
          <draw:line draw:style-name="gr1" draw:text-style-name="P1" draw:layer="TiM_F" svg:x1="41.859cm" svg:y1="23.869cm" svg:x2="41.959cm" svg:y2="23.869cm">
            <text:p/>
          </draw:line>
          <draw:line draw:style-name="gr1" draw:text-style-name="P1" draw:layer="TiM_F" svg:x1="41.859cm" svg:y1="23.889cm" svg:x2="41.959cm" svg:y2="23.889cm">
            <text:p/>
          </draw:line>
          <draw:polyline draw:style-name="gr1" draw:text-style-name="P1" draw:layer="TiM_F" svg:width="0cm" svg:height="0.019cm" svg:x="42.024cm" svg:y="23.869cm" svg:viewBox="0 0 0 20" draw:points="0,0 0,2 0,4 0,6 0,8 0,10 0,12 0,14 0,15 0,17 0,18 0,19 0,19 0,20 0,20">
            <text:p/>
          </draw:polyline>
          <draw:polyline draw:style-name="gr1" draw:text-style-name="P1" draw:layer="TiM_F" svg:width="0cm" svg:height="0.019cm" svg:x="41.859cm" svg:y="23.869cm" svg:viewBox="0 0 0 20" draw:points="0,0 0,2 0,4 0,6 0,8 0,10 0,12 0,14 0,15 0,17 0,18 0,19 0,19 0,20 0,20">
            <text:p/>
          </draw:polyline>
          <draw:line draw:style-name="gr1" draw:text-style-name="P1" draw:layer="TiM_F" svg:x1="42.024cm" svg:y1="23.889cm" svg:x2="42.114cm" svg:y2="23.889cm">
            <text:p/>
          </draw:line>
          <draw:polyline draw:style-name="gr1" draw:text-style-name="P1" draw:layer="TiM_F" svg:width="0cm" svg:height="0.019cm" svg:x="42.114cm" svg:y="23.869cm" svg:viewBox="0 0 0 20" draw:points="0,20 0,20 0,19 0,19 0,18 0,17 0,15 0,14 0,12 0,10 0,8 0,6 0,4 0,2 0,0">
            <text:p/>
          </draw:polyline>
          <draw:polyline draw:style-name="gr1" draw:text-style-name="P1" draw:layer="TiM_F" svg:width="0cm" svg:height="0.019cm" svg:x="41.794cm" svg:y="23.869cm" svg:viewBox="0 0 0 20" draw:points="0,0 0,2 0,4 0,6 0,8 0,10 0,12 0,14 0,15 0,17 0,18 0,19 0,19 0,20 0,20">
            <text:p/>
          </draw:polyline>
          <draw:line draw:style-name="gr1" draw:text-style-name="P1" draw:layer="TiM_F" svg:x1="41.794cm" svg:y1="23.889cm" svg:x2="41.704cm" svg:y2="23.889cm">
            <text:p/>
          </draw:line>
          <draw:line draw:style-name="gr1" draw:text-style-name="P1" draw:layer="TiM_F" svg:x1="42.157cm" svg:y1="23.449cm" svg:x2="42.157cm" svg:y2="23.374cm">
            <text:p/>
          </draw:line>
          <draw:line draw:style-name="gr1" draw:text-style-name="P1" draw:layer="TiM_F" svg:x1="42.157cm" svg:y1="23.869cm" svg:x2="42.157cm" svg:y2="23.449cm">
            <text:p/>
          </draw:line>
          <draw:polyline draw:style-name="gr1" draw:text-style-name="P1" draw:layer="TiM_F" svg:width="0cm" svg:height="0.019cm" svg:x="41.704cm" svg:y="23.869cm" svg:viewBox="0 0 0 20" draw:points="0,20 0,20 0,19 0,19 0,18 0,17 0,15 0,14 0,12 0,10 0,8 0,6 0,4 0,2 0,0">
            <text:p/>
          </draw:polyline>
          <draw:line draw:style-name="gr1" draw:text-style-name="P1" draw:layer="TiM_F" svg:x1="42.157cm" svg:y1="23.374cm" svg:x2="42.082cm" svg:y2="23.374cm">
            <text:p/>
          </draw:line>
          <draw:line draw:style-name="gr1" draw:text-style-name="P1" draw:layer="TiM_F" svg:x1="42.082cm" svg:y1="23.374cm" svg:x2="41.662cm" svg:y2="23.374cm">
            <text:p/>
          </draw:line>
          <draw:polyline draw:style-name="gr1" draw:text-style-name="P1" draw:layer="TiM_F" svg:width="0cm" svg:height="0.019cm" svg:x="42.114cm" svg:y="23.354cm" svg:viewBox="0 0 0 20" draw:points="0,0 0,0 0,0 0,1 0,2 0,3 0,4 0,6 0,7 0,9 0,11 0,13 0,15 0,18 0,20">
            <text:p/>
          </draw:polyline>
          <draw:line draw:style-name="gr1" draw:text-style-name="P1" draw:layer="TiM_F" svg:x1="41.662cm" svg:y1="23.374cm" svg:x2="41.662cm" svg:y2="23.869cm">
            <text:p/>
          </draw:line>
          <draw:line draw:style-name="gr1" draw:text-style-name="P1" draw:layer="TiM_F" svg:x1="42.024cm" svg:y1="23.354cm" svg:x2="42.114cm" svg:y2="23.354cm">
            <text:p/>
          </draw:line>
          <draw:polyline draw:style-name="gr1" draw:text-style-name="P1" draw:layer="TiM_F" svg:width="0cm" svg:height="0.019cm" svg:x="42.024cm" svg:y="23.354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41.704cm" svg:y="23.354cm" svg:viewBox="0 0 0 20" draw:points="0,0 0,0 0,0 0,1 0,2 0,3 0,4 0,6 0,7 0,9 0,11 0,13 0,15 0,18 0,20">
            <text:p/>
          </draw:polyline>
          <draw:line draw:style-name="gr1" draw:text-style-name="P1" draw:layer="TiM_F" svg:x1="41.794cm" svg:y1="23.354cm" svg:x2="41.704cm" svg:y2="23.354cm">
            <text:p/>
          </draw:line>
          <draw:polyline draw:style-name="gr1" draw:text-style-name="P1" draw:layer="TiM_F" svg:width="0cm" svg:height="0.019cm" svg:x="41.959cm" svg:y="23.354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41.794cm" svg:y="23.354cm" svg:viewBox="0 0 0 20" draw:points="0,20 0,18 0,15 0,13 0,11 0,9 0,7 0,6 0,4 0,3 0,2 0,1 0,0 0,0 0,0">
            <text:p/>
          </draw:polyline>
          <draw:line draw:style-name="gr1" draw:text-style-name="P1" draw:layer="TiM_F" svg:x1="41.859cm" svg:y1="23.354cm" svg:x2="41.959cm" svg:y2="23.354cm">
            <text:p/>
          </draw:line>
          <draw:polyline draw:style-name="gr1" draw:text-style-name="P1" draw:layer="TiM_F" svg:width="0cm" svg:height="0.019cm" svg:x="41.859cm" svg:y="23.354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40.435cm" svg:y="20.821cm" svg:viewBox="0 0 0 20" draw:points="0,0 0,2 0,4 0,6 0,9 0,11 0,12 0,14 0,16 0,17 0,18 0,19 0,19 0,20 0,20">
            <text:p/>
          </draw:polyline>
          <draw:line draw:style-name="gr1" draw:text-style-name="P1" draw:layer="TiM_F" svg:x1="40.138cm" svg:y1="20.821cm" svg:x2="40.633cm" svg:y2="20.821cm">
            <text:p/>
          </draw:line>
          <draw:line draw:style-name="gr1" draw:text-style-name="P1" draw:layer="TiM_F" svg:x1="40.27cm" svg:y1="20.821cm" svg:x2="40.18cm" svg:y2="20.821cm">
            <text:p/>
          </draw:line>
          <draw:line draw:style-name="gr1" draw:text-style-name="P1" draw:layer="TiM_F" svg:x1="40.5cm" svg:y1="20.821cm" svg:x2="40.59cm" svg:y2="20.821cm">
            <text:p/>
          </draw:line>
          <draw:line draw:style-name="gr1" draw:text-style-name="P1" draw:layer="TiM_F" svg:x1="40.335cm" svg:y1="20.821cm" svg:x2="40.435cm" svg:y2="20.821cm">
            <text:p/>
          </draw:line>
          <draw:line draw:style-name="gr1" draw:text-style-name="P1" draw:layer="TiM_F" svg:x1="40.335cm" svg:y1="20.841cm" svg:x2="40.435cm" svg:y2="20.841cm">
            <text:p/>
          </draw:line>
          <draw:polyline draw:style-name="gr1" draw:text-style-name="P1" draw:layer="TiM_F" svg:width="0cm" svg:height="0.019cm" svg:x="40.5cm" svg:y="20.821cm" svg:viewBox="0 0 0 20" draw:points="0,0 0,2 0,4 0,6 0,9 0,11 0,12 0,14 0,16 0,17 0,18 0,19 0,19 0,20 0,20">
            <text:p/>
          </draw:polyline>
          <draw:polyline draw:style-name="gr1" draw:text-style-name="P1" draw:layer="TiM_F" svg:width="0cm" svg:height="0.019cm" svg:x="40.335cm" svg:y="20.821cm" svg:viewBox="0 0 0 20" draw:points="0,0 0,2 0,4 0,6 0,9 0,11 0,12 0,14 0,16 0,17 0,18 0,19 0,19 0,20 0,20">
            <text:p/>
          </draw:polyline>
          <draw:line draw:style-name="gr1" draw:text-style-name="P1" draw:layer="TiM_F" svg:x1="40.5cm" svg:y1="20.841cm" svg:x2="40.59cm" svg:y2="20.841cm">
            <text:p/>
          </draw:line>
          <draw:polyline draw:style-name="gr1" draw:text-style-name="P1" draw:layer="TiM_F" svg:width="0cm" svg:height="0.019cm" svg:x="40.59cm" svg:y="20.821cm" svg:viewBox="0 0 0 20" draw:points="0,20 0,20 0,19 0,19 0,18 0,17 0,16 0,14 0,12 0,11 0,9 0,6 0,4 0,2 0,0">
            <text:p/>
          </draw:polyline>
          <draw:polyline draw:style-name="gr1" draw:text-style-name="P1" draw:layer="TiM_F" svg:width="0cm" svg:height="0.019cm" svg:x="40.27cm" svg:y="20.821cm" svg:viewBox="0 0 0 20" draw:points="0,0 0,2 0,4 0,6 0,9 0,11 0,12 0,14 0,16 0,17 0,18 0,19 0,19 0,20 0,20">
            <text:p/>
          </draw:polyline>
          <draw:line draw:style-name="gr1" draw:text-style-name="P1" draw:layer="TiM_F" svg:x1="40.27cm" svg:y1="20.841cm" svg:x2="40.18cm" svg:y2="20.841cm">
            <text:p/>
          </draw:line>
          <draw:line draw:style-name="gr1" draw:text-style-name="P1" draw:layer="TiM_F" svg:x1="40.633cm" svg:y1="20.401cm" svg:x2="40.633cm" svg:y2="20.326cm">
            <text:p/>
          </draw:line>
          <draw:line draw:style-name="gr1" draw:text-style-name="P1" draw:layer="TiM_F" svg:x1="40.633cm" svg:y1="20.821cm" svg:x2="40.633cm" svg:y2="20.401cm">
            <text:p/>
          </draw:line>
          <draw:polyline draw:style-name="gr1" draw:text-style-name="P1" draw:layer="TiM_F" svg:width="0cm" svg:height="0.019cm" svg:x="40.18cm" svg:y="20.821cm" svg:viewBox="0 0 0 20" draw:points="0,20 0,20 0,19 0,19 0,18 0,17 0,16 0,14 0,12 0,11 0,9 0,6 0,4 0,2 0,0">
            <text:p/>
          </draw:polyline>
          <draw:line draw:style-name="gr1" draw:text-style-name="P1" draw:layer="TiM_F" svg:x1="40.633cm" svg:y1="20.326cm" svg:x2="40.558cm" svg:y2="20.326cm">
            <text:p/>
          </draw:line>
          <draw:line draw:style-name="gr1" draw:text-style-name="P1" draw:layer="TiM_F" svg:x1="40.558cm" svg:y1="20.326cm" svg:x2="40.138cm" svg:y2="20.326cm">
            <text:p/>
          </draw:line>
          <draw:polyline draw:style-name="gr1" draw:text-style-name="P1" draw:layer="TiM_F" svg:width="0cm" svg:height="0.019cm" svg:x="40.59cm" svg:y="20.306cm" svg:viewBox="0 0 0 20" draw:points="0,0 0,0 0,0 0,1 0,2 0,3 0,4 0,6 0,7 0,9 0,11 0,13 0,15 0,18 0,20">
            <text:p/>
          </draw:polyline>
          <draw:line draw:style-name="gr1" draw:text-style-name="P1" draw:layer="TiM_F" svg:x1="40.138cm" svg:y1="20.326cm" svg:x2="40.138cm" svg:y2="20.821cm">
            <text:p/>
          </draw:line>
          <draw:line draw:style-name="gr1" draw:text-style-name="P1" draw:layer="TiM_F" svg:x1="40.5cm" svg:y1="20.306cm" svg:x2="40.59cm" svg:y2="20.306cm">
            <text:p/>
          </draw:line>
          <draw:polyline draw:style-name="gr1" draw:text-style-name="P1" draw:layer="TiM_F" svg:width="0cm" svg:height="0.019cm" svg:x="40.5cm" svg:y="20.306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40.18cm" svg:y="20.306cm" svg:viewBox="0 0 0 20" draw:points="0,0 0,0 0,0 0,1 0,2 0,3 0,4 0,6 0,7 0,9 0,11 0,13 0,15 0,18 0,20">
            <text:p/>
          </draw:polyline>
          <draw:line draw:style-name="gr1" draw:text-style-name="P1" draw:layer="TiM_F" svg:x1="40.27cm" svg:y1="20.306cm" svg:x2="40.18cm" svg:y2="20.306cm">
            <text:p/>
          </draw:line>
          <draw:polyline draw:style-name="gr1" draw:text-style-name="P1" draw:layer="TiM_F" svg:width="0cm" svg:height="0.019cm" svg:x="40.435cm" svg:y="20.306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40.27cm" svg:y="20.306cm" svg:viewBox="0 0 0 20" draw:points="0,20 0,18 0,15 0,13 0,11 0,9 0,7 0,6 0,4 0,3 0,2 0,1 0,0 0,0 0,0">
            <text:p/>
          </draw:polyline>
          <draw:line draw:style-name="gr1" draw:text-style-name="P1" draw:layer="TiM_F" svg:x1="40.335cm" svg:y1="20.306cm" svg:x2="40.435cm" svg:y2="20.306cm">
            <text:p/>
          </draw:line>
          <draw:polyline draw:style-name="gr1" draw:text-style-name="P1" draw:layer="TiM_F" svg:width="0cm" svg:height="0.019cm" svg:x="40.335cm" svg:y="20.306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41.959cm" svg:y="20.821cm" svg:viewBox="0 0 0 20" draw:points="0,0 0,2 0,4 0,6 0,9 0,11 0,12 0,14 0,16 0,17 0,18 0,19 0,19 0,20 0,20">
            <text:p/>
          </draw:polyline>
          <draw:line draw:style-name="gr1" draw:text-style-name="P1" draw:layer="TiM_F" svg:x1="41.662cm" svg:y1="20.821cm" svg:x2="42.157cm" svg:y2="20.821cm">
            <text:p/>
          </draw:line>
          <draw:line draw:style-name="gr1" draw:text-style-name="P1" draw:layer="TiM_F" svg:x1="41.794cm" svg:y1="20.821cm" svg:x2="41.704cm" svg:y2="20.821cm">
            <text:p/>
          </draw:line>
          <draw:line draw:style-name="gr1" draw:text-style-name="P1" draw:layer="TiM_F" svg:x1="42.024cm" svg:y1="20.821cm" svg:x2="42.114cm" svg:y2="20.821cm">
            <text:p/>
          </draw:line>
          <draw:line draw:style-name="gr1" draw:text-style-name="P1" draw:layer="TiM_F" svg:x1="41.859cm" svg:y1="20.821cm" svg:x2="41.959cm" svg:y2="20.821cm">
            <text:p/>
          </draw:line>
          <draw:line draw:style-name="gr1" draw:text-style-name="P1" draw:layer="TiM_F" svg:x1="41.859cm" svg:y1="20.841cm" svg:x2="41.959cm" svg:y2="20.841cm">
            <text:p/>
          </draw:line>
          <draw:polyline draw:style-name="gr1" draw:text-style-name="P1" draw:layer="TiM_F" svg:width="0cm" svg:height="0.019cm" svg:x="42.024cm" svg:y="20.821cm" svg:viewBox="0 0 0 20" draw:points="0,0 0,2 0,4 0,6 0,9 0,11 0,12 0,14 0,16 0,17 0,18 0,19 0,19 0,20 0,20">
            <text:p/>
          </draw:polyline>
          <draw:polyline draw:style-name="gr1" draw:text-style-name="P1" draw:layer="TiM_F" svg:width="0cm" svg:height="0.019cm" svg:x="41.859cm" svg:y="20.821cm" svg:viewBox="0 0 0 20" draw:points="0,0 0,2 0,4 0,6 0,9 0,11 0,12 0,14 0,16 0,17 0,18 0,19 0,19 0,20 0,20">
            <text:p/>
          </draw:polyline>
          <draw:line draw:style-name="gr1" draw:text-style-name="P1" draw:layer="TiM_F" svg:x1="42.024cm" svg:y1="20.841cm" svg:x2="42.114cm" svg:y2="20.841cm">
            <text:p/>
          </draw:line>
          <draw:polyline draw:style-name="gr1" draw:text-style-name="P1" draw:layer="TiM_F" svg:width="0cm" svg:height="0.019cm" svg:x="42.114cm" svg:y="20.821cm" svg:viewBox="0 0 0 20" draw:points="0,20 0,20 0,19 0,19 0,18 0,17 0,16 0,14 0,12 0,11 0,9 0,6 0,4 0,2 0,0">
            <text:p/>
          </draw:polyline>
          <draw:polyline draw:style-name="gr1" draw:text-style-name="P1" draw:layer="TiM_F" svg:width="0cm" svg:height="0.019cm" svg:x="41.794cm" svg:y="20.821cm" svg:viewBox="0 0 0 20" draw:points="0,0 0,2 0,4 0,6 0,9 0,11 0,12 0,14 0,16 0,17 0,18 0,19 0,19 0,20 0,20">
            <text:p/>
          </draw:polyline>
          <draw:line draw:style-name="gr1" draw:text-style-name="P1" draw:layer="TiM_F" svg:x1="41.794cm" svg:y1="20.841cm" svg:x2="41.704cm" svg:y2="20.841cm">
            <text:p/>
          </draw:line>
          <draw:line draw:style-name="gr1" draw:text-style-name="P1" draw:layer="TiM_F" svg:x1="42.157cm" svg:y1="20.401cm" svg:x2="42.157cm" svg:y2="20.326cm">
            <text:p/>
          </draw:line>
          <draw:line draw:style-name="gr1" draw:text-style-name="P1" draw:layer="TiM_F" svg:x1="42.157cm" svg:y1="20.821cm" svg:x2="42.157cm" svg:y2="20.401cm">
            <text:p/>
          </draw:line>
          <draw:polyline draw:style-name="gr1" draw:text-style-name="P1" draw:layer="TiM_F" svg:width="0cm" svg:height="0.019cm" svg:x="41.704cm" svg:y="20.821cm" svg:viewBox="0 0 0 20" draw:points="0,20 0,20 0,19 0,19 0,18 0,17 0,16 0,14 0,12 0,11 0,9 0,6 0,4 0,2 0,0">
            <text:p/>
          </draw:polyline>
          <draw:line draw:style-name="gr1" draw:text-style-name="P1" draw:layer="TiM_F" svg:x1="42.157cm" svg:y1="20.326cm" svg:x2="42.082cm" svg:y2="20.326cm">
            <text:p/>
          </draw:line>
          <draw:line draw:style-name="gr1" draw:text-style-name="P1" draw:layer="TiM_F" svg:x1="42.082cm" svg:y1="20.326cm" svg:x2="41.662cm" svg:y2="20.326cm">
            <text:p/>
          </draw:line>
          <draw:polyline draw:style-name="gr1" draw:text-style-name="P1" draw:layer="TiM_F" svg:width="0cm" svg:height="0.019cm" svg:x="42.114cm" svg:y="20.306cm" svg:viewBox="0 0 0 20" draw:points="0,0 0,0 0,0 0,1 0,2 0,3 0,4 0,6 0,7 0,9 0,11 0,13 0,15 0,18 0,20">
            <text:p/>
          </draw:polyline>
          <draw:line draw:style-name="gr1" draw:text-style-name="P1" draw:layer="TiM_F" svg:x1="41.662cm" svg:y1="20.326cm" svg:x2="41.662cm" svg:y2="20.821cm">
            <text:p/>
          </draw:line>
          <draw:line draw:style-name="gr1" draw:text-style-name="P1" draw:layer="TiM_F" svg:x1="42.024cm" svg:y1="20.306cm" svg:x2="42.114cm" svg:y2="20.306cm">
            <text:p/>
          </draw:line>
          <draw:polyline draw:style-name="gr1" draw:text-style-name="P1" draw:layer="TiM_F" svg:width="0cm" svg:height="0.019cm" svg:x="42.024cm" svg:y="20.306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41.704cm" svg:y="20.306cm" svg:viewBox="0 0 0 20" draw:points="0,0 0,0 0,0 0,1 0,2 0,3 0,4 0,6 0,7 0,9 0,11 0,13 0,15 0,18 0,20">
            <text:p/>
          </draw:polyline>
          <draw:line draw:style-name="gr1" draw:text-style-name="P1" draw:layer="TiM_F" svg:x1="41.794cm" svg:y1="20.306cm" svg:x2="41.704cm" svg:y2="20.306cm">
            <text:p/>
          </draw:line>
          <draw:polyline draw:style-name="gr1" draw:text-style-name="P1" draw:layer="TiM_F" svg:width="0cm" svg:height="0.019cm" svg:x="41.959cm" svg:y="20.306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41.794cm" svg:y="20.306cm" svg:viewBox="0 0 0 20" draw:points="0,20 0,18 0,15 0,13 0,11 0,9 0,7 0,6 0,4 0,3 0,2 0,1 0,0 0,0 0,0">
            <text:p/>
          </draw:polyline>
          <draw:line draw:style-name="gr1" draw:text-style-name="P1" draw:layer="TiM_F" svg:x1="41.859cm" svg:y1="20.306cm" svg:x2="41.959cm" svg:y2="20.306cm">
            <text:p/>
          </draw:line>
          <draw:polyline draw:style-name="gr1" draw:text-style-name="P1" draw:layer="TiM_F" svg:width="0cm" svg:height="0.019cm" svg:x="41.859cm" svg:y="20.306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38.911cm" svg:y="20.821cm" svg:viewBox="0 0 0 20" draw:points="0,0 0,2 0,4 0,6 0,9 0,11 0,12 0,14 0,16 0,17 0,18 0,19 0,19 0,20 0,20">
            <text:p/>
          </draw:polyline>
          <draw:line draw:style-name="gr1" draw:text-style-name="P1" draw:layer="TiM_F" svg:x1="38.614cm" svg:y1="20.821cm" svg:x2="39.109cm" svg:y2="20.821cm">
            <text:p/>
          </draw:line>
          <draw:line draw:style-name="gr1" draw:text-style-name="P1" draw:layer="TiM_F" svg:x1="38.746cm" svg:y1="20.821cm" svg:x2="38.656cm" svg:y2="20.821cm">
            <text:p/>
          </draw:line>
          <draw:line draw:style-name="gr1" draw:text-style-name="P1" draw:layer="TiM_F" svg:x1="38.976cm" svg:y1="20.821cm" svg:x2="39.066cm" svg:y2="20.821cm">
            <text:p/>
          </draw:line>
          <draw:line draw:style-name="gr1" draw:text-style-name="P1" draw:layer="TiM_F" svg:x1="38.811cm" svg:y1="20.821cm" svg:x2="38.911cm" svg:y2="20.821cm">
            <text:p/>
          </draw:line>
          <draw:line draw:style-name="gr1" draw:text-style-name="P1" draw:layer="TiM_F" svg:x1="38.811cm" svg:y1="20.841cm" svg:x2="38.911cm" svg:y2="20.841cm">
            <text:p/>
          </draw:line>
          <draw:polyline draw:style-name="gr1" draw:text-style-name="P1" draw:layer="TiM_F" svg:width="0cm" svg:height="0.019cm" svg:x="38.976cm" svg:y="20.821cm" svg:viewBox="0 0 0 20" draw:points="0,0 0,2 0,4 0,6 0,9 0,11 0,12 0,14 0,16 0,17 0,18 0,19 0,19 0,20 0,20">
            <text:p/>
          </draw:polyline>
          <draw:polyline draw:style-name="gr1" draw:text-style-name="P1" draw:layer="TiM_F" svg:width="0cm" svg:height="0.019cm" svg:x="38.811cm" svg:y="20.821cm" svg:viewBox="0 0 0 20" draw:points="0,0 0,2 0,4 0,6 0,9 0,11 0,12 0,14 0,16 0,17 0,18 0,19 0,19 0,20 0,20">
            <text:p/>
          </draw:polyline>
          <draw:line draw:style-name="gr1" draw:text-style-name="P1" draw:layer="TiM_F" svg:x1="38.976cm" svg:y1="20.841cm" svg:x2="39.066cm" svg:y2="20.841cm">
            <text:p/>
          </draw:line>
          <draw:polyline draw:style-name="gr1" draw:text-style-name="P1" draw:layer="TiM_F" svg:width="0cm" svg:height="0.019cm" svg:x="39.066cm" svg:y="20.821cm" svg:viewBox="0 0 0 20" draw:points="0,20 0,20 0,19 0,19 0,18 0,17 0,16 0,14 0,12 0,11 0,9 0,6 0,4 0,2 0,0">
            <text:p/>
          </draw:polyline>
          <draw:polyline draw:style-name="gr1" draw:text-style-name="P1" draw:layer="TiM_F" svg:width="0cm" svg:height="0.019cm" svg:x="38.746cm" svg:y="20.821cm" svg:viewBox="0 0 0 20" draw:points="0,0 0,2 0,4 0,6 0,9 0,11 0,12 0,14 0,16 0,17 0,18 0,19 0,19 0,20 0,20">
            <text:p/>
          </draw:polyline>
          <draw:line draw:style-name="gr1" draw:text-style-name="P1" draw:layer="TiM_F" svg:x1="38.746cm" svg:y1="20.841cm" svg:x2="38.656cm" svg:y2="20.841cm">
            <text:p/>
          </draw:line>
          <draw:line draw:style-name="gr1" draw:text-style-name="P1" draw:layer="TiM_F" svg:x1="39.109cm" svg:y1="20.401cm" svg:x2="39.109cm" svg:y2="20.326cm">
            <text:p/>
          </draw:line>
          <draw:line draw:style-name="gr1" draw:text-style-name="P1" draw:layer="TiM_F" svg:x1="39.109cm" svg:y1="20.821cm" svg:x2="39.109cm" svg:y2="20.401cm">
            <text:p/>
          </draw:line>
          <draw:polyline draw:style-name="gr1" draw:text-style-name="P1" draw:layer="TiM_F" svg:width="0cm" svg:height="0.019cm" svg:x="38.656cm" svg:y="20.821cm" svg:viewBox="0 0 0 20" draw:points="0,20 0,20 0,19 0,19 0,18 0,17 0,16 0,14 0,12 0,11 0,9 0,6 0,4 0,2 0,0">
            <text:p/>
          </draw:polyline>
          <draw:line draw:style-name="gr1" draw:text-style-name="P1" draw:layer="TiM_F" svg:x1="38.976cm" svg:y1="20.326cm" svg:x2="39.034cm" svg:y2="20.326cm">
            <text:p/>
          </draw:line>
          <draw:line draw:style-name="gr1" draw:text-style-name="P1" draw:layer="TiM_F" svg:x1="39.109cm" svg:y1="20.326cm" svg:x2="39.034cm" svg:y2="20.326cm">
            <text:p/>
          </draw:line>
          <draw:line draw:style-name="gr1" draw:text-style-name="P1" draw:layer="TiM_F" svg:x1="39.034cm" svg:y1="20.326cm" svg:x2="38.614cm" svg:y2="20.326cm">
            <text:p/>
          </draw:line>
          <draw:polyline draw:style-name="gr1" draw:text-style-name="P1" draw:layer="TiM_F" svg:width="0cm" svg:height="0.019cm" svg:x="39.066cm" svg:y="20.306cm" svg:viewBox="0 0 0 20" draw:points="0,0 0,0 0,0 0,1 0,2 0,3 0,4 0,6 0,7 0,9 0,11 0,13 0,15 0,18 0,20">
            <text:p/>
          </draw:polyline>
          <draw:line draw:style-name="gr1" draw:text-style-name="P1" draw:layer="TiM_F" svg:x1="38.614cm" svg:y1="20.326cm" svg:x2="38.614cm" svg:y2="20.821cm">
            <text:p/>
          </draw:line>
          <draw:line draw:style-name="gr1" draw:text-style-name="P1" draw:layer="TiM_F" svg:x1="38.976cm" svg:y1="20.306cm" svg:x2="39.066cm" svg:y2="20.306cm">
            <text:p/>
          </draw:line>
          <draw:polyline draw:style-name="gr1" draw:text-style-name="P1" draw:layer="TiM_F" svg:width="0cm" svg:height="0.019cm" svg:x="38.976cm" svg:y="20.306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38.656cm" svg:y="20.306cm" svg:viewBox="0 0 0 20" draw:points="0,0 0,0 0,0 0,1 0,2 0,3 0,4 0,6 0,7 0,9 0,11 0,13 0,15 0,18 0,20">
            <text:p/>
          </draw:polyline>
          <draw:line draw:style-name="gr1" draw:text-style-name="P1" draw:layer="TiM_F" svg:x1="38.746cm" svg:y1="20.306cm" svg:x2="38.656cm" svg:y2="20.306cm">
            <text:p/>
          </draw:line>
          <draw:polyline draw:style-name="gr1" draw:text-style-name="P1" draw:layer="TiM_F" svg:width="0cm" svg:height="0.019cm" svg:x="38.911cm" svg:y="20.306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38.746cm" svg:y="20.306cm" svg:viewBox="0 0 0 20" draw:points="0,20 0,18 0,15 0,13 0,11 0,9 0,7 0,6 0,4 0,3 0,2 0,1 0,0 0,0 0,0">
            <text:p/>
          </draw:polyline>
          <draw:line draw:style-name="gr1" draw:text-style-name="P1" draw:layer="TiM_F" svg:x1="38.811cm" svg:y1="20.306cm" svg:x2="38.911cm" svg:y2="20.306cm">
            <text:p/>
          </draw:line>
          <draw:polyline draw:style-name="gr1" draw:text-style-name="P1" draw:layer="TiM_F" svg:width="0cm" svg:height="0.019cm" svg:x="38.811cm" svg:y="20.306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38.911cm" svg:y="22.345cm" svg:viewBox="0 0 0 20" draw:points="0,0 0,2 0,4 0,6 0,9 0,10 0,12 0,14 0,15 0,17 0,18 0,19 0,19 0,20 0,20">
            <text:p/>
          </draw:polyline>
          <draw:line draw:style-name="gr1" draw:text-style-name="P1" draw:layer="TiM_F" svg:x1="38.614cm" svg:y1="22.345cm" svg:x2="39.109cm" svg:y2="22.345cm">
            <text:p/>
          </draw:line>
          <draw:line draw:style-name="gr1" draw:text-style-name="P1" draw:layer="TiM_F" svg:x1="38.746cm" svg:y1="22.345cm" svg:x2="38.656cm" svg:y2="22.345cm">
            <text:p/>
          </draw:line>
          <draw:line draw:style-name="gr1" draw:text-style-name="P1" draw:layer="TiM_F" svg:x1="38.976cm" svg:y1="22.345cm" svg:x2="39.066cm" svg:y2="22.345cm">
            <text:p/>
          </draw:line>
          <draw:line draw:style-name="gr1" draw:text-style-name="P1" draw:layer="TiM_F" svg:x1="38.811cm" svg:y1="22.345cm" svg:x2="38.911cm" svg:y2="22.345cm">
            <text:p/>
          </draw:line>
          <draw:line draw:style-name="gr1" draw:text-style-name="P1" draw:layer="TiM_F" svg:x1="38.811cm" svg:y1="22.365cm" svg:x2="38.911cm" svg:y2="22.365cm">
            <text:p/>
          </draw:line>
          <draw:polyline draw:style-name="gr1" draw:text-style-name="P1" draw:layer="TiM_F" svg:width="0cm" svg:height="0.019cm" svg:x="38.976cm" svg:y="22.345cm" svg:viewBox="0 0 0 20" draw:points="0,0 0,2 0,4 0,6 0,9 0,10 0,12 0,14 0,15 0,17 0,18 0,19 0,19 0,20 0,20">
            <text:p/>
          </draw:polyline>
          <draw:polyline draw:style-name="gr1" draw:text-style-name="P1" draw:layer="TiM_F" svg:width="0cm" svg:height="0.019cm" svg:x="38.811cm" svg:y="22.345cm" svg:viewBox="0 0 0 20" draw:points="0,0 0,2 0,4 0,6 0,9 0,10 0,12 0,14 0,15 0,17 0,18 0,19 0,19 0,20 0,20">
            <text:p/>
          </draw:polyline>
          <draw:line draw:style-name="gr1" draw:text-style-name="P1" draw:layer="TiM_F" svg:x1="38.976cm" svg:y1="22.365cm" svg:x2="39.066cm" svg:y2="22.365cm">
            <text:p/>
          </draw:line>
          <draw:polyline draw:style-name="gr1" draw:text-style-name="P1" draw:layer="TiM_F" svg:width="0cm" svg:height="0.019cm" svg:x="39.066cm" svg:y="22.345cm" svg:viewBox="0 0 0 20" draw:points="0,20 0,20 0,19 0,19 0,18 0,17 0,15 0,14 0,12 0,10 0,9 0,6 0,4 0,2 0,0">
            <text:p/>
          </draw:polyline>
          <draw:polyline draw:style-name="gr1" draw:text-style-name="P1" draw:layer="TiM_F" svg:width="0cm" svg:height="0.019cm" svg:x="38.746cm" svg:y="22.345cm" svg:viewBox="0 0 0 20" draw:points="0,0 0,2 0,4 0,6 0,9 0,10 0,12 0,14 0,15 0,17 0,18 0,19 0,19 0,20 0,20">
            <text:p/>
          </draw:polyline>
          <draw:line draw:style-name="gr1" draw:text-style-name="P1" draw:layer="TiM_F" svg:x1="38.746cm" svg:y1="22.365cm" svg:x2="38.656cm" svg:y2="22.365cm">
            <text:p/>
          </draw:line>
          <draw:line draw:style-name="gr1" draw:text-style-name="P1" draw:layer="TiM_F" svg:x1="39.109cm" svg:y1="21.925cm" svg:x2="39.109cm" svg:y2="21.85cm">
            <text:p/>
          </draw:line>
          <draw:line draw:style-name="gr1" draw:text-style-name="P1" draw:layer="TiM_F" svg:x1="39.109cm" svg:y1="22.345cm" svg:x2="39.109cm" svg:y2="21.925cm">
            <text:p/>
          </draw:line>
          <draw:polyline draw:style-name="gr1" draw:text-style-name="P1" draw:layer="TiM_F" svg:width="0cm" svg:height="0.019cm" svg:x="38.656cm" svg:y="22.345cm" svg:viewBox="0 0 0 20" draw:points="0,20 0,20 0,19 0,19 0,18 0,17 0,15 0,14 0,12 0,10 0,9 0,6 0,4 0,2 0,0">
            <text:p/>
          </draw:polyline>
          <draw:line draw:style-name="gr1" draw:text-style-name="P1" draw:layer="TiM_F" svg:x1="39.109cm" svg:y1="21.85cm" svg:x2="39.034cm" svg:y2="21.85cm">
            <text:p/>
          </draw:line>
          <draw:line draw:style-name="gr1" draw:text-style-name="P1" draw:layer="TiM_F" svg:x1="39.034cm" svg:y1="21.85cm" svg:x2="38.614cm" svg:y2="21.85cm">
            <text:p/>
          </draw:line>
          <draw:polyline draw:style-name="gr1" draw:text-style-name="P1" draw:layer="TiM_F" svg:width="0cm" svg:height="0.019cm" svg:x="39.066cm" svg:y="21.83cm" svg:viewBox="0 0 0 20" draw:points="0,0 0,0 0,0 0,1 0,2 0,3 0,4 0,6 0,7 0,9 0,11 0,13 0,15 0,18 0,20">
            <text:p/>
          </draw:polyline>
          <draw:line draw:style-name="gr1" draw:text-style-name="P1" draw:layer="TiM_F" svg:x1="38.614cm" svg:y1="21.85cm" svg:x2="38.614cm" svg:y2="22.345cm">
            <text:p/>
          </draw:line>
          <draw:line draw:style-name="gr1" draw:text-style-name="P1" draw:layer="TiM_F" svg:x1="38.976cm" svg:y1="21.83cm" svg:x2="39.066cm" svg:y2="21.83cm">
            <text:p/>
          </draw:line>
          <draw:polyline draw:style-name="gr1" draw:text-style-name="P1" draw:layer="TiM_F" svg:width="0cm" svg:height="0.019cm" svg:x="38.976cm" svg:y="21.83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38.656cm" svg:y="21.83cm" svg:viewBox="0 0 0 20" draw:points="0,0 0,0 0,0 0,1 0,2 0,3 0,4 0,6 0,7 0,9 0,11 0,13 0,15 0,18 0,20">
            <text:p/>
          </draw:polyline>
          <draw:line draw:style-name="gr1" draw:text-style-name="P1" draw:layer="TiM_F" svg:x1="38.746cm" svg:y1="21.83cm" svg:x2="38.656cm" svg:y2="21.83cm">
            <text:p/>
          </draw:line>
          <draw:polyline draw:style-name="gr1" draw:text-style-name="P1" draw:layer="TiM_F" svg:width="0cm" svg:height="0.019cm" svg:x="38.911cm" svg:y="21.83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38.746cm" svg:y="21.83cm" svg:viewBox="0 0 0 20" draw:points="0,20 0,18 0,15 0,13 0,11 0,9 0,7 0,6 0,4 0,3 0,2 0,1 0,0 0,0 0,0">
            <text:p/>
          </draw:polyline>
          <draw:line draw:style-name="gr1" draw:text-style-name="P1" draw:layer="TiM_F" svg:x1="38.811cm" svg:y1="21.83cm" svg:x2="38.911cm" svg:y2="21.83cm">
            <text:p/>
          </draw:line>
          <draw:polyline draw:style-name="gr1" draw:text-style-name="P1" draw:layer="TiM_F" svg:width="0cm" svg:height="0.019cm" svg:x="38.811cm" svg:y="21.83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38.911cm" svg:y="26.917cm" svg:viewBox="0 0 0 20" draw:points="0,0 0,2 0,4 0,6 0,8 0,10 0,12 0,14 0,15 0,17 0,18 0,19 0,19 0,20 0,20">
            <text:p/>
          </draw:polyline>
          <draw:line draw:style-name="gr1" draw:text-style-name="P1" draw:layer="TiM_F" svg:x1="38.614cm" svg:y1="26.917cm" svg:x2="39.109cm" svg:y2="26.917cm">
            <text:p/>
          </draw:line>
          <draw:line draw:style-name="gr1" draw:text-style-name="P1" draw:layer="TiM_F" svg:x1="38.746cm" svg:y1="26.917cm" svg:x2="38.656cm" svg:y2="26.917cm">
            <text:p/>
          </draw:line>
          <draw:line draw:style-name="gr1" draw:text-style-name="P1" draw:layer="TiM_F" svg:x1="38.976cm" svg:y1="26.917cm" svg:x2="39.066cm" svg:y2="26.917cm">
            <text:p/>
          </draw:line>
          <draw:line draw:style-name="gr1" draw:text-style-name="P1" draw:layer="TiM_F" svg:x1="38.811cm" svg:y1="26.917cm" svg:x2="38.911cm" svg:y2="26.917cm">
            <text:p/>
          </draw:line>
          <draw:line draw:style-name="gr1" draw:text-style-name="P1" draw:layer="TiM_F" svg:x1="38.811cm" svg:y1="26.937cm" svg:x2="38.911cm" svg:y2="26.937cm">
            <text:p/>
          </draw:line>
          <draw:polyline draw:style-name="gr1" draw:text-style-name="P1" draw:layer="TiM_F" svg:width="0cm" svg:height="0.019cm" svg:x="38.976cm" svg:y="26.917cm" svg:viewBox="0 0 0 20" draw:points="0,0 0,2 0,4 0,6 0,8 0,10 0,12 0,14 0,15 0,17 0,18 0,19 0,19 0,20 0,20">
            <text:p/>
          </draw:polyline>
          <draw:polyline draw:style-name="gr1" draw:text-style-name="P1" draw:layer="TiM_F" svg:width="0cm" svg:height="0.019cm" svg:x="38.811cm" svg:y="26.917cm" svg:viewBox="0 0 0 20" draw:points="0,0 0,2 0,4 0,6 0,8 0,10 0,12 0,14 0,15 0,17 0,18 0,19 0,19 0,20 0,20">
            <text:p/>
          </draw:polyline>
          <draw:line draw:style-name="gr1" draw:text-style-name="P1" draw:layer="TiM_F" svg:x1="38.976cm" svg:y1="26.937cm" svg:x2="39.066cm" svg:y2="26.937cm">
            <text:p/>
          </draw:line>
          <draw:polyline draw:style-name="gr1" draw:text-style-name="P1" draw:layer="TiM_F" svg:width="0cm" svg:height="0.019cm" svg:x="39.066cm" svg:y="26.917cm" svg:viewBox="0 0 0 20" draw:points="0,20 0,20 0,19 0,19 0,18 0,17 0,15 0,14 0,12 0,10 0,8 0,6 0,4 0,2 0,0">
            <text:p/>
          </draw:polyline>
          <draw:polyline draw:style-name="gr1" draw:text-style-name="P1" draw:layer="TiM_F" svg:width="0cm" svg:height="0.019cm" svg:x="38.746cm" svg:y="26.917cm" svg:viewBox="0 0 0 20" draw:points="0,0 0,2 0,4 0,6 0,8 0,10 0,12 0,14 0,15 0,17 0,18 0,19 0,19 0,20 0,20">
            <text:p/>
          </draw:polyline>
          <draw:line draw:style-name="gr1" draw:text-style-name="P1" draw:layer="TiM_F" svg:x1="38.746cm" svg:y1="26.937cm" svg:x2="38.656cm" svg:y2="26.937cm">
            <text:p/>
          </draw:line>
          <draw:line draw:style-name="gr1" draw:text-style-name="P1" draw:layer="TiM_F" svg:x1="39.109cm" svg:y1="26.497cm" svg:x2="39.109cm" svg:y2="26.422cm">
            <text:p/>
          </draw:line>
          <draw:line draw:style-name="gr1" draw:text-style-name="P1" draw:layer="TiM_F" svg:x1="39.109cm" svg:y1="26.917cm" svg:x2="39.109cm" svg:y2="26.497cm">
            <text:p/>
          </draw:line>
          <draw:polyline draw:style-name="gr1" draw:text-style-name="P1" draw:layer="TiM_F" svg:width="0cm" svg:height="0.019cm" svg:x="38.656cm" svg:y="26.917cm" svg:viewBox="0 0 0 20" draw:points="0,20 0,20 0,19 0,19 0,18 0,17 0,15 0,14 0,12 0,10 0,8 0,6 0,4 0,2 0,0">
            <text:p/>
          </draw:polyline>
          <draw:line draw:style-name="gr1" draw:text-style-name="P1" draw:layer="TiM_F" svg:x1="39.109cm" svg:y1="26.422cm" svg:x2="39.034cm" svg:y2="26.422cm">
            <text:p/>
          </draw:line>
          <draw:line draw:style-name="gr1" draw:text-style-name="P1" draw:layer="TiM_F" svg:x1="39.034cm" svg:y1="26.422cm" svg:x2="38.614cm" svg:y2="26.422cm">
            <text:p/>
          </draw:line>
          <draw:polyline draw:style-name="gr1" draw:text-style-name="P1" draw:layer="TiM_F" svg:width="0cm" svg:height="0.019cm" svg:x="39.066cm" svg:y="26.402cm" svg:viewBox="0 0 0 20" draw:points="0,0 0,0 0,0 0,1 0,2 0,3 0,4 0,6 0,7 0,9 0,11 0,13 0,15 0,17 0,20">
            <text:p/>
          </draw:polyline>
          <draw:line draw:style-name="gr1" draw:text-style-name="P1" draw:layer="TiM_F" svg:x1="38.614cm" svg:y1="26.422cm" svg:x2="38.614cm" svg:y2="26.917cm">
            <text:p/>
          </draw:line>
          <draw:line draw:style-name="gr1" draw:text-style-name="P1" draw:layer="TiM_F" svg:x1="38.976cm" svg:y1="26.402cm" svg:x2="39.066cm" svg:y2="26.402cm">
            <text:p/>
          </draw:line>
          <draw:polyline draw:style-name="gr1" draw:text-style-name="P1" draw:layer="TiM_F" svg:width="0cm" svg:height="0.019cm" svg:x="38.976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38.656cm" svg:y="26.402cm" svg:viewBox="0 0 0 20" draw:points="0,0 0,0 0,0 0,1 0,2 0,3 0,4 0,6 0,7 0,9 0,11 0,13 0,15 0,17 0,20">
            <text:p/>
          </draw:polyline>
          <draw:line draw:style-name="gr1" draw:text-style-name="P1" draw:layer="TiM_F" svg:x1="38.746cm" svg:y1="26.402cm" svg:x2="38.656cm" svg:y2="26.402cm">
            <text:p/>
          </draw:line>
          <draw:polyline draw:style-name="gr1" draw:text-style-name="P1" draw:layer="TiM_F" svg:width="0cm" svg:height="0.019cm" svg:x="38.911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38.746cm" svg:y="26.402cm" svg:viewBox="0 0 0 20" draw:points="0,20 0,17 0,15 0,13 0,11 0,9 0,7 0,6 0,4 0,3 0,2 0,1 0,0 0,0 0,0">
            <text:p/>
          </draw:polyline>
          <draw:line draw:style-name="gr1" draw:text-style-name="P1" draw:layer="TiM_F" svg:x1="38.811cm" svg:y1="26.402cm" svg:x2="38.911cm" svg:y2="26.402cm">
            <text:p/>
          </draw:line>
          <draw:polyline draw:style-name="gr1" draw:text-style-name="P1" draw:layer="TiM_F" svg:width="0cm" svg:height="0.019cm" svg:x="38.811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41.959cm" svg:y="17.773cm" svg:viewBox="0 0 0 20" draw:points="0,0 0,2 0,4 0,7 0,9 0,11 0,12 0,14 0,16 0,17 0,18 0,19 0,19 0,20 0,20">
            <text:p/>
          </draw:polyline>
          <draw:line draw:style-name="gr1" draw:text-style-name="P1" draw:layer="TiM_F" svg:x1="41.662cm" svg:y1="17.773cm" svg:x2="42.157cm" svg:y2="17.773cm">
            <text:p/>
          </draw:line>
          <draw:line draw:style-name="gr1" draw:text-style-name="P1" draw:layer="TiM_F" svg:x1="41.794cm" svg:y1="17.773cm" svg:x2="41.704cm" svg:y2="17.773cm">
            <text:p/>
          </draw:line>
          <draw:line draw:style-name="gr1" draw:text-style-name="P1" draw:layer="TiM_F" svg:x1="42.024cm" svg:y1="17.773cm" svg:x2="42.114cm" svg:y2="17.773cm">
            <text:p/>
          </draw:line>
          <draw:line draw:style-name="gr1" draw:text-style-name="P1" draw:layer="TiM_F" svg:x1="41.859cm" svg:y1="17.773cm" svg:x2="41.959cm" svg:y2="17.773cm">
            <text:p/>
          </draw:line>
          <draw:line draw:style-name="gr1" draw:text-style-name="P1" draw:layer="TiM_F" svg:x1="41.859cm" svg:y1="17.793cm" svg:x2="41.959cm" svg:y2="17.793cm">
            <text:p/>
          </draw:line>
          <draw:polyline draw:style-name="gr1" draw:text-style-name="P1" draw:layer="TiM_F" svg:width="0cm" svg:height="0.019cm" svg:x="42.024cm" svg:y="17.773cm" svg:viewBox="0 0 0 20" draw:points="0,0 0,2 0,4 0,7 0,9 0,11 0,12 0,14 0,16 0,17 0,18 0,19 0,19 0,20 0,20">
            <text:p/>
          </draw:polyline>
          <draw:polyline draw:style-name="gr1" draw:text-style-name="P1" draw:layer="TiM_F" svg:width="0cm" svg:height="0.019cm" svg:x="41.859cm" svg:y="17.773cm" svg:viewBox="0 0 0 20" draw:points="0,0 0,2 0,4 0,7 0,9 0,11 0,12 0,14 0,16 0,17 0,18 0,19 0,19 0,20 0,20">
            <text:p/>
          </draw:polyline>
          <draw:line draw:style-name="gr1" draw:text-style-name="P1" draw:layer="TiM_F" svg:x1="42.024cm" svg:y1="17.793cm" svg:x2="42.114cm" svg:y2="17.793cm">
            <text:p/>
          </draw:line>
          <draw:polyline draw:style-name="gr1" draw:text-style-name="P1" draw:layer="TiM_F" svg:width="0cm" svg:height="0.019cm" svg:x="42.114cm" svg:y="17.773cm" svg:viewBox="0 0 0 20" draw:points="0,20 0,20 0,19 0,19 0,18 0,17 0,16 0,14 0,12 0,11 0,9 0,7 0,4 0,2 0,0">
            <text:p/>
          </draw:polyline>
          <draw:polyline draw:style-name="gr1" draw:text-style-name="P1" draw:layer="TiM_F" svg:width="0cm" svg:height="0.019cm" svg:x="41.794cm" svg:y="17.773cm" svg:viewBox="0 0 0 20" draw:points="0,0 0,2 0,4 0,7 0,9 0,11 0,12 0,14 0,16 0,17 0,18 0,19 0,19 0,20 0,20">
            <text:p/>
          </draw:polyline>
          <draw:line draw:style-name="gr1" draw:text-style-name="P1" draw:layer="TiM_F" svg:x1="41.794cm" svg:y1="17.793cm" svg:x2="41.704cm" svg:y2="17.793cm">
            <text:p/>
          </draw:line>
          <draw:line draw:style-name="gr1" draw:text-style-name="P1" draw:layer="TiM_F" svg:x1="42.157cm" svg:y1="17.353cm" svg:x2="42.157cm" svg:y2="17.278cm">
            <text:p/>
          </draw:line>
          <draw:line draw:style-name="gr1" draw:text-style-name="P1" draw:layer="TiM_F" svg:x1="42.157cm" svg:y1="17.773cm" svg:x2="42.157cm" svg:y2="17.353cm">
            <text:p/>
          </draw:line>
          <draw:polyline draw:style-name="gr1" draw:text-style-name="P1" draw:layer="TiM_F" svg:width="0cm" svg:height="0.019cm" svg:x="41.704cm" svg:y="17.773cm" svg:viewBox="0 0 0 20" draw:points="0,20 0,20 0,19 0,19 0,18 0,17 0,16 0,14 0,12 0,11 0,9 0,7 0,4 0,2 0,0">
            <text:p/>
          </draw:polyline>
          <draw:line draw:style-name="gr1" draw:text-style-name="P1" draw:layer="TiM_F" svg:x1="42.157cm" svg:y1="17.278cm" svg:x2="42.082cm" svg:y2="17.278cm">
            <text:p/>
          </draw:line>
          <draw:line draw:style-name="gr1" draw:text-style-name="P1" draw:layer="TiM_F" svg:x1="42.082cm" svg:y1="17.278cm" svg:x2="41.662cm" svg:y2="17.278cm">
            <text:p/>
          </draw:line>
          <draw:polyline draw:style-name="gr1" draw:text-style-name="P1" draw:layer="TiM_F" svg:width="0cm" svg:height="0.019cm" svg:x="42.114cm" svg:y="17.258cm" svg:viewBox="0 0 0 20" draw:points="0,0 0,0 0,0 0,1 0,2 0,3 0,4 0,6 0,8 0,9 0,11 0,13 0,16 0,18 0,20">
            <text:p/>
          </draw:polyline>
          <draw:line draw:style-name="gr1" draw:text-style-name="P1" draw:layer="TiM_F" svg:x1="41.662cm" svg:y1="17.278cm" svg:x2="41.662cm" svg:y2="17.773cm">
            <text:p/>
          </draw:line>
          <draw:line draw:style-name="gr1" draw:text-style-name="P1" draw:layer="TiM_F" svg:x1="42.024cm" svg:y1="17.258cm" svg:x2="42.114cm" svg:y2="17.258cm">
            <text:p/>
          </draw:line>
          <draw:polyline draw:style-name="gr1" draw:text-style-name="P1" draw:layer="TiM_F" svg:width="0cm" svg:height="0.019cm" svg:x="42.024cm" svg:y="17.258cm" svg:viewBox="0 0 0 20" draw:points="0,20 0,18 0,16 0,13 0,11 0,9 0,8 0,6 0,4 0,3 0,2 0,1 0,0 0,0 0,0">
            <text:p/>
          </draw:polyline>
          <draw:polyline draw:style-name="gr1" draw:text-style-name="P1" draw:layer="TiM_F" svg:width="0cm" svg:height="0.019cm" svg:x="41.704cm" svg:y="17.258cm" svg:viewBox="0 0 0 20" draw:points="0,0 0,0 0,0 0,1 0,2 0,3 0,4 0,6 0,8 0,9 0,11 0,13 0,16 0,18 0,20">
            <text:p/>
          </draw:polyline>
          <draw:line draw:style-name="gr1" draw:text-style-name="P1" draw:layer="TiM_F" svg:x1="41.794cm" svg:y1="17.258cm" svg:x2="41.704cm" svg:y2="17.258cm">
            <text:p/>
          </draw:line>
          <draw:polyline draw:style-name="gr1" draw:text-style-name="P1" draw:layer="TiM_F" svg:width="0cm" svg:height="0.019cm" svg:x="41.959cm" svg:y="17.258cm" svg:viewBox="0 0 0 20" draw:points="0,20 0,18 0,16 0,13 0,11 0,9 0,8 0,6 0,4 0,3 0,2 0,1 0,0 0,0 0,0">
            <text:p/>
          </draw:polyline>
          <draw:polyline draw:style-name="gr1" draw:text-style-name="P1" draw:layer="TiM_F" svg:width="0cm" svg:height="0.019cm" svg:x="41.794cm" svg:y="17.258cm" svg:viewBox="0 0 0 20" draw:points="0,20 0,18 0,16 0,13 0,11 0,9 0,8 0,6 0,4 0,3 0,2 0,1 0,0 0,0 0,0">
            <text:p/>
          </draw:polyline>
          <draw:line draw:style-name="gr1" draw:text-style-name="P1" draw:layer="TiM_F" svg:x1="41.859cm" svg:y1="17.258cm" svg:x2="41.959cm" svg:y2="17.258cm">
            <text:p/>
          </draw:line>
          <draw:polyline draw:style-name="gr1" draw:text-style-name="P1" draw:layer="TiM_F" svg:width="0cm" svg:height="0.019cm" svg:x="41.859cm" svg:y="17.258cm" svg:viewBox="0 0 0 20" draw:points="0,20 0,18 0,16 0,13 0,11 0,9 0,8 0,6 0,4 0,3 0,2 0,1 0,0 0,0 0,0">
            <text:p/>
          </draw:polyline>
          <draw:polyline draw:style-name="gr1" draw:text-style-name="P1" draw:layer="TiM_F" svg:width="0cm" svg:height="0.019cm" svg:x="41.959cm" svg:y="19.297cm" svg:viewBox="0 0 0 20" draw:points="0,0 0,2 0,4 0,7 0,9 0,11 0,12 0,14 0,16 0,17 0,18 0,19 0,19 0,20 0,20">
            <text:p/>
          </draw:polyline>
          <draw:line draw:style-name="gr1" draw:text-style-name="P1" draw:layer="TiM_F" svg:x1="41.662cm" svg:y1="19.297cm" svg:x2="42.157cm" svg:y2="19.297cm">
            <text:p/>
          </draw:line>
          <draw:line draw:style-name="gr1" draw:text-style-name="P1" draw:layer="TiM_F" svg:x1="41.794cm" svg:y1="19.297cm" svg:x2="41.704cm" svg:y2="19.297cm">
            <text:p/>
          </draw:line>
          <draw:line draw:style-name="gr1" draw:text-style-name="P1" draw:layer="TiM_F" svg:x1="42.024cm" svg:y1="19.297cm" svg:x2="42.114cm" svg:y2="19.297cm">
            <text:p/>
          </draw:line>
          <draw:line draw:style-name="gr1" draw:text-style-name="P1" draw:layer="TiM_F" svg:x1="41.859cm" svg:y1="19.297cm" svg:x2="41.959cm" svg:y2="19.297cm">
            <text:p/>
          </draw:line>
          <draw:line draw:style-name="gr1" draw:text-style-name="P1" draw:layer="TiM_F" svg:x1="41.859cm" svg:y1="19.317cm" svg:x2="41.959cm" svg:y2="19.317cm">
            <text:p/>
          </draw:line>
          <draw:polyline draw:style-name="gr1" draw:text-style-name="P1" draw:layer="TiM_F" svg:width="0cm" svg:height="0.019cm" svg:x="42.024cm" svg:y="19.297cm" svg:viewBox="0 0 0 20" draw:points="0,0 0,2 0,4 0,7 0,9 0,11 0,12 0,14 0,16 0,17 0,18 0,19 0,19 0,20 0,20">
            <text:p/>
          </draw:polyline>
          <draw:polyline draw:style-name="gr1" draw:text-style-name="P1" draw:layer="TiM_F" svg:width="0cm" svg:height="0.019cm" svg:x="41.859cm" svg:y="19.297cm" svg:viewBox="0 0 0 20" draw:points="0,0 0,2 0,4 0,7 0,9 0,11 0,12 0,14 0,16 0,17 0,18 0,19 0,19 0,20 0,20">
            <text:p/>
          </draw:polyline>
          <draw:line draw:style-name="gr1" draw:text-style-name="P1" draw:layer="TiM_F" svg:x1="42.024cm" svg:y1="19.317cm" svg:x2="42.114cm" svg:y2="19.317cm">
            <text:p/>
          </draw:line>
          <draw:polyline draw:style-name="gr1" draw:text-style-name="P1" draw:layer="TiM_F" svg:width="0cm" svg:height="0.019cm" svg:x="42.114cm" svg:y="19.297cm" svg:viewBox="0 0 0 20" draw:points="0,20 0,20 0,19 0,19 0,18 0,17 0,16 0,14 0,12 0,11 0,9 0,7 0,4 0,2 0,0">
            <text:p/>
          </draw:polyline>
          <draw:polyline draw:style-name="gr1" draw:text-style-name="P1" draw:layer="TiM_F" svg:width="0cm" svg:height="0.019cm" svg:x="41.794cm" svg:y="19.297cm" svg:viewBox="0 0 0 20" draw:points="0,0 0,2 0,4 0,7 0,9 0,11 0,12 0,14 0,16 0,17 0,18 0,19 0,19 0,20 0,20">
            <text:p/>
          </draw:polyline>
          <draw:line draw:style-name="gr1" draw:text-style-name="P1" draw:layer="TiM_F" svg:x1="41.794cm" svg:y1="19.317cm" svg:x2="41.704cm" svg:y2="19.317cm">
            <text:p/>
          </draw:line>
          <draw:line draw:style-name="gr1" draw:text-style-name="P1" draw:layer="TiM_F" svg:x1="42.157cm" svg:y1="18.877cm" svg:x2="42.157cm" svg:y2="18.802cm">
            <text:p/>
          </draw:line>
          <draw:line draw:style-name="gr1" draw:text-style-name="P1" draw:layer="TiM_F" svg:x1="42.157cm" svg:y1="19.297cm" svg:x2="42.157cm" svg:y2="18.877cm">
            <text:p/>
          </draw:line>
          <draw:polyline draw:style-name="gr1" draw:text-style-name="P1" draw:layer="TiM_F" svg:width="0cm" svg:height="0.019cm" svg:x="41.704cm" svg:y="19.297cm" svg:viewBox="0 0 0 20" draw:points="0,20 0,20 0,19 0,19 0,18 0,17 0,16 0,14 0,12 0,11 0,9 0,7 0,4 0,2 0,0">
            <text:p/>
          </draw:polyline>
          <draw:line draw:style-name="gr1" draw:text-style-name="P1" draw:layer="TiM_F" svg:x1="42.157cm" svg:y1="18.802cm" svg:x2="42.082cm" svg:y2="18.802cm">
            <text:p/>
          </draw:line>
          <draw:line draw:style-name="gr1" draw:text-style-name="P1" draw:layer="TiM_F" svg:x1="42.082cm" svg:y1="18.802cm" svg:x2="41.662cm" svg:y2="18.802cm">
            <text:p/>
          </draw:line>
          <draw:polyline draw:style-name="gr1" draw:text-style-name="P1" draw:layer="TiM_F" svg:width="0cm" svg:height="0.019cm" svg:x="42.114cm" svg:y="18.782cm" svg:viewBox="0 0 0 20" draw:points="0,0 0,0 0,0 0,1 0,2 0,3 0,4 0,6 0,7 0,9 0,11 0,13 0,15 0,18 0,20">
            <text:p/>
          </draw:polyline>
          <draw:line draw:style-name="gr1" draw:text-style-name="P1" draw:layer="TiM_F" svg:x1="41.662cm" svg:y1="18.802cm" svg:x2="41.662cm" svg:y2="19.297cm">
            <text:p/>
          </draw:line>
          <draw:line draw:style-name="gr1" draw:text-style-name="P1" draw:layer="TiM_F" svg:x1="42.024cm" svg:y1="18.782cm" svg:x2="42.114cm" svg:y2="18.782cm">
            <text:p/>
          </draw:line>
          <draw:polyline draw:style-name="gr1" draw:text-style-name="P1" draw:layer="TiM_F" svg:width="0cm" svg:height="0.019cm" svg:x="42.024cm" svg:y="18.782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41.704cm" svg:y="18.782cm" svg:viewBox="0 0 0 20" draw:points="0,0 0,0 0,0 0,1 0,2 0,3 0,4 0,6 0,7 0,9 0,11 0,13 0,15 0,18 0,20">
            <text:p/>
          </draw:polyline>
          <draw:line draw:style-name="gr1" draw:text-style-name="P1" draw:layer="TiM_F" svg:x1="41.794cm" svg:y1="18.782cm" svg:x2="41.704cm" svg:y2="18.782cm">
            <text:p/>
          </draw:line>
          <draw:polyline draw:style-name="gr1" draw:text-style-name="P1" draw:layer="TiM_F" svg:width="0cm" svg:height="0.019cm" svg:x="41.959cm" svg:y="18.782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41.794cm" svg:y="18.782cm" svg:viewBox="0 0 0 20" draw:points="0,20 0,18 0,15 0,13 0,11 0,9 0,7 0,6 0,4 0,3 0,2 0,1 0,0 0,0 0,0">
            <text:p/>
          </draw:polyline>
          <draw:line draw:style-name="gr1" draw:text-style-name="P1" draw:layer="TiM_F" svg:x1="41.859cm" svg:y1="18.782cm" svg:x2="41.959cm" svg:y2="18.782cm">
            <text:p/>
          </draw:line>
          <draw:polyline draw:style-name="gr1" draw:text-style-name="P1" draw:layer="TiM_F" svg:width="0cm" svg:height="0.019cm" svg:x="41.859cm" svg:y="18.782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40.435cm" svg:y="16.249cm" svg:viewBox="0 0 0 20" draw:points="0,0 0,2 0,4 0,7 0,9 0,11 0,12 0,14 0,16 0,17 0,18 0,19 0,20 0,20 0,20">
            <text:p/>
          </draw:polyline>
          <draw:line draw:style-name="gr1" draw:text-style-name="P1" draw:layer="TiM_F" svg:x1="40.138cm" svg:y1="16.249cm" svg:x2="40.633cm" svg:y2="16.249cm">
            <text:p/>
          </draw:line>
          <draw:line draw:style-name="gr1" draw:text-style-name="P1" draw:layer="TiM_F" svg:x1="40.27cm" svg:y1="16.249cm" svg:x2="40.18cm" svg:y2="16.249cm">
            <text:p/>
          </draw:line>
          <draw:line draw:style-name="gr1" draw:text-style-name="P1" draw:layer="TiM_F" svg:x1="40.5cm" svg:y1="16.249cm" svg:x2="40.59cm" svg:y2="16.249cm">
            <text:p/>
          </draw:line>
          <draw:line draw:style-name="gr1" draw:text-style-name="P1" draw:layer="TiM_F" svg:x1="40.335cm" svg:y1="16.249cm" svg:x2="40.435cm" svg:y2="16.249cm">
            <text:p/>
          </draw:line>
          <draw:line draw:style-name="gr1" draw:text-style-name="P1" draw:layer="TiM_F" svg:x1="40.335cm" svg:y1="16.269cm" svg:x2="40.435cm" svg:y2="16.269cm">
            <text:p/>
          </draw:line>
          <draw:polyline draw:style-name="gr1" draw:text-style-name="P1" draw:layer="TiM_F" svg:width="0cm" svg:height="0.019cm" svg:x="40.5cm" svg:y="16.249cm" svg:viewBox="0 0 0 20" draw:points="0,0 0,2 0,4 0,7 0,9 0,11 0,12 0,14 0,16 0,17 0,18 0,19 0,20 0,20 0,20">
            <text:p/>
          </draw:polyline>
          <draw:polyline draw:style-name="gr1" draw:text-style-name="P1" draw:layer="TiM_F" svg:width="0cm" svg:height="0.019cm" svg:x="40.335cm" svg:y="16.249cm" svg:viewBox="0 0 0 20" draw:points="0,0 0,2 0,4 0,7 0,9 0,11 0,12 0,14 0,16 0,17 0,18 0,19 0,20 0,20 0,20">
            <text:p/>
          </draw:polyline>
          <draw:line draw:style-name="gr1" draw:text-style-name="P1" draw:layer="TiM_F" svg:x1="40.5cm" svg:y1="16.269cm" svg:x2="40.59cm" svg:y2="16.269cm">
            <text:p/>
          </draw:line>
          <draw:polyline draw:style-name="gr1" draw:text-style-name="P1" draw:layer="TiM_F" svg:width="0cm" svg:height="0.019cm" svg:x="40.59cm" svg:y="16.249cm" svg:viewBox="0 0 0 20" draw:points="0,20 0,20 0,20 0,19 0,18 0,17 0,16 0,14 0,12 0,11 0,9 0,7 0,4 0,2 0,0">
            <text:p/>
          </draw:polyline>
          <draw:polyline draw:style-name="gr1" draw:text-style-name="P1" draw:layer="TiM_F" svg:width="0cm" svg:height="0.019cm" svg:x="40.27cm" svg:y="16.249cm" svg:viewBox="0 0 0 20" draw:points="0,0 0,2 0,4 0,7 0,9 0,11 0,12 0,14 0,16 0,17 0,18 0,19 0,20 0,20 0,20">
            <text:p/>
          </draw:polyline>
          <draw:line draw:style-name="gr1" draw:text-style-name="P1" draw:layer="TiM_F" svg:x1="40.27cm" svg:y1="16.269cm" svg:x2="40.18cm" svg:y2="16.269cm">
            <text:p/>
          </draw:line>
          <draw:line draw:style-name="gr1" draw:text-style-name="P1" draw:layer="TiM_F" svg:x1="40.633cm" svg:y1="15.829cm" svg:x2="40.633cm" svg:y2="15.754cm">
            <text:p/>
          </draw:line>
          <draw:line draw:style-name="gr1" draw:text-style-name="P1" draw:layer="TiM_F" svg:x1="40.633cm" svg:y1="16.249cm" svg:x2="40.633cm" svg:y2="15.829cm">
            <text:p/>
          </draw:line>
          <draw:polyline draw:style-name="gr1" draw:text-style-name="P1" draw:layer="TiM_F" svg:width="0cm" svg:height="0.019cm" svg:x="40.18cm" svg:y="16.249cm" svg:viewBox="0 0 0 20" draw:points="0,20 0,20 0,20 0,19 0,18 0,17 0,16 0,14 0,12 0,11 0,9 0,7 0,4 0,2 0,0">
            <text:p/>
          </draw:polyline>
          <draw:line draw:style-name="gr1" draw:text-style-name="P1" draw:layer="TiM_F" svg:x1="40.633cm" svg:y1="15.754cm" svg:x2="40.558cm" svg:y2="15.754cm">
            <text:p/>
          </draw:line>
          <draw:line draw:style-name="gr1" draw:text-style-name="P1" draw:layer="TiM_F" svg:x1="40.558cm" svg:y1="15.754cm" svg:x2="40.138cm" svg:y2="15.754cm">
            <text:p/>
          </draw:line>
          <draw:polyline draw:style-name="gr1" draw:text-style-name="P1" draw:layer="TiM_F" svg:width="0cm" svg:height="0.019cm" svg:x="40.59cm" svg:y="15.734cm" svg:viewBox="0 0 0 20" draw:points="0,0 0,0 0,1 0,1 0,2 0,3 0,4 0,6 0,8 0,9 0,11 0,13 0,16 0,18 0,20">
            <text:p/>
          </draw:polyline>
          <draw:line draw:style-name="gr1" draw:text-style-name="P1" draw:layer="TiM_F" svg:x1="40.138cm" svg:y1="15.754cm" svg:x2="40.138cm" svg:y2="16.249cm">
            <text:p/>
          </draw:line>
          <draw:line draw:style-name="gr1" draw:text-style-name="P1" draw:layer="TiM_F" svg:x1="40.5cm" svg:y1="15.734cm" svg:x2="40.59cm" svg:y2="15.734cm">
            <text:p/>
          </draw:line>
          <draw:polyline draw:style-name="gr1" draw:text-style-name="P1" draw:layer="TiM_F" svg:width="0cm" svg:height="0.019cm" svg:x="40.5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40.18cm" svg:y="15.734cm" svg:viewBox="0 0 0 20" draw:points="0,0 0,0 0,1 0,1 0,2 0,3 0,4 0,6 0,8 0,9 0,11 0,13 0,16 0,18 0,20">
            <text:p/>
          </draw:polyline>
          <draw:line draw:style-name="gr1" draw:text-style-name="P1" draw:layer="TiM_F" svg:x1="40.27cm" svg:y1="15.734cm" svg:x2="40.18cm" svg:y2="15.734cm">
            <text:p/>
          </draw:line>
          <draw:polyline draw:style-name="gr1" draw:text-style-name="P1" draw:layer="TiM_F" svg:width="0cm" svg:height="0.019cm" svg:x="40.435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40.27cm" svg:y="15.734cm" svg:viewBox="0 0 0 20" draw:points="0,20 0,18 0,16 0,13 0,11 0,9 0,8 0,6 0,4 0,3 0,2 0,1 0,1 0,0 0,0">
            <text:p/>
          </draw:polyline>
          <draw:line draw:style-name="gr1" draw:text-style-name="P1" draw:layer="TiM_F" svg:x1="40.335cm" svg:y1="15.734cm" svg:x2="40.435cm" svg:y2="15.734cm">
            <text:p/>
          </draw:line>
          <draw:polyline draw:style-name="gr1" draw:text-style-name="P1" draw:layer="TiM_F" svg:width="0cm" svg:height="0.019cm" svg:x="40.335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41.959cm" svg:y="16.249cm" svg:viewBox="0 0 0 20" draw:points="0,0 0,2 0,4 0,7 0,9 0,11 0,12 0,14 0,16 0,17 0,18 0,19 0,20 0,20 0,20">
            <text:p/>
          </draw:polyline>
          <draw:line draw:style-name="gr1" draw:text-style-name="P1" draw:layer="TiM_F" svg:x1="41.662cm" svg:y1="16.249cm" svg:x2="42.157cm" svg:y2="16.249cm">
            <text:p/>
          </draw:line>
          <draw:line draw:style-name="gr1" draw:text-style-name="P1" draw:layer="TiM_F" svg:x1="41.794cm" svg:y1="16.249cm" svg:x2="41.704cm" svg:y2="16.249cm">
            <text:p/>
          </draw:line>
          <draw:line draw:style-name="gr1" draw:text-style-name="P1" draw:layer="TiM_F" svg:x1="42.024cm" svg:y1="16.249cm" svg:x2="42.114cm" svg:y2="16.249cm">
            <text:p/>
          </draw:line>
          <draw:line draw:style-name="gr1" draw:text-style-name="P1" draw:layer="TiM_F" svg:x1="41.859cm" svg:y1="16.249cm" svg:x2="41.959cm" svg:y2="16.249cm">
            <text:p/>
          </draw:line>
          <draw:line draw:style-name="gr1" draw:text-style-name="P1" draw:layer="TiM_F" svg:x1="41.859cm" svg:y1="16.269cm" svg:x2="41.959cm" svg:y2="16.269cm">
            <text:p/>
          </draw:line>
          <draw:polyline draw:style-name="gr1" draw:text-style-name="P1" draw:layer="TiM_F" svg:width="0cm" svg:height="0.019cm" svg:x="42.024cm" svg:y="16.249cm" svg:viewBox="0 0 0 20" draw:points="0,0 0,2 0,4 0,7 0,9 0,11 0,12 0,14 0,16 0,17 0,18 0,19 0,20 0,20 0,20">
            <text:p/>
          </draw:polyline>
          <draw:polyline draw:style-name="gr1" draw:text-style-name="P1" draw:layer="TiM_F" svg:width="0cm" svg:height="0.019cm" svg:x="41.859cm" svg:y="16.249cm" svg:viewBox="0 0 0 20" draw:points="0,0 0,2 0,4 0,7 0,9 0,11 0,12 0,14 0,16 0,17 0,18 0,19 0,20 0,20 0,20">
            <text:p/>
          </draw:polyline>
          <draw:line draw:style-name="gr1" draw:text-style-name="P1" draw:layer="TiM_F" svg:x1="42.024cm" svg:y1="16.269cm" svg:x2="42.114cm" svg:y2="16.269cm">
            <text:p/>
          </draw:line>
          <draw:polyline draw:style-name="gr1" draw:text-style-name="P1" draw:layer="TiM_F" svg:width="0cm" svg:height="0.019cm" svg:x="42.114cm" svg:y="16.249cm" svg:viewBox="0 0 0 20" draw:points="0,20 0,20 0,20 0,19 0,18 0,17 0,16 0,14 0,12 0,11 0,9 0,7 0,4 0,2 0,0">
            <text:p/>
          </draw:polyline>
          <draw:polyline draw:style-name="gr1" draw:text-style-name="P1" draw:layer="TiM_F" svg:width="0cm" svg:height="0.019cm" svg:x="41.794cm" svg:y="16.249cm" svg:viewBox="0 0 0 20" draw:points="0,0 0,2 0,4 0,7 0,9 0,11 0,12 0,14 0,16 0,17 0,18 0,19 0,20 0,20 0,20">
            <text:p/>
          </draw:polyline>
          <draw:line draw:style-name="gr1" draw:text-style-name="P1" draw:layer="TiM_F" svg:x1="41.794cm" svg:y1="16.269cm" svg:x2="41.704cm" svg:y2="16.269cm">
            <text:p/>
          </draw:line>
          <draw:line draw:style-name="gr1" draw:text-style-name="P1" draw:layer="TiM_F" svg:x1="42.157cm" svg:y1="15.829cm" svg:x2="42.157cm" svg:y2="15.754cm">
            <text:p/>
          </draw:line>
          <draw:line draw:style-name="gr1" draw:text-style-name="P1" draw:layer="TiM_F" svg:x1="42.157cm" svg:y1="16.249cm" svg:x2="42.157cm" svg:y2="15.829cm">
            <text:p/>
          </draw:line>
          <draw:polyline draw:style-name="gr1" draw:text-style-name="P1" draw:layer="TiM_F" svg:width="0cm" svg:height="0.019cm" svg:x="41.704cm" svg:y="16.249cm" svg:viewBox="0 0 0 20" draw:points="0,20 0,20 0,20 0,19 0,18 0,17 0,16 0,14 0,12 0,11 0,9 0,7 0,4 0,2 0,0">
            <text:p/>
          </draw:polyline>
          <draw:line draw:style-name="gr1" draw:text-style-name="P1" draw:layer="TiM_F" svg:x1="42.157cm" svg:y1="15.754cm" svg:x2="42.082cm" svg:y2="15.754cm">
            <text:p/>
          </draw:line>
          <draw:line draw:style-name="gr1" draw:text-style-name="P1" draw:layer="TiM_F" svg:x1="42.082cm" svg:y1="15.754cm" svg:x2="41.662cm" svg:y2="15.754cm">
            <text:p/>
          </draw:line>
          <draw:polyline draw:style-name="gr1" draw:text-style-name="P1" draw:layer="TiM_F" svg:width="0cm" svg:height="0.019cm" svg:x="42.114cm" svg:y="15.734cm" svg:viewBox="0 0 0 20" draw:points="0,0 0,0 0,1 0,1 0,2 0,3 0,4 0,6 0,8 0,9 0,11 0,13 0,16 0,18 0,20">
            <text:p/>
          </draw:polyline>
          <draw:line draw:style-name="gr1" draw:text-style-name="P1" draw:layer="TiM_F" svg:x1="41.662cm" svg:y1="15.754cm" svg:x2="41.662cm" svg:y2="16.249cm">
            <text:p/>
          </draw:line>
          <draw:line draw:style-name="gr1" draw:text-style-name="P1" draw:layer="TiM_F" svg:x1="42.024cm" svg:y1="15.734cm" svg:x2="42.114cm" svg:y2="15.734cm">
            <text:p/>
          </draw:line>
          <draw:polyline draw:style-name="gr1" draw:text-style-name="P1" draw:layer="TiM_F" svg:width="0cm" svg:height="0.019cm" svg:x="42.024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41.704cm" svg:y="15.734cm" svg:viewBox="0 0 0 20" draw:points="0,0 0,0 0,1 0,1 0,2 0,3 0,4 0,6 0,8 0,9 0,11 0,13 0,16 0,18 0,20">
            <text:p/>
          </draw:polyline>
          <draw:line draw:style-name="gr1" draw:text-style-name="P1" draw:layer="TiM_F" svg:x1="41.794cm" svg:y1="15.734cm" svg:x2="41.704cm" svg:y2="15.734cm">
            <text:p/>
          </draw:line>
          <draw:polyline draw:style-name="gr1" draw:text-style-name="P1" draw:layer="TiM_F" svg:width="0cm" svg:height="0.019cm" svg:x="41.959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41.794cm" svg:y="15.734cm" svg:viewBox="0 0 0 20" draw:points="0,20 0,18 0,16 0,13 0,11 0,9 0,8 0,6 0,4 0,3 0,2 0,1 0,1 0,0 0,0">
            <text:p/>
          </draw:polyline>
          <draw:line draw:style-name="gr1" draw:text-style-name="P1" draw:layer="TiM_F" svg:x1="41.859cm" svg:y1="15.734cm" svg:x2="41.959cm" svg:y2="15.734cm">
            <text:p/>
          </draw:line>
          <draw:polyline draw:style-name="gr1" draw:text-style-name="P1" draw:layer="TiM_F" svg:width="0cm" svg:height="0.019cm" svg:x="41.859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8.911cm" svg:y="16.249cm" svg:viewBox="0 0 0 20" draw:points="0,0 0,2 0,4 0,7 0,9 0,11 0,12 0,14 0,16 0,17 0,18 0,19 0,20 0,20 0,20">
            <text:p/>
          </draw:polyline>
          <draw:line draw:style-name="gr1" draw:text-style-name="P1" draw:layer="TiM_F" svg:x1="38.614cm" svg:y1="16.249cm" svg:x2="39.109cm" svg:y2="16.249cm">
            <text:p/>
          </draw:line>
          <draw:line draw:style-name="gr1" draw:text-style-name="P1" draw:layer="TiM_F" svg:x1="38.746cm" svg:y1="16.249cm" svg:x2="38.656cm" svg:y2="16.249cm">
            <text:p/>
          </draw:line>
          <draw:line draw:style-name="gr1" draw:text-style-name="P1" draw:layer="TiM_F" svg:x1="38.976cm" svg:y1="16.249cm" svg:x2="39.066cm" svg:y2="16.249cm">
            <text:p/>
          </draw:line>
          <draw:line draw:style-name="gr1" draw:text-style-name="P1" draw:layer="TiM_F" svg:x1="38.811cm" svg:y1="16.249cm" svg:x2="38.911cm" svg:y2="16.249cm">
            <text:p/>
          </draw:line>
          <draw:line draw:style-name="gr1" draw:text-style-name="P1" draw:layer="TiM_F" svg:x1="38.811cm" svg:y1="16.269cm" svg:x2="38.911cm" svg:y2="16.269cm">
            <text:p/>
          </draw:line>
          <draw:polyline draw:style-name="gr1" draw:text-style-name="P1" draw:layer="TiM_F" svg:width="0cm" svg:height="0.019cm" svg:x="38.976cm" svg:y="16.249cm" svg:viewBox="0 0 0 20" draw:points="0,0 0,2 0,4 0,7 0,9 0,11 0,12 0,14 0,16 0,17 0,18 0,19 0,20 0,20 0,20">
            <text:p/>
          </draw:polyline>
          <draw:polyline draw:style-name="gr1" draw:text-style-name="P1" draw:layer="TiM_F" svg:width="0cm" svg:height="0.019cm" svg:x="38.811cm" svg:y="16.249cm" svg:viewBox="0 0 0 20" draw:points="0,0 0,2 0,4 0,7 0,9 0,11 0,12 0,14 0,16 0,17 0,18 0,19 0,20 0,20 0,20">
            <text:p/>
          </draw:polyline>
          <draw:line draw:style-name="gr1" draw:text-style-name="P1" draw:layer="TiM_F" svg:x1="38.976cm" svg:y1="16.269cm" svg:x2="39.066cm" svg:y2="16.269cm">
            <text:p/>
          </draw:line>
          <draw:polyline draw:style-name="gr1" draw:text-style-name="P1" draw:layer="TiM_F" svg:width="0cm" svg:height="0.019cm" svg:x="39.066cm" svg:y="16.249cm" svg:viewBox="0 0 0 20" draw:points="0,20 0,20 0,20 0,19 0,18 0,17 0,16 0,14 0,12 0,11 0,9 0,7 0,4 0,2 0,0">
            <text:p/>
          </draw:polyline>
          <draw:polyline draw:style-name="gr1" draw:text-style-name="P1" draw:layer="TiM_F" svg:width="0cm" svg:height="0.019cm" svg:x="38.746cm" svg:y="16.249cm" svg:viewBox="0 0 0 20" draw:points="0,0 0,2 0,4 0,7 0,9 0,11 0,12 0,14 0,16 0,17 0,18 0,19 0,20 0,20 0,20">
            <text:p/>
          </draw:polyline>
          <draw:line draw:style-name="gr1" draw:text-style-name="P1" draw:layer="TiM_F" svg:x1="38.746cm" svg:y1="16.269cm" svg:x2="38.656cm" svg:y2="16.269cm">
            <text:p/>
          </draw:line>
          <draw:line draw:style-name="gr1" draw:text-style-name="P1" draw:layer="TiM_F" svg:x1="39.109cm" svg:y1="15.829cm" svg:x2="39.109cm" svg:y2="15.754cm">
            <text:p/>
          </draw:line>
          <draw:line draw:style-name="gr1" draw:text-style-name="P1" draw:layer="TiM_F" svg:x1="39.109cm" svg:y1="16.249cm" svg:x2="39.109cm" svg:y2="15.829cm">
            <text:p/>
          </draw:line>
          <draw:polyline draw:style-name="gr1" draw:text-style-name="P1" draw:layer="TiM_F" svg:width="0cm" svg:height="0.019cm" svg:x="38.656cm" svg:y="16.249cm" svg:viewBox="0 0 0 20" draw:points="0,20 0,20 0,20 0,19 0,18 0,17 0,16 0,14 0,12 0,11 0,9 0,7 0,4 0,2 0,0">
            <text:p/>
          </draw:polyline>
          <draw:line draw:style-name="gr1" draw:text-style-name="P1" draw:layer="TiM_F" svg:x1="39.109cm" svg:y1="15.754cm" svg:x2="39.034cm" svg:y2="15.754cm">
            <text:p/>
          </draw:line>
          <draw:line draw:style-name="gr1" draw:text-style-name="P1" draw:layer="TiM_F" svg:x1="39.034cm" svg:y1="15.754cm" svg:x2="38.614cm" svg:y2="15.754cm">
            <text:p/>
          </draw:line>
          <draw:polyline draw:style-name="gr1" draw:text-style-name="P1" draw:layer="TiM_F" svg:width="0cm" svg:height="0.019cm" svg:x="39.066cm" svg:y="15.734cm" svg:viewBox="0 0 0 20" draw:points="0,0 0,0 0,1 0,1 0,2 0,3 0,4 0,6 0,8 0,9 0,11 0,13 0,16 0,18 0,20">
            <text:p/>
          </draw:polyline>
          <draw:line draw:style-name="gr1" draw:text-style-name="P1" draw:layer="TiM_F" svg:x1="38.614cm" svg:y1="15.754cm" svg:x2="38.614cm" svg:y2="16.249cm">
            <text:p/>
          </draw:line>
          <draw:line draw:style-name="gr1" draw:text-style-name="P1" draw:layer="TiM_F" svg:x1="38.976cm" svg:y1="15.734cm" svg:x2="39.066cm" svg:y2="15.734cm">
            <text:p/>
          </draw:line>
          <draw:polyline draw:style-name="gr1" draw:text-style-name="P1" draw:layer="TiM_F" svg:width="0cm" svg:height="0.019cm" svg:x="38.976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8.656cm" svg:y="15.734cm" svg:viewBox="0 0 0 20" draw:points="0,0 0,0 0,1 0,1 0,2 0,3 0,4 0,6 0,8 0,9 0,11 0,13 0,16 0,18 0,20">
            <text:p/>
          </draw:polyline>
          <draw:line draw:style-name="gr1" draw:text-style-name="P1" draw:layer="TiM_F" svg:x1="38.746cm" svg:y1="15.734cm" svg:x2="38.656cm" svg:y2="15.734cm">
            <text:p/>
          </draw:line>
          <draw:polyline draw:style-name="gr1" draw:text-style-name="P1" draw:layer="TiM_F" svg:width="0cm" svg:height="0.019cm" svg:x="38.911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38.746cm" svg:y="15.734cm" svg:viewBox="0 0 0 20" draw:points="0,20 0,18 0,16 0,13 0,11 0,9 0,8 0,6 0,4 0,3 0,2 0,1 0,1 0,0 0,0">
            <text:p/>
          </draw:polyline>
          <draw:line draw:style-name="gr1" draw:text-style-name="P1" draw:layer="TiM_F" svg:x1="38.811cm" svg:y1="15.734cm" svg:x2="38.911cm" svg:y2="15.734cm">
            <text:p/>
          </draw:line>
          <draw:polyline draw:style-name="gr1" draw:text-style-name="P1" draw:layer="TiM_F" svg:width="0cm" svg:height="0.019cm" svg:x="38.811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3.673cm" svg:y="16.249cm" svg:viewBox="0 0 0 20" draw:points="0,0 0,2 0,4 0,7 0,9 0,11 0,12 0,14 0,16 0,17 0,18 0,19 0,20 0,20 0,20">
            <text:p/>
          </draw:polyline>
          <draw:line draw:style-name="gr1" draw:text-style-name="P1" draw:layer="TiM_F" svg:x1="23.375cm" svg:y1="16.249cm" svg:x2="23.87cm" svg:y2="16.249cm">
            <text:p/>
          </draw:line>
          <draw:line draw:style-name="gr1" draw:text-style-name="P1" draw:layer="TiM_F" svg:x1="23.508cm" svg:y1="16.249cm" svg:x2="23.418cm" svg:y2="16.249cm">
            <text:p/>
          </draw:line>
          <draw:line draw:style-name="gr1" draw:text-style-name="P1" draw:layer="TiM_F" svg:x1="23.738cm" svg:y1="16.249cm" svg:x2="23.828cm" svg:y2="16.249cm">
            <text:p/>
          </draw:line>
          <draw:line draw:style-name="gr1" draw:text-style-name="P1" draw:layer="TiM_F" svg:x1="23.573cm" svg:y1="16.249cm" svg:x2="23.673cm" svg:y2="16.249cm">
            <text:p/>
          </draw:line>
          <draw:line draw:style-name="gr1" draw:text-style-name="P1" draw:layer="TiM_F" svg:x1="23.573cm" svg:y1="16.269cm" svg:x2="23.673cm" svg:y2="16.269cm">
            <text:p/>
          </draw:line>
          <draw:polyline draw:style-name="gr1" draw:text-style-name="P1" draw:layer="TiM_F" svg:width="0cm" svg:height="0.019cm" svg:x="23.738cm" svg:y="16.249cm" svg:viewBox="0 0 0 20" draw:points="0,0 0,2 0,4 0,7 0,9 0,11 0,12 0,14 0,16 0,17 0,18 0,19 0,20 0,20 0,20">
            <text:p/>
          </draw:polyline>
          <draw:polyline draw:style-name="gr1" draw:text-style-name="P1" draw:layer="TiM_F" svg:width="0cm" svg:height="0.019cm" svg:x="23.573cm" svg:y="16.249cm" svg:viewBox="0 0 0 20" draw:points="0,0 0,2 0,4 0,7 0,9 0,11 0,12 0,14 0,16 0,17 0,18 0,19 0,20 0,20 0,20">
            <text:p/>
          </draw:polyline>
          <draw:line draw:style-name="gr1" draw:text-style-name="P1" draw:layer="TiM_F" svg:x1="23.738cm" svg:y1="16.269cm" svg:x2="23.828cm" svg:y2="16.269cm">
            <text:p/>
          </draw:line>
          <draw:polyline draw:style-name="gr1" draw:text-style-name="P1" draw:layer="TiM_F" svg:width="0cm" svg:height="0.019cm" svg:x="23.828cm" svg:y="16.249cm" svg:viewBox="0 0 0 20" draw:points="0,20 0,20 0,20 0,19 0,18 0,17 0,16 0,14 0,12 0,11 0,9 0,7 0,4 0,2 0,0">
            <text:p/>
          </draw:polyline>
          <draw:polyline draw:style-name="gr1" draw:text-style-name="P1" draw:layer="TiM_F" svg:width="0cm" svg:height="0.019cm" svg:x="23.508cm" svg:y="16.249cm" svg:viewBox="0 0 0 20" draw:points="0,0 0,2 0,4 0,7 0,9 0,11 0,12 0,14 0,16 0,17 0,18 0,19 0,20 0,20 0,20">
            <text:p/>
          </draw:polyline>
          <draw:line draw:style-name="gr1" draw:text-style-name="P1" draw:layer="TiM_F" svg:x1="23.508cm" svg:y1="16.269cm" svg:x2="23.418cm" svg:y2="16.269cm">
            <text:p/>
          </draw:line>
          <draw:line draw:style-name="gr1" draw:text-style-name="P1" draw:layer="TiM_F" svg:x1="23.87cm" svg:y1="15.829cm" svg:x2="23.87cm" svg:y2="15.754cm">
            <text:p/>
          </draw:line>
          <draw:line draw:style-name="gr1" draw:text-style-name="P1" draw:layer="TiM_F" svg:x1="23.87cm" svg:y1="16.249cm" svg:x2="23.87cm" svg:y2="15.829cm">
            <text:p/>
          </draw:line>
          <draw:polyline draw:style-name="gr1" draw:text-style-name="P1" draw:layer="TiM_F" svg:width="0cm" svg:height="0.019cm" svg:x="23.418cm" svg:y="16.249cm" svg:viewBox="0 0 0 20" draw:points="0,20 0,20 0,20 0,19 0,18 0,17 0,16 0,14 0,12 0,11 0,9 0,7 0,4 0,2 0,0">
            <text:p/>
          </draw:polyline>
          <draw:line draw:style-name="gr1" draw:text-style-name="P1" draw:layer="TiM_F" svg:x1="23.87cm" svg:y1="15.754cm" svg:x2="23.795cm" svg:y2="15.754cm">
            <text:p/>
          </draw:line>
          <draw:line draw:style-name="gr1" draw:text-style-name="P1" draw:layer="TiM_F" svg:x1="23.795cm" svg:y1="15.754cm" svg:x2="23.375cm" svg:y2="15.754cm">
            <text:p/>
          </draw:line>
          <draw:polyline draw:style-name="gr1" draw:text-style-name="P1" draw:layer="TiM_F" svg:width="0cm" svg:height="0.019cm" svg:x="23.828cm" svg:y="15.734cm" svg:viewBox="0 0 0 20" draw:points="0,0 0,0 0,1 0,1 0,2 0,3 0,4 0,6 0,8 0,9 0,11 0,13 0,16 0,18 0,20">
            <text:p/>
          </draw:polyline>
          <draw:line draw:style-name="gr1" draw:text-style-name="P1" draw:layer="TiM_F" svg:x1="23.375cm" svg:y1="15.754cm" svg:x2="23.375cm" svg:y2="16.249cm">
            <text:p/>
          </draw:line>
          <draw:line draw:style-name="gr1" draw:text-style-name="P1" draw:layer="TiM_F" svg:x1="23.738cm" svg:y1="15.734cm" svg:x2="23.828cm" svg:y2="15.734cm">
            <text:p/>
          </draw:line>
          <draw:polyline draw:style-name="gr1" draw:text-style-name="P1" draw:layer="TiM_F" svg:width="0cm" svg:height="0.019cm" svg:x="23.738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3.418cm" svg:y="15.734cm" svg:viewBox="0 0 0 20" draw:points="0,0 0,0 0,1 0,1 0,2 0,3 0,4 0,6 0,8 0,9 0,11 0,13 0,16 0,18 0,20">
            <text:p/>
          </draw:polyline>
          <draw:line draw:style-name="gr1" draw:text-style-name="P1" draw:layer="TiM_F" svg:x1="23.508cm" svg:y1="15.734cm" svg:x2="23.418cm" svg:y2="15.734cm">
            <text:p/>
          </draw:line>
          <draw:polyline draw:style-name="gr1" draw:text-style-name="P1" draw:layer="TiM_F" svg:width="0cm" svg:height="0.019cm" svg:x="23.673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3.508cm" svg:y="15.734cm" svg:viewBox="0 0 0 20" draw:points="0,20 0,18 0,16 0,13 0,11 0,9 0,8 0,6 0,4 0,3 0,2 0,1 0,1 0,0 0,0">
            <text:p/>
          </draw:polyline>
          <draw:line draw:style-name="gr1" draw:text-style-name="P1" draw:layer="TiM_F" svg:x1="23.573cm" svg:y1="15.734cm" svg:x2="23.673cm" svg:y2="15.734cm">
            <text:p/>
          </draw:line>
          <draw:polyline draw:style-name="gr1" draw:text-style-name="P1" draw:layer="TiM_F" svg:width="0cm" svg:height="0.019cm" svg:x="23.573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3.673cm" svg:y="26.917cm" svg:viewBox="0 0 0 20" draw:points="0,0 0,2 0,4 0,6 0,8 0,10 0,12 0,14 0,15 0,17 0,18 0,19 0,19 0,20 0,20">
            <text:p/>
          </draw:polyline>
          <draw:line draw:style-name="gr1" draw:text-style-name="P1" draw:layer="TiM_F" svg:x1="23.375cm" svg:y1="26.917cm" svg:x2="23.87cm" svg:y2="26.917cm">
            <text:p/>
          </draw:line>
          <draw:line draw:style-name="gr1" draw:text-style-name="P1" draw:layer="TiM_F" svg:x1="23.508cm" svg:y1="26.917cm" svg:x2="23.418cm" svg:y2="26.917cm">
            <text:p/>
          </draw:line>
          <draw:line draw:style-name="gr1" draw:text-style-name="P1" draw:layer="TiM_F" svg:x1="23.738cm" svg:y1="26.917cm" svg:x2="23.828cm" svg:y2="26.917cm">
            <text:p/>
          </draw:line>
          <draw:line draw:style-name="gr1" draw:text-style-name="P1" draw:layer="TiM_F" svg:x1="23.573cm" svg:y1="26.917cm" svg:x2="23.673cm" svg:y2="26.917cm">
            <text:p/>
          </draw:line>
          <draw:line draw:style-name="gr1" draw:text-style-name="P1" draw:layer="TiM_F" svg:x1="23.573cm" svg:y1="26.937cm" svg:x2="23.673cm" svg:y2="26.937cm">
            <text:p/>
          </draw:line>
          <draw:polyline draw:style-name="gr1" draw:text-style-name="P1" draw:layer="TiM_F" svg:width="0cm" svg:height="0.019cm" svg:x="23.738cm" svg:y="26.917cm" svg:viewBox="0 0 0 20" draw:points="0,0 0,2 0,4 0,6 0,8 0,10 0,12 0,14 0,15 0,17 0,18 0,19 0,19 0,20 0,20">
            <text:p/>
          </draw:polyline>
          <draw:polyline draw:style-name="gr1" draw:text-style-name="P1" draw:layer="TiM_F" svg:width="0cm" svg:height="0.019cm" svg:x="23.573cm" svg:y="26.917cm" svg:viewBox="0 0 0 20" draw:points="0,0 0,2 0,4 0,6 0,8 0,10 0,12 0,14 0,15 0,17 0,18 0,19 0,19 0,20 0,20">
            <text:p/>
          </draw:polyline>
          <draw:line draw:style-name="gr1" draw:text-style-name="P1" draw:layer="TiM_F" svg:x1="23.738cm" svg:y1="26.937cm" svg:x2="23.828cm" svg:y2="26.937cm">
            <text:p/>
          </draw:line>
          <draw:polyline draw:style-name="gr1" draw:text-style-name="P1" draw:layer="TiM_F" svg:width="0cm" svg:height="0.019cm" svg:x="23.828cm" svg:y="26.917cm" svg:viewBox="0 0 0 20" draw:points="0,20 0,20 0,19 0,19 0,18 0,17 0,15 0,14 0,12 0,10 0,8 0,6 0,4 0,2 0,0">
            <text:p/>
          </draw:polyline>
          <draw:polyline draw:style-name="gr1" draw:text-style-name="P1" draw:layer="TiM_F" svg:width="0cm" svg:height="0.019cm" svg:x="23.508cm" svg:y="26.917cm" svg:viewBox="0 0 0 20" draw:points="0,0 0,2 0,4 0,6 0,8 0,10 0,12 0,14 0,15 0,17 0,18 0,19 0,19 0,20 0,20">
            <text:p/>
          </draw:polyline>
          <draw:line draw:style-name="gr1" draw:text-style-name="P1" draw:layer="TiM_F" svg:x1="23.508cm" svg:y1="26.937cm" svg:x2="23.418cm" svg:y2="26.937cm">
            <text:p/>
          </draw:line>
          <draw:line draw:style-name="gr1" draw:text-style-name="P1" draw:layer="TiM_F" svg:x1="23.87cm" svg:y1="26.497cm" svg:x2="23.87cm" svg:y2="26.422cm">
            <text:p/>
          </draw:line>
          <draw:line draw:style-name="gr1" draw:text-style-name="P1" draw:layer="TiM_F" svg:x1="23.87cm" svg:y1="26.917cm" svg:x2="23.87cm" svg:y2="26.497cm">
            <text:p/>
          </draw:line>
          <draw:polyline draw:style-name="gr1" draw:text-style-name="P1" draw:layer="TiM_F" svg:width="0cm" svg:height="0.019cm" svg:x="23.418cm" svg:y="26.917cm" svg:viewBox="0 0 0 20" draw:points="0,20 0,20 0,19 0,19 0,18 0,17 0,15 0,14 0,12 0,10 0,8 0,6 0,4 0,2 0,0">
            <text:p/>
          </draw:polyline>
          <draw:line draw:style-name="gr1" draw:text-style-name="P1" draw:layer="TiM_F" svg:x1="23.87cm" svg:y1="26.422cm" svg:x2="23.795cm" svg:y2="26.422cm">
            <text:p/>
          </draw:line>
          <draw:line draw:style-name="gr1" draw:text-style-name="P1" draw:layer="TiM_F" svg:x1="23.795cm" svg:y1="26.422cm" svg:x2="23.375cm" svg:y2="26.422cm">
            <text:p/>
          </draw:line>
          <draw:polyline draw:style-name="gr1" draw:text-style-name="P1" draw:layer="TiM_F" svg:width="0cm" svg:height="0.019cm" svg:x="23.828cm" svg:y="26.402cm" svg:viewBox="0 0 0 20" draw:points="0,0 0,0 0,0 0,1 0,2 0,3 0,4 0,6 0,7 0,9 0,11 0,13 0,15 0,17 0,20">
            <text:p/>
          </draw:polyline>
          <draw:line draw:style-name="gr1" draw:text-style-name="P1" draw:layer="TiM_F" svg:x1="23.375cm" svg:y1="26.422cm" svg:x2="23.375cm" svg:y2="26.917cm">
            <text:p/>
          </draw:line>
          <draw:line draw:style-name="gr1" draw:text-style-name="P1" draw:layer="TiM_F" svg:x1="23.738cm" svg:y1="26.402cm" svg:x2="23.828cm" svg:y2="26.402cm">
            <text:p/>
          </draw:line>
          <draw:polyline draw:style-name="gr1" draw:text-style-name="P1" draw:layer="TiM_F" svg:width="0cm" svg:height="0.019cm" svg:x="23.738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23.418cm" svg:y="26.402cm" svg:viewBox="0 0 0 20" draw:points="0,0 0,0 0,0 0,1 0,2 0,3 0,4 0,6 0,7 0,9 0,11 0,13 0,15 0,17 0,20">
            <text:p/>
          </draw:polyline>
          <draw:line draw:style-name="gr1" draw:text-style-name="P1" draw:layer="TiM_F" svg:x1="23.508cm" svg:y1="26.402cm" svg:x2="23.418cm" svg:y2="26.402cm">
            <text:p/>
          </draw:line>
          <draw:polyline draw:style-name="gr1" draw:text-style-name="P1" draw:layer="TiM_F" svg:width="0cm" svg:height="0.019cm" svg:x="23.673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23.508cm" svg:y="26.402cm" svg:viewBox="0 0 0 20" draw:points="0,20 0,17 0,15 0,13 0,11 0,9 0,7 0,6 0,4 0,3 0,2 0,1 0,0 0,0 0,0">
            <text:p/>
          </draw:polyline>
          <draw:line draw:style-name="gr1" draw:text-style-name="P1" draw:layer="TiM_F" svg:x1="23.573cm" svg:y1="26.402cm" svg:x2="23.673cm" svg:y2="26.402cm">
            <text:p/>
          </draw:line>
          <draw:polyline draw:style-name="gr1" draw:text-style-name="P1" draw:layer="TiM_F" svg:width="0cm" svg:height="0.019cm" svg:x="23.573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25.197cm" svg:y="16.249cm" svg:viewBox="0 0 0 20" draw:points="0,0 0,2 0,4 0,7 0,9 0,11 0,12 0,14 0,16 0,17 0,18 0,19 0,20 0,20 0,20">
            <text:p/>
          </draw:polyline>
          <draw:line draw:style-name="gr1" draw:text-style-name="P1" draw:layer="TiM_F" svg:x1="24.899cm" svg:y1="16.249cm" svg:x2="25.394cm" svg:y2="16.249cm">
            <text:p/>
          </draw:line>
          <draw:line draw:style-name="gr1" draw:text-style-name="P1" draw:layer="TiM_F" svg:x1="25.032cm" svg:y1="16.249cm" svg:x2="24.942cm" svg:y2="16.249cm">
            <text:p/>
          </draw:line>
          <draw:line draw:style-name="gr1" draw:text-style-name="P1" draw:layer="TiM_F" svg:x1="25.262cm" svg:y1="16.249cm" svg:x2="25.352cm" svg:y2="16.249cm">
            <text:p/>
          </draw:line>
          <draw:line draw:style-name="gr1" draw:text-style-name="P1" draw:layer="TiM_F" svg:x1="25.097cm" svg:y1="16.249cm" svg:x2="25.197cm" svg:y2="16.249cm">
            <text:p/>
          </draw:line>
          <draw:line draw:style-name="gr1" draw:text-style-name="P1" draw:layer="TiM_F" svg:x1="25.097cm" svg:y1="16.269cm" svg:x2="25.197cm" svg:y2="16.269cm">
            <text:p/>
          </draw:line>
          <draw:polyline draw:style-name="gr1" draw:text-style-name="P1" draw:layer="TiM_F" svg:width="0cm" svg:height="0.019cm" svg:x="25.262cm" svg:y="16.249cm" svg:viewBox="0 0 0 20" draw:points="0,0 0,2 0,4 0,7 0,9 0,11 0,12 0,14 0,16 0,17 0,18 0,19 0,20 0,20 0,20">
            <text:p/>
          </draw:polyline>
          <draw:polyline draw:style-name="gr1" draw:text-style-name="P1" draw:layer="TiM_F" svg:width="0cm" svg:height="0.019cm" svg:x="25.097cm" svg:y="16.249cm" svg:viewBox="0 0 0 20" draw:points="0,0 0,2 0,4 0,7 0,9 0,11 0,12 0,14 0,16 0,17 0,18 0,19 0,20 0,20 0,20">
            <text:p/>
          </draw:polyline>
          <draw:line draw:style-name="gr1" draw:text-style-name="P1" draw:layer="TiM_F" svg:x1="25.262cm" svg:y1="16.269cm" svg:x2="25.352cm" svg:y2="16.269cm">
            <text:p/>
          </draw:line>
          <draw:polyline draw:style-name="gr1" draw:text-style-name="P1" draw:layer="TiM_F" svg:width="0cm" svg:height="0.019cm" svg:x="25.352cm" svg:y="16.249cm" svg:viewBox="0 0 0 20" draw:points="0,20 0,20 0,20 0,19 0,18 0,17 0,16 0,14 0,12 0,11 0,9 0,7 0,4 0,2 0,0">
            <text:p/>
          </draw:polyline>
          <draw:polyline draw:style-name="gr1" draw:text-style-name="P1" draw:layer="TiM_F" svg:width="0cm" svg:height="0.019cm" svg:x="25.032cm" svg:y="16.249cm" svg:viewBox="0 0 0 20" draw:points="0,0 0,2 0,4 0,7 0,9 0,11 0,12 0,14 0,16 0,17 0,18 0,19 0,20 0,20 0,20">
            <text:p/>
          </draw:polyline>
          <draw:line draw:style-name="gr1" draw:text-style-name="P1" draw:layer="TiM_F" svg:x1="25.032cm" svg:y1="16.269cm" svg:x2="24.942cm" svg:y2="16.269cm">
            <text:p/>
          </draw:line>
          <draw:line draw:style-name="gr1" draw:text-style-name="P1" draw:layer="TiM_F" svg:x1="25.394cm" svg:y1="15.829cm" svg:x2="25.394cm" svg:y2="15.754cm">
            <text:p/>
          </draw:line>
          <draw:line draw:style-name="gr1" draw:text-style-name="P1" draw:layer="TiM_F" svg:x1="25.394cm" svg:y1="16.249cm" svg:x2="25.394cm" svg:y2="15.829cm">
            <text:p/>
          </draw:line>
          <draw:polyline draw:style-name="gr1" draw:text-style-name="P1" draw:layer="TiM_F" svg:width="0cm" svg:height="0.019cm" svg:x="24.942cm" svg:y="16.249cm" svg:viewBox="0 0 0 20" draw:points="0,20 0,20 0,20 0,19 0,18 0,17 0,16 0,14 0,12 0,11 0,9 0,7 0,4 0,2 0,0">
            <text:p/>
          </draw:polyline>
          <draw:line draw:style-name="gr1" draw:text-style-name="P1" draw:layer="TiM_F" svg:x1="25.319cm" svg:y1="15.754cm" svg:x2="25.352cm" svg:y2="15.754cm">
            <text:p/>
          </draw:line>
          <draw:line draw:style-name="gr1" draw:text-style-name="P1" draw:layer="TiM_F" svg:x1="25.394cm" svg:y1="15.754cm" svg:x2="25.319cm" svg:y2="15.754cm">
            <text:p/>
          </draw:line>
          <draw:line draw:style-name="gr1" draw:text-style-name="P1" draw:layer="TiM_F" svg:x1="25.319cm" svg:y1="15.754cm" svg:x2="24.899cm" svg:y2="15.754cm">
            <text:p/>
          </draw:line>
          <draw:polyline draw:style-name="gr1" draw:text-style-name="P1" draw:layer="TiM_F" svg:width="0cm" svg:height="0.019cm" svg:x="25.352cm" svg:y="15.734cm" svg:viewBox="0 0 0 20" draw:points="0,0 0,0 0,1 0,1 0,2 0,3 0,4 0,6 0,8 0,9 0,11 0,13 0,16 0,18 0,20">
            <text:p/>
          </draw:polyline>
          <draw:line draw:style-name="gr1" draw:text-style-name="P1" draw:layer="TiM_F" svg:x1="24.899cm" svg:y1="15.754cm" svg:x2="24.899cm" svg:y2="16.249cm">
            <text:p/>
          </draw:line>
          <draw:line draw:style-name="gr1" draw:text-style-name="P1" draw:layer="TiM_F" svg:x1="25.262cm" svg:y1="15.734cm" svg:x2="25.352cm" svg:y2="15.734cm">
            <text:p/>
          </draw:line>
          <draw:polyline draw:style-name="gr1" draw:text-style-name="P1" draw:layer="TiM_F" svg:width="0cm" svg:height="0.019cm" svg:x="25.262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4.942cm" svg:y="15.734cm" svg:viewBox="0 0 0 20" draw:points="0,0 0,0 0,1 0,1 0,2 0,3 0,4 0,6 0,8 0,9 0,11 0,13 0,16 0,18 0,20">
            <text:p/>
          </draw:polyline>
          <draw:line draw:style-name="gr1" draw:text-style-name="P1" draw:layer="TiM_F" svg:x1="25.032cm" svg:y1="15.734cm" svg:x2="24.942cm" svg:y2="15.734cm">
            <text:p/>
          </draw:line>
          <draw:polyline draw:style-name="gr1" draw:text-style-name="P1" draw:layer="TiM_F" svg:width="0cm" svg:height="0.019cm" svg:x="25.197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5.032cm" svg:y="15.734cm" svg:viewBox="0 0 0 20" draw:points="0,20 0,18 0,16 0,13 0,11 0,9 0,8 0,6 0,4 0,3 0,2 0,1 0,1 0,0 0,0">
            <text:p/>
          </draw:polyline>
          <draw:line draw:style-name="gr1" draw:text-style-name="P1" draw:layer="TiM_F" svg:x1="25.097cm" svg:y1="15.734cm" svg:x2="25.197cm" svg:y2="15.734cm">
            <text:p/>
          </draw:line>
          <draw:polyline draw:style-name="gr1" draw:text-style-name="P1" draw:layer="TiM_F" svg:width="0cm" svg:height="0.019cm" svg:x="25.097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5.197cm" svg:y="26.917cm" svg:viewBox="0 0 0 20" draw:points="0,0 0,2 0,4 0,6 0,8 0,10 0,12 0,14 0,15 0,17 0,18 0,19 0,19 0,20 0,20">
            <text:p/>
          </draw:polyline>
          <draw:line draw:style-name="gr1" draw:text-style-name="P1" draw:layer="TiM_F" svg:x1="24.899cm" svg:y1="26.917cm" svg:x2="25.394cm" svg:y2="26.917cm">
            <text:p/>
          </draw:line>
          <draw:line draw:style-name="gr1" draw:text-style-name="P1" draw:layer="TiM_F" svg:x1="25.032cm" svg:y1="26.917cm" svg:x2="24.942cm" svg:y2="26.917cm">
            <text:p/>
          </draw:line>
          <draw:line draw:style-name="gr1" draw:text-style-name="P1" draw:layer="TiM_F" svg:x1="25.262cm" svg:y1="26.917cm" svg:x2="25.352cm" svg:y2="26.917cm">
            <text:p/>
          </draw:line>
          <draw:line draw:style-name="gr1" draw:text-style-name="P1" draw:layer="TiM_F" svg:x1="25.097cm" svg:y1="26.917cm" svg:x2="25.197cm" svg:y2="26.917cm">
            <text:p/>
          </draw:line>
          <draw:line draw:style-name="gr1" draw:text-style-name="P1" draw:layer="TiM_F" svg:x1="25.097cm" svg:y1="26.937cm" svg:x2="25.197cm" svg:y2="26.937cm">
            <text:p/>
          </draw:line>
          <draw:polyline draw:style-name="gr1" draw:text-style-name="P1" draw:layer="TiM_F" svg:width="0cm" svg:height="0.019cm" svg:x="25.262cm" svg:y="26.917cm" svg:viewBox="0 0 0 20" draw:points="0,0 0,2 0,4 0,6 0,8 0,10 0,12 0,14 0,15 0,17 0,18 0,19 0,19 0,20 0,20">
            <text:p/>
          </draw:polyline>
          <draw:polyline draw:style-name="gr1" draw:text-style-name="P1" draw:layer="TiM_F" svg:width="0cm" svg:height="0.019cm" svg:x="25.097cm" svg:y="26.917cm" svg:viewBox="0 0 0 20" draw:points="0,0 0,2 0,4 0,6 0,8 0,10 0,12 0,14 0,15 0,17 0,18 0,19 0,19 0,20 0,20">
            <text:p/>
          </draw:polyline>
          <draw:line draw:style-name="gr1" draw:text-style-name="P1" draw:layer="TiM_F" svg:x1="25.262cm" svg:y1="26.937cm" svg:x2="25.352cm" svg:y2="26.937cm">
            <text:p/>
          </draw:line>
          <draw:polyline draw:style-name="gr1" draw:text-style-name="P1" draw:layer="TiM_F" svg:width="0cm" svg:height="0.019cm" svg:x="25.352cm" svg:y="26.917cm" svg:viewBox="0 0 0 20" draw:points="0,20 0,20 0,19 0,19 0,18 0,17 0,15 0,14 0,12 0,10 0,8 0,6 0,4 0,2 0,0">
            <text:p/>
          </draw:polyline>
          <draw:polyline draw:style-name="gr1" draw:text-style-name="P1" draw:layer="TiM_F" svg:width="0cm" svg:height="0.019cm" svg:x="25.032cm" svg:y="26.917cm" svg:viewBox="0 0 0 20" draw:points="0,0 0,2 0,4 0,6 0,8 0,10 0,12 0,14 0,15 0,17 0,18 0,19 0,19 0,20 0,20">
            <text:p/>
          </draw:polyline>
          <draw:line draw:style-name="gr1" draw:text-style-name="P1" draw:layer="TiM_F" svg:x1="25.032cm" svg:y1="26.937cm" svg:x2="24.942cm" svg:y2="26.937cm">
            <text:p/>
          </draw:line>
          <draw:line draw:style-name="gr1" draw:text-style-name="P1" draw:layer="TiM_F" svg:x1="25.394cm" svg:y1="26.497cm" svg:x2="25.394cm" svg:y2="26.422cm">
            <text:p/>
          </draw:line>
          <draw:line draw:style-name="gr1" draw:text-style-name="P1" draw:layer="TiM_F" svg:x1="25.394cm" svg:y1="26.917cm" svg:x2="25.394cm" svg:y2="26.497cm">
            <text:p/>
          </draw:line>
          <draw:polyline draw:style-name="gr1" draw:text-style-name="P1" draw:layer="TiM_F" svg:width="0cm" svg:height="0.019cm" svg:x="24.942cm" svg:y="26.917cm" svg:viewBox="0 0 0 20" draw:points="0,20 0,20 0,19 0,19 0,18 0,17 0,15 0,14 0,12 0,10 0,8 0,6 0,4 0,2 0,0">
            <text:p/>
          </draw:polyline>
          <draw:line draw:style-name="gr1" draw:text-style-name="P1" draw:layer="TiM_F" svg:x1="25.319cm" svg:y1="26.422cm" svg:x2="25.352cm" svg:y2="26.422cm">
            <text:p/>
          </draw:line>
          <draw:line draw:style-name="gr1" draw:text-style-name="P1" draw:layer="TiM_F" svg:x1="25.394cm" svg:y1="26.422cm" svg:x2="25.319cm" svg:y2="26.422cm">
            <text:p/>
          </draw:line>
          <draw:line draw:style-name="gr1" draw:text-style-name="P1" draw:layer="TiM_F" svg:x1="25.319cm" svg:y1="26.422cm" svg:x2="24.899cm" svg:y2="26.422cm">
            <text:p/>
          </draw:line>
          <draw:polyline draw:style-name="gr1" draw:text-style-name="P1" draw:layer="TiM_F" svg:width="0cm" svg:height="0.019cm" svg:x="25.352cm" svg:y="26.402cm" svg:viewBox="0 0 0 20" draw:points="0,0 0,0 0,0 0,1 0,2 0,3 0,4 0,6 0,7 0,9 0,11 0,13 0,15 0,17 0,20">
            <text:p/>
          </draw:polyline>
          <draw:line draw:style-name="gr1" draw:text-style-name="P1" draw:layer="TiM_F" svg:x1="24.899cm" svg:y1="26.422cm" svg:x2="24.899cm" svg:y2="26.917cm">
            <text:p/>
          </draw:line>
          <draw:line draw:style-name="gr1" draw:text-style-name="P1" draw:layer="TiM_F" svg:x1="25.262cm" svg:y1="26.402cm" svg:x2="25.352cm" svg:y2="26.402cm">
            <text:p/>
          </draw:line>
          <draw:polyline draw:style-name="gr1" draw:text-style-name="P1" draw:layer="TiM_F" svg:width="0cm" svg:height="0.019cm" svg:x="25.262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24.942cm" svg:y="26.402cm" svg:viewBox="0 0 0 20" draw:points="0,0 0,0 0,0 0,1 0,2 0,3 0,4 0,6 0,7 0,9 0,11 0,13 0,15 0,17 0,20">
            <text:p/>
          </draw:polyline>
          <draw:line draw:style-name="gr1" draw:text-style-name="P1" draw:layer="TiM_F" svg:x1="25.032cm" svg:y1="26.402cm" svg:x2="24.942cm" svg:y2="26.402cm">
            <text:p/>
          </draw:line>
          <draw:polyline draw:style-name="gr1" draw:text-style-name="P1" draw:layer="TiM_F" svg:width="0cm" svg:height="0.019cm" svg:x="25.197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25.032cm" svg:y="26.402cm" svg:viewBox="0 0 0 20" draw:points="0,20 0,17 0,15 0,13 0,11 0,9 0,7 0,6 0,4 0,3 0,2 0,1 0,0 0,0 0,0">
            <text:p/>
          </draw:polyline>
          <draw:line draw:style-name="gr1" draw:text-style-name="P1" draw:layer="TiM_F" svg:x1="25.097cm" svg:y1="26.402cm" svg:x2="25.197cm" svg:y2="26.402cm">
            <text:p/>
          </draw:line>
          <draw:polyline draw:style-name="gr1" draw:text-style-name="P1" draw:layer="TiM_F" svg:width="0cm" svg:height="0.019cm" svg:x="25.097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19.101cm" svg:y="23.869cm" svg:viewBox="0 0 0 20" draw:points="0,0 0,2 0,4 0,6 0,8 0,10 0,12 0,14 0,15 0,17 0,18 0,19 0,19 0,20 0,20">
            <text:p/>
          </draw:polyline>
          <draw:line draw:style-name="gr1" draw:text-style-name="P1" draw:layer="TiM_F" svg:x1="18.803cm" svg:y1="23.869cm" svg:x2="19.298cm" svg:y2="23.869cm">
            <text:p/>
          </draw:line>
          <draw:line draw:style-name="gr1" draw:text-style-name="P1" draw:layer="TiM_F" svg:x1="18.936cm" svg:y1="23.869cm" svg:x2="18.846cm" svg:y2="23.869cm">
            <text:p/>
          </draw:line>
          <draw:line draw:style-name="gr1" draw:text-style-name="P1" draw:layer="TiM_F" svg:x1="19.166cm" svg:y1="23.869cm" svg:x2="19.256cm" svg:y2="23.869cm">
            <text:p/>
          </draw:line>
          <draw:line draw:style-name="gr1" draw:text-style-name="P1" draw:layer="TiM_F" svg:x1="19.001cm" svg:y1="23.869cm" svg:x2="19.101cm" svg:y2="23.869cm">
            <text:p/>
          </draw:line>
          <draw:line draw:style-name="gr1" draw:text-style-name="P1" draw:layer="TiM_F" svg:x1="19.001cm" svg:y1="23.889cm" svg:x2="19.101cm" svg:y2="23.889cm">
            <text:p/>
          </draw:line>
          <draw:polyline draw:style-name="gr1" draw:text-style-name="P1" draw:layer="TiM_F" svg:width="0cm" svg:height="0.019cm" svg:x="19.166cm" svg:y="23.869cm" svg:viewBox="0 0 0 20" draw:points="0,0 0,2 0,4 0,6 0,8 0,10 0,12 0,14 0,15 0,17 0,18 0,19 0,19 0,20 0,20">
            <text:p/>
          </draw:polyline>
          <draw:polyline draw:style-name="gr1" draw:text-style-name="P1" draw:layer="TiM_F" svg:width="0cm" svg:height="0.019cm" svg:x="19.001cm" svg:y="23.869cm" svg:viewBox="0 0 0 20" draw:points="0,0 0,2 0,4 0,6 0,8 0,10 0,12 0,14 0,15 0,17 0,18 0,19 0,19 0,20 0,20">
            <text:p/>
          </draw:polyline>
          <draw:line draw:style-name="gr1" draw:text-style-name="P1" draw:layer="TiM_F" svg:x1="19.166cm" svg:y1="23.889cm" svg:x2="19.256cm" svg:y2="23.889cm">
            <text:p/>
          </draw:line>
          <draw:polyline draw:style-name="gr1" draw:text-style-name="P1" draw:layer="TiM_F" svg:width="0cm" svg:height="0.019cm" svg:x="19.256cm" svg:y="23.869cm" svg:viewBox="0 0 0 20" draw:points="0,20 0,20 0,19 0,19 0,18 0,17 0,15 0,14 0,12 0,10 0,8 0,6 0,4 0,2 0,0">
            <text:p/>
          </draw:polyline>
          <draw:polyline draw:style-name="gr1" draw:text-style-name="P1" draw:layer="TiM_F" svg:width="0cm" svg:height="0.019cm" svg:x="18.936cm" svg:y="23.869cm" svg:viewBox="0 0 0 20" draw:points="0,0 0,2 0,4 0,6 0,8 0,10 0,12 0,14 0,15 0,17 0,18 0,19 0,19 0,20 0,20">
            <text:p/>
          </draw:polyline>
          <draw:line draw:style-name="gr1" draw:text-style-name="P1" draw:layer="TiM_F" svg:x1="18.936cm" svg:y1="23.889cm" svg:x2="18.846cm" svg:y2="23.889cm">
            <text:p/>
          </draw:line>
          <draw:line draw:style-name="gr1" draw:text-style-name="P1" draw:layer="TiM_F" svg:x1="19.298cm" svg:y1="23.449cm" svg:x2="19.298cm" svg:y2="23.374cm">
            <text:p/>
          </draw:line>
          <draw:line draw:style-name="gr1" draw:text-style-name="P1" draw:layer="TiM_F" svg:x1="19.298cm" svg:y1="23.869cm" svg:x2="19.298cm" svg:y2="23.449cm">
            <text:p/>
          </draw:line>
          <draw:polyline draw:style-name="gr1" draw:text-style-name="P1" draw:layer="TiM_F" svg:width="0cm" svg:height="0.019cm" svg:x="18.846cm" svg:y="23.869cm" svg:viewBox="0 0 0 20" draw:points="0,20 0,20 0,19 0,19 0,18 0,17 0,15 0,14 0,12 0,10 0,8 0,6 0,4 0,2 0,0">
            <text:p/>
          </draw:polyline>
          <draw:line draw:style-name="gr1" draw:text-style-name="P1" draw:layer="TiM_F" svg:x1="19.298cm" svg:y1="23.374cm" svg:x2="19.223cm" svg:y2="23.374cm">
            <text:p/>
          </draw:line>
          <draw:line draw:style-name="gr1" draw:text-style-name="P1" draw:layer="TiM_F" svg:x1="19.223cm" svg:y1="23.374cm" svg:x2="18.803cm" svg:y2="23.374cm">
            <text:p/>
          </draw:line>
          <draw:polyline draw:style-name="gr1" draw:text-style-name="P1" draw:layer="TiM_F" svg:width="0cm" svg:height="0.019cm" svg:x="19.256cm" svg:y="23.354cm" svg:viewBox="0 0 0 20" draw:points="0,0 0,0 0,0 0,1 0,2 0,3 0,4 0,6 0,7 0,9 0,11 0,13 0,15 0,18 0,20">
            <text:p/>
          </draw:polyline>
          <draw:line draw:style-name="gr1" draw:text-style-name="P1" draw:layer="TiM_F" svg:x1="18.803cm" svg:y1="23.374cm" svg:x2="18.803cm" svg:y2="23.869cm">
            <text:p/>
          </draw:line>
          <draw:line draw:style-name="gr1" draw:text-style-name="P1" draw:layer="TiM_F" svg:x1="19.166cm" svg:y1="23.354cm" svg:x2="19.256cm" svg:y2="23.354cm">
            <text:p/>
          </draw:line>
          <draw:polyline draw:style-name="gr1" draw:text-style-name="P1" draw:layer="TiM_F" svg:width="0cm" svg:height="0.019cm" svg:x="19.166cm" svg:y="23.354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18.846cm" svg:y="23.354cm" svg:viewBox="0 0 0 20" draw:points="0,0 0,0 0,0 0,1 0,2 0,3 0,4 0,6 0,7 0,9 0,11 0,13 0,15 0,18 0,20">
            <text:p/>
          </draw:polyline>
          <draw:line draw:style-name="gr1" draw:text-style-name="P1" draw:layer="TiM_F" svg:x1="18.936cm" svg:y1="23.354cm" svg:x2="18.846cm" svg:y2="23.354cm">
            <text:p/>
          </draw:line>
          <draw:polyline draw:style-name="gr1" draw:text-style-name="P1" draw:layer="TiM_F" svg:width="0cm" svg:height="0.019cm" svg:x="19.101cm" svg:y="23.354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18.936cm" svg:y="23.354cm" svg:viewBox="0 0 0 20" draw:points="0,20 0,18 0,15 0,13 0,11 0,9 0,7 0,6 0,4 0,3 0,2 0,1 0,0 0,0 0,0">
            <text:p/>
          </draw:polyline>
          <draw:line draw:style-name="gr1" draw:text-style-name="P1" draw:layer="TiM_F" svg:x1="19.001cm" svg:y1="23.354cm" svg:x2="19.101cm" svg:y2="23.354cm">
            <text:p/>
          </draw:line>
          <draw:polyline draw:style-name="gr1" draw:text-style-name="P1" draw:layer="TiM_F" svg:width="0cm" svg:height="0.019cm" svg:x="19.001cm" svg:y="23.354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19.101cm" svg:y="22.345cm" svg:viewBox="0 0 0 20" draw:points="0,0 0,2 0,4 0,6 0,9 0,10 0,12 0,14 0,15 0,17 0,18 0,19 0,19 0,20 0,20">
            <text:p/>
          </draw:polyline>
          <draw:line draw:style-name="gr1" draw:text-style-name="P1" draw:layer="TiM_F" svg:x1="18.803cm" svg:y1="22.345cm" svg:x2="19.298cm" svg:y2="22.345cm">
            <text:p/>
          </draw:line>
          <draw:line draw:style-name="gr1" draw:text-style-name="P1" draw:layer="TiM_F" svg:x1="18.936cm" svg:y1="22.345cm" svg:x2="18.846cm" svg:y2="22.345cm">
            <text:p/>
          </draw:line>
          <draw:line draw:style-name="gr1" draw:text-style-name="P1" draw:layer="TiM_F" svg:x1="19.166cm" svg:y1="22.345cm" svg:x2="19.256cm" svg:y2="22.345cm">
            <text:p/>
          </draw:line>
          <draw:line draw:style-name="gr1" draw:text-style-name="P1" draw:layer="TiM_F" svg:x1="19.001cm" svg:y1="22.345cm" svg:x2="19.101cm" svg:y2="22.345cm">
            <text:p/>
          </draw:line>
          <draw:line draw:style-name="gr1" draw:text-style-name="P1" draw:layer="TiM_F" svg:x1="19.001cm" svg:y1="22.365cm" svg:x2="19.101cm" svg:y2="22.365cm">
            <text:p/>
          </draw:line>
          <draw:polyline draw:style-name="gr1" draw:text-style-name="P1" draw:layer="TiM_F" svg:width="0cm" svg:height="0.019cm" svg:x="19.166cm" svg:y="22.345cm" svg:viewBox="0 0 0 20" draw:points="0,0 0,2 0,4 0,6 0,9 0,10 0,12 0,14 0,15 0,17 0,18 0,19 0,19 0,20 0,20">
            <text:p/>
          </draw:polyline>
          <draw:polyline draw:style-name="gr1" draw:text-style-name="P1" draw:layer="TiM_F" svg:width="0cm" svg:height="0.019cm" svg:x="19.001cm" svg:y="22.345cm" svg:viewBox="0 0 0 20" draw:points="0,0 0,2 0,4 0,6 0,9 0,10 0,12 0,14 0,15 0,17 0,18 0,19 0,19 0,20 0,20">
            <text:p/>
          </draw:polyline>
          <draw:line draw:style-name="gr1" draw:text-style-name="P1" draw:layer="TiM_F" svg:x1="19.166cm" svg:y1="22.365cm" svg:x2="19.256cm" svg:y2="22.365cm">
            <text:p/>
          </draw:line>
          <draw:polyline draw:style-name="gr1" draw:text-style-name="P1" draw:layer="TiM_F" svg:width="0cm" svg:height="0.019cm" svg:x="19.256cm" svg:y="22.345cm" svg:viewBox="0 0 0 20" draw:points="0,20 0,20 0,19 0,19 0,18 0,17 0,15 0,14 0,12 0,10 0,9 0,6 0,4 0,2 0,0">
            <text:p/>
          </draw:polyline>
          <draw:polyline draw:style-name="gr1" draw:text-style-name="P1" draw:layer="TiM_F" svg:width="0cm" svg:height="0.019cm" svg:x="18.936cm" svg:y="22.345cm" svg:viewBox="0 0 0 20" draw:points="0,0 0,2 0,4 0,6 0,9 0,10 0,12 0,14 0,15 0,17 0,18 0,19 0,19 0,20 0,20">
            <text:p/>
          </draw:polyline>
          <draw:line draw:style-name="gr1" draw:text-style-name="P1" draw:layer="TiM_F" svg:x1="18.936cm" svg:y1="22.365cm" svg:x2="18.846cm" svg:y2="22.365cm">
            <text:p/>
          </draw:line>
          <draw:line draw:style-name="gr1" draw:text-style-name="P1" draw:layer="TiM_F" svg:x1="19.298cm" svg:y1="21.925cm" svg:x2="19.298cm" svg:y2="21.85cm">
            <text:p/>
          </draw:line>
          <draw:line draw:style-name="gr1" draw:text-style-name="P1" draw:layer="TiM_F" svg:x1="19.298cm" svg:y1="22.345cm" svg:x2="19.298cm" svg:y2="21.925cm">
            <text:p/>
          </draw:line>
          <draw:polyline draw:style-name="gr1" draw:text-style-name="P1" draw:layer="TiM_F" svg:width="0cm" svg:height="0.019cm" svg:x="18.846cm" svg:y="22.345cm" svg:viewBox="0 0 0 20" draw:points="0,20 0,20 0,19 0,19 0,18 0,17 0,15 0,14 0,12 0,10 0,9 0,6 0,4 0,2 0,0">
            <text:p/>
          </draw:polyline>
          <draw:line draw:style-name="gr1" draw:text-style-name="P1" draw:layer="TiM_F" svg:x1="19.298cm" svg:y1="21.85cm" svg:x2="19.223cm" svg:y2="21.85cm">
            <text:p/>
          </draw:line>
          <draw:line draw:style-name="gr1" draw:text-style-name="P1" draw:layer="TiM_F" svg:x1="19.223cm" svg:y1="21.85cm" svg:x2="18.803cm" svg:y2="21.85cm">
            <text:p/>
          </draw:line>
          <draw:polyline draw:style-name="gr1" draw:text-style-name="P1" draw:layer="TiM_F" svg:width="0cm" svg:height="0.019cm" svg:x="19.256cm" svg:y="21.83cm" svg:viewBox="0 0 0 20" draw:points="0,0 0,0 0,0 0,1 0,2 0,3 0,4 0,6 0,7 0,9 0,11 0,13 0,15 0,18 0,20">
            <text:p/>
          </draw:polyline>
          <draw:line draw:style-name="gr1" draw:text-style-name="P1" draw:layer="TiM_F" svg:x1="18.803cm" svg:y1="21.85cm" svg:x2="18.803cm" svg:y2="22.345cm">
            <text:p/>
          </draw:line>
          <draw:line draw:style-name="gr1" draw:text-style-name="P1" draw:layer="TiM_F" svg:x1="19.166cm" svg:y1="21.83cm" svg:x2="19.256cm" svg:y2="21.83cm">
            <text:p/>
          </draw:line>
          <draw:polyline draw:style-name="gr1" draw:text-style-name="P1" draw:layer="TiM_F" svg:width="0cm" svg:height="0.019cm" svg:x="19.166cm" svg:y="21.83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18.846cm" svg:y="21.83cm" svg:viewBox="0 0 0 20" draw:points="0,0 0,0 0,0 0,1 0,2 0,3 0,4 0,6 0,7 0,9 0,11 0,13 0,15 0,18 0,20">
            <text:p/>
          </draw:polyline>
          <draw:line draw:style-name="gr1" draw:text-style-name="P1" draw:layer="TiM_F" svg:x1="18.936cm" svg:y1="21.83cm" svg:x2="18.846cm" svg:y2="21.83cm">
            <text:p/>
          </draw:line>
          <draw:polyline draw:style-name="gr1" draw:text-style-name="P1" draw:layer="TiM_F" svg:width="0cm" svg:height="0.019cm" svg:x="19.101cm" svg:y="21.83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18.936cm" svg:y="21.83cm" svg:viewBox="0 0 0 20" draw:points="0,20 0,18 0,15 0,13 0,11 0,9 0,7 0,6 0,4 0,3 0,2 0,1 0,0 0,0 0,0">
            <text:p/>
          </draw:polyline>
          <draw:line draw:style-name="gr1" draw:text-style-name="P1" draw:layer="TiM_F" svg:x1="19.001cm" svg:y1="21.83cm" svg:x2="19.101cm" svg:y2="21.83cm">
            <text:p/>
          </draw:line>
          <draw:polyline draw:style-name="gr1" draw:text-style-name="P1" draw:layer="TiM_F" svg:width="0cm" svg:height="0.019cm" svg:x="19.001cm" svg:y="21.83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19.101cm" svg:y="17.773cm" svg:viewBox="0 0 0 20" draw:points="0,0 0,2 0,4 0,7 0,9 0,11 0,12 0,14 0,16 0,17 0,18 0,19 0,19 0,20 0,20">
            <text:p/>
          </draw:polyline>
          <draw:line draw:style-name="gr1" draw:text-style-name="P1" draw:layer="TiM_F" svg:x1="18.803cm" svg:y1="17.773cm" svg:x2="19.298cm" svg:y2="17.773cm">
            <text:p/>
          </draw:line>
          <draw:line draw:style-name="gr1" draw:text-style-name="P1" draw:layer="TiM_F" svg:x1="18.936cm" svg:y1="17.773cm" svg:x2="18.846cm" svg:y2="17.773cm">
            <text:p/>
          </draw:line>
          <draw:line draw:style-name="gr1" draw:text-style-name="P1" draw:layer="TiM_F" svg:x1="19.001cm" svg:y1="17.773cm" svg:x2="19.101cm" svg:y2="17.773cm">
            <text:p/>
          </draw:line>
          <draw:line draw:style-name="gr1" draw:text-style-name="P1" draw:layer="TiM_F" svg:x1="19.001cm" svg:y1="17.793cm" svg:x2="19.101cm" svg:y2="17.793cm">
            <text:p/>
          </draw:line>
          <draw:polyline draw:style-name="gr1" draw:text-style-name="P1" draw:layer="TiM_F" svg:width="0cm" svg:height="0.019cm" svg:x="19.166cm" svg:y="17.773cm" svg:viewBox="0 0 0 20" draw:points="0,0 0,2 0,4 0,7 0,9 0,11 0,12 0,14 0,16 0,17 0,18 0,19 0,19 0,20 0,20">
            <text:p/>
          </draw:polyline>
          <draw:polyline draw:style-name="gr1" draw:text-style-name="P1" draw:layer="TiM_F" svg:width="0cm" svg:height="0.019cm" svg:x="19.001cm" svg:y="17.773cm" svg:viewBox="0 0 0 20" draw:points="0,0 0,2 0,4 0,7 0,9 0,11 0,12 0,14 0,16 0,17 0,18 0,19 0,19 0,20 0,20">
            <text:p/>
          </draw:polyline>
          <draw:line draw:style-name="gr1" draw:text-style-name="P1" draw:layer="TiM_F" svg:x1="19.166cm" svg:y1="17.793cm" svg:x2="19.256cm" svg:y2="17.793cm">
            <text:p/>
          </draw:line>
          <draw:polyline draw:style-name="gr1" draw:text-style-name="P1" draw:layer="TiM_F" svg:width="0cm" svg:height="0.019cm" svg:x="19.256cm" svg:y="17.773cm" svg:viewBox="0 0 0 20" draw:points="0,20 0,20 0,19 0,19 0,18 0,17 0,16 0,14 0,12 0,11 0,9 0,7 0,4 0,2 0,0">
            <text:p/>
          </draw:polyline>
          <draw:polyline draw:style-name="gr1" draw:text-style-name="P1" draw:layer="TiM_F" svg:width="0cm" svg:height="0.019cm" svg:x="18.936cm" svg:y="17.773cm" svg:viewBox="0 0 0 20" draw:points="0,0 0,2 0,4 0,7 0,9 0,11 0,12 0,14 0,16 0,17 0,18 0,19 0,19 0,20 0,20">
            <text:p/>
          </draw:polyline>
          <draw:line draw:style-name="gr1" draw:text-style-name="P1" draw:layer="TiM_F" svg:x1="18.936cm" svg:y1="17.793cm" svg:x2="18.846cm" svg:y2="17.793cm">
            <text:p/>
          </draw:line>
          <draw:line draw:style-name="gr1" draw:text-style-name="P1" draw:layer="TiM_F" svg:x1="19.298cm" svg:y1="17.353cm" svg:x2="19.298cm" svg:y2="17.278cm">
            <text:p/>
          </draw:line>
          <draw:line draw:style-name="gr1" draw:text-style-name="P1" draw:layer="TiM_F" svg:x1="19.298cm" svg:y1="17.773cm" svg:x2="19.298cm" svg:y2="17.353cm">
            <text:p/>
          </draw:line>
          <draw:polyline draw:style-name="gr1" draw:text-style-name="P1" draw:layer="TiM_F" svg:width="0cm" svg:height="0.019cm" svg:x="18.846cm" svg:y="17.773cm" svg:viewBox="0 0 0 20" draw:points="0,20 0,20 0,19 0,19 0,18 0,17 0,16 0,14 0,12 0,11 0,9 0,7 0,4 0,2 0,0">
            <text:p/>
          </draw:polyline>
          <draw:line draw:style-name="gr1" draw:text-style-name="P1" draw:layer="TiM_F" svg:x1="19.166cm" svg:y1="17.278cm" svg:x2="19.256cm" svg:y2="17.278cm">
            <text:p/>
          </draw:line>
          <draw:line draw:style-name="gr1" draw:text-style-name="P1" draw:layer="TiM_F" svg:x1="19.298cm" svg:y1="17.278cm" svg:x2="19.223cm" svg:y2="17.278cm">
            <text:p/>
          </draw:line>
          <draw:line draw:style-name="gr1" draw:text-style-name="P1" draw:layer="TiM_F" svg:x1="19.223cm" svg:y1="17.278cm" svg:x2="18.803cm" svg:y2="17.278cm">
            <text:p/>
          </draw:line>
          <draw:polyline draw:style-name="gr1" draw:text-style-name="P1" draw:layer="TiM_F" svg:width="0cm" svg:height="0.019cm" svg:x="19.256cm" svg:y="17.258cm" svg:viewBox="0 0 0 20" draw:points="0,0 0,0 0,0 0,1 0,2 0,3 0,4 0,6 0,8 0,9 0,11 0,13 0,16 0,18 0,20">
            <text:p/>
          </draw:polyline>
          <draw:line draw:style-name="gr1" draw:text-style-name="P1" draw:layer="TiM_F" svg:x1="18.803cm" svg:y1="17.278cm" svg:x2="18.803cm" svg:y2="17.773cm">
            <text:p/>
          </draw:line>
          <draw:line draw:style-name="gr1" draw:text-style-name="P1" draw:layer="TiM_F" svg:x1="19.166cm" svg:y1="17.258cm" svg:x2="19.256cm" svg:y2="17.258cm">
            <text:p/>
          </draw:line>
          <draw:polyline draw:style-name="gr1" draw:text-style-name="P1" draw:layer="TiM_F" svg:width="0cm" svg:height="0.019cm" svg:x="19.166cm" svg:y="17.258cm" svg:viewBox="0 0 0 20" draw:points="0,20 0,18 0,16 0,13 0,11 0,9 0,8 0,6 0,4 0,3 0,2 0,1 0,0 0,0 0,0">
            <text:p/>
          </draw:polyline>
          <draw:polyline draw:style-name="gr1" draw:text-style-name="P1" draw:layer="TiM_F" svg:width="0cm" svg:height="0.019cm" svg:x="18.846cm" svg:y="17.258cm" svg:viewBox="0 0 0 20" draw:points="0,0 0,0 0,0 0,1 0,2 0,3 0,4 0,6 0,8 0,9 0,11 0,13 0,16 0,18 0,20">
            <text:p/>
          </draw:polyline>
          <draw:line draw:style-name="gr1" draw:text-style-name="P1" draw:layer="TiM_F" svg:x1="18.936cm" svg:y1="17.258cm" svg:x2="18.846cm" svg:y2="17.258cm">
            <text:p/>
          </draw:line>
          <draw:polyline draw:style-name="gr1" draw:text-style-name="P1" draw:layer="TiM_F" svg:width="0cm" svg:height="0.019cm" svg:x="19.101cm" svg:y="17.258cm" svg:viewBox="0 0 0 20" draw:points="0,20 0,18 0,16 0,13 0,11 0,9 0,8 0,6 0,4 0,3 0,2 0,1 0,0 0,0 0,0">
            <text:p/>
          </draw:polyline>
          <draw:polyline draw:style-name="gr1" draw:text-style-name="P1" draw:layer="TiM_F" svg:width="0cm" svg:height="0.019cm" svg:x="18.936cm" svg:y="17.258cm" svg:viewBox="0 0 0 20" draw:points="0,20 0,18 0,16 0,13 0,11 0,9 0,8 0,6 0,4 0,3 0,2 0,1 0,0 0,0 0,0">
            <text:p/>
          </draw:polyline>
          <draw:line draw:style-name="gr1" draw:text-style-name="P1" draw:layer="TiM_F" svg:x1="19.001cm" svg:y1="17.258cm" svg:x2="19.101cm" svg:y2="17.258cm">
            <text:p/>
          </draw:line>
          <draw:polyline draw:style-name="gr1" draw:text-style-name="P1" draw:layer="TiM_F" svg:width="0cm" svg:height="0.019cm" svg:x="19.001cm" svg:y="17.258cm" svg:viewBox="0 0 0 20" draw:points="0,20 0,18 0,16 0,13 0,11 0,9 0,8 0,6 0,4 0,3 0,2 0,1 0,0 0,0 0,0">
            <text:p/>
          </draw:polyline>
          <draw:polyline draw:style-name="gr1" draw:text-style-name="P1" draw:layer="TiM_F" svg:width="0cm" svg:height="0.019cm" svg:x="19.101cm" svg:y="19.297cm" svg:viewBox="0 0 0 20" draw:points="0,0 0,2 0,4 0,7 0,9 0,11 0,12 0,14 0,16 0,17 0,18 0,19 0,19 0,20 0,20">
            <text:p/>
          </draw:polyline>
          <draw:line draw:style-name="gr1" draw:text-style-name="P1" draw:layer="TiM_F" svg:x1="18.803cm" svg:y1="19.297cm" svg:x2="19.298cm" svg:y2="19.297cm">
            <text:p/>
          </draw:line>
          <draw:line draw:style-name="gr1" draw:text-style-name="P1" draw:layer="TiM_F" svg:x1="18.936cm" svg:y1="19.297cm" svg:x2="18.846cm" svg:y2="19.297cm">
            <text:p/>
          </draw:line>
          <draw:line draw:style-name="gr1" draw:text-style-name="P1" draw:layer="TiM_F" svg:x1="19.166cm" svg:y1="19.297cm" svg:x2="19.256cm" svg:y2="19.297cm">
            <text:p/>
          </draw:line>
          <draw:line draw:style-name="gr1" draw:text-style-name="P1" draw:layer="TiM_F" svg:x1="19.001cm" svg:y1="19.297cm" svg:x2="19.101cm" svg:y2="19.297cm">
            <text:p/>
          </draw:line>
          <draw:line draw:style-name="gr1" draw:text-style-name="P1" draw:layer="TiM_F" svg:x1="19.001cm" svg:y1="19.317cm" svg:x2="19.101cm" svg:y2="19.317cm">
            <text:p/>
          </draw:line>
          <draw:polyline draw:style-name="gr1" draw:text-style-name="P1" draw:layer="TiM_F" svg:width="0cm" svg:height="0.019cm" svg:x="19.166cm" svg:y="19.297cm" svg:viewBox="0 0 0 20" draw:points="0,0 0,2 0,4 0,7 0,9 0,11 0,12 0,14 0,16 0,17 0,18 0,19 0,19 0,20 0,20">
            <text:p/>
          </draw:polyline>
          <draw:polyline draw:style-name="gr1" draw:text-style-name="P1" draw:layer="TiM_F" svg:width="0cm" svg:height="0.019cm" svg:x="19.001cm" svg:y="19.297cm" svg:viewBox="0 0 0 20" draw:points="0,0 0,2 0,4 0,7 0,9 0,11 0,12 0,14 0,16 0,17 0,18 0,19 0,19 0,20 0,20">
            <text:p/>
          </draw:polyline>
          <draw:line draw:style-name="gr1" draw:text-style-name="P1" draw:layer="TiM_F" svg:x1="19.166cm" svg:y1="19.317cm" svg:x2="19.256cm" svg:y2="19.317cm">
            <text:p/>
          </draw:line>
          <draw:polyline draw:style-name="gr1" draw:text-style-name="P1" draw:layer="TiM_F" svg:width="0cm" svg:height="0.019cm" svg:x="19.256cm" svg:y="19.297cm" svg:viewBox="0 0 0 20" draw:points="0,20 0,20 0,19 0,19 0,18 0,17 0,16 0,14 0,12 0,11 0,9 0,7 0,4 0,2 0,0">
            <text:p/>
          </draw:polyline>
          <draw:polyline draw:style-name="gr1" draw:text-style-name="P1" draw:layer="TiM_F" svg:width="0cm" svg:height="0.019cm" svg:x="18.936cm" svg:y="19.297cm" svg:viewBox="0 0 0 20" draw:points="0,0 0,2 0,4 0,7 0,9 0,11 0,12 0,14 0,16 0,17 0,18 0,19 0,19 0,20 0,20">
            <text:p/>
          </draw:polyline>
          <draw:line draw:style-name="gr1" draw:text-style-name="P1" draw:layer="TiM_F" svg:x1="18.936cm" svg:y1="19.317cm" svg:x2="18.846cm" svg:y2="19.317cm">
            <text:p/>
          </draw:line>
          <draw:line draw:style-name="gr1" draw:text-style-name="P1" draw:layer="TiM_F" svg:x1="19.298cm" svg:y1="18.877cm" svg:x2="19.298cm" svg:y2="18.802cm">
            <text:p/>
          </draw:line>
          <draw:line draw:style-name="gr1" draw:text-style-name="P1" draw:layer="TiM_F" svg:x1="19.298cm" svg:y1="19.297cm" svg:x2="19.298cm" svg:y2="18.877cm">
            <text:p/>
          </draw:line>
          <draw:polyline draw:style-name="gr1" draw:text-style-name="P1" draw:layer="TiM_F" svg:width="0cm" svg:height="0.019cm" svg:x="18.846cm" svg:y="19.297cm" svg:viewBox="0 0 0 20" draw:points="0,20 0,20 0,19 0,19 0,18 0,17 0,16 0,14 0,12 0,11 0,9 0,7 0,4 0,2 0,0">
            <text:p/>
          </draw:polyline>
          <draw:line draw:style-name="gr1" draw:text-style-name="P1" draw:layer="TiM_F" svg:x1="19.298cm" svg:y1="18.802cm" svg:x2="19.223cm" svg:y2="18.802cm">
            <text:p/>
          </draw:line>
          <draw:line draw:style-name="gr1" draw:text-style-name="P1" draw:layer="TiM_F" svg:x1="19.223cm" svg:y1="18.802cm" svg:x2="18.803cm" svg:y2="18.802cm">
            <text:p/>
          </draw:line>
          <draw:polyline draw:style-name="gr1" draw:text-style-name="P1" draw:layer="TiM_F" svg:width="0cm" svg:height="0.019cm" svg:x="19.256cm" svg:y="18.782cm" svg:viewBox="0 0 0 20" draw:points="0,0 0,0 0,0 0,1 0,2 0,3 0,4 0,6 0,7 0,9 0,11 0,13 0,15 0,18 0,20">
            <text:p/>
          </draw:polyline>
          <draw:line draw:style-name="gr1" draw:text-style-name="P1" draw:layer="TiM_F" svg:x1="18.803cm" svg:y1="18.802cm" svg:x2="18.803cm" svg:y2="19.297cm">
            <text:p/>
          </draw:line>
          <draw:line draw:style-name="gr1" draw:text-style-name="P1" draw:layer="TiM_F" svg:x1="19.166cm" svg:y1="18.782cm" svg:x2="19.256cm" svg:y2="18.782cm">
            <text:p/>
          </draw:line>
          <draw:polyline draw:style-name="gr1" draw:text-style-name="P1" draw:layer="TiM_F" svg:width="0cm" svg:height="0.019cm" svg:x="19.166cm" svg:y="18.782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18.846cm" svg:y="18.782cm" svg:viewBox="0 0 0 20" draw:points="0,0 0,0 0,0 0,1 0,2 0,3 0,4 0,6 0,7 0,9 0,11 0,13 0,15 0,18 0,20">
            <text:p/>
          </draw:polyline>
          <draw:line draw:style-name="gr1" draw:text-style-name="P1" draw:layer="TiM_F" svg:x1="18.936cm" svg:y1="18.782cm" svg:x2="18.846cm" svg:y2="18.782cm">
            <text:p/>
          </draw:line>
          <draw:polyline draw:style-name="gr1" draw:text-style-name="P1" draw:layer="TiM_F" svg:width="0cm" svg:height="0.019cm" svg:x="19.101cm" svg:y="18.782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18.936cm" svg:y="18.782cm" svg:viewBox="0 0 0 20" draw:points="0,20 0,18 0,15 0,13 0,11 0,9 0,7 0,6 0,4 0,3 0,2 0,1 0,0 0,0 0,0">
            <text:p/>
          </draw:polyline>
          <draw:line draw:style-name="gr1" draw:text-style-name="P1" draw:layer="TiM_F" svg:x1="19.001cm" svg:y1="18.782cm" svg:x2="19.101cm" svg:y2="18.782cm">
            <text:p/>
          </draw:line>
          <draw:polyline draw:style-name="gr1" draw:text-style-name="P1" draw:layer="TiM_F" svg:width="0cm" svg:height="0.019cm" svg:x="19.001cm" svg:y="18.782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20.625cm" svg:y="22.345cm" svg:viewBox="0 0 0 20" draw:points="0,0 0,2 0,4 0,6 0,9 0,10 0,12 0,14 0,15 0,17 0,18 0,19 0,19 0,20 0,20">
            <text:p/>
          </draw:polyline>
          <draw:line draw:style-name="gr1" draw:text-style-name="P1" draw:layer="TiM_F" svg:x1="20.327cm" svg:y1="22.345cm" svg:x2="20.822cm" svg:y2="22.345cm">
            <text:p/>
          </draw:line>
          <draw:line draw:style-name="gr1" draw:text-style-name="P1" draw:layer="TiM_F" svg:x1="20.46cm" svg:y1="22.345cm" svg:x2="20.37cm" svg:y2="22.345cm">
            <text:p/>
          </draw:line>
          <draw:line draw:style-name="gr1" draw:text-style-name="P1" draw:layer="TiM_F" svg:x1="20.69cm" svg:y1="22.345cm" svg:x2="20.78cm" svg:y2="22.345cm">
            <text:p/>
          </draw:line>
          <draw:line draw:style-name="gr1" draw:text-style-name="P1" draw:layer="TiM_F" svg:x1="20.525cm" svg:y1="22.345cm" svg:x2="20.625cm" svg:y2="22.345cm">
            <text:p/>
          </draw:line>
          <draw:line draw:style-name="gr1" draw:text-style-name="P1" draw:layer="TiM_F" svg:x1="20.525cm" svg:y1="22.365cm" svg:x2="20.625cm" svg:y2="22.365cm">
            <text:p/>
          </draw:line>
          <draw:polyline draw:style-name="gr1" draw:text-style-name="P1" draw:layer="TiM_F" svg:width="0cm" svg:height="0.019cm" svg:x="20.69cm" svg:y="22.345cm" svg:viewBox="0 0 0 20" draw:points="0,0 0,2 0,4 0,6 0,9 0,10 0,12 0,14 0,15 0,17 0,18 0,19 0,19 0,20 0,20">
            <text:p/>
          </draw:polyline>
          <draw:polyline draw:style-name="gr1" draw:text-style-name="P1" draw:layer="TiM_F" svg:width="0cm" svg:height="0.019cm" svg:x="20.525cm" svg:y="22.345cm" svg:viewBox="0 0 0 20" draw:points="0,0 0,2 0,4 0,6 0,9 0,10 0,12 0,14 0,15 0,17 0,18 0,19 0,19 0,20 0,20">
            <text:p/>
          </draw:polyline>
          <draw:line draw:style-name="gr1" draw:text-style-name="P1" draw:layer="TiM_F" svg:x1="20.69cm" svg:y1="22.365cm" svg:x2="20.78cm" svg:y2="22.365cm">
            <text:p/>
          </draw:line>
          <draw:polyline draw:style-name="gr1" draw:text-style-name="P1" draw:layer="TiM_F" svg:width="0cm" svg:height="0.019cm" svg:x="20.78cm" svg:y="22.345cm" svg:viewBox="0 0 0 20" draw:points="0,20 0,20 0,19 0,19 0,18 0,17 0,15 0,14 0,12 0,10 0,9 0,6 0,4 0,2 0,0">
            <text:p/>
          </draw:polyline>
          <draw:polyline draw:style-name="gr1" draw:text-style-name="P1" draw:layer="TiM_F" svg:width="0cm" svg:height="0.019cm" svg:x="20.46cm" svg:y="22.345cm" svg:viewBox="0 0 0 20" draw:points="0,0 0,2 0,4 0,6 0,9 0,10 0,12 0,14 0,15 0,17 0,18 0,19 0,19 0,20 0,20">
            <text:p/>
          </draw:polyline>
          <draw:line draw:style-name="gr1" draw:text-style-name="P1" draw:layer="TiM_F" svg:x1="20.46cm" svg:y1="22.365cm" svg:x2="20.37cm" svg:y2="22.365cm">
            <text:p/>
          </draw:line>
          <draw:line draw:style-name="gr1" draw:text-style-name="P1" draw:layer="TiM_F" svg:x1="20.822cm" svg:y1="21.925cm" svg:x2="20.822cm" svg:y2="21.85cm">
            <text:p/>
          </draw:line>
          <draw:line draw:style-name="gr1" draw:text-style-name="P1" draw:layer="TiM_F" svg:x1="20.822cm" svg:y1="22.345cm" svg:x2="20.822cm" svg:y2="21.925cm">
            <text:p/>
          </draw:line>
          <draw:polyline draw:style-name="gr1" draw:text-style-name="P1" draw:layer="TiM_F" svg:width="0cm" svg:height="0.019cm" svg:x="20.37cm" svg:y="22.345cm" svg:viewBox="0 0 0 20" draw:points="0,20 0,20 0,19 0,19 0,18 0,17 0,15 0,14 0,12 0,10 0,9 0,6 0,4 0,2 0,0">
            <text:p/>
          </draw:polyline>
          <draw:line draw:style-name="gr1" draw:text-style-name="P1" draw:layer="TiM_F" svg:x1="20.822cm" svg:y1="21.85cm" svg:x2="20.747cm" svg:y2="21.85cm">
            <text:p/>
          </draw:line>
          <draw:line draw:style-name="gr1" draw:text-style-name="P1" draw:layer="TiM_F" svg:x1="20.747cm" svg:y1="21.85cm" svg:x2="20.327cm" svg:y2="21.85cm">
            <text:p/>
          </draw:line>
          <draw:polyline draw:style-name="gr1" draw:text-style-name="P1" draw:layer="TiM_F" svg:width="0cm" svg:height="0.019cm" svg:x="20.78cm" svg:y="21.83cm" svg:viewBox="0 0 0 20" draw:points="0,0 0,0 0,0 0,1 0,2 0,3 0,4 0,6 0,7 0,9 0,11 0,13 0,15 0,18 0,20">
            <text:p/>
          </draw:polyline>
          <draw:line draw:style-name="gr1" draw:text-style-name="P1" draw:layer="TiM_F" svg:x1="20.327cm" svg:y1="21.85cm" svg:x2="20.327cm" svg:y2="22.345cm">
            <text:p/>
          </draw:line>
          <draw:line draw:style-name="gr1" draw:text-style-name="P1" draw:layer="TiM_F" svg:x1="20.69cm" svg:y1="21.83cm" svg:x2="20.78cm" svg:y2="21.83cm">
            <text:p/>
          </draw:line>
          <draw:polyline draw:style-name="gr1" draw:text-style-name="P1" draw:layer="TiM_F" svg:width="0cm" svg:height="0.019cm" svg:x="20.69cm" svg:y="21.83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20.37cm" svg:y="21.83cm" svg:viewBox="0 0 0 20" draw:points="0,0 0,0 0,0 0,1 0,2 0,3 0,4 0,6 0,7 0,9 0,11 0,13 0,15 0,18 0,20">
            <text:p/>
          </draw:polyline>
          <draw:line draw:style-name="gr1" draw:text-style-name="P1" draw:layer="TiM_F" svg:x1="20.46cm" svg:y1="21.83cm" svg:x2="20.37cm" svg:y2="21.83cm">
            <text:p/>
          </draw:line>
          <draw:polyline draw:style-name="gr1" draw:text-style-name="P1" draw:layer="TiM_F" svg:width="0cm" svg:height="0.019cm" svg:x="20.625cm" svg:y="21.83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20.46cm" svg:y="21.83cm" svg:viewBox="0 0 0 20" draw:points="0,20 0,18 0,15 0,13 0,11 0,9 0,7 0,6 0,4 0,3 0,2 0,1 0,0 0,0 0,0">
            <text:p/>
          </draw:polyline>
          <draw:line draw:style-name="gr1" draw:text-style-name="P1" draw:layer="TiM_F" svg:x1="20.525cm" svg:y1="21.83cm" svg:x2="20.625cm" svg:y2="21.83cm">
            <text:p/>
          </draw:line>
          <draw:polyline draw:style-name="gr1" draw:text-style-name="P1" draw:layer="TiM_F" svg:width="0cm" svg:height="0.019cm" svg:x="20.525cm" svg:y="21.83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19.101cm" svg:y="25.393cm" svg:viewBox="0 0 0 20" draw:points="0,0 0,2 0,4 0,6 0,8 0,10 0,12 0,14 0,15 0,17 0,18 0,19 0,19 0,20 0,20">
            <text:p/>
          </draw:polyline>
          <draw:line draw:style-name="gr1" draw:text-style-name="P1" draw:layer="TiM_F" svg:x1="18.803cm" svg:y1="25.393cm" svg:x2="19.298cm" svg:y2="25.393cm">
            <text:p/>
          </draw:line>
          <draw:line draw:style-name="gr1" draw:text-style-name="P1" draw:layer="TiM_F" svg:x1="18.936cm" svg:y1="25.393cm" svg:x2="18.846cm" svg:y2="25.393cm">
            <text:p/>
          </draw:line>
          <draw:line draw:style-name="gr1" draw:text-style-name="P1" draw:layer="TiM_F" svg:x1="19.001cm" svg:y1="25.393cm" svg:x2="19.101cm" svg:y2="25.393cm">
            <text:p/>
          </draw:line>
          <draw:line draw:style-name="gr1" draw:text-style-name="P1" draw:layer="TiM_F" svg:x1="19.001cm" svg:y1="25.413cm" svg:x2="19.101cm" svg:y2="25.413cm">
            <text:p/>
          </draw:line>
          <draw:polyline draw:style-name="gr1" draw:text-style-name="P1" draw:layer="TiM_F" svg:width="0cm" svg:height="0.019cm" svg:x="19.166cm" svg:y="25.393cm" svg:viewBox="0 0 0 20" draw:points="0,0 0,2 0,4 0,6 0,8 0,10 0,12 0,14 0,15 0,17 0,18 0,19 0,19 0,20 0,20">
            <text:p/>
          </draw:polyline>
          <draw:polyline draw:style-name="gr1" draw:text-style-name="P1" draw:layer="TiM_F" svg:width="0cm" svg:height="0.019cm" svg:x="19.001cm" svg:y="25.393cm" svg:viewBox="0 0 0 20" draw:points="0,0 0,2 0,4 0,6 0,8 0,10 0,12 0,14 0,15 0,17 0,18 0,19 0,19 0,20 0,20">
            <text:p/>
          </draw:polyline>
          <draw:line draw:style-name="gr1" draw:text-style-name="P1" draw:layer="TiM_F" svg:x1="19.166cm" svg:y1="25.413cm" svg:x2="19.256cm" svg:y2="25.413cm">
            <text:p/>
          </draw:line>
          <draw:polyline draw:style-name="gr1" draw:text-style-name="P1" draw:layer="TiM_F" svg:width="0cm" svg:height="0.019cm" svg:x="19.256cm" svg:y="25.393cm" svg:viewBox="0 0 0 20" draw:points="0,20 0,20 0,19 0,19 0,18 0,17 0,15 0,14 0,12 0,10 0,8 0,6 0,4 0,2 0,0">
            <text:p/>
          </draw:polyline>
          <draw:polyline draw:style-name="gr1" draw:text-style-name="P1" draw:layer="TiM_F" svg:width="0cm" svg:height="0.019cm" svg:x="18.936cm" svg:y="25.393cm" svg:viewBox="0 0 0 20" draw:points="0,0 0,2 0,4 0,6 0,8 0,10 0,12 0,14 0,15 0,17 0,18 0,19 0,19 0,20 0,20">
            <text:p/>
          </draw:polyline>
          <draw:line draw:style-name="gr1" draw:text-style-name="P1" draw:layer="TiM_F" svg:x1="18.936cm" svg:y1="25.413cm" svg:x2="18.846cm" svg:y2="25.413cm">
            <text:p/>
          </draw:line>
          <draw:line draw:style-name="gr1" draw:text-style-name="P1" draw:layer="TiM_F" svg:x1="19.298cm" svg:y1="24.973cm" svg:x2="19.298cm" svg:y2="24.898cm">
            <text:p/>
          </draw:line>
          <draw:line draw:style-name="gr1" draw:text-style-name="P1" draw:layer="TiM_F" svg:x1="19.298cm" svg:y1="25.393cm" svg:x2="19.298cm" svg:y2="24.973cm">
            <text:p/>
          </draw:line>
          <draw:polyline draw:style-name="gr1" draw:text-style-name="P1" draw:layer="TiM_F" svg:width="0cm" svg:height="0.019cm" svg:x="18.846cm" svg:y="25.393cm" svg:viewBox="0 0 0 20" draw:points="0,20 0,20 0,19 0,19 0,18 0,17 0,15 0,14 0,12 0,10 0,8 0,6 0,4 0,2 0,0">
            <text:p/>
          </draw:polyline>
          <draw:line draw:style-name="gr1" draw:text-style-name="P1" draw:layer="TiM_F" svg:x1="19.166cm" svg:y1="24.898cm" svg:x2="19.256cm" svg:y2="24.898cm">
            <text:p/>
          </draw:line>
          <draw:line draw:style-name="gr1" draw:text-style-name="P1" draw:layer="TiM_F" svg:x1="19.298cm" svg:y1="24.898cm" svg:x2="19.223cm" svg:y2="24.898cm">
            <text:p/>
          </draw:line>
          <draw:line draw:style-name="gr1" draw:text-style-name="P1" draw:layer="TiM_F" svg:x1="19.223cm" svg:y1="24.898cm" svg:x2="18.803cm" svg:y2="24.898cm">
            <text:p/>
          </draw:line>
          <draw:polyline draw:style-name="gr1" draw:text-style-name="P1" draw:layer="TiM_F" svg:width="0cm" svg:height="0.019cm" svg:x="19.256cm" svg:y="24.878cm" svg:viewBox="0 0 0 20" draw:points="0,0 0,0 0,0 0,1 0,2 0,3 0,4 0,6 0,7 0,9 0,11 0,13 0,15 0,18 0,20">
            <text:p/>
          </draw:polyline>
          <draw:line draw:style-name="gr1" draw:text-style-name="P1" draw:layer="TiM_F" svg:x1="18.803cm" svg:y1="24.898cm" svg:x2="18.803cm" svg:y2="25.393cm">
            <text:p/>
          </draw:line>
          <draw:line draw:style-name="gr1" draw:text-style-name="P1" draw:layer="TiM_F" svg:x1="19.166cm" svg:y1="24.878cm" svg:x2="19.256cm" svg:y2="24.878cm">
            <text:p/>
          </draw:line>
          <draw:polyline draw:style-name="gr1" draw:text-style-name="P1" draw:layer="TiM_F" svg:width="0cm" svg:height="0.019cm" svg:x="19.166cm" svg:y="24.878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18.846cm" svg:y="24.878cm" svg:viewBox="0 0 0 20" draw:points="0,0 0,0 0,0 0,1 0,2 0,3 0,4 0,6 0,7 0,9 0,11 0,13 0,15 0,18 0,20">
            <text:p/>
          </draw:polyline>
          <draw:line draw:style-name="gr1" draw:text-style-name="P1" draw:layer="TiM_F" svg:x1="18.936cm" svg:y1="24.878cm" svg:x2="18.846cm" svg:y2="24.878cm">
            <text:p/>
          </draw:line>
          <draw:polyline draw:style-name="gr1" draw:text-style-name="P1" draw:layer="TiM_F" svg:width="0cm" svg:height="0.019cm" svg:x="19.101cm" svg:y="24.878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18.936cm" svg:y="24.878cm" svg:viewBox="0 0 0 20" draw:points="0,20 0,18 0,15 0,13 0,11 0,9 0,7 0,6 0,4 0,3 0,2 0,1 0,0 0,0 0,0">
            <text:p/>
          </draw:polyline>
          <draw:line draw:style-name="gr1" draw:text-style-name="P1" draw:layer="TiM_F" svg:x1="19.001cm" svg:y1="24.878cm" svg:x2="19.101cm" svg:y2="24.878cm">
            <text:p/>
          </draw:line>
          <draw:polyline draw:style-name="gr1" draw:text-style-name="P1" draw:layer="TiM_F" svg:width="0cm" svg:height="0.019cm" svg:x="19.001cm" svg:y="24.878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22.149cm" svg:y="26.917cm" svg:viewBox="0 0 0 20" draw:points="0,0 0,2 0,4 0,6 0,8 0,10 0,12 0,14 0,15 0,17 0,18 0,19 0,19 0,20 0,20">
            <text:p/>
          </draw:polyline>
          <draw:line draw:style-name="gr1" draw:text-style-name="P1" draw:layer="TiM_F" svg:x1="21.851cm" svg:y1="26.917cm" svg:x2="22.346cm" svg:y2="26.917cm">
            <text:p/>
          </draw:line>
          <draw:line draw:style-name="gr1" draw:text-style-name="P1" draw:layer="TiM_F" svg:x1="21.984cm" svg:y1="26.917cm" svg:x2="21.894cm" svg:y2="26.917cm">
            <text:p/>
          </draw:line>
          <draw:line draw:style-name="gr1" draw:text-style-name="P1" draw:layer="TiM_F" svg:x1="22.214cm" svg:y1="26.917cm" svg:x2="22.304cm" svg:y2="26.917cm">
            <text:p/>
          </draw:line>
          <draw:line draw:style-name="gr1" draw:text-style-name="P1" draw:layer="TiM_F" svg:x1="22.049cm" svg:y1="26.917cm" svg:x2="22.149cm" svg:y2="26.917cm">
            <text:p/>
          </draw:line>
          <draw:line draw:style-name="gr1" draw:text-style-name="P1" draw:layer="TiM_F" svg:x1="22.049cm" svg:y1="26.937cm" svg:x2="22.149cm" svg:y2="26.937cm">
            <text:p/>
          </draw:line>
          <draw:polyline draw:style-name="gr1" draw:text-style-name="P1" draw:layer="TiM_F" svg:width="0cm" svg:height="0.019cm" svg:x="22.214cm" svg:y="26.917cm" svg:viewBox="0 0 0 20" draw:points="0,0 0,2 0,4 0,6 0,8 0,10 0,12 0,14 0,15 0,17 0,18 0,19 0,19 0,20 0,20">
            <text:p/>
          </draw:polyline>
          <draw:polyline draw:style-name="gr1" draw:text-style-name="P1" draw:layer="TiM_F" svg:width="0cm" svg:height="0.019cm" svg:x="22.049cm" svg:y="26.917cm" svg:viewBox="0 0 0 20" draw:points="0,0 0,2 0,4 0,6 0,8 0,10 0,12 0,14 0,15 0,17 0,18 0,19 0,19 0,20 0,20">
            <text:p/>
          </draw:polyline>
          <draw:line draw:style-name="gr1" draw:text-style-name="P1" draw:layer="TiM_F" svg:x1="22.214cm" svg:y1="26.937cm" svg:x2="22.304cm" svg:y2="26.937cm">
            <text:p/>
          </draw:line>
          <draw:polyline draw:style-name="gr1" draw:text-style-name="P1" draw:layer="TiM_F" svg:width="0cm" svg:height="0.019cm" svg:x="22.304cm" svg:y="26.917cm" svg:viewBox="0 0 0 20" draw:points="0,20 0,20 0,19 0,19 0,18 0,17 0,15 0,14 0,12 0,10 0,8 0,6 0,4 0,2 0,0">
            <text:p/>
          </draw:polyline>
          <draw:polyline draw:style-name="gr1" draw:text-style-name="P1" draw:layer="TiM_F" svg:width="0cm" svg:height="0.019cm" svg:x="21.984cm" svg:y="26.917cm" svg:viewBox="0 0 0 20" draw:points="0,0 0,2 0,4 0,6 0,8 0,10 0,12 0,14 0,15 0,17 0,18 0,19 0,19 0,20 0,20">
            <text:p/>
          </draw:polyline>
          <draw:line draw:style-name="gr1" draw:text-style-name="P1" draw:layer="TiM_F" svg:x1="21.984cm" svg:y1="26.937cm" svg:x2="21.894cm" svg:y2="26.937cm">
            <text:p/>
          </draw:line>
          <draw:line draw:style-name="gr1" draw:text-style-name="P1" draw:layer="TiM_F" svg:x1="22.346cm" svg:y1="26.497cm" svg:x2="22.346cm" svg:y2="26.422cm">
            <text:p/>
          </draw:line>
          <draw:line draw:style-name="gr1" draw:text-style-name="P1" draw:layer="TiM_F" svg:x1="22.346cm" svg:y1="26.917cm" svg:x2="22.346cm" svg:y2="26.497cm">
            <text:p/>
          </draw:line>
          <draw:polyline draw:style-name="gr1" draw:text-style-name="P1" draw:layer="TiM_F" svg:width="0cm" svg:height="0.019cm" svg:x="21.894cm" svg:y="26.917cm" svg:viewBox="0 0 0 20" draw:points="0,20 0,20 0,19 0,19 0,18 0,17 0,15 0,14 0,12 0,10 0,8 0,6 0,4 0,2 0,0">
            <text:p/>
          </draw:polyline>
          <draw:line draw:style-name="gr1" draw:text-style-name="P1" draw:layer="TiM_F" svg:x1="22.346cm" svg:y1="26.422cm" svg:x2="22.271cm" svg:y2="26.422cm">
            <text:p/>
          </draw:line>
          <draw:line draw:style-name="gr1" draw:text-style-name="P1" draw:layer="TiM_F" svg:x1="22.271cm" svg:y1="26.422cm" svg:x2="21.851cm" svg:y2="26.422cm">
            <text:p/>
          </draw:line>
          <draw:polyline draw:style-name="gr1" draw:text-style-name="P1" draw:layer="TiM_F" svg:width="0cm" svg:height="0.019cm" svg:x="22.304cm" svg:y="26.402cm" svg:viewBox="0 0 0 20" draw:points="0,0 0,0 0,0 0,1 0,2 0,3 0,4 0,6 0,7 0,9 0,11 0,13 0,15 0,17 0,20">
            <text:p/>
          </draw:polyline>
          <draw:line draw:style-name="gr1" draw:text-style-name="P1" draw:layer="TiM_F" svg:x1="21.851cm" svg:y1="26.422cm" svg:x2="21.851cm" svg:y2="26.917cm">
            <text:p/>
          </draw:line>
          <draw:line draw:style-name="gr1" draw:text-style-name="P1" draw:layer="TiM_F" svg:x1="22.214cm" svg:y1="26.402cm" svg:x2="22.304cm" svg:y2="26.402cm">
            <text:p/>
          </draw:line>
          <draw:polyline draw:style-name="gr1" draw:text-style-name="P1" draw:layer="TiM_F" svg:width="0cm" svg:height="0.019cm" svg:x="22.214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21.894cm" svg:y="26.402cm" svg:viewBox="0 0 0 20" draw:points="0,0 0,0 0,0 0,1 0,2 0,3 0,4 0,6 0,7 0,9 0,11 0,13 0,15 0,17 0,20">
            <text:p/>
          </draw:polyline>
          <draw:line draw:style-name="gr1" draw:text-style-name="P1" draw:layer="TiM_F" svg:x1="21.984cm" svg:y1="26.402cm" svg:x2="21.894cm" svg:y2="26.402cm">
            <text:p/>
          </draw:line>
          <draw:polyline draw:style-name="gr1" draw:text-style-name="P1" draw:layer="TiM_F" svg:width="0cm" svg:height="0.019cm" svg:x="22.149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21.984cm" svg:y="26.402cm" svg:viewBox="0 0 0 20" draw:points="0,20 0,17 0,15 0,13 0,11 0,9 0,7 0,6 0,4 0,3 0,2 0,1 0,0 0,0 0,0">
            <text:p/>
          </draw:polyline>
          <draw:line draw:style-name="gr1" draw:text-style-name="P1" draw:layer="TiM_F" svg:x1="22.049cm" svg:y1="26.402cm" svg:x2="22.149cm" svg:y2="26.402cm">
            <text:p/>
          </draw:line>
          <draw:polyline draw:style-name="gr1" draw:text-style-name="P1" draw:layer="TiM_F" svg:width="0cm" svg:height="0.019cm" svg:x="22.049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22.149cm" svg:y="20.821cm" svg:viewBox="0 0 0 20" draw:points="0,0 0,2 0,4 0,6 0,9 0,11 0,12 0,14 0,16 0,17 0,18 0,19 0,19 0,20 0,20">
            <text:p/>
          </draw:polyline>
          <draw:line draw:style-name="gr1" draw:text-style-name="P1" draw:layer="TiM_F" svg:x1="21.851cm" svg:y1="20.821cm" svg:x2="22.346cm" svg:y2="20.821cm">
            <text:p/>
          </draw:line>
          <draw:line draw:style-name="gr1" draw:text-style-name="P1" draw:layer="TiM_F" svg:x1="21.984cm" svg:y1="20.821cm" svg:x2="21.894cm" svg:y2="20.821cm">
            <text:p/>
          </draw:line>
          <draw:line draw:style-name="gr1" draw:text-style-name="P1" draw:layer="TiM_F" svg:x1="22.214cm" svg:y1="20.821cm" svg:x2="22.304cm" svg:y2="20.821cm">
            <text:p/>
          </draw:line>
          <draw:line draw:style-name="gr1" draw:text-style-name="P1" draw:layer="TiM_F" svg:x1="22.049cm" svg:y1="20.841cm" svg:x2="22.149cm" svg:y2="20.841cm">
            <text:p/>
          </draw:line>
          <draw:polyline draw:style-name="gr1" draw:text-style-name="P1" draw:layer="TiM_F" svg:width="0cm" svg:height="0.019cm" svg:x="22.214cm" svg:y="20.821cm" svg:viewBox="0 0 0 20" draw:points="0,0 0,2 0,4 0,6 0,9 0,11 0,12 0,14 0,16 0,17 0,18 0,19 0,19 0,20 0,20">
            <text:p/>
          </draw:polyline>
          <draw:polyline draw:style-name="gr1" draw:text-style-name="P1" draw:layer="TiM_F" svg:width="0cm" svg:height="0.019cm" svg:x="22.049cm" svg:y="20.821cm" svg:viewBox="0 0 0 20" draw:points="0,0 0,2 0,4 0,6 0,9 0,11 0,12 0,14 0,16 0,17 0,18 0,19 0,19 0,20 0,20">
            <text:p/>
          </draw:polyline>
          <draw:line draw:style-name="gr1" draw:text-style-name="P1" draw:layer="TiM_F" svg:x1="22.214cm" svg:y1="20.841cm" svg:x2="22.304cm" svg:y2="20.841cm">
            <text:p/>
          </draw:line>
          <draw:polyline draw:style-name="gr1" draw:text-style-name="P1" draw:layer="TiM_F" svg:width="0cm" svg:height="0.019cm" svg:x="22.304cm" svg:y="20.821cm" svg:viewBox="0 0 0 20" draw:points="0,20 0,20 0,19 0,19 0,18 0,17 0,16 0,14 0,12 0,11 0,9 0,6 0,4 0,2 0,0">
            <text:p/>
          </draw:polyline>
          <draw:polyline draw:style-name="gr1" draw:text-style-name="P1" draw:layer="TiM_F" svg:width="0cm" svg:height="0.019cm" svg:x="21.984cm" svg:y="20.821cm" svg:viewBox="0 0 0 20" draw:points="0,0 0,2 0,4 0,6 0,9 0,11 0,12 0,14 0,16 0,17 0,18 0,19 0,19 0,20 0,20">
            <text:p/>
          </draw:polyline>
          <draw:line draw:style-name="gr1" draw:text-style-name="P1" draw:layer="TiM_F" svg:x1="21.984cm" svg:y1="20.841cm" svg:x2="21.894cm" svg:y2="20.841cm">
            <text:p/>
          </draw:line>
          <draw:line draw:style-name="gr1" draw:text-style-name="P1" draw:layer="TiM_F" svg:x1="22.346cm" svg:y1="20.401cm" svg:x2="22.346cm" svg:y2="20.326cm">
            <text:p/>
          </draw:line>
          <draw:line draw:style-name="gr1" draw:text-style-name="P1" draw:layer="TiM_F" svg:x1="22.346cm" svg:y1="20.821cm" svg:x2="22.346cm" svg:y2="20.401cm">
            <text:p/>
          </draw:line>
          <draw:polyline draw:style-name="gr1" draw:text-style-name="P1" draw:layer="TiM_F" svg:width="0cm" svg:height="0.019cm" svg:x="21.894cm" svg:y="20.821cm" svg:viewBox="0 0 0 20" draw:points="0,20 0,20 0,19 0,19 0,18 0,17 0,16 0,14 0,12 0,11 0,9 0,6 0,4 0,2 0,0">
            <text:p/>
          </draw:polyline>
          <draw:line draw:style-name="gr1" draw:text-style-name="P1" draw:layer="TiM_F" svg:x1="22.214cm" svg:y1="20.326cm" svg:x2="22.271cm" svg:y2="20.326cm">
            <text:p/>
          </draw:line>
          <draw:line draw:style-name="gr1" draw:text-style-name="P1" draw:layer="TiM_F" svg:x1="22.346cm" svg:y1="20.326cm" svg:x2="22.271cm" svg:y2="20.326cm">
            <text:p/>
          </draw:line>
          <draw:line draw:style-name="gr1" draw:text-style-name="P1" draw:layer="TiM_F" svg:x1="22.271cm" svg:y1="20.326cm" svg:x2="21.851cm" svg:y2="20.326cm">
            <text:p/>
          </draw:line>
          <draw:polyline draw:style-name="gr1" draw:text-style-name="P1" draw:layer="TiM_F" svg:width="0cm" svg:height="0.019cm" svg:x="22.304cm" svg:y="20.306cm" svg:viewBox="0 0 0 20" draw:points="0,0 0,0 0,0 0,1 0,2 0,3 0,4 0,6 0,7 0,9 0,11 0,13 0,15 0,18 0,20">
            <text:p/>
          </draw:polyline>
          <draw:line draw:style-name="gr1" draw:text-style-name="P1" draw:layer="TiM_F" svg:x1="21.851cm" svg:y1="20.326cm" svg:x2="21.851cm" svg:y2="20.821cm">
            <text:p/>
          </draw:line>
          <draw:line draw:style-name="gr1" draw:text-style-name="P1" draw:layer="TiM_F" svg:x1="22.214cm" svg:y1="20.306cm" svg:x2="22.304cm" svg:y2="20.306cm">
            <text:p/>
          </draw:line>
          <draw:polyline draw:style-name="gr1" draw:text-style-name="P1" draw:layer="TiM_F" svg:width="0cm" svg:height="0.019cm" svg:x="22.214cm" svg:y="20.306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21.894cm" svg:y="20.306cm" svg:viewBox="0 0 0 20" draw:points="0,0 0,0 0,0 0,1 0,2 0,3 0,4 0,6 0,7 0,9 0,11 0,13 0,15 0,18 0,20">
            <text:p/>
          </draw:polyline>
          <draw:line draw:style-name="gr1" draw:text-style-name="P1" draw:layer="TiM_F" svg:x1="21.984cm" svg:y1="20.306cm" svg:x2="21.894cm" svg:y2="20.306cm">
            <text:p/>
          </draw:line>
          <draw:polyline draw:style-name="gr1" draw:text-style-name="P1" draw:layer="TiM_F" svg:width="0cm" svg:height="0.019cm" svg:x="22.149cm" svg:y="20.306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21.984cm" svg:y="20.306cm" svg:viewBox="0 0 0 20" draw:points="0,20 0,18 0,15 0,13 0,11 0,9 0,7 0,6 0,4 0,3 0,2 0,1 0,0 0,0 0,0">
            <text:p/>
          </draw:polyline>
          <draw:line draw:style-name="gr1" draw:text-style-name="P1" draw:layer="TiM_F" svg:x1="22.049cm" svg:y1="20.306cm" svg:x2="22.149cm" svg:y2="20.306cm">
            <text:p/>
          </draw:line>
          <draw:polyline draw:style-name="gr1" draw:text-style-name="P1" draw:layer="TiM_F" svg:width="0cm" svg:height="0.019cm" svg:x="22.049cm" svg:y="20.306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22.149cm" svg:y="22.345cm" svg:viewBox="0 0 0 20" draw:points="0,0 0,2 0,4 0,6 0,9 0,10 0,12 0,14 0,15 0,17 0,18 0,19 0,19 0,20 0,20">
            <text:p/>
          </draw:polyline>
          <draw:line draw:style-name="gr1" draw:text-style-name="P1" draw:layer="TiM_F" svg:x1="21.851cm" svg:y1="22.345cm" svg:x2="22.346cm" svg:y2="22.345cm">
            <text:p/>
          </draw:line>
          <draw:line draw:style-name="gr1" draw:text-style-name="P1" draw:layer="TiM_F" svg:x1="21.984cm" svg:y1="22.345cm" svg:x2="21.894cm" svg:y2="22.345cm">
            <text:p/>
          </draw:line>
          <draw:line draw:style-name="gr1" draw:text-style-name="P1" draw:layer="TiM_F" svg:x1="22.214cm" svg:y1="22.345cm" svg:x2="22.304cm" svg:y2="22.345cm">
            <text:p/>
          </draw:line>
          <draw:line draw:style-name="gr1" draw:text-style-name="P1" draw:layer="TiM_F" svg:x1="22.049cm" svg:y1="22.365cm" svg:x2="22.149cm" svg:y2="22.365cm">
            <text:p/>
          </draw:line>
          <draw:polyline draw:style-name="gr1" draw:text-style-name="P1" draw:layer="TiM_F" svg:width="0cm" svg:height="0.019cm" svg:x="22.214cm" svg:y="22.345cm" svg:viewBox="0 0 0 20" draw:points="0,0 0,2 0,4 0,6 0,9 0,10 0,12 0,14 0,15 0,17 0,18 0,19 0,19 0,20 0,20">
            <text:p/>
          </draw:polyline>
          <draw:polyline draw:style-name="gr1" draw:text-style-name="P1" draw:layer="TiM_F" svg:width="0cm" svg:height="0.019cm" svg:x="22.049cm" svg:y="22.345cm" svg:viewBox="0 0 0 20" draw:points="0,0 0,2 0,4 0,6 0,9 0,10 0,12 0,14 0,15 0,17 0,18 0,19 0,19 0,20 0,20">
            <text:p/>
          </draw:polyline>
          <draw:line draw:style-name="gr1" draw:text-style-name="P1" draw:layer="TiM_F" svg:x1="22.214cm" svg:y1="22.365cm" svg:x2="22.304cm" svg:y2="22.365cm">
            <text:p/>
          </draw:line>
          <draw:polyline draw:style-name="gr1" draw:text-style-name="P1" draw:layer="TiM_F" svg:width="0cm" svg:height="0.019cm" svg:x="22.304cm" svg:y="22.345cm" svg:viewBox="0 0 0 20" draw:points="0,20 0,20 0,19 0,19 0,18 0,17 0,15 0,14 0,12 0,10 0,9 0,6 0,4 0,2 0,0">
            <text:p/>
          </draw:polyline>
          <draw:polyline draw:style-name="gr1" draw:text-style-name="P1" draw:layer="TiM_F" svg:width="0cm" svg:height="0.019cm" svg:x="21.984cm" svg:y="22.345cm" svg:viewBox="0 0 0 20" draw:points="0,0 0,2 0,4 0,6 0,9 0,10 0,12 0,14 0,15 0,17 0,18 0,19 0,19 0,20 0,20">
            <text:p/>
          </draw:polyline>
          <draw:line draw:style-name="gr1" draw:text-style-name="P1" draw:layer="TiM_F" svg:x1="21.984cm" svg:y1="22.365cm" svg:x2="21.894cm" svg:y2="22.365cm">
            <text:p/>
          </draw:line>
          <draw:line draw:style-name="gr1" draw:text-style-name="P1" draw:layer="TiM_F" svg:x1="22.346cm" svg:y1="21.925cm" svg:x2="22.346cm" svg:y2="21.85cm">
            <text:p/>
          </draw:line>
          <draw:line draw:style-name="gr1" draw:text-style-name="P1" draw:layer="TiM_F" svg:x1="22.346cm" svg:y1="22.345cm" svg:x2="22.346cm" svg:y2="21.925cm">
            <text:p/>
          </draw:line>
          <draw:polyline draw:style-name="gr1" draw:text-style-name="P1" draw:layer="TiM_F" svg:width="0cm" svg:height="0.019cm" svg:x="21.894cm" svg:y="22.345cm" svg:viewBox="0 0 0 20" draw:points="0,20 0,20 0,19 0,19 0,18 0,17 0,15 0,14 0,12 0,10 0,9 0,6 0,4 0,2 0,0">
            <text:p/>
          </draw:polyline>
          <draw:line draw:style-name="gr1" draw:text-style-name="P1" draw:layer="TiM_F" svg:x1="22.214cm" svg:y1="21.85cm" svg:x2="22.271cm" svg:y2="21.85cm">
            <text:p/>
          </draw:line>
          <draw:line draw:style-name="gr1" draw:text-style-name="P1" draw:layer="TiM_F" svg:x1="22.346cm" svg:y1="21.85cm" svg:x2="22.271cm" svg:y2="21.85cm">
            <text:p/>
          </draw:line>
          <draw:line draw:style-name="gr1" draw:text-style-name="P1" draw:layer="TiM_F" svg:x1="22.271cm" svg:y1="21.85cm" svg:x2="21.851cm" svg:y2="21.85cm">
            <text:p/>
          </draw:line>
          <draw:polyline draw:style-name="gr1" draw:text-style-name="P1" draw:layer="TiM_F" svg:width="0cm" svg:height="0.019cm" svg:x="22.304cm" svg:y="21.83cm" svg:viewBox="0 0 0 20" draw:points="0,0 0,0 0,0 0,1 0,2 0,3 0,4 0,6 0,7 0,9 0,11 0,13 0,15 0,18 0,20">
            <text:p/>
          </draw:polyline>
          <draw:line draw:style-name="gr1" draw:text-style-name="P1" draw:layer="TiM_F" svg:x1="21.851cm" svg:y1="21.85cm" svg:x2="21.851cm" svg:y2="22.345cm">
            <text:p/>
          </draw:line>
          <draw:line draw:style-name="gr1" draw:text-style-name="P1" draw:layer="TiM_F" svg:x1="22.214cm" svg:y1="21.83cm" svg:x2="22.304cm" svg:y2="21.83cm">
            <text:p/>
          </draw:line>
          <draw:polyline draw:style-name="gr1" draw:text-style-name="P1" draw:layer="TiM_F" svg:width="0cm" svg:height="0.019cm" svg:x="22.214cm" svg:y="21.83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21.894cm" svg:y="21.83cm" svg:viewBox="0 0 0 20" draw:points="0,0 0,0 0,0 0,1 0,2 0,3 0,4 0,6 0,7 0,9 0,11 0,13 0,15 0,18 0,20">
            <text:p/>
          </draw:polyline>
          <draw:line draw:style-name="gr1" draw:text-style-name="P1" draw:layer="TiM_F" svg:x1="21.984cm" svg:y1="21.83cm" svg:x2="21.894cm" svg:y2="21.83cm">
            <text:p/>
          </draw:line>
          <draw:polyline draw:style-name="gr1" draw:text-style-name="P1" draw:layer="TiM_F" svg:width="0cm" svg:height="0.019cm" svg:x="22.149cm" svg:y="21.83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21.984cm" svg:y="21.83cm" svg:viewBox="0 0 0 20" draw:points="0,20 0,18 0,15 0,13 0,11 0,9 0,7 0,6 0,4 0,3 0,2 0,1 0,0 0,0 0,0">
            <text:p/>
          </draw:polyline>
          <draw:line draw:style-name="gr1" draw:text-style-name="P1" draw:layer="TiM_F" svg:x1="22.049cm" svg:y1="21.83cm" svg:x2="22.149cm" svg:y2="21.83cm">
            <text:p/>
          </draw:line>
          <draw:polyline draw:style-name="gr1" draw:text-style-name="P1" draw:layer="TiM_F" svg:width="0cm" svg:height="0.019cm" svg:x="22.049cm" svg:y="21.83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20.625cm" svg:y="26.917cm" svg:viewBox="0 0 0 20" draw:points="0,0 0,2 0,4 0,6 0,8 0,10 0,12 0,14 0,15 0,17 0,18 0,19 0,19 0,20 0,20">
            <text:p/>
          </draw:polyline>
          <draw:line draw:style-name="gr1" draw:text-style-name="P1" draw:layer="TiM_F" svg:x1="20.327cm" svg:y1="26.917cm" svg:x2="20.822cm" svg:y2="26.917cm">
            <text:p/>
          </draw:line>
          <draw:line draw:style-name="gr1" draw:text-style-name="P1" draw:layer="TiM_F" svg:x1="20.46cm" svg:y1="26.917cm" svg:x2="20.37cm" svg:y2="26.917cm">
            <text:p/>
          </draw:line>
          <draw:line draw:style-name="gr1" draw:text-style-name="P1" draw:layer="TiM_F" svg:x1="20.69cm" svg:y1="26.917cm" svg:x2="20.78cm" svg:y2="26.917cm">
            <text:p/>
          </draw:line>
          <draw:line draw:style-name="gr1" draw:text-style-name="P1" draw:layer="TiM_F" svg:x1="20.525cm" svg:y1="26.917cm" svg:x2="20.625cm" svg:y2="26.917cm">
            <text:p/>
          </draw:line>
          <draw:line draw:style-name="gr1" draw:text-style-name="P1" draw:layer="TiM_F" svg:x1="20.525cm" svg:y1="26.937cm" svg:x2="20.625cm" svg:y2="26.937cm">
            <text:p/>
          </draw:line>
          <draw:polyline draw:style-name="gr1" draw:text-style-name="P1" draw:layer="TiM_F" svg:width="0cm" svg:height="0.019cm" svg:x="20.69cm" svg:y="26.917cm" svg:viewBox="0 0 0 20" draw:points="0,0 0,2 0,4 0,6 0,8 0,10 0,12 0,14 0,15 0,17 0,18 0,19 0,19 0,20 0,20">
            <text:p/>
          </draw:polyline>
          <draw:polyline draw:style-name="gr1" draw:text-style-name="P1" draw:layer="TiM_F" svg:width="0cm" svg:height="0.019cm" svg:x="20.525cm" svg:y="26.917cm" svg:viewBox="0 0 0 20" draw:points="0,0 0,2 0,4 0,6 0,8 0,10 0,12 0,14 0,15 0,17 0,18 0,19 0,19 0,20 0,20">
            <text:p/>
          </draw:polyline>
          <draw:line draw:style-name="gr1" draw:text-style-name="P1" draw:layer="TiM_F" svg:x1="20.69cm" svg:y1="26.937cm" svg:x2="20.78cm" svg:y2="26.937cm">
            <text:p/>
          </draw:line>
          <draw:polyline draw:style-name="gr1" draw:text-style-name="P1" draw:layer="TiM_F" svg:width="0cm" svg:height="0.019cm" svg:x="20.78cm" svg:y="26.917cm" svg:viewBox="0 0 0 20" draw:points="0,20 0,20 0,19 0,19 0,18 0,17 0,15 0,14 0,12 0,10 0,8 0,6 0,4 0,2 0,0">
            <text:p/>
          </draw:polyline>
          <draw:polyline draw:style-name="gr1" draw:text-style-name="P1" draw:layer="TiM_F" svg:width="0cm" svg:height="0.019cm" svg:x="20.46cm" svg:y="26.917cm" svg:viewBox="0 0 0 20" draw:points="0,0 0,2 0,4 0,6 0,8 0,10 0,12 0,14 0,15 0,17 0,18 0,19 0,19 0,20 0,20">
            <text:p/>
          </draw:polyline>
          <draw:line draw:style-name="gr1" draw:text-style-name="P1" draw:layer="TiM_F" svg:x1="20.46cm" svg:y1="26.937cm" svg:x2="20.37cm" svg:y2="26.937cm">
            <text:p/>
          </draw:line>
          <draw:line draw:style-name="gr1" draw:text-style-name="P1" draw:layer="TiM_F" svg:x1="20.822cm" svg:y1="26.497cm" svg:x2="20.822cm" svg:y2="26.422cm">
            <text:p/>
          </draw:line>
          <draw:line draw:style-name="gr1" draw:text-style-name="P1" draw:layer="TiM_F" svg:x1="20.822cm" svg:y1="26.917cm" svg:x2="20.822cm" svg:y2="26.497cm">
            <text:p/>
          </draw:line>
          <draw:polyline draw:style-name="gr1" draw:text-style-name="P1" draw:layer="TiM_F" svg:width="0cm" svg:height="0.019cm" svg:x="20.37cm" svg:y="26.917cm" svg:viewBox="0 0 0 20" draw:points="0,20 0,20 0,19 0,19 0,18 0,17 0,15 0,14 0,12 0,10 0,8 0,6 0,4 0,2 0,0">
            <text:p/>
          </draw:polyline>
          <draw:line draw:style-name="gr1" draw:text-style-name="P1" draw:layer="TiM_F" svg:x1="20.822cm" svg:y1="26.422cm" svg:x2="20.747cm" svg:y2="26.422cm">
            <text:p/>
          </draw:line>
          <draw:line draw:style-name="gr1" draw:text-style-name="P1" draw:layer="TiM_F" svg:x1="20.747cm" svg:y1="26.422cm" svg:x2="20.327cm" svg:y2="26.422cm">
            <text:p/>
          </draw:line>
          <draw:polyline draw:style-name="gr1" draw:text-style-name="P1" draw:layer="TiM_F" svg:width="0cm" svg:height="0.019cm" svg:x="20.78cm" svg:y="26.402cm" svg:viewBox="0 0 0 20" draw:points="0,0 0,0 0,0 0,1 0,2 0,3 0,4 0,6 0,7 0,9 0,11 0,13 0,15 0,17 0,20">
            <text:p/>
          </draw:polyline>
          <draw:line draw:style-name="gr1" draw:text-style-name="P1" draw:layer="TiM_F" svg:x1="20.327cm" svg:y1="26.422cm" svg:x2="20.327cm" svg:y2="26.917cm">
            <text:p/>
          </draw:line>
          <draw:line draw:style-name="gr1" draw:text-style-name="P1" draw:layer="TiM_F" svg:x1="20.69cm" svg:y1="26.402cm" svg:x2="20.78cm" svg:y2="26.402cm">
            <text:p/>
          </draw:line>
          <draw:polyline draw:style-name="gr1" draw:text-style-name="P1" draw:layer="TiM_F" svg:width="0cm" svg:height="0.019cm" svg:x="20.69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20.37cm" svg:y="26.402cm" svg:viewBox="0 0 0 20" draw:points="0,0 0,0 0,0 0,1 0,2 0,3 0,4 0,6 0,7 0,9 0,11 0,13 0,15 0,17 0,20">
            <text:p/>
          </draw:polyline>
          <draw:line draw:style-name="gr1" draw:text-style-name="P1" draw:layer="TiM_F" svg:x1="20.46cm" svg:y1="26.402cm" svg:x2="20.37cm" svg:y2="26.402cm">
            <text:p/>
          </draw:line>
          <draw:polyline draw:style-name="gr1" draw:text-style-name="P1" draw:layer="TiM_F" svg:width="0cm" svg:height="0.019cm" svg:x="20.625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20.46cm" svg:y="26.402cm" svg:viewBox="0 0 0 20" draw:points="0,20 0,17 0,15 0,13 0,11 0,9 0,7 0,6 0,4 0,3 0,2 0,1 0,0 0,0 0,0">
            <text:p/>
          </draw:polyline>
          <draw:line draw:style-name="gr1" draw:text-style-name="P1" draw:layer="TiM_F" svg:x1="20.525cm" svg:y1="26.402cm" svg:x2="20.625cm" svg:y2="26.402cm">
            <text:p/>
          </draw:line>
          <draw:polyline draw:style-name="gr1" draw:text-style-name="P1" draw:layer="TiM_F" svg:width="0cm" svg:height="0.019cm" svg:x="20.525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20.625cm" svg:y="20.821cm" svg:viewBox="0 0 0 20" draw:points="0,0 0,2 0,4 0,6 0,9 0,11 0,12 0,14 0,16 0,17 0,18 0,19 0,19 0,20 0,20">
            <text:p/>
          </draw:polyline>
          <draw:line draw:style-name="gr1" draw:text-style-name="P1" draw:layer="TiM_F" svg:x1="20.327cm" svg:y1="20.821cm" svg:x2="20.822cm" svg:y2="20.821cm">
            <text:p/>
          </draw:line>
          <draw:line draw:style-name="gr1" draw:text-style-name="P1" draw:layer="TiM_F" svg:x1="20.46cm" svg:y1="20.821cm" svg:x2="20.37cm" svg:y2="20.821cm">
            <text:p/>
          </draw:line>
          <draw:line draw:style-name="gr1" draw:text-style-name="P1" draw:layer="TiM_F" svg:x1="20.69cm" svg:y1="20.821cm" svg:x2="20.78cm" svg:y2="20.821cm">
            <text:p/>
          </draw:line>
          <draw:line draw:style-name="gr1" draw:text-style-name="P1" draw:layer="TiM_F" svg:x1="20.525cm" svg:y1="20.821cm" svg:x2="20.625cm" svg:y2="20.821cm">
            <text:p/>
          </draw:line>
          <draw:line draw:style-name="gr1" draw:text-style-name="P1" draw:layer="TiM_F" svg:x1="20.525cm" svg:y1="20.841cm" svg:x2="20.625cm" svg:y2="20.841cm">
            <text:p/>
          </draw:line>
          <draw:polyline draw:style-name="gr1" draw:text-style-name="P1" draw:layer="TiM_F" svg:width="0cm" svg:height="0.019cm" svg:x="20.69cm" svg:y="20.821cm" svg:viewBox="0 0 0 20" draw:points="0,0 0,2 0,4 0,6 0,9 0,11 0,12 0,14 0,16 0,17 0,18 0,19 0,19 0,20 0,20">
            <text:p/>
          </draw:polyline>
          <draw:polyline draw:style-name="gr1" draw:text-style-name="P1" draw:layer="TiM_F" svg:width="0cm" svg:height="0.019cm" svg:x="20.525cm" svg:y="20.821cm" svg:viewBox="0 0 0 20" draw:points="0,0 0,2 0,4 0,6 0,9 0,11 0,12 0,14 0,16 0,17 0,18 0,19 0,19 0,20 0,20">
            <text:p/>
          </draw:polyline>
          <draw:line draw:style-name="gr1" draw:text-style-name="P1" draw:layer="TiM_F" svg:x1="20.69cm" svg:y1="20.841cm" svg:x2="20.78cm" svg:y2="20.841cm">
            <text:p/>
          </draw:line>
          <draw:polyline draw:style-name="gr1" draw:text-style-name="P1" draw:layer="TiM_F" svg:width="0cm" svg:height="0.019cm" svg:x="20.78cm" svg:y="20.821cm" svg:viewBox="0 0 0 20" draw:points="0,20 0,20 0,19 0,19 0,18 0,17 0,16 0,14 0,12 0,11 0,9 0,6 0,4 0,2 0,0">
            <text:p/>
          </draw:polyline>
          <draw:polyline draw:style-name="gr1" draw:text-style-name="P1" draw:layer="TiM_F" svg:width="0cm" svg:height="0.019cm" svg:x="20.46cm" svg:y="20.821cm" svg:viewBox="0 0 0 20" draw:points="0,0 0,2 0,4 0,6 0,9 0,11 0,12 0,14 0,16 0,17 0,18 0,19 0,19 0,20 0,20">
            <text:p/>
          </draw:polyline>
          <draw:line draw:style-name="gr1" draw:text-style-name="P1" draw:layer="TiM_F" svg:x1="20.46cm" svg:y1="20.841cm" svg:x2="20.37cm" svg:y2="20.841cm">
            <text:p/>
          </draw:line>
          <draw:line draw:style-name="gr1" draw:text-style-name="P1" draw:layer="TiM_F" svg:x1="20.822cm" svg:y1="20.401cm" svg:x2="20.822cm" svg:y2="20.326cm">
            <text:p/>
          </draw:line>
          <draw:line draw:style-name="gr1" draw:text-style-name="P1" draw:layer="TiM_F" svg:x1="20.822cm" svg:y1="20.821cm" svg:x2="20.822cm" svg:y2="20.401cm">
            <text:p/>
          </draw:line>
          <draw:polyline draw:style-name="gr1" draw:text-style-name="P1" draw:layer="TiM_F" svg:width="0cm" svg:height="0.019cm" svg:x="20.37cm" svg:y="20.821cm" svg:viewBox="0 0 0 20" draw:points="0,20 0,20 0,19 0,19 0,18 0,17 0,16 0,14 0,12 0,11 0,9 0,6 0,4 0,2 0,0">
            <text:p/>
          </draw:polyline>
          <draw:line draw:style-name="gr1" draw:text-style-name="P1" draw:layer="TiM_F" svg:x1="20.822cm" svg:y1="20.326cm" svg:x2="20.747cm" svg:y2="20.326cm">
            <text:p/>
          </draw:line>
          <draw:line draw:style-name="gr1" draw:text-style-name="P1" draw:layer="TiM_F" svg:x1="20.747cm" svg:y1="20.326cm" svg:x2="20.327cm" svg:y2="20.326cm">
            <text:p/>
          </draw:line>
          <draw:polyline draw:style-name="gr1" draw:text-style-name="P1" draw:layer="TiM_F" svg:width="0cm" svg:height="0.019cm" svg:x="20.78cm" svg:y="20.306cm" svg:viewBox="0 0 0 20" draw:points="0,0 0,0 0,0 0,1 0,2 0,3 0,4 0,6 0,7 0,9 0,11 0,13 0,15 0,18 0,20">
            <text:p/>
          </draw:polyline>
          <draw:line draw:style-name="gr1" draw:text-style-name="P1" draw:layer="TiM_F" svg:x1="20.327cm" svg:y1="20.326cm" svg:x2="20.327cm" svg:y2="20.821cm">
            <text:p/>
          </draw:line>
          <draw:line draw:style-name="gr1" draw:text-style-name="P1" draw:layer="TiM_F" svg:x1="20.69cm" svg:y1="20.306cm" svg:x2="20.78cm" svg:y2="20.306cm">
            <text:p/>
          </draw:line>
          <draw:polyline draw:style-name="gr1" draw:text-style-name="P1" draw:layer="TiM_F" svg:width="0cm" svg:height="0.019cm" svg:x="20.69cm" svg:y="20.306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20.37cm" svg:y="20.306cm" svg:viewBox="0 0 0 20" draw:points="0,0 0,0 0,0 0,1 0,2 0,3 0,4 0,6 0,7 0,9 0,11 0,13 0,15 0,18 0,20">
            <text:p/>
          </draw:polyline>
          <draw:line draw:style-name="gr1" draw:text-style-name="P1" draw:layer="TiM_F" svg:x1="20.46cm" svg:y1="20.306cm" svg:x2="20.37cm" svg:y2="20.306cm">
            <text:p/>
          </draw:line>
          <draw:polyline draw:style-name="gr1" draw:text-style-name="P1" draw:layer="TiM_F" svg:width="0cm" svg:height="0.019cm" svg:x="20.625cm" svg:y="20.306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20.46cm" svg:y="20.306cm" svg:viewBox="0 0 0 20" draw:points="0,20 0,18 0,15 0,13 0,11 0,9 0,7 0,6 0,4 0,3 0,2 0,1 0,0 0,0 0,0">
            <text:p/>
          </draw:polyline>
          <draw:line draw:style-name="gr1" draw:text-style-name="P1" draw:layer="TiM_F" svg:x1="20.525cm" svg:y1="20.306cm" svg:x2="20.625cm" svg:y2="20.306cm">
            <text:p/>
          </draw:line>
          <draw:polyline draw:style-name="gr1" draw:text-style-name="P1" draw:layer="TiM_F" svg:width="0cm" svg:height="0.019cm" svg:x="20.525cm" svg:y="20.306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19.101cm" svg:y="26.917cm" svg:viewBox="0 0 0 20" draw:points="0,0 0,2 0,4 0,6 0,8 0,10 0,12 0,14 0,15 0,17 0,18 0,19 0,19 0,20 0,20">
            <text:p/>
          </draw:polyline>
          <draw:line draw:style-name="gr1" draw:text-style-name="P1" draw:layer="TiM_F" svg:x1="18.803cm" svg:y1="26.917cm" svg:x2="19.298cm" svg:y2="26.917cm">
            <text:p/>
          </draw:line>
          <draw:line draw:style-name="gr1" draw:text-style-name="P1" draw:layer="TiM_F" svg:x1="18.936cm" svg:y1="26.917cm" svg:x2="18.846cm" svg:y2="26.917cm">
            <text:p/>
          </draw:line>
          <draw:line draw:style-name="gr1" draw:text-style-name="P1" draw:layer="TiM_F" svg:x1="19.001cm" svg:y1="26.917cm" svg:x2="19.101cm" svg:y2="26.917cm">
            <text:p/>
          </draw:line>
          <draw:line draw:style-name="gr1" draw:text-style-name="P1" draw:layer="TiM_F" svg:x1="19.001cm" svg:y1="26.937cm" svg:x2="19.101cm" svg:y2="26.937cm">
            <text:p/>
          </draw:line>
          <draw:polyline draw:style-name="gr1" draw:text-style-name="P1" draw:layer="TiM_F" svg:width="0cm" svg:height="0.019cm" svg:x="19.166cm" svg:y="26.917cm" svg:viewBox="0 0 0 20" draw:points="0,0 0,2 0,4 0,6 0,8 0,10 0,12 0,14 0,15 0,17 0,18 0,19 0,19 0,20 0,20">
            <text:p/>
          </draw:polyline>
          <draw:polyline draw:style-name="gr1" draw:text-style-name="P1" draw:layer="TiM_F" svg:width="0cm" svg:height="0.019cm" svg:x="19.001cm" svg:y="26.917cm" svg:viewBox="0 0 0 20" draw:points="0,0 0,2 0,4 0,6 0,8 0,10 0,12 0,14 0,15 0,17 0,18 0,19 0,19 0,20 0,20">
            <text:p/>
          </draw:polyline>
          <draw:line draw:style-name="gr1" draw:text-style-name="P1" draw:layer="TiM_F" svg:x1="19.166cm" svg:y1="26.937cm" svg:x2="19.256cm" svg:y2="26.937cm">
            <text:p/>
          </draw:line>
          <draw:polyline draw:style-name="gr1" draw:text-style-name="P1" draw:layer="TiM_F" svg:width="0cm" svg:height="0.019cm" svg:x="19.256cm" svg:y="26.917cm" svg:viewBox="0 0 0 20" draw:points="0,20 0,20 0,19 0,19 0,18 0,17 0,15 0,14 0,12 0,10 0,8 0,6 0,4 0,2 0,0">
            <text:p/>
          </draw:polyline>
          <draw:polyline draw:style-name="gr1" draw:text-style-name="P1" draw:layer="TiM_F" svg:width="0cm" svg:height="0.019cm" svg:x="18.936cm" svg:y="26.917cm" svg:viewBox="0 0 0 20" draw:points="0,0 0,2 0,4 0,6 0,8 0,10 0,12 0,14 0,15 0,17 0,18 0,19 0,19 0,20 0,20">
            <text:p/>
          </draw:polyline>
          <draw:line draw:style-name="gr1" draw:text-style-name="P1" draw:layer="TiM_F" svg:x1="18.936cm" svg:y1="26.937cm" svg:x2="18.846cm" svg:y2="26.937cm">
            <text:p/>
          </draw:line>
          <draw:line draw:style-name="gr1" draw:text-style-name="P1" draw:layer="TiM_F" svg:x1="19.298cm" svg:y1="26.497cm" svg:x2="19.298cm" svg:y2="26.422cm">
            <text:p/>
          </draw:line>
          <draw:line draw:style-name="gr1" draw:text-style-name="P1" draw:layer="TiM_F" svg:x1="19.298cm" svg:y1="26.917cm" svg:x2="19.298cm" svg:y2="26.497cm">
            <text:p/>
          </draw:line>
          <draw:polyline draw:style-name="gr1" draw:text-style-name="P1" draw:layer="TiM_F" svg:width="0cm" svg:height="0.019cm" svg:x="18.846cm" svg:y="26.917cm" svg:viewBox="0 0 0 20" draw:points="0,20 0,20 0,19 0,19 0,18 0,17 0,15 0,14 0,12 0,10 0,8 0,6 0,4 0,2 0,0">
            <text:p/>
          </draw:polyline>
          <draw:line draw:style-name="gr1" draw:text-style-name="P1" draw:layer="TiM_F" svg:x1="19.166cm" svg:y1="26.422cm" svg:x2="19.256cm" svg:y2="26.422cm">
            <text:p/>
          </draw:line>
          <draw:line draw:style-name="gr1" draw:text-style-name="P1" draw:layer="TiM_F" svg:x1="19.298cm" svg:y1="26.422cm" svg:x2="19.223cm" svg:y2="26.422cm">
            <text:p/>
          </draw:line>
          <draw:line draw:style-name="gr1" draw:text-style-name="P1" draw:layer="TiM_F" svg:x1="19.223cm" svg:y1="26.422cm" svg:x2="18.803cm" svg:y2="26.422cm">
            <text:p/>
          </draw:line>
          <draw:polyline draw:style-name="gr1" draw:text-style-name="P1" draw:layer="TiM_F" svg:width="0cm" svg:height="0.019cm" svg:x="19.256cm" svg:y="26.402cm" svg:viewBox="0 0 0 20" draw:points="0,0 0,0 0,0 0,1 0,2 0,3 0,4 0,6 0,7 0,9 0,11 0,13 0,15 0,17 0,20">
            <text:p/>
          </draw:polyline>
          <draw:line draw:style-name="gr1" draw:text-style-name="P1" draw:layer="TiM_F" svg:x1="18.803cm" svg:y1="26.422cm" svg:x2="18.803cm" svg:y2="26.917cm">
            <text:p/>
          </draw:line>
          <draw:line draw:style-name="gr1" draw:text-style-name="P1" draw:layer="TiM_F" svg:x1="19.166cm" svg:y1="26.402cm" svg:x2="19.256cm" svg:y2="26.402cm">
            <text:p/>
          </draw:line>
          <draw:polyline draw:style-name="gr1" draw:text-style-name="P1" draw:layer="TiM_F" svg:width="0cm" svg:height="0.019cm" svg:x="19.166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18.846cm" svg:y="26.402cm" svg:viewBox="0 0 0 20" draw:points="0,0 0,0 0,0 0,1 0,2 0,3 0,4 0,6 0,7 0,9 0,11 0,13 0,15 0,17 0,20">
            <text:p/>
          </draw:polyline>
          <draw:line draw:style-name="gr1" draw:text-style-name="P1" draw:layer="TiM_F" svg:x1="18.936cm" svg:y1="26.402cm" svg:x2="18.846cm" svg:y2="26.402cm">
            <text:p/>
          </draw:line>
          <draw:polyline draw:style-name="gr1" draw:text-style-name="P1" draw:layer="TiM_F" svg:width="0cm" svg:height="0.019cm" svg:x="19.101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18.936cm" svg:y="26.402cm" svg:viewBox="0 0 0 20" draw:points="0,20 0,17 0,15 0,13 0,11 0,9 0,7 0,6 0,4 0,3 0,2 0,1 0,0 0,0 0,0">
            <text:p/>
          </draw:polyline>
          <draw:line draw:style-name="gr1" draw:text-style-name="P1" draw:layer="TiM_F" svg:x1="19.001cm" svg:y1="26.402cm" svg:x2="19.101cm" svg:y2="26.402cm">
            <text:p/>
          </draw:line>
          <draw:polyline draw:style-name="gr1" draw:text-style-name="P1" draw:layer="TiM_F" svg:width="0cm" svg:height="0.019cm" svg:x="19.001cm" svg:y="26.402cm" svg:viewBox="0 0 0 20" draw:points="0,20 0,17 0,15 0,13 0,11 0,9 0,7 0,6 0,4 0,3 0,2 0,1 0,0 0,0 0,0">
            <text:p/>
          </draw:polyline>
          <draw:polyline draw:style-name="gr1" draw:text-style-name="P1" draw:layer="TiM_F" svg:width="0cm" svg:height="0.019cm" svg:x="19.101cm" svg:y="20.821cm" svg:viewBox="0 0 0 20" draw:points="0,0 0,2 0,4 0,6 0,9 0,11 0,12 0,14 0,16 0,17 0,18 0,19 0,19 0,20 0,20">
            <text:p/>
          </draw:polyline>
          <draw:line draw:style-name="gr1" draw:text-style-name="P1" draw:layer="TiM_F" svg:x1="18.803cm" svg:y1="20.821cm" svg:x2="19.298cm" svg:y2="20.821cm">
            <text:p/>
          </draw:line>
          <draw:line draw:style-name="gr1" draw:text-style-name="P1" draw:layer="TiM_F" svg:x1="18.936cm" svg:y1="20.821cm" svg:x2="18.846cm" svg:y2="20.821cm">
            <text:p/>
          </draw:line>
          <draw:line draw:style-name="gr1" draw:text-style-name="P1" draw:layer="TiM_F" svg:x1="19.166cm" svg:y1="20.821cm" svg:x2="19.256cm" svg:y2="20.821cm">
            <text:p/>
          </draw:line>
          <draw:line draw:style-name="gr1" draw:text-style-name="P1" draw:layer="TiM_F" svg:x1="19.001cm" svg:y1="20.821cm" svg:x2="19.101cm" svg:y2="20.821cm">
            <text:p/>
          </draw:line>
          <draw:line draw:style-name="gr1" draw:text-style-name="P1" draw:layer="TiM_F" svg:x1="19.001cm" svg:y1="20.841cm" svg:x2="19.101cm" svg:y2="20.841cm">
            <text:p/>
          </draw:line>
          <draw:polyline draw:style-name="gr1" draw:text-style-name="P1" draw:layer="TiM_F" svg:width="0cm" svg:height="0.019cm" svg:x="19.166cm" svg:y="20.821cm" svg:viewBox="0 0 0 20" draw:points="0,0 0,2 0,4 0,6 0,9 0,11 0,12 0,14 0,16 0,17 0,18 0,19 0,19 0,20 0,20">
            <text:p/>
          </draw:polyline>
          <draw:polyline draw:style-name="gr1" draw:text-style-name="P1" draw:layer="TiM_F" svg:width="0cm" svg:height="0.019cm" svg:x="19.001cm" svg:y="20.821cm" svg:viewBox="0 0 0 20" draw:points="0,0 0,2 0,4 0,6 0,9 0,11 0,12 0,14 0,16 0,17 0,18 0,19 0,19 0,20 0,20">
            <text:p/>
          </draw:polyline>
          <draw:line draw:style-name="gr1" draw:text-style-name="P1" draw:layer="TiM_F" svg:x1="19.166cm" svg:y1="20.841cm" svg:x2="19.256cm" svg:y2="20.841cm">
            <text:p/>
          </draw:line>
          <draw:polyline draw:style-name="gr1" draw:text-style-name="P1" draw:layer="TiM_F" svg:width="0cm" svg:height="0.019cm" svg:x="19.256cm" svg:y="20.821cm" svg:viewBox="0 0 0 20" draw:points="0,20 0,20 0,19 0,19 0,18 0,17 0,16 0,14 0,12 0,11 0,9 0,6 0,4 0,2 0,0">
            <text:p/>
          </draw:polyline>
          <draw:polyline draw:style-name="gr1" draw:text-style-name="P1" draw:layer="TiM_F" svg:width="0cm" svg:height="0.019cm" svg:x="18.936cm" svg:y="20.821cm" svg:viewBox="0 0 0 20" draw:points="0,0 0,2 0,4 0,6 0,9 0,11 0,12 0,14 0,16 0,17 0,18 0,19 0,19 0,20 0,20">
            <text:p/>
          </draw:polyline>
          <draw:line draw:style-name="gr1" draw:text-style-name="P1" draw:layer="TiM_F" svg:x1="18.936cm" svg:y1="20.841cm" svg:x2="18.846cm" svg:y2="20.841cm">
            <text:p/>
          </draw:line>
          <draw:line draw:style-name="gr1" draw:text-style-name="P1" draw:layer="TiM_F" svg:x1="19.298cm" svg:y1="20.401cm" svg:x2="19.298cm" svg:y2="20.326cm">
            <text:p/>
          </draw:line>
          <draw:line draw:style-name="gr1" draw:text-style-name="P1" draw:layer="TiM_F" svg:x1="19.298cm" svg:y1="20.821cm" svg:x2="19.298cm" svg:y2="20.401cm">
            <text:p/>
          </draw:line>
          <draw:polyline draw:style-name="gr1" draw:text-style-name="P1" draw:layer="TiM_F" svg:width="0cm" svg:height="0.019cm" svg:x="18.846cm" svg:y="20.821cm" svg:viewBox="0 0 0 20" draw:points="0,20 0,20 0,19 0,19 0,18 0,17 0,16 0,14 0,12 0,11 0,9 0,6 0,4 0,2 0,0">
            <text:p/>
          </draw:polyline>
          <draw:line draw:style-name="gr1" draw:text-style-name="P1" draw:layer="TiM_F" svg:x1="19.298cm" svg:y1="20.326cm" svg:x2="19.223cm" svg:y2="20.326cm">
            <text:p/>
          </draw:line>
          <draw:line draw:style-name="gr1" draw:text-style-name="P1" draw:layer="TiM_F" svg:x1="19.223cm" svg:y1="20.326cm" svg:x2="18.803cm" svg:y2="20.326cm">
            <text:p/>
          </draw:line>
          <draw:polyline draw:style-name="gr1" draw:text-style-name="P1" draw:layer="TiM_F" svg:width="0cm" svg:height="0.019cm" svg:x="19.256cm" svg:y="20.306cm" svg:viewBox="0 0 0 20" draw:points="0,0 0,0 0,0 0,1 0,2 0,3 0,4 0,6 0,7 0,9 0,11 0,13 0,15 0,18 0,20">
            <text:p/>
          </draw:polyline>
          <draw:line draw:style-name="gr1" draw:text-style-name="P1" draw:layer="TiM_F" svg:x1="18.803cm" svg:y1="20.326cm" svg:x2="18.803cm" svg:y2="20.821cm">
            <text:p/>
          </draw:line>
          <draw:line draw:style-name="gr1" draw:text-style-name="P1" draw:layer="TiM_F" svg:x1="19.166cm" svg:y1="20.306cm" svg:x2="19.256cm" svg:y2="20.306cm">
            <text:p/>
          </draw:line>
          <draw:polyline draw:style-name="gr1" draw:text-style-name="P1" draw:layer="TiM_F" svg:width="0cm" svg:height="0.019cm" svg:x="19.166cm" svg:y="20.306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18.846cm" svg:y="20.306cm" svg:viewBox="0 0 0 20" draw:points="0,0 0,0 0,0 0,1 0,2 0,3 0,4 0,6 0,7 0,9 0,11 0,13 0,15 0,18 0,20">
            <text:p/>
          </draw:polyline>
          <draw:line draw:style-name="gr1" draw:text-style-name="P1" draw:layer="TiM_F" svg:x1="18.936cm" svg:y1="20.306cm" svg:x2="18.846cm" svg:y2="20.306cm">
            <text:p/>
          </draw:line>
          <draw:polyline draw:style-name="gr1" draw:text-style-name="P1" draw:layer="TiM_F" svg:width="0cm" svg:height="0.019cm" svg:x="19.101cm" svg:y="20.306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18.936cm" svg:y="20.306cm" svg:viewBox="0 0 0 20" draw:points="0,20 0,18 0,15 0,13 0,11 0,9 0,7 0,6 0,4 0,3 0,2 0,1 0,0 0,0 0,0">
            <text:p/>
          </draw:polyline>
          <draw:line draw:style-name="gr1" draw:text-style-name="P1" draw:layer="TiM_F" svg:x1="19.001cm" svg:y1="20.306cm" svg:x2="19.101cm" svg:y2="20.306cm">
            <text:p/>
          </draw:line>
          <draw:polyline draw:style-name="gr1" draw:text-style-name="P1" draw:layer="TiM_F" svg:width="0cm" svg:height="0.019cm" svg:x="19.001cm" svg:y="20.306cm" svg:viewBox="0 0 0 20" draw:points="0,20 0,18 0,15 0,13 0,11 0,9 0,7 0,6 0,4 0,3 0,2 0,1 0,0 0,0 0,0">
            <text:p/>
          </draw:polyline>
          <draw:polyline draw:style-name="gr1" draw:text-style-name="P1" draw:layer="TiM_F" svg:width="0cm" svg:height="0.019cm" svg:x="20.625cm" svg:y="16.249cm" svg:viewBox="0 0 0 20" draw:points="0,0 0,2 0,4 0,7 0,9 0,11 0,12 0,14 0,16 0,17 0,18 0,19 0,20 0,20 0,20">
            <text:p/>
          </draw:polyline>
          <draw:line draw:style-name="gr1" draw:text-style-name="P1" draw:layer="TiM_F" svg:x1="20.327cm" svg:y1="16.249cm" svg:x2="20.822cm" svg:y2="16.249cm">
            <text:p/>
          </draw:line>
          <draw:line draw:style-name="gr1" draw:text-style-name="P1" draw:layer="TiM_F" svg:x1="20.46cm" svg:y1="16.249cm" svg:x2="20.37cm" svg:y2="16.249cm">
            <text:p/>
          </draw:line>
          <draw:line draw:style-name="gr1" draw:text-style-name="P1" draw:layer="TiM_F" svg:x1="20.69cm" svg:y1="16.249cm" svg:x2="20.78cm" svg:y2="16.249cm">
            <text:p/>
          </draw:line>
          <draw:line draw:style-name="gr1" draw:text-style-name="P1" draw:layer="TiM_F" svg:x1="20.525cm" svg:y1="16.249cm" svg:x2="20.625cm" svg:y2="16.249cm">
            <text:p/>
          </draw:line>
          <draw:line draw:style-name="gr1" draw:text-style-name="P1" draw:layer="TiM_F" svg:x1="20.525cm" svg:y1="16.269cm" svg:x2="20.625cm" svg:y2="16.269cm">
            <text:p/>
          </draw:line>
          <draw:polyline draw:style-name="gr1" draw:text-style-name="P1" draw:layer="TiM_F" svg:width="0cm" svg:height="0.019cm" svg:x="20.69cm" svg:y="16.249cm" svg:viewBox="0 0 0 20" draw:points="0,0 0,2 0,4 0,7 0,9 0,11 0,12 0,14 0,16 0,17 0,18 0,19 0,20 0,20 0,20">
            <text:p/>
          </draw:polyline>
          <draw:polyline draw:style-name="gr1" draw:text-style-name="P1" draw:layer="TiM_F" svg:width="0cm" svg:height="0.019cm" svg:x="20.525cm" svg:y="16.249cm" svg:viewBox="0 0 0 20" draw:points="0,0 0,2 0,4 0,7 0,9 0,11 0,12 0,14 0,16 0,17 0,18 0,19 0,20 0,20 0,20">
            <text:p/>
          </draw:polyline>
          <draw:line draw:style-name="gr1" draw:text-style-name="P1" draw:layer="TiM_F" svg:x1="20.69cm" svg:y1="16.269cm" svg:x2="20.78cm" svg:y2="16.269cm">
            <text:p/>
          </draw:line>
          <draw:polyline draw:style-name="gr1" draw:text-style-name="P1" draw:layer="TiM_F" svg:width="0cm" svg:height="0.019cm" svg:x="20.78cm" svg:y="16.249cm" svg:viewBox="0 0 0 20" draw:points="0,20 0,20 0,20 0,19 0,18 0,17 0,16 0,14 0,12 0,11 0,9 0,7 0,4 0,2 0,0">
            <text:p/>
          </draw:polyline>
          <draw:polyline draw:style-name="gr1" draw:text-style-name="P1" draw:layer="TiM_F" svg:width="0cm" svg:height="0.019cm" svg:x="20.46cm" svg:y="16.249cm" svg:viewBox="0 0 0 20" draw:points="0,0 0,2 0,4 0,7 0,9 0,11 0,12 0,14 0,16 0,17 0,18 0,19 0,20 0,20 0,20">
            <text:p/>
          </draw:polyline>
          <draw:line draw:style-name="gr1" draw:text-style-name="P1" draw:layer="TiM_F" svg:x1="20.46cm" svg:y1="16.269cm" svg:x2="20.37cm" svg:y2="16.269cm">
            <text:p/>
          </draw:line>
          <draw:line draw:style-name="gr1" draw:text-style-name="P1" draw:layer="TiM_F" svg:x1="20.822cm" svg:y1="15.829cm" svg:x2="20.822cm" svg:y2="15.754cm">
            <text:p/>
          </draw:line>
          <draw:line draw:style-name="gr1" draw:text-style-name="P1" draw:layer="TiM_F" svg:x1="20.822cm" svg:y1="16.249cm" svg:x2="20.822cm" svg:y2="15.829cm">
            <text:p/>
          </draw:line>
          <draw:polyline draw:style-name="gr1" draw:text-style-name="P1" draw:layer="TiM_F" svg:width="0cm" svg:height="0.019cm" svg:x="20.37cm" svg:y="16.249cm" svg:viewBox="0 0 0 20" draw:points="0,20 0,20 0,20 0,19 0,18 0,17 0,16 0,14 0,12 0,11 0,9 0,7 0,4 0,2 0,0">
            <text:p/>
          </draw:polyline>
          <draw:line draw:style-name="gr1" draw:text-style-name="P1" draw:layer="TiM_F" svg:x1="20.822cm" svg:y1="15.754cm" svg:x2="20.747cm" svg:y2="15.754cm">
            <text:p/>
          </draw:line>
          <draw:line draw:style-name="gr1" draw:text-style-name="P1" draw:layer="TiM_F" svg:x1="20.747cm" svg:y1="15.754cm" svg:x2="20.327cm" svg:y2="15.754cm">
            <text:p/>
          </draw:line>
          <draw:polyline draw:style-name="gr1" draw:text-style-name="P1" draw:layer="TiM_F" svg:width="0cm" svg:height="0.019cm" svg:x="20.78cm" svg:y="15.734cm" svg:viewBox="0 0 0 20" draw:points="0,0 0,0 0,1 0,1 0,2 0,3 0,4 0,6 0,8 0,9 0,11 0,13 0,16 0,18 0,20">
            <text:p/>
          </draw:polyline>
          <draw:line draw:style-name="gr1" draw:text-style-name="P1" draw:layer="TiM_F" svg:x1="20.327cm" svg:y1="15.754cm" svg:x2="20.327cm" svg:y2="16.249cm">
            <text:p/>
          </draw:line>
          <draw:line draw:style-name="gr1" draw:text-style-name="P1" draw:layer="TiM_F" svg:x1="20.69cm" svg:y1="15.734cm" svg:x2="20.78cm" svg:y2="15.734cm">
            <text:p/>
          </draw:line>
          <draw:polyline draw:style-name="gr1" draw:text-style-name="P1" draw:layer="TiM_F" svg:width="0cm" svg:height="0.019cm" svg:x="20.69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0.37cm" svg:y="15.734cm" svg:viewBox="0 0 0 20" draw:points="0,0 0,0 0,1 0,1 0,2 0,3 0,4 0,6 0,8 0,9 0,11 0,13 0,16 0,18 0,20">
            <text:p/>
          </draw:polyline>
          <draw:line draw:style-name="gr1" draw:text-style-name="P1" draw:layer="TiM_F" svg:x1="20.46cm" svg:y1="15.734cm" svg:x2="20.37cm" svg:y2="15.734cm">
            <text:p/>
          </draw:line>
          <draw:polyline draw:style-name="gr1" draw:text-style-name="P1" draw:layer="TiM_F" svg:width="0cm" svg:height="0.019cm" svg:x="20.625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0.46cm" svg:y="15.734cm" svg:viewBox="0 0 0 20" draw:points="0,20 0,18 0,16 0,13 0,11 0,9 0,8 0,6 0,4 0,3 0,2 0,1 0,1 0,0 0,0">
            <text:p/>
          </draw:polyline>
          <draw:line draw:style-name="gr1" draw:text-style-name="P1" draw:layer="TiM_F" svg:x1="20.525cm" svg:y1="15.734cm" svg:x2="20.625cm" svg:y2="15.734cm">
            <text:p/>
          </draw:line>
          <draw:polyline draw:style-name="gr1" draw:text-style-name="P1" draw:layer="TiM_F" svg:width="0cm" svg:height="0.019cm" svg:x="20.525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19.101cm" svg:y="16.249cm" svg:viewBox="0 0 0 20" draw:points="0,0 0,2 0,4 0,7 0,9 0,11 0,12 0,14 0,16 0,17 0,18 0,19 0,20 0,20 0,20">
            <text:p/>
          </draw:polyline>
          <draw:line draw:style-name="gr1" draw:text-style-name="P1" draw:layer="TiM_F" svg:x1="18.803cm" svg:y1="16.249cm" svg:x2="19.298cm" svg:y2="16.249cm">
            <text:p/>
          </draw:line>
          <draw:line draw:style-name="gr1" draw:text-style-name="P1" draw:layer="TiM_F" svg:x1="18.936cm" svg:y1="16.249cm" svg:x2="18.846cm" svg:y2="16.249cm">
            <text:p/>
          </draw:line>
          <draw:line draw:style-name="gr1" draw:text-style-name="P1" draw:layer="TiM_F" svg:x1="19.001cm" svg:y1="16.249cm" svg:x2="19.101cm" svg:y2="16.249cm">
            <text:p/>
          </draw:line>
          <draw:line draw:style-name="gr1" draw:text-style-name="P1" draw:layer="TiM_F" svg:x1="19.001cm" svg:y1="16.269cm" svg:x2="19.101cm" svg:y2="16.269cm">
            <text:p/>
          </draw:line>
          <draw:polyline draw:style-name="gr1" draw:text-style-name="P1" draw:layer="TiM_F" svg:width="0cm" svg:height="0.019cm" svg:x="19.166cm" svg:y="16.249cm" svg:viewBox="0 0 0 20" draw:points="0,0 0,2 0,4 0,7 0,9 0,11 0,12 0,14 0,16 0,17 0,18 0,19 0,20 0,20 0,20">
            <text:p/>
          </draw:polyline>
          <draw:polyline draw:style-name="gr1" draw:text-style-name="P1" draw:layer="TiM_F" svg:width="0cm" svg:height="0.019cm" svg:x="19.001cm" svg:y="16.249cm" svg:viewBox="0 0 0 20" draw:points="0,0 0,2 0,4 0,7 0,9 0,11 0,12 0,14 0,16 0,17 0,18 0,19 0,20 0,20 0,20">
            <text:p/>
          </draw:polyline>
          <draw:line draw:style-name="gr1" draw:text-style-name="P1" draw:layer="TiM_F" svg:x1="19.166cm" svg:y1="16.269cm" svg:x2="19.256cm" svg:y2="16.269cm">
            <text:p/>
          </draw:line>
          <draw:polyline draw:style-name="gr1" draw:text-style-name="P1" draw:layer="TiM_F" svg:width="0cm" svg:height="0.019cm" svg:x="19.256cm" svg:y="16.249cm" svg:viewBox="0 0 0 20" draw:points="0,20 0,20 0,20 0,19 0,18 0,17 0,16 0,14 0,12 0,11 0,9 0,7 0,4 0,2 0,0">
            <text:p/>
          </draw:polyline>
          <draw:polyline draw:style-name="gr1" draw:text-style-name="P1" draw:layer="TiM_F" svg:width="0cm" svg:height="0.019cm" svg:x="18.936cm" svg:y="16.249cm" svg:viewBox="0 0 0 20" draw:points="0,0 0,2 0,4 0,7 0,9 0,11 0,12 0,14 0,16 0,17 0,18 0,19 0,20 0,20 0,20">
            <text:p/>
          </draw:polyline>
          <draw:line draw:style-name="gr1" draw:text-style-name="P1" draw:layer="TiM_F" svg:x1="18.936cm" svg:y1="16.269cm" svg:x2="18.846cm" svg:y2="16.269cm">
            <text:p/>
          </draw:line>
          <draw:line draw:style-name="gr1" draw:text-style-name="P1" draw:layer="TiM_F" svg:x1="19.298cm" svg:y1="15.829cm" svg:x2="19.298cm" svg:y2="15.754cm">
            <text:p/>
          </draw:line>
          <draw:line draw:style-name="gr1" draw:text-style-name="P1" draw:layer="TiM_F" svg:x1="19.298cm" svg:y1="16.249cm" svg:x2="19.298cm" svg:y2="15.829cm">
            <text:p/>
          </draw:line>
          <draw:polyline draw:style-name="gr1" draw:text-style-name="P1" draw:layer="TiM_F" svg:width="0cm" svg:height="0.019cm" svg:x="18.846cm" svg:y="16.249cm" svg:viewBox="0 0 0 20" draw:points="0,20 0,20 0,20 0,19 0,18 0,17 0,16 0,14 0,12 0,11 0,9 0,7 0,4 0,2 0,0">
            <text:p/>
          </draw:polyline>
          <draw:line draw:style-name="gr1" draw:text-style-name="P1" draw:layer="TiM_F" svg:x1="19.166cm" svg:y1="15.754cm" svg:x2="19.256cm" svg:y2="15.754cm">
            <text:p/>
          </draw:line>
          <draw:line draw:style-name="gr1" draw:text-style-name="P1" draw:layer="TiM_F" svg:x1="19.298cm" svg:y1="15.754cm" svg:x2="19.223cm" svg:y2="15.754cm">
            <text:p/>
          </draw:line>
          <draw:line draw:style-name="gr1" draw:text-style-name="P1" draw:layer="TiM_F" svg:x1="19.223cm" svg:y1="15.754cm" svg:x2="18.803cm" svg:y2="15.754cm">
            <text:p/>
          </draw:line>
          <draw:polyline draw:style-name="gr1" draw:text-style-name="P1" draw:layer="TiM_F" svg:width="0cm" svg:height="0.019cm" svg:x="19.256cm" svg:y="15.734cm" svg:viewBox="0 0 0 20" draw:points="0,0 0,0 0,1 0,1 0,2 0,3 0,4 0,6 0,8 0,9 0,11 0,13 0,16 0,18 0,20">
            <text:p/>
          </draw:polyline>
          <draw:line draw:style-name="gr1" draw:text-style-name="P1" draw:layer="TiM_F" svg:x1="18.803cm" svg:y1="15.754cm" svg:x2="18.803cm" svg:y2="16.249cm">
            <text:p/>
          </draw:line>
          <draw:line draw:style-name="gr1" draw:text-style-name="P1" draw:layer="TiM_F" svg:x1="19.166cm" svg:y1="15.734cm" svg:x2="19.256cm" svg:y2="15.734cm">
            <text:p/>
          </draw:line>
          <draw:polyline draw:style-name="gr1" draw:text-style-name="P1" draw:layer="TiM_F" svg:width="0cm" svg:height="0.019cm" svg:x="19.166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18.846cm" svg:y="15.734cm" svg:viewBox="0 0 0 20" draw:points="0,0 0,0 0,1 0,1 0,2 0,3 0,4 0,6 0,8 0,9 0,11 0,13 0,16 0,18 0,20">
            <text:p/>
          </draw:polyline>
          <draw:line draw:style-name="gr1" draw:text-style-name="P1" draw:layer="TiM_F" svg:x1="18.936cm" svg:y1="15.734cm" svg:x2="18.846cm" svg:y2="15.734cm">
            <text:p/>
          </draw:line>
          <draw:polyline draw:style-name="gr1" draw:text-style-name="P1" draw:layer="TiM_F" svg:width="0cm" svg:height="0.019cm" svg:x="19.101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18.936cm" svg:y="15.734cm" svg:viewBox="0 0 0 20" draw:points="0,20 0,18 0,16 0,13 0,11 0,9 0,8 0,6 0,4 0,3 0,2 0,1 0,1 0,0 0,0">
            <text:p/>
          </draw:polyline>
          <draw:line draw:style-name="gr1" draw:text-style-name="P1" draw:layer="TiM_F" svg:x1="19.001cm" svg:y1="15.734cm" svg:x2="19.101cm" svg:y2="15.734cm">
            <text:p/>
          </draw:line>
          <draw:polyline draw:style-name="gr1" draw:text-style-name="P1" draw:layer="TiM_F" svg:width="0cm" svg:height="0.019cm" svg:x="19.001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2.149cm" svg:y="16.249cm" svg:viewBox="0 0 0 20" draw:points="0,0 0,2 0,4 0,7 0,9 0,11 0,12 0,14 0,16 0,17 0,18 0,19 0,20 0,20 0,20">
            <text:p/>
          </draw:polyline>
          <draw:line draw:style-name="gr1" draw:text-style-name="P1" draw:layer="TiM_F" svg:x1="21.851cm" svg:y1="16.249cm" svg:x2="22.346cm" svg:y2="16.249cm">
            <text:p/>
          </draw:line>
          <draw:line draw:style-name="gr1" draw:text-style-name="P1" draw:layer="TiM_F" svg:x1="21.984cm" svg:y1="16.249cm" svg:x2="21.894cm" svg:y2="16.249cm">
            <text:p/>
          </draw:line>
          <draw:line draw:style-name="gr1" draw:text-style-name="P1" draw:layer="TiM_F" svg:x1="22.214cm" svg:y1="16.249cm" svg:x2="22.304cm" svg:y2="16.249cm">
            <text:p/>
          </draw:line>
          <draw:line draw:style-name="gr1" draw:text-style-name="P1" draw:layer="TiM_F" svg:x1="22.049cm" svg:y1="16.249cm" svg:x2="22.149cm" svg:y2="16.249cm">
            <text:p/>
          </draw:line>
          <draw:line draw:style-name="gr1" draw:text-style-name="P1" draw:layer="TiM_F" svg:x1="22.049cm" svg:y1="16.269cm" svg:x2="22.149cm" svg:y2="16.269cm">
            <text:p/>
          </draw:line>
          <draw:polyline draw:style-name="gr1" draw:text-style-name="P1" draw:layer="TiM_F" svg:width="0cm" svg:height="0.019cm" svg:x="22.214cm" svg:y="16.249cm" svg:viewBox="0 0 0 20" draw:points="0,0 0,2 0,4 0,7 0,9 0,11 0,12 0,14 0,16 0,17 0,18 0,19 0,20 0,20 0,20">
            <text:p/>
          </draw:polyline>
          <draw:polyline draw:style-name="gr1" draw:text-style-name="P1" draw:layer="TiM_F" svg:width="0cm" svg:height="0.019cm" svg:x="22.049cm" svg:y="16.249cm" svg:viewBox="0 0 0 20" draw:points="0,0 0,2 0,4 0,7 0,9 0,11 0,12 0,14 0,16 0,17 0,18 0,19 0,20 0,20 0,20">
            <text:p/>
          </draw:polyline>
          <draw:line draw:style-name="gr1" draw:text-style-name="P1" draw:layer="TiM_F" svg:x1="22.214cm" svg:y1="16.269cm" svg:x2="22.304cm" svg:y2="16.269cm">
            <text:p/>
          </draw:line>
          <draw:polyline draw:style-name="gr1" draw:text-style-name="P1" draw:layer="TiM_F" svg:width="0cm" svg:height="0.019cm" svg:x="22.304cm" svg:y="16.249cm" svg:viewBox="0 0 0 20" draw:points="0,20 0,20 0,20 0,19 0,18 0,17 0,16 0,14 0,12 0,11 0,9 0,7 0,4 0,2 0,0">
            <text:p/>
          </draw:polyline>
          <draw:polyline draw:style-name="gr1" draw:text-style-name="P1" draw:layer="TiM_F" svg:width="0cm" svg:height="0.019cm" svg:x="21.984cm" svg:y="16.249cm" svg:viewBox="0 0 0 20" draw:points="0,0 0,2 0,4 0,7 0,9 0,11 0,12 0,14 0,16 0,17 0,18 0,19 0,20 0,20 0,20">
            <text:p/>
          </draw:polyline>
          <draw:line draw:style-name="gr1" draw:text-style-name="P1" draw:layer="TiM_F" svg:x1="21.984cm" svg:y1="16.269cm" svg:x2="21.894cm" svg:y2="16.269cm">
            <text:p/>
          </draw:line>
          <draw:line draw:style-name="gr1" draw:text-style-name="P1" draw:layer="TiM_F" svg:x1="22.346cm" svg:y1="15.829cm" svg:x2="22.346cm" svg:y2="15.754cm">
            <text:p/>
          </draw:line>
          <draw:line draw:style-name="gr1" draw:text-style-name="P1" draw:layer="TiM_F" svg:x1="22.346cm" svg:y1="16.249cm" svg:x2="22.346cm" svg:y2="15.829cm">
            <text:p/>
          </draw:line>
          <draw:polyline draw:style-name="gr1" draw:text-style-name="P1" draw:layer="TiM_F" svg:width="0cm" svg:height="0.019cm" svg:x="21.894cm" svg:y="16.249cm" svg:viewBox="0 0 0 20" draw:points="0,20 0,20 0,20 0,19 0,18 0,17 0,16 0,14 0,12 0,11 0,9 0,7 0,4 0,2 0,0">
            <text:p/>
          </draw:polyline>
          <draw:line draw:style-name="gr1" draw:text-style-name="P1" draw:layer="TiM_F" svg:x1="22.346cm" svg:y1="15.754cm" svg:x2="22.271cm" svg:y2="15.754cm">
            <text:p/>
          </draw:line>
          <draw:line draw:style-name="gr1" draw:text-style-name="P1" draw:layer="TiM_F" svg:x1="22.271cm" svg:y1="15.754cm" svg:x2="21.851cm" svg:y2="15.754cm">
            <text:p/>
          </draw:line>
          <draw:polyline draw:style-name="gr1" draw:text-style-name="P1" draw:layer="TiM_F" svg:width="0cm" svg:height="0.019cm" svg:x="22.304cm" svg:y="15.734cm" svg:viewBox="0 0 0 20" draw:points="0,0 0,0 0,1 0,1 0,2 0,3 0,4 0,6 0,8 0,9 0,11 0,13 0,16 0,18 0,20">
            <text:p/>
          </draw:polyline>
          <draw:line draw:style-name="gr1" draw:text-style-name="P1" draw:layer="TiM_F" svg:x1="21.851cm" svg:y1="15.754cm" svg:x2="21.851cm" svg:y2="16.249cm">
            <text:p/>
          </draw:line>
          <draw:line draw:style-name="gr1" draw:text-style-name="P1" draw:layer="TiM_F" svg:x1="22.214cm" svg:y1="15.734cm" svg:x2="22.304cm" svg:y2="15.734cm">
            <text:p/>
          </draw:line>
          <draw:polyline draw:style-name="gr1" draw:text-style-name="P1" draw:layer="TiM_F" svg:width="0cm" svg:height="0.019cm" svg:x="22.214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1.894cm" svg:y="15.734cm" svg:viewBox="0 0 0 20" draw:points="0,0 0,0 0,1 0,1 0,2 0,3 0,4 0,6 0,8 0,9 0,11 0,13 0,16 0,18 0,20">
            <text:p/>
          </draw:polyline>
          <draw:line draw:style-name="gr1" draw:text-style-name="P1" draw:layer="TiM_F" svg:x1="21.984cm" svg:y1="15.734cm" svg:x2="21.894cm" svg:y2="15.734cm">
            <text:p/>
          </draw:line>
          <draw:polyline draw:style-name="gr1" draw:text-style-name="P1" draw:layer="TiM_F" svg:width="0cm" svg:height="0.019cm" svg:x="22.149cm" svg:y="15.734cm" svg:viewBox="0 0 0 20" draw:points="0,20 0,18 0,16 0,13 0,11 0,9 0,8 0,6 0,4 0,3 0,2 0,1 0,1 0,0 0,0">
            <text:p/>
          </draw:polyline>
          <draw:polyline draw:style-name="gr1" draw:text-style-name="P1" draw:layer="TiM_F" svg:width="0cm" svg:height="0.019cm" svg:x="21.984cm" svg:y="15.734cm" svg:viewBox="0 0 0 20" draw:points="0,20 0,18 0,16 0,13 0,11 0,9 0,8 0,6 0,4 0,3 0,2 0,1 0,1 0,0 0,0">
            <text:p/>
          </draw:polyline>
          <draw:line draw:style-name="gr1" draw:text-style-name="P1" draw:layer="TiM_F" svg:x1="22.049cm" svg:y1="15.734cm" svg:x2="22.149cm" svg:y2="15.734cm">
            <text:p/>
          </draw:line>
          <draw:polyline draw:style-name="gr1" draw:text-style-name="P1" draw:layer="TiM_F" svg:width="0cm" svg:height="0.019cm" svg:x="22.049cm" svg:y="15.734cm" svg:viewBox="0 0 0 20" draw:points="0,20 0,18 0,16 0,13 0,11 0,9 0,8 0,6 0,4 0,3 0,2 0,1 0,1 0,0 0,0">
            <text:p/>
          </draw:polyline>
          <draw:line draw:style-name="gr1" draw:text-style-name="P1" draw:layer="TiM_F" svg:x1="24.544cm" svg:y1="27.106cm" svg:x2="24.544cm" svg:y2="27.042cm">
            <text:p/>
          </draw:line>
          <draw:polyline draw:style-name="gr1" draw:text-style-name="P1" draw:layer="TiM_F" svg:width="0cm" svg:height="0.054cm" svg:x="24.544cm" svg:y="27.051cm" svg:viewBox="0 0 0 55" draw:points="0,0 0,2 0,4 0,7 0,11 0,14 0,18 0,21 0,26 0,30 0,35 0,39 0,44 0,50 0,55">
            <text:p/>
          </draw:polyline>
          <draw:line draw:style-name="gr1" draw:text-style-name="P1" draw:layer="TiM_F" svg:x1="24.48cm" svg:y1="27.106cm" svg:x2="24.544cm" svg:y2="27.106cm">
            <text:p/>
          </draw:line>
          <draw:line draw:style-name="gr1" draw:text-style-name="P1" draw:layer="TiM_F" svg:x1="24.485cm" svg:y1="27.106cm" svg:x2="24.539cm" svg:y2="27.106cm">
            <text:p/>
          </draw:line>
          <draw:line draw:style-name="gr1" draw:text-style-name="P1" draw:layer="TiM_F" svg:x1="24.544cm" svg:y1="27.042cm" svg:x2="24.48cm" svg:y2="27.042cm">
            <text:p/>
          </draw:line>
          <draw:line draw:style-name="gr1" draw:text-style-name="P1" draw:layer="TiM_F" svg:x1="24.489cm" svg:y1="27.042cm" svg:x2="24.535cm" svg:y2="27.042cm">
            <text:p/>
          </draw:line>
          <draw:line draw:style-name="gr1" draw:text-style-name="P1" draw:layer="TiM_F" svg:x1="24.48cm" svg:y1="27.042cm" svg:x2="24.48cm" svg:y2="27.106cm">
            <text:p/>
          </draw:line>
          <draw:line draw:style-name="gr1" draw:text-style-name="P1" draw:layer="TiM_F" svg:x1="23.02cm" svg:y1="27.106cm" svg:x2="23.02cm" svg:y2="27.042cm">
            <text:p/>
          </draw:line>
          <draw:polyline draw:style-name="gr1" draw:text-style-name="P1" draw:layer="TiM_F" svg:width="0cm" svg:height="0.054cm" svg:x="23.02cm" svg:y="27.051cm" svg:viewBox="0 0 0 55" draw:points="0,0 0,2 0,4 0,7 0,11 0,14 0,18 0,21 0,26 0,30 0,35 0,39 0,44 0,50 0,55">
            <text:p/>
          </draw:polyline>
          <draw:line draw:style-name="gr1" draw:text-style-name="P1" draw:layer="TiM_F" svg:x1="22.956cm" svg:y1="27.106cm" svg:x2="23.02cm" svg:y2="27.106cm">
            <text:p/>
          </draw:line>
          <draw:line draw:style-name="gr1" draw:text-style-name="P1" draw:layer="TiM_F" svg:x1="22.961cm" svg:y1="27.106cm" svg:x2="23.015cm" svg:y2="27.106cm">
            <text:p/>
          </draw:line>
          <draw:line draw:style-name="gr1" draw:text-style-name="P1" draw:layer="TiM_F" svg:x1="23.02cm" svg:y1="27.042cm" svg:x2="22.956cm" svg:y2="27.042cm">
            <text:p/>
          </draw:line>
          <draw:line draw:style-name="gr1" draw:text-style-name="P1" draw:layer="TiM_F" svg:x1="22.965cm" svg:y1="27.042cm" svg:x2="23.011cm" svg:y2="27.042cm">
            <text:p/>
          </draw:line>
          <draw:line draw:style-name="gr1" draw:text-style-name="P1" draw:layer="TiM_F" svg:x1="22.956cm" svg:y1="27.042cm" svg:x2="22.956cm" svg:y2="27.106cm">
            <text:p/>
          </draw:line>
          <draw:polyline draw:style-name="gr1" draw:text-style-name="P1" draw:layer="TiM_F" svg:width="0cm" svg:height="0.058cm" svg:x="22.956cm" svg:y="27.042cm" svg:viewBox="0 0 0 59" draw:points="0,59 0,51 0,44 0,37 0,31 0,25 0,20 0,15 0,11 0,8 0,5 0,3 0,1 0,0 0,0">
            <text:p/>
          </draw:polyline>
          <draw:line draw:style-name="gr1" draw:text-style-name="P1" draw:layer="TiM_F" svg:x1="24.29cm" svg:y1="27.106cm" svg:x2="24.29cm" svg:y2="27.042cm">
            <text:p/>
          </draw:line>
          <draw:polyline draw:style-name="gr1" draw:text-style-name="P1" draw:layer="TiM_F" svg:width="0cm" svg:height="0.054cm" svg:x="24.29cm" svg:y="27.051cm" svg:viewBox="0 0 0 55" draw:points="0,0 0,2 0,4 0,7 0,11 0,14 0,18 0,21 0,26 0,30 0,35 0,39 0,44 0,50 0,55">
            <text:p/>
          </draw:polyline>
          <draw:line draw:style-name="gr1" draw:text-style-name="P1" draw:layer="TiM_F" svg:x1="24.226cm" svg:y1="27.106cm" svg:x2="24.29cm" svg:y2="27.106cm">
            <text:p/>
          </draw:line>
          <draw:line draw:style-name="gr1" draw:text-style-name="P1" draw:layer="TiM_F" svg:x1="24.231cm" svg:y1="27.106cm" svg:x2="24.285cm" svg:y2="27.106cm">
            <text:p/>
          </draw:line>
          <draw:line draw:style-name="gr1" draw:text-style-name="P1" draw:layer="TiM_F" svg:x1="24.29cm" svg:y1="27.042cm" svg:x2="24.226cm" svg:y2="27.042cm">
            <text:p/>
          </draw:line>
          <draw:line draw:style-name="gr1" draw:text-style-name="P1" draw:layer="TiM_F" svg:x1="24.235cm" svg:y1="27.042cm" svg:x2="24.281cm" svg:y2="27.042cm">
            <text:p/>
          </draw:line>
          <draw:line draw:style-name="gr1" draw:text-style-name="P1" draw:layer="TiM_F" svg:x1="24.226cm" svg:y1="27.042cm" svg:x2="24.226cm" svg:y2="27.106cm">
            <text:p/>
          </draw:line>
          <draw:line draw:style-name="gr1" draw:text-style-name="P1" draw:layer="TiM_F" svg:x1="38.004cm" svg:y1="27.106cm" svg:x2="38.004cm" svg:y2="27.042cm">
            <text:p/>
          </draw:line>
          <draw:polyline draw:style-name="gr1" draw:text-style-name="P1" draw:layer="TiM_F" svg:width="0cm" svg:height="0.054cm" svg:x="38.004cm" svg:y="27.051cm" svg:viewBox="0 0 0 55" draw:points="0,0 0,2 0,4 0,7 0,11 0,14 0,18 0,21 0,26 0,30 0,35 0,39 0,44 0,50 0,55">
            <text:p/>
          </draw:polyline>
          <draw:line draw:style-name="gr1" draw:text-style-name="P1" draw:layer="TiM_F" svg:x1="37.94cm" svg:y1="27.106cm" svg:x2="38.004cm" svg:y2="27.106cm">
            <text:p/>
          </draw:line>
          <draw:line draw:style-name="gr1" draw:text-style-name="P1" draw:layer="TiM_F" svg:x1="37.945cm" svg:y1="27.106cm" svg:x2="37.999cm" svg:y2="27.106cm">
            <text:p/>
          </draw:line>
          <draw:line draw:style-name="gr1" draw:text-style-name="P1" draw:layer="TiM_F" svg:x1="38.004cm" svg:y1="27.042cm" svg:x2="37.94cm" svg:y2="27.042cm">
            <text:p/>
          </draw:line>
          <draw:line draw:style-name="gr1" draw:text-style-name="P1" draw:layer="TiM_F" svg:x1="37.949cm" svg:y1="27.042cm" svg:x2="37.995cm" svg:y2="27.042cm">
            <text:p/>
          </draw:line>
          <draw:line draw:style-name="gr1" draw:text-style-name="P1" draw:layer="TiM_F" svg:x1="37.94cm" svg:y1="27.042cm" svg:x2="37.94cm" svg:y2="27.106cm">
            <text:p/>
          </draw:line>
          <draw:polyline draw:style-name="gr1" draw:text-style-name="P1" draw:layer="TiM_F" svg:width="0cm" svg:height="0.058cm" svg:x="37.94cm" svg:y="27.042cm" svg:viewBox="0 0 0 59" draw:points="0,59 0,51 0,44 0,37 0,31 0,25 0,20 0,15 0,11 0,8 0,5 0,3 0,1 0,0 0,0">
            <text:p/>
          </draw:polyline>
          <draw:line draw:style-name="gr1" draw:text-style-name="P1" draw:layer="TiM_F" svg:x1="22.766cm" svg:y1="27.106cm" svg:x2="22.766cm" svg:y2="27.042cm">
            <text:p/>
          </draw:line>
          <draw:polyline draw:style-name="gr1" draw:text-style-name="P1" draw:layer="TiM_F" svg:width="0cm" svg:height="0.054cm" svg:x="22.766cm" svg:y="27.051cm" svg:viewBox="0 0 0 55" draw:points="0,0 0,2 0,4 0,7 0,11 0,14 0,18 0,21 0,26 0,30 0,35 0,39 0,44 0,50 0,55">
            <text:p/>
          </draw:polyline>
          <draw:line draw:style-name="gr1" draw:text-style-name="P1" draw:layer="TiM_F" svg:x1="22.702cm" svg:y1="27.106cm" svg:x2="22.766cm" svg:y2="27.106cm">
            <text:p/>
          </draw:line>
          <draw:line draw:style-name="gr1" draw:text-style-name="P1" draw:layer="TiM_F" svg:x1="22.707cm" svg:y1="27.106cm" svg:x2="22.761cm" svg:y2="27.106cm">
            <text:p/>
          </draw:line>
          <draw:line draw:style-name="gr1" draw:text-style-name="P1" draw:layer="TiM_F" svg:x1="22.766cm" svg:y1="27.042cm" svg:x2="22.702cm" svg:y2="27.042cm">
            <text:p/>
          </draw:line>
          <draw:line draw:style-name="gr1" draw:text-style-name="P1" draw:layer="TiM_F" svg:x1="22.711cm" svg:y1="27.042cm" svg:x2="22.757cm" svg:y2="27.042cm">
            <text:p/>
          </draw:line>
          <draw:line draw:style-name="gr1" draw:text-style-name="P1" draw:layer="TiM_F" svg:x1="22.702cm" svg:y1="27.042cm" svg:x2="22.702cm" svg:y2="27.106cm">
            <text:p/>
          </draw:line>
          <draw:polyline draw:style-name="gr1" draw:text-style-name="P1" draw:layer="TiM_F" svg:width="0cm" svg:height="0.058cm" svg:x="22.702cm" svg:y="27.042cm" svg:viewBox="0 0 0 59" draw:points="0,59 0,51 0,44 0,37 0,31 0,25 0,20 0,15 0,11 0,8 0,5 0,3 0,1 0,0 0,0">
            <text:p/>
          </draw:polyline>
          <draw:line draw:style-name="gr1" draw:text-style-name="P1" draw:layer="TiM_F" svg:x1="38.258cm" svg:y1="27.106cm" svg:x2="38.258cm" svg:y2="27.042cm">
            <text:p/>
          </draw:line>
          <draw:polyline draw:style-name="gr1" draw:text-style-name="P1" draw:layer="TiM_F" svg:width="0cm" svg:height="0.054cm" svg:x="38.258cm" svg:y="27.051cm" svg:viewBox="0 0 0 55" draw:points="0,0 0,2 0,4 0,7 0,11 0,14 0,18 0,21 0,26 0,30 0,35 0,39 0,44 0,50 0,55">
            <text:p/>
          </draw:polyline>
          <draw:line draw:style-name="gr1" draw:text-style-name="P1" draw:layer="TiM_F" svg:x1="38.194cm" svg:y1="27.106cm" svg:x2="38.258cm" svg:y2="27.106cm">
            <text:p/>
          </draw:line>
          <draw:line draw:style-name="gr1" draw:text-style-name="P1" draw:layer="TiM_F" svg:x1="38.199cm" svg:y1="27.106cm" svg:x2="38.253cm" svg:y2="27.106cm">
            <text:p/>
          </draw:line>
          <draw:line draw:style-name="gr1" draw:text-style-name="P1" draw:layer="TiM_F" svg:x1="38.258cm" svg:y1="27.042cm" svg:x2="38.194cm" svg:y2="27.042cm">
            <text:p/>
          </draw:line>
          <draw:line draw:style-name="gr1" draw:text-style-name="P1" draw:layer="TiM_F" svg:x1="38.203cm" svg:y1="27.042cm" svg:x2="38.249cm" svg:y2="27.042cm">
            <text:p/>
          </draw:line>
          <draw:line draw:style-name="gr1" draw:text-style-name="P1" draw:layer="TiM_F" svg:x1="38.194cm" svg:y1="27.042cm" svg:x2="38.194cm" svg:y2="27.106cm">
            <text:p/>
          </draw:line>
          <draw:polyline draw:style-name="gr1" draw:text-style-name="P1" draw:layer="TiM_F" svg:width="0cm" svg:height="0.058cm" svg:x="38.194cm" svg:y="27.042cm" svg:viewBox="0 0 0 59" draw:points="0,59 0,51 0,44 0,37 0,31 0,25 0,20 0,15 0,11 0,8 0,5 0,3 0,1 0,0 0,0">
            <text:p/>
          </draw:polyline>
          <draw:line draw:style-name="gr1" draw:text-style-name="P1" draw:layer="TiM_F" svg:x1="28.367cm" svg:y1="3.563cm" svg:x2="28.442cm" svg:y2="3.638cm">
            <text:p/>
          </draw:line>
          <draw:path draw:style-name="gr2" draw:text-style-name="P2" draw:layer="TiM_F" svg:width="0.354cm" svg:height="0.355cm" svg:x="28.017cm" svg:y="3.633cm" svg:viewBox="0 0 355 356" svg:d="M355 178c0-33-7-61-23-89-17-28-38-49-66-65-29-16-56-24-88-24-33 0-61 8-89 24-29 16-49 37-65 65-17 28-24 56-24 89s7 60 24 89c16 28 36 49 65 65 28 16 56 24 89 24 32 0 59-8 88-24 28-16 49-37 66-65 16-29 23-56 23-89z">
            <text:p/>
          </draw:path>
          <draw:line draw:style-name="gr1" draw:text-style-name="P1" draw:layer="TiM_F" svg:x1="28.442cm" svg:y1="3.638cm" svg:x2="28.367cm" svg:y2="3.563cm">
            <text:p/>
          </draw:line>
          <draw:line draw:style-name="gr1" draw:text-style-name="P1" draw:layer="TiM_F" svg:x1="26.843cm" svg:y1="3.563cm" svg:x2="26.918cm" svg:y2="3.638cm">
            <text:p/>
          </draw:line>
          <draw:path draw:style-name="gr2" draw:text-style-name="P2" draw:layer="TiM_F" svg:width="0.354cm" svg:height="0.355cm" svg:x="26.493cm" svg:y="3.633cm" svg:viewBox="0 0 355 356" svg:d="M355 178c0-33-7-61-23-89-17-28-37-49-65-65-29-16-57-24-89-24-33 0-61 8-89 24-29 16-49 37-65 65-17 28-24 56-24 89s7 60 24 89c16 28 36 49 65 65 28 16 56 24 89 24 32 0 60-8 89-24 28-16 48-37 65-65 16-29 23-56 23-89z">
            <text:p/>
          </draw:path>
          <draw:line draw:style-name="gr1" draw:text-style-name="P1" draw:layer="TiM_F" svg:x1="26.843cm" svg:y1="9.659cm" svg:x2="26.918cm" svg:y2="9.734cm">
            <text:p/>
          </draw:line>
          <draw:path draw:style-name="gr2" draw:text-style-name="P2" draw:layer="TiM_F" svg:width="0.354cm" svg:height="0.355cm" svg:x="26.493cm" svg:y="9.729cm" svg:viewBox="0 0 355 356" svg:d="M355 178c0-33-7-61-23-89-17-29-37-49-65-65-29-17-57-24-89-24-33 0-60 7-89 24s-48 36-65 65-24 56-24 89c0 32 7 60 24 89 16 28 36 48 65 65 28 16 56 24 89 24 32 0 60-8 89-24 28-17 48-37 65-65 16-29 23-57 23-89z">
            <text:p/>
          </draw:path>
          <draw:line draw:style-name="gr1" draw:text-style-name="P1" draw:layer="TiM_F" svg:x1="26.843cm" svg:y1="8.135cm" svg:x2="26.918cm" svg:y2="8.21cm">
            <text:p/>
          </draw:line>
          <draw:path draw:style-name="gr2" draw:text-style-name="P2" draw:layer="TiM_F" svg:width="0.354cm" svg:height="0.355cm" svg:x="26.493cm" svg:y="8.205cm" svg:viewBox="0 0 355 356" svg:d="M355 178c0-33-7-61-23-89-17-28-37-49-65-65-29-17-57-24-89-24-33 0-60 7-89 24s-49 37-65 65c-17 28-24 56-24 89s7 60 24 89c16 28 36 48 65 65 28 16 56 24 89 24 32 0 60-8 89-24 28-17 48-37 65-65 16-29 23-56 23-89z">
            <text:p/>
          </draw:path>
          <draw:line draw:style-name="gr1" draw:text-style-name="P1" draw:layer="TiM_F" svg:x1="26.918cm" svg:y1="8.21cm" svg:x2="26.843cm" svg:y2="8.135cm">
            <text:p/>
          </draw:line>
          <draw:line draw:style-name="gr1" draw:text-style-name="P1" draw:layer="TiM_F" svg:x1="28.367cm" svg:y1="9.659cm" svg:x2="28.442cm" svg:y2="9.734cm">
            <text:p/>
          </draw:line>
          <draw:path draw:style-name="gr2" draw:text-style-name="P2" draw:layer="TiM_F" svg:width="0.354cm" svg:height="0.355cm" svg:x="28.017cm" svg:y="9.729cm" svg:viewBox="0 0 355 356" svg:d="M355 178c0-33-7-61-23-89-17-29-38-48-66-65-29-17-56-24-88-24-33 0-60 7-89 24s-48 36-65 65-24 56-24 89c0 32 7 60 24 89 16 28 36 48 65 65 28 16 56 24 89 24 32 0 59-8 88-24 28-17 49-37 66-65 16-29 23-57 23-89z">
            <text:p/>
          </draw:path>
          <draw:line draw:style-name="gr1" draw:text-style-name="P1" draw:layer="TiM_F" svg:x1="28.367cm" svg:y1="8.135cm" svg:x2="28.442cm" svg:y2="8.21cm">
            <text:p/>
          </draw:line>
          <draw:path draw:style-name="gr2" draw:text-style-name="P2" draw:layer="TiM_F" svg:width="0.354cm" svg:height="0.355cm" svg:x="28.017cm" svg:y="8.205cm" svg:viewBox="0 0 355 356" svg:d="M355 178c0-33-7-61-23-89-17-28-38-48-66-65-29-17-56-24-88-24-33 0-60 7-89 24s-49 37-65 65c-17 28-24 56-24 89s7 60 24 89c16 28 36 48 65 65 28 16 56 24 89 24 32 0 59-8 88-24 28-17 49-37 66-65 16-29 23-56 23-89z">
            <text:p/>
          </draw:path>
          <draw:line draw:style-name="gr1" draw:text-style-name="P1" draw:layer="TiM_F" svg:x1="28.442cm" svg:y1="8.21cm" svg:x2="28.367cm" svg:y2="8.135cm">
            <text:p/>
          </draw:line>
          <draw:line draw:style-name="gr1" draw:text-style-name="P1" draw:layer="TiM_F" svg:x1="29.891cm" svg:y1="3.563cm" svg:x2="29.966cm" svg:y2="3.638cm">
            <text:p/>
          </draw:line>
          <draw:path draw:style-name="gr2" draw:text-style-name="P2" draw:layer="TiM_F" svg:width="0.354cm" svg:height="0.355cm" svg:x="29.541cm" svg:y="3.633cm" svg:viewBox="0 0 355 356" svg:d="M355 178c0-33-7-61-23-89-17-28-38-49-66-65-29-16-56-24-88-24-33 0-61 8-89 24-29 16-49 37-65 65-17 28-24 56-24 89s7 60 24 89c16 28 36 49 65 65 28 16 56 24 89 24 32 0 59-8 88-24 28-16 49-37 66-65 16-29 23-56 23-89z">
            <text:p/>
          </draw:path>
          <draw:line draw:style-name="gr1" draw:text-style-name="P1" draw:layer="TiM_F" svg:x1="29.966cm" svg:y1="3.638cm" svg:x2="29.891cm" svg:y2="3.563cm">
            <text:p/>
          </draw:line>
          <draw:line draw:style-name="gr1" draw:text-style-name="P1" draw:layer="TiM_F" svg:x1="32.938cm" svg:y1="3.563cm" svg:x2="33.013cm" svg:y2="3.638cm">
            <text:p/>
          </draw:line>
          <draw:path draw:style-name="gr2" draw:text-style-name="P2" draw:layer="TiM_F" svg:width="0.354cm" svg:height="0.355cm" svg:x="32.588cm" svg:y="3.633cm" svg:viewBox="0 0 355 356" svg:d="M355 178c0-33-8-61-24-89-17-28-37-49-65-65-29-16-57-24-89-24-33 0-60 8-88 24-29 16-50 37-66 65-17 28-23 56-23 89s6 60 23 89c17 28 37 49 66 65 28 16 56 24 88 24 33 0 60-8 89-24 28-16 48-37 65-65 16-29 24-56 24-89z">
            <text:p/>
          </draw:path>
          <draw:line draw:style-name="gr1" draw:text-style-name="P1" draw:layer="TiM_F" svg:x1="33.013cm" svg:y1="3.638cm" svg:x2="32.938cm" svg:y2="3.563cm">
            <text:p/>
          </draw:line>
          <draw:line draw:style-name="gr1" draw:text-style-name="P1" draw:layer="TiM_F" svg:x1="32.938cm" svg:y1="9.659cm" svg:x2="33.013cm" svg:y2="9.734cm">
            <text:p/>
          </draw:line>
          <draw:path draw:style-name="gr2" draw:text-style-name="P2" draw:layer="TiM_F" svg:width="0.354cm" svg:height="0.355cm" svg:x="32.588cm" svg:y="9.729cm" svg:viewBox="0 0 355 356" svg:d="M355 178c0-33-8-60-24-89-17-29-37-48-65-65-29-17-57-24-89-24-33 0-59 7-88 24s-50 36-66 65c-17 28-23 56-23 89 0 32 6 60 23 89 17 28 37 48 66 65 28 16 56 24 88 24 33 0 60-8 89-24 28-17 48-37 65-65 16-29 24-57 24-89z">
            <text:p/>
          </draw:path>
          <draw:line draw:style-name="gr1" draw:text-style-name="P1" draw:layer="TiM_F" svg:x1="31.414cm" svg:y1="3.563cm" svg:x2="31.489cm" svg:y2="3.638cm">
            <text:p/>
          </draw:line>
          <draw:path draw:style-name="gr2" draw:text-style-name="P2" draw:layer="TiM_F" svg:width="0.354cm" svg:height="0.355cm" svg:x="31.064cm" svg:y="3.633cm" svg:viewBox="0 0 355 356" svg:d="M355 178c0-33-8-61-24-89-17-28-37-49-65-65-29-16-57-24-89-24-33 0-60 8-88 24-29 16-50 37-66 65-17 28-23 56-23 89s6 60 23 89c17 28 37 49 66 65 28 16 56 24 88 24 33 0 60-8 89-24 28-16 48-37 65-65 16-29 24-56 24-89z">
            <text:p/>
          </draw:path>
          <draw:line draw:style-name="gr1" draw:text-style-name="P1" draw:layer="TiM_F" svg:x1="31.489cm" svg:y1="3.638cm" svg:x2="31.414cm" svg:y2="3.563cm">
            <text:p/>
          </draw:line>
          <draw:line draw:style-name="gr1" draw:text-style-name="P1" draw:layer="TiM_F" svg:x1="32.938cm" svg:y1="14.231cm" svg:x2="33.013cm" svg:y2="14.306cm">
            <text:p/>
          </draw:line>
          <draw:path draw:style-name="gr2" draw:text-style-name="P2" draw:layer="TiM_F" svg:width="0.354cm" svg:height="0.354cm" svg:x="32.588cm" svg:y="14.301cm" svg:viewBox="0 0 355 355" svg:d="M355 178c0-33-8-60-24-89-17-29-37-48-65-65-29-17-57-24-89-24-33 0-59 7-88 24s-50 36-66 65c-17 28-23 56-23 89 0 32 6 59 23 88 16 28 37 49 66 66 28 16 56 23 88 23 33 0 60-7 89-23 28-17 48-38 65-66 16-29 24-56 24-88z">
            <text:p/>
          </draw:path>
          <draw:line draw:style-name="gr1" draw:text-style-name="P1" draw:layer="TiM_F" svg:x1="31.414cm" svg:y1="14.231cm" svg:x2="31.489cm" svg:y2="14.306cm">
            <text:p/>
          </draw:line>
          <draw:path draw:style-name="gr2" draw:text-style-name="P2" draw:layer="TiM_F" svg:width="0.354cm" svg:height="0.354cm" svg:x="31.064cm" svg:y="14.301cm" svg:viewBox="0 0 355 355" svg:d="M355 178c0-33-8-60-24-89-17-29-37-48-65-65-29-17-57-24-89-24-33 0-59 7-88 24s-50 36-66 65c-17 28-23 56-23 89 0 32 6 59 23 88 16 28 37 49 66 66 28 16 56 23 88 23 33 0 60-7 89-23 28-17 48-38 65-66 16-29 24-56 24-88z">
            <text:p/>
          </draw:path>
          <draw:line draw:style-name="gr1" draw:text-style-name="P1" draw:layer="TiM_F" svg:x1="28.367cm" svg:y1="14.231cm" svg:x2="28.442cm" svg:y2="14.306cm">
            <text:p/>
          </draw:line>
          <draw:path draw:style-name="gr2" draw:text-style-name="P2" draw:layer="TiM_F" svg:width="0.354cm" svg:height="0.354cm" svg:x="28.017cm" svg:y="14.301cm" svg:viewBox="0 0 355 355" svg:d="M355 178c0-33-7-61-23-89-17-29-38-48-66-65-29-17-56-24-88-24-33 0-60 7-89 24s-48 36-65 65-24 56-24 89c0 32 7 59 24 88 17 28 36 49 65 66 28 16 56 23 89 23 32 0 59-7 88-23 28-17 49-38 66-66 16-29 23-56 23-88z">
            <text:p/>
          </draw:path>
          <draw:line draw:style-name="gr1" draw:text-style-name="P1" draw:layer="TiM_F" svg:x1="29.891cm" svg:y1="14.231cm" svg:x2="29.966cm" svg:y2="14.306cm">
            <text:p/>
          </draw:line>
          <draw:path draw:style-name="gr2" draw:text-style-name="P2" draw:layer="TiM_F" svg:width="0.354cm" svg:height="0.354cm" svg:x="29.541cm" svg:y="14.301cm" svg:viewBox="0 0 355 355" svg:d="M355 178c0-33-7-61-23-89-17-29-38-48-66-65-29-17-56-24-88-24-33 0-60 7-89 24s-48 36-65 65-24 56-24 89c0 32 7 59 24 88 17 28 36 49 65 66 28 16 56 23 89 23 32 0 59-7 88-23 28-17 49-38 66-66 16-29 23-56 23-88z">
            <text:p/>
          </draw:path>
          <draw:line draw:style-name="gr1" draw:text-style-name="P1" draw:layer="TiM_F" svg:x1="26.843cm" svg:y1="14.231cm" svg:x2="26.918cm" svg:y2="14.306cm">
            <text:p/>
          </draw:line>
          <draw:path draw:style-name="gr2" draw:text-style-name="P2" draw:layer="TiM_F" svg:width="0.354cm" svg:height="0.354cm" svg:x="26.493cm" svg:y="14.301cm" svg:viewBox="0 0 355 355" svg:d="M355 178c0-33-7-61-23-89-17-29-37-49-65-65-29-17-57-24-89-24-33 0-60 7-89 24s-48 36-65 65-24 56-24 89c0 32 7 59 24 88 17 28 36 49 65 66 28 16 56 23 89 23 32 0 60-7 89-23 28-17 48-38 65-66 16-29 23-56 23-88z">
            <text:p/>
          </draw:path>
          <draw:line draw:style-name="gr1" draw:text-style-name="P1" draw:layer="TiM_F" svg:x1="37.51cm" svg:y1="3.563cm" svg:x2="37.585cm" svg:y2="3.638cm">
            <text:p/>
          </draw:line>
          <draw:path draw:style-name="gr2" draw:text-style-name="P2" draw:layer="TiM_F" svg:width="0.355cm" svg:height="0.355cm" svg:x="37.159cm" svg:y="3.633cm" svg:viewBox="0 0 356 356" svg:d="M356 178c0-33-8-61-24-89-17-28-37-49-65-65s-57-24-89-24c-33 0-61 8-89 24-29 16-49 37-65 65-17 28-24 56-24 89s7 60 24 89c17 28 36 49 65 65 28 16 57 24 89 24 33 0 61-8 89-24s48-37 65-65c16-29 24-56 24-89z">
            <text:p/>
          </draw:path>
          <draw:line draw:style-name="gr1" draw:text-style-name="P1" draw:layer="TiM_F" svg:x1="37.585cm" svg:y1="3.638cm" svg:x2="37.51cm" svg:y2="3.563cm">
            <text:p/>
          </draw:line>
          <draw:line draw:style-name="gr1" draw:text-style-name="P1" draw:layer="TiM_F" svg:x1="35.986cm" svg:y1="3.563cm" svg:x2="36.061cm" svg:y2="3.638cm">
            <text:p/>
          </draw:line>
          <draw:path draw:style-name="gr2" draw:text-style-name="P2" draw:layer="TiM_F" svg:width="0.354cm" svg:height="0.355cm" svg:x="35.636cm" svg:y="3.633cm" svg:viewBox="0 0 355 356" svg:d="M355 178c0-33-8-61-24-89-17-28-37-49-65-65-29-16-57-24-89-24-33 0-61 8-89 24-29 16-49 37-65 65-17 28-23 56-23 89s6 60 23 89c17 28 36 49 65 65 28 16 57 24 89 24 33 0 60-8 89-24 28-16 48-37 65-65 16-29 24-56 24-89z">
            <text:p/>
          </draw:path>
          <draw:line draw:style-name="gr1" draw:text-style-name="P1" draw:layer="TiM_F" svg:x1="37.51cm" svg:y1="14.231cm" svg:x2="37.585cm" svg:y2="14.306cm">
            <text:p/>
          </draw:line>
          <draw:path draw:style-name="gr2" draw:text-style-name="P2" draw:layer="TiM_F" svg:width="0.355cm" svg:height="0.354cm" svg:x="37.159cm" svg:y="14.301cm" svg:viewBox="0 0 356 355" svg:d="M356 178c0-33-8-60-24-89-17-29-37-49-65-65-28-17-57-24-89-24-33 0-61 7-89 24-29 16-49 36-65 65-17 28-24 56-24 89 0 32 7 59 24 88 16 28 36 49 65 66 29 16 57 23 89 23 33 0 61-7 89-23 28-17 48-38 65-66 16-29 24-56 24-88z">
            <text:p/>
          </draw:path>
          <draw:line draw:style-name="gr1" draw:text-style-name="P1" draw:layer="TiM_F" svg:x1="34.462cm" svg:y1="3.563cm" svg:x2="34.537cm" svg:y2="3.638cm">
            <text:p/>
          </draw:line>
          <draw:path draw:style-name="gr2" draw:text-style-name="P2" draw:layer="TiM_F" svg:width="0.354cm" svg:height="0.355cm" svg:x="34.112cm" svg:y="3.633cm" svg:viewBox="0 0 355 356" svg:d="M355 178c0-33-8-61-24-89-17-28-37-49-65-65-29-16-57-24-89-24-33 0-61 8-89 24-29 16-49 37-65 65-17 28-23 56-23 89s6 60 23 89c17 28 36 49 65 65 28 16 57 24 89 24 33 0 60-8 89-24 28-16 48-37 65-65 16-29 24-56 24-89z">
            <text:p/>
          </draw:path>
          <draw:line draw:style-name="gr1" draw:text-style-name="P1" draw:layer="TiM_F" svg:x1="34.462cm" svg:y1="8.135cm" svg:x2="34.537cm" svg:y2="8.21cm">
            <text:p/>
          </draw:line>
          <draw:path draw:style-name="gr2" draw:text-style-name="P2" draw:layer="TiM_F" svg:width="0.354cm" svg:height="0.355cm" svg:x="34.112cm" svg:y="8.205cm" svg:viewBox="0 0 355 356" svg:d="M355 178c0-33-8-61-24-89-17-28-37-48-65-65-29-17-57-24-89-24-33 0-61 7-89 24-29 16-49 37-65 65-17 28-23 56-23 89s6 60 23 89c17 28 36 48 65 65 29 16 57 24 89 24 33 0 60-8 89-24 28-17 48-37 65-65 16-29 24-56 24-89z">
            <text:p/>
          </draw:path>
          <draw:line draw:style-name="gr1" draw:text-style-name="P1" draw:layer="TiM_F" svg:x1="34.537cm" svg:y1="8.21cm" svg:x2="34.462cm" svg:y2="8.135cm">
            <text:p/>
          </draw:line>
          <draw:line draw:style-name="gr1" draw:text-style-name="P1" draw:layer="TiM_F" svg:x1="34.462cm" svg:y1="14.231cm" svg:x2="34.537cm" svg:y2="14.306cm">
            <text:p/>
          </draw:line>
          <draw:path draw:style-name="gr2" draw:text-style-name="P2" draw:layer="TiM_F" svg:width="0.354cm" svg:height="0.354cm" svg:x="34.112cm" svg:y="14.301cm" svg:viewBox="0 0 355 355" svg:d="M355 178c0-33-8-60-24-89-17-29-37-48-65-65-29-17-57-24-89-24-33 0-61 7-89 24-29 16-49 36-65 65-17 28-23 56-23 89 0 32 6 59 23 88 16 28 36 49 65 66 29 16 57 23 89 23 33 0 60-7 89-23 28-17 48-38 65-66 16-29 24-56 24-88z">
            <text:p/>
          </draw:path>
          <draw:line draw:style-name="gr1" draw:text-style-name="P1" draw:layer="TiM_F" svg:x1="34.462cm" svg:y1="9.659cm" svg:x2="34.537cm" svg:y2="9.734cm">
            <text:p/>
          </draw:line>
          <draw:path draw:style-name="gr2" draw:text-style-name="P2" draw:layer="TiM_F" svg:width="0.354cm" svg:height="0.355cm" svg:x="34.112cm" svg:y="9.729cm" svg:viewBox="0 0 355 356" svg:d="M355 178c0-33-8-60-24-89-17-29-37-48-65-65-29-17-57-24-89-24-33 0-61 7-89 24-29 16-49 36-65 65-17 28-23 56-23 89 0 32 6 60 23 89 17 28 36 48 65 65 29 16 57 24 89 24 33 0 60-8 89-24 28-17 48-37 65-65 16-29 24-57 24-89z">
            <text:p/>
          </draw:path>
          <draw:line draw:style-name="gr1" draw:text-style-name="P1" draw:layer="TiM_F" svg:x1="32.938cm" svg:y1="8.135cm" svg:x2="33.013cm" svg:y2="8.21cm">
            <text:p/>
          </draw:line>
          <draw:path draw:style-name="gr2" draw:text-style-name="P2" draw:layer="TiM_F" svg:width="0.354cm" svg:height="0.355cm" svg:x="32.588cm" svg:y="8.205cm" svg:viewBox="0 0 355 356" svg:d="M355 178c0-33-8-61-24-89-17-28-37-48-65-65-29-17-57-24-89-24-33 0-59 7-88 24s-50 37-66 65c-17 28-23 56-23 89s6 60 23 89c17 28 37 48 66 65 28 16 56 24 88 24 33 0 60-8 89-24 28-17 48-37 65-65 16-29 24-56 24-89z">
            <text:p/>
          </draw:path>
          <draw:line draw:style-name="gr1" draw:text-style-name="P1" draw:layer="TiM_F" svg:x1="33.013cm" svg:y1="8.21cm" svg:x2="32.938cm" svg:y2="8.135cm">
            <text:p/>
          </draw:line>
          <draw:line draw:style-name="gr1" draw:text-style-name="P1" draw:layer="TiM_F" svg:x1="42.082cm" svg:y1="14.231cm" svg:x2="42.157cm" svg:y2="14.306cm">
            <text:p/>
          </draw:line>
          <draw:path draw:style-name="gr2" draw:text-style-name="P2" draw:layer="TiM_F" svg:width="0.355cm" svg:height="0.354cm" svg:x="41.731cm" svg:y="14.301cm" svg:viewBox="0 0 356 355" svg:d="M356 178c0-33-8-61-24-89-16-29-37-49-65-65-28-17-56-24-89-24s-61 7-89 24c-29 16-49 36-65 65-16 28-24 56-24 89 0 32 8 59 24 88 16 28 36 49 65 66 29 16 56 23 89 23s61-7 89-23c28-17 49-38 65-66 16-29 24-56 24-88z">
            <text:p/>
          </draw:path>
          <draw:line draw:style-name="gr1" draw:text-style-name="P1" draw:layer="TiM_F" svg:x1="42.082cm" svg:y1="12.707cm" svg:x2="42.157cm" svg:y2="12.782cm">
            <text:p/>
          </draw:line>
          <draw:path draw:style-name="gr2" draw:text-style-name="P2" draw:layer="TiM_F" svg:width="0.355cm" svg:height="0.354cm" svg:x="41.731cm" svg:y="12.777cm" svg:viewBox="0 0 356 355" svg:d="M356 178c0-33-8-61-24-89-16-29-37-49-65-65-28-17-56-24-89-24s-61 7-89 24c-29 16-49 36-65 65-16 28-24 56-24 89 0 32 8 60 24 89 16 28 36 48 65 65 29 16 56 23 89 23s61-7 89-23c28-17 49-37 65-65 16-29 24-57 24-89z">
            <text:p/>
          </draw:path>
          <draw:line draw:style-name="gr1" draw:text-style-name="P1" draw:layer="TiM_F" svg:x1="40.558cm" svg:y1="14.231cm" svg:x2="40.633cm" svg:y2="14.306cm">
            <text:p/>
          </draw:line>
          <draw:path draw:style-name="gr2" draw:text-style-name="P2" draw:layer="TiM_F" svg:width="0.355cm" svg:height="0.354cm" svg:x="40.207cm" svg:y="14.301cm" svg:viewBox="0 0 356 355" svg:d="M356 178c0-33-8-61-24-89-16-29-37-49-65-65-28-17-56-24-89-24s-61 7-89 24c-29 16-49 36-65 65-17 28-24 56-24 89 0 32 7 59 24 88 16 28 36 49 65 66 29 16 56 23 89 23s61-7 89-23c28-17 49-38 65-66 16-29 24-56 24-88z">
            <text:p/>
          </draw:path>
          <draw:line draw:style-name="gr1" draw:text-style-name="P1" draw:layer="TiM_F" svg:x1="40.558cm" svg:y1="9.659cm" svg:x2="40.633cm" svg:y2="9.734cm">
            <text:p/>
          </draw:line>
          <draw:path draw:style-name="gr2" draw:text-style-name="P2" draw:layer="TiM_F" svg:width="0.355cm" svg:height="0.355cm" svg:x="40.207cm" svg:y="9.729cm" svg:viewBox="0 0 356 356" svg:d="M356 178c0-33-8-61-24-89-16-29-37-49-65-65-28-17-56-24-89-24s-61 7-89 24c-29 16-49 36-65 65-17 28-24 56-24 89 0 32 7 60 24 89 17 28 36 48 65 65 29 16 56 24 89 24s61-8 89-24c28-17 49-37 65-65 16-29 24-57 24-89z">
            <text:p/>
          </draw:path>
          <draw:line draw:style-name="gr1" draw:text-style-name="P1" draw:layer="TiM_F" svg:x1="42.082cm" svg:y1="9.659cm" svg:x2="42.157cm" svg:y2="9.734cm">
            <text:p/>
          </draw:line>
          <draw:path draw:style-name="gr2" draw:text-style-name="P2" draw:layer="TiM_F" svg:width="0.355cm" svg:height="0.355cm" svg:x="41.731cm" svg:y="9.729cm" svg:viewBox="0 0 356 356" svg:d="M356 178c0-33-8-61-24-89-16-29-37-49-65-65-28-17-56-24-89-24s-61 7-89 24c-29 16-49 36-65 65-16 28-24 56-24 89 0 32 8 60 24 89 16 28 36 48 65 65 29 16 56 24 89 24s61-8 89-24c28-17 49-37 65-65 16-29 24-57 24-89z">
            <text:p/>
          </draw:path>
          <draw:line draw:style-name="gr1" draw:text-style-name="P1" draw:layer="TiM_F" svg:x1="42.082cm" svg:y1="11.183cm" svg:x2="42.157cm" svg:y2="11.258cm">
            <text:p/>
          </draw:line>
          <draw:path draw:style-name="gr2" draw:text-style-name="P2" draw:layer="TiM_F" svg:width="0.355cm" svg:height="0.354cm" svg:x="41.731cm" svg:y="11.253cm" svg:viewBox="0 0 356 355" svg:d="M356 178c0-33-8-61-24-89-16-29-37-49-65-65-28-17-56-24-89-24s-61 7-89 24c-29 16-49 36-65 65-16 28-24 56-24 89 0 32 8 60 24 89 16 28 36 48 65 65 29 16 56 23 89 23s61-7 89-23c28-17 49-37 65-65 16-29 24-57 24-89z">
            <text:p/>
          </draw:path>
          <draw:line draw:style-name="gr1" draw:text-style-name="P1" draw:layer="TiM_F" svg:x1="40.558cm" svg:y1="8.135cm" svg:x2="40.633cm" svg:y2="8.21cm">
            <text:p/>
          </draw:line>
          <draw:path draw:style-name="gr2" draw:text-style-name="P2" draw:layer="TiM_F" svg:width="0.355cm" svg:height="0.355cm" svg:x="40.207cm" svg:y="8.205cm" svg:viewBox="0 0 356 356" svg:d="M356 178c0-33-8-61-24-89s-37-49-65-65c-28-17-56-24-89-24s-61 7-89 24c-29 16-49 37-65 65-17 28-24 56-24 89s7 60 24 89c17 28 36 48 65 65 29 16 56 24 89 24s61-8 89-24c28-17 49-37 65-65 16-29 24-56 24-89z">
            <text:p/>
          </draw:path>
          <draw:line draw:style-name="gr1" draw:text-style-name="P1" draw:layer="TiM_F" svg:x1="40.633cm" svg:y1="8.21cm" svg:x2="40.558cm" svg:y2="8.135cm">
            <text:p/>
          </draw:line>
          <draw:line draw:style-name="gr1" draw:text-style-name="P1" draw:layer="TiM_F" svg:x1="42.082cm" svg:y1="8.135cm" svg:x2="42.157cm" svg:y2="8.21cm">
            <text:p/>
          </draw:line>
          <draw:path draw:style-name="gr2" draw:text-style-name="P2" draw:layer="TiM_F" svg:width="0.355cm" svg:height="0.355cm" svg:x="41.731cm" svg:y="8.205cm" svg:viewBox="0 0 356 356" svg:d="M356 178c0-33-8-61-24-89s-37-49-65-65c-28-17-56-24-89-24s-61 7-89 24c-29 16-49 37-65 65s-24 56-24 89 8 60 24 89c16 28 36 48 65 65 29 16 56 24 89 24s61-8 89-24c28-17 49-37 65-65 16-29 24-56 24-89z">
            <text:p/>
          </draw:path>
          <draw:line draw:style-name="gr1" draw:text-style-name="P1" draw:layer="TiM_F" svg:x1="42.157cm" svg:y1="8.21cm" svg:x2="42.082cm" svg:y2="8.135cm">
            <text:p/>
          </draw:line>
          <draw:line draw:style-name="gr1" draw:text-style-name="P1" draw:layer="TiM_F" svg:x1="39.034cm" svg:y1="8.135cm" svg:x2="39.109cm" svg:y2="8.21cm">
            <text:p/>
          </draw:line>
          <draw:path draw:style-name="gr2" draw:text-style-name="P2" draw:layer="TiM_F" svg:width="0.355cm" svg:height="0.355cm" svg:x="38.683cm" svg:y="8.205cm" svg:viewBox="0 0 356 356" svg:d="M356 178c0-33-8-61-24-89-17-28-37-49-65-65-28-17-56-24-89-24s-61 7-89 24c-29 16-49 37-65 65-17 28-24 56-24 89s7 60 24 89c17 28 36 48 65 65 29 16 56 24 89 24s61-8 89-24c28-17 48-37 65-65 16-29 24-56 24-89z">
            <text:p/>
          </draw:path>
          <draw:line draw:style-name="gr1" draw:text-style-name="P1" draw:layer="TiM_F" svg:x1="39.109cm" svg:y1="8.21cm" svg:x2="39.034cm" svg:y2="8.135cm">
            <text:p/>
          </draw:line>
          <draw:line draw:style-name="gr1" draw:text-style-name="P1" draw:layer="TiM_F" svg:x1="39.034cm" svg:y1="9.659cm" svg:x2="39.109cm" svg:y2="9.734cm">
            <text:p/>
          </draw:line>
          <draw:path draw:style-name="gr2" draw:text-style-name="P2" draw:layer="TiM_F" svg:width="0.355cm" svg:height="0.355cm" svg:x="38.683cm" svg:y="9.729cm" svg:viewBox="0 0 356 356" svg:d="M356 178c0-33-8-60-24-89-17-29-37-49-65-65-28-17-56-24-89-24s-61 7-89 24c-29 16-49 36-65 65-17 28-24 56-24 89 0 32 7 60 24 89 17 28 36 48 65 65 29 16 56 24 89 24s61-8 89-24c28-17 48-37 65-65 16-29 24-57 24-89z">
            <text:p/>
          </draw:path>
          <draw:line draw:style-name="gr1" draw:text-style-name="P1" draw:layer="TiM_F" svg:x1="39.034cm" svg:y1="14.231cm" svg:x2="39.109cm" svg:y2="14.306cm">
            <text:p/>
          </draw:line>
          <draw:path draw:style-name="gr2" draw:text-style-name="P2" draw:layer="TiM_F" svg:width="0.355cm" svg:height="0.354cm" svg:x="38.683cm" svg:y="14.301cm" svg:viewBox="0 0 356 355" svg:d="M356 178c0-33-8-60-24-89-17-29-37-49-65-65-28-17-56-24-89-24s-61 7-89 24c-29 16-49 36-65 65-17 28-24 56-24 89 0 32 7 59 24 88 16 28 36 49 65 66 29 16 56 23 89 23s61-7 89-23c28-17 48-38 65-66 16-29 24-56 24-88z">
            <text:p/>
          </draw:path>
          <draw:line draw:style-name="gr1" draw:text-style-name="P1" draw:layer="TiM_F" svg:x1="42.082cm" svg:y1="5.087cm" svg:x2="42.157cm" svg:y2="5.162cm">
            <text:p/>
          </draw:line>
          <draw:path draw:style-name="gr2" draw:text-style-name="P2" draw:layer="TiM_F" svg:width="0.355cm" svg:height="0.355cm" svg:x="41.731cm" svg:y="5.157cm" svg:viewBox="0 0 356 356" svg:d="M356 178c0-33-8-61-24-89s-37-49-65-65-56-24-89-24-61 8-89 24c-29 16-49 37-65 65s-24 56-24 89 8 60 24 89c16 28 36 48 65 65 29 16 56 24 89 24s61-8 89-24c28-17 49-37 65-65 16-29 24-56 24-89z">
            <text:p/>
          </draw:path>
          <draw:line draw:style-name="gr1" draw:text-style-name="P1" draw:layer="TiM_F" svg:x1="42.157cm" svg:y1="5.162cm" svg:x2="42.082cm" svg:y2="5.087cm">
            <text:p/>
          </draw:line>
          <draw:line draw:style-name="gr1" draw:text-style-name="P1" draw:layer="TiM_F" svg:x1="42.082cm" svg:y1="6.611cm" svg:x2="42.157cm" svg:y2="6.686cm">
            <text:p/>
          </draw:line>
          <draw:path draw:style-name="gr2" draw:text-style-name="P2" draw:layer="TiM_F" svg:width="0.355cm" svg:height="0.355cm" svg:x="41.731cm" svg:y="6.681cm" svg:viewBox="0 0 356 356" svg:d="M356 178c0-33-8-61-24-89s-37-49-65-65c-28-17-56-24-89-24s-61 7-89 24c-29 16-49 37-65 65s-24 56-24 89 8 60 24 89c16 28 36 48 65 65 29 16 56 24 89 24s61-8 89-24c28-17 49-37 65-65 16-29 24-56 24-89z">
            <text:p/>
          </draw:path>
          <draw:line draw:style-name="gr1" draw:text-style-name="P1" draw:layer="TiM_F" svg:x1="42.157cm" svg:y1="6.686cm" svg:x2="42.082cm" svg:y2="6.611cm">
            <text:p/>
          </draw:line>
          <draw:line draw:style-name="gr1" draw:text-style-name="P1" draw:layer="TiM_F" svg:x1="40.558cm" svg:y1="3.563cm" svg:x2="40.633cm" svg:y2="3.638cm">
            <text:p/>
          </draw:line>
          <draw:path draw:style-name="gr2" draw:text-style-name="P2" draw:layer="TiM_F" svg:width="0.355cm" svg:height="0.355cm" svg:x="40.207cm" svg:y="3.633cm" svg:viewBox="0 0 356 356" svg:d="M356 178c0-33-8-61-24-89s-37-49-65-65-56-24-89-24-61 8-89 24c-29 16-49 37-65 65-17 28-24 56-24 89s7 60 24 89c17 28 36 49 65 65 28 16 56 24 89 24s61-8 89-24 49-37 65-65c16-29 24-56 24-89z">
            <text:p/>
          </draw:path>
          <draw:line draw:style-name="gr1" draw:text-style-name="P1" draw:layer="TiM_F" svg:x1="40.633cm" svg:y1="3.638cm" svg:x2="40.558cm" svg:y2="3.563cm">
            <text:p/>
          </draw:line>
          <draw:line draw:style-name="gr1" draw:text-style-name="P1" draw:layer="TiM_F" svg:x1="42.082cm" svg:y1="3.563cm" svg:x2="42.157cm" svg:y2="3.638cm">
            <text:p/>
          </draw:line>
          <draw:path draw:style-name="gr2" draw:text-style-name="P2" draw:layer="TiM_F" svg:width="0.355cm" svg:height="0.355cm" svg:x="41.731cm" svg:y="3.633cm" svg:viewBox="0 0 356 356" svg:d="M356 178c0-33-8-61-24-89s-37-49-65-65-56-24-89-24-61 8-89 24c-29 16-49 37-65 65s-24 56-24 89 8 60 24 89c16 28 36 49 65 65 28 16 56 24 89 24s61-8 89-24 49-37 65-65c16-29 24-56 24-89z">
            <text:p/>
          </draw:path>
          <draw:line draw:style-name="gr1" draw:text-style-name="P1" draw:layer="TiM_F" svg:x1="42.157cm" svg:y1="3.638cm" svg:x2="42.082cm" svg:y2="3.563cm">
            <text:p/>
          </draw:line>
          <draw:line draw:style-name="gr1" draw:text-style-name="P1" draw:layer="TiM_F" svg:x1="39.034cm" svg:y1="3.563cm" svg:x2="39.109cm" svg:y2="3.638cm">
            <text:p/>
          </draw:line>
          <draw:path draw:style-name="gr2" draw:text-style-name="P2" draw:layer="TiM_F" svg:width="0.355cm" svg:height="0.355cm" svg:x="38.683cm" svg:y="3.633cm" svg:viewBox="0 0 356 356" svg:d="M356 178c0-33-8-61-24-89-17-28-37-49-65-65s-56-24-89-24-61 8-89 24c-29 16-49 37-65 65-17 28-24 56-24 89s7 60 24 89c17 28 36 49 65 65 28 16 56 24 89 24s61-8 89-24 48-37 65-65c16-29 24-56 24-89z">
            <text:p/>
          </draw:path>
          <draw:line draw:style-name="gr1" draw:text-style-name="P1" draw:layer="TiM_F" svg:x1="39.109cm" svg:y1="3.638cm" svg:x2="39.034cm" svg:y2="3.563cm">
            <text:p/>
          </draw:line>
          <draw:line draw:style-name="gr1" draw:text-style-name="P1" draw:layer="TiM_F" svg:x1="23.795cm" svg:y1="3.563cm" svg:x2="23.87cm" svg:y2="3.638cm">
            <text:p/>
          </draw:line>
          <draw:path draw:style-name="gr2" draw:text-style-name="P2" draw:layer="TiM_F" svg:width="0.355cm" svg:height="0.355cm" svg:x="23.445cm" svg:y="3.633cm" svg:viewBox="0 0 356 356" svg:d="M356 178c0-33-8-61-24-89-17-28-37-49-65-65-29-16-57-24-89-24-33 0-61 8-89 24s-49 37-65 65c-17 28-24 56-24 89s7 60 24 89c16 28 37 49 65 65s56 24 89 24c32 0 60-8 89-24 28-16 48-37 65-65 16-29 24-56 24-89z">
            <text:p/>
          </draw:path>
          <draw:line draw:style-name="gr1" draw:text-style-name="P1" draw:layer="TiM_F" svg:x1="23.87cm" svg:y1="3.638cm" svg:x2="23.795cm" svg:y2="3.563cm">
            <text:p/>
          </draw:line>
          <draw:line draw:style-name="gr1" draw:text-style-name="P1" draw:layer="TiM_F" svg:x1="23.795cm" svg:y1="14.231cm" svg:x2="23.87cm" svg:y2="14.306cm">
            <text:p/>
          </draw:line>
          <draw:path draw:style-name="gr2" draw:text-style-name="P2" draw:layer="TiM_F" svg:width="0.355cm" svg:height="0.354cm" svg:x="23.445cm" svg:y="14.301cm" svg:viewBox="0 0 356 355" svg:d="M356 178c0-33-8-61-24-89-17-29-37-49-65-65-29-17-57-24-89-24-33 0-61 7-89 24-28 16-48 36-65 65s-24 56-24 89c0 32 7 59 24 88 17 28 37 49 65 66 28 16 56 23 89 23 32 0 60-7 89-23 28-17 48-38 65-66 16-29 24-56 24-88z">
            <text:p/>
          </draw:path>
          <draw:line draw:style-name="gr1" draw:text-style-name="P1" draw:layer="TiM_F" svg:x1="25.319cm" svg:y1="3.563cm" svg:x2="25.394cm" svg:y2="3.638cm">
            <text:p/>
          </draw:line>
          <draw:path draw:style-name="gr2" draw:text-style-name="P2" draw:layer="TiM_F" svg:width="0.354cm" svg:height="0.355cm" svg:x="24.969cm" svg:y="3.633cm" svg:viewBox="0 0 355 356" svg:d="M355 178c0-33-7-61-23-89-17-28-37-49-65-65-29-16-57-24-89-24-33 0-61 8-89 24-29 16-49 37-65 65-17 28-24 56-24 89s7 60 24 89c16 28 36 49 65 65 28 16 56 24 89 24 32 0 60-8 89-24 28-16 48-37 65-65 16-29 23-56 23-89z">
            <text:p/>
          </draw:path>
          <draw:line draw:style-name="gr1" draw:text-style-name="P1" draw:layer="TiM_F" svg:x1="25.319cm" svg:y1="14.231cm" svg:x2="25.394cm" svg:y2="14.306cm">
            <text:p/>
          </draw:line>
          <draw:path draw:style-name="gr2" draw:text-style-name="P2" draw:layer="TiM_F" svg:width="0.354cm" svg:height="0.354cm" svg:x="24.969cm" svg:y="14.301cm" svg:viewBox="0 0 355 355" svg:d="M355 178c0-33-7-61-23-89-17-29-37-49-65-65-29-17-57-24-89-24-33 0-60 7-89 24s-48 36-65 65-24 56-24 89c0 32 7 59 24 88 17 28 36 49 65 66 28 16 56 23 89 23 32 0 60-7 89-23 28-17 48-38 65-66 16-29 23-56 23-88z">
            <text:p/>
          </draw:path>
          <draw:line draw:style-name="gr1" draw:text-style-name="P1" draw:layer="TiM_F" svg:x1="19.223cm" svg:y1="11.183cm" svg:x2="19.298cm" svg:y2="11.258cm">
            <text:p/>
          </draw:line>
          <draw:path draw:style-name="gr2" draw:text-style-name="P2" draw:layer="TiM_F" svg:width="0.355cm" svg:height="0.354cm" svg:x="18.873cm" svg:y="11.253cm" svg:viewBox="0 0 356 355" svg:d="M356 178c0-33-8-61-24-89-16-29-37-49-65-65-29-17-56-24-89-24s-61 7-89 24c-28 16-49 36-65 65-16 28-24 56-24 89 0 32 8 60 24 89 16 28 37 48 65 65 28 16 56 23 89 23s60-7 89-23c28-17 49-37 65-65 16-29 24-57 24-89z">
            <text:p/>
          </draw:path>
          <draw:line draw:style-name="gr1" draw:text-style-name="P1" draw:layer="TiM_F" svg:x1="19.223cm" svg:y1="9.659cm" svg:x2="19.298cm" svg:y2="9.734cm">
            <text:p/>
          </draw:line>
          <draw:path draw:style-name="gr2" draw:text-style-name="P2" draw:layer="TiM_F" svg:width="0.355cm" svg:height="0.355cm" svg:x="18.873cm" svg:y="9.729cm" svg:viewBox="0 0 356 356" svg:d="M356 178c0-33-8-61-24-89-16-29-37-49-65-65-29-17-56-24-89-24s-61 7-89 24c-28 16-49 36-65 65-16 28-24 56-24 89 0 32 8 60 24 89 16 28 37 48 65 65 28 16 56 24 89 24s60-8 89-24c28-17 49-37 65-65 16-29 24-57 24-89z">
            <text:p/>
          </draw:path>
          <draw:line draw:style-name="gr1" draw:text-style-name="P1" draw:layer="TiM_F" svg:x1="19.223cm" svg:y1="5.087cm" svg:x2="19.298cm" svg:y2="5.162cm">
            <text:p/>
          </draw:line>
          <draw:path draw:style-name="gr2" draw:text-style-name="P2" draw:layer="TiM_F" svg:width="0.355cm" svg:height="0.355cm" svg:x="18.873cm" svg:y="5.157cm" svg:viewBox="0 0 356 356" svg:d="M356 178c0-33-8-61-24-89s-37-49-65-65c-29-16-56-24-89-24s-61 8-89 24-49 37-65 65-24 56-24 89 8 60 24 89c16 28 37 48 65 65 28 16 56 24 89 24s60-8 89-24c28-17 49-37 65-65 16-29 24-56 24-89z">
            <text:p/>
          </draw:path>
          <draw:line draw:style-name="gr1" draw:text-style-name="P1" draw:layer="TiM_F" svg:x1="19.298cm" svg:y1="5.162cm" svg:x2="19.223cm" svg:y2="5.087cm">
            <text:p/>
          </draw:line>
          <draw:line draw:style-name="gr1" draw:text-style-name="P1" draw:layer="TiM_F" svg:x1="19.223cm" svg:y1="6.611cm" svg:x2="19.298cm" svg:y2="6.686cm">
            <text:p/>
          </draw:line>
          <draw:path draw:style-name="gr2" draw:text-style-name="P2" draw:layer="TiM_F" svg:width="0.355cm" svg:height="0.355cm" svg:x="18.873cm" svg:y="6.681cm" svg:viewBox="0 0 356 356" svg:d="M356 178c0-33-8-61-24-89s-37-49-65-65c-29-17-56-24-89-24s-61 7-89 24c-28 16-49 37-65 65s-24 56-24 89 8 60 24 89c16 28 37 48 65 65 28 16 56 24 89 24s60-8 89-24c28-17 49-37 65-65 16-29 24-56 24-89z">
            <text:p/>
          </draw:path>
          <draw:line draw:style-name="gr1" draw:text-style-name="P1" draw:layer="TiM_F" svg:x1="19.298cm" svg:y1="6.686cm" svg:x2="19.223cm" svg:y2="6.611cm">
            <text:p/>
          </draw:line>
          <draw:line draw:style-name="gr1" draw:text-style-name="P1" draw:layer="TiM_F" svg:x1="20.747cm" svg:y1="9.659cm" svg:x2="20.822cm" svg:y2="9.734cm">
            <text:p/>
          </draw:line>
          <draw:path draw:style-name="gr2" draw:text-style-name="P2" draw:layer="TiM_F" svg:width="0.355cm" svg:height="0.355cm" svg:x="20.397cm" svg:y="9.729cm" svg:viewBox="0 0 356 356" svg:d="M356 178c0-33-8-61-24-89-17-29-37-49-65-65-29-17-56-24-89-24s-61 7-89 24c-28 16-49 36-65 65-16 28-24 56-24 89 0 32 8 60 24 89 16 28 37 48 65 65 28 16 56 24 89 24s60-8 89-24c28-17 48-37 65-65 16-29 24-57 24-89z">
            <text:p/>
          </draw:path>
          <draw:line draw:style-name="gr1" draw:text-style-name="P1" draw:layer="TiM_F" svg:x1="19.223cm" svg:y1="12.707cm" svg:x2="19.298cm" svg:y2="12.782cm">
            <text:p/>
          </draw:line>
          <draw:path draw:style-name="gr2" draw:text-style-name="P2" draw:layer="TiM_F" svg:width="0.355cm" svg:height="0.354cm" svg:x="18.873cm" svg:y="12.777cm" svg:viewBox="0 0 356 355" svg:d="M356 178c0-33-8-61-24-89-16-29-37-49-65-65-29-17-56-24-89-24s-61 7-89 24c-28 16-49 36-65 65-16 28-24 56-24 89 0 32 8 60 24 89 16 28 37 48 65 65 28 16 56 23 89 23s60-7 89-23c28-17 49-37 65-65 16-29 24-57 24-89z">
            <text:p/>
          </draw:path>
          <draw:line draw:style-name="gr1" draw:text-style-name="P1" draw:layer="TiM_F" svg:x1="22.271cm" svg:y1="14.231cm" svg:x2="22.346cm" svg:y2="14.306cm">
            <text:p/>
          </draw:line>
          <draw:path draw:style-name="gr2" draw:text-style-name="P2" draw:layer="TiM_F" svg:width="0.355cm" svg:height="0.354cm" svg:x="21.921cm" svg:y="14.301cm" svg:viewBox="0 0 356 355" svg:d="M356 178c0-33-8-61-24-89-17-29-37-49-65-65-29-17-56-24-89-24s-61 7-89 24c-28 16-48 36-65 65s-24 56-24 89c0 32 7 59 24 88 17 28 37 49 65 66 28 16 56 23 89 23s60-7 89-23c28-17 48-38 65-66 16-29 24-56 24-88z">
            <text:p/>
          </draw:path>
          <draw:line draw:style-name="gr1" draw:text-style-name="P1" draw:layer="TiM_F" svg:x1="22.271cm" svg:y1="8.135cm" svg:x2="22.346cm" svg:y2="8.21cm">
            <text:p/>
          </draw:line>
          <draw:path draw:style-name="gr2" draw:text-style-name="P2" draw:layer="TiM_F" svg:width="0.355cm" svg:height="0.355cm" svg:x="21.921cm" svg:y="8.205cm" svg:viewBox="0 0 356 356" svg:d="M356 178c0-33-8-61-24-89-17-28-37-49-65-65-29-17-56-24-89-24s-61 7-89 24c-28 16-49 37-65 65-17 28-24 56-24 89s7 60 24 89c16 28 37 48 65 65 28 16 56 24 89 24s60-8 89-24c28-17 48-37 65-65 16-29 24-56 24-89z">
            <text:p/>
          </draw:path>
          <draw:line draw:style-name="gr1" draw:text-style-name="P1" draw:layer="TiM_F" svg:x1="22.346cm" svg:y1="8.21cm" svg:x2="22.271cm" svg:y2="8.135cm">
            <text:p/>
          </draw:line>
          <draw:line draw:style-name="gr1" draw:text-style-name="P1" draw:layer="TiM_F" svg:x1="22.271cm" svg:y1="9.659cm" svg:x2="22.346cm" svg:y2="9.734cm">
            <text:p/>
          </draw:line>
          <draw:path draw:style-name="gr2" draw:text-style-name="P2" draw:layer="TiM_F" svg:width="0.355cm" svg:height="0.355cm" svg:x="21.921cm" svg:y="9.729cm" svg:viewBox="0 0 356 356" svg:d="M356 178c0-33-8-61-24-89-17-29-37-49-65-65-29-17-56-24-89-24s-61 7-89 24c-28 16-48 36-65 65s-24 56-24 89c0 32 7 60 24 89 16 28 37 48 65 65 28 16 56 24 89 24s60-8 89-24c28-17 48-37 65-65 16-29 24-57 24-89z">
            <text:p/>
          </draw:path>
          <draw:line draw:style-name="gr1" draw:text-style-name="P1" draw:layer="TiM_F" svg:x1="20.747cm" svg:y1="14.231cm" svg:x2="20.822cm" svg:y2="14.306cm">
            <text:p/>
          </draw:line>
          <draw:path draw:style-name="gr2" draw:text-style-name="P2" draw:layer="TiM_F" svg:width="0.355cm" svg:height="0.354cm" svg:x="20.397cm" svg:y="14.301cm" svg:viewBox="0 0 356 355" svg:d="M356 178c0-33-8-61-24-89-17-29-37-49-65-65-29-17-56-24-89-24s-61 7-89 24c-28 16-49 36-65 65-16 28-24 56-24 89 0 32 8 59 24 88 16 28 37 49 65 66 28 16 56 23 89 23s60-7 89-23c28-17 48-38 65-66 16-29 24-56 24-88z">
            <text:p/>
          </draw:path>
          <draw:line draw:style-name="gr1" draw:text-style-name="P1" draw:layer="TiM_F" svg:x1="20.747cm" svg:y1="8.135cm" svg:x2="20.822cm" svg:y2="8.21cm">
            <text:p/>
          </draw:line>
          <draw:path draw:style-name="gr2" draw:text-style-name="P2" draw:layer="TiM_F" svg:width="0.355cm" svg:height="0.355cm" svg:x="20.397cm" svg:y="8.205cm" svg:viewBox="0 0 356 356" svg:d="M356 178c0-33-8-61-24-89-17-28-37-49-65-65-29-17-56-24-89-24s-61 7-89 24c-28 16-49 37-65 65s-24 56-24 89 8 60 24 89c16 28 37 48 65 65 28 16 56 24 89 24s60-8 89-24c28-17 48-37 65-65 16-29 24-56 24-89z">
            <text:p/>
          </draw:path>
          <draw:line draw:style-name="gr1" draw:text-style-name="P1" draw:layer="TiM_F" svg:x1="20.822cm" svg:y1="8.21cm" svg:x2="20.747cm" svg:y2="8.135cm">
            <text:p/>
          </draw:line>
          <draw:line draw:style-name="gr1" draw:text-style-name="P1" draw:layer="TiM_F" svg:x1="19.223cm" svg:y1="14.231cm" svg:x2="19.298cm" svg:y2="14.306cm">
            <text:p/>
          </draw:line>
          <draw:path draw:style-name="gr2" draw:text-style-name="P2" draw:layer="TiM_F" svg:width="0.355cm" svg:height="0.354cm" svg:x="18.873cm" svg:y="14.301cm" svg:viewBox="0 0 356 355" svg:d="M356 178c0-33-8-61-24-89-16-29-37-49-65-65-29-17-56-24-89-24s-61 7-89 24c-28 16-49 36-65 65-16 28-24 56-24 89 0 32 8 59 24 88 16 28 37 49 65 66 28 16 56 23 89 23s60-7 89-23c28-17 49-38 65-66 16-29 24-56 24-88z">
            <text:p/>
          </draw:path>
          <draw:line draw:style-name="gr1" draw:text-style-name="P1" draw:layer="TiM_F" svg:x1="19.223cm" svg:y1="8.135cm" svg:x2="19.298cm" svg:y2="8.21cm">
            <text:p/>
          </draw:line>
          <draw:path draw:style-name="gr2" draw:text-style-name="P2" draw:layer="TiM_F" svg:width="0.355cm" svg:height="0.355cm" svg:x="18.873cm" svg:y="8.205cm" svg:viewBox="0 0 356 356" svg:d="M356 178c0-33-8-61-24-89s-37-49-65-65c-29-17-56-24-89-24s-61 7-89 24c-28 16-49 37-65 65s-24 56-24 89 8 60 24 89c16 28 37 48 65 65 28 16 56 24 89 24s60-8 89-24c28-17 49-37 65-65 16-29 24-56 24-89z">
            <text:p/>
          </draw:path>
          <draw:line draw:style-name="gr1" draw:text-style-name="P1" draw:layer="TiM_F" svg:x1="19.298cm" svg:y1="8.21cm" svg:x2="19.223cm" svg:y2="8.135cm">
            <text:p/>
          </draw:line>
          <draw:line draw:style-name="gr1" draw:text-style-name="P1" draw:layer="TiM_F" svg:x1="20.747cm" svg:y1="3.563cm" svg:x2="20.822cm" svg:y2="3.638cm">
            <text:p/>
          </draw:line>
          <draw:path draw:style-name="gr2" draw:text-style-name="P2" draw:layer="TiM_F" svg:width="0.355cm" svg:height="0.355cm" svg:x="20.397cm" svg:y="3.633cm" svg:viewBox="0 0 356 356" svg:d="M356 178c0-33-8-61-24-89-17-28-37-49-65-65-29-16-56-24-89-24s-61 8-89 24-49 37-65 65-24 56-24 89 8 60 24 89c16 28 37 49 65 65s56 24 89 24 60-8 89-24c28-16 48-37 65-65 16-29 24-56 24-89z">
            <text:p/>
          </draw:path>
          <draw:line draw:style-name="gr1" draw:text-style-name="P1" draw:layer="TiM_F" svg:x1="20.822cm" svg:y1="3.638cm" svg:x2="20.747cm" svg:y2="3.563cm">
            <text:p/>
          </draw:line>
          <draw:line draw:style-name="gr1" draw:text-style-name="P1" draw:layer="TiM_F" svg:x1="19.223cm" svg:y1="3.563cm" svg:x2="19.298cm" svg:y2="3.638cm">
            <text:p/>
          </draw:line>
          <draw:path draw:style-name="gr2" draw:text-style-name="P2" draw:layer="TiM_F" svg:width="0.355cm" svg:height="0.355cm" svg:x="18.873cm" svg:y="3.633cm" svg:viewBox="0 0 356 356" svg:d="M356 178c0-33-8-61-24-89s-37-49-65-65c-29-16-56-24-89-24s-61 8-89 24-49 37-65 65-24 56-24 89 8 60 24 89c16 28 37 49 65 65s56 24 89 24 60-8 89-24c28-16 49-37 65-65 16-29 24-56 24-89z">
            <text:p/>
          </draw:path>
          <draw:line draw:style-name="gr1" draw:text-style-name="P1" draw:layer="TiM_F" svg:x1="19.298cm" svg:y1="3.638cm" svg:x2="19.223cm" svg:y2="3.563cm">
            <text:p/>
          </draw:line>
          <draw:line draw:style-name="gr1" draw:text-style-name="P1" draw:layer="TiM_F" svg:x1="22.271cm" svg:y1="3.563cm" svg:x2="22.346cm" svg:y2="3.638cm">
            <text:p/>
          </draw:line>
          <draw:path draw:style-name="gr2" draw:text-style-name="P2" draw:layer="TiM_F" svg:width="0.355cm" svg:height="0.355cm" svg:x="21.921cm" svg:y="3.633cm" svg:viewBox="0 0 356 356" svg:d="M356 178c0-33-8-61-24-89-17-28-37-49-65-65-29-16-56-24-89-24s-61 8-89 24-49 37-65 65c-17 28-24 56-24 89s7 60 24 89c16 28 37 49 65 65s56 24 89 24 60-8 89-24c28-16 48-37 65-65 16-29 24-56 24-89z">
            <text:p/>
          </draw:path>
          <draw:line draw:style-name="gr1" draw:text-style-name="P1" draw:layer="TiM_F" svg:x1="22.346cm" svg:y1="3.638cm" svg:x2="22.271cm" svg:y2="3.563cm">
            <text:p/>
          </draw:line>
          <draw:line draw:style-name="gr1" draw:text-style-name="P1" draw:layer="TiM_F" svg:x1="24.544cm" svg:y1="14.851cm" svg:x2="24.524cm" svg:y2="14.871cm">
            <text:p/>
          </draw:line>
          <draw:line draw:style-name="gr1" draw:text-style-name="P1" draw:layer="TiM_F" svg:x1="24.524cm" svg:y1="14.871cm" svg:x2="24.524cm" svg:y2="14.895cm">
            <text:p/>
          </draw:line>
          <draw:line draw:style-name="gr1" draw:text-style-name="P1" draw:layer="TiM_F" svg:x1="24.544cm" svg:y1="14.915cm" svg:x2="24.524cm" svg:y2="14.895cm">
            <text:p/>
          </draw:line>
          <draw:line draw:style-name="gr1" draw:text-style-name="P1" draw:layer="TiM_F" svg:x1="24.524cm" svg:y1="14.895cm" svg:x2="24.5cm" svg:y2="14.895cm">
            <text:p/>
          </draw:line>
          <draw:line draw:style-name="gr1" draw:text-style-name="P1" draw:layer="TiM_F" svg:x1="24.5cm" svg:y1="14.895cm" svg:x2="24.48cm" svg:y2="14.915cm">
            <text:p/>
          </draw:line>
          <draw:line draw:style-name="gr1" draw:text-style-name="P1" draw:layer="TiM_F" svg:x1="24.5cm" svg:y1="14.871cm" svg:x2="24.48cm" svg:y2="14.851cm">
            <text:p/>
          </draw:line>
          <draw:line draw:style-name="gr1" draw:text-style-name="P1" draw:layer="TiM_F" svg:x1="24.5cm" svg:y1="14.871cm" svg:x2="24.524cm" svg:y2="14.871cm">
            <text:p/>
          </draw:line>
          <draw:line draw:style-name="gr1" draw:text-style-name="P1" draw:layer="TiM_F" svg:x1="24.5cm" svg:y1="14.895cm" svg:x2="24.5cm" svg:y2="14.871cm">
            <text:p/>
          </draw:line>
          <draw:line draw:style-name="gr1" draw:text-style-name="P1" draw:layer="TiM_F" svg:x1="23.02cm" svg:y1="14.851cm" svg:x2="23cm" svg:y2="14.871cm">
            <text:p/>
          </draw:line>
          <draw:line draw:style-name="gr1" draw:text-style-name="P1" draw:layer="TiM_F" svg:x1="23cm" svg:y1="14.871cm" svg:x2="23cm" svg:y2="14.895cm">
            <text:p/>
          </draw:line>
          <draw:line draw:style-name="gr1" draw:text-style-name="P1" draw:layer="TiM_F" svg:x1="23.02cm" svg:y1="14.915cm" svg:x2="23cm" svg:y2="14.895cm">
            <text:p/>
          </draw:line>
          <draw:line draw:style-name="gr1" draw:text-style-name="P1" draw:layer="TiM_F" svg:x1="23cm" svg:y1="14.895cm" svg:x2="22.976cm" svg:y2="14.895cm">
            <text:p/>
          </draw:line>
          <draw:line draw:style-name="gr1" draw:text-style-name="P1" draw:layer="TiM_F" svg:x1="22.976cm" svg:y1="14.895cm" svg:x2="22.956cm" svg:y2="14.915cm">
            <text:p/>
          </draw:line>
          <draw:line draw:style-name="gr1" draw:text-style-name="P1" draw:layer="TiM_F" svg:x1="22.976cm" svg:y1="14.871cm" svg:x2="22.956cm" svg:y2="14.851cm">
            <text:p/>
          </draw:line>
          <draw:line draw:style-name="gr1" draw:text-style-name="P1" draw:layer="TiM_F" svg:x1="22.976cm" svg:y1="14.871cm" svg:x2="23cm" svg:y2="14.871cm">
            <text:p/>
          </draw:line>
          <draw:line draw:style-name="gr1" draw:text-style-name="P1" draw:layer="TiM_F" svg:x1="22.976cm" svg:y1="14.895cm" svg:x2="22.976cm" svg:y2="14.871cm">
            <text:p/>
          </draw:line>
          <draw:line draw:style-name="gr1" draw:text-style-name="P1" draw:layer="TiM_F" svg:x1="24.29cm" svg:y1="14.851cm" svg:x2="24.27cm" svg:y2="14.871cm">
            <text:p/>
          </draw:line>
          <draw:line draw:style-name="gr1" draw:text-style-name="P1" draw:layer="TiM_F" svg:x1="24.27cm" svg:y1="14.871cm" svg:x2="24.27cm" svg:y2="14.895cm">
            <text:p/>
          </draw:line>
          <draw:line draw:style-name="gr1" draw:text-style-name="P1" draw:layer="TiM_F" svg:x1="24.29cm" svg:y1="14.915cm" svg:x2="24.27cm" svg:y2="14.895cm">
            <text:p/>
          </draw:line>
          <draw:line draw:style-name="gr1" draw:text-style-name="P1" draw:layer="TiM_F" svg:x1="24.27cm" svg:y1="14.895cm" svg:x2="24.246cm" svg:y2="14.895cm">
            <text:p/>
          </draw:line>
          <draw:line draw:style-name="gr1" draw:text-style-name="P1" draw:layer="TiM_F" svg:x1="24.246cm" svg:y1="14.895cm" svg:x2="24.226cm" svg:y2="14.915cm">
            <text:p/>
          </draw:line>
          <draw:line draw:style-name="gr1" draw:text-style-name="P1" draw:layer="TiM_F" svg:x1="24.246cm" svg:y1="14.871cm" svg:x2="24.226cm" svg:y2="14.851cm">
            <text:p/>
          </draw:line>
          <draw:line draw:style-name="gr1" draw:text-style-name="P1" draw:layer="TiM_F" svg:x1="24.246cm" svg:y1="14.871cm" svg:x2="24.27cm" svg:y2="14.871cm">
            <text:p/>
          </draw:line>
          <draw:line draw:style-name="gr1" draw:text-style-name="P1" draw:layer="TiM_F" svg:x1="24.246cm" svg:y1="14.895cm" svg:x2="24.246cm" svg:y2="14.871cm">
            <text:p/>
          </draw:line>
          <draw:line draw:style-name="gr1" draw:text-style-name="P1" draw:layer="TiM_F" svg:x1="38.004cm" svg:y1="14.851cm" svg:x2="37.984cm" svg:y2="14.871cm">
            <text:p/>
          </draw:line>
          <draw:line draw:style-name="gr1" draw:text-style-name="P1" draw:layer="TiM_F" svg:x1="37.984cm" svg:y1="14.871cm" svg:x2="37.984cm" svg:y2="14.895cm">
            <text:p/>
          </draw:line>
          <draw:line draw:style-name="gr1" draw:text-style-name="P1" draw:layer="TiM_F" svg:x1="38.004cm" svg:y1="14.915cm" svg:x2="37.984cm" svg:y2="14.895cm">
            <text:p/>
          </draw:line>
          <draw:line draw:style-name="gr1" draw:text-style-name="P1" draw:layer="TiM_F" svg:x1="37.984cm" svg:y1="14.895cm" svg:x2="37.96cm" svg:y2="14.895cm">
            <text:p/>
          </draw:line>
          <draw:line draw:style-name="gr1" draw:text-style-name="P1" draw:layer="TiM_F" svg:x1="37.96cm" svg:y1="14.895cm" svg:x2="37.94cm" svg:y2="14.915cm">
            <text:p/>
          </draw:line>
          <draw:line draw:style-name="gr1" draw:text-style-name="P1" draw:layer="TiM_F" svg:x1="37.96cm" svg:y1="14.871cm" svg:x2="37.94cm" svg:y2="14.851cm">
            <text:p/>
          </draw:line>
          <draw:line draw:style-name="gr1" draw:text-style-name="P1" draw:layer="TiM_F" svg:x1="37.96cm" svg:y1="14.871cm" svg:x2="37.984cm" svg:y2="14.871cm">
            <text:p/>
          </draw:line>
          <draw:line draw:style-name="gr1" draw:text-style-name="P1" draw:layer="TiM_F" svg:x1="37.96cm" svg:y1="14.895cm" svg:x2="37.96cm" svg:y2="14.871cm">
            <text:p/>
          </draw:line>
          <draw:line draw:style-name="gr1" draw:text-style-name="P1" draw:layer="TiM_F" svg:x1="22.766cm" svg:y1="14.851cm" svg:x2="22.746cm" svg:y2="14.871cm">
            <text:p/>
          </draw:line>
          <draw:line draw:style-name="gr1" draw:text-style-name="P1" draw:layer="TiM_F" svg:x1="22.746cm" svg:y1="14.871cm" svg:x2="22.746cm" svg:y2="14.895cm">
            <text:p/>
          </draw:line>
          <draw:line draw:style-name="gr1" draw:text-style-name="P1" draw:layer="TiM_F" svg:x1="22.766cm" svg:y1="14.915cm" svg:x2="22.746cm" svg:y2="14.895cm">
            <text:p/>
          </draw:line>
          <draw:line draw:style-name="gr1" draw:text-style-name="P1" draw:layer="TiM_F" svg:x1="22.746cm" svg:y1="14.895cm" svg:x2="22.722cm" svg:y2="14.895cm">
            <text:p/>
          </draw:line>
          <draw:line draw:style-name="gr1" draw:text-style-name="P1" draw:layer="TiM_F" svg:x1="22.722cm" svg:y1="14.895cm" svg:x2="22.702cm" svg:y2="14.915cm">
            <text:p/>
          </draw:line>
          <draw:line draw:style-name="gr1" draw:text-style-name="P1" draw:layer="TiM_F" svg:x1="22.722cm" svg:y1="14.871cm" svg:x2="22.702cm" svg:y2="14.851cm">
            <text:p/>
          </draw:line>
          <draw:line draw:style-name="gr1" draw:text-style-name="P1" draw:layer="TiM_F" svg:x1="22.722cm" svg:y1="14.871cm" svg:x2="22.746cm" svg:y2="14.871cm">
            <text:p/>
          </draw:line>
          <draw:line draw:style-name="gr1" draw:text-style-name="P1" draw:layer="TiM_F" svg:x1="22.722cm" svg:y1="14.895cm" svg:x2="22.722cm" svg:y2="14.871cm">
            <text:p/>
          </draw:line>
          <draw:line draw:style-name="gr1" draw:text-style-name="P1" draw:layer="TiM_F" svg:x1="38.258cm" svg:y1="14.851cm" svg:x2="38.238cm" svg:y2="14.871cm">
            <text:p/>
          </draw:line>
          <draw:line draw:style-name="gr1" draw:text-style-name="P1" draw:layer="TiM_F" svg:x1="38.238cm" svg:y1="14.871cm" svg:x2="38.238cm" svg:y2="14.895cm">
            <text:p/>
          </draw:line>
          <draw:line draw:style-name="gr1" draw:text-style-name="P1" draw:layer="TiM_F" svg:x1="38.258cm" svg:y1="14.915cm" svg:x2="38.238cm" svg:y2="14.895cm">
            <text:p/>
          </draw:line>
          <draw:line draw:style-name="gr1" draw:text-style-name="P1" draw:layer="TiM_F" svg:x1="38.238cm" svg:y1="14.895cm" svg:x2="38.214cm" svg:y2="14.895cm">
            <text:p/>
          </draw:line>
          <draw:line draw:style-name="gr1" draw:text-style-name="P1" draw:layer="TiM_F" svg:x1="38.214cm" svg:y1="14.895cm" svg:x2="38.194cm" svg:y2="14.915cm">
            <text:p/>
          </draw:line>
          <draw:line draw:style-name="gr1" draw:text-style-name="P1" draw:layer="TiM_F" svg:x1="38.214cm" svg:y1="14.871cm" svg:x2="38.194cm" svg:y2="14.851cm">
            <text:p/>
          </draw:line>
          <draw:line draw:style-name="gr1" draw:text-style-name="P1" draw:layer="TiM_F" svg:x1="38.214cm" svg:y1="14.871cm" svg:x2="38.238cm" svg:y2="14.871cm">
            <text:p/>
          </draw:line>
          <draw:line draw:style-name="gr1" draw:text-style-name="P1" draw:layer="TiM_F" svg:x1="38.214cm" svg:y1="14.895cm" svg:x2="38.214cm" svg:y2="14.871cm">
            <text:p/>
          </draw:line>
          <draw:line draw:style-name="gr1" draw:text-style-name="P1" draw:layer="TiM_F" svg:x1="23.011cm" svg:y1="27.042cm" svg:x2="23.02cm" svg:y2="27.042cm">
            <text:p/>
          </draw:line>
          <draw:line draw:style-name="gr1" draw:text-style-name="P1" draw:layer="TiM_F" svg:x1="22.956cm" svg:y1="27.042cm" svg:x2="22.965cm" svg:y2="27.042cm">
            <text:p/>
          </draw:line>
          <draw:line draw:style-name="gr1" draw:text-style-name="P1" draw:layer="TiM_F" svg:x1="23.015cm" svg:y1="27.106cm" svg:x2="23.02cm" svg:y2="27.106cm">
            <text:p/>
          </draw:line>
          <draw:line draw:style-name="gr1" draw:text-style-name="P1" draw:layer="TiM_F" svg:x1="22.956cm" svg:y1="27.106cm" svg:x2="22.961cm" svg:y2="27.106cm">
            <text:p/>
          </draw:line>
          <draw:line draw:style-name="gr1" draw:text-style-name="P1" draw:layer="TiM_F" svg:x1="24.281cm" svg:y1="27.042cm" svg:x2="24.29cm" svg:y2="27.042cm">
            <text:p/>
          </draw:line>
          <draw:line draw:style-name="gr1" draw:text-style-name="P1" draw:layer="TiM_F" svg:x1="24.226cm" svg:y1="27.042cm" svg:x2="24.235cm" svg:y2="27.042cm">
            <text:p/>
          </draw:line>
          <draw:line draw:style-name="gr1" draw:text-style-name="P1" draw:layer="TiM_F" svg:x1="24.285cm" svg:y1="27.106cm" svg:x2="24.29cm" svg:y2="27.106cm">
            <text:p/>
          </draw:line>
          <draw:line draw:style-name="gr1" draw:text-style-name="P1" draw:layer="TiM_F" svg:x1="24.226cm" svg:y1="27.106cm" svg:x2="24.231cm" svg:y2="27.106cm">
            <text:p/>
          </draw:line>
          <draw:line draw:style-name="gr1" draw:text-style-name="P1" draw:layer="TiM_F" svg:x1="24.535cm" svg:y1="27.042cm" svg:x2="24.544cm" svg:y2="27.042cm">
            <text:p/>
          </draw:line>
          <draw:line draw:style-name="gr1" draw:text-style-name="P1" draw:layer="TiM_F" svg:x1="24.48cm" svg:y1="27.042cm" svg:x2="24.489cm" svg:y2="27.042cm">
            <text:p/>
          </draw:line>
          <draw:line draw:style-name="gr1" draw:text-style-name="P1" draw:layer="TiM_F" svg:x1="24.539cm" svg:y1="27.106cm" svg:x2="24.544cm" svg:y2="27.106cm">
            <text:p/>
          </draw:line>
          <draw:line draw:style-name="gr1" draw:text-style-name="P1" draw:layer="TiM_F" svg:x1="24.48cm" svg:y1="27.106cm" svg:x2="24.485cm" svg:y2="27.106cm">
            <text:p/>
          </draw:line>
          <draw:line draw:style-name="gr1" draw:text-style-name="P1" draw:layer="TiM_F" svg:x1="22.757cm" svg:y1="27.042cm" svg:x2="22.766cm" svg:y2="27.042cm">
            <text:p/>
          </draw:line>
          <draw:line draw:style-name="gr1" draw:text-style-name="P1" draw:layer="TiM_F" svg:x1="22.702cm" svg:y1="27.042cm" svg:x2="22.711cm" svg:y2="27.042cm">
            <text:p/>
          </draw:line>
          <draw:line draw:style-name="gr1" draw:text-style-name="P1" draw:layer="TiM_F" svg:x1="22.761cm" svg:y1="27.106cm" svg:x2="22.766cm" svg:y2="27.106cm">
            <text:p/>
          </draw:line>
          <draw:line draw:style-name="gr1" draw:text-style-name="P1" draw:layer="TiM_F" svg:x1="22.702cm" svg:y1="27.106cm" svg:x2="22.707cm" svg:y2="27.106cm">
            <text:p/>
          </draw:line>
          <draw:line draw:style-name="gr1" draw:text-style-name="P1" draw:layer="TiM_F" svg:x1="37.995cm" svg:y1="27.042cm" svg:x2="38.004cm" svg:y2="27.042cm">
            <text:p/>
          </draw:line>
          <draw:line draw:style-name="gr1" draw:text-style-name="P1" draw:layer="TiM_F" svg:x1="37.94cm" svg:y1="27.042cm" svg:x2="37.949cm" svg:y2="27.042cm">
            <text:p/>
          </draw:line>
          <draw:line draw:style-name="gr1" draw:text-style-name="P1" draw:layer="TiM_F" svg:x1="37.999cm" svg:y1="27.106cm" svg:x2="38.004cm" svg:y2="27.106cm">
            <text:p/>
          </draw:line>
          <draw:line draw:style-name="gr1" draw:text-style-name="P1" draw:layer="TiM_F" svg:x1="37.94cm" svg:y1="27.106cm" svg:x2="37.945cm" svg:y2="27.106cm">
            <text:p/>
          </draw:line>
          <draw:line draw:style-name="gr1" draw:text-style-name="P1" draw:layer="TiM_F" svg:x1="38.249cm" svg:y1="27.042cm" svg:x2="38.258cm" svg:y2="27.042cm">
            <text:p/>
          </draw:line>
          <draw:line draw:style-name="gr1" draw:text-style-name="P1" draw:layer="TiM_F" svg:x1="38.194cm" svg:y1="27.042cm" svg:x2="38.203cm" svg:y2="27.042cm">
            <text:p/>
          </draw:line>
          <draw:line draw:style-name="gr1" draw:text-style-name="P1" draw:layer="TiM_F" svg:x1="38.253cm" svg:y1="27.106cm" svg:x2="38.258cm" svg:y2="27.106cm">
            <text:p/>
          </draw:line>
          <draw:line draw:style-name="gr1" draw:text-style-name="P1" draw:layer="TiM_F" svg:x1="38.194cm" svg:y1="27.106cm" svg:x2="38.199cm" svg:y2="27.106cm">
            <text:p/>
          </draw:line>
          <draw:line draw:style-name="gr1" draw:text-style-name="P1" draw:layer="TiM_F" svg:x1="28.367cm" svg:y1="15.754cm" svg:x2="28.442cm" svg:y2="15.829cm">
            <text:p/>
          </draw:line>
          <draw:path draw:style-name="gr2" draw:text-style-name="P2" draw:layer="TiM_F" svg:width="0.354cm" svg:height="0.354cm" svg:x="28.017cm" svg:y="15.824cm" svg:viewBox="0 0 355 355" svg:d="M355 178c0-33-7-61-23-89-17-29-38-48-66-65-29-17-56-24-88-24-33 0-60 7-89 24s-48 36-65 65-24 56-24 89c0 32 7 59 24 88 17 28 36 49 65 66 28 16 56 23 89 23 32 0 59-7 88-23 28-17 49-38 66-66 16-29 23-56 23-88z">
            <text:p/>
          </draw:path>
          <draw:line draw:style-name="gr1" draw:text-style-name="P1" draw:layer="TiM_F" svg:x1="26.843cm" svg:y1="15.754cm" svg:x2="26.918cm" svg:y2="15.829cm">
            <text:p/>
          </draw:line>
          <draw:path draw:style-name="gr2" draw:text-style-name="P2" draw:layer="TiM_F" svg:width="0.354cm" svg:height="0.354cm" svg:x="26.493cm" svg:y="15.824cm" svg:viewBox="0 0 355 355" svg:d="M355 178c0-33-7-61-23-89-17-29-37-49-65-65-29-17-57-24-89-24-33 0-60 7-89 24s-48 36-65 65-24 56-24 89c0 32 7 59 24 88 17 28 36 49 65 66 28 16 56 23 89 23 32 0 60-7 89-23 28-17 48-38 65-66 16-29 23-56 23-88z">
            <text:p/>
          </draw:path>
          <draw:line draw:style-name="gr1" draw:text-style-name="P1" draw:layer="TiM_F" svg:x1="26.843cm" svg:y1="21.85cm" svg:x2="26.918cm" svg:y2="21.925cm">
            <text:p/>
          </draw:line>
          <draw:path draw:style-name="gr2" draw:text-style-name="P2" draw:layer="TiM_F" svg:width="0.354cm" svg:height="0.354cm" svg:x="26.493cm" svg:y="21.92cm" svg:viewBox="0 0 355 355" svg:d="M355 177c0-32-7-60-23-89-17-29-37-48-65-65-29-17-57-23-89-23-33 0-61 6-89 23-29 16-49 36-65 65-17 28-24 56-24 89 0 32 7 60 24 89 17 28 36 48 65 65 29 16 56 24 89 24 32 0 60-8 89-24 28-17 48-37 65-65 16-29 23-56 23-89z">
            <text:p/>
          </draw:path>
          <draw:line draw:style-name="gr1" draw:text-style-name="P1" draw:layer="TiM_F" svg:x1="26.843cm" svg:y1="20.326cm" svg:x2="26.918cm" svg:y2="20.401cm">
            <text:p/>
          </draw:line>
          <draw:path draw:style-name="gr2" draw:text-style-name="P2" draw:layer="TiM_F" svg:width="0.354cm" svg:height="0.354cm" svg:x="26.493cm" svg:y="20.396cm" svg:viewBox="0 0 355 355" svg:d="M355 177c0-32-7-60-23-89-17-29-37-48-65-65-29-17-57-23-89-23-33 0-61 6-89 23-29 16-49 36-65 65-17 28-24 56-24 89 0 32 7 60 24 89 17 28 36 48 65 65 29 16 56 24 89 24 32 0 60-8 89-24 28-17 48-37 65-65 16-29 23-56 23-89z">
            <text:p/>
          </draw:path>
          <draw:line draw:style-name="gr1" draw:text-style-name="P1" draw:layer="TiM_F" svg:x1="28.367cm" svg:y1="21.85cm" svg:x2="28.442cm" svg:y2="21.925cm">
            <text:p/>
          </draw:line>
          <draw:path draw:style-name="gr2" draw:text-style-name="P2" draw:layer="TiM_F" svg:width="0.354cm" svg:height="0.354cm" svg:x="28.017cm" svg:y="21.92cm" svg:viewBox="0 0 355 355" svg:d="M355 177c0-32-7-60-23-89-17-29-38-49-66-65-29-17-56-23-88-23-33 0-61 6-89 23-29 16-49 36-65 65-17 28-24 56-24 89 0 32 7 60 24 89 17 28 36 48 65 65 29 16 56 24 89 24 32 0 59-8 88-24 28-17 49-37 66-65 16-29 23-56 23-89z">
            <text:p/>
          </draw:path>
          <draw:line draw:style-name="gr1" draw:text-style-name="P1" draw:layer="TiM_F" svg:x1="28.367cm" svg:y1="20.326cm" svg:x2="28.442cm" svg:y2="20.401cm">
            <text:p/>
          </draw:line>
          <draw:path draw:style-name="gr2" draw:text-style-name="P2" draw:layer="TiM_F" svg:width="0.354cm" svg:height="0.354cm" svg:x="28.017cm" svg:y="20.396cm" svg:viewBox="0 0 355 355" svg:d="M355 177c0-32-7-60-23-89-17-29-38-49-66-65-29-17-56-23-88-23-33 0-61 6-89 23-29 16-49 36-65 65-17 28-24 56-24 89 0 32 7 60 24 89 17 28 36 48 65 65 29 16 56 24 89 24 32 0 59-8 88-24 28-17 49-37 66-65 16-29 23-56 23-89z">
            <text:p/>
          </draw:path>
          <draw:line draw:style-name="gr1" draw:text-style-name="P1" draw:layer="TiM_F" svg:x1="29.891cm" svg:y1="15.754cm" svg:x2="29.966cm" svg:y2="15.829cm">
            <text:p/>
          </draw:line>
          <draw:path draw:style-name="gr2" draw:text-style-name="P2" draw:layer="TiM_F" svg:width="0.354cm" svg:height="0.354cm" svg:x="29.541cm" svg:y="15.824cm" svg:viewBox="0 0 355 355" svg:d="M355 178c0-33-7-61-23-89-17-29-38-48-66-65-29-17-56-24-88-24-33 0-60 7-89 24s-48 36-65 65-24 56-24 89c0 32 7 59 24 88 17 28 36 49 65 66 28 16 56 23 89 23 32 0 59-7 88-23 28-17 49-38 66-66 16-29 23-56 23-88z">
            <text:p/>
          </draw:path>
          <draw:line draw:style-name="gr1" draw:text-style-name="P1" draw:layer="TiM_F" svg:x1="32.938cm" svg:y1="15.754cm" svg:x2="33.013cm" svg:y2="15.829cm">
            <text:p/>
          </draw:line>
          <draw:path draw:style-name="gr2" draw:text-style-name="P2" draw:layer="TiM_F" svg:width="0.354cm" svg:height="0.354cm" svg:x="32.588cm" svg:y="15.824cm" svg:viewBox="0 0 355 355" svg:d="M355 178c0-33-8-60-24-89-17-29-37-48-65-65-29-17-57-24-89-24-33 0-59 7-88 24s-50 36-66 65c-17 28-23 56-23 89 0 32 6 59 23 88 16 28 37 49 66 66 28 16 56 23 88 23 33 0 60-7 89-23 28-17 48-38 65-66 16-29 24-56 24-88z">
            <text:p/>
          </draw:path>
          <draw:line draw:style-name="gr1" draw:text-style-name="P1" draw:layer="TiM_F" svg:x1="32.938cm" svg:y1="21.85cm" svg:x2="33.013cm" svg:y2="21.925cm">
            <text:p/>
          </draw:line>
          <draw:path draw:style-name="gr2" draw:text-style-name="P2" draw:layer="TiM_F" svg:width="0.354cm" svg:height="0.354cm" svg:x="32.588cm" svg:y="21.92cm" svg:viewBox="0 0 355 355" svg:d="M355 177c0-32-8-61-24-89-17-29-37-49-65-65-29-17-57-23-89-23-33 0-60 6-88 23-29 16-49 36-66 65s-23 56-23 89c0 32 6 60 23 89 16 28 37 48 66 65 29 16 56 24 88 24 33 0 60-8 89-24 28-17 48-37 65-65 16-29 24-56 24-89z">
            <text:p/>
          </draw:path>
          <draw:line draw:style-name="gr1" draw:text-style-name="P1" draw:layer="TiM_F" svg:x1="31.414cm" svg:y1="15.754cm" svg:x2="31.489cm" svg:y2="15.829cm">
            <text:p/>
          </draw:line>
          <draw:path draw:style-name="gr2" draw:text-style-name="P2" draw:layer="TiM_F" svg:width="0.354cm" svg:height="0.354cm" svg:x="31.064cm" svg:y="15.824cm" svg:viewBox="0 0 355 355" svg:d="M355 178c0-33-8-60-24-89-17-29-37-48-65-65-29-17-57-24-89-24-33 0-59 7-88 24s-50 36-66 65c-17 28-23 56-23 89 0 32 6 59 23 88 16 28 37 49 66 66 28 16 56 23 88 23 33 0 60-7 89-23 28-17 48-38 65-66 16-29 24-56 24-88z">
            <text:p/>
          </draw:path>
          <draw:line draw:style-name="gr1" draw:text-style-name="P1" draw:layer="TiM_F" svg:x1="32.938cm" svg:y1="26.422cm" svg:x2="33.013cm" svg:y2="26.497cm">
            <text:p/>
          </draw:line>
          <draw:path draw:style-name="gr2" draw:text-style-name="P2" draw:layer="TiM_F" svg:width="0.354cm" svg:height="0.355cm" svg:x="32.588cm" svg:y="26.491cm" svg:viewBox="0 0 355 356" svg:d="M355 178c0-33-8-61-24-89-17-29-37-49-65-65-29-17-57-24-89-24-33 0-60 7-88 24-29 16-49 36-66 65s-23 56-23 89 6 61 23 89c16 28 37 48 66 65 29 16 56 24 88 24 33 0 60-8 89-24 28-17 48-37 65-65 16-28 24-56 24-89z">
            <text:p/>
          </draw:path>
          <draw:line draw:style-name="gr1" draw:text-style-name="P1" draw:layer="TiM_F" svg:x1="31.414cm" svg:y1="26.422cm" svg:x2="31.489cm" svg:y2="26.497cm">
            <text:p/>
          </draw:line>
          <draw:path draw:style-name="gr2" draw:text-style-name="P2" draw:layer="TiM_F" svg:width="0.354cm" svg:height="0.355cm" svg:x="31.064cm" svg:y="26.491cm" svg:viewBox="0 0 355 356" svg:d="M355 178c0-33-8-61-24-89-17-29-37-49-65-65-29-17-57-24-89-24-33 0-60 7-88 24-29 16-49 36-66 65s-23 56-23 89 6 61 23 89c16 28 37 48 66 65 29 16 56 24 88 24 33 0 60-8 89-24 28-17 48-37 65-65 16-28 24-56 24-89z">
            <text:p/>
          </draw:path>
          <draw:line draw:style-name="gr1" draw:text-style-name="P1" draw:layer="TiM_F" svg:x1="28.367cm" svg:y1="26.422cm" svg:x2="28.442cm" svg:y2="26.497cm">
            <text:p/>
          </draw:line>
          <draw:path draw:style-name="gr2" draw:text-style-name="P2" draw:layer="TiM_F" svg:width="0.354cm" svg:height="0.355cm" svg:x="28.017cm" svg:y="26.491cm" svg:viewBox="0 0 355 356" svg:d="M355 178c0-33-7-60-23-89-17-29-38-49-66-65-29-17-56-24-88-24-33 0-61 7-89 24-29 16-49 36-65 65-17 28-24 56-24 89s7 61 24 89c16 28 36 48 65 65 29 16 56 24 89 24 32 0 59-8 88-24 28-17 49-37 66-65 16-28 23-56 23-89z">
            <text:p/>
          </draw:path>
          <draw:line draw:style-name="gr1" draw:text-style-name="P1" draw:layer="TiM_F" svg:x1="29.891cm" svg:y1="26.422cm" svg:x2="29.966cm" svg:y2="26.497cm">
            <text:p/>
          </draw:line>
          <draw:path draw:style-name="gr2" draw:text-style-name="P2" draw:layer="TiM_F" svg:width="0.354cm" svg:height="0.355cm" svg:x="29.541cm" svg:y="26.491cm" svg:viewBox="0 0 355 356" svg:d="M355 178c0-33-7-60-23-89-17-29-38-49-66-65-29-17-56-24-88-24-33 0-61 7-89 24-29 16-49 36-65 65-17 28-24 56-24 89s7 61 24 89c16 28 36 48 65 65 29 16 56 24 89 24 32 0 59-8 88-24 28-17 49-37 66-65 16-28 23-56 23-89z">
            <text:p/>
          </draw:path>
          <draw:line draw:style-name="gr1" draw:text-style-name="P1" draw:layer="TiM_F" svg:x1="26.843cm" svg:y1="26.422cm" svg:x2="26.918cm" svg:y2="26.497cm">
            <text:p/>
          </draw:line>
          <draw:path draw:style-name="gr2" draw:text-style-name="P2" draw:layer="TiM_F" svg:width="0.354cm" svg:height="0.355cm" svg:x="26.493cm" svg:y="26.491cm" svg:viewBox="0 0 355 356" svg:d="M355 178c0-33-7-60-23-89-17-29-37-48-65-65-29-17-57-24-89-24-33 0-61 7-89 24-29 16-49 36-65 65-17 28-24 56-24 89s7 61 24 89c16 28 36 48 65 65 29 16 56 24 89 24 32 0 60-8 89-24 28-17 48-37 65-65 16-28 23-56 23-89z">
            <text:p/>
          </draw:path>
          <draw:line draw:style-name="gr1" draw:text-style-name="P1" draw:layer="TiM_F" svg:x1="37.51cm" svg:y1="15.754cm" svg:x2="37.585cm" svg:y2="15.829cm">
            <text:p/>
          </draw:line>
          <draw:path draw:style-name="gr2" draw:text-style-name="P2" draw:layer="TiM_F" svg:width="0.355cm" svg:height="0.354cm" svg:x="37.159cm" svg:y="15.824cm" svg:viewBox="0 0 356 355" svg:d="M356 178c0-33-8-60-24-89-17-29-37-49-65-65-28-17-57-24-89-24-33 0-61 7-89 24-29 16-49 36-65 65-17 28-24 56-24 89 0 32 7 59 24 88 16 28 36 49 65 66 29 16 57 23 89 23 33 0 61-7 89-23 28-17 48-38 65-66 16-29 24-56 24-88z">
            <text:p/>
          </draw:path>
          <draw:line draw:style-name="gr1" draw:text-style-name="P1" draw:layer="TiM_F" svg:x1="35.986cm" svg:y1="15.754cm" svg:x2="36.061cm" svg:y2="15.829cm">
            <text:p/>
          </draw:line>
          <draw:path draw:style-name="gr2" draw:text-style-name="P2" draw:layer="TiM_F" svg:width="0.354cm" svg:height="0.354cm" svg:x="35.636cm" svg:y="15.824cm" svg:viewBox="0 0 355 355" svg:d="M355 178c0-33-8-60-24-89-17-29-37-48-65-65-29-17-57-24-89-24-33 0-61 7-89 24-29 16-49 36-65 65-17 28-23 56-23 89 0 32 6 59 23 88 16 28 36 49 65 66 29 16 57 23 89 23 33 0 60-7 89-23 28-17 48-38 65-66 16-29 24-56 24-88z">
            <text:p/>
          </draw:path>
          <draw:line draw:style-name="gr1" draw:text-style-name="P1" draw:layer="TiM_F" svg:x1="35.986cm" svg:y1="26.422cm" svg:x2="36.061cm" svg:y2="26.497cm">
            <text:p/>
          </draw:line>
          <draw:path draw:style-name="gr2" draw:text-style-name="P2" draw:layer="TiM_F" svg:width="0.354cm" svg:height="0.355cm" svg:x="35.636cm" svg:y="26.491cm" svg:viewBox="0 0 355 356" svg:d="M355 178c0-33-8-61-24-89-17-29-37-49-65-65-29-17-57-24-89-24-33 0-60 7-89 24s-48 36-65 65-23 56-23 89 6 61 23 89c16 28 36 48 65 65 28 16 57 24 89 24 33 0 60-8 89-24 28-17 48-37 65-65 16-28 24-56 24-89z">
            <text:p/>
          </draw:path>
          <draw:line draw:style-name="gr1" draw:text-style-name="P1" draw:layer="TiM_F" svg:x1="37.51cm" svg:y1="26.422cm" svg:x2="37.585cm" svg:y2="26.497cm">
            <text:p/>
          </draw:line>
          <draw:path draw:style-name="gr2" draw:text-style-name="P2" draw:layer="TiM_F" svg:width="0.355cm" svg:height="0.355cm" svg:x="37.159cm" svg:y="26.491cm" svg:viewBox="0 0 356 356" svg:d="M356 178c0-33-8-61-24-89-17-29-37-49-65-65-28-17-57-24-89-24-33 0-60 7-89 24s-48 36-65 65-24 56-24 89 7 61 24 89c16 28 36 48 65 65 28 16 57 24 89 24 33 0 61-8 89-24 28-17 48-37 65-65 16-28 24-56 24-89z">
            <text:p/>
          </draw:path>
          <draw:line draw:style-name="gr1" draw:text-style-name="P1" draw:layer="TiM_F" svg:x1="34.462cm" svg:y1="15.754cm" svg:x2="34.537cm" svg:y2="15.829cm">
            <text:p/>
          </draw:line>
          <draw:path draw:style-name="gr2" draw:text-style-name="P2" draw:layer="TiM_F" svg:width="0.354cm" svg:height="0.354cm" svg:x="34.112cm" svg:y="15.824cm" svg:viewBox="0 0 355 355" svg:d="M355 178c0-33-8-60-24-89-17-29-37-48-65-65-29-17-57-24-89-24-33 0-61 7-89 24-29 16-49 36-65 65-17 28-23 56-23 89 0 32 6 59 23 88 16 28 36 49 65 66 29 16 57 23 89 23 33 0 60-7 89-23 28-17 48-38 65-66 16-29 24-56 24-88z">
            <text:p/>
          </draw:path>
          <draw:line draw:style-name="gr1" draw:text-style-name="P1" draw:layer="TiM_F" svg:x1="34.462cm" svg:y1="20.326cm" svg:x2="34.537cm" svg:y2="20.401cm">
            <text:p/>
          </draw:line>
          <draw:path draw:style-name="gr2" draw:text-style-name="P2" draw:layer="TiM_F" svg:width="0.354cm" svg:height="0.354cm" svg:x="34.112cm" svg:y="20.396cm" svg:viewBox="0 0 355 355" svg:d="M355 177c0-32-8-61-24-89-17-29-37-49-65-65-29-17-57-23-89-23-33 0-60 6-89 23s-48 36-65 65-23 56-23 89c0 32 6 60 23 89 16 28 36 48 65 65 28 16 57 24 89 24 33 0 60-8 89-24 28-17 48-37 65-65 16-29 24-56 24-89z">
            <text:p/>
          </draw:path>
          <draw:line draw:style-name="gr1" draw:text-style-name="P1" draw:layer="TiM_F" svg:x1="34.462cm" svg:y1="26.422cm" svg:x2="34.537cm" svg:y2="26.497cm">
            <text:p/>
          </draw:line>
          <draw:path draw:style-name="gr2" draw:text-style-name="P2" draw:layer="TiM_F" svg:width="0.354cm" svg:height="0.355cm" svg:x="34.112cm" svg:y="26.491cm" svg:viewBox="0 0 355 356" svg:d="M355 178c0-33-8-61-24-89-17-29-37-49-65-65-29-17-57-24-89-24-33 0-60 7-89 24s-48 36-65 65-23 56-23 89 6 61 23 89c16 28 36 48 65 65 28 16 57 24 89 24 33 0 60-8 89-24 28-17 48-37 65-65 16-28 24-56 24-89z">
            <text:p/>
          </draw:path>
          <draw:line draw:style-name="gr1" draw:text-style-name="P1" draw:layer="TiM_F" svg:x1="34.462cm" svg:y1="21.85cm" svg:x2="34.537cm" svg:y2="21.925cm">
            <text:p/>
          </draw:line>
          <draw:path draw:style-name="gr2" draw:text-style-name="P2" draw:layer="TiM_F" svg:width="0.354cm" svg:height="0.354cm" svg:x="34.112cm" svg:y="21.92cm" svg:viewBox="0 0 355 355" svg:d="M355 177c0-32-8-61-24-89-17-29-37-49-65-65-29-17-57-23-89-23-33 0-60 6-89 23s-48 36-65 65-23 56-23 89c0 32 6 60 23 89 16 28 36 48 65 65 28 16 57 24 89 24 33 0 60-8 89-24 28-17 48-37 65-65 16-29 24-56 24-89z">
            <text:p/>
          </draw:path>
          <draw:line draw:style-name="gr1" draw:text-style-name="P1" draw:layer="TiM_F" svg:x1="32.938cm" svg:y1="20.326cm" svg:x2="33.013cm" svg:y2="20.401cm">
            <text:p/>
          </draw:line>
          <draw:path draw:style-name="gr2" draw:text-style-name="P2" draw:layer="TiM_F" svg:width="0.354cm" svg:height="0.354cm" svg:x="32.588cm" svg:y="20.396cm" svg:viewBox="0 0 355 355" svg:d="M355 177c0-32-8-61-24-89-17-29-37-49-65-65-29-17-57-23-89-23-33 0-60 6-88 23-29 16-49 36-66 65s-23 56-23 89c0 32 6 60 23 89 16 28 37 48 66 65 29 16 56 24 88 24 33 0 60-8 89-24 28-17 48-37 65-65 16-29 24-56 24-89z">
            <text:p/>
          </draw:path>
          <draw:line draw:style-name="gr1" draw:text-style-name="P1" draw:layer="TiM_F" svg:x1="42.082cm" svg:y1="26.422cm" svg:x2="42.157cm" svg:y2="26.497cm">
            <text:p/>
          </draw:line>
          <draw:path draw:style-name="gr2" draw:text-style-name="P2" draw:layer="TiM_F" svg:width="0.355cm" svg:height="0.355cm" svg:x="41.731cm" svg:y="26.491cm" svg:viewBox="0 0 356 356" svg:d="M356 178c0-33-8-61-24-89-16-29-37-49-65-65-28-17-56-24-89-24s-60 7-89 24-49 36-65 65c-16 28-24 56-24 89s8 61 24 89 36 48 65 65c28 16 56 24 89 24s61-8 89-24c28-17 49-37 65-65s24-56 24-89z">
            <text:p/>
          </draw:path>
          <draw:line draw:style-name="gr1" draw:text-style-name="P1" draw:layer="TiM_F" svg:x1="42.082cm" svg:y1="24.898cm" svg:x2="42.157cm" svg:y2="24.973cm">
            <text:p/>
          </draw:line>
          <draw:path draw:style-name="gr2" draw:text-style-name="P2" draw:layer="TiM_F" svg:width="0.355cm" svg:height="0.355cm" svg:x="41.731cm" svg:y="24.967cm" svg:viewBox="0 0 356 356" svg:d="M356 178c0-32-8-61-24-89-16-29-37-49-65-65-28-17-56-24-89-24s-60 7-89 24-49 36-65 65c-16 28-24 56-24 89 0 32 8 61 24 89s36 48 65 65c28 16 56 24 89 24s61-8 89-24c28-17 49-37 65-65s24-56 24-89z">
            <text:p/>
          </draw:path>
          <draw:line draw:style-name="gr1" draw:text-style-name="P1" draw:layer="TiM_F" svg:x1="40.558cm" svg:y1="26.422cm" svg:x2="40.633cm" svg:y2="26.497cm">
            <text:p/>
          </draw:line>
          <draw:path draw:style-name="gr2" draw:text-style-name="P2" draw:layer="TiM_F" svg:width="0.355cm" svg:height="0.355cm" svg:x="40.207cm" svg:y="26.491cm" svg:viewBox="0 0 356 356" svg:d="M356 178c0-33-8-61-24-89-16-29-37-49-65-65-28-17-56-24-89-24s-60 7-89 24-48 36-65 65-24 56-24 89 7 61 24 89c16 28 36 48 65 65 28 16 56 24 89 24s61-8 89-24c28-17 49-37 65-65s24-56 24-89z">
            <text:p/>
          </draw:path>
          <draw:line draw:style-name="gr1" draw:text-style-name="P1" draw:layer="TiM_F" svg:x1="40.558cm" svg:y1="21.85cm" svg:x2="40.633cm" svg:y2="21.925cm">
            <text:p/>
          </draw:line>
          <draw:path draw:style-name="gr2" draw:text-style-name="P2" draw:layer="TiM_F" svg:width="0.355cm" svg:height="0.354cm" svg:x="40.207cm" svg:y="21.92cm" svg:viewBox="0 0 356 355" svg:d="M356 177c0-32-8-61-24-89-16-29-37-49-65-65-28-17-56-23-89-23s-60 6-89 23-48 36-65 65-24 56-24 89c0 32 7 60 24 89 16 28 36 48 65 65 28 16 56 24 89 24s61-8 89-24c28-17 49-37 65-65 16-29 24-56 24-89z">
            <text:p/>
          </draw:path>
          <draw:line draw:style-name="gr1" draw:text-style-name="P1" draw:layer="TiM_F" svg:x1="40.633cm" svg:y1="21.925cm" svg:x2="40.558cm" svg:y2="21.85cm">
            <text:p/>
          </draw:line>
          <draw:line draw:style-name="gr1" draw:text-style-name="P1" draw:layer="TiM_F" svg:x1="42.082cm" svg:y1="21.85cm" svg:x2="42.157cm" svg:y2="21.925cm">
            <text:p/>
          </draw:line>
          <draw:path draw:style-name="gr2" draw:text-style-name="P2" draw:layer="TiM_F" svg:width="0.355cm" svg:height="0.354cm" svg:x="41.731cm" svg:y="21.92cm" svg:viewBox="0 0 356 355" svg:d="M356 177c0-32-8-61-24-89-16-29-37-49-65-65-28-17-56-23-89-23s-60 6-89 23-49 36-65 65c-16 28-24 56-24 89 0 32 8 60 24 89 16 28 36 48 65 65 28 16 56 24 89 24s61-8 89-24c28-17 49-37 65-65 16-29 24-56 24-89z">
            <text:p/>
          </draw:path>
          <draw:line draw:style-name="gr1" draw:text-style-name="P1" draw:layer="TiM_F" svg:x1="42.157cm" svg:y1="21.925cm" svg:x2="42.082cm" svg:y2="21.85cm">
            <text:p/>
          </draw:line>
          <draw:line draw:style-name="gr1" draw:text-style-name="P1" draw:layer="TiM_F" svg:x1="42.082cm" svg:y1="23.374cm" svg:x2="42.157cm" svg:y2="23.449cm">
            <text:p/>
          </draw:line>
          <draw:path draw:style-name="gr2" draw:text-style-name="P2" draw:layer="TiM_F" svg:width="0.355cm" svg:height="0.354cm" svg:x="41.731cm" svg:y="23.444cm" svg:viewBox="0 0 356 355" svg:d="M356 177c0-32-8-61-24-89-16-29-37-49-65-65-28-17-56-23-89-23s-60 6-89 23-49 36-65 65c-16 28-24 56-24 89 0 32 8 60 24 89 16 28 36 48 65 65 28 16 56 24 89 24s61-8 89-24c28-17 49-37 65-65 16-29 24-56 24-89z">
            <text:p/>
          </draw:path>
          <draw:line draw:style-name="gr1" draw:text-style-name="P1" draw:layer="TiM_F" svg:x1="42.157cm" svg:y1="23.449cm" svg:x2="42.082cm" svg:y2="23.374cm">
            <text:p/>
          </draw:line>
          <draw:line draw:style-name="gr1" draw:text-style-name="P1" draw:layer="TiM_F" svg:x1="40.558cm" svg:y1="20.326cm" svg:x2="40.633cm" svg:y2="20.401cm">
            <text:p/>
          </draw:line>
          <draw:path draw:style-name="gr2" draw:text-style-name="P2" draw:layer="TiM_F" svg:width="0.355cm" svg:height="0.354cm" svg:x="40.207cm" svg:y="20.396cm" svg:viewBox="0 0 356 355" svg:d="M356 177c0-32-8-61-24-89-16-29-37-49-65-65-28-17-56-23-89-23s-60 6-89 23-48 36-65 65-24 56-24 89c0 32 7 60 24 89 16 28 36 48 65 65 28 16 56 24 89 24s61-8 89-24c28-17 49-37 65-65 16-29 24-56 24-89z">
            <text:p/>
          </draw:path>
          <draw:line draw:style-name="gr1" draw:text-style-name="P1" draw:layer="TiM_F" svg:x1="40.633cm" svg:y1="20.401cm" svg:x2="40.558cm" svg:y2="20.326cm">
            <text:p/>
          </draw:line>
          <draw:line draw:style-name="gr1" draw:text-style-name="P1" draw:layer="TiM_F" svg:x1="42.082cm" svg:y1="20.326cm" svg:x2="42.157cm" svg:y2="20.401cm">
            <text:p/>
          </draw:line>
          <draw:path draw:style-name="gr2" draw:text-style-name="P2" draw:layer="TiM_F" svg:width="0.355cm" svg:height="0.354cm" svg:x="41.731cm" svg:y="20.396cm" svg:viewBox="0 0 356 355" svg:d="M356 177c0-32-8-61-24-89-16-29-37-49-65-65-28-17-56-23-89-23s-60 6-89 23-49 36-65 65c-16 28-24 56-24 89 0 32 8 60 24 89 16 28 36 48 65 65 28 16 56 24 89 24s61-8 89-24c28-17 49-37 65-65 16-29 24-56 24-89z">
            <text:p/>
          </draw:path>
          <draw:line draw:style-name="gr1" draw:text-style-name="P1" draw:layer="TiM_F" svg:x1="42.157cm" svg:y1="20.401cm" svg:x2="42.082cm" svg:y2="20.326cm">
            <text:p/>
          </draw:line>
          <draw:line draw:style-name="gr1" draw:text-style-name="P1" draw:layer="TiM_F" svg:x1="39.034cm" svg:y1="20.326cm" svg:x2="39.109cm" svg:y2="20.401cm">
            <text:p/>
          </draw:line>
          <draw:path draw:style-name="gr2" draw:text-style-name="P2" draw:layer="TiM_F" svg:width="0.355cm" svg:height="0.354cm" svg:x="38.683cm" svg:y="20.396cm" svg:viewBox="0 0 356 355" svg:d="M356 177c0-32-8-61-24-89-17-29-37-49-65-65-28-17-56-23-89-23s-60 6-89 23-48 36-65 65-24 56-24 89c0 32 7 60 24 89 16 28 36 48 65 65 28 16 56 24 89 24s61-8 89-24c28-17 48-37 65-65 16-29 24-56 24-89z">
            <text:p/>
          </draw:path>
          <draw:line draw:style-name="gr1" draw:text-style-name="P1" draw:layer="TiM_F" svg:x1="39.109cm" svg:y1="20.401cm" svg:x2="39.034cm" svg:y2="20.326cm">
            <text:p/>
          </draw:line>
          <draw:line draw:style-name="gr1" draw:text-style-name="P1" draw:layer="TiM_F" svg:x1="39.034cm" svg:y1="21.85cm" svg:x2="39.109cm" svg:y2="21.925cm">
            <text:p/>
          </draw:line>
          <draw:path draw:style-name="gr2" draw:text-style-name="P2" draw:layer="TiM_F" svg:width="0.355cm" svg:height="0.354cm" svg:x="38.683cm" svg:y="21.92cm" svg:viewBox="0 0 356 355" svg:d="M356 177c0-32-8-61-24-89-17-29-37-49-65-65-28-17-56-23-89-23s-60 6-89 23-48 36-65 65-24 56-24 89c0 32 7 60 24 89 16 28 36 48 65 65 28 16 56 24 89 24s61-8 89-24c28-17 48-37 65-65 16-29 24-56 24-89z">
            <text:p/>
          </draw:path>
          <draw:line draw:style-name="gr1" draw:text-style-name="P1" draw:layer="TiM_F" svg:x1="39.109cm" svg:y1="21.925cm" svg:x2="39.034cm" svg:y2="21.85cm">
            <text:p/>
          </draw:line>
          <draw:line draw:style-name="gr1" draw:text-style-name="P1" draw:layer="TiM_F" svg:x1="39.034cm" svg:y1="26.422cm" svg:x2="39.109cm" svg:y2="26.497cm">
            <text:p/>
          </draw:line>
          <draw:path draw:style-name="gr2" draw:text-style-name="P2" draw:layer="TiM_F" svg:width="0.355cm" svg:height="0.355cm" svg:x="38.683cm" svg:y="26.491cm" svg:viewBox="0 0 356 356" svg:d="M356 178c0-33-8-61-24-89-17-29-37-49-65-65-28-17-56-24-89-24s-60 7-89 24-48 36-65 65-24 56-24 89 7 61 24 89c16 28 36 48 65 65 28 16 56 24 89 24s61-8 89-24c28-17 48-37 65-65 16-28 24-56 24-89z">
            <text:p/>
          </draw:path>
          <draw:line draw:style-name="gr1" draw:text-style-name="P1" draw:layer="TiM_F" svg:x1="42.082cm" svg:y1="17.278cm" svg:x2="42.157cm" svg:y2="17.353cm">
            <text:p/>
          </draw:line>
          <draw:path draw:style-name="gr2" draw:text-style-name="P2" draw:layer="TiM_F" svg:width="0.355cm" svg:height="0.354cm" svg:x="41.731cm" svg:y="17.348cm" svg:viewBox="0 0 356 355" svg:d="M356 177c0-32-8-60-24-88-16-29-37-49-65-65-28-17-56-24-89-24s-61 7-89 24c-29 16-49 36-65 65-16 28-24 55-24 88 0 32 8 60 24 89 16 28 36 48 65 65 28 16 56 24 89 24s61-8 89-24c28-17 49-37 65-65 16-29 24-56 24-89z">
            <text:p/>
          </draw:path>
          <draw:line draw:style-name="gr1" draw:text-style-name="P1" draw:layer="TiM_F" svg:x1="42.082cm" svg:y1="18.802cm" svg:x2="42.157cm" svg:y2="18.877cm">
            <text:p/>
          </draw:line>
          <draw:path draw:style-name="gr2" draw:text-style-name="P2" draw:layer="TiM_F" svg:width="0.355cm" svg:height="0.354cm" svg:x="41.731cm" svg:y="18.872cm" svg:viewBox="0 0 356 355" svg:d="M356 177c0-32-8-60-24-88-16-29-37-50-65-66-28-17-56-23-89-23s-60 6-89 23-49 37-65 66c-16 28-24 55-24 88 0 32 8 60 24 89 16 28 36 48 65 65 28 16 56 24 89 24s61-8 89-24c28-17 49-37 65-65 16-29 24-56 24-89z">
            <text:p/>
          </draw:path>
          <draw:line draw:style-name="gr1" draw:text-style-name="P1" draw:layer="TiM_F" svg:x1="42.157cm" svg:y1="18.877cm" svg:x2="42.082cm" svg:y2="18.802cm">
            <text:p/>
          </draw:line>
          <draw:line draw:style-name="gr1" draw:text-style-name="P1" draw:layer="TiM_F" svg:x1="40.558cm" svg:y1="15.754cm" svg:x2="40.633cm" svg:y2="15.829cm">
            <text:p/>
          </draw:line>
          <draw:path draw:style-name="gr2" draw:text-style-name="P2" draw:layer="TiM_F" svg:width="0.355cm" svg:height="0.354cm" svg:x="40.207cm" svg:y="15.824cm" svg:viewBox="0 0 356 355" svg:d="M356 178c0-33-8-61-24-89-16-29-37-49-65-65-28-17-56-24-89-24s-61 7-89 24c-29 16-49 36-65 65-17 28-24 56-24 89 0 32 7 59 24 88 16 28 36 49 65 66 29 16 56 23 89 23s61-7 89-23c28-17 49-38 65-66 16-29 24-56 24-88z">
            <text:p/>
          </draw:path>
          <draw:line draw:style-name="gr1" draw:text-style-name="P1" draw:layer="TiM_F" svg:x1="42.082cm" svg:y1="15.754cm" svg:x2="42.157cm" svg:y2="15.829cm">
            <text:p/>
          </draw:line>
          <draw:path draw:style-name="gr2" draw:text-style-name="P2" draw:layer="TiM_F" svg:width="0.355cm" svg:height="0.354cm" svg:x="41.731cm" svg:y="15.824cm" svg:viewBox="0 0 356 355" svg:d="M356 178c0-33-8-61-24-89-16-29-37-49-65-65-28-17-56-24-89-24s-61 7-89 24c-29 16-49 36-65 65-16 28-24 56-24 89 0 32 8 59 24 88 16 28 36 49 65 66 29 16 56 23 89 23s61-7 89-23c28-17 49-38 65-66 16-29 24-56 24-88z">
            <text:p/>
          </draw:path>
          <draw:line draw:style-name="gr1" draw:text-style-name="P1" draw:layer="TiM_F" svg:x1="39.034cm" svg:y1="15.754cm" svg:x2="39.109cm" svg:y2="15.829cm">
            <text:p/>
          </draw:line>
          <draw:path draw:style-name="gr2" draw:text-style-name="P2" draw:layer="TiM_F" svg:width="0.355cm" svg:height="0.354cm" svg:x="38.683cm" svg:y="15.824cm" svg:viewBox="0 0 356 355" svg:d="M356 178c0-33-8-60-24-89-17-29-37-49-65-65-28-17-56-24-89-24s-61 7-89 24c-29 16-49 36-65 65-17 28-24 56-24 89 0 32 7 59 24 88 16 28 36 49 65 66 29 16 56 23 89 23s61-7 89-23c28-17 48-38 65-66 16-29 24-56 24-88z">
            <text:p/>
          </draw:path>
          <draw:line draw:style-name="gr1" draw:text-style-name="P1" draw:layer="TiM_F" svg:x1="23.795cm" svg:y1="15.754cm" svg:x2="23.87cm" svg:y2="15.829cm">
            <text:p/>
          </draw:line>
          <draw:path draw:style-name="gr2" draw:text-style-name="P2" draw:layer="TiM_F" svg:width="0.355cm" svg:height="0.354cm" svg:x="23.445cm" svg:y="15.824cm" svg:viewBox="0 0 356 355" svg:d="M356 178c0-33-8-61-24-89-17-29-37-49-65-65-29-17-57-24-89-24-33 0-61 7-89 24-28 16-48 36-65 65s-24 56-24 89c0 32 7 59 24 88 17 28 37 49 65 66 28 16 56 23 89 23 32 0 60-7 89-23 28-17 48-38 65-66 16-29 24-56 24-88z">
            <text:p/>
          </draw:path>
          <draw:line draw:style-name="gr1" draw:text-style-name="P1" draw:layer="TiM_F" svg:x1="23.795cm" svg:y1="26.422cm" svg:x2="23.87cm" svg:y2="26.497cm">
            <text:p/>
          </draw:line>
          <draw:path draw:style-name="gr2" draw:text-style-name="P2" draw:layer="TiM_F" svg:width="0.355cm" svg:height="0.355cm" svg:x="23.445cm" svg:y="26.491cm" svg:viewBox="0 0 356 356" svg:d="M356 178c0-33-8-60-24-89-17-29-37-48-65-65-29-17-57-24-89-24-33 0-61 7-89 24-28 16-49 36-65 65-17 28-24 56-24 89s7 61 24 89c16 28 37 48 65 65 28 16 56 24 89 24 32 0 60-8 89-24 28-17 48-37 65-65 16-28 24-56 24-89z">
            <text:p/>
          </draw:path>
          <draw:line draw:style-name="gr1" draw:text-style-name="P1" draw:layer="TiM_F" svg:x1="25.319cm" svg:y1="15.754cm" svg:x2="25.394cm" svg:y2="15.829cm">
            <text:p/>
          </draw:line>
          <draw:path draw:style-name="gr2" draw:text-style-name="P2" draw:layer="TiM_F" svg:width="0.354cm" svg:height="0.354cm" svg:x="24.969cm" svg:y="15.824cm" svg:viewBox="0 0 355 355" svg:d="M355 178c0-33-7-61-23-89-17-29-37-49-65-65-29-17-57-24-89-24-33 0-60 7-89 24s-48 36-65 65-24 56-24 89c0 32 7 59 24 88 17 28 36 49 65 66 28 16 56 23 89 23 32 0 60-7 89-23 28-17 48-38 65-66 16-29 23-56 23-88z">
            <text:p/>
          </draw:path>
          <draw:line draw:style-name="gr1" draw:text-style-name="P1" draw:layer="TiM_F" svg:x1="25.319cm" svg:y1="26.422cm" svg:x2="25.394cm" svg:y2="26.497cm">
            <text:p/>
          </draw:line>
          <draw:path draw:style-name="gr2" draw:text-style-name="P2" draw:layer="TiM_F" svg:width="0.354cm" svg:height="0.355cm" svg:x="24.969cm" svg:y="26.491cm" svg:viewBox="0 0 355 356" svg:d="M355 178c0-33-7-60-23-89-17-29-37-48-65-65-29-17-57-24-89-24-33 0-61 7-89 24-29 16-49 36-65 65-17 28-24 56-24 89s7 61 24 89c16 28 36 48 65 65 29 16 56 24 89 24 32 0 60-8 89-24 28-17 48-37 65-65 16-28 23-56 23-89z">
            <text:p/>
          </draw:path>
          <draw:line draw:style-name="gr1" draw:text-style-name="P1" draw:layer="TiM_F" svg:x1="19.223cm" svg:y1="23.374cm" svg:x2="19.298cm" svg:y2="23.449cm">
            <text:p/>
          </draw:line>
          <draw:path draw:style-name="gr2" draw:text-style-name="P2" draw:layer="TiM_F" svg:width="0.355cm" svg:height="0.354cm" svg:x="18.873cm" svg:y="23.444cm" svg:viewBox="0 0 356 355" svg:d="M356 177c0-32-8-61-24-89-16-29-37-48-65-65-29-17-56-23-89-23s-61 6-89 23c-28 16-49 36-65 65-16 28-24 56-24 89 0 32 8 60 24 89 16 28 37 48 65 65 28 16 56 24 89 24s60-8 89-24c28-17 49-37 65-65 16-29 24-56 24-89z">
            <text:p/>
          </draw:path>
          <draw:line draw:style-name="gr1" draw:text-style-name="P1" draw:layer="TiM_F" svg:x1="19.298cm" svg:y1="23.449cm" svg:x2="19.223cm" svg:y2="23.374cm">
            <text:p/>
          </draw:line>
          <draw:line draw:style-name="gr1" draw:text-style-name="P1" draw:layer="TiM_F" svg:x1="19.223cm" svg:y1="21.85cm" svg:x2="19.298cm" svg:y2="21.925cm">
            <text:p/>
          </draw:line>
          <draw:path draw:style-name="gr2" draw:text-style-name="P2" draw:layer="TiM_F" svg:width="0.355cm" svg:height="0.354cm" svg:x="18.873cm" svg:y="21.92cm" svg:viewBox="0 0 356 355" svg:d="M356 177c0-32-8-61-24-89-16-29-37-48-65-65-29-17-56-23-89-23s-61 6-89 23c-28 16-49 36-65 65-16 28-24 56-24 89 0 32 8 60 24 89 16 28 37 48 65 65 28 16 56 24 89 24s60-8 89-24c28-17 49-37 65-65 16-29 24-56 24-89z">
            <text:p/>
          </draw:path>
          <draw:line draw:style-name="gr1" draw:text-style-name="P1" draw:layer="TiM_F" svg:x1="19.298cm" svg:y1="21.925cm" svg:x2="19.223cm" svg:y2="21.85cm">
            <text:p/>
          </draw:line>
          <draw:line draw:style-name="gr1" draw:text-style-name="P1" draw:layer="TiM_F" svg:x1="19.223cm" svg:y1="17.278cm" svg:x2="19.298cm" svg:y2="17.353cm">
            <text:p/>
          </draw:line>
          <draw:path draw:style-name="gr2" draw:text-style-name="P2" draw:layer="TiM_F" svg:width="0.355cm" svg:height="0.354cm" svg:x="18.873cm" svg:y="17.348cm" svg:viewBox="0 0 356 355" svg:d="M356 177c0-32-8-60-24-88-16-29-37-49-65-65-29-17-56-24-89-24s-61 7-89 24c-28 16-49 36-65 65-16 28-24 55-24 88 0 32 8 60 24 89 16 28 37 48 65 65 28 16 56 24 89 24s60-8 89-24c28-17 49-37 65-65 16-29 24-56 24-89z">
            <text:p/>
          </draw:path>
          <draw:line draw:style-name="gr1" draw:text-style-name="P1" draw:layer="TiM_F" svg:x1="19.298cm" svg:y1="17.353cm" svg:x2="19.223cm" svg:y2="17.278cm">
            <text:p/>
          </draw:line>
          <draw:line draw:style-name="gr1" draw:text-style-name="P1" draw:layer="TiM_F" svg:x1="19.223cm" svg:y1="18.802cm" svg:x2="19.298cm" svg:y2="18.877cm">
            <text:p/>
          </draw:line>
          <draw:path draw:style-name="gr2" draw:text-style-name="P2" draw:layer="TiM_F" svg:width="0.355cm" svg:height="0.354cm" svg:x="18.873cm" svg:y="18.872cm" svg:viewBox="0 0 356 355" svg:d="M356 177c0-32-8-60-24-88-16-29-37-49-65-66-29-17-56-23-89-23s-61 6-89 23c-28 16-49 37-65 66-16 28-24 55-24 88 0 32 8 60 24 89 16 28 37 48 65 65 28 16 56 24 89 24s60-8 89-24c28-17 49-37 65-65 16-29 24-56 24-89z">
            <text:p/>
          </draw:path>
          <draw:line draw:style-name="gr1" draw:text-style-name="P1" draw:layer="TiM_F" svg:x1="19.298cm" svg:y1="18.877cm" svg:x2="19.223cm" svg:y2="18.802cm">
            <text:p/>
          </draw:line>
          <draw:line draw:style-name="gr1" draw:text-style-name="P1" draw:layer="TiM_F" svg:x1="20.747cm" svg:y1="21.85cm" svg:x2="20.822cm" svg:y2="21.925cm">
            <text:p/>
          </draw:line>
          <draw:path draw:style-name="gr2" draw:text-style-name="P2" draw:layer="TiM_F" svg:width="0.355cm" svg:height="0.354cm" svg:x="20.397cm" svg:y="21.92cm" svg:viewBox="0 0 356 355" svg:d="M356 177c0-32-8-60-24-89-17-29-37-48-65-65-29-17-56-23-89-23s-61 6-89 23c-28 16-49 36-65 65-16 28-24 56-24 89 0 32 8 60 24 89 16 28 37 48 65 65 28 16 56 24 89 24s60-8 89-24c28-17 48-37 65-65 16-29 24-56 24-89z">
            <text:p/>
          </draw:path>
          <draw:line draw:style-name="gr1" draw:text-style-name="P1" draw:layer="TiM_F" svg:x1="20.822cm" svg:y1="21.925cm" svg:x2="20.747cm" svg:y2="21.85cm">
            <text:p/>
          </draw:line>
          <draw:line draw:style-name="gr1" draw:text-style-name="P1" draw:layer="TiM_F" svg:x1="19.223cm" svg:y1="24.898cm" svg:x2="19.298cm" svg:y2="24.973cm">
            <text:p/>
          </draw:line>
          <draw:path draw:style-name="gr2" draw:text-style-name="P2" draw:layer="TiM_F" svg:width="0.355cm" svg:height="0.355cm" svg:x="18.873cm" svg:y="24.967cm" svg:viewBox="0 0 356 356" svg:d="M356 178c0-32-8-61-24-89-16-29-37-48-65-65-29-17-56-24-89-24s-61 7-89 24c-28 16-49 36-65 65-16 28-24 56-24 89 0 32 8 61 24 89s37 48 65 65c28 16 56 24 89 24s60-8 89-24c28-17 49-37 65-65s24-56 24-89z">
            <text:p/>
          </draw:path>
          <draw:line draw:style-name="gr1" draw:text-style-name="P1" draw:layer="TiM_F" svg:x1="19.298cm" svg:y1="24.973cm" svg:x2="19.223cm" svg:y2="24.898cm">
            <text:p/>
          </draw:line>
          <draw:line draw:style-name="gr1" draw:text-style-name="P1" draw:layer="TiM_F" svg:x1="22.271cm" svg:y1="26.422cm" svg:x2="22.346cm" svg:y2="26.497cm">
            <text:p/>
          </draw:line>
          <draw:path draw:style-name="gr2" draw:text-style-name="P2" draw:layer="TiM_F" svg:width="0.355cm" svg:height="0.355cm" svg:x="21.921cm" svg:y="26.491cm" svg:viewBox="0 0 356 356" svg:d="M356 178c0-33-8-60-24-89-17-29-37-48-65-65-29-17-56-24-89-24s-61 7-89 24c-28 16-49 36-65 65-17 28-24 56-24 89s7 61 24 89c16 28 37 48 65 65 28 16 56 24 89 24s60-8 89-24c28-17 48-37 65-65 16-28 24-56 24-89z">
            <text:p/>
          </draw:path>
          <draw:line draw:style-name="gr1" draw:text-style-name="P1" draw:layer="TiM_F" svg:x1="22.271cm" svg:y1="20.326cm" svg:x2="22.346cm" svg:y2="20.401cm">
            <text:p/>
          </draw:line>
          <draw:path draw:style-name="gr2" draw:text-style-name="P2" draw:layer="TiM_F" svg:width="0.355cm" svg:height="0.354cm" svg:x="21.921cm" svg:y="20.396cm" svg:viewBox="0 0 356 355" svg:d="M356 177c0-32-8-60-24-89-17-29-37-48-65-65-29-17-56-23-89-23s-61 6-89 23c-28 16-49 36-65 65-17 28-24 56-24 89 0 32 7 60 24 89 17 28 37 48 65 65 28 16 56 24 89 24s60-8 89-24c28-17 48-37 65-65 16-29 24-56 24-89z">
            <text:p/>
          </draw:path>
          <draw:line draw:style-name="gr1" draw:text-style-name="P1" draw:layer="TiM_F" svg:x1="22.346cm" svg:y1="20.401cm" svg:x2="22.271cm" svg:y2="20.326cm">
            <text:p/>
          </draw:line>
          <draw:line draw:style-name="gr1" draw:text-style-name="P1" draw:layer="TiM_F" svg:x1="22.271cm" svg:y1="21.85cm" svg:x2="22.346cm" svg:y2="21.925cm">
            <text:p/>
          </draw:line>
          <draw:path draw:style-name="gr2" draw:text-style-name="P2" draw:layer="TiM_F" svg:width="0.355cm" svg:height="0.354cm" svg:x="21.921cm" svg:y="21.92cm" svg:viewBox="0 0 356 355" svg:d="M356 177c0-32-8-60-24-89-17-29-37-48-65-65-29-17-56-23-89-23s-61 6-89 23c-28 16-49 36-65 65-17 28-24 56-24 89 0 32 7 60 24 89 17 28 37 48 65 65 28 16 56 24 89 24s60-8 89-24c28-17 48-37 65-65 16-29 24-56 24-89z">
            <text:p/>
          </draw:path>
          <draw:line draw:style-name="gr1" draw:text-style-name="P1" draw:layer="TiM_F" svg:x1="22.346cm" svg:y1="21.925cm" svg:x2="22.271cm" svg:y2="21.85cm">
            <text:p/>
          </draw:line>
          <draw:line draw:style-name="gr1" draw:text-style-name="P1" draw:layer="TiM_F" svg:x1="20.747cm" svg:y1="26.422cm" svg:x2="20.822cm" svg:y2="26.497cm">
            <text:p/>
          </draw:line>
          <draw:path draw:style-name="gr2" draw:text-style-name="P2" draw:layer="TiM_F" svg:width="0.355cm" svg:height="0.355cm" svg:x="20.397cm" svg:y="26.491cm" svg:viewBox="0 0 356 356" svg:d="M356 178c0-33-8-60-24-89-17-29-37-48-65-65-29-17-56-24-89-24s-61 7-89 24c-28 16-49 36-65 65-16 28-24 56-24 89s8 61 24 89 37 48 65 65c28 16 56 24 89 24s60-8 89-24c28-17 48-37 65-65 16-28 24-56 24-89z">
            <text:p/>
          </draw:path>
          <draw:line draw:style-name="gr1" draw:text-style-name="P1" draw:layer="TiM_F" svg:x1="20.747cm" svg:y1="20.326cm" svg:x2="20.822cm" svg:y2="20.401cm">
            <text:p/>
          </draw:line>
          <draw:path draw:style-name="gr2" draw:text-style-name="P2" draw:layer="TiM_F" svg:width="0.355cm" svg:height="0.354cm" svg:x="20.397cm" svg:y="20.396cm" svg:viewBox="0 0 356 355" svg:d="M356 177c0-32-8-60-24-89-17-29-37-48-65-65-29-17-56-23-89-23s-61 6-89 23c-28 16-49 36-65 65-16 28-24 56-24 89 0 32 8 60 24 89 16 28 37 48 65 65 28 16 56 24 89 24s60-8 89-24c28-17 48-37 65-65 16-29 24-56 24-89z">
            <text:p/>
          </draw:path>
          <draw:line draw:style-name="gr1" draw:text-style-name="P1" draw:layer="TiM_F" svg:x1="20.822cm" svg:y1="20.401cm" svg:x2="20.747cm" svg:y2="20.326cm">
            <text:p/>
          </draw:line>
          <draw:line draw:style-name="gr1" draw:text-style-name="P1" draw:layer="TiM_F" svg:x1="19.223cm" svg:y1="26.422cm" svg:x2="19.298cm" svg:y2="26.497cm">
            <text:p/>
          </draw:line>
          <draw:path draw:style-name="gr2" draw:text-style-name="P2" draw:layer="TiM_F" svg:width="0.355cm" svg:height="0.355cm" svg:x="18.873cm" svg:y="26.491cm" svg:viewBox="0 0 356 356" svg:d="M356 178c0-33-8-61-24-89-16-29-37-48-65-65-29-17-56-24-89-24s-61 7-89 24c-28 16-49 36-65 65-16 28-24 56-24 89s8 61 24 89 37 48 65 65c28 16 56 24 89 24s60-8 89-24c28-17 49-37 65-65s24-56 24-89z">
            <text:p/>
          </draw:path>
          <draw:line draw:style-name="gr1" draw:text-style-name="P1" draw:layer="TiM_F" svg:x1="19.298cm" svg:y1="26.497cm" svg:x2="19.223cm" svg:y2="26.422cm">
            <text:p/>
          </draw:line>
          <draw:line draw:style-name="gr1" draw:text-style-name="P1" draw:layer="TiM_F" svg:x1="19.223cm" svg:y1="20.326cm" svg:x2="19.298cm" svg:y2="20.401cm">
            <text:p/>
          </draw:line>
          <draw:path draw:style-name="gr2" draw:text-style-name="P2" draw:layer="TiM_F" svg:width="0.355cm" svg:height="0.354cm" svg:x="18.873cm" svg:y="20.396cm" svg:viewBox="0 0 356 355" svg:d="M356 177c0-32-8-61-24-89-16-29-37-48-65-65-29-17-56-23-89-23s-61 6-89 23c-28 16-49 36-65 65-16 28-24 56-24 89 0 32 8 60 24 89 16 28 37 48 65 65 28 16 56 24 89 24s60-8 89-24c28-17 49-37 65-65 16-29 24-56 24-89z">
            <text:p/>
          </draw:path>
          <draw:line draw:style-name="gr1" draw:text-style-name="P1" draw:layer="TiM_F" svg:x1="19.298cm" svg:y1="20.401cm" svg:x2="19.223cm" svg:y2="20.326cm">
            <text:p/>
          </draw:line>
          <draw:line draw:style-name="gr1" draw:text-style-name="P1" draw:layer="TiM_F" svg:x1="20.747cm" svg:y1="15.754cm" svg:x2="20.822cm" svg:y2="15.829cm">
            <text:p/>
          </draw:line>
          <draw:path draw:style-name="gr2" draw:text-style-name="P2" draw:layer="TiM_F" svg:width="0.355cm" svg:height="0.354cm" svg:x="20.397cm" svg:y="15.824cm" svg:viewBox="0 0 356 355" svg:d="M356 178c0-33-8-61-24-89-17-29-37-49-65-65-29-17-56-24-89-24s-61 7-89 24c-28 16-49 36-65 65-16 28-24 56-24 89 0 32 8 59 24 88 16 28 37 49 65 66 28 16 56 23 89 23s60-7 89-23c28-17 48-38 65-66 16-29 24-56 24-88z">
            <text:p/>
          </draw:path>
          <draw:line draw:style-name="gr1" draw:text-style-name="P1" draw:layer="TiM_F" svg:x1="19.223cm" svg:y1="15.754cm" svg:x2="19.298cm" svg:y2="15.829cm">
            <text:p/>
          </draw:line>
          <draw:path draw:style-name="gr2" draw:text-style-name="P2" draw:layer="TiM_F" svg:width="0.355cm" svg:height="0.354cm" svg:x="18.873cm" svg:y="15.824cm" svg:viewBox="0 0 356 355" svg:d="M356 178c0-33-8-61-24-89-16-29-37-49-65-65-29-17-56-24-89-24s-61 7-89 24c-28 16-49 36-65 65-16 28-24 56-24 89 0 32 8 59 24 88 16 28 37 49 65 66 28 16 56 23 89 23s60-7 89-23c28-17 49-38 65-66 16-29 24-56 24-88z">
            <text:p/>
          </draw:path>
          <draw:line draw:style-name="gr1" draw:text-style-name="P1" draw:layer="TiM_F" svg:x1="19.298cm" svg:y1="15.829cm" svg:x2="19.223cm" svg:y2="15.754cm">
            <text:p/>
          </draw:line>
          <draw:line draw:style-name="gr1" draw:text-style-name="P1" draw:layer="TiM_F" svg:x1="22.271cm" svg:y1="15.754cm" svg:x2="22.346cm" svg:y2="15.829cm">
            <text:p/>
          </draw:line>
          <draw:path draw:style-name="gr2" draw:text-style-name="P2" draw:layer="TiM_F" svg:width="0.355cm" svg:height="0.354cm" svg:x="21.921cm" svg:y="15.824cm" svg:viewBox="0 0 356 355" svg:d="M356 178c0-33-8-61-24-89-17-29-37-49-65-65-29-17-56-24-89-24s-61 7-89 24c-28 16-48 36-65 65s-24 56-24 89c0 32 7 59 24 88 17 28 37 49 65 66 28 16 56 23 89 23s60-7 89-23c28-17 48-38 65-66 16-29 24-56 24-88z">
            <text:p/>
          </draw:path>
          <draw:line draw:style-name="gr1" draw:text-style-name="P1" draw:layer="TiM_F" svg:x1="24.544cm" svg:y1="27.042cm" svg:x2="24.524cm" svg:y2="27.062cm">
            <text:p/>
          </draw:line>
          <draw:line draw:style-name="gr1" draw:text-style-name="P1" draw:layer="TiM_F" svg:x1="24.524cm" svg:y1="27.062cm" svg:x2="24.524cm" svg:y2="27.086cm">
            <text:p/>
          </draw:line>
          <draw:line draw:style-name="gr1" draw:text-style-name="P1" draw:layer="TiM_F" svg:x1="24.544cm" svg:y1="27.106cm" svg:x2="24.524cm" svg:y2="27.086cm">
            <text:p/>
          </draw:line>
          <draw:line draw:style-name="gr1" draw:text-style-name="P1" draw:layer="TiM_F" svg:x1="24.524cm" svg:y1="27.086cm" svg:x2="24.5cm" svg:y2="27.086cm">
            <text:p/>
          </draw:line>
          <draw:line draw:style-name="gr1" draw:text-style-name="P1" draw:layer="TiM_F" svg:x1="24.5cm" svg:y1="27.086cm" svg:x2="24.48cm" svg:y2="27.106cm">
            <text:p/>
          </draw:line>
          <draw:line draw:style-name="gr1" draw:text-style-name="P1" draw:layer="TiM_F" svg:x1="24.5cm" svg:y1="27.062cm" svg:x2="24.48cm" svg:y2="27.042cm">
            <text:p/>
          </draw:line>
          <draw:line draw:style-name="gr1" draw:text-style-name="P1" draw:layer="TiM_F" svg:x1="24.5cm" svg:y1="27.062cm" svg:x2="24.524cm" svg:y2="27.062cm">
            <text:p/>
          </draw:line>
          <draw:line draw:style-name="gr1" draw:text-style-name="P1" draw:layer="TiM_F" svg:x1="24.5cm" svg:y1="27.086cm" svg:x2="24.5cm" svg:y2="27.062cm">
            <text:p/>
          </draw:line>
          <draw:line draw:style-name="gr1" draw:text-style-name="P1" draw:layer="TiM_F" svg:x1="23.02cm" svg:y1="27.042cm" svg:x2="23cm" svg:y2="27.062cm">
            <text:p/>
          </draw:line>
          <draw:line draw:style-name="gr1" draw:text-style-name="P1" draw:layer="TiM_F" svg:x1="23cm" svg:y1="27.062cm" svg:x2="23cm" svg:y2="27.086cm">
            <text:p/>
          </draw:line>
          <draw:line draw:style-name="gr1" draw:text-style-name="P1" draw:layer="TiM_F" svg:x1="23.02cm" svg:y1="27.106cm" svg:x2="23cm" svg:y2="27.086cm">
            <text:p/>
          </draw:line>
          <draw:line draw:style-name="gr1" draw:text-style-name="P1" draw:layer="TiM_F" svg:x1="23cm" svg:y1="27.086cm" svg:x2="22.976cm" svg:y2="27.086cm">
            <text:p/>
          </draw:line>
          <draw:line draw:style-name="gr1" draw:text-style-name="P1" draw:layer="TiM_F" svg:x1="22.976cm" svg:y1="27.086cm" svg:x2="22.956cm" svg:y2="27.106cm">
            <text:p/>
          </draw:line>
          <draw:line draw:style-name="gr1" draw:text-style-name="P1" draw:layer="TiM_F" svg:x1="22.976cm" svg:y1="27.062cm" svg:x2="22.956cm" svg:y2="27.042cm">
            <text:p/>
          </draw:line>
          <draw:line draw:style-name="gr1" draw:text-style-name="P1" draw:layer="TiM_F" svg:x1="22.976cm" svg:y1="27.062cm" svg:x2="23cm" svg:y2="27.062cm">
            <text:p/>
          </draw:line>
          <draw:line draw:style-name="gr1" draw:text-style-name="P1" draw:layer="TiM_F" svg:x1="22.976cm" svg:y1="27.086cm" svg:x2="22.976cm" svg:y2="27.062cm">
            <text:p/>
          </draw:line>
          <draw:line draw:style-name="gr1" draw:text-style-name="P1" draw:layer="TiM_F" svg:x1="24.29cm" svg:y1="27.042cm" svg:x2="24.27cm" svg:y2="27.062cm">
            <text:p/>
          </draw:line>
          <draw:line draw:style-name="gr1" draw:text-style-name="P1" draw:layer="TiM_F" svg:x1="24.27cm" svg:y1="27.062cm" svg:x2="24.27cm" svg:y2="27.086cm">
            <text:p/>
          </draw:line>
          <draw:line draw:style-name="gr1" draw:text-style-name="P1" draw:layer="TiM_F" svg:x1="24.29cm" svg:y1="27.106cm" svg:x2="24.27cm" svg:y2="27.086cm">
            <text:p/>
          </draw:line>
          <draw:line draw:style-name="gr1" draw:text-style-name="P1" draw:layer="TiM_F" svg:x1="24.27cm" svg:y1="27.086cm" svg:x2="24.246cm" svg:y2="27.086cm">
            <text:p/>
          </draw:line>
          <draw:line draw:style-name="gr1" draw:text-style-name="P1" draw:layer="TiM_F" svg:x1="24.246cm" svg:y1="27.086cm" svg:x2="24.226cm" svg:y2="27.106cm">
            <text:p/>
          </draw:line>
          <draw:line draw:style-name="gr1" draw:text-style-name="P1" draw:layer="TiM_F" svg:x1="24.246cm" svg:y1="27.062cm" svg:x2="24.226cm" svg:y2="27.042cm">
            <text:p/>
          </draw:line>
          <draw:line draw:style-name="gr1" draw:text-style-name="P1" draw:layer="TiM_F" svg:x1="24.246cm" svg:y1="27.062cm" svg:x2="24.27cm" svg:y2="27.062cm">
            <text:p/>
          </draw:line>
          <draw:line draw:style-name="gr1" draw:text-style-name="P1" draw:layer="TiM_F" svg:x1="24.246cm" svg:y1="27.086cm" svg:x2="24.246cm" svg:y2="27.062cm">
            <text:p/>
          </draw:line>
          <draw:line draw:style-name="gr1" draw:text-style-name="P1" draw:layer="TiM_F" svg:x1="38.004cm" svg:y1="27.042cm" svg:x2="37.984cm" svg:y2="27.062cm">
            <text:p/>
          </draw:line>
          <draw:line draw:style-name="gr1" draw:text-style-name="P1" draw:layer="TiM_F" svg:x1="37.984cm" svg:y1="27.062cm" svg:x2="37.984cm" svg:y2="27.086cm">
            <text:p/>
          </draw:line>
          <draw:line draw:style-name="gr1" draw:text-style-name="P1" draw:layer="TiM_F" svg:x1="38.004cm" svg:y1="27.106cm" svg:x2="37.984cm" svg:y2="27.086cm">
            <text:p/>
          </draw:line>
          <draw:line draw:style-name="gr1" draw:text-style-name="P1" draw:layer="TiM_F" svg:x1="37.984cm" svg:y1="27.086cm" svg:x2="37.96cm" svg:y2="27.086cm">
            <text:p/>
          </draw:line>
          <draw:line draw:style-name="gr1" draw:text-style-name="P1" draw:layer="TiM_F" svg:x1="37.96cm" svg:y1="27.086cm" svg:x2="37.94cm" svg:y2="27.106cm">
            <text:p/>
          </draw:line>
          <draw:line draw:style-name="gr1" draw:text-style-name="P1" draw:layer="TiM_F" svg:x1="37.96cm" svg:y1="27.062cm" svg:x2="37.94cm" svg:y2="27.042cm">
            <text:p/>
          </draw:line>
          <draw:line draw:style-name="gr1" draw:text-style-name="P1" draw:layer="TiM_F" svg:x1="37.96cm" svg:y1="27.062cm" svg:x2="37.984cm" svg:y2="27.062cm">
            <text:p/>
          </draw:line>
          <draw:line draw:style-name="gr1" draw:text-style-name="P1" draw:layer="TiM_F" svg:x1="37.96cm" svg:y1="27.086cm" svg:x2="37.96cm" svg:y2="27.062cm">
            <text:p/>
          </draw:line>
          <draw:line draw:style-name="gr1" draw:text-style-name="P1" draw:layer="TiM_F" svg:x1="22.766cm" svg:y1="27.042cm" svg:x2="22.746cm" svg:y2="27.062cm">
            <text:p/>
          </draw:line>
          <draw:line draw:style-name="gr1" draw:text-style-name="P1" draw:layer="TiM_F" svg:x1="22.746cm" svg:y1="27.062cm" svg:x2="22.746cm" svg:y2="27.086cm">
            <text:p/>
          </draw:line>
          <draw:line draw:style-name="gr1" draw:text-style-name="P1" draw:layer="TiM_F" svg:x1="22.766cm" svg:y1="27.106cm" svg:x2="22.746cm" svg:y2="27.086cm">
            <text:p/>
          </draw:line>
          <draw:line draw:style-name="gr1" draw:text-style-name="P1" draw:layer="TiM_F" svg:x1="22.746cm" svg:y1="27.086cm" svg:x2="22.722cm" svg:y2="27.086cm">
            <text:p/>
          </draw:line>
          <draw:line draw:style-name="gr1" draw:text-style-name="P1" draw:layer="TiM_F" svg:x1="22.722cm" svg:y1="27.086cm" svg:x2="22.702cm" svg:y2="27.106cm">
            <text:p/>
          </draw:line>
          <draw:line draw:style-name="gr1" draw:text-style-name="P1" draw:layer="TiM_F" svg:x1="22.722cm" svg:y1="27.062cm" svg:x2="22.702cm" svg:y2="27.042cm">
            <text:p/>
          </draw:line>
          <draw:line draw:style-name="gr1" draw:text-style-name="P1" draw:layer="TiM_F" svg:x1="22.722cm" svg:y1="27.062cm" svg:x2="22.746cm" svg:y2="27.062cm">
            <text:p/>
          </draw:line>
          <draw:line draw:style-name="gr1" draw:text-style-name="P1" draw:layer="TiM_F" svg:x1="22.722cm" svg:y1="27.086cm" svg:x2="22.722cm" svg:y2="27.062cm">
            <text:p/>
          </draw:line>
          <draw:line draw:style-name="gr1" draw:text-style-name="P1" draw:layer="TiM_F" svg:x1="38.258cm" svg:y1="27.042cm" svg:x2="38.238cm" svg:y2="27.062cm">
            <text:p/>
          </draw:line>
          <draw:line draw:style-name="gr1" draw:text-style-name="P1" draw:layer="TiM_F" svg:x1="38.238cm" svg:y1="27.062cm" svg:x2="38.238cm" svg:y2="27.086cm">
            <text:p/>
          </draw:line>
          <draw:line draw:style-name="gr1" draw:text-style-name="P1" draw:layer="TiM_F" svg:x1="38.258cm" svg:y1="27.106cm" svg:x2="38.238cm" svg:y2="27.086cm">
            <text:p/>
          </draw:line>
          <draw:line draw:style-name="gr1" draw:text-style-name="P1" draw:layer="TiM_F" svg:x1="38.238cm" svg:y1="27.086cm" svg:x2="38.214cm" svg:y2="27.086cm">
            <text:p/>
          </draw:line>
          <draw:line draw:style-name="gr1" draw:text-style-name="P1" draw:layer="TiM_F" svg:x1="38.214cm" svg:y1="27.086cm" svg:x2="38.194cm" svg:y2="27.106cm">
            <text:p/>
          </draw:line>
          <draw:line draw:style-name="gr1" draw:text-style-name="P1" draw:layer="TiM_F" svg:x1="38.214cm" svg:y1="27.062cm" svg:x2="38.194cm" svg:y2="27.042cm">
            <text:p/>
          </draw:line>
          <draw:line draw:style-name="gr1" draw:text-style-name="P1" draw:layer="TiM_F" svg:x1="38.214cm" svg:y1="27.062cm" svg:x2="38.238cm" svg:y2="27.062cm">
            <text:p/>
          </draw:line>
          <draw:line draw:style-name="gr1" draw:text-style-name="P1" draw:layer="TiM_F" svg:x1="38.214cm" svg:y1="27.086cm" svg:x2="38.214cm" svg:y2="27.062cm">
            <text:p/>
          </draw:line>
          <draw:path draw:style-name="gr2" draw:text-style-name="P2" draw:layer="TiM_F" svg:width="0.282cm" svg:height="0.281cm" svg:x="28.053cm" svg:y="3.67cm" svg:viewBox="0 0 283 282" svg:d="M283 141c0-26-6-49-19-71-13-23-30-38-52-51-23-13-44-19-70-19s-49 6-71 19c-23 13-39 28-52 51-13 22-19 45-19 71s6 47 19 70c13 22 29 39 52 52 22 13 45 19 71 19s47-6 70-19c22-13 39-30 52-52 13-23 19-44 19-70z">
            <text:p/>
          </draw:path>
          <draw:path draw:style-name="gr2" draw:text-style-name="P2" draw:layer="TiM_F" svg:width="0.281cm" svg:height="0.281cm" svg:x="26.53cm" svg:y="3.67cm" svg:viewBox="0 0 282 282" svg:d="M282 141c0-26-6-49-19-71-13-23-30-38-52-51-23-13-44-19-70-19s-49 6-71 19c-23 13-39 28-52 51-13 22-18 45-18 71s5 47 18 70c13 22 29 39 52 52 22 13 45 19 71 19s47-6 70-19c22-13 39-30 52-52 13-23 19-44 19-70z">
            <text:p/>
          </draw:path>
          <draw:path draw:style-name="gr2" draw:text-style-name="P2" draw:layer="TiM_F" svg:width="0.281cm" svg:height="0.281cm" svg:x="26.53cm" svg:y="9.766cm" svg:viewBox="0 0 282 282" svg:d="M282 141c0-26-6-49-19-71-13-23-30-38-52-51-23-13-44-19-70-19s-49 6-71 19c-23 12-39 28-52 51-13 22-18 45-18 71s5 47 18 70c13 22 29 39 52 52 22 13 45 19 71 19s47-6 70-19c22-13 39-30 52-52 13-23 19-44 19-70z">
            <text:p/>
          </draw:path>
          <draw:path draw:style-name="gr2" draw:text-style-name="P2" draw:layer="TiM_F" svg:width="0.281cm" svg:height="0.281cm" svg:x="26.53cm" svg:y="8.242cm" svg:viewBox="0 0 282 282" svg:d="M282 141c0-26-6-49-19-71-13-23-30-38-52-51-23-13-44-19-70-19s-49 6-71 19c-23 13-39 28-52 51-13 22-18 45-18 71s5 47 18 70c13 22 29 39 52 52 22 13 45 19 71 19s47-6 70-19c22-13 39-30 52-52 13-23 19-44 19-70z">
            <text:p/>
          </draw:path>
          <draw:path draw:style-name="gr2" draw:text-style-name="P2" draw:layer="TiM_F" svg:width="0.282cm" svg:height="0.281cm" svg:x="28.053cm" svg:y="9.766cm" svg:viewBox="0 0 283 282" svg:d="M283 141c0-26-6-49-19-71-13-23-30-38-52-51-23-13-44-19-70-19s-49 6-71 19c-23 12-39 28-52 51-13 22-19 45-19 71s6 47 19 70c13 22 29 39 52 52 22 13 45 19 71 19s47-6 70-19c22-13 39-30 52-52 13-23 19-44 19-70z">
            <text:p/>
          </draw:path>
          <draw:path draw:style-name="gr2" draw:text-style-name="P2" draw:layer="TiM_F" svg:width="0.282cm" svg:height="0.281cm" svg:x="28.053cm" svg:y="8.242cm" svg:viewBox="0 0 283 282" svg:d="M283 141c0-26-6-49-19-71-13-23-30-38-52-51-23-13-44-19-70-19s-49 6-71 19c-23 13-39 28-52 51-13 22-19 45-19 71s6 47 19 70c13 22 29 39 52 52 22 13 45 19 71 19s47-6 70-19c22-13 39-30 52-52 13-23 19-44 19-70z">
            <text:p/>
          </draw:path>
          <draw:path draw:style-name="gr2" draw:text-style-name="P2" draw:layer="TiM_F" svg:width="0.282cm" svg:height="0.281cm" svg:x="29.577cm" svg:y="3.67cm" svg:viewBox="0 0 283 282" svg:d="M283 141c0-26-6-49-19-71-13-23-30-38-52-51-23-13-44-19-70-19s-49 6-71 19c-23 13-39 28-52 51-13 22-19 45-19 71s6 47 19 70c13 22 29 39 52 52 22 13 45 19 71 19s47-6 70-19c22-13 39-30 52-52 13-23 19-44 19-70z">
            <text:p/>
          </draw:path>
          <draw:path draw:style-name="gr2" draw:text-style-name="P2" draw:layer="TiM_F" svg:width="0.282cm" svg:height="0.281cm" svg:x="32.624cm" svg:y="3.67cm" svg:viewBox="0 0 283 282" svg:d="M283 141c0-26-6-49-19-71-13-23-30-38-52-51-23-13-45-19-71-19s-48 6-70 19c-23 13-39 28-52 51-13 22-19 45-19 71s6 47 19 70c13 22 29 39 52 52 22 13 44 19 70 19s48-6 71-19c22-13 39-30 52-52 13-23 19-44 19-70z">
            <text:p/>
          </draw:path>
          <draw:path draw:style-name="gr2" draw:text-style-name="P2" draw:layer="TiM_F" svg:width="0.282cm" svg:height="0.281cm" svg:x="32.624cm" svg:y="9.766cm" svg:viewBox="0 0 283 282" svg:d="M283 141c0-26-6-49-19-71-13-23-30-39-52-51-23-13-45-19-71-19s-47 6-70 19-39 28-52 51c-13 22-19 45-19 71s6 47 19 70c13 22 29 39 52 52 22 13 44 19 70 19s48-6 71-19c22-13 39-30 52-52 13-23 19-44 19-70z">
            <text:p/>
          </draw:path>
          <draw:path draw:style-name="gr2" draw:text-style-name="P2" draw:layer="TiM_F" svg:width="0.282cm" svg:height="0.281cm" svg:x="31.1cm" svg:y="3.67cm" svg:viewBox="0 0 283 282" svg:d="M283 141c0-26-6-49-19-71-13-23-30-38-52-51-23-13-45-19-71-19s-48 6-70 19c-23 13-39 28-52 51-13 22-19 45-19 71s6 47 19 70c13 22 29 39 52 52 22 13 44 19 70 19s48-6 71-19c22-13 39-30 52-52 13-23 19-44 19-70z">
            <text:p/>
          </draw:path>
          <draw:path draw:style-name="gr2" draw:text-style-name="P2" draw:layer="TiM_F" svg:width="0.282cm" svg:height="0.282cm" svg:x="32.624cm" svg:y="14.337cm" svg:viewBox="0 0 283 283" svg:d="M283 142c0-26-6-49-19-71-13-23-30-39-52-52-23-13-45-19-71-19s-48 6-70 19c-23 13-39 29-52 52-13 22-19 45-19 71s6 47 19 70c13 22 29 39 52 52 22 13 44 19 70 19s48-6 71-19c22-13 39-30 52-52 13-23 19-44 19-70z">
            <text:p/>
          </draw:path>
          <draw:path draw:style-name="gr2" draw:text-style-name="P2" draw:layer="TiM_F" svg:width="0.282cm" svg:height="0.282cm" svg:x="31.1cm" svg:y="14.337cm" svg:viewBox="0 0 283 283" svg:d="M283 142c0-26-6-49-19-71-13-23-30-39-52-52-23-13-45-19-71-19s-48 6-70 19c-23 13-39 29-52 52-13 22-19 45-19 71s6 47 19 70c13 22 29 39 52 52 22 13 44 19 70 19s48-6 71-19c22-13 39-30 52-52 13-23 19-44 19-70z">
            <text:p/>
          </draw:path>
          <draw:path draw:style-name="gr2" draw:text-style-name="P2" draw:layer="TiM_F" svg:width="0.282cm" svg:height="0.282cm" svg:x="28.053cm" svg:y="14.337cm" svg:viewBox="0 0 283 283" svg:d="M283 142c0-26-6-49-19-71-13-23-30-39-52-52-23-13-44-19-70-19s-49 6-71 19c-23 13-39 29-52 52-13 22-19 45-19 71s6 47 19 70c13 22 29 39 52 52 22 13 45 19 71 19s47-6 70-19c22-13 39-30 52-52 13-23 19-44 19-70z">
            <text:p/>
          </draw:path>
          <draw:path draw:style-name="gr2" draw:text-style-name="P2" draw:layer="TiM_F" svg:width="0.282cm" svg:height="0.282cm" svg:x="29.577cm" svg:y="14.337cm" svg:viewBox="0 0 283 283" svg:d="M283 142c0-26-6-49-19-71-13-23-30-39-52-52-23-13-44-19-70-19s-49 6-71 19c-23 13-39 29-52 52-13 22-19 45-19 71s6 47 19 70c13 22 29 39 52 52 22 13 45 19 71 19s47-6 70-19c22-13 39-30 52-52 13-23 19-44 19-70z">
            <text:p/>
          </draw:path>
          <draw:path draw:style-name="gr2" draw:text-style-name="P2" draw:layer="TiM_F" svg:width="0.281cm" svg:height="0.282cm" svg:x="26.53cm" svg:y="14.337cm" svg:viewBox="0 0 282 283" svg:d="M282 142c0-26-6-49-19-71-13-23-30-39-52-52-23-13-44-19-70-19s-49 6-71 19c-23 13-39 29-52 52-13 22-18 45-18 71s5 47 18 70c13 22 29 39 52 52 22 13 45 19 71 19s47-6 70-19c22-13 39-30 52-52 13-23 19-44 19-70z">
            <text:p/>
          </draw:path>
          <draw:path draw:style-name="gr2" draw:text-style-name="P2" draw:layer="TiM_F" svg:width="0.281cm" svg:height="0.281cm" svg:x="37.196cm" svg:y="3.67cm" svg:viewBox="0 0 282 282" svg:d="M282 141c0-26-6-49-19-71-13-23-29-38-51-51-23-13-45-19-71-19s-48 6-70 19c-23 13-39 28-52 51-13 22-19 45-19 71s6 47 19 70c13 22 29 39 52 52 22 13 44 19 70 19s48-6 71-19c22-13 38-30 51-52 13-23 19-44 19-70z">
            <text:p/>
          </draw:path>
          <draw:path draw:style-name="gr2" draw:text-style-name="P2" draw:layer="TiM_F" svg:width="0.281cm" svg:height="0.281cm" svg:x="35.672cm" svg:y="3.67cm" svg:viewBox="0 0 282 282" svg:d="M282 141c0-26-5-49-18-71-13-23-30-38-52-51-23-13-45-19-71-19s-48 6-70 19c-23 13-39 28-52 51-13 22-19 45-19 71s6 47 19 70c13 22 29 39 52 52 22 13 44 19 70 19s48-6 71-19c22-13 39-30 52-52 13-23 18-44 18-70z">
            <text:p/>
          </draw:path>
          <draw:path draw:style-name="gr2" draw:text-style-name="P2" draw:layer="TiM_F" svg:width="0.281cm" svg:height="0.282cm" svg:x="37.196cm" svg:y="14.337cm" svg:viewBox="0 0 282 283" svg:d="M282 142c0-26-6-49-19-71-13-23-29-39-51-52-23-13-45-19-71-19s-48 6-70 19c-23 13-39 29-52 52-13 22-19 45-19 71s6 47 19 70c13 22 29 39 52 52 22 13 44 19 70 19s48-6 71-19c22-13 38-30 51-52 13-23 19-44 19-70z">
            <text:p/>
          </draw:path>
          <draw:path draw:style-name="gr2" draw:text-style-name="P2" draw:layer="TiM_F" svg:width="0.281cm" svg:height="0.281cm" svg:x="34.148cm" svg:y="3.67cm" svg:viewBox="0 0 282 282" svg:d="M282 141c0-26-5-49-18-71-13-23-30-38-52-51-23-13-45-19-71-19s-48 6-70 19c-23 13-39 28-52 51-13 22-19 45-19 71s6 47 19 70c13 22 29 39 52 52 22 13 44 19 70 19s48-6 71-19c22-13 39-30 52-52 13-23 18-44 18-70z">
            <text:p/>
          </draw:path>
          <draw:path draw:style-name="gr2" draw:text-style-name="P2" draw:layer="TiM_F" svg:width="0.281cm" svg:height="0.281cm" svg:x="34.148cm" svg:y="8.242cm" svg:viewBox="0 0 282 282" svg:d="M282 141c0-26-5-49-18-71-13-23-30-38-52-51-23-13-45-19-71-19s-48 6-70 19c-23 13-39 28-52 51-13 22-19 45-19 71s6 47 19 70c13 22 29 39 52 52 22 13 44 19 70 19s48-6 71-19c22-13 39-30 52-52 13-23 18-44 18-70z">
            <text:p/>
          </draw:path>
          <draw:path draw:style-name="gr2" draw:text-style-name="P2" draw:layer="TiM_F" svg:width="0.281cm" svg:height="0.282cm" svg:x="34.148cm" svg:y="14.337cm" svg:viewBox="0 0 282 283" svg:d="M282 142c0-26-5-49-18-71-13-23-30-39-52-52-23-13-45-19-71-19s-48 6-70 19c-23 13-39 29-52 52-13 22-19 45-19 71s6 47 19 70c13 22 29 39 52 52 22 13 44 19 70 19s48-6 71-19c22-13 39-30 52-52 13-23 18-44 18-70z">
            <text:p/>
          </draw:path>
          <draw:path draw:style-name="gr2" draw:text-style-name="P2" draw:layer="TiM_F" svg:width="0.281cm" svg:height="0.281cm" svg:x="34.148cm" svg:y="9.766cm" svg:viewBox="0 0 282 282" svg:d="M282 141c0-26-5-49-18-71-13-23-30-39-52-51-23-13-45-19-71-19s-47 6-70 19-39 28-52 51c-13 22-19 45-19 71s6 47 19 70c13 22 29 39 52 52 22 13 44 19 70 19s48-6 71-19c22-13 39-30 52-52 13-23 18-44 18-70z">
            <text:p/>
          </draw:path>
          <draw:path draw:style-name="gr2" draw:text-style-name="P2" draw:layer="TiM_F" svg:width="0.282cm" svg:height="0.281cm" svg:x="32.624cm" svg:y="8.242cm" svg:viewBox="0 0 283 282" svg:d="M283 141c0-26-6-49-19-71-13-23-30-38-52-51-23-13-45-19-71-19s-48 6-70 19c-23 13-39 28-52 51-13 22-19 45-19 71s6 47 19 70c13 22 29 39 52 52 22 13 44 19 70 19s48-6 71-19c22-13 39-30 52-52 13-23 19-44 19-70z">
            <text:p/>
          </draw:path>
          <draw:path draw:style-name="gr2" draw:text-style-name="P2" draw:layer="TiM_F" svg:width="0.281cm" svg:height="0.282cm" svg:x="41.768cm" svg:y="14.337cm" svg:viewBox="0 0 282 283" svg:d="M282 142c0-26-6-49-19-71-13-23-29-39-51-52-23-13-45-19-71-19s-48 6-70 19c-23 13-39 29-52 52-13 22-19 45-19 71s6 47 19 70c13 22 29 39 52 52 22 13 44 19 70 19s48-6 71-19c22-13 38-30 51-52 13-23 19-44 19-70z">
            <text:p/>
          </draw:path>
          <draw:path draw:style-name="gr2" draw:text-style-name="P2" draw:layer="TiM_F" svg:width="0.281cm" svg:height="0.282cm" svg:x="41.768cm" svg:y="12.813cm" svg:viewBox="0 0 282 283" svg:d="M282 142c0-26-6-49-19-71-13-23-29-39-51-52-23-13-45-19-71-19s-48 6-70 19c-23 13-39 29-52 52-13 22-19 45-19 71s6 47 19 70c13 22 29 39 52 52 22 13 44 19 70 19s48-6 71-19c22-13 38-30 51-52 13-23 19-44 19-70z">
            <text:p/>
          </draw:path>
          <draw:path draw:style-name="gr2" draw:text-style-name="P2" draw:layer="TiM_F" svg:width="0.281cm" svg:height="0.282cm" svg:x="40.244cm" svg:y="14.337cm" svg:viewBox="0 0 282 283" svg:d="M282 142c0-26-6-49-19-71-13-23-29-39-51-52-23-13-45-19-71-19s-48 6-70 19c-23 13-39 29-52 52-13 22-19 45-19 71s6 47 19 70c13 22 29 39 52 52 22 13 44 19 70 19s48-6 71-19c22-13 38-30 51-52 13-23 19-44 19-70z">
            <text:p/>
          </draw:path>
          <draw:path draw:style-name="gr2" draw:text-style-name="P2" draw:layer="TiM_F" svg:width="0.281cm" svg:height="0.281cm" svg:x="40.244cm" svg:y="9.766cm" svg:viewBox="0 0 282 282" svg:d="M282 141c0-26-6-49-19-71-13-23-29-39-51-51-23-13-45-19-71-19s-47 6-70 19-39 28-52 51c-13 22-19 45-19 71s6 47 19 70c13 22 29 39 52 52 22 13 44 19 70 19s48-6 71-19c22-13 38-30 51-52 13-23 19-44 19-70z">
            <text:p/>
          </draw:path>
          <draw:path draw:style-name="gr2" draw:text-style-name="P2" draw:layer="TiM_F" svg:width="0.281cm" svg:height="0.281cm" svg:x="41.768cm" svg:y="9.766cm" svg:viewBox="0 0 282 282" svg:d="M282 141c0-26-6-49-19-71-13-23-29-39-51-51-23-13-45-19-71-19s-47 6-70 19-39 28-52 51c-13 22-19 45-19 71s6 47 19 70c13 22 29 39 52 52 22 13 44 19 70 19s48-6 71-19c22-13 38-30 51-52 13-23 19-44 19-70z">
            <text:p/>
          </draw:path>
          <draw:path draw:style-name="gr2" draw:text-style-name="P2" draw:layer="TiM_F" svg:width="0.281cm" svg:height="0.281cm" svg:x="41.768cm" svg:y="11.29cm" svg:viewBox="0 0 282 282" svg:d="M282 141c0-26-6-49-19-71-13-23-29-39-51-52-23-13-45-18-71-18s-48 5-70 18c-23 13-39 29-52 52-13 22-19 45-19 71s6 47 19 70c13 22 29 39 52 52 22 13 44 19 70 19s48-6 71-19c22-13 38-30 51-52 13-23 19-44 19-70z">
            <text:p/>
          </draw:path>
          <draw:path draw:style-name="gr2" draw:text-style-name="P2" draw:layer="TiM_F" svg:width="0.281cm" svg:height="0.281cm" svg:x="40.244cm" svg:y="8.242cm" svg:viewBox="0 0 282 282" svg:d="M282 141c0-26-6-49-19-71-13-23-29-38-51-51-23-13-45-19-71-19s-48 6-70 19c-23 13-39 28-52 51-13 22-19 45-19 71s6 47 19 70c13 22 29 39 52 52 22 13 44 19 70 19s48-6 71-19c22-13 38-30 51-52 13-23 19-44 19-70z">
            <text:p/>
          </draw:path>
          <draw:path draw:style-name="gr2" draw:text-style-name="P2" draw:layer="TiM_F" svg:width="0.281cm" svg:height="0.281cm" svg:x="41.768cm" svg:y="8.242cm" svg:viewBox="0 0 282 282" svg:d="M282 141c0-26-6-49-19-71-13-23-29-38-51-51-23-13-45-19-71-19s-48 6-70 19c-23 13-39 28-52 51-13 22-19 45-19 71s6 47 19 70c13 22 29 39 52 52 22 13 44 19 70 19s48-6 71-19c22-13 38-30 51-52 13-23 19-44 19-70z">
            <text:p/>
          </draw:path>
          <draw:path draw:style-name="gr2" draw:text-style-name="P2" draw:layer="TiM_F" svg:width="0.281cm" svg:height="0.281cm" svg:x="38.72cm" svg:y="8.242cm" svg:viewBox="0 0 282 282" svg:d="M282 141c0-26-6-49-19-71-13-23-29-38-51-51-23-13-45-19-71-19s-48 6-70 19c-23 13-39 28-52 51-13 22-19 45-19 71s6 47 19 70c13 22 29 39 52 52 22 13 44 19 70 19s48-6 71-19c22-13 38-30 51-52 13-23 19-44 19-70z">
            <text:p/>
          </draw:path>
          <draw:path draw:style-name="gr2" draw:text-style-name="P2" draw:layer="TiM_F" svg:width="0.281cm" svg:height="0.281cm" svg:x="38.72cm" svg:y="9.766cm" svg:viewBox="0 0 282 282" svg:d="M282 141c0-26-6-49-19-71-13-23-29-39-51-51-23-13-45-19-71-19s-47 6-70 19-39 28-52 51c-13 22-19 45-19 71s6 47 19 70c13 22 29 39 52 52 22 13 44 19 70 19s48-6 71-19c22-13 38-30 51-52 13-23 19-44 19-70z">
            <text:p/>
          </draw:path>
          <draw:path draw:style-name="gr2" draw:text-style-name="P2" draw:layer="TiM_F" svg:width="0.281cm" svg:height="0.282cm" svg:x="38.72cm" svg:y="14.337cm" svg:viewBox="0 0 282 283" svg:d="M282 142c0-26-6-49-19-71-13-23-29-39-51-52-23-13-45-19-71-19s-48 6-70 19c-23 13-39 29-52 52-13 22-19 45-19 71s6 47 19 70c13 22 29 39 52 52 22 13 44 19 70 19s48-6 71-19c22-13 38-30 51-52 13-23 19-44 19-70z">
            <text:p/>
          </draw:path>
          <draw:path draw:style-name="gr2" draw:text-style-name="P2" draw:layer="TiM_F" svg:width="0.281cm" svg:height="0.281cm" svg:x="41.768cm" svg:y="5.194cm" svg:viewBox="0 0 282 282" svg:d="M282 141c0-26-6-49-19-71-13-23-29-38-51-51-23-13-45-19-71-19s-48 6-70 19c-23 13-39 28-52 51-13 22-19 45-19 71s6 47 19 70c13 22 29 39 52 52 22 13 44 19 70 19s48-6 71-19c22-13 38-30 51-52 13-23 19-44 19-70z">
            <text:p/>
          </draw:path>
          <draw:path draw:style-name="gr2" draw:text-style-name="P2" draw:layer="TiM_F" svg:width="0.281cm" svg:height="0.281cm" svg:x="41.768cm" svg:y="6.718cm" svg:viewBox="0 0 282 282" svg:d="M282 141c0-26-6-49-19-71-13-23-29-38-51-51-23-13-45-19-71-19s-48 6-70 19c-23 13-39 28-52 51-13 22-19 45-19 71s6 47 19 70c13 22 29 39 52 52 22 13 44 19 70 19s48-6 71-19c22-13 38-30 51-52 13-23 19-44 19-70z">
            <text:p/>
          </draw:path>
          <draw:path draw:style-name="gr2" draw:text-style-name="P2" draw:layer="TiM_F" svg:width="0.281cm" svg:height="0.281cm" svg:x="40.244cm" svg:y="3.67cm" svg:viewBox="0 0 282 282" svg:d="M282 141c0-26-6-49-19-71-13-23-29-38-51-51-23-13-45-19-71-19s-48 6-70 19c-23 13-39 28-52 51-13 22-19 45-19 71s6 47 19 70c13 22 29 39 52 52 22 13 44 19 70 19s48-6 71-19c22-13 38-30 51-52 13-23 19-44 19-70z">
            <text:p/>
          </draw:path>
          <draw:path draw:style-name="gr2" draw:text-style-name="P2" draw:layer="TiM_F" svg:width="0.281cm" svg:height="0.281cm" svg:x="41.768cm" svg:y="3.67cm" svg:viewBox="0 0 282 282" svg:d="M282 141c0-26-6-49-19-71-13-23-29-38-51-51-23-13-45-19-71-19s-48 6-70 19c-23 13-39 28-52 51-13 22-19 45-19 71s6 47 19 70c13 22 29 39 52 52 22 13 44 19 70 19s48-6 71-19c22-13 38-30 51-52 13-23 19-44 19-70z">
            <text:p/>
          </draw:path>
          <draw:path draw:style-name="gr2" draw:text-style-name="P2" draw:layer="TiM_F" svg:width="0.281cm" svg:height="0.281cm" svg:x="38.72cm" svg:y="3.67cm" svg:viewBox="0 0 282 282" svg:d="M282 141c0-26-6-49-19-71-13-23-29-38-51-51-23-13-45-19-71-19s-48 6-70 19c-23 13-39 28-52 51-13 22-19 45-19 71s6 47 19 70c13 22 29 39 52 52 22 13 44 19 70 19s48-6 71-19c22-13 38-30 51-52 13-23 19-44 19-70z">
            <text:p/>
          </draw:path>
          <draw:path draw:style-name="gr2" draw:text-style-name="P2" draw:layer="TiM_F" svg:width="0.281cm" svg:height="0.281cm" svg:x="23.482cm" svg:y="3.67cm" svg:viewBox="0 0 282 282" svg:d="M282 141c0-26-6-49-19-71-13-23-30-38-52-51-23-13-44-19-70-19s-49 6-71 19c-23 13-38 28-51 51-13 22-19 45-19 71s6 47 19 70c13 22 28 39 51 52 22 13 45 19 71 19s47-6 70-19c22-13 39-30 52-52 13-23 19-44 19-70z">
            <text:p/>
          </draw:path>
          <draw:path draw:style-name="gr2" draw:text-style-name="P2" draw:layer="TiM_F" svg:width="0.281cm" svg:height="0.282cm" svg:x="23.482cm" svg:y="14.337cm" svg:viewBox="0 0 282 283" svg:d="M282 142c0-26-6-49-19-71-13-23-30-39-52-52-23-13-44-19-70-19s-49 6-71 19c-23 13-38 29-51 52-13 22-19 45-19 71s6 47 19 70c13 22 28 39 51 52 22 13 45 19 71 19s47-6 70-19c22-13 39-30 52-52 13-23 19-44 19-70z">
            <text:p/>
          </draw:path>
          <draw:path draw:style-name="gr2" draw:text-style-name="P2" draw:layer="TiM_F" svg:width="0.281cm" svg:height="0.281cm" svg:x="25.006cm" svg:y="3.67cm" svg:viewBox="0 0 282 282" svg:d="M282 141c0-26-6-49-19-71-13-23-30-38-52-51-23-13-44-19-70-19s-49 6-71 19c-23 13-39 28-52 51-13 22-18 45-18 71s5 47 18 70c13 22 29 39 52 52 22 13 45 19 71 19s47-6 70-19c22-13 39-30 52-52 13-23 19-44 19-70z">
            <text:p/>
          </draw:path>
          <draw:path draw:style-name="gr2" draw:text-style-name="P2" draw:layer="TiM_F" svg:width="0.281cm" svg:height="0.282cm" svg:x="25.006cm" svg:y="14.337cm" svg:viewBox="0 0 282 283" svg:d="M282 142c0-26-6-49-19-71-13-23-30-39-52-52-23-13-44-19-70-19s-49 6-71 19c-23 13-39 29-52 52-13 22-18 45-18 71s5 47 18 70c13 22 29 39 52 52 22 13 45 19 71 19s47-6 70-19c22-13 39-30 52-52 13-23 19-44 19-70z">
            <text:p/>
          </draw:path>
          <draw:path draw:style-name="gr2" draw:text-style-name="P2" draw:layer="TiM_F" svg:width="0.281cm" svg:height="0.281cm" svg:x="18.91cm" svg:y="11.29cm" svg:viewBox="0 0 282 282" svg:d="M282 141c0-26-6-49-19-71-13-23-30-39-52-52-23-13-44-18-70-18s-49 5-71 18c-23 13-38 29-51 52-13 22-19 45-19 71s6 47 19 70c13 22 28 39 51 52 22 13 45 19 71 19s47-6 70-19c22-13 39-30 52-52 13-23 19-44 19-70z">
            <text:p/>
          </draw:path>
          <draw:path draw:style-name="gr2" draw:text-style-name="P2" draw:layer="TiM_F" svg:width="0.281cm" svg:height="0.281cm" svg:x="18.91cm" svg:y="9.766cm" svg:viewBox="0 0 282 282" svg:d="M282 141c0-26-6-49-19-71-13-23-30-38-52-51-23-13-44-19-70-19s-49 6-71 19c-23 12-38 28-51 51-13 22-19 45-19 71s6 47 19 70c13 22 28 39 51 52 22 13 45 19 71 19s47-6 70-19c22-13 39-30 52-52 13-23 19-44 19-70z">
            <text:p/>
          </draw:path>
          <draw:path draw:style-name="gr2" draw:text-style-name="P2" draw:layer="TiM_F" svg:width="0.281cm" svg:height="0.281cm" svg:x="18.91cm" svg:y="5.194cm" svg:viewBox="0 0 282 282" svg:d="M282 141c0-26-6-49-19-71-13-23-30-38-52-51-23-13-44-19-70-19s-49 6-71 19c-23 13-38 28-51 51-13 22-19 45-19 71s6 47 19 70c13 22 28 39 51 52 22 13 45 19 71 19s47-6 70-19c22-13 39-30 52-52 13-23 19-44 19-70z">
            <text:p/>
          </draw:path>
          <draw:path draw:style-name="gr2" draw:text-style-name="P2" draw:layer="TiM_F" svg:width="0.281cm" svg:height="0.281cm" svg:x="18.91cm" svg:y="6.718cm" svg:viewBox="0 0 282 282" svg:d="M282 141c0-26-6-49-19-71-13-23-30-38-52-51-23-13-44-19-70-19s-49 6-71 19c-23 13-38 28-51 51-13 22-19 45-19 71s6 47 19 70c13 22 28 39 51 52 22 13 45 19 71 19s47-6 70-19c22-13 39-30 52-52 13-23 19-44 19-70z">
            <text:p/>
          </draw:path>
          <draw:path draw:style-name="gr2" draw:text-style-name="P2" draw:layer="TiM_F" svg:width="0.281cm" svg:height="0.281cm" svg:x="20.434cm" svg:y="9.766cm" svg:viewBox="0 0 282 282" svg:d="M282 141c0-26-6-49-19-71-13-23-30-38-52-51-23-13-44-19-70-19s-49 6-71 19c-23 12-38 28-51 51-13 22-19 45-19 71s6 47 19 70c13 22 28 39 51 52 22 13 45 19 71 19s47-6 70-19c22-13 39-30 52-52 13-23 19-44 19-70z">
            <text:p/>
          </draw:path>
          <draw:path draw:style-name="gr2" draw:text-style-name="P2" draw:layer="TiM_F" svg:width="0.281cm" svg:height="0.282cm" svg:x="18.91cm" svg:y="12.813cm" svg:viewBox="0 0 282 283" svg:d="M282 142c0-26-6-49-19-71-13-23-30-39-52-52-23-13-44-19-70-19s-49 6-71 19c-23 13-38 29-51 52-13 22-19 45-19 71s6 47 19 70c13 22 28 39 51 52 22 13 45 19 71 19s47-6 70-19c22-13 39-30 52-52 13-23 19-44 19-70z">
            <text:p/>
          </draw:path>
          <draw:path draw:style-name="gr2" draw:text-style-name="P2" draw:layer="TiM_F" svg:width="0.281cm" svg:height="0.282cm" svg:x="21.958cm" svg:y="14.337cm" svg:viewBox="0 0 282 283" svg:d="M282 142c0-26-6-49-19-71-13-23-30-39-52-52-23-13-44-19-70-19s-49 6-71 19c-23 13-38 29-51 52-13 22-19 45-19 71s6 47 19 70c13 22 28 39 51 52 22 13 45 19 71 19s47-6 70-19c22-13 39-30 52-52 13-23 19-44 19-70z">
            <text:p/>
          </draw:path>
          <draw:path draw:style-name="gr2" draw:text-style-name="P2" draw:layer="TiM_F" svg:width="0.281cm" svg:height="0.281cm" svg:x="21.958cm" svg:y="8.242cm" svg:viewBox="0 0 282 282" svg:d="M282 141c0-26-6-49-19-71-13-23-30-38-52-51-23-13-44-19-70-19s-49 6-71 19c-23 13-38 28-51 51-13 22-19 45-19 71s6 47 19 70c13 22 28 39 51 52 22 13 45 19 71 19s47-6 70-19c22-13 39-30 52-52 13-23 19-44 19-70z">
            <text:p/>
          </draw:path>
          <draw:path draw:style-name="gr2" draw:text-style-name="P2" draw:layer="TiM_F" svg:width="0.281cm" svg:height="0.281cm" svg:x="21.958cm" svg:y="9.766cm" svg:viewBox="0 0 282 282" svg:d="M282 141c0-26-6-49-19-71-13-23-30-38-52-51-23-13-44-19-70-19s-49 6-71 19c-23 12-38 28-51 51-13 22-19 45-19 71s6 47 19 70c13 22 28 39 51 52 22 13 45 19 71 19s47-6 70-19c22-13 39-30 52-52 13-23 19-44 19-70z">
            <text:p/>
          </draw:path>
          <draw:path draw:style-name="gr2" draw:text-style-name="P2" draw:layer="TiM_F" svg:width="0.281cm" svg:height="0.282cm" svg:x="20.434cm" svg:y="14.337cm" svg:viewBox="0 0 282 283" svg:d="M282 142c0-26-6-49-19-71-13-23-30-39-52-52-23-13-44-19-70-19s-49 6-71 19c-23 13-38 29-51 52-13 22-19 45-19 71s6 47 19 70c13 22 28 39 51 52 22 13 45 19 71 19s47-6 70-19c22-13 39-30 52-52 13-23 19-44 19-70z">
            <text:p/>
          </draw:path>
          <draw:path draw:style-name="gr2" draw:text-style-name="P2" draw:layer="TiM_F" svg:width="0.281cm" svg:height="0.281cm" svg:x="20.434cm" svg:y="8.242cm" svg:viewBox="0 0 282 282" svg:d="M282 141c0-26-6-49-19-71-13-23-30-38-52-51-23-13-44-19-70-19s-49 6-71 19c-23 13-38 28-51 51-13 22-19 45-19 71s6 47 19 70c13 22 28 39 51 52 22 13 45 19 71 19s47-6 70-19c22-13 39-30 52-52 13-23 19-44 19-70z">
            <text:p/>
          </draw:path>
          <draw:path draw:style-name="gr2" draw:text-style-name="P2" draw:layer="TiM_F" svg:width="0.281cm" svg:height="0.282cm" svg:x="18.91cm" svg:y="14.337cm" svg:viewBox="0 0 282 283" svg:d="M282 142c0-26-6-49-19-71-13-23-30-39-52-52-23-13-44-19-70-19s-49 6-71 19c-23 13-38 29-51 52-13 22-19 45-19 71s6 47 19 70c13 22 28 39 51 52 22 13 45 19 71 19s47-6 70-19c22-13 39-30 52-52 13-23 19-44 19-70z">
            <text:p/>
          </draw:path>
          <draw:path draw:style-name="gr2" draw:text-style-name="P2" draw:layer="TiM_F" svg:width="0.281cm" svg:height="0.281cm" svg:x="18.91cm" svg:y="8.242cm" svg:viewBox="0 0 282 282" svg:d="M282 141c0-26-6-49-19-71-13-23-30-38-52-51-23-13-44-19-70-19s-49 6-71 19c-23 13-38 28-51 51-13 22-19 45-19 71s6 47 19 70c13 22 28 39 51 52 22 13 45 19 71 19s47-6 70-19c22-13 39-30 52-52 13-23 19-44 19-70z">
            <text:p/>
          </draw:path>
          <draw:path draw:style-name="gr2" draw:text-style-name="P2" draw:layer="TiM_F" svg:width="0.281cm" svg:height="0.281cm" svg:x="20.434cm" svg:y="3.67cm" svg:viewBox="0 0 282 282" svg:d="M282 141c0-26-6-49-19-71-13-23-30-38-52-51-23-13-44-19-70-19s-49 6-71 19c-23 13-38 28-51 51-13 22-19 45-19 71s6 47 19 70c13 22 28 39 51 52 22 13 45 19 71 19s47-6 70-19c22-13 39-30 52-52 13-23 19-44 19-70z">
            <text:p/>
          </draw:path>
          <draw:path draw:style-name="gr2" draw:text-style-name="P2" draw:layer="TiM_F" svg:width="0.281cm" svg:height="0.281cm" svg:x="18.91cm" svg:y="3.67cm" svg:viewBox="0 0 282 282" svg:d="M282 141c0-26-6-49-19-71-13-23-30-38-52-51-23-13-44-19-70-19s-49 6-71 19c-23 13-38 28-51 51-13 22-19 45-19 71s6 47 19 70c13 22 28 39 51 52 22 13 45 19 71 19s47-6 70-19c22-13 39-30 52-52 13-23 19-44 19-70z">
            <text:p/>
          </draw:path>
          <draw:path draw:style-name="gr2" draw:text-style-name="P2" draw:layer="TiM_F" svg:width="0.281cm" svg:height="0.281cm" svg:x="21.958cm" svg:y="3.67cm" svg:viewBox="0 0 282 282" svg:d="M282 141c0-26-6-49-19-71-13-23-30-38-52-51-23-13-44-19-70-19s-49 6-71 19c-23 13-38 28-51 51-13 22-19 45-19 71s6 47 19 70c13 22 28 39 51 52 22 13 45 19 71 19s47-6 70-19c22-13 39-30 52-52 13-23 19-44 19-70z">
            <text:p/>
          </draw:path>
          <draw:path draw:style-name="gr2" draw:text-style-name="P2" draw:layer="TiM_F" svg:width="0.282cm" svg:height="0.282cm" svg:x="28.053cm" svg:y="15.86cm" svg:viewBox="0 0 283 283" svg:d="M283 142c0-26-6-49-19-71-13-23-30-39-52-52-23-13-44-19-70-19s-49 6-71 19c-23 13-39 29-52 52-13 22-19 45-19 71s6 47 19 70c13 22 29 39 52 52 22 13 45 19 71 19s47-6 70-19c22-13 39-30 52-52 13-23 19-44 19-70z">
            <text:p/>
          </draw:path>
          <draw:path draw:style-name="gr2" draw:text-style-name="P2" draw:layer="TiM_F" svg:width="0.281cm" svg:height="0.282cm" svg:x="26.53cm" svg:y="15.86cm" svg:viewBox="0 0 282 283" svg:d="M282 142c0-26-6-49-19-71-13-23-30-39-52-52-23-13-44-19-70-19s-49 6-71 19c-23 13-39 29-52 52-13 22-18 45-18 71s5 47 18 70c13 22 29 39 52 52 22 13 45 19 71 19s47-6 70-19c22-13 39-30 52-52 13-23 19-44 19-70z">
            <text:p/>
          </draw:path>
          <draw:path draw:style-name="gr2" draw:text-style-name="P2" draw:layer="TiM_F" svg:width="0.281cm" svg:height="0.281cm" svg:x="26.53cm" svg:y="21.956cm" svg:viewBox="0 0 282 282" svg:d="M282 141c0-26-6-48-19-70-13-23-30-39-52-52-23-13-44-19-70-19s-49 6-71 19c-23 13-39 29-52 52-13 22-18 44-18 70s5 48 18 71c13 22 29 39 52 52 22 13 45 18 71 18s47-5 70-18c22-13 39-30 52-52 13-23 19-45 19-71z">
            <text:p/>
          </draw:path>
          <draw:path draw:style-name="gr2" draw:text-style-name="P2" draw:layer="TiM_F" svg:width="0.281cm" svg:height="0.282cm" svg:x="26.53cm" svg:y="20.432cm" svg:viewBox="0 0 282 283" svg:d="M282 141c0-26-6-48-19-70-13-23-30-39-52-52-23-13-44-19-70-19s-49 6-71 19c-23 13-39 29-52 52-13 22-18 44-18 70s5 48 18 71c13 22 29 39 52 52 22 13 45 19 71 19s47-6 70-19c22-13 39-30 52-52 13-23 19-45 19-71z">
            <text:p/>
          </draw:path>
          <draw:path draw:style-name="gr2" draw:text-style-name="P2" draw:layer="TiM_F" svg:width="0.282cm" svg:height="0.281cm" svg:x="28.053cm" svg:y="21.956cm" svg:viewBox="0 0 283 282" svg:d="M283 141c0-26-6-48-19-70-13-23-30-39-52-52-23-13-44-19-70-19s-49 6-71 19c-23 13-39 29-52 52-13 22-19 44-19 70s6 48 19 71c13 22 29 39 52 52 22 13 45 18 71 18s47-5 70-18c22-13 39-30 52-52 13-23 19-45 19-71z">
            <text:p/>
          </draw:path>
          <draw:path draw:style-name="gr2" draw:text-style-name="P2" draw:layer="TiM_F" svg:width="0.282cm" svg:height="0.282cm" svg:x="28.053cm" svg:y="20.432cm" svg:viewBox="0 0 283 283" svg:d="M283 141c0-26-6-48-19-70-13-23-30-39-52-52-23-13-44-19-70-19s-49 6-71 19c-23 13-39 29-52 52-13 22-19 44-19 70s6 48 19 71c13 22 29 39 52 52 22 13 45 19 71 19s47-6 70-19c22-13 39-30 52-52 13-23 19-45 19-71z">
            <text:p/>
          </draw:path>
          <draw:path draw:style-name="gr2" draw:text-style-name="P2" draw:layer="TiM_F" svg:width="0.282cm" svg:height="0.282cm" svg:x="29.577cm" svg:y="15.86cm" svg:viewBox="0 0 283 283" svg:d="M283 142c0-26-6-49-19-71-13-23-30-39-52-52-23-13-44-19-70-19s-49 6-71 19c-23 13-39 29-52 52-13 22-19 45-19 71s6 47 19 70c13 22 29 39 52 52 22 13 45 19 71 19s47-6 70-19c22-13 39-30 52-52 13-23 19-44 19-70z">
            <text:p/>
          </draw:path>
          <draw:path draw:style-name="gr2" draw:text-style-name="P2" draw:layer="TiM_F" svg:width="0.282cm" svg:height="0.282cm" svg:x="32.624cm" svg:y="15.86cm" svg:viewBox="0 0 283 283" svg:d="M283 142c0-26-6-49-19-71-13-23-30-39-52-52-23-13-45-19-71-19s-48 6-70 19c-23 13-39 29-52 52-13 22-19 45-19 71s6 47 19 70c13 22 29 39 52 52 22 13 44 19 70 19s48-6 71-19c22-13 39-30 52-52 13-23 19-44 19-70z">
            <text:p/>
          </draw:path>
          <draw:path draw:style-name="gr2" draw:text-style-name="P2" draw:layer="TiM_F" svg:width="0.282cm" svg:height="0.281cm" svg:x="32.624cm" svg:y="21.956cm" svg:viewBox="0 0 283 282" svg:d="M283 141c0-26-6-48-19-70-13-23-30-39-52-52-23-13-45-19-71-19s-48 6-70 19c-23 13-39 29-52 52-13 22-19 44-19 70s6 48 19 71c13 22 29 39 52 52 22 13 44 18 70 18s48-5 71-18c22-13 39-30 52-52 13-23 19-45 19-71z">
            <text:p/>
          </draw:path>
          <draw:path draw:style-name="gr2" draw:text-style-name="P2" draw:layer="TiM_F" svg:width="0.282cm" svg:height="0.282cm" svg:x="31.1cm" svg:y="15.86cm" svg:viewBox="0 0 283 283" svg:d="M283 142c0-26-6-49-19-71-13-23-30-39-52-52-23-13-45-19-71-19s-48 6-70 19c-23 13-39 29-52 52-13 22-19 45-19 71s6 47 19 70c13 22 29 39 52 52 22 13 44 19 70 19s48-6 71-19c22-13 39-30 52-52 13-23 19-44 19-70z">
            <text:p/>
          </draw:path>
          <draw:path draw:style-name="gr2" draw:text-style-name="P2" draw:layer="TiM_F" svg:width="0.282cm" svg:height="0.281cm" svg:x="32.624cm" svg:y="26.528cm" svg:viewBox="0 0 283 282" svg:d="M283 141c0-26-6-48-19-70-13-23-30-39-52-52-23-13-45-19-71-19s-48 6-70 19c-23 13-39 29-52 52-13 22-19 44-19 70s6 48 19 71c13 22 29 38 52 51 22 13 44 19 70 19s48-6 71-19c22-13 39-29 52-51 13-23 19-45 19-71z">
            <text:p/>
          </draw:path>
          <draw:path draw:style-name="gr2" draw:text-style-name="P2" draw:layer="TiM_F" svg:width="0.282cm" svg:height="0.281cm" svg:x="31.1cm" svg:y="26.528cm" svg:viewBox="0 0 283 282" svg:d="M283 141c0-26-6-48-19-70-13-23-30-39-52-52-23-13-45-19-71-19s-48 6-70 19c-23 13-39 29-52 52-13 22-19 44-19 70s6 48 19 71c13 22 29 38 52 51 22 13 44 19 70 19s48-6 71-19c22-13 39-29 52-51 13-23 19-45 19-71z">
            <text:p/>
          </draw:path>
          <draw:path draw:style-name="gr2" draw:text-style-name="P2" draw:layer="TiM_F" svg:width="0.282cm" svg:height="0.281cm" svg:x="28.053cm" svg:y="26.528cm" svg:viewBox="0 0 283 282" svg:d="M283 141c0-26-6-48-19-70-13-23-30-39-52-52-23-13-44-19-70-19s-49 6-71 19c-23 13-39 29-52 52-13 22-19 44-19 70s6 48 19 71c13 22 29 38 52 51 22 13 45 19 71 19s47-6 70-19c22-13 39-29 52-51 13-23 19-45 19-71z">
            <text:p/>
          </draw:path>
          <draw:path draw:style-name="gr2" draw:text-style-name="P2" draw:layer="TiM_F" svg:width="0.282cm" svg:height="0.281cm" svg:x="29.577cm" svg:y="26.528cm" svg:viewBox="0 0 283 282" svg:d="M283 141c0-26-6-48-19-70-13-23-30-39-52-52-23-13-44-19-70-19s-49 6-71 19c-23 13-39 29-52 52-13 22-19 44-19 70s6 48 19 71c13 22 29 38 52 51 22 13 45 19 71 19s47-6 70-19c22-13 39-29 52-51 13-23 19-45 19-71z">
            <text:p/>
          </draw:path>
          <draw:path draw:style-name="gr2" draw:text-style-name="P2" draw:layer="TiM_F" svg:width="0.281cm" svg:height="0.281cm" svg:x="26.53cm" svg:y="26.528cm" svg:viewBox="0 0 282 282" svg:d="M282 141c0-26-6-48-19-70-13-23-30-39-52-52-23-13-44-19-70-19s-49 6-71 19c-23 13-39 29-52 52-13 22-18 44-18 70s5 48 18 71c13 22 29 38 52 51 22 13 45 19 71 19s47-6 70-19c22-13 39-29 52-51 13-23 19-45 19-71z">
            <text:p/>
          </draw:path>
          <draw:path draw:style-name="gr2" draw:text-style-name="P2" draw:layer="TiM_F" svg:width="0.281cm" svg:height="0.282cm" svg:x="37.196cm" svg:y="15.86cm" svg:viewBox="0 0 282 283" svg:d="M282 142c0-26-6-49-19-71-13-23-29-39-51-52-23-13-45-19-71-19s-48 6-70 19c-23 13-39 29-52 52-13 22-19 45-19 71s6 47 19 70c13 22 29 39 52 52 22 13 44 19 70 19s48-6 71-19c22-13 38-30 51-52 13-23 19-44 19-70z">
            <text:p/>
          </draw:path>
          <draw:path draw:style-name="gr2" draw:text-style-name="P2" draw:layer="TiM_F" svg:width="0.281cm" svg:height="0.282cm" svg:x="35.672cm" svg:y="15.86cm" svg:viewBox="0 0 282 283" svg:d="M282 142c0-26-5-49-18-71-13-23-30-39-52-52-23-13-45-19-71-19s-48 6-70 19c-23 13-39 29-52 52-13 22-19 45-19 71s6 47 19 70c13 22 29 39 52 52 22 13 44 19 70 19s48-6 71-19c22-13 39-30 52-52 13-23 18-44 18-70z">
            <text:p/>
          </draw:path>
          <draw:path draw:style-name="gr2" draw:text-style-name="P2" draw:layer="TiM_F" svg:width="0.281cm" svg:height="0.281cm" svg:x="35.672cm" svg:y="26.528cm" svg:viewBox="0 0 282 282" svg:d="M282 141c0-26-5-48-18-70-13-23-30-39-52-52-23-13-45-19-71-19s-48 6-70 19c-23 13-39 29-52 52-13 22-19 44-19 70s6 48 19 71c13 22 29 38 52 51 22 13 44 19 70 19s48-6 71-19c22-13 39-29 52-51 13-23 18-45 18-71z">
            <text:p/>
          </draw:path>
          <draw:path draw:style-name="gr2" draw:text-style-name="P2" draw:layer="TiM_F" svg:width="0.281cm" svg:height="0.281cm" svg:x="37.196cm" svg:y="26.528cm" svg:viewBox="0 0 282 282" svg:d="M282 141c0-26-6-48-19-70-13-23-29-39-51-52-23-13-45-19-71-19s-48 6-70 19c-23 13-39 29-52 52-13 22-19 44-19 70s6 48 19 71c13 22 29 38 52 51 22 13 44 19 70 19s48-6 71-19c22-13 38-29 51-51 13-23 19-45 19-71z">
            <text:p/>
          </draw:path>
          <draw:path draw:style-name="gr2" draw:text-style-name="P2" draw:layer="TiM_F" svg:width="0.281cm" svg:height="0.282cm" svg:x="34.148cm" svg:y="15.86cm" svg:viewBox="0 0 282 283" svg:d="M282 142c0-26-5-49-18-71-13-23-30-39-52-52-23-13-45-19-71-19s-48 6-70 19c-23 13-39 29-52 52-13 22-19 45-19 71s6 47 19 70c13 22 29 39 52 52 22 13 44 19 70 19s48-6 71-19c22-13 39-30 52-52 13-23 18-44 18-70z">
            <text:p/>
          </draw:path>
          <draw:path draw:style-name="gr2" draw:text-style-name="P2" draw:layer="TiM_F" svg:width="0.281cm" svg:height="0.282cm" svg:x="34.148cm" svg:y="20.432cm" svg:viewBox="0 0 282 283" svg:d="M282 141c0-26-5-48-18-70-13-23-30-39-52-52-23-13-45-19-71-19s-48 6-70 19c-23 13-39 29-52 52-13 22-19 44-19 70s6 48 19 71c13 22 29 39 52 52 22 13 44 19 70 19s48-6 71-19c22-13 39-30 52-52 13-23 18-45 18-71z">
            <text:p/>
          </draw:path>
          <draw:path draw:style-name="gr2" draw:text-style-name="P2" draw:layer="TiM_F" svg:width="0.281cm" svg:height="0.281cm" svg:x="34.148cm" svg:y="26.528cm" svg:viewBox="0 0 282 282" svg:d="M282 141c0-26-5-48-18-70-13-23-30-39-52-52-23-13-45-19-71-19s-48 6-70 19c-23 13-39 29-52 52-13 22-19 44-19 70s6 48 19 71c13 22 29 38 52 51 22 13 44 19 70 19s48-6 71-19c22-13 39-29 52-51 13-23 18-45 18-71z">
            <text:p/>
          </draw:path>
          <draw:path draw:style-name="gr2" draw:text-style-name="P2" draw:layer="TiM_F" svg:width="0.281cm" svg:height="0.281cm" svg:x="34.148cm" svg:y="21.956cm" svg:viewBox="0 0 282 282" svg:d="M282 141c0-26-5-48-18-70-13-23-30-39-52-52-23-13-45-19-71-19s-48 6-70 19c-23 13-39 29-52 52-13 22-19 44-19 70s6 48 19 71c13 22 29 39 52 52 22 13 44 18 70 18s48-5 71-18c22-13 39-30 52-52 13-23 18-45 18-71z">
            <text:p/>
          </draw:path>
          <draw:path draw:style-name="gr2" draw:text-style-name="P2" draw:layer="TiM_F" svg:width="0.282cm" svg:height="0.282cm" svg:x="32.624cm" svg:y="20.432cm" svg:viewBox="0 0 283 283" svg:d="M283 141c0-26-6-48-19-70-13-23-30-39-52-52-23-13-45-19-71-19s-48 6-70 19c-23 13-39 29-52 52-13 22-19 44-19 70s6 48 19 71c13 22 29 39 52 52 22 13 44 19 70 19s48-6 71-19c22-13 39-30 52-52 13-23 19-45 19-71z">
            <text:p/>
          </draw:path>
          <draw:path draw:style-name="gr2" draw:text-style-name="P2" draw:layer="TiM_F" svg:width="0.281cm" svg:height="0.281cm" svg:x="41.768cm" svg:y="26.528cm" svg:viewBox="0 0 282 282" svg:d="M282 141c0-26-6-48-19-70-13-23-29-39-51-52-23-13-45-19-71-19s-48 6-70 19c-23 13-39 29-52 52-13 22-19 44-19 70s6 48 19 71c13 22 29 38 52 51 22 13 44 19 70 19s48-6 71-19c22-13 38-29 51-51 13-23 19-45 19-71z">
            <text:p/>
          </draw:path>
          <draw:path draw:style-name="gr2" draw:text-style-name="P2" draw:layer="TiM_F" svg:width="0.281cm" svg:height="0.281cm" svg:x="41.768cm" svg:y="25.004cm" svg:viewBox="0 0 282 282" svg:d="M282 141c0-26-6-48-19-70-13-23-29-39-51-52-23-13-45-19-71-19s-48 6-70 19c-23 13-39 29-52 52-13 22-19 44-19 70s6 48 19 71c13 22 29 38 52 51 22 13 44 19 70 19s48-6 71-19c22-13 38-29 51-51 13-23 19-45 19-71z">
            <text:p/>
          </draw:path>
          <draw:path draw:style-name="gr2" draw:text-style-name="P2" draw:layer="TiM_F" svg:width="0.281cm" svg:height="0.281cm" svg:x="40.244cm" svg:y="26.528cm" svg:viewBox="0 0 282 282" svg:d="M282 141c0-26-6-48-19-70-13-23-29-39-51-52-23-13-45-19-71-19s-48 6-70 19c-23 13-39 29-52 52-13 22-19 44-19 70s6 48 19 71c13 22 29 38 52 51 22 13 44 19 70 19s48-6 71-19c22-13 38-29 51-51 13-23 19-45 19-71z">
            <text:p/>
          </draw:path>
          <draw:path draw:style-name="gr2" draw:text-style-name="P2" draw:layer="TiM_F" svg:width="0.281cm" svg:height="0.281cm" svg:x="40.244cm" svg:y="21.956cm" svg:viewBox="0 0 282 282" svg:d="M282 141c0-26-6-48-19-70-13-23-29-39-51-52-23-13-45-19-71-19s-48 6-70 19c-23 13-39 29-52 52-13 22-19 44-19 70s6 48 19 71c13 22 29 39 52 52 22 13 44 18 70 18s48-5 71-18c22-13 38-30 51-52 13-23 19-45 19-71z">
            <text:p/>
          </draw:path>
          <draw:path draw:style-name="gr2" draw:text-style-name="P2" draw:layer="TiM_F" svg:width="0.281cm" svg:height="0.281cm" svg:x="41.768cm" svg:y="21.956cm" svg:viewBox="0 0 282 282" svg:d="M282 141c0-26-6-48-19-70-13-23-29-39-51-52-23-13-45-19-71-19s-48 6-70 19c-23 13-39 29-52 52-13 22-19 44-19 70s6 48 19 71c13 22 29 39 52 52 22 13 44 18 70 18s48-5 71-18c22-13 38-30 51-52 13-23 19-45 19-71z">
            <text:p/>
          </draw:path>
          <draw:path draw:style-name="gr2" draw:text-style-name="P2" draw:layer="TiM_F" svg:width="0.281cm" svg:height="0.281cm" svg:x="41.768cm" svg:y="23.48cm" svg:viewBox="0 0 282 282" svg:d="M282 141c0-26-6-48-19-70-13-23-29-39-51-52-23-13-45-19-71-19s-48 6-70 19c-23 13-39 29-52 52-13 22-19 44-19 70s6 48 19 71c13 22 29 39 52 52 22 13 44 18 70 18s48-5 71-18c22-13 38-30 51-52 13-23 19-45 19-71z">
            <text:p/>
          </draw:path>
          <draw:path draw:style-name="gr2" draw:text-style-name="P2" draw:layer="TiM_F" svg:width="0.281cm" svg:height="0.282cm" svg:x="40.244cm" svg:y="20.432cm" svg:viewBox="0 0 282 283" svg:d="M282 141c0-26-6-48-19-70-13-23-29-39-51-52-23-13-45-19-71-19s-48 6-70 19c-23 13-39 29-52 52-13 22-19 44-19 70s6 48 19 71c13 22 29 39 52 52 22 13 44 19 70 19s48-6 71-19c22-13 38-30 51-52 13-23 19-45 19-71z">
            <text:p/>
          </draw:path>
          <draw:path draw:style-name="gr2" draw:text-style-name="P2" draw:layer="TiM_F" svg:width="0.281cm" svg:height="0.282cm" svg:x="41.768cm" svg:y="20.432cm" svg:viewBox="0 0 282 283" svg:d="M282 141c0-26-6-48-19-70-13-23-29-39-51-52-23-13-45-19-71-19s-48 6-70 19c-23 13-39 29-52 52-13 22-19 44-19 70s6 48 19 71c13 22 29 39 52 52 22 13 44 19 70 19s48-6 71-19c22-13 38-30 51-52 13-23 19-45 19-71z">
            <text:p/>
          </draw:path>
          <draw:path draw:style-name="gr2" draw:text-style-name="P2" draw:layer="TiM_F" svg:width="0.281cm" svg:height="0.282cm" svg:x="38.72cm" svg:y="20.432cm" svg:viewBox="0 0 282 283" svg:d="M282 141c0-26-6-48-19-70-13-23-29-39-51-52-23-13-45-19-71-19s-48 6-70 19c-23 13-39 29-52 52-13 22-19 44-19 70s6 48 19 71c13 22 29 39 52 52 22 13 44 19 70 19s48-6 71-19c22-13 38-30 51-52 13-23 19-45 19-71z">
            <text:p/>
          </draw:path>
          <draw:path draw:style-name="gr2" draw:text-style-name="P2" draw:layer="TiM_F" svg:width="0.281cm" svg:height="0.281cm" svg:x="38.72cm" svg:y="21.956cm" svg:viewBox="0 0 282 282" svg:d="M282 141c0-26-6-48-19-70-13-23-29-39-51-52-23-13-45-19-71-19s-48 6-70 19c-23 13-39 29-52 52-13 22-19 44-19 70s6 48 19 71c13 22 29 39 52 52 22 13 44 18 70 18s48-5 71-18c22-13 38-30 51-52 13-23 19-45 19-71z">
            <text:p/>
          </draw:path>
          <draw:path draw:style-name="gr2" draw:text-style-name="P2" draw:layer="TiM_F" svg:width="0.281cm" svg:height="0.281cm" svg:x="38.72cm" svg:y="26.528cm" svg:viewBox="0 0 282 282" svg:d="M282 141c0-26-6-48-19-70-13-23-29-39-51-52-23-13-45-19-71-19s-48 6-70 19c-23 13-39 29-52 52-13 22-19 44-19 70s6 48 19 71c13 22 29 38 52 51 22 13 44 19 70 19s48-6 71-19c22-13 38-29 51-51 13-23 19-45 19-71z">
            <text:p/>
          </draw:path>
          <draw:path draw:style-name="gr2" draw:text-style-name="P2" draw:layer="TiM_F" svg:width="0.281cm" svg:height="0.282cm" svg:x="41.768cm" svg:y="17.384cm" svg:viewBox="0 0 282 283" svg:d="M282 141c0-25-6-48-19-70-13-23-29-39-51-52-23-13-45-19-71-19s-48 6-70 19c-23 13-39 29-52 52-13 22-19 44-19 70 0 25 6 48 19 71 13 22 29 39 52 52 22 13 44 19 70 19s48-6 71-19c22-13 38-30 51-52 13-23 19-45 19-71z">
            <text:p/>
          </draw:path>
          <draw:path draw:style-name="gr2" draw:text-style-name="P2" draw:layer="TiM_F" svg:width="0.281cm" svg:height="0.282cm" svg:x="41.768cm" svg:y="18.908cm" svg:viewBox="0 0 282 283" svg:d="M282 141c0-26-6-48-19-70-13-23-29-39-51-52-23-13-45-19-71-19s-48 6-70 19c-23 13-39 29-52 52-13 22-19 44-19 70s6 48 19 71c13 22 29 39 52 52 22 13 44 19 70 19s48-6 71-19c22-13 38-30 51-52 13-23 19-45 19-71z">
            <text:p/>
          </draw:path>
          <draw:path draw:style-name="gr2" draw:text-style-name="P2" draw:layer="TiM_F" svg:width="0.281cm" svg:height="0.282cm" svg:x="40.244cm" svg:y="15.86cm" svg:viewBox="0 0 282 283" svg:d="M282 142c0-26-6-49-19-71-13-23-29-39-51-52-23-13-45-19-71-19s-48 6-70 19c-23 13-39 29-52 52-13 22-19 45-19 71s6 47 19 70c13 22 29 39 52 52 22 13 44 19 70 19s48-6 71-19c22-13 38-30 51-52 13-23 19-44 19-70z">
            <text:p/>
          </draw:path>
          <draw:path draw:style-name="gr2" draw:text-style-name="P2" draw:layer="TiM_F" svg:width="0.281cm" svg:height="0.282cm" svg:x="41.768cm" svg:y="15.86cm" svg:viewBox="0 0 282 283" svg:d="M282 142c0-26-6-49-19-71-13-23-29-39-51-52-23-13-45-19-71-19s-48 6-70 19c-23 13-39 29-52 52-13 22-19 45-19 71s6 47 19 70c13 22 29 39 52 52 22 13 44 19 70 19s48-6 71-19c22-13 38-30 51-52 13-23 19-44 19-70z">
            <text:p/>
          </draw:path>
          <draw:path draw:style-name="gr2" draw:text-style-name="P2" draw:layer="TiM_F" svg:width="0.281cm" svg:height="0.282cm" svg:x="38.72cm" svg:y="15.86cm" svg:viewBox="0 0 282 283" svg:d="M282 142c0-26-6-49-19-71-13-23-29-39-51-52-23-13-45-19-71-19s-48 6-70 19c-23 13-39 29-52 52-13 22-19 45-19 71s6 47 19 70c13 22 29 39 52 52 22 13 44 19 70 19s48-6 71-19c22-13 38-30 51-52 13-23 19-44 19-70z">
            <text:p/>
          </draw:path>
          <draw:path draw:style-name="gr2" draw:text-style-name="P2" draw:layer="TiM_F" svg:width="0.281cm" svg:height="0.282cm" svg:x="23.482cm" svg:y="15.86cm" svg:viewBox="0 0 282 283" svg:d="M282 142c0-26-6-49-19-71-13-23-30-39-52-52-23-13-44-19-70-19s-49 6-71 19c-23 13-38 29-51 52-13 22-19 45-19 71s6 47 19 70c13 22 28 39 51 52 22 13 45 19 71 19s47-6 70-19c22-13 39-30 52-52 13-23 19-44 19-70z">
            <text:p/>
          </draw:path>
          <draw:path draw:style-name="gr2" draw:text-style-name="P2" draw:layer="TiM_F" svg:width="0.281cm" svg:height="0.281cm" svg:x="23.482cm" svg:y="26.528cm" svg:viewBox="0 0 282 282" svg:d="M282 141c0-26-6-48-19-70-13-23-30-39-52-52-23-13-44-19-70-19s-49 6-71 19c-23 13-38 29-51 52-13 22-19 44-19 70s6 48 19 71c13 22 28 38 51 51 22 13 45 19 71 19s47-6 70-19c22-13 39-29 52-51 13-23 19-45 19-71z">
            <text:p/>
          </draw:path>
          <draw:path draw:style-name="gr2" draw:text-style-name="P2" draw:layer="TiM_F" svg:width="0.281cm" svg:height="0.282cm" svg:x="25.006cm" svg:y="15.86cm" svg:viewBox="0 0 282 283" svg:d="M282 142c0-26-6-49-19-71-13-23-30-39-52-52-23-13-44-19-70-19s-49 6-71 19c-23 13-39 29-52 52-13 22-18 45-18 71s5 47 18 70c13 22 29 39 52 52 22 13 45 19 71 19s47-6 70-19c22-13 39-30 52-52 13-23 19-44 19-70z">
            <text:p/>
          </draw:path>
          <draw:path draw:style-name="gr2" draw:text-style-name="P2" draw:layer="TiM_F" svg:width="0.281cm" svg:height="0.281cm" svg:x="25.006cm" svg:y="26.528cm" svg:viewBox="0 0 282 282" svg:d="M282 141c0-26-6-48-19-70-13-23-30-39-52-52-23-13-44-19-70-19s-49 6-71 19c-23 13-39 29-52 52-13 22-18 44-18 70s5 48 18 71c13 22 29 38 52 51 22 13 45 19 71 19s47-6 70-19c22-13 39-29 52-51 13-23 19-45 19-71z">
            <text:p/>
          </draw:path>
          <draw:path draw:style-name="gr2" draw:text-style-name="P2" draw:layer="TiM_F" svg:width="0.281cm" svg:height="0.281cm" svg:x="18.91cm" svg:y="23.48cm" svg:viewBox="0 0 282 282" svg:d="M282 141c0-26-6-48-19-70-13-23-30-39-52-52-23-13-44-19-70-19s-49 6-71 19c-23 13-38 29-51 52-13 22-19 44-19 70s6 48 19 71c13 22 28 39 51 52 22 13 45 18 71 18s47-5 70-18c22-13 39-30 52-52 13-23 19-45 19-71z">
            <text:p/>
          </draw:path>
          <draw:path draw:style-name="gr2" draw:text-style-name="P2" draw:layer="TiM_F" svg:width="0.281cm" svg:height="0.281cm" svg:x="18.91cm" svg:y="21.956cm" svg:viewBox="0 0 282 282" svg:d="M282 141c0-26-6-48-19-70-13-23-30-39-52-52-23-13-44-19-70-19s-49 6-71 19c-23 13-38 29-51 52-13 22-19 44-19 70s6 48 19 71c13 22 28 39 51 52 22 13 45 18 71 18s47-5 70-18c22-13 39-30 52-52 13-23 19-45 19-71z">
            <text:p/>
          </draw:path>
          <draw:path draw:style-name="gr2" draw:text-style-name="P2" draw:layer="TiM_F" svg:width="0.281cm" svg:height="0.282cm" svg:x="18.91cm" svg:y="17.384cm" svg:viewBox="0 0 282 283" svg:d="M282 141c0-25-6-48-19-70-13-23-30-39-52-52-23-13-44-19-70-19s-49 6-71 19c-23 13-38 29-51 52-13 22-19 44-19 70 0 25 6 48 19 71 13 22 28 39 51 52 22 13 45 19 71 19s47-6 70-19c22-13 39-30 52-52 13-23 19-45 19-71z">
            <text:p/>
          </draw:path>
          <draw:path draw:style-name="gr2" draw:text-style-name="P2" draw:layer="TiM_F" svg:width="0.281cm" svg:height="0.282cm" svg:x="18.91cm" svg:y="18.908cm" svg:viewBox="0 0 282 283" svg:d="M282 141c0-26-6-48-19-70-13-23-30-39-52-52-23-13-44-19-70-19s-49 6-71 19c-23 13-38 29-51 52-13 22-19 44-19 70s6 48 19 71c13 22 28 39 51 52 22 13 45 19 71 19s47-6 70-19c22-13 39-30 52-52 13-23 19-45 19-71z">
            <text:p/>
          </draw:path>
          <draw:path draw:style-name="gr2" draw:text-style-name="P2" draw:layer="TiM_F" svg:width="0.281cm" svg:height="0.281cm" svg:x="20.434cm" svg:y="21.956cm" svg:viewBox="0 0 282 282" svg:d="M282 141c0-26-6-48-19-70-13-23-30-39-52-52-23-13-44-19-70-19s-49 6-71 19c-23 13-38 29-51 52-13 22-19 44-19 70s6 48 19 71c13 22 28 39 51 52 22 13 45 18 71 18s47-5 70-18c22-13 39-30 52-52 13-23 19-45 19-71z">
            <text:p/>
          </draw:path>
          <draw:path draw:style-name="gr2" draw:text-style-name="P2" draw:layer="TiM_F" svg:width="0.281cm" svg:height="0.281cm" svg:x="18.91cm" svg:y="25.004cm" svg:viewBox="0 0 282 282" svg:d="M282 141c0-26-6-48-19-70-13-23-30-39-52-52-23-13-44-19-70-19s-49 6-71 19c-23 13-38 29-51 52-13 22-19 44-19 70s6 48 19 71c13 22 28 38 51 51 22 13 45 19 71 19s47-6 70-19c22-13 39-29 52-51 13-23 19-45 19-71z">
            <text:p/>
          </draw:path>
          <draw:path draw:style-name="gr2" draw:text-style-name="P2" draw:layer="TiM_F" svg:width="0.281cm" svg:height="0.281cm" svg:x="21.958cm" svg:y="26.528cm" svg:viewBox="0 0 282 282" svg:d="M282 141c0-26-6-48-19-70-13-23-30-39-52-52-23-13-44-19-70-19s-49 6-71 19c-23 13-38 29-51 52-13 22-19 44-19 70s6 48 19 71c13 22 28 38 51 51 22 13 45 19 71 19s47-6 70-19c22-13 39-29 52-51 13-23 19-45 19-71z">
            <text:p/>
          </draw:path>
          <draw:path draw:style-name="gr2" draw:text-style-name="P2" draw:layer="TiM_F" svg:width="0.281cm" svg:height="0.282cm" svg:x="21.958cm" svg:y="20.432cm" svg:viewBox="0 0 282 283" svg:d="M282 141c0-26-6-48-19-70-13-23-30-39-52-52-23-13-44-19-70-19s-49 6-71 19c-23 13-38 29-51 52-13 22-19 44-19 70s6 48 19 71c13 22 28 39 51 52 22 13 45 19 71 19s47-6 70-19c22-13 39-30 52-52 13-23 19-45 19-71z">
            <text:p/>
          </draw:path>
          <draw:path draw:style-name="gr2" draw:text-style-name="P2" draw:layer="TiM_F" svg:width="0.281cm" svg:height="0.281cm" svg:x="21.958cm" svg:y="21.956cm" svg:viewBox="0 0 282 282" svg:d="M282 141c0-26-6-48-19-70-13-23-30-39-52-52-23-13-44-19-70-19s-49 6-71 19c-23 13-38 29-51 52-13 22-19 44-19 70s6 48 19 71c13 22 28 39 51 52 22 13 45 18 71 18s47-5 70-18c22-13 39-30 52-52 13-23 19-45 19-71z">
            <text:p/>
          </draw:path>
          <draw:path draw:style-name="gr2" draw:text-style-name="P2" draw:layer="TiM_F" svg:width="0.281cm" svg:height="0.281cm" svg:x="20.434cm" svg:y="26.528cm" svg:viewBox="0 0 282 282" svg:d="M282 141c0-26-6-48-19-70-13-23-30-39-52-52-23-13-44-19-70-19s-49 6-71 19c-23 13-38 29-51 52-13 22-19 44-19 70s6 48 19 71c13 22 28 38 51 51 22 13 45 19 71 19s47-6 70-19c22-13 39-29 52-51 13-23 19-45 19-71z">
            <text:p/>
          </draw:path>
          <draw:path draw:style-name="gr2" draw:text-style-name="P2" draw:layer="TiM_F" svg:width="0.281cm" svg:height="0.282cm" svg:x="20.434cm" svg:y="20.432cm" svg:viewBox="0 0 282 283" svg:d="M282 141c0-26-6-48-19-70-13-23-30-39-52-52-23-13-44-19-70-19s-49 6-71 19c-23 13-38 29-51 52-13 22-19 44-19 70s6 48 19 71c13 22 28 39 51 52 22 13 45 19 71 19s47-6 70-19c22-13 39-30 52-52 13-23 19-45 19-71z">
            <text:p/>
          </draw:path>
          <draw:path draw:style-name="gr2" draw:text-style-name="P2" draw:layer="TiM_F" svg:width="0.281cm" svg:height="0.281cm" svg:x="18.91cm" svg:y="26.528cm" svg:viewBox="0 0 282 282" svg:d="M282 141c0-26-6-48-19-70-13-23-30-39-52-52-23-13-44-19-70-19s-49 6-71 19c-23 13-38 29-51 52-13 22-19 44-19 70s6 48 19 71c13 22 28 38 51 51 22 13 45 19 71 19s47-6 70-19c22-13 39-29 52-51 13-23 19-45 19-71z">
            <text:p/>
          </draw:path>
          <draw:path draw:style-name="gr2" draw:text-style-name="P2" draw:layer="TiM_F" svg:width="0.281cm" svg:height="0.282cm" svg:x="18.91cm" svg:y="20.432cm" svg:viewBox="0 0 282 283" svg:d="M282 141c0-26-6-48-19-70-13-23-30-39-52-52-23-13-44-19-70-19s-49 6-71 19c-23 13-38 29-51 52-13 22-19 44-19 70s6 48 19 71c13 22 28 39 51 52 22 13 45 19 71 19s47-6 70-19c22-13 39-30 52-52 13-23 19-45 19-71z">
            <text:p/>
          </draw:path>
          <draw:path draw:style-name="gr2" draw:text-style-name="P2" draw:layer="TiM_F" svg:width="0.281cm" svg:height="0.282cm" svg:x="20.434cm" svg:y="15.86cm" svg:viewBox="0 0 282 283" svg:d="M282 142c0-26-6-49-19-71-13-23-30-39-52-52-23-13-44-19-70-19s-49 6-71 19c-23 13-38 29-51 52-13 22-19 45-19 71s6 47 19 70c13 22 28 39 51 52 22 13 45 19 71 19s47-6 70-19c22-13 39-30 52-52 13-23 19-44 19-70z">
            <text:p/>
          </draw:path>
          <draw:path draw:style-name="gr2" draw:text-style-name="P2" draw:layer="TiM_F" svg:width="0.281cm" svg:height="0.282cm" svg:x="18.91cm" svg:y="15.86cm" svg:viewBox="0 0 282 283" svg:d="M282 142c0-26-6-49-19-71-13-23-30-39-52-52-23-13-44-19-70-19s-49 6-71 19c-23 13-38 29-51 52-13 22-19 45-19 71s6 47 19 70c13 22 28 39 51 52 22 13 45 19 71 19s47-6 70-19c22-13 39-30 52-52 13-23 19-44 19-70z">
            <text:p/>
          </draw:path>
          <draw:path draw:style-name="gr2" draw:text-style-name="P2" draw:layer="TiM_F" svg:width="0.281cm" svg:height="0.282cm" svg:x="21.958cm" svg:y="15.86cm" svg:viewBox="0 0 282 283" svg:d="M282 142c0-26-6-49-19-71-13-23-30-39-52-52-23-13-44-19-70-19s-49 6-71 19c-23 13-38 29-51 52-13 22-19 45-19 71s6 47 19 70c13 22 28 39 51 52 22 13 45 19 71 19s47-6 70-19c22-13 39-30 52-52 13-23 19-44 19-70z">
            <text:p/>
          </draw:path>
          <draw:line draw:style-name="gr1" draw:text-style-name="P1" draw:layer="TiM_F" svg:x1="24.544cm" svg:y1="16.278cm" svg:x2="24.544cm" svg:y2="16.238cm">
            <text:p/>
          </draw:line>
          <draw:polyline draw:style-name="gr1" draw:text-style-name="P1" draw:layer="TiM_F" svg:width="0cm" svg:height="0.007cm" svg:x="24.544cm" svg:y="16.23cm" svg:viewBox="0 0 0 8" draw:points="0,0 0,1 0,2 0,3 0,4 0,5 0,5 0,6 0,6 0,7 0,7 0,7 0,7 0,8 0,8">
            <text:p/>
          </draw:polyline>
          <draw:polyline draw:style-name="gr1" draw:text-style-name="P1" draw:layer="TiM_F" svg:width="0cm" svg:height="0.011cm" svg:x="24.484cm" svg:y="16.226cm" svg:viewBox="0 0 0 12" draw:points="0,12 0,12 0,11 0,11 0,11 0,10 0,9 0,8 0,8 0,7 0,5 0,4 0,3 0,2 0,0">
            <text:p/>
          </draw:polyline>
          <draw:line draw:style-name="gr1" draw:text-style-name="P1" draw:layer="TiM_F" svg:x1="24.484cm" svg:y1="16.278cm" svg:x2="24.484cm" svg:y2="16.238cm">
            <text:p/>
          </draw:line>
          <draw:line draw:style-name="gr1" draw:text-style-name="P1" draw:layer="TiM_F" svg:x1="23.02cm" svg:y1="16.278cm" svg:x2="23.02cm" svg:y2="16.238cm">
            <text:p/>
          </draw:line>
          <draw:polyline draw:style-name="gr1" draw:text-style-name="P1" draw:layer="TiM_F" svg:width="0cm" svg:height="0.007cm" svg:x="23.02cm" svg:y="16.23cm" svg:viewBox="0 0 0 8" draw:points="0,0 0,1 0,2 0,3 0,4 0,5 0,5 0,6 0,6 0,7 0,7 0,7 0,7 0,8 0,8">
            <text:p/>
          </draw:polyline>
          <draw:polyline draw:style-name="gr1" draw:text-style-name="P1" draw:layer="TiM_F" svg:width="0cm" svg:height="0.011cm" svg:x="22.96cm" svg:y="16.226cm" svg:viewBox="0 0 0 12" draw:points="0,12 0,12 0,11 0,11 0,11 0,10 0,9 0,8 0,8 0,7 0,5 0,4 0,3 0,2 0,0">
            <text:p/>
          </draw:polyline>
          <draw:line draw:style-name="gr1" draw:text-style-name="P1" draw:layer="TiM_F" svg:x1="22.96cm" svg:y1="16.278cm" svg:x2="22.96cm" svg:y2="16.238cm">
            <text:p/>
          </draw:line>
          <draw:line draw:style-name="gr1" draw:text-style-name="P1" draw:layer="TiM_F" svg:x1="24.29cm" svg:y1="16.278cm" svg:x2="24.29cm" svg:y2="16.238cm">
            <text:p/>
          </draw:line>
          <draw:polyline draw:style-name="gr1" draw:text-style-name="P1" draw:layer="TiM_F" svg:width="0cm" svg:height="0.007cm" svg:x="24.29cm" svg:y="16.23cm" svg:viewBox="0 0 0 8" draw:points="0,0 0,1 0,2 0,3 0,4 0,5 0,5 0,6 0,6 0,7 0,7 0,7 0,7 0,8 0,8">
            <text:p/>
          </draw:polyline>
          <draw:polyline draw:style-name="gr1" draw:text-style-name="P1" draw:layer="TiM_F" svg:width="0cm" svg:height="0.011cm" svg:x="24.23cm" svg:y="16.226cm" svg:viewBox="0 0 0 12" draw:points="0,12 0,12 0,11 0,11 0,11 0,10 0,9 0,8 0,8 0,7 0,5 0,4 0,3 0,2 0,0">
            <text:p/>
          </draw:polyline>
          <draw:line draw:style-name="gr1" draw:text-style-name="P1" draw:layer="TiM_F" svg:x1="24.23cm" svg:y1="16.278cm" svg:x2="24.23cm" svg:y2="16.238cm">
            <text:p/>
          </draw:line>
          <draw:line draw:style-name="gr1" draw:text-style-name="P1" draw:layer="TiM_F" svg:x1="38.004cm" svg:y1="16.278cm" svg:x2="38.004cm" svg:y2="16.238cm">
            <text:p/>
          </draw:line>
          <draw:polyline draw:style-name="gr1" draw:text-style-name="P1" draw:layer="TiM_F" svg:width="0cm" svg:height="0.007cm" svg:x="38.004cm" svg:y="16.23cm" svg:viewBox="0 0 0 8" draw:points="0,0 0,1 0,2 0,3 0,4 0,5 0,5 0,6 0,6 0,7 0,7 0,7 0,7 0,8 0,8">
            <text:p/>
          </draw:polyline>
          <draw:polyline draw:style-name="gr1" draw:text-style-name="P1" draw:layer="TiM_F" svg:width="0cm" svg:height="0.011cm" svg:x="37.944cm" svg:y="16.226cm" svg:viewBox="0 0 0 12" draw:points="0,12 0,12 0,11 0,11 0,11 0,10 0,9 0,8 0,8 0,7 0,5 0,4 0,3 0,2 0,0">
            <text:p/>
          </draw:polyline>
          <draw:line draw:style-name="gr1" draw:text-style-name="P1" draw:layer="TiM_F" svg:x1="37.944cm" svg:y1="16.278cm" svg:x2="37.944cm" svg:y2="16.238cm">
            <text:p/>
          </draw:line>
          <draw:line draw:style-name="gr1" draw:text-style-name="P1" draw:layer="TiM_F" svg:x1="22.766cm" svg:y1="16.278cm" svg:x2="22.766cm" svg:y2="16.238cm">
            <text:p/>
          </draw:line>
          <draw:polyline draw:style-name="gr1" draw:text-style-name="P1" draw:layer="TiM_F" svg:width="0cm" svg:height="0.007cm" svg:x="22.766cm" svg:y="16.23cm" svg:viewBox="0 0 0 8" draw:points="0,0 0,1 0,2 0,3 0,4 0,5 0,5 0,6 0,6 0,7 0,7 0,7 0,7 0,8 0,8">
            <text:p/>
          </draw:polyline>
          <draw:polyline draw:style-name="gr1" draw:text-style-name="P1" draw:layer="TiM_F" svg:width="0cm" svg:height="0.011cm" svg:x="22.706cm" svg:y="16.226cm" svg:viewBox="0 0 0 12" draw:points="0,12 0,12 0,11 0,11 0,11 0,10 0,9 0,8 0,8 0,7 0,5 0,4 0,3 0,2 0,0">
            <text:p/>
          </draw:polyline>
          <draw:line draw:style-name="gr1" draw:text-style-name="P1" draw:layer="TiM_F" svg:x1="22.706cm" svg:y1="16.278cm" svg:x2="22.706cm" svg:y2="16.238cm">
            <text:p/>
          </draw:line>
          <draw:line draw:style-name="gr1" draw:text-style-name="P1" draw:layer="TiM_F" svg:x1="38.258cm" svg:y1="16.278cm" svg:x2="38.258cm" svg:y2="16.238cm">
            <text:p/>
          </draw:line>
          <draw:polyline draw:style-name="gr1" draw:text-style-name="P1" draw:layer="TiM_F" svg:width="0cm" svg:height="0.007cm" svg:x="38.258cm" svg:y="16.23cm" svg:viewBox="0 0 0 8" draw:points="0,0 0,1 0,2 0,3 0,4 0,5 0,5 0,6 0,6 0,7 0,7 0,7 0,7 0,8 0,8">
            <text:p/>
          </draw:polyline>
          <draw:polyline draw:style-name="gr1" draw:text-style-name="P1" draw:layer="TiM_F" svg:width="0cm" svg:height="0.011cm" svg:x="38.198cm" svg:y="16.226cm" svg:viewBox="0 0 0 12" draw:points="0,12 0,12 0,11 0,11 0,11 0,10 0,9 0,8 0,8 0,7 0,5 0,4 0,3 0,2 0,0">
            <text:p/>
          </draw:polyline>
          <draw:line draw:style-name="gr1" draw:text-style-name="P1" draw:layer="TiM_F" svg:x1="38.198cm" svg:y1="16.278cm" svg:x2="38.198cm" svg:y2="16.238cm">
            <text:p/>
          </draw:line>
          <draw:line draw:style-name="gr1" draw:text-style-name="P1" draw:layer="TiM_F" svg:x1="24.484cm" svg:y1="16.238cm" svg:x2="24.496cm" svg:y2="16.238cm">
            <text:p/>
          </draw:line>
          <draw:line draw:style-name="gr1" draw:text-style-name="P1" draw:layer="TiM_F" svg:x1="24.496cm" svg:y1="16.238cm" svg:x2="24.531cm" svg:y2="16.238cm">
            <text:p/>
          </draw:line>
          <draw:line draw:style-name="gr1" draw:text-style-name="P1" draw:layer="TiM_F" svg:x1="24.531cm" svg:y1="16.238cm" svg:x2="24.544cm" svg:y2="16.238cm">
            <text:p/>
          </draw:line>
          <draw:line draw:style-name="gr1" draw:text-style-name="P1" draw:layer="TiM_F" svg:x1="24.531cm" svg:y1="16.278cm" svg:x2="24.531cm" svg:y2="16.238cm">
            <text:p/>
          </draw:line>
          <draw:line draw:style-name="gr1" draw:text-style-name="P1" draw:layer="TiM_F" svg:x1="24.531cm" svg:y1="16.278cm" svg:x2="24.544cm" svg:y2="16.278cm">
            <text:p/>
          </draw:line>
          <draw:line draw:style-name="gr1" draw:text-style-name="P1" draw:layer="TiM_F" svg:x1="24.484cm" svg:y1="16.278cm" svg:x2="24.496cm" svg:y2="16.278cm">
            <text:p/>
          </draw:line>
          <draw:line draw:style-name="gr1" draw:text-style-name="P1" draw:layer="TiM_F" svg:x1="24.544cm" svg:y1="16.278cm" svg:x2="24.484cm" svg:y2="16.278cm">
            <text:p/>
          </draw:line>
          <draw:line draw:style-name="gr1" draw:text-style-name="P1" draw:layer="TiM_F" svg:x1="24.496cm" svg:y1="16.278cm" svg:x2="24.531cm" svg:y2="16.278cm">
            <text:p/>
          </draw:line>
          <draw:line draw:style-name="gr1" draw:text-style-name="P1" draw:layer="TiM_F" svg:x1="24.496cm" svg:y1="16.278cm" svg:x2="24.496cm" svg:y2="16.238cm">
            <text:p/>
          </draw:line>
          <draw:line draw:style-name="gr1" draw:text-style-name="P1" draw:layer="TiM_F" svg:x1="22.96cm" svg:y1="16.238cm" svg:x2="22.972cm" svg:y2="16.238cm">
            <text:p/>
          </draw:line>
          <draw:line draw:style-name="gr1" draw:text-style-name="P1" draw:layer="TiM_F" svg:x1="22.972cm" svg:y1="16.238cm" svg:x2="23.007cm" svg:y2="16.238cm">
            <text:p/>
          </draw:line>
          <draw:line draw:style-name="gr1" draw:text-style-name="P1" draw:layer="TiM_F" svg:x1="23.007cm" svg:y1="16.238cm" svg:x2="23.02cm" svg:y2="16.238cm">
            <text:p/>
          </draw:line>
          <draw:line draw:style-name="gr1" draw:text-style-name="P1" draw:layer="TiM_F" svg:x1="23.007cm" svg:y1="16.278cm" svg:x2="23.007cm" svg:y2="16.238cm">
            <text:p/>
          </draw:line>
          <draw:line draw:style-name="gr1" draw:text-style-name="P1" draw:layer="TiM_F" svg:x1="23.007cm" svg:y1="16.278cm" svg:x2="23.02cm" svg:y2="16.278cm">
            <text:p/>
          </draw:line>
          <draw:line draw:style-name="gr1" draw:text-style-name="P1" draw:layer="TiM_F" svg:x1="22.96cm" svg:y1="16.278cm" svg:x2="22.972cm" svg:y2="16.278cm">
            <text:p/>
          </draw:line>
          <draw:line draw:style-name="gr1" draw:text-style-name="P1" draw:layer="TiM_F" svg:x1="23.02cm" svg:y1="16.278cm" svg:x2="22.96cm" svg:y2="16.278cm">
            <text:p/>
          </draw:line>
          <draw:line draw:style-name="gr1" draw:text-style-name="P1" draw:layer="TiM_F" svg:x1="22.972cm" svg:y1="16.278cm" svg:x2="23.007cm" svg:y2="16.278cm">
            <text:p/>
          </draw:line>
          <draw:line draw:style-name="gr1" draw:text-style-name="P1" draw:layer="TiM_F" svg:x1="22.972cm" svg:y1="16.278cm" svg:x2="22.972cm" svg:y2="16.238cm">
            <text:p/>
          </draw:line>
          <draw:line draw:style-name="gr1" draw:text-style-name="P1" draw:layer="TiM_F" svg:x1="24.23cm" svg:y1="16.238cm" svg:x2="24.242cm" svg:y2="16.238cm">
            <text:p/>
          </draw:line>
          <draw:line draw:style-name="gr1" draw:text-style-name="P1" draw:layer="TiM_F" svg:x1="24.242cm" svg:y1="16.238cm" svg:x2="24.277cm" svg:y2="16.238cm">
            <text:p/>
          </draw:line>
          <draw:line draw:style-name="gr1" draw:text-style-name="P1" draw:layer="TiM_F" svg:x1="24.277cm" svg:y1="16.238cm" svg:x2="24.29cm" svg:y2="16.238cm">
            <text:p/>
          </draw:line>
          <draw:line draw:style-name="gr1" draw:text-style-name="P1" draw:layer="TiM_F" svg:x1="24.277cm" svg:y1="16.278cm" svg:x2="24.277cm" svg:y2="16.238cm">
            <text:p/>
          </draw:line>
          <draw:line draw:style-name="gr1" draw:text-style-name="P1" draw:layer="TiM_F" svg:x1="24.277cm" svg:y1="16.278cm" svg:x2="24.29cm" svg:y2="16.278cm">
            <text:p/>
          </draw:line>
          <draw:line draw:style-name="gr1" draw:text-style-name="P1" draw:layer="TiM_F" svg:x1="24.23cm" svg:y1="16.278cm" svg:x2="24.242cm" svg:y2="16.278cm">
            <text:p/>
          </draw:line>
          <draw:line draw:style-name="gr1" draw:text-style-name="P1" draw:layer="TiM_F" svg:x1="24.29cm" svg:y1="16.278cm" svg:x2="24.23cm" svg:y2="16.278cm">
            <text:p/>
          </draw:line>
          <draw:line draw:style-name="gr1" draw:text-style-name="P1" draw:layer="TiM_F" svg:x1="24.242cm" svg:y1="16.278cm" svg:x2="24.277cm" svg:y2="16.278cm">
            <text:p/>
          </draw:line>
          <draw:line draw:style-name="gr1" draw:text-style-name="P1" draw:layer="TiM_F" svg:x1="24.242cm" svg:y1="16.278cm" svg:x2="24.242cm" svg:y2="16.238cm">
            <text:p/>
          </draw:line>
          <draw:line draw:style-name="gr1" draw:text-style-name="P1" draw:layer="TiM_F" svg:x1="37.944cm" svg:y1="16.238cm" svg:x2="37.957cm" svg:y2="16.238cm">
            <text:p/>
          </draw:line>
          <draw:line draw:style-name="gr1" draw:text-style-name="P1" draw:layer="TiM_F" svg:x1="37.957cm" svg:y1="16.238cm" svg:x2="37.992cm" svg:y2="16.238cm">
            <text:p/>
          </draw:line>
          <draw:line draw:style-name="gr1" draw:text-style-name="P1" draw:layer="TiM_F" svg:x1="37.992cm" svg:y1="16.238cm" svg:x2="38.004cm" svg:y2="16.238cm">
            <text:p/>
          </draw:line>
          <draw:line draw:style-name="gr1" draw:text-style-name="P1" draw:layer="TiM_F" svg:x1="37.992cm" svg:y1="16.278cm" svg:x2="37.992cm" svg:y2="16.238cm">
            <text:p/>
          </draw:line>
          <draw:line draw:style-name="gr1" draw:text-style-name="P1" draw:layer="TiM_F" svg:x1="37.992cm" svg:y1="16.278cm" svg:x2="38.004cm" svg:y2="16.278cm">
            <text:p/>
          </draw:line>
          <draw:line draw:style-name="gr1" draw:text-style-name="P1" draw:layer="TiM_F" svg:x1="37.944cm" svg:y1="16.278cm" svg:x2="37.957cm" svg:y2="16.278cm">
            <text:p/>
          </draw:line>
          <draw:line draw:style-name="gr1" draw:text-style-name="P1" draw:layer="TiM_F" svg:x1="38.004cm" svg:y1="16.278cm" svg:x2="37.944cm" svg:y2="16.278cm">
            <text:p/>
          </draw:line>
          <draw:line draw:style-name="gr1" draw:text-style-name="P1" draw:layer="TiM_F" svg:x1="37.957cm" svg:y1="16.278cm" svg:x2="37.992cm" svg:y2="16.278cm">
            <text:p/>
          </draw:line>
          <draw:line draw:style-name="gr1" draw:text-style-name="P1" draw:layer="TiM_F" svg:x1="37.957cm" svg:y1="16.278cm" svg:x2="37.957cm" svg:y2="16.238cm">
            <text:p/>
          </draw:line>
          <draw:line draw:style-name="gr1" draw:text-style-name="P1" draw:layer="TiM_F" svg:x1="22.706cm" svg:y1="16.238cm" svg:x2="22.718cm" svg:y2="16.238cm">
            <text:p/>
          </draw:line>
          <draw:line draw:style-name="gr1" draw:text-style-name="P1" draw:layer="TiM_F" svg:x1="22.718cm" svg:y1="16.238cm" svg:x2="22.753cm" svg:y2="16.238cm">
            <text:p/>
          </draw:line>
          <draw:line draw:style-name="gr1" draw:text-style-name="P1" draw:layer="TiM_F" svg:x1="22.753cm" svg:y1="16.238cm" svg:x2="22.766cm" svg:y2="16.238cm">
            <text:p/>
          </draw:line>
          <draw:line draw:style-name="gr1" draw:text-style-name="P1" draw:layer="TiM_F" svg:x1="22.753cm" svg:y1="16.278cm" svg:x2="22.753cm" svg:y2="16.238cm">
            <text:p/>
          </draw:line>
          <draw:line draw:style-name="gr1" draw:text-style-name="P1" draw:layer="TiM_F" svg:x1="22.753cm" svg:y1="16.278cm" svg:x2="22.766cm" svg:y2="16.278cm">
            <text:p/>
          </draw:line>
          <draw:line draw:style-name="gr1" draw:text-style-name="P1" draw:layer="TiM_F" svg:x1="22.706cm" svg:y1="16.278cm" svg:x2="22.718cm" svg:y2="16.278cm">
            <text:p/>
          </draw:line>
          <draw:line draw:style-name="gr1" draw:text-style-name="P1" draw:layer="TiM_F" svg:x1="22.766cm" svg:y1="16.278cm" svg:x2="22.706cm" svg:y2="16.278cm">
            <text:p/>
          </draw:line>
          <draw:line draw:style-name="gr1" draw:text-style-name="P1" draw:layer="TiM_F" svg:x1="22.718cm" svg:y1="16.278cm" svg:x2="22.753cm" svg:y2="16.278cm">
            <text:p/>
          </draw:line>
          <draw:line draw:style-name="gr1" draw:text-style-name="P1" draw:layer="TiM_F" svg:x1="22.718cm" svg:y1="16.278cm" svg:x2="22.718cm" svg:y2="16.238cm">
            <text:p/>
          </draw:line>
          <draw:line draw:style-name="gr1" draw:text-style-name="P1" draw:layer="TiM_F" svg:x1="38.198cm" svg:y1="16.238cm" svg:x2="38.211cm" svg:y2="16.238cm">
            <text:p/>
          </draw:line>
          <draw:line draw:style-name="gr1" draw:text-style-name="P1" draw:layer="TiM_F" svg:x1="38.211cm" svg:y1="16.238cm" svg:x2="38.246cm" svg:y2="16.238cm">
            <text:p/>
          </draw:line>
          <draw:line draw:style-name="gr1" draw:text-style-name="P1" draw:layer="TiM_F" svg:x1="38.246cm" svg:y1="16.238cm" svg:x2="38.258cm" svg:y2="16.238cm">
            <text:p/>
          </draw:line>
          <draw:line draw:style-name="gr1" draw:text-style-name="P1" draw:layer="TiM_F" svg:x1="38.246cm" svg:y1="16.278cm" svg:x2="38.246cm" svg:y2="16.238cm">
            <text:p/>
          </draw:line>
          <draw:line draw:style-name="gr1" draw:text-style-name="P1" draw:layer="TiM_F" svg:x1="38.246cm" svg:y1="16.278cm" svg:x2="38.258cm" svg:y2="16.278cm">
            <text:p/>
          </draw:line>
          <draw:line draw:style-name="gr1" draw:text-style-name="P1" draw:layer="TiM_F" svg:x1="38.198cm" svg:y1="16.278cm" svg:x2="38.211cm" svg:y2="16.278cm">
            <text:p/>
          </draw:line>
          <draw:line draw:style-name="gr1" draw:text-style-name="P1" draw:layer="TiM_F" svg:x1="38.258cm" svg:y1="16.278cm" svg:x2="38.198cm" svg:y2="16.278cm">
            <text:p/>
          </draw:line>
          <draw:line draw:style-name="gr1" draw:text-style-name="P1" draw:layer="TiM_F" svg:x1="38.211cm" svg:y1="16.278cm" svg:x2="38.246cm" svg:y2="16.278cm">
            <text:p/>
          </draw:line>
          <draw:line draw:style-name="gr1" draw:text-style-name="P1" draw:layer="TiM_F" svg:x1="38.211cm" svg:y1="16.278cm" svg:x2="38.211cm" svg:y2="16.238cm">
            <text:p/>
          </draw:line>
          <draw:line draw:style-name="gr1" draw:text-style-name="P1" draw:layer="TiM_F" svg:x1="22.766cm" svg:y1="4.087cm" svg:x2="22.766cm" svg:y2="4.047cm">
            <text:p/>
          </draw:line>
          <draw:polyline draw:style-name="gr1" draw:text-style-name="P1" draw:layer="TiM_F" svg:width="0cm" svg:height="0.006cm" svg:x="22.766cm" svg:y="4.04cm" svg:viewBox="0 0 0 7" draw:points="0,0 0,1 0,2 0,2 0,3 0,4 0,5 0,5 0,6 0,6 0,6 0,7 0,7 0,7 0,7">
            <text:p/>
          </draw:polyline>
          <draw:line draw:style-name="gr1" draw:text-style-name="P1" draw:layer="TiM_F" svg:x1="22.706cm" svg:y1="4.047cm" svg:x2="22.718cm" svg:y2="4.047cm">
            <text:p/>
          </draw:line>
          <draw:line draw:style-name="gr1" draw:text-style-name="P1" draw:layer="TiM_F" svg:x1="22.718cm" svg:y1="4.047cm" svg:x2="22.753cm" svg:y2="4.047cm">
            <text:p/>
          </draw:line>
          <draw:line draw:style-name="gr1" draw:text-style-name="P1" draw:layer="TiM_F" svg:x1="22.753cm" svg:y1="4.047cm" svg:x2="22.766cm" svg:y2="4.047cm">
            <text:p/>
          </draw:line>
          <draw:line draw:style-name="gr1" draw:text-style-name="P1" draw:layer="TiM_F" svg:x1="22.766cm" svg:y1="4.047cm" svg:x2="22.706cm" svg:y2="4.047cm">
            <text:p/>
          </draw:line>
          <draw:line draw:style-name="gr1" draw:text-style-name="P1" draw:layer="TiM_F" svg:x1="22.753cm" svg:y1="4.087cm" svg:x2="22.753cm" svg:y2="4.047cm">
            <text:p/>
          </draw:line>
          <draw:line draw:style-name="gr1" draw:text-style-name="P1" draw:layer="TiM_F" svg:x1="22.753cm" svg:y1="4.087cm" svg:x2="22.766cm" svg:y2="4.087cm">
            <text:p/>
          </draw:line>
          <draw:line draw:style-name="gr1" draw:text-style-name="P1" draw:layer="TiM_F" svg:x1="22.706cm" svg:y1="4.087cm" svg:x2="22.718cm" svg:y2="4.087cm">
            <text:p/>
          </draw:line>
          <draw:line draw:style-name="gr1" draw:text-style-name="P1" draw:layer="TiM_F" svg:x1="22.718cm" svg:y1="4.087cm" svg:x2="22.753cm" svg:y2="4.087cm">
            <text:p/>
          </draw:line>
          <draw:polyline draw:style-name="gr1" draw:text-style-name="P1" draw:layer="TiM_F" svg:width="0cm" svg:height="0.011cm" svg:x="22.706cm" svg:y="4.035cm" svg:viewBox="0 0 0 12" draw:points="0,12 0,12 0,12 0,11 0,11 0,10 0,10 0,9 0,8 0,7 0,6 0,5 0,3 0,2 0,0">
            <text:p/>
          </draw:polyline>
          <draw:line draw:style-name="gr1" draw:text-style-name="P1" draw:layer="TiM_F" svg:x1="22.706cm" svg:y1="4.087cm" svg:x2="22.706cm" svg:y2="4.047cm">
            <text:p/>
          </draw:line>
          <draw:line draw:style-name="gr1" draw:text-style-name="P1" draw:layer="TiM_F" svg:x1="22.718cm" svg:y1="4.087cm" svg:x2="22.718cm" svg:y2="4.047cm">
            <text:p/>
          </draw:line>
          <draw:line draw:style-name="gr1" draw:text-style-name="P1" draw:layer="TiM_F" svg:x1="23.02cm" svg:y1="4.087cm" svg:x2="23.02cm" svg:y2="4.047cm">
            <text:p/>
          </draw:line>
          <draw:polyline draw:style-name="gr1" draw:text-style-name="P1" draw:layer="TiM_F" svg:width="0cm" svg:height="0.006cm" svg:x="23.02cm" svg:y="4.04cm" svg:viewBox="0 0 0 7" draw:points="0,0 0,1 0,2 0,2 0,3 0,4 0,5 0,5 0,6 0,6 0,6 0,7 0,7 0,7 0,7">
            <text:p/>
          </draw:polyline>
          <draw:line draw:style-name="gr1" draw:text-style-name="P1" draw:layer="TiM_F" svg:x1="22.96cm" svg:y1="4.087cm" svg:x2="22.96cm" svg:y2="4.047cm">
            <text:p/>
          </draw:line>
          <draw:polyline draw:style-name="gr1" draw:text-style-name="P1" draw:layer="TiM_F" svg:width="0cm" svg:height="0.011cm" svg:x="22.96cm" svg:y="4.035cm" svg:viewBox="0 0 0 12" draw:points="0,12 0,12 0,12 0,11 0,11 0,10 0,10 0,9 0,8 0,7 0,6 0,5 0,3 0,2 0,0">
            <text:p/>
          </draw:polyline>
          <draw:line draw:style-name="gr1" draw:text-style-name="P1" draw:layer="TiM_F" svg:x1="23.02cm" svg:y1="4.047cm" svg:x2="22.96cm" svg:y2="4.047cm">
            <text:p/>
          </draw:line>
          <draw:line draw:style-name="gr1" draw:text-style-name="P1" draw:layer="TiM_F" svg:x1="22.96cm" svg:y1="4.047cm" svg:x2="22.972cm" svg:y2="4.047cm">
            <text:p/>
          </draw:line>
          <draw:line draw:style-name="gr1" draw:text-style-name="P1" draw:layer="TiM_F" svg:x1="22.972cm" svg:y1="4.047cm" svg:x2="23.007cm" svg:y2="4.047cm">
            <text:p/>
          </draw:line>
          <draw:line draw:style-name="gr1" draw:text-style-name="P1" draw:layer="TiM_F" svg:x1="23.007cm" svg:y1="4.047cm" svg:x2="23.02cm" svg:y2="4.047cm">
            <text:p/>
          </draw:line>
          <draw:line draw:style-name="gr1" draw:text-style-name="P1" draw:layer="TiM_F" svg:x1="23.007cm" svg:y1="4.087cm" svg:x2="23.007cm" svg:y2="4.047cm">
            <text:p/>
          </draw:line>
          <draw:line draw:style-name="gr1" draw:text-style-name="P1" draw:layer="TiM_F" svg:x1="23.007cm" svg:y1="4.087cm" svg:x2="23.02cm" svg:y2="4.087cm">
            <text:p/>
          </draw:line>
          <draw:line draw:style-name="gr1" draw:text-style-name="P1" draw:layer="TiM_F" svg:x1="22.96cm" svg:y1="4.087cm" svg:x2="22.972cm" svg:y2="4.087cm">
            <text:p/>
          </draw:line>
          <draw:line draw:style-name="gr1" draw:text-style-name="P1" draw:layer="TiM_F" svg:x1="22.972cm" svg:y1="4.087cm" svg:x2="23.007cm" svg:y2="4.087cm">
            <text:p/>
          </draw:line>
          <draw:line draw:style-name="gr1" draw:text-style-name="P1" draw:layer="TiM_F" svg:x1="22.972cm" svg:y1="4.087cm" svg:x2="22.972cm" svg:y2="4.047cm">
            <text:p/>
          </draw:line>
          <draw:line draw:style-name="gr1" draw:text-style-name="P1" draw:layer="TiM_F" svg:x1="38.004cm" svg:y1="4.087cm" svg:x2="38.004cm" svg:y2="4.047cm">
            <text:p/>
          </draw:line>
          <draw:polyline draw:style-name="gr1" draw:text-style-name="P1" draw:layer="TiM_F" svg:width="0cm" svg:height="0.006cm" svg:x="38.004cm" svg:y="4.04cm" svg:viewBox="0 0 0 7" draw:points="0,0 0,1 0,2 0,2 0,3 0,4 0,5 0,5 0,6 0,6 0,6 0,7 0,7 0,7 0,7">
            <text:p/>
          </draw:polyline>
          <draw:line draw:style-name="gr1" draw:text-style-name="P1" draw:layer="TiM_F" svg:x1="37.944cm" svg:y1="4.047cm" svg:x2="37.957cm" svg:y2="4.047cm">
            <text:p/>
          </draw:line>
          <draw:line draw:style-name="gr1" draw:text-style-name="P1" draw:layer="TiM_F" svg:x1="37.957cm" svg:y1="4.047cm" svg:x2="37.992cm" svg:y2="4.047cm">
            <text:p/>
          </draw:line>
          <draw:line draw:style-name="gr1" draw:text-style-name="P1" draw:layer="TiM_F" svg:x1="37.992cm" svg:y1="4.047cm" svg:x2="38.004cm" svg:y2="4.047cm">
            <text:p/>
          </draw:line>
          <draw:line draw:style-name="gr1" draw:text-style-name="P1" draw:layer="TiM_F" svg:x1="38.004cm" svg:y1="4.047cm" svg:x2="37.944cm" svg:y2="4.047cm">
            <text:p/>
          </draw:line>
          <draw:line draw:style-name="gr1" draw:text-style-name="P1" draw:layer="TiM_F" svg:x1="37.992cm" svg:y1="4.087cm" svg:x2="37.992cm" svg:y2="4.047cm">
            <text:p/>
          </draw:line>
          <draw:line draw:style-name="gr1" draw:text-style-name="P1" draw:layer="TiM_F" svg:x1="37.992cm" svg:y1="4.087cm" svg:x2="38.004cm" svg:y2="4.087cm">
            <text:p/>
          </draw:line>
          <draw:line draw:style-name="gr1" draw:text-style-name="P1" draw:layer="TiM_F" svg:x1="37.944cm" svg:y1="4.087cm" svg:x2="37.957cm" svg:y2="4.087cm">
            <text:p/>
          </draw:line>
          <draw:line draw:style-name="gr1" draw:text-style-name="P1" draw:layer="TiM_F" svg:x1="37.957cm" svg:y1="4.087cm" svg:x2="37.992cm" svg:y2="4.087cm">
            <text:p/>
          </draw:line>
          <draw:polyline draw:style-name="gr1" draw:text-style-name="P1" draw:layer="TiM_F" svg:width="0cm" svg:height="0.011cm" svg:x="37.944cm" svg:y="4.035cm" svg:viewBox="0 0 0 12" draw:points="0,12 0,12 0,12 0,11 0,11 0,10 0,10 0,9 0,8 0,7 0,6 0,5 0,3 0,2 0,0">
            <text:p/>
          </draw:polyline>
          <draw:line draw:style-name="gr1" draw:text-style-name="P1" draw:layer="TiM_F" svg:x1="37.944cm" svg:y1="4.087cm" svg:x2="37.944cm" svg:y2="4.047cm">
            <text:p/>
          </draw:line>
          <draw:line draw:style-name="gr1" draw:text-style-name="P1" draw:layer="TiM_F" svg:x1="37.957cm" svg:y1="4.087cm" svg:x2="37.957cm" svg:y2="4.047cm">
            <text:p/>
          </draw:line>
          <draw:line draw:style-name="gr1" draw:text-style-name="P1" draw:layer="TiM_F" svg:x1="38.258cm" svg:y1="4.087cm" svg:x2="38.258cm" svg:y2="4.047cm">
            <text:p/>
          </draw:line>
          <draw:polyline draw:style-name="gr1" draw:text-style-name="P1" draw:layer="TiM_F" svg:width="0cm" svg:height="0.006cm" svg:x="38.258cm" svg:y="4.04cm" svg:viewBox="0 0 0 7" draw:points="0,0 0,1 0,2 0,2 0,3 0,4 0,5 0,5 0,6 0,6 0,6 0,7 0,7 0,7 0,7">
            <text:p/>
          </draw:polyline>
          <draw:line draw:style-name="gr1" draw:text-style-name="P1" draw:layer="TiM_F" svg:x1="38.198cm" svg:y1="4.087cm" svg:x2="38.198cm" svg:y2="4.047cm">
            <text:p/>
          </draw:line>
          <draw:polyline draw:style-name="gr1" draw:text-style-name="P1" draw:layer="TiM_F" svg:width="0cm" svg:height="0.011cm" svg:x="38.198cm" svg:y="4.035cm" svg:viewBox="0 0 0 12" draw:points="0,12 0,12 0,12 0,11 0,11 0,10 0,10 0,9 0,8 0,7 0,6 0,5 0,3 0,2 0,0">
            <text:p/>
          </draw:polyline>
          <draw:line draw:style-name="gr1" draw:text-style-name="P1" draw:layer="TiM_F" svg:x1="38.258cm" svg:y1="4.047cm" svg:x2="38.198cm" svg:y2="4.047cm">
            <text:p/>
          </draw:line>
          <draw:line draw:style-name="gr1" draw:text-style-name="P1" draw:layer="TiM_F" svg:x1="38.198cm" svg:y1="4.047cm" svg:x2="38.211cm" svg:y2="4.047cm">
            <text:p/>
          </draw:line>
          <draw:line draw:style-name="gr1" draw:text-style-name="P1" draw:layer="TiM_F" svg:x1="38.211cm" svg:y1="4.047cm" svg:x2="38.246cm" svg:y2="4.047cm">
            <text:p/>
          </draw:line>
          <draw:line draw:style-name="gr1" draw:text-style-name="P1" draw:layer="TiM_F" svg:x1="38.246cm" svg:y1="4.047cm" svg:x2="38.258cm" svg:y2="4.047cm">
            <text:p/>
          </draw:line>
          <draw:line draw:style-name="gr1" draw:text-style-name="P1" draw:layer="TiM_F" svg:x1="38.246cm" svg:y1="4.087cm" svg:x2="38.246cm" svg:y2="4.047cm">
            <text:p/>
          </draw:line>
          <draw:line draw:style-name="gr1" draw:text-style-name="P1" draw:layer="TiM_F" svg:x1="38.246cm" svg:y1="4.087cm" svg:x2="38.258cm" svg:y2="4.087cm">
            <text:p/>
          </draw:line>
          <draw:line draw:style-name="gr1" draw:text-style-name="P1" draw:layer="TiM_F" svg:x1="38.198cm" svg:y1="4.087cm" svg:x2="38.211cm" svg:y2="4.087cm">
            <text:p/>
          </draw:line>
          <draw:line draw:style-name="gr1" draw:text-style-name="P1" draw:layer="TiM_F" svg:x1="38.211cm" svg:y1="4.087cm" svg:x2="38.246cm" svg:y2="4.087cm">
            <text:p/>
          </draw:line>
          <draw:line draw:style-name="gr1" draw:text-style-name="P1" draw:layer="TiM_F" svg:x1="38.211cm" svg:y1="4.087cm" svg:x2="38.211cm" svg:y2="4.047cm">
            <text:p/>
          </draw:line>
          <draw:line draw:style-name="gr1" draw:text-style-name="P1" draw:layer="TiM_F" svg:x1="24.29cm" svg:y1="4.087cm" svg:x2="24.29cm" svg:y2="4.047cm">
            <text:p/>
          </draw:line>
          <draw:polyline draw:style-name="gr1" draw:text-style-name="P1" draw:layer="TiM_F" svg:width="0cm" svg:height="0.006cm" svg:x="24.29cm" svg:y="4.04cm" svg:viewBox="0 0 0 7" draw:points="0,0 0,1 0,2 0,2 0,3 0,4 0,5 0,5 0,6 0,6 0,6 0,7 0,7 0,7 0,7">
            <text:p/>
          </draw:polyline>
          <draw:line draw:style-name="gr1" draw:text-style-name="P1" draw:layer="TiM_F" svg:x1="24.23cm" svg:y1="4.047cm" svg:x2="24.242cm" svg:y2="4.047cm">
            <text:p/>
          </draw:line>
          <draw:line draw:style-name="gr1" draw:text-style-name="P1" draw:layer="TiM_F" svg:x1="24.242cm" svg:y1="4.047cm" svg:x2="24.277cm" svg:y2="4.047cm">
            <text:p/>
          </draw:line>
          <draw:line draw:style-name="gr1" draw:text-style-name="P1" draw:layer="TiM_F" svg:x1="24.277cm" svg:y1="4.047cm" svg:x2="24.29cm" svg:y2="4.047cm">
            <text:p/>
          </draw:line>
          <draw:line draw:style-name="gr1" draw:text-style-name="P1" draw:layer="TiM_F" svg:x1="24.29cm" svg:y1="4.047cm" svg:x2="24.23cm" svg:y2="4.047cm">
            <text:p/>
          </draw:line>
          <draw:line draw:style-name="gr1" draw:text-style-name="P1" draw:layer="TiM_F" svg:x1="24.277cm" svg:y1="4.087cm" svg:x2="24.277cm" svg:y2="4.047cm">
            <text:p/>
          </draw:line>
          <draw:line draw:style-name="gr1" draw:text-style-name="P1" draw:layer="TiM_F" svg:x1="24.277cm" svg:y1="4.087cm" svg:x2="24.29cm" svg:y2="4.087cm">
            <text:p/>
          </draw:line>
          <draw:line draw:style-name="gr1" draw:text-style-name="P1" draw:layer="TiM_F" svg:x1="24.23cm" svg:y1="4.087cm" svg:x2="24.242cm" svg:y2="4.087cm">
            <text:p/>
          </draw:line>
          <draw:line draw:style-name="gr1" draw:text-style-name="P1" draw:layer="TiM_F" svg:x1="24.242cm" svg:y1="4.087cm" svg:x2="24.277cm" svg:y2="4.087cm">
            <text:p/>
          </draw:line>
          <draw:polyline draw:style-name="gr1" draw:text-style-name="P1" draw:layer="TiM_F" svg:width="0cm" svg:height="0.011cm" svg:x="24.23cm" svg:y="4.035cm" svg:viewBox="0 0 0 12" draw:points="0,12 0,12 0,12 0,11 0,11 0,10 0,10 0,9 0,8 0,7 0,6 0,5 0,3 0,2 0,0">
            <text:p/>
          </draw:polyline>
          <draw:line draw:style-name="gr1" draw:text-style-name="P1" draw:layer="TiM_F" svg:x1="24.23cm" svg:y1="4.087cm" svg:x2="24.23cm" svg:y2="4.047cm">
            <text:p/>
          </draw:line>
          <draw:line draw:style-name="gr1" draw:text-style-name="P1" draw:layer="TiM_F" svg:x1="24.242cm" svg:y1="4.087cm" svg:x2="24.242cm" svg:y2="4.047cm">
            <text:p/>
          </draw:line>
          <draw:line draw:style-name="gr1" draw:text-style-name="P1" draw:layer="TiM_F" svg:x1="24.544cm" svg:y1="4.087cm" svg:x2="24.544cm" svg:y2="4.047cm">
            <text:p/>
          </draw:line>
          <draw:polyline draw:style-name="gr1" draw:text-style-name="P1" draw:layer="TiM_F" svg:width="0cm" svg:height="0.006cm" svg:x="24.544cm" svg:y="4.04cm" svg:viewBox="0 0 0 7" draw:points="0,0 0,1 0,2 0,2 0,3 0,4 0,5 0,5 0,6 0,6 0,6 0,7 0,7 0,7 0,7">
            <text:p/>
          </draw:polyline>
          <draw:line draw:style-name="gr1" draw:text-style-name="P1" draw:layer="TiM_F" svg:x1="24.484cm" svg:y1="4.087cm" svg:x2="24.484cm" svg:y2="4.047cm">
            <text:p/>
          </draw:line>
          <draw:polyline draw:style-name="gr1" draw:text-style-name="P1" draw:layer="TiM_F" svg:width="0cm" svg:height="0.011cm" svg:x="24.484cm" svg:y="4.035cm" svg:viewBox="0 0 0 12" draw:points="0,12 0,12 0,12 0,11 0,11 0,10 0,10 0,9 0,8 0,7 0,6 0,5 0,3 0,2 0,0">
            <text:p/>
          </draw:polyline>
          <draw:line draw:style-name="gr1" draw:text-style-name="P1" draw:layer="TiM_F" svg:x1="24.544cm" svg:y1="4.047cm" svg:x2="24.484cm" svg:y2="4.047cm">
            <text:p/>
          </draw:line>
          <draw:line draw:style-name="gr1" draw:text-style-name="P1" draw:layer="TiM_F" svg:x1="24.484cm" svg:y1="4.047cm" svg:x2="24.496cm" svg:y2="4.047cm">
            <text:p/>
          </draw:line>
          <draw:line draw:style-name="gr1" draw:text-style-name="P1" draw:layer="TiM_F" svg:x1="24.496cm" svg:y1="4.047cm" svg:x2="24.531cm" svg:y2="4.047cm">
            <text:p/>
          </draw:line>
          <draw:line draw:style-name="gr1" draw:text-style-name="P1" draw:layer="TiM_F" svg:x1="24.531cm" svg:y1="4.047cm" svg:x2="24.544cm" svg:y2="4.047cm">
            <text:p/>
          </draw:line>
          <draw:line draw:style-name="gr1" draw:text-style-name="P1" draw:layer="TiM_F" svg:x1="24.531cm" svg:y1="4.087cm" svg:x2="24.531cm" svg:y2="4.047cm">
            <text:p/>
          </draw:line>
          <draw:line draw:style-name="gr1" draw:text-style-name="P1" draw:layer="TiM_F" svg:x1="24.531cm" svg:y1="4.087cm" svg:x2="24.544cm" svg:y2="4.087cm">
            <text:p/>
          </draw:line>
          <draw:line draw:style-name="gr1" draw:text-style-name="P1" draw:layer="TiM_F" svg:x1="24.484cm" svg:y1="4.087cm" svg:x2="24.496cm" svg:y2="4.087cm">
            <text:p/>
          </draw:line>
          <draw:line draw:style-name="gr1" draw:text-style-name="P1" draw:layer="TiM_F" svg:x1="24.496cm" svg:y1="4.087cm" svg:x2="24.531cm" svg:y2="4.087cm">
            <text:p/>
          </draw:line>
          <draw:line draw:style-name="gr1" draw:text-style-name="P1" draw:layer="TiM_F" svg:x1="24.496cm" svg:y1="4.087cm" svg:x2="24.496cm" svg:y2="4.047cm">
            <text:p/>
          </draw:line>
          <draw:line draw:style-name="gr1" draw:text-style-name="P1" draw:layer="TiM_F" svg:x1="35.636cm" svg:y1="14.479cm" svg:x2="35.672cm" svg:y2="14.479cm">
            <text:p/>
          </draw:line>
          <draw:line draw:style-name="gr1" draw:text-style-name="P1" draw:layer="TiM_F" svg:x1="28.017cm" svg:y1="3.811cm" svg:x2="28.053cm" svg:y2="3.811cm">
            <text:p/>
          </draw:line>
          <draw:line draw:style-name="gr1" draw:text-style-name="P1" draw:layer="TiM_F" svg:x1="26.493cm" svg:y1="3.811cm" svg:x2="26.53cm" svg:y2="3.811cm">
            <text:p/>
          </draw:line>
          <draw:line draw:style-name="gr1" draw:text-style-name="P1" draw:layer="TiM_F" svg:x1="26.493cm" svg:y1="9.907cm" svg:x2="26.53cm" svg:y2="9.907cm">
            <text:p/>
          </draw:line>
          <draw:line draw:style-name="gr1" draw:text-style-name="P1" draw:layer="TiM_F" svg:x1="26.493cm" svg:y1="8.383cm" svg:x2="26.53cm" svg:y2="8.383cm">
            <text:p/>
          </draw:line>
          <draw:line draw:style-name="gr1" draw:text-style-name="P1" draw:layer="TiM_F" svg:x1="28.017cm" svg:y1="9.907cm" svg:x2="28.053cm" svg:y2="9.907cm">
            <text:p/>
          </draw:line>
          <draw:line draw:style-name="gr1" draw:text-style-name="P1" draw:layer="TiM_F" svg:x1="28.017cm" svg:y1="8.383cm" svg:x2="28.053cm" svg:y2="8.383cm">
            <text:p/>
          </draw:line>
          <draw:line draw:style-name="gr1" draw:text-style-name="P1" draw:layer="TiM_F" svg:x1="29.541cm" svg:y1="3.811cm" svg:x2="29.577cm" svg:y2="3.811cm">
            <text:p/>
          </draw:line>
          <draw:line draw:style-name="gr1" draw:text-style-name="P1" draw:layer="TiM_F" svg:x1="32.588cm" svg:y1="3.811cm" svg:x2="32.624cm" svg:y2="3.811cm">
            <text:p/>
          </draw:line>
          <draw:line draw:style-name="gr1" draw:text-style-name="P1" draw:layer="TiM_F" svg:x1="32.588cm" svg:y1="9.907cm" svg:x2="32.624cm" svg:y2="9.907cm">
            <text:p/>
          </draw:line>
          <draw:line draw:style-name="gr1" draw:text-style-name="P1" draw:layer="TiM_F" svg:x1="31.064cm" svg:y1="3.811cm" svg:x2="31.1cm" svg:y2="3.811cm">
            <text:p/>
          </draw:line>
          <draw:line draw:style-name="gr1" draw:text-style-name="P1" draw:layer="TiM_F" svg:x1="32.588cm" svg:y1="14.479cm" svg:x2="32.624cm" svg:y2="14.479cm">
            <text:p/>
          </draw:line>
          <draw:line draw:style-name="gr1" draw:text-style-name="P1" draw:layer="TiM_F" svg:x1="31.064cm" svg:y1="14.479cm" svg:x2="31.1cm" svg:y2="14.479cm">
            <text:p/>
          </draw:line>
          <draw:line draw:style-name="gr1" draw:text-style-name="P1" draw:layer="TiM_F" svg:x1="28.017cm" svg:y1="14.479cm" svg:x2="28.053cm" svg:y2="14.479cm">
            <text:p/>
          </draw:line>
          <draw:line draw:style-name="gr1" draw:text-style-name="P1" draw:layer="TiM_F" svg:x1="29.541cm" svg:y1="14.479cm" svg:x2="29.577cm" svg:y2="14.479cm">
            <text:p/>
          </draw:line>
          <draw:line draw:style-name="gr1" draw:text-style-name="P1" draw:layer="TiM_F" svg:x1="26.493cm" svg:y1="14.479cm" svg:x2="26.53cm" svg:y2="14.479cm">
            <text:p/>
          </draw:line>
          <draw:line draw:style-name="gr1" draw:text-style-name="P1" draw:layer="TiM_F" svg:x1="37.159cm" svg:y1="3.811cm" svg:x2="37.196cm" svg:y2="3.811cm">
            <text:p/>
          </draw:line>
          <draw:line draw:style-name="gr1" draw:text-style-name="P1" draw:layer="TiM_F" svg:x1="35.636cm" svg:y1="3.811cm" svg:x2="35.672cm" svg:y2="3.811cm">
            <text:p/>
          </draw:line>
          <draw:line draw:style-name="gr1" draw:text-style-name="P1" draw:layer="TiM_F" svg:x1="37.159cm" svg:y1="14.479cm" svg:x2="37.196cm" svg:y2="14.479cm">
            <text:p/>
          </draw:line>
          <draw:line draw:style-name="gr1" draw:text-style-name="P1" draw:layer="TiM_F" svg:x1="34.112cm" svg:y1="3.811cm" svg:x2="34.148cm" svg:y2="3.811cm">
            <text:p/>
          </draw:line>
          <draw:line draw:style-name="gr1" draw:text-style-name="P1" draw:layer="TiM_F" svg:x1="34.112cm" svg:y1="8.383cm" svg:x2="34.148cm" svg:y2="8.383cm">
            <text:p/>
          </draw:line>
          <draw:line draw:style-name="gr1" draw:text-style-name="P1" draw:layer="TiM_F" svg:x1="34.112cm" svg:y1="14.479cm" svg:x2="34.148cm" svg:y2="14.479cm">
            <text:p/>
          </draw:line>
          <draw:line draw:style-name="gr1" draw:text-style-name="P1" draw:layer="TiM_F" svg:x1="34.112cm" svg:y1="9.907cm" svg:x2="34.148cm" svg:y2="9.907cm">
            <text:p/>
          </draw:line>
          <draw:line draw:style-name="gr1" draw:text-style-name="P1" draw:layer="TiM_F" svg:x1="32.588cm" svg:y1="8.383cm" svg:x2="32.624cm" svg:y2="8.383cm">
            <text:p/>
          </draw:line>
          <draw:line draw:style-name="gr1" draw:text-style-name="P1" draw:layer="TiM_F" svg:x1="41.731cm" svg:y1="14.479cm" svg:x2="41.768cm" svg:y2="14.479cm">
            <text:p/>
          </draw:line>
          <draw:line draw:style-name="gr1" draw:text-style-name="P1" draw:layer="TiM_F" svg:x1="41.731cm" svg:y1="12.955cm" svg:x2="41.768cm" svg:y2="12.955cm">
            <text:p/>
          </draw:line>
          <draw:line draw:style-name="gr1" draw:text-style-name="P1" draw:layer="TiM_F" svg:x1="40.207cm" svg:y1="14.479cm" svg:x2="40.244cm" svg:y2="14.479cm">
            <text:p/>
          </draw:line>
          <draw:line draw:style-name="gr1" draw:text-style-name="P1" draw:layer="TiM_F" svg:x1="40.207cm" svg:y1="9.907cm" svg:x2="40.244cm" svg:y2="9.907cm">
            <text:p/>
          </draw:line>
          <draw:line draw:style-name="gr1" draw:text-style-name="P1" draw:layer="TiM_F" svg:x1="41.731cm" svg:y1="9.907cm" svg:x2="41.768cm" svg:y2="9.907cm">
            <text:p/>
          </draw:line>
          <draw:line draw:style-name="gr1" draw:text-style-name="P1" draw:layer="TiM_F" svg:x1="41.731cm" svg:y1="11.431cm" svg:x2="41.768cm" svg:y2="11.431cm">
            <text:p/>
          </draw:line>
          <draw:line draw:style-name="gr1" draw:text-style-name="P1" draw:layer="TiM_F" svg:x1="40.207cm" svg:y1="8.383cm" svg:x2="40.244cm" svg:y2="8.383cm">
            <text:p/>
          </draw:line>
          <draw:line draw:style-name="gr1" draw:text-style-name="P1" draw:layer="TiM_F" svg:x1="41.731cm" svg:y1="8.383cm" svg:x2="41.768cm" svg:y2="8.383cm">
            <text:p/>
          </draw:line>
          <draw:line draw:style-name="gr1" draw:text-style-name="P1" draw:layer="TiM_F" svg:x1="38.683cm" svg:y1="8.383cm" svg:x2="38.72cm" svg:y2="8.383cm">
            <text:p/>
          </draw:line>
          <draw:line draw:style-name="gr1" draw:text-style-name="P1" draw:layer="TiM_F" svg:x1="38.683cm" svg:y1="9.907cm" svg:x2="38.72cm" svg:y2="9.907cm">
            <text:p/>
          </draw:line>
          <draw:line draw:style-name="gr1" draw:text-style-name="P1" draw:layer="TiM_F" svg:x1="38.683cm" svg:y1="14.479cm" svg:x2="38.72cm" svg:y2="14.479cm">
            <text:p/>
          </draw:line>
          <draw:line draw:style-name="gr1" draw:text-style-name="P1" draw:layer="TiM_F" svg:x1="41.731cm" svg:y1="5.335cm" svg:x2="41.768cm" svg:y2="5.335cm">
            <text:p/>
          </draw:line>
          <draw:line draw:style-name="gr1" draw:text-style-name="P1" draw:layer="TiM_F" svg:x1="41.731cm" svg:y1="6.859cm" svg:x2="41.768cm" svg:y2="6.859cm">
            <text:p/>
          </draw:line>
          <draw:line draw:style-name="gr1" draw:text-style-name="P1" draw:layer="TiM_F" svg:x1="40.207cm" svg:y1="3.811cm" svg:x2="40.244cm" svg:y2="3.811cm">
            <text:p/>
          </draw:line>
          <draw:line draw:style-name="gr1" draw:text-style-name="P1" draw:layer="TiM_F" svg:x1="41.731cm" svg:y1="3.811cm" svg:x2="41.768cm" svg:y2="3.811cm">
            <text:p/>
          </draw:line>
          <draw:line draw:style-name="gr1" draw:text-style-name="P1" draw:layer="TiM_F" svg:x1="38.683cm" svg:y1="3.811cm" svg:x2="38.72cm" svg:y2="3.811cm">
            <text:p/>
          </draw:line>
          <draw:line draw:style-name="gr1" draw:text-style-name="P1" draw:layer="TiM_F" svg:x1="23.445cm" svg:y1="3.811cm" svg:x2="23.482cm" svg:y2="3.811cm">
            <text:p/>
          </draw:line>
          <draw:line draw:style-name="gr1" draw:text-style-name="P1" draw:layer="TiM_F" svg:x1="23.445cm" svg:y1="14.479cm" svg:x2="23.482cm" svg:y2="14.479cm">
            <text:p/>
          </draw:line>
          <draw:line draw:style-name="gr1" draw:text-style-name="P1" draw:layer="TiM_F" svg:x1="24.969cm" svg:y1="3.811cm" svg:x2="25.006cm" svg:y2="3.811cm">
            <text:p/>
          </draw:line>
          <draw:line draw:style-name="gr1" draw:text-style-name="P1" draw:layer="TiM_F" svg:x1="24.969cm" svg:y1="14.479cm" svg:x2="25.006cm" svg:y2="14.479cm">
            <text:p/>
          </draw:line>
          <draw:line draw:style-name="gr1" draw:text-style-name="P1" draw:layer="TiM_F" svg:x1="18.873cm" svg:y1="11.431cm" svg:x2="18.91cm" svg:y2="11.431cm">
            <text:p/>
          </draw:line>
          <draw:line draw:style-name="gr1" draw:text-style-name="P1" draw:layer="TiM_F" svg:x1="18.873cm" svg:y1="9.907cm" svg:x2="18.91cm" svg:y2="9.907cm">
            <text:p/>
          </draw:line>
          <draw:line draw:style-name="gr1" draw:text-style-name="P1" draw:layer="TiM_F" svg:x1="18.873cm" svg:y1="5.335cm" svg:x2="18.91cm" svg:y2="5.335cm">
            <text:p/>
          </draw:line>
          <draw:line draw:style-name="gr1" draw:text-style-name="P1" draw:layer="TiM_F" svg:x1="18.873cm" svg:y1="6.859cm" svg:x2="18.91cm" svg:y2="6.859cm">
            <text:p/>
          </draw:line>
          <draw:line draw:style-name="gr1" draw:text-style-name="P1" draw:layer="TiM_F" svg:x1="20.397cm" svg:y1="9.907cm" svg:x2="20.434cm" svg:y2="9.907cm">
            <text:p/>
          </draw:line>
          <draw:line draw:style-name="gr1" draw:text-style-name="P1" draw:layer="TiM_F" svg:x1="18.873cm" svg:y1="12.955cm" svg:x2="18.91cm" svg:y2="12.955cm">
            <text:p/>
          </draw:line>
          <draw:line draw:style-name="gr1" draw:text-style-name="P1" draw:layer="TiM_F" svg:x1="21.921cm" svg:y1="14.479cm" svg:x2="21.958cm" svg:y2="14.479cm">
            <text:p/>
          </draw:line>
          <draw:line draw:style-name="gr1" draw:text-style-name="P1" draw:layer="TiM_F" svg:x1="21.921cm" svg:y1="8.383cm" svg:x2="21.958cm" svg:y2="8.383cm">
            <text:p/>
          </draw:line>
          <draw:line draw:style-name="gr1" draw:text-style-name="P1" draw:layer="TiM_F" svg:x1="21.921cm" svg:y1="9.907cm" svg:x2="21.958cm" svg:y2="9.907cm">
            <text:p/>
          </draw:line>
          <draw:line draw:style-name="gr1" draw:text-style-name="P1" draw:layer="TiM_F" svg:x1="20.397cm" svg:y1="14.479cm" svg:x2="20.434cm" svg:y2="14.479cm">
            <text:p/>
          </draw:line>
          <draw:line draw:style-name="gr1" draw:text-style-name="P1" draw:layer="TiM_F" svg:x1="20.397cm" svg:y1="8.383cm" svg:x2="20.434cm" svg:y2="8.383cm">
            <text:p/>
          </draw:line>
          <draw:line draw:style-name="gr1" draw:text-style-name="P1" draw:layer="TiM_F" svg:x1="18.873cm" svg:y1="14.479cm" svg:x2="18.91cm" svg:y2="14.479cm">
            <text:p/>
          </draw:line>
          <draw:line draw:style-name="gr1" draw:text-style-name="P1" draw:layer="TiM_F" svg:x1="18.873cm" svg:y1="8.383cm" svg:x2="18.91cm" svg:y2="8.383cm">
            <text:p/>
          </draw:line>
          <draw:line draw:style-name="gr1" draw:text-style-name="P1" draw:layer="TiM_F" svg:x1="20.397cm" svg:y1="3.811cm" svg:x2="20.434cm" svg:y2="3.811cm">
            <text:p/>
          </draw:line>
          <draw:line draw:style-name="gr1" draw:text-style-name="P1" draw:layer="TiM_F" svg:x1="18.873cm" svg:y1="3.811cm" svg:x2="18.91cm" svg:y2="3.811cm">
            <text:p/>
          </draw:line>
          <draw:line draw:style-name="gr1" draw:text-style-name="P1" draw:layer="TiM_F" svg:x1="21.921cm" svg:y1="3.811cm" svg:x2="21.958cm" svg:y2="3.811cm">
            <text:p/>
          </draw:line>
          <draw:line draw:style-name="gr1" draw:text-style-name="P1" draw:layer="TiM_F" svg:x1="28.017cm" svg:y1="16.002cm" svg:x2="28.053cm" svg:y2="16.002cm">
            <text:p/>
          </draw:line>
          <draw:line draw:style-name="gr1" draw:text-style-name="P1" draw:layer="TiM_F" svg:x1="26.493cm" svg:y1="16.002cm" svg:x2="26.53cm" svg:y2="16.002cm">
            <text:p/>
          </draw:line>
          <draw:line draw:style-name="gr1" draw:text-style-name="P1" draw:layer="TiM_F" svg:x1="26.493cm" svg:y1="22.097cm" svg:x2="26.53cm" svg:y2="22.097cm">
            <text:p/>
          </draw:line>
          <draw:line draw:style-name="gr1" draw:text-style-name="P1" draw:layer="TiM_F" svg:x1="26.493cm" svg:y1="20.573cm" svg:x2="26.53cm" svg:y2="20.573cm">
            <text:p/>
          </draw:line>
          <draw:line draw:style-name="gr1" draw:text-style-name="P1" draw:layer="TiM_F" svg:x1="28.017cm" svg:y1="22.097cm" svg:x2="28.053cm" svg:y2="22.097cm">
            <text:p/>
          </draw:line>
          <draw:line draw:style-name="gr1" draw:text-style-name="P1" draw:layer="TiM_F" svg:x1="28.017cm" svg:y1="20.573cm" svg:x2="28.053cm" svg:y2="20.573cm">
            <text:p/>
          </draw:line>
          <draw:line draw:style-name="gr1" draw:text-style-name="P1" draw:layer="TiM_F" svg:x1="29.541cm" svg:y1="16.002cm" svg:x2="29.577cm" svg:y2="16.002cm">
            <text:p/>
          </draw:line>
          <draw:line draw:style-name="gr1" draw:text-style-name="P1" draw:layer="TiM_F" svg:x1="32.588cm" svg:y1="16.002cm" svg:x2="32.624cm" svg:y2="16.002cm">
            <text:p/>
          </draw:line>
          <draw:line draw:style-name="gr1" draw:text-style-name="P1" draw:layer="TiM_F" svg:x1="32.588cm" svg:y1="22.097cm" svg:x2="32.624cm" svg:y2="22.097cm">
            <text:p/>
          </draw:line>
          <draw:line draw:style-name="gr1" draw:text-style-name="P1" draw:layer="TiM_F" svg:x1="31.064cm" svg:y1="16.002cm" svg:x2="31.1cm" svg:y2="16.002cm">
            <text:p/>
          </draw:line>
          <draw:line draw:style-name="gr1" draw:text-style-name="P1" draw:layer="TiM_F" svg:x1="32.588cm" svg:y1="26.669cm" svg:x2="32.624cm" svg:y2="26.669cm">
            <text:p/>
          </draw:line>
          <draw:line draw:style-name="gr1" draw:text-style-name="P1" draw:layer="TiM_F" svg:x1="31.064cm" svg:y1="26.669cm" svg:x2="31.1cm" svg:y2="26.669cm">
            <text:p/>
          </draw:line>
          <draw:line draw:style-name="gr1" draw:text-style-name="P1" draw:layer="TiM_F" svg:x1="28.017cm" svg:y1="26.669cm" svg:x2="28.053cm" svg:y2="26.669cm">
            <text:p/>
          </draw:line>
          <draw:line draw:style-name="gr1" draw:text-style-name="P1" draw:layer="TiM_F" svg:x1="29.541cm" svg:y1="26.669cm" svg:x2="29.577cm" svg:y2="26.669cm">
            <text:p/>
          </draw:line>
          <draw:line draw:style-name="gr1" draw:text-style-name="P1" draw:layer="TiM_F" svg:x1="26.493cm" svg:y1="26.669cm" svg:x2="26.53cm" svg:y2="26.669cm">
            <text:p/>
          </draw:line>
          <draw:line draw:style-name="gr1" draw:text-style-name="P1" draw:layer="TiM_F" svg:x1="37.159cm" svg:y1="16.002cm" svg:x2="37.196cm" svg:y2="16.002cm">
            <text:p/>
          </draw:line>
          <draw:line draw:style-name="gr1" draw:text-style-name="P1" draw:layer="TiM_F" svg:x1="35.636cm" svg:y1="16.002cm" svg:x2="35.672cm" svg:y2="16.002cm">
            <text:p/>
          </draw:line>
          <draw:line draw:style-name="gr1" draw:text-style-name="P1" draw:layer="TiM_F" svg:x1="35.636cm" svg:y1="26.669cm" svg:x2="35.672cm" svg:y2="26.669cm">
            <text:p/>
          </draw:line>
          <draw:line draw:style-name="gr1" draw:text-style-name="P1" draw:layer="TiM_F" svg:x1="37.159cm" svg:y1="26.669cm" svg:x2="37.196cm" svg:y2="26.669cm">
            <text:p/>
          </draw:line>
          <draw:line draw:style-name="gr1" draw:text-style-name="P1" draw:layer="TiM_F" svg:x1="34.112cm" svg:y1="16.002cm" svg:x2="34.148cm" svg:y2="16.002cm">
            <text:p/>
          </draw:line>
          <draw:line draw:style-name="gr1" draw:text-style-name="P1" draw:layer="TiM_F" svg:x1="34.112cm" svg:y1="20.573cm" svg:x2="34.148cm" svg:y2="20.573cm">
            <text:p/>
          </draw:line>
          <draw:line draw:style-name="gr1" draw:text-style-name="P1" draw:layer="TiM_F" svg:x1="34.112cm" svg:y1="26.669cm" svg:x2="34.148cm" svg:y2="26.669cm">
            <text:p/>
          </draw:line>
          <draw:line draw:style-name="gr1" draw:text-style-name="P1" draw:layer="TiM_F" svg:x1="34.112cm" svg:y1="22.097cm" svg:x2="34.148cm" svg:y2="22.097cm">
            <text:p/>
          </draw:line>
          <draw:line draw:style-name="gr1" draw:text-style-name="P1" draw:layer="TiM_F" svg:x1="32.588cm" svg:y1="20.573cm" svg:x2="32.624cm" svg:y2="20.573cm">
            <text:p/>
          </draw:line>
          <draw:line draw:style-name="gr1" draw:text-style-name="P1" draw:layer="TiM_F" svg:x1="41.731cm" svg:y1="26.669cm" svg:x2="41.768cm" svg:y2="26.669cm">
            <text:p/>
          </draw:line>
          <draw:line draw:style-name="gr1" draw:text-style-name="P1" draw:layer="TiM_F" svg:x1="41.731cm" svg:y1="25.145cm" svg:x2="41.768cm" svg:y2="25.145cm">
            <text:p/>
          </draw:line>
          <draw:line draw:style-name="gr1" draw:text-style-name="P1" draw:layer="TiM_F" svg:x1="40.207cm" svg:y1="26.669cm" svg:x2="40.244cm" svg:y2="26.669cm">
            <text:p/>
          </draw:line>
          <draw:line draw:style-name="gr1" draw:text-style-name="P1" draw:layer="TiM_F" svg:x1="40.207cm" svg:y1="22.097cm" svg:x2="40.244cm" svg:y2="22.097cm">
            <text:p/>
          </draw:line>
          <draw:line draw:style-name="gr1" draw:text-style-name="P1" draw:layer="TiM_F" svg:x1="41.731cm" svg:y1="22.097cm" svg:x2="41.768cm" svg:y2="22.097cm">
            <text:p/>
          </draw:line>
          <draw:line draw:style-name="gr1" draw:text-style-name="P1" draw:layer="TiM_F" svg:x1="41.731cm" svg:y1="23.621cm" svg:x2="41.768cm" svg:y2="23.621cm">
            <text:p/>
          </draw:line>
          <draw:line draw:style-name="gr1" draw:text-style-name="P1" draw:layer="TiM_F" svg:x1="40.207cm" svg:y1="20.573cm" svg:x2="40.244cm" svg:y2="20.573cm">
            <text:p/>
          </draw:line>
          <draw:line draw:style-name="gr1" draw:text-style-name="P1" draw:layer="TiM_F" svg:x1="41.731cm" svg:y1="20.573cm" svg:x2="41.768cm" svg:y2="20.573cm">
            <text:p/>
          </draw:line>
          <draw:line draw:style-name="gr1" draw:text-style-name="P1" draw:layer="TiM_F" svg:x1="38.683cm" svg:y1="20.573cm" svg:x2="38.72cm" svg:y2="20.573cm">
            <text:p/>
          </draw:line>
          <draw:line draw:style-name="gr1" draw:text-style-name="P1" draw:layer="TiM_F" svg:x1="38.683cm" svg:y1="22.097cm" svg:x2="38.72cm" svg:y2="22.097cm">
            <text:p/>
          </draw:line>
          <draw:line draw:style-name="gr1" draw:text-style-name="P1" draw:layer="TiM_F" svg:x1="38.683cm" svg:y1="26.669cm" svg:x2="38.72cm" svg:y2="26.669cm">
            <text:p/>
          </draw:line>
          <draw:line draw:style-name="gr1" draw:text-style-name="P1" draw:layer="TiM_F" svg:x1="41.731cm" svg:y1="17.525cm" svg:x2="41.768cm" svg:y2="17.525cm">
            <text:p/>
          </draw:line>
          <draw:line draw:style-name="gr1" draw:text-style-name="P1" draw:layer="TiM_F" svg:x1="41.731cm" svg:y1="19.049cm" svg:x2="41.768cm" svg:y2="19.049cm">
            <text:p/>
          </draw:line>
          <draw:line draw:style-name="gr1" draw:text-style-name="P1" draw:layer="TiM_F" svg:x1="40.207cm" svg:y1="16.002cm" svg:x2="40.244cm" svg:y2="16.002cm">
            <text:p/>
          </draw:line>
          <draw:line draw:style-name="gr1" draw:text-style-name="P1" draw:layer="TiM_F" svg:x1="41.731cm" svg:y1="16.002cm" svg:x2="41.768cm" svg:y2="16.002cm">
            <text:p/>
          </draw:line>
          <draw:line draw:style-name="gr1" draw:text-style-name="P1" draw:layer="TiM_F" svg:x1="38.683cm" svg:y1="16.002cm" svg:x2="38.72cm" svg:y2="16.002cm">
            <text:p/>
          </draw:line>
          <draw:line draw:style-name="gr1" draw:text-style-name="P1" draw:layer="TiM_F" svg:x1="23.445cm" svg:y1="16.002cm" svg:x2="23.482cm" svg:y2="16.002cm">
            <text:p/>
          </draw:line>
          <draw:line draw:style-name="gr1" draw:text-style-name="P1" draw:layer="TiM_F" svg:x1="23.445cm" svg:y1="26.669cm" svg:x2="23.482cm" svg:y2="26.669cm">
            <text:p/>
          </draw:line>
          <draw:line draw:style-name="gr1" draw:text-style-name="P1" draw:layer="TiM_F" svg:x1="24.969cm" svg:y1="16.002cm" svg:x2="25.006cm" svg:y2="16.002cm">
            <text:p/>
          </draw:line>
          <draw:line draw:style-name="gr1" draw:text-style-name="P1" draw:layer="TiM_F" svg:x1="24.969cm" svg:y1="26.669cm" svg:x2="25.006cm" svg:y2="26.669cm">
            <text:p/>
          </draw:line>
          <draw:line draw:style-name="gr1" draw:text-style-name="P1" draw:layer="TiM_F" svg:x1="18.873cm" svg:y1="23.621cm" svg:x2="18.91cm" svg:y2="23.621cm">
            <text:p/>
          </draw:line>
          <draw:line draw:style-name="gr1" draw:text-style-name="P1" draw:layer="TiM_F" svg:x1="18.873cm" svg:y1="22.097cm" svg:x2="18.91cm" svg:y2="22.097cm">
            <text:p/>
          </draw:line>
          <draw:line draw:style-name="gr1" draw:text-style-name="P1" draw:layer="TiM_F" svg:x1="18.873cm" svg:y1="17.525cm" svg:x2="18.91cm" svg:y2="17.525cm">
            <text:p/>
          </draw:line>
          <draw:line draw:style-name="gr1" draw:text-style-name="P1" draw:layer="TiM_F" svg:x1="18.873cm" svg:y1="19.049cm" svg:x2="18.91cm" svg:y2="19.049cm">
            <text:p/>
          </draw:line>
          <draw:line draw:style-name="gr1" draw:text-style-name="P1" draw:layer="TiM_F" svg:x1="20.397cm" svg:y1="22.097cm" svg:x2="20.434cm" svg:y2="22.097cm">
            <text:p/>
          </draw:line>
          <draw:line draw:style-name="gr1" draw:text-style-name="P1" draw:layer="TiM_F" svg:x1="18.873cm" svg:y1="25.145cm" svg:x2="18.91cm" svg:y2="25.145cm">
            <text:p/>
          </draw:line>
          <draw:line draw:style-name="gr1" draw:text-style-name="P1" draw:layer="TiM_F" svg:x1="21.921cm" svg:y1="26.669cm" svg:x2="21.958cm" svg:y2="26.669cm">
            <text:p/>
          </draw:line>
          <draw:line draw:style-name="gr1" draw:text-style-name="P1" draw:layer="TiM_F" svg:x1="21.921cm" svg:y1="20.573cm" svg:x2="21.958cm" svg:y2="20.573cm">
            <text:p/>
          </draw:line>
          <draw:line draw:style-name="gr1" draw:text-style-name="P1" draw:layer="TiM_F" svg:x1="21.921cm" svg:y1="22.097cm" svg:x2="21.958cm" svg:y2="22.097cm">
            <text:p/>
          </draw:line>
          <draw:line draw:style-name="gr1" draw:text-style-name="P1" draw:layer="TiM_F" svg:x1="20.397cm" svg:y1="26.669cm" svg:x2="20.434cm" svg:y2="26.669cm">
            <text:p/>
          </draw:line>
          <draw:line draw:style-name="gr1" draw:text-style-name="P1" draw:layer="TiM_F" svg:x1="20.397cm" svg:y1="20.573cm" svg:x2="20.434cm" svg:y2="20.573cm">
            <text:p/>
          </draw:line>
          <draw:line draw:style-name="gr1" draw:text-style-name="P1" draw:layer="TiM_F" svg:x1="18.873cm" svg:y1="26.669cm" svg:x2="18.91cm" svg:y2="26.669cm">
            <text:p/>
          </draw:line>
          <draw:line draw:style-name="gr1" draw:text-style-name="P1" draw:layer="TiM_F" svg:x1="18.873cm" svg:y1="20.573cm" svg:x2="18.91cm" svg:y2="20.573cm">
            <text:p/>
          </draw:line>
          <draw:line draw:style-name="gr1" draw:text-style-name="P1" draw:layer="TiM_F" svg:x1="20.397cm" svg:y1="16.002cm" svg:x2="20.434cm" svg:y2="16.002cm">
            <text:p/>
          </draw:line>
          <draw:line draw:style-name="gr1" draw:text-style-name="P1" draw:layer="TiM_F" svg:x1="18.873cm" svg:y1="16.002cm" svg:x2="18.91cm" svg:y2="16.002cm">
            <text:p/>
          </draw:line>
          <draw:line draw:style-name="gr1" draw:text-style-name="P1" draw:layer="TiM_F" svg:x1="21.921cm" svg:y1="16.002cm" svg:x2="21.958cm" svg:y2="16.002cm">
            <text:p/>
          </draw:line>
          <draw:line draw:style-name="gr1" draw:text-style-name="P1" draw:layer="TiM_F" svg:x1="24.497cm" svg:y1="16.218cm" svg:x2="24.526cm" svg:y2="16.218cm">
            <text:p/>
          </draw:line>
          <draw:line draw:style-name="gr1" draw:text-style-name="P1" draw:layer="TiM_F" svg:x1="22.973cm" svg:y1="16.218cm" svg:x2="23.002cm" svg:y2="16.218cm">
            <text:p/>
          </draw:line>
          <draw:line draw:style-name="gr1" draw:text-style-name="P1" draw:layer="TiM_F" svg:x1="24.243cm" svg:y1="16.218cm" svg:x2="24.272cm" svg:y2="16.218cm">
            <text:p/>
          </draw:line>
          <draw:line draw:style-name="gr1" draw:text-style-name="P1" draw:layer="TiM_F" svg:x1="37.958cm" svg:y1="16.218cm" svg:x2="37.987cm" svg:y2="16.218cm">
            <text:p/>
          </draw:line>
          <draw:line draw:style-name="gr1" draw:text-style-name="P1" draw:layer="TiM_F" svg:x1="22.719cm" svg:y1="16.218cm" svg:x2="22.748cm" svg:y2="16.218cm">
            <text:p/>
          </draw:line>
          <draw:line draw:style-name="gr1" draw:text-style-name="P1" draw:layer="TiM_F" svg:x1="38.212cm" svg:y1="16.218cm" svg:x2="38.241cm" svg:y2="16.218cm">
            <text:p/>
          </draw:line>
          <draw:line draw:style-name="gr1" draw:text-style-name="P1" draw:layer="TiM_F" svg:x1="22.719cm" svg:y1="4.027cm" svg:x2="22.748cm" svg:y2="4.027cm">
            <text:p/>
          </draw:line>
          <draw:line draw:style-name="gr1" draw:text-style-name="P1" draw:layer="TiM_F" svg:x1="22.973cm" svg:y1="4.027cm" svg:x2="23.002cm" svg:y2="4.027cm">
            <text:p/>
          </draw:line>
          <draw:line draw:style-name="gr1" draw:text-style-name="P1" draw:layer="TiM_F" svg:x1="37.958cm" svg:y1="4.027cm" svg:x2="37.987cm" svg:y2="4.027cm">
            <text:p/>
          </draw:line>
          <draw:line draw:style-name="gr1" draw:text-style-name="P1" draw:layer="TiM_F" svg:x1="38.212cm" svg:y1="4.027cm" svg:x2="38.241cm" svg:y2="4.027cm">
            <text:p/>
          </draw:line>
          <draw:line draw:style-name="gr1" draw:text-style-name="P1" draw:layer="TiM_F" svg:x1="24.243cm" svg:y1="4.027cm" svg:x2="24.272cm" svg:y2="4.027cm">
            <text:p/>
          </draw:line>
          <draw:line draw:style-name="gr1" draw:text-style-name="P1" draw:layer="TiM_F" svg:x1="24.497cm" svg:y1="4.027cm" svg:x2="24.526cm" svg:y2="4.027cm">
            <text:p/>
          </draw:line>
        </draw:g>
        <draw:g>
          <draw:line draw:style-name="gr3" draw:text-style-name="P1" draw:layer="TiM_B" svg:x1="18.289cm" svg:y1="7.621cm" svg:x2="18.289cm" svg:y2="9.145cm">
            <text:p/>
          </draw:line>
          <draw:line draw:style-name="gr3" draw:text-style-name="P1" draw:layer="TiM_B" svg:x1="18.289cm" svg:y1="6.097cm" svg:x2="18.289cm" svg:y2="7.621cm">
            <text:p/>
          </draw:line>
          <draw:line draw:style-name="gr3" draw:text-style-name="P1" draw:layer="TiM_B" svg:x1="18.289cm" svg:y1="9.145cm" svg:x2="18.289cm" svg:y2="10.669cm">
            <text:p/>
          </draw:line>
          <draw:line draw:style-name="gr3" draw:text-style-name="P1" draw:layer="TiM_B" svg:x1="18.289cm" svg:y1="4.573cm" svg:x2="18.289cm" svg:y2="6.097cm">
            <text:p/>
          </draw:line>
          <draw:line draw:style-name="gr3" draw:text-style-name="P1" draw:layer="TiM_B" svg:x1="18.289cm" svg:y1="10.669cm" svg:x2="18.289cm" svg:y2="12.193cm">
            <text:p/>
          </draw:line>
          <draw:line draw:style-name="gr3" draw:text-style-name="P1" draw:layer="TiM_B" svg:x1="18.289cm" svg:y1="3.049cm" svg:x2="18.289cm" svg:y2="4.573cm">
            <text:p/>
          </draw:line>
          <draw:line draw:style-name="gr3" draw:text-style-name="P1" draw:layer="TiM_B" svg:x1="18.289cm" svg:y1="12.193cm" svg:x2="18.289cm" svg:y2="13.717cm">
            <text:p/>
          </draw:line>
          <draw:line draw:style-name="gr3" draw:text-style-name="P1" draw:layer="TiM_B" svg:x1="42.671cm" svg:y1="3.049cm" svg:x2="18.289cm" svg:y2="3.049cm">
            <text:p/>
          </draw:line>
          <draw:line draw:style-name="gr3" draw:text-style-name="P1" draw:layer="TiM_B" svg:x1="18.289cm" svg:y1="13.717cm" svg:x2="18.289cm" svg:y2="15.241cm">
            <text:p/>
          </draw:line>
          <draw:line draw:style-name="gr3" draw:text-style-name="P1" draw:layer="TiM_B" svg:x1="42.671cm" svg:y1="4.573cm" svg:x2="42.671cm" svg:y2="3.049cm">
            <text:p/>
          </draw:line>
          <draw:line draw:style-name="gr3" draw:text-style-name="P1" draw:layer="TiM_B" svg:x1="42.671cm" svg:y1="6.097cm" svg:x2="42.671cm" svg:y2="4.573cm">
            <text:p/>
          </draw:line>
          <draw:line draw:style-name="gr3" draw:text-style-name="P1" draw:layer="TiM_B" svg:x1="42.671cm" svg:y1="15.241cm" svg:x2="42.671cm" svg:y2="13.717cm">
            <text:p/>
          </draw:line>
          <draw:line draw:style-name="gr3" draw:text-style-name="P1" draw:layer="TiM_B" svg:x1="42.671cm" svg:y1="7.621cm" svg:x2="42.671cm" svg:y2="6.097cm">
            <text:p/>
          </draw:line>
          <draw:line draw:style-name="gr3" draw:text-style-name="P1" draw:layer="TiM_B" svg:x1="42.671cm" svg:y1="13.717cm" svg:x2="42.671cm" svg:y2="12.193cm">
            <text:p/>
          </draw:line>
          <draw:line draw:style-name="gr3" draw:text-style-name="P1" draw:layer="TiM_B" svg:x1="42.671cm" svg:y1="9.145cm" svg:x2="42.671cm" svg:y2="7.621cm">
            <text:p/>
          </draw:line>
          <draw:line draw:style-name="gr3" draw:text-style-name="P1" draw:layer="TiM_B" svg:x1="42.671cm" svg:y1="12.193cm" svg:x2="42.671cm" svg:y2="10.669cm">
            <text:p/>
          </draw:line>
          <draw:line draw:style-name="gr3" draw:text-style-name="P1" draw:layer="TiM_B" svg:x1="42.671cm" svg:y1="10.669cm" svg:x2="42.671cm" svg:y2="9.145cm">
            <text:p/>
          </draw:line>
          <draw:path draw:style-name="gr4" draw:text-style-name="P2" draw:layer="TiM_B" svg:width="0.304cm" svg:height="0.303cm" svg:x="27.28cm" svg:y="3.659cm" svg:viewBox="0 0 305 304" svg:d="M0 152c0-28 7-52 21-76 14-25 30-42 55-56 24-14 49-20 77-20s52 6 76 20 42 31 56 56c14 24 20 48 20 76s-6 52-20 76-32 42-56 56-48 20-76 20-53-6-77-20c-25-14-41-32-55-56s-21-48-21-76z">
            <text:p/>
          </draw:path>
          <draw:path draw:style-name="gr4" draw:text-style-name="P2" draw:layer="TiM_B" svg:width="0.304cm" svg:height="0.304cm" svg:x="27.28cm" svg:y="9.754cm" svg:viewBox="0 0 305 305" svg:d="M0 153c0-28 7-52 21-76 14-25 30-42 55-56 24-14 49-21 77-21s52 7 76 21 42 31 56 56c14 24 20 48 20 76s-6 52-20 76-32 42-56 56-48 20-76 20-53-6-77-20c-25-14-41-32-55-56s-21-48-21-76z">
            <text:p/>
          </draw:path>
          <draw:path draw:style-name="gr4" draw:text-style-name="P2" draw:layer="TiM_B" svg:width="0.304cm" svg:height="0.304cm" svg:x="27.28cm" svg:y="8.23cm" svg:viewBox="0 0 305 305" svg:d="M0 153c0-28 7-52 21-76 14-25 30-42 55-56 24-14 49-21 77-21s52 7 76 21 42 31 56 56c14 24 20 48 20 76s-6 52-20 76-32 42-56 56-48 20-76 20-53-6-77-20c-25-14-41-32-55-56s-21-48-21-76z">
            <text:p/>
          </draw:path>
          <draw:path draw:style-name="gr4" draw:text-style-name="P2" draw:layer="TiM_B" svg:width="0.08cm" svg:height="0.081cm" svg:x="30.566cm" svg:y="4.024cm" svg:viewBox="0 0 81 82" svg:d="M0 41c0-8 1-13 5-20s8-11 15-15 12-6 20-6c7 0 14 2 21 6 6 4 11 8 15 15 3 7 5 12 5 20 0 7-2 13-5 20-4 6-8 11-15 15s-13 6-21 6c-7 0-13-2-20-6s-11-9-15-15c-4-7-5-13-5-20z">
            <text:p/>
          </draw:path>
          <draw:path draw:style-name="gr4" draw:text-style-name="P2" draw:layer="TiM_B" svg:width="0.08cm" svg:height="0.081cm" svg:x="30.313cm" svg:y="4.024cm" svg:viewBox="0 0 81 82" svg:d="M0 41c0-8 1-13 5-20s8-11 15-15 13-6 21-6c7 0 13 2 20 6 6 4 11 8 15 15 3 7 5 12 5 20 0 7-2 13-5 20-4 6-8 11-15 15s-13 6-20 6c-8 0-14-2-21-6s-11-9-15-15c-4-7-5-13-5-20z">
            <text:p/>
          </draw:path>
          <draw:path draw:style-name="gr4" draw:text-style-name="P2" draw:layer="TiM_B" svg:width="0.1cm" svg:height="0.101cm" svg:x="28.525cm" svg:y="4.014cm" svg:viewBox="0 0 101 102" svg:d="M0 51c0-9 2-16 7-25s10-14 18-19 16-7 26-7c9 0 17 2 25 7s14 10 19 19c4 9 6 16 6 25s-1 17-6 25-11 14-19 19-16 7-25 7c-10 0-18-2-26-7s-13-11-18-19-7-16-7-25z">
            <text:p/>
          </draw:path>
          <draw:path draw:style-name="gr4" draw:text-style-name="P2" draw:layer="TiM_B" svg:width="0.1cm" svg:height="0.101cm" svg:x="28.779cm" svg:y="4.014cm" svg:viewBox="0 0 101 102" svg:d="M0 51c0-9 2-16 7-25s10-14 18-19 16-7 26-7c9 0 17 2 25 7s14 10 19 19c4 9 6 16 6 25s-1 17-6 25-11 14-19 19-16 7-25 7c-10 0-18-2-26-7s-13-11-18-19-7-16-7-25z">
            <text:p/>
          </draw:path>
          <draw:path draw:style-name="gr4" draw:text-style-name="P2" draw:layer="TiM_B" svg:width="0.1cm" svg:height="0.101cm" svg:x="29.033cm" svg:y="4.014cm" svg:viewBox="0 0 101 102" svg:d="M0 51c0-9 2-16 7-25s10-14 18-19 16-7 26-7c9 0 17 2 25 7s14 10 19 19c4 9 6 16 6 25s-1 17-6 25-11 14-19 19-16 7-25 7c-10 0-18-2-26-7s-13-11-18-19-7-16-7-25z">
            <text:p/>
          </draw:path>
          <draw:path draw:style-name="gr4" draw:text-style-name="P2" draw:layer="TiM_B" svg:width="0.1cm" svg:height="0.101cm" svg:x="29.287cm" svg:y="4.014cm" svg:viewBox="0 0 101 102" svg:d="M0 51c0-9 2-16 7-25s10-14 18-19 16-7 26-7c9 0 17 2 25 7s14 10 19 19c4 9 6 16 6 25s-1 17-6 25-11 14-19 19-16 7-25 7c-10 0-18-2-26-7s-13-11-18-19-7-16-7-25z">
            <text:p/>
          </draw:path>
          <draw:path draw:style-name="gr4" draw:text-style-name="P2" draw:layer="TiM_B" svg:width="0.08cm" svg:height="0.08cm" svg:x="30.313cm" svg:y="14.184cm" svg:viewBox="0 0 81 81" svg:d="M0 41c0-8 1-14 5-21s8-11 15-15 13-5 21-5c7 0 13 1 20 5s11 8 15 15 5 13 5 21c0 7-1 13-5 20s-8 11-15 15-13 5-20 5c-8 0-14-1-21-5s-11-8-15-15-5-13-5-20z">
            <text:p/>
          </draw:path>
          <draw:path draw:style-name="gr4" draw:text-style-name="P2" draw:layer="TiM_B" svg:width="0.08cm" svg:height="0.08cm" svg:x="30.566cm" svg:y="14.184cm" svg:viewBox="0 0 81 81" svg:d="M0 41c0-8 1-14 5-21s8-11 15-15 12-5 20-5c7 0 14 1 21 5s11 8 15 15 5 13 5 21c0 7-1 13-5 20s-8 11-15 15-13 5-21 5c-7 0-13-1-20-5s-11-8-15-15-5-13-5-20z">
            <text:p/>
          </draw:path>
          <draw:path draw:style-name="gr4" draw:text-style-name="P2" draw:layer="TiM_B" svg:width="0.304cm" svg:height="0.304cm" svg:x="27.28cm" svg:y="14.326cm" svg:viewBox="0 0 305 305" svg:d="M0 153c0-28 7-53 21-77 14-25 30-41 55-55 24-14 49-21 77-21s52 7 76 21 42 30 56 55c14 24 20 49 20 77s-6 51-20 76c-14 24-32 42-56 56s-48 20-76 20-53-6-77-20c-25-14-41-32-55-56-14-25-21-48-21-76z">
            <text:p/>
          </draw:path>
          <draw:path draw:style-name="gr4" draw:text-style-name="P2" draw:layer="TiM_B" svg:width="0.08cm" svg:height="0.08cm" svg:x="30.566cm" svg:y="3.364cm" svg:viewBox="0 0 81 81" svg:d="M0 41c0-8 1-14 5-21s8-11 15-15 12-5 20-5c7 0 14 1 21 5s11 8 15 15 5 13 5 21c0 7-1 13-5 20s-8 11-15 15-13 5-21 5c-7 0-13-1-20-5s-11-8-15-15-5-13-5-20z">
            <text:p/>
          </draw:path>
          <draw:path draw:style-name="gr4" draw:text-style-name="P2" draw:layer="TiM_B" svg:width="0.08cm" svg:height="0.08cm" svg:x="30.313cm" svg:y="3.364cm" svg:viewBox="0 0 81 81" svg:d="M0 41c0-8 1-14 5-21s8-11 15-15 13-5 21-5c7 0 13 1 20 5s11 8 15 15 5 13 5 21c0 7-1 13-5 20s-8 11-15 15-13 5-20 5c-8 0-14-1-21-5s-11-8-15-15-5-13-5-20z">
            <text:p/>
          </draw:path>
          <draw:path draw:style-name="gr3" draw:text-style-name="P1" draw:layer="TiM_B" svg:width="0.008cm" svg:height="0.024cm" svg:x="38.004cm" svg:y="4.04cm" svg:viewBox="0 0 9 25" svg:d="M9 25c-1-2-2-3-3-5-4-6-6-13-6-20">
            <text:p/>
          </draw:path>
          <draw:path draw:style-name="gr3" draw:text-style-name="P1" draw:layer="TiM_B" svg:width="0.081cm" svg:height="0.069cm" svg:x="37.944cm" svg:y="3.995cm" svg:viewBox="0 0 82 70" svg:d="M0 40c0-7 2-13 6-20 3-6 8-11 15-15s12-5 20-5c7 0 13 1 20 5s11 8 15 15 6 12 6 20c0 7-2 14-6 21-2 3-4 6-7 9">
            <text:p/>
          </draw:path>
          <draw:path draw:style-name="gr4" draw:text-style-name="P2" draw:layer="TiM_B" svg:width="0.1cm" svg:height="0.1cm" svg:x="35.128cm" svg:y="3.354cm" svg:viewBox="0 0 101 101" svg:d="M0 51c0-10 1-18 6-26s11-13 19-18 15-7 25-7c9 0 18 2 26 7s13 10 18 18 7 16 7 26c0 9-2 17-7 25s-10 14-18 19-16 6-26 6c-9 0-17-1-25-6s-14-11-19-19-6-16-6-25z">
            <text:p/>
          </draw:path>
          <draw:path draw:style-name="gr4" draw:text-style-name="P2" draw:layer="TiM_B" svg:width="0.1cm" svg:height="0.1cm" svg:x="35.382cm" svg:y="3.354cm" svg:viewBox="0 0 101 101" svg:d="M0 51c0-10 1-18 6-26s11-13 19-18 15-7 25-7c9 0 18 2 26 7s13 10 18 18 7 16 7 26c0 9-2 17-7 25s-10 14-18 19-16 6-26 6c-9 0-17-1-25-6s-14-11-19-19-6-16-6-25z">
            <text:p/>
          </draw:path>
          <draw:path draw:style-name="gr4" draw:text-style-name="P2" draw:layer="TiM_B" svg:width="0.1cm" svg:height="0.1cm" svg:x="34.62cm" svg:y="3.354cm" svg:viewBox="0 0 101 101" svg:d="M0 51c0-10 1-18 6-26s11-13 19-18 15-7 25-7c9 0 18 2 26 7s13 10 18 18 7 16 7 26c0 9-2 17-7 25s-10 14-18 19-16 6-26 6c-9 0-17-1-25-6s-14-11-19-19-6-16-6-25z">
            <text:p/>
          </draw:path>
          <draw:path draw:style-name="gr4" draw:text-style-name="P2" draw:layer="TiM_B" svg:width="0.1cm" svg:height="0.1cm" svg:x="34.874cm" svg:y="3.354cm" svg:viewBox="0 0 101 101" svg:d="M0 51c0-10 1-18 6-26s11-13 19-18 15-7 25-7c9 0 18 2 26 7s13 10 18 18 7 16 7 26c0 9-2 17-7 25s-10 14-18 19-16 6-26 6c-9 0-17-1-25-6s-14-11-19-19-6-16-6-25z">
            <text:p/>
          </draw:path>
          <draw:path draw:style-name="gr4" draw:text-style-name="P2" draw:layer="TiM_B" svg:width="0.1cm" svg:height="0.1cm" svg:x="35.382cm" svg:y="14.174cm" svg:viewBox="0 0 101 101" svg:d="M0 51c0-10 1-18 6-26s11-13 19-18 15-7 25-7c9 0 18 2 26 7s13 10 18 18 7 16 7 26c0 9-2 17-7 25s-10 14-18 19-16 6-26 6c-9 0-17-1-25-6s-14-11-19-19-6-16-6-25z">
            <text:p/>
          </draw:path>
          <draw:path draw:style-name="gr4" draw:text-style-name="P2" draw:layer="TiM_B" svg:width="0.08cm" svg:height="0.08cm" svg:x="37.932cm" svg:y="14.184cm" svg:viewBox="0 0 81 81" svg:d="M0 41c0-8 1-14 5-21s8-11 15-15 12-5 20-5c7 0 14 1 21 5s10 8 14 15c3 7 6 13 6 21 0 7-3 13-6 20-4 6-7 11-14 15s-13 5-21 5c-7 0-13-1-20-5s-11-8-15-15-5-13-5-20z">
            <text:p/>
          </draw:path>
          <draw:path draw:style-name="gr4" draw:text-style-name="P2" draw:layer="TiM_B" svg:width="0.1cm" svg:height="0.1cm" svg:x="34.874cm" svg:y="14.174cm" svg:viewBox="0 0 101 101" svg:d="M0 51c0-10 1-18 6-26s11-13 19-18 15-7 25-7c9 0 18 2 26 7s13 10 18 18 7 16 7 26c0 9-2 17-7 25s-10 14-18 19-16 6-26 6c-9 0-17-1-25-6s-14-11-19-19-6-16-6-25z">
            <text:p/>
          </draw:path>
          <draw:path draw:style-name="gr4" draw:text-style-name="P2" draw:layer="TiM_B" svg:width="0.1cm" svg:height="0.1cm" svg:x="35.128cm" svg:y="14.174cm" svg:viewBox="0 0 101 101" svg:d="M0 51c0-10 1-18 6-26s11-13 19-18 15-7 25-7c9 0 18 2 26 7s13 10 18 18 7 16 7 26c0 9-2 17-7 25s-10 14-18 19-16 6-26 6c-9 0-17-1-25-6s-14-11-19-19-6-16-6-25z">
            <text:p/>
          </draw:path>
          <draw:path draw:style-name="gr4" draw:text-style-name="P2" draw:layer="TiM_B" svg:width="0.1cm" svg:height="0.1cm" svg:x="34.62cm" svg:y="14.174cm" svg:viewBox="0 0 101 101" svg:d="M0 51c0-10 1-18 6-26s11-13 19-18 15-7 25-7c9 0 18 2 26 7s13 10 18 18 7 16 7 26c0 9-2 17-7 25s-10 14-18 19-16 6-26 6c-9 0-17-1-25-6s-14-11-19-19-6-16-6-25z">
            <text:p/>
          </draw:path>
          <draw:path draw:style-name="gr4" draw:text-style-name="P2" draw:layer="TiM_B" svg:width="0.1cm" svg:height="0.1cm" svg:x="31.826cm" svg:y="3.354cm" svg:viewBox="0 0 101 101" svg:d="M0 51c0-10 1-18 6-26s11-13 19-18 15-7 25-7c9 0 18 2 26 7s13 10 18 18 7 16 7 26c0 9-2 17-7 25s-10 14-18 19-16 6-26 6c-9 0-17-1-25-6s-14-11-19-19-6-16-6-25z">
            <text:p/>
          </draw:path>
          <draw:path draw:style-name="gr4" draw:text-style-name="P2" draw:layer="TiM_B" svg:width="0.1cm" svg:height="0.1cm" svg:x="31.826cm" svg:y="14.174cm" svg:viewBox="0 0 101 101" svg:d="M0 51c0-10 1-18 6-26s11-13 19-18 15-7 25-7c9 0 18 2 26 7s13 10 18 18 7 16 7 26c0 9-2 17-7 25s-10 14-18 19-16 6-26 6c-9 0-17-1-25-6s-14-11-19-19-6-16-6-25z">
            <text:p/>
          </draw:path>
          <draw:path draw:style-name="gr4" draw:text-style-name="P2" draw:layer="TiM_B" svg:width="0.1cm" svg:height="0.1cm" svg:x="32.334cm" svg:y="14.174cm" svg:viewBox="0 0 101 101" svg:d="M0 51c0-10 1-18 6-26s11-13 19-18 15-7 25-7c9 0 18 2 26 7s13 10 18 18 7 16 7 26c0 9-2 17-7 25s-10 14-18 19-16 6-26 6c-9 0-17-1-25-6s-14-11-19-19-6-16-6-25z">
            <text:p/>
          </draw:path>
          <draw:path draw:style-name="gr4" draw:text-style-name="P2" draw:layer="TiM_B" svg:width="0.1cm" svg:height="0.1cm" svg:x="32.08cm" svg:y="14.174cm" svg:viewBox="0 0 101 101" svg:d="M0 51c0-10 1-18 6-26s11-13 19-18 15-7 25-7c9 0 18 2 26 7s13 10 18 18 7 16 7 26c0 9-2 17-7 25s-10 14-18 19-16 6-26 6c-9 0-17-1-25-6s-14-11-19-19-6-16-6-25z">
            <text:p/>
          </draw:path>
          <draw:path draw:style-name="gr4" draw:text-style-name="P2" draw:layer="TiM_B" svg:width="0.304cm" svg:height="0.304cm" svg:x="33.375cm" svg:y="9.754cm" svg:viewBox="0 0 305 305" svg:d="M0 153c0-28 6-52 20-76 14-25 32-42 56-56s48-21 76-21 52 7 77 21c24 14 41 31 55 56 14 24 21 48 21 76s-7 52-21 76-31 42-55 56c-25 14-49 20-77 20s-52-6-76-20-42-32-56-56-20-48-20-76z">
            <text:p/>
          </draw:path>
          <draw:path draw:style-name="gr4" draw:text-style-name="P2" draw:layer="TiM_B" svg:width="0.304cm" svg:height="0.304cm" svg:x="33.375cm" svg:y="8.23cm" svg:viewBox="0 0 305 305" svg:d="M0 153c0-28 6-52 20-76 14-25 32-42 56-56s48-21 76-21 52 7 77 21c24 14 41 31 55 56 14 24 21 48 21 76s-7 52-21 76-31 42-55 56c-25 14-49 20-77 20s-52-6-76-20-42-32-56-56-20-48-20-76z">
            <text:p/>
          </draw:path>
          <draw:path draw:style-name="gr4" draw:text-style-name="P2" draw:layer="TiM_B" svg:width="0.304cm" svg:height="0.303cm" svg:x="33.375cm" svg:y="3.659cm" svg:viewBox="0 0 305 304" svg:d="M0 152c0-28 6-52 20-76 14-25 32-42 56-56s48-20 76-20 52 6 77 20c24 14 41 31 55 56 14 24 21 48 21 76s-7 52-21 76-31 42-55 56c-25 14-49 20-77 20s-52-6-76-20-42-32-56-56-20-48-20-76z">
            <text:p/>
          </draw:path>
          <draw:path draw:style-name="gr4" draw:text-style-name="P2" draw:layer="TiM_B" svg:width="0.1cm" svg:height="0.1cm" svg:x="32.08cm" svg:y="3.354cm" svg:viewBox="0 0 101 101" svg:d="M0 51c0-10 1-18 6-26s11-13 19-18 15-7 25-7c9 0 18 2 26 7s13 10 18 18 7 16 7 26c0 9-2 17-7 25s-10 14-18 19-16 6-26 6c-9 0-17-1-25-6s-14-11-19-19-6-16-6-25z">
            <text:p/>
          </draw:path>
          <draw:path draw:style-name="gr4" draw:text-style-name="P2" draw:layer="TiM_B" svg:width="0.1cm" svg:height="0.1cm" svg:x="32.334cm" svg:y="3.354cm" svg:viewBox="0 0 101 101" svg:d="M0 51c0-10 1-18 6-26s11-13 19-18 15-7 25-7c9 0 18 2 26 7s13 10 18 18 7 16 7 26c0 9-2 17-7 25s-10 14-18 19-16 6-26 6c-9 0-17-1-25-6s-14-11-19-19-6-16-6-25z">
            <text:p/>
          </draw:path>
          <draw:path draw:style-name="gr4" draw:text-style-name="P2" draw:layer="TiM_B" svg:width="0.304cm" svg:height="0.304cm" svg:x="33.375cm" svg:y="14.326cm" svg:viewBox="0 0 305 305" svg:d="M0 153c0-28 6-53 20-77 14-25 32-41 56-55s48-21 76-21 52 7 77 21c24 14 41 30 55 55 14 24 21 49 21 77s-7 51-21 76c-14 24-31 42-55 56-25 14-49 20-77 20s-52-6-76-20-42-32-56-56c-14-25-20-48-20-76z">
            <text:p/>
          </draw:path>
          <draw:path draw:style-name="gr4" draw:text-style-name="P2" draw:layer="TiM_B" svg:width="0.1cm" svg:height="0.1cm" svg:x="31.572cm" svg:y="3.354cm" svg:viewBox="0 0 101 101" svg:d="M0 51c0-10 1-18 6-26s11-13 19-18 15-7 25-7c9 0 18 2 26 7s13 10 18 18 7 16 7 26c0 9-2 17-7 25s-10 14-18 19-16 6-26 6c-9 0-17-1-25-6s-14-11-19-19-6-16-6-25z">
            <text:p/>
          </draw:path>
          <draw:path draw:style-name="gr4" draw:text-style-name="P2" draw:layer="TiM_B" svg:width="0.1cm" svg:height="0.1cm" svg:x="31.572cm" svg:y="14.174cm" svg:viewBox="0 0 101 101" svg:d="M0 51c0-10 1-18 6-26s11-13 19-18 15-7 25-7c9 0 18 2 26 7s13 10 18 18 7 16 7 26c0 9-2 17-7 25s-10 14-18 19-16 6-26 6c-9 0-17-1-25-6s-14-11-19-19-6-16-6-25z">
            <text:p/>
          </draw:path>
          <draw:path draw:style-name="gr4" draw:text-style-name="P2" draw:layer="TiM_B" svg:width="0.1cm" svg:height="0.101cm" svg:x="25.731cm" svg:y="4.014cm" svg:viewBox="0 0 101 102" svg:d="M0 51c0-9 2-16 7-25s10-14 18-19 16-7 26-7c9 0 17 2 25 7s14 10 19 19c4 9 6 16 6 25s-1 17-6 25-11 14-19 19-16 7-25 7c-10 0-18-2-26-7s-13-11-18-19-7-16-7-25z">
            <text:p/>
          </draw:path>
          <draw:path draw:style-name="gr4" draw:text-style-name="P2" draw:layer="TiM_B" svg:width="0.1cm" svg:height="0.101cm" svg:x="25.985cm" svg:y="4.014cm" svg:viewBox="0 0 101 102" svg:d="M0 51c0-9 2-16 7-25s10-14 18-19 16-7 26-7c9 0 17 2 25 7s14 10 19 19c4 9 6 16 6 25s-1 17-6 25-11 14-19 19-16 7-25 7c-10 0-18-2-26-7s-13-11-18-19-7-16-7-25z">
            <text:p/>
          </draw:path>
          <draw:path draw:style-name="gr4" draw:text-style-name="P2" draw:layer="TiM_B" svg:width="0.1cm" svg:height="0.101cm" svg:x="26.239cm" svg:y="4.014cm" svg:viewBox="0 0 101 102" svg:d="M0 51c0-9 2-16 7-25s10-14 18-19 16-7 26-7c9 0 17 2 25 7s14 10 19 19c4 9 6 16 6 25s-1 17-6 25-11 14-19 19-16 7-25 7c-10 0-18-2-26-7s-13-11-18-19-7-16-7-25z">
            <text:p/>
          </draw:path>
          <draw:path draw:style-name="gr4" draw:text-style-name="P2" draw:layer="TiM_B" svg:width="0.081cm" svg:height="0.08cm" svg:x="41.614cm" svg:y="12.025cm" svg:viewBox="0 0 82 81" svg:d="M0 41c0-8 2-14 6-21s8-11 15-15 12-5 20-5c7 0 13 1 20 5 6 4 11 8 15 15 3 7 6 13 6 21 0 7-2 14-6 20s-8 11-15 15-12 5-20 5c-7 0-13-1-20-5s-11-9-15-15-6-13-6-20z">
            <text:p/>
          </draw:path>
          <draw:path draw:style-name="gr4" draw:text-style-name="P2" draw:layer="TiM_B" svg:width="0.081cm" svg:height="0.08cm" svg:x="41.614cm" svg:y="12.279cm" svg:viewBox="0 0 82 81" svg:d="M0 41c0-8 2-14 6-21s8-11 15-15 12-5 20-5c7 0 13 1 20 5 6 4 11 8 15 15 3 7 6 13 6 21 0 7-3 13-6 20-4 6-8 11-15 15s-12 5-20 5c-7 0-13-1-20-5s-11-8-15-15-6-13-6-20z">
            <text:p/>
          </draw:path>
          <draw:path draw:style-name="gr4" draw:text-style-name="P2" draw:layer="TiM_B" svg:width="0.304cm" svg:height="0.304cm" svg:x="39.471cm" svg:y="14.326cm" svg:viewBox="0 0 305 305" svg:d="M0 153c0-28 6-53 20-77 14-25 32-41 56-55s48-21 76-21 51 7 76 21c24 14 42 30 56 55 14 24 21 49 21 77s-7 51-21 76c-14 24-32 42-56 56-25 14-48 20-76 20s-52-6-76-20-42-32-56-56c-14-25-20-48-20-76z">
            <text:p/>
          </draw:path>
          <draw:path draw:style-name="gr4" draw:text-style-name="P2" draw:layer="TiM_B" svg:width="0.304cm" svg:height="0.304cm" svg:x="39.471cm" svg:y="9.754cm" svg:viewBox="0 0 305 305" svg:d="M0 153c0-28 6-52 20-76 14-25 32-42 56-56s48-21 76-21 51 7 76 21c24 14 42 31 56 56 14 24 21 48 21 76s-7 52-21 76-32 42-56 56c-25 14-48 20-76 20s-52-6-76-20-42-32-56-56-20-48-20-76z">
            <text:p/>
          </draw:path>
          <draw:path draw:style-name="gr4" draw:text-style-name="P2" draw:layer="TiM_B" svg:width="0.101cm" svg:height="0.101cm" svg:x="41.477cm" svg:y="9.983cm" svg:viewBox="0 0 102 102" svg:d="M0 51c0-10 2-18 7-26s11-13 19-18 16-7 25-7 16 2 25 7 14 10 19 18 7 16 7 26c0 9-2 17-7 25s-11 14-19 19c-9 4-16 7-25 7s-17-2-25-7-14-11-19-19-7-16-7-25z">
            <text:p/>
          </draw:path>
          <draw:path draw:style-name="gr4" draw:text-style-name="P2" draw:layer="TiM_B" svg:width="0.101cm" svg:height="0.101cm" svg:x="41.477cm" svg:y="9.729cm" svg:viewBox="0 0 102 102" svg:d="M0 51c0-10 2-18 7-26s11-13 19-18 16-7 25-7 16 2 25 7 14 10 19 18 7 16 7 26c0 9-2 17-7 25s-11 14-19 19c-9 4-16 7-25 7s-17-2-25-7-14-11-19-19-7-16-7-25z">
            <text:p/>
          </draw:path>
          <draw:path draw:style-name="gr4" draw:text-style-name="P2" draw:layer="TiM_B" svg:width="0.101cm" svg:height="0.101cm" svg:x="41.477cm" svg:y="8.713cm" svg:viewBox="0 0 102 102" svg:d="M0 51c0-10 2-18 7-26s11-13 19-18 16-7 25-7 16 2 25 7 14 10 19 18 7 16 7 26c0 9-2 17-7 25s-11 14-19 19c-9 4-16 7-25 7s-17-2-25-7-14-11-19-19-7-16-7-25z">
            <text:p/>
          </draw:path>
          <draw:path draw:style-name="gr4" draw:text-style-name="P2" draw:layer="TiM_B" svg:width="0.101cm" svg:height="0.101cm" svg:x="41.477cm" svg:y="8.967cm" svg:viewBox="0 0 102 102" svg:d="M0 51c0-10 2-18 7-26s11-13 19-18 16-7 25-7 16 2 25 7 14 10 19 18 7 16 7 26c0 9-2 17-7 25s-11 14-19 19c-9 4-16 7-25 7s-17-2-25-7-14-11-19-19-7-16-7-25z">
            <text:p/>
          </draw:path>
          <draw:path draw:style-name="gr4" draw:text-style-name="P2" draw:layer="TiM_B" svg:width="0.101cm" svg:height="0.101cm" svg:x="41.477cm" svg:y="9.475cm" svg:viewBox="0 0 102 102" svg:d="M0 51c0-10 2-18 7-26s11-13 19-18 16-7 25-7 16 2 25 7 14 10 19 18 7 16 7 26c0 9-2 17-7 25s-11 14-19 19c-9 4-16 7-25 7s-17-2-25-7-14-11-19-19-7-16-7-25z">
            <text:p/>
          </draw:path>
          <draw:path draw:style-name="gr4" draw:text-style-name="P2" draw:layer="TiM_B" svg:width="0.101cm" svg:height="0.101cm" svg:x="41.477cm" svg:y="9.221cm" svg:viewBox="0 0 102 102" svg:d="M0 51c0-10 2-18 7-26s11-13 19-18 16-7 25-7 16 2 25 7 14 10 19 18 7 16 7 26c0 9-2 17-7 25s-11 14-19 19c-9 4-16 7-25 7s-17-2-25-7-14-11-19-19-7-16-7-25z">
            <text:p/>
          </draw:path>
          <draw:path draw:style-name="gr4" draw:text-style-name="P2" draw:layer="TiM_B" svg:width="0.304cm" svg:height="0.304cm" svg:x="39.471cm" svg:y="8.23cm" svg:viewBox="0 0 305 305" svg:d="M0 153c0-28 6-52 20-76 14-25 32-42 56-56s48-21 76-21 51 7 76 21c24 14 42 31 56 56 14 24 21 48 21 76s-7 52-21 76-32 42-56 56c-25 14-48 20-76 20s-52-6-76-20-42-32-56-56-20-48-20-76z">
            <text:p/>
          </draw:path>
          <draw:path draw:style-name="gr4" draw:text-style-name="P2" draw:layer="TiM_B" svg:width="0.101cm" svg:height="0.101cm" svg:x="41.477cm" svg:y="8.459cm" svg:viewBox="0 0 102 102" svg:d="M0 51c0-10 2-18 7-26s11-13 19-18 16-7 25-7 16 2 25 7 14 10 19 18 7 16 7 26c0 9-2 17-7 25s-11 14-19 19c-9 4-16 7-25 7s-17-2-25-7-14-11-19-19-7-16-7-25z">
            <text:p/>
          </draw:path>
          <draw:path draw:style-name="gr4" draw:text-style-name="P2" draw:layer="TiM_B" svg:width="0.101cm" svg:height="0.101cm" svg:x="41.477cm" svg:y="8.205cm" svg:viewBox="0 0 102 102" svg:d="M0 51c0-10 2-18 7-26s11-13 19-18 16-7 25-7 16 2 25 7 14 10 19 18 7 16 7 26c0 9-2 17-7 25s-11 14-19 19c-9 4-16 7-25 7s-17-2-25-7-14-11-19-19-7-16-7-25z">
            <text:p/>
          </draw:path>
          <draw:path draw:style-name="gr4" draw:text-style-name="P2" draw:layer="TiM_B" svg:width="0.08cm" svg:height="0.08cm" svg:x="38.186cm" svg:y="14.184cm" svg:viewBox="0 0 81 81" svg:d="M0 41c0-8 1-14 5-21s8-11 15-15 12-5 20-5c7 0 14 1 21 5s10 8 14 15c3 7 6 13 6 21 0 7-3 13-6 20-4 6-7 11-14 15s-13 5-21 5c-7 0-13-1-20-5s-11-8-15-15-5-13-5-20z">
            <text:p/>
          </draw:path>
          <draw:path draw:style-name="gr4" draw:text-style-name="P2" draw:layer="TiM_B" svg:width="0.304cm" svg:height="0.303cm" svg:x="39.471cm" svg:y="3.659cm" svg:viewBox="0 0 305 304" svg:d="M0 152c0-28 6-52 20-76 14-25 32-42 56-56s48-20 76-20 51 6 76 20c24 14 42 31 56 56 14 24 21 48 21 76s-7 52-21 76-32 42-56 56c-25 14-48 20-76 20s-52-6-76-20-42-32-56-56-20-48-20-76z">
            <text:p/>
          </draw:path>
          <draw:path draw:style-name="gr4" draw:text-style-name="P2" draw:layer="TiM_B" svg:width="0.081cm" svg:height="0.081cm" svg:x="41.614cm" svg:y="4.405cm" svg:viewBox="0 0 82 82" svg:d="M0 41c0-8 2-13 6-20s8-11 15-15 12-6 20-6c7 0 13 2 20 6s11 8 15 15 6 12 6 20c0 7-2 13-6 20s-8 11-15 15-12 6-20 6c-7 0-13-2-20-6s-11-8-15-15-6-13-6-20z">
            <text:p/>
          </draw:path>
          <draw:path draw:style-name="gr4" draw:text-style-name="P2" draw:layer="TiM_B" svg:width="0.081cm" svg:height="0.081cm" svg:x="41.614cm" svg:y="4.659cm" svg:viewBox="0 0 82 82" svg:d="M0 41c0-8 2-13 6-20s8-11 15-15 12-6 20-6c7 0 13 2 20 6s11 8 15 15 6 12 6 20c0 7-2 13-6 20s-8 11-15 15-12 6-20 6c-7 0-13-2-20-6s-11-8-15-15-6-13-6-20z">
            <text:p/>
          </draw:path>
          <draw:path draw:style-name="gr3" draw:text-style-name="P1" draw:layer="TiM_B" svg:width="0.008cm" svg:height="0.024cm" svg:x="38.258cm" svg:y="4.04cm" svg:viewBox="0 0 9 25" svg:d="M9 25c-1-2-2-3-3-5-4-6-6-13-6-20">
            <text:p/>
          </draw:path>
          <draw:path draw:style-name="gr3" draw:text-style-name="P1" draw:layer="TiM_B" svg:width="0.081cm" svg:height="0.069cm" svg:x="38.198cm" svg:y="3.995cm" svg:viewBox="0 0 82 70" svg:d="M0 40c0-7 2-13 6-20 3-6 8-11 15-15s12-5 20-5c7 0 13 1 20 5s11 8 15 15 6 12 6 20c0 7-2 14-6 21-2 3-4 6-7 9">
            <text:p/>
          </draw:path>
          <draw:path draw:style-name="gr3" draw:text-style-name="P1" draw:layer="TiM_B" svg:width="0.007cm" svg:height="0.024cm" svg:x="24.29cm" svg:y="4.04cm" svg:viewBox="0 0 8 25" svg:d="M8 25c-1-2-2-3-3-5-4-6-5-13-5-20">
            <text:p/>
          </draw:path>
          <draw:path draw:style-name="gr3" draw:text-style-name="P1" draw:layer="TiM_B" svg:width="0.08cm" svg:height="0.069cm" svg:x="24.23cm" svg:y="3.995cm" svg:viewBox="0 0 81 70" svg:d="M0 40c0-7 1-13 5-20 4-6 8-11 15-15s12-5 20-5c7 0 14 1 21 5s11 8 15 15 5 12 5 20c0 7-2 14-5 21-2 3-5 6-8 9">
            <text:p/>
          </draw:path>
          <draw:path draw:style-name="gr3" draw:text-style-name="P1" draw:layer="TiM_B" svg:width="0.007cm" svg:height="0.024cm" svg:x="24.544cm" svg:y="4.04cm" svg:viewBox="0 0 8 25" svg:d="M8 25c-1-2-2-3-3-5-4-6-5-13-5-20">
            <text:p/>
          </draw:path>
          <draw:path draw:style-name="gr3" draw:text-style-name="P1" draw:layer="TiM_B" svg:width="0.08cm" svg:height="0.069cm" svg:x="24.484cm" svg:y="3.995cm" svg:viewBox="0 0 81 70" svg:d="M0 40c0-7 1-13 5-20 4-6 8-11 15-15s12-5 20-5c7 0 14 1 21 5s11 8 15 15 5 12 5 20c0 7-2 14-5 21-2 3-5 6-8 9">
            <text:p/>
          </draw:path>
          <draw:path draw:style-name="gr4" draw:text-style-name="P2" draw:layer="TiM_B" svg:width="0.08cm" svg:height="0.08cm" svg:x="24.217cm" svg:y="14.184cm" svg:viewBox="0 0 81 81" svg:d="M0 41c0-8 2-14 6-21s7-11 14-15 13-5 21-5c7 0 13 1 20 5 6 4 11 8 15 15s5 13 5 21c0 7-1 13-5 20s-8 11-15 15-13 5-20 5c-8 0-14-1-21-5s-10-9-14-15c-4-7-6-13-6-20z">
            <text:p/>
          </draw:path>
          <draw:path draw:style-name="gr4" draw:text-style-name="P2" draw:layer="TiM_B" svg:width="0.08cm" svg:height="0.08cm" svg:x="24.471cm" svg:y="14.184cm" svg:viewBox="0 0 81 81" svg:d="M0 41c0-8 2-14 6-21s7-11 14-15 13-5 21-5c7 0 13 1 20 5 6 4 11 8 15 15s5 13 5 21c0 7-1 13-5 20s-8 11-15 15-13 5-20 5c-8 0-14-1-21-5s-10-9-14-15c-4-7-6-13-6-20z">
            <text:p/>
          </draw:path>
          <draw:path draw:style-name="gr4" draw:text-style-name="P2" draw:layer="TiM_B" svg:width="0.1cm" svg:height="0.101cm" svg:x="25.477cm" svg:y="4.014cm" svg:viewBox="0 0 101 102" svg:d="M0 51c0-9 2-16 7-25s10-14 18-19 16-7 26-7c9 0 17 2 25 7s14 10 19 19c4 9 6 16 6 25s-1 17-6 25-11 14-19 19-16 7-25 7c-10 0-18-2-26-7s-13-11-18-19-7-16-7-25z">
            <text:p/>
          </draw:path>
          <draw:path draw:style-name="gr3" draw:text-style-name="P1" draw:layer="TiM_B" svg:width="0.007cm" svg:height="0.024cm" svg:x="22.766cm" svg:y="4.04cm" svg:viewBox="0 0 8 25" svg:d="M8 25c-1-2-2-3-3-5-4-6-5-13-5-20">
            <text:p/>
          </draw:path>
          <draw:path draw:style-name="gr3" draw:text-style-name="P1" draw:layer="TiM_B" svg:width="0.08cm" svg:height="0.069cm" svg:x="22.706cm" svg:y="3.995cm" svg:viewBox="0 0 81 70" svg:d="M0 40c0-7 1-13 5-20 4-6 8-11 15-15s12-5 20-5c7 0 14 1 21 5s11 8 15 15 5 12 5 20c0 7-2 14-5 21-2 3-5 6-8 9">
            <text:p/>
          </draw:path>
          <draw:path draw:style-name="gr3" draw:text-style-name="P1" draw:layer="TiM_B" svg:width="0.007cm" svg:height="0.024cm" svg:x="23.02cm" svg:y="4.04cm" svg:viewBox="0 0 8 25" svg:d="M8 25c-1-2-2-3-3-5-4-6-5-13-5-20">
            <text:p/>
          </draw:path>
          <draw:path draw:style-name="gr3" draw:text-style-name="P1" draw:layer="TiM_B" svg:width="0.08cm" svg:height="0.069cm" svg:x="22.96cm" svg:y="3.995cm" svg:viewBox="0 0 81 70" svg:d="M0 40c0-7 1-13 5-20 4-6 8-11 15-15s12-5 20-5c7 0 14 1 21 5s11 8 15 15 5 12 5 20c0 7-2 14-5 21-2 3-5 6-8 9">
            <text:p/>
          </draw:path>
          <draw:path draw:style-name="gr4" draw:text-style-name="P2" draw:layer="TiM_B" svg:width="0.08cm" svg:height="0.08cm" svg:x="22.947cm" svg:y="14.184cm" svg:viewBox="0 0 81 81" svg:d="M0 41c0-8 2-14 6-21s7-11 14-15 13-5 21-5c7 0 13 1 20 5 6 4 11 8 15 15s5 13 5 21c0 7-1 13-5 20s-8 11-15 15-13 5-20 5c-8 0-14-1-21-5s-10-9-14-15c-4-7-6-13-6-20z">
            <text:p/>
          </draw:path>
          <draw:path draw:style-name="gr4" draw:text-style-name="P2" draw:layer="TiM_B" svg:width="0.08cm" svg:height="0.08cm" svg:x="22.693cm" svg:y="14.184cm" svg:viewBox="0 0 81 81" svg:d="M0 41c0-8 2-14 6-21s7-11 14-15 13-5 21-5c7 0 13 1 20 5 6 4 11 8 15 15s5 13 5 21c0 7-1 13-5 20s-8 11-15 15-13 5-20 5c-8 0-14-1-21-5s-10-9-14-15c-4-7-6-13-6-20z">
            <text:p/>
          </draw:path>
          <draw:path draw:style-name="gr4" draw:text-style-name="P2" draw:layer="TiM_B" svg:width="0.081cm" svg:height="0.08cm" svg:x="19.137cm" svg:y="12.279cm" svg:viewBox="0 0 82 81" svg:d="M0 41c0-8 2-14 6-21s8-11 15-15 12-5 20-5c7 0 13 1 20 5 6 4 11 8 15 15s6 13 6 21c0 7-2 13-6 20s-8 11-15 15-13 5-20 5c-8 0-13-1-20-5s-11-9-15-15c-4-7-6-13-6-20z">
            <text:p/>
          </draw:path>
          <draw:path draw:style-name="gr4" draw:text-style-name="P2" draw:layer="TiM_B" svg:width="0.081cm" svg:height="0.08cm" svg:x="19.137cm" svg:y="12.025cm" svg:viewBox="0 0 82 81" svg:d="M0 41c0-8 2-14 6-21s8-11 15-15 12-5 20-5c7 0 13 1 20 5 6 4 11 8 15 15s6 13 6 21c0 7-2 14-6 20s-8 11-15 15-13 5-20 5c-8 0-13-1-20-5s-11-9-15-15-6-13-6-20z">
            <text:p/>
          </draw:path>
          <draw:path draw:style-name="gr4" draw:text-style-name="P2" draw:layer="TiM_B" svg:width="0.081cm" svg:height="0.081cm" svg:x="19.137cm" svg:y="4.659cm" svg:viewBox="0 0 82 82" svg:d="M0 41c0-8 2-13 6-20s8-11 15-15 12-6 20-6c7 0 13 2 20 6s11 8 15 15 6 12 6 20c0 7-2 13-6 20s-8 11-15 15-13 6-20 6c-8 0-13-2-20-6s-11-8-15-15-6-13-6-20z">
            <text:p/>
          </draw:path>
          <draw:path draw:style-name="gr4" draw:text-style-name="P2" draw:layer="TiM_B" svg:width="0.304cm" svg:height="0.304cm" svg:x="21.184cm" svg:y="14.326cm" svg:viewBox="0 0 305 305" svg:d="M0 153c0-28 7-53 21-77 14-25 31-41 56-55 24-14 48-21 76-21s52 7 76 21 42 30 56 55c14 24 20 49 20 77s-6 51-20 76c-14 24-32 42-56 56s-48 20-76 20-52-6-76-20c-25-14-42-32-56-56-14-25-21-48-21-76z">
            <text:p/>
          </draw:path>
          <draw:path draw:style-name="gr4" draw:text-style-name="P2" draw:layer="TiM_B" svg:width="0.304cm" svg:height="0.304cm" svg:x="21.184cm" svg:y="8.23cm" svg:viewBox="0 0 305 305" svg:d="M0 153c0-28 7-52 21-76 14-25 31-42 56-56 24-14 48-21 76-21s52 7 76 21 42 31 56 56c14 24 20 48 20 76s-6 52-20 76-32 42-56 56-48 20-76 20-52-6-76-20c-25-14-42-32-56-56s-21-48-21-76z">
            <text:p/>
          </draw:path>
          <draw:path draw:style-name="gr4" draw:text-style-name="P2" draw:layer="TiM_B" svg:width="0.304cm" svg:height="0.304cm" svg:x="21.184cm" svg:y="9.754cm" svg:viewBox="0 0 305 305" svg:d="M0 153c0-28 7-52 21-76 14-25 31-42 56-56 24-14 48-21 76-21s52 7 76 21 42 31 56 56c14 24 20 48 20 76s-6 52-20 76-32 42-56 56-48 20-76 20-52-6-76-20c-25-14-42-32-56-56s-21-48-21-76z">
            <text:p/>
          </draw:path>
          <draw:path draw:style-name="gr4" draw:text-style-name="P2" draw:layer="TiM_B" svg:width="0.081cm" svg:height="0.081cm" svg:x="19.137cm" svg:y="4.405cm" svg:viewBox="0 0 82 82" svg:d="M0 41c0-8 2-13 6-20s8-11 15-15 12-6 20-6c7 0 13 2 20 6s11 8 15 15 6 12 6 20c0 7-2 13-6 20s-8 11-15 15-13 6-20 6c-8 0-13-2-20-6s-11-8-15-15-6-13-6-20z">
            <text:p/>
          </draw:path>
          <draw:path draw:style-name="gr4" draw:text-style-name="P2" draw:layer="TiM_B" svg:width="0.304cm" svg:height="0.303cm" svg:x="21.184cm" svg:y="3.659cm" svg:viewBox="0 0 305 304" svg:d="M0 152c0-28 7-52 21-76 14-25 31-42 56-56 24-14 48-20 76-20s52 6 76 20 42 31 56 56c14 24 20 48 20 76s-6 52-20 76-32 42-56 56-48 20-76 20-52-6-76-20c-25-14-42-32-56-56s-21-48-21-76z">
            <text:p/>
          </draw:path>
          <draw:path draw:style-name="gr4" draw:text-style-name="P2" draw:layer="TiM_B" svg:width="0.1cm" svg:height="0.101cm" svg:x="18.467cm" svg:y="8.713cm" svg:viewBox="0 0 101 102" svg:d="M0 51c0-10 2-18 7-26s10-13 18-18 16-7 26-7c9 0 17 2 25 7s14 10 19 18 6 16 6 26c0 9-1 17-6 25s-11 14-19 19-16 7-25 7c-10 0-18-2-26-7s-13-11-18-19-7-16-7-25z">
            <text:p/>
          </draw:path>
          <draw:path draw:style-name="gr4" draw:text-style-name="P2" draw:layer="TiM_B" svg:width="0.1cm" svg:height="0.101cm" svg:x="18.467cm" svg:y="9.221cm" svg:viewBox="0 0 101 102" svg:d="M0 51c0-10 2-18 7-26s10-13 18-18 16-7 26-7c9 0 17 2 25 7s14 10 19 18 6 16 6 26c0 9-1 17-6 25s-11 14-19 19-16 7-25 7c-10 0-18-2-26-7s-13-11-18-19-7-16-7-25z">
            <text:p/>
          </draw:path>
          <draw:path draw:style-name="gr4" draw:text-style-name="P2" draw:layer="TiM_B" svg:width="0.1cm" svg:height="0.101cm" svg:x="18.467cm" svg:y="8.967cm" svg:viewBox="0 0 101 102" svg:d="M0 51c0-10 2-18 7-26s10-13 18-18 16-7 26-7c9 0 17 2 25 7s14 10 19 18 6 16 6 26c0 9-1 17-6 25s-11 14-19 19-16 7-25 7c-10 0-18-2-26-7s-13-11-18-19-7-16-7-25z">
            <text:p/>
          </draw:path>
          <draw:path draw:style-name="gr4" draw:text-style-name="P2" draw:layer="TiM_B" svg:width="0.1cm" svg:height="0.101cm" svg:x="18.467cm" svg:y="9.983cm" svg:viewBox="0 0 101 102" svg:d="M0 51c0-10 2-18 7-26s10-13 18-18 16-7 26-7c9 0 17 2 25 7s14 10 19 18 6 16 6 26c0 9-1 17-6 25s-11 14-19 19-16 7-25 7c-10 0-18-2-26-7s-13-11-18-19-7-16-7-25z">
            <text:p/>
          </draw:path>
          <draw:path draw:style-name="gr4" draw:text-style-name="P2" draw:layer="TiM_B" svg:width="0.1cm" svg:height="0.101cm" svg:x="18.467cm" svg:y="9.729cm" svg:viewBox="0 0 101 102" svg:d="M0 51c0-10 2-18 7-26s10-13 18-18 16-7 26-7c9 0 17 2 25 7s14 10 19 18 6 16 6 26c0 9-1 17-6 25s-11 14-19 19-16 7-25 7c-10 0-18-2-26-7s-13-11-18-19-7-16-7-25z">
            <text:p/>
          </draw:path>
          <draw:path draw:style-name="gr4" draw:text-style-name="P2" draw:layer="TiM_B" svg:width="0.1cm" svg:height="0.101cm" svg:x="18.467cm" svg:y="9.475cm" svg:viewBox="0 0 101 102" svg:d="M0 51c0-10 2-18 7-26s10-13 18-18 16-7 26-7c9 0 17 2 25 7s14 10 19 18 6 16 6 26c0 9-1 17-6 25s-11 14-19 19-16 7-25 7c-10 0-18-2-26-7s-13-11-18-19-7-16-7-25z">
            <text:p/>
          </draw:path>
          <draw:path draw:style-name="gr4" draw:text-style-name="P2" draw:layer="TiM_B" svg:width="0.1cm" svg:height="0.101cm" svg:x="18.467cm" svg:y="8.459cm" svg:viewBox="0 0 101 102" svg:d="M0 51c0-10 2-18 7-26s10-13 18-18 16-7 26-7c9 0 17 2 25 7s14 10 19 18 6 16 6 26c0 9-1 17-6 25s-11 14-19 19-16 7-25 7c-10 0-18-2-26-7s-13-11-18-19-7-16-7-25z">
            <text:p/>
          </draw:path>
          <draw:path draw:style-name="gr4" draw:text-style-name="P2" draw:layer="TiM_B" svg:width="0.1cm" svg:height="0.101cm" svg:x="18.467cm" svg:y="8.205cm" svg:viewBox="0 0 101 102" svg:d="M0 51c0-10 2-18 7-26s10-13 18-18 16-7 26-7c9 0 17 2 25 7s14 10 19 18 6 16 6 26c0 9-1 17-6 25s-11 14-19 19-16 7-25 7c-10 0-18-2-26-7s-13-11-18-19-7-16-7-25z">
            <text:p/>
          </draw:path>
          <draw:path draw:style-name="gr4" draw:text-style-name="P2" draw:layer="TiM_B" svg:width="0.08cm" svg:height="0.081cm" svg:x="18.477cm" svg:y="4.405cm" svg:viewBox="0 0 81 82" svg:d="M0 41c0-8 1-13 5-20s8-11 15-15 13-6 21-6c7 0 13 2 20 6 6 4 11 8 15 15 3 7 5 12 5 20 0 7-2 13-5 20-4 6-8 11-15 15s-13 6-20 6c-8 0-14-2-21-6s-11-9-15-15c-4-7-5-13-5-20z">
            <text:p/>
          </draw:path>
          <draw:path draw:style-name="gr4" draw:text-style-name="P2" draw:layer="TiM_B" svg:width="0.08cm" svg:height="0.081cm" svg:x="18.477cm" svg:y="4.659cm" svg:viewBox="0 0 81 82" svg:d="M0 41c0-8 1-13 5-20s8-11 15-15 13-6 21-6c7 0 13 2 20 6 6 4 11 8 15 15 3 7 5 12 5 20 0 7-2 13-5 20-4 6-8 11-15 15s-13 6-20 6c-8 0-14-2-21-6s-11-9-15-15c-4-7-5-13-5-20z">
            <text:p/>
          </draw:path>
          <draw:path draw:style-name="gr4" draw:text-style-name="P2" draw:layer="TiM_B" svg:width="0.08cm" svg:height="0.08cm" svg:x="18.477cm" svg:y="12.025cm" svg:viewBox="0 0 81 81" svg:d="M0 41c0-8 1-14 5-21s8-11 15-15 13-5 21-5c7 0 13 1 20 5s11 8 15 15 5 13 5 21c0 7-1 14-5 20s-8 11-15 15-13 5-20 5c-8 0-14-1-21-5s-11-9-15-15-5-13-5-20z">
            <text:p/>
          </draw:path>
          <draw:path draw:style-name="gr4" draw:text-style-name="P2" draw:layer="TiM_B" svg:width="0.08cm" svg:height="0.08cm" svg:x="18.477cm" svg:y="12.279cm" svg:viewBox="0 0 81 81" svg:d="M0 41c0-8 1-14 5-21s8-11 15-15 13-5 21-5c7 0 13 1 20 5s11 8 15 15 5 13 5 21c0 7-1 13-5 20s-8 11-15 15-13 5-20 5c-8 0-14-1-21-5s-11-8-15-15-5-13-5-20z">
            <text:p/>
          </draw:path>
          <draw:path draw:style-name="gr4" draw:text-style-name="P2" draw:layer="TiM_B" svg:width="0.1cm" svg:height="0.101cm" svg:x="29.033cm" svg:y="14.834cm" svg:viewBox="0 0 101 102" svg:d="M0 51c0-9 2-16 7-25s10-14 18-19 16-7 26-7c9 0 17 2 25 7s14 10 19 19c4 9 6 16 6 25s-1 17-6 25-11 14-19 19-16 7-25 7c-10 0-18-2-26-7s-13-11-18-19-7-16-7-25z">
            <text:p/>
          </draw:path>
          <draw:path draw:style-name="gr4" draw:text-style-name="P2" draw:layer="TiM_B" svg:width="0.1cm" svg:height="0.101cm" svg:x="29.287cm" svg:y="14.834cm" svg:viewBox="0 0 101 102" svg:d="M0 51c0-9 2-16 7-25s10-14 18-19 16-7 26-7c9 0 17 2 25 7s14 10 19 19c4 9 6 16 6 25s-1 17-6 25-11 14-19 19-16 7-25 7c-10 0-18-2-26-7s-13-11-18-19-7-16-7-25z">
            <text:p/>
          </draw:path>
          <draw:path draw:style-name="gr4" draw:text-style-name="P2" draw:layer="TiM_B" svg:width="0.08cm" svg:height="0.081cm" svg:x="30.313cm" svg:y="14.844cm" svg:viewBox="0 0 81 82" svg:d="M0 41c0-8 1-13 5-20s8-11 15-15 13-6 21-6c7 0 13 2 20 6s11 8 15 15c3 7 5 12 5 20 0 7-2 13-5 20-4 6-8 11-15 15s-13 6-20 6c-8 0-14-2-21-6s-11-9-15-15c-4-7-5-13-5-20z">
            <text:p/>
          </draw:path>
          <draw:path draw:style-name="gr4" draw:text-style-name="P2" draw:layer="TiM_B" svg:width="0.1cm" svg:height="0.101cm" svg:x="28.525cm" svg:y="14.834cm" svg:viewBox="0 0 101 102" svg:d="M0 51c0-9 2-16 7-25s10-14 18-19 16-7 26-7c9 0 17 2 25 7s14 10 19 19c4 9 6 16 6 25s-1 17-6 25-11 14-19 19-16 7-25 7c-10 0-18-2-26-7s-13-11-18-19-7-16-7-25z">
            <text:p/>
          </draw:path>
          <draw:path draw:style-name="gr4" draw:text-style-name="P2" draw:layer="TiM_B" svg:width="0.1cm" svg:height="0.101cm" svg:x="28.779cm" svg:y="14.834cm" svg:viewBox="0 0 101 102" svg:d="M0 51c0-9 2-16 7-25s10-14 18-19 16-7 26-7c9 0 17 2 25 7s14 10 19 19c4 9 6 16 6 25s-1 17-6 25-11 14-19 19-16 7-25 7c-10 0-18-2-26-7s-13-11-18-19-7-16-7-25z">
            <text:p/>
          </draw:path>
          <draw:path draw:style-name="gr3" draw:text-style-name="P1" draw:layer="TiM_B" svg:width="0.007cm" svg:height="0.024cm" svg:x="24.544cm" svg:y="14.885cm" svg:viewBox="0 0 8 25" svg:d="M0 25c0-7 1-14 5-20 1-2 2-3 3-5">
            <text:p/>
          </draw:path>
          <draw:line draw:style-name="gr3" draw:text-style-name="P1" draw:layer="TiM_B" svg:x1="24.544cm" svg:y1="15.01cm" svg:x2="24.544cm" svg:y2="15.035cm">
            <text:p/>
          </draw:line>
          <draw:polyline draw:style-name="gr3" draw:text-style-name="P1" draw:layer="TiM_B" svg:width="0cm" svg:height="-0.158cm" svg:x="24.544cm" svg:y="15.01cm" svg:viewBox="0 0 0 -159" draw:points="0,159 0,158 0,155 0,150 0,143 0,134 0,124 0,112 0,99 0,84 0,69 0,52 0,35 0,17 0,0">
            <text:p/>
          </draw:polyline>
          <draw:path draw:style-name="gr3" draw:text-style-name="P1" draw:layer="TiM_B" svg:width="0.007cm" svg:height="0.024cm" svg:x="24.544cm" svg:y="14.86cm" svg:viewBox="0 0 8 25" svg:d="M8 25c-1-2-2-3-3-5-4-6-5-13-5-20">
            <text:p/>
          </draw:path>
          <draw:line draw:style-name="gr3" draw:text-style-name="P1" draw:layer="TiM_B" svg:x1="24.489cm" svg:y1="14.851cm" svg:x2="24.535cm" svg:y2="14.851cm">
            <text:p/>
          </draw:line>
          <draw:path draw:style-name="gr3" draw:text-style-name="P1" draw:layer="TiM_B" svg:width="0.045cm" svg:height="0.007cm" svg:x="24.489cm" svg:y="14.851cm" svg:viewBox="0 0 46 8" svg:d="M46 0c-1 1-2 2-3 2-6 4-13 6-20 6-8 0-14-2-21-6-1 0-1-1-2-2">
            <text:p/>
          </draw:path>
          <draw:polyline draw:style-name="gr3" draw:text-style-name="P1" draw:layer="TiM_B" svg:width="0cm" svg:height="-0.158cm" svg:x="24.48cm" svg:y="15.01cm" svg:viewBox="0 0 0 -159" draw:points="0,0 0,17 0,35 0,52 0,69 0,84 0,99 0,112 0,124 0,134 0,143 0,150 0,155 0,158 0,159">
            <text:p/>
          </draw:polyline>
          <draw:line draw:style-name="gr3" draw:text-style-name="P1" draw:layer="TiM_B" svg:x1="24.48cm" svg:y1="15.035cm" svg:x2="24.48cm" svg:y2="15.01cm">
            <text:p/>
          </draw:line>
          <draw:path draw:style-name="gr3" draw:text-style-name="P1" draw:layer="TiM_B" svg:width="0.007cm" svg:height="0.049cm" svg:x="24.48cm" svg:y="14.86cm" svg:viewBox="0 0 8 50" svg:d="M0 0c1 1 2 3 3 5 4 6 5 12 5 20 0 7-1 14-5 20-1 2-2 3-3 5">
            <text:p/>
          </draw:path>
          <draw:path draw:style-name="gr4" draw:text-style-name="P2" draw:layer="TiM_B" svg:width="0.1cm" svg:height="0.101cm" svg:x="25.477cm" svg:y="14.834cm" svg:viewBox="0 0 101 102" svg:d="M0 51c0-9 2-16 7-25s10-14 18-19 16-7 26-7c9 0 17 2 25 7s14 10 19 19c4 9 6 16 6 25s-1 17-6 25-11 14-19 19-16 7-25 7c-10 0-18-2-26-7s-13-11-18-19-7-16-7-25z">
            <text:p/>
          </draw:path>
          <draw:path draw:style-name="gr4" draw:text-style-name="P2" draw:layer="TiM_B" svg:width="0.1cm" svg:height="0.101cm" svg:x="26.239cm" svg:y="14.834cm" svg:viewBox="0 0 101 102" svg:d="M0 51c0-9 2-16 7-25s10-14 18-19 16-7 26-7c9 0 17 2 25 7s14 10 19 19c4 9 6 16 6 25s-1 17-6 25-11 14-19 19-16 7-25 7c-10 0-18-2-26-7s-13-11-18-19-7-16-7-25z">
            <text:p/>
          </draw:path>
          <draw:path draw:style-name="gr4" draw:text-style-name="P2" draw:layer="TiM_B" svg:width="0.1cm" svg:height="0.101cm" svg:x="25.985cm" svg:y="14.834cm" svg:viewBox="0 0 101 102" svg:d="M0 51c0-9 2-16 7-25s10-14 18-19 16-7 26-7c9 0 17 2 25 7s14 10 19 19c4 9 6 16 6 25s-1 17-6 25-11 14-19 19-16 7-25 7c-10 0-18-2-26-7s-13-11-18-19-7-16-7-25z">
            <text:p/>
          </draw:path>
          <draw:path draw:style-name="gr4" draw:text-style-name="P2" draw:layer="TiM_B" svg:width="0.1cm" svg:height="0.101cm" svg:x="25.731cm" svg:y="14.834cm" svg:viewBox="0 0 101 102" svg:d="M0 51c0-9 2-16 7-25s10-14 18-19 16-7 26-7c9 0 17 2 25 7s14 10 19 19c4 9 6 16 6 25s-1 17-6 25-11 14-19 19-16 7-25 7c-10 0-18-2-26-7s-13-11-18-19-7-16-7-25z">
            <text:p/>
          </draw:path>
          <draw:path draw:style-name="gr3" draw:text-style-name="P1" draw:layer="TiM_B" svg:width="0.007cm" svg:height="0.024cm" svg:x="23.02cm" svg:y="14.885cm" svg:viewBox="0 0 8 25" svg:d="M0 25c0-7 1-14 5-20 1-2 2-3 3-5">
            <text:p/>
          </draw:path>
          <draw:line draw:style-name="gr3" draw:text-style-name="P1" draw:layer="TiM_B" svg:x1="23.02cm" svg:y1="15.01cm" svg:x2="23.02cm" svg:y2="15.035cm">
            <text:p/>
          </draw:line>
          <draw:polyline draw:style-name="gr3" draw:text-style-name="P1" draw:layer="TiM_B" svg:width="0cm" svg:height="-0.158cm" svg:x="23.02cm" svg:y="15.01cm" svg:viewBox="0 0 0 -159" draw:points="0,159 0,158 0,155 0,150 0,143 0,134 0,124 0,112 0,99 0,84 0,69 0,52 0,35 0,17 0,0">
            <text:p/>
          </draw:polyline>
          <draw:path draw:style-name="gr3" draw:text-style-name="P1" draw:layer="TiM_B" svg:width="0.007cm" svg:height="0.024cm" svg:x="23.02cm" svg:y="14.86cm" svg:viewBox="0 0 8 25" svg:d="M8 25c-1-2-2-3-3-5-4-6-5-13-5-20">
            <text:p/>
          </draw:path>
          <draw:line draw:style-name="gr3" draw:text-style-name="P1" draw:layer="TiM_B" svg:x1="22.965cm" svg:y1="14.851cm" svg:x2="23.011cm" svg:y2="14.851cm">
            <text:p/>
          </draw:line>
          <draw:path draw:style-name="gr3" draw:text-style-name="P1" draw:layer="TiM_B" svg:width="0.045cm" svg:height="0.007cm" svg:x="22.965cm" svg:y="14.851cm" svg:viewBox="0 0 46 8" svg:d="M46 0c-1 1-2 2-3 2-6 4-13 6-20 6-8 0-14-2-21-6-1 0-1-1-2-2">
            <text:p/>
          </draw:path>
          <draw:polyline draw:style-name="gr3" draw:text-style-name="P1" draw:layer="TiM_B" svg:width="0cm" svg:height="-0.158cm" svg:x="22.956cm" svg:y="15.01cm" svg:viewBox="0 0 0 -159" draw:points="0,0 0,17 0,35 0,52 0,69 0,84 0,99 0,112 0,124 0,134 0,143 0,150 0,155 0,158 0,159">
            <text:p/>
          </draw:polyline>
          <draw:line draw:style-name="gr3" draw:text-style-name="P1" draw:layer="TiM_B" svg:x1="22.956cm" svg:y1="15.035cm" svg:x2="22.956cm" svg:y2="15.01cm">
            <text:p/>
          </draw:line>
          <draw:path draw:style-name="gr3" draw:text-style-name="P1" draw:layer="TiM_B" svg:width="0.007cm" svg:height="0.049cm" svg:x="22.956cm" svg:y="14.86cm" svg:viewBox="0 0 8 50" svg:d="M0 0c1 1 2 3 3 5 4 6 5 12 5 20 0 7-1 14-5 20-1 2-2 3-3 5">
            <text:p/>
          </draw:path>
          <draw:path draw:style-name="gr3" draw:text-style-name="P1" draw:layer="TiM_B" svg:width="0.007cm" svg:height="0.024cm" svg:x="24.29cm" svg:y="14.885cm" svg:viewBox="0 0 8 25" svg:d="M0 25c0-7 1-14 5-20 1-2 2-3 3-5">
            <text:p/>
          </draw:path>
          <draw:line draw:style-name="gr3" draw:text-style-name="P1" draw:layer="TiM_B" svg:x1="24.29cm" svg:y1="15.01cm" svg:x2="24.29cm" svg:y2="15.035cm">
            <text:p/>
          </draw:line>
          <draw:polyline draw:style-name="gr3" draw:text-style-name="P1" draw:layer="TiM_B" svg:width="0cm" svg:height="-0.158cm" svg:x="24.29cm" svg:y="15.01cm" svg:viewBox="0 0 0 -159" draw:points="0,159 0,158 0,155 0,150 0,143 0,134 0,124 0,112 0,99 0,84 0,69 0,52 0,35 0,17 0,0">
            <text:p/>
          </draw:polyline>
          <draw:path draw:style-name="gr3" draw:text-style-name="P1" draw:layer="TiM_B" svg:width="0.007cm" svg:height="0.024cm" svg:x="24.29cm" svg:y="14.86cm" svg:viewBox="0 0 8 25" svg:d="M8 25c-1-2-2-3-3-5-4-6-5-13-5-20">
            <text:p/>
          </draw:path>
          <draw:line draw:style-name="gr3" draw:text-style-name="P1" draw:layer="TiM_B" svg:x1="24.235cm" svg:y1="14.851cm" svg:x2="24.281cm" svg:y2="14.851cm">
            <text:p/>
          </draw:line>
          <draw:path draw:style-name="gr3" draw:text-style-name="P1" draw:layer="TiM_B" svg:width="0.045cm" svg:height="0.007cm" svg:x="24.235cm" svg:y="14.851cm" svg:viewBox="0 0 46 8" svg:d="M46 0c-1 1-2 2-3 2-6 4-13 6-20 6-8 0-14-2-21-6-1 0-1-1-2-2">
            <text:p/>
          </draw:path>
          <draw:polyline draw:style-name="gr3" draw:text-style-name="P1" draw:layer="TiM_B" svg:width="0cm" svg:height="-0.158cm" svg:x="24.226cm" svg:y="15.01cm" svg:viewBox="0 0 0 -159" draw:points="0,0 0,17 0,35 0,52 0,69 0,84 0,99 0,112 0,124 0,134 0,143 0,150 0,155 0,158 0,159">
            <text:p/>
          </draw:polyline>
          <draw:line draw:style-name="gr3" draw:text-style-name="P1" draw:layer="TiM_B" svg:x1="24.226cm" svg:y1="15.035cm" svg:x2="24.226cm" svg:y2="15.01cm">
            <text:p/>
          </draw:line>
          <draw:path draw:style-name="gr3" draw:text-style-name="P1" draw:layer="TiM_B" svg:width="0.007cm" svg:height="0.049cm" svg:x="24.226cm" svg:y="14.86cm" svg:viewBox="0 0 8 50" svg:d="M0 0c1 1 2 3 3 5 4 6 5 12 5 20 0 7-1 14-5 20-1 2-2 3-3 5">
            <text:p/>
          </draw:path>
          <draw:path draw:style-name="gr3" draw:text-style-name="P1" draw:layer="TiM_B" svg:width="0.008cm" svg:height="0.024cm" svg:x="38.004cm" svg:y="14.885cm" svg:viewBox="0 0 9 25" svg:d="M0 25c0-7 2-14 6-20 1-2 2-3 3-5">
            <text:p/>
          </draw:path>
          <draw:line draw:style-name="gr3" draw:text-style-name="P1" draw:layer="TiM_B" svg:x1="38.004cm" svg:y1="15.01cm" svg:x2="38.004cm" svg:y2="15.035cm">
            <text:p/>
          </draw:line>
          <draw:polyline draw:style-name="gr3" draw:text-style-name="P1" draw:layer="TiM_B" svg:width="0cm" svg:height="-0.158cm" svg:x="38.004cm" svg:y="15.01cm" svg:viewBox="0 0 0 -159" draw:points="0,159 0,158 0,155 0,150 0,143 0,134 0,124 0,112 0,99 0,84 0,69 0,52 0,35 0,17 0,0">
            <text:p/>
          </draw:polyline>
          <draw:path draw:style-name="gr3" draw:text-style-name="P1" draw:layer="TiM_B" svg:width="0.008cm" svg:height="0.024cm" svg:x="38.004cm" svg:y="14.86cm" svg:viewBox="0 0 9 25" svg:d="M9 25c-1-2-2-3-3-5-4-6-6-13-6-20">
            <text:p/>
          </draw:path>
          <draw:line draw:style-name="gr3" draw:text-style-name="P1" draw:layer="TiM_B" svg:x1="37.949cm" svg:y1="14.851cm" svg:x2="37.995cm" svg:y2="14.851cm">
            <text:p/>
          </draw:line>
          <draw:path draw:style-name="gr3" draw:text-style-name="P1" draw:layer="TiM_B" svg:width="0.045cm" svg:height="0.007cm" svg:x="37.949cm" svg:y="14.851cm" svg:viewBox="0 0 46 8" svg:d="M46 0c-1 1-1 2-2 2-7 4-14 6-21 6-8 0-14-2-20-6-1 0-2-1-3-2">
            <text:p/>
          </draw:path>
          <draw:polyline draw:style-name="gr3" draw:text-style-name="P1" draw:layer="TiM_B" svg:width="0cm" svg:height="-0.158cm" svg:x="37.94cm" svg:y="15.01cm" svg:viewBox="0 0 0 -159" draw:points="0,0 0,17 0,35 0,52 0,69 0,84 0,99 0,112 0,124 0,134 0,143 0,150 0,155 0,158 0,159">
            <text:p/>
          </draw:polyline>
          <draw:line draw:style-name="gr3" draw:text-style-name="P1" draw:layer="TiM_B" svg:x1="37.94cm" svg:y1="15.035cm" svg:x2="37.94cm" svg:y2="15.01cm">
            <text:p/>
          </draw:line>
          <draw:path draw:style-name="gr3" draw:text-style-name="P1" draw:layer="TiM_B" svg:width="0.008cm" svg:height="0.049cm" svg:x="37.94cm" svg:y="14.86cm" svg:viewBox="0 0 9 50" svg:d="M0 0c1 1 2 3 3 5 4 6 6 12 6 20 0 7-2 14-6 20-1 2-2 3-3 5">
            <text:p/>
          </draw:path>
          <draw:path draw:style-name="gr4" draw:text-style-name="P2" draw:layer="TiM_B" svg:width="0.08cm" svg:height="0.081cm" svg:x="30.566cm" svg:y="14.844cm" svg:viewBox="0 0 81 82" svg:d="M0 41c0-8 1-13 5-20s8-11 15-15 12-6 20-6c7 0 14 2 21 6s11 8 15 15c3 7 5 12 5 20 0 7-2 13-5 20-4 6-8 11-15 15s-13 6-21 6c-7 0-13-2-20-6s-11-9-15-15c-4-7-5-13-5-20z">
            <text:p/>
          </draw:path>
          <draw:path draw:style-name="gr3" draw:text-style-name="P1" draw:layer="TiM_B" svg:width="0.007cm" svg:height="0.024cm" svg:x="22.766cm" svg:y="14.885cm" svg:viewBox="0 0 8 25" svg:d="M0 25c0-7 1-14 5-20 1-2 2-3 3-5">
            <text:p/>
          </draw:path>
          <draw:line draw:style-name="gr3" draw:text-style-name="P1" draw:layer="TiM_B" svg:x1="22.766cm" svg:y1="15.01cm" svg:x2="22.766cm" svg:y2="15.035cm">
            <text:p/>
          </draw:line>
          <draw:polyline draw:style-name="gr3" draw:text-style-name="P1" draw:layer="TiM_B" svg:width="0cm" svg:height="-0.158cm" svg:x="22.766cm" svg:y="15.01cm" svg:viewBox="0 0 0 -159" draw:points="0,159 0,158 0,155 0,150 0,143 0,134 0,124 0,112 0,99 0,84 0,69 0,52 0,35 0,17 0,0">
            <text:p/>
          </draw:polyline>
          <draw:path draw:style-name="gr3" draw:text-style-name="P1" draw:layer="TiM_B" svg:width="0.007cm" svg:height="0.024cm" svg:x="22.766cm" svg:y="14.86cm" svg:viewBox="0 0 8 25" svg:d="M8 25c-1-2-2-3-3-5-4-6-5-13-5-20">
            <text:p/>
          </draw:path>
          <draw:line draw:style-name="gr3" draw:text-style-name="P1" draw:layer="TiM_B" svg:x1="22.711cm" svg:y1="14.851cm" svg:x2="22.757cm" svg:y2="14.851cm">
            <text:p/>
          </draw:line>
          <draw:path draw:style-name="gr3" draw:text-style-name="P1" draw:layer="TiM_B" svg:width="0.045cm" svg:height="0.007cm" svg:x="22.711cm" svg:y="14.851cm" svg:viewBox="0 0 46 8" svg:d="M46 0c-1 1-2 2-3 2-6 4-13 6-20 6-8 0-14-2-21-6-1 0-1-1-2-2">
            <text:p/>
          </draw:path>
          <draw:polyline draw:style-name="gr3" draw:text-style-name="P1" draw:layer="TiM_B" svg:width="0cm" svg:height="-0.158cm" svg:x="22.702cm" svg:y="15.01cm" svg:viewBox="0 0 0 -159" draw:points="0,0 0,17 0,35 0,52 0,69 0,84 0,99 0,112 0,124 0,134 0,143 0,150 0,155 0,158 0,159">
            <text:p/>
          </draw:polyline>
          <draw:line draw:style-name="gr3" draw:text-style-name="P1" draw:layer="TiM_B" svg:x1="22.702cm" svg:y1="15.035cm" svg:x2="22.702cm" svg:y2="15.01cm">
            <text:p/>
          </draw:line>
          <draw:path draw:style-name="gr3" draw:text-style-name="P1" draw:layer="TiM_B" svg:width="0.007cm" svg:height="0.049cm" svg:x="22.702cm" svg:y="14.86cm" svg:viewBox="0 0 8 50" svg:d="M0 0c1 1 2 3 3 5 4 6 5 12 5 20 0 7-1 14-5 20-1 2-2 3-3 5">
            <text:p/>
          </draw:path>
          <draw:path draw:style-name="gr3" draw:text-style-name="P1" draw:layer="TiM_B" svg:width="0.008cm" svg:height="0.024cm" svg:x="38.258cm" svg:y="14.885cm" svg:viewBox="0 0 9 25" svg:d="M0 25c0-7 2-14 6-20 1-2 2-3 3-5">
            <text:p/>
          </draw:path>
          <draw:line draw:style-name="gr3" draw:text-style-name="P1" draw:layer="TiM_B" svg:x1="38.258cm" svg:y1="15.01cm" svg:x2="38.258cm" svg:y2="15.035cm">
            <text:p/>
          </draw:line>
          <draw:polyline draw:style-name="gr3" draw:text-style-name="P1" draw:layer="TiM_B" svg:width="0cm" svg:height="-0.158cm" svg:x="38.258cm" svg:y="15.01cm" svg:viewBox="0 0 0 -159" draw:points="0,159 0,158 0,155 0,150 0,143 0,134 0,124 0,112 0,99 0,84 0,69 0,52 0,35 0,17 0,0">
            <text:p/>
          </draw:polyline>
          <draw:path draw:style-name="gr3" draw:text-style-name="P1" draw:layer="TiM_B" svg:width="0.008cm" svg:height="0.024cm" svg:x="38.258cm" svg:y="14.86cm" svg:viewBox="0 0 9 25" svg:d="M9 25c-1-2-2-3-3-5-4-6-6-13-6-20">
            <text:p/>
          </draw:path>
          <draw:line draw:style-name="gr3" draw:text-style-name="P1" draw:layer="TiM_B" svg:x1="38.203cm" svg:y1="14.851cm" svg:x2="38.249cm" svg:y2="14.851cm">
            <text:p/>
          </draw:line>
          <draw:path draw:style-name="gr3" draw:text-style-name="P1" draw:layer="TiM_B" svg:width="0.045cm" svg:height="0.007cm" svg:x="38.203cm" svg:y="14.851cm" svg:viewBox="0 0 46 8" svg:d="M46 0c-1 1-1 2-2 2-7 4-14 6-21 6-8 0-14-2-20-6-1 0-2-1-3-2">
            <text:p/>
          </draw:path>
          <draw:polyline draw:style-name="gr3" draw:text-style-name="P1" draw:layer="TiM_B" svg:width="0cm" svg:height="-0.158cm" svg:x="38.194cm" svg:y="15.01cm" svg:viewBox="0 0 0 -159" draw:points="0,0 0,17 0,35 0,52 0,69 0,84 0,99 0,112 0,124 0,134 0,143 0,150 0,155 0,158 0,159">
            <text:p/>
          </draw:polyline>
          <draw:line draw:style-name="gr3" draw:text-style-name="P1" draw:layer="TiM_B" svg:x1="38.194cm" svg:y1="15.035cm" svg:x2="38.194cm" svg:y2="15.01cm">
            <text:p/>
          </draw:line>
          <draw:path draw:style-name="gr3" draw:text-style-name="P1" draw:layer="TiM_B" svg:width="0.008cm" svg:height="0.049cm" svg:x="38.194cm" svg:y="14.86cm" svg:viewBox="0 0 9 50" svg:d="M0 0c1 1 2 3 3 5 4 6 6 12 6 20 0 7-2 14-6 20-1 2-2 3-3 5">
            <text:p/>
          </draw:path>
          <draw:path draw:style-name="gr4" draw:text-style-name="P2" draw:layer="TiM_B" svg:width="0.08cm" svg:height="0.08cm" svg:x="42.275cm" svg:y="12.279cm" svg:viewBox="0 0 81 81" svg:d="M0 41c0-8 1-14 5-21s8-11 15-15 12-5 20-5c7 0 14 1 21 5s11 8 15 15 5 13 5 21c0 7-1 13-5 20s-8 11-15 15-13 5-21 5c-7 0-13-1-20-5s-11-8-15-15-5-13-5-20z">
            <text:p/>
          </draw:path>
          <draw:path draw:style-name="gr4" draw:text-style-name="P2" draw:layer="TiM_B" svg:width="0.08cm" svg:height="0.08cm" svg:x="42.275cm" svg:y="12.025cm" svg:viewBox="0 0 81 81" svg:d="M0 41c0-8 1-14 5-21s8-11 15-15 12-5 20-5c7 0 14 1 21 5s11 8 15 15 5 13 5 21c0 7-1 14-5 20s-8 11-15 15-13 5-21 5c-7 0-13-1-20-5s-11-9-15-15-5-13-5-20z">
            <text:p/>
          </draw:path>
          <draw:path draw:style-name="gr4" draw:text-style-name="P2" draw:layer="TiM_B" svg:width="0.08cm" svg:height="0.081cm" svg:x="42.275cm" svg:y="4.405cm" svg:viewBox="0 0 81 82" svg:d="M0 41c0-8 1-13 5-20s8-11 15-15 12-6 20-6c7 0 14 2 21 6 6 4 11 8 15 15 3 7 5 12 5 20 0 7-2 13-5 20-4 6-8 11-15 15s-13 6-21 6c-7 0-13-2-20-6s-11-9-15-15c-4-7-5-13-5-20z">
            <text:p/>
          </draw:path>
          <draw:path draw:style-name="gr4" draw:text-style-name="P2" draw:layer="TiM_B" svg:width="0.08cm" svg:height="0.081cm" svg:x="42.275cm" svg:y="4.659cm" svg:viewBox="0 0 81 82" svg:d="M0 41c0-8 1-13 5-20s8-11 15-15 12-6 20-6c7 0 14 2 21 6 6 4 11 8 15 15 3 7 5 12 5 20 0 7-2 13-5 20-4 6-8 11-15 15s-13 6-21 6c-7 0-13-2-20-6s-11-9-15-15c-4-7-5-13-5-20z">
            <text:p/>
          </draw:path>
          <draw:line draw:style-name="gr3" draw:text-style-name="P1" draw:layer="TiM_B" svg:x1="42.671cm" svg:y1="15.241cm" svg:x2="38.353cm" svg:y2="15.241cm">
            <text:p/>
          </draw:line>
          <draw:line draw:style-name="gr3" draw:text-style-name="P1" draw:layer="TiM_B" svg:x1="37.845cm" svg:y1="15.241cm" svg:x2="24.639cm" svg:y2="15.241cm">
            <text:p/>
          </draw:line>
          <draw:line draw:style-name="gr3" draw:text-style-name="P1" draw:layer="TiM_B" svg:x1="24.131cm" svg:y1="15.241cm" svg:x2="23.115cm" svg:y2="15.241cm">
            <text:p/>
          </draw:line>
          <draw:line draw:style-name="gr3" draw:text-style-name="P1" draw:layer="TiM_B" svg:x1="22.607cm" svg:y1="15.241cm" svg:x2="18.289cm" svg:y2="15.241cm">
            <text:p/>
          </draw:line>
          <draw:line draw:style-name="gr3" draw:text-style-name="P1" draw:layer="TiM_B" svg:x1="23.011cm" svg:y1="14.851cm" svg:x2="23.02cm" svg:y2="14.851cm">
            <text:p/>
          </draw:line>
          <draw:line draw:style-name="gr3" draw:text-style-name="P1" draw:layer="TiM_B" svg:x1="22.956cm" svg:y1="14.851cm" svg:x2="22.965cm" svg:y2="14.851cm">
            <text:p/>
          </draw:line>
          <draw:line draw:style-name="gr3" draw:text-style-name="P1" draw:layer="TiM_B" svg:x1="24.281cm" svg:y1="14.851cm" svg:x2="24.29cm" svg:y2="14.851cm">
            <text:p/>
          </draw:line>
          <draw:line draw:style-name="gr3" draw:text-style-name="P1" draw:layer="TiM_B" svg:x1="24.226cm" svg:y1="14.851cm" svg:x2="24.235cm" svg:y2="14.851cm">
            <text:p/>
          </draw:line>
          <draw:line draw:style-name="gr3" draw:text-style-name="P1" draw:layer="TiM_B" svg:x1="24.535cm" svg:y1="14.851cm" svg:x2="24.544cm" svg:y2="14.851cm">
            <text:p/>
          </draw:line>
          <draw:line draw:style-name="gr3" draw:text-style-name="P1" draw:layer="TiM_B" svg:x1="24.48cm" svg:y1="14.851cm" svg:x2="24.489cm" svg:y2="14.851cm">
            <text:p/>
          </draw:line>
          <draw:line draw:style-name="gr3" draw:text-style-name="P1" draw:layer="TiM_B" svg:x1="22.757cm" svg:y1="14.851cm" svg:x2="22.766cm" svg:y2="14.851cm">
            <text:p/>
          </draw:line>
          <draw:line draw:style-name="gr3" draw:text-style-name="P1" draw:layer="TiM_B" svg:x1="22.702cm" svg:y1="14.851cm" svg:x2="22.711cm" svg:y2="14.851cm">
            <text:p/>
          </draw:line>
          <draw:line draw:style-name="gr3" draw:text-style-name="P1" draw:layer="TiM_B" svg:x1="37.995cm" svg:y1="14.851cm" svg:x2="38.004cm" svg:y2="14.851cm">
            <text:p/>
          </draw:line>
          <draw:line draw:style-name="gr3" draw:text-style-name="P1" draw:layer="TiM_B" svg:x1="37.94cm" svg:y1="14.851cm" svg:x2="37.949cm" svg:y2="14.851cm">
            <text:p/>
          </draw:line>
          <draw:line draw:style-name="gr3" draw:text-style-name="P1" draw:layer="TiM_B" svg:x1="38.249cm" svg:y1="14.851cm" svg:x2="38.258cm" svg:y2="14.851cm">
            <text:p/>
          </draw:line>
          <draw:line draw:style-name="gr3" draw:text-style-name="P1" draw:layer="TiM_B" svg:x1="38.194cm" svg:y1="14.851cm" svg:x2="38.203cm" svg:y2="14.851cm">
            <text:p/>
          </draw:line>
          <draw:line draw:style-name="gr3" draw:text-style-name="P1" draw:layer="TiM_B" svg:x1="18.289cm" svg:y1="15.241cm" svg:x2="18.289cm" svg:y2="16.765cm">
            <text:p/>
          </draw:line>
          <draw:line draw:style-name="gr3" draw:text-style-name="P1" draw:layer="TiM_B" svg:x1="18.289cm" svg:y1="19.811cm" svg:x2="18.289cm" svg:y2="21.335cm">
            <text:p/>
          </draw:line>
          <draw:line draw:style-name="gr3" draw:text-style-name="P1" draw:layer="TiM_B" svg:x1="18.289cm" svg:y1="18.287cm" svg:x2="18.289cm" svg:y2="19.811cm">
            <text:p/>
          </draw:line>
          <draw:line draw:style-name="gr3" draw:text-style-name="P1" draw:layer="TiM_B" svg:x1="18.289cm" svg:y1="21.335cm" svg:x2="18.289cm" svg:y2="22.859cm">
            <text:p/>
          </draw:line>
          <draw:line draw:style-name="gr3" draw:text-style-name="P1" draw:layer="TiM_B" svg:x1="18.289cm" svg:y1="16.764cm" svg:x2="18.289cm" svg:y2="18.287cm">
            <text:p/>
          </draw:line>
          <draw:line draw:style-name="gr3" draw:text-style-name="P1" draw:layer="TiM_B" svg:x1="18.289cm" svg:y1="22.859cm" svg:x2="18.289cm" svg:y2="24.383cm">
            <text:p/>
          </draw:line>
          <draw:line draw:style-name="gr3" draw:text-style-name="P1" draw:layer="TiM_B" svg:x1="18.289cm" svg:y1="24.383cm" svg:x2="18.289cm" svg:y2="25.907cm">
            <text:p/>
          </draw:line>
          <draw:line draw:style-name="gr3" draw:text-style-name="P1" draw:layer="TiM_B" svg:x1="18.289cm" svg:y1="25.907cm" svg:x2="18.289cm" svg:y2="27.431cm">
            <text:p/>
          </draw:line>
          <draw:line draw:style-name="gr3" draw:text-style-name="P1" draw:layer="TiM_B" svg:x1="42.671cm" svg:y1="16.765cm" svg:x2="42.671cm" svg:y2="15.241cm">
            <text:p/>
          </draw:line>
          <draw:line draw:style-name="gr3" draw:text-style-name="P1" draw:layer="TiM_B" svg:x1="18.289cm" svg:y1="27.431cm" svg:x2="22.607cm" svg:y2="27.431cm">
            <text:p/>
          </draw:line>
          <draw:line draw:style-name="gr3" draw:text-style-name="P1" draw:layer="TiM_B" svg:x1="23.115cm" svg:y1="27.431cm" svg:x2="24.131cm" svg:y2="27.431cm">
            <text:p/>
          </draw:line>
          <draw:line draw:style-name="gr3" draw:text-style-name="P1" draw:layer="TiM_B" svg:x1="24.639cm" svg:y1="27.431cm" svg:x2="37.845cm" svg:y2="27.431cm">
            <text:p/>
          </draw:line>
          <draw:line draw:style-name="gr3" draw:text-style-name="P1" draw:layer="TiM_B" svg:x1="38.353cm" svg:y1="27.431cm" svg:x2="42.671cm" svg:y2="27.431cm">
            <text:p/>
          </draw:line>
          <draw:line draw:style-name="gr3" draw:text-style-name="P1" draw:layer="TiM_B" svg:x1="42.671cm" svg:y1="18.287cm" svg:x2="42.671cm" svg:y2="16.764cm">
            <text:p/>
          </draw:line>
          <draw:line draw:style-name="gr3" draw:text-style-name="P1" draw:layer="TiM_B" svg:x1="42.671cm" svg:y1="27.431cm" svg:x2="42.671cm" svg:y2="25.907cm">
            <text:p/>
          </draw:line>
          <draw:line draw:style-name="gr3" draw:text-style-name="P1" draw:layer="TiM_B" svg:x1="42.671cm" svg:y1="19.811cm" svg:x2="42.671cm" svg:y2="18.287cm">
            <text:p/>
          </draw:line>
          <draw:line draw:style-name="gr3" draw:text-style-name="P1" draw:layer="TiM_B" svg:x1="42.671cm" svg:y1="25.907cm" svg:x2="42.671cm" svg:y2="24.383cm">
            <text:p/>
          </draw:line>
          <draw:line draw:style-name="gr3" draw:text-style-name="P1" draw:layer="TiM_B" svg:x1="42.671cm" svg:y1="21.335cm" svg:x2="42.671cm" svg:y2="19.811cm">
            <text:p/>
          </draw:line>
          <draw:line draw:style-name="gr3" draw:text-style-name="P1" draw:layer="TiM_B" svg:x1="42.671cm" svg:y1="24.383cm" svg:x2="42.671cm" svg:y2="22.859cm">
            <text:p/>
          </draw:line>
          <draw:line draw:style-name="gr3" draw:text-style-name="P1" draw:layer="TiM_B" svg:x1="42.671cm" svg:y1="22.859cm" svg:x2="42.671cm" svg:y2="21.335cm">
            <text:p/>
          </draw:line>
          <draw:path draw:style-name="gr4" draw:text-style-name="P2" draw:layer="TiM_B" svg:width="0.304cm" svg:height="0.304cm" svg:x="27.28cm" svg:y="15.849cm" svg:viewBox="0 0 305 305" svg:d="M0 153c0-29 7-53 21-77 14-25 30-41 55-55 24-14 49-21 77-21s52 7 76 21 42 30 56 55c14 24 20 48 20 77 0 28-6 51-20 76-14 24-32 41-56 56-24 14-48 20-76 20s-52-6-77-20c-25-15-41-32-55-56-14-25-21-48-21-76z">
            <text:p/>
          </draw:path>
          <draw:path draw:style-name="gr4" draw:text-style-name="P2" draw:layer="TiM_B" svg:width="0.304cm" svg:height="0.304cm" svg:x="27.28cm" svg:y="21.945cm" svg:viewBox="0 0 305 305" svg:d="M0 152c0-28 7-52 21-76s30-42 55-56c24-14 49-20 77-20s52 6 76 20 42 32 56 56 20 48 20 76-6 52-20 77c-14 24-32 41-56 55s-48 21-76 21-53-7-77-21c-25-14-41-31-55-55-14-25-21-49-21-77z">
            <text:p/>
          </draw:path>
          <draw:path draw:style-name="gr4" draw:text-style-name="P2" draw:layer="TiM_B" svg:width="0.304cm" svg:height="0.304cm" svg:x="27.28cm" svg:y="20.421cm" svg:viewBox="0 0 305 305" svg:d="M0 152c0-28 7-52 21-76s30-42 55-56c24-14 49-20 77-20s52 6 76 20 42 32 56 56 20 48 20 76-6 52-20 77c-14 24-32 41-56 55s-48 21-76 21-53-7-77-21c-25-14-41-31-55-55-14-25-21-49-21-77z">
            <text:p/>
          </draw:path>
          <draw:path draw:style-name="gr4" draw:text-style-name="P2" draw:layer="TiM_B" svg:width="0.08cm" svg:height="0.08cm" svg:x="30.566cm" svg:y="16.215cm" svg:viewBox="0 0 81 81" svg:d="M0 41c0-8 1-14 5-21s8-11 15-15 12-5 20-5c7 0 14 1 21 5s11 8 15 15 5 13 5 21c0 7-1 13-5 20s-8 11-15 15-13 5-21 5c-7 0-13-1-20-5s-11-8-15-15-5-13-5-20z">
            <text:p/>
          </draw:path>
          <draw:path draw:style-name="gr4" draw:text-style-name="P2" draw:layer="TiM_B" svg:width="0.08cm" svg:height="0.08cm" svg:x="30.313cm" svg:y="16.215cm" svg:viewBox="0 0 81 81" svg:d="M0 41c0-8 1-14 5-21s8-11 15-15 13-5 21-5c7 0 13 1 20 5s11 8 15 15 5 13 5 21c0 7-1 13-5 20s-8 11-15 15-13 5-20 5c-8 0-14-1-21-5s-11-8-15-15-5-13-5-20z">
            <text:p/>
          </draw:path>
          <draw:path draw:style-name="gr4" draw:text-style-name="P2" draw:layer="TiM_B" svg:width="0.1cm" svg:height="0.1cm" svg:x="28.525cm" svg:y="16.205cm" svg:viewBox="0 0 101 101" svg:d="M0 51c0-10 2-18 7-26s10-13 18-18 16-7 26-7c9 0 17 2 25 7s14 10 19 18 6 16 6 26c0 9-1 17-6 25s-11 14-19 19-16 6-25 6c-10 0-18-1-26-6s-13-11-18-19-7-16-7-25z">
            <text:p/>
          </draw:path>
          <draw:path draw:style-name="gr4" draw:text-style-name="P2" draw:layer="TiM_B" svg:width="0.1cm" svg:height="0.1cm" svg:x="28.779cm" svg:y="16.205cm" svg:viewBox="0 0 101 101" svg:d="M0 51c0-10 2-18 7-26s10-13 18-18 16-7 26-7c9 0 17 2 25 7s14 10 19 18 6 16 6 26c0 9-1 17-6 25s-11 14-19 19-16 6-25 6c-10 0-18-1-26-6s-13-11-18-19-7-16-7-25z">
            <text:p/>
          </draw:path>
          <draw:path draw:style-name="gr4" draw:text-style-name="P2" draw:layer="TiM_B" svg:width="0.1cm" svg:height="0.1cm" svg:x="29.033cm" svg:y="16.205cm" svg:viewBox="0 0 101 101" svg:d="M0 51c0-10 2-18 7-26s10-13 18-18 16-7 26-7c9 0 17 2 25 7s14 10 19 18 6 16 6 26c0 9-1 17-6 25s-11 14-19 19-16 6-25 6c-10 0-18-1-26-6s-13-11-18-19-7-16-7-25z">
            <text:p/>
          </draw:path>
          <draw:path draw:style-name="gr4" draw:text-style-name="P2" draw:layer="TiM_B" svg:width="0.1cm" svg:height="0.1cm" svg:x="29.287cm" svg:y="16.205cm" svg:viewBox="0 0 101 101" svg:d="M0 51c0-10 2-18 7-26s10-13 18-18 16-7 26-7c9 0 17 2 25 7s14 10 19 18 6 16 6 26c0 9-1 17-6 25s-11 14-19 19-16 6-25 6c-10 0-18-1-26-6s-13-11-18-19-7-16-7-25z">
            <text:p/>
          </draw:path>
          <draw:path draw:style-name="gr4" draw:text-style-name="P2" draw:layer="TiM_B" svg:width="0.08cm" svg:height="0.08cm" svg:x="30.313cm" svg:y="26.375cm" svg:viewBox="0 0 81 81" svg:d="M0 40c0-7 1-13 5-20s8-11 15-15 13-5 21-5c7 0 13 1 20 5s11 8 15 15c3 7 5 12 5 20 0 7-1 14-5 21s-9 10-15 14c-7 3-13 6-20 6-8 0-14-3-21-6-7-4-11-7-15-14s-5-13-5-21z">
            <text:p/>
          </draw:path>
          <draw:path draw:style-name="gr4" draw:text-style-name="P2" draw:layer="TiM_B" svg:width="0.08cm" svg:height="0.08cm" svg:x="30.566cm" svg:y="26.375cm" svg:viewBox="0 0 81 81" svg:d="M0 40c0-7 1-13 5-20s8-11 15-15 12-5 20-5c7 0 14 1 21 5s11 8 15 15c3 7 5 12 5 20 0 7-1 14-5 21s-9 10-15 14c-7 3-13 6-21 6-7 0-13-3-20-6-7-4-11-7-15-14s-5-13-5-21z">
            <text:p/>
          </draw:path>
          <draw:path draw:style-name="gr4" draw:text-style-name="P2" draw:layer="TiM_B" svg:width="0.304cm" svg:height="0.304cm" svg:x="27.28cm" svg:y="26.517cm" svg:viewBox="0 0 305 305" svg:d="M0 152c0-28 7-52 21-76s30-42 55-56c24-14 49-20 77-20s52 6 76 20 42 32 56 56 20 48 20 76-6 51-20 76c-14 24-32 42-56 56s-48 21-76 21-53-7-77-21c-25-14-41-32-55-56-14-25-21-48-21-76z">
            <text:p/>
          </draw:path>
          <draw:path draw:style-name="gr4" draw:text-style-name="P2" draw:layer="TiM_B" svg:width="0.08cm" svg:height="0.081cm" svg:x="30.566cm" svg:y="15.554cm" svg:viewBox="0 0 81 82" svg:d="M0 41c0-7 1-13 5-20s8-11 15-15 12-6 20-6c7 0 14 2 21 6s11 8 15 15c3 7 5 12 5 20 0 7-2 13-5 20-4 6-9 11-15 15-7 3-13 6-21 6-7 0-13-3-20-6-7-4-11-9-15-15-4-7-5-12-5-20z">
            <text:p/>
          </draw:path>
          <draw:path draw:style-name="gr4" draw:text-style-name="P2" draw:layer="TiM_B" svg:width="0.08cm" svg:height="0.081cm" svg:x="30.313cm" svg:y="15.554cm" svg:viewBox="0 0 81 82" svg:d="M0 41c0-7 1-13 5-20s8-11 15-15 13-6 21-6c7 0 13 2 20 6s11 8 15 15c3 7 5 12 5 20 0 7-2 13-5 20-4 6-9 11-15 15-7 3-13 6-20 6-8 0-14-3-21-6-7-4-11-9-15-15-4-7-5-12-5-20z">
            <text:p/>
          </draw:path>
          <draw:path draw:style-name="gr3" draw:text-style-name="P1" draw:layer="TiM_B" svg:width="0.008cm" svg:height="0.025cm" svg:x="38.004cm" svg:y="16.23cm" svg:viewBox="0 0 9 26" svg:d="M9 26c-1-2-2-3-3-5-4-7-6-13-6-21">
            <text:p/>
          </draw:path>
          <draw:path draw:style-name="gr3" draw:text-style-name="P1" draw:layer="TiM_B" svg:width="0.081cm" svg:height="0.07cm" svg:x="37.944cm" svg:y="16.185cm" svg:viewBox="0 0 82 71" svg:d="M0 41c0-7 2-13 6-20s8-11 15-15 12-6 20-6c7 0 13 2 20 6s11 8 15 15 6 12 6 20c0 7-2 14-6 20-2 4-4 7-7 10">
            <text:p/>
          </draw:path>
          <draw:path draw:style-name="gr4" draw:text-style-name="P2" draw:layer="TiM_B" svg:width="0.1cm" svg:height="0.101cm" svg:x="35.128cm" svg:y="15.545cm" svg:viewBox="0 0 101 102" svg:d="M0 51c0-9 1-17 6-25s11-14 19-19 15-7 25-7c9 0 18 2 26 7s13 11 18 19 7 15 7 25c0 9-3 17-7 26-5 8-10 13-18 18s-16 7-26 7c-9 0-17-2-25-7s-14-9-19-18-6-16-6-26z">
            <text:p/>
          </draw:path>
          <draw:path draw:style-name="gr4" draw:text-style-name="P2" draw:layer="TiM_B" svg:width="0.1cm" svg:height="0.101cm" svg:x="35.382cm" svg:y="15.545cm" svg:viewBox="0 0 101 102" svg:d="M0 51c0-9 1-17 6-25s11-14 19-19 15-7 25-7c9 0 18 2 26 7s13 11 18 19 7 15 7 25c0 9-3 17-7 26-5 8-10 13-18 18s-16 7-26 7c-9 0-17-2-25-7s-14-9-19-18-6-16-6-26z">
            <text:p/>
          </draw:path>
          <draw:path draw:style-name="gr4" draw:text-style-name="P2" draw:layer="TiM_B" svg:width="0.1cm" svg:height="0.101cm" svg:x="34.62cm" svg:y="15.545cm" svg:viewBox="0 0 101 102" svg:d="M0 51c0-9 1-17 6-25s11-14 19-19 15-7 25-7c9 0 18 2 26 7s13 11 18 19 7 15 7 25c0 9-3 17-7 26-5 8-10 13-18 18s-16 7-26 7c-9 0-17-2-25-7s-14-9-19-18-6-16-6-26z">
            <text:p/>
          </draw:path>
          <draw:path draw:style-name="gr4" draw:text-style-name="P2" draw:layer="TiM_B" svg:width="0.1cm" svg:height="0.101cm" svg:x="34.874cm" svg:y="15.545cm" svg:viewBox="0 0 101 102" svg:d="M0 51c0-9 1-17 6-25s11-14 19-19 15-7 25-7c9 0 18 2 26 7s13 11 18 19 7 15 7 25c0 9-3 17-7 26-5 8-10 13-18 18s-16 7-26 7c-9 0-17-2-25-7s-14-9-19-18-6-16-6-26z">
            <text:p/>
          </draw:path>
          <draw:path draw:style-name="gr4" draw:text-style-name="P2" draw:layer="TiM_B" svg:width="0.1cm" svg:height="0.101cm" svg:x="35.382cm" svg:y="26.364cm" svg:viewBox="0 0 101 102" svg:d="M0 51c0-9 1-17 6-25s11-14 19-19 15-7 25-7c9 0 18 2 26 7s13 11 18 19 7 15 7 25c0 9-2 18-7 26s-10 13-18 18-16 7-26 7c-9 0-17-2-25-7s-14-10-19-18-6-16-6-26z">
            <text:p/>
          </draw:path>
          <draw:path draw:style-name="gr4" draw:text-style-name="P2" draw:layer="TiM_B" svg:width="0.08cm" svg:height="0.08cm" svg:x="37.932cm" svg:y="26.375cm" svg:viewBox="0 0 81 81" svg:d="M0 40c0-7 1-13 5-20s8-11 15-15 12-5 20-5c7 0 14 1 21 5s10 8 14 15 6 12 6 20c0 7-3 14-6 21-4 6-8 10-14 14-7 3-13 6-21 6-7 0-13-2-20-6s-11-7-15-14-5-13-5-21z">
            <text:p/>
          </draw:path>
          <draw:path draw:style-name="gr4" draw:text-style-name="P2" draw:layer="TiM_B" svg:width="0.1cm" svg:height="0.101cm" svg:x="34.874cm" svg:y="26.364cm" svg:viewBox="0 0 101 102" svg:d="M0 51c0-9 1-17 6-25s11-14 19-19 15-7 25-7c9 0 18 2 26 7s13 11 18 19 7 15 7 25c0 9-2 18-7 26s-10 13-18 18-16 7-26 7c-9 0-17-2-25-7s-14-10-19-18-6-16-6-26z">
            <text:p/>
          </draw:path>
          <draw:path draw:style-name="gr4" draw:text-style-name="P2" draw:layer="TiM_B" svg:width="0.1cm" svg:height="0.101cm" svg:x="35.128cm" svg:y="26.364cm" svg:viewBox="0 0 101 102" svg:d="M0 51c0-9 1-17 6-25s11-14 19-19 15-7 25-7c9 0 18 2 26 7s13 11 18 19 7 15 7 25c0 9-2 18-7 26s-10 13-18 18-16 7-26 7c-9 0-17-2-25-7s-14-10-19-18-6-16-6-26z">
            <text:p/>
          </draw:path>
          <draw:path draw:style-name="gr4" draw:text-style-name="P2" draw:layer="TiM_B" svg:width="0.1cm" svg:height="0.101cm" svg:x="34.62cm" svg:y="26.364cm" svg:viewBox="0 0 101 102" svg:d="M0 51c0-9 1-17 6-25s11-14 19-19 15-7 25-7c9 0 18 2 26 7s13 11 18 19 7 15 7 25c0 9-2 18-7 26s-10 13-18 18-16 7-26 7c-9 0-17-2-25-7s-14-10-19-18-6-16-6-26z">
            <text:p/>
          </draw:path>
          <draw:path draw:style-name="gr4" draw:text-style-name="P2" draw:layer="TiM_B" svg:width="0.1cm" svg:height="0.101cm" svg:x="31.826cm" svg:y="15.545cm" svg:viewBox="0 0 101 102" svg:d="M0 51c0-9 1-17 6-25s11-14 19-19 15-7 25-7c9 0 18 2 26 7s13 11 18 19 7 15 7 25c0 9-3 17-7 26-5 8-10 13-18 18s-16 7-26 7c-9 0-17-2-25-7s-14-9-19-18-6-16-6-26z">
            <text:p/>
          </draw:path>
          <draw:path draw:style-name="gr4" draw:text-style-name="P2" draw:layer="TiM_B" svg:width="0.1cm" svg:height="0.101cm" svg:x="31.826cm" svg:y="26.364cm" svg:viewBox="0 0 101 102" svg:d="M0 51c0-9 1-17 6-25s11-14 19-19 15-7 25-7c9 0 18 2 26 7s13 11 18 19 7 15 7 25c0 9-2 18-7 26s-10 13-18 18-16 7-26 7c-9 0-17-2-25-7s-14-10-19-18-6-16-6-26z">
            <text:p/>
          </draw:path>
          <draw:path draw:style-name="gr4" draw:text-style-name="P2" draw:layer="TiM_B" svg:width="0.1cm" svg:height="0.101cm" svg:x="32.334cm" svg:y="26.364cm" svg:viewBox="0 0 101 102" svg:d="M0 51c0-9 1-17 6-25s11-14 19-19 15-7 25-7c9 0 18 2 26 7s13 11 18 19 7 15 7 25c0 9-2 18-7 26s-10 13-18 18-16 7-26 7c-9 0-17-2-25-7s-14-10-19-18-6-16-6-26z">
            <text:p/>
          </draw:path>
          <draw:path draw:style-name="gr4" draw:text-style-name="P2" draw:layer="TiM_B" svg:width="0.1cm" svg:height="0.101cm" svg:x="32.08cm" svg:y="26.364cm" svg:viewBox="0 0 101 102" svg:d="M0 51c0-9 1-17 6-25s11-14 19-19 15-7 25-7c9 0 18 2 26 7s13 11 18 19 7 15 7 25c0 9-2 18-7 26s-10 13-18 18-16 7-26 7c-9 0-17-2-25-7s-14-10-19-18-6-16-6-26z">
            <text:p/>
          </draw:path>
          <draw:path draw:style-name="gr4" draw:text-style-name="P2" draw:layer="TiM_B" svg:width="0.304cm" svg:height="0.304cm" svg:x="33.375cm" svg:y="21.945cm" svg:viewBox="0 0 305 305" svg:d="M0 152c0-28 6-52 20-76s32-42 56-56 48-20 76-20 52 6 77 20c24 14 41 32 55 56s21 48 21 76-7 52-21 77c-14 24-31 41-55 55-25 14-49 21-77 21s-52-7-76-21-42-31-56-55c-14-25-20-49-20-77z">
            <text:p/>
          </draw:path>
          <draw:path draw:style-name="gr4" draw:text-style-name="P2" draw:layer="TiM_B" svg:width="0.304cm" svg:height="0.304cm" svg:x="33.375cm" svg:y="20.421cm" svg:viewBox="0 0 305 305" svg:d="M0 152c0-28 6-52 20-76s32-42 56-56 48-20 76-20 52 6 77 20c24 14 41 32 55 56s21 48 21 76-7 52-21 77c-14 24-31 41-55 55-25 14-49 21-77 21s-52-7-76-21-42-31-56-55c-14-25-20-49-20-77z">
            <text:p/>
          </draw:path>
          <draw:path draw:style-name="gr4" draw:text-style-name="P2" draw:layer="TiM_B" svg:width="0.304cm" svg:height="0.304cm" svg:x="33.375cm" svg:y="15.849cm" svg:viewBox="0 0 305 305" svg:d="M0 153c0-29 6-53 20-77 14-25 32-41 56-55s48-21 76-21 52 7 77 21c24 14 41 30 55 55 14 24 21 48 21 77 0 28-7 51-21 76-14 24-31 41-55 56-25 14-49 20-77 20s-52-6-76-20c-24-15-42-32-56-56-14-25-20-48-20-76z">
            <text:p/>
          </draw:path>
          <draw:path draw:style-name="gr4" draw:text-style-name="P2" draw:layer="TiM_B" svg:width="0.1cm" svg:height="0.101cm" svg:x="32.08cm" svg:y="15.545cm" svg:viewBox="0 0 101 102" svg:d="M0 51c0-9 1-17 6-25s11-14 19-19 15-7 25-7c9 0 18 2 26 7s13 11 18 19 7 15 7 25c0 9-3 17-7 26-5 8-10 13-18 18s-16 7-26 7c-9 0-17-2-25-7s-14-9-19-18-6-16-6-26z">
            <text:p/>
          </draw:path>
          <draw:path draw:style-name="gr4" draw:text-style-name="P2" draw:layer="TiM_B" svg:width="0.1cm" svg:height="0.101cm" svg:x="32.334cm" svg:y="15.545cm" svg:viewBox="0 0 101 102" svg:d="M0 51c0-9 1-17 6-25s11-14 19-19 15-7 25-7c9 0 18 2 26 7s13 11 18 19 7 15 7 25c0 9-3 17-7 26-5 8-10 13-18 18s-16 7-26 7c-9 0-17-2-25-7s-14-9-19-18-6-16-6-26z">
            <text:p/>
          </draw:path>
          <draw:path draw:style-name="gr4" draw:text-style-name="P2" draw:layer="TiM_B" svg:width="0.304cm" svg:height="0.304cm" svg:x="33.375cm" svg:y="26.517cm" svg:viewBox="0 0 305 305" svg:d="M0 152c0-28 6-52 20-76s32-42 56-56 48-20 76-20 52 6 77 20c24 14 41 32 55 56s21 48 21 76-7 51-21 76c-14 24-31 42-55 56-25 14-49 21-77 21s-52-7-76-21-42-32-56-56c-14-25-20-48-20-76z">
            <text:p/>
          </draw:path>
          <draw:path draw:style-name="gr4" draw:text-style-name="P2" draw:layer="TiM_B" svg:width="0.1cm" svg:height="0.101cm" svg:x="31.572cm" svg:y="15.545cm" svg:viewBox="0 0 101 102" svg:d="M0 51c0-9 1-17 6-25s11-14 19-19 15-7 25-7c9 0 18 2 26 7s13 11 18 19 7 15 7 25c0 9-3 17-7 26-5 8-10 13-18 18s-16 7-26 7c-9 0-17-2-25-7s-14-9-19-18-6-16-6-26z">
            <text:p/>
          </draw:path>
          <draw:path draw:style-name="gr4" draw:text-style-name="P2" draw:layer="TiM_B" svg:width="0.1cm" svg:height="0.101cm" svg:x="31.572cm" svg:y="26.364cm" svg:viewBox="0 0 101 102" svg:d="M0 51c0-9 1-17 6-25s11-14 19-19 15-7 25-7c9 0 18 2 26 7s13 11 18 19 7 15 7 25c0 9-2 18-7 26s-10 13-18 18-16 7-26 7c-9 0-17-2-25-7s-14-10-19-18-6-16-6-26z">
            <text:p/>
          </draw:path>
          <draw:path draw:style-name="gr4" draw:text-style-name="P2" draw:layer="TiM_B" svg:width="0.1cm" svg:height="0.1cm" svg:x="25.731cm" svg:y="16.205cm" svg:viewBox="0 0 101 101" svg:d="M0 51c0-10 2-18 7-26s10-13 18-18 16-7 26-7c9 0 17 2 25 7s14 10 19 18 6 16 6 26c0 9-1 17-6 25s-11 14-19 19-16 6-25 6c-10 0-18-1-26-6s-13-11-18-19-7-16-7-25z">
            <text:p/>
          </draw:path>
          <draw:path draw:style-name="gr4" draw:text-style-name="P2" draw:layer="TiM_B" svg:width="0.1cm" svg:height="0.1cm" svg:x="25.985cm" svg:y="16.205cm" svg:viewBox="0 0 101 101" svg:d="M0 51c0-10 2-18 7-26s10-13 18-18 16-7 26-7c9 0 17 2 25 7s14 10 19 18 6 16 6 26c0 9-1 17-6 25s-11 14-19 19-16 6-25 6c-10 0-18-1-26-6s-13-11-18-19-7-16-7-25z">
            <text:p/>
          </draw:path>
          <draw:path draw:style-name="gr4" draw:text-style-name="P2" draw:layer="TiM_B" svg:width="0.1cm" svg:height="0.1cm" svg:x="26.239cm" svg:y="16.205cm" svg:viewBox="0 0 101 101" svg:d="M0 51c0-10 2-18 7-26s10-13 18-18 16-7 26-7c9 0 17 2 25 7s14 10 19 18 6 16 6 26c0 9-1 17-6 25s-11 14-19 19-16 6-25 6c-10 0-18-1-26-6s-13-11-18-19-7-16-7-25z">
            <text:p/>
          </draw:path>
          <draw:path draw:style-name="gr4" draw:text-style-name="P2" draw:layer="TiM_B" svg:width="0.081cm" svg:height="0.08cm" svg:x="41.614cm" svg:y="24.216cm" svg:viewBox="0 0 82 81" svg:d="M0 40c0-7 2-13 6-20s8-11 15-15 12-5 20-5c7 0 13 1 20 5s11 8 15 15 6 12 6 20c0 7-3 14-6 21-4 6-8 10-15 14s-12 6-20 6c-7 0-13-2-20-6s-11-7-15-14-6-13-6-21z">
            <text:p/>
          </draw:path>
          <draw:path draw:style-name="gr4" draw:text-style-name="P2" draw:layer="TiM_B" svg:width="0.081cm" svg:height="0.08cm" svg:x="41.614cm" svg:y="24.47cm" svg:viewBox="0 0 82 81" svg:d="M0 40c0-7 2-13 6-20s8-11 15-15 12-5 20-5c7 0 13 1 20 5s11 8 15 15 6 12 6 20c0 7-3 14-6 21-4 6-8 10-15 14s-12 6-20 6c-7 0-13-2-20-6s-11-7-15-14-6-13-6-21z">
            <text:p/>
          </draw:path>
          <draw:path draw:style-name="gr4" draw:text-style-name="P2" draw:layer="TiM_B" svg:width="0.304cm" svg:height="0.304cm" svg:x="39.471cm" svg:y="26.517cm" svg:viewBox="0 0 305 305" svg:d="M0 152c0-28 6-52 20-76s32-42 56-56 48-20 76-20 51 6 76 20c24 14 42 32 56 56s21 48 21 76-7 51-21 76c-14 24-32 42-56 56-25 14-48 21-76 21s-52-7-76-21-42-32-56-56c-14-25-20-48-20-76z">
            <text:p/>
          </draw:path>
          <draw:path draw:style-name="gr4" draw:text-style-name="P2" draw:layer="TiM_B" svg:width="0.304cm" svg:height="0.304cm" svg:x="39.471cm" svg:y="21.945cm" svg:viewBox="0 0 305 305" svg:d="M0 152c0-28 6-52 20-76s32-42 56-56 48-20 76-20 51 6 76 20c24 14 42 32 56 56s21 48 21 76-7 52-21 77c-14 24-32 41-56 55-25 14-48 21-76 21s-52-7-76-21-42-31-56-55c-14-25-20-49-20-77z">
            <text:p/>
          </draw:path>
          <draw:path draw:style-name="gr4" draw:text-style-name="P2" draw:layer="TiM_B" svg:width="0.101cm" svg:height="0.1cm" svg:x="41.477cm" svg:y="22.174cm" svg:viewBox="0 0 102 101" svg:d="M0 50c0-9 2-17 7-25s11-14 19-19 16-6 25-6 16 1 25 6c8 5 14 11 19 19s7 15 7 25c0 9-2 18-7 26s-10 13-19 18-16 7-25 7-17-2-25-7-14-10-19-18-7-16-7-26z">
            <text:p/>
          </draw:path>
          <draw:path draw:style-name="gr4" draw:text-style-name="P2" draw:layer="TiM_B" svg:width="0.101cm" svg:height="0.1cm" svg:x="41.477cm" svg:y="21.92cm" svg:viewBox="0 0 102 101" svg:d="M0 50c0-9 2-17 7-25s11-14 19-19 16-6 25-6 16 1 25 6c8 5 14 11 19 19s7 15 7 25c0 9-2 18-7 26s-10 13-19 18-16 7-25 7-17-2-25-7-14-10-19-18-7-16-7-26z">
            <text:p/>
          </draw:path>
          <draw:path draw:style-name="gr4" draw:text-style-name="P2" draw:layer="TiM_B" svg:width="0.101cm" svg:height="0.1cm" svg:x="41.477cm" svg:y="20.904cm" svg:viewBox="0 0 102 101" svg:d="M0 50c0-9 2-17 7-25s11-14 19-19 16-6 25-6 16 1 25 6c8 5 14 11 19 19s7 15 7 25c0 9-2 18-7 26s-10 13-19 18-16 7-25 7-17-2-25-7-14-10-19-18-7-16-7-26z">
            <text:p/>
          </draw:path>
          <draw:path draw:style-name="gr4" draw:text-style-name="P2" draw:layer="TiM_B" svg:width="0.101cm" svg:height="0.1cm" svg:x="41.477cm" svg:y="21.158cm" svg:viewBox="0 0 102 101" svg:d="M0 50c0-9 2-17 7-25s11-14 19-19 16-6 25-6 16 1 25 6c8 5 14 11 19 19s7 15 7 25c0 9-2 18-7 26s-10 13-19 18-16 7-25 7-17-2-25-7-14-10-19-18-7-16-7-26z">
            <text:p/>
          </draw:path>
          <draw:path draw:style-name="gr4" draw:text-style-name="P2" draw:layer="TiM_B" svg:width="0.101cm" svg:height="0.1cm" svg:x="41.477cm" svg:y="21.666cm" svg:viewBox="0 0 102 101" svg:d="M0 50c0-9 2-17 7-25s11-14 19-19 16-6 25-6 16 1 25 6c8 5 14 11 19 19s7 15 7 25c0 9-2 18-7 26s-10 13-19 18-16 7-25 7-17-2-25-7-14-10-19-18-7-16-7-26z">
            <text:p/>
          </draw:path>
          <draw:path draw:style-name="gr4" draw:text-style-name="P2" draw:layer="TiM_B" svg:width="0.101cm" svg:height="0.1cm" svg:x="41.477cm" svg:y="21.412cm" svg:viewBox="0 0 102 101" svg:d="M0 50c0-9 2-17 7-25s11-14 19-19 16-6 25-6 16 1 25 6c8 5 14 11 19 19s7 15 7 25c0 9-2 18-7 26s-10 13-19 18-16 7-25 7-17-2-25-7-14-10-19-18-7-16-7-26z">
            <text:p/>
          </draw:path>
          <draw:path draw:style-name="gr4" draw:text-style-name="P2" draw:layer="TiM_B" svg:width="0.304cm" svg:height="0.304cm" svg:x="39.471cm" svg:y="20.421cm" svg:viewBox="0 0 305 305" svg:d="M0 152c0-28 6-52 20-76s32-42 56-56 48-20 76-20 51 6 76 20c24 14 42 32 56 56s21 48 21 76-7 52-21 77c-14 24-32 41-56 55-25 14-48 21-76 21s-52-7-76-21-42-31-56-55c-14-25-20-49-20-77z">
            <text:p/>
          </draw:path>
          <draw:path draw:style-name="gr4" draw:text-style-name="P2" draw:layer="TiM_B" svg:width="0.101cm" svg:height="0.1cm" svg:x="41.477cm" svg:y="20.65cm" svg:viewBox="0 0 102 101" svg:d="M0 50c0-9 2-17 7-25s11-14 19-19 16-6 25-6 16 1 25 6c8 5 14 11 19 19s7 15 7 25c0 9-2 18-7 26s-10 13-19 18-16 7-25 7-17-2-25-7-14-10-19-18-7-16-7-26z">
            <text:p/>
          </draw:path>
          <draw:path draw:style-name="gr4" draw:text-style-name="P2" draw:layer="TiM_B" svg:width="0.101cm" svg:height="0.1cm" svg:x="41.477cm" svg:y="20.396cm" svg:viewBox="0 0 102 101" svg:d="M0 50c0-9 2-17 7-25s11-14 19-19 16-6 25-6 16 1 25 6c8 5 14 11 19 19s7 15 7 25c0 9-2 18-7 26s-10 13-19 18-16 7-25 7-17-2-25-7-14-10-19-18-7-16-7-26z">
            <text:p/>
          </draw:path>
          <draw:path draw:style-name="gr4" draw:text-style-name="P2" draw:layer="TiM_B" svg:width="0.08cm" svg:height="0.08cm" svg:x="38.186cm" svg:y="26.375cm" svg:viewBox="0 0 81 81" svg:d="M0 40c0-7 1-13 5-20s8-11 15-15 12-5 20-5c7 0 14 1 21 5s10 8 14 15 6 12 6 20c0 7-3 14-6 21-4 6-8 10-14 14-7 3-13 6-21 6-7 0-13-2-20-6s-11-7-15-14-5-13-5-21z">
            <text:p/>
          </draw:path>
          <draw:path draw:style-name="gr4" draw:text-style-name="P2" draw:layer="TiM_B" svg:width="0.304cm" svg:height="0.304cm" svg:x="39.471cm" svg:y="15.849cm" svg:viewBox="0 0 305 305" svg:d="M0 153c0-29 6-53 20-77 14-25 32-41 56-55s48-21 76-21 51 7 76 21c24 14 42 30 56 55 14 24 21 48 21 77 0 28-7 51-21 76-14 24-32 41-56 56-25 14-48 20-76 20s-52-6-76-20c-24-15-42-32-56-56-14-25-20-48-20-76z">
            <text:p/>
          </draw:path>
          <draw:path draw:style-name="gr4" draw:text-style-name="P2" draw:layer="TiM_B" svg:width="0.081cm" svg:height="0.08cm" svg:x="41.614cm" svg:y="16.596cm" svg:viewBox="0 0 82 81" svg:d="M0 41c0-8 2-14 6-21s8-11 15-15 12-5 20-5c7 0 13 1 20 5 6 4 11 8 15 15 3 7 6 13 6 21 0 7-3 13-6 20-4 6-9 11-15 15-7 3-12 5-20 5-7 0-13-2-20-5-7-4-11-8-15-15s-6-13-6-20z">
            <text:p/>
          </draw:path>
          <draw:path draw:style-name="gr4" draw:text-style-name="P2" draw:layer="TiM_B" svg:width="0.081cm" svg:height="0.08cm" svg:x="41.614cm" svg:y="16.85cm" svg:viewBox="0 0 82 81" svg:d="M0 41c0-8 2-14 6-21s8-11 15-15 12-5 20-5c7 0 13 1 20 5 6 4 11 8 15 15 3 7 6 13 6 21 0 7-3 13-6 20-4 6-9 11-15 15-7 3-12 5-20 5-7 0-13-2-20-5-7-4-11-8-15-15s-6-13-6-20z">
            <text:p/>
          </draw:path>
          <draw:path draw:style-name="gr3" draw:text-style-name="P1" draw:layer="TiM_B" svg:width="0.008cm" svg:height="0.025cm" svg:x="38.258cm" svg:y="16.23cm" svg:viewBox="0 0 9 26" svg:d="M9 26c-1-2-2-3-3-5-4-7-6-13-6-21">
            <text:p/>
          </draw:path>
          <draw:path draw:style-name="gr3" draw:text-style-name="P1" draw:layer="TiM_B" svg:width="0.081cm" svg:height="0.07cm" svg:x="38.198cm" svg:y="16.185cm" svg:viewBox="0 0 82 71" svg:d="M0 41c0-7 2-13 6-20s8-11 15-15 12-6 20-6c7 0 13 2 20 6s11 8 15 15 6 12 6 20c0 7-2 14-6 20-2 4-4 7-7 10">
            <text:p/>
          </draw:path>
          <draw:path draw:style-name="gr3" draw:text-style-name="P1" draw:layer="TiM_B" svg:width="0.007cm" svg:height="0.025cm" svg:x="24.29cm" svg:y="16.23cm" svg:viewBox="0 0 8 26" svg:d="M8 26c-1-2-2-3-3-5-4-7-5-13-5-21">
            <text:p/>
          </draw:path>
          <draw:path draw:style-name="gr3" draw:text-style-name="P1" draw:layer="TiM_B" svg:width="0.08cm" svg:height="0.07cm" svg:x="24.23cm" svg:y="16.185cm" svg:viewBox="0 0 81 71" svg:d="M0 41c0-7 1-13 5-20s8-11 15-15 12-6 20-6c7 0 14 2 21 6s11 8 15 15c3 7 5 12 5 20 0 7-2 14-5 20-2 4-5 7-8 10">
            <text:p/>
          </draw:path>
          <draw:path draw:style-name="gr3" draw:text-style-name="P1" draw:layer="TiM_B" svg:width="0.007cm" svg:height="0.025cm" svg:x="24.544cm" svg:y="16.23cm" svg:viewBox="0 0 8 26" svg:d="M8 26c-1-2-2-3-3-5-4-7-5-13-5-21">
            <text:p/>
          </draw:path>
          <draw:path draw:style-name="gr3" draw:text-style-name="P1" draw:layer="TiM_B" svg:width="0.08cm" svg:height="0.07cm" svg:x="24.484cm" svg:y="16.185cm" svg:viewBox="0 0 81 71" svg:d="M0 41c0-7 1-13 5-20s8-11 15-15 12-6 20-6c7 0 14 2 21 6s11 8 15 15c3 7 5 12 5 20 0 7-2 14-5 20-2 4-5 7-8 10">
            <text:p/>
          </draw:path>
          <draw:path draw:style-name="gr4" draw:text-style-name="P2" draw:layer="TiM_B" svg:width="0.08cm" svg:height="0.08cm" svg:x="24.217cm" svg:y="26.375cm" svg:viewBox="0 0 81 81" svg:d="M0 40c0-7 2-13 6-20s7-11 14-15 13-5 21-5c7 0 13 1 20 5s11 8 15 15 5 12 5 20c0 7-1 14-5 21s-8 10-15 14-13 6-20 6c-8 0-14-3-21-6-7-4-10-8-14-14-4-7-6-13-6-21z">
            <text:p/>
          </draw:path>
          <draw:path draw:style-name="gr4" draw:text-style-name="P2" draw:layer="TiM_B" svg:width="0.08cm" svg:height="0.08cm" svg:x="24.471cm" svg:y="26.375cm" svg:viewBox="0 0 81 81" svg:d="M0 40c0-7 2-13 6-20s7-11 14-15 13-5 21-5c7 0 13 1 20 5s11 8 15 15 5 12 5 20c0 7-1 14-5 21s-8 10-15 14-13 6-20 6c-8 0-14-3-21-6-7-4-10-8-14-14-4-7-6-13-6-21z">
            <text:p/>
          </draw:path>
          <draw:path draw:style-name="gr4" draw:text-style-name="P2" draw:layer="TiM_B" svg:width="0.1cm" svg:height="0.1cm" svg:x="25.477cm" svg:y="16.205cm" svg:viewBox="0 0 101 101" svg:d="M0 51c0-10 2-18 7-26s10-13 18-18 16-7 26-7c9 0 17 2 25 7s14 10 19 18 6 16 6 26c0 9-1 17-6 25s-11 14-19 19-16 6-25 6c-10 0-18-1-26-6s-13-11-18-19-7-16-7-25z">
            <text:p/>
          </draw:path>
          <draw:path draw:style-name="gr3" draw:text-style-name="P1" draw:layer="TiM_B" svg:width="0.007cm" svg:height="0.025cm" svg:x="22.766cm" svg:y="16.23cm" svg:viewBox="0 0 8 26" svg:d="M8 26c-1-2-2-3-3-5-4-7-5-13-5-21">
            <text:p/>
          </draw:path>
          <draw:path draw:style-name="gr3" draw:text-style-name="P1" draw:layer="TiM_B" svg:width="0.08cm" svg:height="0.07cm" svg:x="22.706cm" svg:y="16.185cm" svg:viewBox="0 0 81 71" svg:d="M0 41c0-7 1-13 5-20s8-11 15-15 12-6 20-6c7 0 14 2 21 6s11 8 15 15c3 7 5 12 5 20 0 7-2 14-5 20-2 4-5 7-8 10">
            <text:p/>
          </draw:path>
          <draw:path draw:style-name="gr3" draw:text-style-name="P1" draw:layer="TiM_B" svg:width="0.007cm" svg:height="0.025cm" svg:x="23.02cm" svg:y="16.23cm" svg:viewBox="0 0 8 26" svg:d="M8 26c-1-2-2-3-3-5-4-7-5-13-5-21">
            <text:p/>
          </draw:path>
          <draw:path draw:style-name="gr3" draw:text-style-name="P1" draw:layer="TiM_B" svg:width="0.08cm" svg:height="0.07cm" svg:x="22.96cm" svg:y="16.185cm" svg:viewBox="0 0 81 71" svg:d="M0 41c0-7 1-13 5-20s8-11 15-15 12-6 20-6c7 0 14 2 21 6s11 8 15 15c3 7 5 12 5 20 0 7-2 14-5 20-2 4-5 7-8 10">
            <text:p/>
          </draw:path>
          <draw:path draw:style-name="gr4" draw:text-style-name="P2" draw:layer="TiM_B" svg:width="0.08cm" svg:height="0.08cm" svg:x="22.947cm" svg:y="26.375cm" svg:viewBox="0 0 81 81" svg:d="M0 40c0-7 2-13 6-20s7-11 14-15 13-5 21-5c7 0 13 1 20 5s11 8 15 15 5 12 5 20c0 7-1 14-5 21s-8 10-15 14-13 6-20 6c-8 0-14-3-21-6-7-4-10-8-14-14-4-7-6-13-6-21z">
            <text:p/>
          </draw:path>
          <draw:path draw:style-name="gr4" draw:text-style-name="P2" draw:layer="TiM_B" svg:width="0.08cm" svg:height="0.08cm" svg:x="22.693cm" svg:y="26.375cm" svg:viewBox="0 0 81 81" svg:d="M0 40c0-7 2-13 6-20s7-11 14-15 13-5 21-5c7 0 13 1 20 5s11 8 15 15 5 12 5 20c0 7-1 14-5 21s-8 10-15 14-13 6-20 6c-8 0-14-3-21-6-7-4-10-8-14-14-4-7-6-13-6-21z">
            <text:p/>
          </draw:path>
          <draw:path draw:style-name="gr4" draw:text-style-name="P2" draw:layer="TiM_B" svg:width="0.081cm" svg:height="0.08cm" svg:x="19.137cm" svg:y="24.47cm" svg:viewBox="0 0 82 81" svg:d="M0 40c0-7 2-13 6-20s8-11 15-15 12-5 20-5c7 0 13 1 20 5s11 8 15 15 6 12 6 20c0 7-2 14-6 21s-8 10-15 14-13 6-20 6c-8 0-13-2-20-6s-11-8-15-14c-4-7-6-13-6-21z">
            <text:p/>
          </draw:path>
          <draw:path draw:style-name="gr4" draw:text-style-name="P2" draw:layer="TiM_B" svg:width="0.081cm" svg:height="0.08cm" svg:x="19.137cm" svg:y="24.216cm" svg:viewBox="0 0 82 81" svg:d="M0 40c0-7 2-13 6-20s8-11 15-15 12-5 20-5c7 0 13 1 20 5s11 8 15 15 6 12 6 20c0 7-2 14-6 21s-8 10-15 14-13 6-20 6c-8 0-13-2-20-6s-11-8-15-14c-4-7-6-13-6-21z">
            <text:p/>
          </draw:path>
          <draw:path draw:style-name="gr4" draw:text-style-name="P2" draw:layer="TiM_B" svg:width="0.081cm" svg:height="0.08cm" svg:x="19.137cm" svg:y="16.85cm" svg:viewBox="0 0 82 81" svg:d="M0 41c0-8 2-14 6-21s8-11 15-15 12-5 20-5c7 0 13 1 20 5 6 4 11 8 15 15s6 13 6 21c0 7-2 13-6 20s-9 11-15 15c-7 3-13 5-20 5-8 0-13-2-20-5-7-4-11-9-15-15-4-7-6-13-6-20z">
            <text:p/>
          </draw:path>
          <draw:path draw:style-name="gr4" draw:text-style-name="P2" draw:layer="TiM_B" svg:width="0.304cm" svg:height="0.304cm" svg:x="21.184cm" svg:y="26.517cm" svg:viewBox="0 0 305 305" svg:d="M0 152c0-28 7-52 21-76s31-42 56-56c24-14 48-20 76-20s52 6 76 20 42 32 56 56 20 48 20 76-6 51-20 76c-14 24-32 42-56 56s-48 21-76 21-52-7-76-21c-25-14-42-32-56-56-14-25-21-48-21-76z">
            <text:p/>
          </draw:path>
          <draw:path draw:style-name="gr4" draw:text-style-name="P2" draw:layer="TiM_B" svg:width="0.304cm" svg:height="0.304cm" svg:x="21.184cm" svg:y="20.421cm" svg:viewBox="0 0 305 305" svg:d="M0 152c0-28 7-52 21-76s31-42 56-56c24-14 48-20 76-20s52 6 76 20 42 32 56 56 20 48 20 76-6 52-20 77c-14 24-32 41-56 55s-48 21-76 21-52-7-76-21c-25-14-42-31-56-55-14-25-21-49-21-77z">
            <text:p/>
          </draw:path>
          <draw:path draw:style-name="gr4" draw:text-style-name="P2" draw:layer="TiM_B" svg:width="0.304cm" svg:height="0.304cm" svg:x="21.184cm" svg:y="21.945cm" svg:viewBox="0 0 305 305" svg:d="M0 152c0-28 7-52 21-76s31-42 56-56c24-14 48-20 76-20s52 6 76 20 42 32 56 56 20 48 20 76-6 52-20 77c-14 24-32 41-56 55s-48 21-76 21-52-7-76-21c-25-14-42-31-56-55-14-25-21-49-21-77z">
            <text:p/>
          </draw:path>
          <draw:path draw:style-name="gr4" draw:text-style-name="P2" draw:layer="TiM_B" svg:width="0.081cm" svg:height="0.08cm" svg:x="19.137cm" svg:y="16.596cm" svg:viewBox="0 0 82 81" svg:d="M0 41c0-8 2-14 6-21s8-11 15-15 12-5 20-5c7 0 13 1 20 5 6 4 11 8 15 15s6 13 6 21c0 7-2 13-6 20s-9 11-15 15c-7 3-13 5-20 5-8 0-13-2-20-5-7-4-11-9-15-15-4-7-6-13-6-20z">
            <text:p/>
          </draw:path>
          <draw:path draw:style-name="gr4" draw:text-style-name="P2" draw:layer="TiM_B" svg:width="0.304cm" svg:height="0.304cm" svg:x="21.184cm" svg:y="15.849cm" svg:viewBox="0 0 305 305" svg:d="M0 153c0-29 7-53 21-77 14-25 31-41 56-55 24-14 48-21 76-21s52 7 76 21 42 30 56 55c14 24 20 48 20 77 0 28-6 51-20 76-14 24-32 41-56 56-24 14-48 20-76 20s-52-6-76-20c-25-15-42-32-56-56-14-25-21-48-21-76z">
            <text:p/>
          </draw:path>
          <draw:path draw:style-name="gr4" draw:text-style-name="P2" draw:layer="TiM_B" svg:width="0.1cm" svg:height="0.1cm" svg:x="18.467cm" svg:y="20.904cm" svg:viewBox="0 0 101 101" svg:d="M0 50c0-9 2-17 7-25s10-14 18-19 16-6 26-6c9 0 17 1 25 6s14 11 19 19 6 15 6 25c0 9-1 18-6 26s-11 13-19 18-16 7-25 7c-10 0-18-2-26-7s-13-10-18-18-7-16-7-26z">
            <text:p/>
          </draw:path>
          <draw:path draw:style-name="gr4" draw:text-style-name="P2" draw:layer="TiM_B" svg:width="0.1cm" svg:height="0.1cm" svg:x="18.467cm" svg:y="21.412cm" svg:viewBox="0 0 101 101" svg:d="M0 50c0-9 2-17 7-25s10-14 18-19 16-6 26-6c9 0 17 1 25 6s14 11 19 19 6 15 6 25c0 9-1 18-6 26s-11 13-19 18-16 7-25 7c-10 0-18-2-26-7s-13-10-18-18-7-16-7-26z">
            <text:p/>
          </draw:path>
          <draw:path draw:style-name="gr4" draw:text-style-name="P2" draw:layer="TiM_B" svg:width="0.1cm" svg:height="0.1cm" svg:x="18.467cm" svg:y="21.158cm" svg:viewBox="0 0 101 101" svg:d="M0 50c0-9 2-17 7-25s10-14 18-19 16-6 26-6c9 0 17 1 25 6s14 11 19 19 6 15 6 25c0 9-1 18-6 26s-11 13-19 18-16 7-25 7c-10 0-18-2-26-7s-13-10-18-18-7-16-7-26z">
            <text:p/>
          </draw:path>
          <draw:path draw:style-name="gr4" draw:text-style-name="P2" draw:layer="TiM_B" svg:width="0.1cm" svg:height="0.1cm" svg:x="18.467cm" svg:y="22.174cm" svg:viewBox="0 0 101 101" svg:d="M0 50c0-9 2-17 7-25s10-14 18-19 16-6 26-6c9 0 17 1 25 6s14 11 19 19 6 15 6 25c0 9-1 18-6 26s-11 13-19 18-16 7-25 7c-10 0-18-2-26-7s-13-10-18-18-7-16-7-26z">
            <text:p/>
          </draw:path>
          <draw:path draw:style-name="gr4" draw:text-style-name="P2" draw:layer="TiM_B" svg:width="0.1cm" svg:height="0.1cm" svg:x="18.467cm" svg:y="21.92cm" svg:viewBox="0 0 101 101" svg:d="M0 50c0-9 2-17 7-25s10-14 18-19 16-6 26-6c9 0 17 1 25 6s14 11 19 19 6 15 6 25c0 9-1 18-6 26s-11 13-19 18-16 7-25 7c-10 0-18-2-26-7s-13-10-18-18-7-16-7-26z">
            <text:p/>
          </draw:path>
          <draw:path draw:style-name="gr4" draw:text-style-name="P2" draw:layer="TiM_B" svg:width="0.1cm" svg:height="0.1cm" svg:x="18.467cm" svg:y="21.666cm" svg:viewBox="0 0 101 101" svg:d="M0 50c0-9 2-17 7-25s10-14 18-19 16-6 26-6c9 0 17 1 25 6s14 11 19 19 6 15 6 25c0 9-1 18-6 26s-11 13-19 18-16 7-25 7c-10 0-18-2-26-7s-13-10-18-18-7-16-7-26z">
            <text:p/>
          </draw:path>
          <draw:path draw:style-name="gr4" draw:text-style-name="P2" draw:layer="TiM_B" svg:width="0.1cm" svg:height="0.1cm" svg:x="18.467cm" svg:y="20.65cm" svg:viewBox="0 0 101 101" svg:d="M0 50c0-9 2-17 7-25s10-14 18-19 16-6 26-6c9 0 17 1 25 6s14 11 19 19 6 15 6 25c0 9-1 18-6 26s-11 13-19 18-16 7-25 7c-10 0-18-2-26-7s-13-10-18-18-7-16-7-26z">
            <text:p/>
          </draw:path>
          <draw:path draw:style-name="gr4" draw:text-style-name="P2" draw:layer="TiM_B" svg:width="0.1cm" svg:height="0.1cm" svg:x="18.467cm" svg:y="20.396cm" svg:viewBox="0 0 101 101" svg:d="M0 50c0-9 2-17 7-25s10-14 18-19 16-6 26-6c9 0 17 1 25 6s14 11 19 19 6 15 6 25c0 9-1 18-6 26s-11 13-19 18-16 7-25 7c-10 0-18-2-26-7s-13-10-18-18-7-16-7-26z">
            <text:p/>
          </draw:path>
          <draw:path draw:style-name="gr4" draw:text-style-name="P2" draw:layer="TiM_B" svg:width="0.08cm" svg:height="0.08cm" svg:x="18.477cm" svg:y="16.596cm" svg:viewBox="0 0 81 81" svg:d="M0 41c0-8 1-14 5-21s8-11 15-15 13-5 21-5c7 0 13 1 20 5s11 8 15 15 5 13 5 21c0 7-1 13-5 20s-8 11-15 15-13 5-20 5c-8 0-14-1-21-5s-11-8-15-15-5-13-5-20z">
            <text:p/>
          </draw:path>
          <draw:path draw:style-name="gr4" draw:text-style-name="P2" draw:layer="TiM_B" svg:width="0.08cm" svg:height="0.08cm" svg:x="18.477cm" svg:y="16.85cm" svg:viewBox="0 0 81 81" svg:d="M0 41c0-8 1-14 5-21s8-11 15-15 13-5 21-5c7 0 13 1 20 5s11 8 15 15 5 13 5 21c0 7-1 13-5 20s-8 11-15 15-13 5-20 5c-8 0-14-1-21-5s-11-8-15-15-5-13-5-20z">
            <text:p/>
          </draw:path>
          <draw:path draw:style-name="gr4" draw:text-style-name="P2" draw:layer="TiM_B" svg:width="0.08cm" svg:height="0.08cm" svg:x="18.477cm" svg:y="24.216cm" svg:viewBox="0 0 81 81" svg:d="M0 40c0-7 1-13 5-20s8-11 15-15 13-5 21-5c7 0 13 1 20 5s11 8 15 15c3 7 5 12 5 20 0 7-1 14-5 21s-9 10-15 14c-7 3-13 6-20 6-8 0-14-3-21-6-7-4-11-7-15-14s-5-13-5-21z">
            <text:p/>
          </draw:path>
          <draw:path draw:style-name="gr4" draw:text-style-name="P2" draw:layer="TiM_B" svg:width="0.08cm" svg:height="0.08cm" svg:x="18.477cm" svg:y="24.47cm" svg:viewBox="0 0 81 81" svg:d="M0 40c0-7 1-13 5-20s8-11 15-15 13-5 21-5c7 0 13 1 20 5s11 8 15 15c3 7 5 12 5 20 0 7-1 14-5 21s-9 10-15 14c-7 3-13 6-20 6-8 0-14-3-21-6-7-4-11-7-15-14s-5-13-5-21z">
            <text:p/>
          </draw:path>
          <draw:path draw:style-name="gr4" draw:text-style-name="P2" draw:layer="TiM_B" svg:width="0.1cm" svg:height="0.1cm" svg:x="29.033cm" svg:y="27.025cm" svg:viewBox="0 0 101 101" svg:d="M0 51c0-10 2-18 7-26s10-13 18-18 16-7 26-7c9 0 17 2 25 7s14 10 19 18 6 16 6 26c0 9-1 17-6 25s-11 14-19 19-16 6-25 6c-10 0-18-1-26-6s-13-11-18-19-7-16-7-25z">
            <text:p/>
          </draw:path>
          <draw:path draw:style-name="gr4" draw:text-style-name="P2" draw:layer="TiM_B" svg:width="0.1cm" svg:height="0.1cm" svg:x="29.287cm" svg:y="27.025cm" svg:viewBox="0 0 101 101" svg:d="M0 51c0-10 2-18 7-26s10-13 18-18 16-7 26-7c9 0 17 2 25 7s14 10 19 18 6 16 6 26c0 9-1 17-6 25s-11 14-19 19-16 6-25 6c-10 0-18-1-26-6s-13-11-18-19-7-16-7-25z">
            <text:p/>
          </draw:path>
          <draw:path draw:style-name="gr4" draw:text-style-name="P2" draw:layer="TiM_B" svg:width="0.08cm" svg:height="0.08cm" svg:x="30.313cm" svg:y="27.035cm" svg:viewBox="0 0 81 81" svg:d="M0 41c0-8 1-14 5-21s8-11 15-15 13-5 21-5c7 0 13 1 20 5s11 8 15 15 5 13 5 21c0 7-1 13-5 20s-8 11-15 15-13 5-20 5c-8 0-14-1-21-5s-11-8-15-15-5-13-5-20z">
            <text:p/>
          </draw:path>
          <draw:path draw:style-name="gr4" draw:text-style-name="P2" draw:layer="TiM_B" svg:width="0.1cm" svg:height="0.1cm" svg:x="28.525cm" svg:y="27.025cm" svg:viewBox="0 0 101 101" svg:d="M0 51c0-10 2-18 7-26s10-13 18-18 16-7 26-7c9 0 17 2 25 7s14 10 19 18 6 16 6 26c0 9-1 17-6 25s-11 14-19 19-16 6-25 6c-10 0-18-1-26-6s-13-11-18-19-7-16-7-25z">
            <text:p/>
          </draw:path>
          <draw:path draw:style-name="gr4" draw:text-style-name="P2" draw:layer="TiM_B" svg:width="0.1cm" svg:height="0.1cm" svg:x="28.779cm" svg:y="27.025cm" svg:viewBox="0 0 101 101" svg:d="M0 51c0-10 2-18 7-26s10-13 18-18 16-7 26-7c9 0 17 2 25 7s14 10 19 18 6 16 6 26c0 9-1 17-6 25s-11 14-19 19-16 6-25 6c-10 0-18-1-26-6s-13-11-18-19-7-16-7-25z">
            <text:p/>
          </draw:path>
          <draw:path draw:style-name="gr3" draw:text-style-name="P1" draw:layer="TiM_B" svg:width="0.007cm" svg:height="0.024cm" svg:x="24.544cm" svg:y="27.076cm" svg:viewBox="0 0 8 25" svg:d="M0 25c0-8 1-14 5-21 1-1 2-3 3-4">
            <text:p/>
          </draw:path>
          <draw:line draw:style-name="gr3" draw:text-style-name="P1" draw:layer="TiM_B" svg:x1="24.544cm" svg:y1="27.201cm" svg:x2="24.544cm" svg:y2="27.226cm">
            <text:p/>
          </draw:line>
          <draw:polyline draw:style-name="gr3" draw:text-style-name="P1" draw:layer="TiM_B" svg:width="0cm" svg:height="-0.158cm" svg:x="24.544cm" svg:y="27.201cm" svg:viewBox="0 0 0 -159" draw:points="0,159 0,158 0,155 0,150 0,143 0,135 0,124 0,112 0,99 0,85 0,69 0,52 0,35 0,18 0,0">
            <text:p/>
          </draw:polyline>
          <draw:path draw:style-name="gr3" draw:text-style-name="P1" draw:layer="TiM_B" svg:width="0.007cm" svg:height="0.024cm" svg:x="24.544cm" svg:y="27.051cm" svg:viewBox="0 0 8 25" svg:d="M8 25c-1-2-2-3-3-5-4-7-5-13-5-20">
            <text:p/>
          </draw:path>
          <draw:line draw:style-name="gr3" draw:text-style-name="P1" draw:layer="TiM_B" svg:x1="24.489cm" svg:y1="27.042cm" svg:x2="24.535cm" svg:y2="27.042cm">
            <text:p/>
          </draw:line>
          <draw:path draw:style-name="gr3" draw:text-style-name="P1" draw:layer="TiM_B" svg:width="0.045cm" svg:height="0.006cm" svg:x="24.489cm" svg:y="27.042cm" svg:viewBox="0 0 46 7" svg:d="M46 0c-1 1-2 1-3 2-6 4-13 5-20 5-8 0-14-1-21-5-1-1-1-1-2-2">
            <text:p/>
          </draw:path>
          <draw:polyline draw:style-name="gr3" draw:text-style-name="P1" draw:layer="TiM_B" svg:width="0cm" svg:height="-0.158cm" svg:x="24.48cm" svg:y="27.201cm" svg:viewBox="0 0 0 -159" draw:points="0,0 0,18 0,35 0,52 0,69 0,85 0,99 0,112 0,124 0,135 0,143 0,150 0,155 0,158 0,159">
            <text:p/>
          </draw:polyline>
          <draw:line draw:style-name="gr3" draw:text-style-name="P1" draw:layer="TiM_B" svg:x1="24.48cm" svg:y1="27.226cm" svg:x2="24.48cm" svg:y2="27.201cm">
            <text:p/>
          </draw:line>
          <draw:path draw:style-name="gr3" draw:text-style-name="P1" draw:layer="TiM_B" svg:width="0.007cm" svg:height="0.049cm" svg:x="24.48cm" svg:y="27.051cm" svg:viewBox="0 0 8 50" svg:d="M0 0c1 1 2 3 3 4 4 7 5 13 5 21 0 7-1 13-5 20-1 2-2 3-3 5">
            <text:p/>
          </draw:path>
          <draw:path draw:style-name="gr4" draw:text-style-name="P2" draw:layer="TiM_B" svg:width="0.1cm" svg:height="0.1cm" svg:x="25.477cm" svg:y="27.025cm" svg:viewBox="0 0 101 101" svg:d="M0 51c0-10 2-18 7-26s10-13 18-18 16-7 26-7c9 0 17 2 25 7s14 10 19 18 6 16 6 26c0 9-1 17-6 25s-11 14-19 19-16 6-25 6c-10 0-18-1-26-6s-13-11-18-19-7-16-7-25z">
            <text:p/>
          </draw:path>
          <draw:path draw:style-name="gr4" draw:text-style-name="P2" draw:layer="TiM_B" svg:width="0.1cm" svg:height="0.1cm" svg:x="26.239cm" svg:y="27.025cm" svg:viewBox="0 0 101 101" svg:d="M0 51c0-10 2-18 7-26s10-13 18-18 16-7 26-7c9 0 17 2 25 7s14 10 19 18 6 16 6 26c0 9-1 17-6 25s-11 14-19 19-16 6-25 6c-10 0-18-1-26-6s-13-11-18-19-7-16-7-25z">
            <text:p/>
          </draw:path>
          <draw:path draw:style-name="gr4" draw:text-style-name="P2" draw:layer="TiM_B" svg:width="0.1cm" svg:height="0.1cm" svg:x="25.985cm" svg:y="27.025cm" svg:viewBox="0 0 101 101" svg:d="M0 51c0-10 2-18 7-26s10-13 18-18 16-7 26-7c9 0 17 2 25 7s14 10 19 18 6 16 6 26c0 9-1 17-6 25s-11 14-19 19-16 6-25 6c-10 0-18-1-26-6s-13-11-18-19-7-16-7-25z">
            <text:p/>
          </draw:path>
          <draw:path draw:style-name="gr4" draw:text-style-name="P2" draw:layer="TiM_B" svg:width="0.1cm" svg:height="0.1cm" svg:x="25.731cm" svg:y="27.025cm" svg:viewBox="0 0 101 101" svg:d="M0 51c0-10 2-18 7-26s10-13 18-18 16-7 26-7c9 0 17 2 25 7s14 10 19 18 6 16 6 26c0 9-1 17-6 25s-11 14-19 19-16 6-25 6c-10 0-18-1-26-6s-13-11-18-19-7-16-7-25z">
            <text:p/>
          </draw:path>
          <draw:path draw:style-name="gr3" draw:text-style-name="P1" draw:layer="TiM_B" svg:width="0.007cm" svg:height="0.024cm" svg:x="23.02cm" svg:y="27.076cm" svg:viewBox="0 0 8 25" svg:d="M0 25c0-8 1-14 5-21 1-1 2-3 3-4">
            <text:p/>
          </draw:path>
          <draw:line draw:style-name="gr3" draw:text-style-name="P1" draw:layer="TiM_B" svg:x1="23.02cm" svg:y1="27.201cm" svg:x2="23.02cm" svg:y2="27.226cm">
            <text:p/>
          </draw:line>
          <draw:polyline draw:style-name="gr3" draw:text-style-name="P1" draw:layer="TiM_B" svg:width="0cm" svg:height="-0.158cm" svg:x="23.02cm" svg:y="27.201cm" svg:viewBox="0 0 0 -159" draw:points="0,159 0,158 0,155 0,150 0,143 0,135 0,124 0,112 0,99 0,85 0,69 0,52 0,35 0,18 0,0">
            <text:p/>
          </draw:polyline>
          <draw:path draw:style-name="gr3" draw:text-style-name="P1" draw:layer="TiM_B" svg:width="0.007cm" svg:height="0.024cm" svg:x="23.02cm" svg:y="27.051cm" svg:viewBox="0 0 8 25" svg:d="M8 25c-1-2-2-3-3-5-4-7-5-13-5-20">
            <text:p/>
          </draw:path>
          <draw:line draw:style-name="gr3" draw:text-style-name="P1" draw:layer="TiM_B" svg:x1="22.965cm" svg:y1="27.042cm" svg:x2="23.011cm" svg:y2="27.042cm">
            <text:p/>
          </draw:line>
          <draw:path draw:style-name="gr3" draw:text-style-name="P1" draw:layer="TiM_B" svg:width="0.045cm" svg:height="0.006cm" svg:x="22.965cm" svg:y="27.042cm" svg:viewBox="0 0 46 7" svg:d="M46 0c-1 1-2 1-3 2-6 4-13 5-20 5-8 0-14-1-21-5-1-1-1-1-2-2">
            <text:p/>
          </draw:path>
          <draw:polyline draw:style-name="gr3" draw:text-style-name="P1" draw:layer="TiM_B" svg:width="0cm" svg:height="-0.158cm" svg:x="22.956cm" svg:y="27.201cm" svg:viewBox="0 0 0 -159" draw:points="0,0 0,18 0,35 0,52 0,69 0,85 0,99 0,112 0,124 0,135 0,143 0,150 0,155 0,158 0,159">
            <text:p/>
          </draw:polyline>
          <draw:line draw:style-name="gr3" draw:text-style-name="P1" draw:layer="TiM_B" svg:x1="22.956cm" svg:y1="27.226cm" svg:x2="22.956cm" svg:y2="27.201cm">
            <text:p/>
          </draw:line>
          <draw:path draw:style-name="gr3" draw:text-style-name="P1" draw:layer="TiM_B" svg:width="0.007cm" svg:height="0.049cm" svg:x="22.956cm" svg:y="27.051cm" svg:viewBox="0 0 8 50" svg:d="M0 0c1 1 2 3 3 4 4 7 5 13 5 21 0 7-1 13-5 20-1 2-2 3-3 5">
            <text:p/>
          </draw:path>
          <draw:path draw:style-name="gr3" draw:text-style-name="P1" draw:layer="TiM_B" svg:width="0.007cm" svg:height="0.024cm" svg:x="24.29cm" svg:y="27.076cm" svg:viewBox="0 0 8 25" svg:d="M0 25c0-8 1-14 5-21 1-1 2-3 3-4">
            <text:p/>
          </draw:path>
          <draw:line draw:style-name="gr3" draw:text-style-name="P1" draw:layer="TiM_B" svg:x1="24.29cm" svg:y1="27.201cm" svg:x2="24.29cm" svg:y2="27.226cm">
            <text:p/>
          </draw:line>
          <draw:polyline draw:style-name="gr3" draw:text-style-name="P1" draw:layer="TiM_B" svg:width="0cm" svg:height="-0.158cm" svg:x="24.29cm" svg:y="27.201cm" svg:viewBox="0 0 0 -159" draw:points="0,159 0,158 0,155 0,150 0,143 0,135 0,124 0,112 0,99 0,85 0,69 0,52 0,35 0,18 0,0">
            <text:p/>
          </draw:polyline>
          <draw:path draw:style-name="gr3" draw:text-style-name="P1" draw:layer="TiM_B" svg:width="0.007cm" svg:height="0.024cm" svg:x="24.29cm" svg:y="27.051cm" svg:viewBox="0 0 8 25" svg:d="M8 25c-1-2-2-3-3-5-4-7-5-13-5-20">
            <text:p/>
          </draw:path>
          <draw:line draw:style-name="gr3" draw:text-style-name="P1" draw:layer="TiM_B" svg:x1="24.235cm" svg:y1="27.042cm" svg:x2="24.281cm" svg:y2="27.042cm">
            <text:p/>
          </draw:line>
          <draw:path draw:style-name="gr3" draw:text-style-name="P1" draw:layer="TiM_B" svg:width="0.045cm" svg:height="0.006cm" svg:x="24.235cm" svg:y="27.042cm" svg:viewBox="0 0 46 7" svg:d="M46 0c-1 1-2 1-3 2-6 4-13 5-20 5-8 0-14-1-21-5-1-1-1-1-2-2">
            <text:p/>
          </draw:path>
          <draw:polyline draw:style-name="gr3" draw:text-style-name="P1" draw:layer="TiM_B" svg:width="0cm" svg:height="-0.158cm" svg:x="24.226cm" svg:y="27.201cm" svg:viewBox="0 0 0 -159" draw:points="0,0 0,18 0,35 0,52 0,69 0,85 0,99 0,112 0,124 0,135 0,143 0,150 0,155 0,158 0,159">
            <text:p/>
          </draw:polyline>
          <draw:line draw:style-name="gr3" draw:text-style-name="P1" draw:layer="TiM_B" svg:x1="24.226cm" svg:y1="27.226cm" svg:x2="24.226cm" svg:y2="27.201cm">
            <text:p/>
          </draw:line>
          <draw:path draw:style-name="gr3" draw:text-style-name="P1" draw:layer="TiM_B" svg:width="0.007cm" svg:height="0.049cm" svg:x="24.226cm" svg:y="27.051cm" svg:viewBox="0 0 8 50" svg:d="M0 0c1 1 2 3 3 4 4 7 5 13 5 21 0 7-1 13-5 20-1 2-2 3-3 5">
            <text:p/>
          </draw:path>
          <draw:path draw:style-name="gr3" draw:text-style-name="P1" draw:layer="TiM_B" svg:width="0.008cm" svg:height="0.024cm" svg:x="38.004cm" svg:y="27.076cm" svg:viewBox="0 0 9 25" svg:d="M0 25c0-8 2-14 6-21 1-1 2-3 3-4">
            <text:p/>
          </draw:path>
          <draw:polyline draw:style-name="gr3" draw:text-style-name="P1" draw:layer="TiM_B" svg:width="0cm" svg:height="-0.158cm" svg:x="38.004cm" svg:y="27.201cm" svg:viewBox="0 0 0 -159" draw:points="0,159 0,158 0,155 0,150 0,143 0,135 0,124 0,112 0,99 0,85 0,69 0,52 0,35 0,18 0,0">
            <text:p/>
          </draw:polyline>
          <draw:path draw:style-name="gr3" draw:text-style-name="P1" draw:layer="TiM_B" svg:width="0.008cm" svg:height="0.024cm" svg:x="38.004cm" svg:y="27.051cm" svg:viewBox="0 0 9 25" svg:d="M9 25c-1-2-2-3-3-5-4-7-6-13-6-20">
            <text:p/>
          </draw:path>
          <draw:line draw:style-name="gr3" draw:text-style-name="P1" draw:layer="TiM_B" svg:x1="37.949cm" svg:y1="27.042cm" svg:x2="37.995cm" svg:y2="27.042cm">
            <text:p/>
          </draw:line>
          <draw:path draw:style-name="gr3" draw:text-style-name="P1" draw:layer="TiM_B" svg:width="0.045cm" svg:height="0.006cm" svg:x="37.949cm" svg:y="27.042cm" svg:viewBox="0 0 46 7" svg:d="M46 0c-1 1-1 1-2 2-7 4-14 5-21 5-8 0-14-1-20-5-1-1-2-1-3-2">
            <text:p/>
          </draw:path>
          <draw:polyline draw:style-name="gr3" draw:text-style-name="P1" draw:layer="TiM_B" svg:width="0cm" svg:height="-0.158cm" svg:x="37.94cm" svg:y="27.201cm" svg:viewBox="0 0 0 -159" draw:points="0,0 0,18 0,35 0,52 0,69 0,85 0,99 0,112 0,124 0,135 0,143 0,150 0,155 0,158 0,159">
            <text:p/>
          </draw:polyline>
          <draw:path draw:style-name="gr3" draw:text-style-name="P1" draw:layer="TiM_B" svg:width="0.008cm" svg:height="0.049cm" svg:x="37.94cm" svg:y="27.051cm" svg:viewBox="0 0 9 50" svg:d="M0 0c1 1 2 3 3 4 4 7 6 13 6 21 0 7-2 13-6 20-1 2-2 3-3 5">
            <text:p/>
          </draw:path>
          <draw:path draw:style-name="gr4" draw:text-style-name="P2" draw:layer="TiM_B" svg:width="0.08cm" svg:height="0.08cm" svg:x="30.566cm" svg:y="27.035cm" svg:viewBox="0 0 81 81" svg:d="M0 41c0-8 1-14 5-21s8-11 15-15 12-5 20-5c7 0 14 1 21 5s11 8 15 15 5 13 5 21c0 7-1 13-5 20s-8 11-15 15-13 5-21 5c-7 0-13-1-20-5s-11-8-15-15-5-13-5-20z">
            <text:p/>
          </draw:path>
          <draw:path draw:style-name="gr3" draw:text-style-name="P1" draw:layer="TiM_B" svg:width="0.007cm" svg:height="0.024cm" svg:x="22.766cm" svg:y="27.076cm" svg:viewBox="0 0 8 25" svg:d="M0 25c0-8 1-14 5-21 1-1 2-3 3-4">
            <text:p/>
          </draw:path>
          <draw:line draw:style-name="gr3" draw:text-style-name="P1" draw:layer="TiM_B" svg:x1="22.766cm" svg:y1="27.201cm" svg:x2="22.766cm" svg:y2="27.226cm">
            <text:p/>
          </draw:line>
          <draw:polyline draw:style-name="gr3" draw:text-style-name="P1" draw:layer="TiM_B" svg:width="0cm" svg:height="-0.158cm" svg:x="22.766cm" svg:y="27.201cm" svg:viewBox="0 0 0 -159" draw:points="0,159 0,158 0,155 0,150 0,143 0,135 0,124 0,112 0,99 0,85 0,69 0,52 0,35 0,18 0,0">
            <text:p/>
          </draw:polyline>
          <draw:path draw:style-name="gr3" draw:text-style-name="P1" draw:layer="TiM_B" svg:width="0.007cm" svg:height="0.024cm" svg:x="22.766cm" svg:y="27.051cm" svg:viewBox="0 0 8 25" svg:d="M8 25c-1-2-2-3-3-5-4-7-5-13-5-20">
            <text:p/>
          </draw:path>
          <draw:line draw:style-name="gr3" draw:text-style-name="P1" draw:layer="TiM_B" svg:x1="22.711cm" svg:y1="27.042cm" svg:x2="22.757cm" svg:y2="27.042cm">
            <text:p/>
          </draw:line>
          <draw:path draw:style-name="gr3" draw:text-style-name="P1" draw:layer="TiM_B" svg:width="0.045cm" svg:height="0.006cm" svg:x="22.711cm" svg:y="27.042cm" svg:viewBox="0 0 46 7" svg:d="M46 0c-1 1-2 1-3 2-6 4-13 5-20 5-8 0-14-1-21-5-1-1-1-1-2-2">
            <text:p/>
          </draw:path>
          <draw:polyline draw:style-name="gr3" draw:text-style-name="P1" draw:layer="TiM_B" svg:width="0cm" svg:height="-0.158cm" svg:x="22.702cm" svg:y="27.201cm" svg:viewBox="0 0 0 -159" draw:points="0,0 0,18 0,35 0,52 0,69 0,85 0,99 0,112 0,124 0,135 0,143 0,150 0,155 0,158 0,159">
            <text:p/>
          </draw:polyline>
          <draw:line draw:style-name="gr3" draw:text-style-name="P1" draw:layer="TiM_B" svg:x1="22.702cm" svg:y1="27.226cm" svg:x2="22.702cm" svg:y2="27.201cm">
            <text:p/>
          </draw:line>
          <draw:path draw:style-name="gr3" draw:text-style-name="P1" draw:layer="TiM_B" svg:width="0.007cm" svg:height="0.049cm" svg:x="22.702cm" svg:y="27.051cm" svg:viewBox="0 0 8 50" svg:d="M0 0c1 1 2 3 3 4 4 7 5 13 5 21 0 7-1 13-5 20-1 2-2 3-3 5">
            <text:p/>
          </draw:path>
          <draw:path draw:style-name="gr3" draw:text-style-name="P1" draw:layer="TiM_B" svg:width="0.008cm" svg:height="0.024cm" svg:x="38.258cm" svg:y="27.076cm" svg:viewBox="0 0 9 25" svg:d="M0 25c0-8 2-14 6-21 1-1 2-3 3-4">
            <text:p/>
          </draw:path>
          <draw:polyline draw:style-name="gr3" draw:text-style-name="P1" draw:layer="TiM_B" svg:width="0cm" svg:height="-0.158cm" svg:x="38.258cm" svg:y="27.201cm" svg:viewBox="0 0 0 -159" draw:points="0,159 0,158 0,155 0,150 0,143 0,135 0,124 0,112 0,99 0,85 0,69 0,52 0,35 0,18 0,0">
            <text:p/>
          </draw:polyline>
          <draw:path draw:style-name="gr3" draw:text-style-name="P1" draw:layer="TiM_B" svg:width="0.008cm" svg:height="0.024cm" svg:x="38.258cm" svg:y="27.051cm" svg:viewBox="0 0 9 25" svg:d="M9 25c-1-2-2-3-3-5-4-7-6-13-6-20">
            <text:p/>
          </draw:path>
          <draw:line draw:style-name="gr3" draw:text-style-name="P1" draw:layer="TiM_B" svg:x1="38.203cm" svg:y1="27.042cm" svg:x2="38.249cm" svg:y2="27.042cm">
            <text:p/>
          </draw:line>
          <draw:path draw:style-name="gr3" draw:text-style-name="P1" draw:layer="TiM_B" svg:width="0.045cm" svg:height="0.006cm" svg:x="38.203cm" svg:y="27.042cm" svg:viewBox="0 0 46 7" svg:d="M46 0c-1 1-1 1-2 2-7 4-14 5-21 5-8 0-14-1-20-5-1-1-2-1-3-2">
            <text:p/>
          </draw:path>
          <draw:polyline draw:style-name="gr3" draw:text-style-name="P1" draw:layer="TiM_B" svg:width="0cm" svg:height="-0.158cm" svg:x="38.194cm" svg:y="27.201cm" svg:viewBox="0 0 0 -159" draw:points="0,0 0,18 0,35 0,52 0,69 0,85 0,99 0,112 0,124 0,135 0,143 0,150 0,155 0,158 0,159">
            <text:p/>
          </draw:polyline>
          <draw:path draw:style-name="gr3" draw:text-style-name="P1" draw:layer="TiM_B" svg:width="0.008cm" svg:height="0.049cm" svg:x="38.194cm" svg:y="27.051cm" svg:viewBox="0 0 9 50" svg:d="M0 0c1 1 2 3 3 4 4 7 6 13 6 21 0 7-2 13-6 20-1 2-2 3-3 5">
            <text:p/>
          </draw:path>
          <draw:path draw:style-name="gr4" draw:text-style-name="P2" draw:layer="TiM_B" svg:width="0.08cm" svg:height="0.08cm" svg:x="42.275cm" svg:y="24.47cm" svg:viewBox="0 0 81 81" svg:d="M0 40c0-7 1-13 5-20s8-11 15-15 12-5 20-5c7 0 14 1 21 5s11 8 15 15c3 7 5 12 5 20 0 7-1 14-5 21s-9 10-15 14c-7 3-13 6-21 6-7 0-13-3-20-6-7-4-11-7-15-14s-5-13-5-21z">
            <text:p/>
          </draw:path>
          <draw:path draw:style-name="gr4" draw:text-style-name="P2" draw:layer="TiM_B" svg:width="0.08cm" svg:height="0.08cm" svg:x="42.275cm" svg:y="24.216cm" svg:viewBox="0 0 81 81" svg:d="M0 40c0-7 1-13 5-20s8-11 15-15 12-5 20-5c7 0 14 1 21 5s11 8 15 15c3 7 5 12 5 20 0 7-1 14-5 21s-9 10-15 14c-7 3-13 6-21 6-7 0-13-3-20-6-7-4-11-7-15-14s-5-13-5-21z">
            <text:p/>
          </draw:path>
          <draw:path draw:style-name="gr4" draw:text-style-name="P2" draw:layer="TiM_B" svg:width="0.08cm" svg:height="0.08cm" svg:x="42.275cm" svg:y="16.596cm" svg:viewBox="0 0 81 81" svg:d="M0 41c0-8 1-14 5-21s8-11 15-15 12-5 20-5c7 0 14 1 21 5s11 8 15 15 5 13 5 21c0 7-1 13-5 20s-8 11-15 15-13 5-21 5c-7 0-13-1-20-5s-11-8-15-15-5-13-5-20z">
            <text:p/>
          </draw:path>
          <draw:path draw:style-name="gr4" draw:text-style-name="P2" draw:layer="TiM_B" svg:width="0.08cm" svg:height="0.08cm" svg:x="42.275cm" svg:y="16.85cm" svg:viewBox="0 0 81 81" svg:d="M0 41c0-8 1-14 5-21s8-11 15-15 12-5 20-5c7 0 14 1 21 5s11 8 15 15 5 13 5 21c0 7-1 13-5 20s-8 11-15 15-13 5-21 5c-7 0-13-1-20-5s-11-8-15-15-5-13-5-20z">
            <text:p/>
          </draw:path>
          <draw:line draw:style-name="gr3" draw:text-style-name="P1" draw:layer="TiM_B" svg:x1="23.011cm" svg:y1="27.042cm" svg:x2="23.02cm" svg:y2="27.042cm">
            <text:p/>
          </draw:line>
          <draw:line draw:style-name="gr3" draw:text-style-name="P1" draw:layer="TiM_B" svg:x1="22.956cm" svg:y1="27.042cm" svg:x2="22.965cm" svg:y2="27.042cm">
            <text:p/>
          </draw:line>
          <draw:line draw:style-name="gr3" draw:text-style-name="P1" draw:layer="TiM_B" svg:x1="24.281cm" svg:y1="27.042cm" svg:x2="24.29cm" svg:y2="27.042cm">
            <text:p/>
          </draw:line>
          <draw:line draw:style-name="gr3" draw:text-style-name="P1" draw:layer="TiM_B" svg:x1="24.226cm" svg:y1="27.042cm" svg:x2="24.235cm" svg:y2="27.042cm">
            <text:p/>
          </draw:line>
          <draw:line draw:style-name="gr3" draw:text-style-name="P1" draw:layer="TiM_B" svg:x1="24.535cm" svg:y1="27.042cm" svg:x2="24.544cm" svg:y2="27.042cm">
            <text:p/>
          </draw:line>
          <draw:line draw:style-name="gr3" draw:text-style-name="P1" draw:layer="TiM_B" svg:x1="24.48cm" svg:y1="27.042cm" svg:x2="24.489cm" svg:y2="27.042cm">
            <text:p/>
          </draw:line>
          <draw:line draw:style-name="gr3" draw:text-style-name="P1" draw:layer="TiM_B" svg:x1="22.757cm" svg:y1="27.042cm" svg:x2="22.766cm" svg:y2="27.042cm">
            <text:p/>
          </draw:line>
          <draw:line draw:style-name="gr3" draw:text-style-name="P1" draw:layer="TiM_B" svg:x1="22.702cm" svg:y1="27.042cm" svg:x2="22.711cm" svg:y2="27.042cm">
            <text:p/>
          </draw:line>
          <draw:line draw:style-name="gr3" draw:text-style-name="P1" draw:layer="TiM_B" svg:x1="37.995cm" svg:y1="27.042cm" svg:x2="38.004cm" svg:y2="27.042cm">
            <text:p/>
          </draw:line>
          <draw:line draw:style-name="gr3" draw:text-style-name="P1" draw:layer="TiM_B" svg:x1="37.94cm" svg:y1="27.042cm" svg:x2="37.949cm" svg:y2="27.042cm">
            <text:p/>
          </draw:line>
          <draw:line draw:style-name="gr3" draw:text-style-name="P1" draw:layer="TiM_B" svg:x1="38.249cm" svg:y1="27.042cm" svg:x2="38.258cm" svg:y2="27.042cm">
            <text:p/>
          </draw:line>
          <draw:line draw:style-name="gr3" draw:text-style-name="P1" draw:layer="TiM_B" svg:x1="38.194cm" svg:y1="27.042cm" svg:x2="38.203cm" svg:y2="27.042cm">
            <text:p/>
          </draw:line>
          <draw:polyline draw:style-name="gr3" draw:text-style-name="P1" draw:layer="TiM_B" svg:width="0.017cm" svg:height="0cm" svg:x="20.165cm" svg:y="14.359cm" svg:viewBox="0 0 18 0" draw:points="18,0 18,0 17,0 17,0 16,0 15,0 14,0 13,0 11,0 10,0 8,0 6,0 4,0 2,0 0,0">
            <text:p/>
          </draw:polyline>
          <draw:line draw:style-name="gr3" draw:text-style-name="P1" draw:layer="TiM_B" svg:x1="20.183cm" svg:y1="14.359cm" svg:x2="20.183cm" svg:y2="14.599cm">
            <text:p/>
          </draw:line>
          <draw:polyline draw:style-name="gr3" draw:text-style-name="P1" draw:layer="TiM_B" svg:width="0.017cm" svg:height="0cm" svg:x="20.165cm" svg:y="14.599cm" svg:viewBox="0 0 18 0" draw:points="18,0 18,0 17,0 17,0 16,0 15,0 14,0 13,0 11,0 10,0 8,0 6,0 4,0 2,0 0,0">
            <text:p/>
          </draw:polyline>
          <draw:polyline draw:style-name="gr3" draw:text-style-name="P1" draw:layer="TiM_B" svg:width="0.016cm" svg:height="0cm" svg:x="19.443cm" svg:y="14.359cm" svg:viewBox="0 0 17 0" draw:points="17,0 15,0 14,0 12,0 10,0 8,0 6,0 5,0 4,0 3,0 2,0 1,0 0,0 0,0 0,0">
            <text:p/>
          </draw:polyline>
          <draw:line draw:style-name="gr3" draw:text-style-name="P1" draw:layer="TiM_B" svg:x1="19.443cm" svg:y1="14.359cm" svg:x2="19.443cm" svg:y2="14.423cm">
            <text:p/>
          </draw:line>
          <draw:line draw:style-name="gr3" draw:text-style-name="P1" draw:layer="TiM_B" svg:x1="19.443cm" svg:y1="14.426cm" svg:x2="19.443cm" svg:y2="14.532cm">
            <text:p/>
          </draw:line>
          <draw:line draw:style-name="gr3" draw:text-style-name="P1" draw:layer="TiM_B" svg:x1="19.443cm" svg:y1="14.534cm" svg:x2="19.443cm" svg:y2="14.599cm">
            <text:p/>
          </draw:line>
          <draw:polyline draw:style-name="gr3" draw:text-style-name="P1" draw:layer="TiM_B" svg:width="0.016cm" svg:height="0cm" svg:x="19.443cm" svg:y="14.599cm" svg:viewBox="0 0 17 0" draw:points="17,0 15,0 14,0 12,0 10,0 8,0 6,0 5,0 4,0 3,0 2,0 1,0 0,0 0,0 0,0">
            <text:p/>
          </draw:polyline>
          <draw:polyline draw:style-name="gr3" draw:text-style-name="P1" draw:layer="TiM_B" svg:width="0.016cm" svg:height="0cm" svg:x="19.443cm" svg:y="3.691cm" svg:viewBox="0 0 17 0" draw:points="17,0 15,0 14,0 12,0 10,0 8,0 6,0 5,0 4,0 3,0 2,0 1,0 0,0 0,0 0,0">
            <text:p/>
          </draw:polyline>
          <draw:line draw:style-name="gr3" draw:text-style-name="P1" draw:layer="TiM_B" svg:x1="19.443cm" svg:y1="3.758cm" svg:x2="19.443cm" svg:y2="3.864cm">
            <text:p/>
          </draw:line>
          <draw:polyline draw:style-name="gr3" draw:text-style-name="P1" draw:layer="TiM_B" svg:width="0.016cm" svg:height="0cm" svg:x="19.443cm" svg:y="3.931cm" svg:viewBox="0 0 17 0" draw:points="17,0 15,0 14,0 12,0 10,0 8,0 6,0 5,0 4,0 3,0 2,0 1,0 0,0 0,0 0,0">
            <text:p/>
          </draw:polyline>
          <draw:polyline draw:style-name="gr3" draw:text-style-name="P1" draw:layer="TiM_B" svg:width="0.017cm" svg:height="0cm" svg:x="20.165cm" svg:y="3.691cm" svg:viewBox="0 0 18 0" draw:points="18,0 18,0 17,0 17,0 16,0 15,0 14,0 13,0 11,0 10,0 8,0 6,0 4,0 2,0 0,0">
            <text:p/>
          </draw:polyline>
          <draw:line draw:style-name="gr3" draw:text-style-name="P1" draw:layer="TiM_B" svg:x1="20.183cm" svg:y1="3.691cm" svg:x2="20.183cm" svg:y2="3.931cm">
            <text:p/>
          </draw:line>
          <draw:polyline draw:style-name="gr3" draw:text-style-name="P1" draw:layer="TiM_B" svg:width="0.017cm" svg:height="0cm" svg:x="20.165cm" svg:y="3.931cm" svg:viewBox="0 0 18 0" draw:points="18,0 18,0 17,0 17,0 16,0 15,0 14,0 13,0 11,0 10,0 8,0 6,0 4,0 2,0 0,0">
            <text:p/>
          </draw:polyline>
          <draw:line draw:style-name="gr3" draw:text-style-name="P1" draw:layer="TiM_B" svg:x1="24.639cm" svg:y1="15.065cm" svg:x2="24.639cm" svg:y2="15.035cm">
            <text:p/>
          </draw:line>
          <draw:line draw:style-name="gr3" draw:text-style-name="P1" draw:layer="TiM_B" svg:x1="24.639cm" svg:y1="15.264cm" svg:x2="24.639cm" svg:y2="15.065cm">
            <text:p/>
          </draw:line>
          <draw:line draw:style-name="gr3" draw:text-style-name="P1" draw:layer="TiM_B" svg:x1="24.639cm" svg:y1="15.035cm" svg:x2="24.639cm" svg:y2="15.065cm">
            <text:p/>
          </draw:line>
          <draw:line draw:style-name="gr3" draw:text-style-name="P1" draw:layer="TiM_B" svg:x1="24.385cm" svg:y1="15.035cm" svg:x2="24.385cm" svg:y2="15.065cm">
            <text:p/>
          </draw:line>
          <draw:line draw:style-name="gr3" draw:text-style-name="P1" draw:layer="TiM_B" svg:x1="23.115cm" svg:y1="15.065cm" svg:x2="23.115cm" svg:y2="15.035cm">
            <text:p/>
          </draw:line>
          <draw:line draw:style-name="gr3" draw:text-style-name="P1" draw:layer="TiM_B" svg:x1="23.115cm" svg:y1="15.264cm" svg:x2="23.115cm" svg:y2="15.065cm">
            <text:p/>
          </draw:line>
          <draw:line draw:style-name="gr3" draw:text-style-name="P1" draw:layer="TiM_B" svg:x1="23.115cm" svg:y1="15.035cm" svg:x2="23.115cm" svg:y2="15.065cm">
            <text:p/>
          </draw:line>
          <draw:line draw:style-name="gr3" draw:text-style-name="P1" draw:layer="TiM_B" svg:x1="22.861cm" svg:y1="15.035cm" svg:x2="22.861cm" svg:y2="15.065cm">
            <text:p/>
          </draw:line>
          <draw:line draw:style-name="gr3" draw:text-style-name="P1" draw:layer="TiM_B" svg:x1="24.131cm" svg:y1="15.065cm" svg:x2="24.131cm" svg:y2="15.035cm">
            <text:p/>
          </draw:line>
          <draw:line draw:style-name="gr3" draw:text-style-name="P1" draw:layer="TiM_B" svg:x1="24.131cm" svg:y1="15.065cm" svg:x2="24.131cm" svg:y2="15.264cm">
            <text:p/>
          </draw:line>
          <draw:line draw:style-name="gr3" draw:text-style-name="P1" draw:layer="TiM_B" svg:x1="38.099cm" svg:y1="15.035cm" svg:x2="38.099cm" svg:y2="15.065cm">
            <text:p/>
          </draw:line>
          <draw:line draw:style-name="gr3" draw:text-style-name="P1" draw:layer="TiM_B" svg:x1="37.845cm" svg:y1="15.065cm" svg:x2="37.845cm" svg:y2="15.035cm">
            <text:p/>
          </draw:line>
          <draw:line draw:style-name="gr3" draw:text-style-name="P1" draw:layer="TiM_B" svg:x1="37.845cm" svg:y1="15.065cm" svg:x2="37.845cm" svg:y2="15.264cm">
            <text:p/>
          </draw:line>
          <draw:line draw:style-name="gr3" draw:text-style-name="P1" draw:layer="TiM_B" svg:x1="22.607cm" svg:y1="15.065cm" svg:x2="22.607cm" svg:y2="15.035cm">
            <text:p/>
          </draw:line>
          <draw:line draw:style-name="gr3" draw:text-style-name="P1" draw:layer="TiM_B" svg:x1="22.607cm" svg:y1="15.065cm" svg:x2="22.607cm" svg:y2="15.264cm">
            <text:p/>
          </draw:line>
          <draw:line draw:style-name="gr3" draw:text-style-name="P1" draw:layer="TiM_B" svg:x1="38.353cm" svg:y1="15.065cm" svg:x2="38.353cm" svg:y2="15.035cm">
            <text:p/>
          </draw:line>
          <draw:line draw:style-name="gr3" draw:text-style-name="P1" draw:layer="TiM_B" svg:x1="38.353cm" svg:y1="15.264cm" svg:x2="38.353cm" svg:y2="15.065cm">
            <text:p/>
          </draw:line>
          <draw:line draw:style-name="gr3" draw:text-style-name="P1" draw:layer="TiM_B" svg:x1="38.353cm" svg:y1="15.035cm" svg:x2="38.353cm" svg:y2="15.065cm">
            <text:p/>
          </draw:line>
          <draw:polyline draw:style-name="gr3" draw:text-style-name="P1" draw:layer="TiM_B" svg:width="0.017cm" svg:height="0cm" svg:x="20.165cm" svg:y="26.549cm" svg:viewBox="0 0 18 0" draw:points="18,0 18,0 17,0 17,0 16,0 15,0 14,0 13,0 11,0 10,0 8,0 6,0 4,0 2,0 0,0">
            <text:p/>
          </draw:polyline>
          <draw:line draw:style-name="gr3" draw:text-style-name="P1" draw:layer="TiM_B" svg:x1="20.183cm" svg:y1="26.549cm" svg:x2="20.183cm" svg:y2="26.789cm">
            <text:p/>
          </draw:line>
          <draw:polyline draw:style-name="gr3" draw:text-style-name="P1" draw:layer="TiM_B" svg:width="0.017cm" svg:height="0cm" svg:x="20.165cm" svg:y="26.789cm" svg:viewBox="0 0 18 0" draw:points="18,0 18,0 17,0 17,0 16,0 15,0 14,0 13,0 11,0 10,0 8,0 6,0 4,0 2,0 0,0">
            <text:p/>
          </draw:polyline>
          <draw:polyline draw:style-name="gr3" draw:text-style-name="P1" draw:layer="TiM_B" svg:width="0.016cm" svg:height="0cm" svg:x="19.443cm" svg:y="26.549cm" svg:viewBox="0 0 17 0" draw:points="17,0 15,0 14,0 12,0 10,0 8,0 6,0 5,0 4,0 3,0 2,0 1,0 0,0 0,0 0,0">
            <text:p/>
          </draw:polyline>
          <draw:line draw:style-name="gr3" draw:text-style-name="P1" draw:layer="TiM_B" svg:x1="19.443cm" svg:y1="26.549cm" svg:x2="19.443cm" svg:y2="26.614cm">
            <text:p/>
          </draw:line>
          <draw:line draw:style-name="gr3" draw:text-style-name="P1" draw:layer="TiM_B" svg:x1="19.443cm" svg:y1="26.616cm" svg:x2="19.443cm" svg:y2="26.722cm">
            <text:p/>
          </draw:line>
          <draw:line draw:style-name="gr3" draw:text-style-name="P1" draw:layer="TiM_B" svg:x1="19.443cm" svg:y1="26.724cm" svg:x2="19.443cm" svg:y2="26.789cm">
            <text:p/>
          </draw:line>
          <draw:polyline draw:style-name="gr3" draw:text-style-name="P1" draw:layer="TiM_B" svg:width="0.016cm" svg:height="0cm" svg:x="19.443cm" svg:y="26.789cm" svg:viewBox="0 0 17 0" draw:points="17,0 15,0 14,0 12,0 10,0 8,0 6,0 5,0 4,0 3,0 2,0 1,0 0,0 0,0 0,0">
            <text:p/>
          </draw:polyline>
          <draw:polyline draw:style-name="gr3" draw:text-style-name="P1" draw:layer="TiM_B" svg:width="0.016cm" svg:height="0cm" svg:x="19.443cm" svg:y="15.882cm" svg:viewBox="0 0 17 0" draw:points="17,0 15,0 14,0 12,0 10,0 8,0 6,0 5,0 4,0 3,0 2,0 1,0 0,0 0,0 0,0">
            <text:p/>
          </draw:polyline>
          <draw:line draw:style-name="gr3" draw:text-style-name="P1" draw:layer="TiM_B" svg:x1="19.443cm" svg:y1="15.882cm" svg:x2="19.443cm" svg:y2="15.946cm">
            <text:p/>
          </draw:line>
          <draw:line draw:style-name="gr3" draw:text-style-name="P1" draw:layer="TiM_B" svg:x1="19.443cm" svg:y1="15.949cm" svg:x2="19.443cm" svg:y2="16.055cm">
            <text:p/>
          </draw:line>
          <draw:line draw:style-name="gr3" draw:text-style-name="P1" draw:layer="TiM_B" svg:x1="19.443cm" svg:y1="16.057cm" svg:x2="19.443cm" svg:y2="16.122cm">
            <text:p/>
          </draw:line>
          <draw:polyline draw:style-name="gr3" draw:text-style-name="P1" draw:layer="TiM_B" svg:width="0.016cm" svg:height="0cm" svg:x="19.443cm" svg:y="16.122cm" svg:viewBox="0 0 17 0" draw:points="17,0 15,0 14,0 12,0 10,0 8,0 6,0 5,0 4,0 3,0 2,0 1,0 0,0 0,0 0,0">
            <text:p/>
          </draw:polyline>
          <draw:polyline draw:style-name="gr3" draw:text-style-name="P1" draw:layer="TiM_B" svg:width="0.017cm" svg:height="0cm" svg:x="20.165cm" svg:y="15.882cm" svg:viewBox="0 0 18 0" draw:points="18,0 18,0 17,0 17,0 16,0 15,0 14,0 13,0 11,0 10,0 8,0 6,0 4,0 2,0 0,0">
            <text:p/>
          </draw:polyline>
          <draw:line draw:style-name="gr3" draw:text-style-name="P1" draw:layer="TiM_B" svg:x1="20.183cm" svg:y1="15.882cm" svg:x2="20.183cm" svg:y2="16.122cm">
            <text:p/>
          </draw:line>
          <draw:polyline draw:style-name="gr3" draw:text-style-name="P1" draw:layer="TiM_B" svg:width="0.017cm" svg:height="0cm" svg:x="20.165cm" svg:y="16.122cm" svg:viewBox="0 0 18 0" draw:points="18,0 18,0 17,0 17,0 16,0 15,0 14,0 13,0 11,0 10,0 8,0 6,0 4,0 2,0 0,0">
            <text:p/>
          </draw:polyline>
          <draw:path draw:style-name="gr3" draw:text-style-name="P1" draw:layer="TiM_B" svg:width="0.017cm" svg:height="0.001cm" svg:x="20.165cm" svg:y="14.407cm" svg:viewBox="0 0 18 2" svg:d="M0 0c5 0 10 1 13 1s5 1 5 1">
            <text:p/>
          </draw:path>
          <draw:line draw:style-name="gr3" draw:text-style-name="P1" draw:layer="TiM_B" svg:x1="20.165cm" svg:y1="14.359cm" svg:x2="20.165cm" svg:y2="14.407cm">
            <text:p/>
          </draw:line>
          <draw:line draw:style-name="gr3" draw:text-style-name="P1" draw:layer="TiM_B" svg:x1="20.183cm" svg:y1="14.359cm" svg:x2="20.183cm" svg:y2="14.409cm">
            <text:p/>
          </draw:line>
          <draw:polygon draw:style-name="gr4" draw:text-style-name="P2" draw:layer="TiM_B" svg:width="0cm" svg:height="0cm" svg:x="20.183cm" svg:y="14.409cm" svg:viewBox="0 0 0 0" draw:points="0,0">
            <text:p/>
          </draw:polygon>
          <draw:line draw:style-name="gr3" draw:text-style-name="P1" draw:layer="TiM_B" svg:x1="20.183cm" svg:y1="14.548cm" svg:x2="20.183cm" svg:y2="14.599cm">
            <text:p/>
          </draw:line>
          <draw:polygon draw:style-name="gr4" draw:text-style-name="P2" draw:layer="TiM_B" svg:width="0cm" svg:height="0cm" svg:x="20.183cm" svg:y="14.548cm" svg:viewBox="0 0 0 0" draw:points="0,0">
            <text:p/>
          </draw:polygon>
          <draw:line draw:style-name="gr3" draw:text-style-name="P1" draw:layer="TiM_B" svg:x1="20.183cm" svg:y1="14.538cm" svg:x2="20.183cm" svg:y2="14.548cm">
            <text:p/>
          </draw:line>
          <draw:polyline draw:style-name="gr3" draw:text-style-name="P1" draw:layer="TiM_B" svg:width="0cm" svg:height="-0.013cm" svg:x="20.183cm" svg:y="14.538cm" svg:viewBox="0 0 0 -14" draw:points="0,14 0,13 0,11 0,10 0,8 0,7 0,6 0,5 0,4 0,3 0,2 0,1 0,0 0,0 0,0">
            <text:p/>
          </draw:polyline>
          <draw:line draw:style-name="gr3" draw:text-style-name="P1" draw:layer="TiM_B" svg:x1="20.183cm" svg:y1="14.434cm" svg:x2="20.183cm" svg:y2="14.524cm">
            <text:p/>
          </draw:line>
          <draw:polyline draw:style-name="gr3" draw:text-style-name="P1" draw:layer="TiM_B" svg:width="0cm" svg:height="-0.014cm" svg:x="20.183cm" svg:y="14.434cm" svg:viewBox="0 0 0 -15" draw:points="0,15 0,15 0,15 0,14 0,13 0,12 0,11 0,10 0,9 0,8 0,6 0,5 0,3 0,2 0,0">
            <text:p/>
          </draw:polyline>
          <draw:line draw:style-name="gr3" draw:text-style-name="P1" draw:layer="TiM_B" svg:x1="20.183cm" svg:y1="14.409cm" svg:x2="20.183cm" svg:y2="14.419cm">
            <text:p/>
          </draw:line>
          <draw:line draw:style-name="gr3" draw:text-style-name="P1" draw:layer="TiM_B" svg:x1="20.165cm" svg:y1="14.26cm" svg:x2="20.165cm" svg:y2="14.359cm">
            <text:p/>
          </draw:line>
          <draw:line draw:style-name="gr3" draw:text-style-name="P1" draw:layer="TiM_B" svg:x1="20.165cm" svg:y1="14.256cm" svg:x2="20.165cm" svg:y2="14.26cm">
            <text:p/>
          </draw:line>
          <draw:path draw:style-name="gr3" draw:text-style-name="P1" draw:layer="TiM_B" svg:width="0.002cm" svg:height="0cm" svg:x="20.165cm" svg:y="14.409cm" svg:viewBox="0 0 3 0" svg:d="M3 0h-1c-1 0-1 0-1 0h-1">
            <text:p/>
          </draw:path>
          <draw:polygon draw:style-name="gr4" draw:text-style-name="P2" draw:layer="TiM_B" svg:width="0cm" svg:height="0cm" svg:x="20.168cm" svg:y="14.409cm" svg:viewBox="0 0 0 0" draw:points="0,0">
            <text:p/>
          </draw:polygon>
          <draw:line draw:style-name="gr3" draw:text-style-name="P1" draw:layer="TiM_B" svg:x1="20.168cm" svg:y1="14.419cm" svg:x2="20.168cm" svg:y2="14.409cm">
            <text:p/>
          </draw:line>
          <draw:polyline draw:style-name="gr3" draw:text-style-name="P1" draw:layer="TiM_B" svg:width="0cm" svg:height="-0.014cm" svg:x="20.168cm" svg:y="14.434cm" svg:viewBox="0 0 0 -15" draw:points="0,0 0,2 0,3 0,5 0,6 0,8 0,9 0,10 0,11 0,12 0,13 0,14 0,15 0,15 0,15">
            <text:p/>
          </draw:polyline>
          <draw:line draw:style-name="gr3" draw:text-style-name="P1" draw:layer="TiM_B" svg:x1="20.168cm" svg:y1="14.524cm" svg:x2="20.168cm" svg:y2="14.434cm">
            <text:p/>
          </draw:line>
          <draw:polyline draw:style-name="gr3" draw:text-style-name="P1" draw:layer="TiM_B" svg:width="0cm" svg:height="-0.013cm" svg:x="20.168cm" svg:y="14.538cm" svg:viewBox="0 0 0 -14" draw:points="0,0 0,0 0,0 0,1 0,2 0,3 0,4 0,5 0,6 0,7 0,8 0,10 0,11 0,13 0,14">
            <text:p/>
          </draw:polyline>
          <draw:line draw:style-name="gr3" draw:text-style-name="P1" draw:layer="TiM_B" svg:x1="20.168cm" svg:y1="14.548cm" svg:x2="20.168cm" svg:y2="14.538cm">
            <text:p/>
          </draw:line>
          <draw:polygon draw:style-name="gr4" draw:text-style-name="P2" draw:layer="TiM_B" svg:width="0cm" svg:height="0cm" svg:x="20.168cm" svg:y="14.548cm" svg:viewBox="0 0 0 0" draw:points="0,0">
            <text:p/>
          </draw:polygon>
          <draw:polygon draw:style-name="gr4" draw:text-style-name="P2" draw:layer="TiM_B" svg:width="0cm" svg:height="0cm" svg:x="20.168cm" svg:y="14.548cm" svg:viewBox="0 0 0 0" draw:points="0,0">
            <text:p/>
          </draw:polygon>
          <draw:path draw:style-name="gr3" draw:text-style-name="P1" draw:layer="TiM_B" svg:width="0.017cm" svg:height="0.001cm" svg:x="20.165cm" svg:y="14.548cm" svg:viewBox="0 0 18 2" svg:d="M18 0h-1c-1 1-2 1-3 1s-3 0-4 0c-2 1-4 1-6 1-1 0-2 0-4 0">
            <text:p/>
          </draw:path>
          <draw:line draw:style-name="gr3" draw:text-style-name="P1" draw:layer="TiM_B" svg:x1="20.165cm" svg:y1="14.55cm" svg:x2="20.165cm" svg:y2="14.599cm">
            <text:p/>
          </draw:line>
          <draw:line draw:style-name="gr3" draw:text-style-name="P1" draw:layer="TiM_B" svg:x1="20.165cm" svg:y1="14.698cm" svg:x2="20.165cm" svg:y2="14.701cm">
            <text:p/>
          </draw:line>
          <draw:line draw:style-name="gr3" draw:text-style-name="P1" draw:layer="TiM_B" svg:x1="20.165cm" svg:y1="14.599cm" svg:x2="20.165cm" svg:y2="14.698cm">
            <text:p/>
          </draw:line>
          <draw:path draw:style-name="gr3" draw:text-style-name="P1" draw:layer="TiM_B" svg:width="0.002cm" svg:height="0cm" svg:x="20.165cm" svg:y="14.548cm" svg:viewBox="0 0 3 0" svg:d="M0 0c1 0 1 0 1 0h1c1 0 1 0 1 0">
            <text:p/>
          </draw:path>
          <draw:path draw:style-name="gr3" draw:text-style-name="P1" draw:layer="TiM_B" svg:width="0.011cm" svg:height="0.004cm" svg:x="19.443cm" svg:y="14.419cm" svg:viewBox="0 0 12 5" svg:d="M12 0c-2 0-3 0-5 0-1 0-3 0-4 1-1 0-2 1-2 1-1 1-1 2-1 3">
            <text:p/>
          </draw:path>
          <draw:line draw:style-name="gr3" draw:text-style-name="P1" draw:layer="TiM_B" svg:x1="19.443cm" svg:y1="14.359cm" svg:x2="19.443cm" svg:y2="14.424cm">
            <text:p/>
          </draw:line>
          <draw:line draw:style-name="gr3" draw:text-style-name="P1" draw:layer="TiM_B" svg:x1="19.46cm" svg:y1="14.359cm" svg:x2="19.46cm" svg:y2="14.419cm">
            <text:p/>
          </draw:line>
          <draw:polyline draw:style-name="gr3" draw:text-style-name="P1" draw:layer="TiM_B" svg:width="0.004cm" svg:height="0cm" svg:x="19.455cm" svg:y="14.419cm" svg:viewBox="0 0 5 0" draw:points="5,0 5,0 5,0 4,0 4,0 3,0 3,0 3,0 2,0 2,0 2,0 1,0 1,0 0,0 0,0">
            <text:p/>
          </draw:polyline>
          <draw:line draw:style-name="gr3" draw:text-style-name="P1" draw:layer="TiM_B" svg:x1="19.46cm" svg:y1="14.26cm" svg:x2="19.46cm" svg:y2="14.256cm">
            <text:p/>
          </draw:line>
          <draw:line draw:style-name="gr3" draw:text-style-name="P1" draw:layer="TiM_B" svg:x1="19.46cm" svg:y1="14.359cm" svg:x2="19.46cm" svg:y2="14.26cm">
            <text:p/>
          </draw:line>
          <draw:line draw:style-name="gr3" draw:text-style-name="P1" draw:layer="TiM_B" svg:x1="19.443cm" svg:y1="14.532cm" svg:x2="19.443cm" svg:y2="14.533cm">
            <text:p/>
          </draw:line>
          <draw:line draw:style-name="gr3" draw:text-style-name="P1" draw:layer="TiM_B" svg:x1="19.443cm" svg:y1="14.533cm" svg:x2="19.443cm" svg:y2="14.599cm">
            <text:p/>
          </draw:line>
          <draw:path draw:style-name="gr3" draw:text-style-name="P1" draw:layer="TiM_B" svg:width="0cm" svg:height="-0.001cm" svg:x="19.443cm" svg:y="14.426cm" svg:viewBox="0 0 0 -2" svg:d="M0 0c0 1 0 2 0 2">
            <text:p/>
          </draw:path>
          <draw:polyline draw:style-name="gr3" draw:text-style-name="P1" draw:layer="TiM_B" svg:width="0cm" svg:height="-0.007cm" svg:x="19.443cm" svg:y="14.434cm" svg:viewBox="0 0 0 -8" draw:points="0,8 0,8 0,7 0,7 0,6 0,6 0,5 0,5 0,4 0,3 0,3 0,2 0,2 0,1 0,0">
            <text:p/>
          </draw:polyline>
          <draw:line draw:style-name="gr3" draw:text-style-name="P1" draw:layer="TiM_B" svg:x1="19.443cm" svg:y1="14.434cm" svg:x2="19.443cm" svg:y2="14.524cm">
            <text:p/>
          </draw:line>
          <draw:polyline draw:style-name="gr3" draw:text-style-name="P1" draw:layer="TiM_B" svg:width="0cm" svg:height="-0.007cm" svg:x="19.443cm" svg:y="14.532cm" svg:viewBox="0 0 0 -8" draw:points="0,8 0,8 0,7 0,7 0,6 0,5 0,5 0,4 0,4 0,3 0,3 0,2 0,1 0,1 0,0">
            <text:p/>
          </draw:polyline>
          <draw:path draw:style-name="gr3" draw:text-style-name="P1" draw:layer="TiM_B" svg:width="0.001cm" svg:height="0cm" svg:x="19.458cm" svg:y="14.423cm" svg:viewBox="0 0 2 1" svg:d="M0 1v-1h1c1 0 1 0 1 0">
            <text:p/>
          </draw:path>
          <draw:line draw:style-name="gr3" draw:text-style-name="P1" draw:layer="TiM_B" svg:x1="19.458cm" svg:y1="14.533cm" svg:x2="19.458cm" svg:y2="14.532cm">
            <text:p/>
          </draw:line>
          <draw:polyline draw:style-name="gr3" draw:text-style-name="P1" draw:layer="TiM_B" svg:width="0cm" svg:height="-0.007cm" svg:x="19.458cm" svg:y="14.532cm" svg:viewBox="0 0 0 -8" draw:points="0,0 0,1 0,1 0,2 0,3 0,3 0,4 0,4 0,5 0,5 0,6 0,7 0,7 0,8 0,8">
            <text:p/>
          </draw:polyline>
          <draw:line draw:style-name="gr3" draw:text-style-name="P1" draw:layer="TiM_B" svg:x1="19.458cm" svg:y1="14.524cm" svg:x2="19.458cm" svg:y2="14.434cm">
            <text:p/>
          </draw:line>
          <draw:polyline draw:style-name="gr3" draw:text-style-name="P1" draw:layer="TiM_B" svg:width="0cm" svg:height="-0.007cm" svg:x="19.458cm" svg:y="14.434cm" svg:viewBox="0 0 0 -8" draw:points="0,0 0,1 0,2 0,2 0,3 0,3 0,4 0,5 0,5 0,6 0,6 0,7 0,7 0,8 0,8">
            <text:p/>
          </draw:polyline>
          <draw:path draw:style-name="gr3" draw:text-style-name="P1" draw:layer="TiM_B" svg:width="0cm" svg:height="-0.001cm" svg:x="19.458cm" svg:y="14.426cm" svg:viewBox="0 0 0 -2" svg:d="M0 0c0 1 0 2 0 2">
            <text:p/>
          </draw:path>
          <draw:line draw:style-name="gr3" draw:text-style-name="P1" draw:layer="TiM_B" svg:x1="19.458cm" svg:y1="14.419cm" svg:x2="19.458cm" svg:y2="14.424cm">
            <text:p/>
          </draw:line>
          <draw:line draw:style-name="gr3" draw:text-style-name="P1" draw:layer="TiM_B" svg:x1="19.458cm" svg:y1="14.533cm" svg:x2="19.458cm" svg:y2="14.539cm">
            <text:p/>
          </draw:line>
          <draw:polyline draw:style-name="gr3" draw:text-style-name="P1" draw:layer="TiM_B" svg:width="0.004cm" svg:height="0cm" svg:x="19.455cm" svg:y="14.539cm" svg:viewBox="0 0 5 0" draw:points="0,0 0,0 1,0 1,0 2,0 2,0 2,0 3,0 3,0 3,0 4,0 4,0 5,0 5,0 5,0">
            <text:p/>
          </draw:polyline>
          <draw:line draw:style-name="gr3" draw:text-style-name="P1" draw:layer="TiM_B" svg:x1="19.46cm" svg:y1="14.539cm" svg:x2="19.46cm" svg:y2="14.599cm">
            <text:p/>
          </draw:line>
          <draw:path draw:style-name="gr3" draw:text-style-name="P1" draw:layer="TiM_B" svg:width="0.011cm" svg:height="0.005cm" svg:x="19.443cm" svg:y="14.533cm" svg:viewBox="0 0 12 6" svg:d="M0 0c0 2 1 3 3 4s5 2 9 2">
            <text:p/>
          </draw:path>
          <draw:line draw:style-name="gr3" draw:text-style-name="P1" draw:layer="TiM_B" svg:x1="19.46cm" svg:y1="14.698cm" svg:x2="19.46cm" svg:y2="14.599cm">
            <text:p/>
          </draw:line>
          <draw:line draw:style-name="gr3" draw:text-style-name="P1" draw:layer="TiM_B" svg:x1="19.46cm" svg:y1="14.701cm" svg:x2="19.46cm" svg:y2="14.698cm">
            <text:p/>
          </draw:line>
          <draw:path draw:style-name="gr3" draw:text-style-name="P1" draw:layer="TiM_B" svg:width="0.001cm" svg:height="0.001cm" svg:x="19.458cm" svg:y="14.533cm" svg:viewBox="0 0 2 2" svg:d="M2 2c-1 0-1-1-1-1h-1v-1">
            <text:p/>
          </draw:path>
          <draw:path draw:style-name="gr3" draw:text-style-name="P1" draw:layer="TiM_B" svg:width="0.011cm" svg:height="0.004cm" svg:x="19.443cm" svg:y="3.751cm" svg:viewBox="0 0 12 5" svg:d="M12 0c-2 0-3 0-5 0-1 0-3 1-4 1-1 1-2 1-2 2-1 0-1 1-1 2">
            <text:p/>
          </draw:path>
          <draw:line draw:style-name="gr3" draw:text-style-name="P1" draw:layer="TiM_B" svg:x1="19.443cm" svg:y1="3.691cm" svg:x2="19.443cm" svg:y2="3.756cm">
            <text:p/>
          </draw:line>
          <draw:line draw:style-name="gr3" draw:text-style-name="P1" draw:layer="TiM_B" svg:x1="19.46cm" svg:y1="3.691cm" svg:x2="19.46cm" svg:y2="3.751cm">
            <text:p/>
          </draw:line>
          <draw:polyline draw:style-name="gr3" draw:text-style-name="P1" draw:layer="TiM_B" svg:width="0.004cm" svg:height="0cm" svg:x="19.455cm" svg:y="3.751cm" svg:viewBox="0 0 5 0" draw:points="5,0 5,0 5,0 4,0 4,0 3,0 3,0 3,0 2,0 2,0 2,0 1,0 1,0 0,0 0,0">
            <text:p/>
          </draw:polyline>
          <draw:line draw:style-name="gr3" draw:text-style-name="P1" draw:layer="TiM_B" svg:x1="19.46cm" svg:y1="3.592cm" svg:x2="19.46cm" svg:y2="3.588cm">
            <text:p/>
          </draw:line>
          <draw:line draw:style-name="gr3" draw:text-style-name="P1" draw:layer="TiM_B" svg:x1="19.46cm" svg:y1="3.691cm" svg:x2="19.46cm" svg:y2="3.592cm">
            <text:p/>
          </draw:line>
          <draw:path draw:style-name="gr3" draw:text-style-name="P1" draw:layer="TiM_B" svg:width="0cm" svg:height="-0.001cm" svg:x="19.443cm" svg:y="3.866cm" svg:viewBox="0 0 0 -2" svg:d="M0 2c0-1 0-1 0-2">
            <text:p/>
          </draw:path>
          <draw:line draw:style-name="gr3" draw:text-style-name="P1" draw:layer="TiM_B" svg:x1="19.443cm" svg:y1="3.866cm" svg:x2="19.443cm" svg:y2="3.931cm">
            <text:p/>
          </draw:line>
          <draw:path draw:style-name="gr3" draw:text-style-name="P1" draw:layer="TiM_B" svg:width="0cm" svg:height="-0.001cm" svg:x="19.443cm" svg:y="3.758cm" svg:viewBox="0 0 0 -2" svg:d="M0 0c0 1 0 1 0 2">
            <text:p/>
          </draw:path>
          <draw:polyline draw:style-name="gr3" draw:text-style-name="P1" draw:layer="TiM_B" svg:width="0cm" svg:height="-0.007cm" svg:x="19.443cm" svg:y="3.766cm" svg:viewBox="0 0 0 -8" draw:points="0,8 0,8 0,7 0,7 0,6 0,5 0,5 0,4 0,4 0,3 0,2 0,2 0,1 0,1 0,0">
            <text:p/>
          </draw:polyline>
          <draw:line draw:style-name="gr3" draw:text-style-name="P1" draw:layer="TiM_B" svg:x1="19.443cm" svg:y1="3.766cm" svg:x2="19.443cm" svg:y2="3.856cm">
            <text:p/>
          </draw:line>
          <draw:polyline draw:style-name="gr3" draw:text-style-name="P1" draw:layer="TiM_B" svg:width="0cm" svg:height="-0.007cm" svg:x="19.443cm" svg:y="3.864cm" svg:viewBox="0 0 0 -8" draw:points="0,8 0,7 0,7 0,6 0,6 0,5 0,4 0,4 0,3 0,3 0,2 0,2 0,1 0,1 0,0">
            <text:p/>
          </draw:polyline>
          <draw:path draw:style-name="gr3" draw:text-style-name="P1" draw:layer="TiM_B" svg:width="0.001cm" svg:height="0cm" svg:x="19.458cm" svg:y="3.755cm" svg:viewBox="0 0 2 1" svg:d="M0 1c0 0 0-1 1-1 1 0 1 0 1 0">
            <text:p/>
          </draw:path>
          <draw:path draw:style-name="gr3" draw:text-style-name="P1" draw:layer="TiM_B" svg:width="0cm" svg:height="-0.001cm" svg:x="19.458cm" svg:y="3.866cm" svg:viewBox="0 0 0 -2" svg:d="M0 0c0 1 0 1 0 2">
            <text:p/>
          </draw:path>
          <draw:polyline draw:style-name="gr3" draw:text-style-name="P1" draw:layer="TiM_B" svg:width="0cm" svg:height="-0.007cm" svg:x="19.458cm" svg:y="3.864cm" svg:viewBox="0 0 0 -8" draw:points="0,0 0,1 0,1 0,2 0,2 0,3 0,3 0,4 0,4 0,5 0,6 0,6 0,7 0,7 0,8">
            <text:p/>
          </draw:polyline>
          <draw:line draw:style-name="gr3" draw:text-style-name="P1" draw:layer="TiM_B" svg:x1="19.458cm" svg:y1="3.856cm" svg:x2="19.458cm" svg:y2="3.766cm">
            <text:p/>
          </draw:line>
          <draw:polyline draw:style-name="gr3" draw:text-style-name="P1" draw:layer="TiM_B" svg:width="0cm" svg:height="-0.007cm" svg:x="19.458cm" svg:y="3.766cm" svg:viewBox="0 0 0 -8" draw:points="0,0 0,1 0,1 0,2 0,2 0,3 0,4 0,4 0,5 0,5 0,6 0,7 0,7 0,8 0,8">
            <text:p/>
          </draw:polyline>
          <draw:path draw:style-name="gr3" draw:text-style-name="P1" draw:layer="TiM_B" svg:width="0cm" svg:height="-0.001cm" svg:x="19.458cm" svg:y="3.758cm" svg:viewBox="0 0 0 -2" svg:d="M0 0c0 1 0 1 0 2">
            <text:p/>
          </draw:path>
          <draw:polygon draw:style-name="gr4" draw:text-style-name="P2" draw:layer="TiM_B" svg:width="0cm" svg:height="0cm" svg:x="19.458cm" svg:y="3.866cm" svg:viewBox="0 0 0 0" draw:points="0,0">
            <text:p/>
          </draw:polygon>
          <draw:polyline draw:style-name="gr3" draw:text-style-name="P1" draw:layer="TiM_B" svg:width="0.004cm" svg:height="0cm" svg:x="19.455cm" svg:y="3.871cm" svg:viewBox="0 0 5 0" draw:points="0,0 0,0 1,0 1,0 2,0 2,0 2,0 3,0 3,0 3,0 4,0 4,0 5,0 5,0 5,0">
            <text:p/>
          </draw:polyline>
          <draw:line draw:style-name="gr3" draw:text-style-name="P1" draw:layer="TiM_B" svg:x1="19.46cm" svg:y1="3.871cm" svg:x2="19.46cm" svg:y2="3.931cm">
            <text:p/>
          </draw:line>
          <draw:path draw:style-name="gr3" draw:text-style-name="P1" draw:layer="TiM_B" svg:width="0.011cm" svg:height="0.004cm" svg:x="19.443cm" svg:y="3.866cm" svg:viewBox="0 0 12 5" svg:d="M0 0c0 2 1 3 3 4s5 1 9 1">
            <text:p/>
          </draw:path>
          <draw:line draw:style-name="gr3" draw:text-style-name="P1" draw:layer="TiM_B" svg:x1="19.46cm" svg:y1="4.03cm" svg:x2="19.46cm" svg:y2="3.931cm">
            <text:p/>
          </draw:line>
          <draw:line draw:style-name="gr3" draw:text-style-name="P1" draw:layer="TiM_B" svg:x1="19.46cm" svg:y1="4.033cm" svg:x2="19.46cm" svg:y2="4.03cm">
            <text:p/>
          </draw:line>
          <draw:path draw:style-name="gr3" draw:text-style-name="P1" draw:layer="TiM_B" svg:width="0.001cm" svg:height="0cm" svg:x="19.458cm" svg:y="3.866cm" svg:viewBox="0 0 2 1" svg:d="M2 1c-1 0-1 0-1 0l-1-1">
            <text:p/>
          </draw:path>
          <draw:path draw:style-name="gr3" draw:text-style-name="P1" draw:layer="TiM_B" svg:width="0.017cm" svg:height="0cm" svg:x="20.165cm" svg:y="3.74cm" svg:viewBox="0 0 18 1" svg:d="M0 0c5 0 10 0 13 0 3 1 5 1 5 1">
            <text:p/>
          </draw:path>
          <draw:line draw:style-name="gr3" draw:text-style-name="P1" draw:layer="TiM_B" svg:x1="20.165cm" svg:y1="3.691cm" svg:x2="20.165cm" svg:y2="3.74cm">
            <text:p/>
          </draw:line>
          <draw:line draw:style-name="gr3" draw:text-style-name="P1" draw:layer="TiM_B" svg:x1="20.183cm" svg:y1="3.691cm" svg:x2="20.183cm" svg:y2="3.741cm">
            <text:p/>
          </draw:line>
          <draw:path draw:style-name="gr3" draw:text-style-name="P1" draw:layer="TiM_B" svg:width="0cm" svg:height="0cm" svg:x="20.183cm" svg:y="3.742cm" svg:viewBox="0 0 0 -1" svg:d="M0 1c0-1 0-1 0-1">
            <text:p/>
          </draw:path>
          <draw:line draw:style-name="gr3" draw:text-style-name="P1" draw:layer="TiM_B" svg:x1="20.183cm" svg:y1="3.88cm" svg:x2="20.183cm" svg:y2="3.931cm">
            <text:p/>
          </draw:line>
          <draw:polygon draw:style-name="gr4" draw:text-style-name="P2" draw:layer="TiM_B" svg:width="0cm" svg:height="0cm" svg:x="20.183cm" svg:y="3.88cm" svg:viewBox="0 0 0 0" draw:points="0,0">
            <text:p/>
          </draw:polygon>
          <draw:line draw:style-name="gr3" draw:text-style-name="P1" draw:layer="TiM_B" svg:x1="20.183cm" svg:y1="3.871cm" svg:x2="20.183cm" svg:y2="3.88cm">
            <text:p/>
          </draw:line>
          <draw:polyline draw:style-name="gr3" draw:text-style-name="P1" draw:layer="TiM_B" svg:width="0cm" svg:height="-0.014cm" svg:x="20.183cm" svg:y="3.871cm" svg:viewBox="0 0 0 -15" draw:points="0,15 0,14 0,12 0,11 0,9 0,8 0,6 0,5 0,4 0,3 0,2 0,2 0,1 0,1 0,0">
            <text:p/>
          </draw:polyline>
          <draw:line draw:style-name="gr3" draw:text-style-name="P1" draw:layer="TiM_B" svg:x1="20.183cm" svg:y1="3.766cm" svg:x2="20.183cm" svg:y2="3.856cm">
            <text:p/>
          </draw:line>
          <draw:polyline draw:style-name="gr3" draw:text-style-name="P1" draw:layer="TiM_B" svg:width="0cm" svg:height="-0.014cm" svg:x="20.183cm" svg:y="3.766cm" svg:viewBox="0 0 0 -15" draw:points="0,15 0,15 0,14 0,14 0,13 0,12 0,11 0,10 0,9 0,7 0,6 0,5 0,3 0,2 0,0">
            <text:p/>
          </draw:polyline>
          <draw:line draw:style-name="gr3" draw:text-style-name="P1" draw:layer="TiM_B" svg:x1="20.183cm" svg:y1="3.742cm" svg:x2="20.183cm" svg:y2="3.751cm">
            <text:p/>
          </draw:line>
          <draw:line draw:style-name="gr3" draw:text-style-name="P1" draw:layer="TiM_B" svg:x1="20.165cm" svg:y1="3.592cm" svg:x2="20.165cm" svg:y2="3.691cm">
            <text:p/>
          </draw:line>
          <draw:line draw:style-name="gr3" draw:text-style-name="P1" draw:layer="TiM_B" svg:x1="20.165cm" svg:y1="3.588cm" svg:x2="20.165cm" svg:y2="3.592cm">
            <text:p/>
          </draw:line>
          <draw:path draw:style-name="gr3" draw:text-style-name="P1" draw:layer="TiM_B" svg:width="0.002cm" svg:height="0cm" svg:x="20.165cm" svg:y="3.741cm" svg:viewBox="0 0 3 0" svg:d="M3 0h-1c-1 0-1 0-1 0h-1">
            <text:p/>
          </draw:path>
          <draw:path draw:style-name="gr3" draw:text-style-name="P1" draw:layer="TiM_B" svg:width="0cm" svg:height="0cm" svg:x="20.168cm" svg:y="3.742cm" svg:viewBox="0 0 0 -1" svg:d="M0 0v1">
            <text:p/>
          </draw:path>
          <draw:line draw:style-name="gr3" draw:text-style-name="P1" draw:layer="TiM_B" svg:x1="20.168cm" svg:y1="3.751cm" svg:x2="20.168cm" svg:y2="3.742cm">
            <text:p/>
          </draw:line>
          <draw:polyline draw:style-name="gr3" draw:text-style-name="P1" draw:layer="TiM_B" svg:width="0cm" svg:height="-0.014cm" svg:x="20.168cm" svg:y="3.766cm" svg:viewBox="0 0 0 -15" draw:points="0,0 0,2 0,3 0,5 0,6 0,7 0,9 0,10 0,11 0,12 0,13 0,14 0,14 0,15 0,15">
            <text:p/>
          </draw:polyline>
          <draw:line draw:style-name="gr3" draw:text-style-name="P1" draw:layer="TiM_B" svg:x1="20.168cm" svg:y1="3.856cm" svg:x2="20.168cm" svg:y2="3.766cm">
            <text:p/>
          </draw:line>
          <draw:polyline draw:style-name="gr3" draw:text-style-name="P1" draw:layer="TiM_B" svg:width="0cm" svg:height="-0.014cm" svg:x="20.168cm" svg:y="3.871cm" svg:viewBox="0 0 0 -15" draw:points="0,0 0,1 0,1 0,2 0,2 0,3 0,4 0,5 0,6 0,8 0,9 0,11 0,12 0,14 0,15">
            <text:p/>
          </draw:polyline>
          <draw:line draw:style-name="gr3" draw:text-style-name="P1" draw:layer="TiM_B" svg:x1="20.168cm" svg:y1="3.88cm" svg:x2="20.168cm" svg:y2="3.871cm">
            <text:p/>
          </draw:line>
          <draw:polygon draw:style-name="gr4" draw:text-style-name="P2" draw:layer="TiM_B" svg:width="0cm" svg:height="0cm" svg:x="20.168cm" svg:y="3.88cm" svg:viewBox="0 0 0 0" draw:points="0,0">
            <text:p/>
          </draw:polygon>
          <draw:line draw:style-name="gr3" draw:text-style-name="P1" draw:layer="TiM_B" svg:x1="20.168cm" svg:y1="3.751cm" svg:x2="20.168cm" svg:y2="3.766cm">
            <text:p/>
          </draw:line>
          <draw:polygon draw:style-name="gr4" draw:text-style-name="P2" draw:layer="TiM_B" svg:width="0cm" svg:height="0cm" svg:x="20.168cm" svg:y="3.88cm" svg:viewBox="0 0 0 0" draw:points="0,0">
            <text:p/>
          </draw:polygon>
          <draw:path draw:style-name="gr3" draw:text-style-name="P1" draw:layer="TiM_B" svg:width="0.017cm" svg:height="0.001cm" svg:x="20.165cm" svg:y="3.88cm" svg:viewBox="0 0 18 2" svg:d="M18 0c0 0 0 1-1 1s-2 0-3 0-3 1-4 1c-2 0-4 0-6 0-1 0-2 0-4 0">
            <text:p/>
          </draw:path>
          <draw:line draw:style-name="gr3" draw:text-style-name="P1" draw:layer="TiM_B" svg:x1="20.165cm" svg:y1="3.882cm" svg:x2="20.165cm" svg:y2="3.931cm">
            <text:p/>
          </draw:line>
          <draw:line draw:style-name="gr3" draw:text-style-name="P1" draw:layer="TiM_B" svg:x1="20.165cm" svg:y1="4.03cm" svg:x2="20.165cm" svg:y2="4.033cm">
            <text:p/>
          </draw:line>
          <draw:line draw:style-name="gr3" draw:text-style-name="P1" draw:layer="TiM_B" svg:x1="20.165cm" svg:y1="3.931cm" svg:x2="20.165cm" svg:y2="4.03cm">
            <text:p/>
          </draw:line>
          <draw:path draw:style-name="gr3" draw:text-style-name="P1" draw:layer="TiM_B" svg:width="0.002cm" svg:height="0cm" svg:x="20.165cm" svg:y="3.88cm" svg:viewBox="0 0 3 1" svg:d="M0 1c1 0 1 0 1 0 0 0 1 0 1-1 1 0 1 0 1 0">
            <text:p/>
          </draw:path>
          <draw:line draw:style-name="gr3" draw:text-style-name="P1" draw:layer="TiM_B" svg:x1="24.415cm" svg:y1="15.264cm" svg:x2="24.385cm" svg:y2="15.264cm">
            <text:p/>
          </draw:line>
          <draw:line draw:style-name="gr3" draw:text-style-name="P1" draw:layer="TiM_B" svg:x1="24.415cm" svg:y1="15.264cm" svg:x2="24.609cm" svg:y2="15.264cm">
            <text:p/>
          </draw:line>
          <draw:line draw:style-name="gr3" draw:text-style-name="P1" draw:layer="TiM_B" svg:x1="24.639cm" svg:y1="15.264cm" svg:x2="24.609cm" svg:y2="15.264cm">
            <text:p/>
          </draw:line>
          <draw:line draw:style-name="gr3" draw:text-style-name="P1" draw:layer="TiM_B" svg:x1="24.609cm" svg:y1="15.035cm" svg:x2="24.609cm" svg:y2="15.264cm">
            <text:p/>
          </draw:line>
          <draw:line draw:style-name="gr3" draw:text-style-name="P1" draw:layer="TiM_B" svg:x1="24.609cm" svg:y1="15.035cm" svg:x2="24.639cm" svg:y2="15.035cm">
            <text:p/>
          </draw:line>
          <draw:line draw:style-name="gr3" draw:text-style-name="P1" draw:layer="TiM_B" svg:x1="24.415cm" svg:y1="15.035cm" svg:x2="24.609cm" svg:y2="15.035cm">
            <text:p/>
          </draw:line>
          <draw:line draw:style-name="gr3" draw:text-style-name="P1" draw:layer="TiM_B" svg:x1="24.385cm" svg:y1="15.035cm" svg:x2="24.415cm" svg:y2="15.035cm">
            <text:p/>
          </draw:line>
          <draw:line draw:style-name="gr3" draw:text-style-name="P1" draw:layer="TiM_B" svg:x1="22.891cm" svg:y1="15.264cm" svg:x2="22.861cm" svg:y2="15.264cm">
            <text:p/>
          </draw:line>
          <draw:line draw:style-name="gr3" draw:text-style-name="P1" draw:layer="TiM_B" svg:x1="22.891cm" svg:y1="15.264cm" svg:x2="23.085cm" svg:y2="15.264cm">
            <text:p/>
          </draw:line>
          <draw:line draw:style-name="gr3" draw:text-style-name="P1" draw:layer="TiM_B" svg:x1="23.115cm" svg:y1="15.264cm" svg:x2="23.085cm" svg:y2="15.264cm">
            <text:p/>
          </draw:line>
          <draw:line draw:style-name="gr3" draw:text-style-name="P1" draw:layer="TiM_B" svg:x1="23.085cm" svg:y1="15.035cm" svg:x2="23.085cm" svg:y2="15.264cm">
            <text:p/>
          </draw:line>
          <draw:line draw:style-name="gr3" draw:text-style-name="P1" draw:layer="TiM_B" svg:x1="23.085cm" svg:y1="15.035cm" svg:x2="23.115cm" svg:y2="15.035cm">
            <text:p/>
          </draw:line>
          <draw:line draw:style-name="gr3" draw:text-style-name="P1" draw:layer="TiM_B" svg:x1="22.891cm" svg:y1="15.035cm" svg:x2="23.085cm" svg:y2="15.035cm">
            <text:p/>
          </draw:line>
          <draw:line draw:style-name="gr3" draw:text-style-name="P1" draw:layer="TiM_B" svg:x1="22.861cm" svg:y1="15.035cm" svg:x2="22.891cm" svg:y2="15.035cm">
            <text:p/>
          </draw:line>
          <draw:line draw:style-name="gr3" draw:text-style-name="P1" draw:layer="TiM_B" svg:x1="24.161cm" svg:y1="15.035cm" svg:x2="24.355cm" svg:y2="15.035cm">
            <text:p/>
          </draw:line>
          <draw:line draw:style-name="gr3" draw:text-style-name="P1" draw:layer="TiM_B" svg:x1="24.355cm" svg:y1="15.035cm" svg:x2="24.385cm" svg:y2="15.035cm">
            <text:p/>
          </draw:line>
          <draw:line draw:style-name="gr3" draw:text-style-name="P1" draw:layer="TiM_B" svg:x1="24.131cm" svg:y1="15.035cm" svg:x2="24.161cm" svg:y2="15.035cm">
            <text:p/>
          </draw:line>
          <draw:line draw:style-name="gr3" draw:text-style-name="P1" draw:layer="TiM_B" svg:x1="24.161cm" svg:y1="15.264cm" svg:x2="24.161cm" svg:y2="15.035cm">
            <text:p/>
          </draw:line>
          <draw:line draw:style-name="gr3" draw:text-style-name="P1" draw:layer="TiM_B" svg:x1="24.161cm" svg:y1="15.264cm" svg:x2="24.131cm" svg:y2="15.264cm">
            <text:p/>
          </draw:line>
          <draw:line draw:style-name="gr3" draw:text-style-name="P1" draw:layer="TiM_B" svg:x1="24.161cm" svg:y1="15.264cm" svg:x2="24.355cm" svg:y2="15.264cm">
            <text:p/>
          </draw:line>
          <draw:line draw:style-name="gr3" draw:text-style-name="P1" draw:layer="TiM_B" svg:x1="24.385cm" svg:y1="15.264cm" svg:x2="24.355cm" svg:y2="15.264cm">
            <text:p/>
          </draw:line>
          <draw:line draw:style-name="gr3" draw:text-style-name="P1" draw:layer="TiM_B" svg:x1="37.875cm" svg:y1="15.035cm" svg:x2="38.069cm" svg:y2="15.035cm">
            <text:p/>
          </draw:line>
          <draw:line draw:style-name="gr3" draw:text-style-name="P1" draw:layer="TiM_B" svg:x1="38.069cm" svg:y1="15.035cm" svg:x2="38.099cm" svg:y2="15.035cm">
            <text:p/>
          </draw:line>
          <draw:line draw:style-name="gr3" draw:text-style-name="P1" draw:layer="TiM_B" svg:x1="37.845cm" svg:y1="15.035cm" svg:x2="37.875cm" svg:y2="15.035cm">
            <text:p/>
          </draw:line>
          <draw:line draw:style-name="gr3" draw:text-style-name="P1" draw:layer="TiM_B" svg:x1="37.875cm" svg:y1="15.264cm" svg:x2="37.875cm" svg:y2="15.035cm">
            <text:p/>
          </draw:line>
          <draw:line draw:style-name="gr3" draw:text-style-name="P1" draw:layer="TiM_B" svg:x1="37.875cm" svg:y1="15.264cm" svg:x2="37.845cm" svg:y2="15.264cm">
            <text:p/>
          </draw:line>
          <draw:line draw:style-name="gr3" draw:text-style-name="P1" draw:layer="TiM_B" svg:x1="37.875cm" svg:y1="15.264cm" svg:x2="38.069cm" svg:y2="15.264cm">
            <text:p/>
          </draw:line>
          <draw:line draw:style-name="gr3" draw:text-style-name="P1" draw:layer="TiM_B" svg:x1="38.099cm" svg:y1="15.264cm" svg:x2="38.069cm" svg:y2="15.264cm">
            <text:p/>
          </draw:line>
          <draw:line draw:style-name="gr3" draw:text-style-name="P1" draw:layer="TiM_B" svg:x1="22.637cm" svg:y1="15.035cm" svg:x2="22.831cm" svg:y2="15.035cm">
            <text:p/>
          </draw:line>
          <draw:line draw:style-name="gr3" draw:text-style-name="P1" draw:layer="TiM_B" svg:x1="22.831cm" svg:y1="15.035cm" svg:x2="22.861cm" svg:y2="15.035cm">
            <text:p/>
          </draw:line>
          <draw:line draw:style-name="gr3" draw:text-style-name="P1" draw:layer="TiM_B" svg:x1="22.607cm" svg:y1="15.035cm" svg:x2="22.637cm" svg:y2="15.035cm">
            <text:p/>
          </draw:line>
          <draw:line draw:style-name="gr3" draw:text-style-name="P1" draw:layer="TiM_B" svg:x1="22.637cm" svg:y1="15.264cm" svg:x2="22.637cm" svg:y2="15.035cm">
            <text:p/>
          </draw:line>
          <draw:line draw:style-name="gr3" draw:text-style-name="P1" draw:layer="TiM_B" svg:x1="22.637cm" svg:y1="15.264cm" svg:x2="22.607cm" svg:y2="15.264cm">
            <text:p/>
          </draw:line>
          <draw:line draw:style-name="gr3" draw:text-style-name="P1" draw:layer="TiM_B" svg:x1="22.637cm" svg:y1="15.264cm" svg:x2="22.831cm" svg:y2="15.264cm">
            <text:p/>
          </draw:line>
          <draw:line draw:style-name="gr3" draw:text-style-name="P1" draw:layer="TiM_B" svg:x1="22.861cm" svg:y1="15.264cm" svg:x2="22.831cm" svg:y2="15.264cm">
            <text:p/>
          </draw:line>
          <draw:line draw:style-name="gr3" draw:text-style-name="P1" draw:layer="TiM_B" svg:x1="38.129cm" svg:y1="15.264cm" svg:x2="38.099cm" svg:y2="15.264cm">
            <text:p/>
          </draw:line>
          <draw:line draw:style-name="gr3" draw:text-style-name="P1" draw:layer="TiM_B" svg:x1="38.129cm" svg:y1="15.264cm" svg:x2="38.323cm" svg:y2="15.264cm">
            <text:p/>
          </draw:line>
          <draw:line draw:style-name="gr3" draw:text-style-name="P1" draw:layer="TiM_B" svg:x1="38.353cm" svg:y1="15.264cm" svg:x2="38.323cm" svg:y2="15.264cm">
            <text:p/>
          </draw:line>
          <draw:line draw:style-name="gr3" draw:text-style-name="P1" draw:layer="TiM_B" svg:x1="38.323cm" svg:y1="15.035cm" svg:x2="38.323cm" svg:y2="15.264cm">
            <text:p/>
          </draw:line>
          <draw:line draw:style-name="gr3" draw:text-style-name="P1" draw:layer="TiM_B" svg:x1="38.323cm" svg:y1="15.035cm" svg:x2="38.353cm" svg:y2="15.035cm">
            <text:p/>
          </draw:line>
          <draw:line draw:style-name="gr3" draw:text-style-name="P1" draw:layer="TiM_B" svg:x1="38.129cm" svg:y1="15.035cm" svg:x2="38.323cm" svg:y2="15.035cm">
            <text:p/>
          </draw:line>
          <draw:line draw:style-name="gr3" draw:text-style-name="P1" draw:layer="TiM_B" svg:x1="38.099cm" svg:y1="15.035cm" svg:x2="38.129cm" svg:y2="15.035cm">
            <text:p/>
          </draw:line>
          <draw:path draw:style-name="gr3" draw:text-style-name="P1" draw:layer="TiM_B" svg:width="0.017cm" svg:height="0.001cm" svg:x="20.165cm" svg:y="26.598cm" svg:viewBox="0 0 18 2" svg:d="M0 0c5 0 10 0 13 1s5 0 5 1">
            <text:p/>
          </draw:path>
          <draw:line draw:style-name="gr3" draw:text-style-name="P1" draw:layer="TiM_B" svg:x1="20.165cm" svg:y1="26.549cm" svg:x2="20.165cm" svg:y2="26.598cm">
            <text:p/>
          </draw:line>
          <draw:line draw:style-name="gr3" draw:text-style-name="P1" draw:layer="TiM_B" svg:x1="20.183cm" svg:y1="26.549cm" svg:x2="20.183cm" svg:y2="26.6cm">
            <text:p/>
          </draw:line>
          <draw:polygon draw:style-name="gr4" draw:text-style-name="P2" draw:layer="TiM_B" svg:width="0cm" svg:height="0cm" svg:x="20.183cm" svg:y="26.6cm" svg:viewBox="0 0 0 0" draw:points="0,0">
            <text:p/>
          </draw:polygon>
          <draw:line draw:style-name="gr3" draw:text-style-name="P1" draw:layer="TiM_B" svg:x1="20.183cm" svg:y1="26.739cm" svg:x2="20.183cm" svg:y2="26.789cm">
            <text:p/>
          </draw:line>
          <draw:path draw:style-name="gr3" draw:text-style-name="P1" draw:layer="TiM_B" svg:width="0cm" svg:height="0cm" svg:x="20.183cm" svg:y="26.739cm" svg:viewBox="0 0 0 -1" svg:d="M0 1c0-1 0-1 0-1">
            <text:p/>
          </draw:path>
          <draw:line draw:style-name="gr3" draw:text-style-name="P1" draw:layer="TiM_B" svg:x1="20.183cm" svg:y1="26.729cm" svg:x2="20.183cm" svg:y2="26.738cm">
            <text:p/>
          </draw:line>
          <draw:polyline draw:style-name="gr3" draw:text-style-name="P1" draw:layer="TiM_B" svg:width="0cm" svg:height="-0.014cm" svg:x="20.183cm" svg:y="26.729cm" svg:viewBox="0 0 0 -15" draw:points="0,15 0,13 0,12 0,10 0,9 0,7 0,6 0,5 0,4 0,3 0,2 0,1 0,1 0,0 0,0">
            <text:p/>
          </draw:polyline>
          <draw:line draw:style-name="gr3" draw:text-style-name="P1" draw:layer="TiM_B" svg:x1="20.183cm" svg:y1="26.624cm" svg:x2="20.183cm" svg:y2="26.714cm">
            <text:p/>
          </draw:line>
          <draw:polyline draw:style-name="gr3" draw:text-style-name="P1" draw:layer="TiM_B" svg:width="0cm" svg:height="-0.014cm" svg:x="20.183cm" svg:y="26.624cm" svg:viewBox="0 0 0 -15" draw:points="0,15 0,14 0,14 0,13 0,13 0,12 0,11 0,10 0,8 0,7 0,6 0,4 0,3 0,1 0,0">
            <text:p/>
          </draw:polyline>
          <draw:line draw:style-name="gr3" draw:text-style-name="P1" draw:layer="TiM_B" svg:x1="20.183cm" svg:y1="26.6cm" svg:x2="20.183cm" svg:y2="26.609cm">
            <text:p/>
          </draw:line>
          <draw:line draw:style-name="gr3" draw:text-style-name="P1" draw:layer="TiM_B" svg:x1="20.165cm" svg:y1="26.45cm" svg:x2="20.165cm" svg:y2="26.549cm">
            <text:p/>
          </draw:line>
          <draw:line draw:style-name="gr3" draw:text-style-name="P1" draw:layer="TiM_B" svg:x1="20.165cm" svg:y1="26.447cm" svg:x2="20.165cm" svg:y2="26.45cm">
            <text:p/>
          </draw:line>
          <draw:path draw:style-name="gr3" draw:text-style-name="P1" draw:layer="TiM_B" svg:width="0.002cm" svg:height="0cm" svg:x="20.165cm" svg:y="26.6cm" svg:viewBox="0 0 3 0" svg:d="M3 0h-1c-1 0-1 0-1 0h-1">
            <text:p/>
          </draw:path>
          <draw:polygon draw:style-name="gr4" draw:text-style-name="P2" draw:layer="TiM_B" svg:width="0cm" svg:height="0cm" svg:x="20.168cm" svg:y="26.6cm" svg:viewBox="0 0 0 0" draw:points="0,0">
            <text:p/>
          </draw:polygon>
          <draw:line draw:style-name="gr3" draw:text-style-name="P1" draw:layer="TiM_B" svg:x1="20.168cm" svg:y1="26.609cm" svg:x2="20.168cm" svg:y2="26.6cm">
            <text:p/>
          </draw:line>
          <draw:polyline draw:style-name="gr3" draw:text-style-name="P1" draw:layer="TiM_B" svg:width="0cm" svg:height="-0.014cm" svg:x="20.168cm" svg:y="26.624cm" svg:viewBox="0 0 0 -15" draw:points="0,0 0,1 0,3 0,4 0,6 0,7 0,8 0,10 0,11 0,12 0,13 0,13 0,14 0,14 0,15">
            <text:p/>
          </draw:polyline>
          <draw:line draw:style-name="gr3" draw:text-style-name="P1" draw:layer="TiM_B" svg:x1="20.168cm" svg:y1="26.714cm" svg:x2="20.168cm" svg:y2="26.624cm">
            <text:p/>
          </draw:line>
          <draw:polyline draw:style-name="gr3" draw:text-style-name="P1" draw:layer="TiM_B" svg:width="0cm" svg:height="-0.014cm" svg:x="20.168cm" svg:y="26.729cm" svg:viewBox="0 0 0 -15" draw:points="0,0 0,0 0,1 0,1 0,2 0,3 0,4 0,5 0,6 0,7 0,9 0,10 0,12 0,13 0,15">
            <text:p/>
          </draw:polyline>
          <draw:line draw:style-name="gr3" draw:text-style-name="P1" draw:layer="TiM_B" svg:x1="20.168cm" svg:y1="26.738cm" svg:x2="20.168cm" svg:y2="26.729cm">
            <text:p/>
          </draw:line>
          <draw:path draw:style-name="gr3" draw:text-style-name="P1" draw:layer="TiM_B" svg:width="0cm" svg:height="0cm" svg:x="20.168cm" svg:y="26.739cm" svg:viewBox="0 0 0 -1" svg:d="M0 0v1">
            <text:p/>
          </draw:path>
          <draw:line draw:style-name="gr3" draw:text-style-name="P1" draw:layer="TiM_B" svg:x1="20.168cm" svg:y1="26.609cm" svg:x2="20.168cm" svg:y2="26.624cm">
            <text:p/>
          </draw:line>
          <draw:line draw:style-name="gr3" draw:text-style-name="P1" draw:layer="TiM_B" svg:x1="20.168cm" svg:y1="26.739cm" svg:x2="20.168cm" svg:y2="26.741cm">
            <text:p/>
          </draw:line>
          <draw:path draw:style-name="gr3" draw:text-style-name="P1" draw:layer="TiM_B" svg:width="0.017cm" svg:height="0.001cm" svg:x="20.165cm" svg:y="26.739cm" svg:viewBox="0 0 18 2" svg:d="M18 0h-1c-1 0-2 0-3 1-1 0-3 0-4 0-2 0-4 0-6 0-1 1-2 1-4 1">
            <text:p/>
          </draw:path>
          <draw:line draw:style-name="gr3" draw:text-style-name="P1" draw:layer="TiM_B" svg:x1="20.165cm" svg:y1="26.741cm" svg:x2="20.165cm" svg:y2="26.789cm">
            <text:p/>
          </draw:line>
          <draw:line draw:style-name="gr3" draw:text-style-name="P1" draw:layer="TiM_B" svg:x1="20.165cm" svg:y1="26.888cm" svg:x2="20.165cm" svg:y2="26.892cm">
            <text:p/>
          </draw:line>
          <draw:line draw:style-name="gr3" draw:text-style-name="P1" draw:layer="TiM_B" svg:x1="20.165cm" svg:y1="26.789cm" svg:x2="20.165cm" svg:y2="26.888cm">
            <text:p/>
          </draw:line>
          <draw:path draw:style-name="gr3" draw:text-style-name="P1" draw:layer="TiM_B" svg:width="0.002cm" svg:height="0cm" svg:x="20.165cm" svg:y="26.739cm" svg:viewBox="0 0 3 0" svg:d="M0 0c1 0 1 0 1 0h1c1 0 1 0 1 0">
            <text:p/>
          </draw:path>
          <draw:path draw:style-name="gr3" draw:text-style-name="P1" draw:layer="TiM_B" svg:width="0.011cm" svg:height="0.004cm" svg:x="19.443cm" svg:y="26.609cm" svg:viewBox="0 0 12 5" svg:d="M12 0c-2 0-3 0-5 0-1 1-3 1-4 1-1 1-2 1-2 2-1 1-1 1-1 2">
            <text:p/>
          </draw:path>
          <draw:line draw:style-name="gr3" draw:text-style-name="P1" draw:layer="TiM_B" svg:x1="19.443cm" svg:y1="26.549cm" svg:x2="19.443cm" svg:y2="26.614cm">
            <text:p/>
          </draw:line>
          <draw:line draw:style-name="gr3" draw:text-style-name="P1" draw:layer="TiM_B" svg:x1="19.46cm" svg:y1="26.549cm" svg:x2="19.46cm" svg:y2="26.609cm">
            <text:p/>
          </draw:line>
          <draw:polyline draw:style-name="gr3" draw:text-style-name="P1" draw:layer="TiM_B" svg:width="0.004cm" svg:height="0cm" svg:x="19.455cm" svg:y="26.609cm" svg:viewBox="0 0 5 0" draw:points="5,0 5,0 5,0 4,0 4,0 3,0 3,0 3,0 2,0 2,0 2,0 1,0 1,0 0,0 0,0">
            <text:p/>
          </draw:polyline>
          <draw:line draw:style-name="gr3" draw:text-style-name="P1" draw:layer="TiM_B" svg:x1="19.46cm" svg:y1="26.45cm" svg:x2="19.46cm" svg:y2="26.447cm">
            <text:p/>
          </draw:line>
          <draw:line draw:style-name="gr3" draw:text-style-name="P1" draw:layer="TiM_B" svg:x1="19.46cm" svg:y1="26.549cm" svg:x2="19.46cm" svg:y2="26.45cm">
            <text:p/>
          </draw:line>
          <draw:path draw:style-name="gr3" draw:text-style-name="P1" draw:layer="TiM_B" svg:width="0cm" svg:height="-0.001cm" svg:x="19.443cm" svg:y="26.724cm" svg:viewBox="0 0 0 -2" svg:d="M0 2c0-1 0-1 0-2">
            <text:p/>
          </draw:path>
          <draw:line draw:style-name="gr3" draw:text-style-name="P1" draw:layer="TiM_B" svg:x1="19.443cm" svg:y1="26.724cm" svg:x2="19.443cm" svg:y2="26.789cm">
            <text:p/>
          </draw:line>
          <draw:path draw:style-name="gr3" draw:text-style-name="P1" draw:layer="TiM_B" svg:width="0cm" svg:height="-0.001cm" svg:x="19.443cm" svg:y="26.616cm" svg:viewBox="0 0 0 -2" svg:d="M0 0c0 0 0 1 0 2">
            <text:p/>
          </draw:path>
          <draw:polyline draw:style-name="gr3" draw:text-style-name="P1" draw:layer="TiM_B" svg:width="0cm" svg:height="-0.007cm" svg:x="19.443cm" svg:y="26.624cm" svg:viewBox="0 0 0 -8" draw:points="0,8 0,7 0,7 0,6 0,6 0,5 0,5 0,4 0,3 0,3 0,2 0,2 0,1 0,0 0,0">
            <text:p/>
          </draw:polyline>
          <draw:line draw:style-name="gr3" draw:text-style-name="P1" draw:layer="TiM_B" svg:x1="19.443cm" svg:y1="26.624cm" svg:x2="19.443cm" svg:y2="26.714cm">
            <text:p/>
          </draw:line>
          <draw:polyline draw:style-name="gr3" draw:text-style-name="P1" draw:layer="TiM_B" svg:width="0cm" svg:height="-0.007cm" svg:x="19.443cm" svg:y="26.722cm" svg:viewBox="0 0 0 -8" draw:points="0,8 0,7 0,7 0,6 0,5 0,5 0,4 0,4 0,3 0,2 0,2 0,1 0,1 0,0 0,0">
            <text:p/>
          </draw:polyline>
          <draw:path draw:style-name="gr3" draw:text-style-name="P1" draw:layer="TiM_B" svg:width="0.001cm" svg:height="0cm" svg:x="19.458cm" svg:y="26.613cm" svg:viewBox="0 0 2 1" svg:d="M0 1h1c0-1 0-1 0-1 1 0 1 0 1 0">
            <text:p/>
          </draw:path>
          <draw:path draw:style-name="gr3" draw:text-style-name="P1" draw:layer="TiM_B" svg:width="0cm" svg:height="-0.001cm" svg:x="19.458cm" svg:y="26.724cm" svg:viewBox="0 0 0 -2" svg:d="M0 0c0 1 0 1 0 2">
            <text:p/>
          </draw:path>
          <draw:polyline draw:style-name="gr3" draw:text-style-name="P1" draw:layer="TiM_B" svg:width="0cm" svg:height="-0.007cm" svg:x="19.458cm" svg:y="26.722cm" svg:viewBox="0 0 0 -8" draw:points="0,0 0,0 0,1 0,1 0,2 0,2 0,3 0,4 0,4 0,5 0,5 0,6 0,7 0,7 0,8">
            <text:p/>
          </draw:polyline>
          <draw:line draw:style-name="gr3" draw:text-style-name="P1" draw:layer="TiM_B" svg:x1="19.458cm" svg:y1="26.714cm" svg:x2="19.458cm" svg:y2="26.624cm">
            <text:p/>
          </draw:line>
          <draw:polyline draw:style-name="gr3" draw:text-style-name="P1" draw:layer="TiM_B" svg:width="0cm" svg:height="-0.007cm" svg:x="19.458cm" svg:y="26.624cm" svg:viewBox="0 0 0 -8" draw:points="0,0 0,0 0,1 0,2 0,2 0,3 0,3 0,4 0,5 0,5 0,6 0,6 0,7 0,7 0,8">
            <text:p/>
          </draw:polyline>
          <draw:path draw:style-name="gr3" draw:text-style-name="P1" draw:layer="TiM_B" svg:width="0cm" svg:height="-0.001cm" svg:x="19.458cm" svg:y="26.616cm" svg:viewBox="0 0 0 -2" svg:d="M0 0c0 0 0 1 0 2">
            <text:p/>
          </draw:path>
          <draw:line draw:style-name="gr3" draw:text-style-name="P1" draw:layer="TiM_B" svg:x1="19.458cm" svg:y1="26.609cm" svg:x2="19.458cm" svg:y2="26.614cm">
            <text:p/>
          </draw:line>
          <draw:line draw:style-name="gr3" draw:text-style-name="P1" draw:layer="TiM_B" svg:x1="19.458cm" svg:y1="26.724cm" svg:x2="19.458cm" svg:y2="26.729cm">
            <text:p/>
          </draw:line>
          <draw:polyline draw:style-name="gr3" draw:text-style-name="P1" draw:layer="TiM_B" svg:width="0.004cm" svg:height="0cm" svg:x="19.455cm" svg:y="26.729cm" svg:viewBox="0 0 5 0" draw:points="0,0 0,0 1,0 1,0 2,0 2,0 2,0 3,0 3,0 3,0 4,0 4,0 5,0 5,0 5,0">
            <text:p/>
          </draw:polyline>
          <draw:line draw:style-name="gr3" draw:text-style-name="P1" draw:layer="TiM_B" svg:x1="19.46cm" svg:y1="26.729cm" svg:x2="19.46cm" svg:y2="26.789cm">
            <text:p/>
          </draw:line>
          <draw:path draw:style-name="gr3" draw:text-style-name="P1" draw:layer="TiM_B" svg:width="0.011cm" svg:height="0.004cm" svg:x="19.443cm" svg:y="26.724cm" svg:viewBox="0 0 12 5" svg:d="M0 0c0 2 1 3 3 4s5 1 9 1">
            <text:p/>
          </draw:path>
          <draw:line draw:style-name="gr3" draw:text-style-name="P1" draw:layer="TiM_B" svg:x1="19.46cm" svg:y1="26.888cm" svg:x2="19.46cm" svg:y2="26.789cm">
            <text:p/>
          </draw:line>
          <draw:line draw:style-name="gr3" draw:text-style-name="P1" draw:layer="TiM_B" svg:x1="19.46cm" svg:y1="26.892cm" svg:x2="19.46cm" svg:y2="26.888cm">
            <text:p/>
          </draw:line>
          <draw:path draw:style-name="gr3" draw:text-style-name="P1" draw:layer="TiM_B" svg:width="0.001cm" svg:height="0cm" svg:x="19.458cm" svg:y="26.724cm" svg:viewBox="0 0 2 1" svg:d="M2 1c-1 0-1 0-1 0h-1v-1">
            <text:p/>
          </draw:path>
          <draw:path draw:style-name="gr3" draw:text-style-name="P1" draw:layer="TiM_B" svg:width="0.011cm" svg:height="0.004cm" svg:x="19.443cm" svg:y="15.942cm" svg:viewBox="0 0 12 5" svg:d="M12 0c-2 0-3 0-5 0-1 0-3 0-4 1-1 0-2 1-2 1-1 1-1 2-1 3">
            <text:p/>
          </draw:path>
          <draw:line draw:style-name="gr3" draw:text-style-name="P1" draw:layer="TiM_B" svg:x1="19.443cm" svg:y1="15.882cm" svg:x2="19.443cm" svg:y2="15.947cm">
            <text:p/>
          </draw:line>
          <draw:line draw:style-name="gr3" draw:text-style-name="P1" draw:layer="TiM_B" svg:x1="19.46cm" svg:y1="15.882cm" svg:x2="19.46cm" svg:y2="15.942cm">
            <text:p/>
          </draw:line>
          <draw:polyline draw:style-name="gr3" draw:text-style-name="P1" draw:layer="TiM_B" svg:width="0.004cm" svg:height="0cm" svg:x="19.455cm" svg:y="15.942cm" svg:viewBox="0 0 5 0" draw:points="5,0 5,0 5,0 4,0 4,0 3,0 3,0 3,0 2,0 2,0 2,0 1,0 1,0 0,0 0,0">
            <text:p/>
          </draw:polyline>
          <draw:line draw:style-name="gr3" draw:text-style-name="P1" draw:layer="TiM_B" svg:x1="19.46cm" svg:y1="15.783cm" svg:x2="19.46cm" svg:y2="15.779cm">
            <text:p/>
          </draw:line>
          <draw:line draw:style-name="gr3" draw:text-style-name="P1" draw:layer="TiM_B" svg:x1="19.46cm" svg:y1="15.882cm" svg:x2="19.46cm" svg:y2="15.783cm">
            <text:p/>
          </draw:line>
          <draw:line draw:style-name="gr3" draw:text-style-name="P1" draw:layer="TiM_B" svg:x1="19.443cm" svg:y1="16.055cm" svg:x2="19.443cm" svg:y2="16.056cm">
            <text:p/>
          </draw:line>
          <draw:line draw:style-name="gr3" draw:text-style-name="P1" draw:layer="TiM_B" svg:x1="19.443cm" svg:y1="16.056cm" svg:x2="19.443cm" svg:y2="16.122cm">
            <text:p/>
          </draw:line>
          <draw:path draw:style-name="gr3" draw:text-style-name="P1" draw:layer="TiM_B" svg:width="0cm" svg:height="-0.001cm" svg:x="19.443cm" svg:y="15.949cm" svg:viewBox="0 0 0 -2" svg:d="M0 0c0 1 0 2 0 2">
            <text:p/>
          </draw:path>
          <draw:polyline draw:style-name="gr3" draw:text-style-name="P1" draw:layer="TiM_B" svg:width="0cm" svg:height="-0.007cm" svg:x="19.443cm" svg:y="15.957cm" svg:viewBox="0 0 0 -8" draw:points="0,8 0,8 0,7 0,7 0,6 0,6 0,5 0,5 0,4 0,3 0,3 0,2 0,2 0,1 0,0">
            <text:p/>
          </draw:polyline>
          <draw:line draw:style-name="gr3" draw:text-style-name="P1" draw:layer="TiM_B" svg:x1="19.443cm" svg:y1="15.957cm" svg:x2="19.443cm" svg:y2="16.047cm">
            <text:p/>
          </draw:line>
          <draw:polyline draw:style-name="gr3" draw:text-style-name="P1" draw:layer="TiM_B" svg:width="-0.001cm" svg:height="0.007cm" draw:transform="rotate (-3.14159265358979) translate (19.4429432530121cm 16.0554802930575cm)" svg:viewBox="0 0 0 8" draw:points="0,8 0,8 0,7 0,7 0,6 0,5 0,5 0,4 0,4 0,3 0,3 0,2 0,1 0,1 0,0">
            <text:p/>
          </draw:polyline>
          <draw:path draw:style-name="gr3" draw:text-style-name="P1" draw:layer="TiM_B" svg:width="0.001cm" svg:height="0.001cm" svg:x="19.458cm" svg:y="15.946cm" svg:viewBox="0 0 2 2" svg:d="M0 2v-1h1c1 0 1 0 1 0 0-1 0-1 0 0">
            <text:p/>
          </draw:path>
          <draw:line draw:style-name="gr3" draw:text-style-name="P1" draw:layer="TiM_B" svg:x1="19.458cm" svg:y1="16.056cm" svg:x2="19.458cm" svg:y2="16.055cm">
            <text:p/>
          </draw:line>
          <draw:polyline draw:style-name="gr3" draw:text-style-name="P1" draw:layer="TiM_B" svg:width="-0.001cm" svg:height="0.007cm" draw:transform="rotate (-3.14159265358979) translate (19.4579426506024cm 16.0554802930575cm)" svg:viewBox="0 0 0 8" draw:points="0,0 0,1 0,1 0,2 0,3 0,3 0,4 0,4 0,5 0,5 0,6 0,7 0,7 0,8 0,8">
            <text:p/>
          </draw:polyline>
          <draw:line draw:style-name="gr3" draw:text-style-name="P1" draw:layer="TiM_B" svg:x1="19.458cm" svg:y1="16.047cm" svg:x2="19.458cm" svg:y2="15.957cm">
            <text:p/>
          </draw:line>
          <draw:polyline draw:style-name="gr3" draw:text-style-name="P1" draw:layer="TiM_B" svg:width="0cm" svg:height="-0.007cm" svg:x="19.458cm" svg:y="15.957cm" svg:viewBox="0 0 0 -8" draw:points="0,0 0,1 0,2 0,2 0,3 0,3 0,4 0,5 0,5 0,6 0,6 0,7 0,7 0,8 0,8">
            <text:p/>
          </draw:polyline>
          <draw:path draw:style-name="gr3" draw:text-style-name="P1" draw:layer="TiM_B" svg:width="0cm" svg:height="-0.001cm" svg:x="19.458cm" svg:y="15.949cm" svg:viewBox="0 0 0 -2" svg:d="M0 0c0 1 0 2 0 2">
            <text:p/>
          </draw:path>
          <draw:line draw:style-name="gr3" draw:text-style-name="P1" draw:layer="TiM_B" svg:x1="19.458cm" svg:y1="15.942cm" svg:x2="19.458cm" svg:y2="15.947cm">
            <text:p/>
          </draw:line>
          <draw:line draw:style-name="gr3" draw:text-style-name="P1" draw:layer="TiM_B" svg:x1="19.458cm" svg:y1="16.056cm" svg:x2="19.458cm" svg:y2="16.062cm">
            <text:p/>
          </draw:line>
          <draw:polyline draw:style-name="gr3" draw:text-style-name="P1" draw:layer="TiM_B" svg:width="0.004cm" svg:height="0cm" svg:x="19.455cm" svg:y="16.062cm" svg:viewBox="0 0 5 0" draw:points="0,0 0,0 1,0 1,0 2,0 2,0 2,0 3,0 3,0 3,0 4,0 4,0 5,0 5,0 5,0">
            <text:p/>
          </draw:polyline>
          <draw:line draw:style-name="gr3" draw:text-style-name="P1" draw:layer="TiM_B" svg:x1="19.46cm" svg:y1="16.062cm" svg:x2="19.46cm" svg:y2="16.122cm">
            <text:p/>
          </draw:line>
          <draw:path draw:style-name="gr3" draw:text-style-name="P1" draw:layer="TiM_B" svg:width="0.011cm" svg:height="0.005cm" svg:x="19.443cm" svg:y="16.056cm" svg:viewBox="0 0 12 6" svg:d="M0 0c0 2 1 3 3 4s5 2 9 2">
            <text:p/>
          </draw:path>
          <draw:line draw:style-name="gr3" draw:text-style-name="P1" draw:layer="TiM_B" svg:x1="19.46cm" svg:y1="16.221cm" svg:x2="19.46cm" svg:y2="16.122cm">
            <text:p/>
          </draw:line>
          <draw:line draw:style-name="gr3" draw:text-style-name="P1" draw:layer="TiM_B" svg:x1="19.46cm" svg:y1="16.224cm" svg:x2="19.46cm" svg:y2="16.221cm">
            <text:p/>
          </draw:line>
          <draw:path draw:style-name="gr3" draw:text-style-name="P1" draw:layer="TiM_B" svg:width="0.001cm" svg:height="0.001cm" svg:x="19.458cm" svg:y="16.056cm" svg:viewBox="0 0 2 2" svg:d="M2 2c-1-1-1-1-1-1h-1v-1">
            <text:p/>
          </draw:path>
          <draw:path draw:style-name="gr3" draw:text-style-name="P1" draw:layer="TiM_B" svg:width="0.017cm" svg:height="0.001cm" svg:x="20.165cm" svg:y="15.93cm" svg:viewBox="0 0 18 2" svg:d="M0 0c5 0 10 1 13 1s5 1 5 1">
            <text:p/>
          </draw:path>
          <draw:line draw:style-name="gr3" draw:text-style-name="P1" draw:layer="TiM_B" svg:x1="20.165cm" svg:y1="15.882cm" svg:x2="20.165cm" svg:y2="15.93cm">
            <text:p/>
          </draw:line>
          <draw:line draw:style-name="gr3" draw:text-style-name="P1" draw:layer="TiM_B" svg:x1="20.183cm" svg:y1="15.882cm" svg:x2="20.183cm" svg:y2="15.932cm">
            <text:p/>
          </draw:line>
          <draw:polygon draw:style-name="gr4" draw:text-style-name="P2" draw:layer="TiM_B" svg:width="0cm" svg:height="0cm" svg:x="20.183cm" svg:y="15.932cm" svg:viewBox="0 0 0 0" draw:points="0,0">
            <text:p/>
          </draw:polygon>
          <draw:line draw:style-name="gr3" draw:text-style-name="P1" draw:layer="TiM_B" svg:x1="20.183cm" svg:y1="16.071cm" svg:x2="20.183cm" svg:y2="16.122cm">
            <text:p/>
          </draw:line>
          <draw:polygon draw:style-name="gr4" draw:text-style-name="P2" draw:layer="TiM_B" svg:width="0cm" svg:height="0cm" svg:x="20.183cm" svg:y="16.071cm" svg:viewBox="0 0 0 0" draw:points="0,0">
            <text:p/>
          </draw:polygon>
          <draw:line draw:style-name="gr3" draw:text-style-name="P1" draw:layer="TiM_B" svg:x1="20.183cm" svg:y1="16.061cm" svg:x2="20.183cm" svg:y2="16.071cm">
            <text:p/>
          </draw:line>
          <draw:polyline draw:style-name="gr3" draw:text-style-name="P1" draw:layer="TiM_B" svg:width="-0.001cm" svg:height="0.013cm" draw:transform="rotate (-3.14159265358979) translate (20.1829135341366cm 16.0614800579846cm)" svg:viewBox="0 0 0 14" draw:points="0,14 0,13 0,11 0,10 0,9 0,7 0,6 0,5 0,4 0,3 0,2 0,1 0,0 0,0 0,0">
            <text:p/>
          </draw:polyline>
          <draw:line draw:style-name="gr3" draw:text-style-name="P1" draw:layer="TiM_B" svg:x1="20.183cm" svg:y1="15.957cm" svg:x2="20.183cm" svg:y2="16.047cm">
            <text:p/>
          </draw:line>
          <draw:polyline draw:style-name="gr3" draw:text-style-name="P1" draw:layer="TiM_B" svg:width="0cm" svg:height="-0.014cm" svg:x="20.183cm" svg:y="15.957cm" svg:viewBox="0 0 0 -15" draw:points="0,15 0,15 0,15 0,14 0,13 0,12 0,11 0,10 0,9 0,8 0,6 0,5 0,3 0,2 0,0">
            <text:p/>
          </draw:polyline>
          <draw:line draw:style-name="gr3" draw:text-style-name="P1" draw:layer="TiM_B" svg:x1="20.183cm" svg:y1="15.932cm" svg:x2="20.183cm" svg:y2="15.942cm">
            <text:p/>
          </draw:line>
          <draw:line draw:style-name="gr3" draw:text-style-name="P1" draw:layer="TiM_B" svg:x1="20.165cm" svg:y1="15.783cm" svg:x2="20.165cm" svg:y2="15.882cm">
            <text:p/>
          </draw:line>
          <draw:line draw:style-name="gr3" draw:text-style-name="P1" draw:layer="TiM_B" svg:x1="20.165cm" svg:y1="15.779cm" svg:x2="20.165cm" svg:y2="15.783cm">
            <text:p/>
          </draw:line>
          <draw:path draw:style-name="gr3" draw:text-style-name="P1" draw:layer="TiM_B" svg:width="0.002cm" svg:height="0cm" svg:x="20.165cm" svg:y="15.932cm" svg:viewBox="0 0 3 0" svg:d="M3 0h-1c-1 0-1 0-1 0h-1">
            <text:p/>
          </draw:path>
          <draw:polygon draw:style-name="gr4" draw:text-style-name="P2" draw:layer="TiM_B" svg:width="0cm" svg:height="0cm" svg:x="20.168cm" svg:y="15.932cm" svg:viewBox="0 0 0 0" draw:points="0,0">
            <text:p/>
          </draw:polygon>
          <draw:line draw:style-name="gr3" draw:text-style-name="P1" draw:layer="TiM_B" svg:x1="20.168cm" svg:y1="15.942cm" svg:x2="20.168cm" svg:y2="15.932cm">
            <text:p/>
          </draw:line>
          <draw:polyline draw:style-name="gr3" draw:text-style-name="P1" draw:layer="TiM_B" svg:width="0cm" svg:height="-0.014cm" svg:x="20.168cm" svg:y="15.957cm" svg:viewBox="0 0 0 -15" draw:points="0,0 0,2 0,3 0,5 0,6 0,8 0,9 0,10 0,11 0,12 0,13 0,14 0,15 0,15 0,15">
            <text:p/>
          </draw:polyline>
          <draw:line draw:style-name="gr3" draw:text-style-name="P1" draw:layer="TiM_B" svg:x1="20.168cm" svg:y1="16.047cm" svg:x2="20.168cm" svg:y2="15.957cm">
            <text:p/>
          </draw:line>
          <draw:polyline draw:style-name="gr3" draw:text-style-name="P1" draw:layer="TiM_B" svg:width="-0.001cm" svg:height="0.013cm" draw:transform="rotate (-3.14159265358979) translate (20.1679141365462cm 16.0614800579846cm)" svg:viewBox="0 0 0 14" draw:points="0,0 0,0 0,0 0,1 0,2 0,3 0,4 0,5 0,6 0,7 0,9 0,10 0,11 0,13 0,14">
            <text:p/>
          </draw:polyline>
          <draw:line draw:style-name="gr3" draw:text-style-name="P1" draw:layer="TiM_B" svg:x1="20.168cm" svg:y1="16.071cm" svg:x2="20.168cm" svg:y2="16.061cm">
            <text:p/>
          </draw:line>
          <draw:polygon draw:style-name="gr4" draw:text-style-name="P2" draw:layer="TiM_B" svg:width="0cm" svg:height="0cm" svg:x="20.168cm" svg:y="16.071cm" svg:viewBox="0 0 0 0" draw:points="0,0">
            <text:p/>
          </draw:polygon>
          <draw:line draw:style-name="gr3" draw:text-style-name="P1" draw:layer="TiM_B" svg:x1="20.168cm" svg:y1="15.942cm" svg:x2="20.168cm" svg:y2="15.957cm">
            <text:p/>
          </draw:line>
          <draw:polygon draw:style-name="gr4" draw:text-style-name="P2" draw:layer="TiM_B" svg:width="0cm" svg:height="0cm" svg:x="20.168cm" svg:y="16.071cm" svg:viewBox="0 0 0 0" draw:points="0,0">
            <text:p/>
          </draw:polygon>
          <draw:path draw:style-name="gr3" draw:text-style-name="P1" draw:layer="TiM_B" svg:width="0.017cm" svg:height="0.001cm" svg:x="20.165cm" svg:y="16.071cm" svg:viewBox="0 0 18 2" svg:d="M18 0h-1c-1 1-2 1-3 1s-3 0-4 0c-2 0-4 1-6 1-1 0-2 0-4 0">
            <text:p/>
          </draw:path>
          <draw:line draw:style-name="gr3" draw:text-style-name="P1" draw:layer="TiM_B" svg:x1="20.165cm" svg:y1="16.073cm" svg:x2="20.165cm" svg:y2="16.122cm">
            <text:p/>
          </draw:line>
          <draw:line draw:style-name="gr3" draw:text-style-name="P1" draw:layer="TiM_B" svg:x1="20.165cm" svg:y1="16.221cm" svg:x2="20.165cm" svg:y2="16.224cm">
            <text:p/>
          </draw:line>
          <draw:line draw:style-name="gr3" draw:text-style-name="P1" draw:layer="TiM_B" svg:x1="20.165cm" svg:y1="16.122cm" svg:x2="20.165cm" svg:y2="16.221cm">
            <text:p/>
          </draw:line>
          <draw:path draw:style-name="gr3" draw:text-style-name="P1" draw:layer="TiM_B" svg:width="0.002cm" svg:height="0cm" svg:x="20.165cm" svg:y="16.071cm" svg:viewBox="0 0 3 0" svg:d="M0 0c1 0 1 0 1 0h1c1 0 1 0 1 0">
            <text:p/>
          </draw:path>
          <draw:line draw:style-name="gr3" draw:text-style-name="P1" draw:layer="TiM_B" svg:x1="20.183cm" svg:y1="14.409cm" svg:x2="20.168cm" svg:y2="14.409cm">
            <text:p/>
          </draw:line>
          <draw:line draw:style-name="gr3" draw:text-style-name="P1" draw:layer="TiM_B" svg:x1="20.162cm" svg:y1="14.694cm" svg:x2="20.165cm" svg:y2="14.698cm">
            <text:p/>
          </draw:line>
          <draw:path draw:style-name="gr3" draw:text-style-name="P1" draw:layer="TiM_B" svg:width="0cm" svg:height="0.029cm" svg:x="20.161cm" svg:y="14.664cm" svg:viewBox="0 0 1 30" svg:d="M1 30c-1-2-1-12-1-30">
            <text:p/>
          </draw:path>
          <draw:line draw:style-name="gr3" draw:text-style-name="P1" draw:layer="TiM_B" svg:x1="20.161cm" svg:y1="14.293cm" svg:x2="20.161cm" svg:y2="14.664cm">
            <text:p/>
          </draw:line>
          <draw:path draw:style-name="gr3" draw:text-style-name="P1" draw:layer="TiM_B" svg:width="0cm" svg:height="0.029cm" svg:x="20.161cm" svg:y="14.263cm" svg:viewBox="0 0 1 30" svg:d="M0 30c0-17 0-27 1-30">
            <text:p/>
          </draw:path>
          <draw:line draw:style-name="gr3" draw:text-style-name="P1" draw:layer="TiM_B" svg:x1="20.162cm" svg:y1="14.263cm" svg:x2="20.165cm" svg:y2="14.26cm">
            <text:p/>
          </draw:line>
          <draw:line draw:style-name="gr3" draw:text-style-name="P1" draw:layer="TiM_B" svg:x1="20.165cm" svg:y1="14.55cm" svg:x2="20.165cm" svg:y2="14.407cm">
            <text:p/>
          </draw:line>
          <draw:line draw:style-name="gr3" draw:text-style-name="P1" draw:layer="TiM_B" svg:x1="20.183cm" svg:y1="14.548cm" svg:x2="20.168cm" svg:y2="14.548cm">
            <text:p/>
          </draw:line>
          <draw:line draw:style-name="gr3" draw:text-style-name="P1" draw:layer="TiM_B" svg:x1="19.46cm" svg:y1="14.26cm" svg:x2="20.165cm" svg:y2="14.26cm">
            <text:p/>
          </draw:line>
          <draw:line draw:style-name="gr3" draw:text-style-name="P1" draw:layer="TiM_B" svg:x1="19.46cm" svg:y1="14.256cm" svg:x2="20.165cm" svg:y2="14.256cm">
            <text:p/>
          </draw:line>
          <draw:line draw:style-name="gr3" draw:text-style-name="P1" draw:layer="TiM_B" svg:x1="20.165cm" svg:y1="14.701cm" svg:x2="19.46cm" svg:y2="14.701cm">
            <text:p/>
          </draw:line>
          <draw:line draw:style-name="gr3" draw:text-style-name="P1" draw:layer="TiM_B" svg:x1="20.165cm" svg:y1="14.698cm" svg:x2="19.46cm" svg:y2="14.698cm">
            <text:p/>
          </draw:line>
          <draw:line draw:style-name="gr3" draw:text-style-name="P1" draw:layer="TiM_B" svg:x1="19.443cm" svg:y1="14.426cm" svg:x2="19.458cm" svg:y2="14.426cm">
            <text:p/>
          </draw:line>
          <draw:line draw:style-name="gr3" draw:text-style-name="P1" draw:layer="TiM_B" svg:x1="19.465cm" svg:y1="14.664cm" svg:x2="19.465cm" svg:y2="14.293cm">
            <text:p/>
          </draw:line>
          <draw:path draw:style-name="gr3" draw:text-style-name="P1" draw:layer="TiM_B" svg:width="0cm" svg:height="0.029cm" svg:x="19.464cm" svg:y="14.664cm" svg:viewBox="0 0 1 30" svg:d="M1 0c0 18 0 28-1 30">
            <text:p/>
          </draw:path>
          <draw:line draw:style-name="gr3" draw:text-style-name="P1" draw:layer="TiM_B" svg:x1="19.464cm" svg:y1="14.694cm" svg:x2="19.46cm" svg:y2="14.698cm">
            <text:p/>
          </draw:line>
          <draw:line draw:style-name="gr3" draw:text-style-name="P1" draw:layer="TiM_B" svg:x1="19.46cm" svg:y1="14.419cm" svg:x2="19.46cm" svg:y2="14.539cm">
            <text:p/>
          </draw:line>
          <draw:line draw:style-name="gr3" draw:text-style-name="P1" draw:layer="TiM_B" svg:x1="19.464cm" svg:y1="14.263cm" svg:x2="19.46cm" svg:y2="14.26cm">
            <text:p/>
          </draw:line>
          <draw:path draw:style-name="gr3" draw:text-style-name="P1" draw:layer="TiM_B" svg:width="0cm" svg:height="0.029cm" svg:x="19.464cm" svg:y="14.263cm" svg:viewBox="0 0 1 30" svg:d="M0 0c1 3 1 13 1 30">
            <text:p/>
          </draw:path>
          <draw:line draw:style-name="gr3" draw:text-style-name="P1" draw:layer="TiM_B" svg:x1="19.443cm" svg:y1="14.532cm" svg:x2="19.458cm" svg:y2="14.532cm">
            <text:p/>
          </draw:line>
          <draw:line draw:style-name="gr3" draw:text-style-name="P1" draw:layer="TiM_B" svg:x1="19.443cm" svg:y1="3.758cm" svg:x2="19.458cm" svg:y2="3.758cm">
            <text:p/>
          </draw:line>
          <draw:line draw:style-name="gr3" draw:text-style-name="P1" draw:layer="TiM_B" svg:x1="19.465cm" svg:y1="3.996cm" svg:x2="19.465cm" svg:y2="3.626cm">
            <text:p/>
          </draw:line>
          <draw:path draw:style-name="gr3" draw:text-style-name="P1" draw:layer="TiM_B" svg:width="0cm" svg:height="0.029cm" svg:x="19.464cm" svg:y="3.996cm" svg:viewBox="0 0 1 30" svg:d="M1 0c0 18 0 28-1 30">
            <text:p/>
          </draw:path>
          <draw:line draw:style-name="gr3" draw:text-style-name="P1" draw:layer="TiM_B" svg:x1="19.464cm" svg:y1="4.026cm" svg:x2="19.46cm" svg:y2="4.03cm">
            <text:p/>
          </draw:line>
          <draw:line draw:style-name="gr3" draw:text-style-name="P1" draw:layer="TiM_B" svg:x1="19.46cm" svg:y1="3.751cm" svg:x2="19.46cm" svg:y2="3.871cm">
            <text:p/>
          </draw:line>
          <draw:line draw:style-name="gr3" draw:text-style-name="P1" draw:layer="TiM_B" svg:x1="19.464cm" svg:y1="3.596cm" svg:x2="19.46cm" svg:y2="3.592cm">
            <text:p/>
          </draw:line>
          <draw:path draw:style-name="gr3" draw:text-style-name="P1" draw:layer="TiM_B" svg:width="0cm" svg:height="0.029cm" svg:x="19.464cm" svg:y="3.596cm" svg:viewBox="0 0 1 30" svg:d="M0 0c1 2 1 12 1 30">
            <text:p/>
          </draw:path>
          <draw:line draw:style-name="gr3" draw:text-style-name="P1" draw:layer="TiM_B" svg:x1="19.46cm" svg:y1="3.588cm" svg:x2="20.165cm" svg:y2="3.588cm">
            <text:p/>
          </draw:line>
          <draw:line draw:style-name="gr3" draw:text-style-name="P1" draw:layer="TiM_B" svg:x1="19.46cm" svg:y1="3.592cm" svg:x2="20.165cm" svg:y2="3.592cm">
            <text:p/>
          </draw:line>
          <draw:line draw:style-name="gr3" draw:text-style-name="P1" draw:layer="TiM_B" svg:x1="19.443cm" svg:y1="3.864cm" svg:x2="19.458cm" svg:y2="3.864cm">
            <text:p/>
          </draw:line>
          <draw:line draw:style-name="gr3" draw:text-style-name="P1" draw:layer="TiM_B" svg:x1="20.165cm" svg:y1="4.03cm" svg:x2="19.46cm" svg:y2="4.03cm">
            <text:p/>
          </draw:line>
          <draw:line draw:style-name="gr3" draw:text-style-name="P1" draw:layer="TiM_B" svg:x1="20.165cm" svg:y1="4.033cm" svg:x2="19.46cm" svg:y2="4.033cm">
            <text:p/>
          </draw:line>
          <draw:line draw:style-name="gr3" draw:text-style-name="P1" draw:layer="TiM_B" svg:x1="20.183cm" svg:y1="3.742cm" svg:x2="20.168cm" svg:y2="3.742cm">
            <text:p/>
          </draw:line>
          <draw:line draw:style-name="gr3" draw:text-style-name="P1" draw:layer="TiM_B" svg:x1="20.162cm" svg:y1="4.026cm" svg:x2="20.165cm" svg:y2="4.03cm">
            <text:p/>
          </draw:line>
          <draw:path draw:style-name="gr3" draw:text-style-name="P1" draw:layer="TiM_B" svg:width="0cm" svg:height="0.029cm" svg:x="20.161cm" svg:y="3.996cm" svg:viewBox="0 0 1 30" svg:d="M1 30c-1-2-1-12-1-30">
            <text:p/>
          </draw:path>
          <draw:line draw:style-name="gr3" draw:text-style-name="P1" draw:layer="TiM_B" svg:x1="20.161cm" svg:y1="3.626cm" svg:x2="20.161cm" svg:y2="3.996cm">
            <text:p/>
          </draw:line>
          <draw:path draw:style-name="gr3" draw:text-style-name="P1" draw:layer="TiM_B" svg:width="0cm" svg:height="0.029cm" svg:x="20.161cm" svg:y="3.596cm" svg:viewBox="0 0 1 30" svg:d="M0 30c0-18 0-28 1-30">
            <text:p/>
          </draw:path>
          <draw:line draw:style-name="gr3" draw:text-style-name="P1" draw:layer="TiM_B" svg:x1="20.162cm" svg:y1="3.596cm" svg:x2="20.165cm" svg:y2="3.592cm">
            <text:p/>
          </draw:line>
          <draw:line draw:style-name="gr3" draw:text-style-name="P1" draw:layer="TiM_B" svg:x1="20.165cm" svg:y1="3.882cm" svg:x2="20.165cm" svg:y2="3.74cm">
            <text:p/>
          </draw:line>
          <draw:line draw:style-name="gr3" draw:text-style-name="P1" draw:layer="TiM_B" svg:x1="20.183cm" svg:y1="3.88cm" svg:x2="20.168cm" svg:y2="3.88cm">
            <text:p/>
          </draw:line>
          <draw:line draw:style-name="gr3" draw:text-style-name="P1" draw:layer="TiM_B" svg:x1="24.609cm" svg:y1="27.226cm" svg:x2="24.639cm" svg:y2="27.226cm">
            <text:p/>
          </draw:line>
          <draw:line draw:style-name="gr3" draw:text-style-name="P1" draw:layer="TiM_B" svg:x1="24.415cm" svg:y1="27.226cm" svg:x2="24.609cm" svg:y2="27.226cm">
            <text:p/>
          </draw:line>
          <draw:line draw:style-name="gr3" draw:text-style-name="P1" draw:layer="TiM_B" svg:x1="24.385cm" svg:y1="27.226cm" svg:x2="24.415cm" svg:y2="27.226cm">
            <text:p/>
          </draw:line>
          <draw:line draw:style-name="gr3" draw:text-style-name="P1" draw:layer="TiM_B" svg:x1="23.085cm" svg:y1="27.226cm" svg:x2="23.115cm" svg:y2="27.226cm">
            <text:p/>
          </draw:line>
          <draw:line draw:style-name="gr3" draw:text-style-name="P1" draw:layer="TiM_B" svg:x1="22.891cm" svg:y1="27.226cm" svg:x2="23.085cm" svg:y2="27.226cm">
            <text:p/>
          </draw:line>
          <draw:line draw:style-name="gr3" draw:text-style-name="P1" draw:layer="TiM_B" svg:x1="22.861cm" svg:y1="27.226cm" svg:x2="22.891cm" svg:y2="27.226cm">
            <text:p/>
          </draw:line>
          <draw:line draw:style-name="gr3" draw:text-style-name="P1" draw:layer="TiM_B" svg:x1="24.161cm" svg:y1="27.226cm" svg:x2="24.355cm" svg:y2="27.226cm">
            <text:p/>
          </draw:line>
          <draw:line draw:style-name="gr3" draw:text-style-name="P1" draw:layer="TiM_B" svg:x1="24.355cm" svg:y1="27.226cm" svg:x2="24.385cm" svg:y2="27.226cm">
            <text:p/>
          </draw:line>
          <draw:line draw:style-name="gr3" draw:text-style-name="P1" draw:layer="TiM_B" svg:x1="24.131cm" svg:y1="27.226cm" svg:x2="24.161cm" svg:y2="27.226cm">
            <text:p/>
          </draw:line>
          <draw:line draw:style-name="gr3" draw:text-style-name="P1" draw:layer="TiM_B" svg:x1="22.637cm" svg:y1="27.226cm" svg:x2="22.831cm" svg:y2="27.226cm">
            <text:p/>
          </draw:line>
          <draw:line draw:style-name="gr3" draw:text-style-name="P1" draw:layer="TiM_B" svg:x1="22.831cm" svg:y1="27.226cm" svg:x2="22.861cm" svg:y2="27.226cm">
            <text:p/>
          </draw:line>
          <draw:line draw:style-name="gr3" draw:text-style-name="P1" draw:layer="TiM_B" svg:x1="22.607cm" svg:y1="27.226cm" svg:x2="22.637cm" svg:y2="27.226cm">
            <text:p/>
          </draw:line>
          <draw:line draw:style-name="gr3" draw:text-style-name="P1" draw:layer="TiM_B" svg:x1="24.415cm" svg:y1="15.264cm" svg:x2="24.415cm" svg:y2="15.035cm">
            <text:p/>
          </draw:line>
          <draw:line draw:style-name="gr3" draw:text-style-name="P1" draw:layer="TiM_B" svg:x1="24.385cm" svg:y1="15.264cm" svg:x2="24.385cm" svg:y2="15.065cm">
            <text:p/>
          </draw:line>
          <draw:line draw:style-name="gr3" draw:text-style-name="P1" draw:layer="TiM_B" svg:x1="24.544cm" svg:y1="15.264cm" svg:x2="24.544cm" svg:y2="15.534cm">
            <text:p/>
          </draw:line>
          <draw:line draw:style-name="gr3" draw:text-style-name="P1" draw:layer="TiM_B" svg:x1="24.48cm" svg:y1="15.534cm" svg:x2="24.48cm" svg:y2="15.264cm">
            <text:p/>
          </draw:line>
          <draw:line draw:style-name="gr3" draw:text-style-name="P1" draw:layer="TiM_B" svg:x1="22.891cm" svg:y1="15.264cm" svg:x2="22.891cm" svg:y2="15.035cm">
            <text:p/>
          </draw:line>
          <draw:line draw:style-name="gr3" draw:text-style-name="P1" draw:layer="TiM_B" svg:x1="22.861cm" svg:y1="15.264cm" svg:x2="22.861cm" svg:y2="15.065cm">
            <text:p/>
          </draw:line>
          <draw:line draw:style-name="gr3" draw:text-style-name="P1" draw:layer="TiM_B" svg:x1="23.02cm" svg:y1="15.264cm" svg:x2="23.02cm" svg:y2="15.534cm">
            <text:p/>
          </draw:line>
          <draw:line draw:style-name="gr3" draw:text-style-name="P1" draw:layer="TiM_B" svg:x1="22.956cm" svg:y1="15.534cm" svg:x2="22.956cm" svg:y2="15.264cm">
            <text:p/>
          </draw:line>
          <draw:line draw:style-name="gr3" draw:text-style-name="P1" draw:layer="TiM_B" svg:x1="24.355cm" svg:y1="15.035cm" svg:x2="24.355cm" svg:y2="15.264cm">
            <text:p/>
          </draw:line>
          <draw:line draw:style-name="gr3" draw:text-style-name="P1" draw:layer="TiM_B" svg:x1="24.29cm" svg:y1="15.264cm" svg:x2="24.29cm" svg:y2="15.534cm">
            <text:p/>
          </draw:line>
          <draw:line draw:style-name="gr3" draw:text-style-name="P1" draw:layer="TiM_B" svg:x1="24.226cm" svg:y1="15.534cm" svg:x2="24.226cm" svg:y2="15.264cm">
            <text:p/>
          </draw:line>
          <draw:line draw:style-name="gr3" draw:text-style-name="P1" draw:layer="TiM_B" svg:x1="38.069cm" svg:y1="15.035cm" svg:x2="38.069cm" svg:y2="15.264cm">
            <text:p/>
          </draw:line>
          <draw:line draw:style-name="gr3" draw:text-style-name="P1" draw:layer="TiM_B" svg:x1="38.099cm" svg:y1="15.264cm" svg:x2="38.099cm" svg:y2="15.065cm">
            <text:p/>
          </draw:line>
          <draw:line draw:style-name="gr3" draw:text-style-name="P1" draw:layer="TiM_B" svg:x1="38.004cm" svg:y1="15.264cm" svg:x2="38.004cm" svg:y2="15.534cm">
            <text:p/>
          </draw:line>
          <draw:line draw:style-name="gr3" draw:text-style-name="P1" draw:layer="TiM_B" svg:x1="37.94cm" svg:y1="15.534cm" svg:x2="37.94cm" svg:y2="15.264cm">
            <text:p/>
          </draw:line>
          <draw:line draw:style-name="gr3" draw:text-style-name="P1" draw:layer="TiM_B" svg:x1="22.831cm" svg:y1="15.035cm" svg:x2="22.831cm" svg:y2="15.264cm">
            <text:p/>
          </draw:line>
          <draw:line draw:style-name="gr3" draw:text-style-name="P1" draw:layer="TiM_B" svg:x1="22.766cm" svg:y1="15.264cm" svg:x2="22.766cm" svg:y2="15.534cm">
            <text:p/>
          </draw:line>
          <draw:line draw:style-name="gr3" draw:text-style-name="P1" draw:layer="TiM_B" svg:x1="22.702cm" svg:y1="15.534cm" svg:x2="22.702cm" svg:y2="15.264cm">
            <text:p/>
          </draw:line>
          <draw:line draw:style-name="gr3" draw:text-style-name="P1" draw:layer="TiM_B" svg:x1="38.129cm" svg:y1="15.264cm" svg:x2="38.129cm" svg:y2="15.035cm">
            <text:p/>
          </draw:line>
          <draw:line draw:style-name="gr3" draw:text-style-name="P1" draw:layer="TiM_B" svg:x1="38.258cm" svg:y1="15.264cm" svg:x2="38.258cm" svg:y2="15.534cm">
            <text:p/>
          </draw:line>
          <draw:line draw:style-name="gr3" draw:text-style-name="P1" draw:layer="TiM_B" svg:x1="38.194cm" svg:y1="15.534cm" svg:x2="38.194cm" svg:y2="15.264cm">
            <text:p/>
          </draw:line>
          <draw:line draw:style-name="gr3" draw:text-style-name="P1" draw:layer="TiM_B" svg:x1="20.183cm" svg:y1="26.6cm" svg:x2="20.168cm" svg:y2="26.6cm">
            <text:p/>
          </draw:line>
          <draw:line draw:style-name="gr3" draw:text-style-name="P1" draw:layer="TiM_B" svg:x1="20.162cm" svg:y1="26.884cm" svg:x2="20.165cm" svg:y2="26.888cm">
            <text:p/>
          </draw:line>
          <draw:path draw:style-name="gr3" draw:text-style-name="P1" draw:layer="TiM_B" svg:width="0cm" svg:height="0.029cm" svg:x="20.161cm" svg:y="26.854cm" svg:viewBox="0 0 1 30" svg:d="M1 30c-1-2-1-12-1-30">
            <text:p/>
          </draw:path>
          <draw:line draw:style-name="gr3" draw:text-style-name="P1" draw:layer="TiM_B" svg:x1="20.161cm" svg:y1="26.484cm" svg:x2="20.161cm" svg:y2="26.854cm">
            <text:p/>
          </draw:line>
          <draw:path draw:style-name="gr3" draw:text-style-name="P1" draw:layer="TiM_B" svg:width="0cm" svg:height="0.029cm" svg:x="20.161cm" svg:y="26.454cm" svg:viewBox="0 0 1 30" svg:d="M0 30c0-18 0-28 1-30">
            <text:p/>
          </draw:path>
          <draw:line draw:style-name="gr3" draw:text-style-name="P1" draw:layer="TiM_B" svg:x1="20.162cm" svg:y1="26.454cm" svg:x2="20.165cm" svg:y2="26.45cm">
            <text:p/>
          </draw:line>
          <draw:line draw:style-name="gr3" draw:text-style-name="P1" draw:layer="TiM_B" svg:x1="20.165cm" svg:y1="26.741cm" svg:x2="20.165cm" svg:y2="26.598cm">
            <text:p/>
          </draw:line>
          <draw:line draw:style-name="gr3" draw:text-style-name="P1" draw:layer="TiM_B" svg:x1="20.183cm" svg:y1="26.738cm" svg:x2="20.168cm" svg:y2="26.738cm">
            <text:p/>
          </draw:line>
          <draw:line draw:style-name="gr3" draw:text-style-name="P1" draw:layer="TiM_B" svg:x1="19.46cm" svg:y1="26.45cm" svg:x2="20.165cm" svg:y2="26.45cm">
            <text:p/>
          </draw:line>
          <draw:line draw:style-name="gr3" draw:text-style-name="P1" draw:layer="TiM_B" svg:x1="19.46cm" svg:y1="26.447cm" svg:x2="20.165cm" svg:y2="26.447cm">
            <text:p/>
          </draw:line>
          <draw:line draw:style-name="gr3" draw:text-style-name="P1" draw:layer="TiM_B" svg:x1="20.165cm" svg:y1="26.892cm" svg:x2="19.46cm" svg:y2="26.892cm">
            <text:p/>
          </draw:line>
          <draw:line draw:style-name="gr3" draw:text-style-name="P1" draw:layer="TiM_B" svg:x1="20.165cm" svg:y1="26.888cm" svg:x2="19.46cm" svg:y2="26.888cm">
            <text:p/>
          </draw:line>
          <draw:line draw:style-name="gr3" draw:text-style-name="P1" draw:layer="TiM_B" svg:x1="19.443cm" svg:y1="26.616cm" svg:x2="19.458cm" svg:y2="26.616cm">
            <text:p/>
          </draw:line>
          <draw:line draw:style-name="gr3" draw:text-style-name="P1" draw:layer="TiM_B" svg:x1="19.465cm" svg:y1="26.854cm" svg:x2="19.465cm" svg:y2="26.484cm">
            <text:p/>
          </draw:line>
          <draw:path draw:style-name="gr3" draw:text-style-name="P1" draw:layer="TiM_B" svg:width="0cm" svg:height="0.029cm" svg:x="19.464cm" svg:y="26.854cm" svg:viewBox="0 0 1 30" svg:d="M1 0c0 18 0 28-1 30">
            <text:p/>
          </draw:path>
          <draw:line draw:style-name="gr3" draw:text-style-name="P1" draw:layer="TiM_B" svg:x1="19.464cm" svg:y1="26.884cm" svg:x2="19.46cm" svg:y2="26.888cm">
            <text:p/>
          </draw:line>
          <draw:line draw:style-name="gr3" draw:text-style-name="P1" draw:layer="TiM_B" svg:x1="19.46cm" svg:y1="26.609cm" svg:x2="19.46cm" svg:y2="26.729cm">
            <text:p/>
          </draw:line>
          <draw:line draw:style-name="gr3" draw:text-style-name="P1" draw:layer="TiM_B" svg:x1="19.464cm" svg:y1="26.454cm" svg:x2="19.46cm" svg:y2="26.45cm">
            <text:p/>
          </draw:line>
          <draw:path draw:style-name="gr3" draw:text-style-name="P1" draw:layer="TiM_B" svg:width="0cm" svg:height="0.029cm" svg:x="19.464cm" svg:y="26.454cm" svg:viewBox="0 0 1 30" svg:d="M0 0c1 2 1 12 1 30">
            <text:p/>
          </draw:path>
          <draw:line draw:style-name="gr3" draw:text-style-name="P1" draw:layer="TiM_B" svg:x1="19.443cm" svg:y1="26.722cm" svg:x2="19.458cm" svg:y2="26.722cm">
            <text:p/>
          </draw:line>
          <draw:line draw:style-name="gr3" draw:text-style-name="P1" draw:layer="TiM_B" svg:x1="19.443cm" svg:y1="15.949cm" svg:x2="19.458cm" svg:y2="15.949cm">
            <text:p/>
          </draw:line>
          <draw:line draw:style-name="gr3" draw:text-style-name="P1" draw:layer="TiM_B" svg:x1="19.465cm" svg:y1="16.187cm" svg:x2="19.465cm" svg:y2="15.816cm">
            <text:p/>
          </draw:line>
          <draw:path draw:style-name="gr3" draw:text-style-name="P1" draw:layer="TiM_B" svg:width="0cm" svg:height="0.029cm" svg:x="19.464cm" svg:y="16.187cm" svg:viewBox="0 0 1 30" svg:d="M1 0c0 18 0 28-1 30">
            <text:p/>
          </draw:path>
          <draw:line draw:style-name="gr3" draw:text-style-name="P1" draw:layer="TiM_B" svg:x1="19.464cm" svg:y1="16.217cm" svg:x2="19.46cm" svg:y2="16.221cm">
            <text:p/>
          </draw:line>
          <draw:line draw:style-name="gr3" draw:text-style-name="P1" draw:layer="TiM_B" svg:x1="19.46cm" svg:y1="15.942cm" svg:x2="19.46cm" svg:y2="16.062cm">
            <text:p/>
          </draw:line>
          <draw:line draw:style-name="gr3" draw:text-style-name="P1" draw:layer="TiM_B" svg:x1="19.464cm" svg:y1="15.786cm" svg:x2="19.46cm" svg:y2="15.783cm">
            <text:p/>
          </draw:line>
          <draw:path draw:style-name="gr3" draw:text-style-name="P1" draw:layer="TiM_B" svg:width="0cm" svg:height="0.029cm" svg:x="19.464cm" svg:y="15.786cm" svg:viewBox="0 0 1 30" svg:d="M0 0c1 2 1 13 1 30">
            <text:p/>
          </draw:path>
          <draw:line draw:style-name="gr3" draw:text-style-name="P1" draw:layer="TiM_B" svg:x1="19.46cm" svg:y1="15.779cm" svg:x2="20.165cm" svg:y2="15.779cm">
            <text:p/>
          </draw:line>
          <draw:line draw:style-name="gr3" draw:text-style-name="P1" draw:layer="TiM_B" svg:x1="19.46cm" svg:y1="15.783cm" svg:x2="20.165cm" svg:y2="15.783cm">
            <text:p/>
          </draw:line>
          <draw:line draw:style-name="gr3" draw:text-style-name="P1" draw:layer="TiM_B" svg:x1="19.443cm" svg:y1="16.055cm" svg:x2="19.458cm" svg:y2="16.055cm">
            <text:p/>
          </draw:line>
          <draw:line draw:style-name="gr3" draw:text-style-name="P1" draw:layer="TiM_B" svg:x1="20.165cm" svg:y1="16.221cm" svg:x2="19.46cm" svg:y2="16.221cm">
            <text:p/>
          </draw:line>
          <draw:line draw:style-name="gr3" draw:text-style-name="P1" draw:layer="TiM_B" svg:x1="20.165cm" svg:y1="16.224cm" svg:x2="19.46cm" svg:y2="16.224cm">
            <text:p/>
          </draw:line>
          <draw:line draw:style-name="gr3" draw:text-style-name="P1" draw:layer="TiM_B" svg:x1="20.183cm" svg:y1="15.932cm" svg:x2="20.168cm" svg:y2="15.932cm">
            <text:p/>
          </draw:line>
          <draw:line draw:style-name="gr3" draw:text-style-name="P1" draw:layer="TiM_B" svg:x1="20.162cm" svg:y1="16.217cm" svg:x2="20.165cm" svg:y2="16.221cm">
            <text:p/>
          </draw:line>
          <draw:path draw:style-name="gr3" draw:text-style-name="P1" draw:layer="TiM_B" svg:width="0cm" svg:height="0.029cm" svg:x="20.161cm" svg:y="16.187cm" svg:viewBox="0 0 1 30" svg:d="M1 30c-1-2-1-12-1-30">
            <text:p/>
          </draw:path>
          <draw:line draw:style-name="gr3" draw:text-style-name="P1" draw:layer="TiM_B" svg:x1="20.161cm" svg:y1="15.816cm" svg:x2="20.161cm" svg:y2="16.187cm">
            <text:p/>
          </draw:line>
          <draw:path draw:style-name="gr3" draw:text-style-name="P1" draw:layer="TiM_B" svg:width="0cm" svg:height="0.029cm" svg:x="20.161cm" svg:y="15.786cm" svg:viewBox="0 0 1 30" svg:d="M0 30c0-17 0-28 1-30">
            <text:p/>
          </draw:path>
          <draw:line draw:style-name="gr3" draw:text-style-name="P1" draw:layer="TiM_B" svg:x1="20.162cm" svg:y1="15.786cm" svg:x2="20.165cm" svg:y2="15.783cm">
            <text:p/>
          </draw:line>
          <draw:line draw:style-name="gr3" draw:text-style-name="P1" draw:layer="TiM_B" svg:x1="20.165cm" svg:y1="16.073cm" svg:x2="20.165cm" svg:y2="15.93cm">
            <text:p/>
          </draw:line>
          <draw:line draw:style-name="gr3" draw:text-style-name="P1" draw:layer="TiM_B" svg:x1="20.183cm" svg:y1="16.071cm" svg:x2="20.168cm" svg:y2="16.071cm">
            <text:p/>
          </draw:line>
          <draw:line draw:style-name="gr3" draw:text-style-name="P1" draw:layer="TiM_B" svg:x1="20.161cm" svg:y1="14.664cm" svg:x2="20.086cm" svg:y2="14.664cm">
            <text:p/>
          </draw:line>
          <draw:line draw:style-name="gr3" draw:text-style-name="P1" draw:layer="TiM_B" svg:x1="20.086cm" svg:y1="14.293cm" svg:x2="20.161cm" svg:y2="14.293cm">
            <text:p/>
          </draw:line>
          <draw:line draw:style-name="gr3" draw:text-style-name="P1" draw:layer="TiM_B" svg:x1="20.086cm" svg:y1="14.664cm" svg:x2="20.086cm" svg:y2="14.293cm">
            <text:p/>
          </draw:line>
          <draw:path draw:style-name="gr3" draw:text-style-name="P1" draw:layer="TiM_B" svg:width="0.039cm" svg:height="0.037cm" svg:x="19.609cm" svg:y="14.572cm" svg:viewBox="0 0 40 38" svg:d="M0 0c0 2 0 4 0 5 0 2 1 4 1 5 1 2 1 4 2 5 0 2 1 3 2 5 1 1 2 2 3 4 1 1 2 2 3 3s2 2 4 3c1 1 3 2 4 3s3 1 5 2c1 1 3 1 5 1 2 1 3 1 5 1s4 0 6 1">
            <text:p/>
          </draw:path>
          <draw:path draw:style-name="gr3" draw:text-style-name="P1" draw:layer="TiM_B" svg:width="0.042cm" svg:height="0.043cm" svg:x="19.649cm" svg:y="14.566cm" svg:viewBox="0 0 43 44" svg:d="M0 44c2 0 3-1 5-1s3 0 5 0c1 0 2-1 4-1 1 0 2-1 4-1 1-1 2-1 3-2 2-1 3-1 4-2s2-2 3-2c1-1 2-2 3-3s2-2 3-3 2-2 2-3c1-2 2-3 2-4 1-1 2-3 2-4 1-1 1-3 1-4 1-1 1-3 1-4 1-2 1-3 1-5s0-3 0-5">
            <text:p/>
          </draw:path>
          <draw:line draw:style-name="gr3" draw:text-style-name="P1" draw:layer="TiM_B" svg:x1="19.692cm" svg:y1="14.566cm" svg:x2="19.679cm" svg:y2="14.565cm">
            <text:p/>
          </draw:line>
          <draw:path draw:style-name="gr3" draw:text-style-name="P1" draw:layer="TiM_B" svg:width="0.03cm" svg:height="0.029cm" svg:x="19.648cm" svg:y="14.565cm" svg:viewBox="0 0 31 30" svg:d="M31 0c0 1 0 3-1 5 0 1 0 3-1 4 0 1-1 3-1 4-1 1-1 2-2 3 0 1-1 2-2 3s-1 2-2 3c-1 0-2 1-3 2s-2 1-3 2c-2 1-3 1-4 2-1 0-2 0-4 1-1 0-2 0-4 0-1 0-2 0-4 1">
            <text:p/>
          </draw:path>
          <draw:path draw:style-name="gr3" draw:text-style-name="P1" draw:layer="TiM_B" svg:width="0.025cm" svg:height="0.021cm" svg:x="19.622cm" svg:y="14.573cm" svg:viewBox="0 0 26 22" svg:d="M26 22c-1 0-2-1-3-1s-2 0-3 0-1 0-2 0c-1-1-2-1-3-1s-1-1-2-1-2-1-2-1c-1 0-2-1-2-1-1-1-1-1-2-2-1 0-1-1-2-1 0-1-1-1-1-2 0 0-1-1-1-2-1 0-1-1-1-2 0 0-1-1-1-2 0 0 0-1 0-2-1-1-1-1-1-2s0-2 0-2">
            <text:p/>
          </draw:path>
          <draw:path draw:style-name="gr3" draw:text-style-name="P1" draw:layer="TiM_B" svg:width="0.031cm" svg:height="0.024cm" svg:x="19.622cm" svg:y="14.548cm" svg:viewBox="0 0 32 25" svg:d="M0 25c0-1 0-2 0-3s1-2 1-3 0-1 1-2c0-1 0-2 1-2 0-1 1-2 1-2 1-1 1-2 2-2 1-1 1-1 2-2 1 0 1-1 2-1 1-1 1-1 2-1 0 0 1-1 2-1 0 0 1 0 2-1 1 0 1 0 2-1 1 0 2 0 3-1 1 0 2 0 4-1 1 0 2 0 3-1 2 0 3 0 4-1">
            <text:p/>
          </draw:path>
          <draw:path draw:style-name="gr3" draw:text-style-name="P1" draw:layer="TiM_B" svg:width="0.034cm" svg:height="0.034cm" svg:x="19.654cm" svg:y="14.513cm" svg:viewBox="0 0 35 35" svg:d="M0 35c1 0 3 0 4-1 1 0 2 0 3-1 1 0 2 0 3-1 1 0 2-1 3-1s2-1 3-1c0 0 1-1 2-1s1-1 2-1c0-1 1-1 2-1 1-1 2-2 3-3 0-1 1-1 2-2s2-2 2-3c1-1 2-2 2-4 1-1 2-2 2-3s1-3 1-4 1-2 1-4c0-1 0-3 0-4">
            <text:p/>
          </draw:path>
          <draw:path draw:style-name="gr3" draw:text-style-name="P1" draw:layer="TiM_B" svg:width="0.036cm" svg:height="0.034cm" svg:x="19.652cm" svg:y="14.478cm" svg:viewBox="0 0 37 35" svg:d="M37 35c0-1 0-3 0-4s-1-2-1-3c0-2 0-3-1-4 0-1 0-2-1-3 0-1-1-2-1-3-1-1-1-2-2-3 0-1-1-2-2-3s-1-2-2-2c-1-1-2-2-3-3-1 0-2-1-3-2-1 0-2-1-3-1-1-1-2-1-3-2-1 0-2-1-4-1-1 0-2 0-3-1-2 0-3 0-4 0-2 0-3 0-4 0">
            <text:p/>
          </draw:path>
          <draw:path draw:style-name="gr3" draw:text-style-name="P1" draw:layer="TiM_B" svg:width="0.039cm" svg:height="0.037cm" svg:x="19.612cm" svg:y="14.478cm" svg:viewBox="0 0 40 38" svg:d="M40 0c-2 0-4 0-6 0s-4 1-5 1c-2 0-4 1-5 1-2 1-3 2-5 2-1 1-3 2-4 3s-3 2-4 3-2 2-3 4c-1 1-2 2-3 4 0 1-1 3-2 4 0 2-1 4-1 5-1 2-1 4-1 5-1 2-1 4-1 6">
            <text:p/>
          </draw:path>
          <draw:line draw:style-name="gr3" draw:text-style-name="P1" draw:layer="TiM_B" svg:x1="19.612cm" svg:y1="14.516cm" svg:x2="19.626cm" svg:y2="14.518cm">
            <text:p/>
          </draw:line>
          <draw:path draw:style-name="gr3" draw:text-style-name="P1" draw:layer="TiM_B" svg:width="0.024cm" svg:height="0.024cm" svg:x="19.626cm" svg:y="14.493cm" svg:viewBox="0 0 25 25" svg:d="M0 25c0-1 0-2 0-3s0-2 0-3c1-1 1-2 1-3s1-1 1-2 1-2 1-3c0 0 1-1 1-2 1 0 1-1 2-1 0-1 1-2 1-2 1-1 1-1 2-1 0-1 1-1 2-2 0 0 1 0 2-1 0 0 1 0 2-1 1 0 1 0 2 0 1-1 2-1 3-1s1 0 2 0 2 0 3 0">
            <text:p/>
          </draw:path>
          <draw:path draw:style-name="gr3" draw:text-style-name="P1" draw:layer="TiM_B" svg:width="0.024cm" svg:height="0.019cm" svg:x="19.651cm" svg:y="14.493cm" svg:viewBox="0 0 25 20" svg:d="M0 0c1 0 2 0 3 0s2 0 3 0 1 0 2 1c1 0 2 0 3 0 0 0 1 1 2 1s1 1 2 1c0 0 1 1 2 1 0 1 1 1 1 2 1 0 1 0 2 1 0 1 1 1 1 2l1 1c0 1 1 1 1 2s0 1 1 2c0 1 0 1 0 2s0 1 0 2c1 1 1 2 1 2">
            <text:p/>
          </draw:path>
          <draw:path draw:style-name="gr3" draw:text-style-name="P1" draw:layer="TiM_B" svg:width="0.004cm" svg:height="0.012cm" svg:x="19.671cm" svg:y="14.513cm" svg:viewBox="0 0 5 13" svg:d="M5 0c0 2-1 3-1 4s0 3 0 4c-1 1-1 2-2 3 0 1-1 1-2 2">
            <text:p/>
          </draw:path>
          <draw:path draw:style-name="gr3" draw:text-style-name="P1" draw:layer="TiM_B" svg:width="0.019cm" svg:height="0.008cm" svg:x="19.651cm" svg:y="14.526cm" svg:viewBox="0 0 20 9" svg:d="M20 0c0 1 0 1-1 1 0 1-1 1-1 2-1 0-2 0-2 1-1 0-2 0-3 1-1 0-2 1-3 1s-2 1-3 1-2 1-3 1-3 1-4 1">
            <text:p/>
          </draw:path>
          <draw:path draw:style-name="gr3" draw:text-style-name="P1" draw:layer="TiM_B" svg:width="0.021cm" svg:height="0.005cm" svg:x="19.629cm" svg:y="14.535cm" svg:viewBox="0 0 22 6" svg:d="M22 0c-1 0-3 0-4 1-1 0-2 0-3 1-1 0-3 0-4 1-1 0-2 0-3 0 0 1-1 1-2 1-1 1-2 1-3 1 0 0-1 0-2 1h-1">
            <text:p/>
          </draw:path>
          <draw:path draw:style-name="gr3" draw:text-style-name="P1" draw:layer="TiM_B" svg:width="0.019cm" svg:height="0.03cm" svg:x="19.609cm" svg:y="14.541cm" svg:viewBox="0 0 20 31" svg:d="M20 0c-2 1-3 2-5 3-1 1-3 2-4 3s-2 2-3 3-2 2-3 4c-1 1-2 2-2 4-1 1-1 3-2 4 0 2-1 3-1 5s0 3 0 5">
            <text:p/>
          </draw:path>
          <draw:path draw:style-name="gr3" draw:text-style-name="P1" draw:layer="TiM_B" svg:width="0.033cm" svg:height="0.051cm" svg:x="19.85cm" svg:y="14.543cm" svg:viewBox="0 0 34 52" svg:d="M34 0c0 2 0 4 0 6s0 4-1 6c0 2 0 4 0 5-1 2-1 4-1 5-1 2-1 4-2 5 0 2-1 3-1 4-1 2-1 3-2 4s-2 3-2 4c-1 1-2 2-3 3s-1 1-2 2-2 2-3 2c-1 1-2 2-3 2-1 1-2 1-3 2-1 0-3 0-4 1-1 0-2 0-3 0-2 0-3 0-4 1">
            <text:p/>
          </draw:path>
          <draw:path draw:style-name="gr3" draw:text-style-name="P1" draw:layer="TiM_B" svg:width="0.03cm" svg:height="0.031cm" svg:x="19.819cm" svg:y="14.563cm" svg:viewBox="0 0 31 32" svg:d="M31 32c-1 0-2-1-3-1s-2 0-3 0-1 0-2-1c-1 0-2 0-3 0-1-1-1-1-2-2-1 0-2 0-3-1 0 0-1-1-2-1 0-1-1-2-2-2-1-1-1-2-2-2-1-1-1-2-2-3 0-1-1-1-1-2-1-1-1-2-2-3 0-1-1-2-1-3-1-1-1-3-1-4-1-1-1-2-1-3-1-2-1-3-1-4">
            <text:p/>
          </draw:path>
          <draw:line draw:style-name="gr3" draw:text-style-name="P1" draw:layer="TiM_B" svg:x1="19.819cm" svg:y1="14.563cm" svg:x2="19.806cm" svg:y2="14.566cm">
            <text:p/>
          </draw:line>
          <draw:path draw:style-name="gr3" draw:text-style-name="P1" draw:layer="TiM_B" svg:width="0.042cm" svg:height="0.043cm" svg:x="19.806cm" svg:y="14.566cm" svg:viewBox="0 0 43 44" svg:d="M0 0c0 2 0 4 1 5 0 2 1 4 1 5 1 2 1 4 2 5s1 3 2 4c1 2 1 3 2 4s2 3 2 4c1 1 2 2 3 3s2 2 3 3 2 2 3 2c1 1 2 2 3 3 1 0 2 1 3 1 1 1 2 1 3 2 1 0 3 1 4 1s2 1 4 1c1 0 2 0 3 0 2 0 3 1 4 1">
            <text:p/>
          </draw:path>
          <draw:path draw:style-name="gr3" draw:text-style-name="P1" draw:layer="TiM_B" svg:width="0.047cm" svg:height="0.066cm" svg:x="19.849cm" svg:y="14.543cm" svg:viewBox="0 0 48 67" svg:d="M0 67c2 0 3 0 4-1 1 0 2 0 3 0s3 0 4 0c1-1 2-1 3-1 1-1 2-1 3-1 1-1 2-1 3-1 1-1 2-1 2-2 1 0 2-1 3-2 1 0 2-1 3-1 0-1 1-2 2-3 1 0 2-1 2-2 1-1 2-2 2-3 1-1 2-2 2-3 1-1 2-2 2-3 1-1 2-2 2-3 1-2 1-3 2-4 0-2 1-3 1-4 1-2 1-3 2-4 0-2 0-3 1-5 0-1 0-3 1-4 0-2 0-3 0-5 1-2 1-3 1-5s0-3 0-5 0-3 0-5">
            <text:p/>
          </draw:path>
          <draw:path draw:style-name="gr3" draw:text-style-name="P1" draw:layer="TiM_B" svg:width="0.048cm" svg:height="0.064cm" svg:x="19.848cm" svg:y="14.478cm" svg:viewBox="0 0 49 65" svg:d="M49 65c0-2 0-4 0-5 0-2 0-4 0-5 0-2 0-3-1-5 0-2 0-3 0-5-1-1-1-3-1-4-1-1-1-3-1-4-1-1-1-3-2-4 0-1-1-3-1-4-1-1-1-2-2-3 0-1-1-3-2-4 0-1-1-2-2-3 0-1-1-2-2-3-1 0-1-1-2-2s-2-2-3-3c0 0-1-1-2-2-1 0-2-1-3-2-1 0-2-1-3-2-1 0-2-1-3-1s-2-1-3-1c-1-1-2-1-3-1-1-1-2-1-3-1s-2-1-3-1-2 0-3 0-3 0-4 0">
            <text:p/>
          </draw:path>
          <draw:path draw:style-name="gr3" draw:text-style-name="P1" draw:layer="TiM_B" svg:width="0.04cm" svg:height="0.037cm" svg:x="19.807cm" svg:y="14.478cm" svg:viewBox="0 0 41 38" svg:d="M41 0c-1 0-2 0-3 0-2 0-3 0-4 0-1 1-2 1-3 1-2 0-3 1-4 1-1 1-2 1-3 2-1 0-2 1-3 1-1 1-2 2-3 2-1 1-2 2-3 3 0 0-1 1-2 2s-2 2-3 3c0 1-1 2-2 3 0 1-1 2-2 4 0 1-1 2-2 3 0 2-1 3-1 4-1 2-1 3-2 5 0 1 0 3-1 4">
            <text:p/>
          </draw:path>
          <draw:line draw:style-name="gr3" draw:text-style-name="P1" draw:layer="TiM_B" svg:x1="19.807cm" svg:y1="14.516cm" svg:x2="19.821cm" svg:y2="14.519cm">
            <text:p/>
          </draw:line>
          <draw:path draw:style-name="gr3" draw:text-style-name="P1" draw:layer="TiM_B" svg:width="0.027cm" svg:height="0.025cm" svg:x="19.821cm" svg:y="14.493cm" svg:viewBox="0 0 28 26" svg:d="M0 26c0-1 0-2 1-3 0-1 0-2 1-3 0-1 0-2 1-3 0 0 1-1 1-2s1-2 1-3c1 0 1-1 2-2 0 0 1-1 1-2 1 0 2-1 2-2 1 0 1-1 2-1 1-1 1-1 2-1 1-1 1-1 2-2 1 0 1 0 2-1 1 0 2 0 2 0 1 0 2-1 3-1s1 0 2 0 2 0 3 0">
            <text:p/>
          </draw:path>
          <draw:path draw:style-name="gr3" draw:text-style-name="P1" draw:layer="TiM_B" svg:width="0.034cm" svg:height="0.049cm" svg:x="19.849cm" svg:y="14.493cm" svg:viewBox="0 0 35 50" svg:d="M0 0c2 0 3 0 5 0 1 0 3 1 5 1 1 1 3 1 4 2 1 0 3 1 4 2s1 1 2 2c1 0 1 1 2 1 0 1 1 1 1 2 1 1 2 1 2 2 1 1 1 1 2 2 0 1 0 2 1 2 0 1 1 2 1 3 1 1 1 2 1 3 1 1 1 1 1 2 1 1 1 2 1 4 1 1 1 2 1 3s1 2 1 3 0 3 0 4c1 1 1 2 1 4 0 1 0 2 0 4 0 1 0 2 0 4">
            <text:p/>
          </draw:path>
          <draw:line draw:style-name="gr3" draw:text-style-name="P1" draw:layer="TiM_B" svg:x1="19.962cm" svg:y1="14.593cm" svg:x2="19.962cm" svg:y2="14.608cm">
            <text:p/>
          </draw:line>
          <draw:line draw:style-name="gr3" draw:text-style-name="P1" draw:layer="TiM_B" svg:x1="19.962cm" svg:y1="14.608cm" svg:x2="20.041cm" svg:y2="14.608cm">
            <text:p/>
          </draw:line>
          <draw:line draw:style-name="gr3" draw:text-style-name="P1" draw:layer="TiM_B" svg:x1="20.041cm" svg:y1="14.608cm" svg:x2="20.041cm" svg:y2="14.479cm">
            <text:p/>
          </draw:line>
          <draw:line draw:style-name="gr3" draw:text-style-name="P1" draw:layer="TiM_B" svg:x1="20.041cm" svg:y1="14.479cm" svg:x2="19.964cm" svg:y2="14.479cm">
            <text:p/>
          </draw:line>
          <draw:line draw:style-name="gr3" draw:text-style-name="P1" draw:layer="TiM_B" svg:x1="19.964cm" svg:y1="14.479cm" svg:x2="19.964cm" svg:y2="14.494cm">
            <text:p/>
          </draw:line>
          <draw:line draw:style-name="gr3" draw:text-style-name="P1" draw:layer="TiM_B" svg:x1="19.964cm" svg:y1="14.494cm" svg:x2="20.027cm" svg:y2="14.494cm">
            <text:p/>
          </draw:line>
          <draw:line draw:style-name="gr3" draw:text-style-name="P1" draw:layer="TiM_B" svg:x1="20.027cm" svg:y1="14.494cm" svg:x2="20.027cm" svg:y2="14.535cm">
            <text:p/>
          </draw:line>
          <draw:line draw:style-name="gr3" draw:text-style-name="P1" draw:layer="TiM_B" svg:x1="20.027cm" svg:y1="14.535cm" svg:x2="19.967cm" svg:y2="14.535cm">
            <text:p/>
          </draw:line>
          <draw:line draw:style-name="gr3" draw:text-style-name="P1" draw:layer="TiM_B" svg:x1="19.967cm" svg:y1="14.535cm" svg:x2="19.967cm" svg:y2="14.55cm">
            <text:p/>
          </draw:line>
          <draw:line draw:style-name="gr3" draw:text-style-name="P1" draw:layer="TiM_B" svg:x1="19.967cm" svg:y1="14.55cm" svg:x2="20.027cm" svg:y2="14.55cm">
            <text:p/>
          </draw:line>
          <draw:line draw:style-name="gr3" draw:text-style-name="P1" draw:layer="TiM_B" svg:x1="20.027cm" svg:y1="14.55cm" svg:x2="20.027cm" svg:y2="14.593cm">
            <text:p/>
          </draw:line>
          <draw:line draw:style-name="gr3" draw:text-style-name="P1" draw:layer="TiM_B" svg:x1="20.027cm" svg:y1="14.593cm" svg:x2="19.962cm" svg:y2="14.593cm">
            <text:p/>
          </draw:line>
          <draw:line draw:style-name="gr3" draw:text-style-name="P1" draw:layer="TiM_B" svg:x1="19.727cm" svg:y1="14.324cm" svg:x2="19.768cm" svg:y2="14.453cm">
            <text:p/>
          </draw:line>
          <draw:line draw:style-name="gr3" draw:text-style-name="P1" draw:layer="TiM_B" svg:x1="19.768cm" svg:y1="14.453cm" svg:x2="19.782cm" svg:y2="14.453cm">
            <text:p/>
          </draw:line>
          <draw:line draw:style-name="gr3" draw:text-style-name="P1" draw:layer="TiM_B" svg:x1="19.782cm" svg:y1="14.453cm" svg:x2="19.82cm" svg:y2="14.324cm">
            <text:p/>
          </draw:line>
          <draw:line draw:style-name="gr3" draw:text-style-name="P1" draw:layer="TiM_B" svg:x1="19.82cm" svg:y1="14.324cm" svg:x2="19.806cm" svg:y2="14.324cm">
            <text:p/>
          </draw:line>
          <draw:line draw:style-name="gr3" draw:text-style-name="P1" draw:layer="TiM_B" svg:x1="19.806cm" svg:y1="14.324cm" svg:x2="19.781cm" svg:y2="14.418cm">
            <text:p/>
          </draw:line>
          <draw:path draw:style-name="gr3" draw:text-style-name="P1" draw:layer="TiM_B" svg:width="0.005cm" svg:height="0.019cm" svg:x="19.775cm" svg:y="14.418cm" svg:viewBox="0 0 6 20" svg:d="M6 0c-1 1-1 3-2 5 0 2-1 3-1 5-1 2-1 3-1 5-1 2-1 3-2 5">
            <text:p/>
          </draw:path>
          <draw:path draw:style-name="gr3" draw:text-style-name="P1" draw:layer="TiM_B" svg:width="0.004cm" svg:height="0.019cm" svg:x="19.77cm" svg:y="14.418cm" svg:viewBox="0 0 5 20" svg:d="M5 20c0-3-1-7-2-10-1-4-2-7-3-10">
            <text:p/>
          </draw:path>
          <draw:line draw:style-name="gr3" draw:text-style-name="P1" draw:layer="TiM_B" svg:x1="19.77cm" svg:y1="14.418cm" svg:x2="19.741cm" svg:y2="14.324cm">
            <text:p/>
          </draw:line>
          <draw:line draw:style-name="gr3" draw:text-style-name="P1" draw:layer="TiM_B" svg:x1="19.741cm" svg:y1="14.324cm" svg:x2="19.727cm" svg:y2="14.324cm">
            <text:p/>
          </draw:line>
          <draw:line draw:style-name="gr3" draw:text-style-name="P1" draw:layer="TiM_B" svg:x1="19.898cm" svg:y1="14.414cm" svg:x2="19.909cm" svg:y2="14.453cm">
            <text:p/>
          </draw:line>
          <draw:line draw:style-name="gr3" draw:text-style-name="P1" draw:layer="TiM_B" svg:x1="19.909cm" svg:y1="14.453cm" svg:x2="19.923cm" svg:y2="14.453cm">
            <text:p/>
          </draw:line>
          <draw:line draw:style-name="gr3" draw:text-style-name="P1" draw:layer="TiM_B" svg:x1="19.923cm" svg:y1="14.453cm" svg:x2="19.882cm" svg:y2="14.324cm">
            <text:p/>
          </draw:line>
          <draw:line draw:style-name="gr3" draw:text-style-name="P1" draw:layer="TiM_B" svg:x1="19.882cm" svg:y1="14.324cm" svg:x2="19.869cm" svg:y2="14.324cm">
            <text:p/>
          </draw:line>
          <draw:line draw:style-name="gr3" draw:text-style-name="P1" draw:layer="TiM_B" svg:x1="19.869cm" svg:y1="14.324cm" svg:x2="19.828cm" svg:y2="14.453cm">
            <text:p/>
          </draw:line>
          <draw:line draw:style-name="gr3" draw:text-style-name="P1" draw:layer="TiM_B" svg:x1="19.828cm" svg:y1="14.453cm" svg:x2="19.842cm" svg:y2="14.453cm">
            <text:p/>
          </draw:line>
          <draw:line draw:style-name="gr3" draw:text-style-name="P1" draw:layer="TiM_B" svg:x1="19.842cm" svg:y1="14.453cm" svg:x2="19.853cm" svg:y2="14.414cm">
            <text:p/>
          </draw:line>
          <draw:line draw:style-name="gr3" draw:text-style-name="P1" draw:layer="TiM_B" svg:x1="19.853cm" svg:y1="14.414cm" svg:x2="19.898cm" svg:y2="14.414cm">
            <text:p/>
          </draw:line>
          <draw:line draw:style-name="gr3" draw:text-style-name="P1" draw:layer="TiM_B" svg:x1="19.682cm" svg:y1="14.408cm" svg:x2="19.709cm" svg:y2="14.453cm">
            <text:p/>
          </draw:line>
          <draw:line draw:style-name="gr3" draw:text-style-name="P1" draw:layer="TiM_B" svg:x1="19.709cm" svg:y1="14.453cm" svg:x2="19.725cm" svg:y2="14.453cm">
            <text:p/>
          </draw:line>
          <draw:line draw:style-name="gr3" draw:text-style-name="P1" draw:layer="TiM_B" svg:x1="19.725cm" svg:y1="14.453cm" svg:x2="19.684cm" svg:y2="14.386cm">
            <text:p/>
          </draw:line>
          <draw:line draw:style-name="gr3" draw:text-style-name="P1" draw:layer="TiM_B" svg:x1="19.684cm" svg:y1="14.386cm" svg:x2="19.721cm" svg:y2="14.324cm">
            <text:p/>
          </draw:line>
          <draw:line draw:style-name="gr3" draw:text-style-name="P1" draw:layer="TiM_B" svg:x1="19.721cm" svg:y1="14.324cm" svg:x2="19.706cm" svg:y2="14.324cm">
            <text:p/>
          </draw:line>
          <draw:line draw:style-name="gr3" draw:text-style-name="P1" draw:layer="TiM_B" svg:x1="19.706cm" svg:y1="14.324cm" svg:x2="19.686cm" svg:y2="14.358cm">
            <text:p/>
          </draw:line>
          <draw:path draw:style-name="gr3" draw:text-style-name="P1" draw:layer="TiM_B" svg:width="0.009cm" svg:height="0.014cm" svg:x="19.676cm" svg:y="14.358cm" svg:viewBox="0 0 10 15" svg:d="M10 0c-1 1-2 3-3 4-1 2-2 3-3 5 0 1-1 2-2 3s-1 2-2 3">
            <text:p/>
          </draw:path>
          <draw:path draw:style-name="gr3" draw:text-style-name="P1" draw:layer="TiM_B" svg:width="0.008cm" svg:height="0.013cm" svg:x="19.667cm" svg:y="14.359cm" svg:viewBox="0 0 9 14" svg:d="M9 14c-1-2-3-4-4-7-2-2-3-5-5-7">
            <text:p/>
          </draw:path>
          <draw:line draw:style-name="gr3" draw:text-style-name="P1" draw:layer="TiM_B" svg:x1="19.667cm" svg:y1="14.359cm" svg:x2="19.646cm" svg:y2="14.324cm">
            <text:p/>
          </draw:line>
          <draw:line draw:style-name="gr3" draw:text-style-name="P1" draw:layer="TiM_B" svg:x1="19.646cm" svg:y1="14.324cm" svg:x2="19.631cm" svg:y2="14.324cm">
            <text:p/>
          </draw:line>
          <draw:line draw:style-name="gr3" draw:text-style-name="P1" draw:layer="TiM_B" svg:x1="19.631cm" svg:y1="14.324cm" svg:x2="19.669cm" svg:y2="14.386cm">
            <text:p/>
          </draw:line>
          <draw:line draw:style-name="gr3" draw:text-style-name="P1" draw:layer="TiM_B" svg:x1="19.669cm" svg:y1="14.386cm" svg:x2="19.628cm" svg:y2="14.453cm">
            <text:p/>
          </draw:line>
          <draw:line draw:style-name="gr3" draw:text-style-name="P1" draw:layer="TiM_B" svg:x1="19.628cm" svg:y1="14.453cm" svg:x2="19.643cm" svg:y2="14.453cm">
            <text:p/>
          </draw:line>
          <draw:line draw:style-name="gr3" draw:text-style-name="P1" draw:layer="TiM_B" svg:x1="19.643cm" svg:y1="14.453cm" svg:x2="19.671cm" svg:y2="14.406cm">
            <text:p/>
          </draw:line>
          <draw:path draw:style-name="gr3" draw:text-style-name="P1" draw:layer="TiM_B" svg:width="0.004cm" svg:height="0.007cm" svg:x="19.671cm" svg:y="14.398cm" svg:viewBox="0 0 5 8" svg:d="M0 8c1-1 2-2 3-4 1-1 1-2 2-4">
            <text:p/>
          </draw:path>
          <draw:path draw:style-name="gr3" draw:text-style-name="P1" draw:layer="TiM_B" svg:width="0.005cm" svg:height="0.009cm" svg:x="19.676cm" svg:y="14.398cm" svg:viewBox="0 0 6 10" svg:d="M0 0c1 1 1 3 2 4s1 1 2 2c0 1 1 2 1 2 0 1 1 1 1 2">
            <text:p/>
          </draw:path>
          <draw:line draw:style-name="gr3" draw:text-style-name="P1" draw:layer="TiM_B" svg:x1="19.909cm" svg:y1="14.555cm" svg:x2="19.909cm" svg:y2="14.57cm">
            <text:p/>
          </draw:line>
          <draw:line draw:style-name="gr3" draw:text-style-name="P1" draw:layer="TiM_B" svg:x1="19.909cm" svg:y1="14.57cm" svg:x2="19.949cm" svg:y2="14.57cm">
            <text:p/>
          </draw:line>
          <draw:line draw:style-name="gr3" draw:text-style-name="P1" draw:layer="TiM_B" svg:x1="19.949cm" svg:y1="14.57cm" svg:x2="19.949cm" svg:y2="14.555cm">
            <text:p/>
          </draw:line>
          <draw:line draw:style-name="gr3" draw:text-style-name="P1" draw:layer="TiM_B" svg:x1="19.949cm" svg:y1="14.555cm" svg:x2="19.909cm" svg:y2="14.555cm">
            <text:p/>
          </draw:line>
          <draw:line draw:style-name="gr3" draw:text-style-name="P1" draw:layer="TiM_B" svg:x1="19.774cm" svg:y1="14.57cm" svg:x2="19.785cm" svg:y2="14.608cm">
            <text:p/>
          </draw:line>
          <draw:line draw:style-name="gr3" draw:text-style-name="P1" draw:layer="TiM_B" svg:x1="19.785cm" svg:y1="14.608cm" svg:x2="19.799cm" svg:y2="14.608cm">
            <text:p/>
          </draw:line>
          <draw:line draw:style-name="gr3" draw:text-style-name="P1" draw:layer="TiM_B" svg:x1="19.799cm" svg:y1="14.608cm" svg:x2="19.758cm" svg:y2="14.479cm">
            <text:p/>
          </draw:line>
          <draw:line draw:style-name="gr3" draw:text-style-name="P1" draw:layer="TiM_B" svg:x1="19.758cm" svg:y1="14.479cm" svg:x2="19.745cm" svg:y2="14.479cm">
            <text:p/>
          </draw:line>
          <draw:line draw:style-name="gr3" draw:text-style-name="P1" draw:layer="TiM_B" svg:x1="19.745cm" svg:y1="14.479cm" svg:x2="19.704cm" svg:y2="14.608cm">
            <text:p/>
          </draw:line>
          <draw:line draw:style-name="gr3" draw:text-style-name="P1" draw:layer="TiM_B" svg:x1="19.704cm" svg:y1="14.608cm" svg:x2="19.718cm" svg:y2="14.608cm">
            <text:p/>
          </draw:line>
          <draw:line draw:style-name="gr3" draw:text-style-name="P1" draw:layer="TiM_B" svg:x1="19.718cm" svg:y1="14.608cm" svg:x2="19.729cm" svg:y2="14.57cm">
            <text:p/>
          </draw:line>
          <draw:line draw:style-name="gr3" draw:text-style-name="P1" draw:layer="TiM_B" svg:x1="19.729cm" svg:y1="14.57cm" svg:x2="19.774cm" svg:y2="14.57cm">
            <text:p/>
          </draw:line>
          <draw:line draw:style-name="gr3" draw:text-style-name="P1" draw:layer="TiM_B" svg:x1="19.512cm" svg:y1="14.593cm" svg:x2="19.512cm" svg:y2="14.608cm">
            <text:p/>
          </draw:line>
          <draw:line draw:style-name="gr3" draw:text-style-name="P1" draw:layer="TiM_B" svg:x1="19.512cm" svg:y1="14.608cm" svg:x2="19.591cm" svg:y2="14.608cm">
            <text:p/>
          </draw:line>
          <draw:line draw:style-name="gr3" draw:text-style-name="P1" draw:layer="TiM_B" svg:x1="19.591cm" svg:y1="14.608cm" svg:x2="19.591cm" svg:y2="14.479cm">
            <text:p/>
          </draw:line>
          <draw:line draw:style-name="gr3" draw:text-style-name="P1" draw:layer="TiM_B" svg:x1="19.591cm" svg:y1="14.479cm" svg:x2="19.514cm" svg:y2="14.479cm">
            <text:p/>
          </draw:line>
          <draw:line draw:style-name="gr3" draw:text-style-name="P1" draw:layer="TiM_B" svg:x1="19.514cm" svg:y1="14.479cm" svg:x2="19.514cm" svg:y2="14.494cm">
            <text:p/>
          </draw:line>
          <draw:line draw:style-name="gr3" draw:text-style-name="P1" draw:layer="TiM_B" svg:x1="19.514cm" svg:y1="14.494cm" svg:x2="19.577cm" svg:y2="14.494cm">
            <text:p/>
          </draw:line>
          <draw:line draw:style-name="gr3" draw:text-style-name="P1" draw:layer="TiM_B" svg:x1="19.577cm" svg:y1="14.494cm" svg:x2="19.577cm" svg:y2="14.535cm">
            <text:p/>
          </draw:line>
          <draw:line draw:style-name="gr3" draw:text-style-name="P1" draw:layer="TiM_B" svg:x1="19.577cm" svg:y1="14.535cm" svg:x2="19.517cm" svg:y2="14.535cm">
            <text:p/>
          </draw:line>
          <draw:line draw:style-name="gr3" draw:text-style-name="P1" draw:layer="TiM_B" svg:x1="19.517cm" svg:y1="14.535cm" svg:x2="19.517cm" svg:y2="14.55cm">
            <text:p/>
          </draw:line>
          <draw:line draw:style-name="gr3" draw:text-style-name="P1" draw:layer="TiM_B" svg:x1="19.517cm" svg:y1="14.55cm" svg:x2="19.577cm" svg:y2="14.55cm">
            <text:p/>
          </draw:line>
          <draw:line draw:style-name="gr3" draw:text-style-name="P1" draw:layer="TiM_B" svg:x1="19.577cm" svg:y1="14.55cm" svg:x2="19.577cm" svg:y2="14.593cm">
            <text:p/>
          </draw:line>
          <draw:line draw:style-name="gr3" draw:text-style-name="P1" draw:layer="TiM_B" svg:x1="19.577cm" svg:y1="14.593cm" svg:x2="19.512cm" svg:y2="14.593cm">
            <text:p/>
          </draw:line>
          <draw:line draw:style-name="gr3" draw:text-style-name="P1" draw:layer="TiM_B" svg:x1="20.086cm" svg:y1="3.996cm" svg:x2="20.086cm" svg:y2="3.626cm">
            <text:p/>
          </draw:line>
          <draw:path draw:style-name="gr3" draw:text-style-name="P1" draw:layer="TiM_B" svg:width="0.039cm" svg:height="0.037cm" svg:x="19.609cm" svg:y="3.904cm" svg:viewBox="0 0 40 38" svg:d="M0 0c0 2 0 4 0 6 0 1 1 3 1 5 1 1 1 3 2 4 0 2 1 4 2 5s2 3 3 4 2 3 3 4 2 2 4 3c1 1 3 2 4 2 1 1 3 2 5 2 1 1 3 1 5 2 2 0 3 0 5 1 2 0 4 0 6 0">
            <text:p/>
          </draw:path>
          <draw:path draw:style-name="gr3" draw:text-style-name="P1" draw:layer="TiM_B" svg:width="0.042cm" svg:height="0.042cm" svg:x="19.649cm" svg:y="3.899cm" svg:viewBox="0 0 43 43" svg:d="M0 43c2 0 3 0 5 0s3-1 5-1c1 0 2 0 4-1 1 0 2-1 4-1 1-1 2-1 3-2 2 0 3-1 4-2 1 0 2-1 3-2s2-2 3-3 2-2 3-3 2-2 2-3c1-1 2-2 2-4 1-1 2-2 2-4 1-1 1-2 1-4 1-1 1-3 1-4 1-2 1-3 1-5 0-1 0-3 0-4">
            <text:p/>
          </draw:path>
          <draw:line draw:style-name="gr3" draw:text-style-name="P1" draw:layer="TiM_B" svg:x1="19.692cm" svg:y1="3.899cm" svg:x2="19.679cm" svg:y2="3.897cm">
            <text:p/>
          </draw:line>
          <draw:path draw:style-name="gr3" draw:text-style-name="P1" draw:layer="TiM_B" svg:width="0.03cm" svg:height="0.029cm" svg:x="19.648cm" svg:y="3.897cm" svg:viewBox="0 0 31 30" svg:d="M31 0c0 2 0 3-1 5 0 1 0 3-1 4 0 2-1 3-1 4-1 1-1 3-2 4 0 1-1 2-2 2-1 1-1 2-2 3s-2 2-3 2c-1 1-2 2-3 2-2 1-3 1-4 2-1 0-2 1-4 1-1 0-2 0-4 1-1 0-2 0-4 0">
            <text:p/>
          </draw:path>
          <draw:path draw:style-name="gr3" draw:text-style-name="P1" draw:layer="TiM_B" svg:width="0.025cm" svg:height="0.021cm" svg:x="19.622cm" svg:y="3.905cm" svg:viewBox="0 0 26 22" svg:d="M26 22c-1 0-2 0-3 0s-2 0-3-1c-1 0-1 0-2 0s-2 0-3-1c-1 0-1 0-2 0-1-1-2-1-2-2-1 0-2 0-2-1-1 0-1-1-2-1-1-1-1-1-2-2 0 0-1-1-1-2l-1-1c-1-1-1-2-1-2 0-1-1-2-1-2 0-1 0-2 0-2-1-1-1-2-1-3s0-1 0-2">
            <text:p/>
          </draw:path>
          <draw:path draw:style-name="gr3" draw:text-style-name="P1" draw:layer="TiM_B" svg:width="0.031cm" svg:height="0.023cm" svg:x="19.622cm" svg:y="3.881cm" svg:viewBox="0 0 32 24" svg:d="M0 24c0-1 0-2 0-3s1-2 1-2c0-1 0-2 1-3 0-1 0-1 1-2 0-1 1-1 1-2 1-1 1-1 2-2s1-1 2-2c1 0 1-1 2-1s1-1 2-1c0 0 1 0 2-1 0 0 1 0 2 0 1-1 1-1 2-1 1-1 2-1 3-1 1-1 2-1 4-1 1-1 2-1 3-1 2-1 3-1 4-1">
            <text:p/>
          </draw:path>
          <draw:path draw:style-name="gr3" draw:text-style-name="P1" draw:layer="TiM_B" svg:width="0.034cm" svg:height="0.035cm" svg:x="19.654cm" svg:y="3.845cm" svg:viewBox="0 0 35 36" svg:d="M0 36c1-1 3-1 4-1 1-1 2-1 3-1 1-1 2-1 3-2 1 0 2 0 3-1 1 0 2 0 3-1 0 0 1 0 2-1 1 0 1 0 2-1 0 0 1-1 2-1 1-1 2-1 3-2 0-1 1-2 2-3s2-2 2-3c1-1 2-2 2-3 1-1 2-3 2-4s1-2 1-4c0-1 1-2 1-3 0-2 0-3 0-5">
            <text:p/>
          </draw:path>
          <draw:path draw:style-name="gr3" draw:text-style-name="P1" draw:layer="TiM_B" svg:width="0.036cm" svg:height="0.034cm" svg:x="19.652cm" svg:y="3.81cm" svg:viewBox="0 0 37 35" svg:d="M37 35c0-1 0-2 0-3 0-2-1-3-1-4s0-2-1-4c0-1 0-2-1-3 0-1-1-2-1-3-1-1-1-2-2-3 0-1-1-2-2-2-1-1-1-2-2-3s-2-2-3-2c-1-1-2-2-3-2-1-1-2-1-3-2s-2-1-3-1c-1-1-2-1-4-1-1-1-2-1-3-1-2 0-3-1-4-1-2 0-3 0-4 0">
            <text:p/>
          </draw:path>
          <draw:path draw:style-name="gr3" draw:text-style-name="P1" draw:layer="TiM_B" svg:width="0.039cm" svg:height="0.037cm" svg:x="19.612cm" svg:y="3.81cm" svg:viewBox="0 0 40 38" svg:d="M40 0c-2 0-4 0-6 0-2 1-4 1-5 1-2 1-4 1-5 2-2 0-3 1-5 2-1 1-3 1-4 2s-3 2-4 3c-1 2-2 3-3 4s-2 3-3 4c0 2-1 3-2 5 0 1-1 3-1 5-1 1-1 3-1 5-1 2-1 4-1 5">
            <text:p/>
          </draw:path>
          <draw:line draw:style-name="gr3" draw:text-style-name="P1" draw:layer="TiM_B" svg:x1="19.612cm" svg:y1="3.848cm" svg:x2="19.626cm" svg:y2="3.85cm">
            <text:p/>
          </draw:line>
          <draw:path draw:style-name="gr3" draw:text-style-name="P1" draw:layer="TiM_B" svg:width="0.024cm" svg:height="0.024cm" svg:x="19.626cm" svg:y="3.825cm" svg:viewBox="0 0 25 25" svg:d="M0 25c0-1 0-2 0-3s0-2 0-3c1-1 1-2 1-2 0-1 1-2 1-3s1-1 1-2 1-2 1-2c1-1 1-1 2-2 0-1 1-1 1-2 1 0 1-1 2-1 0-1 1-1 2-1 0-1 1-1 2-1 0-1 1-1 2-1 1-1 1-1 2-1s2 0 3 0c1-1 1-1 2-1s2 0 3 0">
            <text:p/>
          </draw:path>
          <draw:path draw:style-name="gr3" draw:text-style-name="P1" draw:layer="TiM_B" svg:width="0.024cm" svg:height="0.02cm" svg:x="19.651cm" svg:y="3.825cm" svg:viewBox="0 0 25 21" svg:d="M0 0c1 0 2 0 3 0s2 0 3 1c1 0 1 0 2 0s2 0 3 1c0 0 1 0 2 0 1 1 1 1 2 1 0 1 1 1 2 2 0 0 1 0 1 1 1 0 1 1 2 1 0 1 1 1 1 2 0 0 1 1 1 2l1 1c0 1 0 2 1 2 0 1 0 2 0 2 0 1 0 2 0 2 1 1 1 2 1 3">
            <text:p/>
          </draw:path>
          <draw:path draw:style-name="gr3" draw:text-style-name="P1" draw:layer="TiM_B" svg:width="0.004cm" svg:height="0.012cm" svg:x="19.671cm" svg:y="3.846cm" svg:viewBox="0 0 5 13" svg:d="M5 0c0 1-1 2-1 4 0 1 0 2 0 3-1 1-1 2-2 3 0 1-1 2-2 3">
            <text:p/>
          </draw:path>
          <draw:path draw:style-name="gr3" draw:text-style-name="P1" draw:layer="TiM_B" svg:width="0.019cm" svg:height="0.007cm" svg:x="19.651cm" svg:y="3.859cm" svg:viewBox="0 0 20 8" svg:d="M20 0l-1 1-1 1c-1 0-2 1-2 1-1 0-2 1-3 1s-2 1-3 1c-1 1-2 1-3 1-1 1-2 1-3 1-1 1-3 1-4 1">
            <text:p/>
          </draw:path>
          <draw:path draw:style-name="gr3" draw:text-style-name="P1" draw:layer="TiM_B" svg:width="0.021cm" svg:height="0.006cm" svg:x="19.629cm" svg:y="3.867cm" svg:viewBox="0 0 22 7" svg:d="M22 0c-1 1-3 1-4 1s-2 1-3 1-3 1-4 1-2 0-3 1c0 0-1 0-2 1-1 0-2 0-3 0 0 1-1 1-2 1l-1 1">
            <text:p/>
          </draw:path>
          <draw:path draw:style-name="gr3" draw:text-style-name="P1" draw:layer="TiM_B" svg:width="0.019cm" svg:height="0.029cm" svg:x="19.609cm" svg:y="3.874cm" svg:viewBox="0 0 20 30" svg:d="M20 0c-2 1-3 1-5 2-1 1-3 2-4 3s-2 2-3 3-2 3-3 4-2 3-2 4c-1 1-1 3-2 4 0 2-1 4-1 5 0 2 0 4 0 5">
            <text:p/>
          </draw:path>
          <draw:path draw:style-name="gr3" draw:text-style-name="P1" draw:layer="TiM_B" svg:width="0.033cm" svg:height="0.051cm" svg:x="19.85cm" svg:y="3.875cm" svg:viewBox="0 0 34 52" svg:d="M34 0c0 2 0 4 0 6s0 4-1 6c0 2 0 4 0 6-1 1-1 3-1 5-1 1-1 3-2 4 0 2-1 3-1 5-1 1-1 2-2 4-1 1-2 2-2 3-1 1-2 2-3 3s-1 2-2 3c-1 0-2 1-3 2-1 0-2 1-3 2-1 0-2 1-3 1s-3 1-4 1-2 1-3 1c-2 0-3 0-4 0">
            <text:p/>
          </draw:path>
          <draw:path draw:style-name="gr3" draw:text-style-name="P1" draw:layer="TiM_B" svg:width="0.03cm" svg:height="0.031cm" svg:x="19.819cm" svg:y="3.895cm" svg:viewBox="0 0 31 32" svg:d="M31 32c-1 0-2 0-3 0s-2 0-3-1c-1 0-1 0-2 0s-2-1-3-1-1-1-2-1c-1-1-2-1-3-2 0 0-1-1-2-1 0-1-1-1-2-2s-1-1-2-2-1-2-2-2c0-1-1-2-1-3-1-1-1-2-2-3 0-1-1-2-1-3-1-1-1-2-1-3-1-2-1-3-1-4-1-1-1-3-1-4">
            <text:p/>
          </draw:path>
          <draw:line draw:style-name="gr3" draw:text-style-name="P1" draw:layer="TiM_B" svg:x1="19.819cm" svg:y1="3.895cm" svg:x2="19.806cm" svg:y2="3.899cm">
            <text:p/>
          </draw:line>
          <draw:path draw:style-name="gr3" draw:text-style-name="P1" draw:layer="TiM_B" svg:width="0.042cm" svg:height="0.042cm" svg:x="19.806cm" svg:y="3.899cm" svg:viewBox="0 0 43 43" svg:d="M0 0c0 1 0 3 1 5 0 1 1 3 1 5 1 1 1 3 2 4 1 2 1 3 2 5 1 1 1 2 2 4 1 1 2 2 2 3 1 1 2 2 3 3s2 2 3 3 2 2 3 3c1 0 2 1 3 2s2 1 3 2c1 0 2 1 3 1 1 1 3 1 4 1 1 1 2 1 4 1 1 0 2 1 3 1 2 0 3 0 4 0">
            <text:p/>
          </draw:path>
          <draw:path draw:style-name="gr3" draw:text-style-name="P1" draw:layer="TiM_B" svg:width="0.047cm" svg:height="0.066cm" svg:x="19.849cm" svg:y="3.875cm" svg:viewBox="0 0 48 67" svg:d="M0 67c2 0 3 0 4 0s2 0 3-1c1 0 3 0 4 0s2-1 3-1 2-1 3-1 2-1 3-1c1-1 2-1 2-2 1 0 2-1 3-1 1-1 2-1 3-2 0-1 1-2 2-2 1-1 2-2 2-3 1-1 2-2 2-2 1-1 2-2 2-3 1-1 2-3 2-4 1-1 2-2 2-3 1-1 1-3 2-4 0-1 1-3 1-4 1-1 1-3 2-4 0-2 0-3 1-4 0-2 0-3 1-5 0-2 0-3 0-5 1-1 1-3 1-5 0-1 0-3 0-5 0-1 0-3 0-5">
            <text:p/>
          </draw:path>
          <draw:path draw:style-name="gr3" draw:text-style-name="P1" draw:layer="TiM_B" svg:width="0.048cm" svg:height="0.064cm" svg:x="19.848cm" svg:y="3.81cm" svg:viewBox="0 0 49 65" svg:d="M49 65c0-2 0-3 0-5s0-3 0-5 0-3-1-5c0-1 0-3 0-4-1-2-1-3-1-5-1-1-1-2-1-4-1-1-1-2-2-4 0-1-1-2-1-3-1-2-1-3-2-4 0-1-1-2-2-3 0-1-1-2-2-3 0-1-1-2-2-3s-1-2-2-3-2-2-3-2c0-1-1-2-2-2-1-1-2-2-3-2-1-1-2-2-3-2-1-1-2-1-3-2-1 0-2-1-3-1s-2-1-3-1-2-1-3-1-2 0-3 0c-1-1-2-1-3-1s-3 0-4 0">
            <text:p/>
          </draw:path>
          <draw:path draw:style-name="gr3" draw:text-style-name="P1" draw:layer="TiM_B" svg:width="0.04cm" svg:height="0.037cm" svg:x="19.807cm" svg:y="3.81cm" svg:viewBox="0 0 41 38" svg:d="M41 0c-1 0-2 0-3 0-2 0-3 1-4 1s-2 0-3 1c-2 0-3 0-4 1-1 0-2 0-3 1-1 0-2 1-3 2-1 0-2 1-3 2-1 0-2 1-3 2 0 1-1 2-2 2-1 1-2 2-3 3 0 1-1 2-2 3 0 2-1 3-2 4 0 1-1 2-2 4 0 1-1 2-1 4-1 1-1 2-2 4 0 1 0 3-1 4">
            <text:p/>
          </draw:path>
          <draw:line draw:style-name="gr3" draw:text-style-name="P1" draw:layer="TiM_B" svg:x1="19.807cm" svg:y1="3.848cm" svg:x2="19.821cm" svg:y2="3.852cm">
            <text:p/>
          </draw:line>
          <draw:path draw:style-name="gr3" draw:text-style-name="P1" draw:layer="TiM_B" svg:width="0.027cm" svg:height="0.026cm" svg:x="19.821cm" svg:y="3.825cm" svg:viewBox="0 0 28 27" svg:d="M0 27c0-1 0-2 1-3 0-1 0-2 1-3 0-1 0-2 1-3 0-1 1-2 1-3s1-1 1-2c1-1 1-2 2-2 0-1 1-2 1-2 1-1 2-2 2-2 1-1 1-1 2-2 1 0 1-1 2-1 1-1 1-1 2-1 1-1 1-1 2-1s2-1 2-1c1 0 2 0 3 0 1-1 1-1 2-1s2 0 3 0">
            <text:p/>
          </draw:path>
          <draw:path draw:style-name="gr3" draw:text-style-name="P1" draw:layer="TiM_B" svg:width="0.034cm" svg:height="0.049cm" svg:x="19.849cm" svg:y="3.825cm" svg:viewBox="0 0 35 50" svg:d="M0 0c2 0 3 0 5 0 1 1 3 1 5 1 1 1 3 1 4 2s3 2 4 2c1 1 1 1 2 2 1 0 1 1 2 1 0 1 1 2 1 2 1 1 2 2 2 2 1 1 1 2 2 2 0 1 0 2 1 3 0 1 1 1 1 2 1 1 1 2 1 3 1 1 1 2 1 3 1 1 1 2 1 3 1 1 1 2 1 3s1 2 1 4c0 1 0 2 0 3 1 1 1 3 1 4s0 3 0 4 0 3 0 4">
            <text:p/>
          </draw:path>
          <draw:line draw:style-name="gr3" draw:text-style-name="P1" draw:layer="TiM_B" svg:x1="19.962cm" svg:y1="3.925cm" svg:x2="19.962cm" svg:y2="3.94cm">
            <text:p/>
          </draw:line>
          <draw:line draw:style-name="gr3" draw:text-style-name="P1" draw:layer="TiM_B" svg:x1="19.962cm" svg:y1="3.94cm" svg:x2="20.041cm" svg:y2="3.94cm">
            <text:p/>
          </draw:line>
          <draw:line draw:style-name="gr3" draw:text-style-name="P1" draw:layer="TiM_B" svg:x1="20.041cm" svg:y1="3.94cm" svg:x2="20.041cm" svg:y2="3.812cm">
            <text:p/>
          </draw:line>
          <draw:line draw:style-name="gr3" draw:text-style-name="P1" draw:layer="TiM_B" svg:x1="20.041cm" svg:y1="3.812cm" svg:x2="19.964cm" svg:y2="3.812cm">
            <text:p/>
          </draw:line>
          <draw:line draw:style-name="gr3" draw:text-style-name="P1" draw:layer="TiM_B" svg:x1="19.964cm" svg:y1="3.812cm" svg:x2="19.964cm" svg:y2="3.827cm">
            <text:p/>
          </draw:line>
          <draw:line draw:style-name="gr3" draw:text-style-name="P1" draw:layer="TiM_B" svg:x1="19.964cm" svg:y1="3.827cm" svg:x2="20.027cm" svg:y2="3.827cm">
            <text:p/>
          </draw:line>
          <draw:line draw:style-name="gr3" draw:text-style-name="P1" draw:layer="TiM_B" svg:x1="20.027cm" svg:y1="3.827cm" svg:x2="20.027cm" svg:y2="3.867cm">
            <text:p/>
          </draw:line>
          <draw:line draw:style-name="gr3" draw:text-style-name="P1" draw:layer="TiM_B" svg:x1="20.027cm" svg:y1="3.867cm" svg:x2="19.967cm" svg:y2="3.867cm">
            <text:p/>
          </draw:line>
          <draw:line draw:style-name="gr3" draw:text-style-name="P1" draw:layer="TiM_B" svg:x1="19.967cm" svg:y1="3.867cm" svg:x2="19.967cm" svg:y2="3.882cm">
            <text:p/>
          </draw:line>
          <draw:line draw:style-name="gr3" draw:text-style-name="P1" draw:layer="TiM_B" svg:x1="19.967cm" svg:y1="3.882cm" svg:x2="20.027cm" svg:y2="3.882cm">
            <text:p/>
          </draw:line>
          <draw:line draw:style-name="gr3" draw:text-style-name="P1" draw:layer="TiM_B" svg:x1="20.027cm" svg:y1="3.882cm" svg:x2="20.027cm" svg:y2="3.925cm">
            <text:p/>
          </draw:line>
          <draw:line draw:style-name="gr3" draw:text-style-name="P1" draw:layer="TiM_B" svg:x1="20.027cm" svg:y1="3.925cm" svg:x2="19.962cm" svg:y2="3.925cm">
            <text:p/>
          </draw:line>
          <draw:line draw:style-name="gr3" draw:text-style-name="P1" draw:layer="TiM_B" svg:x1="19.727cm" svg:y1="3.657cm" svg:x2="19.768cm" svg:y2="3.785cm">
            <text:p/>
          </draw:line>
          <draw:line draw:style-name="gr3" draw:text-style-name="P1" draw:layer="TiM_B" svg:x1="19.768cm" svg:y1="3.785cm" svg:x2="19.782cm" svg:y2="3.785cm">
            <text:p/>
          </draw:line>
          <draw:line draw:style-name="gr3" draw:text-style-name="P1" draw:layer="TiM_B" svg:x1="19.782cm" svg:y1="3.785cm" svg:x2="19.82cm" svg:y2="3.657cm">
            <text:p/>
          </draw:line>
          <draw:line draw:style-name="gr3" draw:text-style-name="P1" draw:layer="TiM_B" svg:x1="19.82cm" svg:y1="3.657cm" svg:x2="19.806cm" svg:y2="3.657cm">
            <text:p/>
          </draw:line>
          <draw:line draw:style-name="gr3" draw:text-style-name="P1" draw:layer="TiM_B" svg:x1="19.806cm" svg:y1="3.657cm" svg:x2="19.781cm" svg:y2="3.75cm">
            <text:p/>
          </draw:line>
          <draw:path draw:style-name="gr3" draw:text-style-name="P1" draw:layer="TiM_B" svg:width="0.005cm" svg:height="0.019cm" svg:x="19.775cm" svg:y="3.75cm" svg:viewBox="0 0 6 20" svg:d="M6 0c-1 2-1 3-2 5 0 2-1 4-1 5-1 2-1 4-1 5-1 2-1 4-2 5">
            <text:p/>
          </draw:path>
          <draw:path draw:style-name="gr3" draw:text-style-name="P1" draw:layer="TiM_B" svg:width="0.004cm" svg:height="0.019cm" svg:x="19.77cm" svg:y="3.75cm" svg:viewBox="0 0 5 20" svg:d="M5 20c0-3-1-6-2-10-1-3-2-7-3-10">
            <text:p/>
          </draw:path>
          <draw:line draw:style-name="gr3" draw:text-style-name="P1" draw:layer="TiM_B" svg:x1="19.77cm" svg:y1="3.75cm" svg:x2="19.741cm" svg:y2="3.657cm">
            <text:p/>
          </draw:line>
          <draw:line draw:style-name="gr3" draw:text-style-name="P1" draw:layer="TiM_B" svg:x1="19.741cm" svg:y1="3.657cm" svg:x2="19.727cm" svg:y2="3.657cm">
            <text:p/>
          </draw:line>
          <draw:line draw:style-name="gr3" draw:text-style-name="P1" draw:layer="TiM_B" svg:x1="19.898cm" svg:y1="3.747cm" svg:x2="19.909cm" svg:y2="3.785cm">
            <text:p/>
          </draw:line>
          <draw:line draw:style-name="gr3" draw:text-style-name="P1" draw:layer="TiM_B" svg:x1="19.909cm" svg:y1="3.785cm" svg:x2="19.923cm" svg:y2="3.785cm">
            <text:p/>
          </draw:line>
          <draw:line draw:style-name="gr3" draw:text-style-name="P1" draw:layer="TiM_B" svg:x1="19.923cm" svg:y1="3.785cm" svg:x2="19.882cm" svg:y2="3.657cm">
            <text:p/>
          </draw:line>
          <draw:line draw:style-name="gr3" draw:text-style-name="P1" draw:layer="TiM_B" svg:x1="19.882cm" svg:y1="3.657cm" svg:x2="19.869cm" svg:y2="3.657cm">
            <text:p/>
          </draw:line>
          <draw:line draw:style-name="gr3" draw:text-style-name="P1" draw:layer="TiM_B" svg:x1="19.869cm" svg:y1="3.657cm" svg:x2="19.828cm" svg:y2="3.785cm">
            <text:p/>
          </draw:line>
          <draw:line draw:style-name="gr3" draw:text-style-name="P1" draw:layer="TiM_B" svg:x1="19.828cm" svg:y1="3.785cm" svg:x2="19.842cm" svg:y2="3.785cm">
            <text:p/>
          </draw:line>
          <draw:line draw:style-name="gr3" draw:text-style-name="P1" draw:layer="TiM_B" svg:x1="19.842cm" svg:y1="3.785cm" svg:x2="19.853cm" svg:y2="3.747cm">
            <text:p/>
          </draw:line>
          <draw:line draw:style-name="gr3" draw:text-style-name="P1" draw:layer="TiM_B" svg:x1="19.853cm" svg:y1="3.747cm" svg:x2="19.898cm" svg:y2="3.747cm">
            <text:p/>
          </draw:line>
          <draw:line draw:style-name="gr3" draw:text-style-name="P1" draw:layer="TiM_B" svg:x1="19.682cm" svg:y1="3.74cm" svg:x2="19.709cm" svg:y2="3.785cm">
            <text:p/>
          </draw:line>
          <draw:line draw:style-name="gr3" draw:text-style-name="P1" draw:layer="TiM_B" svg:x1="19.709cm" svg:y1="3.785cm" svg:x2="19.725cm" svg:y2="3.785cm">
            <text:p/>
          </draw:line>
          <draw:line draw:style-name="gr3" draw:text-style-name="P1" draw:layer="TiM_B" svg:x1="19.725cm" svg:y1="3.785cm" svg:x2="19.684cm" svg:y2="3.718cm">
            <text:p/>
          </draw:line>
          <draw:line draw:style-name="gr3" draw:text-style-name="P1" draw:layer="TiM_B" svg:x1="19.684cm" svg:y1="3.718cm" svg:x2="19.721cm" svg:y2="3.657cm">
            <text:p/>
          </draw:line>
          <draw:line draw:style-name="gr3" draw:text-style-name="P1" draw:layer="TiM_B" svg:x1="19.721cm" svg:y1="3.657cm" svg:x2="19.706cm" svg:y2="3.657cm">
            <text:p/>
          </draw:line>
          <draw:line draw:style-name="gr3" draw:text-style-name="P1" draw:layer="TiM_B" svg:x1="19.706cm" svg:y1="3.657cm" svg:x2="19.686cm" svg:y2="3.69cm">
            <text:p/>
          </draw:line>
          <draw:path draw:style-name="gr3" draw:text-style-name="P1" draw:layer="TiM_B" svg:width="0.009cm" svg:height="0.015cm" svg:x="19.676cm" svg:y="3.69cm" svg:viewBox="0 0 10 16" svg:d="M10 0c-1 1-2 3-3 5-1 1-2 2-3 4 0 1-1 2-2 3s-1 2-2 4">
            <text:p/>
          </draw:path>
          <draw:path draw:style-name="gr3" draw:text-style-name="P1" draw:layer="TiM_B" svg:width="0.008cm" svg:height="0.014cm" svg:x="19.667cm" svg:y="3.691cm" svg:viewBox="0 0 9 15" svg:d="M9 15c-1-3-3-5-4-7-2-3-3-6-5-8">
            <text:p/>
          </draw:path>
          <draw:line draw:style-name="gr3" draw:text-style-name="P1" draw:layer="TiM_B" svg:x1="19.667cm" svg:y1="3.691cm" svg:x2="19.646cm" svg:y2="3.657cm">
            <text:p/>
          </draw:line>
          <draw:line draw:style-name="gr3" draw:text-style-name="P1" draw:layer="TiM_B" svg:x1="19.646cm" svg:y1="3.657cm" svg:x2="19.631cm" svg:y2="3.657cm">
            <text:p/>
          </draw:line>
          <draw:line draw:style-name="gr3" draw:text-style-name="P1" draw:layer="TiM_B" svg:x1="19.631cm" svg:y1="3.657cm" svg:x2="19.669cm" svg:y2="3.718cm">
            <text:p/>
          </draw:line>
          <draw:line draw:style-name="gr3" draw:text-style-name="P1" draw:layer="TiM_B" svg:x1="19.669cm" svg:y1="3.718cm" svg:x2="19.628cm" svg:y2="3.785cm">
            <text:p/>
          </draw:line>
          <draw:line draw:style-name="gr3" draw:text-style-name="P1" draw:layer="TiM_B" svg:x1="19.628cm" svg:y1="3.785cm" svg:x2="19.643cm" svg:y2="3.785cm">
            <text:p/>
          </draw:line>
          <draw:line draw:style-name="gr3" draw:text-style-name="P1" draw:layer="TiM_B" svg:x1="19.643cm" svg:y1="3.785cm" svg:x2="19.671cm" svg:y2="3.739cm">
            <text:p/>
          </draw:line>
          <draw:path draw:style-name="gr3" draw:text-style-name="P1" draw:layer="TiM_B" svg:width="0.004cm" svg:height="0.007cm" svg:x="19.671cm" svg:y="3.731cm" svg:viewBox="0 0 5 8" svg:d="M0 8c1-2 2-3 3-4 1-2 1-3 2-4">
            <text:p/>
          </draw:path>
          <draw:path draw:style-name="gr3" draw:text-style-name="P1" draw:layer="TiM_B" svg:width="0.005cm" svg:height="0.008cm" svg:x="19.676cm" svg:y="3.731cm" svg:viewBox="0 0 6 9" svg:d="M0 0c1 1 1 2 2 3s1 2 2 3c0 0 1 1 1 2l1 1">
            <text:p/>
          </draw:path>
          <draw:line draw:style-name="gr3" draw:text-style-name="P1" draw:layer="TiM_B" svg:x1="19.909cm" svg:y1="3.887cm" svg:x2="19.909cm" svg:y2="3.902cm">
            <text:p/>
          </draw:line>
          <draw:line draw:style-name="gr3" draw:text-style-name="P1" draw:layer="TiM_B" svg:x1="19.909cm" svg:y1="3.902cm" svg:x2="19.949cm" svg:y2="3.902cm">
            <text:p/>
          </draw:line>
          <draw:line draw:style-name="gr3" draw:text-style-name="P1" draw:layer="TiM_B" svg:x1="19.949cm" svg:y1="3.902cm" svg:x2="19.949cm" svg:y2="3.887cm">
            <text:p/>
          </draw:line>
          <draw:line draw:style-name="gr3" draw:text-style-name="P1" draw:layer="TiM_B" svg:x1="19.949cm" svg:y1="3.887cm" svg:x2="19.909cm" svg:y2="3.887cm">
            <text:p/>
          </draw:line>
          <draw:line draw:style-name="gr3" draw:text-style-name="P1" draw:layer="TiM_B" svg:x1="19.774cm" svg:y1="3.902cm" svg:x2="19.785cm" svg:y2="3.94cm">
            <text:p/>
          </draw:line>
          <draw:line draw:style-name="gr3" draw:text-style-name="P1" draw:layer="TiM_B" svg:x1="19.785cm" svg:y1="3.94cm" svg:x2="19.799cm" svg:y2="3.94cm">
            <text:p/>
          </draw:line>
          <draw:line draw:style-name="gr3" draw:text-style-name="P1" draw:layer="TiM_B" svg:x1="19.799cm" svg:y1="3.94cm" svg:x2="19.758cm" svg:y2="3.812cm">
            <text:p/>
          </draw:line>
          <draw:line draw:style-name="gr3" draw:text-style-name="P1" draw:layer="TiM_B" svg:x1="19.758cm" svg:y1="3.812cm" svg:x2="19.745cm" svg:y2="3.812cm">
            <text:p/>
          </draw:line>
          <draw:line draw:style-name="gr3" draw:text-style-name="P1" draw:layer="TiM_B" svg:x1="19.745cm" svg:y1="3.812cm" svg:x2="19.704cm" svg:y2="3.94cm">
            <text:p/>
          </draw:line>
          <draw:line draw:style-name="gr3" draw:text-style-name="P1" draw:layer="TiM_B" svg:x1="19.704cm" svg:y1="3.94cm" svg:x2="19.718cm" svg:y2="3.94cm">
            <text:p/>
          </draw:line>
          <draw:line draw:style-name="gr3" draw:text-style-name="P1" draw:layer="TiM_B" svg:x1="19.718cm" svg:y1="3.94cm" svg:x2="19.729cm" svg:y2="3.902cm">
            <text:p/>
          </draw:line>
          <draw:line draw:style-name="gr3" draw:text-style-name="P1" draw:layer="TiM_B" svg:x1="19.729cm" svg:y1="3.902cm" svg:x2="19.774cm" svg:y2="3.902cm">
            <text:p/>
          </draw:line>
          <draw:line draw:style-name="gr3" draw:text-style-name="P1" draw:layer="TiM_B" svg:x1="19.512cm" svg:y1="3.925cm" svg:x2="19.512cm" svg:y2="3.94cm">
            <text:p/>
          </draw:line>
          <draw:line draw:style-name="gr3" draw:text-style-name="P1" draw:layer="TiM_B" svg:x1="19.512cm" svg:y1="3.94cm" svg:x2="19.591cm" svg:y2="3.94cm">
            <text:p/>
          </draw:line>
          <draw:line draw:style-name="gr3" draw:text-style-name="P1" draw:layer="TiM_B" svg:x1="19.591cm" svg:y1="3.94cm" svg:x2="19.591cm" svg:y2="3.812cm">
            <text:p/>
          </draw:line>
          <draw:line draw:style-name="gr3" draw:text-style-name="P1" draw:layer="TiM_B" svg:x1="19.591cm" svg:y1="3.812cm" svg:x2="19.514cm" svg:y2="3.812cm">
            <text:p/>
          </draw:line>
          <draw:line draw:style-name="gr3" draw:text-style-name="P1" draw:layer="TiM_B" svg:x1="19.514cm" svg:y1="3.812cm" svg:x2="19.514cm" svg:y2="3.827cm">
            <text:p/>
          </draw:line>
          <draw:line draw:style-name="gr3" draw:text-style-name="P1" draw:layer="TiM_B" svg:x1="19.514cm" svg:y1="3.827cm" svg:x2="19.577cm" svg:y2="3.827cm">
            <text:p/>
          </draw:line>
          <draw:line draw:style-name="gr3" draw:text-style-name="P1" draw:layer="TiM_B" svg:x1="19.577cm" svg:y1="3.827cm" svg:x2="19.577cm" svg:y2="3.867cm">
            <text:p/>
          </draw:line>
          <draw:line draw:style-name="gr3" draw:text-style-name="P1" draw:layer="TiM_B" svg:x1="19.577cm" svg:y1="3.867cm" svg:x2="19.517cm" svg:y2="3.867cm">
            <text:p/>
          </draw:line>
          <draw:line draw:style-name="gr3" draw:text-style-name="P1" draw:layer="TiM_B" svg:x1="19.517cm" svg:y1="3.867cm" svg:x2="19.517cm" svg:y2="3.882cm">
            <text:p/>
          </draw:line>
          <draw:line draw:style-name="gr3" draw:text-style-name="P1" draw:layer="TiM_B" svg:x1="19.517cm" svg:y1="3.882cm" svg:x2="19.577cm" svg:y2="3.882cm">
            <text:p/>
          </draw:line>
          <draw:line draw:style-name="gr3" draw:text-style-name="P1" draw:layer="TiM_B" svg:x1="19.577cm" svg:y1="3.882cm" svg:x2="19.577cm" svg:y2="3.925cm">
            <text:p/>
          </draw:line>
          <draw:line draw:style-name="gr3" draw:text-style-name="P1" draw:layer="TiM_B" svg:x1="19.577cm" svg:y1="3.925cm" svg:x2="19.512cm" svg:y2="3.925cm">
            <text:p/>
          </draw:line>
          <draw:line draw:style-name="gr3" draw:text-style-name="P1" draw:layer="TiM_B" svg:x1="20.161cm" svg:y1="3.996cm" svg:x2="20.086cm" svg:y2="3.996cm">
            <text:p/>
          </draw:line>
          <draw:line draw:style-name="gr3" draw:text-style-name="P1" draw:layer="TiM_B" svg:x1="20.086cm" svg:y1="3.626cm" svg:x2="20.161cm" svg:y2="3.626cm">
            <text:p/>
          </draw:line>
          <draw:line draw:style-name="gr3" draw:text-style-name="P1" draw:layer="TiM_B" svg:x1="20.161cm" svg:y1="26.854cm" svg:x2="20.086cm" svg:y2="26.854cm">
            <text:p/>
          </draw:line>
          <draw:line draw:style-name="gr3" draw:text-style-name="P1" draw:layer="TiM_B" svg:x1="20.086cm" svg:y1="26.484cm" svg:x2="20.161cm" svg:y2="26.484cm">
            <text:p/>
          </draw:line>
          <draw:line draw:style-name="gr3" draw:text-style-name="P1" draw:layer="TiM_B" svg:x1="20.086cm" svg:y1="26.854cm" svg:x2="20.086cm" svg:y2="26.484cm">
            <text:p/>
          </draw:line>
          <draw:path draw:style-name="gr3" draw:text-style-name="P1" draw:layer="TiM_B" svg:width="0.039cm" svg:height="0.036cm" svg:x="19.609cm" svg:y="26.763cm" svg:viewBox="0 0 40 37" svg:d="M0 0c0 2 0 3 0 5s1 3 1 5c1 2 1 3 2 5 0 1 1 3 2 4 1 2 2 3 3 4 1 2 2 3 3 4s2 2 4 3c1 1 3 2 4 3 1 0 3 1 5 2 1 0 3 1 5 1s3 1 5 1 4 0 6 0">
            <text:p/>
          </draw:path>
          <draw:path draw:style-name="gr3" draw:text-style-name="P1" draw:layer="TiM_B" svg:width="0.042cm" svg:height="0.042cm" svg:x="19.649cm" svg:y="26.757cm" svg:viewBox="0 0 43 43" svg:d="M0 43c2 0 3 0 5 0s3 0 5-1c1 0 2 0 4 0 1-1 2-1 4-2 1 0 2-1 3-1 2-1 3-2 4-2 1-1 2-2 3-3s2-2 3-3c1 0 2-1 3-3 1-1 2-2 2-3 1-1 2-2 2-3 1-2 2-3 2-4 1-2 1-3 1-4 1-2 1-3 1-5 1-1 1-3 1-4 0-2 0-4 0-5">
            <text:p/>
          </draw:path>
          <draw:line draw:style-name="gr3" draw:text-style-name="P1" draw:layer="TiM_B" svg:x1="19.692cm" svg:y1="26.757cm" svg:x2="19.679cm" svg:y2="26.755cm">
            <text:p/>
          </draw:line>
          <draw:path draw:style-name="gr3" draw:text-style-name="P1" draw:layer="TiM_B" svg:width="0.03cm" svg:height="0.029cm" svg:x="19.648cm" svg:y="26.755cm" svg:viewBox="0 0 31 30" svg:d="M31 0c0 2 0 4-1 5 0 2 0 3-1 5 0 1-1 2-1 4-1 1-1 2-2 3 0 1-1 2-2 3s-1 1-2 2-2 2-3 3c-1 0-2 1-3 2-2 0-3 1-4 1-1 1-2 1-4 1-1 1-2 1-4 1-1 0-2 0-4 0">
            <text:p/>
          </draw:path>
          <draw:path draw:style-name="gr3" draw:text-style-name="P1" draw:layer="TiM_B" svg:width="0.025cm" svg:height="0.021cm" svg:x="19.622cm" svg:y="26.763cm" svg:viewBox="0 0 26 22" svg:d="M26 22c-1 0-2 0-3 0s-2 0-3 0-1-1-2-1-2 0-3 0c-1-1-1-1-2-1-1-1-2-1-2-1-1-1-2-1-2-2-1 0-1 0-2-1-1 0-1-1-2-2l-1-1c0-1-1-1-1-2-1-1-1-1-1-2s-1-1-1-2 0-1 0-2c-1-1-1-2-1-2 0-1 0-2 0-3">
            <text:p/>
          </draw:path>
          <draw:path draw:style-name="gr3" draw:text-style-name="P1" draw:layer="TiM_B" svg:width="0.031cm" svg:height="0.023cm" svg:x="19.622cm" svg:y="26.739cm" svg:viewBox="0 0 32 24" svg:d="M0 24c0-1 0-2 0-3 0 0 1-1 1-2s0-2 1-3c0 0 0-1 1-2 0-1 1-1 1-2 1-1 1-1 2-2 1 0 1-1 2-1 1-1 1-1 2-2 1 0 1 0 2-1 0 0 1 0 2 0 0-1 1-1 2-1s1-1 2-1 2-1 3-1 2-1 4-1c1 0 2-1 3-1 2 0 3-1 4-1">
            <text:p/>
          </draw:path>
          <draw:path draw:style-name="gr3" draw:text-style-name="P1" draw:layer="TiM_B" svg:width="0.034cm" svg:height="0.034cm" svg:x="19.654cm" svg:y="26.704cm" svg:viewBox="0 0 35 35" svg:d="M0 35c1 0 3-1 4-1 1-1 2-1 3-1 1-1 2-1 3-1 1-1 2-1 3-1 1-1 2-1 3-1 0-1 1-1 2-1 1-1 1-1 2-2 0 0 1 0 2-1 1 0 2-1 3-2 0-1 1-2 2-3s2-2 2-3c1-1 2-2 2-3 1-1 2-2 2-3 0-2 1-3 1-4 0-2 1-3 1-4 0-2 0-3 0-4">
            <text:p/>
          </draw:path>
          <draw:path draw:style-name="gr3" draw:text-style-name="P1" draw:layer="TiM_B" svg:width="0.036cm" svg:height="0.035cm" svg:x="19.652cm" svg:y="26.668cm" svg:viewBox="0 0 37 36" svg:d="M37 36c0-2 0-3 0-4s-1-3-1-4 0-2-1-3c0-1 0-2-1-4 0-1-1-2-1-3-1-1-1-2-2-2 0-1-1-2-2-3s-1-2-2-3-2-1-3-2-2-1-3-2-2-1-3-2c-1 0-2-1-3-1-1-1-2-1-4-1-1-1-2-1-3-1-2 0-3 0-4 0-2-1-3-1-4-1">
            <text:p/>
          </draw:path>
          <draw:path draw:style-name="gr3" draw:text-style-name="P1" draw:layer="TiM_B" svg:width="0.039cm" svg:height="0.038cm" svg:x="19.612cm" svg:y="26.668cm" svg:viewBox="0 0 40 39" svg:d="M40 0c-2 0-4 1-6 1s-4 0-5 1c-2 0-4 0-5 1-2 1-3 1-5 2-1 1-3 2-4 3s-3 2-4 3-2 2-3 3c-1 2-2 3-3 4 0 2-1 3-2 5 0 1-1 3-1 5-1 2-1 3-1 5-1 2-1 4-1 6">
            <text:p/>
          </draw:path>
          <draw:line draw:style-name="gr3" draw:text-style-name="P1" draw:layer="TiM_B" svg:x1="19.612cm" svg:y1="26.707cm" svg:x2="19.626cm" svg:y2="26.708cm">
            <text:p/>
          </draw:line>
          <draw:path draw:style-name="gr3" draw:text-style-name="P1" draw:layer="TiM_B" svg:width="0.024cm" svg:height="0.024cm" svg:x="19.626cm" svg:y="26.683cm" svg:viewBox="0 0 25 25" svg:d="M0 25c0-1 0-2 0-3s0-2 0-3c1 0 1-1 1-2s1-2 1-3c0 0 1-1 1-2s1-1 1-2c1-1 1-1 2-2l1-1c1-1 1-1 2-2 0 0 1-1 2-1 0-1 1-1 2-1 0-1 1-1 2-1s1-1 2-1 2 0 3 0 1 0 2 0c1-1 2-1 3-1">
            <text:p/>
          </draw:path>
          <draw:path draw:style-name="gr3" draw:text-style-name="P1" draw:layer="TiM_B" svg:width="0.024cm" svg:height="0.02cm" svg:x="19.651cm" svg:y="26.683cm" svg:viewBox="0 0 25 21" svg:d="M0 0c1 0 2 0 3 1 1 0 2 0 3 0s1 0 2 0 2 1 3 1c0 0 1 0 2 1 1 0 1 0 2 1 0 0 1 0 2 1l1 1c1 1 1 1 2 2l1 1c0 1 1 1 1 2 0 0 1 1 1 2 0 0 0 1 1 2 0 0 0 1 0 2 0 0 0 1 0 2 1 0 1 1 1 2">
            <text:p/>
          </draw:path>
          <draw:path draw:style-name="gr3" draw:text-style-name="P1" draw:layer="TiM_B" svg:width="0.004cm" svg:height="0.012cm" svg:x="19.671cm" svg:y="26.704cm" svg:viewBox="0 0 5 13" svg:d="M5 0c0 1-1 3-1 4s0 2 0 3c-1 1-1 2-2 3 0 1-1 2-2 3">
            <text:p/>
          </draw:path>
          <draw:path draw:style-name="gr3" draw:text-style-name="P1" draw:layer="TiM_B" svg:width="0.019cm" svg:height="0.007cm" svg:x="19.651cm" svg:y="26.717cm" svg:viewBox="0 0 20 8" svg:d="M20 0c0 0 0 1-1 1l-1 1c-1 1-2 1-2 1-1 1-2 1-3 1-1 1-2 1-3 1-1 1-2 1-3 1-1 1-2 1-3 1-1 1-3 1-4 1">
            <text:p/>
          </draw:path>
          <draw:path draw:style-name="gr3" draw:text-style-name="P1" draw:layer="TiM_B" svg:width="0.021cm" svg:height="0.006cm" svg:x="19.629cm" svg:y="26.725cm" svg:viewBox="0 0 22 7" svg:d="M22 0c-1 1-3 1-4 1-1 1-2 1-3 1-1 1-3 1-4 1s-2 1-3 1c0 0-1 1-2 1s-2 0-3 1c0 0-1 0-2 0 0 1-1 1-1 1">
            <text:p/>
          </draw:path>
          <draw:path draw:style-name="gr3" draw:text-style-name="P1" draw:layer="TiM_B" svg:width="0.019cm" svg:height="0.03cm" svg:x="19.609cm" svg:y="26.732cm" svg:viewBox="0 0 20 31" svg:d="M20 0c-2 1-3 2-5 2-1 1-3 2-4 3s-2 2-3 4c-1 1-2 2-3 3-1 2-2 3-2 4-1 2-1 3-2 5 0 1-1 3-1 5 0 1 0 3 0 5">
            <text:p/>
          </draw:path>
          <draw:path draw:style-name="gr3" draw:text-style-name="P1" draw:layer="TiM_B" svg:width="0.033cm" svg:height="0.051cm" svg:x="19.85cm" svg:y="26.733cm" svg:viewBox="0 0 34 52" svg:d="M34 0c0 3 0 5 0 7s0 4-1 6c0 1 0 3 0 5-1 2-1 3-1 5-1 2-1 3-2 5 0 1-1 3-1 4-1 1-1 3-2 4s-2 2-2 3c-1 1-2 2-3 3s-1 2-2 3-2 1-3 2-2 1-3 2c-1 0-2 1-3 1-1 1-3 1-4 1-1 1-2 1-3 1-2 0-3 0-4 0">
            <text:p/>
          </draw:path>
          <draw:path draw:style-name="gr3" draw:text-style-name="P1" draw:layer="TiM_B" svg:width="0.03cm" svg:height="0.031cm" svg:x="19.819cm" svg:y="26.753cm" svg:viewBox="0 0 31 32" svg:d="M31 32c-1 0-2 0-3 0s-2 0-3 0c-1-1-1-1-2-1s-2 0-3-1c-1 0-1-1-2-1s-2-1-3-1c0-1-1-1-2-2 0 0-1-1-2-2-1 0-1-1-2-2s-1-1-2-2c0-1-1-2-1-3-1-1-1-2-2-3 0-1-1-2-1-3-1-1-1-2-1-3-1-1-1-2-1-4-1-1-1-2-1-4">
            <text:p/>
          </draw:path>
          <draw:line draw:style-name="gr3" draw:text-style-name="P1" draw:layer="TiM_B" svg:x1="19.819cm" svg:y1="26.753cm" svg:x2="19.806cm" svg:y2="26.757cm">
            <text:p/>
          </draw:line>
          <draw:path draw:style-name="gr3" draw:text-style-name="P1" draw:layer="TiM_B" svg:width="0.042cm" svg:height="0.042cm" svg:x="19.806cm" svg:y="26.757cm" svg:viewBox="0 0 43 43" svg:d="M0 0c0 2 0 3 1 5 0 2 1 3 1 5 1 2 1 3 2 5 1 1 1 2 2 4 1 1 1 3 2 4s2 2 2 3c1 1 2 3 3 4s2 2 3 2c1 1 2 2 3 3s2 1 3 2 2 1 3 2 2 1 3 1c1 1 3 1 4 2 1 0 2 0 4 0 1 1 2 1 3 1 2 0 3 0 4 0">
            <text:p/>
          </draw:path>
          <draw:path draw:style-name="gr3" draw:text-style-name="P1" draw:layer="TiM_B" svg:width="0.047cm" svg:height="0.066cm" svg:x="19.849cm" svg:y="26.733cm" svg:viewBox="0 0 48 67" svg:d="M0 67c2 0 3 0 4 0s2 0 3 0 3-1 4-1 2 0 3-1c1 0 2 0 3-1 1 0 2 0 3-1 1 0 2-1 2-1 1-1 2-1 3-2s2-1 3-2c0-1 1-1 2-2s2-2 2-2c1-1 2-2 2-3 1-1 2-2 2-3 1-1 2-2 2-3 1-2 2-3 2-4 1-1 1-2 2-4 0-1 1-2 1-4 1-1 1-2 2-4 0-1 0-3 1-4 0-2 0-3 1-5 0-1 0-3 0-4 1-2 1-4 1-5 0-2 0-4 0-5 0-2 0-4 0-6">
            <text:p/>
          </draw:path>
          <draw:path draw:style-name="gr3" draw:text-style-name="P1" draw:layer="TiM_B" svg:width="0.048cm" svg:height="0.064cm" svg:x="19.848cm" svg:y="26.668cm" svg:viewBox="0 0 49 65" svg:d="M49 65c0-1 0-3 0-5 0-1 0-3 0-5 0-1 0-3-1-4 0-2 0-3 0-5-1-1-1-3-1-4-1-2-1-3-1-4-1-2-1-3-2-4 0-2-1-3-1-4-1-1-1-3-2-4 0-1-1-2-2-3 0-1-1-2-2-3 0-1-1-2-2-3s-1-2-2-3c-1 0-2-1-3-2 0-1-1-1-2-2s-2-2-3-2c-1-1-2-1-3-2-1 0-2-1-3-1-1-1-2-1-3-2-1 0-2 0-3-1-1 0-2 0-3-1-1 0-2 0-3 0s-2 0-3 0c-1-1-3-1-4-1">
            <text:p/>
          </draw:path>
          <draw:path draw:style-name="gr3" draw:text-style-name="P1" draw:layer="TiM_B" svg:width="0.04cm" svg:height="0.038cm" svg:x="19.807cm" svg:y="26.668cm" svg:viewBox="0 0 41 39" svg:d="M41 0c-1 0-2 0-3 1-2 0-3 0-4 0s-2 0-3 1c-2 0-3 0-4 1-1 0-2 1-3 1-1 1-2 1-3 2s-2 1-3 2-2 1-3 2c0 1-1 2-2 3s-2 2-3 3c0 1-1 2-2 3 0 1-1 2-2 3 0 1-1 3-2 4 0 1-1 3-1 4-1 1-1 3-2 4 0 2 0 3-1 5">
            <text:p/>
          </draw:path>
          <draw:line draw:style-name="gr3" draw:text-style-name="P1" draw:layer="TiM_B" svg:x1="19.807cm" svg:y1="26.707cm" svg:x2="19.821cm" svg:y2="26.71cm">
            <text:p/>
          </draw:line>
          <draw:path draw:style-name="gr3" draw:text-style-name="P1" draw:layer="TiM_B" svg:width="0.027cm" svg:height="0.026cm" svg:x="19.821cm" svg:y="26.683cm" svg:viewBox="0 0 28 27" svg:d="M0 27c0-1 0-2 1-3 0-1 0-2 1-3 0-1 0-2 1-3 0-1 1-2 1-3 0 0 1-1 1-2 1-1 1-1 2-2 0-1 1-1 1-2 1-1 2-1 2-2 1 0 1-1 2-1 1-1 1-1 2-2 1 0 1-1 2-1s1-1 2-1 2 0 2-1c1 0 2 0 3 0s1 0 2 0c1-1 2-1 3-1">
            <text:p/>
          </draw:path>
          <draw:path draw:style-name="gr3" draw:text-style-name="P1" draw:layer="TiM_B" svg:width="0.034cm" svg:height="0.049cm" svg:x="19.849cm" svg:y="26.683cm" svg:viewBox="0 0 35 50" svg:d="M0 0c2 0 3 1 5 1 1 0 3 0 5 1 1 0 3 1 4 1 1 1 3 2 4 3 1 0 1 1 2 1 1 1 1 1 2 2 0 0 1 1 1 2 1 0 2 1 2 1 1 1 1 2 2 3 0 0 0 1 1 2 0 1 1 2 1 2 1 1 1 2 1 3 1 1 1 2 1 3 1 1 1 2 1 3 1 1 1 2 1 3 0 2 1 3 1 4s0 2 0 3c1 2 1 3 1 4 0 2 0 3 0 4 0 2 0 3 0 4">
            <text:p/>
          </draw:path>
          <draw:line draw:style-name="gr3" draw:text-style-name="P1" draw:layer="TiM_B" svg:x1="19.962cm" svg:y1="26.783cm" svg:x2="19.962cm" svg:y2="26.798cm">
            <text:p/>
          </draw:line>
          <draw:line draw:style-name="gr3" draw:text-style-name="P1" draw:layer="TiM_B" svg:x1="19.962cm" svg:y1="26.798cm" svg:x2="20.041cm" svg:y2="26.798cm">
            <text:p/>
          </draw:line>
          <draw:line draw:style-name="gr3" draw:text-style-name="P1" draw:layer="TiM_B" svg:x1="20.041cm" svg:y1="26.798cm" svg:x2="20.041cm" svg:y2="26.67cm">
            <text:p/>
          </draw:line>
          <draw:line draw:style-name="gr3" draw:text-style-name="P1" draw:layer="TiM_B" svg:x1="20.041cm" svg:y1="26.67cm" svg:x2="19.964cm" svg:y2="26.67cm">
            <text:p/>
          </draw:line>
          <draw:line draw:style-name="gr3" draw:text-style-name="P1" draw:layer="TiM_B" svg:x1="19.964cm" svg:y1="26.67cm" svg:x2="19.964cm" svg:y2="26.685cm">
            <text:p/>
          </draw:line>
          <draw:line draw:style-name="gr3" draw:text-style-name="P1" draw:layer="TiM_B" svg:x1="19.964cm" svg:y1="26.685cm" svg:x2="20.027cm" svg:y2="26.685cm">
            <text:p/>
          </draw:line>
          <draw:line draw:style-name="gr3" draw:text-style-name="P1" draw:layer="TiM_B" svg:x1="20.027cm" svg:y1="26.685cm" svg:x2="20.027cm" svg:y2="26.725cm">
            <text:p/>
          </draw:line>
          <draw:line draw:style-name="gr3" draw:text-style-name="P1" draw:layer="TiM_B" svg:x1="20.027cm" svg:y1="26.725cm" svg:x2="19.967cm" svg:y2="26.725cm">
            <text:p/>
          </draw:line>
          <draw:line draw:style-name="gr3" draw:text-style-name="P1" draw:layer="TiM_B" svg:x1="19.967cm" svg:y1="26.725cm" svg:x2="19.967cm" svg:y2="26.74cm">
            <text:p/>
          </draw:line>
          <draw:line draw:style-name="gr3" draw:text-style-name="P1" draw:layer="TiM_B" svg:x1="19.967cm" svg:y1="26.74cm" svg:x2="20.027cm" svg:y2="26.74cm">
            <text:p/>
          </draw:line>
          <draw:line draw:style-name="gr3" draw:text-style-name="P1" draw:layer="TiM_B" svg:x1="20.027cm" svg:y1="26.74cm" svg:x2="20.027cm" svg:y2="26.783cm">
            <text:p/>
          </draw:line>
          <draw:line draw:style-name="gr3" draw:text-style-name="P1" draw:layer="TiM_B" svg:x1="20.027cm" svg:y1="26.783cm" svg:x2="19.962cm" svg:y2="26.783cm">
            <text:p/>
          </draw:line>
          <draw:line draw:style-name="gr3" draw:text-style-name="P1" draw:layer="TiM_B" svg:x1="19.727cm" svg:y1="26.515cm" svg:x2="19.768cm" svg:y2="26.643cm">
            <text:p/>
          </draw:line>
          <draw:line draw:style-name="gr3" draw:text-style-name="P1" draw:layer="TiM_B" svg:x1="19.768cm" svg:y1="26.643cm" svg:x2="19.782cm" svg:y2="26.643cm">
            <text:p/>
          </draw:line>
          <draw:line draw:style-name="gr3" draw:text-style-name="P1" draw:layer="TiM_B" svg:x1="19.782cm" svg:y1="26.643cm" svg:x2="19.82cm" svg:y2="26.515cm">
            <text:p/>
          </draw:line>
          <draw:line draw:style-name="gr3" draw:text-style-name="P1" draw:layer="TiM_B" svg:x1="19.82cm" svg:y1="26.515cm" svg:x2="19.806cm" svg:y2="26.515cm">
            <text:p/>
          </draw:line>
          <draw:line draw:style-name="gr3" draw:text-style-name="P1" draw:layer="TiM_B" svg:x1="19.806cm" svg:y1="26.515cm" svg:x2="19.781cm" svg:y2="26.608cm">
            <text:p/>
          </draw:line>
          <draw:path draw:style-name="gr3" draw:text-style-name="P1" draw:layer="TiM_B" svg:width="0.005cm" svg:height="0.019cm" svg:x="19.775cm" svg:y="26.608cm" svg:viewBox="0 0 6 20" svg:d="M6 0c-1 2-1 4-2 6 0 1-1 3-1 5-1 1-1 3-1 5-1 1-1 3-2 4">
            <text:p/>
          </draw:path>
          <draw:path draw:style-name="gr3" draw:text-style-name="P1" draw:layer="TiM_B" svg:width="0.004cm" svg:height="0.019cm" svg:x="19.77cm" svg:y="26.608cm" svg:viewBox="0 0 5 20" svg:d="M5 20c0-3-1-6-2-10-1-3-2-6-3-10">
            <text:p/>
          </draw:path>
          <draw:line draw:style-name="gr3" draw:text-style-name="P1" draw:layer="TiM_B" svg:x1="19.77cm" svg:y1="26.608cm" svg:x2="19.741cm" svg:y2="26.515cm">
            <text:p/>
          </draw:line>
          <draw:line draw:style-name="gr3" draw:text-style-name="P1" draw:layer="TiM_B" svg:x1="19.741cm" svg:y1="26.515cm" svg:x2="19.727cm" svg:y2="26.515cm">
            <text:p/>
          </draw:line>
          <draw:line draw:style-name="gr3" draw:text-style-name="P1" draw:layer="TiM_B" svg:x1="19.898cm" svg:y1="26.605cm" svg:x2="19.909cm" svg:y2="26.643cm">
            <text:p/>
          </draw:line>
          <draw:line draw:style-name="gr3" draw:text-style-name="P1" draw:layer="TiM_B" svg:x1="19.909cm" svg:y1="26.643cm" svg:x2="19.923cm" svg:y2="26.643cm">
            <text:p/>
          </draw:line>
          <draw:line draw:style-name="gr3" draw:text-style-name="P1" draw:layer="TiM_B" svg:x1="19.923cm" svg:y1="26.643cm" svg:x2="19.882cm" svg:y2="26.515cm">
            <text:p/>
          </draw:line>
          <draw:line draw:style-name="gr3" draw:text-style-name="P1" draw:layer="TiM_B" svg:x1="19.882cm" svg:y1="26.515cm" svg:x2="19.869cm" svg:y2="26.515cm">
            <text:p/>
          </draw:line>
          <draw:line draw:style-name="gr3" draw:text-style-name="P1" draw:layer="TiM_B" svg:x1="19.869cm" svg:y1="26.515cm" svg:x2="19.828cm" svg:y2="26.643cm">
            <text:p/>
          </draw:line>
          <draw:line draw:style-name="gr3" draw:text-style-name="P1" draw:layer="TiM_B" svg:x1="19.828cm" svg:y1="26.643cm" svg:x2="19.842cm" svg:y2="26.643cm">
            <text:p/>
          </draw:line>
          <draw:line draw:style-name="gr3" draw:text-style-name="P1" draw:layer="TiM_B" svg:x1="19.842cm" svg:y1="26.643cm" svg:x2="19.853cm" svg:y2="26.605cm">
            <text:p/>
          </draw:line>
          <draw:line draw:style-name="gr3" draw:text-style-name="P1" draw:layer="TiM_B" svg:x1="19.853cm" svg:y1="26.605cm" svg:x2="19.898cm" svg:y2="26.605cm">
            <text:p/>
          </draw:line>
          <draw:line draw:style-name="gr3" draw:text-style-name="P1" draw:layer="TiM_B" svg:x1="19.682cm" svg:y1="26.599cm" svg:x2="19.709cm" svg:y2="26.643cm">
            <text:p/>
          </draw:line>
          <draw:line draw:style-name="gr3" draw:text-style-name="P1" draw:layer="TiM_B" svg:x1="19.709cm" svg:y1="26.643cm" svg:x2="19.725cm" svg:y2="26.643cm">
            <text:p/>
          </draw:line>
          <draw:line draw:style-name="gr3" draw:text-style-name="P1" draw:layer="TiM_B" svg:x1="19.725cm" svg:y1="26.643cm" svg:x2="19.684cm" svg:y2="26.576cm">
            <text:p/>
          </draw:line>
          <draw:line draw:style-name="gr3" draw:text-style-name="P1" draw:layer="TiM_B" svg:x1="19.684cm" svg:y1="26.576cm" svg:x2="19.721cm" svg:y2="26.515cm">
            <text:p/>
          </draw:line>
          <draw:line draw:style-name="gr3" draw:text-style-name="P1" draw:layer="TiM_B" svg:x1="19.721cm" svg:y1="26.515cm" svg:x2="19.706cm" svg:y2="26.515cm">
            <text:p/>
          </draw:line>
          <draw:line draw:style-name="gr3" draw:text-style-name="P1" draw:layer="TiM_B" svg:x1="19.706cm" svg:y1="26.515cm" svg:x2="19.686cm" svg:y2="26.548cm">
            <text:p/>
          </draw:line>
          <draw:path draw:style-name="gr3" draw:text-style-name="P1" draw:layer="TiM_B" svg:width="0.009cm" svg:height="0.015cm" svg:x="19.676cm" svg:y="26.548cm" svg:viewBox="0 0 10 16" svg:d="M10 0c-1 2-2 3-3 5-1 1-2 3-3 4 0 1-1 3-2 4s-1 2-2 3">
            <text:p/>
          </draw:path>
          <draw:path draw:style-name="gr3" draw:text-style-name="P1" draw:layer="TiM_B" svg:width="0.008cm" svg:height="0.014cm" svg:x="19.667cm" svg:y="26.549cm" svg:viewBox="0 0 9 15" svg:d="M9 15c-1-3-3-5-4-7-2-3-3-5-5-8">
            <text:p/>
          </draw:path>
          <draw:line draw:style-name="gr3" draw:text-style-name="P1" draw:layer="TiM_B" svg:x1="19.667cm" svg:y1="26.549cm" svg:x2="19.646cm" svg:y2="26.515cm">
            <text:p/>
          </draw:line>
          <draw:line draw:style-name="gr3" draw:text-style-name="P1" draw:layer="TiM_B" svg:x1="19.646cm" svg:y1="26.515cm" svg:x2="19.631cm" svg:y2="26.515cm">
            <text:p/>
          </draw:line>
          <draw:line draw:style-name="gr3" draw:text-style-name="P1" draw:layer="TiM_B" svg:x1="19.631cm" svg:y1="26.515cm" svg:x2="19.669cm" svg:y2="26.577cm">
            <text:p/>
          </draw:line>
          <draw:line draw:style-name="gr3" draw:text-style-name="P1" draw:layer="TiM_B" svg:x1="19.669cm" svg:y1="26.577cm" svg:x2="19.628cm" svg:y2="26.643cm">
            <text:p/>
          </draw:line>
          <draw:line draw:style-name="gr3" draw:text-style-name="P1" draw:layer="TiM_B" svg:x1="19.628cm" svg:y1="26.643cm" svg:x2="19.643cm" svg:y2="26.643cm">
            <text:p/>
          </draw:line>
          <draw:line draw:style-name="gr3" draw:text-style-name="P1" draw:layer="TiM_B" svg:x1="19.643cm" svg:y1="26.643cm" svg:x2="19.671cm" svg:y2="26.597cm">
            <text:p/>
          </draw:line>
          <draw:path draw:style-name="gr3" draw:text-style-name="P1" draw:layer="TiM_B" svg:width="0.004cm" svg:height="0.007cm" svg:x="19.671cm" svg:y="26.589cm" svg:viewBox="0 0 5 8" svg:d="M0 8c1-1 2-3 3-4s1-3 2-4">
            <text:p/>
          </draw:path>
          <draw:path draw:style-name="gr3" draw:text-style-name="P1" draw:layer="TiM_B" svg:width="0.005cm" svg:height="0.009cm" svg:x="19.676cm" svg:y="26.589cm" svg:viewBox="0 0 6 10" svg:d="M0 0c1 1 1 2 2 3s1 2 2 3c0 1 1 1 1 2s1 1 1 2">
            <text:p/>
          </draw:path>
          <draw:line draw:style-name="gr3" draw:text-style-name="P1" draw:layer="TiM_B" svg:x1="19.909cm" svg:y1="26.745cm" svg:x2="19.909cm" svg:y2="26.76cm">
            <text:p/>
          </draw:line>
          <draw:line draw:style-name="gr3" draw:text-style-name="P1" draw:layer="TiM_B" svg:x1="19.909cm" svg:y1="26.76cm" svg:x2="19.949cm" svg:y2="26.76cm">
            <text:p/>
          </draw:line>
          <draw:line draw:style-name="gr3" draw:text-style-name="P1" draw:layer="TiM_B" svg:x1="19.949cm" svg:y1="26.76cm" svg:x2="19.949cm" svg:y2="26.745cm">
            <text:p/>
          </draw:line>
          <draw:line draw:style-name="gr3" draw:text-style-name="P1" draw:layer="TiM_B" svg:x1="19.949cm" svg:y1="26.745cm" svg:x2="19.909cm" svg:y2="26.745cm">
            <text:p/>
          </draw:line>
          <draw:line draw:style-name="gr3" draw:text-style-name="P1" draw:layer="TiM_B" svg:x1="19.774cm" svg:y1="26.76cm" svg:x2="19.785cm" svg:y2="26.798cm">
            <text:p/>
          </draw:line>
          <draw:line draw:style-name="gr3" draw:text-style-name="P1" draw:layer="TiM_B" svg:x1="19.785cm" svg:y1="26.798cm" svg:x2="19.799cm" svg:y2="26.798cm">
            <text:p/>
          </draw:line>
          <draw:line draw:style-name="gr3" draw:text-style-name="P1" draw:layer="TiM_B" svg:x1="19.799cm" svg:y1="26.798cm" svg:x2="19.758cm" svg:y2="26.67cm">
            <text:p/>
          </draw:line>
          <draw:line draw:style-name="gr3" draw:text-style-name="P1" draw:layer="TiM_B" svg:x1="19.758cm" svg:y1="26.67cm" svg:x2="19.745cm" svg:y2="26.67cm">
            <text:p/>
          </draw:line>
          <draw:line draw:style-name="gr3" draw:text-style-name="P1" draw:layer="TiM_B" svg:x1="19.745cm" svg:y1="26.67cm" svg:x2="19.704cm" svg:y2="26.798cm">
            <text:p/>
          </draw:line>
          <draw:line draw:style-name="gr3" draw:text-style-name="P1" draw:layer="TiM_B" svg:x1="19.704cm" svg:y1="26.798cm" svg:x2="19.718cm" svg:y2="26.798cm">
            <text:p/>
          </draw:line>
          <draw:line draw:style-name="gr3" draw:text-style-name="P1" draw:layer="TiM_B" svg:x1="19.718cm" svg:y1="26.798cm" svg:x2="19.729cm" svg:y2="26.76cm">
            <text:p/>
          </draw:line>
          <draw:line draw:style-name="gr3" draw:text-style-name="P1" draw:layer="TiM_B" svg:x1="19.729cm" svg:y1="26.76cm" svg:x2="19.774cm" svg:y2="26.76cm">
            <text:p/>
          </draw:line>
          <draw:line draw:style-name="gr3" draw:text-style-name="P1" draw:layer="TiM_B" svg:x1="19.512cm" svg:y1="26.783cm" svg:x2="19.512cm" svg:y2="26.798cm">
            <text:p/>
          </draw:line>
          <draw:line draw:style-name="gr3" draw:text-style-name="P1" draw:layer="TiM_B" svg:x1="19.512cm" svg:y1="26.798cm" svg:x2="19.591cm" svg:y2="26.798cm">
            <text:p/>
          </draw:line>
          <draw:line draw:style-name="gr3" draw:text-style-name="P1" draw:layer="TiM_B" svg:x1="19.591cm" svg:y1="26.798cm" svg:x2="19.591cm" svg:y2="26.67cm">
            <text:p/>
          </draw:line>
          <draw:line draw:style-name="gr3" draw:text-style-name="P1" draw:layer="TiM_B" svg:x1="19.591cm" svg:y1="26.67cm" svg:x2="19.514cm" svg:y2="26.67cm">
            <text:p/>
          </draw:line>
          <draw:line draw:style-name="gr3" draw:text-style-name="P1" draw:layer="TiM_B" svg:x1="19.514cm" svg:y1="26.67cm" svg:x2="19.514cm" svg:y2="26.685cm">
            <text:p/>
          </draw:line>
          <draw:line draw:style-name="gr3" draw:text-style-name="P1" draw:layer="TiM_B" svg:x1="19.514cm" svg:y1="26.685cm" svg:x2="19.577cm" svg:y2="26.685cm">
            <text:p/>
          </draw:line>
          <draw:line draw:style-name="gr3" draw:text-style-name="P1" draw:layer="TiM_B" svg:x1="19.577cm" svg:y1="26.685cm" svg:x2="19.577cm" svg:y2="26.725cm">
            <text:p/>
          </draw:line>
          <draw:line draw:style-name="gr3" draw:text-style-name="P1" draw:layer="TiM_B" svg:x1="19.577cm" svg:y1="26.725cm" svg:x2="19.517cm" svg:y2="26.725cm">
            <text:p/>
          </draw:line>
          <draw:line draw:style-name="gr3" draw:text-style-name="P1" draw:layer="TiM_B" svg:x1="19.517cm" svg:y1="26.725cm" svg:x2="19.517cm" svg:y2="26.74cm">
            <text:p/>
          </draw:line>
          <draw:line draw:style-name="gr3" draw:text-style-name="P1" draw:layer="TiM_B" svg:x1="19.517cm" svg:y1="26.74cm" svg:x2="19.577cm" svg:y2="26.74cm">
            <text:p/>
          </draw:line>
          <draw:line draw:style-name="gr3" draw:text-style-name="P1" draw:layer="TiM_B" svg:x1="19.577cm" svg:y1="26.74cm" svg:x2="19.577cm" svg:y2="26.783cm">
            <text:p/>
          </draw:line>
          <draw:line draw:style-name="gr3" draw:text-style-name="P1" draw:layer="TiM_B" svg:x1="19.577cm" svg:y1="26.783cm" svg:x2="19.512cm" svg:y2="26.783cm">
            <text:p/>
          </draw:line>
          <draw:line draw:style-name="gr3" draw:text-style-name="P1" draw:layer="TiM_B" svg:x1="20.086cm" svg:y1="16.187cm" svg:x2="20.086cm" svg:y2="15.816cm">
            <text:p/>
          </draw:line>
          <draw:path draw:style-name="gr3" draw:text-style-name="P1" draw:layer="TiM_B" svg:width="0.039cm" svg:height="0.036cm" svg:x="19.609cm" svg:y="16.095cm" svg:viewBox="0 0 40 37" svg:d="M0 0c0 2 0 4 0 5 0 2 1 4 1 5 1 2 1 4 2 5 0 2 1 3 2 5 1 1 2 2 3 4 1 1 2 2 3 3s2 2 4 3c1 1 3 2 4 3s3 1 5 2c1 1 3 1 5 1 2 1 3 1 5 1s4 0 6 0">
            <text:p/>
          </draw:path>
          <draw:path draw:style-name="gr3" draw:text-style-name="P1" draw:layer="TiM_B" svg:width="0.042cm" svg:height="0.042cm" svg:x="19.649cm" svg:y="16.089cm" svg:viewBox="0 0 43 43" svg:d="M0 43c2 0 3 0 5 0s3 0 5 0c1 0 2-1 4-1 1-1 2-1 4-1 1-1 2-1 3-2 2-1 3-1 4-2s2-2 3-2c1-1 2-2 3-3s2-2 3-3 2-2 2-4c1-1 2-2 2-3 1-1 2-3 2-4 1-1 1-3 1-4 1-1 1-3 1-4 1-2 1-3 1-5s0-3 0-5">
            <text:p/>
          </draw:path>
          <draw:line draw:style-name="gr3" draw:text-style-name="P1" draw:layer="TiM_B" svg:x1="19.692cm" svg:y1="16.089cm" svg:x2="19.679cm" svg:y2="16.087cm">
            <text:p/>
          </draw:line>
          <draw:path draw:style-name="gr3" draw:text-style-name="P1" draw:layer="TiM_B" svg:width="0.03cm" svg:height="0.029cm" svg:x="19.648cm" svg:y="16.087cm" svg:viewBox="0 0 31 30" svg:d="M31 0c0 2 0 4-1 6 0 1 0 3-1 4 0 1-1 3-1 4-1 1-1 2-2 3 0 1-1 2-2 3s-1 2-2 3c-1 0-2 1-3 2s-2 1-3 2c-2 0-3 1-4 1-1 1-2 1-4 2-1 0-2 0-4 0-1 0-2 0-4 0">
            <text:p/>
          </draw:path>
          <draw:path draw:style-name="gr3" draw:text-style-name="P1" draw:layer="TiM_B" svg:width="0.025cm" svg:height="0.021cm" svg:x="19.622cm" svg:y="16.095cm" svg:viewBox="0 0 26 22" svg:d="M26 22c-1 0-2 0-3 0s-2 0-3 0-1 0-2 0c-1-1-2-1-3-1s-1-1-2-1-2-1-2-1c-1 0-2-1-2-1-1-1-1-1-2-2-1 0-1-1-2-1 0-1-1-1-1-2 0 0-1-1-1-2-1 0-1-1-1-2 0 0-1-1-1-2 0 0 0-1 0-2-1-1-1-1-1-2s0-2 0-3">
            <text:p/>
          </draw:path>
          <draw:path draw:style-name="gr3" draw:text-style-name="P1" draw:layer="TiM_B" svg:width="0.031cm" svg:height="0.023cm" svg:x="19.622cm" svg:y="16.071cm" svg:viewBox="0 0 32 24" svg:d="M0 24c0 0 0-1 0-2s1-2 1-3 0-1 1-2c0-1 0-2 1-2 0-1 1-2 1-3 1 0 1-1 2-1 1-1 1-2 2-2 1-1 1-1 2-1 1-1 1-1 2-1 0 0 1-1 2-1 0 0 1-1 2-1s1 0 2-1c1 0 2 0 3-1 1 0 2 0 4-1 1 0 2 0 3-1 2 0 3 0 4-1">
            <text:p/>
          </draw:path>
          <draw:path draw:style-name="gr3" draw:text-style-name="P1" draw:layer="TiM_B" svg:width="0.034cm" svg:height="0.034cm" svg:x="19.654cm" svg:y="16.036cm" svg:viewBox="0 0 35 35" svg:d="M0 35c1 0 3 0 4-1 1 0 2-1 3-1s2-1 3-1 2-1 3-1 2-1 3-1c0 0 1-1 2-1s1-1 2-1c0-1 1-1 2-1 1-1 2-2 3-3 0-1 1-1 2-2s2-2 2-3c1-1 2-2 2-4 1-1 2-2 2-3s1-3 1-4 1-3 1-4 0-3 0-4">
            <text:p/>
          </draw:path>
          <draw:path draw:style-name="gr3" draw:text-style-name="P1" draw:layer="TiM_B" svg:width="0.036cm" svg:height="0.034cm" svg:x="19.652cm" svg:y="16.001cm" svg:viewBox="0 0 37 35" svg:d="M37 35c0-1 0-3 0-4s-1-2-1-3c0-2 0-3-1-4 0-1 0-2-1-3 0-1-1-2-1-3-1-1-1-2-2-3 0-1-1-2-2-3s-1-2-2-2c-1-1-2-2-3-3-1 0-2-1-3-2-1 0-2-1-3-1-1-1-2-1-3-2-1 0-2-1-4-1-1 0-2 0-3-1-2 0-3 0-4 0-2 0-3 0-4 0">
            <text:p/>
          </draw:path>
          <draw:path draw:style-name="gr3" draw:text-style-name="P1" draw:layer="TiM_B" svg:width="0.039cm" svg:height="0.037cm" svg:x="19.612cm" svg:y="16.001cm" svg:viewBox="0 0 40 38" svg:d="M40 0c-2 0-4 0-6 0s-4 0-5 1c-2 0-4 1-5 1-2 1-3 2-5 2-1 1-3 2-4 3s-3 2-4 3-2 2-3 4c-1 1-2 2-3 4 0 1-1 3-2 4 0 2-1 3-1 5-1 2-1 4-1 5-1 2-1 4-1 6">
            <text:p/>
          </draw:path>
          <draw:line draw:style-name="gr3" draw:text-style-name="P1" draw:layer="TiM_B" svg:x1="19.612cm" svg:y1="16.039cm" svg:x2="19.626cm" svg:y2="16.041cm">
            <text:p/>
          </draw:line>
          <draw:path draw:style-name="gr3" draw:text-style-name="P1" draw:layer="TiM_B" svg:width="0.024cm" svg:height="0.024cm" svg:x="19.626cm" svg:y="16.016cm" svg:viewBox="0 0 25 25" svg:d="M0 25c0-1 0-2 0-3s0-2 0-3c1-1 1-2 1-3s1-2 1-2c0-1 1-2 1-3 0 0 1-1 1-2 1 0 1-1 2-1 0-1 1-2 1-2 1-1 1-1 2-2 0 0 1 0 2-1 0 0 1-1 2-1 0 0 1 0 2-1 1 0 1 0 2 0 1-1 2-1 3-1s1 0 2 0 2 0 3 0">
            <text:p/>
          </draw:path>
          <draw:path draw:style-name="gr3" draw:text-style-name="P1" draw:layer="TiM_B" svg:width="0.024cm" svg:height="0.019cm" svg:x="19.651cm" svg:y="16.016cm" svg:viewBox="0 0 25 20" svg:d="M0 0c1 0 2 0 3 0s2 0 3 0 1 0 2 1c1 0 2 0 3 0 0 0 1 1 2 1s1 1 2 1c0 0 1 1 2 1 0 1 1 1 1 1 1 1 1 1 2 2 0 0 1 1 1 2l1 1c0 1 1 1 1 2s0 1 1 2c0 1 0 1 0 2s0 1 0 2c1 1 1 2 1 2">
            <text:p/>
          </draw:path>
          <draw:path draw:style-name="gr3" draw:text-style-name="P1" draw:layer="TiM_B" svg:width="0.004cm" svg:height="0.012cm" svg:x="19.671cm" svg:y="16.036cm" svg:viewBox="0 0 5 13" svg:d="M5 0c0 2-1 3-1 4s0 3 0 4c-1 1-1 2-2 3 0 1-1 1-2 2">
            <text:p/>
          </draw:path>
          <draw:path draw:style-name="gr3" draw:text-style-name="P1" draw:layer="TiM_B" svg:width="0.019cm" svg:height="0.008cm" svg:x="19.651cm" svg:y="16.049cm" svg:viewBox="0 0 20 9" svg:d="M20 0c0 1 0 1-1 1 0 1-1 1-1 2-1 0-2 0-2 1-1 0-2 0-3 1-1 0-2 0-3 1-1 0-2 0-3 1-1 0-2 1-3 1s-3 0-4 1">
            <text:p/>
          </draw:path>
          <draw:path draw:style-name="gr3" draw:text-style-name="P1" draw:layer="TiM_B" svg:width="0.021cm" svg:height="0.005cm" svg:x="19.629cm" svg:y="16.058cm" svg:viewBox="0 0 22 6" svg:d="M22 0c-1 0-3 0-4 1-1 0-2 0-3 1-1 0-3 0-4 1-1 0-2 0-3 0 0 1-1 1-2 1s-2 1-3 1c0 0-1 0-2 1h-1">
            <text:p/>
          </draw:path>
          <draw:path draw:style-name="gr3" draw:text-style-name="P1" draw:layer="TiM_B" svg:width="0.019cm" svg:height="0.03cm" svg:x="19.609cm" svg:y="16.064cm" svg:viewBox="0 0 20 31" svg:d="M20 0c-2 1-3 2-5 3-1 1-3 2-4 3s-2 2-3 3-2 2-3 4c-1 1-2 2-2 4-1 1-1 3-2 4 0 2-1 3-1 5s0 3 0 5">
            <text:p/>
          </draw:path>
          <draw:path draw:style-name="gr3" draw:text-style-name="P1" draw:layer="TiM_B" svg:width="0.033cm" svg:height="0.05cm" svg:x="19.85cm" svg:y="16.066cm" svg:viewBox="0 0 34 51" svg:d="M34 0c0 2 0 4 0 6s0 4-1 6c0 2 0 4 0 5-1 2-1 4-1 5-1 2-1 4-2 5 0 1-1 3-1 4-1 2-1 3-2 4s-2 2-2 4c-1 1-2 2-3 3s-1 1-2 2-2 2-3 2c-1 1-2 2-3 2-1 1-2 1-3 2-1 0-3 0-4 1-1 0-2 0-3 0-2 0-3 0-4 0">
            <text:p/>
          </draw:path>
          <draw:path draw:style-name="gr3" draw:text-style-name="P1" draw:layer="TiM_B" svg:width="0.03cm" svg:height="0.03cm" svg:x="19.819cm" svg:y="16.086cm" svg:viewBox="0 0 31 31" svg:d="M31 31c-1 0-2 0-3 0s-2 0-3 0-1 0-2-1c-1 0-2 0-3 0-1-1-1-1-2-2-1 0-2 0-3-1 0 0-1-1-2-2 0 0-1-1-2-1-1-1-1-2-2-2-1-1-1-2-2-3 0-1-1-1-1-2-1-1-1-2-2-3 0-1-1-2-1-3-1-1-1-3-1-4-1-1-1-2-1-3-1-2-1-3-1-4">
            <text:p/>
          </draw:path>
          <draw:line draw:style-name="gr3" draw:text-style-name="P1" draw:layer="TiM_B" svg:x1="19.819cm" svg:y1="16.086cm" svg:x2="19.806cm" svg:y2="16.089cm">
            <text:p/>
          </draw:line>
          <draw:path draw:style-name="gr3" draw:text-style-name="P1" draw:layer="TiM_B" svg:width="0.042cm" svg:height="0.042cm" svg:x="19.806cm" svg:y="16.089cm" svg:viewBox="0 0 43 43" svg:d="M0 0c0 2 0 4 1 5 0 2 1 4 1 5 1 2 1 3 2 5 1 1 1 3 2 4 1 2 1 3 2 4s2 3 2 4c1 1 2 2 3 3s2 2 3 3 2 2 3 2c1 1 2 2 3 2 1 1 2 2 3 2 1 1 2 1 3 2 1 0 3 1 4 1s2 1 4 1c1 0 2 0 3 0 2 0 3 0 4 0">
            <text:p/>
          </draw:path>
          <draw:path draw:style-name="gr3" draw:text-style-name="P1" draw:layer="TiM_B" svg:width="0.047cm" svg:height="0.065cm" svg:x="19.849cm" svg:y="16.066cm" svg:viewBox="0 0 48 66" svg:d="M0 66c2 0 3 0 4 0s2 0 3 0 3 0 4 0c1-1 2-1 3-1 1-1 2-1 3-1 1-1 2-1 3-1 1-1 2-1 2-2 1 0 2-1 3-2 1 0 2-1 3-1 0-1 1-2 2-3 1 0 2-1 2-2 1-1 2-2 2-3 1-1 2-2 2-3 1-1 2-2 2-3 1-1 2-2 2-4 1-1 1-2 2-3 0-2 1-3 1-4 1-2 1-3 2-4 0-2 0-3 1-5 0-1 0-3 1-4 0-2 0-3 0-5 1-2 1-3 1-5s0-3 0-5 0-3 0-5">
            <text:p/>
          </draw:path>
          <draw:path draw:style-name="gr3" draw:text-style-name="P1" draw:layer="TiM_B" svg:width="0.048cm" svg:height="0.064cm" svg:x="19.848cm" svg:y="16.001cm" svg:viewBox="0 0 49 65" svg:d="M49 65c0-2 0-4 0-5 0-2 0-4 0-5 0-2 0-4-1-5 0-2 0-3 0-5-1-1-1-3-1-4-1-1-1-3-1-4-1-1-1-3-2-4 0-1-1-3-1-4-1-1-1-2-2-3 0-1-1-3-2-4 0-1-1-2-2-3 0-1-1-2-2-3s-1-1-2-2-2-2-3-3c0 0-1-1-2-2s-2-1-3-2c-1 0-2-1-3-2-1 0-2-1-3-1-1-1-2-1-3-1-1-1-2-1-3-1-1-1-2-1-3-1s-2-1-3-1-2 0-3 0-3 0-4 0">
            <text:p/>
          </draw:path>
          <draw:path draw:style-name="gr3" draw:text-style-name="P1" draw:layer="TiM_B" svg:width="0.04cm" svg:height="0.037cm" svg:x="19.807cm" svg:y="16.001cm" svg:viewBox="0 0 41 38" svg:d="M41 0c-1 0-2 0-3 0-2 0-3 0-4 0-1 1-2 1-3 1-2 0-3 1-4 1-1 1-2 1-3 2-1 0-2 1-3 1-1 1-2 1-3 2s-2 2-3 2c0 1-1 2-2 3s-2 2-3 3c0 1-1 2-2 3 0 1-1 2-2 4 0 1-1 2-2 3 0 2-1 3-1 4-1 2-1 3-2 5 0 1 0 3-1 4">
            <text:p/>
          </draw:path>
          <draw:line draw:style-name="gr3" draw:text-style-name="P1" draw:layer="TiM_B" svg:x1="19.807cm" svg:y1="16.039cm" svg:x2="19.821cm" svg:y2="16.042cm">
            <text:p/>
          </draw:line>
          <draw:path draw:style-name="gr3" draw:text-style-name="P1" draw:layer="TiM_B" svg:width="0.027cm" svg:height="0.025cm" svg:x="19.821cm" svg:y="16.016cm" svg:viewBox="0 0 28 26" svg:d="M0 26c0-1 0-2 1-3 0-1 0-2 1-3 0-1 0-2 1-3 0-1 1-1 1-2s1-2 1-3c1 0 1-1 2-2 0 0 1-1 1-2 1 0 2-1 2-2 1 0 1-1 2-1 1-1 1-1 2-1 1-1 1-1 2-2 1 0 1 0 2-1 1 0 2 0 2 0 1-1 2-1 3-1s1 0 2 0 2 0 3 0">
            <text:p/>
          </draw:path>
          <draw:path draw:style-name="gr3" draw:text-style-name="P1" draw:layer="TiM_B" svg:width="0.034cm" svg:height="0.049cm" svg:x="19.849cm" svg:y="16.016cm" svg:viewBox="0 0 35 50" svg:d="M0 0c2 0 3 0 5 0 1 0 3 1 5 1 1 1 3 1 4 2 1 0 3 1 4 2 1 0 1 1 2 1 1 1 1 2 2 2 0 1 1 1 1 2 1 0 2 1 2 2 1 1 1 1 2 2 0 1 0 2 1 2 0 1 1 2 1 3 1 1 1 2 1 3 1 0 1 1 1 2 1 1 1 2 1 3 1 2 1 3 1 4s1 2 1 3 0 3 0 4c1 1 1 2 1 4 0 1 0 2 0 4 0 1 0 2 0 4">
            <text:p/>
          </draw:path>
          <draw:line draw:style-name="gr3" draw:text-style-name="P1" draw:layer="TiM_B" svg:x1="19.962cm" svg:y1="16.116cm" svg:x2="19.962cm" svg:y2="16.131cm">
            <text:p/>
          </draw:line>
          <draw:line draw:style-name="gr3" draw:text-style-name="P1" draw:layer="TiM_B" svg:x1="19.962cm" svg:y1="16.131cm" svg:x2="20.041cm" svg:y2="16.131cm">
            <text:p/>
          </draw:line>
          <draw:line draw:style-name="gr3" draw:text-style-name="P1" draw:layer="TiM_B" svg:x1="20.041cm" svg:y1="16.131cm" svg:x2="20.041cm" svg:y2="16.002cm">
            <text:p/>
          </draw:line>
          <draw:line draw:style-name="gr3" draw:text-style-name="P1" draw:layer="TiM_B" svg:x1="20.041cm" svg:y1="16.002cm" svg:x2="19.964cm" svg:y2="16.002cm">
            <text:p/>
          </draw:line>
          <draw:line draw:style-name="gr3" draw:text-style-name="P1" draw:layer="TiM_B" svg:x1="19.964cm" svg:y1="16.002cm" svg:x2="19.964cm" svg:y2="16.017cm">
            <text:p/>
          </draw:line>
          <draw:line draw:style-name="gr3" draw:text-style-name="P1" draw:layer="TiM_B" svg:x1="19.964cm" svg:y1="16.017cm" svg:x2="20.027cm" svg:y2="16.017cm">
            <text:p/>
          </draw:line>
          <draw:line draw:style-name="gr3" draw:text-style-name="P1" draw:layer="TiM_B" svg:x1="20.027cm" svg:y1="16.017cm" svg:x2="20.027cm" svg:y2="16.057cm">
            <text:p/>
          </draw:line>
          <draw:line draw:style-name="gr3" draw:text-style-name="P1" draw:layer="TiM_B" svg:x1="20.027cm" svg:y1="16.057cm" svg:x2="19.967cm" svg:y2="16.057cm">
            <text:p/>
          </draw:line>
          <draw:line draw:style-name="gr3" draw:text-style-name="P1" draw:layer="TiM_B" svg:x1="19.967cm" svg:y1="16.057cm" svg:x2="19.967cm" svg:y2="16.072cm">
            <text:p/>
          </draw:line>
          <draw:line draw:style-name="gr3" draw:text-style-name="P1" draw:layer="TiM_B" svg:x1="19.967cm" svg:y1="16.072cm" svg:x2="20.027cm" svg:y2="16.072cm">
            <text:p/>
          </draw:line>
          <draw:line draw:style-name="gr3" draw:text-style-name="P1" draw:layer="TiM_B" svg:x1="20.027cm" svg:y1="16.072cm" svg:x2="20.027cm" svg:y2="16.116cm">
            <text:p/>
          </draw:line>
          <draw:line draw:style-name="gr3" draw:text-style-name="P1" draw:layer="TiM_B" svg:x1="20.027cm" svg:y1="16.116cm" svg:x2="19.962cm" svg:y2="16.116cm">
            <text:p/>
          </draw:line>
          <draw:line draw:style-name="gr3" draw:text-style-name="P1" draw:layer="TiM_B" svg:x1="19.727cm" svg:y1="15.847cm" svg:x2="19.768cm" svg:y2="15.976cm">
            <text:p/>
          </draw:line>
          <draw:line draw:style-name="gr3" draw:text-style-name="P1" draw:layer="TiM_B" svg:x1="19.768cm" svg:y1="15.976cm" svg:x2="19.782cm" svg:y2="15.976cm">
            <text:p/>
          </draw:line>
          <draw:line draw:style-name="gr3" draw:text-style-name="P1" draw:layer="TiM_B" svg:x1="19.782cm" svg:y1="15.976cm" svg:x2="19.82cm" svg:y2="15.847cm">
            <text:p/>
          </draw:line>
          <draw:line draw:style-name="gr3" draw:text-style-name="P1" draw:layer="TiM_B" svg:x1="19.82cm" svg:y1="15.847cm" svg:x2="19.806cm" svg:y2="15.847cm">
            <text:p/>
          </draw:line>
          <draw:line draw:style-name="gr3" draw:text-style-name="P1" draw:layer="TiM_B" svg:x1="19.806cm" svg:y1="15.847cm" svg:x2="19.781cm" svg:y2="15.941cm">
            <text:p/>
          </draw:line>
          <draw:path draw:style-name="gr3" draw:text-style-name="P1" draw:layer="TiM_B" svg:width="0.005cm" svg:height="0.019cm" svg:x="19.775cm" svg:y="15.941cm" svg:viewBox="0 0 6 20" svg:d="M6 0c-1 1-1 3-2 5 0 2-1 3-1 5-1 2-1 3-1 5-1 2-1 3-2 5">
            <text:p/>
          </draw:path>
          <draw:path draw:style-name="gr3" draw:text-style-name="P1" draw:layer="TiM_B" svg:width="0.004cm" svg:height="0.019cm" svg:x="19.77cm" svg:y="15.941cm" svg:viewBox="0 0 5 20" svg:d="M5 20c0-4-1-7-2-10-1-4-2-7-3-10">
            <text:p/>
          </draw:path>
          <draw:line draw:style-name="gr3" draw:text-style-name="P1" draw:layer="TiM_B" svg:x1="19.77cm" svg:y1="15.941cm" svg:x2="19.741cm" svg:y2="15.847cm">
            <text:p/>
          </draw:line>
          <draw:line draw:style-name="gr3" draw:text-style-name="P1" draw:layer="TiM_B" svg:x1="19.741cm" svg:y1="15.847cm" svg:x2="19.727cm" svg:y2="15.847cm">
            <text:p/>
          </draw:line>
          <draw:line draw:style-name="gr3" draw:text-style-name="P1" draw:layer="TiM_B" svg:x1="19.898cm" svg:y1="15.937cm" svg:x2="19.909cm" svg:y2="15.976cm">
            <text:p/>
          </draw:line>
          <draw:line draw:style-name="gr3" draw:text-style-name="P1" draw:layer="TiM_B" svg:x1="19.909cm" svg:y1="15.976cm" svg:x2="19.923cm" svg:y2="15.976cm">
            <text:p/>
          </draw:line>
          <draw:line draw:style-name="gr3" draw:text-style-name="P1" draw:layer="TiM_B" svg:x1="19.923cm" svg:y1="15.976cm" svg:x2="19.882cm" svg:y2="15.847cm">
            <text:p/>
          </draw:line>
          <draw:line draw:style-name="gr3" draw:text-style-name="P1" draw:layer="TiM_B" svg:x1="19.882cm" svg:y1="15.847cm" svg:x2="19.869cm" svg:y2="15.847cm">
            <text:p/>
          </draw:line>
          <draw:line draw:style-name="gr3" draw:text-style-name="P1" draw:layer="TiM_B" svg:x1="19.869cm" svg:y1="15.847cm" svg:x2="19.828cm" svg:y2="15.976cm">
            <text:p/>
          </draw:line>
          <draw:line draw:style-name="gr3" draw:text-style-name="P1" draw:layer="TiM_B" svg:x1="19.828cm" svg:y1="15.976cm" svg:x2="19.842cm" svg:y2="15.976cm">
            <text:p/>
          </draw:line>
          <draw:line draw:style-name="gr3" draw:text-style-name="P1" draw:layer="TiM_B" svg:x1="19.842cm" svg:y1="15.976cm" svg:x2="19.853cm" svg:y2="15.937cm">
            <text:p/>
          </draw:line>
          <draw:line draw:style-name="gr3" draw:text-style-name="P1" draw:layer="TiM_B" svg:x1="19.853cm" svg:y1="15.937cm" svg:x2="19.898cm" svg:y2="15.937cm">
            <text:p/>
          </draw:line>
          <draw:line draw:style-name="gr3" draw:text-style-name="P1" draw:layer="TiM_B" svg:x1="19.682cm" svg:y1="15.931cm" svg:x2="19.709cm" svg:y2="15.976cm">
            <text:p/>
          </draw:line>
          <draw:line draw:style-name="gr3" draw:text-style-name="P1" draw:layer="TiM_B" svg:x1="19.709cm" svg:y1="15.976cm" svg:x2="19.725cm" svg:y2="15.976cm">
            <text:p/>
          </draw:line>
          <draw:line draw:style-name="gr3" draw:text-style-name="P1" draw:layer="TiM_B" svg:x1="19.725cm" svg:y1="15.976cm" svg:x2="19.684cm" svg:y2="15.909cm">
            <text:p/>
          </draw:line>
          <draw:line draw:style-name="gr3" draw:text-style-name="P1" draw:layer="TiM_B" svg:x1="19.684cm" svg:y1="15.909cm" svg:x2="19.721cm" svg:y2="15.847cm">
            <text:p/>
          </draw:line>
          <draw:line draw:style-name="gr3" draw:text-style-name="P1" draw:layer="TiM_B" svg:x1="19.721cm" svg:y1="15.847cm" svg:x2="19.706cm" svg:y2="15.847cm">
            <text:p/>
          </draw:line>
          <draw:line draw:style-name="gr3" draw:text-style-name="P1" draw:layer="TiM_B" svg:x1="19.706cm" svg:y1="15.847cm" svg:x2="19.686cm" svg:y2="15.881cm">
            <text:p/>
          </draw:line>
          <draw:path draw:style-name="gr3" draw:text-style-name="P1" draw:layer="TiM_B" svg:width="0.009cm" svg:height="0.014cm" svg:x="19.676cm" svg:y="15.881cm" svg:viewBox="0 0 10 15" svg:d="M10 0c-1 1-2 3-3 4-1 2-2 3-3 4 0 2-1 3-2 4s-1 2-2 3">
            <text:p/>
          </draw:path>
          <draw:path draw:style-name="gr3" draw:text-style-name="P1" draw:layer="TiM_B" svg:width="0.008cm" svg:height="0.013cm" svg:x="19.667cm" svg:y="15.882cm" svg:viewBox="0 0 9 14" svg:d="M9 14c-1-2-3-5-4-7-2-2-3-5-5-7">
            <text:p/>
          </draw:path>
          <draw:line draw:style-name="gr3" draw:text-style-name="P1" draw:layer="TiM_B" svg:x1="19.667cm" svg:y1="15.882cm" svg:x2="19.646cm" svg:y2="15.847cm">
            <text:p/>
          </draw:line>
          <draw:line draw:style-name="gr3" draw:text-style-name="P1" draw:layer="TiM_B" svg:x1="19.646cm" svg:y1="15.847cm" svg:x2="19.631cm" svg:y2="15.847cm">
            <text:p/>
          </draw:line>
          <draw:line draw:style-name="gr3" draw:text-style-name="P1" draw:layer="TiM_B" svg:x1="19.631cm" svg:y1="15.847cm" svg:x2="19.669cm" svg:y2="15.909cm">
            <text:p/>
          </draw:line>
          <draw:line draw:style-name="gr3" draw:text-style-name="P1" draw:layer="TiM_B" svg:x1="19.669cm" svg:y1="15.909cm" svg:x2="19.628cm" svg:y2="15.976cm">
            <text:p/>
          </draw:line>
          <draw:line draw:style-name="gr3" draw:text-style-name="P1" draw:layer="TiM_B" svg:x1="19.628cm" svg:y1="15.976cm" svg:x2="19.643cm" svg:y2="15.976cm">
            <text:p/>
          </draw:line>
          <draw:line draw:style-name="gr3" draw:text-style-name="P1" draw:layer="TiM_B" svg:x1="19.643cm" svg:y1="15.976cm" svg:x2="19.671cm" svg:y2="15.929cm">
            <text:p/>
          </draw:line>
          <draw:path draw:style-name="gr3" draw:text-style-name="P1" draw:layer="TiM_B" svg:width="0.004cm" svg:height="0.007cm" svg:x="19.671cm" svg:y="15.921cm" svg:viewBox="0 0 5 8" svg:d="M0 8c1-1 2-2 3-4 1-1 1-2 2-4">
            <text:p/>
          </draw:path>
          <draw:path draw:style-name="gr3" draw:text-style-name="P1" draw:layer="TiM_B" svg:width="0.005cm" svg:height="0.009cm" svg:x="19.676cm" svg:y="15.921cm" svg:viewBox="0 0 6 10" svg:d="M0 0c1 1 1 2 2 4 1 0 1 1 2 2 0 1 1 2 1 2 0 1 1 1 1 2">
            <text:p/>
          </draw:path>
          <draw:line draw:style-name="gr3" draw:text-style-name="P1" draw:layer="TiM_B" svg:x1="19.909cm" svg:y1="16.077cm" svg:x2="19.909cm" svg:y2="16.092cm">
            <text:p/>
          </draw:line>
          <draw:line draw:style-name="gr3" draw:text-style-name="P1" draw:layer="TiM_B" svg:x1="19.909cm" svg:y1="16.092cm" svg:x2="19.949cm" svg:y2="16.092cm">
            <text:p/>
          </draw:line>
          <draw:line draw:style-name="gr3" draw:text-style-name="P1" draw:layer="TiM_B" svg:x1="19.949cm" svg:y1="16.092cm" svg:x2="19.949cm" svg:y2="16.077cm">
            <text:p/>
          </draw:line>
          <draw:line draw:style-name="gr3" draw:text-style-name="P1" draw:layer="TiM_B" svg:x1="19.949cm" svg:y1="16.077cm" svg:x2="19.909cm" svg:y2="16.077cm">
            <text:p/>
          </draw:line>
          <draw:line draw:style-name="gr3" draw:text-style-name="P1" draw:layer="TiM_B" svg:x1="19.774cm" svg:y1="16.092cm" svg:x2="19.785cm" svg:y2="16.131cm">
            <text:p/>
          </draw:line>
          <draw:line draw:style-name="gr3" draw:text-style-name="P1" draw:layer="TiM_B" svg:x1="19.785cm" svg:y1="16.131cm" svg:x2="19.799cm" svg:y2="16.131cm">
            <text:p/>
          </draw:line>
          <draw:line draw:style-name="gr3" draw:text-style-name="P1" draw:layer="TiM_B" svg:x1="19.799cm" svg:y1="16.131cm" svg:x2="19.758cm" svg:y2="16.002cm">
            <text:p/>
          </draw:line>
          <draw:line draw:style-name="gr3" draw:text-style-name="P1" draw:layer="TiM_B" svg:x1="19.758cm" svg:y1="16.002cm" svg:x2="19.745cm" svg:y2="16.002cm">
            <text:p/>
          </draw:line>
          <draw:line draw:style-name="gr3" draw:text-style-name="P1" draw:layer="TiM_B" svg:x1="19.745cm" svg:y1="16.002cm" svg:x2="19.704cm" svg:y2="16.131cm">
            <text:p/>
          </draw:line>
          <draw:line draw:style-name="gr3" draw:text-style-name="P1" draw:layer="TiM_B" svg:x1="19.704cm" svg:y1="16.131cm" svg:x2="19.718cm" svg:y2="16.131cm">
            <text:p/>
          </draw:line>
          <draw:line draw:style-name="gr3" draw:text-style-name="P1" draw:layer="TiM_B" svg:x1="19.718cm" svg:y1="16.131cm" svg:x2="19.729cm" svg:y2="16.092cm">
            <text:p/>
          </draw:line>
          <draw:line draw:style-name="gr3" draw:text-style-name="P1" draw:layer="TiM_B" svg:x1="19.729cm" svg:y1="16.092cm" svg:x2="19.774cm" svg:y2="16.092cm">
            <text:p/>
          </draw:line>
          <draw:line draw:style-name="gr3" draw:text-style-name="P1" draw:layer="TiM_B" svg:x1="19.512cm" svg:y1="16.116cm" svg:x2="19.512cm" svg:y2="16.131cm">
            <text:p/>
          </draw:line>
          <draw:line draw:style-name="gr3" draw:text-style-name="P1" draw:layer="TiM_B" svg:x1="19.512cm" svg:y1="16.131cm" svg:x2="19.591cm" svg:y2="16.131cm">
            <text:p/>
          </draw:line>
          <draw:line draw:style-name="gr3" draw:text-style-name="P1" draw:layer="TiM_B" svg:x1="19.591cm" svg:y1="16.131cm" svg:x2="19.591cm" svg:y2="16.002cm">
            <text:p/>
          </draw:line>
          <draw:line draw:style-name="gr3" draw:text-style-name="P1" draw:layer="TiM_B" svg:x1="19.591cm" svg:y1="16.002cm" svg:x2="19.514cm" svg:y2="16.002cm">
            <text:p/>
          </draw:line>
          <draw:line draw:style-name="gr3" draw:text-style-name="P1" draw:layer="TiM_B" svg:x1="19.514cm" svg:y1="16.002cm" svg:x2="19.514cm" svg:y2="16.017cm">
            <text:p/>
          </draw:line>
          <draw:line draw:style-name="gr3" draw:text-style-name="P1" draw:layer="TiM_B" svg:x1="19.514cm" svg:y1="16.017cm" svg:x2="19.577cm" svg:y2="16.017cm">
            <text:p/>
          </draw:line>
          <draw:line draw:style-name="gr3" draw:text-style-name="P1" draw:layer="TiM_B" svg:x1="19.577cm" svg:y1="16.017cm" svg:x2="19.577cm" svg:y2="16.057cm">
            <text:p/>
          </draw:line>
          <draw:line draw:style-name="gr3" draw:text-style-name="P1" draw:layer="TiM_B" svg:x1="19.577cm" svg:y1="16.057cm" svg:x2="19.517cm" svg:y2="16.057cm">
            <text:p/>
          </draw:line>
          <draw:line draw:style-name="gr3" draw:text-style-name="P1" draw:layer="TiM_B" svg:x1="19.517cm" svg:y1="16.057cm" svg:x2="19.517cm" svg:y2="16.072cm">
            <text:p/>
          </draw:line>
          <draw:line draw:style-name="gr3" draw:text-style-name="P1" draw:layer="TiM_B" svg:x1="19.517cm" svg:y1="16.072cm" svg:x2="19.577cm" svg:y2="16.072cm">
            <text:p/>
          </draw:line>
          <draw:line draw:style-name="gr3" draw:text-style-name="P1" draw:layer="TiM_B" svg:x1="19.577cm" svg:y1="16.072cm" svg:x2="19.577cm" svg:y2="16.116cm">
            <text:p/>
          </draw:line>
          <draw:line draw:style-name="gr3" draw:text-style-name="P1" draw:layer="TiM_B" svg:x1="19.577cm" svg:y1="16.116cm" svg:x2="19.512cm" svg:y2="16.116cm">
            <text:p/>
          </draw:line>
          <draw:line draw:style-name="gr3" draw:text-style-name="P1" draw:layer="TiM_B" svg:x1="20.161cm" svg:y1="16.187cm" svg:x2="20.086cm" svg:y2="16.187cm">
            <text:p/>
          </draw:line>
          <draw:line draw:style-name="gr3" draw:text-style-name="P1" draw:layer="TiM_B" svg:x1="20.086cm" svg:y1="15.816cm" svg:x2="20.161cm" svg:y2="15.816cm">
            <text:p/>
          </draw:line>
          <draw:line draw:style-name="gr3" draw:text-style-name="P1" draw:layer="TiM_B" svg:x1="20.161cm" svg:y1="14.664cm" svg:x2="20.086cm" svg:y2="14.664cm">
            <text:p/>
          </draw:line>
          <draw:line draw:style-name="gr3" draw:text-style-name="P1" draw:layer="TiM_B" svg:x1="20.086cm" svg:y1="14.664cm" svg:x2="20.086cm" svg:y2="14.293cm">
            <text:p/>
          </draw:line>
          <draw:path draw:style-name="gr3" draw:text-style-name="P1" draw:layer="TiM_B" svg:width="0.039cm" svg:height="0.037cm" svg:x="19.609cm" svg:y="14.572cm" svg:viewBox="0 0 40 38" svg:d="M0 0c0 2 0 4 0 5 0 2 1 4 1 5 1 2 1 4 2 5 0 2 1 3 2 5 1 1 2 2 3 4 1 1 2 2 3 3s2 2 4 3c1 1 3 2 4 3s3 1 5 2c1 1 3 1 5 1 2 1 3 1 5 1s4 0 6 1">
            <text:p/>
          </draw:path>
          <draw:path draw:style-name="gr3" draw:text-style-name="P1" draw:layer="TiM_B" svg:width="0.03cm" svg:height="0.029cm" svg:x="19.648cm" svg:y="14.565cm" svg:viewBox="0 0 31 30" svg:d="M31 0c0 1 0 3-1 5 0 1 0 3-1 4 0 1-1 3-1 4-1 1-1 2-2 3 0 1-1 2-2 3s-1 2-2 3c-1 0-2 1-3 2s-2 1-3 2c-2 1-3 1-4 2-1 0-2 0-4 1-1 0-2 0-4 0-1 0-2 0-4 1">
            <text:p/>
          </draw:path>
          <draw:path draw:style-name="gr3" draw:text-style-name="P1" draw:layer="TiM_B" svg:width="0.025cm" svg:height="0.021cm" svg:x="19.622cm" svg:y="14.573cm" svg:viewBox="0 0 26 22" svg:d="M26 22c-1 0-2-1-3-1s-2 0-3 0-1 0-2 0c-1-1-2-1-3-1s-1-1-2-1-2-1-2-1c-1 0-2-1-2-1-1-1-1-1-2-2-1 0-1-1-2-1 0-1-1-1-1-2 0 0-1-1-1-2-1 0-1-1-1-2 0 0-1-1-1-2 0 0 0-1 0-2-1-1-1-1-1-2s0-2 0-2">
            <text:p/>
          </draw:path>
          <draw:path draw:style-name="gr3" draw:text-style-name="P1" draw:layer="TiM_B" svg:width="0.031cm" svg:height="0.024cm" svg:x="19.622cm" svg:y="14.548cm" svg:viewBox="0 0 32 25" svg:d="M0 25c0-1 0-2 0-3s1-2 1-3 0-1 1-2c0-1 0-2 1-2 0-1 1-2 1-2 1-1 1-2 2-2 1-1 1-1 2-2 1 0 1-1 2-1 1-1 1-1 2-1 0 0 1-1 2-1 0 0 1 0 2-1 1 0 1 0 2-1 1 0 2 0 3-1 1 0 2 0 4-1 1 0 2 0 3-1 2 0 3 0 4-1">
            <text:p/>
          </draw:path>
          <draw:path draw:style-name="gr3" draw:text-style-name="P1" draw:layer="TiM_B" svg:width="0.034cm" svg:height="0.034cm" svg:x="19.654cm" svg:y="14.513cm" svg:viewBox="0 0 35 35" svg:d="M0 35c1 0 3 0 4-1 1 0 2 0 3-1 1 0 2 0 3-1 1 0 2-1 3-1s2-1 3-1c0 0 1-1 2-1s1-1 2-1c0-1 1-1 2-1 1-1 2-2 3-3 0-1 1-1 2-2s2-2 2-3c1-1 2-2 2-4 1-1 2-2 2-3s1-3 1-4 1-2 1-4c0-1 0-3 0-4">
            <text:p/>
          </draw:path>
          <draw:path draw:style-name="gr3" draw:text-style-name="P1" draw:layer="TiM_B" svg:width="0.036cm" svg:height="0.034cm" svg:x="19.652cm" svg:y="14.478cm" svg:viewBox="0 0 37 35" svg:d="M37 35c0-1 0-3 0-4s-1-2-1-3c0-2 0-3-1-4 0-1 0-2-1-3 0-1-1-2-1-3-1-1-1-2-2-3 0-1-1-2-2-3s-1-2-2-2c-1-1-2-2-3-3-1 0-2-1-3-2-1 0-2-1-3-1-1-1-2-1-3-2-1 0-2-1-4-1-1 0-2 0-3-1-2 0-3 0-4 0-2 0-3 0-4 0">
            <text:p/>
          </draw:path>
          <draw:path draw:style-name="gr3" draw:text-style-name="P1" draw:layer="TiM_B" svg:width="0.024cm" svg:height="0.024cm" svg:x="19.626cm" svg:y="14.493cm" svg:viewBox="0 0 25 25" svg:d="M0 25c0-1 0-2 0-3s0-2 0-3c1-1 1-2 1-3s1-1 1-2 1-2 1-3c0 0 1-1 1-2 1 0 1-1 2-1 0-1 1-2 1-2 1-1 1-1 2-1 0-1 1-1 2-2 0 0 1 0 2-1 0 0 1 0 2-1 1 0 1 0 2 0 1-1 2-1 3-1s1 0 2 0 2 0 3 0">
            <text:p/>
          </draw:path>
          <draw:path draw:style-name="gr3" draw:text-style-name="P1" draw:layer="TiM_B" svg:width="0.021cm" svg:height="0.005cm" svg:x="19.629cm" svg:y="14.535cm" svg:viewBox="0 0 22 6" svg:d="M22 0c-1 0-3 0-4 1-1 0-2 0-3 1-1 0-3 0-4 1-1 0-2 0-3 0 0 1-1 1-2 1-1 1-2 1-3 1 0 0-1 0-2 1h-1">
            <text:p/>
          </draw:path>
          <draw:path draw:style-name="gr3" draw:text-style-name="P1" draw:layer="TiM_B" svg:width="0.019cm" svg:height="0.03cm" svg:x="19.609cm" svg:y="14.541cm" svg:viewBox="0 0 20 31" svg:d="M20 0c-2 1-3 2-5 3-1 1-3 2-4 3s-2 2-3 3-2 2-3 4c-1 1-2 2-2 4-1 1-1 3-2 4 0 2-1 3-1 5s0 3 0 5">
            <text:p/>
          </draw:path>
          <draw:path draw:style-name="gr3" draw:text-style-name="P1" draw:layer="TiM_B" svg:width="0.033cm" svg:height="0.051cm" svg:x="19.85cm" svg:y="14.543cm" svg:viewBox="0 0 34 52" svg:d="M34 0c0 2 0 4 0 6s0 4-1 6c0 2 0 4 0 5-1 2-1 4-1 5-1 2-1 4-2 5 0 2-1 3-1 4-1 2-1 3-2 4s-2 3-2 4c-1 1-2 2-3 3s-1 1-2 2-2 2-3 2c-1 1-2 2-3 2-1 1-2 1-3 2-1 0-3 0-4 1-1 0-2 0-3 0-2 0-3 0-4 1">
            <text:p/>
          </draw:path>
          <draw:path draw:style-name="gr3" draw:text-style-name="P1" draw:layer="TiM_B" svg:width="0.03cm" svg:height="0.031cm" svg:x="19.819cm" svg:y="14.563cm" svg:viewBox="0 0 31 32" svg:d="M31 32c-1 0-2-1-3-1s-2 0-3 0-1 0-2-1c-1 0-2 0-3 0-1-1-1-1-2-2-1 0-2 0-3-1 0 0-1-1-2-1 0-1-1-2-2-2-1-1-1-2-2-2-1-1-1-2-2-3 0-1-1-1-1-2-1-1-1-2-2-3 0-1-1-2-1-3-1-1-1-3-1-4-1-1-1-2-1-3-1-2-1-3-1-4">
            <text:p/>
          </draw:path>
          <draw:path draw:style-name="gr3" draw:text-style-name="P1" draw:layer="TiM_B" svg:width="0.048cm" svg:height="0.064cm" svg:x="19.848cm" svg:y="14.478cm" svg:viewBox="0 0 49 65" svg:d="M49 65c0-2 0-4 0-5 0-2 0-4 0-5 0-2 0-3-1-5 0-2 0-3 0-5-1-1-1-3-1-4-1-1-1-3-1-4-1-1-1-3-2-4 0-1-1-3-1-4-1-1-1-2-2-3 0-1-1-3-2-4 0-1-1-2-2-3 0-1-1-2-2-3-1 0-1-1-2-2s-2-2-3-3c0 0-1-1-2-2-1 0-2-1-3-2-1 0-2-1-3-2-1 0-2-1-3-1s-2-1-3-1c-1-1-2-1-3-1-1-1-2-1-3-1s-2-1-3-1-2 0-3 0-3 0-4 0">
            <text:p/>
          </draw:path>
          <draw:path draw:style-name="gr3" draw:text-style-name="P1" draw:layer="TiM_B" svg:width="0.027cm" svg:height="0.025cm" svg:x="19.821cm" svg:y="14.493cm" svg:viewBox="0 0 28 26" svg:d="M0 26c0-1 0-2 1-3 0-1 0-2 1-3 0-1 0-2 1-3 0 0 1-1 1-2s1-2 1-3c1 0 1-1 2-2 0 0 1-1 1-2 1 0 2-1 2-2 1 0 1-1 2-1 1-1 1-1 2-1 1-1 1-1 2-2 1 0 1 0 2-1 1 0 2 0 2 0 1 0 2-1 3-1s1 0 2 0 2 0 3 0">
            <text:p/>
          </draw:path>
          <draw:line draw:style-name="gr3" draw:text-style-name="P1" draw:layer="TiM_B" svg:x1="19.962cm" svg:y1="14.593cm" svg:x2="19.962cm" svg:y2="14.608cm">
            <text:p/>
          </draw:line>
          <draw:line draw:style-name="gr3" draw:text-style-name="P1" draw:layer="TiM_B" svg:x1="20.027cm" svg:y1="14.494cm" svg:x2="20.027cm" svg:y2="14.535cm">
            <text:p/>
          </draw:line>
          <draw:line draw:style-name="gr3" draw:text-style-name="P1" draw:layer="TiM_B" svg:x1="20.027cm" svg:y1="14.535cm" svg:x2="19.967cm" svg:y2="14.535cm">
            <text:p/>
          </draw:line>
          <draw:line draw:style-name="gr3" draw:text-style-name="P1" draw:layer="TiM_B" svg:x1="19.967cm" svg:y1="14.535cm" svg:x2="19.967cm" svg:y2="14.55cm">
            <text:p/>
          </draw:line>
          <draw:line draw:style-name="gr3" draw:text-style-name="P1" draw:layer="TiM_B" svg:x1="19.967cm" svg:y1="14.55cm" svg:x2="20.027cm" svg:y2="14.55cm">
            <text:p/>
          </draw:line>
          <draw:line draw:style-name="gr3" draw:text-style-name="P1" draw:layer="TiM_B" svg:x1="20.027cm" svg:y1="14.55cm" svg:x2="20.027cm" svg:y2="14.593cm">
            <text:p/>
          </draw:line>
          <draw:path draw:style-name="gr3" draw:text-style-name="P1" draw:layer="TiM_B" svg:width="0.005cm" svg:height="0.019cm" svg:x="19.775cm" svg:y="14.418cm" svg:viewBox="0 0 6 20" svg:d="M6 0c-1 1-1 3-2 5 0 2-1 3-1 5-1 2-1 3-1 5-1 2-1 3-2 5">
            <text:p/>
          </draw:path>
          <draw:line draw:style-name="gr3" draw:text-style-name="P1" draw:layer="TiM_B" svg:x1="19.898cm" svg:y1="14.414cm" svg:x2="19.909cm" svg:y2="14.453cm">
            <text:p/>
          </draw:line>
          <draw:line draw:style-name="gr3" draw:text-style-name="P1" draw:layer="TiM_B" svg:x1="19.909cm" svg:y1="14.453cm" svg:x2="19.923cm" svg:y2="14.453cm">
            <text:p/>
          </draw:line>
          <draw:line draw:style-name="gr3" draw:text-style-name="P1" draw:layer="TiM_B" svg:x1="19.869cm" svg:y1="14.324cm" svg:x2="19.828cm" svg:y2="14.453cm">
            <text:p/>
          </draw:line>
          <draw:path draw:style-name="gr3" draw:text-style-name="P1" draw:layer="TiM_B" svg:width="0.009cm" svg:height="0.014cm" svg:x="19.676cm" svg:y="14.358cm" svg:viewBox="0 0 10 15" svg:d="M10 0c-1 1-2 3-3 4-1 2-2 3-3 5 0 1-1 2-2 3s-1 2-2 3">
            <text:p/>
          </draw:path>
          <draw:path draw:style-name="gr3" draw:text-style-name="P1" draw:layer="TiM_B" svg:width="0.008cm" svg:height="0.013cm" svg:x="19.667cm" svg:y="14.359cm" svg:viewBox="0 0 9 14" svg:d="M9 14c-1-2-3-4-4-7-2-2-3-5-5-7">
            <text:p/>
          </draw:path>
          <draw:path draw:style-name="gr3" draw:text-style-name="P1" draw:layer="TiM_B" svg:width="0.005cm" svg:height="0.009cm" svg:x="19.676cm" svg:y="14.398cm" svg:viewBox="0 0 6 10" svg:d="M0 0c1 1 1 3 2 4s1 1 2 2c0 1 1 2 1 2 0 1 1 1 1 2">
            <text:p/>
          </draw:path>
          <draw:line draw:style-name="gr3" draw:text-style-name="P1" draw:layer="TiM_B" svg:x1="19.909cm" svg:y1="14.57cm" svg:x2="19.949cm" svg:y2="14.57cm">
            <text:p/>
          </draw:line>
          <draw:line draw:style-name="gr3" draw:text-style-name="P1" draw:layer="TiM_B" svg:x1="19.949cm" svg:y1="14.555cm" svg:x2="19.909cm" svg:y2="14.555cm">
            <text:p/>
          </draw:line>
          <draw:line draw:style-name="gr3" draw:text-style-name="P1" draw:layer="TiM_B" svg:x1="19.774cm" svg:y1="14.57cm" svg:x2="19.785cm" svg:y2="14.608cm">
            <text:p/>
          </draw:line>
          <draw:line draw:style-name="gr3" draw:text-style-name="P1" draw:layer="TiM_B" svg:x1="19.785cm" svg:y1="14.608cm" svg:x2="19.799cm" svg:y2="14.608cm">
            <text:p/>
          </draw:line>
          <draw:line draw:style-name="gr3" draw:text-style-name="P1" draw:layer="TiM_B" svg:x1="19.799cm" svg:y1="14.608cm" svg:x2="19.758cm" svg:y2="14.479cm">
            <text:p/>
          </draw:line>
          <draw:line draw:style-name="gr3" draw:text-style-name="P1" draw:layer="TiM_B" svg:x1="19.704cm" svg:y1="14.608cm" svg:x2="19.718cm" svg:y2="14.608cm">
            <text:p/>
          </draw:line>
          <draw:line draw:style-name="gr3" draw:text-style-name="P1" draw:layer="TiM_B" svg:x1="19.729cm" svg:y1="14.57cm" svg:x2="19.774cm" svg:y2="14.57cm">
            <text:p/>
          </draw:line>
          <draw:line draw:style-name="gr3" draw:text-style-name="P1" draw:layer="TiM_B" svg:x1="19.591cm" svg:y1="14.608cm" svg:x2="19.591cm" svg:y2="14.479cm">
            <text:p/>
          </draw:line>
          <draw:line draw:style-name="gr3" draw:text-style-name="P1" draw:layer="TiM_B" svg:x1="19.514cm" svg:y1="14.479cm" svg:x2="19.514cm" svg:y2="14.494cm">
            <text:p/>
          </draw:line>
          <draw:line draw:style-name="gr3" draw:text-style-name="P1" draw:layer="TiM_B" svg:x1="19.577cm" svg:y1="14.535cm" svg:x2="19.517cm" svg:y2="14.535cm">
            <text:p/>
          </draw:line>
          <draw:line draw:style-name="gr3" draw:text-style-name="P1" draw:layer="TiM_B" svg:x1="19.517cm" svg:y1="14.535cm" svg:x2="19.517cm" svg:y2="14.55cm">
            <text:p/>
          </draw:line>
          <draw:line draw:style-name="gr3" draw:text-style-name="P1" draw:layer="TiM_B" svg:x1="19.517cm" svg:y1="14.55cm" svg:x2="19.577cm" svg:y2="14.55cm">
            <text:p/>
          </draw:line>
          <draw:line draw:style-name="gr3" draw:text-style-name="P1" draw:layer="TiM_B" svg:x1="20.086cm" svg:y1="3.996cm" svg:x2="20.086cm" svg:y2="3.626cm">
            <text:p/>
          </draw:line>
          <draw:path draw:style-name="gr3" draw:text-style-name="P1" draw:layer="TiM_B" svg:width="0.025cm" svg:height="0.021cm" svg:x="19.622cm" svg:y="3.905cm" svg:viewBox="0 0 26 22" svg:d="M26 22c-1 0-2 0-3 0s-2 0-3-1c-1 0-1 0-2 0s-2 0-3-1c-1 0-1 0-2 0-1-1-2-1-2-2-1 0-2 0-2-1-1 0-1-1-2-1-1-1-1-1-2-2 0 0-1-1-1-2l-1-1c-1-1-1-2-1-2 0-1-1-2-1-2 0-1 0-2 0-2-1-1-1-2-1-3s0-1 0-2">
            <text:p/>
          </draw:path>
          <draw:path draw:style-name="gr3" draw:text-style-name="P1" draw:layer="TiM_B" svg:width="0.031cm" svg:height="0.023cm" svg:x="19.622cm" svg:y="3.881cm" svg:viewBox="0 0 32 24" svg:d="M0 24c0-1 0-2 0-3s1-2 1-2c0-1 0-2 1-3 0-1 0-1 1-2 0-1 1-1 1-2 1-1 1-1 2-2s1-1 2-2c1 0 1-1 2-1s1-1 2-1c0 0 1 0 2-1 0 0 1 0 2 0 1-1 1-1 2-1 1-1 2-1 3-1 1-1 2-1 4-1 1-1 2-1 3-1 2-1 3-1 4-1">
            <text:p/>
          </draw:path>
          <draw:path draw:style-name="gr3" draw:text-style-name="P1" draw:layer="TiM_B" svg:width="0.034cm" svg:height="0.035cm" svg:x="19.654cm" svg:y="3.845cm" svg:viewBox="0 0 35 36" svg:d="M0 36c1-1 3-1 4-1 1-1 2-1 3-1 1-1 2-1 3-2 1 0 2 0 3-1 1 0 2 0 3-1 0 0 1 0 2-1 1 0 1 0 2-1 0 0 1-1 2-1 1-1 2-1 3-2 0-1 1-2 2-3s2-2 2-3c1-1 2-2 2-3 1-1 2-3 2-4s1-2 1-4c0-1 1-2 1-3 0-2 0-3 0-5">
            <text:p/>
          </draw:path>
          <draw:path draw:style-name="gr3" draw:text-style-name="P1" draw:layer="TiM_B" svg:width="0.024cm" svg:height="0.024cm" svg:x="19.626cm" svg:y="3.825cm" svg:viewBox="0 0 25 25" svg:d="M0 25c0-1 0-2 0-3s0-2 0-3c1-1 1-2 1-2 0-1 1-2 1-3s1-1 1-2 1-2 1-2c1-1 1-1 2-2 0-1 1-1 1-2 1 0 1-1 2-1 0-1 1-1 2-1 0-1 1-1 2-1 0-1 1-1 2-1 1-1 1-1 2-1s2 0 3 0c1-1 1-1 2-1s2 0 3 0">
            <text:p/>
          </draw:path>
          <draw:path draw:style-name="gr3" draw:text-style-name="P1" draw:layer="TiM_B" svg:width="0.024cm" svg:height="0.02cm" svg:x="19.651cm" svg:y="3.825cm" svg:viewBox="0 0 25 21" svg:d="M0 0c1 0 2 0 3 0s2 0 3 1c1 0 1 0 2 0s2 0 3 1c0 0 1 0 2 0 1 1 1 1 2 1 0 1 1 1 2 2 0 0 1 0 1 1 1 0 1 1 2 1 0 1 1 1 1 2 0 0 1 1 1 2l1 1c0 1 0 2 1 2 0 1 0 2 0 2 0 1 0 2 0 2 1 1 1 2 1 3">
            <text:p/>
          </draw:path>
          <draw:path draw:style-name="gr3" draw:text-style-name="P1" draw:layer="TiM_B" svg:width="0.021cm" svg:height="0.006cm" svg:x="19.629cm" svg:y="3.867cm" svg:viewBox="0 0 22 7" svg:d="M22 0c-1 1-3 1-4 1s-2 1-3 1-3 1-4 1-2 0-3 1c0 0-1 0-2 1-1 0-2 0-3 0 0 1-1 1-2 1l-1 1">
            <text:p/>
          </draw:path>
          <draw:path draw:style-name="gr3" draw:text-style-name="P1" draw:layer="TiM_B" svg:width="0.033cm" svg:height="0.051cm" svg:x="19.85cm" svg:y="3.875cm" svg:viewBox="0 0 34 52" svg:d="M34 0c0 2 0 4 0 6s0 4-1 6c0 2 0 4 0 6-1 1-1 3-1 5-1 1-1 3-2 4 0 2-1 3-1 5-1 1-1 2-2 4-1 1-2 2-2 3-1 1-2 2-3 3s-1 2-2 3c-1 0-2 1-3 2-1 0-2 1-3 2-1 0-2 1-3 1s-3 1-4 1-2 1-3 1c-2 0-3 0-4 0">
            <text:p/>
          </draw:path>
          <draw:path draw:style-name="gr3" draw:text-style-name="P1" draw:layer="TiM_B" svg:width="0.048cm" svg:height="0.064cm" svg:x="19.848cm" svg:y="3.81cm" svg:viewBox="0 0 49 65" svg:d="M49 65c0-2 0-3 0-5s0-3 0-5 0-3-1-5c0-1 0-3 0-4-1-2-1-3-1-5-1-1-1-2-1-4-1-1-1-2-2-4 0-1-1-2-1-3-1-2-1-3-2-4 0-1-1-2-2-3 0-1-1-2-2-3 0-1-1-2-2-3s-1-2-2-3-2-2-3-2c0-1-1-2-2-2-1-1-2-2-3-2-1-1-2-2-3-2-1-1-2-1-3-2-1 0-2-1-3-1s-2-1-3-1-2-1-3-1-2 0-3 0c-1-1-2-1-3-1s-3 0-4 0">
            <text:p/>
          </draw:path>
          <draw:path draw:style-name="gr3" draw:text-style-name="P1" draw:layer="TiM_B" svg:width="0.04cm" svg:height="0.037cm" svg:x="19.807cm" svg:y="3.81cm" svg:viewBox="0 0 41 38" svg:d="M41 0c-1 0-2 0-3 0-2 0-3 1-4 1s-2 0-3 1c-2 0-3 0-4 1-1 0-2 0-3 1-1 0-2 1-3 2-1 0-2 1-3 2-1 0-2 1-3 2 0 1-1 2-2 2-1 1-2 2-3 3 0 1-1 2-2 3 0 2-1 3-2 4 0 1-1 2-2 4 0 1-1 2-1 4-1 1-1 2-2 4 0 1 0 3-1 4">
            <text:p/>
          </draw:path>
          <draw:line draw:style-name="gr3" draw:text-style-name="P1" draw:layer="TiM_B" svg:x1="19.962cm" svg:y1="3.925cm" svg:x2="19.962cm" svg:y2="3.94cm">
            <text:p/>
          </draw:line>
          <draw:line draw:style-name="gr3" draw:text-style-name="P1" draw:layer="TiM_B" svg:x1="20.041cm" svg:y1="3.812cm" svg:x2="19.964cm" svg:y2="3.812cm">
            <text:p/>
          </draw:line>
          <draw:line draw:style-name="gr3" draw:text-style-name="P1" draw:layer="TiM_B" svg:x1="20.027cm" svg:y1="3.827cm" svg:x2="20.027cm" svg:y2="3.867cm">
            <text:p/>
          </draw:line>
          <draw:line draw:style-name="gr3" draw:text-style-name="P1" draw:layer="TiM_B" svg:x1="20.027cm" svg:y1="3.867cm" svg:x2="19.967cm" svg:y2="3.867cm">
            <text:p/>
          </draw:line>
          <draw:line draw:style-name="gr3" draw:text-style-name="P1" draw:layer="TiM_B" svg:x1="19.967cm" svg:y1="3.867cm" svg:x2="19.967cm" svg:y2="3.882cm">
            <text:p/>
          </draw:line>
          <draw:line draw:style-name="gr3" draw:text-style-name="P1" draw:layer="TiM_B" svg:x1="19.967cm" svg:y1="3.882cm" svg:x2="20.027cm" svg:y2="3.882cm">
            <text:p/>
          </draw:line>
          <draw:line draw:style-name="gr3" draw:text-style-name="P1" draw:layer="TiM_B" svg:x1="20.027cm" svg:y1="3.882cm" svg:x2="20.027cm" svg:y2="3.925cm">
            <text:p/>
          </draw:line>
          <draw:line draw:style-name="gr3" draw:text-style-name="P1" draw:layer="TiM_B" svg:x1="20.027cm" svg:y1="3.925cm" svg:x2="19.962cm" svg:y2="3.925cm">
            <text:p/>
          </draw:line>
          <draw:path draw:style-name="gr3" draw:text-style-name="P1" draw:layer="TiM_B" svg:width="0.005cm" svg:height="0.019cm" svg:x="19.775cm" svg:y="3.75cm" svg:viewBox="0 0 6 20" svg:d="M6 0c-1 2-1 3-2 5 0 2-1 4-1 5-1 2-1 4-1 5-1 2-1 4-2 5">
            <text:p/>
          </draw:path>
          <draw:line draw:style-name="gr3" draw:text-style-name="P1" draw:layer="TiM_B" svg:x1="19.898cm" svg:y1="3.747cm" svg:x2="19.909cm" svg:y2="3.785cm">
            <text:p/>
          </draw:line>
          <draw:line draw:style-name="gr3" draw:text-style-name="P1" draw:layer="TiM_B" svg:x1="19.909cm" svg:y1="3.785cm" svg:x2="19.923cm" svg:y2="3.785cm">
            <text:p/>
          </draw:line>
          <draw:line draw:style-name="gr3" draw:text-style-name="P1" draw:layer="TiM_B" svg:x1="19.869cm" svg:y1="3.657cm" svg:x2="19.828cm" svg:y2="3.785cm">
            <text:p/>
          </draw:line>
          <draw:path draw:style-name="gr3" draw:text-style-name="P1" draw:layer="TiM_B" svg:width="0.009cm" svg:height="0.015cm" svg:x="19.676cm" svg:y="3.69cm" svg:viewBox="0 0 10 16" svg:d="M10 0c-1 1-2 3-3 5-1 1-2 2-3 4 0 1-1 2-2 3s-1 2-2 4">
            <text:p/>
          </draw:path>
          <draw:path draw:style-name="gr3" draw:text-style-name="P1" draw:layer="TiM_B" svg:width="0.005cm" svg:height="0.008cm" svg:x="19.676cm" svg:y="3.731cm" svg:viewBox="0 0 6 9" svg:d="M0 0c1 1 1 2 2 3s1 2 2 3c0 0 1 1 1 2l1 1">
            <text:p/>
          </draw:path>
          <draw:line draw:style-name="gr3" draw:text-style-name="P1" draw:layer="TiM_B" svg:x1="19.785cm" svg:y1="3.94cm" svg:x2="19.799cm" svg:y2="3.94cm">
            <text:p/>
          </draw:line>
          <draw:line draw:style-name="gr3" draw:text-style-name="P1" draw:layer="TiM_B" svg:x1="19.799cm" svg:y1="3.94cm" svg:x2="19.758cm" svg:y2="3.812cm">
            <text:p/>
          </draw:line>
          <draw:line draw:style-name="gr3" draw:text-style-name="P1" draw:layer="TiM_B" svg:x1="19.704cm" svg:y1="3.94cm" svg:x2="19.718cm" svg:y2="3.94cm">
            <text:p/>
          </draw:line>
          <draw:line draw:style-name="gr3" draw:text-style-name="P1" draw:layer="TiM_B" svg:x1="19.729cm" svg:y1="3.902cm" svg:x2="19.774cm" svg:y2="3.902cm">
            <text:p/>
          </draw:line>
          <draw:line draw:style-name="gr3" draw:text-style-name="P1" draw:layer="TiM_B" svg:x1="19.591cm" svg:y1="3.94cm" svg:x2="19.591cm" svg:y2="3.812cm">
            <text:p/>
          </draw:line>
          <draw:line draw:style-name="gr3" draw:text-style-name="P1" draw:layer="TiM_B" svg:x1="19.591cm" svg:y1="3.812cm" svg:x2="19.514cm" svg:y2="3.812cm">
            <text:p/>
          </draw:line>
          <draw:line draw:style-name="gr3" draw:text-style-name="P1" draw:layer="TiM_B" svg:x1="19.514cm" svg:y1="3.812cm" svg:x2="19.514cm" svg:y2="3.827cm">
            <text:p/>
          </draw:line>
          <draw:line draw:style-name="gr3" draw:text-style-name="P1" draw:layer="TiM_B" svg:x1="19.577cm" svg:y1="3.867cm" svg:x2="19.517cm" svg:y2="3.867cm">
            <text:p/>
          </draw:line>
          <draw:line draw:style-name="gr3" draw:text-style-name="P1" draw:layer="TiM_B" svg:x1="19.517cm" svg:y1="3.867cm" svg:x2="19.517cm" svg:y2="3.882cm">
            <text:p/>
          </draw:line>
          <draw:line draw:style-name="gr3" draw:text-style-name="P1" draw:layer="TiM_B" svg:x1="19.517cm" svg:y1="3.882cm" svg:x2="19.577cm" svg:y2="3.882cm">
            <text:p/>
          </draw:line>
          <draw:line draw:style-name="gr3" draw:text-style-name="P1" draw:layer="TiM_B" svg:x1="19.577cm" svg:y1="3.925cm" svg:x2="19.512cm" svg:y2="3.925cm">
            <text:p/>
          </draw:line>
          <draw:line draw:style-name="gr3" draw:text-style-name="P1" draw:layer="TiM_B" svg:x1="20.161cm" svg:y1="3.996cm" svg:x2="20.086cm" svg:y2="3.996cm">
            <text:p/>
          </draw:line>
          <draw:polyline draw:style-name="gr3" draw:text-style-name="P1" draw:layer="TiM_B" svg:width="0cm" svg:height="-0.059cm" svg:x="24.544cm" svg:y="16.278cm" svg:viewBox="0 0 0 -60" draw:points="0,0 0,1 0,2 0,4 0,6 0,10 0,13 0,18 0,23 0,28 0,34 0,41 0,47 0,54 0,60">
            <text:p/>
          </draw:polyline>
          <draw:line draw:style-name="gr3" draw:text-style-name="P1" draw:layer="TiM_B" svg:x1="24.544cm" svg:y1="16.218cm" svg:x2="24.544cm" svg:y2="16.098cm">
            <text:p/>
          </draw:line>
          <draw:polyline draw:style-name="gr3" draw:text-style-name="P1" draw:layer="TiM_B" svg:width="0cm" svg:height="-0.059cm" svg:x="24.484cm" svg:y="16.278cm" svg:viewBox="0 0 0 -60" draw:points="0,0 0,1 0,2 0,4 0,6 0,10 0,13 0,18 0,23 0,28 0,34 0,41 0,47 0,54 0,60">
            <text:p/>
          </draw:polyline>
          <draw:line draw:style-name="gr3" draw:text-style-name="P1" draw:layer="TiM_B" svg:x1="24.484cm" svg:y1="16.218cm" svg:x2="24.484cm" svg:y2="16.098cm">
            <text:p/>
          </draw:line>
          <draw:polyline draw:style-name="gr3" draw:text-style-name="P1" draw:layer="TiM_B" svg:width="0cm" svg:height="-0.059cm" svg:x="23.02cm" svg:y="16.278cm" svg:viewBox="0 0 0 -60" draw:points="0,0 0,1 0,2 0,4 0,6 0,10 0,13 0,18 0,23 0,28 0,34 0,41 0,47 0,54 0,60">
            <text:p/>
          </draw:polyline>
          <draw:line draw:style-name="gr3" draw:text-style-name="P1" draw:layer="TiM_B" svg:x1="23.02cm" svg:y1="16.218cm" svg:x2="23.02cm" svg:y2="16.098cm">
            <text:p/>
          </draw:line>
          <draw:polyline draw:style-name="gr3" draw:text-style-name="P1" draw:layer="TiM_B" svg:width="0cm" svg:height="-0.059cm" svg:x="22.96cm" svg:y="16.278cm" svg:viewBox="0 0 0 -60" draw:points="0,0 0,1 0,2 0,4 0,6 0,10 0,13 0,18 0,23 0,28 0,34 0,41 0,47 0,54 0,60">
            <text:p/>
          </draw:polyline>
          <draw:line draw:style-name="gr3" draw:text-style-name="P1" draw:layer="TiM_B" svg:x1="22.96cm" svg:y1="16.218cm" svg:x2="22.96cm" svg:y2="16.098cm">
            <text:p/>
          </draw:line>
          <draw:polyline draw:style-name="gr3" draw:text-style-name="P1" draw:layer="TiM_B" svg:width="0cm" svg:height="-0.059cm" svg:x="24.29cm" svg:y="16.278cm" svg:viewBox="0 0 0 -60" draw:points="0,0 0,1 0,2 0,4 0,6 0,10 0,13 0,18 0,23 0,28 0,34 0,41 0,47 0,54 0,60">
            <text:p/>
          </draw:polyline>
          <draw:line draw:style-name="gr3" draw:text-style-name="P1" draw:layer="TiM_B" svg:x1="24.29cm" svg:y1="16.218cm" svg:x2="24.29cm" svg:y2="16.098cm">
            <text:p/>
          </draw:line>
          <draw:polyline draw:style-name="gr3" draw:text-style-name="P1" draw:layer="TiM_B" svg:width="0cm" svg:height="-0.059cm" svg:x="24.23cm" svg:y="16.278cm" svg:viewBox="0 0 0 -60" draw:points="0,0 0,1 0,2 0,4 0,6 0,10 0,13 0,18 0,23 0,28 0,34 0,41 0,47 0,54 0,60">
            <text:p/>
          </draw:polyline>
          <draw:line draw:style-name="gr3" draw:text-style-name="P1" draw:layer="TiM_B" svg:x1="24.23cm" svg:y1="16.218cm" svg:x2="24.23cm" svg:y2="16.098cm">
            <text:p/>
          </draw:line>
          <draw:polyline draw:style-name="gr3" draw:text-style-name="P1" draw:layer="TiM_B" svg:width="0cm" svg:height="-0.059cm" svg:x="38.004cm" svg:y="16.278cm" svg:viewBox="0 0 0 -60" draw:points="0,0 0,1 0,2 0,4 0,6 0,10 0,13 0,18 0,23 0,28 0,34 0,41 0,47 0,54 0,60">
            <text:p/>
          </draw:polyline>
          <draw:line draw:style-name="gr3" draw:text-style-name="P1" draw:layer="TiM_B" svg:x1="38.004cm" svg:y1="16.218cm" svg:x2="38.004cm" svg:y2="16.098cm">
            <text:p/>
          </draw:line>
          <draw:polyline draw:style-name="gr3" draw:text-style-name="P1" draw:layer="TiM_B" svg:width="0cm" svg:height="-0.059cm" svg:x="37.944cm" svg:y="16.278cm" svg:viewBox="0 0 0 -60" draw:points="0,0 0,1 0,2 0,4 0,6 0,10 0,13 0,18 0,23 0,28 0,34 0,41 0,47 0,54 0,60">
            <text:p/>
          </draw:polyline>
          <draw:line draw:style-name="gr3" draw:text-style-name="P1" draw:layer="TiM_B" svg:x1="37.944cm" svg:y1="16.218cm" svg:x2="37.944cm" svg:y2="16.098cm">
            <text:p/>
          </draw:line>
          <draw:polyline draw:style-name="gr3" draw:text-style-name="P1" draw:layer="TiM_B" svg:width="0cm" svg:height="-0.059cm" svg:x="22.766cm" svg:y="16.278cm" svg:viewBox="0 0 0 -60" draw:points="0,0 0,1 0,2 0,4 0,6 0,10 0,13 0,18 0,23 0,28 0,34 0,41 0,47 0,54 0,60">
            <text:p/>
          </draw:polyline>
          <draw:line draw:style-name="gr3" draw:text-style-name="P1" draw:layer="TiM_B" svg:x1="22.766cm" svg:y1="16.218cm" svg:x2="22.766cm" svg:y2="16.098cm">
            <text:p/>
          </draw:line>
          <draw:polyline draw:style-name="gr3" draw:text-style-name="P1" draw:layer="TiM_B" svg:width="0cm" svg:height="-0.059cm" svg:x="22.706cm" svg:y="16.278cm" svg:viewBox="0 0 0 -60" draw:points="0,0 0,1 0,2 0,4 0,6 0,10 0,13 0,18 0,23 0,28 0,34 0,41 0,47 0,54 0,60">
            <text:p/>
          </draw:polyline>
          <draw:line draw:style-name="gr3" draw:text-style-name="P1" draw:layer="TiM_B" svg:x1="22.706cm" svg:y1="16.218cm" svg:x2="22.706cm" svg:y2="16.098cm">
            <text:p/>
          </draw:line>
          <draw:polyline draw:style-name="gr3" draw:text-style-name="P1" draw:layer="TiM_B" svg:width="0cm" svg:height="-0.059cm" svg:x="38.258cm" svg:y="16.278cm" svg:viewBox="0 0 0 -60" draw:points="0,0 0,1 0,2 0,4 0,6 0,10 0,13 0,18 0,23 0,28 0,34 0,41 0,47 0,54 0,60">
            <text:p/>
          </draw:polyline>
          <draw:line draw:style-name="gr3" draw:text-style-name="P1" draw:layer="TiM_B" svg:x1="38.258cm" svg:y1="16.218cm" svg:x2="38.258cm" svg:y2="16.098cm">
            <text:p/>
          </draw:line>
          <draw:polyline draw:style-name="gr3" draw:text-style-name="P1" draw:layer="TiM_B" svg:width="0cm" svg:height="-0.059cm" svg:x="38.198cm" svg:y="16.278cm" svg:viewBox="0 0 0 -60" draw:points="0,0 0,1 0,2 0,4 0,6 0,10 0,13 0,18 0,23 0,28 0,34 0,41 0,47 0,54 0,60">
            <text:p/>
          </draw:polyline>
          <draw:line draw:style-name="gr3" draw:text-style-name="P1" draw:layer="TiM_B" svg:x1="38.198cm" svg:y1="16.218cm" svg:x2="38.198cm" svg:y2="16.098cm">
            <text:p/>
          </draw:line>
          <draw:line draw:style-name="gr3" draw:text-style-name="P1" draw:layer="TiM_B" svg:x1="20.161cm" svg:y1="26.854cm" svg:x2="20.086cm" svg:y2="26.854cm">
            <text:p/>
          </draw:line>
          <draw:line draw:style-name="gr3" draw:text-style-name="P1" draw:layer="TiM_B" svg:x1="20.086cm" svg:y1="26.854cm" svg:x2="20.086cm" svg:y2="26.484cm">
            <text:p/>
          </draw:line>
          <draw:path draw:style-name="gr3" draw:text-style-name="P1" draw:layer="TiM_B" svg:width="0.025cm" svg:height="0.021cm" svg:x="19.622cm" svg:y="26.763cm" svg:viewBox="0 0 26 22" svg:d="M26 22c-1 0-2 0-3 0s-2 0-3 0-1-1-2-1-2 0-3 0c-1-1-1-1-2-1-1-1-2-1-2-1-1-1-2-1-2-2-1 0-1 0-2-1-1 0-1-1-2-2l-1-1c0-1-1-1-1-2-1-1-1-1-1-2s-1-1-1-2 0-1 0-2c-1-1-1-2-1-2 0-1 0-2 0-3">
            <text:p/>
          </draw:path>
          <draw:path draw:style-name="gr3" draw:text-style-name="P1" draw:layer="TiM_B" svg:width="0.031cm" svg:height="0.023cm" svg:x="19.622cm" svg:y="26.739cm" svg:viewBox="0 0 32 24" svg:d="M0 24c0-1 0-2 0-3 0 0 1-1 1-2s0-2 1-3c0 0 0-1 1-2 0-1 1-1 1-2 1-1 1-1 2-2 1 0 1-1 2-1 1-1 1-1 2-2 1 0 1 0 2-1 0 0 1 0 2 0 0-1 1-1 2-1s1-1 2-1 2-1 3-1 2-1 4-1c1 0 2-1 3-1 2 0 3-1 4-1">
            <text:p/>
          </draw:path>
          <draw:path draw:style-name="gr3" draw:text-style-name="P1" draw:layer="TiM_B" svg:width="0.034cm" svg:height="0.034cm" svg:x="19.654cm" svg:y="26.704cm" svg:viewBox="0 0 35 35" svg:d="M0 35c1 0 3-1 4-1 1-1 2-1 3-1 1-1 2-1 3-1 1-1 2-1 3-1 1-1 2-1 3-1 0-1 1-1 2-1 1-1 1-1 2-2 0 0 1 0 2-1 1 0 2-1 3-2 0-1 1-2 2-3s2-2 2-3c1-1 2-2 2-3 1-1 2-2 2-3 0-2 1-3 1-4 0-2 1-3 1-4 0-2 0-3 0-4">
            <text:p/>
          </draw:path>
          <draw:path draw:style-name="gr3" draw:text-style-name="P1" draw:layer="TiM_B" svg:width="0.036cm" svg:height="0.035cm" svg:x="19.652cm" svg:y="26.668cm" svg:viewBox="0 0 37 36" svg:d="M37 36c0-2 0-3 0-4s-1-3-1-4 0-2-1-3c0-1 0-2-1-4 0-1-1-2-1-3-1-1-1-2-2-2 0-1-1-2-2-3s-1-2-2-3-2-1-3-2-2-1-3-2-2-1-3-2c-1 0-2-1-3-1-1-1-2-1-4-1-1-1-2-1-3-1-2 0-3 0-4 0-2-1-3-1-4-1">
            <text:p/>
          </draw:path>
          <draw:path draw:style-name="gr3" draw:text-style-name="P1" draw:layer="TiM_B" svg:width="0.024cm" svg:height="0.024cm" svg:x="19.626cm" svg:y="26.683cm" svg:viewBox="0 0 25 25" svg:d="M0 25c0-1 0-2 0-3s0-2 0-3c1 0 1-1 1-2s1-2 1-3c0 0 1-1 1-2s1-1 1-2c1-1 1-1 2-2l1-1c1-1 1-1 2-2 0 0 1-1 2-1 0-1 1-1 2-1 0-1 1-1 2-1s1-1 2-1 2 0 3 0 1 0 2 0c1-1 2-1 3-1">
            <text:p/>
          </draw:path>
          <draw:path draw:style-name="gr3" draw:text-style-name="P1" draw:layer="TiM_B" svg:width="0.021cm" svg:height="0.006cm" svg:x="19.629cm" svg:y="26.725cm" svg:viewBox="0 0 22 7" svg:d="M22 0c-1 1-3 1-4 1-1 1-2 1-3 1-1 1-3 1-4 1s-2 1-3 1c0 0-1 1-2 1s-2 0-3 1c0 0-1 0-2 0 0 1-1 1-1 1">
            <text:p/>
          </draw:path>
          <draw:path draw:style-name="gr3" draw:text-style-name="P1" draw:layer="TiM_B" svg:width="0.019cm" svg:height="0.03cm" svg:x="19.609cm" svg:y="26.732cm" svg:viewBox="0 0 20 31" svg:d="M20 0c-2 1-3 2-5 2-1 1-3 2-4 3s-2 2-3 4c-1 1-2 2-3 3-1 2-2 3-2 4-1 2-1 3-2 5 0 1-1 3-1 5 0 1 0 3 0 5">
            <text:p/>
          </draw:path>
          <draw:path draw:style-name="gr3" draw:text-style-name="P1" draw:layer="TiM_B" svg:width="0.033cm" svg:height="0.051cm" svg:x="19.85cm" svg:y="26.733cm" svg:viewBox="0 0 34 52" svg:d="M34 0c0 3 0 5 0 7s0 4-1 6c0 1 0 3 0 5-1 2-1 3-1 5-1 2-1 3-2 5 0 1-1 3-1 4-1 1-1 3-2 4s-2 2-2 3c-1 1-2 2-3 3s-1 2-2 3-2 1-3 2-2 1-3 2c-1 0-2 1-3 1-1 1-3 1-4 1-1 1-2 1-3 1-2 0-3 0-4 0">
            <text:p/>
          </draw:path>
          <draw:path draw:style-name="gr3" draw:text-style-name="P1" draw:layer="TiM_B" svg:width="0.048cm" svg:height="0.064cm" svg:x="19.848cm" svg:y="26.668cm" svg:viewBox="0 0 49 65" svg:d="M49 65c0-1 0-3 0-5 0-1 0-3 0-5 0-1 0-3-1-4 0-2 0-3 0-5-1-1-1-3-1-4-1-2-1-3-1-4-1-2-1-3-2-4 0-2-1-3-1-4-1-1-1-3-2-4 0-1-1-2-2-3 0-1-1-2-2-3 0-1-1-2-2-3s-1-2-2-3c-1 0-2-1-3-2 0-1-1-1-2-2s-2-2-3-2c-1-1-2-1-3-2-1 0-2-1-3-1-1-1-2-1-3-2-1 0-2 0-3-1-1 0-2 0-3-1-1 0-2 0-3 0s-2 0-3 0c-1-1-3-1-4-1">
            <text:p/>
          </draw:path>
          <draw:path draw:style-name="gr3" draw:text-style-name="P1" draw:layer="TiM_B" svg:width="0.04cm" svg:height="0.038cm" svg:x="19.807cm" svg:y="26.668cm" svg:viewBox="0 0 41 39" svg:d="M41 0c-1 0-2 0-3 1-2 0-3 0-4 0s-2 0-3 1c-2 0-3 0-4 1-1 0-2 1-3 1-1 1-2 1-3 2s-2 1-3 2-2 1-3 2c0 1-1 2-2 3s-2 2-3 3c0 1-1 2-2 3 0 1-1 2-2 3 0 1-1 3-2 4 0 1-1 3-1 4-1 1-1 3-2 4 0 2 0 3-1 5">
            <text:p/>
          </draw:path>
          <draw:path draw:style-name="gr3" draw:text-style-name="P1" draw:layer="TiM_B" svg:width="0.027cm" svg:height="0.026cm" svg:x="19.821cm" svg:y="26.683cm" svg:viewBox="0 0 28 27" svg:d="M0 27c0-1 0-2 1-3 0-1 0-2 1-3 0-1 0-2 1-3 0-1 1-2 1-3 0 0 1-1 1-2 1-1 1-1 2-2 0-1 1-1 1-2 1-1 2-1 2-2 1 0 1-1 2-1 1-1 1-1 2-2 1 0 1-1 2-1s1-1 2-1 2 0 2-1c1 0 2 0 3 0s1 0 2 0c1-1 2-1 3-1">
            <text:p/>
          </draw:path>
          <draw:line draw:style-name="gr3" draw:text-style-name="P1" draw:layer="TiM_B" svg:x1="19.962cm" svg:y1="26.783cm" svg:x2="19.962cm" svg:y2="26.798cm">
            <text:p/>
          </draw:line>
          <draw:line draw:style-name="gr3" draw:text-style-name="P1" draw:layer="TiM_B" svg:x1="20.041cm" svg:y1="26.67cm" svg:x2="19.964cm" svg:y2="26.67cm">
            <text:p/>
          </draw:line>
          <draw:line draw:style-name="gr3" draw:text-style-name="P1" draw:layer="TiM_B" svg:x1="20.027cm" svg:y1="26.685cm" svg:x2="20.027cm" svg:y2="26.725cm">
            <text:p/>
          </draw:line>
          <draw:line draw:style-name="gr3" draw:text-style-name="P1" draw:layer="TiM_B" svg:x1="19.967cm" svg:y1="26.725cm" svg:x2="19.967cm" svg:y2="26.74cm">
            <text:p/>
          </draw:line>
          <draw:line draw:style-name="gr3" draw:text-style-name="P1" draw:layer="TiM_B" svg:x1="20.027cm" svg:y1="26.74cm" svg:x2="20.027cm" svg:y2="26.783cm">
            <text:p/>
          </draw:line>
          <draw:path draw:style-name="gr3" draw:text-style-name="P1" draw:layer="TiM_B" svg:width="0.005cm" svg:height="0.019cm" svg:x="19.775cm" svg:y="26.608cm" svg:viewBox="0 0 6 20" svg:d="M6 0c-1 2-1 4-2 6 0 1-1 3-1 5-1 1-1 3-1 5-1 1-1 3-2 4">
            <text:p/>
          </draw:path>
          <draw:line draw:style-name="gr3" draw:text-style-name="P1" draw:layer="TiM_B" svg:x1="19.898cm" svg:y1="26.605cm" svg:x2="19.909cm" svg:y2="26.643cm">
            <text:p/>
          </draw:line>
          <draw:line draw:style-name="gr3" draw:text-style-name="P1" draw:layer="TiM_B" svg:x1="19.909cm" svg:y1="26.643cm" svg:x2="19.923cm" svg:y2="26.643cm">
            <text:p/>
          </draw:line>
          <draw:line draw:style-name="gr3" draw:text-style-name="P1" draw:layer="TiM_B" svg:x1="19.869cm" svg:y1="26.515cm" svg:x2="19.828cm" svg:y2="26.643cm">
            <text:p/>
          </draw:line>
          <draw:path draw:style-name="gr3" draw:text-style-name="P1" draw:layer="TiM_B" svg:width="0.009cm" svg:height="0.015cm" svg:x="19.676cm" svg:y="26.548cm" svg:viewBox="0 0 10 16" svg:d="M10 0c-1 2-2 3-3 5-1 1-2 3-3 4 0 1-1 3-2 4s-1 2-2 3">
            <text:p/>
          </draw:path>
          <draw:path draw:style-name="gr3" draw:text-style-name="P1" draw:layer="TiM_B" svg:width="0.008cm" svg:height="0.014cm" svg:x="19.667cm" svg:y="26.549cm" svg:viewBox="0 0 9 15" svg:d="M9 15c-1-3-3-5-4-7-2-3-3-5-5-8">
            <text:p/>
          </draw:path>
          <draw:path draw:style-name="gr3" draw:text-style-name="P1" draw:layer="TiM_B" svg:width="0.005cm" svg:height="0.009cm" svg:x="19.676cm" svg:y="26.589cm" svg:viewBox="0 0 6 10" svg:d="M0 0c1 1 1 2 2 3s1 2 2 3c0 1 1 1 1 2s1 1 1 2">
            <text:p/>
          </draw:path>
          <draw:line draw:style-name="gr3" draw:text-style-name="P1" draw:layer="TiM_B" svg:x1="19.785cm" svg:y1="26.798cm" svg:x2="19.799cm" svg:y2="26.798cm">
            <text:p/>
          </draw:line>
          <draw:line draw:style-name="gr3" draw:text-style-name="P1" draw:layer="TiM_B" svg:x1="19.799cm" svg:y1="26.798cm" svg:x2="19.758cm" svg:y2="26.67cm">
            <text:p/>
          </draw:line>
          <draw:line draw:style-name="gr3" draw:text-style-name="P1" draw:layer="TiM_B" svg:x1="19.704cm" svg:y1="26.798cm" svg:x2="19.718cm" svg:y2="26.798cm">
            <text:p/>
          </draw:line>
          <draw:line draw:style-name="gr3" draw:text-style-name="P1" draw:layer="TiM_B" svg:x1="19.729cm" svg:y1="26.76cm" svg:x2="19.774cm" svg:y2="26.76cm">
            <text:p/>
          </draw:line>
          <draw:line draw:style-name="gr3" draw:text-style-name="P1" draw:layer="TiM_B" svg:x1="19.591cm" svg:y1="26.798cm" svg:x2="19.591cm" svg:y2="26.67cm">
            <text:p/>
          </draw:line>
          <draw:line draw:style-name="gr3" draw:text-style-name="P1" draw:layer="TiM_B" svg:x1="19.591cm" svg:y1="26.67cm" svg:x2="19.514cm" svg:y2="26.67cm">
            <text:p/>
          </draw:line>
          <draw:line draw:style-name="gr3" draw:text-style-name="P1" draw:layer="TiM_B" svg:x1="19.514cm" svg:y1="26.67cm" svg:x2="19.514cm" svg:y2="26.685cm">
            <text:p/>
          </draw:line>
          <draw:line draw:style-name="gr3" draw:text-style-name="P1" draw:layer="TiM_B" svg:x1="19.517cm" svg:y1="26.725cm" svg:x2="19.517cm" svg:y2="26.74cm">
            <text:p/>
          </draw:line>
          <draw:line draw:style-name="gr3" draw:text-style-name="P1" draw:layer="TiM_B" svg:x1="20.086cm" svg:y1="16.187cm" svg:x2="20.086cm" svg:y2="15.816cm">
            <text:p/>
          </draw:line>
          <draw:path draw:style-name="gr3" draw:text-style-name="P1" draw:layer="TiM_B" svg:width="0.025cm" svg:height="0.021cm" svg:x="19.622cm" svg:y="16.095cm" svg:viewBox="0 0 26 22" svg:d="M26 22c-1 0-2 0-3 0s-2 0-3 0-1 0-2 0c-1-1-2-1-3-1s-1-1-2-1-2-1-2-1c-1 0-2-1-2-1-1-1-1-1-2-2-1 0-1-1-2-1 0-1-1-1-1-2 0 0-1-1-1-2-1 0-1-1-1-2 0 0-1-1-1-2 0 0 0-1 0-2-1-1-1-1-1-2s0-2 0-3">
            <text:p/>
          </draw:path>
          <draw:path draw:style-name="gr3" draw:text-style-name="P1" draw:layer="TiM_B" svg:width="0.031cm" svg:height="0.023cm" svg:x="19.622cm" svg:y="16.071cm" svg:viewBox="0 0 32 24" svg:d="M0 24c0 0 0-1 0-2s1-2 1-3 0-1 1-2c0-1 0-2 1-2 0-1 1-2 1-3 1 0 1-1 2-1 1-1 1-2 2-2 1-1 1-1 2-1 1-1 1-1 2-1 0 0 1-1 2-1 0 0 1-1 2-1s1 0 2-1c1 0 2 0 3-1 1 0 2 0 4-1 1 0 2 0 3-1 2 0 3 0 4-1">
            <text:p/>
          </draw:path>
          <draw:path draw:style-name="gr3" draw:text-style-name="P1" draw:layer="TiM_B" svg:width="0.034cm" svg:height="0.034cm" svg:x="19.654cm" svg:y="16.036cm" svg:viewBox="0 0 35 35" svg:d="M0 35c1 0 3 0 4-1 1 0 2-1 3-1s2-1 3-1 2-1 3-1 2-1 3-1c0 0 1-1 2-1s1-1 2-1c0-1 1-1 2-1 1-1 2-2 3-3 0-1 1-1 2-2s2-2 2-3c1-1 2-2 2-4 1-1 2-2 2-3s1-3 1-4 1-3 1-4 0-3 0-4">
            <text:p/>
          </draw:path>
          <draw:path draw:style-name="gr3" draw:text-style-name="P1" draw:layer="TiM_B" svg:width="0.036cm" svg:height="0.034cm" svg:x="19.652cm" svg:y="16.001cm" svg:viewBox="0 0 37 35" svg:d="M37 35c0-1 0-3 0-4s-1-2-1-3c0-2 0-3-1-4 0-1 0-2-1-3 0-1-1-2-1-3-1-1-1-2-2-3 0-1-1-2-2-3s-1-2-2-2c-1-1-2-2-3-3-1 0-2-1-3-2-1 0-2-1-3-1-1-1-2-1-3-2-1 0-2-1-4-1-1 0-2 0-3-1-2 0-3 0-4 0-2 0-3 0-4 0">
            <text:p/>
          </draw:path>
          <draw:path draw:style-name="gr3" draw:text-style-name="P1" draw:layer="TiM_B" svg:width="0.024cm" svg:height="0.024cm" svg:x="19.626cm" svg:y="16.016cm" svg:viewBox="0 0 25 25" svg:d="M0 25c0-1 0-2 0-3s0-2 0-3c1-1 1-2 1-3s1-2 1-2c0-1 1-2 1-3 0 0 1-1 1-2 1 0 1-1 2-1 0-1 1-2 1-2 1-1 1-1 2-2 0 0 1 0 2-1 0 0 1-1 2-1 0 0 1 0 2-1 1 0 1 0 2 0 1-1 2-1 3-1s1 0 2 0 2 0 3 0">
            <text:p/>
          </draw:path>
          <draw:path draw:style-name="gr3" draw:text-style-name="P1" draw:layer="TiM_B" svg:width="0.021cm" svg:height="0.005cm" svg:x="19.629cm" svg:y="16.058cm" svg:viewBox="0 0 22 6" svg:d="M22 0c-1 0-3 0-4 1-1 0-2 0-3 1-1 0-3 0-4 1-1 0-2 0-3 0 0 1-1 1-2 1s-2 1-3 1c0 0-1 0-2 1h-1">
            <text:p/>
          </draw:path>
          <draw:path draw:style-name="gr3" draw:text-style-name="P1" draw:layer="TiM_B" svg:width="0.019cm" svg:height="0.03cm" svg:x="19.609cm" svg:y="16.064cm" svg:viewBox="0 0 20 31" svg:d="M20 0c-2 1-3 2-5 3-1 1-3 2-4 3s-2 2-3 3-2 2-3 4c-1 1-2 2-2 4-1 1-1 3-2 4 0 2-1 3-1 5s0 3 0 5">
            <text:p/>
          </draw:path>
          <draw:path draw:style-name="gr3" draw:text-style-name="P1" draw:layer="TiM_B" svg:width="0.033cm" svg:height="0.05cm" svg:x="19.85cm" svg:y="16.066cm" svg:viewBox="0 0 34 51" svg:d="M34 0c0 2 0 4 0 6s0 4-1 6c0 2 0 4 0 5-1 2-1 4-1 5-1 2-1 4-2 5 0 1-1 3-1 4-1 2-1 3-2 4s-2 2-2 4c-1 1-2 2-3 3s-1 1-2 2-2 2-3 2c-1 1-2 2-3 2-1 1-2 1-3 2-1 0-3 0-4 1-1 0-2 0-3 0-2 0-3 0-4 0">
            <text:p/>
          </draw:path>
          <draw:path draw:style-name="gr3" draw:text-style-name="P1" draw:layer="TiM_B" svg:width="0.048cm" svg:height="0.064cm" svg:x="19.848cm" svg:y="16.001cm" svg:viewBox="0 0 49 65" svg:d="M49 65c0-2 0-4 0-5 0-2 0-4 0-5 0-2 0-4-1-5 0-2 0-3 0-5-1-1-1-3-1-4-1-1-1-3-1-4-1-1-1-3-2-4 0-1-1-3-1-4-1-1-1-2-2-3 0-1-1-3-2-4 0-1-1-2-2-3 0-1-1-2-2-3s-1-1-2-2-2-2-3-3c0 0-1-1-2-2s-2-1-3-2c-1 0-2-1-3-2-1 0-2-1-3-1-1-1-2-1-3-1-1-1-2-1-3-1-1-1-2-1-3-1s-2-1-3-1-2 0-3 0-3 0-4 0">
            <text:p/>
          </draw:path>
          <draw:path draw:style-name="gr3" draw:text-style-name="P1" draw:layer="TiM_B" svg:width="0.04cm" svg:height="0.037cm" svg:x="19.807cm" svg:y="16.001cm" svg:viewBox="0 0 41 38" svg:d="M41 0c-1 0-2 0-3 0-2 0-3 0-4 0-1 1-2 1-3 1-2 0-3 1-4 1-1 1-2 1-3 2-1 0-2 1-3 1-1 1-2 1-3 2s-2 2-3 2c0 1-1 2-2 3s-2 2-3 3c0 1-1 2-2 3 0 1-1 2-2 4 0 1-1 2-2 3 0 2-1 3-1 4-1 2-1 3-2 5 0 1 0 3-1 4">
            <text:p/>
          </draw:path>
          <draw:path draw:style-name="gr3" draw:text-style-name="P1" draw:layer="TiM_B" svg:width="0.027cm" svg:height="0.025cm" svg:x="19.821cm" svg:y="16.016cm" svg:viewBox="0 0 28 26" svg:d="M0 26c0-1 0-2 1-3 0-1 0-2 1-3 0-1 0-2 1-3 0-1 1-1 1-2s1-2 1-3c1 0 1-1 2-2 0 0 1-1 1-2 1 0 2-1 2-2 1 0 1-1 2-1 1-1 1-1 2-1 1-1 1-1 2-2 1 0 1 0 2-1 1 0 2 0 2 0 1-1 2-1 3-1s1 0 2 0 2 0 3 0">
            <text:p/>
          </draw:path>
          <draw:line draw:style-name="gr3" draw:text-style-name="P1" draw:layer="TiM_B" svg:x1="19.962cm" svg:y1="16.116cm" svg:x2="19.962cm" svg:y2="16.131cm">
            <text:p/>
          </draw:line>
          <draw:line draw:style-name="gr3" draw:text-style-name="P1" draw:layer="TiM_B" svg:x1="20.041cm" svg:y1="16.002cm" svg:x2="19.964cm" svg:y2="16.002cm">
            <text:p/>
          </draw:line>
          <draw:line draw:style-name="gr3" draw:text-style-name="P1" draw:layer="TiM_B" svg:x1="20.027cm" svg:y1="16.017cm" svg:x2="20.027cm" svg:y2="16.057cm">
            <text:p/>
          </draw:line>
          <draw:line draw:style-name="gr3" draw:text-style-name="P1" draw:layer="TiM_B" svg:x1="19.967cm" svg:y1="16.057cm" svg:x2="19.967cm" svg:y2="16.072cm">
            <text:p/>
          </draw:line>
          <draw:line draw:style-name="gr3" draw:text-style-name="P1" draw:layer="TiM_B" svg:x1="20.027cm" svg:y1="16.072cm" svg:x2="20.027cm" svg:y2="16.116cm">
            <text:p/>
          </draw:line>
          <draw:path draw:style-name="gr3" draw:text-style-name="P1" draw:layer="TiM_B" svg:width="0.005cm" svg:height="0.019cm" svg:x="19.775cm" svg:y="15.941cm" svg:viewBox="0 0 6 20" svg:d="M6 0c-1 1-1 3-2 5 0 2-1 3-1 5-1 2-1 3-1 5-1 2-1 3-2 5">
            <text:p/>
          </draw:path>
          <draw:line draw:style-name="gr3" draw:text-style-name="P1" draw:layer="TiM_B" svg:x1="19.898cm" svg:y1="15.937cm" svg:x2="19.909cm" svg:y2="15.976cm">
            <text:p/>
          </draw:line>
          <draw:line draw:style-name="gr3" draw:text-style-name="P1" draw:layer="TiM_B" svg:x1="19.909cm" svg:y1="15.976cm" svg:x2="19.923cm" svg:y2="15.976cm">
            <text:p/>
          </draw:line>
          <draw:line draw:style-name="gr3" draw:text-style-name="P1" draw:layer="TiM_B" svg:x1="19.869cm" svg:y1="15.847cm" svg:x2="19.828cm" svg:y2="15.976cm">
            <text:p/>
          </draw:line>
          <draw:path draw:style-name="gr3" draw:text-style-name="P1" draw:layer="TiM_B" svg:width="0.009cm" svg:height="0.014cm" svg:x="19.676cm" svg:y="15.881cm" svg:viewBox="0 0 10 15" svg:d="M10 0c-1 1-2 3-3 4-1 2-2 3-3 4 0 2-1 3-2 4s-1 2-2 3">
            <text:p/>
          </draw:path>
          <draw:path draw:style-name="gr3" draw:text-style-name="P1" draw:layer="TiM_B" svg:width="0.008cm" svg:height="0.013cm" svg:x="19.667cm" svg:y="15.882cm" svg:viewBox="0 0 9 14" svg:d="M9 14c-1-2-3-5-4-7-2-2-3-5-5-7">
            <text:p/>
          </draw:path>
          <draw:path draw:style-name="gr3" draw:text-style-name="P1" draw:layer="TiM_B" svg:width="0.005cm" svg:height="0.009cm" svg:x="19.676cm" svg:y="15.921cm" svg:viewBox="0 0 6 10" svg:d="M0 0c1 1 1 2 2 4 1 0 1 1 2 2 0 1 1 2 1 2 0 1 1 1 1 2">
            <text:p/>
          </draw:path>
          <draw:line draw:style-name="gr3" draw:text-style-name="P1" draw:layer="TiM_B" svg:x1="19.785cm" svg:y1="16.131cm" svg:x2="19.799cm" svg:y2="16.131cm">
            <text:p/>
          </draw:line>
          <draw:line draw:style-name="gr3" draw:text-style-name="P1" draw:layer="TiM_B" svg:x1="19.799cm" svg:y1="16.131cm" svg:x2="19.758cm" svg:y2="16.002cm">
            <text:p/>
          </draw:line>
          <draw:line draw:style-name="gr3" draw:text-style-name="P1" draw:layer="TiM_B" svg:x1="19.704cm" svg:y1="16.131cm" svg:x2="19.718cm" svg:y2="16.131cm">
            <text:p/>
          </draw:line>
          <draw:line draw:style-name="gr3" draw:text-style-name="P1" draw:layer="TiM_B" svg:x1="19.729cm" svg:y1="16.092cm" svg:x2="19.774cm" svg:y2="16.092cm">
            <text:p/>
          </draw:line>
          <draw:line draw:style-name="gr3" draw:text-style-name="P1" draw:layer="TiM_B" svg:x1="19.591cm" svg:y1="16.131cm" svg:x2="19.591cm" svg:y2="16.002cm">
            <text:p/>
          </draw:line>
          <draw:line draw:style-name="gr3" draw:text-style-name="P1" draw:layer="TiM_B" svg:x1="19.591cm" svg:y1="16.002cm" svg:x2="19.514cm" svg:y2="16.002cm">
            <text:p/>
          </draw:line>
          <draw:line draw:style-name="gr3" draw:text-style-name="P1" draw:layer="TiM_B" svg:x1="19.514cm" svg:y1="16.002cm" svg:x2="19.514cm" svg:y2="16.017cm">
            <text:p/>
          </draw:line>
          <draw:line draw:style-name="gr3" draw:text-style-name="P1" draw:layer="TiM_B" svg:x1="19.517cm" svg:y1="16.057cm" svg:x2="19.517cm" svg:y2="16.072cm">
            <text:p/>
          </draw:line>
          <draw:line draw:style-name="gr3" draw:text-style-name="P1" draw:layer="TiM_B" svg:x1="20.161cm" svg:y1="16.187cm" svg:x2="20.086cm" svg:y2="16.187cm">
            <text:p/>
          </draw:line>
          <draw:path draw:style-name="gr3" draw:text-style-name="P1" draw:layer="TiM_B" svg:width="0.005cm" svg:height="0.023cm" svg:x="19.875cm" svg:y="14.338cm" svg:viewBox="0 0 6 24" svg:d="M0 0c1 2 1 4 2 6 0 2 1 4 1 6s1 4 2 6c0 2 1 4 1 6">
            <text:p/>
          </draw:path>
          <draw:path draw:style-name="gr3" draw:text-style-name="P1" draw:layer="TiM_B" svg:width="0.005cm" svg:height="0.023cm" svg:x="19.751cm" svg:y="14.493cm" svg:viewBox="0 0 6 24" svg:d="M0 0c1 2 1 4 2 6 0 2 1 4 1 6s1 4 2 6c0 2 1 4 1 6">
            <text:p/>
          </draw:path>
          <draw:path draw:style-name="gr3" draw:text-style-name="P1" draw:layer="TiM_B" svg:width="0.006cm" svg:height="0.025cm" svg:x="19.744cm" svg:y="14.493cm" svg:viewBox="0 0 7 26" svg:d="M0 26c1-1 1-2 1-4 1-1 1-2 1-4 1-1 1-2 2-3 0-1 0-2 0-3 1-2 1-3 1-4 1-1 1-2 1-3s1-2 1-3c0 0 0-1 0-2">
            <text:p/>
          </draw:path>
          <draw:path draw:style-name="gr3" draw:text-style-name="P1" draw:layer="TiM_B" svg:width="0.005cm" svg:height="0.023cm" svg:x="19.751cm" svg:y="3.825cm" svg:viewBox="0 0 6 24" svg:d="M0 0c1 2 1 4 2 6 0 2 1 4 1 6s1 4 2 6c0 2 1 4 1 6">
            <text:p/>
          </draw:path>
          <draw:path draw:style-name="gr3" draw:text-style-name="P1" draw:layer="TiM_B" svg:width="0.006cm" svg:height="0.026cm" svg:x="19.744cm" svg:y="3.825cm" svg:viewBox="0 0 7 27" svg:d="M0 27c1-2 1-3 1-4 1-2 1-3 1-4 1-1 1-3 2-4 0-1 0-2 0-3 1-1 1-2 1-3 1-1 1-2 1-3s1-2 1-3 0-2 0-3">
            <text:p/>
          </draw:path>
          <draw:line draw:style-name="gr3" draw:text-style-name="P1" draw:layer="TiM_B" svg:x1="24.544cm" svg:y1="16.278cm" svg:x2="24.484cm" svg:y2="16.278cm">
            <text:p/>
          </draw:line>
          <draw:line draw:style-name="gr3" draw:text-style-name="P1" draw:layer="TiM_B" svg:x1="23.02cm" svg:y1="16.278cm" svg:x2="22.96cm" svg:y2="16.278cm">
            <text:p/>
          </draw:line>
          <draw:line draw:style-name="gr3" draw:text-style-name="P1" draw:layer="TiM_B" svg:x1="24.29cm" svg:y1="16.278cm" svg:x2="24.23cm" svg:y2="16.278cm">
            <text:p/>
          </draw:line>
          <draw:line draw:style-name="gr3" draw:text-style-name="P1" draw:layer="TiM_B" svg:x1="38.004cm" svg:y1="16.278cm" svg:x2="37.944cm" svg:y2="16.278cm">
            <text:p/>
          </draw:line>
          <draw:line draw:style-name="gr3" draw:text-style-name="P1" draw:layer="TiM_B" svg:x1="22.766cm" svg:y1="16.278cm" svg:x2="22.706cm" svg:y2="16.278cm">
            <text:p/>
          </draw:line>
          <draw:line draw:style-name="gr3" draw:text-style-name="P1" draw:layer="TiM_B" svg:x1="38.258cm" svg:y1="16.278cm" svg:x2="38.198cm" svg:y2="16.278cm">
            <text:p/>
          </draw:line>
          <draw:path draw:style-name="gr3" draw:text-style-name="P1" draw:layer="TiM_B" svg:width="0.005cm" svg:height="0.024cm" svg:x="19.875cm" svg:y="26.528cm" svg:viewBox="0 0 6 25" svg:d="M0 0c1 2 1 4 2 7 0 2 1 4 1 6s1 4 2 6c0 2 1 4 1 6">
            <text:p/>
          </draw:path>
          <draw:path draw:style-name="gr3" draw:text-style-name="P1" draw:layer="TiM_B" svg:width="0.005cm" svg:height="0.024cm" svg:x="19.751cm" svg:y="26.683cm" svg:viewBox="0 0 6 25" svg:d="M0 0c1 2 1 5 2 7 0 2 1 4 1 6s1 4 2 6c0 2 1 4 1 6">
            <text:p/>
          </draw:path>
          <draw:path draw:style-name="gr3" draw:text-style-name="P1" draw:layer="TiM_B" svg:width="0.005cm" svg:height="0.023cm" svg:x="19.875cm" svg:y="15.861cm" svg:viewBox="0 0 6 24" svg:d="M0 0c1 2 1 4 2 6 0 2 1 4 1 6s1 4 2 6c0 2 1 4 1 6">
            <text:p/>
          </draw:path>
          <draw:path draw:style-name="gr3" draw:text-style-name="P1" draw:layer="TiM_B" svg:width="0.005cm" svg:height="0.023cm" svg:x="19.751cm" svg:y="16.016cm" svg:viewBox="0 0 6 24" svg:d="M0 0c1 2 1 4 2 6 0 2 1 4 1 6s1 4 2 6c0 2 1 4 1 6">
            <text:p/>
          </draw:path>
          <draw:path draw:style-name="gr3" draw:text-style-name="P1" draw:layer="TiM_B" svg:width="0.005cm" svg:height="0.023cm" svg:x="19.875cm" svg:y="14.338cm" svg:viewBox="0 0 6 24" svg:d="M0 0c1 2 1 4 2 6 0 2 1 4 1 6s1 4 2 6c0 2 1 4 1 6">
            <text:p/>
          </draw:path>
          <draw:path draw:style-name="gr3" draw:text-style-name="P1" draw:layer="TiM_B" svg:width="0.006cm" svg:height="0.025cm" svg:x="19.868cm" svg:y="14.338cm" svg:viewBox="0 0 7 26" svg:d="M0 26c1-1 1-2 1-4 1-1 1-2 1-4 1-1 1-2 2-3 0-1 0-2 0-4 1-1 1-2 1-3 1-1 1-2 1-3s1-2 1-3c0 0 0-1 0-2">
            <text:p/>
          </draw:path>
          <draw:line draw:style-name="gr3" draw:text-style-name="P1" draw:layer="TiM_B" svg:x1="19.857cm" svg:y1="14.399cm" svg:x2="19.868cm" svg:y2="14.364cm">
            <text:p/>
          </draw:line>
          <draw:line draw:style-name="gr3" draw:text-style-name="P1" draw:layer="TiM_B" svg:x1="19.894cm" svg:y1="14.399cm" svg:x2="19.857cm" svg:y2="14.399cm">
            <text:p/>
          </draw:line>
          <draw:line draw:style-name="gr3" draw:text-style-name="P1" draw:layer="TiM_B" svg:x1="19.881cm" svg:y1="14.362cm" svg:x2="19.894cm" svg:y2="14.399cm">
            <text:p/>
          </draw:line>
          <draw:path draw:style-name="gr3" draw:text-style-name="P1" draw:layer="TiM_B" svg:width="0.005cm" svg:height="0.023cm" svg:x="19.751cm" svg:y="14.493cm" svg:viewBox="0 0 6 24" svg:d="M0 0c1 2 1 4 2 6 0 2 1 4 1 6s1 4 2 6c0 2 1 4 1 6">
            <text:p/>
          </draw:path>
          <draw:path draw:style-name="gr3" draw:text-style-name="P1" draw:layer="TiM_B" svg:width="0.006cm" svg:height="0.025cm" svg:x="19.744cm" svg:y="14.493cm" svg:viewBox="0 0 7 26" svg:d="M0 26c1-1 1-2 1-4 1-1 1-2 1-4 1-1 1-2 2-3 0-1 0-2 0-3 1-2 1-3 1-4 1-1 1-2 1-3s1-2 1-3c0 0 0-1 0-2">
            <text:p/>
          </draw:path>
          <draw:line draw:style-name="gr3" draw:text-style-name="P1" draw:layer="TiM_B" svg:x1="19.733cm" svg:y1="14.555cm" svg:x2="19.744cm" svg:y2="14.519cm">
            <text:p/>
          </draw:line>
          <draw:line draw:style-name="gr3" draw:text-style-name="P1" draw:layer="TiM_B" svg:x1="19.769cm" svg:y1="14.555cm" svg:x2="19.733cm" svg:y2="14.555cm">
            <text:p/>
          </draw:line>
          <draw:line draw:style-name="gr3" draw:text-style-name="P1" draw:layer="TiM_B" svg:x1="19.757cm" svg:y1="14.517cm" svg:x2="19.769cm" svg:y2="14.555cm">
            <text:p/>
          </draw:line>
          <draw:path draw:style-name="gr3" draw:text-style-name="P1" draw:layer="TiM_B" svg:width="0.005cm" svg:height="0.023cm" svg:x="19.875cm" svg:y="3.67cm" svg:viewBox="0 0 6 24" svg:d="M0 0c1 2 1 4 2 6 0 2 1 4 1 6s1 4 2 6c0 2 1 4 1 6">
            <text:p/>
          </draw:path>
          <draw:path draw:style-name="gr3" draw:text-style-name="P1" draw:layer="TiM_B" svg:width="0.006cm" svg:height="0.026cm" svg:x="19.868cm" svg:y="3.67cm" svg:viewBox="0 0 7 27" svg:d="M0 27c1-2 1-3 1-4 1-2 1-3 1-4 1-1 1-3 2-4 0-1 0-2 0-3 1-1 1-2 1-3 1-1 1-2 1-3s1-2 1-3 0-2 0-3">
            <text:p/>
          </draw:path>
          <draw:line draw:style-name="gr3" draw:text-style-name="P1" draw:layer="TiM_B" svg:x1="19.857cm" svg:y1="3.732cm" svg:x2="19.868cm" svg:y2="3.697cm">
            <text:p/>
          </draw:line>
          <draw:line draw:style-name="gr3" draw:text-style-name="P1" draw:layer="TiM_B" svg:x1="19.894cm" svg:y1="3.732cm" svg:x2="19.857cm" svg:y2="3.732cm">
            <text:p/>
          </draw:line>
          <draw:line draw:style-name="gr3" draw:text-style-name="P1" draw:layer="TiM_B" svg:x1="19.881cm" svg:y1="3.694cm" svg:x2="19.894cm" svg:y2="3.732cm">
            <text:p/>
          </draw:line>
          <draw:path draw:style-name="gr3" draw:text-style-name="P1" draw:layer="TiM_B" svg:width="0.005cm" svg:height="0.023cm" svg:x="19.751cm" svg:y="3.825cm" svg:viewBox="0 0 6 24" svg:d="M0 0c1 2 1 4 2 6 0 2 1 4 1 6s1 4 2 6c0 2 1 4 1 6">
            <text:p/>
          </draw:path>
          <draw:path draw:style-name="gr3" draw:text-style-name="P1" draw:layer="TiM_B" svg:width="0.006cm" svg:height="0.026cm" svg:x="19.744cm" svg:y="3.825cm" svg:viewBox="0 0 7 27" svg:d="M0 27c1-2 1-3 1-4 1-2 1-3 1-4 1-1 1-3 2-4 0-1 0-2 0-3 1-1 1-2 1-3 1-1 1-2 1-3s1-2 1-3 0-2 0-3">
            <text:p/>
          </draw:path>
          <draw:line draw:style-name="gr3" draw:text-style-name="P1" draw:layer="TiM_B" svg:x1="19.733cm" svg:y1="3.887cm" svg:x2="19.744cm" svg:y2="3.852cm">
            <text:p/>
          </draw:line>
          <draw:line draw:style-name="gr3" draw:text-style-name="P1" draw:layer="TiM_B" svg:x1="19.769cm" svg:y1="3.887cm" svg:x2="19.733cm" svg:y2="3.887cm">
            <text:p/>
          </draw:line>
          <draw:line draw:style-name="gr3" draw:text-style-name="P1" draw:layer="TiM_B" svg:x1="19.757cm" svg:y1="3.849cm" svg:x2="19.769cm" svg:y2="3.887cm">
            <text:p/>
          </draw:line>
          <draw:line draw:style-name="gr3" draw:text-style-name="P1" draw:layer="TiM_B" svg:x1="24.664cm" svg:y1="15.534cm" svg:x2="24.106cm" svg:y2="15.534cm">
            <text:p/>
          </draw:line>
          <draw:line draw:style-name="gr3" draw:text-style-name="P1" draw:layer="TiM_B" svg:x1="24.664cm" svg:y1="16.099cm" svg:x2="24.664cm" svg:y2="15.534cm">
            <text:p/>
          </draw:line>
          <draw:line draw:style-name="gr3" draw:text-style-name="P1" draw:layer="TiM_B" svg:x1="24.106cm" svg:y1="16.098cm" svg:x2="24.23cm" svg:y2="16.098cm">
            <text:p/>
          </draw:line>
          <draw:line draw:style-name="gr3" draw:text-style-name="P1" draw:layer="TiM_B" svg:x1="24.29cm" svg:y1="16.098cm" svg:x2="24.484cm" svg:y2="16.098cm">
            <text:p/>
          </draw:line>
          <draw:line draw:style-name="gr3" draw:text-style-name="P1" draw:layer="TiM_B" svg:x1="24.544cm" svg:y1="16.098cm" svg:x2="24.664cm" svg:y2="16.098cm">
            <text:p/>
          </draw:line>
          <draw:line draw:style-name="gr3" draw:text-style-name="P1" draw:layer="TiM_B" svg:x1="24.106cm" svg:y1="16.099cm" svg:x2="24.106cm" svg:y2="15.534cm">
            <text:p/>
          </draw:line>
          <draw:line draw:style-name="gr3" draw:text-style-name="P1" draw:layer="TiM_B" svg:x1="23.14cm" svg:y1="15.534cm" svg:x2="22.582cm" svg:y2="15.534cm">
            <text:p/>
          </draw:line>
          <draw:line draw:style-name="gr3" draw:text-style-name="P1" draw:layer="TiM_B" svg:x1="23.14cm" svg:y1="16.098cm" svg:x2="23.14cm" svg:y2="16.058cm">
            <text:p/>
          </draw:line>
          <draw:line draw:style-name="gr3" draw:text-style-name="P1" draw:layer="TiM_B" svg:x1="23.14cm" svg:y1="16.099cm" svg:x2="23.14cm" svg:y2="15.534cm">
            <text:p/>
          </draw:line>
          <draw:line draw:style-name="gr3" draw:text-style-name="P1" draw:layer="TiM_B" svg:x1="22.582cm" svg:y1="16.098cm" svg:x2="22.706cm" svg:y2="16.098cm">
            <text:p/>
          </draw:line>
          <draw:line draw:style-name="gr3" draw:text-style-name="P1" draw:layer="TiM_B" svg:x1="22.766cm" svg:y1="16.098cm" svg:x2="22.96cm" svg:y2="16.098cm">
            <text:p/>
          </draw:line>
          <draw:line draw:style-name="gr3" draw:text-style-name="P1" draw:layer="TiM_B" svg:x1="23.02cm" svg:y1="16.098cm" svg:x2="23.14cm" svg:y2="16.098cm">
            <text:p/>
          </draw:line>
          <draw:line draw:style-name="gr3" draw:text-style-name="P1" draw:layer="TiM_B" svg:x1="22.582cm" svg:y1="16.099cm" svg:x2="22.582cm" svg:y2="15.534cm">
            <text:p/>
          </draw:line>
          <draw:line draw:style-name="gr3" draw:text-style-name="P1" draw:layer="TiM_B" svg:x1="38.378cm" svg:y1="15.534cm" svg:x2="37.82cm" svg:y2="15.534cm">
            <text:p/>
          </draw:line>
          <draw:line draw:style-name="gr3" draw:text-style-name="P1" draw:layer="TiM_B" svg:x1="38.378cm" svg:y1="16.098cm" svg:x2="38.378cm" svg:y2="16.058cm">
            <text:p/>
          </draw:line>
          <draw:line draw:style-name="gr3" draw:text-style-name="P1" draw:layer="TiM_B" svg:x1="38.378cm" svg:y1="16.099cm" svg:x2="38.378cm" svg:y2="15.534cm">
            <text:p/>
          </draw:line>
          <draw:line draw:style-name="gr3" draw:text-style-name="P1" draw:layer="TiM_B" svg:x1="37.82cm" svg:y1="16.098cm" svg:x2="37.944cm" svg:y2="16.098cm">
            <text:p/>
          </draw:line>
          <draw:line draw:style-name="gr3" draw:text-style-name="P1" draw:layer="TiM_B" svg:x1="38.004cm" svg:y1="16.098cm" svg:x2="38.198cm" svg:y2="16.098cm">
            <text:p/>
          </draw:line>
          <draw:line draw:style-name="gr3" draw:text-style-name="P1" draw:layer="TiM_B" svg:x1="38.258cm" svg:y1="16.098cm" svg:x2="38.378cm" svg:y2="16.098cm">
            <text:p/>
          </draw:line>
          <draw:line draw:style-name="gr3" draw:text-style-name="P1" draw:layer="TiM_B" svg:x1="37.82cm" svg:y1="16.099cm" svg:x2="37.82cm" svg:y2="15.534cm">
            <text:p/>
          </draw:line>
          <draw:path draw:style-name="gr3" draw:text-style-name="P1" draw:layer="TiM_B" svg:width="0.005cm" svg:height="0.024cm" svg:x="19.875cm" svg:y="26.528cm" svg:viewBox="0 0 6 25" svg:d="M0 0c1 2 1 4 2 7 0 2 1 4 1 6s1 4 2 6c0 2 1 4 1 6">
            <text:p/>
          </draw:path>
          <draw:path draw:style-name="gr3" draw:text-style-name="P1" draw:layer="TiM_B" svg:width="0.006cm" svg:height="0.026cm" svg:x="19.868cm" svg:y="26.528cm" svg:viewBox="0 0 7 27" svg:d="M0 27c1-2 1-3 1-4 1-1 1-3 1-4 1-1 1-2 2-4 0-1 0-2 0-3 1-1 1-2 1-3 1-1 1-2 1-3s1-2 1-3 0-2 0-3">
            <text:p/>
          </draw:path>
          <draw:line draw:style-name="gr3" draw:text-style-name="P1" draw:layer="TiM_B" svg:x1="19.857cm" svg:y1="26.59cm" svg:x2="19.868cm" svg:y2="26.555cm">
            <text:p/>
          </draw:line>
          <draw:line draw:style-name="gr3" draw:text-style-name="P1" draw:layer="TiM_B" svg:x1="19.894cm" svg:y1="26.59cm" svg:x2="19.857cm" svg:y2="26.59cm">
            <text:p/>
          </draw:line>
          <draw:line draw:style-name="gr3" draw:text-style-name="P1" draw:layer="TiM_B" svg:x1="19.881cm" svg:y1="26.553cm" svg:x2="19.894cm" svg:y2="26.59cm">
            <text:p/>
          </draw:line>
          <draw:path draw:style-name="gr3" draw:text-style-name="P1" draw:layer="TiM_B" svg:width="0.005cm" svg:height="0.024cm" svg:x="19.751cm" svg:y="26.683cm" svg:viewBox="0 0 6 25" svg:d="M0 0c1 2 1 5 2 7 0 2 1 4 1 6s1 4 2 6c0 2 1 4 1 6">
            <text:p/>
          </draw:path>
          <draw:path draw:style-name="gr3" draw:text-style-name="P1" draw:layer="TiM_B" svg:width="0.006cm" svg:height="0.026cm" svg:x="19.744cm" svg:y="26.683cm" svg:viewBox="0 0 7 27" svg:d="M0 27c1-1 1-3 1-4 1-1 1-3 1-4 1-1 1-2 2-3 0-2 0-3 0-4 1-1 1-2 1-3 1-1 1-2 1-3s1-2 1-3 0-2 0-3">
            <text:p/>
          </draw:path>
          <draw:line draw:style-name="gr3" draw:text-style-name="P1" draw:layer="TiM_B" svg:x1="19.733cm" svg:y1="26.745cm" svg:x2="19.744cm" svg:y2="26.71cm">
            <text:p/>
          </draw:line>
          <draw:line draw:style-name="gr3" draw:text-style-name="P1" draw:layer="TiM_B" svg:x1="19.769cm" svg:y1="26.745cm" svg:x2="19.733cm" svg:y2="26.745cm">
            <text:p/>
          </draw:line>
          <draw:line draw:style-name="gr3" draw:text-style-name="P1" draw:layer="TiM_B" svg:x1="19.757cm" svg:y1="26.708cm" svg:x2="19.769cm" svg:y2="26.745cm">
            <text:p/>
          </draw:line>
          <draw:path draw:style-name="gr3" draw:text-style-name="P1" draw:layer="TiM_B" svg:width="0.005cm" svg:height="0.023cm" svg:x="19.875cm" svg:y="15.861cm" svg:viewBox="0 0 6 24" svg:d="M0 0c1 2 1 4 2 6 0 2 1 4 1 6s1 4 2 6c0 2 1 4 1 6">
            <text:p/>
          </draw:path>
          <draw:path draw:style-name="gr3" draw:text-style-name="P1" draw:layer="TiM_B" svg:width="0.006cm" svg:height="0.025cm" svg:x="19.868cm" svg:y="15.861cm" svg:viewBox="0 0 7 26" svg:d="M0 26c1-1 1-2 1-4 1-1 1-2 1-4 1-1 1-2 2-3 0-1 0-2 0-4 1-1 1-2 1-3 1-1 1-2 1-3s1-2 1-3 0-1 0-2">
            <text:p/>
          </draw:path>
          <draw:line draw:style-name="gr3" draw:text-style-name="P1" draw:layer="TiM_B" svg:x1="19.857cm" svg:y1="15.922cm" svg:x2="19.868cm" svg:y2="15.887cm">
            <text:p/>
          </draw:line>
          <draw:line draw:style-name="gr3" draw:text-style-name="P1" draw:layer="TiM_B" svg:x1="19.894cm" svg:y1="15.922cm" svg:x2="19.857cm" svg:y2="15.922cm">
            <text:p/>
          </draw:line>
          <draw:line draw:style-name="gr3" draw:text-style-name="P1" draw:layer="TiM_B" svg:x1="19.881cm" svg:y1="15.885cm" svg:x2="19.894cm" svg:y2="15.922cm">
            <text:p/>
          </draw:line>
          <draw:path draw:style-name="gr3" draw:text-style-name="P1" draw:layer="TiM_B" svg:width="0.005cm" svg:height="0.023cm" svg:x="19.751cm" svg:y="16.016cm" svg:viewBox="0 0 6 24" svg:d="M0 0c1 2 1 4 2 6 0 2 1 4 1 6s1 4 2 6c0 2 1 4 1 6">
            <text:p/>
          </draw:path>
          <draw:path draw:style-name="gr3" draw:text-style-name="P1" draw:layer="TiM_B" svg:width="0.006cm" svg:height="0.025cm" svg:x="19.744cm" svg:y="16.016cm" svg:viewBox="0 0 7 26" svg:d="M0 26c1-1 1-2 1-4 1-1 1-2 1-4 1-1 1-2 2-3 0-1 0-2 0-4 1-1 1-2 1-3 1-1 1-2 1-3s1-2 1-3c0 0 0-1 0-2">
            <text:p/>
          </draw:path>
          <draw:line draw:style-name="gr3" draw:text-style-name="P1" draw:layer="TiM_B" svg:x1="19.733cm" svg:y1="16.077cm" svg:x2="19.744cm" svg:y2="16.042cm">
            <text:p/>
          </draw:line>
          <draw:line draw:style-name="gr3" draw:text-style-name="P1" draw:layer="TiM_B" svg:x1="19.769cm" svg:y1="16.077cm" svg:x2="19.733cm" svg:y2="16.077cm">
            <text:p/>
          </draw:line>
          <draw:line draw:style-name="gr3" draw:text-style-name="P1" draw:layer="TiM_B" svg:x1="19.757cm" svg:y1="16.04cm" svg:x2="19.769cm" svg:y2="16.077cm">
            <text:p/>
          </draw:line>
          <draw:line draw:style-name="gr3" draw:text-style-name="P1" draw:layer="TiM_B" svg:x1="24.664cm" svg:y1="16.098cm" svg:x2="24.106cm" svg:y2="16.098cm">
            <text:p/>
          </draw:line>
          <draw:line draw:style-name="gr3" draw:text-style-name="P1" draw:layer="TiM_B" svg:x1="23.14cm" svg:y1="16.098cm" svg:x2="22.582cm" svg:y2="16.098cm">
            <text:p/>
          </draw:line>
          <draw:line draw:style-name="gr3" draw:text-style-name="P1" draw:layer="TiM_B" svg:x1="38.378cm" svg:y1="16.098cm" svg:x2="37.82cm" svg:y2="16.098cm">
            <text:p/>
          </draw:line>
          <draw:polyline draw:style-name="gr3" draw:text-style-name="P1" draw:layer="TiM_B" svg:width="0cm" svg:height="-0.059cm" svg:x="22.766cm" svg:y="4.087cm" svg:viewBox="0 0 0 -60" draw:points="0,0 0,0 0,1 0,3 0,6 0,9 0,13 0,18 0,23 0,28 0,34 0,40 0,47 0,53 0,60">
            <text:p/>
          </draw:polyline>
          <draw:line draw:style-name="gr3" draw:text-style-name="P1" draw:layer="TiM_B" svg:x1="22.766cm" svg:y1="4.027cm" svg:x2="22.766cm" svg:y2="3.907cm">
            <text:p/>
          </draw:line>
          <draw:line draw:style-name="gr3" draw:text-style-name="P1" draw:layer="TiM_B" svg:x1="22.766cm" svg:y1="4.087cm" svg:x2="22.706cm" svg:y2="4.087cm">
            <text:p/>
          </draw:line>
          <draw:polyline draw:style-name="gr3" draw:text-style-name="P1" draw:layer="TiM_B" svg:width="0cm" svg:height="-0.059cm" svg:x="22.706cm" svg:y="4.087cm" svg:viewBox="0 0 0 -60" draw:points="0,0 0,0 0,1 0,3 0,6 0,9 0,13 0,18 0,23 0,28 0,34 0,40 0,47 0,53 0,60">
            <text:p/>
          </draw:polyline>
          <draw:line draw:style-name="gr3" draw:text-style-name="P1" draw:layer="TiM_B" svg:x1="22.706cm" svg:y1="4.027cm" svg:x2="22.706cm" svg:y2="3.907cm">
            <text:p/>
          </draw:line>
          <draw:line draw:style-name="gr3" draw:text-style-name="P1" draw:layer="TiM_B" svg:x1="23.14cm" svg:y1="3.907cm" svg:x2="23.14cm" svg:y2="3.867cm">
            <text:p/>
          </draw:line>
          <draw:line draw:style-name="gr3" draw:text-style-name="P1" draw:layer="TiM_B" svg:x1="23.14cm" svg:y1="3.907cm" svg:x2="23.14cm" svg:y2="3.342cm">
            <text:p/>
          </draw:line>
          <draw:line draw:style-name="gr3" draw:text-style-name="P1" draw:layer="TiM_B" svg:x1="22.582cm" svg:y1="3.907cm" svg:x2="22.706cm" svg:y2="3.907cm">
            <text:p/>
          </draw:line>
          <draw:line draw:style-name="gr3" draw:text-style-name="P1" draw:layer="TiM_B" svg:x1="22.766cm" svg:y1="3.907cm" svg:x2="22.96cm" svg:y2="3.907cm">
            <text:p/>
          </draw:line>
          <draw:line draw:style-name="gr3" draw:text-style-name="P1" draw:layer="TiM_B" svg:x1="23.02cm" svg:y1="3.907cm" svg:x2="23.14cm" svg:y2="3.907cm">
            <text:p/>
          </draw:line>
          <draw:line draw:style-name="gr3" draw:text-style-name="P1" draw:layer="TiM_B" svg:x1="22.582cm" svg:y1="3.907cm" svg:x2="22.582cm" svg:y2="3.342cm">
            <text:p/>
          </draw:line>
          <draw:line draw:style-name="gr3" draw:text-style-name="P1" draw:layer="TiM_B" svg:x1="23.14cm" svg:y1="3.342cm" svg:x2="22.582cm" svg:y2="3.342cm">
            <text:p/>
          </draw:line>
          <draw:line draw:style-name="gr3" draw:text-style-name="P1" draw:layer="TiM_B" svg:x1="22.96cm" svg:y1="4.027cm" svg:x2="22.96cm" svg:y2="3.907cm">
            <text:p/>
          </draw:line>
          <draw:line draw:style-name="gr3" draw:text-style-name="P1" draw:layer="TiM_B" svg:x1="23.02cm" svg:y1="4.027cm" svg:x2="23.02cm" svg:y2="3.907cm">
            <text:p/>
          </draw:line>
          <draw:line draw:style-name="gr3" draw:text-style-name="P1" draw:layer="TiM_B" svg:x1="23.14cm" svg:y1="3.907cm" svg:x2="22.582cm" svg:y2="3.907cm">
            <text:p/>
          </draw:line>
          <draw:polyline draw:style-name="gr3" draw:text-style-name="P1" draw:layer="TiM_B" svg:width="0cm" svg:height="-0.059cm" svg:x="23.02cm" svg:y="4.087cm" svg:viewBox="0 0 0 -60" draw:points="0,0 0,0 0,1 0,3 0,6 0,9 0,13 0,18 0,23 0,28 0,34 0,40 0,47 0,53 0,60">
            <text:p/>
          </draw:polyline>
          <draw:line draw:style-name="gr3" draw:text-style-name="P1" draw:layer="TiM_B" svg:x1="23.02cm" svg:y1="4.087cm" svg:x2="22.96cm" svg:y2="4.087cm">
            <text:p/>
          </draw:line>
          <draw:polyline draw:style-name="gr3" draw:text-style-name="P1" draw:layer="TiM_B" svg:width="0cm" svg:height="-0.059cm" svg:x="22.96cm" svg:y="4.087cm" svg:viewBox="0 0 0 -60" draw:points="0,0 0,0 0,1 0,3 0,6 0,9 0,13 0,18 0,23 0,28 0,34 0,40 0,47 0,53 0,60">
            <text:p/>
          </draw:polyline>
          <draw:polyline draw:style-name="gr3" draw:text-style-name="P1" draw:layer="TiM_B" svg:width="0cm" svg:height="-0.059cm" svg:x="38.004cm" svg:y="4.087cm" svg:viewBox="0 0 0 -60" draw:points="0,0 0,0 0,1 0,3 0,6 0,9 0,13 0,18 0,23 0,28 0,34 0,40 0,47 0,53 0,60">
            <text:p/>
          </draw:polyline>
          <draw:line draw:style-name="gr3" draw:text-style-name="P1" draw:layer="TiM_B" svg:x1="38.004cm" svg:y1="4.027cm" svg:x2="38.004cm" svg:y2="3.907cm">
            <text:p/>
          </draw:line>
          <draw:line draw:style-name="gr3" draw:text-style-name="P1" draw:layer="TiM_B" svg:x1="38.004cm" svg:y1="4.087cm" svg:x2="37.944cm" svg:y2="4.087cm">
            <text:p/>
          </draw:line>
          <draw:polyline draw:style-name="gr3" draw:text-style-name="P1" draw:layer="TiM_B" svg:width="0cm" svg:height="-0.059cm" svg:x="37.944cm" svg:y="4.087cm" svg:viewBox="0 0 0 -60" draw:points="0,0 0,0 0,1 0,3 0,6 0,9 0,13 0,18 0,23 0,28 0,34 0,40 0,47 0,53 0,60">
            <text:p/>
          </draw:polyline>
          <draw:line draw:style-name="gr3" draw:text-style-name="P1" draw:layer="TiM_B" svg:x1="37.944cm" svg:y1="4.027cm" svg:x2="37.944cm" svg:y2="3.907cm">
            <text:p/>
          </draw:line>
          <draw:line draw:style-name="gr3" draw:text-style-name="P1" draw:layer="TiM_B" svg:x1="38.378cm" svg:y1="3.907cm" svg:x2="38.378cm" svg:y2="3.867cm">
            <text:p/>
          </draw:line>
          <draw:line draw:style-name="gr3" draw:text-style-name="P1" draw:layer="TiM_B" svg:x1="38.378cm" svg:y1="3.907cm" svg:x2="38.378cm" svg:y2="3.342cm">
            <text:p/>
          </draw:line>
          <draw:line draw:style-name="gr3" draw:text-style-name="P1" draw:layer="TiM_B" svg:x1="37.82cm" svg:y1="3.907cm" svg:x2="37.944cm" svg:y2="3.907cm">
            <text:p/>
          </draw:line>
          <draw:line draw:style-name="gr3" draw:text-style-name="P1" draw:layer="TiM_B" svg:x1="38.004cm" svg:y1="3.907cm" svg:x2="38.198cm" svg:y2="3.907cm">
            <text:p/>
          </draw:line>
          <draw:line draw:style-name="gr3" draw:text-style-name="P1" draw:layer="TiM_B" svg:x1="38.258cm" svg:y1="3.907cm" svg:x2="38.378cm" svg:y2="3.907cm">
            <text:p/>
          </draw:line>
          <draw:line draw:style-name="gr3" draw:text-style-name="P1" draw:layer="TiM_B" svg:x1="37.82cm" svg:y1="3.907cm" svg:x2="37.82cm" svg:y2="3.342cm">
            <text:p/>
          </draw:line>
          <draw:line draw:style-name="gr3" draw:text-style-name="P1" draw:layer="TiM_B" svg:x1="38.378cm" svg:y1="3.342cm" svg:x2="37.82cm" svg:y2="3.342cm">
            <text:p/>
          </draw:line>
          <draw:line draw:style-name="gr3" draw:text-style-name="P1" draw:layer="TiM_B" svg:x1="38.316cm" svg:y1="3.342cm" svg:x2="38.136cm" svg:y2="3.342cm">
            <text:p/>
          </draw:line>
          <draw:line draw:style-name="gr3" draw:text-style-name="P1" draw:layer="TiM_B" svg:x1="38.198cm" svg:y1="4.027cm" svg:x2="38.198cm" svg:y2="3.907cm">
            <text:p/>
          </draw:line>
          <draw:line draw:style-name="gr3" draw:text-style-name="P1" draw:layer="TiM_B" svg:x1="38.258cm" svg:y1="4.027cm" svg:x2="38.258cm" svg:y2="3.907cm">
            <text:p/>
          </draw:line>
          <draw:line draw:style-name="gr3" draw:text-style-name="P1" draw:layer="TiM_B" svg:x1="38.378cm" svg:y1="3.907cm" svg:x2="37.82cm" svg:y2="3.907cm">
            <text:p/>
          </draw:line>
          <draw:polyline draw:style-name="gr3" draw:text-style-name="P1" draw:layer="TiM_B" svg:width="0cm" svg:height="-0.059cm" svg:x="38.258cm" svg:y="4.087cm" svg:viewBox="0 0 0 -60" draw:points="0,0 0,0 0,1 0,3 0,6 0,9 0,13 0,18 0,23 0,28 0,34 0,40 0,47 0,53 0,60">
            <text:p/>
          </draw:polyline>
          <draw:line draw:style-name="gr3" draw:text-style-name="P1" draw:layer="TiM_B" svg:x1="38.258cm" svg:y1="4.087cm" svg:x2="38.198cm" svg:y2="4.087cm">
            <text:p/>
          </draw:line>
          <draw:polyline draw:style-name="gr3" draw:text-style-name="P1" draw:layer="TiM_B" svg:width="0cm" svg:height="-0.059cm" svg:x="38.198cm" svg:y="4.087cm" svg:viewBox="0 0 0 -60" draw:points="0,0 0,0 0,1 0,3 0,6 0,9 0,13 0,18 0,23 0,28 0,34 0,40 0,47 0,53 0,60">
            <text:p/>
          </draw:polyline>
          <draw:polyline draw:style-name="gr3" draw:text-style-name="P1" draw:layer="TiM_B" svg:width="0cm" svg:height="-0.059cm" svg:x="24.29cm" svg:y="4.087cm" svg:viewBox="0 0 0 -60" draw:points="0,0 0,0 0,1 0,3 0,6 0,9 0,13 0,18 0,23 0,28 0,34 0,40 0,47 0,53 0,60">
            <text:p/>
          </draw:polyline>
          <draw:line draw:style-name="gr3" draw:text-style-name="P1" draw:layer="TiM_B" svg:x1="24.29cm" svg:y1="4.027cm" svg:x2="24.29cm" svg:y2="3.907cm">
            <text:p/>
          </draw:line>
          <draw:line draw:style-name="gr3" draw:text-style-name="P1" draw:layer="TiM_B" svg:x1="24.29cm" svg:y1="4.087cm" svg:x2="24.23cm" svg:y2="4.087cm">
            <text:p/>
          </draw:line>
          <draw:polyline draw:style-name="gr3" draw:text-style-name="P1" draw:layer="TiM_B" svg:width="0cm" svg:height="-0.059cm" svg:x="24.23cm" svg:y="4.087cm" svg:viewBox="0 0 0 -60" draw:points="0,0 0,0 0,1 0,3 0,6 0,9 0,13 0,18 0,23 0,28 0,34 0,40 0,47 0,53 0,60">
            <text:p/>
          </draw:polyline>
          <draw:line draw:style-name="gr3" draw:text-style-name="P1" draw:layer="TiM_B" svg:x1="24.23cm" svg:y1="4.027cm" svg:x2="24.23cm" svg:y2="3.907cm">
            <text:p/>
          </draw:line>
          <draw:line draw:style-name="gr3" draw:text-style-name="P1" draw:layer="TiM_B" svg:x1="24.664cm" svg:y1="3.907cm" svg:x2="24.664cm" svg:y2="3.867cm">
            <text:p/>
          </draw:line>
          <draw:line draw:style-name="gr3" draw:text-style-name="P1" draw:layer="TiM_B" svg:x1="24.664cm" svg:y1="3.907cm" svg:x2="24.664cm" svg:y2="3.342cm">
            <text:p/>
          </draw:line>
          <draw:line draw:style-name="gr3" draw:text-style-name="P1" draw:layer="TiM_B" svg:x1="24.106cm" svg:y1="3.907cm" svg:x2="24.23cm" svg:y2="3.907cm">
            <text:p/>
          </draw:line>
          <draw:line draw:style-name="gr3" draw:text-style-name="P1" draw:layer="TiM_B" svg:x1="24.29cm" svg:y1="3.907cm" svg:x2="24.484cm" svg:y2="3.907cm">
            <text:p/>
          </draw:line>
          <draw:line draw:style-name="gr3" draw:text-style-name="P1" draw:layer="TiM_B" svg:x1="24.544cm" svg:y1="3.907cm" svg:x2="24.664cm" svg:y2="3.907cm">
            <text:p/>
          </draw:line>
          <draw:line draw:style-name="gr3" draw:text-style-name="P1" draw:layer="TiM_B" svg:x1="24.106cm" svg:y1="3.907cm" svg:x2="24.106cm" svg:y2="3.342cm">
            <text:p/>
          </draw:line>
          <draw:line draw:style-name="gr3" draw:text-style-name="P1" draw:layer="TiM_B" svg:x1="24.664cm" svg:y1="3.342cm" svg:x2="24.106cm" svg:y2="3.342cm">
            <text:p/>
          </draw:line>
          <draw:line draw:style-name="gr3" draw:text-style-name="P1" draw:layer="TiM_B" svg:x1="24.484cm" svg:y1="4.027cm" svg:x2="24.484cm" svg:y2="3.907cm">
            <text:p/>
          </draw:line>
          <draw:line draw:style-name="gr3" draw:text-style-name="P1" draw:layer="TiM_B" svg:x1="24.544cm" svg:y1="4.027cm" svg:x2="24.544cm" svg:y2="3.907cm">
            <text:p/>
          </draw:line>
          <draw:line draw:style-name="gr3" draw:text-style-name="P1" draw:layer="TiM_B" svg:x1="24.664cm" svg:y1="3.907cm" svg:x2="24.106cm" svg:y2="3.907cm">
            <text:p/>
          </draw:line>
          <draw:polyline draw:style-name="gr3" draw:text-style-name="P1" draw:layer="TiM_B" svg:width="0cm" svg:height="-0.059cm" svg:x="24.544cm" svg:y="4.087cm" svg:viewBox="0 0 0 -60" draw:points="0,0 0,0 0,1 0,3 0,6 0,9 0,13 0,18 0,23 0,28 0,34 0,40 0,47 0,53 0,60">
            <text:p/>
          </draw:polyline>
          <draw:line draw:style-name="gr3" draw:text-style-name="P1" draw:layer="TiM_B" svg:x1="24.544cm" svg:y1="4.087cm" svg:x2="24.484cm" svg:y2="4.087cm">
            <text:p/>
          </draw:line>
          <draw:polyline draw:style-name="gr3" draw:text-style-name="P1" draw:layer="TiM_B" svg:width="0cm" svg:height="-0.059cm" svg:x="24.484cm" svg:y="4.087cm" svg:viewBox="0 0 0 -60" draw:points="0,0 0,0 0,1 0,3 0,6 0,9 0,13 0,18 0,23 0,28 0,34 0,40 0,47 0,53 0,60">
            <text:p/>
          </draw:polyline>
          <draw:line draw:style-name="gr3" draw:text-style-name="P1" draw:layer="TiM_B" svg:x1="24.544cm" svg:y1="15.01cm" svg:x2="24.48cm" svg:y2="15.01cm">
            <text:p/>
          </draw:line>
          <draw:line draw:style-name="gr3" draw:text-style-name="P1" draw:layer="TiM_B" svg:x1="23.02cm" svg:y1="15.01cm" svg:x2="22.956cm" svg:y2="15.01cm">
            <text:p/>
          </draw:line>
          <draw:line draw:style-name="gr3" draw:text-style-name="P1" draw:layer="TiM_B" svg:x1="24.29cm" svg:y1="15.01cm" svg:x2="24.226cm" svg:y2="15.01cm">
            <text:p/>
          </draw:line>
          <draw:line draw:style-name="gr3" draw:text-style-name="P1" draw:layer="TiM_B" svg:x1="38.004cm" svg:y1="15.01cm" svg:x2="37.94cm" svg:y2="15.01cm">
            <text:p/>
          </draw:line>
          <draw:line draw:style-name="gr3" draw:text-style-name="P1" draw:layer="TiM_B" svg:x1="22.766cm" svg:y1="15.01cm" svg:x2="22.702cm" svg:y2="15.01cm">
            <text:p/>
          </draw:line>
          <draw:line draw:style-name="gr3" draw:text-style-name="P1" draw:layer="TiM_B" svg:x1="38.258cm" svg:y1="15.01cm" svg:x2="38.194cm" svg:y2="15.01cm">
            <text:p/>
          </draw:line>
          <draw:line draw:style-name="gr3" draw:text-style-name="P1" draw:layer="TiM_B" svg:x1="24.544cm" svg:y1="27.201cm" svg:x2="24.48cm" svg:y2="27.201cm">
            <text:p/>
          </draw:line>
          <draw:line draw:style-name="gr3" draw:text-style-name="P1" draw:layer="TiM_B" svg:x1="23.02cm" svg:y1="27.201cm" svg:x2="22.956cm" svg:y2="27.201cm">
            <text:p/>
          </draw:line>
          <draw:line draw:style-name="gr3" draw:text-style-name="P1" draw:layer="TiM_B" svg:x1="24.29cm" svg:y1="27.201cm" svg:x2="24.226cm" svg:y2="27.201cm">
            <text:p/>
          </draw:line>
          <draw:line draw:style-name="gr3" draw:text-style-name="P1" draw:layer="TiM_B" svg:x1="38.004cm" svg:y1="27.201cm" svg:x2="37.94cm" svg:y2="27.201cm">
            <text:p/>
          </draw:line>
          <draw:line draw:style-name="gr3" draw:text-style-name="P1" draw:layer="TiM_B" svg:x1="22.766cm" svg:y1="27.201cm" svg:x2="22.702cm" svg:y2="27.201cm">
            <text:p/>
          </draw:line>
          <draw:line draw:style-name="gr3" draw:text-style-name="P1" draw:layer="TiM_B" svg:x1="38.258cm" svg:y1="27.201cm" svg:x2="38.194cm" svg:y2="27.201cm">
            <text:p/>
          </draw:line>
          <draw:line draw:style-name="gr3" draw:text-style-name="P1" draw:layer="TiM_B" svg:x1="20.183cm" svg:y1="14.538cm" svg:x2="20.168cm" svg:y2="14.538cm">
            <text:p/>
          </draw:line>
          <draw:line draw:style-name="gr3" draw:text-style-name="P1" draw:layer="TiM_B" svg:x1="20.183cm" svg:y1="14.524cm" svg:x2="20.168cm" svg:y2="14.524cm">
            <text:p/>
          </draw:line>
          <draw:line draw:style-name="gr3" draw:text-style-name="P1" draw:layer="TiM_B" svg:x1="20.183cm" svg:y1="14.434cm" svg:x2="20.168cm" svg:y2="14.434cm">
            <text:p/>
          </draw:line>
          <draw:line draw:style-name="gr3" draw:text-style-name="P1" draw:layer="TiM_B" svg:x1="20.183cm" svg:y1="14.419cm" svg:x2="20.168cm" svg:y2="14.419cm">
            <text:p/>
          </draw:line>
          <draw:line draw:style-name="gr3" draw:text-style-name="P1" draw:layer="TiM_B" svg:x1="19.443cm" svg:y1="14.434cm" svg:x2="19.458cm" svg:y2="14.434cm">
            <text:p/>
          </draw:line>
          <draw:line draw:style-name="gr3" draw:text-style-name="P1" draw:layer="TiM_B" svg:x1="19.443cm" svg:y1="14.524cm" svg:x2="19.458cm" svg:y2="14.524cm">
            <text:p/>
          </draw:line>
          <draw:line draw:style-name="gr3" draw:text-style-name="P1" draw:layer="TiM_B" svg:x1="19.443cm" svg:y1="3.766cm" svg:x2="19.458cm" svg:y2="3.766cm">
            <text:p/>
          </draw:line>
          <draw:line draw:style-name="gr3" draw:text-style-name="P1" draw:layer="TiM_B" svg:x1="19.443cm" svg:y1="3.856cm" svg:x2="19.458cm" svg:y2="3.856cm">
            <text:p/>
          </draw:line>
          <draw:line draw:style-name="gr3" draw:text-style-name="P1" draw:layer="TiM_B" svg:x1="20.183cm" svg:y1="3.871cm" svg:x2="20.168cm" svg:y2="3.871cm">
            <text:p/>
          </draw:line>
          <draw:line draw:style-name="gr3" draw:text-style-name="P1" draw:layer="TiM_B" svg:x1="20.183cm" svg:y1="3.856cm" svg:x2="20.168cm" svg:y2="3.856cm">
            <text:p/>
          </draw:line>
          <draw:line draw:style-name="gr3" draw:text-style-name="P1" draw:layer="TiM_B" svg:x1="20.183cm" svg:y1="3.766cm" svg:x2="20.168cm" svg:y2="3.766cm">
            <text:p/>
          </draw:line>
          <draw:line draw:style-name="gr3" draw:text-style-name="P1" draw:layer="TiM_B" svg:x1="20.183cm" svg:y1="3.751cm" svg:x2="20.168cm" svg:y2="3.751cm">
            <text:p/>
          </draw:line>
          <draw:line draw:style-name="gr3" draw:text-style-name="P1" draw:layer="TiM_B" svg:x1="20.183cm" svg:y1="26.729cm" svg:x2="20.168cm" svg:y2="26.729cm">
            <text:p/>
          </draw:line>
          <draw:line draw:style-name="gr3" draw:text-style-name="P1" draw:layer="TiM_B" svg:x1="20.183cm" svg:y1="26.714cm" svg:x2="20.168cm" svg:y2="26.714cm">
            <text:p/>
          </draw:line>
          <draw:line draw:style-name="gr3" draw:text-style-name="P1" draw:layer="TiM_B" svg:x1="20.183cm" svg:y1="26.624cm" svg:x2="20.168cm" svg:y2="26.624cm">
            <text:p/>
          </draw:line>
          <draw:line draw:style-name="gr3" draw:text-style-name="P1" draw:layer="TiM_B" svg:x1="20.183cm" svg:y1="26.609cm" svg:x2="20.168cm" svg:y2="26.609cm">
            <text:p/>
          </draw:line>
          <draw:line draw:style-name="gr3" draw:text-style-name="P1" draw:layer="TiM_B" svg:x1="19.443cm" svg:y1="26.624cm" svg:x2="19.458cm" svg:y2="26.624cm">
            <text:p/>
          </draw:line>
          <draw:line draw:style-name="gr3" draw:text-style-name="P1" draw:layer="TiM_B" svg:x1="19.443cm" svg:y1="26.714cm" svg:x2="19.458cm" svg:y2="26.714cm">
            <text:p/>
          </draw:line>
          <draw:line draw:style-name="gr3" draw:text-style-name="P1" draw:layer="TiM_B" svg:x1="19.443cm" svg:y1="15.957cm" svg:x2="19.458cm" svg:y2="15.957cm">
            <text:p/>
          </draw:line>
          <draw:line draw:style-name="gr3" draw:text-style-name="P1" draw:layer="TiM_B" svg:x1="19.443cm" svg:y1="16.047cm" svg:x2="19.458cm" svg:y2="16.047cm">
            <text:p/>
          </draw:line>
          <draw:line draw:style-name="gr3" draw:text-style-name="P1" draw:layer="TiM_B" svg:x1="20.183cm" svg:y1="16.061cm" svg:x2="20.168cm" svg:y2="16.061cm">
            <text:p/>
          </draw:line>
          <draw:line draw:style-name="gr3" draw:text-style-name="P1" draw:layer="TiM_B" svg:x1="20.183cm" svg:y1="16.047cm" svg:x2="20.168cm" svg:y2="16.047cm">
            <text:p/>
          </draw:line>
          <draw:line draw:style-name="gr3" draw:text-style-name="P1" draw:layer="TiM_B" svg:x1="20.183cm" svg:y1="15.957cm" svg:x2="20.168cm" svg:y2="15.957cm">
            <text:p/>
          </draw:line>
          <draw:line draw:style-name="gr3" draw:text-style-name="P1" draw:layer="TiM_B" svg:x1="20.183cm" svg:y1="15.942cm" svg:x2="20.168cm" svg:y2="15.942cm">
            <text:p/>
          </draw:line>
          <draw:line draw:style-name="gr3" draw:text-style-name="P1" draw:layer="TiM_B" svg:x1="19.464cm" svg:y1="14.694cm" svg:x2="20.162cm" svg:y2="14.694cm">
            <text:p/>
          </draw:line>
          <draw:line draw:style-name="gr3" draw:text-style-name="P1" draw:layer="TiM_B" svg:x1="20.086cm" svg:y1="14.664cm" svg:x2="19.465cm" svg:y2="14.664cm">
            <text:p/>
          </draw:line>
          <draw:line draw:style-name="gr3" draw:text-style-name="P1" draw:layer="TiM_B" svg:x1="20.162cm" svg:y1="14.263cm" svg:x2="19.464cm" svg:y2="14.263cm">
            <text:p/>
          </draw:line>
          <draw:line draw:style-name="gr3" draw:text-style-name="P1" draw:layer="TiM_B" svg:x1="19.465cm" svg:y1="14.293cm" svg:x2="20.086cm" svg:y2="14.293cm">
            <text:p/>
          </draw:line>
          <draw:line draw:style-name="gr3" draw:text-style-name="P1" draw:layer="TiM_B" svg:x1="20.086cm" svg:y1="3.996cm" svg:x2="19.465cm" svg:y2="3.996cm">
            <text:p/>
          </draw:line>
          <draw:line draw:style-name="gr3" draw:text-style-name="P1" draw:layer="TiM_B" svg:x1="19.465cm" svg:y1="3.626cm" svg:x2="20.086cm" svg:y2="3.626cm">
            <text:p/>
          </draw:line>
          <draw:line draw:style-name="gr3" draw:text-style-name="P1" draw:layer="TiM_B" svg:x1="19.464cm" svg:y1="4.026cm" svg:x2="20.162cm" svg:y2="4.026cm">
            <text:p/>
          </draw:line>
          <draw:line draw:style-name="gr3" draw:text-style-name="P1" draw:layer="TiM_B" svg:x1="20.162cm" svg:y1="3.596cm" svg:x2="19.464cm" svg:y2="3.596cm">
            <text:p/>
          </draw:line>
          <draw:line draw:style-name="gr3" draw:text-style-name="P1" draw:layer="TiM_B" svg:x1="19.464cm" svg:y1="26.884cm" svg:x2="20.162cm" svg:y2="26.884cm">
            <text:p/>
          </draw:line>
          <draw:line draw:style-name="gr3" draw:text-style-name="P1" draw:layer="TiM_B" svg:x1="20.086cm" svg:y1="26.854cm" svg:x2="19.465cm" svg:y2="26.854cm">
            <text:p/>
          </draw:line>
          <draw:line draw:style-name="gr3" draw:text-style-name="P1" draw:layer="TiM_B" svg:x1="20.162cm" svg:y1="26.454cm" svg:x2="19.464cm" svg:y2="26.454cm">
            <text:p/>
          </draw:line>
          <draw:line draw:style-name="gr3" draw:text-style-name="P1" draw:layer="TiM_B" svg:x1="19.465cm" svg:y1="26.484cm" svg:x2="20.086cm" svg:y2="26.484cm">
            <text:p/>
          </draw:line>
          <draw:line draw:style-name="gr3" draw:text-style-name="P1" draw:layer="TiM_B" svg:x1="20.086cm" svg:y1="16.187cm" svg:x2="19.465cm" svg:y2="16.187cm">
            <text:p/>
          </draw:line>
          <draw:line draw:style-name="gr3" draw:text-style-name="P1" draw:layer="TiM_B" svg:x1="19.465cm" svg:y1="15.816cm" svg:x2="20.086cm" svg:y2="15.816cm">
            <text:p/>
          </draw:line>
          <draw:line draw:style-name="gr3" draw:text-style-name="P1" draw:layer="TiM_B" svg:x1="19.464cm" svg:y1="16.217cm" svg:x2="20.162cm" svg:y2="16.217cm">
            <text:p/>
          </draw:line>
          <draw:line draw:style-name="gr3" draw:text-style-name="P1" draw:layer="TiM_B" svg:x1="20.162cm" svg:y1="15.786cm" svg:x2="19.464cm" svg:y2="15.786cm">
            <text:p/>
          </draw:line>
          <draw:line draw:style-name="gr3" draw:text-style-name="P1" draw:layer="TiM_B" svg:x1="24.484cm" svg:y1="16.218cm" svg:x2="24.544cm" svg:y2="16.218cm">
            <text:p/>
          </draw:line>
          <draw:line draw:style-name="gr3" draw:text-style-name="P1" draw:layer="TiM_B" svg:x1="22.96cm" svg:y1="16.218cm" svg:x2="23.02cm" svg:y2="16.218cm">
            <text:p/>
          </draw:line>
          <draw:line draw:style-name="gr3" draw:text-style-name="P1" draw:layer="TiM_B" svg:x1="24.23cm" svg:y1="16.218cm" svg:x2="24.29cm" svg:y2="16.218cm">
            <text:p/>
          </draw:line>
          <draw:line draw:style-name="gr3" draw:text-style-name="P1" draw:layer="TiM_B" svg:x1="37.944cm" svg:y1="16.218cm" svg:x2="38.004cm" svg:y2="16.218cm">
            <text:p/>
          </draw:line>
          <draw:line draw:style-name="gr3" draw:text-style-name="P1" draw:layer="TiM_B" svg:x1="22.706cm" svg:y1="16.218cm" svg:x2="22.766cm" svg:y2="16.218cm">
            <text:p/>
          </draw:line>
          <draw:line draw:style-name="gr3" draw:text-style-name="P1" draw:layer="TiM_B" svg:x1="38.198cm" svg:y1="16.218cm" svg:x2="38.258cm" svg:y2="16.218cm">
            <text:p/>
          </draw:line>
          <draw:line draw:style-name="gr3" draw:text-style-name="P1" draw:layer="TiM_B" svg:x1="22.706cm" svg:y1="4.027cm" svg:x2="22.766cm" svg:y2="4.027cm">
            <text:p/>
          </draw:line>
          <draw:line draw:style-name="gr3" draw:text-style-name="P1" draw:layer="TiM_B" svg:x1="22.96cm" svg:y1="4.027cm" svg:x2="23.02cm" svg:y2="4.027cm">
            <text:p/>
          </draw:line>
          <draw:line draw:style-name="gr3" draw:text-style-name="P1" draw:layer="TiM_B" svg:x1="37.944cm" svg:y1="4.027cm" svg:x2="38.004cm" svg:y2="4.027cm">
            <text:p/>
          </draw:line>
          <draw:line draw:style-name="gr3" draw:text-style-name="P1" draw:layer="TiM_B" svg:x1="38.198cm" svg:y1="4.027cm" svg:x2="38.258cm" svg:y2="4.027cm">
            <text:p/>
          </draw:line>
          <draw:line draw:style-name="gr3" draw:text-style-name="P1" draw:layer="TiM_B" svg:x1="24.23cm" svg:y1="4.027cm" svg:x2="24.29cm" svg:y2="4.027cm">
            <text:p/>
          </draw:line>
          <draw:line draw:style-name="gr3" draw:text-style-name="P1" draw:layer="TiM_B" svg:x1="24.484cm" svg:y1="4.027cm" svg:x2="24.544cm" svg:y2="4.027cm">
            <text:p/>
          </draw:line>
        </draw:g>
        <draw:path draw:style-name="gr5" draw:text-style-name="P2" draw:layer="Acrylic" svg:width="0.304cm" svg:height="0.303cm" svg:x="27.28cm" svg:y="3.659cm" svg:viewBox="0 0 305 304" svg:d="M305 152c0-28-6-52-20-76-14-25-32-42-56-56s-48-20-76-20-53 6-77 20c-25 14-41 31-55 56-14 24-21 48-21 76s7 52 21 76 30 42 55 56c24 14 49 20 77 20s52-6 76-20 42-32 56-56 20-48 20-76z">
          <text:p/>
        </draw:path>
        <draw:path draw:style-name="gr5" draw:text-style-name="P2" draw:layer="Acrylic" svg:width="0.304cm" svg:height="0.303cm" svg:x="33.375cm" svg:y="3.659cm" svg:viewBox="0 0 305 304" svg:d="M305 152c0-28-7-52-21-76-14-25-31-42-55-56-25-14-49-20-77-20s-52 6-76 20-42 31-56 56c-14 24-20 48-20 76s6 52 20 76 32 42 56 56 48 20 76 20 52-6 77-20c24-14 41-32 55-56s21-48 21-76z">
          <text:p/>
        </draw:path>
        <draw:path draw:style-name="gr5" draw:text-style-name="P2" draw:layer="Acrylic" svg:width="0.304cm" svg:height="0.303cm" svg:x="39.471cm" svg:y="3.659cm" svg:viewBox="0 0 305 304" svg:d="M305 152c0-28-7-52-21-76-14-25-32-42-56-56-25-14-48-20-76-20s-52 6-76 20-42 31-56 56c-14 24-20 48-20 76s6 52 20 76 32 42 56 56 48 20 76 20 51-6 76-20c24-14 42-32 56-56s21-48 21-76z">
          <text:p/>
        </draw:path>
        <draw:path draw:style-name="gr5" draw:text-style-name="P2" draw:layer="Acrylic" svg:width="0.304cm" svg:height="0.303cm" svg:x="21.184cm" svg:y="3.659cm" svg:viewBox="0 0 305 304" svg:d="M305 152c0-28-6-52-20-76-14-25-32-42-56-56s-48-20-76-20-52 6-76 20c-25 14-42 31-56 56-14 24-21 48-21 76s7 52 21 76 31 42 56 56c24 14 48 20 76 20s52-6 76-20 42-32 56-56 20-48 20-76z">
          <text:p/>
        </draw:path>
        <draw:path draw:style-name="gr5" draw:text-style-name="P2" draw:layer="Acrylic" svg:width="0.304cm" svg:height="0.304cm" svg:x="27.28cm" svg:y="26.517cm" svg:viewBox="0 0 305 305" svg:d="M305 152c0-28-6-52-20-76s-32-42-56-56-48-20-76-20-53 6-77 20c-25 14-41 32-55 56s-21 48-21 76 7 51 21 76c14 24 30 42 55 56 24 14 49 21 77 21s52-7 76-21 42-32 56-56c14-25 20-48 20-76z">
          <text:p/>
        </draw:path>
        <draw:path draw:style-name="gr5" draw:text-style-name="P2" draw:layer="Acrylic" svg:width="0.304cm" svg:height="0.304cm" svg:x="33.375cm" svg:y="26.517cm" svg:viewBox="0 0 305 305" svg:d="M305 152c0-28-7-52-21-76s-31-42-55-56c-25-14-49-20-77-20s-52 6-76 20-42 32-56 56-20 48-20 76 6 51 20 76c14 24 32 42 56 56s48 21 76 21 52-7 77-21c24-14 41-32 55-56 14-25 21-48 21-76z">
          <text:p/>
        </draw:path>
        <draw:path draw:style-name="gr5" draw:text-style-name="P2" draw:layer="Acrylic" svg:width="0.304cm" svg:height="0.304cm" svg:x="39.471cm" svg:y="26.517cm" svg:viewBox="0 0 305 305" svg:d="M305 152c0-28-7-52-21-76s-32-42-56-56c-25-14-48-20-76-20s-52 6-76 20-42 32-56 56-20 48-20 76 6 51 20 76c14 24 32 42 56 56s48 21 76 21 51-7 76-21c24-14 42-32 56-56 14-25 21-48 21-76z">
          <text:p/>
        </draw:path>
        <draw:path draw:style-name="gr5" draw:text-style-name="P2" draw:layer="Acrylic" svg:width="0.304cm" svg:height="0.304cm" svg:x="21.184cm" svg:y="26.517cm" svg:viewBox="0 0 305 305" svg:d="M305 152c0-28-6-52-20-76s-32-42-56-56-48-20-76-20-52 6-76 20c-25 14-42 32-56 56s-21 48-21 76 7 51 21 76c14 24 31 42 56 56 24 14 48 21 76 21s52-7 76-21 42-32 56-56c14-25 20-48 20-76z">
          <text:p/>
        </draw:path>
        <draw:custom-shape draw:style-name="gr6" draw:text-style-name="P2" draw:layer="Acrylic" svg:width="24.382cm" svg:height="24.382cm" svg:x="18.289cm" svg:y="3.04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0.96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iM_F"/>
      <draw:layer draw:name="TiM_B"/>
      <draw:layer draw:name="Acrylic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22:33:52.838481295</meta:creation-date>
    <dc:date>2016-03-24T23:19:08.299964694</dc:date>
    <dc:creator>Anool Mahidharia</dc:creator>
    <meta:editing-duration>PT14M30S</meta:editing-duration>
    <meta:editing-cycles>1</meta:editing-cycles>
    <meta:document-statistic meta:object-count="6807"/>
    <meta:generator>LibreOffice/5.0.5.2$Linux_X86_64 LibreOffice_project/00m0$Build-2</meta:generator>
  </office:meta>
</office:document-meta>
</file>